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095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2.949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4.424cm"/>
    </style:style>
    <style:style style:name="co13" style:family="table-column">
      <style:table-column-properties fo:break-before="auto" style:column-width="4.595cm"/>
    </style:style>
    <style:style style:name="co14" style:family="table-column">
      <style:table-column-properties fo:break-before="auto" style:column-width="0.53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1.124cm"/>
    </style:style>
    <style:style style:name="co18" style:family="table-column">
      <style:table-column-properties fo:break-before="auto" style:column-width="1.152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2.632cm" fo:break-before="auto" style:use-optimal-row-height="true"/>
    </style:style>
    <style:style style:name="ro8" style:family="table-row">
      <style:table-row-properties style:row-height="2.316cm" fo:break-before="auto" style:use-optimal-row-height="true"/>
    </style:style>
    <style:style style:name="ro9" style:family="table-row">
      <style:table-row-properties style:row-height="1.369cm" fo:break-before="auto" style:use-optimal-row-height="true"/>
    </style:style>
    <style:style style:name="ro10" style:family="table-row">
      <style:table-row-properties style:row-height="2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ffff" style:text-align-source="fix" style:repeat-content="false" fo:wrap-option="no-wrap" fo:border="0.06pt solid #000000" fo:padding-bottom="0cm" fo:padding-left="0.081cm" fo:padding-right="0cm" fo:padding-top="0cm" style:vertical-align="top"/>
      <style:paragraph-properties fo:text-align="start"/>
      <style:text-properties fo:color="#413003" style:font-name="Arial" fo:font-size="9pt" fo:font-weight="bold" style:font-weight-asian="bold" style:font-weight-complex="bold"/>
    </style:style>
    <style:style style:name="ce1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9933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wrap-option="no-wrap" fo:border="0.06pt solid #000000" style:vertical-align="top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wrap-option="wrap" style:vertical-align="top"/>
    </style:style>
    <style:style style:name="ce18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</style:style>
    <style:style style:name="ce19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20" style:family="table-cell" style:parent-style-name="Default">
      <style:table-cell-properties fo:wrap-option="no-wrap" fo:border="0.06pt solid #000000" style:vertical-align="top"/>
      <style:text-properties fo:color="#413003" style:font-name="Arial" fo:font-size="9pt" fo:font-weight="bold" style:font-weight-asian="bold" style:font-weight-complex="bold"/>
    </style:style>
    <style:style style:name="ce2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9933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table table:name="Должности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8" table:default-cell-style-name="ce19"/>
        <table:table-column table:style-name="co10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8" table:default-cell-style-name="ce19"/>
        <table:table-column table:style-name="co10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8" table:default-cell-style-name="ce19"/>
        <table:table-column table:style-name="co10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1" table:default-cell-style-name="ce15"/>
        <table:table-column table:style-name="co9" table:default-cell-style-name="ce15"/>
        <table:table-column table:style-name="co8" table:default-cell-style-name="ce19"/>
        <table:table-column table:style-name="co10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1" table:default-cell-style-name="ce15"/>
        <table:table-column table:style-name="co9" table:default-cell-style-name="ce15"/>
        <table:table-column table:style-name="co8" table:default-cell-style-name="ce19"/>
        <table:table-column table:style-name="co10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5" table:number-columns-repeated="968" table:default-cell-style-name="ce15"/>
        <table:table-row table:style-name="ro1">
          <table:table-cell table:style-name="ce13" office:value-type="string" calcext:value-type="string">
            <text:p>Наименование1</text:p>
          </table:table-cell>
          <table:table-cell table:style-name="ce16" office:value-type="string" calcext:value-type="string">
            <text:p>Пробел1</text:p>
          </table:table-cell>
          <table:table-cell table:style-name="ce16" office:value-type="string" calcext:value-type="string">
            <text:p>Слово1</text:p>
          </table:table-cell>
          <table:table-cell table:style-name="ce16" office:value-type="string" calcext:value-type="string">
            <text:p>Индекс1</text:p>
          </table:table-cell>
          <table:table-cell table:style-name="ce16" office:value-type="string" calcext:value-type="string">
            <text:p>Окончание1</text:p>
          </table:table-cell>
          <table:table-cell table:style-name="ce16" office:value-type="string" calcext:value-type="string">
            <text:p>ОкончаниеД1</text:p>
          </table:table-cell>
          <table:table-cell table:style-name="ce16" office:value-type="string" calcext:value-type="string">
            <text:p>СловоД1</text:p>
          </table:table-cell>
          <table:table-cell table:style-name="ce16" office:value-type="string" calcext:value-type="string">
            <text:p>ОкончаниеР1</text:p>
          </table:table-cell>
          <table:table-cell table:style-name="ce16" office:value-type="string" calcext:value-type="string">
            <text:p>СловоР1</text:p>
          </table:table-cell>
          <table:table-cell table:style-name="ce16" office:value-type="string" calcext:value-type="string">
            <text:p>Разделитель1</text:p>
          </table:table-cell>
          <table:table-cell table:style-name="ce20" office:value-type="string" calcext:value-type="string">
            <text:p>Наименование2</text:p>
          </table:table-cell>
          <table:table-cell table:style-name="ce16" office:value-type="string" calcext:value-type="string">
            <text:p>Пробел2</text:p>
          </table:table-cell>
          <table:table-cell table:style-name="ce16" office:value-type="string" calcext:value-type="string">
            <text:p>Слово2</text:p>
          </table:table-cell>
          <table:table-cell table:style-name="ce16" office:value-type="string" calcext:value-type="string">
            <text:p>Индекс2</text:p>
          </table:table-cell>
          <table:table-cell table:style-name="ce16" office:value-type="string" calcext:value-type="string">
            <text:p>Окончание2</text:p>
          </table:table-cell>
          <table:table-cell table:style-name="ce16" office:value-type="string" calcext:value-type="string">
            <text:p>ОкончаниеД2</text:p>
          </table:table-cell>
          <table:table-cell table:style-name="ce16" office:value-type="string" calcext:value-type="string">
            <text:p>СловоД2</text:p>
          </table:table-cell>
          <table:table-cell table:style-name="ce16" office:value-type="string" calcext:value-type="string">
            <text:p>ОкончаниеР2</text:p>
          </table:table-cell>
          <table:table-cell table:style-name="ce16" office:value-type="string" calcext:value-type="string">
            <text:p>СловоР2</text:p>
          </table:table-cell>
          <table:table-cell table:style-name="ce16" office:value-type="string" calcext:value-type="string">
            <text:p>Разделитель2</text:p>
          </table:table-cell>
          <table:table-cell table:style-name="ce20" office:value-type="string" calcext:value-type="string">
            <text:p>Наименование3</text:p>
          </table:table-cell>
          <table:table-cell table:style-name="ce16" office:value-type="string" calcext:value-type="string">
            <text:p>Пробел3</text:p>
          </table:table-cell>
          <table:table-cell table:style-name="ce16" office:value-type="string" calcext:value-type="string">
            <text:p>Слово3</text:p>
          </table:table-cell>
          <table:table-cell table:style-name="ce16" office:value-type="string" calcext:value-type="string">
            <text:p>Индекс3</text:p>
          </table:table-cell>
          <table:table-cell table:style-name="ce16" office:value-type="string" calcext:value-type="string">
            <text:p>Окончание3</text:p>
          </table:table-cell>
          <table:table-cell table:style-name="ce16" office:value-type="string" calcext:value-type="string">
            <text:p>ОкончаниеД3</text:p>
          </table:table-cell>
          <table:table-cell table:style-name="ce16" office:value-type="string" calcext:value-type="string">
            <text:p>СловоД3</text:p>
          </table:table-cell>
          <table:table-cell table:style-name="ce16" office:value-type="string" calcext:value-type="string">
            <text:p>ОкончаниеР3</text:p>
          </table:table-cell>
          <table:table-cell table:style-name="ce16" office:value-type="string" calcext:value-type="string">
            <text:p>СловоР3</text:p>
          </table:table-cell>
          <table:table-cell table:style-name="ce16" office:value-type="string" calcext:value-type="string">
            <text:p>Разделитель3</text:p>
          </table:table-cell>
          <table:table-cell table:style-name="ce20" office:value-type="string" calcext:value-type="string">
            <text:p>Наименование4</text:p>
          </table:table-cell>
          <table:table-cell table:style-name="ce16" office:value-type="string" calcext:value-type="string">
            <text:p>Пробел4</text:p>
          </table:table-cell>
          <table:table-cell table:style-name="ce16" office:value-type="string" calcext:value-type="string">
            <text:p>Слово4</text:p>
          </table:table-cell>
          <table:table-cell table:style-name="ce16" office:value-type="string" calcext:value-type="string">
            <text:p>Индекс4</text:p>
          </table:table-cell>
          <table:table-cell table:style-name="ce16" office:value-type="string" calcext:value-type="string">
            <text:p>Окончание4</text:p>
          </table:table-cell>
          <table:table-cell table:style-name="ce16" office:value-type="string" calcext:value-type="string">
            <text:p>ОкончаниеД4</text:p>
          </table:table-cell>
          <table:table-cell table:style-name="ce16" office:value-type="string" calcext:value-type="string">
            <text:p>СловоД4</text:p>
          </table:table-cell>
          <table:table-cell table:style-name="ce16" office:value-type="string" calcext:value-type="string">
            <text:p>ОкончаниеР4</text:p>
          </table:table-cell>
          <table:table-cell table:style-name="ce16" office:value-type="string" calcext:value-type="string">
            <text:p>СловоР4</text:p>
          </table:table-cell>
          <table:table-cell table:style-name="ce16" office:value-type="string" calcext:value-type="string">
            <text:p>Разделитель4</text:p>
          </table:table-cell>
          <table:table-cell table:style-name="ce20" office:value-type="string" calcext:value-type="string">
            <text:p>Наименование5</text:p>
          </table:table-cell>
          <table:table-cell table:style-name="ce16" office:value-type="string" calcext:value-type="string">
            <text:p>Пробел5</text:p>
          </table:table-cell>
          <table:table-cell table:style-name="ce16" office:value-type="string" calcext:value-type="string">
            <text:p>Слово5</text:p>
          </table:table-cell>
          <table:table-cell table:style-name="ce16" office:value-type="string" calcext:value-type="string">
            <text:p>Индекс5</text:p>
          </table:table-cell>
          <table:table-cell table:style-name="ce16" office:value-type="string" calcext:value-type="string">
            <text:p>Окончание5</text:p>
          </table:table-cell>
          <table:table-cell table:style-name="ce16" office:value-type="string" calcext:value-type="string">
            <text:p>ОкончаниеД5</text:p>
          </table:table-cell>
          <table:table-cell table:style-name="ce16" office:value-type="string" calcext:value-type="string">
            <text:p>СловоД5</text:p>
          </table:table-cell>
          <table:table-cell table:style-name="ce16" office:value-type="string" calcext:value-type="string">
            <text:p>ОкончаниеР5</text:p>
          </table:table-cell>
          <table:table-cell table:style-name="ce16" office:value-type="string" calcext:value-type="string">
            <text:p>СловоР5</text:p>
          </table:table-cell>
          <table:table-cell table:style-name="ce16" office:value-type="string" calcext:value-type="string">
            <text:p>Разделитель5</text:p>
          </table:table-cell>
          <table:table-cell table:style-name="ce20" office:value-type="string" calcext:value-type="string">
            <text:p>Наименование6</text:p>
          </table:table-cell>
          <table:table-cell table:style-name="ce16" office:value-type="string" calcext:value-type="string">
            <text:p>ИтогД</text:p>
          </table:table-cell>
          <table:table-cell table:style-name="ce16" office:value-type="string" calcext:value-type="string">
            <text:p>НаименованиеД</text:p>
          </table:table-cell>
          <table:table-cell table:style-name="ce16" table:formula="of:=SUM([.BB2:.BB131])" office:value-type="float" office:value="0" calcext:value-type="float">
            <text:p>0</text:p>
          </table:table-cell>
          <table:table-cell table:style-name="ce16" office:value-type="string" calcext:value-type="string">
            <text:p>ИтогH</text:p>
          </table:table-cell>
          <table:table-cell table:style-name="ce21" office:value-type="string" calcext:value-type="string">
            <text:p>НаименованиеД</text:p>
          </table:table-cell>
          <table:table-cell table:style-name="ce16" table:formula="of:=SUM([.BE2:.BE131])" office:value-type="float" office:value="0" calcext:value-type="float">
            <text:p>0</text:p>
          </table:table-cell>
          <table:table-cell table:style-name="ce16" table:number-columns-repeated="967"/>
        </table:table-row>
        <table:table-row table:style-name="ro2">
          <table:table-cell table:style-name="ce14" office:value-type="string" calcext:value-type="string">
            <text:p>Арматурщик</text:p>
          </table:table-cell>
          <table:table-cell table:formula="of:=MIN(SEARCH(&quot; &quot;;[.A2]&amp;&quot; &quot;);SEARCH(&quot;-&quot;;[.A2]&amp;&quot;-&quot;); SEARCH(&quot;)&quot;;[.A2]&amp;&quot;)&quot;))" office:value-type="float" office:value="11" calcext:value-type="float">
            <text:p>11</text:p>
          </table:table-cell>
          <table:table-cell table:formula="of:=LEFT([.A2];[.B2]-1)" office:value-type="string" office:string-value="Арматурщик" calcext:value-type="string">
            <text:p>Арматурщик</text:p>
          </table:table-cell>
          <table:table-cell table:formula="of:=IFERROR(MATCH(RIGHT([.C2];5);[$Окончания.$A$1:$Окончания.$A$1048576];0);IFERROR(MATCH(RIGHT([.C2];4);[$Окончания.$A$1:$Окончания.$A$1048576];0);IFERROR(MATCH(RIGHT([.C2];3);[$Окончания.$A$1:$Окончания.$A$1048576];0);IFERROR(MATCH(RIGHT([.C2];2);[$Окончания.$A$1:$Окончания.$A$1048576];0);MATCH(RIGHT([.C2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2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2]);&quot;&quot;)" office:value-type="string" office:string-value="ку" calcext:value-type="string">
            <text:p>ку</text:p>
          </table:table-cell>
          <table:table-cell table:style-name="ce17" table:formula="of:=LEFT([.C2];LEN([.C2])-LEN([.E2]))&amp;[.F2]" office:value-type="string" office:string-value="Арматурщику" calcext:value-type="string">
            <text:p>Арматурщику</text:p>
          </table:table-cell>
          <table:table-cell table:style-name="ce17" table:formula="of:=IFERROR(INDEX([$Окончания.$C$1:$Окончания.$C$1048576];[.D2]);&quot;&quot;)" office:value-type="string" office:string-value="ка" calcext:value-type="string">
            <text:p>ка</text:p>
          </table:table-cell>
          <table:table-cell table:style-name="ce17" table:formula="of:=LEFT([.C2];LEN([.C2])-LEN([.E2]))&amp;[.H2]" office:value-type="string" office:string-value="Арматурщика" calcext:value-type="string">
            <text:p>Арматурщика</text:p>
          </table:table-cell>
          <table:table-cell table:style-name="ce18" table:formula="of:=MID([.A2];[.B2];1)&amp;IF(MID([.A2];[.B2]+1;1)=&quot;(&quot;; &quot;(&quot;; &quot;&quot;)">
            <text:p/>
          </table:table-cell>
          <table:table-cell table:formula="of:=MID([.A2];[.B2]+LEN([.J2]);100)">
            <text:p/>
          </table:table-cell>
          <table:table-cell table:formula="of:=MIN(SEARCH(&quot; &quot;;[.K2]&amp;&quot; &quot;);SEARCH(&quot;-&quot;;[.K2]&amp;&quot;-&quot;); SEARCH(&quot;)&quot;;[.K2]&amp;&quot;)&quot;))" office:value-type="float" office:value="1" calcext:value-type="float">
            <text:p>1</text:p>
          </table:table-cell>
          <table:table-cell table:formula="of:=LEFT([.K2];[.L2]-1)">
            <text:p/>
          </table:table-cell>
          <table:table-cell table:formula="of:=IFERROR(MATCH(RIGHT([.M2];5);[$Окончания.$A$1:$Окончания.$A$1048576];0);IFERROR(MATCH(RIGHT([.M2];4);[$Окончания.$A$1:$Окончания.$A$1048576];0);IFERROR(MATCH(RIGHT([.M2];3);[$Окончания.$A$1:$Окончания.$A$1048576];0);IFERROR(MATCH(RIGHT([.M2];2);[$Окончания.$A$1:$Окончания.$A$1048576];0);MATCH(RIGHT([.M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2]);&quot;&quot;)">
            <text:p/>
          </table:table-cell>
          <table:table-cell table:formula="of:=IFERROR(INDEX([$Окончания.$B$1:$Окончания.$B$1048576];[.N2]);&quot;&quot;)">
            <text:p/>
          </table:table-cell>
          <table:table-cell table:style-name="ce17" table:formula="of:=LEFT([.M2];LEN([.M2])-LEN([.O2]))&amp;[.P2]">
            <text:p/>
          </table:table-cell>
          <table:table-cell table:style-name="ce17" table:formula="of:=IFERROR(INDEX([$Окончания.$C$1:$Окончания.$C$1048576];[.N2]);&quot;&quot;)">
            <text:p/>
          </table:table-cell>
          <table:table-cell table:style-name="ce17" table:formula="of:=LEFT([.M2];LEN([.M2])-LEN([.O2]))&amp;[.R2]">
            <text:p/>
          </table:table-cell>
          <table:table-cell table:style-name="ce18" table:formula="of:=MID([.K2];[.L2];1)&amp;IF(MID([.K2];[.L2]+1;1)=&quot;(&quot;; &quot;(&quot;; &quot;&quot;)">
            <text:p/>
          </table:table-cell>
          <table:table-cell table:formula="of:=MID([.K2];[.L2]+LEN([.T2]);100)">
            <text:p/>
          </table:table-cell>
          <table:table-cell table:formula="of:=MIN(SEARCH(&quot; &quot;;[.U2]&amp;&quot; &quot;);SEARCH(&quot;-&quot;;[.U2]&amp;&quot;-&quot;); SEARCH(&quot;)&quot;;[.U2]&amp;&quot;)&quot;))" office:value-type="float" office:value="1" calcext:value-type="float">
            <text:p>1</text:p>
          </table:table-cell>
          <table:table-cell table:formula="of:=LEFT([.U2];[.V2]-1)">
            <text:p/>
          </table:table-cell>
          <table:table-cell table:formula="of:=IFERROR(MATCH(RIGHT([.W2];5);[$Окончания.$A$1:$Окончания.$A$1048576];0);IFERROR(MATCH(RIGHT([.W2];4);[$Окончания.$A$1:$Окончания.$A$1048576];0);IFERROR(MATCH(RIGHT([.W2];3);[$Окончания.$A$1:$Окончания.$A$1048576];0);IFERROR(MATCH(RIGHT([.W2];2);[$Окончания.$A$1:$Окончания.$A$1048576];0);MATCH(RIGHT([.W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2]);&quot;&quot;)">
            <text:p/>
          </table:table-cell>
          <table:table-cell table:formula="of:=IFERROR(INDEX([$Окончания.$B$1:$Окончания.$B$1048576];[.X2]);&quot;&quot;)">
            <text:p/>
          </table:table-cell>
          <table:table-cell table:style-name="ce17" table:formula="of:=LEFT([.W2];LEN([.W2])-LEN([.Y2]))&amp;[.Z2]">
            <text:p/>
          </table:table-cell>
          <table:table-cell table:style-name="ce17" table:formula="of:=IFERROR(INDEX([$Окончания.$C$1:$Окончания.$C$1048576];[.X2]);&quot;&quot;)">
            <text:p/>
          </table:table-cell>
          <table:table-cell table:style-name="ce17" table:formula="of:=LEFT([.W2];LEN([.W2])-LEN([.Y2]))&amp;[.AB2]">
            <text:p/>
          </table:table-cell>
          <table:table-cell table:style-name="ce18" table:formula="of:=MID([.U2];[.V2];1)&amp;IF(MID([.U2];[.V2]+1;1)=&quot;(&quot;; &quot;(&quot;; &quot;&quot;)">
            <text:p/>
          </table:table-cell>
          <table:table-cell table:formula="of:=MID([.U2];[.V2]+LEN([.AD2]);100)">
            <text:p/>
          </table:table-cell>
          <table:table-cell table:formula="of:=MIN(SEARCH(&quot; &quot;;[.AE2]&amp;&quot; &quot;);SEARCH(&quot;-&quot;;[.AE2]&amp;&quot;-&quot;); SEARCH(&quot;)&quot;;[.AE2]&amp;&quot;)&quot;))" office:value-type="float" office:value="1" calcext:value-type="float">
            <text:p>1</text:p>
          </table:table-cell>
          <table:table-cell table:formula="of:=LEFT([.AE2];[.AF2]-1)">
            <text:p/>
          </table:table-cell>
          <table:table-cell table:formula="of:=IFERROR(MATCH(RIGHT([.AG2];5);[$Окончания.$A$1:$Окончания.$A$1048576];0);IFERROR(MATCH(RIGHT([.AG2];4);[$Окончания.$A$1:$Окончания.$A$1048576];0);IFERROR(MATCH(RIGHT([.AG2];3);[$Окончания.$A$1:$Окончания.$A$1048576];0);IFERROR(MATCH(RIGHT([.AG2];2);[$Окончания.$A$1:$Окончания.$A$1048576];0);MATCH(RIGHT([.AG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2]);&quot;&quot;)">
            <text:p/>
          </table:table-cell>
          <table:table-cell table:formula="of:=IFERROR(INDEX([$Окончания.$B$1:$Окончания.$B$1048576];[.AH2]);&quot;&quot;)">
            <text:p/>
          </table:table-cell>
          <table:table-cell table:style-name="ce17" table:formula="of:=LEFT([.AG2];LEN([.AG2])-LEN([.AI2]))&amp;[.AJ2]">
            <text:p/>
          </table:table-cell>
          <table:table-cell table:style-name="ce17" table:formula="of:=IFERROR(INDEX([$Окончания.$C$1:$Окончания.$C$1048576];[.AH2]);&quot;&quot;)">
            <text:p/>
          </table:table-cell>
          <table:table-cell table:style-name="ce17" table:formula="of:=LEFT([.AG2];LEN([.AG2])-LEN([.AI2]))&amp;[.AL2]">
            <text:p/>
          </table:table-cell>
          <table:table-cell table:style-name="ce18" table:formula="of:=MID([.AE2];[.AF2];1)&amp;IF(MID([.AE2];[.AF2]+1;1)=&quot;(&quot;; &quot;(&quot;; &quot;&quot;)">
            <text:p/>
          </table:table-cell>
          <table:table-cell table:formula="of:=MID([.AE2];[.AF2]+LEN([.AN2]);100)">
            <text:p/>
          </table:table-cell>
          <table:table-cell table:formula="of:=MIN(SEARCH(&quot; &quot;;[.AO2]&amp;&quot; &quot;);SEARCH(&quot;-&quot;;[.AO2]&amp;&quot;-&quot;); SEARCH(&quot;)&quot;;[.AO2]&amp;&quot;)&quot;))" office:value-type="float" office:value="1" calcext:value-type="float">
            <text:p>1</text:p>
          </table:table-cell>
          <table:table-cell table:formula="of:=LEFT([.AO2];[.AP2]-1)">
            <text:p/>
          </table:table-cell>
          <table:table-cell table:formula="of:=IFERROR(MATCH(RIGHT([.AQ2];5);[$Окончания.$A$1:$Окончания.$A$1048576];0);IFERROR(MATCH(RIGHT([.AQ2];4);[$Окончания.$A$1:$Окончания.$A$1048576];0);IFERROR(MATCH(RIGHT([.AQ2];3);[$Окончания.$A$1:$Окончания.$A$1048576];0);IFERROR(MATCH(RIGHT([.AQ2];2);[$Окончания.$A$1:$Окончания.$A$1048576];0);MATCH(RIGHT([.AQ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2]);&quot;&quot;)">
            <text:p/>
          </table:table-cell>
          <table:table-cell table:formula="of:=IFERROR(INDEX([$Окончания.$B$1:$Окончания.$B$1048576];[.AR2]);&quot;&quot;)">
            <text:p/>
          </table:table-cell>
          <table:table-cell table:style-name="ce17" table:formula="of:=LEFT([.AQ2];LEN([.AQ2])-LEN([.AS2]))&amp;[.AT2]">
            <text:p/>
          </table:table-cell>
          <table:table-cell table:style-name="ce17" table:formula="of:=IFERROR(INDEX([$Окончания.$C$1:$Окончания.$C$1048576];[.AR2]);&quot;&quot;)">
            <text:p/>
          </table:table-cell>
          <table:table-cell table:style-name="ce17" table:formula="of:=LEFT([.AQ2];LEN([.AQ2])-LEN([.AS2]))&amp;[.AV2]">
            <text:p/>
          </table:table-cell>
          <table:table-cell table:style-name="ce18" table:formula="of:=MID([.AO2];[.AP2];1)&amp;IF(MID([.AO2];[.AP2]+1;1)=&quot;(&quot;; &quot;(&quot;; &quot;&quot;)">
            <text:p/>
          </table:table-cell>
          <table:table-cell table:formula="of:=MID([.AO2];[.AP2]+LEN([.AX2]);100)">
            <text:p/>
          </table:table-cell>
          <table:table-cell table:formula="of:=[.$G2]&amp;[.$J2]&amp;[.$Q2]&amp;[.$T2]&amp;[.$AA2]&amp;[.$AD2]&amp;[.$AK2]&amp;[.$AN2]&amp;[.$AU2]&amp;[.$AX2]&amp;[.$AY2]" office:value-type="string" office:string-value="Арматурщику" calcext:value-type="string">
            <text:p>Арматурщику</text:p>
          </table:table-cell>
          <table:table-cell office:value-type="string" calcext:value-type="string">
            <text:p>Арматурщику</text:p>
          </table:table-cell>
          <table:table-cell table:style-name="ce17" table:formula="of:=IF([.AZ2]=[.BA2];0;1)" office:value-type="float" office:value="0" calcext:value-type="float">
            <text:p>0</text:p>
          </table:table-cell>
          <table:table-cell table:formula="of:=[.$I2]&amp;[.$J2]&amp;[.$S2]&amp;[.$T2]&amp;[.$AC2]&amp;[.$AD2]&amp;[.$AM2]&amp;[.$AN2]&amp;[.$AW2]&amp;[.$AX2]&amp;[.$AY2]" office:value-type="string" office:string-value="Арматурщика" calcext:value-type="string">
            <text:p>Арматурщика</text:p>
          </table:table-cell>
          <table:table-cell table:style-name="ce22" office:value-type="string" calcext:value-type="string">
            <text:p>Арматурщика</text:p>
          </table:table-cell>
          <table:table-cell table:style-name="ce17" table:formula="of:=IF([.BC2]=[.BD2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Бухгалтер</text:p>
          </table:table-cell>
          <table:table-cell table:formula="of:=MIN(SEARCH(&quot; &quot;;[.A3]&amp;&quot; &quot;);SEARCH(&quot;-&quot;;[.A3]&amp;&quot;-&quot;); SEARCH(&quot;)&quot;;[.A3]&amp;&quot;)&quot;))" office:value-type="float" office:value="10" calcext:value-type="float">
            <text:p>10</text:p>
          </table:table-cell>
          <table:table-cell table:formula="of:=LEFT([.A3];[.B3]-1)" office:value-type="string" office:string-value="Бухгалтер" calcext:value-type="string">
            <text:p>Бухгалтер</text:p>
          </table:table-cell>
          <table:table-cell table:formula="of:=IFERROR(MATCH(RIGHT([.C3];5);[$Окончания.$A$1:$Окончания.$A$1048576];0);IFERROR(MATCH(RIGHT([.C3];4);[$Окончания.$A$1:$Окончания.$A$1048576];0);IFERROR(MATCH(RIGHT([.C3];3);[$Окончания.$A$1:$Окончания.$A$1048576];0);IFERROR(MATCH(RIGHT([.C3];2);[$Окончания.$A$1:$Окончания.$A$1048576];0);MATCH(RIGHT([.C3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3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3]);&quot;&quot;)" office:value-type="string" office:string-value="ру" calcext:value-type="string">
            <text:p>ру</text:p>
          </table:table-cell>
          <table:table-cell table:style-name="ce17" table:formula="of:=LEFT([.C3];LEN([.C3])-LEN([.E3]))&amp;[.F3]" office:value-type="string" office:string-value="Бухгалтеру" calcext:value-type="string">
            <text:p>Бухгалтеру</text:p>
          </table:table-cell>
          <table:table-cell table:style-name="ce17" table:formula="of:=IFERROR(INDEX([$Окончания.$C$1:$Окончания.$C$1048576];[.D3]);&quot;&quot;)" office:value-type="string" office:string-value="ра" calcext:value-type="string">
            <text:p>ра</text:p>
          </table:table-cell>
          <table:table-cell table:style-name="ce17" table:formula="of:=LEFT([.C3];LEN([.C3])-LEN([.E3]))&amp;[.H3]" office:value-type="string" office:string-value="Бухгалтера" calcext:value-type="string">
            <text:p>Бухгалтера</text:p>
          </table:table-cell>
          <table:table-cell table:style-name="ce18" table:formula="of:=MID([.A3];[.B3];1)&amp;IF(MID([.A3];[.B3]+1;1)=&quot;(&quot;; &quot;(&quot;; &quot;&quot;)">
            <text:p/>
          </table:table-cell>
          <table:table-cell table:formula="of:=MID([.A3];[.B3]+LEN([.J3]);100)">
            <text:p/>
          </table:table-cell>
          <table:table-cell table:formula="of:=MIN(SEARCH(&quot; &quot;;[.K3]&amp;&quot; &quot;);SEARCH(&quot;-&quot;;[.K3]&amp;&quot;-&quot;); SEARCH(&quot;)&quot;;[.K3]&amp;&quot;)&quot;))" office:value-type="float" office:value="1" calcext:value-type="float">
            <text:p>1</text:p>
          </table:table-cell>
          <table:table-cell table:formula="of:=LEFT([.K3];[.L3]-1)">
            <text:p/>
          </table:table-cell>
          <table:table-cell table:formula="of:=IFERROR(MATCH(RIGHT([.M3];5);[$Окончания.$A$1:$Окончания.$A$1048576];0);IFERROR(MATCH(RIGHT([.M3];4);[$Окончания.$A$1:$Окончания.$A$1048576];0);IFERROR(MATCH(RIGHT([.M3];3);[$Окончания.$A$1:$Окончания.$A$1048576];0);IFERROR(MATCH(RIGHT([.M3];2);[$Окончания.$A$1:$Окончания.$A$1048576];0);MATCH(RIGHT([.M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3]);&quot;&quot;)">
            <text:p/>
          </table:table-cell>
          <table:table-cell table:formula="of:=IFERROR(INDEX([$Окончания.$B$1:$Окончания.$B$1048576];[.N3]);&quot;&quot;)">
            <text:p/>
          </table:table-cell>
          <table:table-cell table:style-name="ce17" table:formula="of:=LEFT([.M3];LEN([.M3])-LEN([.O3]))&amp;[.P3]">
            <text:p/>
          </table:table-cell>
          <table:table-cell table:style-name="ce17" table:formula="of:=IFERROR(INDEX([$Окончания.$C$1:$Окончания.$C$1048576];[.N3]);&quot;&quot;)">
            <text:p/>
          </table:table-cell>
          <table:table-cell table:style-name="ce17" table:formula="of:=LEFT([.M3];LEN([.M3])-LEN([.O3]))&amp;[.R3]">
            <text:p/>
          </table:table-cell>
          <table:table-cell table:style-name="ce18" table:formula="of:=MID([.K3];[.L3];1)&amp;IF(MID([.K3];[.L3]+1;1)=&quot;(&quot;; &quot;(&quot;; &quot;&quot;)">
            <text:p/>
          </table:table-cell>
          <table:table-cell table:formula="of:=MID([.K3];[.L3]+LEN([.T3]);100)">
            <text:p/>
          </table:table-cell>
          <table:table-cell table:formula="of:=MIN(SEARCH(&quot; &quot;;[.U3]&amp;&quot; &quot;);SEARCH(&quot;-&quot;;[.U3]&amp;&quot;-&quot;); SEARCH(&quot;)&quot;;[.U3]&amp;&quot;)&quot;))" office:value-type="float" office:value="1" calcext:value-type="float">
            <text:p>1</text:p>
          </table:table-cell>
          <table:table-cell table:formula="of:=LEFT([.U3];[.V3]-1)">
            <text:p/>
          </table:table-cell>
          <table:table-cell table:formula="of:=IFERROR(MATCH(RIGHT([.W3];5);[$Окончания.$A$1:$Окончания.$A$1048576];0);IFERROR(MATCH(RIGHT([.W3];4);[$Окончания.$A$1:$Окончания.$A$1048576];0);IFERROR(MATCH(RIGHT([.W3];3);[$Окончания.$A$1:$Окончания.$A$1048576];0);IFERROR(MATCH(RIGHT([.W3];2);[$Окончания.$A$1:$Окончания.$A$1048576];0);MATCH(RIGHT([.W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3]);&quot;&quot;)">
            <text:p/>
          </table:table-cell>
          <table:table-cell table:formula="of:=IFERROR(INDEX([$Окончания.$B$1:$Окончания.$B$1048576];[.X3]);&quot;&quot;)">
            <text:p/>
          </table:table-cell>
          <table:table-cell table:style-name="ce17" table:formula="of:=LEFT([.W3];LEN([.W3])-LEN([.Y3]))&amp;[.Z3]">
            <text:p/>
          </table:table-cell>
          <table:table-cell table:style-name="ce17" table:formula="of:=IFERROR(INDEX([$Окончания.$C$1:$Окончания.$C$1048576];[.X3]);&quot;&quot;)">
            <text:p/>
          </table:table-cell>
          <table:table-cell table:style-name="ce17" table:formula="of:=LEFT([.W3];LEN([.W3])-LEN([.Y3]))&amp;[.AB3]">
            <text:p/>
          </table:table-cell>
          <table:table-cell table:style-name="ce18" table:formula="of:=MID([.U3];[.V3];1)&amp;IF(MID([.U3];[.V3]+1;1)=&quot;(&quot;; &quot;(&quot;; &quot;&quot;)">
            <text:p/>
          </table:table-cell>
          <table:table-cell table:formula="of:=MID([.U3];[.V3]+LEN([.AD3]);100)">
            <text:p/>
          </table:table-cell>
          <table:table-cell table:formula="of:=MIN(SEARCH(&quot; &quot;;[.AE3]&amp;&quot; &quot;);SEARCH(&quot;-&quot;;[.AE3]&amp;&quot;-&quot;); SEARCH(&quot;)&quot;;[.AE3]&amp;&quot;)&quot;))" office:value-type="float" office:value="1" calcext:value-type="float">
            <text:p>1</text:p>
          </table:table-cell>
          <table:table-cell table:formula="of:=LEFT([.AE3];[.AF3]-1)">
            <text:p/>
          </table:table-cell>
          <table:table-cell table:formula="of:=IFERROR(MATCH(RIGHT([.AG3];5);[$Окончания.$A$1:$Окончания.$A$1048576];0);IFERROR(MATCH(RIGHT([.AG3];4);[$Окончания.$A$1:$Окончания.$A$1048576];0);IFERROR(MATCH(RIGHT([.AG3];3);[$Окончания.$A$1:$Окончания.$A$1048576];0);IFERROR(MATCH(RIGHT([.AG3];2);[$Окончания.$A$1:$Окончания.$A$1048576];0);MATCH(RIGHT([.AG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3]);&quot;&quot;)">
            <text:p/>
          </table:table-cell>
          <table:table-cell table:formula="of:=IFERROR(INDEX([$Окончания.$B$1:$Окончания.$B$1048576];[.AH3]);&quot;&quot;)">
            <text:p/>
          </table:table-cell>
          <table:table-cell table:style-name="ce17" table:formula="of:=LEFT([.AG3];LEN([.AG3])-LEN([.AI3]))&amp;[.AJ3]">
            <text:p/>
          </table:table-cell>
          <table:table-cell table:style-name="ce17" table:formula="of:=IFERROR(INDEX([$Окончания.$C$1:$Окончания.$C$1048576];[.AH3]);&quot;&quot;)">
            <text:p/>
          </table:table-cell>
          <table:table-cell table:style-name="ce17" table:formula="of:=LEFT([.AG3];LEN([.AG3])-LEN([.AI3]))&amp;[.AL3]">
            <text:p/>
          </table:table-cell>
          <table:table-cell table:style-name="ce18" table:formula="of:=MID([.AE3];[.AF3];1)&amp;IF(MID([.AE3];[.AF3]+1;1)=&quot;(&quot;; &quot;(&quot;; &quot;&quot;)">
            <text:p/>
          </table:table-cell>
          <table:table-cell table:formula="of:=MID([.AE3];[.AF3]+LEN([.AN3]);100)">
            <text:p/>
          </table:table-cell>
          <table:table-cell table:formula="of:=MIN(SEARCH(&quot; &quot;;[.AO3]&amp;&quot; &quot;);SEARCH(&quot;-&quot;;[.AO3]&amp;&quot;-&quot;); SEARCH(&quot;)&quot;;[.AO3]&amp;&quot;)&quot;))" office:value-type="float" office:value="1" calcext:value-type="float">
            <text:p>1</text:p>
          </table:table-cell>
          <table:table-cell table:formula="of:=LEFT([.AO3];[.AP3]-1)">
            <text:p/>
          </table:table-cell>
          <table:table-cell table:formula="of:=IFERROR(MATCH(RIGHT([.AQ3];5);[$Окончания.$A$1:$Окончания.$A$1048576];0);IFERROR(MATCH(RIGHT([.AQ3];4);[$Окончания.$A$1:$Окончания.$A$1048576];0);IFERROR(MATCH(RIGHT([.AQ3];3);[$Окончания.$A$1:$Окончания.$A$1048576];0);IFERROR(MATCH(RIGHT([.AQ3];2);[$Окончания.$A$1:$Окончания.$A$1048576];0);MATCH(RIGHT([.AQ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3]);&quot;&quot;)">
            <text:p/>
          </table:table-cell>
          <table:table-cell table:formula="of:=IFERROR(INDEX([$Окончания.$B$1:$Окончания.$B$1048576];[.AR3]);&quot;&quot;)">
            <text:p/>
          </table:table-cell>
          <table:table-cell table:style-name="ce17" table:formula="of:=LEFT([.AQ3];LEN([.AQ3])-LEN([.AS3]))&amp;[.AT3]">
            <text:p/>
          </table:table-cell>
          <table:table-cell table:style-name="ce17" table:formula="of:=IFERROR(INDEX([$Окончания.$C$1:$Окончания.$C$1048576];[.AR3]);&quot;&quot;)">
            <text:p/>
          </table:table-cell>
          <table:table-cell table:style-name="ce17" table:formula="of:=LEFT([.AQ3];LEN([.AQ3])-LEN([.AS3]))&amp;[.AV3]">
            <text:p/>
          </table:table-cell>
          <table:table-cell table:style-name="ce18" table:formula="of:=MID([.AO3];[.AP3];1)&amp;IF(MID([.AO3];[.AP3]+1;1)=&quot;(&quot;; &quot;(&quot;; &quot;&quot;)">
            <text:p/>
          </table:table-cell>
          <table:table-cell table:formula="of:=MID([.AO3];[.AP3]+LEN([.AX3]);100)">
            <text:p/>
          </table:table-cell>
          <table:table-cell table:formula="of:=[.$G3]&amp;[.$J3]&amp;[.$Q3]&amp;[.$T3]&amp;[.$AA3]&amp;[.$AD3]&amp;[.$AK3]&amp;[.$AN3]&amp;[.$AU3]&amp;[.$AX3]&amp;[.$AY3]" office:value-type="string" office:string-value="Бухгалтеру" calcext:value-type="string">
            <text:p>Бухгалтеру</text:p>
          </table:table-cell>
          <table:table-cell office:value-type="string" calcext:value-type="string">
            <text:p>Бухгалтеру</text:p>
          </table:table-cell>
          <table:table-cell table:style-name="ce17" table:formula="of:=IF([.AZ3]=[.BA3];0;1)" office:value-type="float" office:value="0" calcext:value-type="float">
            <text:p>0</text:p>
          </table:table-cell>
          <table:table-cell table:formula="of:=[.$I3]&amp;[.$J3]&amp;[.$S3]&amp;[.$T3]&amp;[.$AC3]&amp;[.$AD3]&amp;[.$AM3]&amp;[.$AN3]&amp;[.$AW3]&amp;[.$AX3]&amp;[.$AY3]" office:value-type="string" office:string-value="Бухгалтера" calcext:value-type="string">
            <text:p>Бухгалтера</text:p>
          </table:table-cell>
          <table:table-cell table:style-name="ce22" office:value-type="string" calcext:value-type="string">
            <text:p>Бухгалтера</text:p>
          </table:table-cell>
          <table:table-cell table:style-name="ce17" table:formula="of:=IF([.BC3]=[.BD3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Бухгалтер 1 категории</text:p>
          </table:table-cell>
          <table:table-cell table:formula="of:=MIN(SEARCH(&quot; &quot;;[.A4]&amp;&quot; &quot;);SEARCH(&quot;-&quot;;[.A4]&amp;&quot;-&quot;); SEARCH(&quot;)&quot;;[.A4]&amp;&quot;)&quot;))" office:value-type="float" office:value="10" calcext:value-type="float">
            <text:p>10</text:p>
          </table:table-cell>
          <table:table-cell table:formula="of:=LEFT([.A4];[.B4]-1)" office:value-type="string" office:string-value="Бухгалтер" calcext:value-type="string">
            <text:p>Бухгалтер</text:p>
          </table:table-cell>
          <table:table-cell table:formula="of:=IFERROR(MATCH(RIGHT([.C4];5);[$Окончания.$A$1:$Окончания.$A$1048576];0);IFERROR(MATCH(RIGHT([.C4];4);[$Окончания.$A$1:$Окончания.$A$1048576];0);IFERROR(MATCH(RIGHT([.C4];3);[$Окончания.$A$1:$Окончания.$A$1048576];0);IFERROR(MATCH(RIGHT([.C4];2);[$Окончания.$A$1:$Окончания.$A$1048576];0);MATCH(RIGHT([.C4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4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4]);&quot;&quot;)" office:value-type="string" office:string-value="ру" calcext:value-type="string">
            <text:p>ру</text:p>
          </table:table-cell>
          <table:table-cell table:style-name="ce17" table:formula="of:=LEFT([.C4];LEN([.C4])-LEN([.E4]))&amp;[.F4]" office:value-type="string" office:string-value="Бухгалтеру" calcext:value-type="string">
            <text:p>Бухгалтеру</text:p>
          </table:table-cell>
          <table:table-cell table:style-name="ce17" table:formula="of:=IFERROR(INDEX([$Окончания.$C$1:$Окончания.$C$1048576];[.D4]);&quot;&quot;)" office:value-type="string" office:string-value="ра" calcext:value-type="string">
            <text:p>ра</text:p>
          </table:table-cell>
          <table:table-cell table:style-name="ce17" table:formula="of:=LEFT([.C4];LEN([.C4])-LEN([.E4]))&amp;[.H4]" office:value-type="string" office:string-value="Бухгалтера" calcext:value-type="string">
            <text:p>Бухгалтера</text:p>
          </table:table-cell>
          <table:table-cell table:style-name="ce18" table:formula="of:=MID([.A4];[.B4];1)&amp;IF(MID([.A4];[.B4]+1;1)=&quot;(&quot;; &quot;(&quot;; &quot;&quot;)" office:value-type="string" office:string-value=" " calcext:value-type="string">
            <text:p><text:s/></text:p>
          </table:table-cell>
          <table:table-cell table:formula="of:=MID([.A4];[.B4]+LEN([.J4]);100)" office:value-type="string" office:string-value="1 категории" calcext:value-type="string">
            <text:p>1 категории</text:p>
          </table:table-cell>
          <table:table-cell table:formula="of:=MIN(SEARCH(&quot; &quot;;[.K4]&amp;&quot; &quot;);SEARCH(&quot;-&quot;;[.K4]&amp;&quot;-&quot;); SEARCH(&quot;)&quot;;[.K4]&amp;&quot;)&quot;))" office:value-type="float" office:value="2" calcext:value-type="float">
            <text:p>2</text:p>
          </table:table-cell>
          <table:table-cell table:formula="of:=LEFT([.K4];[.L4]-1)" office:value-type="string" office:string-value="1" calcext:value-type="string">
            <text:p>1</text:p>
          </table:table-cell>
          <table:table-cell table:formula="of:=IFERROR(MATCH(RIGHT([.M4];5);[$Окончания.$A$1:$Окончания.$A$1048576];0);IFERROR(MATCH(RIGHT([.M4];4);[$Окончания.$A$1:$Окончания.$A$1048576];0);IFERROR(MATCH(RIGHT([.M4];3);[$Окончания.$A$1:$Окончания.$A$1048576];0);IFERROR(MATCH(RIGHT([.M4];2);[$Окончания.$A$1:$Окончания.$A$1048576];0);MATCH(RIGHT([.M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4]);&quot;&quot;)">
            <text:p/>
          </table:table-cell>
          <table:table-cell table:formula="of:=IFERROR(INDEX([$Окончания.$B$1:$Окончания.$B$1048576];[.N4]);&quot;&quot;)">
            <text:p/>
          </table:table-cell>
          <table:table-cell table:style-name="ce17" table:formula="of:=LEFT([.M4];LEN([.M4])-LEN([.O4]))&amp;[.P4]" office:value-type="string" office:string-value="1" calcext:value-type="string">
            <text:p>1</text:p>
          </table:table-cell>
          <table:table-cell table:style-name="ce17" table:formula="of:=IFERROR(INDEX([$Окончания.$C$1:$Окончания.$C$1048576];[.N4]);&quot;&quot;)">
            <text:p/>
          </table:table-cell>
          <table:table-cell table:style-name="ce17" table:formula="of:=LEFT([.M4];LEN([.M4])-LEN([.O4]))&amp;[.R4]" office:value-type="string" office:string-value="1" calcext:value-type="string">
            <text:p>1</text:p>
          </table:table-cell>
          <table:table-cell table:style-name="ce18" table:formula="of:=MID([.K4];[.L4];1)&amp;IF(MID([.K4];[.L4]+1;1)=&quot;(&quot;; &quot;(&quot;; &quot;&quot;)" office:value-type="string" office:string-value=" " calcext:value-type="string">
            <text:p><text:s/></text:p>
          </table:table-cell>
          <table:table-cell table:formula="of:=MID([.K4];[.L4]+LEN([.T4]);100)" office:value-type="string" office:string-value="категории" calcext:value-type="string">
            <text:p>категории</text:p>
          </table:table-cell>
          <table:table-cell table:formula="of:=MIN(SEARCH(&quot; &quot;;[.U4]&amp;&quot; &quot;);SEARCH(&quot;-&quot;;[.U4]&amp;&quot;-&quot;); SEARCH(&quot;)&quot;;[.U4]&amp;&quot;)&quot;))" office:value-type="float" office:value="10" calcext:value-type="float">
            <text:p>10</text:p>
          </table:table-cell>
          <table:table-cell table:formula="of:=LEFT([.U4];[.V4]-1)" office:value-type="string" office:string-value="категории" calcext:value-type="string">
            <text:p>категории</text:p>
          </table:table-cell>
          <table:table-cell table:formula="of:=IFERROR(MATCH(RIGHT([.W4];5);[$Окончания.$A$1:$Окончания.$A$1048576];0);IFERROR(MATCH(RIGHT([.W4];4);[$Окончания.$A$1:$Окончания.$A$1048576];0);IFERROR(MATCH(RIGHT([.W4];3);[$Окончания.$A$1:$Окончания.$A$1048576];0);IFERROR(MATCH(RIGHT([.W4];2);[$Окончания.$A$1:$Окончания.$A$1048576];0);MATCH(RIGHT([.W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4]);&quot;&quot;)">
            <text:p/>
          </table:table-cell>
          <table:table-cell table:formula="of:=IFERROR(INDEX([$Окончания.$B$1:$Окончания.$B$1048576];[.X4]);&quot;&quot;)">
            <text:p/>
          </table:table-cell>
          <table:table-cell table:style-name="ce17" table:formula="of:=LEFT([.W4];LEN([.W4])-LEN([.Y4]))&amp;[.Z4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X4]);&quot;&quot;)">
            <text:p/>
          </table:table-cell>
          <table:table-cell table:style-name="ce17" table:formula="of:=LEFT([.W4];LEN([.W4])-LEN([.Y4]))&amp;[.AB4]" office:value-type="string" office:string-value="категории" calcext:value-type="string">
            <text:p>категории</text:p>
          </table:table-cell>
          <table:table-cell table:style-name="ce18" table:formula="of:=MID([.U4];[.V4];1)&amp;IF(MID([.U4];[.V4]+1;1)=&quot;(&quot;; &quot;(&quot;; &quot;&quot;)">
            <text:p/>
          </table:table-cell>
          <table:table-cell table:formula="of:=MID([.U4];[.V4]+LEN([.AD4]);100)">
            <text:p/>
          </table:table-cell>
          <table:table-cell table:formula="of:=MIN(SEARCH(&quot; &quot;;[.AE4]&amp;&quot; &quot;);SEARCH(&quot;-&quot;;[.AE4]&amp;&quot;-&quot;); SEARCH(&quot;)&quot;;[.AE4]&amp;&quot;)&quot;))" office:value-type="float" office:value="1" calcext:value-type="float">
            <text:p>1</text:p>
          </table:table-cell>
          <table:table-cell table:formula="of:=LEFT([.AE4];[.AF4]-1)">
            <text:p/>
          </table:table-cell>
          <table:table-cell table:formula="of:=IFERROR(MATCH(RIGHT([.AG4];5);[$Окончания.$A$1:$Окончания.$A$1048576];0);IFERROR(MATCH(RIGHT([.AG4];4);[$Окончания.$A$1:$Окончания.$A$1048576];0);IFERROR(MATCH(RIGHT([.AG4];3);[$Окончания.$A$1:$Окончания.$A$1048576];0);IFERROR(MATCH(RIGHT([.AG4];2);[$Окончания.$A$1:$Окончания.$A$1048576];0);MATCH(RIGHT([.AG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4]);&quot;&quot;)">
            <text:p/>
          </table:table-cell>
          <table:table-cell table:formula="of:=IFERROR(INDEX([$Окончания.$B$1:$Окончания.$B$1048576];[.AH4]);&quot;&quot;)">
            <text:p/>
          </table:table-cell>
          <table:table-cell table:style-name="ce17" table:formula="of:=LEFT([.AG4];LEN([.AG4])-LEN([.AI4]))&amp;[.AJ4]">
            <text:p/>
          </table:table-cell>
          <table:table-cell table:style-name="ce17" table:formula="of:=IFERROR(INDEX([$Окончания.$C$1:$Окончания.$C$1048576];[.AH4]);&quot;&quot;)">
            <text:p/>
          </table:table-cell>
          <table:table-cell table:style-name="ce17" table:formula="of:=LEFT([.AG4];LEN([.AG4])-LEN([.AI4]))&amp;[.AL4]">
            <text:p/>
          </table:table-cell>
          <table:table-cell table:style-name="ce18" table:formula="of:=MID([.AE4];[.AF4];1)&amp;IF(MID([.AE4];[.AF4]+1;1)=&quot;(&quot;; &quot;(&quot;; &quot;&quot;)">
            <text:p/>
          </table:table-cell>
          <table:table-cell table:formula="of:=MID([.AE4];[.AF4]+LEN([.AN4]);100)">
            <text:p/>
          </table:table-cell>
          <table:table-cell table:formula="of:=MIN(SEARCH(&quot; &quot;;[.AO4]&amp;&quot; &quot;);SEARCH(&quot;-&quot;;[.AO4]&amp;&quot;-&quot;); SEARCH(&quot;)&quot;;[.AO4]&amp;&quot;)&quot;))" office:value-type="float" office:value="1" calcext:value-type="float">
            <text:p>1</text:p>
          </table:table-cell>
          <table:table-cell table:formula="of:=LEFT([.AO4];[.AP4]-1)">
            <text:p/>
          </table:table-cell>
          <table:table-cell table:formula="of:=IFERROR(MATCH(RIGHT([.AQ4];5);[$Окончания.$A$1:$Окончания.$A$1048576];0);IFERROR(MATCH(RIGHT([.AQ4];4);[$Окончания.$A$1:$Окончания.$A$1048576];0);IFERROR(MATCH(RIGHT([.AQ4];3);[$Окончания.$A$1:$Окончания.$A$1048576];0);IFERROR(MATCH(RIGHT([.AQ4];2);[$Окончания.$A$1:$Окончания.$A$1048576];0);MATCH(RIGHT([.AQ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4]);&quot;&quot;)">
            <text:p/>
          </table:table-cell>
          <table:table-cell table:formula="of:=IFERROR(INDEX([$Окончания.$B$1:$Окончания.$B$1048576];[.AR4]);&quot;&quot;)">
            <text:p/>
          </table:table-cell>
          <table:table-cell table:style-name="ce17" table:formula="of:=LEFT([.AQ4];LEN([.AQ4])-LEN([.AS4]))&amp;[.AT4]">
            <text:p/>
          </table:table-cell>
          <table:table-cell table:style-name="ce17" table:formula="of:=IFERROR(INDEX([$Окончания.$C$1:$Окончания.$C$1048576];[.AR4]);&quot;&quot;)">
            <text:p/>
          </table:table-cell>
          <table:table-cell table:style-name="ce17" table:formula="of:=LEFT([.AQ4];LEN([.AQ4])-LEN([.AS4]))&amp;[.AV4]">
            <text:p/>
          </table:table-cell>
          <table:table-cell table:style-name="ce18" table:formula="of:=MID([.AO4];[.AP4];1)&amp;IF(MID([.AO4];[.AP4]+1;1)=&quot;(&quot;; &quot;(&quot;; &quot;&quot;)">
            <text:p/>
          </table:table-cell>
          <table:table-cell table:formula="of:=MID([.AO4];[.AP4]+LEN([.AX4]);100)">
            <text:p/>
          </table:table-cell>
          <table:table-cell table:formula="of:=[.$G4]&amp;[.$J4]&amp;[.$Q4]&amp;[.$T4]&amp;[.$AA4]&amp;[.$AD4]&amp;[.$AK4]&amp;[.$AN4]&amp;[.$AU4]&amp;[.$AX4]&amp;[.$AY4]" office:value-type="string" office:string-value="Бухгалтеру 1 категории" calcext:value-type="string">
            <text:p>Бухгалтеру 1 категории</text:p>
          </table:table-cell>
          <table:table-cell office:value-type="string" calcext:value-type="string">
            <text:p>Бухгалтеру 1 категории</text:p>
          </table:table-cell>
          <table:table-cell table:style-name="ce17" table:formula="of:=IF([.AZ4]=[.BA4];0;1)" office:value-type="float" office:value="0" calcext:value-type="float">
            <text:p>0</text:p>
          </table:table-cell>
          <table:table-cell table:formula="of:=[.$I4]&amp;[.$J4]&amp;[.$S4]&amp;[.$T4]&amp;[.$AC4]&amp;[.$AD4]&amp;[.$AM4]&amp;[.$AN4]&amp;[.$AW4]&amp;[.$AX4]&amp;[.$AY4]" office:value-type="string" office:string-value="Бухгалтера 1 категории" calcext:value-type="string">
            <text:p>Бухгалтера 1 категории</text:p>
          </table:table-cell>
          <table:table-cell table:style-name="ce22" office:value-type="string" calcext:value-type="string">
            <text:p>Бухгалтера 1 категории</text:p>
          </table:table-cell>
          <table:table-cell table:style-name="ce17" table:formula="of:=IF([.BC4]=[.BD4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Бухгалтер 2 категории </text:p>
          </table:table-cell>
          <table:table-cell table:formula="of:=MIN(SEARCH(&quot; &quot;;[.A5]&amp;&quot; &quot;);SEARCH(&quot;-&quot;;[.A5]&amp;&quot;-&quot;); SEARCH(&quot;)&quot;;[.A5]&amp;&quot;)&quot;))" office:value-type="float" office:value="10" calcext:value-type="float">
            <text:p>10</text:p>
          </table:table-cell>
          <table:table-cell table:formula="of:=LEFT([.A5];[.B5]-1)" office:value-type="string" office:string-value="Бухгалтер" calcext:value-type="string">
            <text:p>Бухгалтер</text:p>
          </table:table-cell>
          <table:table-cell table:formula="of:=IFERROR(MATCH(RIGHT([.C5];5);[$Окончания.$A$1:$Окончания.$A$1048576];0);IFERROR(MATCH(RIGHT([.C5];4);[$Окончания.$A$1:$Окончания.$A$1048576];0);IFERROR(MATCH(RIGHT([.C5];3);[$Окончания.$A$1:$Окончания.$A$1048576];0);IFERROR(MATCH(RIGHT([.C5];2);[$Окончания.$A$1:$Окончания.$A$1048576];0);MATCH(RIGHT([.C5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5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5]);&quot;&quot;)" office:value-type="string" office:string-value="ру" calcext:value-type="string">
            <text:p>ру</text:p>
          </table:table-cell>
          <table:table-cell table:style-name="ce17" table:formula="of:=LEFT([.C5];LEN([.C5])-LEN([.E5]))&amp;[.F5]" office:value-type="string" office:string-value="Бухгалтеру" calcext:value-type="string">
            <text:p>Бухгалтеру</text:p>
          </table:table-cell>
          <table:table-cell table:style-name="ce17" table:formula="of:=IFERROR(INDEX([$Окончания.$C$1:$Окончания.$C$1048576];[.D5]);&quot;&quot;)" office:value-type="string" office:string-value="ра" calcext:value-type="string">
            <text:p>ра</text:p>
          </table:table-cell>
          <table:table-cell table:style-name="ce17" table:formula="of:=LEFT([.C5];LEN([.C5])-LEN([.E5]))&amp;[.H5]" office:value-type="string" office:string-value="Бухгалтера" calcext:value-type="string">
            <text:p>Бухгалтера</text:p>
          </table:table-cell>
          <table:table-cell table:style-name="ce18" table:formula="of:=MID([.A5];[.B5];1)&amp;IF(MID([.A5];[.B5]+1;1)=&quot;(&quot;; &quot;(&quot;; &quot;&quot;)" office:value-type="string" office:string-value=" " calcext:value-type="string">
            <text:p><text:s/></text:p>
          </table:table-cell>
          <table:table-cell table:formula="of:=MID([.A5];[.B5]+LEN([.J5]);100)" office:value-type="string" office:string-value="2 категории " calcext:value-type="string">
            <text:p>2 категории </text:p>
          </table:table-cell>
          <table:table-cell table:formula="of:=MIN(SEARCH(&quot; &quot;;[.K5]&amp;&quot; &quot;);SEARCH(&quot;-&quot;;[.K5]&amp;&quot;-&quot;); SEARCH(&quot;)&quot;;[.K5]&amp;&quot;)&quot;))" office:value-type="float" office:value="2" calcext:value-type="float">
            <text:p>2</text:p>
          </table:table-cell>
          <table:table-cell table:formula="of:=LEFT([.K5];[.L5]-1)" office:value-type="string" office:string-value="2" calcext:value-type="string">
            <text:p>2</text:p>
          </table:table-cell>
          <table:table-cell table:formula="of:=IFERROR(MATCH(RIGHT([.M5];5);[$Окончания.$A$1:$Окончания.$A$1048576];0);IFERROR(MATCH(RIGHT([.M5];4);[$Окончания.$A$1:$Окончания.$A$1048576];0);IFERROR(MATCH(RIGHT([.M5];3);[$Окончания.$A$1:$Окончания.$A$1048576];0);IFERROR(MATCH(RIGHT([.M5];2);[$Окончания.$A$1:$Окончания.$A$1048576];0);MATCH(RIGHT([.M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5]);&quot;&quot;)">
            <text:p/>
          </table:table-cell>
          <table:table-cell table:formula="of:=IFERROR(INDEX([$Окончания.$B$1:$Окончания.$B$1048576];[.N5]);&quot;&quot;)">
            <text:p/>
          </table:table-cell>
          <table:table-cell table:style-name="ce17" table:formula="of:=LEFT([.M5];LEN([.M5])-LEN([.O5]))&amp;[.P5]" office:value-type="string" office:string-value="2" calcext:value-type="string">
            <text:p>2</text:p>
          </table:table-cell>
          <table:table-cell table:style-name="ce17" table:formula="of:=IFERROR(INDEX([$Окончания.$C$1:$Окончания.$C$1048576];[.N5]);&quot;&quot;)">
            <text:p/>
          </table:table-cell>
          <table:table-cell table:style-name="ce17" table:formula="of:=LEFT([.M5];LEN([.M5])-LEN([.O5]))&amp;[.R5]" office:value-type="string" office:string-value="2" calcext:value-type="string">
            <text:p>2</text:p>
          </table:table-cell>
          <table:table-cell table:style-name="ce18" table:formula="of:=MID([.K5];[.L5];1)&amp;IF(MID([.K5];[.L5]+1;1)=&quot;(&quot;; &quot;(&quot;; &quot;&quot;)" office:value-type="string" office:string-value=" " calcext:value-type="string">
            <text:p><text:s/></text:p>
          </table:table-cell>
          <table:table-cell table:formula="of:=MID([.K5];[.L5]+LEN([.T5]);100)" office:value-type="string" office:string-value="категории " calcext:value-type="string">
            <text:p>категории </text:p>
          </table:table-cell>
          <table:table-cell table:formula="of:=MIN(SEARCH(&quot; &quot;;[.U5]&amp;&quot; &quot;);SEARCH(&quot;-&quot;;[.U5]&amp;&quot;-&quot;); SEARCH(&quot;)&quot;;[.U5]&amp;&quot;)&quot;))" office:value-type="float" office:value="10" calcext:value-type="float">
            <text:p>10</text:p>
          </table:table-cell>
          <table:table-cell table:formula="of:=LEFT([.U5];[.V5]-1)" office:value-type="string" office:string-value="категории" calcext:value-type="string">
            <text:p>категории</text:p>
          </table:table-cell>
          <table:table-cell table:formula="of:=IFERROR(MATCH(RIGHT([.W5];5);[$Окончания.$A$1:$Окончания.$A$1048576];0);IFERROR(MATCH(RIGHT([.W5];4);[$Окончания.$A$1:$Окончания.$A$1048576];0);IFERROR(MATCH(RIGHT([.W5];3);[$Окончания.$A$1:$Окончания.$A$1048576];0);IFERROR(MATCH(RIGHT([.W5];2);[$Окончания.$A$1:$Окончания.$A$1048576];0);MATCH(RIGHT([.W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5]);&quot;&quot;)">
            <text:p/>
          </table:table-cell>
          <table:table-cell table:formula="of:=IFERROR(INDEX([$Окончания.$B$1:$Окончания.$B$1048576];[.X5]);&quot;&quot;)">
            <text:p/>
          </table:table-cell>
          <table:table-cell table:style-name="ce17" table:formula="of:=LEFT([.W5];LEN([.W5])-LEN([.Y5]))&amp;[.Z5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X5]);&quot;&quot;)">
            <text:p/>
          </table:table-cell>
          <table:table-cell table:style-name="ce17" table:formula="of:=LEFT([.W5];LEN([.W5])-LEN([.Y5]))&amp;[.AB5]" office:value-type="string" office:string-value="категории" calcext:value-type="string">
            <text:p>категории</text:p>
          </table:table-cell>
          <table:table-cell table:style-name="ce18" table:formula="of:=MID([.U5];[.V5];1)&amp;IF(MID([.U5];[.V5]+1;1)=&quot;(&quot;; &quot;(&quot;; &quot;&quot;)" office:value-type="string" office:string-value=" " calcext:value-type="string">
            <text:p><text:s/></text:p>
          </table:table-cell>
          <table:table-cell table:formula="of:=MID([.U5];[.V5]+LEN([.AD5]);100)">
            <text:p/>
          </table:table-cell>
          <table:table-cell table:formula="of:=MIN(SEARCH(&quot; &quot;;[.AE5]&amp;&quot; &quot;);SEARCH(&quot;-&quot;;[.AE5]&amp;&quot;-&quot;); SEARCH(&quot;)&quot;;[.AE5]&amp;&quot;)&quot;))" office:value-type="float" office:value="1" calcext:value-type="float">
            <text:p>1</text:p>
          </table:table-cell>
          <table:table-cell table:formula="of:=LEFT([.AE5];[.AF5]-1)">
            <text:p/>
          </table:table-cell>
          <table:table-cell table:formula="of:=IFERROR(MATCH(RIGHT([.AG5];5);[$Окончания.$A$1:$Окончания.$A$1048576];0);IFERROR(MATCH(RIGHT([.AG5];4);[$Окончания.$A$1:$Окончания.$A$1048576];0);IFERROR(MATCH(RIGHT([.AG5];3);[$Окончания.$A$1:$Окончания.$A$1048576];0);IFERROR(MATCH(RIGHT([.AG5];2);[$Окончания.$A$1:$Окончания.$A$1048576];0);MATCH(RIGHT([.AG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5]);&quot;&quot;)">
            <text:p/>
          </table:table-cell>
          <table:table-cell table:formula="of:=IFERROR(INDEX([$Окончания.$B$1:$Окончания.$B$1048576];[.AH5]);&quot;&quot;)">
            <text:p/>
          </table:table-cell>
          <table:table-cell table:style-name="ce17" table:formula="of:=LEFT([.AG5];LEN([.AG5])-LEN([.AI5]))&amp;[.AJ5]">
            <text:p/>
          </table:table-cell>
          <table:table-cell table:style-name="ce17" table:formula="of:=IFERROR(INDEX([$Окончания.$C$1:$Окончания.$C$1048576];[.AH5]);&quot;&quot;)">
            <text:p/>
          </table:table-cell>
          <table:table-cell table:style-name="ce17" table:formula="of:=LEFT([.AG5];LEN([.AG5])-LEN([.AI5]))&amp;[.AL5]">
            <text:p/>
          </table:table-cell>
          <table:table-cell table:style-name="ce18" table:formula="of:=MID([.AE5];[.AF5];1)&amp;IF(MID([.AE5];[.AF5]+1;1)=&quot;(&quot;; &quot;(&quot;; &quot;&quot;)">
            <text:p/>
          </table:table-cell>
          <table:table-cell table:formula="of:=MID([.AE5];[.AF5]+LEN([.AN5]);100)">
            <text:p/>
          </table:table-cell>
          <table:table-cell table:formula="of:=MIN(SEARCH(&quot; &quot;;[.AO5]&amp;&quot; &quot;);SEARCH(&quot;-&quot;;[.AO5]&amp;&quot;-&quot;); SEARCH(&quot;)&quot;;[.AO5]&amp;&quot;)&quot;))" office:value-type="float" office:value="1" calcext:value-type="float">
            <text:p>1</text:p>
          </table:table-cell>
          <table:table-cell table:formula="of:=LEFT([.AO5];[.AP5]-1)">
            <text:p/>
          </table:table-cell>
          <table:table-cell table:formula="of:=IFERROR(MATCH(RIGHT([.AQ5];5);[$Окончания.$A$1:$Окончания.$A$1048576];0);IFERROR(MATCH(RIGHT([.AQ5];4);[$Окончания.$A$1:$Окончания.$A$1048576];0);IFERROR(MATCH(RIGHT([.AQ5];3);[$Окончания.$A$1:$Окончания.$A$1048576];0);IFERROR(MATCH(RIGHT([.AQ5];2);[$Окончания.$A$1:$Окончания.$A$1048576];0);MATCH(RIGHT([.AQ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5]);&quot;&quot;)">
            <text:p/>
          </table:table-cell>
          <table:table-cell table:formula="of:=IFERROR(INDEX([$Окончания.$B$1:$Окончания.$B$1048576];[.AR5]);&quot;&quot;)">
            <text:p/>
          </table:table-cell>
          <table:table-cell table:style-name="ce17" table:formula="of:=LEFT([.AQ5];LEN([.AQ5])-LEN([.AS5]))&amp;[.AT5]">
            <text:p/>
          </table:table-cell>
          <table:table-cell table:style-name="ce17" table:formula="of:=IFERROR(INDEX([$Окончания.$C$1:$Окончания.$C$1048576];[.AR5]);&quot;&quot;)">
            <text:p/>
          </table:table-cell>
          <table:table-cell table:style-name="ce17" table:formula="of:=LEFT([.AQ5];LEN([.AQ5])-LEN([.AS5]))&amp;[.AV5]">
            <text:p/>
          </table:table-cell>
          <table:table-cell table:style-name="ce18" table:formula="of:=MID([.AO5];[.AP5];1)&amp;IF(MID([.AO5];[.AP5]+1;1)=&quot;(&quot;; &quot;(&quot;; &quot;&quot;)">
            <text:p/>
          </table:table-cell>
          <table:table-cell table:formula="of:=MID([.AO5];[.AP5]+LEN([.AX5]);100)">
            <text:p/>
          </table:table-cell>
          <table:table-cell table:formula="of:=[.$G5]&amp;[.$J5]&amp;[.$Q5]&amp;[.$T5]&amp;[.$AA5]&amp;[.$AD5]&amp;[.$AK5]&amp;[.$AN5]&amp;[.$AU5]&amp;[.$AX5]&amp;[.$AY5]" office:value-type="string" office:string-value="Бухгалтеру 2 категории " calcext:value-type="string">
            <text:p>Бухгалтеру 2 категории </text:p>
          </table:table-cell>
          <table:table-cell office:value-type="string" calcext:value-type="string">
            <text:p>Бухгалтеру 2 категории </text:p>
          </table:table-cell>
          <table:table-cell table:style-name="ce17" table:formula="of:=IF([.AZ5]=[.BA5];0;1)" office:value-type="float" office:value="0" calcext:value-type="float">
            <text:p>0</text:p>
          </table:table-cell>
          <table:table-cell table:formula="of:=[.$I5]&amp;[.$J5]&amp;[.$S5]&amp;[.$T5]&amp;[.$AC5]&amp;[.$AD5]&amp;[.$AM5]&amp;[.$AN5]&amp;[.$AW5]&amp;[.$AX5]&amp;[.$AY5]" office:value-type="string" office:string-value="Бухгалтера 2 категории " calcext:value-type="string">
            <text:p>Бухгалтера 2 категории </text:p>
          </table:table-cell>
          <table:table-cell table:style-name="ce22" office:value-type="string" calcext:value-type="string">
            <text:p>Бухгалтера 2 категории </text:p>
          </table:table-cell>
          <table:table-cell table:style-name="ce17" table:formula="of:=IF([.BC5]=[.BD5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Бухгалтер 2 категории</text:p>
          </table:table-cell>
          <table:table-cell table:formula="of:=MIN(SEARCH(&quot; &quot;;[.A6]&amp;&quot; &quot;);SEARCH(&quot;-&quot;;[.A6]&amp;&quot;-&quot;); SEARCH(&quot;)&quot;;[.A6]&amp;&quot;)&quot;))" office:value-type="float" office:value="10" calcext:value-type="float">
            <text:p>10</text:p>
          </table:table-cell>
          <table:table-cell table:formula="of:=LEFT([.A6];[.B6]-1)" office:value-type="string" office:string-value="Бухгалтер" calcext:value-type="string">
            <text:p>Бухгалтер</text:p>
          </table:table-cell>
          <table:table-cell table:formula="of:=IFERROR(MATCH(RIGHT([.C6];5);[$Окончания.$A$1:$Окончания.$A$1048576];0);IFERROR(MATCH(RIGHT([.C6];4);[$Окончания.$A$1:$Окончания.$A$1048576];0);IFERROR(MATCH(RIGHT([.C6];3);[$Окончания.$A$1:$Окончания.$A$1048576];0);IFERROR(MATCH(RIGHT([.C6];2);[$Окончания.$A$1:$Окончания.$A$1048576];0);MATCH(RIGHT([.C6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6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6]);&quot;&quot;)" office:value-type="string" office:string-value="ру" calcext:value-type="string">
            <text:p>ру</text:p>
          </table:table-cell>
          <table:table-cell table:style-name="ce17" table:formula="of:=LEFT([.C6];LEN([.C6])-LEN([.E6]))&amp;[.F6]" office:value-type="string" office:string-value="Бухгалтеру" calcext:value-type="string">
            <text:p>Бухгалтеру</text:p>
          </table:table-cell>
          <table:table-cell table:style-name="ce17" table:formula="of:=IFERROR(INDEX([$Окончания.$C$1:$Окончания.$C$1048576];[.D6]);&quot;&quot;)" office:value-type="string" office:string-value="ра" calcext:value-type="string">
            <text:p>ра</text:p>
          </table:table-cell>
          <table:table-cell table:style-name="ce17" table:formula="of:=LEFT([.C6];LEN([.C6])-LEN([.E6]))&amp;[.H6]" office:value-type="string" office:string-value="Бухгалтера" calcext:value-type="string">
            <text:p>Бухгалтера</text:p>
          </table:table-cell>
          <table:table-cell table:style-name="ce18" table:formula="of:=MID([.A6];[.B6];1)&amp;IF(MID([.A6];[.B6]+1;1)=&quot;(&quot;; &quot;(&quot;; &quot;&quot;)" office:value-type="string" office:string-value=" " calcext:value-type="string">
            <text:p><text:s/></text:p>
          </table:table-cell>
          <table:table-cell table:formula="of:=MID([.A6];[.B6]+LEN([.J6]);100)" office:value-type="string" office:string-value="2 категории" calcext:value-type="string">
            <text:p>2 категории</text:p>
          </table:table-cell>
          <table:table-cell table:formula="of:=MIN(SEARCH(&quot; &quot;;[.K6]&amp;&quot; &quot;);SEARCH(&quot;-&quot;;[.K6]&amp;&quot;-&quot;); SEARCH(&quot;)&quot;;[.K6]&amp;&quot;)&quot;))" office:value-type="float" office:value="2" calcext:value-type="float">
            <text:p>2</text:p>
          </table:table-cell>
          <table:table-cell table:formula="of:=LEFT([.K6];[.L6]-1)" office:value-type="string" office:string-value="2" calcext:value-type="string">
            <text:p>2</text:p>
          </table:table-cell>
          <table:table-cell table:formula="of:=IFERROR(MATCH(RIGHT([.M6];5);[$Окончания.$A$1:$Окончания.$A$1048576];0);IFERROR(MATCH(RIGHT([.M6];4);[$Окончания.$A$1:$Окончания.$A$1048576];0);IFERROR(MATCH(RIGHT([.M6];3);[$Окончания.$A$1:$Окончания.$A$1048576];0);IFERROR(MATCH(RIGHT([.M6];2);[$Окончания.$A$1:$Окончания.$A$1048576];0);MATCH(RIGHT([.M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6]);&quot;&quot;)">
            <text:p/>
          </table:table-cell>
          <table:table-cell table:formula="of:=IFERROR(INDEX([$Окончания.$B$1:$Окончания.$B$1048576];[.N6]);&quot;&quot;)">
            <text:p/>
          </table:table-cell>
          <table:table-cell table:style-name="ce17" table:formula="of:=LEFT([.M6];LEN([.M6])-LEN([.O6]))&amp;[.P6]" office:value-type="string" office:string-value="2" calcext:value-type="string">
            <text:p>2</text:p>
          </table:table-cell>
          <table:table-cell table:style-name="ce17" table:formula="of:=IFERROR(INDEX([$Окончания.$C$1:$Окончания.$C$1048576];[.N6]);&quot;&quot;)">
            <text:p/>
          </table:table-cell>
          <table:table-cell table:style-name="ce17" table:formula="of:=LEFT([.M6];LEN([.M6])-LEN([.O6]))&amp;[.R6]" office:value-type="string" office:string-value="2" calcext:value-type="string">
            <text:p>2</text:p>
          </table:table-cell>
          <table:table-cell table:style-name="ce18" table:formula="of:=MID([.K6];[.L6];1)&amp;IF(MID([.K6];[.L6]+1;1)=&quot;(&quot;; &quot;(&quot;; &quot;&quot;)" office:value-type="string" office:string-value=" " calcext:value-type="string">
            <text:p><text:s/></text:p>
          </table:table-cell>
          <table:table-cell table:formula="of:=MID([.K6];[.L6]+LEN([.T6]);100)" office:value-type="string" office:string-value="категории" calcext:value-type="string">
            <text:p>категории</text:p>
          </table:table-cell>
          <table:table-cell table:formula="of:=MIN(SEARCH(&quot; &quot;;[.U6]&amp;&quot; &quot;);SEARCH(&quot;-&quot;;[.U6]&amp;&quot;-&quot;); SEARCH(&quot;)&quot;;[.U6]&amp;&quot;)&quot;))" office:value-type="float" office:value="10" calcext:value-type="float">
            <text:p>10</text:p>
          </table:table-cell>
          <table:table-cell table:formula="of:=LEFT([.U6];[.V6]-1)" office:value-type="string" office:string-value="категории" calcext:value-type="string">
            <text:p>категории</text:p>
          </table:table-cell>
          <table:table-cell table:formula="of:=IFERROR(MATCH(RIGHT([.W6];5);[$Окончания.$A$1:$Окончания.$A$1048576];0);IFERROR(MATCH(RIGHT([.W6];4);[$Окончания.$A$1:$Окончания.$A$1048576];0);IFERROR(MATCH(RIGHT([.W6];3);[$Окончания.$A$1:$Окончания.$A$1048576];0);IFERROR(MATCH(RIGHT([.W6];2);[$Окончания.$A$1:$Окончания.$A$1048576];0);MATCH(RIGHT([.W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6]);&quot;&quot;)">
            <text:p/>
          </table:table-cell>
          <table:table-cell table:formula="of:=IFERROR(INDEX([$Окончания.$B$1:$Окончания.$B$1048576];[.X6]);&quot;&quot;)">
            <text:p/>
          </table:table-cell>
          <table:table-cell table:style-name="ce17" table:formula="of:=LEFT([.W6];LEN([.W6])-LEN([.Y6]))&amp;[.Z6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X6]);&quot;&quot;)">
            <text:p/>
          </table:table-cell>
          <table:table-cell table:style-name="ce17" table:formula="of:=LEFT([.W6];LEN([.W6])-LEN([.Y6]))&amp;[.AB6]" office:value-type="string" office:string-value="категории" calcext:value-type="string">
            <text:p>категории</text:p>
          </table:table-cell>
          <table:table-cell table:style-name="ce18" table:formula="of:=MID([.U6];[.V6];1)&amp;IF(MID([.U6];[.V6]+1;1)=&quot;(&quot;; &quot;(&quot;; &quot;&quot;)">
            <text:p/>
          </table:table-cell>
          <table:table-cell table:formula="of:=MID([.U6];[.V6]+LEN([.AD6]);100)">
            <text:p/>
          </table:table-cell>
          <table:table-cell table:formula="of:=MIN(SEARCH(&quot; &quot;;[.AE6]&amp;&quot; &quot;);SEARCH(&quot;-&quot;;[.AE6]&amp;&quot;-&quot;); SEARCH(&quot;)&quot;;[.AE6]&amp;&quot;)&quot;))" office:value-type="float" office:value="1" calcext:value-type="float">
            <text:p>1</text:p>
          </table:table-cell>
          <table:table-cell table:formula="of:=LEFT([.AE6];[.AF6]-1)">
            <text:p/>
          </table:table-cell>
          <table:table-cell table:formula="of:=IFERROR(MATCH(RIGHT([.AG6];5);[$Окончания.$A$1:$Окончания.$A$1048576];0);IFERROR(MATCH(RIGHT([.AG6];4);[$Окончания.$A$1:$Окончания.$A$1048576];0);IFERROR(MATCH(RIGHT([.AG6];3);[$Окончания.$A$1:$Окончания.$A$1048576];0);IFERROR(MATCH(RIGHT([.AG6];2);[$Окончания.$A$1:$Окончания.$A$1048576];0);MATCH(RIGHT([.AG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6]);&quot;&quot;)">
            <text:p/>
          </table:table-cell>
          <table:table-cell table:formula="of:=IFERROR(INDEX([$Окончания.$B$1:$Окончания.$B$1048576];[.AH6]);&quot;&quot;)">
            <text:p/>
          </table:table-cell>
          <table:table-cell table:style-name="ce17" table:formula="of:=LEFT([.AG6];LEN([.AG6])-LEN([.AI6]))&amp;[.AJ6]">
            <text:p/>
          </table:table-cell>
          <table:table-cell table:style-name="ce17" table:formula="of:=IFERROR(INDEX([$Окончания.$C$1:$Окончания.$C$1048576];[.AH6]);&quot;&quot;)">
            <text:p/>
          </table:table-cell>
          <table:table-cell table:style-name="ce17" table:formula="of:=LEFT([.AG6];LEN([.AG6])-LEN([.AI6]))&amp;[.AL6]">
            <text:p/>
          </table:table-cell>
          <table:table-cell table:style-name="ce18" table:formula="of:=MID([.AE6];[.AF6];1)&amp;IF(MID([.AE6];[.AF6]+1;1)=&quot;(&quot;; &quot;(&quot;; &quot;&quot;)">
            <text:p/>
          </table:table-cell>
          <table:table-cell table:formula="of:=MID([.AE6];[.AF6]+LEN([.AN6]);100)">
            <text:p/>
          </table:table-cell>
          <table:table-cell table:formula="of:=MIN(SEARCH(&quot; &quot;;[.AO6]&amp;&quot; &quot;);SEARCH(&quot;-&quot;;[.AO6]&amp;&quot;-&quot;); SEARCH(&quot;)&quot;;[.AO6]&amp;&quot;)&quot;))" office:value-type="float" office:value="1" calcext:value-type="float">
            <text:p>1</text:p>
          </table:table-cell>
          <table:table-cell table:formula="of:=LEFT([.AO6];[.AP6]-1)">
            <text:p/>
          </table:table-cell>
          <table:table-cell table:formula="of:=IFERROR(MATCH(RIGHT([.AQ6];5);[$Окончания.$A$1:$Окончания.$A$1048576];0);IFERROR(MATCH(RIGHT([.AQ6];4);[$Окончания.$A$1:$Окончания.$A$1048576];0);IFERROR(MATCH(RIGHT([.AQ6];3);[$Окончания.$A$1:$Окончания.$A$1048576];0);IFERROR(MATCH(RIGHT([.AQ6];2);[$Окончания.$A$1:$Окончания.$A$1048576];0);MATCH(RIGHT([.AQ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6]);&quot;&quot;)">
            <text:p/>
          </table:table-cell>
          <table:table-cell table:formula="of:=IFERROR(INDEX([$Окончания.$B$1:$Окончания.$B$1048576];[.AR6]);&quot;&quot;)">
            <text:p/>
          </table:table-cell>
          <table:table-cell table:style-name="ce17" table:formula="of:=LEFT([.AQ6];LEN([.AQ6])-LEN([.AS6]))&amp;[.AT6]">
            <text:p/>
          </table:table-cell>
          <table:table-cell table:style-name="ce17" table:formula="of:=IFERROR(INDEX([$Окончания.$C$1:$Окончания.$C$1048576];[.AR6]);&quot;&quot;)">
            <text:p/>
          </table:table-cell>
          <table:table-cell table:style-name="ce17" table:formula="of:=LEFT([.AQ6];LEN([.AQ6])-LEN([.AS6]))&amp;[.AV6]">
            <text:p/>
          </table:table-cell>
          <table:table-cell table:style-name="ce18" table:formula="of:=MID([.AO6];[.AP6];1)&amp;IF(MID([.AO6];[.AP6]+1;1)=&quot;(&quot;; &quot;(&quot;; &quot;&quot;)">
            <text:p/>
          </table:table-cell>
          <table:table-cell table:formula="of:=MID([.AO6];[.AP6]+LEN([.AX6]);100)">
            <text:p/>
          </table:table-cell>
          <table:table-cell table:formula="of:=[.$G6]&amp;[.$J6]&amp;[.$Q6]&amp;[.$T6]&amp;[.$AA6]&amp;[.$AD6]&amp;[.$AK6]&amp;[.$AN6]&amp;[.$AU6]&amp;[.$AX6]&amp;[.$AY6]" office:value-type="string" office:string-value="Бухгалтеру 2 категории" calcext:value-type="string">
            <text:p>Бухгалтеру 2 категории</text:p>
          </table:table-cell>
          <table:table-cell office:value-type="string" calcext:value-type="string">
            <text:p>Бухгалтеру 2 категории</text:p>
          </table:table-cell>
          <table:table-cell table:style-name="ce17" table:formula="of:=IF([.AZ6]=[.BA6];0;1)" office:value-type="float" office:value="0" calcext:value-type="float">
            <text:p>0</text:p>
          </table:table-cell>
          <table:table-cell table:formula="of:=[.$I6]&amp;[.$J6]&amp;[.$S6]&amp;[.$T6]&amp;[.$AC6]&amp;[.$AD6]&amp;[.$AM6]&amp;[.$AN6]&amp;[.$AW6]&amp;[.$AX6]&amp;[.$AY6]" office:value-type="string" office:string-value="Бухгалтера 2 категории" calcext:value-type="string">
            <text:p>Бухгалтера 2 категории</text:p>
          </table:table-cell>
          <table:table-cell table:style-name="ce22" office:value-type="string" calcext:value-type="string">
            <text:p>Бухгалтера 2 категории</text:p>
          </table:table-cell>
          <table:table-cell table:style-name="ce17" table:formula="of:=IF([.BC6]=[.BD6];0;1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table:style-name="ce14" office:value-type="string" calcext:value-type="string">
            <text:p>Ведущий инженер по надзору за строительством</text:p>
          </table:table-cell>
          <table:table-cell table:formula="of:=MIN(SEARCH(&quot; &quot;;[.A7]&amp;&quot; &quot;);SEARCH(&quot;-&quot;;[.A7]&amp;&quot;-&quot;); SEARCH(&quot;)&quot;;[.A7]&amp;&quot;)&quot;))" office:value-type="float" office:value="8" calcext:value-type="float">
            <text:p>8</text:p>
          </table:table-cell>
          <table:table-cell table:formula="of:=LEFT([.A7];[.B7]-1)" office:value-type="string" office:string-value="Ведущий" calcext:value-type="string">
            <text:p>Ведущий</text:p>
          </table:table-cell>
          <table:table-cell table:formula="of:=IFERROR(MATCH(RIGHT([.C7];5);[$Окончания.$A$1:$Окончания.$A$1048576];0);IFERROR(MATCH(RIGHT([.C7];4);[$Окончания.$A$1:$Окончания.$A$1048576];0);IFERROR(MATCH(RIGHT([.C7];3);[$Окончания.$A$1:$Окончания.$A$1048576];0);IFERROR(MATCH(RIGHT([.C7];2);[$Окончания.$A$1:$Окончания.$A$1048576];0);MATCH(RIGHT([.C7];1);[$Окончания.$A$1:$Окончания.$A$1048576];0)))))" office:value-type="float" office:value="5" calcext:value-type="float">
            <text:p>5</text:p>
          </table:table-cell>
          <table:table-cell table:formula="of:=IFERROR(INDEX([$Окончания.$A$1:$Окончания.$A$1048576];[.D7]);&quot;&quot;)" office:value-type="string" office:string-value="щий" calcext:value-type="string">
            <text:p>щий</text:p>
          </table:table-cell>
          <table:table-cell table:formula="of:=IFERROR(INDEX([$Окончания.$B$1:$Окончания.$B$1048576];[.D7]);&quot;&quot;)" office:value-type="string" office:string-value="щему" calcext:value-type="string">
            <text:p>щему</text:p>
          </table:table-cell>
          <table:table-cell table:style-name="ce17" table:formula="of:=LEFT([.C7];LEN([.C7])-LEN([.E7]))&amp;[.F7]" office:value-type="string" office:string-value="Ведущему" calcext:value-type="string">
            <text:p>Ведущему</text:p>
          </table:table-cell>
          <table:table-cell table:style-name="ce17" table:formula="of:=IFERROR(INDEX([$Окончания.$C$1:$Окончания.$C$1048576];[.D7]);&quot;&quot;)" office:value-type="string" office:string-value="щего" calcext:value-type="string">
            <text:p>щего</text:p>
          </table:table-cell>
          <table:table-cell table:style-name="ce17" table:formula="of:=LEFT([.C7];LEN([.C7])-LEN([.E7]))&amp;[.H7]" office:value-type="string" office:string-value="Ведущего" calcext:value-type="string">
            <text:p>Ведущего</text:p>
          </table:table-cell>
          <table:table-cell table:style-name="ce18" table:formula="of:=MID([.A7];[.B7];1)&amp;IF(MID([.A7];[.B7]+1;1)=&quot;(&quot;; &quot;(&quot;; &quot;&quot;)" office:value-type="string" office:string-value=" " calcext:value-type="string">
            <text:p><text:s/></text:p>
          </table:table-cell>
          <table:table-cell table:formula="of:=MID([.A7];[.B7]+LEN([.J7]);100)" office:value-type="string" office:string-value="инженер по надзору за строительством" calcext:value-type="string">
            <text:p>инженер по надзору за строительством</text:p>
          </table:table-cell>
          <table:table-cell table:formula="of:=MIN(SEARCH(&quot; &quot;;[.K7]&amp;&quot; &quot;);SEARCH(&quot;-&quot;;[.K7]&amp;&quot;-&quot;); SEARCH(&quot;)&quot;;[.K7]&amp;&quot;)&quot;))" office:value-type="float" office:value="8" calcext:value-type="float">
            <text:p>8</text:p>
          </table:table-cell>
          <table:table-cell table:formula="of:=LEFT([.K7];[.L7]-1)" office:value-type="string" office:string-value="инженер" calcext:value-type="string">
            <text:p>инженер</text:p>
          </table:table-cell>
          <table:table-cell table:formula="of:=IFERROR(MATCH(RIGHT([.M7];5);[$Окончания.$A$1:$Окончания.$A$1048576];0);IFERROR(MATCH(RIGHT([.M7];4);[$Окончания.$A$1:$Окончания.$A$1048576];0);IFERROR(MATCH(RIGHT([.M7];3);[$Окончания.$A$1:$Окончания.$A$1048576];0);IFERROR(MATCH(RIGHT([.M7];2);[$Окончания.$A$1:$Окончания.$A$1048576];0);MATCH(RIGHT([.M7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N7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N7]);&quot;&quot;)" office:value-type="string" office:string-value="ру" calcext:value-type="string">
            <text:p>ру</text:p>
          </table:table-cell>
          <table:table-cell table:style-name="ce17" table:formula="of:=LEFT([.M7];LEN([.M7])-LEN([.O7]))&amp;[.P7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N7]);&quot;&quot;)" office:value-type="string" office:string-value="ра" calcext:value-type="string">
            <text:p>ра</text:p>
          </table:table-cell>
          <table:table-cell table:style-name="ce17" table:formula="of:=LEFT([.M7];LEN([.M7])-LEN([.O7]))&amp;[.R7]" office:value-type="string" office:string-value="инженера" calcext:value-type="string">
            <text:p>инженера</text:p>
          </table:table-cell>
          <table:table-cell table:style-name="ce18" table:formula="of:=MID([.K7];[.L7];1)&amp;IF(MID([.K7];[.L7]+1;1)=&quot;(&quot;; &quot;(&quot;; &quot;&quot;)" office:value-type="string" office:string-value=" " calcext:value-type="string">
            <text:p><text:s/></text:p>
          </table:table-cell>
          <table:table-cell table:formula="of:=MID([.K7];[.L7]+LEN([.T7]);100)" office:value-type="string" office:string-value="по надзору за строительством" calcext:value-type="string">
            <text:p>по надзору за строительством</text:p>
          </table:table-cell>
          <table:table-cell table:formula="of:=MIN(SEARCH(&quot; &quot;;[.U7]&amp;&quot; &quot;);SEARCH(&quot;-&quot;;[.U7]&amp;&quot;-&quot;); SEARCH(&quot;)&quot;;[.U7]&amp;&quot;)&quot;))" office:value-type="float" office:value="3" calcext:value-type="float">
            <text:p>3</text:p>
          </table:table-cell>
          <table:table-cell table:formula="of:=LEFT([.U7];[.V7]-1)" office:value-type="string" office:string-value="по" calcext:value-type="string">
            <text:p>по</text:p>
          </table:table-cell>
          <table:table-cell table:formula="of:=IFERROR(MATCH(RIGHT([.W7];5);[$Окончания.$A$1:$Окончания.$A$1048576];0);IFERROR(MATCH(RIGHT([.W7];4);[$Окончания.$A$1:$Окончания.$A$1048576];0);IFERROR(MATCH(RIGHT([.W7];3);[$Окончания.$A$1:$Окончания.$A$1048576];0);IFERROR(MATCH(RIGHT([.W7];2);[$Окончания.$A$1:$Окончания.$A$1048576];0);MATCH(RIGHT([.W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7]);&quot;&quot;)">
            <text:p/>
          </table:table-cell>
          <table:table-cell table:formula="of:=IFERROR(INDEX([$Окончания.$B$1:$Окончания.$B$1048576];[.X7]);&quot;&quot;)">
            <text:p/>
          </table:table-cell>
          <table:table-cell table:style-name="ce17" table:formula="of:=LEFT([.W7];LEN([.W7])-LEN([.Y7]))&amp;[.Z7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X7]);&quot;&quot;)">
            <text:p/>
          </table:table-cell>
          <table:table-cell table:style-name="ce17" table:formula="of:=LEFT([.W7];LEN([.W7])-LEN([.Y7]))&amp;[.AB7]" office:value-type="string" office:string-value="по" calcext:value-type="string">
            <text:p>по</text:p>
          </table:table-cell>
          <table:table-cell table:style-name="ce18" table:formula="of:=MID([.U7];[.V7];1)&amp;IF(MID([.U7];[.V7]+1;1)=&quot;(&quot;; &quot;(&quot;; &quot;&quot;)" office:value-type="string" office:string-value=" " calcext:value-type="string">
            <text:p><text:s/></text:p>
          </table:table-cell>
          <table:table-cell table:formula="of:=MID([.U7];[.V7]+LEN([.AD7]);100)" office:value-type="string" office:string-value="надзору за строительством" calcext:value-type="string">
            <text:p>надзору за строительством</text:p>
          </table:table-cell>
          <table:table-cell table:formula="of:=MIN(SEARCH(&quot; &quot;;[.AE7]&amp;&quot; &quot;);SEARCH(&quot;-&quot;;[.AE7]&amp;&quot;-&quot;); SEARCH(&quot;)&quot;;[.AE7]&amp;&quot;)&quot;))" office:value-type="float" office:value="8" calcext:value-type="float">
            <text:p>8</text:p>
          </table:table-cell>
          <table:table-cell table:formula="of:=LEFT([.AE7];[.AF7]-1)" office:value-type="string" office:string-value="надзору" calcext:value-type="string">
            <text:p>надзору</text:p>
          </table:table-cell>
          <table:table-cell table:formula="of:=IFERROR(MATCH(RIGHT([.AG7];5);[$Окончания.$A$1:$Окончания.$A$1048576];0);IFERROR(MATCH(RIGHT([.AG7];4);[$Окончания.$A$1:$Окончания.$A$1048576];0);IFERROR(MATCH(RIGHT([.AG7];3);[$Окончания.$A$1:$Окончания.$A$1048576];0);IFERROR(MATCH(RIGHT([.AG7];2);[$Окончания.$A$1:$Окончания.$A$1048576];0);MATCH(RIGHT([.AG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7]);&quot;&quot;)">
            <text:p/>
          </table:table-cell>
          <table:table-cell table:formula="of:=IFERROR(INDEX([$Окончания.$B$1:$Окончания.$B$1048576];[.AH7]);&quot;&quot;)">
            <text:p/>
          </table:table-cell>
          <table:table-cell table:style-name="ce17" table:formula="of:=LEFT([.AG7];LEN([.AG7])-LEN([.AI7]))&amp;[.AJ7]" office:value-type="string" office:string-value="надзору" calcext:value-type="string">
            <text:p>надзору</text:p>
          </table:table-cell>
          <table:table-cell table:style-name="ce17" table:formula="of:=IFERROR(INDEX([$Окончания.$C$1:$Окончания.$C$1048576];[.AH7]);&quot;&quot;)">
            <text:p/>
          </table:table-cell>
          <table:table-cell table:style-name="ce17" table:formula="of:=LEFT([.AG7];LEN([.AG7])-LEN([.AI7]))&amp;[.AL7]" office:value-type="string" office:string-value="надзору" calcext:value-type="string">
            <text:p>надзору</text:p>
          </table:table-cell>
          <table:table-cell table:style-name="ce18" table:formula="of:=MID([.AE7];[.AF7];1)&amp;IF(MID([.AE7];[.AF7]+1;1)=&quot;(&quot;; &quot;(&quot;; &quot;&quot;)" office:value-type="string" office:string-value=" " calcext:value-type="string">
            <text:p><text:s/></text:p>
          </table:table-cell>
          <table:table-cell table:formula="of:=MID([.AE7];[.AF7]+LEN([.AN7]);100)" office:value-type="string" office:string-value="за строительством" calcext:value-type="string">
            <text:p>за строительством</text:p>
          </table:table-cell>
          <table:table-cell table:formula="of:=MIN(SEARCH(&quot; &quot;;[.AO7]&amp;&quot; &quot;);SEARCH(&quot;-&quot;;[.AO7]&amp;&quot;-&quot;); SEARCH(&quot;)&quot;;[.AO7]&amp;&quot;)&quot;))" office:value-type="float" office:value="3" calcext:value-type="float">
            <text:p>3</text:p>
          </table:table-cell>
          <table:table-cell table:formula="of:=LEFT([.AO7];[.AP7]-1)" office:value-type="string" office:string-value="за" calcext:value-type="string">
            <text:p>за</text:p>
          </table:table-cell>
          <table:table-cell table:formula="of:=IFERROR(MATCH(RIGHT([.AQ7];5);[$Окончания.$A$1:$Окончания.$A$1048576];0);IFERROR(MATCH(RIGHT([.AQ7];4);[$Окончания.$A$1:$Окончания.$A$1048576];0);IFERROR(MATCH(RIGHT([.AQ7];3);[$Окончания.$A$1:$Окончания.$A$1048576];0);IFERROR(MATCH(RIGHT([.AQ7];2);[$Окончания.$A$1:$Окончания.$A$1048576];0);MATCH(RIGHT([.AQ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7]);&quot;&quot;)">
            <text:p/>
          </table:table-cell>
          <table:table-cell table:formula="of:=IFERROR(INDEX([$Окончания.$B$1:$Окончания.$B$1048576];[.AR7]);&quot;&quot;)">
            <text:p/>
          </table:table-cell>
          <table:table-cell table:style-name="ce17" table:formula="of:=LEFT([.AQ7];LEN([.AQ7])-LEN([.AS7]))&amp;[.AT7]" office:value-type="string" office:string-value="за" calcext:value-type="string">
            <text:p>за</text:p>
          </table:table-cell>
          <table:table-cell table:style-name="ce17" table:formula="of:=IFERROR(INDEX([$Окончания.$C$1:$Окончания.$C$1048576];[.AR7]);&quot;&quot;)">
            <text:p/>
          </table:table-cell>
          <table:table-cell table:style-name="ce17" table:formula="of:=LEFT([.AQ7];LEN([.AQ7])-LEN([.AS7]))&amp;[.AV7]" office:value-type="string" office:string-value="за" calcext:value-type="string">
            <text:p>за</text:p>
          </table:table-cell>
          <table:table-cell table:style-name="ce18" table:formula="of:=MID([.AO7];[.AP7];1)&amp;IF(MID([.AO7];[.AP7]+1;1)=&quot;(&quot;; &quot;(&quot;; &quot;&quot;)" office:value-type="string" office:string-value=" " calcext:value-type="string">
            <text:p><text:s/></text:p>
          </table:table-cell>
          <table:table-cell table:formula="of:=MID([.AO7];[.AP7]+LEN([.AX7]);100)" office:value-type="string" office:string-value="строительством" calcext:value-type="string">
            <text:p>строительством</text:p>
          </table:table-cell>
          <table:table-cell table:formula="of:=[.$G7]&amp;[.$J7]&amp;[.$Q7]&amp;[.$T7]&amp;[.$AA7]&amp;[.$AD7]&amp;[.$AK7]&amp;[.$AN7]&amp;[.$AU7]&amp;[.$AX7]&amp;[.$AY7]" office:value-type="string" office:string-value="Ведущему инженеру по надзору за строительством" calcext:value-type="string">
            <text:p>Ведущему инженеру по надзору за строительством</text:p>
          </table:table-cell>
          <table:table-cell office:value-type="string" calcext:value-type="string">
            <text:p>Ведущему инженеру по надзору за строительством</text:p>
          </table:table-cell>
          <table:table-cell table:style-name="ce17" table:formula="of:=IF([.AZ7]=[.BA7];0;1)" office:value-type="float" office:value="0" calcext:value-type="float">
            <text:p>0</text:p>
          </table:table-cell>
          <table:table-cell table:formula="of:=[.$I7]&amp;[.$J7]&amp;[.$S7]&amp;[.$T7]&amp;[.$AC7]&amp;[.$AD7]&amp;[.$AM7]&amp;[.$AN7]&amp;[.$AW7]&amp;[.$AX7]&amp;[.$AY7]" office:value-type="string" office:string-value="Ведущего инженера по надзору за строительством" calcext:value-type="string">
            <text:p>Ведущего инженера по надзору за строительством</text:p>
          </table:table-cell>
          <table:table-cell table:style-name="ce22" office:value-type="string" calcext:value-type="string">
            <text:p>Ведущего инженера по надзору за строительством</text:p>
          </table:table-cell>
          <table:table-cell table:style-name="ce17" table:formula="of:=IF([.BC7]=[.BD7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ведущий инженер-механик</text:p>
          </table:table-cell>
          <table:table-cell table:formula="of:=MIN(SEARCH(&quot; &quot;;[.A8]&amp;&quot; &quot;);SEARCH(&quot;-&quot;;[.A8]&amp;&quot;-&quot;); SEARCH(&quot;)&quot;;[.A8]&amp;&quot;)&quot;))" office:value-type="float" office:value="8" calcext:value-type="float">
            <text:p>8</text:p>
          </table:table-cell>
          <table:table-cell table:formula="of:=LEFT([.A8];[.B8]-1)" office:value-type="string" office:string-value="ведущий" calcext:value-type="string">
            <text:p>ведущий</text:p>
          </table:table-cell>
          <table:table-cell table:formula="of:=IFERROR(MATCH(RIGHT([.C8];5);[$Окончания.$A$1:$Окончания.$A$1048576];0);IFERROR(MATCH(RIGHT([.C8];4);[$Окончания.$A$1:$Окончания.$A$1048576];0);IFERROR(MATCH(RIGHT([.C8];3);[$Окончания.$A$1:$Окончания.$A$1048576];0);IFERROR(MATCH(RIGHT([.C8];2);[$Окончания.$A$1:$Окончания.$A$1048576];0);MATCH(RIGHT([.C8];1);[$Окончания.$A$1:$Окончания.$A$1048576];0)))))" office:value-type="float" office:value="5" calcext:value-type="float">
            <text:p>5</text:p>
          </table:table-cell>
          <table:table-cell table:formula="of:=IFERROR(INDEX([$Окончания.$A$1:$Окончания.$A$1048576];[.D8]);&quot;&quot;)" office:value-type="string" office:string-value="щий" calcext:value-type="string">
            <text:p>щий</text:p>
          </table:table-cell>
          <table:table-cell table:formula="of:=IFERROR(INDEX([$Окончания.$B$1:$Окончания.$B$1048576];[.D8]);&quot;&quot;)" office:value-type="string" office:string-value="щему" calcext:value-type="string">
            <text:p>щему</text:p>
          </table:table-cell>
          <table:table-cell table:style-name="ce17" table:formula="of:=LEFT([.C8];LEN([.C8])-LEN([.E8]))&amp;[.F8]" office:value-type="string" office:string-value="ведущему" calcext:value-type="string">
            <text:p>ведущему</text:p>
          </table:table-cell>
          <table:table-cell table:style-name="ce17" table:formula="of:=IFERROR(INDEX([$Окончания.$C$1:$Окончания.$C$1048576];[.D8]);&quot;&quot;)" office:value-type="string" office:string-value="щего" calcext:value-type="string">
            <text:p>щего</text:p>
          </table:table-cell>
          <table:table-cell table:style-name="ce17" table:formula="of:=LEFT([.C8];LEN([.C8])-LEN([.E8]))&amp;[.H8]" office:value-type="string" office:string-value="ведущего" calcext:value-type="string">
            <text:p>ведущего</text:p>
          </table:table-cell>
          <table:table-cell table:style-name="ce18" table:formula="of:=MID([.A8];[.B8];1)&amp;IF(MID([.A8];[.B8]+1;1)=&quot;(&quot;; &quot;(&quot;; &quot;&quot;)" office:value-type="string" office:string-value=" " calcext:value-type="string">
            <text:p><text:s/></text:p>
          </table:table-cell>
          <table:table-cell table:formula="of:=MID([.A8];[.B8]+LEN([.J8]);100)" office:value-type="string" office:string-value="инженер-механик" calcext:value-type="string">
            <text:p>инженер-механик</text:p>
          </table:table-cell>
          <table:table-cell table:formula="of:=MIN(SEARCH(&quot; &quot;;[.K8]&amp;&quot; &quot;);SEARCH(&quot;-&quot;;[.K8]&amp;&quot;-&quot;); SEARCH(&quot;)&quot;;[.K8]&amp;&quot;)&quot;))" office:value-type="float" office:value="8" calcext:value-type="float">
            <text:p>8</text:p>
          </table:table-cell>
          <table:table-cell table:formula="of:=LEFT([.K8];[.L8]-1)" office:value-type="string" office:string-value="инженер" calcext:value-type="string">
            <text:p>инженер</text:p>
          </table:table-cell>
          <table:table-cell table:formula="of:=IFERROR(MATCH(RIGHT([.M8];5);[$Окончания.$A$1:$Окончания.$A$1048576];0);IFERROR(MATCH(RIGHT([.M8];4);[$Окончания.$A$1:$Окончания.$A$1048576];0);IFERROR(MATCH(RIGHT([.M8];3);[$Окончания.$A$1:$Окончания.$A$1048576];0);IFERROR(MATCH(RIGHT([.M8];2);[$Окончания.$A$1:$Окончания.$A$1048576];0);MATCH(RIGHT([.M8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N8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N8]);&quot;&quot;)" office:value-type="string" office:string-value="ру" calcext:value-type="string">
            <text:p>ру</text:p>
          </table:table-cell>
          <table:table-cell table:style-name="ce17" table:formula="of:=LEFT([.M8];LEN([.M8])-LEN([.O8]))&amp;[.P8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N8]);&quot;&quot;)" office:value-type="string" office:string-value="ра" calcext:value-type="string">
            <text:p>ра</text:p>
          </table:table-cell>
          <table:table-cell table:style-name="ce17" table:formula="of:=LEFT([.M8];LEN([.M8])-LEN([.O8]))&amp;[.R8]" office:value-type="string" office:string-value="инженера" calcext:value-type="string">
            <text:p>инженера</text:p>
          </table:table-cell>
          <table:table-cell table:style-name="ce18" table:formula="of:=MID([.K8];[.L8];1)&amp;IF(MID([.K8];[.L8]+1;1)=&quot;(&quot;; &quot;(&quot;; &quot;&quot;)" office:value-type="string" office:string-value="-" calcext:value-type="string">
            <text:p>-</text:p>
          </table:table-cell>
          <table:table-cell table:formula="of:=MID([.K8];[.L8]+LEN([.T8]);100)" office:value-type="string" office:string-value="механик" calcext:value-type="string">
            <text:p>механик</text:p>
          </table:table-cell>
          <table:table-cell table:formula="of:=MIN(SEARCH(&quot; &quot;;[.U8]&amp;&quot; &quot;);SEARCH(&quot;-&quot;;[.U8]&amp;&quot;-&quot;); SEARCH(&quot;)&quot;;[.U8]&amp;&quot;)&quot;))" office:value-type="float" office:value="8" calcext:value-type="float">
            <text:p>8</text:p>
          </table:table-cell>
          <table:table-cell table:formula="of:=LEFT([.U8];[.V8]-1)" office:value-type="string" office:string-value="механик" calcext:value-type="string">
            <text:p>механик</text:p>
          </table:table-cell>
          <table:table-cell table:formula="of:=IFERROR(MATCH(RIGHT([.W8];5);[$Окончания.$A$1:$Окончания.$A$1048576];0);IFERROR(MATCH(RIGHT([.W8];4);[$Окончания.$A$1:$Окончания.$A$1048576];0);IFERROR(MATCH(RIGHT([.W8];3);[$Окончания.$A$1:$Окончания.$A$1048576];0);IFERROR(MATCH(RIGHT([.W8];2);[$Окончания.$A$1:$Окончания.$A$1048576];0);MATCH(RIGHT([.W8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X8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X8]);&quot;&quot;)" office:value-type="string" office:string-value="ку" calcext:value-type="string">
            <text:p>ку</text:p>
          </table:table-cell>
          <table:table-cell table:style-name="ce17" table:formula="of:=LEFT([.W8];LEN([.W8])-LEN([.Y8]))&amp;[.Z8]" office:value-type="string" office:string-value="механику" calcext:value-type="string">
            <text:p>механику</text:p>
          </table:table-cell>
          <table:table-cell table:style-name="ce17" table:formula="of:=IFERROR(INDEX([$Окончания.$C$1:$Окончания.$C$1048576];[.X8]);&quot;&quot;)" office:value-type="string" office:string-value="ка" calcext:value-type="string">
            <text:p>ка</text:p>
          </table:table-cell>
          <table:table-cell table:style-name="ce17" table:formula="of:=LEFT([.W8];LEN([.W8])-LEN([.Y8]))&amp;[.AB8]" office:value-type="string" office:string-value="механика" calcext:value-type="string">
            <text:p>механика</text:p>
          </table:table-cell>
          <table:table-cell table:style-name="ce18" table:formula="of:=MID([.U8];[.V8];1)&amp;IF(MID([.U8];[.V8]+1;1)=&quot;(&quot;; &quot;(&quot;; &quot;&quot;)">
            <text:p/>
          </table:table-cell>
          <table:table-cell table:formula="of:=MID([.U8];[.V8]+LEN([.AD8]);100)">
            <text:p/>
          </table:table-cell>
          <table:table-cell table:formula="of:=MIN(SEARCH(&quot; &quot;;[.AE8]&amp;&quot; &quot;);SEARCH(&quot;-&quot;;[.AE8]&amp;&quot;-&quot;); SEARCH(&quot;)&quot;;[.AE8]&amp;&quot;)&quot;))" office:value-type="float" office:value="1" calcext:value-type="float">
            <text:p>1</text:p>
          </table:table-cell>
          <table:table-cell table:formula="of:=LEFT([.AE8];[.AF8]-1)">
            <text:p/>
          </table:table-cell>
          <table:table-cell table:formula="of:=IFERROR(MATCH(RIGHT([.AG8];5);[$Окончания.$A$1:$Окончания.$A$1048576];0);IFERROR(MATCH(RIGHT([.AG8];4);[$Окончания.$A$1:$Окончания.$A$1048576];0);IFERROR(MATCH(RIGHT([.AG8];3);[$Окончания.$A$1:$Окончания.$A$1048576];0);IFERROR(MATCH(RIGHT([.AG8];2);[$Окончания.$A$1:$Окончания.$A$1048576];0);MATCH(RIGHT([.AG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8]);&quot;&quot;)">
            <text:p/>
          </table:table-cell>
          <table:table-cell table:formula="of:=IFERROR(INDEX([$Окончания.$B$1:$Окончания.$B$1048576];[.AH8]);&quot;&quot;)">
            <text:p/>
          </table:table-cell>
          <table:table-cell table:style-name="ce17" table:formula="of:=LEFT([.AG8];LEN([.AG8])-LEN([.AI8]))&amp;[.AJ8]">
            <text:p/>
          </table:table-cell>
          <table:table-cell table:style-name="ce17" table:formula="of:=IFERROR(INDEX([$Окончания.$C$1:$Окончания.$C$1048576];[.AH8]);&quot;&quot;)">
            <text:p/>
          </table:table-cell>
          <table:table-cell table:style-name="ce17" table:formula="of:=LEFT([.AG8];LEN([.AG8])-LEN([.AI8]))&amp;[.AL8]">
            <text:p/>
          </table:table-cell>
          <table:table-cell table:style-name="ce18" table:formula="of:=MID([.AE8];[.AF8];1)&amp;IF(MID([.AE8];[.AF8]+1;1)=&quot;(&quot;; &quot;(&quot;; &quot;&quot;)">
            <text:p/>
          </table:table-cell>
          <table:table-cell table:formula="of:=MID([.AE8];[.AF8]+LEN([.AN8]);100)">
            <text:p/>
          </table:table-cell>
          <table:table-cell table:formula="of:=MIN(SEARCH(&quot; &quot;;[.AO8]&amp;&quot; &quot;);SEARCH(&quot;-&quot;;[.AO8]&amp;&quot;-&quot;); SEARCH(&quot;)&quot;;[.AO8]&amp;&quot;)&quot;))" office:value-type="float" office:value="1" calcext:value-type="float">
            <text:p>1</text:p>
          </table:table-cell>
          <table:table-cell table:formula="of:=LEFT([.AO8];[.AP8]-1)">
            <text:p/>
          </table:table-cell>
          <table:table-cell table:formula="of:=IFERROR(MATCH(RIGHT([.AQ8];5);[$Окончания.$A$1:$Окончания.$A$1048576];0);IFERROR(MATCH(RIGHT([.AQ8];4);[$Окончания.$A$1:$Окончания.$A$1048576];0);IFERROR(MATCH(RIGHT([.AQ8];3);[$Окончания.$A$1:$Окончания.$A$1048576];0);IFERROR(MATCH(RIGHT([.AQ8];2);[$Окончания.$A$1:$Окончания.$A$1048576];0);MATCH(RIGHT([.AQ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8]);&quot;&quot;)">
            <text:p/>
          </table:table-cell>
          <table:table-cell table:formula="of:=IFERROR(INDEX([$Окончания.$B$1:$Окончания.$B$1048576];[.AR8]);&quot;&quot;)">
            <text:p/>
          </table:table-cell>
          <table:table-cell table:style-name="ce17" table:formula="of:=LEFT([.AQ8];LEN([.AQ8])-LEN([.AS8]))&amp;[.AT8]">
            <text:p/>
          </table:table-cell>
          <table:table-cell table:style-name="ce17" table:formula="of:=IFERROR(INDEX([$Окончания.$C$1:$Окончания.$C$1048576];[.AR8]);&quot;&quot;)">
            <text:p/>
          </table:table-cell>
          <table:table-cell table:style-name="ce17" table:formula="of:=LEFT([.AQ8];LEN([.AQ8])-LEN([.AS8]))&amp;[.AV8]">
            <text:p/>
          </table:table-cell>
          <table:table-cell table:style-name="ce18" table:formula="of:=MID([.AO8];[.AP8];1)&amp;IF(MID([.AO8];[.AP8]+1;1)=&quot;(&quot;; &quot;(&quot;; &quot;&quot;)">
            <text:p/>
          </table:table-cell>
          <table:table-cell table:formula="of:=MID([.AO8];[.AP8]+LEN([.AX8]);100)">
            <text:p/>
          </table:table-cell>
          <table:table-cell table:formula="of:=[.$G8]&amp;[.$J8]&amp;[.$Q8]&amp;[.$T8]&amp;[.$AA8]&amp;[.$AD8]&amp;[.$AK8]&amp;[.$AN8]&amp;[.$AU8]&amp;[.$AX8]&amp;[.$AY8]" office:value-type="string" office:string-value="ведущему инженеру-механику" calcext:value-type="string">
            <text:p>ведущему инженеру-механику</text:p>
          </table:table-cell>
          <table:table-cell office:value-type="string" calcext:value-type="string">
            <text:p>ведущему инженеру-механику</text:p>
          </table:table-cell>
          <table:table-cell table:style-name="ce17" table:formula="of:=IF([.AZ8]=[.BA8];0;1)" office:value-type="float" office:value="0" calcext:value-type="float">
            <text:p>0</text:p>
          </table:table-cell>
          <table:table-cell table:formula="of:=[.$I8]&amp;[.$J8]&amp;[.$S8]&amp;[.$T8]&amp;[.$AC8]&amp;[.$AD8]&amp;[.$AM8]&amp;[.$AN8]&amp;[.$AW8]&amp;[.$AX8]&amp;[.$AY8]" office:value-type="string" office:string-value="ведущего инженера-механика" calcext:value-type="string">
            <text:p>ведущего инженера-механика</text:p>
          </table:table-cell>
          <table:table-cell table:style-name="ce22" office:value-type="string" calcext:value-type="string">
            <text:p>ведущего инженера-механика</text:p>
          </table:table-cell>
          <table:table-cell table:style-name="ce17" table:formula="of:=IF([.BC8]=[.BD8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Ведущий инженер-программист</text:p>
          </table:table-cell>
          <table:table-cell table:formula="of:=MIN(SEARCH(&quot; &quot;;[.A9]&amp;&quot; &quot;);SEARCH(&quot;-&quot;;[.A9]&amp;&quot;-&quot;); SEARCH(&quot;)&quot;;[.A9]&amp;&quot;)&quot;))" office:value-type="float" office:value="8" calcext:value-type="float">
            <text:p>8</text:p>
          </table:table-cell>
          <table:table-cell table:formula="of:=LEFT([.A9];[.B9]-1)" office:value-type="string" office:string-value="Ведущий" calcext:value-type="string">
            <text:p>Ведущий</text:p>
          </table:table-cell>
          <table:table-cell table:formula="of:=IFERROR(MATCH(RIGHT([.C9];5);[$Окончания.$A$1:$Окончания.$A$1048576];0);IFERROR(MATCH(RIGHT([.C9];4);[$Окончания.$A$1:$Окончания.$A$1048576];0);IFERROR(MATCH(RIGHT([.C9];3);[$Окончания.$A$1:$Окончания.$A$1048576];0);IFERROR(MATCH(RIGHT([.C9];2);[$Окончания.$A$1:$Окончания.$A$1048576];0);MATCH(RIGHT([.C9];1);[$Окончания.$A$1:$Окончания.$A$1048576];0)))))" office:value-type="float" office:value="5" calcext:value-type="float">
            <text:p>5</text:p>
          </table:table-cell>
          <table:table-cell table:formula="of:=IFERROR(INDEX([$Окончания.$A$1:$Окончания.$A$1048576];[.D9]);&quot;&quot;)" office:value-type="string" office:string-value="щий" calcext:value-type="string">
            <text:p>щий</text:p>
          </table:table-cell>
          <table:table-cell table:formula="of:=IFERROR(INDEX([$Окончания.$B$1:$Окончания.$B$1048576];[.D9]);&quot;&quot;)" office:value-type="string" office:string-value="щему" calcext:value-type="string">
            <text:p>щему</text:p>
          </table:table-cell>
          <table:table-cell table:style-name="ce17" table:formula="of:=LEFT([.C9];LEN([.C9])-LEN([.E9]))&amp;[.F9]" office:value-type="string" office:string-value="Ведущему" calcext:value-type="string">
            <text:p>Ведущему</text:p>
          </table:table-cell>
          <table:table-cell table:style-name="ce17" table:formula="of:=IFERROR(INDEX([$Окончания.$C$1:$Окончания.$C$1048576];[.D9]);&quot;&quot;)" office:value-type="string" office:string-value="щего" calcext:value-type="string">
            <text:p>щего</text:p>
          </table:table-cell>
          <table:table-cell table:style-name="ce17" table:formula="of:=LEFT([.C9];LEN([.C9])-LEN([.E9]))&amp;[.H9]" office:value-type="string" office:string-value="Ведущего" calcext:value-type="string">
            <text:p>Ведущего</text:p>
          </table:table-cell>
          <table:table-cell table:style-name="ce18" table:formula="of:=MID([.A9];[.B9];1)&amp;IF(MID([.A9];[.B9]+1;1)=&quot;(&quot;; &quot;(&quot;; &quot;&quot;)" office:value-type="string" office:string-value=" " calcext:value-type="string">
            <text:p><text:s/></text:p>
          </table:table-cell>
          <table:table-cell table:formula="of:=MID([.A9];[.B9]+LEN([.J9]);100)" office:value-type="string" office:string-value="инженер-программист" calcext:value-type="string">
            <text:p>инженер-программист</text:p>
          </table:table-cell>
          <table:table-cell table:formula="of:=MIN(SEARCH(&quot; &quot;;[.K9]&amp;&quot; &quot;);SEARCH(&quot;-&quot;;[.K9]&amp;&quot;-&quot;); SEARCH(&quot;)&quot;;[.K9]&amp;&quot;)&quot;))" office:value-type="float" office:value="8" calcext:value-type="float">
            <text:p>8</text:p>
          </table:table-cell>
          <table:table-cell table:formula="of:=LEFT([.K9];[.L9]-1)" office:value-type="string" office:string-value="инженер" calcext:value-type="string">
            <text:p>инженер</text:p>
          </table:table-cell>
          <table:table-cell table:formula="of:=IFERROR(MATCH(RIGHT([.M9];5);[$Окончания.$A$1:$Окончания.$A$1048576];0);IFERROR(MATCH(RIGHT([.M9];4);[$Окончания.$A$1:$Окончания.$A$1048576];0);IFERROR(MATCH(RIGHT([.M9];3);[$Окончания.$A$1:$Окончания.$A$1048576];0);IFERROR(MATCH(RIGHT([.M9];2);[$Окончания.$A$1:$Окончания.$A$1048576];0);MATCH(RIGHT([.M9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N9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N9]);&quot;&quot;)" office:value-type="string" office:string-value="ру" calcext:value-type="string">
            <text:p>ру</text:p>
          </table:table-cell>
          <table:table-cell table:style-name="ce17" table:formula="of:=LEFT([.M9];LEN([.M9])-LEN([.O9]))&amp;[.P9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N9]);&quot;&quot;)" office:value-type="string" office:string-value="ра" calcext:value-type="string">
            <text:p>ра</text:p>
          </table:table-cell>
          <table:table-cell table:style-name="ce17" table:formula="of:=LEFT([.M9];LEN([.M9])-LEN([.O9]))&amp;[.R9]" office:value-type="string" office:string-value="инженера" calcext:value-type="string">
            <text:p>инженера</text:p>
          </table:table-cell>
          <table:table-cell table:style-name="ce18" table:formula="of:=MID([.K9];[.L9];1)&amp;IF(MID([.K9];[.L9]+1;1)=&quot;(&quot;; &quot;(&quot;; &quot;&quot;)" office:value-type="string" office:string-value="-" calcext:value-type="string">
            <text:p>-</text:p>
          </table:table-cell>
          <table:table-cell table:formula="of:=MID([.K9];[.L9]+LEN([.T9]);100)" office:value-type="string" office:string-value="программист" calcext:value-type="string">
            <text:p>программист</text:p>
          </table:table-cell>
          <table:table-cell table:formula="of:=MIN(SEARCH(&quot; &quot;;[.U9]&amp;&quot; &quot;);SEARCH(&quot;-&quot;;[.U9]&amp;&quot;-&quot;); SEARCH(&quot;)&quot;;[.U9]&amp;&quot;)&quot;))" office:value-type="float" office:value="12" calcext:value-type="float">
            <text:p>12</text:p>
          </table:table-cell>
          <table:table-cell table:formula="of:=LEFT([.U9];[.V9]-1)" office:value-type="string" office:string-value="программист" calcext:value-type="string">
            <text:p>программист</text:p>
          </table:table-cell>
          <table:table-cell table:formula="of:=IFERROR(MATCH(RIGHT([.W9];5);[$Окончания.$A$1:$Окончания.$A$1048576];0);IFERROR(MATCH(RIGHT([.W9];4);[$Окончания.$A$1:$Окончания.$A$1048576];0);IFERROR(MATCH(RIGHT([.W9];3);[$Окончания.$A$1:$Окончания.$A$1048576];0);IFERROR(MATCH(RIGHT([.W9];2);[$Окончания.$A$1:$Окончания.$A$1048576];0);MATCH(RIGHT([.W9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X9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X9]);&quot;&quot;)" office:value-type="string" office:string-value="ту" calcext:value-type="string">
            <text:p>ту</text:p>
          </table:table-cell>
          <table:table-cell table:style-name="ce17" table:formula="of:=LEFT([.W9];LEN([.W9])-LEN([.Y9]))&amp;[.Z9]" office:value-type="string" office:string-value="программисту" calcext:value-type="string">
            <text:p>программисту</text:p>
          </table:table-cell>
          <table:table-cell table:style-name="ce17" table:formula="of:=IFERROR(INDEX([$Окончания.$C$1:$Окончания.$C$1048576];[.X9]);&quot;&quot;)" office:value-type="string" office:string-value="та" calcext:value-type="string">
            <text:p>та</text:p>
          </table:table-cell>
          <table:table-cell table:style-name="ce17" table:formula="of:=LEFT([.W9];LEN([.W9])-LEN([.Y9]))&amp;[.AB9]" office:value-type="string" office:string-value="программиста" calcext:value-type="string">
            <text:p>программиста</text:p>
          </table:table-cell>
          <table:table-cell table:style-name="ce18" table:formula="of:=MID([.U9];[.V9];1)&amp;IF(MID([.U9];[.V9]+1;1)=&quot;(&quot;; &quot;(&quot;; &quot;&quot;)">
            <text:p/>
          </table:table-cell>
          <table:table-cell table:formula="of:=MID([.U9];[.V9]+LEN([.AD9]);100)">
            <text:p/>
          </table:table-cell>
          <table:table-cell table:formula="of:=MIN(SEARCH(&quot; &quot;;[.AE9]&amp;&quot; &quot;);SEARCH(&quot;-&quot;;[.AE9]&amp;&quot;-&quot;); SEARCH(&quot;)&quot;;[.AE9]&amp;&quot;)&quot;))" office:value-type="float" office:value="1" calcext:value-type="float">
            <text:p>1</text:p>
          </table:table-cell>
          <table:table-cell table:formula="of:=LEFT([.AE9];[.AF9]-1)">
            <text:p/>
          </table:table-cell>
          <table:table-cell table:formula="of:=IFERROR(MATCH(RIGHT([.AG9];5);[$Окончания.$A$1:$Окончания.$A$1048576];0);IFERROR(MATCH(RIGHT([.AG9];4);[$Окончания.$A$1:$Окончания.$A$1048576];0);IFERROR(MATCH(RIGHT([.AG9];3);[$Окончания.$A$1:$Окончания.$A$1048576];0);IFERROR(MATCH(RIGHT([.AG9];2);[$Окончания.$A$1:$Окончания.$A$1048576];0);MATCH(RIGHT([.AG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9]);&quot;&quot;)">
            <text:p/>
          </table:table-cell>
          <table:table-cell table:formula="of:=IFERROR(INDEX([$Окончания.$B$1:$Окончания.$B$1048576];[.AH9]);&quot;&quot;)">
            <text:p/>
          </table:table-cell>
          <table:table-cell table:style-name="ce17" table:formula="of:=LEFT([.AG9];LEN([.AG9])-LEN([.AI9]))&amp;[.AJ9]">
            <text:p/>
          </table:table-cell>
          <table:table-cell table:style-name="ce17" table:formula="of:=IFERROR(INDEX([$Окончания.$C$1:$Окончания.$C$1048576];[.AH9]);&quot;&quot;)">
            <text:p/>
          </table:table-cell>
          <table:table-cell table:style-name="ce17" table:formula="of:=LEFT([.AG9];LEN([.AG9])-LEN([.AI9]))&amp;[.AL9]">
            <text:p/>
          </table:table-cell>
          <table:table-cell table:style-name="ce18" table:formula="of:=MID([.AE9];[.AF9];1)&amp;IF(MID([.AE9];[.AF9]+1;1)=&quot;(&quot;; &quot;(&quot;; &quot;&quot;)">
            <text:p/>
          </table:table-cell>
          <table:table-cell table:formula="of:=MID([.AE9];[.AF9]+LEN([.AN9]);100)">
            <text:p/>
          </table:table-cell>
          <table:table-cell table:formula="of:=MIN(SEARCH(&quot; &quot;;[.AO9]&amp;&quot; &quot;);SEARCH(&quot;-&quot;;[.AO9]&amp;&quot;-&quot;); SEARCH(&quot;)&quot;;[.AO9]&amp;&quot;)&quot;))" office:value-type="float" office:value="1" calcext:value-type="float">
            <text:p>1</text:p>
          </table:table-cell>
          <table:table-cell table:formula="of:=LEFT([.AO9];[.AP9]-1)">
            <text:p/>
          </table:table-cell>
          <table:table-cell table:formula="of:=IFERROR(MATCH(RIGHT([.AQ9];5);[$Окончания.$A$1:$Окончания.$A$1048576];0);IFERROR(MATCH(RIGHT([.AQ9];4);[$Окончания.$A$1:$Окончания.$A$1048576];0);IFERROR(MATCH(RIGHT([.AQ9];3);[$Окончания.$A$1:$Окончания.$A$1048576];0);IFERROR(MATCH(RIGHT([.AQ9];2);[$Окончания.$A$1:$Окончания.$A$1048576];0);MATCH(RIGHT([.AQ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9]);&quot;&quot;)">
            <text:p/>
          </table:table-cell>
          <table:table-cell table:formula="of:=IFERROR(INDEX([$Окончания.$B$1:$Окончания.$B$1048576];[.AR9]);&quot;&quot;)">
            <text:p/>
          </table:table-cell>
          <table:table-cell table:style-name="ce17" table:formula="of:=LEFT([.AQ9];LEN([.AQ9])-LEN([.AS9]))&amp;[.AT9]">
            <text:p/>
          </table:table-cell>
          <table:table-cell table:style-name="ce17" table:formula="of:=IFERROR(INDEX([$Окончания.$C$1:$Окончания.$C$1048576];[.AR9]);&quot;&quot;)">
            <text:p/>
          </table:table-cell>
          <table:table-cell table:style-name="ce17" table:formula="of:=LEFT([.AQ9];LEN([.AQ9])-LEN([.AS9]))&amp;[.AV9]">
            <text:p/>
          </table:table-cell>
          <table:table-cell table:style-name="ce18" table:formula="of:=MID([.AO9];[.AP9];1)&amp;IF(MID([.AO9];[.AP9]+1;1)=&quot;(&quot;; &quot;(&quot;; &quot;&quot;)">
            <text:p/>
          </table:table-cell>
          <table:table-cell table:formula="of:=MID([.AO9];[.AP9]+LEN([.AX9]);100)">
            <text:p/>
          </table:table-cell>
          <table:table-cell table:formula="of:=[.$G9]&amp;[.$J9]&amp;[.$Q9]&amp;[.$T9]&amp;[.$AA9]&amp;[.$AD9]&amp;[.$AK9]&amp;[.$AN9]&amp;[.$AU9]&amp;[.$AX9]&amp;[.$AY9]" office:value-type="string" office:string-value="Ведущему инженеру-программисту" calcext:value-type="string">
            <text:p>Ведущему инженеру-программисту</text:p>
          </table:table-cell>
          <table:table-cell office:value-type="string" calcext:value-type="string">
            <text:p>Ведущему инженеру-программисту</text:p>
          </table:table-cell>
          <table:table-cell table:style-name="ce17" table:formula="of:=IF([.AZ9]=[.BA9];0;1)" office:value-type="float" office:value="0" calcext:value-type="float">
            <text:p>0</text:p>
          </table:table-cell>
          <table:table-cell table:formula="of:=[.$I9]&amp;[.$J9]&amp;[.$S9]&amp;[.$T9]&amp;[.$AC9]&amp;[.$AD9]&amp;[.$AM9]&amp;[.$AN9]&amp;[.$AW9]&amp;[.$AX9]&amp;[.$AY9]" office:value-type="string" office:string-value="Ведущего инженера-программиста" calcext:value-type="string">
            <text:p>Ведущего инженера-программиста</text:p>
          </table:table-cell>
          <table:table-cell table:style-name="ce22" office:value-type="string" calcext:value-type="string">
            <text:p>Ведущего инженера-программиста</text:p>
          </table:table-cell>
          <table:table-cell table:style-name="ce17" table:formula="of:=IF([.BC9]=[.BD9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Ведущий инженер-энергетик</text:p>
          </table:table-cell>
          <table:table-cell table:formula="of:=MIN(SEARCH(&quot; &quot;;[.A10]&amp;&quot; &quot;);SEARCH(&quot;-&quot;;[.A10]&amp;&quot;-&quot;); SEARCH(&quot;)&quot;;[.A10]&amp;&quot;)&quot;))" office:value-type="float" office:value="8" calcext:value-type="float">
            <text:p>8</text:p>
          </table:table-cell>
          <table:table-cell table:formula="of:=LEFT([.A10];[.B10]-1)" office:value-type="string" office:string-value="Ведущий" calcext:value-type="string">
            <text:p>Ведущий</text:p>
          </table:table-cell>
          <table:table-cell table:formula="of:=IFERROR(MATCH(RIGHT([.C10];5);[$Окончания.$A$1:$Окончания.$A$1048576];0);IFERROR(MATCH(RIGHT([.C10];4);[$Окончания.$A$1:$Окончания.$A$1048576];0);IFERROR(MATCH(RIGHT([.C10];3);[$Окончания.$A$1:$Окончания.$A$1048576];0);IFERROR(MATCH(RIGHT([.C10];2);[$Окончания.$A$1:$Окончания.$A$1048576];0);MATCH(RIGHT([.C10];1);[$Окончания.$A$1:$Окончания.$A$1048576];0)))))" office:value-type="float" office:value="5" calcext:value-type="float">
            <text:p>5</text:p>
          </table:table-cell>
          <table:table-cell table:formula="of:=IFERROR(INDEX([$Окончания.$A$1:$Окончания.$A$1048576];[.D10]);&quot;&quot;)" office:value-type="string" office:string-value="щий" calcext:value-type="string">
            <text:p>щий</text:p>
          </table:table-cell>
          <table:table-cell table:formula="of:=IFERROR(INDEX([$Окончания.$B$1:$Окончания.$B$1048576];[.D10]);&quot;&quot;)" office:value-type="string" office:string-value="щему" calcext:value-type="string">
            <text:p>щему</text:p>
          </table:table-cell>
          <table:table-cell table:style-name="ce17" table:formula="of:=LEFT([.C10];LEN([.C10])-LEN([.E10]))&amp;[.F10]" office:value-type="string" office:string-value="Ведущему" calcext:value-type="string">
            <text:p>Ведущему</text:p>
          </table:table-cell>
          <table:table-cell table:style-name="ce17" table:formula="of:=IFERROR(INDEX([$Окончания.$C$1:$Окончания.$C$1048576];[.D10]);&quot;&quot;)" office:value-type="string" office:string-value="щего" calcext:value-type="string">
            <text:p>щего</text:p>
          </table:table-cell>
          <table:table-cell table:style-name="ce17" table:formula="of:=LEFT([.C10];LEN([.C10])-LEN([.E10]))&amp;[.H10]" office:value-type="string" office:string-value="Ведущего" calcext:value-type="string">
            <text:p>Ведущего</text:p>
          </table:table-cell>
          <table:table-cell table:style-name="ce18" table:formula="of:=MID([.A10];[.B10];1)&amp;IF(MID([.A10];[.B10]+1;1)=&quot;(&quot;; &quot;(&quot;; &quot;&quot;)" office:value-type="string" office:string-value=" " calcext:value-type="string">
            <text:p><text:s/></text:p>
          </table:table-cell>
          <table:table-cell table:formula="of:=MID([.A10];[.B10]+LEN([.J10]);100)" office:value-type="string" office:string-value="инженер-энергетик" calcext:value-type="string">
            <text:p>инженер-энергетик</text:p>
          </table:table-cell>
          <table:table-cell table:formula="of:=MIN(SEARCH(&quot; &quot;;[.K10]&amp;&quot; &quot;);SEARCH(&quot;-&quot;;[.K10]&amp;&quot;-&quot;); SEARCH(&quot;)&quot;;[.K10]&amp;&quot;)&quot;))" office:value-type="float" office:value="8" calcext:value-type="float">
            <text:p>8</text:p>
          </table:table-cell>
          <table:table-cell table:formula="of:=LEFT([.K10];[.L10]-1)" office:value-type="string" office:string-value="инженер" calcext:value-type="string">
            <text:p>инженер</text:p>
          </table:table-cell>
          <table:table-cell table:formula="of:=IFERROR(MATCH(RIGHT([.M10];5);[$Окончания.$A$1:$Окончания.$A$1048576];0);IFERROR(MATCH(RIGHT([.M10];4);[$Окончания.$A$1:$Окончания.$A$1048576];0);IFERROR(MATCH(RIGHT([.M10];3);[$Окончания.$A$1:$Окончания.$A$1048576];0);IFERROR(MATCH(RIGHT([.M10];2);[$Окончания.$A$1:$Окончания.$A$1048576];0);MATCH(RIGHT([.M10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N10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N10]);&quot;&quot;)" office:value-type="string" office:string-value="ру" calcext:value-type="string">
            <text:p>ру</text:p>
          </table:table-cell>
          <table:table-cell table:style-name="ce17" table:formula="of:=LEFT([.M10];LEN([.M10])-LEN([.O10]))&amp;[.P10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N10]);&quot;&quot;)" office:value-type="string" office:string-value="ра" calcext:value-type="string">
            <text:p>ра</text:p>
          </table:table-cell>
          <table:table-cell table:style-name="ce17" table:formula="of:=LEFT([.M10];LEN([.M10])-LEN([.O10]))&amp;[.R10]" office:value-type="string" office:string-value="инженера" calcext:value-type="string">
            <text:p>инженера</text:p>
          </table:table-cell>
          <table:table-cell table:style-name="ce18" table:formula="of:=MID([.K10];[.L10];1)&amp;IF(MID([.K10];[.L10]+1;1)=&quot;(&quot;; &quot;(&quot;; &quot;&quot;)" office:value-type="string" office:string-value="-" calcext:value-type="string">
            <text:p>-</text:p>
          </table:table-cell>
          <table:table-cell table:formula="of:=MID([.K10];[.L10]+LEN([.T10]);100)" office:value-type="string" office:string-value="энергетик" calcext:value-type="string">
            <text:p>энергетик</text:p>
          </table:table-cell>
          <table:table-cell table:formula="of:=MIN(SEARCH(&quot; &quot;;[.U10]&amp;&quot; &quot;);SEARCH(&quot;-&quot;;[.U10]&amp;&quot;-&quot;); SEARCH(&quot;)&quot;;[.U10]&amp;&quot;)&quot;))" office:value-type="float" office:value="10" calcext:value-type="float">
            <text:p>10</text:p>
          </table:table-cell>
          <table:table-cell table:formula="of:=LEFT([.U10];[.V10]-1)" office:value-type="string" office:string-value="энергетик" calcext:value-type="string">
            <text:p>энергетик</text:p>
          </table:table-cell>
          <table:table-cell table:formula="of:=IFERROR(MATCH(RIGHT([.W10];5);[$Окончания.$A$1:$Окончания.$A$1048576];0);IFERROR(MATCH(RIGHT([.W10];4);[$Окончания.$A$1:$Окончания.$A$1048576];0);IFERROR(MATCH(RIGHT([.W10];3);[$Окончания.$A$1:$Окончания.$A$1048576];0);IFERROR(MATCH(RIGHT([.W10];2);[$Окончания.$A$1:$Окончания.$A$1048576];0);MATCH(RIGHT([.W10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X10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X10]);&quot;&quot;)" office:value-type="string" office:string-value="ку" calcext:value-type="string">
            <text:p>ку</text:p>
          </table:table-cell>
          <table:table-cell table:style-name="ce17" table:formula="of:=LEFT([.W10];LEN([.W10])-LEN([.Y10]))&amp;[.Z10]" office:value-type="string" office:string-value="энергетику" calcext:value-type="string">
            <text:p>энергетику</text:p>
          </table:table-cell>
          <table:table-cell table:style-name="ce17" table:formula="of:=IFERROR(INDEX([$Окончания.$C$1:$Окончания.$C$1048576];[.X10]);&quot;&quot;)" office:value-type="string" office:string-value="ка" calcext:value-type="string">
            <text:p>ка</text:p>
          </table:table-cell>
          <table:table-cell table:style-name="ce17" table:formula="of:=LEFT([.W10];LEN([.W10])-LEN([.Y10]))&amp;[.AB10]" office:value-type="string" office:string-value="энергетика" calcext:value-type="string">
            <text:p>энергетика</text:p>
          </table:table-cell>
          <table:table-cell table:style-name="ce18" table:formula="of:=MID([.U10];[.V10];1)&amp;IF(MID([.U10];[.V10]+1;1)=&quot;(&quot;; &quot;(&quot;; &quot;&quot;)">
            <text:p/>
          </table:table-cell>
          <table:table-cell table:formula="of:=MID([.U10];[.V10]+LEN([.AD10]);100)">
            <text:p/>
          </table:table-cell>
          <table:table-cell table:formula="of:=MIN(SEARCH(&quot; &quot;;[.AE10]&amp;&quot; &quot;);SEARCH(&quot;-&quot;;[.AE10]&amp;&quot;-&quot;); SEARCH(&quot;)&quot;;[.AE10]&amp;&quot;)&quot;))" office:value-type="float" office:value="1" calcext:value-type="float">
            <text:p>1</text:p>
          </table:table-cell>
          <table:table-cell table:formula="of:=LEFT([.AE10];[.AF10]-1)">
            <text:p/>
          </table:table-cell>
          <table:table-cell table:formula="of:=IFERROR(MATCH(RIGHT([.AG10];5);[$Окончания.$A$1:$Окончания.$A$1048576];0);IFERROR(MATCH(RIGHT([.AG10];4);[$Окончания.$A$1:$Окончания.$A$1048576];0);IFERROR(MATCH(RIGHT([.AG10];3);[$Окончания.$A$1:$Окончания.$A$1048576];0);IFERROR(MATCH(RIGHT([.AG10];2);[$Окончания.$A$1:$Окончания.$A$1048576];0);MATCH(RIGHT([.AG1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0]);&quot;&quot;)">
            <text:p/>
          </table:table-cell>
          <table:table-cell table:formula="of:=IFERROR(INDEX([$Окончания.$B$1:$Окончания.$B$1048576];[.AH10]);&quot;&quot;)">
            <text:p/>
          </table:table-cell>
          <table:table-cell table:style-name="ce17" table:formula="of:=LEFT([.AG10];LEN([.AG10])-LEN([.AI10]))&amp;[.AJ10]">
            <text:p/>
          </table:table-cell>
          <table:table-cell table:style-name="ce17" table:formula="of:=IFERROR(INDEX([$Окончания.$C$1:$Окончания.$C$1048576];[.AH10]);&quot;&quot;)">
            <text:p/>
          </table:table-cell>
          <table:table-cell table:style-name="ce17" table:formula="of:=LEFT([.AG10];LEN([.AG10])-LEN([.AI10]))&amp;[.AL10]">
            <text:p/>
          </table:table-cell>
          <table:table-cell table:style-name="ce18" table:formula="of:=MID([.AE10];[.AF10];1)&amp;IF(MID([.AE10];[.AF10]+1;1)=&quot;(&quot;; &quot;(&quot;; &quot;&quot;)">
            <text:p/>
          </table:table-cell>
          <table:table-cell table:formula="of:=MID([.AE10];[.AF10]+LEN([.AN10]);100)">
            <text:p/>
          </table:table-cell>
          <table:table-cell table:formula="of:=MIN(SEARCH(&quot; &quot;;[.AO10]&amp;&quot; &quot;);SEARCH(&quot;-&quot;;[.AO10]&amp;&quot;-&quot;); SEARCH(&quot;)&quot;;[.AO10]&amp;&quot;)&quot;))" office:value-type="float" office:value="1" calcext:value-type="float">
            <text:p>1</text:p>
          </table:table-cell>
          <table:table-cell table:formula="of:=LEFT([.AO10];[.AP10]-1)">
            <text:p/>
          </table:table-cell>
          <table:table-cell table:formula="of:=IFERROR(MATCH(RIGHT([.AQ10];5);[$Окончания.$A$1:$Окончания.$A$1048576];0);IFERROR(MATCH(RIGHT([.AQ10];4);[$Окончания.$A$1:$Окончания.$A$1048576];0);IFERROR(MATCH(RIGHT([.AQ10];3);[$Окончания.$A$1:$Окончания.$A$1048576];0);IFERROR(MATCH(RIGHT([.AQ10];2);[$Окончания.$A$1:$Окончания.$A$1048576];0);MATCH(RIGHT([.AQ1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0]);&quot;&quot;)">
            <text:p/>
          </table:table-cell>
          <table:table-cell table:formula="of:=IFERROR(INDEX([$Окончания.$B$1:$Окончания.$B$1048576];[.AR10]);&quot;&quot;)">
            <text:p/>
          </table:table-cell>
          <table:table-cell table:style-name="ce17" table:formula="of:=LEFT([.AQ10];LEN([.AQ10])-LEN([.AS10]))&amp;[.AT10]">
            <text:p/>
          </table:table-cell>
          <table:table-cell table:style-name="ce17" table:formula="of:=IFERROR(INDEX([$Окончания.$C$1:$Окончания.$C$1048576];[.AR10]);&quot;&quot;)">
            <text:p/>
          </table:table-cell>
          <table:table-cell table:style-name="ce17" table:formula="of:=LEFT([.AQ10];LEN([.AQ10])-LEN([.AS10]))&amp;[.AV10]">
            <text:p/>
          </table:table-cell>
          <table:table-cell table:style-name="ce18" table:formula="of:=MID([.AO10];[.AP10];1)&amp;IF(MID([.AO10];[.AP10]+1;1)=&quot;(&quot;; &quot;(&quot;; &quot;&quot;)">
            <text:p/>
          </table:table-cell>
          <table:table-cell table:formula="of:=MID([.AO10];[.AP10]+LEN([.AX10]);100)">
            <text:p/>
          </table:table-cell>
          <table:table-cell table:formula="of:=[.$G10]&amp;[.$J10]&amp;[.$Q10]&amp;[.$T10]&amp;[.$AA10]&amp;[.$AD10]&amp;[.$AK10]&amp;[.$AN10]&amp;[.$AU10]&amp;[.$AX10]&amp;[.$AY10]" office:value-type="string" office:string-value="Ведущему инженеру-энергетику" calcext:value-type="string">
            <text:p>Ведущему инженеру-энергетику</text:p>
          </table:table-cell>
          <table:table-cell office:value-type="string" calcext:value-type="string">
            <text:p>Ведущему инженеру-энергетику</text:p>
          </table:table-cell>
          <table:table-cell table:style-name="ce17" table:formula="of:=IF([.AZ10]=[.BA10];0;1)" office:value-type="float" office:value="0" calcext:value-type="float">
            <text:p>0</text:p>
          </table:table-cell>
          <table:table-cell table:formula="of:=[.$I10]&amp;[.$J10]&amp;[.$S10]&amp;[.$T10]&amp;[.$AC10]&amp;[.$AD10]&amp;[.$AM10]&amp;[.$AN10]&amp;[.$AW10]&amp;[.$AX10]&amp;[.$AY10]" office:value-type="string" office:string-value="Ведущего инженера-энергетика" calcext:value-type="string">
            <text:p>Ведущего инженера-энергетика</text:p>
          </table:table-cell>
          <table:table-cell table:style-name="ce22" office:value-type="string" calcext:value-type="string">
            <text:p>Ведущего инженера-энергетика</text:p>
          </table:table-cell>
          <table:table-cell table:style-name="ce17" table:formula="of:=IF([.BC10]=[.BD10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Ведущий специалист по кадрам</text:p>
          </table:table-cell>
          <table:table-cell table:formula="of:=MIN(SEARCH(&quot; &quot;;[.A11]&amp;&quot; &quot;);SEARCH(&quot;-&quot;;[.A11]&amp;&quot;-&quot;); SEARCH(&quot;)&quot;;[.A11]&amp;&quot;)&quot;))" office:value-type="float" office:value="8" calcext:value-type="float">
            <text:p>8</text:p>
          </table:table-cell>
          <table:table-cell table:formula="of:=LEFT([.A11];[.B11]-1)" office:value-type="string" office:string-value="Ведущий" calcext:value-type="string">
            <text:p>Ведущий</text:p>
          </table:table-cell>
          <table:table-cell table:formula="of:=IFERROR(MATCH(RIGHT([.C11];5);[$Окончания.$A$1:$Окончания.$A$1048576];0);IFERROR(MATCH(RIGHT([.C11];4);[$Окончания.$A$1:$Окончания.$A$1048576];0);IFERROR(MATCH(RIGHT([.C11];3);[$Окончания.$A$1:$Окончания.$A$1048576];0);IFERROR(MATCH(RIGHT([.C11];2);[$Окончания.$A$1:$Окончания.$A$1048576];0);MATCH(RIGHT([.C11];1);[$Окончания.$A$1:$Окончания.$A$1048576];0)))))" office:value-type="float" office:value="5" calcext:value-type="float">
            <text:p>5</text:p>
          </table:table-cell>
          <table:table-cell table:formula="of:=IFERROR(INDEX([$Окончания.$A$1:$Окончания.$A$1048576];[.D11]);&quot;&quot;)" office:value-type="string" office:string-value="щий" calcext:value-type="string">
            <text:p>щий</text:p>
          </table:table-cell>
          <table:table-cell table:formula="of:=IFERROR(INDEX([$Окончания.$B$1:$Окончания.$B$1048576];[.D11]);&quot;&quot;)" office:value-type="string" office:string-value="щему" calcext:value-type="string">
            <text:p>щему</text:p>
          </table:table-cell>
          <table:table-cell table:style-name="ce17" table:formula="of:=LEFT([.C11];LEN([.C11])-LEN([.E11]))&amp;[.F11]" office:value-type="string" office:string-value="Ведущему" calcext:value-type="string">
            <text:p>Ведущему</text:p>
          </table:table-cell>
          <table:table-cell table:style-name="ce17" table:formula="of:=IFERROR(INDEX([$Окончания.$C$1:$Окончания.$C$1048576];[.D11]);&quot;&quot;)" office:value-type="string" office:string-value="щего" calcext:value-type="string">
            <text:p>щего</text:p>
          </table:table-cell>
          <table:table-cell table:style-name="ce17" table:formula="of:=LEFT([.C11];LEN([.C11])-LEN([.E11]))&amp;[.H11]" office:value-type="string" office:string-value="Ведущего" calcext:value-type="string">
            <text:p>Ведущего</text:p>
          </table:table-cell>
          <table:table-cell table:style-name="ce18" table:formula="of:=MID([.A11];[.B11];1)&amp;IF(MID([.A11];[.B11]+1;1)=&quot;(&quot;; &quot;(&quot;; &quot;&quot;)" office:value-type="string" office:string-value=" " calcext:value-type="string">
            <text:p><text:s/></text:p>
          </table:table-cell>
          <table:table-cell table:formula="of:=MID([.A11];[.B11]+LEN([.J11]);100)" office:value-type="string" office:string-value="специалист по кадрам" calcext:value-type="string">
            <text:p>специалист по кадрам</text:p>
          </table:table-cell>
          <table:table-cell table:formula="of:=MIN(SEARCH(&quot; &quot;;[.K11]&amp;&quot; &quot;);SEARCH(&quot;-&quot;;[.K11]&amp;&quot;-&quot;); SEARCH(&quot;)&quot;;[.K11]&amp;&quot;)&quot;))" office:value-type="float" office:value="11" calcext:value-type="float">
            <text:p>11</text:p>
          </table:table-cell>
          <table:table-cell table:formula="of:=LEFT([.K11];[.L11]-1)" office:value-type="string" office:string-value="специалист" calcext:value-type="string">
            <text:p>специалист</text:p>
          </table:table-cell>
          <table:table-cell table:formula="of:=IFERROR(MATCH(RIGHT([.M11];5);[$Окончания.$A$1:$Окончания.$A$1048576];0);IFERROR(MATCH(RIGHT([.M11];4);[$Окончания.$A$1:$Окончания.$A$1048576];0);IFERROR(MATCH(RIGHT([.M11];3);[$Окончания.$A$1:$Окончания.$A$1048576];0);IFERROR(MATCH(RIGHT([.M11];2);[$Окончания.$A$1:$Окончания.$A$1048576];0);MATCH(RIGHT([.M11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N11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N11]);&quot;&quot;)" office:value-type="string" office:string-value="ту" calcext:value-type="string">
            <text:p>ту</text:p>
          </table:table-cell>
          <table:table-cell table:style-name="ce17" table:formula="of:=LEFT([.M11];LEN([.M11])-LEN([.O11]))&amp;[.P11]" office:value-type="string" office:string-value="специалисту" calcext:value-type="string">
            <text:p>специалисту</text:p>
          </table:table-cell>
          <table:table-cell table:style-name="ce17" table:formula="of:=IFERROR(INDEX([$Окончания.$C$1:$Окончания.$C$1048576];[.N11]);&quot;&quot;)" office:value-type="string" office:string-value="та" calcext:value-type="string">
            <text:p>та</text:p>
          </table:table-cell>
          <table:table-cell table:style-name="ce17" table:formula="of:=LEFT([.M11];LEN([.M11])-LEN([.O11]))&amp;[.R11]" office:value-type="string" office:string-value="специалиста" calcext:value-type="string">
            <text:p>специалиста</text:p>
          </table:table-cell>
          <table:table-cell table:style-name="ce18" table:formula="of:=MID([.K11];[.L11];1)&amp;IF(MID([.K11];[.L11]+1;1)=&quot;(&quot;; &quot;(&quot;; &quot;&quot;)" office:value-type="string" office:string-value=" " calcext:value-type="string">
            <text:p><text:s/></text:p>
          </table:table-cell>
          <table:table-cell table:formula="of:=MID([.K11];[.L11]+LEN([.T11]);100)" office:value-type="string" office:string-value="по кадрам" calcext:value-type="string">
            <text:p>по кадрам</text:p>
          </table:table-cell>
          <table:table-cell table:formula="of:=MIN(SEARCH(&quot; &quot;;[.U11]&amp;&quot; &quot;);SEARCH(&quot;-&quot;;[.U11]&amp;&quot;-&quot;); SEARCH(&quot;)&quot;;[.U11]&amp;&quot;)&quot;))" office:value-type="float" office:value="3" calcext:value-type="float">
            <text:p>3</text:p>
          </table:table-cell>
          <table:table-cell table:formula="of:=LEFT([.U11];[.V11]-1)" office:value-type="string" office:string-value="по" calcext:value-type="string">
            <text:p>по</text:p>
          </table:table-cell>
          <table:table-cell table:formula="of:=IFERROR(MATCH(RIGHT([.W11];5);[$Окончания.$A$1:$Окончания.$A$1048576];0);IFERROR(MATCH(RIGHT([.W11];4);[$Окончания.$A$1:$Окончания.$A$1048576];0);IFERROR(MATCH(RIGHT([.W11];3);[$Окончания.$A$1:$Окончания.$A$1048576];0);IFERROR(MATCH(RIGHT([.W11];2);[$Окончания.$A$1:$Окончания.$A$1048576];0);MATCH(RIGHT([.W1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1]);&quot;&quot;)">
            <text:p/>
          </table:table-cell>
          <table:table-cell table:formula="of:=IFERROR(INDEX([$Окончания.$B$1:$Окончания.$B$1048576];[.X11]);&quot;&quot;)">
            <text:p/>
          </table:table-cell>
          <table:table-cell table:style-name="ce17" table:formula="of:=LEFT([.W11];LEN([.W11])-LEN([.Y11]))&amp;[.Z11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X11]);&quot;&quot;)">
            <text:p/>
          </table:table-cell>
          <table:table-cell table:style-name="ce17" table:formula="of:=LEFT([.W11];LEN([.W11])-LEN([.Y11]))&amp;[.AB11]" office:value-type="string" office:string-value="по" calcext:value-type="string">
            <text:p>по</text:p>
          </table:table-cell>
          <table:table-cell table:style-name="ce18" table:formula="of:=MID([.U11];[.V11];1)&amp;IF(MID([.U11];[.V11]+1;1)=&quot;(&quot;; &quot;(&quot;; &quot;&quot;)" office:value-type="string" office:string-value=" " calcext:value-type="string">
            <text:p><text:s/></text:p>
          </table:table-cell>
          <table:table-cell table:formula="of:=MID([.U11];[.V11]+LEN([.AD11]);100)" office:value-type="string" office:string-value="кадрам" calcext:value-type="string">
            <text:p>кадрам</text:p>
          </table:table-cell>
          <table:table-cell table:formula="of:=MIN(SEARCH(&quot; &quot;;[.AE11]&amp;&quot; &quot;);SEARCH(&quot;-&quot;;[.AE11]&amp;&quot;-&quot;); SEARCH(&quot;)&quot;;[.AE11]&amp;&quot;)&quot;))" office:value-type="float" office:value="7" calcext:value-type="float">
            <text:p>7</text:p>
          </table:table-cell>
          <table:table-cell table:formula="of:=LEFT([.AE11];[.AF11]-1)" office:value-type="string" office:string-value="кадрам" calcext:value-type="string">
            <text:p>кадрам</text:p>
          </table:table-cell>
          <table:table-cell table:formula="of:=IFERROR(MATCH(RIGHT([.AG11];5);[$Окончания.$A$1:$Окончания.$A$1048576];0);IFERROR(MATCH(RIGHT([.AG11];4);[$Окончания.$A$1:$Окончания.$A$1048576];0);IFERROR(MATCH(RIGHT([.AG11];3);[$Окончания.$A$1:$Окончания.$A$1048576];0);IFERROR(MATCH(RIGHT([.AG11];2);[$Окончания.$A$1:$Окончания.$A$1048576];0);MATCH(RIGHT([.AG1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1]);&quot;&quot;)">
            <text:p/>
          </table:table-cell>
          <table:table-cell table:formula="of:=IFERROR(INDEX([$Окончания.$B$1:$Окончания.$B$1048576];[.AH11]);&quot;&quot;)">
            <text:p/>
          </table:table-cell>
          <table:table-cell table:style-name="ce17" table:formula="of:=LEFT([.AG11];LEN([.AG11])-LEN([.AI11]))&amp;[.AJ11]" office:value-type="string" office:string-value="кадрам" calcext:value-type="string">
            <text:p>кадрам</text:p>
          </table:table-cell>
          <table:table-cell table:style-name="ce17" table:formula="of:=IFERROR(INDEX([$Окончания.$C$1:$Окончания.$C$1048576];[.AH11]);&quot;&quot;)">
            <text:p/>
          </table:table-cell>
          <table:table-cell table:style-name="ce17" table:formula="of:=LEFT([.AG11];LEN([.AG11])-LEN([.AI11]))&amp;[.AL11]" office:value-type="string" office:string-value="кадрам" calcext:value-type="string">
            <text:p>кадрам</text:p>
          </table:table-cell>
          <table:table-cell table:style-name="ce18" table:formula="of:=MID([.AE11];[.AF11];1)&amp;IF(MID([.AE11];[.AF11]+1;1)=&quot;(&quot;; &quot;(&quot;; &quot;&quot;)">
            <text:p/>
          </table:table-cell>
          <table:table-cell table:formula="of:=MID([.AE11];[.AF11]+LEN([.AN11]);100)">
            <text:p/>
          </table:table-cell>
          <table:table-cell table:formula="of:=MIN(SEARCH(&quot; &quot;;[.AO11]&amp;&quot; &quot;);SEARCH(&quot;-&quot;;[.AO11]&amp;&quot;-&quot;); SEARCH(&quot;)&quot;;[.AO11]&amp;&quot;)&quot;))" office:value-type="float" office:value="1" calcext:value-type="float">
            <text:p>1</text:p>
          </table:table-cell>
          <table:table-cell table:formula="of:=LEFT([.AO11];[.AP11]-1)">
            <text:p/>
          </table:table-cell>
          <table:table-cell table:formula="of:=IFERROR(MATCH(RIGHT([.AQ11];5);[$Окончания.$A$1:$Окончания.$A$1048576];0);IFERROR(MATCH(RIGHT([.AQ11];4);[$Окончания.$A$1:$Окончания.$A$1048576];0);IFERROR(MATCH(RIGHT([.AQ11];3);[$Окончания.$A$1:$Окончания.$A$1048576];0);IFERROR(MATCH(RIGHT([.AQ11];2);[$Окончания.$A$1:$Окончания.$A$1048576];0);MATCH(RIGHT([.AQ1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1]);&quot;&quot;)">
            <text:p/>
          </table:table-cell>
          <table:table-cell table:formula="of:=IFERROR(INDEX([$Окончания.$B$1:$Окончания.$B$1048576];[.AR11]);&quot;&quot;)">
            <text:p/>
          </table:table-cell>
          <table:table-cell table:style-name="ce17" table:formula="of:=LEFT([.AQ11];LEN([.AQ11])-LEN([.AS11]))&amp;[.AT11]">
            <text:p/>
          </table:table-cell>
          <table:table-cell table:style-name="ce17" table:formula="of:=IFERROR(INDEX([$Окончания.$C$1:$Окончания.$C$1048576];[.AR11]);&quot;&quot;)">
            <text:p/>
          </table:table-cell>
          <table:table-cell table:style-name="ce17" table:formula="of:=LEFT([.AQ11];LEN([.AQ11])-LEN([.AS11]))&amp;[.AV11]">
            <text:p/>
          </table:table-cell>
          <table:table-cell table:style-name="ce18" table:formula="of:=MID([.AO11];[.AP11];1)&amp;IF(MID([.AO11];[.AP11]+1;1)=&quot;(&quot;; &quot;(&quot;; &quot;&quot;)">
            <text:p/>
          </table:table-cell>
          <table:table-cell table:formula="of:=MID([.AO11];[.AP11]+LEN([.AX11]);100)">
            <text:p/>
          </table:table-cell>
          <table:table-cell table:formula="of:=[.$G11]&amp;[.$J11]&amp;[.$Q11]&amp;[.$T11]&amp;[.$AA11]&amp;[.$AD11]&amp;[.$AK11]&amp;[.$AN11]&amp;[.$AU11]&amp;[.$AX11]&amp;[.$AY11]" office:value-type="string" office:string-value="Ведущему специалисту по кадрам" calcext:value-type="string">
            <text:p>Ведущему специалисту по кадрам</text:p>
          </table:table-cell>
          <table:table-cell office:value-type="string" calcext:value-type="string">
            <text:p>Ведущему специалисту по кадрам</text:p>
          </table:table-cell>
          <table:table-cell table:style-name="ce17" table:formula="of:=IF([.AZ11]=[.BA11];0;1)" office:value-type="float" office:value="0" calcext:value-type="float">
            <text:p>0</text:p>
          </table:table-cell>
          <table:table-cell table:formula="of:=[.$I11]&amp;[.$J11]&amp;[.$S11]&amp;[.$T11]&amp;[.$AC11]&amp;[.$AD11]&amp;[.$AM11]&amp;[.$AN11]&amp;[.$AW11]&amp;[.$AX11]&amp;[.$AY11]" office:value-type="string" office:string-value="Ведущего специалиста по кадрам" calcext:value-type="string">
            <text:p>Ведущего специалиста по кадрам</text:p>
          </table:table-cell>
          <table:table-cell table:style-name="ce22" office:value-type="string" calcext:value-type="string">
            <text:p>Ведущего специалиста по кадрам</text:p>
          </table:table-cell>
          <table:table-cell table:style-name="ce17" table:formula="of:=IF([.BC11]=[.BD11];0;1)" office:value-type="float" office:value="0" calcext:value-type="float">
            <text:p>0</text:p>
          </table:table-cell>
          <table:table-cell table:number-columns-repeated="967"/>
        </table:table-row>
        <table:table-row table:style-name="ro5">
          <table:table-cell table:style-name="ce14" office:value-type="string" calcext:value-type="string">
            <text:p>Ведущий специалист по экономической безопасности</text:p>
          </table:table-cell>
          <table:table-cell table:formula="of:=MIN(SEARCH(&quot; &quot;;[.A12]&amp;&quot; &quot;);SEARCH(&quot;-&quot;;[.A12]&amp;&quot;-&quot;); SEARCH(&quot;)&quot;;[.A12]&amp;&quot;)&quot;))" office:value-type="float" office:value="8" calcext:value-type="float">
            <text:p>8</text:p>
          </table:table-cell>
          <table:table-cell table:formula="of:=LEFT([.A12];[.B12]-1)" office:value-type="string" office:string-value="Ведущий" calcext:value-type="string">
            <text:p>Ведущий</text:p>
          </table:table-cell>
          <table:table-cell table:formula="of:=IFERROR(MATCH(RIGHT([.C12];5);[$Окончания.$A$1:$Окончания.$A$1048576];0);IFERROR(MATCH(RIGHT([.C12];4);[$Окончания.$A$1:$Окончания.$A$1048576];0);IFERROR(MATCH(RIGHT([.C12];3);[$Окончания.$A$1:$Окончания.$A$1048576];0);IFERROR(MATCH(RIGHT([.C12];2);[$Окончания.$A$1:$Окончания.$A$1048576];0);MATCH(RIGHT([.C12];1);[$Окончания.$A$1:$Окончания.$A$1048576];0)))))" office:value-type="float" office:value="5" calcext:value-type="float">
            <text:p>5</text:p>
          </table:table-cell>
          <table:table-cell table:formula="of:=IFERROR(INDEX([$Окончания.$A$1:$Окончания.$A$1048576];[.D12]);&quot;&quot;)" office:value-type="string" office:string-value="щий" calcext:value-type="string">
            <text:p>щий</text:p>
          </table:table-cell>
          <table:table-cell table:formula="of:=IFERROR(INDEX([$Окончания.$B$1:$Окончания.$B$1048576];[.D12]);&quot;&quot;)" office:value-type="string" office:string-value="щему" calcext:value-type="string">
            <text:p>щему</text:p>
          </table:table-cell>
          <table:table-cell table:style-name="ce17" table:formula="of:=LEFT([.C12];LEN([.C12])-LEN([.E12]))&amp;[.F12]" office:value-type="string" office:string-value="Ведущему" calcext:value-type="string">
            <text:p>Ведущему</text:p>
          </table:table-cell>
          <table:table-cell table:style-name="ce17" table:formula="of:=IFERROR(INDEX([$Окончания.$C$1:$Окончания.$C$1048576];[.D12]);&quot;&quot;)" office:value-type="string" office:string-value="щего" calcext:value-type="string">
            <text:p>щего</text:p>
          </table:table-cell>
          <table:table-cell table:style-name="ce17" table:formula="of:=LEFT([.C12];LEN([.C12])-LEN([.E12]))&amp;[.H12]" office:value-type="string" office:string-value="Ведущего" calcext:value-type="string">
            <text:p>Ведущего</text:p>
          </table:table-cell>
          <table:table-cell table:style-name="ce18" table:formula="of:=MID([.A12];[.B12];1)&amp;IF(MID([.A12];[.B12]+1;1)=&quot;(&quot;; &quot;(&quot;; &quot;&quot;)" office:value-type="string" office:string-value=" " calcext:value-type="string">
            <text:p><text:s/></text:p>
          </table:table-cell>
          <table:table-cell table:formula="of:=MID([.A12];[.B12]+LEN([.J12]);100)" office:value-type="string" office:string-value="специалист по экономической безопасности" calcext:value-type="string">
            <text:p>специалист по экономической безопасности</text:p>
          </table:table-cell>
          <table:table-cell table:formula="of:=MIN(SEARCH(&quot; &quot;;[.K12]&amp;&quot; &quot;);SEARCH(&quot;-&quot;;[.K12]&amp;&quot;-&quot;); SEARCH(&quot;)&quot;;[.K12]&amp;&quot;)&quot;))" office:value-type="float" office:value="11" calcext:value-type="float">
            <text:p>11</text:p>
          </table:table-cell>
          <table:table-cell table:formula="of:=LEFT([.K12];[.L12]-1)" office:value-type="string" office:string-value="специалист" calcext:value-type="string">
            <text:p>специалист</text:p>
          </table:table-cell>
          <table:table-cell table:formula="of:=IFERROR(MATCH(RIGHT([.M12];5);[$Окончания.$A$1:$Окончания.$A$1048576];0);IFERROR(MATCH(RIGHT([.M12];4);[$Окончания.$A$1:$Окончания.$A$1048576];0);IFERROR(MATCH(RIGHT([.M12];3);[$Окончания.$A$1:$Окончания.$A$1048576];0);IFERROR(MATCH(RIGHT([.M12];2);[$Окончания.$A$1:$Окончания.$A$1048576];0);MATCH(RIGHT([.M12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N12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N12]);&quot;&quot;)" office:value-type="string" office:string-value="ту" calcext:value-type="string">
            <text:p>ту</text:p>
          </table:table-cell>
          <table:table-cell table:style-name="ce17" table:formula="of:=LEFT([.M12];LEN([.M12])-LEN([.O12]))&amp;[.P12]" office:value-type="string" office:string-value="специалисту" calcext:value-type="string">
            <text:p>специалисту</text:p>
          </table:table-cell>
          <table:table-cell table:style-name="ce17" table:formula="of:=IFERROR(INDEX([$Окончания.$C$1:$Окончания.$C$1048576];[.N12]);&quot;&quot;)" office:value-type="string" office:string-value="та" calcext:value-type="string">
            <text:p>та</text:p>
          </table:table-cell>
          <table:table-cell table:style-name="ce17" table:formula="of:=LEFT([.M12];LEN([.M12])-LEN([.O12]))&amp;[.R12]" office:value-type="string" office:string-value="специалиста" calcext:value-type="string">
            <text:p>специалиста</text:p>
          </table:table-cell>
          <table:table-cell table:style-name="ce18" table:formula="of:=MID([.K12];[.L12];1)&amp;IF(MID([.K12];[.L12]+1;1)=&quot;(&quot;; &quot;(&quot;; &quot;&quot;)" office:value-type="string" office:string-value=" " calcext:value-type="string">
            <text:p><text:s/></text:p>
          </table:table-cell>
          <table:table-cell table:formula="of:=MID([.K12];[.L12]+LEN([.T12]);100)" office:value-type="string" office:string-value="по экономической безопасности" calcext:value-type="string">
            <text:p>по экономической безопасности</text:p>
          </table:table-cell>
          <table:table-cell table:formula="of:=MIN(SEARCH(&quot; &quot;;[.U12]&amp;&quot; &quot;);SEARCH(&quot;-&quot;;[.U12]&amp;&quot;-&quot;); SEARCH(&quot;)&quot;;[.U12]&amp;&quot;)&quot;))" office:value-type="float" office:value="3" calcext:value-type="float">
            <text:p>3</text:p>
          </table:table-cell>
          <table:table-cell table:formula="of:=LEFT([.U12];[.V12]-1)" office:value-type="string" office:string-value="по" calcext:value-type="string">
            <text:p>по</text:p>
          </table:table-cell>
          <table:table-cell table:formula="of:=IFERROR(MATCH(RIGHT([.W12];5);[$Окончания.$A$1:$Окончания.$A$1048576];0);IFERROR(MATCH(RIGHT([.W12];4);[$Окончания.$A$1:$Окончания.$A$1048576];0);IFERROR(MATCH(RIGHT([.W12];3);[$Окончания.$A$1:$Окончания.$A$1048576];0);IFERROR(MATCH(RIGHT([.W12];2);[$Окончания.$A$1:$Окончания.$A$1048576];0);MATCH(RIGHT([.W1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2]);&quot;&quot;)">
            <text:p/>
          </table:table-cell>
          <table:table-cell table:formula="of:=IFERROR(INDEX([$Окончания.$B$1:$Окончания.$B$1048576];[.X12]);&quot;&quot;)">
            <text:p/>
          </table:table-cell>
          <table:table-cell table:style-name="ce17" table:formula="of:=LEFT([.W12];LEN([.W12])-LEN([.Y12]))&amp;[.Z12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X12]);&quot;&quot;)">
            <text:p/>
          </table:table-cell>
          <table:table-cell table:style-name="ce17" table:formula="of:=LEFT([.W12];LEN([.W12])-LEN([.Y12]))&amp;[.AB12]" office:value-type="string" office:string-value="по" calcext:value-type="string">
            <text:p>по</text:p>
          </table:table-cell>
          <table:table-cell table:style-name="ce18" table:formula="of:=MID([.U12];[.V12];1)&amp;IF(MID([.U12];[.V12]+1;1)=&quot;(&quot;; &quot;(&quot;; &quot;&quot;)" office:value-type="string" office:string-value=" " calcext:value-type="string">
            <text:p><text:s/></text:p>
          </table:table-cell>
          <table:table-cell table:formula="of:=MID([.U12];[.V12]+LEN([.AD12]);100)" office:value-type="string" office:string-value="экономической безопасности" calcext:value-type="string">
            <text:p>экономической безопасности</text:p>
          </table:table-cell>
          <table:table-cell table:formula="of:=MIN(SEARCH(&quot; &quot;;[.AE12]&amp;&quot; &quot;);SEARCH(&quot;-&quot;;[.AE12]&amp;&quot;-&quot;); SEARCH(&quot;)&quot;;[.AE12]&amp;&quot;)&quot;))" office:value-type="float" office:value="14" calcext:value-type="float">
            <text:p>14</text:p>
          </table:table-cell>
          <table:table-cell table:formula="of:=LEFT([.AE12];[.AF12]-1)" office:value-type="string" office:string-value="экономической" calcext:value-type="string">
            <text:p>экономической</text:p>
          </table:table-cell>
          <table:table-cell table:formula="of:=IFERROR(MATCH(RIGHT([.AG12];5);[$Окончания.$A$1:$Окончания.$A$1048576];0);IFERROR(MATCH(RIGHT([.AG12];4);[$Окончания.$A$1:$Окончания.$A$1048576];0);IFERROR(MATCH(RIGHT([.AG12];3);[$Окончания.$A$1:$Окончания.$A$1048576];0);IFERROR(MATCH(RIGHT([.AG12];2);[$Окончания.$A$1:$Окончания.$A$1048576];0);MATCH(RIGHT([.AG1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2]);&quot;&quot;)">
            <text:p/>
          </table:table-cell>
          <table:table-cell table:formula="of:=IFERROR(INDEX([$Окончания.$B$1:$Окончания.$B$1048576];[.AH12]);&quot;&quot;)">
            <text:p/>
          </table:table-cell>
          <table:table-cell table:style-name="ce17" table:formula="of:=LEFT([.AG12];LEN([.AG12])-LEN([.AI12]))&amp;[.AJ12]" office:value-type="string" office:string-value="экономической" calcext:value-type="string">
            <text:p>экономической</text:p>
          </table:table-cell>
          <table:table-cell table:style-name="ce17" table:formula="of:=IFERROR(INDEX([$Окончания.$C$1:$Окончания.$C$1048576];[.AH12]);&quot;&quot;)">
            <text:p/>
          </table:table-cell>
          <table:table-cell table:style-name="ce17" table:formula="of:=LEFT([.AG12];LEN([.AG12])-LEN([.AI12]))&amp;[.AL12]" office:value-type="string" office:string-value="экономической" calcext:value-type="string">
            <text:p>экономической</text:p>
          </table:table-cell>
          <table:table-cell table:style-name="ce18" table:formula="of:=MID([.AE12];[.AF12];1)&amp;IF(MID([.AE12];[.AF12]+1;1)=&quot;(&quot;; &quot;(&quot;; &quot;&quot;)" office:value-type="string" office:string-value=" " calcext:value-type="string">
            <text:p><text:s/></text:p>
          </table:table-cell>
          <table:table-cell table:formula="of:=MID([.AE12];[.AF12]+LEN([.AN12]);100)" office:value-type="string" office:string-value="безопасности" calcext:value-type="string">
            <text:p>безопасности</text:p>
          </table:table-cell>
          <table:table-cell table:formula="of:=MIN(SEARCH(&quot; &quot;;[.AO12]&amp;&quot; &quot;);SEARCH(&quot;-&quot;;[.AO12]&amp;&quot;-&quot;); SEARCH(&quot;)&quot;;[.AO12]&amp;&quot;)&quot;))" office:value-type="float" office:value="13" calcext:value-type="float">
            <text:p>13</text:p>
          </table:table-cell>
          <table:table-cell table:formula="of:=LEFT([.AO12];[.AP12]-1)" office:value-type="string" office:string-value="безопасности" calcext:value-type="string">
            <text:p>безопасности</text:p>
          </table:table-cell>
          <table:table-cell table:formula="of:=IFERROR(MATCH(RIGHT([.AQ12];5);[$Окончания.$A$1:$Окончания.$A$1048576];0);IFERROR(MATCH(RIGHT([.AQ12];4);[$Окончания.$A$1:$Окончания.$A$1048576];0);IFERROR(MATCH(RIGHT([.AQ12];3);[$Окончания.$A$1:$Окончания.$A$1048576];0);IFERROR(MATCH(RIGHT([.AQ12];2);[$Окончания.$A$1:$Окончания.$A$1048576];0);MATCH(RIGHT([.AQ1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2]);&quot;&quot;)">
            <text:p/>
          </table:table-cell>
          <table:table-cell table:formula="of:=IFERROR(INDEX([$Окончания.$B$1:$Окончания.$B$1048576];[.AR12]);&quot;&quot;)">
            <text:p/>
          </table:table-cell>
          <table:table-cell table:style-name="ce17" table:formula="of:=LEFT([.AQ12];LEN([.AQ12])-LEN([.AS12]))&amp;[.AT12]" office:value-type="string" office:string-value="безопасности" calcext:value-type="string">
            <text:p>безопасности</text:p>
          </table:table-cell>
          <table:table-cell table:style-name="ce17" table:formula="of:=IFERROR(INDEX([$Окончания.$C$1:$Окончания.$C$1048576];[.AR12]);&quot;&quot;)">
            <text:p/>
          </table:table-cell>
          <table:table-cell table:style-name="ce17" table:formula="of:=LEFT([.AQ12];LEN([.AQ12])-LEN([.AS12]))&amp;[.AV12]" office:value-type="string" office:string-value="безопасности" calcext:value-type="string">
            <text:p>безопасности</text:p>
          </table:table-cell>
          <table:table-cell table:style-name="ce18" table:formula="of:=MID([.AO12];[.AP12];1)&amp;IF(MID([.AO12];[.AP12]+1;1)=&quot;(&quot;; &quot;(&quot;; &quot;&quot;)">
            <text:p/>
          </table:table-cell>
          <table:table-cell table:formula="of:=MID([.AO12];[.AP12]+LEN([.AX12]);100)">
            <text:p/>
          </table:table-cell>
          <table:table-cell table:formula="of:=[.$G12]&amp;[.$J12]&amp;[.$Q12]&amp;[.$T12]&amp;[.$AA12]&amp;[.$AD12]&amp;[.$AK12]&amp;[.$AN12]&amp;[.$AU12]&amp;[.$AX12]&amp;[.$AY12]" office:value-type="string" office:string-value="Ведущему специалисту по экономической безопасности" calcext:value-type="string">
            <text:p>Ведущему специалисту по экономической безопасности</text:p>
          </table:table-cell>
          <table:table-cell office:value-type="string" calcext:value-type="string">
            <text:p>Ведущему специалисту по экономической безопасности</text:p>
          </table:table-cell>
          <table:table-cell table:style-name="ce17" table:formula="of:=IF([.AZ12]=[.BA12];0;1)" office:value-type="float" office:value="0" calcext:value-type="float">
            <text:p>0</text:p>
          </table:table-cell>
          <table:table-cell table:formula="of:=[.$I12]&amp;[.$J12]&amp;[.$S12]&amp;[.$T12]&amp;[.$AC12]&amp;[.$AD12]&amp;[.$AM12]&amp;[.$AN12]&amp;[.$AW12]&amp;[.$AX12]&amp;[.$AY12]" office:value-type="string" office:string-value="Ведущего специалиста по экономической безопасности" calcext:value-type="string">
            <text:p>Ведущего специалиста по экономической безопасности</text:p>
          </table:table-cell>
          <table:table-cell table:style-name="ce22" office:value-type="string" calcext:value-type="string">
            <text:p>Ведущего специалиста по экономической безопасности</text:p>
          </table:table-cell>
          <table:table-cell table:style-name="ce17" table:formula="of:=IF([.BC12]=[.BD12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Ведущий экономист по сбыту</text:p>
          </table:table-cell>
          <table:table-cell table:formula="of:=MIN(SEARCH(&quot; &quot;;[.A13]&amp;&quot; &quot;);SEARCH(&quot;-&quot;;[.A13]&amp;&quot;-&quot;); SEARCH(&quot;)&quot;;[.A13]&amp;&quot;)&quot;))" office:value-type="float" office:value="8" calcext:value-type="float">
            <text:p>8</text:p>
          </table:table-cell>
          <table:table-cell table:formula="of:=LEFT([.A13];[.B13]-1)" office:value-type="string" office:string-value="Ведущий" calcext:value-type="string">
            <text:p>Ведущий</text:p>
          </table:table-cell>
          <table:table-cell table:formula="of:=IFERROR(MATCH(RIGHT([.C13];5);[$Окончания.$A$1:$Окончания.$A$1048576];0);IFERROR(MATCH(RIGHT([.C13];4);[$Окончания.$A$1:$Окончания.$A$1048576];0);IFERROR(MATCH(RIGHT([.C13];3);[$Окончания.$A$1:$Окончания.$A$1048576];0);IFERROR(MATCH(RIGHT([.C13];2);[$Окончания.$A$1:$Окончания.$A$1048576];0);MATCH(RIGHT([.C13];1);[$Окончания.$A$1:$Окончания.$A$1048576];0)))))" office:value-type="float" office:value="5" calcext:value-type="float">
            <text:p>5</text:p>
          </table:table-cell>
          <table:table-cell table:formula="of:=IFERROR(INDEX([$Окончания.$A$1:$Окончания.$A$1048576];[.D13]);&quot;&quot;)" office:value-type="string" office:string-value="щий" calcext:value-type="string">
            <text:p>щий</text:p>
          </table:table-cell>
          <table:table-cell table:formula="of:=IFERROR(INDEX([$Окончания.$B$1:$Окончания.$B$1048576];[.D13]);&quot;&quot;)" office:value-type="string" office:string-value="щему" calcext:value-type="string">
            <text:p>щему</text:p>
          </table:table-cell>
          <table:table-cell table:style-name="ce17" table:formula="of:=LEFT([.C13];LEN([.C13])-LEN([.E13]))&amp;[.F13]" office:value-type="string" office:string-value="Ведущему" calcext:value-type="string">
            <text:p>Ведущему</text:p>
          </table:table-cell>
          <table:table-cell table:style-name="ce17" table:formula="of:=IFERROR(INDEX([$Окончания.$C$1:$Окончания.$C$1048576];[.D13]);&quot;&quot;)" office:value-type="string" office:string-value="щего" calcext:value-type="string">
            <text:p>щего</text:p>
          </table:table-cell>
          <table:table-cell table:style-name="ce17" table:formula="of:=LEFT([.C13];LEN([.C13])-LEN([.E13]))&amp;[.H13]" office:value-type="string" office:string-value="Ведущего" calcext:value-type="string">
            <text:p>Ведущего</text:p>
          </table:table-cell>
          <table:table-cell table:style-name="ce18" table:formula="of:=MID([.A13];[.B13];1)&amp;IF(MID([.A13];[.B13]+1;1)=&quot;(&quot;; &quot;(&quot;; &quot;&quot;)" office:value-type="string" office:string-value=" " calcext:value-type="string">
            <text:p><text:s/></text:p>
          </table:table-cell>
          <table:table-cell table:formula="of:=MID([.A13];[.B13]+LEN([.J13]);100)" office:value-type="string" office:string-value="экономист по сбыту" calcext:value-type="string">
            <text:p>экономист по сбыту</text:p>
          </table:table-cell>
          <table:table-cell table:formula="of:=MIN(SEARCH(&quot; &quot;;[.K13]&amp;&quot; &quot;);SEARCH(&quot;-&quot;;[.K13]&amp;&quot;-&quot;); SEARCH(&quot;)&quot;;[.K13]&amp;&quot;)&quot;))" office:value-type="float" office:value="10" calcext:value-type="float">
            <text:p>10</text:p>
          </table:table-cell>
          <table:table-cell table:formula="of:=LEFT([.K13];[.L13]-1)" office:value-type="string" office:string-value="экономист" calcext:value-type="string">
            <text:p>экономист</text:p>
          </table:table-cell>
          <table:table-cell table:formula="of:=IFERROR(MATCH(RIGHT([.M13];5);[$Окончания.$A$1:$Окончания.$A$1048576];0);IFERROR(MATCH(RIGHT([.M13];4);[$Окончания.$A$1:$Окончания.$A$1048576];0);IFERROR(MATCH(RIGHT([.M13];3);[$Окончания.$A$1:$Окончания.$A$1048576];0);IFERROR(MATCH(RIGHT([.M13];2);[$Окончания.$A$1:$Окончания.$A$1048576];0);MATCH(RIGHT([.M13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N13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N13]);&quot;&quot;)" office:value-type="string" office:string-value="ту" calcext:value-type="string">
            <text:p>ту</text:p>
          </table:table-cell>
          <table:table-cell table:style-name="ce17" table:formula="of:=LEFT([.M13];LEN([.M13])-LEN([.O13]))&amp;[.P13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N13]);&quot;&quot;)" office:value-type="string" office:string-value="та" calcext:value-type="string">
            <text:p>та</text:p>
          </table:table-cell>
          <table:table-cell table:style-name="ce17" table:formula="of:=LEFT([.M13];LEN([.M13])-LEN([.O13]))&amp;[.R13]" office:value-type="string" office:string-value="экономиста" calcext:value-type="string">
            <text:p>экономиста</text:p>
          </table:table-cell>
          <table:table-cell table:style-name="ce18" table:formula="of:=MID([.K13];[.L13];1)&amp;IF(MID([.K13];[.L13]+1;1)=&quot;(&quot;; &quot;(&quot;; &quot;&quot;)" office:value-type="string" office:string-value=" " calcext:value-type="string">
            <text:p><text:s/></text:p>
          </table:table-cell>
          <table:table-cell table:formula="of:=MID([.K13];[.L13]+LEN([.T13]);100)" office:value-type="string" office:string-value="по сбыту" calcext:value-type="string">
            <text:p>по сбыту</text:p>
          </table:table-cell>
          <table:table-cell table:formula="of:=MIN(SEARCH(&quot; &quot;;[.U13]&amp;&quot; &quot;);SEARCH(&quot;-&quot;;[.U13]&amp;&quot;-&quot;); SEARCH(&quot;)&quot;;[.U13]&amp;&quot;)&quot;))" office:value-type="float" office:value="3" calcext:value-type="float">
            <text:p>3</text:p>
          </table:table-cell>
          <table:table-cell table:formula="of:=LEFT([.U13];[.V13]-1)" office:value-type="string" office:string-value="по" calcext:value-type="string">
            <text:p>по</text:p>
          </table:table-cell>
          <table:table-cell table:formula="of:=IFERROR(MATCH(RIGHT([.W13];5);[$Окончания.$A$1:$Окончания.$A$1048576];0);IFERROR(MATCH(RIGHT([.W13];4);[$Окончания.$A$1:$Окончания.$A$1048576];0);IFERROR(MATCH(RIGHT([.W13];3);[$Окончания.$A$1:$Окончания.$A$1048576];0);IFERROR(MATCH(RIGHT([.W13];2);[$Окончания.$A$1:$Окончания.$A$1048576];0);MATCH(RIGHT([.W1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3]);&quot;&quot;)">
            <text:p/>
          </table:table-cell>
          <table:table-cell table:formula="of:=IFERROR(INDEX([$Окончания.$B$1:$Окончания.$B$1048576];[.X13]);&quot;&quot;)">
            <text:p/>
          </table:table-cell>
          <table:table-cell table:style-name="ce17" table:formula="of:=LEFT([.W13];LEN([.W13])-LEN([.Y13]))&amp;[.Z13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X13]);&quot;&quot;)">
            <text:p/>
          </table:table-cell>
          <table:table-cell table:style-name="ce17" table:formula="of:=LEFT([.W13];LEN([.W13])-LEN([.Y13]))&amp;[.AB13]" office:value-type="string" office:string-value="по" calcext:value-type="string">
            <text:p>по</text:p>
          </table:table-cell>
          <table:table-cell table:style-name="ce18" table:formula="of:=MID([.U13];[.V13];1)&amp;IF(MID([.U13];[.V13]+1;1)=&quot;(&quot;; &quot;(&quot;; &quot;&quot;)" office:value-type="string" office:string-value=" " calcext:value-type="string">
            <text:p><text:s/></text:p>
          </table:table-cell>
          <table:table-cell table:formula="of:=MID([.U13];[.V13]+LEN([.AD13]);100)" office:value-type="string" office:string-value="сбыту" calcext:value-type="string">
            <text:p>сбыту</text:p>
          </table:table-cell>
          <table:table-cell table:formula="of:=MIN(SEARCH(&quot; &quot;;[.AE13]&amp;&quot; &quot;);SEARCH(&quot;-&quot;;[.AE13]&amp;&quot;-&quot;); SEARCH(&quot;)&quot;;[.AE13]&amp;&quot;)&quot;))" office:value-type="float" office:value="6" calcext:value-type="float">
            <text:p>6</text:p>
          </table:table-cell>
          <table:table-cell table:formula="of:=LEFT([.AE13];[.AF13]-1)" office:value-type="string" office:string-value="сбыту" calcext:value-type="string">
            <text:p>сбыту</text:p>
          </table:table-cell>
          <table:table-cell table:formula="of:=IFERROR(MATCH(RIGHT([.AG13];5);[$Окончания.$A$1:$Окончания.$A$1048576];0);IFERROR(MATCH(RIGHT([.AG13];4);[$Окончания.$A$1:$Окончания.$A$1048576];0);IFERROR(MATCH(RIGHT([.AG13];3);[$Окончания.$A$1:$Окончания.$A$1048576];0);IFERROR(MATCH(RIGHT([.AG13];2);[$Окончания.$A$1:$Окончания.$A$1048576];0);MATCH(RIGHT([.AG1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3]);&quot;&quot;)">
            <text:p/>
          </table:table-cell>
          <table:table-cell table:formula="of:=IFERROR(INDEX([$Окончания.$B$1:$Окончания.$B$1048576];[.AH13]);&quot;&quot;)">
            <text:p/>
          </table:table-cell>
          <table:table-cell table:style-name="ce17" table:formula="of:=LEFT([.AG13];LEN([.AG13])-LEN([.AI13]))&amp;[.AJ13]" office:value-type="string" office:string-value="сбыту" calcext:value-type="string">
            <text:p>сбыту</text:p>
          </table:table-cell>
          <table:table-cell table:style-name="ce17" table:formula="of:=IFERROR(INDEX([$Окончания.$C$1:$Окончания.$C$1048576];[.AH13]);&quot;&quot;)">
            <text:p/>
          </table:table-cell>
          <table:table-cell table:style-name="ce17" table:formula="of:=LEFT([.AG13];LEN([.AG13])-LEN([.AI13]))&amp;[.AL13]" office:value-type="string" office:string-value="сбыту" calcext:value-type="string">
            <text:p>сбыту</text:p>
          </table:table-cell>
          <table:table-cell table:style-name="ce18" table:formula="of:=MID([.AE13];[.AF13];1)&amp;IF(MID([.AE13];[.AF13]+1;1)=&quot;(&quot;; &quot;(&quot;; &quot;&quot;)">
            <text:p/>
          </table:table-cell>
          <table:table-cell table:formula="of:=MID([.AE13];[.AF13]+LEN([.AN13]);100)">
            <text:p/>
          </table:table-cell>
          <table:table-cell table:formula="of:=MIN(SEARCH(&quot; &quot;;[.AO13]&amp;&quot; &quot;);SEARCH(&quot;-&quot;;[.AO13]&amp;&quot;-&quot;); SEARCH(&quot;)&quot;;[.AO13]&amp;&quot;)&quot;))" office:value-type="float" office:value="1" calcext:value-type="float">
            <text:p>1</text:p>
          </table:table-cell>
          <table:table-cell table:formula="of:=LEFT([.AO13];[.AP13]-1)">
            <text:p/>
          </table:table-cell>
          <table:table-cell table:formula="of:=IFERROR(MATCH(RIGHT([.AQ13];5);[$Окончания.$A$1:$Окончания.$A$1048576];0);IFERROR(MATCH(RIGHT([.AQ13];4);[$Окончания.$A$1:$Окончания.$A$1048576];0);IFERROR(MATCH(RIGHT([.AQ13];3);[$Окончания.$A$1:$Окончания.$A$1048576];0);IFERROR(MATCH(RIGHT([.AQ13];2);[$Окончания.$A$1:$Окончания.$A$1048576];0);MATCH(RIGHT([.AQ1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3]);&quot;&quot;)">
            <text:p/>
          </table:table-cell>
          <table:table-cell table:formula="of:=IFERROR(INDEX([$Окончания.$B$1:$Окончания.$B$1048576];[.AR13]);&quot;&quot;)">
            <text:p/>
          </table:table-cell>
          <table:table-cell table:style-name="ce17" table:formula="of:=LEFT([.AQ13];LEN([.AQ13])-LEN([.AS13]))&amp;[.AT13]">
            <text:p/>
          </table:table-cell>
          <table:table-cell table:style-name="ce17" table:formula="of:=IFERROR(INDEX([$Окончания.$C$1:$Окончания.$C$1048576];[.AR13]);&quot;&quot;)">
            <text:p/>
          </table:table-cell>
          <table:table-cell table:style-name="ce17" table:formula="of:=LEFT([.AQ13];LEN([.AQ13])-LEN([.AS13]))&amp;[.AV13]">
            <text:p/>
          </table:table-cell>
          <table:table-cell table:style-name="ce18" table:formula="of:=MID([.AO13];[.AP13];1)&amp;IF(MID([.AO13];[.AP13]+1;1)=&quot;(&quot;; &quot;(&quot;; &quot;&quot;)">
            <text:p/>
          </table:table-cell>
          <table:table-cell table:formula="of:=MID([.AO13];[.AP13]+LEN([.AX13]);100)">
            <text:p/>
          </table:table-cell>
          <table:table-cell table:formula="of:=[.$G13]&amp;[.$J13]&amp;[.$Q13]&amp;[.$T13]&amp;[.$AA13]&amp;[.$AD13]&amp;[.$AK13]&amp;[.$AN13]&amp;[.$AU13]&amp;[.$AX13]&amp;[.$AY13]" office:value-type="string" office:string-value="Ведущему экономисту по сбыту" calcext:value-type="string">
            <text:p>Ведущему экономисту по сбыту</text:p>
          </table:table-cell>
          <table:table-cell office:value-type="string" calcext:value-type="string">
            <text:p>Ведущему экономисту по сбыту</text:p>
          </table:table-cell>
          <table:table-cell table:style-name="ce17" table:formula="of:=IF([.AZ13]=[.BA13];0;1)" office:value-type="float" office:value="0" calcext:value-type="float">
            <text:p>0</text:p>
          </table:table-cell>
          <table:table-cell table:formula="of:=[.$I13]&amp;[.$J13]&amp;[.$S13]&amp;[.$T13]&amp;[.$AC13]&amp;[.$AD13]&amp;[.$AM13]&amp;[.$AN13]&amp;[.$AW13]&amp;[.$AX13]&amp;[.$AY13]" office:value-type="string" office:string-value="Ведущего экономиста по сбыту" calcext:value-type="string">
            <text:p>Ведущего экономиста по сбыту</text:p>
          </table:table-cell>
          <table:table-cell table:style-name="ce22" office:value-type="string" calcext:value-type="string">
            <text:p>Ведущего экономиста по сбыту</text:p>
          </table:table-cell>
          <table:table-cell table:style-name="ce17" table:formula="of:=IF([.BC13]=[.BD13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Ведущий экономист по труду </text:p>
          </table:table-cell>
          <table:table-cell table:formula="of:=MIN(SEARCH(&quot; &quot;;[.A14]&amp;&quot; &quot;);SEARCH(&quot;-&quot;;[.A14]&amp;&quot;-&quot;); SEARCH(&quot;)&quot;;[.A14]&amp;&quot;)&quot;))" office:value-type="float" office:value="8" calcext:value-type="float">
            <text:p>8</text:p>
          </table:table-cell>
          <table:table-cell table:formula="of:=LEFT([.A14];[.B14]-1)" office:value-type="string" office:string-value="Ведущий" calcext:value-type="string">
            <text:p>Ведущий</text:p>
          </table:table-cell>
          <table:table-cell table:formula="of:=IFERROR(MATCH(RIGHT([.C14];5);[$Окончания.$A$1:$Окончания.$A$1048576];0);IFERROR(MATCH(RIGHT([.C14];4);[$Окончания.$A$1:$Окончания.$A$1048576];0);IFERROR(MATCH(RIGHT([.C14];3);[$Окончания.$A$1:$Окончания.$A$1048576];0);IFERROR(MATCH(RIGHT([.C14];2);[$Окончания.$A$1:$Окончания.$A$1048576];0);MATCH(RIGHT([.C14];1);[$Окончания.$A$1:$Окончания.$A$1048576];0)))))" office:value-type="float" office:value="5" calcext:value-type="float">
            <text:p>5</text:p>
          </table:table-cell>
          <table:table-cell table:formula="of:=IFERROR(INDEX([$Окончания.$A$1:$Окончания.$A$1048576];[.D14]);&quot;&quot;)" office:value-type="string" office:string-value="щий" calcext:value-type="string">
            <text:p>щий</text:p>
          </table:table-cell>
          <table:table-cell table:formula="of:=IFERROR(INDEX([$Окончания.$B$1:$Окончания.$B$1048576];[.D14]);&quot;&quot;)" office:value-type="string" office:string-value="щему" calcext:value-type="string">
            <text:p>щему</text:p>
          </table:table-cell>
          <table:table-cell table:style-name="ce17" table:formula="of:=LEFT([.C14];LEN([.C14])-LEN([.E14]))&amp;[.F14]" office:value-type="string" office:string-value="Ведущему" calcext:value-type="string">
            <text:p>Ведущему</text:p>
          </table:table-cell>
          <table:table-cell table:style-name="ce17" table:formula="of:=IFERROR(INDEX([$Окончания.$C$1:$Окончания.$C$1048576];[.D14]);&quot;&quot;)" office:value-type="string" office:string-value="щего" calcext:value-type="string">
            <text:p>щего</text:p>
          </table:table-cell>
          <table:table-cell table:style-name="ce17" table:formula="of:=LEFT([.C14];LEN([.C14])-LEN([.E14]))&amp;[.H14]" office:value-type="string" office:string-value="Ведущего" calcext:value-type="string">
            <text:p>Ведущего</text:p>
          </table:table-cell>
          <table:table-cell table:style-name="ce18" table:formula="of:=MID([.A14];[.B14];1)&amp;IF(MID([.A14];[.B14]+1;1)=&quot;(&quot;; &quot;(&quot;; &quot;&quot;)" office:value-type="string" office:string-value=" " calcext:value-type="string">
            <text:p><text:s/></text:p>
          </table:table-cell>
          <table:table-cell table:formula="of:=MID([.A14];[.B14]+LEN([.J14]);100)" office:value-type="string" office:string-value="экономист по труду " calcext:value-type="string">
            <text:p>экономист по труду </text:p>
          </table:table-cell>
          <table:table-cell table:formula="of:=MIN(SEARCH(&quot; &quot;;[.K14]&amp;&quot; &quot;);SEARCH(&quot;-&quot;;[.K14]&amp;&quot;-&quot;); SEARCH(&quot;)&quot;;[.K14]&amp;&quot;)&quot;))" office:value-type="float" office:value="10" calcext:value-type="float">
            <text:p>10</text:p>
          </table:table-cell>
          <table:table-cell table:formula="of:=LEFT([.K14];[.L14]-1)" office:value-type="string" office:string-value="экономист" calcext:value-type="string">
            <text:p>экономист</text:p>
          </table:table-cell>
          <table:table-cell table:formula="of:=IFERROR(MATCH(RIGHT([.M14];5);[$Окончания.$A$1:$Окончания.$A$1048576];0);IFERROR(MATCH(RIGHT([.M14];4);[$Окончания.$A$1:$Окончания.$A$1048576];0);IFERROR(MATCH(RIGHT([.M14];3);[$Окончания.$A$1:$Окончания.$A$1048576];0);IFERROR(MATCH(RIGHT([.M14];2);[$Окончания.$A$1:$Окончания.$A$1048576];0);MATCH(RIGHT([.M14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N14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N14]);&quot;&quot;)" office:value-type="string" office:string-value="ту" calcext:value-type="string">
            <text:p>ту</text:p>
          </table:table-cell>
          <table:table-cell table:style-name="ce17" table:formula="of:=LEFT([.M14];LEN([.M14])-LEN([.O14]))&amp;[.P14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N14]);&quot;&quot;)" office:value-type="string" office:string-value="та" calcext:value-type="string">
            <text:p>та</text:p>
          </table:table-cell>
          <table:table-cell table:style-name="ce17" table:formula="of:=LEFT([.M14];LEN([.M14])-LEN([.O14]))&amp;[.R14]" office:value-type="string" office:string-value="экономиста" calcext:value-type="string">
            <text:p>экономиста</text:p>
          </table:table-cell>
          <table:table-cell table:style-name="ce18" table:formula="of:=MID([.K14];[.L14];1)&amp;IF(MID([.K14];[.L14]+1;1)=&quot;(&quot;; &quot;(&quot;; &quot;&quot;)" office:value-type="string" office:string-value=" " calcext:value-type="string">
            <text:p><text:s/></text:p>
          </table:table-cell>
          <table:table-cell table:formula="of:=MID([.K14];[.L14]+LEN([.T14]);100)" office:value-type="string" office:string-value="по труду " calcext:value-type="string">
            <text:p>по труду </text:p>
          </table:table-cell>
          <table:table-cell table:formula="of:=MIN(SEARCH(&quot; &quot;;[.U14]&amp;&quot; &quot;);SEARCH(&quot;-&quot;;[.U14]&amp;&quot;-&quot;); SEARCH(&quot;)&quot;;[.U14]&amp;&quot;)&quot;))" office:value-type="float" office:value="3" calcext:value-type="float">
            <text:p>3</text:p>
          </table:table-cell>
          <table:table-cell table:formula="of:=LEFT([.U14];[.V14]-1)" office:value-type="string" office:string-value="по" calcext:value-type="string">
            <text:p>по</text:p>
          </table:table-cell>
          <table:table-cell table:formula="of:=IFERROR(MATCH(RIGHT([.W14];5);[$Окончания.$A$1:$Окончания.$A$1048576];0);IFERROR(MATCH(RIGHT([.W14];4);[$Окончания.$A$1:$Окончания.$A$1048576];0);IFERROR(MATCH(RIGHT([.W14];3);[$Окончания.$A$1:$Окончания.$A$1048576];0);IFERROR(MATCH(RIGHT([.W14];2);[$Окончания.$A$1:$Окончания.$A$1048576];0);MATCH(RIGHT([.W1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4]);&quot;&quot;)">
            <text:p/>
          </table:table-cell>
          <table:table-cell table:formula="of:=IFERROR(INDEX([$Окончания.$B$1:$Окончания.$B$1048576];[.X14]);&quot;&quot;)">
            <text:p/>
          </table:table-cell>
          <table:table-cell table:style-name="ce17" table:formula="of:=LEFT([.W14];LEN([.W14])-LEN([.Y14]))&amp;[.Z14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X14]);&quot;&quot;)">
            <text:p/>
          </table:table-cell>
          <table:table-cell table:style-name="ce17" table:formula="of:=LEFT([.W14];LEN([.W14])-LEN([.Y14]))&amp;[.AB14]" office:value-type="string" office:string-value="по" calcext:value-type="string">
            <text:p>по</text:p>
          </table:table-cell>
          <table:table-cell table:style-name="ce18" table:formula="of:=MID([.U14];[.V14];1)&amp;IF(MID([.U14];[.V14]+1;1)=&quot;(&quot;; &quot;(&quot;; &quot;&quot;)" office:value-type="string" office:string-value=" " calcext:value-type="string">
            <text:p><text:s/></text:p>
          </table:table-cell>
          <table:table-cell table:formula="of:=MID([.U14];[.V14]+LEN([.AD14]);100)" office:value-type="string" office:string-value="труду " calcext:value-type="string">
            <text:p>труду </text:p>
          </table:table-cell>
          <table:table-cell table:formula="of:=MIN(SEARCH(&quot; &quot;;[.AE14]&amp;&quot; &quot;);SEARCH(&quot;-&quot;;[.AE14]&amp;&quot;-&quot;); SEARCH(&quot;)&quot;;[.AE14]&amp;&quot;)&quot;))" office:value-type="float" office:value="6" calcext:value-type="float">
            <text:p>6</text:p>
          </table:table-cell>
          <table:table-cell table:formula="of:=LEFT([.AE14];[.AF14]-1)" office:value-type="string" office:string-value="труду" calcext:value-type="string">
            <text:p>труду</text:p>
          </table:table-cell>
          <table:table-cell table:formula="of:=IFERROR(MATCH(RIGHT([.AG14];5);[$Окончания.$A$1:$Окончания.$A$1048576];0);IFERROR(MATCH(RIGHT([.AG14];4);[$Окончания.$A$1:$Окончания.$A$1048576];0);IFERROR(MATCH(RIGHT([.AG14];3);[$Окончания.$A$1:$Окончания.$A$1048576];0);IFERROR(MATCH(RIGHT([.AG14];2);[$Окончания.$A$1:$Окончания.$A$1048576];0);MATCH(RIGHT([.AG1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4]);&quot;&quot;)">
            <text:p/>
          </table:table-cell>
          <table:table-cell table:formula="of:=IFERROR(INDEX([$Окончания.$B$1:$Окончания.$B$1048576];[.AH14]);&quot;&quot;)">
            <text:p/>
          </table:table-cell>
          <table:table-cell table:style-name="ce17" table:formula="of:=LEFT([.AG14];LEN([.AG14])-LEN([.AI14]))&amp;[.AJ14]" office:value-type="string" office:string-value="труду" calcext:value-type="string">
            <text:p>труду</text:p>
          </table:table-cell>
          <table:table-cell table:style-name="ce17" table:formula="of:=IFERROR(INDEX([$Окончания.$C$1:$Окончания.$C$1048576];[.AH14]);&quot;&quot;)">
            <text:p/>
          </table:table-cell>
          <table:table-cell table:style-name="ce17" table:formula="of:=LEFT([.AG14];LEN([.AG14])-LEN([.AI14]))&amp;[.AL14]" office:value-type="string" office:string-value="труду" calcext:value-type="string">
            <text:p>труду</text:p>
          </table:table-cell>
          <table:table-cell table:style-name="ce18" table:formula="of:=MID([.AE14];[.AF14];1)&amp;IF(MID([.AE14];[.AF14]+1;1)=&quot;(&quot;; &quot;(&quot;; &quot;&quot;)" office:value-type="string" office:string-value=" " calcext:value-type="string">
            <text:p><text:s/></text:p>
          </table:table-cell>
          <table:table-cell table:formula="of:=MID([.AE14];[.AF14]+LEN([.AN14]);100)">
            <text:p/>
          </table:table-cell>
          <table:table-cell table:formula="of:=MIN(SEARCH(&quot; &quot;;[.AO14]&amp;&quot; &quot;);SEARCH(&quot;-&quot;;[.AO14]&amp;&quot;-&quot;); SEARCH(&quot;)&quot;;[.AO14]&amp;&quot;)&quot;))" office:value-type="float" office:value="1" calcext:value-type="float">
            <text:p>1</text:p>
          </table:table-cell>
          <table:table-cell table:formula="of:=LEFT([.AO14];[.AP14]-1)">
            <text:p/>
          </table:table-cell>
          <table:table-cell table:formula="of:=IFERROR(MATCH(RIGHT([.AQ14];5);[$Окончания.$A$1:$Окончания.$A$1048576];0);IFERROR(MATCH(RIGHT([.AQ14];4);[$Окончания.$A$1:$Окончания.$A$1048576];0);IFERROR(MATCH(RIGHT([.AQ14];3);[$Окончания.$A$1:$Окончания.$A$1048576];0);IFERROR(MATCH(RIGHT([.AQ14];2);[$Окончания.$A$1:$Окончания.$A$1048576];0);MATCH(RIGHT([.AQ1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4]);&quot;&quot;)">
            <text:p/>
          </table:table-cell>
          <table:table-cell table:formula="of:=IFERROR(INDEX([$Окончания.$B$1:$Окончания.$B$1048576];[.AR14]);&quot;&quot;)">
            <text:p/>
          </table:table-cell>
          <table:table-cell table:style-name="ce17" table:formula="of:=LEFT([.AQ14];LEN([.AQ14])-LEN([.AS14]))&amp;[.AT14]">
            <text:p/>
          </table:table-cell>
          <table:table-cell table:style-name="ce17" table:formula="of:=IFERROR(INDEX([$Окончания.$C$1:$Окончания.$C$1048576];[.AR14]);&quot;&quot;)">
            <text:p/>
          </table:table-cell>
          <table:table-cell table:style-name="ce17" table:formula="of:=LEFT([.AQ14];LEN([.AQ14])-LEN([.AS14]))&amp;[.AV14]">
            <text:p/>
          </table:table-cell>
          <table:table-cell table:style-name="ce18" table:formula="of:=MID([.AO14];[.AP14];1)&amp;IF(MID([.AO14];[.AP14]+1;1)=&quot;(&quot;; &quot;(&quot;; &quot;&quot;)">
            <text:p/>
          </table:table-cell>
          <table:table-cell table:formula="of:=MID([.AO14];[.AP14]+LEN([.AX14]);100)">
            <text:p/>
          </table:table-cell>
          <table:table-cell table:formula="of:=[.$G14]&amp;[.$J14]&amp;[.$Q14]&amp;[.$T14]&amp;[.$AA14]&amp;[.$AD14]&amp;[.$AK14]&amp;[.$AN14]&amp;[.$AU14]&amp;[.$AX14]&amp;[.$AY14]" office:value-type="string" office:string-value="Ведущему экономисту по труду " calcext:value-type="string">
            <text:p>Ведущему экономисту по труду </text:p>
          </table:table-cell>
          <table:table-cell office:value-type="string" calcext:value-type="string">
            <text:p>Ведущему экономисту по труду </text:p>
          </table:table-cell>
          <table:table-cell table:style-name="ce17" table:formula="of:=IF([.AZ14]=[.BA14];0;1)" office:value-type="float" office:value="0" calcext:value-type="float">
            <text:p>0</text:p>
          </table:table-cell>
          <table:table-cell table:formula="of:=[.$I14]&amp;[.$J14]&amp;[.$S14]&amp;[.$T14]&amp;[.$AC14]&amp;[.$AD14]&amp;[.$AM14]&amp;[.$AN14]&amp;[.$AW14]&amp;[.$AX14]&amp;[.$AY14]" office:value-type="string" office:string-value="Ведущего экономиста по труду " calcext:value-type="string">
            <text:p>Ведущего экономиста по труду </text:p>
          </table:table-cell>
          <table:table-cell table:style-name="ce22" office:value-type="string" calcext:value-type="string">
            <text:p>Ведущего экономиста по труду </text:p>
          </table:table-cell>
          <table:table-cell table:style-name="ce17" table:formula="of:=IF([.BC14]=[.BD14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Весовщик</text:p>
          </table:table-cell>
          <table:table-cell table:formula="of:=MIN(SEARCH(&quot; &quot;;[.A15]&amp;&quot; &quot;);SEARCH(&quot;-&quot;;[.A15]&amp;&quot;-&quot;); SEARCH(&quot;)&quot;;[.A15]&amp;&quot;)&quot;))" office:value-type="float" office:value="9" calcext:value-type="float">
            <text:p>9</text:p>
          </table:table-cell>
          <table:table-cell table:formula="of:=LEFT([.A15];[.B15]-1)" office:value-type="string" office:string-value="Весовщик" calcext:value-type="string">
            <text:p>Весовщик</text:p>
          </table:table-cell>
          <table:table-cell table:formula="of:=IFERROR(MATCH(RIGHT([.C15];5);[$Окончания.$A$1:$Окончания.$A$1048576];0);IFERROR(MATCH(RIGHT([.C15];4);[$Окончания.$A$1:$Окончания.$A$1048576];0);IFERROR(MATCH(RIGHT([.C15];3);[$Окончания.$A$1:$Окончания.$A$1048576];0);IFERROR(MATCH(RIGHT([.C15];2);[$Окончания.$A$1:$Окончания.$A$1048576];0);MATCH(RIGHT([.C15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15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15]);&quot;&quot;)" office:value-type="string" office:string-value="ку" calcext:value-type="string">
            <text:p>ку</text:p>
          </table:table-cell>
          <table:table-cell table:style-name="ce17" table:formula="of:=LEFT([.C15];LEN([.C15])-LEN([.E15]))&amp;[.F15]" office:value-type="string" office:string-value="Весовщику" calcext:value-type="string">
            <text:p>Весовщику</text:p>
          </table:table-cell>
          <table:table-cell table:style-name="ce17" table:formula="of:=IFERROR(INDEX([$Окончания.$C$1:$Окончания.$C$1048576];[.D15]);&quot;&quot;)" office:value-type="string" office:string-value="ка" calcext:value-type="string">
            <text:p>ка</text:p>
          </table:table-cell>
          <table:table-cell table:style-name="ce17" table:formula="of:=LEFT([.C15];LEN([.C15])-LEN([.E15]))&amp;[.H15]" office:value-type="string" office:string-value="Весовщика" calcext:value-type="string">
            <text:p>Весовщика</text:p>
          </table:table-cell>
          <table:table-cell table:style-name="ce18" table:formula="of:=MID([.A15];[.B15];1)&amp;IF(MID([.A15];[.B15]+1;1)=&quot;(&quot;; &quot;(&quot;; &quot;&quot;)">
            <text:p/>
          </table:table-cell>
          <table:table-cell table:formula="of:=MID([.A15];[.B15]+LEN([.J15]);100)">
            <text:p/>
          </table:table-cell>
          <table:table-cell table:formula="of:=MIN(SEARCH(&quot; &quot;;[.K15]&amp;&quot; &quot;);SEARCH(&quot;-&quot;;[.K15]&amp;&quot;-&quot;); SEARCH(&quot;)&quot;;[.K15]&amp;&quot;)&quot;))" office:value-type="float" office:value="1" calcext:value-type="float">
            <text:p>1</text:p>
          </table:table-cell>
          <table:table-cell table:formula="of:=LEFT([.K15];[.L15]-1)">
            <text:p/>
          </table:table-cell>
          <table:table-cell table:formula="of:=IFERROR(MATCH(RIGHT([.M15];5);[$Окончания.$A$1:$Окончания.$A$1048576];0);IFERROR(MATCH(RIGHT([.M15];4);[$Окончания.$A$1:$Окончания.$A$1048576];0);IFERROR(MATCH(RIGHT([.M15];3);[$Окончания.$A$1:$Окончания.$A$1048576];0);IFERROR(MATCH(RIGHT([.M15];2);[$Окончания.$A$1:$Окончания.$A$1048576];0);MATCH(RIGHT([.M1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5]);&quot;&quot;)">
            <text:p/>
          </table:table-cell>
          <table:table-cell table:formula="of:=IFERROR(INDEX([$Окончания.$B$1:$Окончания.$B$1048576];[.N15]);&quot;&quot;)">
            <text:p/>
          </table:table-cell>
          <table:table-cell table:style-name="ce17" table:formula="of:=LEFT([.M15];LEN([.M15])-LEN([.O15]))&amp;[.P15]">
            <text:p/>
          </table:table-cell>
          <table:table-cell table:style-name="ce17" table:formula="of:=IFERROR(INDEX([$Окончания.$C$1:$Окончания.$C$1048576];[.N15]);&quot;&quot;)">
            <text:p/>
          </table:table-cell>
          <table:table-cell table:style-name="ce17" table:formula="of:=LEFT([.M15];LEN([.M15])-LEN([.O15]))&amp;[.R15]">
            <text:p/>
          </table:table-cell>
          <table:table-cell table:style-name="ce18" table:formula="of:=MID([.K15];[.L15];1)&amp;IF(MID([.K15];[.L15]+1;1)=&quot;(&quot;; &quot;(&quot;; &quot;&quot;)">
            <text:p/>
          </table:table-cell>
          <table:table-cell table:formula="of:=MID([.K15];[.L15]+LEN([.T15]);100)">
            <text:p/>
          </table:table-cell>
          <table:table-cell table:formula="of:=MIN(SEARCH(&quot; &quot;;[.U15]&amp;&quot; &quot;);SEARCH(&quot;-&quot;;[.U15]&amp;&quot;-&quot;); SEARCH(&quot;)&quot;;[.U15]&amp;&quot;)&quot;))" office:value-type="float" office:value="1" calcext:value-type="float">
            <text:p>1</text:p>
          </table:table-cell>
          <table:table-cell table:formula="of:=LEFT([.U15];[.V15]-1)">
            <text:p/>
          </table:table-cell>
          <table:table-cell table:formula="of:=IFERROR(MATCH(RIGHT([.W15];5);[$Окончания.$A$1:$Окончания.$A$1048576];0);IFERROR(MATCH(RIGHT([.W15];4);[$Окончания.$A$1:$Окончания.$A$1048576];0);IFERROR(MATCH(RIGHT([.W15];3);[$Окончания.$A$1:$Окончания.$A$1048576];0);IFERROR(MATCH(RIGHT([.W15];2);[$Окончания.$A$1:$Окончания.$A$1048576];0);MATCH(RIGHT([.W1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5]);&quot;&quot;)">
            <text:p/>
          </table:table-cell>
          <table:table-cell table:formula="of:=IFERROR(INDEX([$Окончания.$B$1:$Окончания.$B$1048576];[.X15]);&quot;&quot;)">
            <text:p/>
          </table:table-cell>
          <table:table-cell table:style-name="ce17" table:formula="of:=LEFT([.W15];LEN([.W15])-LEN([.Y15]))&amp;[.Z15]">
            <text:p/>
          </table:table-cell>
          <table:table-cell table:style-name="ce17" table:formula="of:=IFERROR(INDEX([$Окончания.$C$1:$Окончания.$C$1048576];[.X15]);&quot;&quot;)">
            <text:p/>
          </table:table-cell>
          <table:table-cell table:style-name="ce17" table:formula="of:=LEFT([.W15];LEN([.W15])-LEN([.Y15]))&amp;[.AB15]">
            <text:p/>
          </table:table-cell>
          <table:table-cell table:style-name="ce18" table:formula="of:=MID([.U15];[.V15];1)&amp;IF(MID([.U15];[.V15]+1;1)=&quot;(&quot;; &quot;(&quot;; &quot;&quot;)">
            <text:p/>
          </table:table-cell>
          <table:table-cell table:formula="of:=MID([.U15];[.V15]+LEN([.AD15]);100)">
            <text:p/>
          </table:table-cell>
          <table:table-cell table:formula="of:=MIN(SEARCH(&quot; &quot;;[.AE15]&amp;&quot; &quot;);SEARCH(&quot;-&quot;;[.AE15]&amp;&quot;-&quot;); SEARCH(&quot;)&quot;;[.AE15]&amp;&quot;)&quot;))" office:value-type="float" office:value="1" calcext:value-type="float">
            <text:p>1</text:p>
          </table:table-cell>
          <table:table-cell table:formula="of:=LEFT([.AE15];[.AF15]-1)">
            <text:p/>
          </table:table-cell>
          <table:table-cell table:formula="of:=IFERROR(MATCH(RIGHT([.AG15];5);[$Окончания.$A$1:$Окончания.$A$1048576];0);IFERROR(MATCH(RIGHT([.AG15];4);[$Окончания.$A$1:$Окончания.$A$1048576];0);IFERROR(MATCH(RIGHT([.AG15];3);[$Окончания.$A$1:$Окончания.$A$1048576];0);IFERROR(MATCH(RIGHT([.AG15];2);[$Окончания.$A$1:$Окончания.$A$1048576];0);MATCH(RIGHT([.AG1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5]);&quot;&quot;)">
            <text:p/>
          </table:table-cell>
          <table:table-cell table:formula="of:=IFERROR(INDEX([$Окончания.$B$1:$Окончания.$B$1048576];[.AH15]);&quot;&quot;)">
            <text:p/>
          </table:table-cell>
          <table:table-cell table:style-name="ce17" table:formula="of:=LEFT([.AG15];LEN([.AG15])-LEN([.AI15]))&amp;[.AJ15]">
            <text:p/>
          </table:table-cell>
          <table:table-cell table:style-name="ce17" table:formula="of:=IFERROR(INDEX([$Окончания.$C$1:$Окончания.$C$1048576];[.AH15]);&quot;&quot;)">
            <text:p/>
          </table:table-cell>
          <table:table-cell table:style-name="ce17" table:formula="of:=LEFT([.AG15];LEN([.AG15])-LEN([.AI15]))&amp;[.AL15]">
            <text:p/>
          </table:table-cell>
          <table:table-cell table:style-name="ce18" table:formula="of:=MID([.AE15];[.AF15];1)&amp;IF(MID([.AE15];[.AF15]+1;1)=&quot;(&quot;; &quot;(&quot;; &quot;&quot;)">
            <text:p/>
          </table:table-cell>
          <table:table-cell table:formula="of:=MID([.AE15];[.AF15]+LEN([.AN15]);100)">
            <text:p/>
          </table:table-cell>
          <table:table-cell table:formula="of:=MIN(SEARCH(&quot; &quot;;[.AO15]&amp;&quot; &quot;);SEARCH(&quot;-&quot;;[.AO15]&amp;&quot;-&quot;); SEARCH(&quot;)&quot;;[.AO15]&amp;&quot;)&quot;))" office:value-type="float" office:value="1" calcext:value-type="float">
            <text:p>1</text:p>
          </table:table-cell>
          <table:table-cell table:formula="of:=LEFT([.AO15];[.AP15]-1)">
            <text:p/>
          </table:table-cell>
          <table:table-cell table:formula="of:=IFERROR(MATCH(RIGHT([.AQ15];5);[$Окончания.$A$1:$Окончания.$A$1048576];0);IFERROR(MATCH(RIGHT([.AQ15];4);[$Окончания.$A$1:$Окончания.$A$1048576];0);IFERROR(MATCH(RIGHT([.AQ15];3);[$Окончания.$A$1:$Окончания.$A$1048576];0);IFERROR(MATCH(RIGHT([.AQ15];2);[$Окончания.$A$1:$Окончания.$A$1048576];0);MATCH(RIGHT([.AQ1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5]);&quot;&quot;)">
            <text:p/>
          </table:table-cell>
          <table:table-cell table:formula="of:=IFERROR(INDEX([$Окончания.$B$1:$Окончания.$B$1048576];[.AR15]);&quot;&quot;)">
            <text:p/>
          </table:table-cell>
          <table:table-cell table:style-name="ce17" table:formula="of:=LEFT([.AQ15];LEN([.AQ15])-LEN([.AS15]))&amp;[.AT15]">
            <text:p/>
          </table:table-cell>
          <table:table-cell table:style-name="ce17" table:formula="of:=IFERROR(INDEX([$Окончания.$C$1:$Окончания.$C$1048576];[.AR15]);&quot;&quot;)">
            <text:p/>
          </table:table-cell>
          <table:table-cell table:style-name="ce17" table:formula="of:=LEFT([.AQ15];LEN([.AQ15])-LEN([.AS15]))&amp;[.AV15]">
            <text:p/>
          </table:table-cell>
          <table:table-cell table:style-name="ce18" table:formula="of:=MID([.AO15];[.AP15];1)&amp;IF(MID([.AO15];[.AP15]+1;1)=&quot;(&quot;; &quot;(&quot;; &quot;&quot;)">
            <text:p/>
          </table:table-cell>
          <table:table-cell table:formula="of:=MID([.AO15];[.AP15]+LEN([.AX15]);100)">
            <text:p/>
          </table:table-cell>
          <table:table-cell table:formula="of:=[.$G15]&amp;[.$J15]&amp;[.$Q15]&amp;[.$T15]&amp;[.$AA15]&amp;[.$AD15]&amp;[.$AK15]&amp;[.$AN15]&amp;[.$AU15]&amp;[.$AX15]&amp;[.$AY15]" office:value-type="string" office:string-value="Весовщику" calcext:value-type="string">
            <text:p>Весовщику</text:p>
          </table:table-cell>
          <table:table-cell office:value-type="string" calcext:value-type="string">
            <text:p>Весовщику</text:p>
          </table:table-cell>
          <table:table-cell table:style-name="ce17" table:formula="of:=IF([.AZ15]=[.BA15];0;1)" office:value-type="float" office:value="0" calcext:value-type="float">
            <text:p>0</text:p>
          </table:table-cell>
          <table:table-cell table:formula="of:=[.$I15]&amp;[.$J15]&amp;[.$S15]&amp;[.$T15]&amp;[.$AC15]&amp;[.$AD15]&amp;[.$AM15]&amp;[.$AN15]&amp;[.$AW15]&amp;[.$AX15]&amp;[.$AY15]" office:value-type="string" office:string-value="Весовщика" calcext:value-type="string">
            <text:p>Весовщика</text:p>
          </table:table-cell>
          <table:table-cell table:style-name="ce22" office:value-type="string" calcext:value-type="string">
            <text:p>Весовщика</text:p>
          </table:table-cell>
          <table:table-cell table:style-name="ce17" table:formula="of:=IF([.BC15]=[.BD15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Водитель автомобиля</text:p>
          </table:table-cell>
          <table:table-cell table:formula="of:=MIN(SEARCH(&quot; &quot;;[.A16]&amp;&quot; &quot;);SEARCH(&quot;-&quot;;[.A16]&amp;&quot;-&quot;); SEARCH(&quot;)&quot;;[.A16]&amp;&quot;)&quot;))" office:value-type="float" office:value="9" calcext:value-type="float">
            <text:p>9</text:p>
          </table:table-cell>
          <table:table-cell table:formula="of:=LEFT([.A16];[.B16]-1)" office:value-type="string" office:string-value="Водитель" calcext:value-type="string">
            <text:p>Водитель</text:p>
          </table:table-cell>
          <table:table-cell table:formula="of:=IFERROR(MATCH(RIGHT([.C16];5);[$Окончания.$A$1:$Окончания.$A$1048576];0);IFERROR(MATCH(RIGHT([.C16];4);[$Окончания.$A$1:$Окончания.$A$1048576];0);IFERROR(MATCH(RIGHT([.C16];3);[$Окончания.$A$1:$Окончания.$A$1048576];0);IFERROR(MATCH(RIGHT([.C16];2);[$Окончания.$A$1:$Окончания.$A$1048576];0);MATCH(RIGHT([.C16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16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16]);&quot;&quot;)" office:value-type="string" office:string-value="ю" calcext:value-type="string">
            <text:p>ю</text:p>
          </table:table-cell>
          <table:table-cell table:style-name="ce17" table:formula="of:=LEFT([.C16];LEN([.C16])-LEN([.E16]))&amp;[.F16]" office:value-type="string" office:string-value="Водителю" calcext:value-type="string">
            <text:p>Водителю</text:p>
          </table:table-cell>
          <table:table-cell table:style-name="ce17" table:formula="of:=IFERROR(INDEX([$Окончания.$C$1:$Окончания.$C$1048576];[.D16]);&quot;&quot;)" office:value-type="string" office:string-value="я" calcext:value-type="string">
            <text:p>я</text:p>
          </table:table-cell>
          <table:table-cell table:style-name="ce17" table:formula="of:=LEFT([.C16];LEN([.C16])-LEN([.E16]))&amp;[.H16]" office:value-type="string" office:string-value="Водителя" calcext:value-type="string">
            <text:p>Водителя</text:p>
          </table:table-cell>
          <table:table-cell table:style-name="ce18" table:formula="of:=MID([.A16];[.B16];1)&amp;IF(MID([.A16];[.B16]+1;1)=&quot;(&quot;; &quot;(&quot;; &quot;&quot;)" office:value-type="string" office:string-value=" " calcext:value-type="string">
            <text:p><text:s/></text:p>
          </table:table-cell>
          <table:table-cell table:formula="of:=MID([.A16];[.B16]+LEN([.J16]);100)" office:value-type="string" office:string-value="автомобиля" calcext:value-type="string">
            <text:p>автомобиля</text:p>
          </table:table-cell>
          <table:table-cell table:formula="of:=MIN(SEARCH(&quot; &quot;;[.K16]&amp;&quot; &quot;);SEARCH(&quot;-&quot;;[.K16]&amp;&quot;-&quot;); SEARCH(&quot;)&quot;;[.K16]&amp;&quot;)&quot;))" office:value-type="float" office:value="11" calcext:value-type="float">
            <text:p>11</text:p>
          </table:table-cell>
          <table:table-cell table:formula="of:=LEFT([.K16];[.L16]-1)" office:value-type="string" office:string-value="автомобиля" calcext:value-type="string">
            <text:p>автомобиля</text:p>
          </table:table-cell>
          <table:table-cell table:formula="of:=IFERROR(MATCH(RIGHT([.M16];5);[$Окончания.$A$1:$Окончания.$A$1048576];0);IFERROR(MATCH(RIGHT([.M16];4);[$Окончания.$A$1:$Окончания.$A$1048576];0);IFERROR(MATCH(RIGHT([.M16];3);[$Окончания.$A$1:$Окончания.$A$1048576];0);IFERROR(MATCH(RIGHT([.M16];2);[$Окончания.$A$1:$Окончания.$A$1048576];0);MATCH(RIGHT([.M1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6]);&quot;&quot;)">
            <text:p/>
          </table:table-cell>
          <table:table-cell table:formula="of:=IFERROR(INDEX([$Окончания.$B$1:$Окончания.$B$1048576];[.N16]);&quot;&quot;)">
            <text:p/>
          </table:table-cell>
          <table:table-cell table:style-name="ce17" table:formula="of:=LEFT([.M16];LEN([.M16])-LEN([.O16]))&amp;[.P16]" office:value-type="string" office:string-value="автомобиля" calcext:value-type="string">
            <text:p>автомобиля</text:p>
          </table:table-cell>
          <table:table-cell table:style-name="ce17" table:formula="of:=IFERROR(INDEX([$Окончания.$C$1:$Окончания.$C$1048576];[.N16]);&quot;&quot;)">
            <text:p/>
          </table:table-cell>
          <table:table-cell table:style-name="ce17" table:formula="of:=LEFT([.M16];LEN([.M16])-LEN([.O16]))&amp;[.R16]" office:value-type="string" office:string-value="автомобиля" calcext:value-type="string">
            <text:p>автомобиля</text:p>
          </table:table-cell>
          <table:table-cell table:style-name="ce18" table:formula="of:=MID([.K16];[.L16];1)&amp;IF(MID([.K16];[.L16]+1;1)=&quot;(&quot;; &quot;(&quot;; &quot;&quot;)">
            <text:p/>
          </table:table-cell>
          <table:table-cell table:formula="of:=MID([.K16];[.L16]+LEN([.T16]);100)">
            <text:p/>
          </table:table-cell>
          <table:table-cell table:formula="of:=MIN(SEARCH(&quot; &quot;;[.U16]&amp;&quot; &quot;);SEARCH(&quot;-&quot;;[.U16]&amp;&quot;-&quot;); SEARCH(&quot;)&quot;;[.U16]&amp;&quot;)&quot;))" office:value-type="float" office:value="1" calcext:value-type="float">
            <text:p>1</text:p>
          </table:table-cell>
          <table:table-cell table:formula="of:=LEFT([.U16];[.V16]-1)">
            <text:p/>
          </table:table-cell>
          <table:table-cell table:formula="of:=IFERROR(MATCH(RIGHT([.W16];5);[$Окончания.$A$1:$Окончания.$A$1048576];0);IFERROR(MATCH(RIGHT([.W16];4);[$Окончания.$A$1:$Окончания.$A$1048576];0);IFERROR(MATCH(RIGHT([.W16];3);[$Окончания.$A$1:$Окончания.$A$1048576];0);IFERROR(MATCH(RIGHT([.W16];2);[$Окончания.$A$1:$Окончания.$A$1048576];0);MATCH(RIGHT([.W1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6]);&quot;&quot;)">
            <text:p/>
          </table:table-cell>
          <table:table-cell table:formula="of:=IFERROR(INDEX([$Окончания.$B$1:$Окончания.$B$1048576];[.X16]);&quot;&quot;)">
            <text:p/>
          </table:table-cell>
          <table:table-cell table:style-name="ce17" table:formula="of:=LEFT([.W16];LEN([.W16])-LEN([.Y16]))&amp;[.Z16]">
            <text:p/>
          </table:table-cell>
          <table:table-cell table:style-name="ce17" table:formula="of:=IFERROR(INDEX([$Окончания.$C$1:$Окончания.$C$1048576];[.X16]);&quot;&quot;)">
            <text:p/>
          </table:table-cell>
          <table:table-cell table:style-name="ce17" table:formula="of:=LEFT([.W16];LEN([.W16])-LEN([.Y16]))&amp;[.AB16]">
            <text:p/>
          </table:table-cell>
          <table:table-cell table:style-name="ce18" table:formula="of:=MID([.U16];[.V16];1)&amp;IF(MID([.U16];[.V16]+1;1)=&quot;(&quot;; &quot;(&quot;; &quot;&quot;)">
            <text:p/>
          </table:table-cell>
          <table:table-cell table:formula="of:=MID([.U16];[.V16]+LEN([.AD16]);100)">
            <text:p/>
          </table:table-cell>
          <table:table-cell table:formula="of:=MIN(SEARCH(&quot; &quot;;[.AE16]&amp;&quot; &quot;);SEARCH(&quot;-&quot;;[.AE16]&amp;&quot;-&quot;); SEARCH(&quot;)&quot;;[.AE16]&amp;&quot;)&quot;))" office:value-type="float" office:value="1" calcext:value-type="float">
            <text:p>1</text:p>
          </table:table-cell>
          <table:table-cell table:formula="of:=LEFT([.AE16];[.AF16]-1)">
            <text:p/>
          </table:table-cell>
          <table:table-cell table:formula="of:=IFERROR(MATCH(RIGHT([.AG16];5);[$Окончания.$A$1:$Окончания.$A$1048576];0);IFERROR(MATCH(RIGHT([.AG16];4);[$Окончания.$A$1:$Окончания.$A$1048576];0);IFERROR(MATCH(RIGHT([.AG16];3);[$Окончания.$A$1:$Окончания.$A$1048576];0);IFERROR(MATCH(RIGHT([.AG16];2);[$Окончания.$A$1:$Окончания.$A$1048576];0);MATCH(RIGHT([.AG1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6]);&quot;&quot;)">
            <text:p/>
          </table:table-cell>
          <table:table-cell table:formula="of:=IFERROR(INDEX([$Окончания.$B$1:$Окончания.$B$1048576];[.AH16]);&quot;&quot;)">
            <text:p/>
          </table:table-cell>
          <table:table-cell table:style-name="ce17" table:formula="of:=LEFT([.AG16];LEN([.AG16])-LEN([.AI16]))&amp;[.AJ16]">
            <text:p/>
          </table:table-cell>
          <table:table-cell table:style-name="ce17" table:formula="of:=IFERROR(INDEX([$Окончания.$C$1:$Окончания.$C$1048576];[.AH16]);&quot;&quot;)">
            <text:p/>
          </table:table-cell>
          <table:table-cell table:style-name="ce17" table:formula="of:=LEFT([.AG16];LEN([.AG16])-LEN([.AI16]))&amp;[.AL16]">
            <text:p/>
          </table:table-cell>
          <table:table-cell table:style-name="ce18" table:formula="of:=MID([.AE16];[.AF16];1)&amp;IF(MID([.AE16];[.AF16]+1;1)=&quot;(&quot;; &quot;(&quot;; &quot;&quot;)">
            <text:p/>
          </table:table-cell>
          <table:table-cell table:formula="of:=MID([.AE16];[.AF16]+LEN([.AN16]);100)">
            <text:p/>
          </table:table-cell>
          <table:table-cell table:formula="of:=MIN(SEARCH(&quot; &quot;;[.AO16]&amp;&quot; &quot;);SEARCH(&quot;-&quot;;[.AO16]&amp;&quot;-&quot;); SEARCH(&quot;)&quot;;[.AO16]&amp;&quot;)&quot;))" office:value-type="float" office:value="1" calcext:value-type="float">
            <text:p>1</text:p>
          </table:table-cell>
          <table:table-cell table:formula="of:=LEFT([.AO16];[.AP16]-1)">
            <text:p/>
          </table:table-cell>
          <table:table-cell table:formula="of:=IFERROR(MATCH(RIGHT([.AQ16];5);[$Окончания.$A$1:$Окончания.$A$1048576];0);IFERROR(MATCH(RIGHT([.AQ16];4);[$Окончания.$A$1:$Окончания.$A$1048576];0);IFERROR(MATCH(RIGHT([.AQ16];3);[$Окончания.$A$1:$Окончания.$A$1048576];0);IFERROR(MATCH(RIGHT([.AQ16];2);[$Окончания.$A$1:$Окончания.$A$1048576];0);MATCH(RIGHT([.AQ1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6]);&quot;&quot;)">
            <text:p/>
          </table:table-cell>
          <table:table-cell table:formula="of:=IFERROR(INDEX([$Окончания.$B$1:$Окончания.$B$1048576];[.AR16]);&quot;&quot;)">
            <text:p/>
          </table:table-cell>
          <table:table-cell table:style-name="ce17" table:formula="of:=LEFT([.AQ16];LEN([.AQ16])-LEN([.AS16]))&amp;[.AT16]">
            <text:p/>
          </table:table-cell>
          <table:table-cell table:style-name="ce17" table:formula="of:=IFERROR(INDEX([$Окончания.$C$1:$Окончания.$C$1048576];[.AR16]);&quot;&quot;)">
            <text:p/>
          </table:table-cell>
          <table:table-cell table:style-name="ce17" table:formula="of:=LEFT([.AQ16];LEN([.AQ16])-LEN([.AS16]))&amp;[.AV16]">
            <text:p/>
          </table:table-cell>
          <table:table-cell table:style-name="ce18" table:formula="of:=MID([.AO16];[.AP16];1)&amp;IF(MID([.AO16];[.AP16]+1;1)=&quot;(&quot;; &quot;(&quot;; &quot;&quot;)">
            <text:p/>
          </table:table-cell>
          <table:table-cell table:formula="of:=MID([.AO16];[.AP16]+LEN([.AX16]);100)">
            <text:p/>
          </table:table-cell>
          <table:table-cell table:formula="of:=[.$G16]&amp;[.$J16]&amp;[.$Q16]&amp;[.$T16]&amp;[.$AA16]&amp;[.$AD16]&amp;[.$AK16]&amp;[.$AN16]&amp;[.$AU16]&amp;[.$AX16]&amp;[.$AY16]" office:value-type="string" office:string-value="Водителю автомобиля" calcext:value-type="string">
            <text:p>Водителю автомобиля</text:p>
          </table:table-cell>
          <table:table-cell office:value-type="string" calcext:value-type="string">
            <text:p>Водителю автомобиля</text:p>
          </table:table-cell>
          <table:table-cell table:style-name="ce17" table:formula="of:=IF([.AZ16]=[.BA16];0;1)" office:value-type="float" office:value="0" calcext:value-type="float">
            <text:p>0</text:p>
          </table:table-cell>
          <table:table-cell table:formula="of:=[.$I16]&amp;[.$J16]&amp;[.$S16]&amp;[.$T16]&amp;[.$AC16]&amp;[.$AD16]&amp;[.$AM16]&amp;[.$AN16]&amp;[.$AW16]&amp;[.$AX16]&amp;[.$AY16]" office:value-type="string" office:string-value="Водителя автомобиля" calcext:value-type="string">
            <text:p>Водителя автомобиля</text:p>
          </table:table-cell>
          <table:table-cell table:style-name="ce22" office:value-type="string" calcext:value-type="string">
            <text:p>Водителя автомобиля</text:p>
          </table:table-cell>
          <table:table-cell table:style-name="ce17" table:formula="of:=IF([.BC16]=[.BD16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Водитель погрузчика</text:p>
          </table:table-cell>
          <table:table-cell table:formula="of:=MIN(SEARCH(&quot; &quot;;[.A17]&amp;&quot; &quot;);SEARCH(&quot;-&quot;;[.A17]&amp;&quot;-&quot;); SEARCH(&quot;)&quot;;[.A17]&amp;&quot;)&quot;))" office:value-type="float" office:value="9" calcext:value-type="float">
            <text:p>9</text:p>
          </table:table-cell>
          <table:table-cell table:formula="of:=LEFT([.A17];[.B17]-1)" office:value-type="string" office:string-value="Водитель" calcext:value-type="string">
            <text:p>Водитель</text:p>
          </table:table-cell>
          <table:table-cell table:formula="of:=IFERROR(MATCH(RIGHT([.C17];5);[$Окончания.$A$1:$Окончания.$A$1048576];0);IFERROR(MATCH(RIGHT([.C17];4);[$Окончания.$A$1:$Окончания.$A$1048576];0);IFERROR(MATCH(RIGHT([.C17];3);[$Окончания.$A$1:$Окончания.$A$1048576];0);IFERROR(MATCH(RIGHT([.C17];2);[$Окончания.$A$1:$Окончания.$A$1048576];0);MATCH(RIGHT([.C17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17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17]);&quot;&quot;)" office:value-type="string" office:string-value="ю" calcext:value-type="string">
            <text:p>ю</text:p>
          </table:table-cell>
          <table:table-cell table:style-name="ce17" table:formula="of:=LEFT([.C17];LEN([.C17])-LEN([.E17]))&amp;[.F17]" office:value-type="string" office:string-value="Водителю" calcext:value-type="string">
            <text:p>Водителю</text:p>
          </table:table-cell>
          <table:table-cell table:style-name="ce17" table:formula="of:=IFERROR(INDEX([$Окончания.$C$1:$Окончания.$C$1048576];[.D17]);&quot;&quot;)" office:value-type="string" office:string-value="я" calcext:value-type="string">
            <text:p>я</text:p>
          </table:table-cell>
          <table:table-cell table:style-name="ce17" table:formula="of:=LEFT([.C17];LEN([.C17])-LEN([.E17]))&amp;[.H17]" office:value-type="string" office:string-value="Водителя" calcext:value-type="string">
            <text:p>Водителя</text:p>
          </table:table-cell>
          <table:table-cell table:style-name="ce18" table:formula="of:=MID([.A17];[.B17];1)&amp;IF(MID([.A17];[.B17]+1;1)=&quot;(&quot;; &quot;(&quot;; &quot;&quot;)" office:value-type="string" office:string-value=" " calcext:value-type="string">
            <text:p><text:s/></text:p>
          </table:table-cell>
          <table:table-cell table:formula="of:=MID([.A17];[.B17]+LEN([.J17]);100)" office:value-type="string" office:string-value="погрузчика" calcext:value-type="string">
            <text:p>погрузчика</text:p>
          </table:table-cell>
          <table:table-cell table:formula="of:=MIN(SEARCH(&quot; &quot;;[.K17]&amp;&quot; &quot;);SEARCH(&quot;-&quot;;[.K17]&amp;&quot;-&quot;); SEARCH(&quot;)&quot;;[.K17]&amp;&quot;)&quot;))" office:value-type="float" office:value="11" calcext:value-type="float">
            <text:p>11</text:p>
          </table:table-cell>
          <table:table-cell table:formula="of:=LEFT([.K17];[.L17]-1)" office:value-type="string" office:string-value="погрузчика" calcext:value-type="string">
            <text:p>погрузчика</text:p>
          </table:table-cell>
          <table:table-cell table:formula="of:=IFERROR(MATCH(RIGHT([.M17];5);[$Окончания.$A$1:$Окончания.$A$1048576];0);IFERROR(MATCH(RIGHT([.M17];4);[$Окончания.$A$1:$Окончания.$A$1048576];0);IFERROR(MATCH(RIGHT([.M17];3);[$Окончания.$A$1:$Окончания.$A$1048576];0);IFERROR(MATCH(RIGHT([.M17];2);[$Окончания.$A$1:$Окончания.$A$1048576];0);MATCH(RIGHT([.M1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7]);&quot;&quot;)">
            <text:p/>
          </table:table-cell>
          <table:table-cell table:formula="of:=IFERROR(INDEX([$Окончания.$B$1:$Окончания.$B$1048576];[.N17]);&quot;&quot;)">
            <text:p/>
          </table:table-cell>
          <table:table-cell table:style-name="ce17" table:formula="of:=LEFT([.M17];LEN([.M17])-LEN([.O17]))&amp;[.P17]" office:value-type="string" office:string-value="погрузчика" calcext:value-type="string">
            <text:p>погрузчика</text:p>
          </table:table-cell>
          <table:table-cell table:style-name="ce17" table:formula="of:=IFERROR(INDEX([$Окончания.$C$1:$Окончания.$C$1048576];[.N17]);&quot;&quot;)">
            <text:p/>
          </table:table-cell>
          <table:table-cell table:style-name="ce17" table:formula="of:=LEFT([.M17];LEN([.M17])-LEN([.O17]))&amp;[.R17]" office:value-type="string" office:string-value="погрузчика" calcext:value-type="string">
            <text:p>погрузчика</text:p>
          </table:table-cell>
          <table:table-cell table:style-name="ce18" table:formula="of:=MID([.K17];[.L17];1)&amp;IF(MID([.K17];[.L17]+1;1)=&quot;(&quot;; &quot;(&quot;; &quot;&quot;)">
            <text:p/>
          </table:table-cell>
          <table:table-cell table:formula="of:=MID([.K17];[.L17]+LEN([.T17]);100)">
            <text:p/>
          </table:table-cell>
          <table:table-cell table:formula="of:=MIN(SEARCH(&quot; &quot;;[.U17]&amp;&quot; &quot;);SEARCH(&quot;-&quot;;[.U17]&amp;&quot;-&quot;); SEARCH(&quot;)&quot;;[.U17]&amp;&quot;)&quot;))" office:value-type="float" office:value="1" calcext:value-type="float">
            <text:p>1</text:p>
          </table:table-cell>
          <table:table-cell table:formula="of:=LEFT([.U17];[.V17]-1)">
            <text:p/>
          </table:table-cell>
          <table:table-cell table:formula="of:=IFERROR(MATCH(RIGHT([.W17];5);[$Окончания.$A$1:$Окончания.$A$1048576];0);IFERROR(MATCH(RIGHT([.W17];4);[$Окончания.$A$1:$Окончания.$A$1048576];0);IFERROR(MATCH(RIGHT([.W17];3);[$Окончания.$A$1:$Окончания.$A$1048576];0);IFERROR(MATCH(RIGHT([.W17];2);[$Окончания.$A$1:$Окончания.$A$1048576];0);MATCH(RIGHT([.W1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7]);&quot;&quot;)">
            <text:p/>
          </table:table-cell>
          <table:table-cell table:formula="of:=IFERROR(INDEX([$Окончания.$B$1:$Окончания.$B$1048576];[.X17]);&quot;&quot;)">
            <text:p/>
          </table:table-cell>
          <table:table-cell table:style-name="ce17" table:formula="of:=LEFT([.W17];LEN([.W17])-LEN([.Y17]))&amp;[.Z17]">
            <text:p/>
          </table:table-cell>
          <table:table-cell table:style-name="ce17" table:formula="of:=IFERROR(INDEX([$Окончания.$C$1:$Окончания.$C$1048576];[.X17]);&quot;&quot;)">
            <text:p/>
          </table:table-cell>
          <table:table-cell table:style-name="ce17" table:formula="of:=LEFT([.W17];LEN([.W17])-LEN([.Y17]))&amp;[.AB17]">
            <text:p/>
          </table:table-cell>
          <table:table-cell table:style-name="ce18" table:formula="of:=MID([.U17];[.V17];1)&amp;IF(MID([.U17];[.V17]+1;1)=&quot;(&quot;; &quot;(&quot;; &quot;&quot;)">
            <text:p/>
          </table:table-cell>
          <table:table-cell table:formula="of:=MID([.U17];[.V17]+LEN([.AD17]);100)">
            <text:p/>
          </table:table-cell>
          <table:table-cell table:formula="of:=MIN(SEARCH(&quot; &quot;;[.AE17]&amp;&quot; &quot;);SEARCH(&quot;-&quot;;[.AE17]&amp;&quot;-&quot;); SEARCH(&quot;)&quot;;[.AE17]&amp;&quot;)&quot;))" office:value-type="float" office:value="1" calcext:value-type="float">
            <text:p>1</text:p>
          </table:table-cell>
          <table:table-cell table:formula="of:=LEFT([.AE17];[.AF17]-1)">
            <text:p/>
          </table:table-cell>
          <table:table-cell table:formula="of:=IFERROR(MATCH(RIGHT([.AG17];5);[$Окончания.$A$1:$Окончания.$A$1048576];0);IFERROR(MATCH(RIGHT([.AG17];4);[$Окончания.$A$1:$Окончания.$A$1048576];0);IFERROR(MATCH(RIGHT([.AG17];3);[$Окончания.$A$1:$Окончания.$A$1048576];0);IFERROR(MATCH(RIGHT([.AG17];2);[$Окончания.$A$1:$Окончания.$A$1048576];0);MATCH(RIGHT([.AG1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7]);&quot;&quot;)">
            <text:p/>
          </table:table-cell>
          <table:table-cell table:formula="of:=IFERROR(INDEX([$Окончания.$B$1:$Окончания.$B$1048576];[.AH17]);&quot;&quot;)">
            <text:p/>
          </table:table-cell>
          <table:table-cell table:style-name="ce17" table:formula="of:=LEFT([.AG17];LEN([.AG17])-LEN([.AI17]))&amp;[.AJ17]">
            <text:p/>
          </table:table-cell>
          <table:table-cell table:style-name="ce17" table:formula="of:=IFERROR(INDEX([$Окончания.$C$1:$Окончания.$C$1048576];[.AH17]);&quot;&quot;)">
            <text:p/>
          </table:table-cell>
          <table:table-cell table:style-name="ce17" table:formula="of:=LEFT([.AG17];LEN([.AG17])-LEN([.AI17]))&amp;[.AL17]">
            <text:p/>
          </table:table-cell>
          <table:table-cell table:style-name="ce18" table:formula="of:=MID([.AE17];[.AF17];1)&amp;IF(MID([.AE17];[.AF17]+1;1)=&quot;(&quot;; &quot;(&quot;; &quot;&quot;)">
            <text:p/>
          </table:table-cell>
          <table:table-cell table:formula="of:=MID([.AE17];[.AF17]+LEN([.AN17]);100)">
            <text:p/>
          </table:table-cell>
          <table:table-cell table:formula="of:=MIN(SEARCH(&quot; &quot;;[.AO17]&amp;&quot; &quot;);SEARCH(&quot;-&quot;;[.AO17]&amp;&quot;-&quot;); SEARCH(&quot;)&quot;;[.AO17]&amp;&quot;)&quot;))" office:value-type="float" office:value="1" calcext:value-type="float">
            <text:p>1</text:p>
          </table:table-cell>
          <table:table-cell table:formula="of:=LEFT([.AO17];[.AP17]-1)">
            <text:p/>
          </table:table-cell>
          <table:table-cell table:formula="of:=IFERROR(MATCH(RIGHT([.AQ17];5);[$Окончания.$A$1:$Окончания.$A$1048576];0);IFERROR(MATCH(RIGHT([.AQ17];4);[$Окончания.$A$1:$Окончания.$A$1048576];0);IFERROR(MATCH(RIGHT([.AQ17];3);[$Окончания.$A$1:$Окончания.$A$1048576];0);IFERROR(MATCH(RIGHT([.AQ17];2);[$Окончания.$A$1:$Окончания.$A$1048576];0);MATCH(RIGHT([.AQ1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7]);&quot;&quot;)">
            <text:p/>
          </table:table-cell>
          <table:table-cell table:formula="of:=IFERROR(INDEX([$Окончания.$B$1:$Окончания.$B$1048576];[.AR17]);&quot;&quot;)">
            <text:p/>
          </table:table-cell>
          <table:table-cell table:style-name="ce17" table:formula="of:=LEFT([.AQ17];LEN([.AQ17])-LEN([.AS17]))&amp;[.AT17]">
            <text:p/>
          </table:table-cell>
          <table:table-cell table:style-name="ce17" table:formula="of:=IFERROR(INDEX([$Окончания.$C$1:$Окончания.$C$1048576];[.AR17]);&quot;&quot;)">
            <text:p/>
          </table:table-cell>
          <table:table-cell table:style-name="ce17" table:formula="of:=LEFT([.AQ17];LEN([.AQ17])-LEN([.AS17]))&amp;[.AV17]">
            <text:p/>
          </table:table-cell>
          <table:table-cell table:style-name="ce18" table:formula="of:=MID([.AO17];[.AP17];1)&amp;IF(MID([.AO17];[.AP17]+1;1)=&quot;(&quot;; &quot;(&quot;; &quot;&quot;)">
            <text:p/>
          </table:table-cell>
          <table:table-cell table:formula="of:=MID([.AO17];[.AP17]+LEN([.AX17]);100)">
            <text:p/>
          </table:table-cell>
          <table:table-cell table:formula="of:=[.$G17]&amp;[.$J17]&amp;[.$Q17]&amp;[.$T17]&amp;[.$AA17]&amp;[.$AD17]&amp;[.$AK17]&amp;[.$AN17]&amp;[.$AU17]&amp;[.$AX17]&amp;[.$AY17]" office:value-type="string" office:string-value="Водителю погрузчика" calcext:value-type="string">
            <text:p>Водителю погрузчика</text:p>
          </table:table-cell>
          <table:table-cell office:value-type="string" calcext:value-type="string">
            <text:p>Водителю погрузчика</text:p>
          </table:table-cell>
          <table:table-cell table:style-name="ce17" table:formula="of:=IF([.AZ17]=[.BA17];0;1)" office:value-type="float" office:value="0" calcext:value-type="float">
            <text:p>0</text:p>
          </table:table-cell>
          <table:table-cell table:formula="of:=[.$I17]&amp;[.$J17]&amp;[.$S17]&amp;[.$T17]&amp;[.$AC17]&amp;[.$AD17]&amp;[.$AM17]&amp;[.$AN17]&amp;[.$AW17]&amp;[.$AX17]&amp;[.$AY17]" office:value-type="string" office:string-value="Водителя погрузчика" calcext:value-type="string">
            <text:p>Водителя погрузчика</text:p>
          </table:table-cell>
          <table:table-cell table:style-name="ce22" office:value-type="string" calcext:value-type="string">
            <text:p>Водителя погрузчика</text:p>
          </table:table-cell>
          <table:table-cell table:style-name="ce17" table:formula="of:=IF([.BC17]=[.BD17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Газорезчик</text:p>
          </table:table-cell>
          <table:table-cell table:formula="of:=MIN(SEARCH(&quot; &quot;;[.A18]&amp;&quot; &quot;);SEARCH(&quot;-&quot;;[.A18]&amp;&quot;-&quot;); SEARCH(&quot;)&quot;;[.A18]&amp;&quot;)&quot;))" office:value-type="float" office:value="11" calcext:value-type="float">
            <text:p>11</text:p>
          </table:table-cell>
          <table:table-cell table:formula="of:=LEFT([.A18];[.B18]-1)" office:value-type="string" office:string-value="Газорезчик" calcext:value-type="string">
            <text:p>Газорезчик</text:p>
          </table:table-cell>
          <table:table-cell table:formula="of:=IFERROR(MATCH(RIGHT([.C18];5);[$Окончания.$A$1:$Окончания.$A$1048576];0);IFERROR(MATCH(RIGHT([.C18];4);[$Окончания.$A$1:$Окончания.$A$1048576];0);IFERROR(MATCH(RIGHT([.C18];3);[$Окончания.$A$1:$Окончания.$A$1048576];0);IFERROR(MATCH(RIGHT([.C18];2);[$Окончания.$A$1:$Окончания.$A$1048576];0);MATCH(RIGHT([.C18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18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18]);&quot;&quot;)" office:value-type="string" office:string-value="ку" calcext:value-type="string">
            <text:p>ку</text:p>
          </table:table-cell>
          <table:table-cell table:style-name="ce17" table:formula="of:=LEFT([.C18];LEN([.C18])-LEN([.E18]))&amp;[.F18]" office:value-type="string" office:string-value="Газорезчику" calcext:value-type="string">
            <text:p>Газорезчику</text:p>
          </table:table-cell>
          <table:table-cell table:style-name="ce17" table:formula="of:=IFERROR(INDEX([$Окончания.$C$1:$Окончания.$C$1048576];[.D18]);&quot;&quot;)" office:value-type="string" office:string-value="ка" calcext:value-type="string">
            <text:p>ка</text:p>
          </table:table-cell>
          <table:table-cell table:style-name="ce17" table:formula="of:=LEFT([.C18];LEN([.C18])-LEN([.E18]))&amp;[.H18]" office:value-type="string" office:string-value="Газорезчика" calcext:value-type="string">
            <text:p>Газорезчика</text:p>
          </table:table-cell>
          <table:table-cell table:style-name="ce18" table:formula="of:=MID([.A18];[.B18];1)&amp;IF(MID([.A18];[.B18]+1;1)=&quot;(&quot;; &quot;(&quot;; &quot;&quot;)">
            <text:p/>
          </table:table-cell>
          <table:table-cell table:formula="of:=MID([.A18];[.B18]+LEN([.J18]);100)">
            <text:p/>
          </table:table-cell>
          <table:table-cell table:formula="of:=MIN(SEARCH(&quot; &quot;;[.K18]&amp;&quot; &quot;);SEARCH(&quot;-&quot;;[.K18]&amp;&quot;-&quot;); SEARCH(&quot;)&quot;;[.K18]&amp;&quot;)&quot;))" office:value-type="float" office:value="1" calcext:value-type="float">
            <text:p>1</text:p>
          </table:table-cell>
          <table:table-cell table:formula="of:=LEFT([.K18];[.L18]-1)">
            <text:p/>
          </table:table-cell>
          <table:table-cell table:formula="of:=IFERROR(MATCH(RIGHT([.M18];5);[$Окончания.$A$1:$Окончания.$A$1048576];0);IFERROR(MATCH(RIGHT([.M18];4);[$Окончания.$A$1:$Окончания.$A$1048576];0);IFERROR(MATCH(RIGHT([.M18];3);[$Окончания.$A$1:$Окончания.$A$1048576];0);IFERROR(MATCH(RIGHT([.M18];2);[$Окончания.$A$1:$Окончания.$A$1048576];0);MATCH(RIGHT([.M1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8]);&quot;&quot;)">
            <text:p/>
          </table:table-cell>
          <table:table-cell table:formula="of:=IFERROR(INDEX([$Окончания.$B$1:$Окончания.$B$1048576];[.N18]);&quot;&quot;)">
            <text:p/>
          </table:table-cell>
          <table:table-cell table:style-name="ce17" table:formula="of:=LEFT([.M18];LEN([.M18])-LEN([.O18]))&amp;[.P18]">
            <text:p/>
          </table:table-cell>
          <table:table-cell table:style-name="ce17" table:formula="of:=IFERROR(INDEX([$Окончания.$C$1:$Окончания.$C$1048576];[.N18]);&quot;&quot;)">
            <text:p/>
          </table:table-cell>
          <table:table-cell table:style-name="ce17" table:formula="of:=LEFT([.M18];LEN([.M18])-LEN([.O18]))&amp;[.R18]">
            <text:p/>
          </table:table-cell>
          <table:table-cell table:style-name="ce18" table:formula="of:=MID([.K18];[.L18];1)&amp;IF(MID([.K18];[.L18]+1;1)=&quot;(&quot;; &quot;(&quot;; &quot;&quot;)">
            <text:p/>
          </table:table-cell>
          <table:table-cell table:formula="of:=MID([.K18];[.L18]+LEN([.T18]);100)">
            <text:p/>
          </table:table-cell>
          <table:table-cell table:formula="of:=MIN(SEARCH(&quot; &quot;;[.U18]&amp;&quot; &quot;);SEARCH(&quot;-&quot;;[.U18]&amp;&quot;-&quot;); SEARCH(&quot;)&quot;;[.U18]&amp;&quot;)&quot;))" office:value-type="float" office:value="1" calcext:value-type="float">
            <text:p>1</text:p>
          </table:table-cell>
          <table:table-cell table:formula="of:=LEFT([.U18];[.V18]-1)">
            <text:p/>
          </table:table-cell>
          <table:table-cell table:formula="of:=IFERROR(MATCH(RIGHT([.W18];5);[$Окончания.$A$1:$Окончания.$A$1048576];0);IFERROR(MATCH(RIGHT([.W18];4);[$Окончания.$A$1:$Окончания.$A$1048576];0);IFERROR(MATCH(RIGHT([.W18];3);[$Окончания.$A$1:$Окончания.$A$1048576];0);IFERROR(MATCH(RIGHT([.W18];2);[$Окончания.$A$1:$Окончания.$A$1048576];0);MATCH(RIGHT([.W1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8]);&quot;&quot;)">
            <text:p/>
          </table:table-cell>
          <table:table-cell table:formula="of:=IFERROR(INDEX([$Окончания.$B$1:$Окончания.$B$1048576];[.X18]);&quot;&quot;)">
            <text:p/>
          </table:table-cell>
          <table:table-cell table:style-name="ce17" table:formula="of:=LEFT([.W18];LEN([.W18])-LEN([.Y18]))&amp;[.Z18]">
            <text:p/>
          </table:table-cell>
          <table:table-cell table:style-name="ce17" table:formula="of:=IFERROR(INDEX([$Окончания.$C$1:$Окончания.$C$1048576];[.X18]);&quot;&quot;)">
            <text:p/>
          </table:table-cell>
          <table:table-cell table:style-name="ce17" table:formula="of:=LEFT([.W18];LEN([.W18])-LEN([.Y18]))&amp;[.AB18]">
            <text:p/>
          </table:table-cell>
          <table:table-cell table:style-name="ce18" table:formula="of:=MID([.U18];[.V18];1)&amp;IF(MID([.U18];[.V18]+1;1)=&quot;(&quot;; &quot;(&quot;; &quot;&quot;)">
            <text:p/>
          </table:table-cell>
          <table:table-cell table:formula="of:=MID([.U18];[.V18]+LEN([.AD18]);100)">
            <text:p/>
          </table:table-cell>
          <table:table-cell table:formula="of:=MIN(SEARCH(&quot; &quot;;[.AE18]&amp;&quot; &quot;);SEARCH(&quot;-&quot;;[.AE18]&amp;&quot;-&quot;); SEARCH(&quot;)&quot;;[.AE18]&amp;&quot;)&quot;))" office:value-type="float" office:value="1" calcext:value-type="float">
            <text:p>1</text:p>
          </table:table-cell>
          <table:table-cell table:formula="of:=LEFT([.AE18];[.AF18]-1)">
            <text:p/>
          </table:table-cell>
          <table:table-cell table:formula="of:=IFERROR(MATCH(RIGHT([.AG18];5);[$Окончания.$A$1:$Окончания.$A$1048576];0);IFERROR(MATCH(RIGHT([.AG18];4);[$Окончания.$A$1:$Окончания.$A$1048576];0);IFERROR(MATCH(RIGHT([.AG18];3);[$Окончания.$A$1:$Окончания.$A$1048576];0);IFERROR(MATCH(RIGHT([.AG18];2);[$Окончания.$A$1:$Окончания.$A$1048576];0);MATCH(RIGHT([.AG1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8]);&quot;&quot;)">
            <text:p/>
          </table:table-cell>
          <table:table-cell table:formula="of:=IFERROR(INDEX([$Окончания.$B$1:$Окончания.$B$1048576];[.AH18]);&quot;&quot;)">
            <text:p/>
          </table:table-cell>
          <table:table-cell table:style-name="ce17" table:formula="of:=LEFT([.AG18];LEN([.AG18])-LEN([.AI18]))&amp;[.AJ18]">
            <text:p/>
          </table:table-cell>
          <table:table-cell table:style-name="ce17" table:formula="of:=IFERROR(INDEX([$Окончания.$C$1:$Окончания.$C$1048576];[.AH18]);&quot;&quot;)">
            <text:p/>
          </table:table-cell>
          <table:table-cell table:style-name="ce17" table:formula="of:=LEFT([.AG18];LEN([.AG18])-LEN([.AI18]))&amp;[.AL18]">
            <text:p/>
          </table:table-cell>
          <table:table-cell table:style-name="ce18" table:formula="of:=MID([.AE18];[.AF18];1)&amp;IF(MID([.AE18];[.AF18]+1;1)=&quot;(&quot;; &quot;(&quot;; &quot;&quot;)">
            <text:p/>
          </table:table-cell>
          <table:table-cell table:formula="of:=MID([.AE18];[.AF18]+LEN([.AN18]);100)">
            <text:p/>
          </table:table-cell>
          <table:table-cell table:formula="of:=MIN(SEARCH(&quot; &quot;;[.AO18]&amp;&quot; &quot;);SEARCH(&quot;-&quot;;[.AO18]&amp;&quot;-&quot;); SEARCH(&quot;)&quot;;[.AO18]&amp;&quot;)&quot;))" office:value-type="float" office:value="1" calcext:value-type="float">
            <text:p>1</text:p>
          </table:table-cell>
          <table:table-cell table:formula="of:=LEFT([.AO18];[.AP18]-1)">
            <text:p/>
          </table:table-cell>
          <table:table-cell table:formula="of:=IFERROR(MATCH(RIGHT([.AQ18];5);[$Окончания.$A$1:$Окончания.$A$1048576];0);IFERROR(MATCH(RIGHT([.AQ18];4);[$Окончания.$A$1:$Окончания.$A$1048576];0);IFERROR(MATCH(RIGHT([.AQ18];3);[$Окончания.$A$1:$Окончания.$A$1048576];0);IFERROR(MATCH(RIGHT([.AQ18];2);[$Окончания.$A$1:$Окончания.$A$1048576];0);MATCH(RIGHT([.AQ1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8]);&quot;&quot;)">
            <text:p/>
          </table:table-cell>
          <table:table-cell table:formula="of:=IFERROR(INDEX([$Окончания.$B$1:$Окончания.$B$1048576];[.AR18]);&quot;&quot;)">
            <text:p/>
          </table:table-cell>
          <table:table-cell table:style-name="ce17" table:formula="of:=LEFT([.AQ18];LEN([.AQ18])-LEN([.AS18]))&amp;[.AT18]">
            <text:p/>
          </table:table-cell>
          <table:table-cell table:style-name="ce17" table:formula="of:=IFERROR(INDEX([$Окончания.$C$1:$Окончания.$C$1048576];[.AR18]);&quot;&quot;)">
            <text:p/>
          </table:table-cell>
          <table:table-cell table:style-name="ce17" table:formula="of:=LEFT([.AQ18];LEN([.AQ18])-LEN([.AS18]))&amp;[.AV18]">
            <text:p/>
          </table:table-cell>
          <table:table-cell table:style-name="ce18" table:formula="of:=MID([.AO18];[.AP18];1)&amp;IF(MID([.AO18];[.AP18]+1;1)=&quot;(&quot;; &quot;(&quot;; &quot;&quot;)">
            <text:p/>
          </table:table-cell>
          <table:table-cell table:formula="of:=MID([.AO18];[.AP18]+LEN([.AX18]);100)">
            <text:p/>
          </table:table-cell>
          <table:table-cell table:formula="of:=[.$G18]&amp;[.$J18]&amp;[.$Q18]&amp;[.$T18]&amp;[.$AA18]&amp;[.$AD18]&amp;[.$AK18]&amp;[.$AN18]&amp;[.$AU18]&amp;[.$AX18]&amp;[.$AY18]" office:value-type="string" office:string-value="Газорезчику" calcext:value-type="string">
            <text:p>Газорезчику</text:p>
          </table:table-cell>
          <table:table-cell office:value-type="string" calcext:value-type="string">
            <text:p>Газорезчику</text:p>
          </table:table-cell>
          <table:table-cell table:style-name="ce17" table:formula="of:=IF([.AZ18]=[.BA18];0;1)" office:value-type="float" office:value="0" calcext:value-type="float">
            <text:p>0</text:p>
          </table:table-cell>
          <table:table-cell table:formula="of:=[.$I18]&amp;[.$J18]&amp;[.$S18]&amp;[.$T18]&amp;[.$AC18]&amp;[.$AD18]&amp;[.$AM18]&amp;[.$AN18]&amp;[.$AW18]&amp;[.$AX18]&amp;[.$AY18]" office:value-type="string" office:string-value="Газорезчика" calcext:value-type="string">
            <text:p>Газорезчика</text:p>
          </table:table-cell>
          <table:table-cell table:style-name="ce22" office:value-type="string" calcext:value-type="string">
            <text:p>Газорезчика</text:p>
          </table:table-cell>
          <table:table-cell table:style-name="ce17" table:formula="of:=IF([.BC18]=[.BD18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Газорезчик</text:p>
          </table:table-cell>
          <table:table-cell table:formula="of:=MIN(SEARCH(&quot; &quot;;[.A19]&amp;&quot; &quot;);SEARCH(&quot;-&quot;;[.A19]&amp;&quot;-&quot;); SEARCH(&quot;)&quot;;[.A19]&amp;&quot;)&quot;))" office:value-type="float" office:value="11" calcext:value-type="float">
            <text:p>11</text:p>
          </table:table-cell>
          <table:table-cell table:formula="of:=LEFT([.A19];[.B19]-1)" office:value-type="string" office:string-value="Газорезчик" calcext:value-type="string">
            <text:p>Газорезчик</text:p>
          </table:table-cell>
          <table:table-cell table:formula="of:=IFERROR(MATCH(RIGHT([.C19];5);[$Окончания.$A$1:$Окончания.$A$1048576];0);IFERROR(MATCH(RIGHT([.C19];4);[$Окончания.$A$1:$Окончания.$A$1048576];0);IFERROR(MATCH(RIGHT([.C19];3);[$Окончания.$A$1:$Окончания.$A$1048576];0);IFERROR(MATCH(RIGHT([.C19];2);[$Окончания.$A$1:$Окончания.$A$1048576];0);MATCH(RIGHT([.C19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19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19]);&quot;&quot;)" office:value-type="string" office:string-value="ку" calcext:value-type="string">
            <text:p>ку</text:p>
          </table:table-cell>
          <table:table-cell table:style-name="ce17" table:formula="of:=LEFT([.C19];LEN([.C19])-LEN([.E19]))&amp;[.F19]" office:value-type="string" office:string-value="Газорезчику" calcext:value-type="string">
            <text:p>Газорезчику</text:p>
          </table:table-cell>
          <table:table-cell table:style-name="ce17" table:formula="of:=IFERROR(INDEX([$Окончания.$C$1:$Окончания.$C$1048576];[.D19]);&quot;&quot;)" office:value-type="string" office:string-value="ка" calcext:value-type="string">
            <text:p>ка</text:p>
          </table:table-cell>
          <table:table-cell table:style-name="ce17" table:formula="of:=LEFT([.C19];LEN([.C19])-LEN([.E19]))&amp;[.H19]" office:value-type="string" office:string-value="Газорезчика" calcext:value-type="string">
            <text:p>Газорезчика</text:p>
          </table:table-cell>
          <table:table-cell table:style-name="ce18" table:formula="of:=MID([.A19];[.B19];1)&amp;IF(MID([.A19];[.B19]+1;1)=&quot;(&quot;; &quot;(&quot;; &quot;&quot;)">
            <text:p/>
          </table:table-cell>
          <table:table-cell table:formula="of:=MID([.A19];[.B19]+LEN([.J19]);100)">
            <text:p/>
          </table:table-cell>
          <table:table-cell table:formula="of:=MIN(SEARCH(&quot; &quot;;[.K19]&amp;&quot; &quot;);SEARCH(&quot;-&quot;;[.K19]&amp;&quot;-&quot;); SEARCH(&quot;)&quot;;[.K19]&amp;&quot;)&quot;))" office:value-type="float" office:value="1" calcext:value-type="float">
            <text:p>1</text:p>
          </table:table-cell>
          <table:table-cell table:formula="of:=LEFT([.K19];[.L19]-1)">
            <text:p/>
          </table:table-cell>
          <table:table-cell table:formula="of:=IFERROR(MATCH(RIGHT([.M19];5);[$Окончания.$A$1:$Окончания.$A$1048576];0);IFERROR(MATCH(RIGHT([.M19];4);[$Окончания.$A$1:$Окончания.$A$1048576];0);IFERROR(MATCH(RIGHT([.M19];3);[$Окончания.$A$1:$Окончания.$A$1048576];0);IFERROR(MATCH(RIGHT([.M19];2);[$Окончания.$A$1:$Окончания.$A$1048576];0);MATCH(RIGHT([.M1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9]);&quot;&quot;)">
            <text:p/>
          </table:table-cell>
          <table:table-cell table:formula="of:=IFERROR(INDEX([$Окончания.$B$1:$Окончания.$B$1048576];[.N19]);&quot;&quot;)">
            <text:p/>
          </table:table-cell>
          <table:table-cell table:style-name="ce17" table:formula="of:=LEFT([.M19];LEN([.M19])-LEN([.O19]))&amp;[.P19]">
            <text:p/>
          </table:table-cell>
          <table:table-cell table:style-name="ce17" table:formula="of:=IFERROR(INDEX([$Окончания.$C$1:$Окончания.$C$1048576];[.N19]);&quot;&quot;)">
            <text:p/>
          </table:table-cell>
          <table:table-cell table:style-name="ce17" table:formula="of:=LEFT([.M19];LEN([.M19])-LEN([.O19]))&amp;[.R19]">
            <text:p/>
          </table:table-cell>
          <table:table-cell table:style-name="ce18" table:formula="of:=MID([.K19];[.L19];1)&amp;IF(MID([.K19];[.L19]+1;1)=&quot;(&quot;; &quot;(&quot;; &quot;&quot;)">
            <text:p/>
          </table:table-cell>
          <table:table-cell table:formula="of:=MID([.K19];[.L19]+LEN([.T19]);100)">
            <text:p/>
          </table:table-cell>
          <table:table-cell table:formula="of:=MIN(SEARCH(&quot; &quot;;[.U19]&amp;&quot; &quot;);SEARCH(&quot;-&quot;;[.U19]&amp;&quot;-&quot;); SEARCH(&quot;)&quot;;[.U19]&amp;&quot;)&quot;))" office:value-type="float" office:value="1" calcext:value-type="float">
            <text:p>1</text:p>
          </table:table-cell>
          <table:table-cell table:formula="of:=LEFT([.U19];[.V19]-1)">
            <text:p/>
          </table:table-cell>
          <table:table-cell table:formula="of:=IFERROR(MATCH(RIGHT([.W19];5);[$Окончания.$A$1:$Окончания.$A$1048576];0);IFERROR(MATCH(RIGHT([.W19];4);[$Окончания.$A$1:$Окончания.$A$1048576];0);IFERROR(MATCH(RIGHT([.W19];3);[$Окончания.$A$1:$Окончания.$A$1048576];0);IFERROR(MATCH(RIGHT([.W19];2);[$Окончания.$A$1:$Окончания.$A$1048576];0);MATCH(RIGHT([.W1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9]);&quot;&quot;)">
            <text:p/>
          </table:table-cell>
          <table:table-cell table:formula="of:=IFERROR(INDEX([$Окончания.$B$1:$Окончания.$B$1048576];[.X19]);&quot;&quot;)">
            <text:p/>
          </table:table-cell>
          <table:table-cell table:style-name="ce17" table:formula="of:=LEFT([.W19];LEN([.W19])-LEN([.Y19]))&amp;[.Z19]">
            <text:p/>
          </table:table-cell>
          <table:table-cell table:style-name="ce17" table:formula="of:=IFERROR(INDEX([$Окончания.$C$1:$Окончания.$C$1048576];[.X19]);&quot;&quot;)">
            <text:p/>
          </table:table-cell>
          <table:table-cell table:style-name="ce17" table:formula="of:=LEFT([.W19];LEN([.W19])-LEN([.Y19]))&amp;[.AB19]">
            <text:p/>
          </table:table-cell>
          <table:table-cell table:style-name="ce18" table:formula="of:=MID([.U19];[.V19];1)&amp;IF(MID([.U19];[.V19]+1;1)=&quot;(&quot;; &quot;(&quot;; &quot;&quot;)">
            <text:p/>
          </table:table-cell>
          <table:table-cell table:formula="of:=MID([.U19];[.V19]+LEN([.AD19]);100)">
            <text:p/>
          </table:table-cell>
          <table:table-cell table:formula="of:=MIN(SEARCH(&quot; &quot;;[.AE19]&amp;&quot; &quot;);SEARCH(&quot;-&quot;;[.AE19]&amp;&quot;-&quot;); SEARCH(&quot;)&quot;;[.AE19]&amp;&quot;)&quot;))" office:value-type="float" office:value="1" calcext:value-type="float">
            <text:p>1</text:p>
          </table:table-cell>
          <table:table-cell table:formula="of:=LEFT([.AE19];[.AF19]-1)">
            <text:p/>
          </table:table-cell>
          <table:table-cell table:formula="of:=IFERROR(MATCH(RIGHT([.AG19];5);[$Окончания.$A$1:$Окончания.$A$1048576];0);IFERROR(MATCH(RIGHT([.AG19];4);[$Окончания.$A$1:$Окончания.$A$1048576];0);IFERROR(MATCH(RIGHT([.AG19];3);[$Окончания.$A$1:$Окончания.$A$1048576];0);IFERROR(MATCH(RIGHT([.AG19];2);[$Окончания.$A$1:$Окончания.$A$1048576];0);MATCH(RIGHT([.AG1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9]);&quot;&quot;)">
            <text:p/>
          </table:table-cell>
          <table:table-cell table:formula="of:=IFERROR(INDEX([$Окончания.$B$1:$Окончания.$B$1048576];[.AH19]);&quot;&quot;)">
            <text:p/>
          </table:table-cell>
          <table:table-cell table:style-name="ce17" table:formula="of:=LEFT([.AG19];LEN([.AG19])-LEN([.AI19]))&amp;[.AJ19]">
            <text:p/>
          </table:table-cell>
          <table:table-cell table:style-name="ce17" table:formula="of:=IFERROR(INDEX([$Окончания.$C$1:$Окончания.$C$1048576];[.AH19]);&quot;&quot;)">
            <text:p/>
          </table:table-cell>
          <table:table-cell table:style-name="ce17" table:formula="of:=LEFT([.AG19];LEN([.AG19])-LEN([.AI19]))&amp;[.AL19]">
            <text:p/>
          </table:table-cell>
          <table:table-cell table:style-name="ce18" table:formula="of:=MID([.AE19];[.AF19];1)&amp;IF(MID([.AE19];[.AF19]+1;1)=&quot;(&quot;; &quot;(&quot;; &quot;&quot;)">
            <text:p/>
          </table:table-cell>
          <table:table-cell table:formula="of:=MID([.AE19];[.AF19]+LEN([.AN19]);100)">
            <text:p/>
          </table:table-cell>
          <table:table-cell table:formula="of:=MIN(SEARCH(&quot; &quot;;[.AO19]&amp;&quot; &quot;);SEARCH(&quot;-&quot;;[.AO19]&amp;&quot;-&quot;); SEARCH(&quot;)&quot;;[.AO19]&amp;&quot;)&quot;))" office:value-type="float" office:value="1" calcext:value-type="float">
            <text:p>1</text:p>
          </table:table-cell>
          <table:table-cell table:formula="of:=LEFT([.AO19];[.AP19]-1)">
            <text:p/>
          </table:table-cell>
          <table:table-cell table:formula="of:=IFERROR(MATCH(RIGHT([.AQ19];5);[$Окончания.$A$1:$Окончания.$A$1048576];0);IFERROR(MATCH(RIGHT([.AQ19];4);[$Окончания.$A$1:$Окончания.$A$1048576];0);IFERROR(MATCH(RIGHT([.AQ19];3);[$Окончания.$A$1:$Окончания.$A$1048576];0);IFERROR(MATCH(RIGHT([.AQ19];2);[$Окончания.$A$1:$Окончания.$A$1048576];0);MATCH(RIGHT([.AQ1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9]);&quot;&quot;)">
            <text:p/>
          </table:table-cell>
          <table:table-cell table:formula="of:=IFERROR(INDEX([$Окончания.$B$1:$Окончания.$B$1048576];[.AR19]);&quot;&quot;)">
            <text:p/>
          </table:table-cell>
          <table:table-cell table:style-name="ce17" table:formula="of:=LEFT([.AQ19];LEN([.AQ19])-LEN([.AS19]))&amp;[.AT19]">
            <text:p/>
          </table:table-cell>
          <table:table-cell table:style-name="ce17" table:formula="of:=IFERROR(INDEX([$Окончания.$C$1:$Окончания.$C$1048576];[.AR19]);&quot;&quot;)">
            <text:p/>
          </table:table-cell>
          <table:table-cell table:style-name="ce17" table:formula="of:=LEFT([.AQ19];LEN([.AQ19])-LEN([.AS19]))&amp;[.AV19]">
            <text:p/>
          </table:table-cell>
          <table:table-cell table:style-name="ce18" table:formula="of:=MID([.AO19];[.AP19];1)&amp;IF(MID([.AO19];[.AP19]+1;1)=&quot;(&quot;; &quot;(&quot;; &quot;&quot;)">
            <text:p/>
          </table:table-cell>
          <table:table-cell table:formula="of:=MID([.AO19];[.AP19]+LEN([.AX19]);100)">
            <text:p/>
          </table:table-cell>
          <table:table-cell table:formula="of:=[.$G19]&amp;[.$J19]&amp;[.$Q19]&amp;[.$T19]&amp;[.$AA19]&amp;[.$AD19]&amp;[.$AK19]&amp;[.$AN19]&amp;[.$AU19]&amp;[.$AX19]&amp;[.$AY19]" office:value-type="string" office:string-value="Газорезчику" calcext:value-type="string">
            <text:p>Газорезчику</text:p>
          </table:table-cell>
          <table:table-cell office:value-type="string" calcext:value-type="string">
            <text:p>Газорезчику</text:p>
          </table:table-cell>
          <table:table-cell table:style-name="ce17" table:formula="of:=IF([.AZ19]=[.BA19];0;1)" office:value-type="float" office:value="0" calcext:value-type="float">
            <text:p>0</text:p>
          </table:table-cell>
          <table:table-cell table:formula="of:=[.$I19]&amp;[.$J19]&amp;[.$S19]&amp;[.$T19]&amp;[.$AC19]&amp;[.$AD19]&amp;[.$AM19]&amp;[.$AN19]&amp;[.$AW19]&amp;[.$AX19]&amp;[.$AY19]" office:value-type="string" office:string-value="Газорезчика" calcext:value-type="string">
            <text:p>Газорезчика</text:p>
          </table:table-cell>
          <table:table-cell table:style-name="ce22" office:value-type="string" calcext:value-type="string">
            <text:p>Газорезчика</text:p>
          </table:table-cell>
          <table:table-cell table:style-name="ce17" table:formula="of:=IF([.BC19]=[.BD19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Главный бухгалтер</text:p>
          </table:table-cell>
          <table:table-cell table:formula="of:=MIN(SEARCH(&quot; &quot;;[.A20]&amp;&quot; &quot;);SEARCH(&quot;-&quot;;[.A20]&amp;&quot;-&quot;); SEARCH(&quot;)&quot;;[.A20]&amp;&quot;)&quot;))" office:value-type="float" office:value="8" calcext:value-type="float">
            <text:p>8</text:p>
          </table:table-cell>
          <table:table-cell table:formula="of:=LEFT([.A20];[.B20]-1)" office:value-type="string" office:string-value="Главный" calcext:value-type="string">
            <text:p>Главный</text:p>
          </table:table-cell>
          <table:table-cell table:formula="of:=IFERROR(MATCH(RIGHT([.C20];5);[$Окончания.$A$1:$Окончания.$A$1048576];0);IFERROR(MATCH(RIGHT([.C20];4);[$Окончания.$A$1:$Окончания.$A$1048576];0);IFERROR(MATCH(RIGHT([.C20];3);[$Окончания.$A$1:$Окончания.$A$1048576];0);IFERROR(MATCH(RIGHT([.C20];2);[$Окончания.$A$1:$Окончания.$A$1048576];0);MATCH(RIGHT([.C20];1);[$Окончания.$A$1:$Окончания.$A$1048576];0)))))" office:value-type="float" office:value="8" calcext:value-type="float">
            <text:p>8</text:p>
          </table:table-cell>
          <table:table-cell table:formula="of:=IFERROR(INDEX([$Окончания.$A$1:$Окончания.$A$1048576];[.D20]);&quot;&quot;)" office:value-type="string" office:string-value="ый" calcext:value-type="string">
            <text:p>ый</text:p>
          </table:table-cell>
          <table:table-cell table:formula="of:=IFERROR(INDEX([$Окончания.$B$1:$Окончания.$B$1048576];[.D20]);&quot;&quot;)" office:value-type="string" office:string-value="ому" calcext:value-type="string">
            <text:p>ому</text:p>
          </table:table-cell>
          <table:table-cell table:style-name="ce17" table:formula="of:=LEFT([.C20];LEN([.C20])-LEN([.E20]))&amp;[.F20]" office:value-type="string" office:string-value="Главному" calcext:value-type="string">
            <text:p>Главному</text:p>
          </table:table-cell>
          <table:table-cell table:style-name="ce17" table:formula="of:=IFERROR(INDEX([$Окончания.$C$1:$Окончания.$C$1048576];[.D20]);&quot;&quot;)" office:value-type="string" office:string-value="ого" calcext:value-type="string">
            <text:p>ого</text:p>
          </table:table-cell>
          <table:table-cell table:style-name="ce17" table:formula="of:=LEFT([.C20];LEN([.C20])-LEN([.E20]))&amp;[.H20]" office:value-type="string" office:string-value="Главного" calcext:value-type="string">
            <text:p>Главного</text:p>
          </table:table-cell>
          <table:table-cell table:style-name="ce18" table:formula="of:=MID([.A20];[.B20];1)&amp;IF(MID([.A20];[.B20]+1;1)=&quot;(&quot;; &quot;(&quot;; &quot;&quot;)" office:value-type="string" office:string-value=" " calcext:value-type="string">
            <text:p><text:s/></text:p>
          </table:table-cell>
          <table:table-cell table:formula="of:=MID([.A20];[.B20]+LEN([.J20]);100)" office:value-type="string" office:string-value="бухгалтер" calcext:value-type="string">
            <text:p>бухгалтер</text:p>
          </table:table-cell>
          <table:table-cell table:formula="of:=MIN(SEARCH(&quot; &quot;;[.K20]&amp;&quot; &quot;);SEARCH(&quot;-&quot;;[.K20]&amp;&quot;-&quot;); SEARCH(&quot;)&quot;;[.K20]&amp;&quot;)&quot;))" office:value-type="float" office:value="10" calcext:value-type="float">
            <text:p>10</text:p>
          </table:table-cell>
          <table:table-cell table:formula="of:=LEFT([.K20];[.L20]-1)" office:value-type="string" office:string-value="бухгалтер" calcext:value-type="string">
            <text:p>бухгалтер</text:p>
          </table:table-cell>
          <table:table-cell table:formula="of:=IFERROR(MATCH(RIGHT([.M20];5);[$Окончания.$A$1:$Окончания.$A$1048576];0);IFERROR(MATCH(RIGHT([.M20];4);[$Окончания.$A$1:$Окончания.$A$1048576];0);IFERROR(MATCH(RIGHT([.M20];3);[$Окончания.$A$1:$Окончания.$A$1048576];0);IFERROR(MATCH(RIGHT([.M20];2);[$Окончания.$A$1:$Окончания.$A$1048576];0);MATCH(RIGHT([.M20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N20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N20]);&quot;&quot;)" office:value-type="string" office:string-value="ру" calcext:value-type="string">
            <text:p>ру</text:p>
          </table:table-cell>
          <table:table-cell table:style-name="ce17" table:formula="of:=LEFT([.M20];LEN([.M20])-LEN([.O20]))&amp;[.P20]" office:value-type="string" office:string-value="бухгалтеру" calcext:value-type="string">
            <text:p>бухгалтеру</text:p>
          </table:table-cell>
          <table:table-cell table:style-name="ce17" table:formula="of:=IFERROR(INDEX([$Окончания.$C$1:$Окончания.$C$1048576];[.N20]);&quot;&quot;)" office:value-type="string" office:string-value="ра" calcext:value-type="string">
            <text:p>ра</text:p>
          </table:table-cell>
          <table:table-cell table:style-name="ce17" table:formula="of:=LEFT([.M20];LEN([.M20])-LEN([.O20]))&amp;[.R20]" office:value-type="string" office:string-value="бухгалтера" calcext:value-type="string">
            <text:p>бухгалтера</text:p>
          </table:table-cell>
          <table:table-cell table:style-name="ce18" table:formula="of:=MID([.K20];[.L20];1)&amp;IF(MID([.K20];[.L20]+1;1)=&quot;(&quot;; &quot;(&quot;; &quot;&quot;)">
            <text:p/>
          </table:table-cell>
          <table:table-cell table:formula="of:=MID([.K20];[.L20]+LEN([.T20]);100)">
            <text:p/>
          </table:table-cell>
          <table:table-cell table:formula="of:=MIN(SEARCH(&quot; &quot;;[.U20]&amp;&quot; &quot;);SEARCH(&quot;-&quot;;[.U20]&amp;&quot;-&quot;); SEARCH(&quot;)&quot;;[.U20]&amp;&quot;)&quot;))" office:value-type="float" office:value="1" calcext:value-type="float">
            <text:p>1</text:p>
          </table:table-cell>
          <table:table-cell table:formula="of:=LEFT([.U20];[.V20]-1)">
            <text:p/>
          </table:table-cell>
          <table:table-cell table:formula="of:=IFERROR(MATCH(RIGHT([.W20];5);[$Окончания.$A$1:$Окончания.$A$1048576];0);IFERROR(MATCH(RIGHT([.W20];4);[$Окончания.$A$1:$Окончания.$A$1048576];0);IFERROR(MATCH(RIGHT([.W20];3);[$Окончания.$A$1:$Окончания.$A$1048576];0);IFERROR(MATCH(RIGHT([.W20];2);[$Окончания.$A$1:$Окончания.$A$1048576];0);MATCH(RIGHT([.W2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20]);&quot;&quot;)">
            <text:p/>
          </table:table-cell>
          <table:table-cell table:formula="of:=IFERROR(INDEX([$Окончания.$B$1:$Окончания.$B$1048576];[.X20]);&quot;&quot;)">
            <text:p/>
          </table:table-cell>
          <table:table-cell table:style-name="ce17" table:formula="of:=LEFT([.W20];LEN([.W20])-LEN([.Y20]))&amp;[.Z20]">
            <text:p/>
          </table:table-cell>
          <table:table-cell table:style-name="ce17" table:formula="of:=IFERROR(INDEX([$Окончания.$C$1:$Окончания.$C$1048576];[.X20]);&quot;&quot;)">
            <text:p/>
          </table:table-cell>
          <table:table-cell table:style-name="ce17" table:formula="of:=LEFT([.W20];LEN([.W20])-LEN([.Y20]))&amp;[.AB20]">
            <text:p/>
          </table:table-cell>
          <table:table-cell table:style-name="ce18" table:formula="of:=MID([.U20];[.V20];1)&amp;IF(MID([.U20];[.V20]+1;1)=&quot;(&quot;; &quot;(&quot;; &quot;&quot;)">
            <text:p/>
          </table:table-cell>
          <table:table-cell table:formula="of:=MID([.U20];[.V20]+LEN([.AD20]);100)">
            <text:p/>
          </table:table-cell>
          <table:table-cell table:formula="of:=MIN(SEARCH(&quot; &quot;;[.AE20]&amp;&quot; &quot;);SEARCH(&quot;-&quot;;[.AE20]&amp;&quot;-&quot;); SEARCH(&quot;)&quot;;[.AE20]&amp;&quot;)&quot;))" office:value-type="float" office:value="1" calcext:value-type="float">
            <text:p>1</text:p>
          </table:table-cell>
          <table:table-cell table:formula="of:=LEFT([.AE20];[.AF20]-1)">
            <text:p/>
          </table:table-cell>
          <table:table-cell table:formula="of:=IFERROR(MATCH(RIGHT([.AG20];5);[$Окончания.$A$1:$Окончания.$A$1048576];0);IFERROR(MATCH(RIGHT([.AG20];4);[$Окончания.$A$1:$Окончания.$A$1048576];0);IFERROR(MATCH(RIGHT([.AG20];3);[$Окончания.$A$1:$Окончания.$A$1048576];0);IFERROR(MATCH(RIGHT([.AG20];2);[$Окончания.$A$1:$Окончания.$A$1048576];0);MATCH(RIGHT([.AG2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20]);&quot;&quot;)">
            <text:p/>
          </table:table-cell>
          <table:table-cell table:formula="of:=IFERROR(INDEX([$Окончания.$B$1:$Окончания.$B$1048576];[.AH20]);&quot;&quot;)">
            <text:p/>
          </table:table-cell>
          <table:table-cell table:style-name="ce17" table:formula="of:=LEFT([.AG20];LEN([.AG20])-LEN([.AI20]))&amp;[.AJ20]">
            <text:p/>
          </table:table-cell>
          <table:table-cell table:style-name="ce17" table:formula="of:=IFERROR(INDEX([$Окончания.$C$1:$Окончания.$C$1048576];[.AH20]);&quot;&quot;)">
            <text:p/>
          </table:table-cell>
          <table:table-cell table:style-name="ce17" table:formula="of:=LEFT([.AG20];LEN([.AG20])-LEN([.AI20]))&amp;[.AL20]">
            <text:p/>
          </table:table-cell>
          <table:table-cell table:style-name="ce18" table:formula="of:=MID([.AE20];[.AF20];1)&amp;IF(MID([.AE20];[.AF20]+1;1)=&quot;(&quot;; &quot;(&quot;; &quot;&quot;)">
            <text:p/>
          </table:table-cell>
          <table:table-cell table:formula="of:=MID([.AE20];[.AF20]+LEN([.AN20]);100)">
            <text:p/>
          </table:table-cell>
          <table:table-cell table:formula="of:=MIN(SEARCH(&quot; &quot;;[.AO20]&amp;&quot; &quot;);SEARCH(&quot;-&quot;;[.AO20]&amp;&quot;-&quot;); SEARCH(&quot;)&quot;;[.AO20]&amp;&quot;)&quot;))" office:value-type="float" office:value="1" calcext:value-type="float">
            <text:p>1</text:p>
          </table:table-cell>
          <table:table-cell table:formula="of:=LEFT([.AO20];[.AP20]-1)">
            <text:p/>
          </table:table-cell>
          <table:table-cell table:formula="of:=IFERROR(MATCH(RIGHT([.AQ20];5);[$Окончания.$A$1:$Окончания.$A$1048576];0);IFERROR(MATCH(RIGHT([.AQ20];4);[$Окончания.$A$1:$Окончания.$A$1048576];0);IFERROR(MATCH(RIGHT([.AQ20];3);[$Окончания.$A$1:$Окончания.$A$1048576];0);IFERROR(MATCH(RIGHT([.AQ20];2);[$Окончания.$A$1:$Окончания.$A$1048576];0);MATCH(RIGHT([.AQ2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20]);&quot;&quot;)">
            <text:p/>
          </table:table-cell>
          <table:table-cell table:formula="of:=IFERROR(INDEX([$Окончания.$B$1:$Окончания.$B$1048576];[.AR20]);&quot;&quot;)">
            <text:p/>
          </table:table-cell>
          <table:table-cell table:style-name="ce17" table:formula="of:=LEFT([.AQ20];LEN([.AQ20])-LEN([.AS20]))&amp;[.AT20]">
            <text:p/>
          </table:table-cell>
          <table:table-cell table:style-name="ce17" table:formula="of:=IFERROR(INDEX([$Окончания.$C$1:$Окончания.$C$1048576];[.AR20]);&quot;&quot;)">
            <text:p/>
          </table:table-cell>
          <table:table-cell table:style-name="ce17" table:formula="of:=LEFT([.AQ20];LEN([.AQ20])-LEN([.AS20]))&amp;[.AV20]">
            <text:p/>
          </table:table-cell>
          <table:table-cell table:style-name="ce18" table:formula="of:=MID([.AO20];[.AP20];1)&amp;IF(MID([.AO20];[.AP20]+1;1)=&quot;(&quot;; &quot;(&quot;; &quot;&quot;)">
            <text:p/>
          </table:table-cell>
          <table:table-cell table:formula="of:=MID([.AO20];[.AP20]+LEN([.AX20]);100)">
            <text:p/>
          </table:table-cell>
          <table:table-cell table:formula="of:=[.$G20]&amp;[.$J20]&amp;[.$Q20]&amp;[.$T20]&amp;[.$AA20]&amp;[.$AD20]&amp;[.$AK20]&amp;[.$AN20]&amp;[.$AU20]&amp;[.$AX20]&amp;[.$AY20]" office:value-type="string" office:string-value="Главному бухгалтеру" calcext:value-type="string">
            <text:p>Главному бухгалтеру</text:p>
          </table:table-cell>
          <table:table-cell office:value-type="string" calcext:value-type="string">
            <text:p>Главному бухгалтеру</text:p>
          </table:table-cell>
          <table:table-cell table:style-name="ce17" table:formula="of:=IF([.AZ20]=[.BA20];0;1)" office:value-type="float" office:value="0" calcext:value-type="float">
            <text:p>0</text:p>
          </table:table-cell>
          <table:table-cell table:formula="of:=[.$I20]&amp;[.$J20]&amp;[.$S20]&amp;[.$T20]&amp;[.$AC20]&amp;[.$AD20]&amp;[.$AM20]&amp;[.$AN20]&amp;[.$AW20]&amp;[.$AX20]&amp;[.$AY20]" office:value-type="string" office:string-value="Главного бухгалтера" calcext:value-type="string">
            <text:p>Главного бухгалтера</text:p>
          </table:table-cell>
          <table:table-cell table:style-name="ce22" office:value-type="string" calcext:value-type="string">
            <text:p>Главного бухгалтера</text:p>
          </table:table-cell>
          <table:table-cell table:style-name="ce17" table:formula="of:=IF([.BC20]=[.BD20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Главный инженер</text:p>
          </table:table-cell>
          <table:table-cell table:formula="of:=MIN(SEARCH(&quot; &quot;;[.A21]&amp;&quot; &quot;);SEARCH(&quot;-&quot;;[.A21]&amp;&quot;-&quot;); SEARCH(&quot;)&quot;;[.A21]&amp;&quot;)&quot;))" office:value-type="float" office:value="8" calcext:value-type="float">
            <text:p>8</text:p>
          </table:table-cell>
          <table:table-cell table:formula="of:=LEFT([.A21];[.B21]-1)" office:value-type="string" office:string-value="Главный" calcext:value-type="string">
            <text:p>Главный</text:p>
          </table:table-cell>
          <table:table-cell table:formula="of:=IFERROR(MATCH(RIGHT([.C21];5);[$Окончания.$A$1:$Окончания.$A$1048576];0);IFERROR(MATCH(RIGHT([.C21];4);[$Окончания.$A$1:$Окончания.$A$1048576];0);IFERROR(MATCH(RIGHT([.C21];3);[$Окончания.$A$1:$Окончания.$A$1048576];0);IFERROR(MATCH(RIGHT([.C21];2);[$Окончания.$A$1:$Окончания.$A$1048576];0);MATCH(RIGHT([.C21];1);[$Окончания.$A$1:$Окончания.$A$1048576];0)))))" office:value-type="float" office:value="8" calcext:value-type="float">
            <text:p>8</text:p>
          </table:table-cell>
          <table:table-cell table:formula="of:=IFERROR(INDEX([$Окончания.$A$1:$Окончания.$A$1048576];[.D21]);&quot;&quot;)" office:value-type="string" office:string-value="ый" calcext:value-type="string">
            <text:p>ый</text:p>
          </table:table-cell>
          <table:table-cell table:formula="of:=IFERROR(INDEX([$Окончания.$B$1:$Окончания.$B$1048576];[.D21]);&quot;&quot;)" office:value-type="string" office:string-value="ому" calcext:value-type="string">
            <text:p>ому</text:p>
          </table:table-cell>
          <table:table-cell table:style-name="ce17" table:formula="of:=LEFT([.C21];LEN([.C21])-LEN([.E21]))&amp;[.F21]" office:value-type="string" office:string-value="Главному" calcext:value-type="string">
            <text:p>Главному</text:p>
          </table:table-cell>
          <table:table-cell table:style-name="ce17" table:formula="of:=IFERROR(INDEX([$Окончания.$C$1:$Окончания.$C$1048576];[.D21]);&quot;&quot;)" office:value-type="string" office:string-value="ого" calcext:value-type="string">
            <text:p>ого</text:p>
          </table:table-cell>
          <table:table-cell table:style-name="ce17" table:formula="of:=LEFT([.C21];LEN([.C21])-LEN([.E21]))&amp;[.H21]" office:value-type="string" office:string-value="Главного" calcext:value-type="string">
            <text:p>Главного</text:p>
          </table:table-cell>
          <table:table-cell table:style-name="ce18" table:formula="of:=MID([.A21];[.B21];1)&amp;IF(MID([.A21];[.B21]+1;1)=&quot;(&quot;; &quot;(&quot;; &quot;&quot;)" office:value-type="string" office:string-value=" " calcext:value-type="string">
            <text:p><text:s/></text:p>
          </table:table-cell>
          <table:table-cell table:formula="of:=MID([.A21];[.B21]+LEN([.J21]);100)" office:value-type="string" office:string-value="инженер" calcext:value-type="string">
            <text:p>инженер</text:p>
          </table:table-cell>
          <table:table-cell table:formula="of:=MIN(SEARCH(&quot; &quot;;[.K21]&amp;&quot; &quot;);SEARCH(&quot;-&quot;;[.K21]&amp;&quot;-&quot;); SEARCH(&quot;)&quot;;[.K21]&amp;&quot;)&quot;))" office:value-type="float" office:value="8" calcext:value-type="float">
            <text:p>8</text:p>
          </table:table-cell>
          <table:table-cell table:formula="of:=LEFT([.K21];[.L21]-1)" office:value-type="string" office:string-value="инженер" calcext:value-type="string">
            <text:p>инженер</text:p>
          </table:table-cell>
          <table:table-cell table:formula="of:=IFERROR(MATCH(RIGHT([.M21];5);[$Окончания.$A$1:$Окончания.$A$1048576];0);IFERROR(MATCH(RIGHT([.M21];4);[$Окончания.$A$1:$Окончания.$A$1048576];0);IFERROR(MATCH(RIGHT([.M21];3);[$Окончания.$A$1:$Окончания.$A$1048576];0);IFERROR(MATCH(RIGHT([.M21];2);[$Окончания.$A$1:$Окончания.$A$1048576];0);MATCH(RIGHT([.M21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N21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N21]);&quot;&quot;)" office:value-type="string" office:string-value="ру" calcext:value-type="string">
            <text:p>ру</text:p>
          </table:table-cell>
          <table:table-cell table:style-name="ce17" table:formula="of:=LEFT([.M21];LEN([.M21])-LEN([.O21]))&amp;[.P21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N21]);&quot;&quot;)" office:value-type="string" office:string-value="ра" calcext:value-type="string">
            <text:p>ра</text:p>
          </table:table-cell>
          <table:table-cell table:style-name="ce17" table:formula="of:=LEFT([.M21];LEN([.M21])-LEN([.O21]))&amp;[.R21]" office:value-type="string" office:string-value="инженера" calcext:value-type="string">
            <text:p>инженера</text:p>
          </table:table-cell>
          <table:table-cell table:style-name="ce18" table:formula="of:=MID([.K21];[.L21];1)&amp;IF(MID([.K21];[.L21]+1;1)=&quot;(&quot;; &quot;(&quot;; &quot;&quot;)">
            <text:p/>
          </table:table-cell>
          <table:table-cell table:formula="of:=MID([.K21];[.L21]+LEN([.T21]);100)">
            <text:p/>
          </table:table-cell>
          <table:table-cell table:formula="of:=MIN(SEARCH(&quot; &quot;;[.U21]&amp;&quot; &quot;);SEARCH(&quot;-&quot;;[.U21]&amp;&quot;-&quot;); SEARCH(&quot;)&quot;;[.U21]&amp;&quot;)&quot;))" office:value-type="float" office:value="1" calcext:value-type="float">
            <text:p>1</text:p>
          </table:table-cell>
          <table:table-cell table:formula="of:=LEFT([.U21];[.V21]-1)">
            <text:p/>
          </table:table-cell>
          <table:table-cell table:formula="of:=IFERROR(MATCH(RIGHT([.W21];5);[$Окончания.$A$1:$Окончания.$A$1048576];0);IFERROR(MATCH(RIGHT([.W21];4);[$Окончания.$A$1:$Окончания.$A$1048576];0);IFERROR(MATCH(RIGHT([.W21];3);[$Окончания.$A$1:$Окончания.$A$1048576];0);IFERROR(MATCH(RIGHT([.W21];2);[$Окончания.$A$1:$Окончания.$A$1048576];0);MATCH(RIGHT([.W2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21]);&quot;&quot;)">
            <text:p/>
          </table:table-cell>
          <table:table-cell table:formula="of:=IFERROR(INDEX([$Окончания.$B$1:$Окончания.$B$1048576];[.X21]);&quot;&quot;)">
            <text:p/>
          </table:table-cell>
          <table:table-cell table:style-name="ce17" table:formula="of:=LEFT([.W21];LEN([.W21])-LEN([.Y21]))&amp;[.Z21]">
            <text:p/>
          </table:table-cell>
          <table:table-cell table:style-name="ce17" table:formula="of:=IFERROR(INDEX([$Окончания.$C$1:$Окончания.$C$1048576];[.X21]);&quot;&quot;)">
            <text:p/>
          </table:table-cell>
          <table:table-cell table:style-name="ce17" table:formula="of:=LEFT([.W21];LEN([.W21])-LEN([.Y21]))&amp;[.AB21]">
            <text:p/>
          </table:table-cell>
          <table:table-cell table:style-name="ce18" table:formula="of:=MID([.U21];[.V21];1)&amp;IF(MID([.U21];[.V21]+1;1)=&quot;(&quot;; &quot;(&quot;; &quot;&quot;)">
            <text:p/>
          </table:table-cell>
          <table:table-cell table:formula="of:=MID([.U21];[.V21]+LEN([.AD21]);100)">
            <text:p/>
          </table:table-cell>
          <table:table-cell table:formula="of:=MIN(SEARCH(&quot; &quot;;[.AE21]&amp;&quot; &quot;);SEARCH(&quot;-&quot;;[.AE21]&amp;&quot;-&quot;); SEARCH(&quot;)&quot;;[.AE21]&amp;&quot;)&quot;))" office:value-type="float" office:value="1" calcext:value-type="float">
            <text:p>1</text:p>
          </table:table-cell>
          <table:table-cell table:formula="of:=LEFT([.AE21];[.AF21]-1)">
            <text:p/>
          </table:table-cell>
          <table:table-cell table:formula="of:=IFERROR(MATCH(RIGHT([.AG21];5);[$Окончания.$A$1:$Окончания.$A$1048576];0);IFERROR(MATCH(RIGHT([.AG21];4);[$Окончания.$A$1:$Окончания.$A$1048576];0);IFERROR(MATCH(RIGHT([.AG21];3);[$Окончания.$A$1:$Окончания.$A$1048576];0);IFERROR(MATCH(RIGHT([.AG21];2);[$Окончания.$A$1:$Окончания.$A$1048576];0);MATCH(RIGHT([.AG2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21]);&quot;&quot;)">
            <text:p/>
          </table:table-cell>
          <table:table-cell table:formula="of:=IFERROR(INDEX([$Окончания.$B$1:$Окончания.$B$1048576];[.AH21]);&quot;&quot;)">
            <text:p/>
          </table:table-cell>
          <table:table-cell table:style-name="ce17" table:formula="of:=LEFT([.AG21];LEN([.AG21])-LEN([.AI21]))&amp;[.AJ21]">
            <text:p/>
          </table:table-cell>
          <table:table-cell table:style-name="ce17" table:formula="of:=IFERROR(INDEX([$Окончания.$C$1:$Окончания.$C$1048576];[.AH21]);&quot;&quot;)">
            <text:p/>
          </table:table-cell>
          <table:table-cell table:style-name="ce17" table:formula="of:=LEFT([.AG21];LEN([.AG21])-LEN([.AI21]))&amp;[.AL21]">
            <text:p/>
          </table:table-cell>
          <table:table-cell table:style-name="ce18" table:formula="of:=MID([.AE21];[.AF21];1)&amp;IF(MID([.AE21];[.AF21]+1;1)=&quot;(&quot;; &quot;(&quot;; &quot;&quot;)">
            <text:p/>
          </table:table-cell>
          <table:table-cell table:formula="of:=MID([.AE21];[.AF21]+LEN([.AN21]);100)">
            <text:p/>
          </table:table-cell>
          <table:table-cell table:formula="of:=MIN(SEARCH(&quot; &quot;;[.AO21]&amp;&quot; &quot;);SEARCH(&quot;-&quot;;[.AO21]&amp;&quot;-&quot;); SEARCH(&quot;)&quot;;[.AO21]&amp;&quot;)&quot;))" office:value-type="float" office:value="1" calcext:value-type="float">
            <text:p>1</text:p>
          </table:table-cell>
          <table:table-cell table:formula="of:=LEFT([.AO21];[.AP21]-1)">
            <text:p/>
          </table:table-cell>
          <table:table-cell table:formula="of:=IFERROR(MATCH(RIGHT([.AQ21];5);[$Окончания.$A$1:$Окончания.$A$1048576];0);IFERROR(MATCH(RIGHT([.AQ21];4);[$Окончания.$A$1:$Окончания.$A$1048576];0);IFERROR(MATCH(RIGHT([.AQ21];3);[$Окончания.$A$1:$Окончания.$A$1048576];0);IFERROR(MATCH(RIGHT([.AQ21];2);[$Окончания.$A$1:$Окончания.$A$1048576];0);MATCH(RIGHT([.AQ2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21]);&quot;&quot;)">
            <text:p/>
          </table:table-cell>
          <table:table-cell table:formula="of:=IFERROR(INDEX([$Окончания.$B$1:$Окончания.$B$1048576];[.AR21]);&quot;&quot;)">
            <text:p/>
          </table:table-cell>
          <table:table-cell table:style-name="ce17" table:formula="of:=LEFT([.AQ21];LEN([.AQ21])-LEN([.AS21]))&amp;[.AT21]">
            <text:p/>
          </table:table-cell>
          <table:table-cell table:style-name="ce17" table:formula="of:=IFERROR(INDEX([$Окончания.$C$1:$Окончания.$C$1048576];[.AR21]);&quot;&quot;)">
            <text:p/>
          </table:table-cell>
          <table:table-cell table:style-name="ce17" table:formula="of:=LEFT([.AQ21];LEN([.AQ21])-LEN([.AS21]))&amp;[.AV21]">
            <text:p/>
          </table:table-cell>
          <table:table-cell table:style-name="ce18" table:formula="of:=MID([.AO21];[.AP21];1)&amp;IF(MID([.AO21];[.AP21]+1;1)=&quot;(&quot;; &quot;(&quot;; &quot;&quot;)">
            <text:p/>
          </table:table-cell>
          <table:table-cell table:formula="of:=MID([.AO21];[.AP21]+LEN([.AX21]);100)">
            <text:p/>
          </table:table-cell>
          <table:table-cell table:formula="of:=[.$G21]&amp;[.$J21]&amp;[.$Q21]&amp;[.$T21]&amp;[.$AA21]&amp;[.$AD21]&amp;[.$AK21]&amp;[.$AN21]&amp;[.$AU21]&amp;[.$AX21]&amp;[.$AY21]" office:value-type="string" office:string-value="Главному инженеру" calcext:value-type="string">
            <text:p>Главному инженеру</text:p>
          </table:table-cell>
          <table:table-cell office:value-type="string" calcext:value-type="string">
            <text:p>Главному инженеру</text:p>
          </table:table-cell>
          <table:table-cell table:style-name="ce17" table:formula="of:=IF([.AZ21]=[.BA21];0;1)" office:value-type="float" office:value="0" calcext:value-type="float">
            <text:p>0</text:p>
          </table:table-cell>
          <table:table-cell table:formula="of:=[.$I21]&amp;[.$J21]&amp;[.$S21]&amp;[.$T21]&amp;[.$AC21]&amp;[.$AD21]&amp;[.$AM21]&amp;[.$AN21]&amp;[.$AW21]&amp;[.$AX21]&amp;[.$AY21]" office:value-type="string" office:string-value="Главного инженера" calcext:value-type="string">
            <text:p>Главного инженера</text:p>
          </table:table-cell>
          <table:table-cell table:style-name="ce22" office:value-type="string" calcext:value-type="string">
            <text:p>Главного инженера</text:p>
          </table:table-cell>
          <table:table-cell table:style-name="ce17" table:formula="of:=IF([.BC21]=[.BD21];0;1)" office:value-type="float" office:value="0" calcext:value-type="float">
            <text:p>0</text:p>
          </table:table-cell>
          <table:table-cell table:number-columns-repeated="967"/>
        </table:table-row>
        <table:table-row table:style-name="ro6">
          <table:table-cell table:style-name="ce14" office:value-type="string" calcext:value-type="string">
            <text:p>Директор</text:p>
          </table:table-cell>
          <table:table-cell table:formula="of:=MIN(SEARCH(&quot; &quot;;[.A22]&amp;&quot; &quot;);SEARCH(&quot;-&quot;;[.A22]&amp;&quot;-&quot;); SEARCH(&quot;)&quot;;[.A22]&amp;&quot;)&quot;))" office:value-type="float" office:value="9" calcext:value-type="float">
            <text:p>9</text:p>
          </table:table-cell>
          <table:table-cell table:formula="of:=LEFT([.A22];[.B22]-1)" office:value-type="string" office:string-value="Директор" calcext:value-type="string">
            <text:p>Директор</text:p>
          </table:table-cell>
          <table:table-cell table:formula="of:=IFERROR(MATCH(RIGHT([.C22];5);[$Окончания.$A$1:$Окончания.$A$1048576];0);IFERROR(MATCH(RIGHT([.C22];4);[$Окончания.$A$1:$Окончания.$A$1048576];0);IFERROR(MATCH(RIGHT([.C22];3);[$Окончания.$A$1:$Окончания.$A$1048576];0);IFERROR(MATCH(RIGHT([.C22];2);[$Окончания.$A$1:$Окончания.$A$1048576];0);MATCH(RIGHT([.C22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22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22]);&quot;&quot;)" office:value-type="string" office:string-value="ру" calcext:value-type="string">
            <text:p>ру</text:p>
          </table:table-cell>
          <table:table-cell table:style-name="ce17" table:formula="of:=LEFT([.C22];LEN([.C22])-LEN([.E22]))&amp;[.F22]" office:value-type="string" office:string-value="Директору" calcext:value-type="string">
            <text:p>Директору</text:p>
          </table:table-cell>
          <table:table-cell table:style-name="ce17" table:formula="of:=IFERROR(INDEX([$Окончания.$C$1:$Окончания.$C$1048576];[.D22]);&quot;&quot;)" office:value-type="string" office:string-value="ра" calcext:value-type="string">
            <text:p>ра</text:p>
          </table:table-cell>
          <table:table-cell table:style-name="ce17" table:formula="of:=LEFT([.C22];LEN([.C22])-LEN([.E22]))&amp;[.H22]" office:value-type="string" office:string-value="Директора" calcext:value-type="string">
            <text:p>Директора</text:p>
          </table:table-cell>
          <table:table-cell table:style-name="ce18" table:formula="of:=MID([.A22];[.B22];1)&amp;IF(MID([.A22];[.B22]+1;1)=&quot;(&quot;; &quot;(&quot;; &quot;&quot;)">
            <text:p/>
          </table:table-cell>
          <table:table-cell table:formula="of:=MID([.A22];[.B22]+LEN([.J22]);100)">
            <text:p/>
          </table:table-cell>
          <table:table-cell table:formula="of:=MIN(SEARCH(&quot; &quot;;[.K22]&amp;&quot; &quot;);SEARCH(&quot;-&quot;;[.K22]&amp;&quot;-&quot;); SEARCH(&quot;)&quot;;[.K22]&amp;&quot;)&quot;))" office:value-type="float" office:value="1" calcext:value-type="float">
            <text:p>1</text:p>
          </table:table-cell>
          <table:table-cell table:formula="of:=LEFT([.K22];[.L22]-1)">
            <text:p/>
          </table:table-cell>
          <table:table-cell table:formula="of:=IFERROR(MATCH(RIGHT([.M22];5);[$Окончания.$A$1:$Окончания.$A$1048576];0);IFERROR(MATCH(RIGHT([.M22];4);[$Окончания.$A$1:$Окончания.$A$1048576];0);IFERROR(MATCH(RIGHT([.M22];3);[$Окончания.$A$1:$Окончания.$A$1048576];0);IFERROR(MATCH(RIGHT([.M22];2);[$Окончания.$A$1:$Окончания.$A$1048576];0);MATCH(RIGHT([.M2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22]);&quot;&quot;)">
            <text:p/>
          </table:table-cell>
          <table:table-cell table:formula="of:=IFERROR(INDEX([$Окончания.$B$1:$Окончания.$B$1048576];[.N22]);&quot;&quot;)">
            <text:p/>
          </table:table-cell>
          <table:table-cell table:style-name="ce17" table:formula="of:=LEFT([.M22];LEN([.M22])-LEN([.O22]))&amp;[.P22]">
            <text:p/>
          </table:table-cell>
          <table:table-cell table:style-name="ce17" table:formula="of:=IFERROR(INDEX([$Окончания.$C$1:$Окончания.$C$1048576];[.N22]);&quot;&quot;)">
            <text:p/>
          </table:table-cell>
          <table:table-cell table:style-name="ce17" table:formula="of:=LEFT([.M22];LEN([.M22])-LEN([.O22]))&amp;[.R22]">
            <text:p/>
          </table:table-cell>
          <table:table-cell table:style-name="ce18" table:formula="of:=MID([.K22];[.L22];1)&amp;IF(MID([.K22];[.L22]+1;1)=&quot;(&quot;; &quot;(&quot;; &quot;&quot;)">
            <text:p/>
          </table:table-cell>
          <table:table-cell table:formula="of:=MID([.K22];[.L22]+LEN([.T22]);100)">
            <text:p/>
          </table:table-cell>
          <table:table-cell table:formula="of:=MIN(SEARCH(&quot; &quot;;[.U22]&amp;&quot; &quot;);SEARCH(&quot;-&quot;;[.U22]&amp;&quot;-&quot;); SEARCH(&quot;)&quot;;[.U22]&amp;&quot;)&quot;))" office:value-type="float" office:value="1" calcext:value-type="float">
            <text:p>1</text:p>
          </table:table-cell>
          <table:table-cell table:formula="of:=LEFT([.U22];[.V22]-1)">
            <text:p/>
          </table:table-cell>
          <table:table-cell table:formula="of:=IFERROR(MATCH(RIGHT([.W22];5);[$Окончания.$A$1:$Окончания.$A$1048576];0);IFERROR(MATCH(RIGHT([.W22];4);[$Окончания.$A$1:$Окончания.$A$1048576];0);IFERROR(MATCH(RIGHT([.W22];3);[$Окончания.$A$1:$Окончания.$A$1048576];0);IFERROR(MATCH(RIGHT([.W22];2);[$Окончания.$A$1:$Окончания.$A$1048576];0);MATCH(RIGHT([.W2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22]);&quot;&quot;)">
            <text:p/>
          </table:table-cell>
          <table:table-cell table:formula="of:=IFERROR(INDEX([$Окончания.$B$1:$Окончания.$B$1048576];[.X22]);&quot;&quot;)">
            <text:p/>
          </table:table-cell>
          <table:table-cell table:style-name="ce17" table:formula="of:=LEFT([.W22];LEN([.W22])-LEN([.Y22]))&amp;[.Z22]">
            <text:p/>
          </table:table-cell>
          <table:table-cell table:style-name="ce17" table:formula="of:=IFERROR(INDEX([$Окончания.$C$1:$Окончания.$C$1048576];[.X22]);&quot;&quot;)">
            <text:p/>
          </table:table-cell>
          <table:table-cell table:style-name="ce17" table:formula="of:=LEFT([.W22];LEN([.W22])-LEN([.Y22]))&amp;[.AB22]">
            <text:p/>
          </table:table-cell>
          <table:table-cell table:style-name="ce18" table:formula="of:=MID([.U22];[.V22];1)&amp;IF(MID([.U22];[.V22]+1;1)=&quot;(&quot;; &quot;(&quot;; &quot;&quot;)">
            <text:p/>
          </table:table-cell>
          <table:table-cell table:formula="of:=MID([.U22];[.V22]+LEN([.AD22]);100)">
            <text:p/>
          </table:table-cell>
          <table:table-cell table:formula="of:=MIN(SEARCH(&quot; &quot;;[.AE22]&amp;&quot; &quot;);SEARCH(&quot;-&quot;;[.AE22]&amp;&quot;-&quot;); SEARCH(&quot;)&quot;;[.AE22]&amp;&quot;)&quot;))" office:value-type="float" office:value="1" calcext:value-type="float">
            <text:p>1</text:p>
          </table:table-cell>
          <table:table-cell table:formula="of:=LEFT([.AE22];[.AF22]-1)">
            <text:p/>
          </table:table-cell>
          <table:table-cell table:formula="of:=IFERROR(MATCH(RIGHT([.AG22];5);[$Окончания.$A$1:$Окончания.$A$1048576];0);IFERROR(MATCH(RIGHT([.AG22];4);[$Окончания.$A$1:$Окончания.$A$1048576];0);IFERROR(MATCH(RIGHT([.AG22];3);[$Окончания.$A$1:$Окончания.$A$1048576];0);IFERROR(MATCH(RIGHT([.AG22];2);[$Окончания.$A$1:$Окончания.$A$1048576];0);MATCH(RIGHT([.AG2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22]);&quot;&quot;)">
            <text:p/>
          </table:table-cell>
          <table:table-cell table:formula="of:=IFERROR(INDEX([$Окончания.$B$1:$Окончания.$B$1048576];[.AH22]);&quot;&quot;)">
            <text:p/>
          </table:table-cell>
          <table:table-cell table:style-name="ce17" table:formula="of:=LEFT([.AG22];LEN([.AG22])-LEN([.AI22]))&amp;[.AJ22]">
            <text:p/>
          </table:table-cell>
          <table:table-cell table:style-name="ce17" table:formula="of:=IFERROR(INDEX([$Окончания.$C$1:$Окончания.$C$1048576];[.AH22]);&quot;&quot;)">
            <text:p/>
          </table:table-cell>
          <table:table-cell table:style-name="ce17" table:formula="of:=LEFT([.AG22];LEN([.AG22])-LEN([.AI22]))&amp;[.AL22]">
            <text:p/>
          </table:table-cell>
          <table:table-cell table:style-name="ce18" table:formula="of:=MID([.AE22];[.AF22];1)&amp;IF(MID([.AE22];[.AF22]+1;1)=&quot;(&quot;; &quot;(&quot;; &quot;&quot;)">
            <text:p/>
          </table:table-cell>
          <table:table-cell table:formula="of:=MID([.AE22];[.AF22]+LEN([.AN22]);100)">
            <text:p/>
          </table:table-cell>
          <table:table-cell table:formula="of:=MIN(SEARCH(&quot; &quot;;[.AO22]&amp;&quot; &quot;);SEARCH(&quot;-&quot;;[.AO22]&amp;&quot;-&quot;); SEARCH(&quot;)&quot;;[.AO22]&amp;&quot;)&quot;))" office:value-type="float" office:value="1" calcext:value-type="float">
            <text:p>1</text:p>
          </table:table-cell>
          <table:table-cell table:formula="of:=LEFT([.AO22];[.AP22]-1)">
            <text:p/>
          </table:table-cell>
          <table:table-cell table:formula="of:=IFERROR(MATCH(RIGHT([.AQ22];5);[$Окончания.$A$1:$Окончания.$A$1048576];0);IFERROR(MATCH(RIGHT([.AQ22];4);[$Окончания.$A$1:$Окончания.$A$1048576];0);IFERROR(MATCH(RIGHT([.AQ22];3);[$Окончания.$A$1:$Окончания.$A$1048576];0);IFERROR(MATCH(RIGHT([.AQ22];2);[$Окончания.$A$1:$Окончания.$A$1048576];0);MATCH(RIGHT([.AQ2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22]);&quot;&quot;)">
            <text:p/>
          </table:table-cell>
          <table:table-cell table:formula="of:=IFERROR(INDEX([$Окончания.$B$1:$Окончания.$B$1048576];[.AR22]);&quot;&quot;)">
            <text:p/>
          </table:table-cell>
          <table:table-cell table:style-name="ce17" table:formula="of:=LEFT([.AQ22];LEN([.AQ22])-LEN([.AS22]))&amp;[.AT22]">
            <text:p/>
          </table:table-cell>
          <table:table-cell table:style-name="ce17" table:formula="of:=IFERROR(INDEX([$Окончания.$C$1:$Окончания.$C$1048576];[.AR22]);&quot;&quot;)">
            <text:p/>
          </table:table-cell>
          <table:table-cell table:style-name="ce17" table:formula="of:=LEFT([.AQ22];LEN([.AQ22])-LEN([.AS22]))&amp;[.AV22]">
            <text:p/>
          </table:table-cell>
          <table:table-cell table:style-name="ce18" table:formula="of:=MID([.AO22];[.AP22];1)&amp;IF(MID([.AO22];[.AP22]+1;1)=&quot;(&quot;; &quot;(&quot;; &quot;&quot;)">
            <text:p/>
          </table:table-cell>
          <table:table-cell table:formula="of:=MID([.AO22];[.AP22]+LEN([.AX22]);100)">
            <text:p/>
          </table:table-cell>
          <table:table-cell table:formula="of:=[.$G22]&amp;[.$J22]&amp;[.$Q22]&amp;[.$T22]&amp;[.$AA22]&amp;[.$AD22]&amp;[.$AK22]&amp;[.$AN22]&amp;[.$AU22]&amp;[.$AX22]&amp;[.$AY22]" office:value-type="string" office:string-value="Директору" calcext:value-type="string">
            <text:p>Директору</text:p>
          </table:table-cell>
          <table:table-cell office:value-type="string" calcext:value-type="string">
            <text:p>Директору</text:p>
          </table:table-cell>
          <table:table-cell table:style-name="ce17" table:formula="of:=IF([.AZ22]=[.BA22];0;1)" office:value-type="float" office:value="0" calcext:value-type="float">
            <text:p>0</text:p>
          </table:table-cell>
          <table:table-cell table:formula="of:=[.$I22]&amp;[.$J22]&amp;[.$S22]&amp;[.$T22]&amp;[.$AC22]&amp;[.$AD22]&amp;[.$AM22]&amp;[.$AN22]&amp;[.$AW22]&amp;[.$AX22]&amp;[.$AY22]" office:value-type="string" office:string-value="Директора" calcext:value-type="string">
            <text:p>Директора</text:p>
          </table:table-cell>
          <table:table-cell table:style-name="ce22" office:value-type="string" calcext:value-type="string">
            <text:p>Директора</text:p>
          </table:table-cell>
          <table:table-cell table:style-name="ce17" table:formula="of:=IF([.BC22]=[.BD22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Диспетчер </text:p>
          </table:table-cell>
          <table:table-cell table:formula="of:=MIN(SEARCH(&quot; &quot;;[.A23]&amp;&quot; &quot;);SEARCH(&quot;-&quot;;[.A23]&amp;&quot;-&quot;); SEARCH(&quot;)&quot;;[.A23]&amp;&quot;)&quot;))" office:value-type="float" office:value="10" calcext:value-type="float">
            <text:p>10</text:p>
          </table:table-cell>
          <table:table-cell table:formula="of:=LEFT([.A23];[.B23]-1)" office:value-type="string" office:string-value="Диспетчер" calcext:value-type="string">
            <text:p>Диспетчер</text:p>
          </table:table-cell>
          <table:table-cell table:formula="of:=IFERROR(MATCH(RIGHT([.C23];5);[$Окончания.$A$1:$Окончания.$A$1048576];0);IFERROR(MATCH(RIGHT([.C23];4);[$Окончания.$A$1:$Окончания.$A$1048576];0);IFERROR(MATCH(RIGHT([.C23];3);[$Окончания.$A$1:$Окончания.$A$1048576];0);IFERROR(MATCH(RIGHT([.C23];2);[$Окончания.$A$1:$Окончания.$A$1048576];0);MATCH(RIGHT([.C23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23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23]);&quot;&quot;)" office:value-type="string" office:string-value="ру" calcext:value-type="string">
            <text:p>ру</text:p>
          </table:table-cell>
          <table:table-cell table:style-name="ce17" table:formula="of:=LEFT([.C23];LEN([.C23])-LEN([.E23]))&amp;[.F23]" office:value-type="string" office:string-value="Диспетчеру" calcext:value-type="string">
            <text:p>Диспетчеру</text:p>
          </table:table-cell>
          <table:table-cell table:style-name="ce17" table:formula="of:=IFERROR(INDEX([$Окончания.$C$1:$Окончания.$C$1048576];[.D23]);&quot;&quot;)" office:value-type="string" office:string-value="ра" calcext:value-type="string">
            <text:p>ра</text:p>
          </table:table-cell>
          <table:table-cell table:style-name="ce17" table:formula="of:=LEFT([.C23];LEN([.C23])-LEN([.E23]))&amp;[.H23]" office:value-type="string" office:string-value="Диспетчера" calcext:value-type="string">
            <text:p>Диспетчера</text:p>
          </table:table-cell>
          <table:table-cell table:style-name="ce18" table:formula="of:=MID([.A23];[.B23];1)&amp;IF(MID([.A23];[.B23]+1;1)=&quot;(&quot;; &quot;(&quot;; &quot;&quot;)" office:value-type="string" office:string-value=" " calcext:value-type="string">
            <text:p><text:s/></text:p>
          </table:table-cell>
          <table:table-cell table:formula="of:=MID([.A23];[.B23]+LEN([.J23]);100)">
            <text:p/>
          </table:table-cell>
          <table:table-cell table:formula="of:=MIN(SEARCH(&quot; &quot;;[.K23]&amp;&quot; &quot;);SEARCH(&quot;-&quot;;[.K23]&amp;&quot;-&quot;); SEARCH(&quot;)&quot;;[.K23]&amp;&quot;)&quot;))" office:value-type="float" office:value="1" calcext:value-type="float">
            <text:p>1</text:p>
          </table:table-cell>
          <table:table-cell table:formula="of:=LEFT([.K23];[.L23]-1)">
            <text:p/>
          </table:table-cell>
          <table:table-cell table:formula="of:=IFERROR(MATCH(RIGHT([.M23];5);[$Окончания.$A$1:$Окончания.$A$1048576];0);IFERROR(MATCH(RIGHT([.M23];4);[$Окончания.$A$1:$Окончания.$A$1048576];0);IFERROR(MATCH(RIGHT([.M23];3);[$Окончания.$A$1:$Окончания.$A$1048576];0);IFERROR(MATCH(RIGHT([.M23];2);[$Окончания.$A$1:$Окончания.$A$1048576];0);MATCH(RIGHT([.M2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23]);&quot;&quot;)">
            <text:p/>
          </table:table-cell>
          <table:table-cell table:formula="of:=IFERROR(INDEX([$Окончания.$B$1:$Окончания.$B$1048576];[.N23]);&quot;&quot;)">
            <text:p/>
          </table:table-cell>
          <table:table-cell table:style-name="ce17" table:formula="of:=LEFT([.M23];LEN([.M23])-LEN([.O23]))&amp;[.P23]">
            <text:p/>
          </table:table-cell>
          <table:table-cell table:style-name="ce17" table:formula="of:=IFERROR(INDEX([$Окончания.$C$1:$Окончания.$C$1048576];[.N23]);&quot;&quot;)">
            <text:p/>
          </table:table-cell>
          <table:table-cell table:style-name="ce17" table:formula="of:=LEFT([.M23];LEN([.M23])-LEN([.O23]))&amp;[.R23]">
            <text:p/>
          </table:table-cell>
          <table:table-cell table:style-name="ce18" table:formula="of:=MID([.K23];[.L23];1)&amp;IF(MID([.K23];[.L23]+1;1)=&quot;(&quot;; &quot;(&quot;; &quot;&quot;)">
            <text:p/>
          </table:table-cell>
          <table:table-cell table:formula="of:=MID([.K23];[.L23]+LEN([.T23]);100)">
            <text:p/>
          </table:table-cell>
          <table:table-cell table:formula="of:=MIN(SEARCH(&quot; &quot;;[.U23]&amp;&quot; &quot;);SEARCH(&quot;-&quot;;[.U23]&amp;&quot;-&quot;); SEARCH(&quot;)&quot;;[.U23]&amp;&quot;)&quot;))" office:value-type="float" office:value="1" calcext:value-type="float">
            <text:p>1</text:p>
          </table:table-cell>
          <table:table-cell table:formula="of:=LEFT([.U23];[.V23]-1)">
            <text:p/>
          </table:table-cell>
          <table:table-cell table:formula="of:=IFERROR(MATCH(RIGHT([.W23];5);[$Окончания.$A$1:$Окончания.$A$1048576];0);IFERROR(MATCH(RIGHT([.W23];4);[$Окончания.$A$1:$Окончания.$A$1048576];0);IFERROR(MATCH(RIGHT([.W23];3);[$Окончания.$A$1:$Окончания.$A$1048576];0);IFERROR(MATCH(RIGHT([.W23];2);[$Окончания.$A$1:$Окончания.$A$1048576];0);MATCH(RIGHT([.W2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23]);&quot;&quot;)">
            <text:p/>
          </table:table-cell>
          <table:table-cell table:formula="of:=IFERROR(INDEX([$Окончания.$B$1:$Окончания.$B$1048576];[.X23]);&quot;&quot;)">
            <text:p/>
          </table:table-cell>
          <table:table-cell table:style-name="ce17" table:formula="of:=LEFT([.W23];LEN([.W23])-LEN([.Y23]))&amp;[.Z23]">
            <text:p/>
          </table:table-cell>
          <table:table-cell table:style-name="ce17" table:formula="of:=IFERROR(INDEX([$Окончания.$C$1:$Окончания.$C$1048576];[.X23]);&quot;&quot;)">
            <text:p/>
          </table:table-cell>
          <table:table-cell table:style-name="ce17" table:formula="of:=LEFT([.W23];LEN([.W23])-LEN([.Y23]))&amp;[.AB23]">
            <text:p/>
          </table:table-cell>
          <table:table-cell table:style-name="ce18" table:formula="of:=MID([.U23];[.V23];1)&amp;IF(MID([.U23];[.V23]+1;1)=&quot;(&quot;; &quot;(&quot;; &quot;&quot;)">
            <text:p/>
          </table:table-cell>
          <table:table-cell table:formula="of:=MID([.U23];[.V23]+LEN([.AD23]);100)">
            <text:p/>
          </table:table-cell>
          <table:table-cell table:formula="of:=MIN(SEARCH(&quot; &quot;;[.AE23]&amp;&quot; &quot;);SEARCH(&quot;-&quot;;[.AE23]&amp;&quot;-&quot;); SEARCH(&quot;)&quot;;[.AE23]&amp;&quot;)&quot;))" office:value-type="float" office:value="1" calcext:value-type="float">
            <text:p>1</text:p>
          </table:table-cell>
          <table:table-cell table:formula="of:=LEFT([.AE23];[.AF23]-1)">
            <text:p/>
          </table:table-cell>
          <table:table-cell table:formula="of:=IFERROR(MATCH(RIGHT([.AG23];5);[$Окончания.$A$1:$Окончания.$A$1048576];0);IFERROR(MATCH(RIGHT([.AG23];4);[$Окончания.$A$1:$Окончания.$A$1048576];0);IFERROR(MATCH(RIGHT([.AG23];3);[$Окончания.$A$1:$Окончания.$A$1048576];0);IFERROR(MATCH(RIGHT([.AG23];2);[$Окончания.$A$1:$Окончания.$A$1048576];0);MATCH(RIGHT([.AG2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23]);&quot;&quot;)">
            <text:p/>
          </table:table-cell>
          <table:table-cell table:formula="of:=IFERROR(INDEX([$Окончания.$B$1:$Окончания.$B$1048576];[.AH23]);&quot;&quot;)">
            <text:p/>
          </table:table-cell>
          <table:table-cell table:style-name="ce17" table:formula="of:=LEFT([.AG23];LEN([.AG23])-LEN([.AI23]))&amp;[.AJ23]">
            <text:p/>
          </table:table-cell>
          <table:table-cell table:style-name="ce17" table:formula="of:=IFERROR(INDEX([$Окончания.$C$1:$Окончания.$C$1048576];[.AH23]);&quot;&quot;)">
            <text:p/>
          </table:table-cell>
          <table:table-cell table:style-name="ce17" table:formula="of:=LEFT([.AG23];LEN([.AG23])-LEN([.AI23]))&amp;[.AL23]">
            <text:p/>
          </table:table-cell>
          <table:table-cell table:style-name="ce18" table:formula="of:=MID([.AE23];[.AF23];1)&amp;IF(MID([.AE23];[.AF23]+1;1)=&quot;(&quot;; &quot;(&quot;; &quot;&quot;)">
            <text:p/>
          </table:table-cell>
          <table:table-cell table:formula="of:=MID([.AE23];[.AF23]+LEN([.AN23]);100)">
            <text:p/>
          </table:table-cell>
          <table:table-cell table:formula="of:=MIN(SEARCH(&quot; &quot;;[.AO23]&amp;&quot; &quot;);SEARCH(&quot;-&quot;;[.AO23]&amp;&quot;-&quot;); SEARCH(&quot;)&quot;;[.AO23]&amp;&quot;)&quot;))" office:value-type="float" office:value="1" calcext:value-type="float">
            <text:p>1</text:p>
          </table:table-cell>
          <table:table-cell table:formula="of:=LEFT([.AO23];[.AP23]-1)">
            <text:p/>
          </table:table-cell>
          <table:table-cell table:formula="of:=IFERROR(MATCH(RIGHT([.AQ23];5);[$Окончания.$A$1:$Окончания.$A$1048576];0);IFERROR(MATCH(RIGHT([.AQ23];4);[$Окончания.$A$1:$Окончания.$A$1048576];0);IFERROR(MATCH(RIGHT([.AQ23];3);[$Окончания.$A$1:$Окончания.$A$1048576];0);IFERROR(MATCH(RIGHT([.AQ23];2);[$Окончания.$A$1:$Окончания.$A$1048576];0);MATCH(RIGHT([.AQ2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23]);&quot;&quot;)">
            <text:p/>
          </table:table-cell>
          <table:table-cell table:formula="of:=IFERROR(INDEX([$Окончания.$B$1:$Окончания.$B$1048576];[.AR23]);&quot;&quot;)">
            <text:p/>
          </table:table-cell>
          <table:table-cell table:style-name="ce17" table:formula="of:=LEFT([.AQ23];LEN([.AQ23])-LEN([.AS23]))&amp;[.AT23]">
            <text:p/>
          </table:table-cell>
          <table:table-cell table:style-name="ce17" table:formula="of:=IFERROR(INDEX([$Окончания.$C$1:$Окончания.$C$1048576];[.AR23]);&quot;&quot;)">
            <text:p/>
          </table:table-cell>
          <table:table-cell table:style-name="ce17" table:formula="of:=LEFT([.AQ23];LEN([.AQ23])-LEN([.AS23]))&amp;[.AV23]">
            <text:p/>
          </table:table-cell>
          <table:table-cell table:style-name="ce18" table:formula="of:=MID([.AO23];[.AP23];1)&amp;IF(MID([.AO23];[.AP23]+1;1)=&quot;(&quot;; &quot;(&quot;; &quot;&quot;)">
            <text:p/>
          </table:table-cell>
          <table:table-cell table:formula="of:=MID([.AO23];[.AP23]+LEN([.AX23]);100)">
            <text:p/>
          </table:table-cell>
          <table:table-cell table:formula="of:=[.$G23]&amp;[.$J23]&amp;[.$Q23]&amp;[.$T23]&amp;[.$AA23]&amp;[.$AD23]&amp;[.$AK23]&amp;[.$AN23]&amp;[.$AU23]&amp;[.$AX23]&amp;[.$AY23]" office:value-type="string" office:string-value="Диспетчеру " calcext:value-type="string">
            <text:p>Диспетчеру </text:p>
          </table:table-cell>
          <table:table-cell office:value-type="string" calcext:value-type="string">
            <text:p>Диспетчеру </text:p>
          </table:table-cell>
          <table:table-cell table:style-name="ce17" table:formula="of:=IF([.AZ23]=[.BA23];0;1)" office:value-type="float" office:value="0" calcext:value-type="float">
            <text:p>0</text:p>
          </table:table-cell>
          <table:table-cell table:formula="of:=[.$I23]&amp;[.$J23]&amp;[.$S23]&amp;[.$T23]&amp;[.$AC23]&amp;[.$AD23]&amp;[.$AM23]&amp;[.$AN23]&amp;[.$AW23]&amp;[.$AX23]&amp;[.$AY23]" office:value-type="string" office:string-value="Диспетчера " calcext:value-type="string">
            <text:p>Диспетчера </text:p>
          </table:table-cell>
          <table:table-cell table:style-name="ce22" office:value-type="string" calcext:value-type="string">
            <text:p>Диспетчера </text:p>
          </table:table-cell>
          <table:table-cell table:style-name="ce17" table:formula="of:=IF([.BC23]=[.BD23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Дублёр мастера</text:p>
          </table:table-cell>
          <table:table-cell table:formula="of:=MIN(SEARCH(&quot; &quot;;[.A24]&amp;&quot; &quot;);SEARCH(&quot;-&quot;;[.A24]&amp;&quot;-&quot;); SEARCH(&quot;)&quot;;[.A24]&amp;&quot;)&quot;))" office:value-type="float" office:value="7" calcext:value-type="float">
            <text:p>7</text:p>
          </table:table-cell>
          <table:table-cell table:formula="of:=LEFT([.A24];[.B24]-1)" office:value-type="string" office:string-value="Дублёр" calcext:value-type="string">
            <text:p>Дублёр</text:p>
          </table:table-cell>
          <table:table-cell table:formula="of:=IFERROR(MATCH(RIGHT([.C24];5);[$Окончания.$A$1:$Окончания.$A$1048576];0);IFERROR(MATCH(RIGHT([.C24];4);[$Окончания.$A$1:$Окончания.$A$1048576];0);IFERROR(MATCH(RIGHT([.C24];3);[$Окончания.$A$1:$Окончания.$A$1048576];0);IFERROR(MATCH(RIGHT([.C24];2);[$Окончания.$A$1:$Окончания.$A$1048576];0);MATCH(RIGHT([.C24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24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24]);&quot;&quot;)" office:value-type="string" office:string-value="ру" calcext:value-type="string">
            <text:p>ру</text:p>
          </table:table-cell>
          <table:table-cell table:style-name="ce17" table:formula="of:=LEFT([.C24];LEN([.C24])-LEN([.E24]))&amp;[.F24]" office:value-type="string" office:string-value="Дублёру" calcext:value-type="string">
            <text:p>Дублёру</text:p>
          </table:table-cell>
          <table:table-cell table:style-name="ce17" table:formula="of:=IFERROR(INDEX([$Окончания.$C$1:$Окончания.$C$1048576];[.D24]);&quot;&quot;)" office:value-type="string" office:string-value="ра" calcext:value-type="string">
            <text:p>ра</text:p>
          </table:table-cell>
          <table:table-cell table:style-name="ce17" table:formula="of:=LEFT([.C24];LEN([.C24])-LEN([.E24]))&amp;[.H24]" office:value-type="string" office:string-value="Дублёра" calcext:value-type="string">
            <text:p>Дублёра</text:p>
          </table:table-cell>
          <table:table-cell table:style-name="ce18" table:formula="of:=MID([.A24];[.B24];1)&amp;IF(MID([.A24];[.B24]+1;1)=&quot;(&quot;; &quot;(&quot;; &quot;&quot;)" office:value-type="string" office:string-value=" " calcext:value-type="string">
            <text:p><text:s/></text:p>
          </table:table-cell>
          <table:table-cell table:formula="of:=MID([.A24];[.B24]+LEN([.J24]);100)" office:value-type="string" office:string-value="мастера" calcext:value-type="string">
            <text:p>мастера</text:p>
          </table:table-cell>
          <table:table-cell table:formula="of:=MIN(SEARCH(&quot; &quot;;[.K24]&amp;&quot; &quot;);SEARCH(&quot;-&quot;;[.K24]&amp;&quot;-&quot;); SEARCH(&quot;)&quot;;[.K24]&amp;&quot;)&quot;))" office:value-type="float" office:value="8" calcext:value-type="float">
            <text:p>8</text:p>
          </table:table-cell>
          <table:table-cell table:formula="of:=LEFT([.K24];[.L24]-1)" office:value-type="string" office:string-value="мастера" calcext:value-type="string">
            <text:p>мастера</text:p>
          </table:table-cell>
          <table:table-cell table:formula="of:=IFERROR(MATCH(RIGHT([.M24];5);[$Окончания.$A$1:$Окончания.$A$1048576];0);IFERROR(MATCH(RIGHT([.M24];4);[$Окончания.$A$1:$Окончания.$A$1048576];0);IFERROR(MATCH(RIGHT([.M24];3);[$Окончания.$A$1:$Окончания.$A$1048576];0);IFERROR(MATCH(RIGHT([.M24];2);[$Окончания.$A$1:$Окончания.$A$1048576];0);MATCH(RIGHT([.M2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24]);&quot;&quot;)">
            <text:p/>
          </table:table-cell>
          <table:table-cell table:formula="of:=IFERROR(INDEX([$Окончания.$B$1:$Окончания.$B$1048576];[.N24]);&quot;&quot;)">
            <text:p/>
          </table:table-cell>
          <table:table-cell table:style-name="ce17" table:formula="of:=LEFT([.M24];LEN([.M24])-LEN([.O24]))&amp;[.P24]" office:value-type="string" office:string-value="мастера" calcext:value-type="string">
            <text:p>мастера</text:p>
          </table:table-cell>
          <table:table-cell table:style-name="ce17" table:formula="of:=IFERROR(INDEX([$Окончания.$C$1:$Окончания.$C$1048576];[.N24]);&quot;&quot;)">
            <text:p/>
          </table:table-cell>
          <table:table-cell table:style-name="ce17" table:formula="of:=LEFT([.M24];LEN([.M24])-LEN([.O24]))&amp;[.R24]" office:value-type="string" office:string-value="мастера" calcext:value-type="string">
            <text:p>мастера</text:p>
          </table:table-cell>
          <table:table-cell table:style-name="ce18" table:formula="of:=MID([.K24];[.L24];1)&amp;IF(MID([.K24];[.L24]+1;1)=&quot;(&quot;; &quot;(&quot;; &quot;&quot;)">
            <text:p/>
          </table:table-cell>
          <table:table-cell table:formula="of:=MID([.K24];[.L24]+LEN([.T24]);100)">
            <text:p/>
          </table:table-cell>
          <table:table-cell table:formula="of:=MIN(SEARCH(&quot; &quot;;[.U24]&amp;&quot; &quot;);SEARCH(&quot;-&quot;;[.U24]&amp;&quot;-&quot;); SEARCH(&quot;)&quot;;[.U24]&amp;&quot;)&quot;))" office:value-type="float" office:value="1" calcext:value-type="float">
            <text:p>1</text:p>
          </table:table-cell>
          <table:table-cell table:formula="of:=LEFT([.U24];[.V24]-1)">
            <text:p/>
          </table:table-cell>
          <table:table-cell table:formula="of:=IFERROR(MATCH(RIGHT([.W24];5);[$Окончания.$A$1:$Окончания.$A$1048576];0);IFERROR(MATCH(RIGHT([.W24];4);[$Окончания.$A$1:$Окончания.$A$1048576];0);IFERROR(MATCH(RIGHT([.W24];3);[$Окончания.$A$1:$Окончания.$A$1048576];0);IFERROR(MATCH(RIGHT([.W24];2);[$Окончания.$A$1:$Окончания.$A$1048576];0);MATCH(RIGHT([.W2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24]);&quot;&quot;)">
            <text:p/>
          </table:table-cell>
          <table:table-cell table:formula="of:=IFERROR(INDEX([$Окончания.$B$1:$Окончания.$B$1048576];[.X24]);&quot;&quot;)">
            <text:p/>
          </table:table-cell>
          <table:table-cell table:style-name="ce17" table:formula="of:=LEFT([.W24];LEN([.W24])-LEN([.Y24]))&amp;[.Z24]">
            <text:p/>
          </table:table-cell>
          <table:table-cell table:style-name="ce17" table:formula="of:=IFERROR(INDEX([$Окончания.$C$1:$Окончания.$C$1048576];[.X24]);&quot;&quot;)">
            <text:p/>
          </table:table-cell>
          <table:table-cell table:style-name="ce17" table:formula="of:=LEFT([.W24];LEN([.W24])-LEN([.Y24]))&amp;[.AB24]">
            <text:p/>
          </table:table-cell>
          <table:table-cell table:style-name="ce18" table:formula="of:=MID([.U24];[.V24];1)&amp;IF(MID([.U24];[.V24]+1;1)=&quot;(&quot;; &quot;(&quot;; &quot;&quot;)">
            <text:p/>
          </table:table-cell>
          <table:table-cell table:formula="of:=MID([.U24];[.V24]+LEN([.AD24]);100)">
            <text:p/>
          </table:table-cell>
          <table:table-cell table:formula="of:=MIN(SEARCH(&quot; &quot;;[.AE24]&amp;&quot; &quot;);SEARCH(&quot;-&quot;;[.AE24]&amp;&quot;-&quot;); SEARCH(&quot;)&quot;;[.AE24]&amp;&quot;)&quot;))" office:value-type="float" office:value="1" calcext:value-type="float">
            <text:p>1</text:p>
          </table:table-cell>
          <table:table-cell table:formula="of:=LEFT([.AE24];[.AF24]-1)">
            <text:p/>
          </table:table-cell>
          <table:table-cell table:formula="of:=IFERROR(MATCH(RIGHT([.AG24];5);[$Окончания.$A$1:$Окончания.$A$1048576];0);IFERROR(MATCH(RIGHT([.AG24];4);[$Окончания.$A$1:$Окончания.$A$1048576];0);IFERROR(MATCH(RIGHT([.AG24];3);[$Окончания.$A$1:$Окончания.$A$1048576];0);IFERROR(MATCH(RIGHT([.AG24];2);[$Окончания.$A$1:$Окончания.$A$1048576];0);MATCH(RIGHT([.AG2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24]);&quot;&quot;)">
            <text:p/>
          </table:table-cell>
          <table:table-cell table:formula="of:=IFERROR(INDEX([$Окончания.$B$1:$Окончания.$B$1048576];[.AH24]);&quot;&quot;)">
            <text:p/>
          </table:table-cell>
          <table:table-cell table:style-name="ce17" table:formula="of:=LEFT([.AG24];LEN([.AG24])-LEN([.AI24]))&amp;[.AJ24]">
            <text:p/>
          </table:table-cell>
          <table:table-cell table:style-name="ce17" table:formula="of:=IFERROR(INDEX([$Окончания.$C$1:$Окончания.$C$1048576];[.AH24]);&quot;&quot;)">
            <text:p/>
          </table:table-cell>
          <table:table-cell table:style-name="ce17" table:formula="of:=LEFT([.AG24];LEN([.AG24])-LEN([.AI24]))&amp;[.AL24]">
            <text:p/>
          </table:table-cell>
          <table:table-cell table:style-name="ce18" table:formula="of:=MID([.AE24];[.AF24];1)&amp;IF(MID([.AE24];[.AF24]+1;1)=&quot;(&quot;; &quot;(&quot;; &quot;&quot;)">
            <text:p/>
          </table:table-cell>
          <table:table-cell table:formula="of:=MID([.AE24];[.AF24]+LEN([.AN24]);100)">
            <text:p/>
          </table:table-cell>
          <table:table-cell table:formula="of:=MIN(SEARCH(&quot; &quot;;[.AO24]&amp;&quot; &quot;);SEARCH(&quot;-&quot;;[.AO24]&amp;&quot;-&quot;); SEARCH(&quot;)&quot;;[.AO24]&amp;&quot;)&quot;))" office:value-type="float" office:value="1" calcext:value-type="float">
            <text:p>1</text:p>
          </table:table-cell>
          <table:table-cell table:formula="of:=LEFT([.AO24];[.AP24]-1)">
            <text:p/>
          </table:table-cell>
          <table:table-cell table:formula="of:=IFERROR(MATCH(RIGHT([.AQ24];5);[$Окончания.$A$1:$Окончания.$A$1048576];0);IFERROR(MATCH(RIGHT([.AQ24];4);[$Окончания.$A$1:$Окончания.$A$1048576];0);IFERROR(MATCH(RIGHT([.AQ24];3);[$Окончания.$A$1:$Окончания.$A$1048576];0);IFERROR(MATCH(RIGHT([.AQ24];2);[$Окончания.$A$1:$Окончания.$A$1048576];0);MATCH(RIGHT([.AQ2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24]);&quot;&quot;)">
            <text:p/>
          </table:table-cell>
          <table:table-cell table:formula="of:=IFERROR(INDEX([$Окончания.$B$1:$Окончания.$B$1048576];[.AR24]);&quot;&quot;)">
            <text:p/>
          </table:table-cell>
          <table:table-cell table:style-name="ce17" table:formula="of:=LEFT([.AQ24];LEN([.AQ24])-LEN([.AS24]))&amp;[.AT24]">
            <text:p/>
          </table:table-cell>
          <table:table-cell table:style-name="ce17" table:formula="of:=IFERROR(INDEX([$Окончания.$C$1:$Окончания.$C$1048576];[.AR24]);&quot;&quot;)">
            <text:p/>
          </table:table-cell>
          <table:table-cell table:style-name="ce17" table:formula="of:=LEFT([.AQ24];LEN([.AQ24])-LEN([.AS24]))&amp;[.AV24]">
            <text:p/>
          </table:table-cell>
          <table:table-cell table:style-name="ce18" table:formula="of:=MID([.AO24];[.AP24];1)&amp;IF(MID([.AO24];[.AP24]+1;1)=&quot;(&quot;; &quot;(&quot;; &quot;&quot;)">
            <text:p/>
          </table:table-cell>
          <table:table-cell table:formula="of:=MID([.AO24];[.AP24]+LEN([.AX24]);100)">
            <text:p/>
          </table:table-cell>
          <table:table-cell table:formula="of:=[.$G24]&amp;[.$J24]&amp;[.$Q24]&amp;[.$T24]&amp;[.$AA24]&amp;[.$AD24]&amp;[.$AK24]&amp;[.$AN24]&amp;[.$AU24]&amp;[.$AX24]&amp;[.$AY24]" office:value-type="string" office:string-value="Дублёру мастера" calcext:value-type="string">
            <text:p>Дублёру мастера</text:p>
          </table:table-cell>
          <table:table-cell office:value-type="string" calcext:value-type="string">
            <text:p>Дублёру мастера</text:p>
          </table:table-cell>
          <table:table-cell table:style-name="ce17" table:formula="of:=IF([.AZ24]=[.BA24];0;1)" office:value-type="float" office:value="0" calcext:value-type="float">
            <text:p>0</text:p>
          </table:table-cell>
          <table:table-cell table:formula="of:=[.$I24]&amp;[.$J24]&amp;[.$S24]&amp;[.$T24]&amp;[.$AC24]&amp;[.$AD24]&amp;[.$AM24]&amp;[.$AN24]&amp;[.$AW24]&amp;[.$AX24]&amp;[.$AY24]" office:value-type="string" office:string-value="Дублёра мастера" calcext:value-type="string">
            <text:p>Дублёра мастера</text:p>
          </table:table-cell>
          <table:table-cell table:style-name="ce22" office:value-type="string" calcext:value-type="string">
            <text:p>Дублёра мастера</text:p>
          </table:table-cell>
          <table:table-cell table:style-name="ce17" table:formula="of:=IF([.BC24]=[.BD24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Дублёр механика</text:p>
          </table:table-cell>
          <table:table-cell table:formula="of:=MIN(SEARCH(&quot; &quot;;[.A25]&amp;&quot; &quot;);SEARCH(&quot;-&quot;;[.A25]&amp;&quot;-&quot;); SEARCH(&quot;)&quot;;[.A25]&amp;&quot;)&quot;))" office:value-type="float" office:value="7" calcext:value-type="float">
            <text:p>7</text:p>
          </table:table-cell>
          <table:table-cell table:formula="of:=LEFT([.A25];[.B25]-1)" office:value-type="string" office:string-value="Дублёр" calcext:value-type="string">
            <text:p>Дублёр</text:p>
          </table:table-cell>
          <table:table-cell table:formula="of:=IFERROR(MATCH(RIGHT([.C25];5);[$Окончания.$A$1:$Окончания.$A$1048576];0);IFERROR(MATCH(RIGHT([.C25];4);[$Окончания.$A$1:$Окончания.$A$1048576];0);IFERROR(MATCH(RIGHT([.C25];3);[$Окончания.$A$1:$Окончания.$A$1048576];0);IFERROR(MATCH(RIGHT([.C25];2);[$Окончания.$A$1:$Окончания.$A$1048576];0);MATCH(RIGHT([.C25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25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25]);&quot;&quot;)" office:value-type="string" office:string-value="ру" calcext:value-type="string">
            <text:p>ру</text:p>
          </table:table-cell>
          <table:table-cell table:style-name="ce17" table:formula="of:=LEFT([.C25];LEN([.C25])-LEN([.E25]))&amp;[.F25]" office:value-type="string" office:string-value="Дублёру" calcext:value-type="string">
            <text:p>Дублёру</text:p>
          </table:table-cell>
          <table:table-cell table:style-name="ce17" table:formula="of:=IFERROR(INDEX([$Окончания.$C$1:$Окончания.$C$1048576];[.D25]);&quot;&quot;)" office:value-type="string" office:string-value="ра" calcext:value-type="string">
            <text:p>ра</text:p>
          </table:table-cell>
          <table:table-cell table:style-name="ce17" table:formula="of:=LEFT([.C25];LEN([.C25])-LEN([.E25]))&amp;[.H25]" office:value-type="string" office:string-value="Дублёра" calcext:value-type="string">
            <text:p>Дублёра</text:p>
          </table:table-cell>
          <table:table-cell table:style-name="ce18" table:formula="of:=MID([.A25];[.B25];1)&amp;IF(MID([.A25];[.B25]+1;1)=&quot;(&quot;; &quot;(&quot;; &quot;&quot;)" office:value-type="string" office:string-value=" " calcext:value-type="string">
            <text:p><text:s/></text:p>
          </table:table-cell>
          <table:table-cell table:formula="of:=MID([.A25];[.B25]+LEN([.J25]);100)" office:value-type="string" office:string-value="механика" calcext:value-type="string">
            <text:p>механика</text:p>
          </table:table-cell>
          <table:table-cell table:formula="of:=MIN(SEARCH(&quot; &quot;;[.K25]&amp;&quot; &quot;);SEARCH(&quot;-&quot;;[.K25]&amp;&quot;-&quot;); SEARCH(&quot;)&quot;;[.K25]&amp;&quot;)&quot;))" office:value-type="float" office:value="9" calcext:value-type="float">
            <text:p>9</text:p>
          </table:table-cell>
          <table:table-cell table:formula="of:=LEFT([.K25];[.L25]-1)" office:value-type="string" office:string-value="механика" calcext:value-type="string">
            <text:p>механика</text:p>
          </table:table-cell>
          <table:table-cell table:formula="of:=IFERROR(MATCH(RIGHT([.M25];5);[$Окончания.$A$1:$Окончания.$A$1048576];0);IFERROR(MATCH(RIGHT([.M25];4);[$Окончания.$A$1:$Окончания.$A$1048576];0);IFERROR(MATCH(RIGHT([.M25];3);[$Окончания.$A$1:$Окончания.$A$1048576];0);IFERROR(MATCH(RIGHT([.M25];2);[$Окончания.$A$1:$Окончания.$A$1048576];0);MATCH(RIGHT([.M2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25]);&quot;&quot;)">
            <text:p/>
          </table:table-cell>
          <table:table-cell table:formula="of:=IFERROR(INDEX([$Окончания.$B$1:$Окончания.$B$1048576];[.N25]);&quot;&quot;)">
            <text:p/>
          </table:table-cell>
          <table:table-cell table:style-name="ce17" table:formula="of:=LEFT([.M25];LEN([.M25])-LEN([.O25]))&amp;[.P25]" office:value-type="string" office:string-value="механика" calcext:value-type="string">
            <text:p>механика</text:p>
          </table:table-cell>
          <table:table-cell table:style-name="ce17" table:formula="of:=IFERROR(INDEX([$Окончания.$C$1:$Окончания.$C$1048576];[.N25]);&quot;&quot;)">
            <text:p/>
          </table:table-cell>
          <table:table-cell table:style-name="ce17" table:formula="of:=LEFT([.M25];LEN([.M25])-LEN([.O25]))&amp;[.R25]" office:value-type="string" office:string-value="механика" calcext:value-type="string">
            <text:p>механика</text:p>
          </table:table-cell>
          <table:table-cell table:style-name="ce18" table:formula="of:=MID([.K25];[.L25];1)&amp;IF(MID([.K25];[.L25]+1;1)=&quot;(&quot;; &quot;(&quot;; &quot;&quot;)">
            <text:p/>
          </table:table-cell>
          <table:table-cell table:formula="of:=MID([.K25];[.L25]+LEN([.T25]);100)">
            <text:p/>
          </table:table-cell>
          <table:table-cell table:formula="of:=MIN(SEARCH(&quot; &quot;;[.U25]&amp;&quot; &quot;);SEARCH(&quot;-&quot;;[.U25]&amp;&quot;-&quot;); SEARCH(&quot;)&quot;;[.U25]&amp;&quot;)&quot;))" office:value-type="float" office:value="1" calcext:value-type="float">
            <text:p>1</text:p>
          </table:table-cell>
          <table:table-cell table:formula="of:=LEFT([.U25];[.V25]-1)">
            <text:p/>
          </table:table-cell>
          <table:table-cell table:formula="of:=IFERROR(MATCH(RIGHT([.W25];5);[$Окончания.$A$1:$Окончания.$A$1048576];0);IFERROR(MATCH(RIGHT([.W25];4);[$Окончания.$A$1:$Окончания.$A$1048576];0);IFERROR(MATCH(RIGHT([.W25];3);[$Окончания.$A$1:$Окончания.$A$1048576];0);IFERROR(MATCH(RIGHT([.W25];2);[$Окончания.$A$1:$Окончания.$A$1048576];0);MATCH(RIGHT([.W2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25]);&quot;&quot;)">
            <text:p/>
          </table:table-cell>
          <table:table-cell table:formula="of:=IFERROR(INDEX([$Окончания.$B$1:$Окончания.$B$1048576];[.X25]);&quot;&quot;)">
            <text:p/>
          </table:table-cell>
          <table:table-cell table:style-name="ce17" table:formula="of:=LEFT([.W25];LEN([.W25])-LEN([.Y25]))&amp;[.Z25]">
            <text:p/>
          </table:table-cell>
          <table:table-cell table:style-name="ce17" table:formula="of:=IFERROR(INDEX([$Окончания.$C$1:$Окончания.$C$1048576];[.X25]);&quot;&quot;)">
            <text:p/>
          </table:table-cell>
          <table:table-cell table:style-name="ce17" table:formula="of:=LEFT([.W25];LEN([.W25])-LEN([.Y25]))&amp;[.AB25]">
            <text:p/>
          </table:table-cell>
          <table:table-cell table:style-name="ce18" table:formula="of:=MID([.U25];[.V25];1)&amp;IF(MID([.U25];[.V25]+1;1)=&quot;(&quot;; &quot;(&quot;; &quot;&quot;)">
            <text:p/>
          </table:table-cell>
          <table:table-cell table:formula="of:=MID([.U25];[.V25]+LEN([.AD25]);100)">
            <text:p/>
          </table:table-cell>
          <table:table-cell table:formula="of:=MIN(SEARCH(&quot; &quot;;[.AE25]&amp;&quot; &quot;);SEARCH(&quot;-&quot;;[.AE25]&amp;&quot;-&quot;); SEARCH(&quot;)&quot;;[.AE25]&amp;&quot;)&quot;))" office:value-type="float" office:value="1" calcext:value-type="float">
            <text:p>1</text:p>
          </table:table-cell>
          <table:table-cell table:formula="of:=LEFT([.AE25];[.AF25]-1)">
            <text:p/>
          </table:table-cell>
          <table:table-cell table:formula="of:=IFERROR(MATCH(RIGHT([.AG25];5);[$Окончания.$A$1:$Окончания.$A$1048576];0);IFERROR(MATCH(RIGHT([.AG25];4);[$Окончания.$A$1:$Окончания.$A$1048576];0);IFERROR(MATCH(RIGHT([.AG25];3);[$Окончания.$A$1:$Окончания.$A$1048576];0);IFERROR(MATCH(RIGHT([.AG25];2);[$Окончания.$A$1:$Окончания.$A$1048576];0);MATCH(RIGHT([.AG2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25]);&quot;&quot;)">
            <text:p/>
          </table:table-cell>
          <table:table-cell table:formula="of:=IFERROR(INDEX([$Окончания.$B$1:$Окончания.$B$1048576];[.AH25]);&quot;&quot;)">
            <text:p/>
          </table:table-cell>
          <table:table-cell table:style-name="ce17" table:formula="of:=LEFT([.AG25];LEN([.AG25])-LEN([.AI25]))&amp;[.AJ25]">
            <text:p/>
          </table:table-cell>
          <table:table-cell table:style-name="ce17" table:formula="of:=IFERROR(INDEX([$Окончания.$C$1:$Окончания.$C$1048576];[.AH25]);&quot;&quot;)">
            <text:p/>
          </table:table-cell>
          <table:table-cell table:style-name="ce17" table:formula="of:=LEFT([.AG25];LEN([.AG25])-LEN([.AI25]))&amp;[.AL25]">
            <text:p/>
          </table:table-cell>
          <table:table-cell table:style-name="ce18" table:formula="of:=MID([.AE25];[.AF25];1)&amp;IF(MID([.AE25];[.AF25]+1;1)=&quot;(&quot;; &quot;(&quot;; &quot;&quot;)">
            <text:p/>
          </table:table-cell>
          <table:table-cell table:formula="of:=MID([.AE25];[.AF25]+LEN([.AN25]);100)">
            <text:p/>
          </table:table-cell>
          <table:table-cell table:formula="of:=MIN(SEARCH(&quot; &quot;;[.AO25]&amp;&quot; &quot;);SEARCH(&quot;-&quot;;[.AO25]&amp;&quot;-&quot;); SEARCH(&quot;)&quot;;[.AO25]&amp;&quot;)&quot;))" office:value-type="float" office:value="1" calcext:value-type="float">
            <text:p>1</text:p>
          </table:table-cell>
          <table:table-cell table:formula="of:=LEFT([.AO25];[.AP25]-1)">
            <text:p/>
          </table:table-cell>
          <table:table-cell table:formula="of:=IFERROR(MATCH(RIGHT([.AQ25];5);[$Окончания.$A$1:$Окончания.$A$1048576];0);IFERROR(MATCH(RIGHT([.AQ25];4);[$Окончания.$A$1:$Окончания.$A$1048576];0);IFERROR(MATCH(RIGHT([.AQ25];3);[$Окончания.$A$1:$Окончания.$A$1048576];0);IFERROR(MATCH(RIGHT([.AQ25];2);[$Окончания.$A$1:$Окончания.$A$1048576];0);MATCH(RIGHT([.AQ2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25]);&quot;&quot;)">
            <text:p/>
          </table:table-cell>
          <table:table-cell table:formula="of:=IFERROR(INDEX([$Окончания.$B$1:$Окончания.$B$1048576];[.AR25]);&quot;&quot;)">
            <text:p/>
          </table:table-cell>
          <table:table-cell table:style-name="ce17" table:formula="of:=LEFT([.AQ25];LEN([.AQ25])-LEN([.AS25]))&amp;[.AT25]">
            <text:p/>
          </table:table-cell>
          <table:table-cell table:style-name="ce17" table:formula="of:=IFERROR(INDEX([$Окончания.$C$1:$Окончания.$C$1048576];[.AR25]);&quot;&quot;)">
            <text:p/>
          </table:table-cell>
          <table:table-cell table:style-name="ce17" table:formula="of:=LEFT([.AQ25];LEN([.AQ25])-LEN([.AS25]))&amp;[.AV25]">
            <text:p/>
          </table:table-cell>
          <table:table-cell table:style-name="ce18" table:formula="of:=MID([.AO25];[.AP25];1)&amp;IF(MID([.AO25];[.AP25]+1;1)=&quot;(&quot;; &quot;(&quot;; &quot;&quot;)">
            <text:p/>
          </table:table-cell>
          <table:table-cell table:formula="of:=MID([.AO25];[.AP25]+LEN([.AX25]);100)">
            <text:p/>
          </table:table-cell>
          <table:table-cell table:formula="of:=[.$G25]&amp;[.$J25]&amp;[.$Q25]&amp;[.$T25]&amp;[.$AA25]&amp;[.$AD25]&amp;[.$AK25]&amp;[.$AN25]&amp;[.$AU25]&amp;[.$AX25]&amp;[.$AY25]" office:value-type="string" office:string-value="Дублёру механика" calcext:value-type="string">
            <text:p>Дублёру механика</text:p>
          </table:table-cell>
          <table:table-cell office:value-type="string" calcext:value-type="string">
            <text:p>Дублёру механика</text:p>
          </table:table-cell>
          <table:table-cell table:style-name="ce17" table:formula="of:=IF([.AZ25]=[.BA25];0;1)" office:value-type="float" office:value="0" calcext:value-type="float">
            <text:p>0</text:p>
          </table:table-cell>
          <table:table-cell table:formula="of:=[.$I25]&amp;[.$J25]&amp;[.$S25]&amp;[.$T25]&amp;[.$AC25]&amp;[.$AD25]&amp;[.$AM25]&amp;[.$AN25]&amp;[.$AW25]&amp;[.$AX25]&amp;[.$AY25]" office:value-type="string" office:string-value="Дублёра механика" calcext:value-type="string">
            <text:p>Дублёра механика</text:p>
          </table:table-cell>
          <table:table-cell table:style-name="ce22" office:value-type="string" calcext:value-type="string">
            <text:p>Дублёра механика</text:p>
          </table:table-cell>
          <table:table-cell table:style-name="ce17" table:formula="of:=IF([.BC25]=[.BD25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Заведующий хозяйством</text:p>
          </table:table-cell>
          <table:table-cell table:formula="of:=MIN(SEARCH(&quot; &quot;;[.A26]&amp;&quot; &quot;);SEARCH(&quot;-&quot;;[.A26]&amp;&quot;-&quot;); SEARCH(&quot;)&quot;;[.A26]&amp;&quot;)&quot;))" office:value-type="float" office:value="11" calcext:value-type="float">
            <text:p>11</text:p>
          </table:table-cell>
          <table:table-cell table:formula="of:=LEFT([.A26];[.B26]-1)" office:value-type="string" office:string-value="Заведующий" calcext:value-type="string">
            <text:p>Заведующий</text:p>
          </table:table-cell>
          <table:table-cell table:formula="of:=IFERROR(MATCH(RIGHT([.C26];5);[$Окончания.$A$1:$Окончания.$A$1048576];0);IFERROR(MATCH(RIGHT([.C26];4);[$Окончания.$A$1:$Окончания.$A$1048576];0);IFERROR(MATCH(RIGHT([.C26];3);[$Окончания.$A$1:$Окончания.$A$1048576];0);IFERROR(MATCH(RIGHT([.C26];2);[$Окончания.$A$1:$Окончания.$A$1048576];0);MATCH(RIGHT([.C26];1);[$Окончания.$A$1:$Окончания.$A$1048576];0)))))" office:value-type="float" office:value="5" calcext:value-type="float">
            <text:p>5</text:p>
          </table:table-cell>
          <table:table-cell table:formula="of:=IFERROR(INDEX([$Окончания.$A$1:$Окончания.$A$1048576];[.D26]);&quot;&quot;)" office:value-type="string" office:string-value="щий" calcext:value-type="string">
            <text:p>щий</text:p>
          </table:table-cell>
          <table:table-cell table:formula="of:=IFERROR(INDEX([$Окончания.$B$1:$Окончания.$B$1048576];[.D26]);&quot;&quot;)" office:value-type="string" office:string-value="щему" calcext:value-type="string">
            <text:p>щему</text:p>
          </table:table-cell>
          <table:table-cell table:style-name="ce17" table:formula="of:=LEFT([.C26];LEN([.C26])-LEN([.E26]))&amp;[.F26]" office:value-type="string" office:string-value="Заведующему" calcext:value-type="string">
            <text:p>Заведующему</text:p>
          </table:table-cell>
          <table:table-cell table:style-name="ce17" table:formula="of:=IFERROR(INDEX([$Окончания.$C$1:$Окончания.$C$1048576];[.D26]);&quot;&quot;)" office:value-type="string" office:string-value="щего" calcext:value-type="string">
            <text:p>щего</text:p>
          </table:table-cell>
          <table:table-cell table:style-name="ce17" table:formula="of:=LEFT([.C26];LEN([.C26])-LEN([.E26]))&amp;[.H26]" office:value-type="string" office:string-value="Заведующего" calcext:value-type="string">
            <text:p>Заведующего</text:p>
          </table:table-cell>
          <table:table-cell table:style-name="ce18" table:formula="of:=MID([.A26];[.B26];1)&amp;IF(MID([.A26];[.B26]+1;1)=&quot;(&quot;; &quot;(&quot;; &quot;&quot;)" office:value-type="string" office:string-value=" " calcext:value-type="string">
            <text:p><text:s/></text:p>
          </table:table-cell>
          <table:table-cell table:formula="of:=MID([.A26];[.B26]+LEN([.J26]);100)" office:value-type="string" office:string-value="хозяйством" calcext:value-type="string">
            <text:p>хозяйством</text:p>
          </table:table-cell>
          <table:table-cell table:formula="of:=MIN(SEARCH(&quot; &quot;;[.K26]&amp;&quot; &quot;);SEARCH(&quot;-&quot;;[.K26]&amp;&quot;-&quot;); SEARCH(&quot;)&quot;;[.K26]&amp;&quot;)&quot;))" office:value-type="float" office:value="11" calcext:value-type="float">
            <text:p>11</text:p>
          </table:table-cell>
          <table:table-cell table:formula="of:=LEFT([.K26];[.L26]-1)" office:value-type="string" office:string-value="хозяйством" calcext:value-type="string">
            <text:p>хозяйством</text:p>
          </table:table-cell>
          <table:table-cell table:formula="of:=IFERROR(MATCH(RIGHT([.M26];5);[$Окончания.$A$1:$Окончания.$A$1048576];0);IFERROR(MATCH(RIGHT([.M26];4);[$Окончания.$A$1:$Окончания.$A$1048576];0);IFERROR(MATCH(RIGHT([.M26];3);[$Окончания.$A$1:$Окончания.$A$1048576];0);IFERROR(MATCH(RIGHT([.M26];2);[$Окончания.$A$1:$Окончания.$A$1048576];0);MATCH(RIGHT([.M2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26]);&quot;&quot;)">
            <text:p/>
          </table:table-cell>
          <table:table-cell table:formula="of:=IFERROR(INDEX([$Окончания.$B$1:$Окончания.$B$1048576];[.N26]);&quot;&quot;)">
            <text:p/>
          </table:table-cell>
          <table:table-cell table:style-name="ce17" table:formula="of:=LEFT([.M26];LEN([.M26])-LEN([.O26]))&amp;[.P26]" office:value-type="string" office:string-value="хозяйством" calcext:value-type="string">
            <text:p>хозяйством</text:p>
          </table:table-cell>
          <table:table-cell table:style-name="ce17" table:formula="of:=IFERROR(INDEX([$Окончания.$C$1:$Окончания.$C$1048576];[.N26]);&quot;&quot;)">
            <text:p/>
          </table:table-cell>
          <table:table-cell table:style-name="ce17" table:formula="of:=LEFT([.M26];LEN([.M26])-LEN([.O26]))&amp;[.R26]" office:value-type="string" office:string-value="хозяйством" calcext:value-type="string">
            <text:p>хозяйством</text:p>
          </table:table-cell>
          <table:table-cell table:style-name="ce18" table:formula="of:=MID([.K26];[.L26];1)&amp;IF(MID([.K26];[.L26]+1;1)=&quot;(&quot;; &quot;(&quot;; &quot;&quot;)">
            <text:p/>
          </table:table-cell>
          <table:table-cell table:formula="of:=MID([.K26];[.L26]+LEN([.T26]);100)">
            <text:p/>
          </table:table-cell>
          <table:table-cell table:formula="of:=MIN(SEARCH(&quot; &quot;;[.U26]&amp;&quot; &quot;);SEARCH(&quot;-&quot;;[.U26]&amp;&quot;-&quot;); SEARCH(&quot;)&quot;;[.U26]&amp;&quot;)&quot;))" office:value-type="float" office:value="1" calcext:value-type="float">
            <text:p>1</text:p>
          </table:table-cell>
          <table:table-cell table:formula="of:=LEFT([.U26];[.V26]-1)">
            <text:p/>
          </table:table-cell>
          <table:table-cell table:formula="of:=IFERROR(MATCH(RIGHT([.W26];5);[$Окончания.$A$1:$Окончания.$A$1048576];0);IFERROR(MATCH(RIGHT([.W26];4);[$Окончания.$A$1:$Окончания.$A$1048576];0);IFERROR(MATCH(RIGHT([.W26];3);[$Окончания.$A$1:$Окончания.$A$1048576];0);IFERROR(MATCH(RIGHT([.W26];2);[$Окончания.$A$1:$Окончания.$A$1048576];0);MATCH(RIGHT([.W2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26]);&quot;&quot;)">
            <text:p/>
          </table:table-cell>
          <table:table-cell table:formula="of:=IFERROR(INDEX([$Окончания.$B$1:$Окончания.$B$1048576];[.X26]);&quot;&quot;)">
            <text:p/>
          </table:table-cell>
          <table:table-cell table:style-name="ce17" table:formula="of:=LEFT([.W26];LEN([.W26])-LEN([.Y26]))&amp;[.Z26]">
            <text:p/>
          </table:table-cell>
          <table:table-cell table:style-name="ce17" table:formula="of:=IFERROR(INDEX([$Окончания.$C$1:$Окончания.$C$1048576];[.X26]);&quot;&quot;)">
            <text:p/>
          </table:table-cell>
          <table:table-cell table:style-name="ce17" table:formula="of:=LEFT([.W26];LEN([.W26])-LEN([.Y26]))&amp;[.AB26]">
            <text:p/>
          </table:table-cell>
          <table:table-cell table:style-name="ce18" table:formula="of:=MID([.U26];[.V26];1)&amp;IF(MID([.U26];[.V26]+1;1)=&quot;(&quot;; &quot;(&quot;; &quot;&quot;)">
            <text:p/>
          </table:table-cell>
          <table:table-cell table:formula="of:=MID([.U26];[.V26]+LEN([.AD26]);100)">
            <text:p/>
          </table:table-cell>
          <table:table-cell table:formula="of:=MIN(SEARCH(&quot; &quot;;[.AE26]&amp;&quot; &quot;);SEARCH(&quot;-&quot;;[.AE26]&amp;&quot;-&quot;); SEARCH(&quot;)&quot;;[.AE26]&amp;&quot;)&quot;))" office:value-type="float" office:value="1" calcext:value-type="float">
            <text:p>1</text:p>
          </table:table-cell>
          <table:table-cell table:formula="of:=LEFT([.AE26];[.AF26]-1)">
            <text:p/>
          </table:table-cell>
          <table:table-cell table:formula="of:=IFERROR(MATCH(RIGHT([.AG26];5);[$Окончания.$A$1:$Окончания.$A$1048576];0);IFERROR(MATCH(RIGHT([.AG26];4);[$Окончания.$A$1:$Окончания.$A$1048576];0);IFERROR(MATCH(RIGHT([.AG26];3);[$Окончания.$A$1:$Окончания.$A$1048576];0);IFERROR(MATCH(RIGHT([.AG26];2);[$Окончания.$A$1:$Окончания.$A$1048576];0);MATCH(RIGHT([.AG2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26]);&quot;&quot;)">
            <text:p/>
          </table:table-cell>
          <table:table-cell table:formula="of:=IFERROR(INDEX([$Окончания.$B$1:$Окончания.$B$1048576];[.AH26]);&quot;&quot;)">
            <text:p/>
          </table:table-cell>
          <table:table-cell table:style-name="ce17" table:formula="of:=LEFT([.AG26];LEN([.AG26])-LEN([.AI26]))&amp;[.AJ26]">
            <text:p/>
          </table:table-cell>
          <table:table-cell table:style-name="ce17" table:formula="of:=IFERROR(INDEX([$Окончания.$C$1:$Окончания.$C$1048576];[.AH26]);&quot;&quot;)">
            <text:p/>
          </table:table-cell>
          <table:table-cell table:style-name="ce17" table:formula="of:=LEFT([.AG26];LEN([.AG26])-LEN([.AI26]))&amp;[.AL26]">
            <text:p/>
          </table:table-cell>
          <table:table-cell table:style-name="ce18" table:formula="of:=MID([.AE26];[.AF26];1)&amp;IF(MID([.AE26];[.AF26]+1;1)=&quot;(&quot;; &quot;(&quot;; &quot;&quot;)">
            <text:p/>
          </table:table-cell>
          <table:table-cell table:formula="of:=MID([.AE26];[.AF26]+LEN([.AN26]);100)">
            <text:p/>
          </table:table-cell>
          <table:table-cell table:formula="of:=MIN(SEARCH(&quot; &quot;;[.AO26]&amp;&quot; &quot;);SEARCH(&quot;-&quot;;[.AO26]&amp;&quot;-&quot;); SEARCH(&quot;)&quot;;[.AO26]&amp;&quot;)&quot;))" office:value-type="float" office:value="1" calcext:value-type="float">
            <text:p>1</text:p>
          </table:table-cell>
          <table:table-cell table:formula="of:=LEFT([.AO26];[.AP26]-1)">
            <text:p/>
          </table:table-cell>
          <table:table-cell table:formula="of:=IFERROR(MATCH(RIGHT([.AQ26];5);[$Окончания.$A$1:$Окончания.$A$1048576];0);IFERROR(MATCH(RIGHT([.AQ26];4);[$Окончания.$A$1:$Окончания.$A$1048576];0);IFERROR(MATCH(RIGHT([.AQ26];3);[$Окончания.$A$1:$Окончания.$A$1048576];0);IFERROR(MATCH(RIGHT([.AQ26];2);[$Окончания.$A$1:$Окончания.$A$1048576];0);MATCH(RIGHT([.AQ2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26]);&quot;&quot;)">
            <text:p/>
          </table:table-cell>
          <table:table-cell table:formula="of:=IFERROR(INDEX([$Окончания.$B$1:$Окончания.$B$1048576];[.AR26]);&quot;&quot;)">
            <text:p/>
          </table:table-cell>
          <table:table-cell table:style-name="ce17" table:formula="of:=LEFT([.AQ26];LEN([.AQ26])-LEN([.AS26]))&amp;[.AT26]">
            <text:p/>
          </table:table-cell>
          <table:table-cell table:style-name="ce17" table:formula="of:=IFERROR(INDEX([$Окончания.$C$1:$Окончания.$C$1048576];[.AR26]);&quot;&quot;)">
            <text:p/>
          </table:table-cell>
          <table:table-cell table:style-name="ce17" table:formula="of:=LEFT([.AQ26];LEN([.AQ26])-LEN([.AS26]))&amp;[.AV26]">
            <text:p/>
          </table:table-cell>
          <table:table-cell table:style-name="ce18" table:formula="of:=MID([.AO26];[.AP26];1)&amp;IF(MID([.AO26];[.AP26]+1;1)=&quot;(&quot;; &quot;(&quot;; &quot;&quot;)">
            <text:p/>
          </table:table-cell>
          <table:table-cell table:formula="of:=MID([.AO26];[.AP26]+LEN([.AX26]);100)">
            <text:p/>
          </table:table-cell>
          <table:table-cell table:formula="of:=[.$G26]&amp;[.$J26]&amp;[.$Q26]&amp;[.$T26]&amp;[.$AA26]&amp;[.$AD26]&amp;[.$AK26]&amp;[.$AN26]&amp;[.$AU26]&amp;[.$AX26]&amp;[.$AY26]" office:value-type="string" office:string-value="Заведующему хозяйством" calcext:value-type="string">
            <text:p>Заведующему хозяйством</text:p>
          </table:table-cell>
          <table:table-cell office:value-type="string" calcext:value-type="string">
            <text:p>Заведующему хозяйством</text:p>
          </table:table-cell>
          <table:table-cell table:style-name="ce17" table:formula="of:=IF([.AZ26]=[.BA26];0;1)" office:value-type="float" office:value="0" calcext:value-type="float">
            <text:p>0</text:p>
          </table:table-cell>
          <table:table-cell table:formula="of:=[.$I26]&amp;[.$J26]&amp;[.$S26]&amp;[.$T26]&amp;[.$AC26]&amp;[.$AD26]&amp;[.$AM26]&amp;[.$AN26]&amp;[.$AW26]&amp;[.$AX26]&amp;[.$AY26]" office:value-type="string" office:string-value="Заведующего хозяйством" calcext:value-type="string">
            <text:p>Заведующего хозяйством</text:p>
          </table:table-cell>
          <table:table-cell table:style-name="ce22" office:value-type="string" calcext:value-type="string">
            <text:p>Заведующего хозяйством</text:p>
          </table:table-cell>
          <table:table-cell table:style-name="ce17" table:formula="of:=IF([.BC26]=[.BD26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Заведующий центральным складом</text:p>
          </table:table-cell>
          <table:table-cell table:formula="of:=MIN(SEARCH(&quot; &quot;;[.A27]&amp;&quot; &quot;);SEARCH(&quot;-&quot;;[.A27]&amp;&quot;-&quot;); SEARCH(&quot;)&quot;;[.A27]&amp;&quot;)&quot;))" office:value-type="float" office:value="11" calcext:value-type="float">
            <text:p>11</text:p>
          </table:table-cell>
          <table:table-cell table:formula="of:=LEFT([.A27];[.B27]-1)" office:value-type="string" office:string-value="Заведующий" calcext:value-type="string">
            <text:p>Заведующий</text:p>
          </table:table-cell>
          <table:table-cell table:formula="of:=IFERROR(MATCH(RIGHT([.C27];5);[$Окончания.$A$1:$Окончания.$A$1048576];0);IFERROR(MATCH(RIGHT([.C27];4);[$Окончания.$A$1:$Окончания.$A$1048576];0);IFERROR(MATCH(RIGHT([.C27];3);[$Окончания.$A$1:$Окончания.$A$1048576];0);IFERROR(MATCH(RIGHT([.C27];2);[$Окончания.$A$1:$Окончания.$A$1048576];0);MATCH(RIGHT([.C27];1);[$Окончания.$A$1:$Окончания.$A$1048576];0)))))" office:value-type="float" office:value="5" calcext:value-type="float">
            <text:p>5</text:p>
          </table:table-cell>
          <table:table-cell table:formula="of:=IFERROR(INDEX([$Окончания.$A$1:$Окончания.$A$1048576];[.D27]);&quot;&quot;)" office:value-type="string" office:string-value="щий" calcext:value-type="string">
            <text:p>щий</text:p>
          </table:table-cell>
          <table:table-cell table:formula="of:=IFERROR(INDEX([$Окончания.$B$1:$Окончания.$B$1048576];[.D27]);&quot;&quot;)" office:value-type="string" office:string-value="щему" calcext:value-type="string">
            <text:p>щему</text:p>
          </table:table-cell>
          <table:table-cell table:style-name="ce17" table:formula="of:=LEFT([.C27];LEN([.C27])-LEN([.E27]))&amp;[.F27]" office:value-type="string" office:string-value="Заведующему" calcext:value-type="string">
            <text:p>Заведующему</text:p>
          </table:table-cell>
          <table:table-cell table:style-name="ce17" table:formula="of:=IFERROR(INDEX([$Окончания.$C$1:$Окончания.$C$1048576];[.D27]);&quot;&quot;)" office:value-type="string" office:string-value="щего" calcext:value-type="string">
            <text:p>щего</text:p>
          </table:table-cell>
          <table:table-cell table:style-name="ce17" table:formula="of:=LEFT([.C27];LEN([.C27])-LEN([.E27]))&amp;[.H27]" office:value-type="string" office:string-value="Заведующего" calcext:value-type="string">
            <text:p>Заведующего</text:p>
          </table:table-cell>
          <table:table-cell table:style-name="ce18" table:formula="of:=MID([.A27];[.B27];1)&amp;IF(MID([.A27];[.B27]+1;1)=&quot;(&quot;; &quot;(&quot;; &quot;&quot;)" office:value-type="string" office:string-value=" " calcext:value-type="string">
            <text:p><text:s/></text:p>
          </table:table-cell>
          <table:table-cell table:formula="of:=MID([.A27];[.B27]+LEN([.J27]);100)" office:value-type="string" office:string-value="центральным складом" calcext:value-type="string">
            <text:p>центральным складом</text:p>
          </table:table-cell>
          <table:table-cell table:formula="of:=MIN(SEARCH(&quot; &quot;;[.K27]&amp;&quot; &quot;);SEARCH(&quot;-&quot;;[.K27]&amp;&quot;-&quot;); SEARCH(&quot;)&quot;;[.K27]&amp;&quot;)&quot;))" office:value-type="float" office:value="12" calcext:value-type="float">
            <text:p>12</text:p>
          </table:table-cell>
          <table:table-cell table:formula="of:=LEFT([.K27];[.L27]-1)" office:value-type="string" office:string-value="центральным" calcext:value-type="string">
            <text:p>центральным</text:p>
          </table:table-cell>
          <table:table-cell table:formula="of:=IFERROR(MATCH(RIGHT([.M27];5);[$Окончания.$A$1:$Окончания.$A$1048576];0);IFERROR(MATCH(RIGHT([.M27];4);[$Окончания.$A$1:$Окончания.$A$1048576];0);IFERROR(MATCH(RIGHT([.M27];3);[$Окончания.$A$1:$Окончания.$A$1048576];0);IFERROR(MATCH(RIGHT([.M27];2);[$Окончания.$A$1:$Окончания.$A$1048576];0);MATCH(RIGHT([.M2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27]);&quot;&quot;)">
            <text:p/>
          </table:table-cell>
          <table:table-cell table:formula="of:=IFERROR(INDEX([$Окончания.$B$1:$Окончания.$B$1048576];[.N27]);&quot;&quot;)">
            <text:p/>
          </table:table-cell>
          <table:table-cell table:style-name="ce17" table:formula="of:=LEFT([.M27];LEN([.M27])-LEN([.O27]))&amp;[.P27]" office:value-type="string" office:string-value="центральным" calcext:value-type="string">
            <text:p>центральным</text:p>
          </table:table-cell>
          <table:table-cell table:style-name="ce17" table:formula="of:=IFERROR(INDEX([$Окончания.$C$1:$Окончания.$C$1048576];[.N27]);&quot;&quot;)">
            <text:p/>
          </table:table-cell>
          <table:table-cell table:style-name="ce17" table:formula="of:=LEFT([.M27];LEN([.M27])-LEN([.O27]))&amp;[.R27]" office:value-type="string" office:string-value="центральным" calcext:value-type="string">
            <text:p>центральным</text:p>
          </table:table-cell>
          <table:table-cell table:style-name="ce18" table:formula="of:=MID([.K27];[.L27];1)&amp;IF(MID([.K27];[.L27]+1;1)=&quot;(&quot;; &quot;(&quot;; &quot;&quot;)" office:value-type="string" office:string-value=" " calcext:value-type="string">
            <text:p><text:s/></text:p>
          </table:table-cell>
          <table:table-cell table:formula="of:=MID([.K27];[.L27]+LEN([.T27]);100)" office:value-type="string" office:string-value="складом" calcext:value-type="string">
            <text:p>складом</text:p>
          </table:table-cell>
          <table:table-cell table:formula="of:=MIN(SEARCH(&quot; &quot;;[.U27]&amp;&quot; &quot;);SEARCH(&quot;-&quot;;[.U27]&amp;&quot;-&quot;); SEARCH(&quot;)&quot;;[.U27]&amp;&quot;)&quot;))" office:value-type="float" office:value="8" calcext:value-type="float">
            <text:p>8</text:p>
          </table:table-cell>
          <table:table-cell table:formula="of:=LEFT([.U27];[.V27]-1)" office:value-type="string" office:string-value="складом" calcext:value-type="string">
            <text:p>складом</text:p>
          </table:table-cell>
          <table:table-cell table:formula="of:=IFERROR(MATCH(RIGHT([.W27];5);[$Окончания.$A$1:$Окончания.$A$1048576];0);IFERROR(MATCH(RIGHT([.W27];4);[$Окончания.$A$1:$Окончания.$A$1048576];0);IFERROR(MATCH(RIGHT([.W27];3);[$Окончания.$A$1:$Окончания.$A$1048576];0);IFERROR(MATCH(RIGHT([.W27];2);[$Окончания.$A$1:$Окончания.$A$1048576];0);MATCH(RIGHT([.W2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27]);&quot;&quot;)">
            <text:p/>
          </table:table-cell>
          <table:table-cell table:formula="of:=IFERROR(INDEX([$Окончания.$B$1:$Окончания.$B$1048576];[.X27]);&quot;&quot;)">
            <text:p/>
          </table:table-cell>
          <table:table-cell table:style-name="ce17" table:formula="of:=LEFT([.W27];LEN([.W27])-LEN([.Y27]))&amp;[.Z27]" office:value-type="string" office:string-value="складом" calcext:value-type="string">
            <text:p>складом</text:p>
          </table:table-cell>
          <table:table-cell table:style-name="ce17" table:formula="of:=IFERROR(INDEX([$Окончания.$C$1:$Окончания.$C$1048576];[.X27]);&quot;&quot;)">
            <text:p/>
          </table:table-cell>
          <table:table-cell table:style-name="ce17" table:formula="of:=LEFT([.W27];LEN([.W27])-LEN([.Y27]))&amp;[.AB27]" office:value-type="string" office:string-value="складом" calcext:value-type="string">
            <text:p>складом</text:p>
          </table:table-cell>
          <table:table-cell table:style-name="ce18" table:formula="of:=MID([.U27];[.V27];1)&amp;IF(MID([.U27];[.V27]+1;1)=&quot;(&quot;; &quot;(&quot;; &quot;&quot;)">
            <text:p/>
          </table:table-cell>
          <table:table-cell table:formula="of:=MID([.U27];[.V27]+LEN([.AD27]);100)">
            <text:p/>
          </table:table-cell>
          <table:table-cell table:formula="of:=MIN(SEARCH(&quot; &quot;;[.AE27]&amp;&quot; &quot;);SEARCH(&quot;-&quot;;[.AE27]&amp;&quot;-&quot;); SEARCH(&quot;)&quot;;[.AE27]&amp;&quot;)&quot;))" office:value-type="float" office:value="1" calcext:value-type="float">
            <text:p>1</text:p>
          </table:table-cell>
          <table:table-cell table:formula="of:=LEFT([.AE27];[.AF27]-1)">
            <text:p/>
          </table:table-cell>
          <table:table-cell table:formula="of:=IFERROR(MATCH(RIGHT([.AG27];5);[$Окончания.$A$1:$Окончания.$A$1048576];0);IFERROR(MATCH(RIGHT([.AG27];4);[$Окончания.$A$1:$Окончания.$A$1048576];0);IFERROR(MATCH(RIGHT([.AG27];3);[$Окончания.$A$1:$Окончания.$A$1048576];0);IFERROR(MATCH(RIGHT([.AG27];2);[$Окончания.$A$1:$Окончания.$A$1048576];0);MATCH(RIGHT([.AG2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27]);&quot;&quot;)">
            <text:p/>
          </table:table-cell>
          <table:table-cell table:formula="of:=IFERROR(INDEX([$Окончания.$B$1:$Окончания.$B$1048576];[.AH27]);&quot;&quot;)">
            <text:p/>
          </table:table-cell>
          <table:table-cell table:style-name="ce17" table:formula="of:=LEFT([.AG27];LEN([.AG27])-LEN([.AI27]))&amp;[.AJ27]">
            <text:p/>
          </table:table-cell>
          <table:table-cell table:style-name="ce17" table:formula="of:=IFERROR(INDEX([$Окончания.$C$1:$Окончания.$C$1048576];[.AH27]);&quot;&quot;)">
            <text:p/>
          </table:table-cell>
          <table:table-cell table:style-name="ce17" table:formula="of:=LEFT([.AG27];LEN([.AG27])-LEN([.AI27]))&amp;[.AL27]">
            <text:p/>
          </table:table-cell>
          <table:table-cell table:style-name="ce18" table:formula="of:=MID([.AE27];[.AF27];1)&amp;IF(MID([.AE27];[.AF27]+1;1)=&quot;(&quot;; &quot;(&quot;; &quot;&quot;)">
            <text:p/>
          </table:table-cell>
          <table:table-cell table:formula="of:=MID([.AE27];[.AF27]+LEN([.AN27]);100)">
            <text:p/>
          </table:table-cell>
          <table:table-cell table:formula="of:=MIN(SEARCH(&quot; &quot;;[.AO27]&amp;&quot; &quot;);SEARCH(&quot;-&quot;;[.AO27]&amp;&quot;-&quot;); SEARCH(&quot;)&quot;;[.AO27]&amp;&quot;)&quot;))" office:value-type="float" office:value="1" calcext:value-type="float">
            <text:p>1</text:p>
          </table:table-cell>
          <table:table-cell table:formula="of:=LEFT([.AO27];[.AP27]-1)">
            <text:p/>
          </table:table-cell>
          <table:table-cell table:formula="of:=IFERROR(MATCH(RIGHT([.AQ27];5);[$Окончания.$A$1:$Окончания.$A$1048576];0);IFERROR(MATCH(RIGHT([.AQ27];4);[$Окончания.$A$1:$Окончания.$A$1048576];0);IFERROR(MATCH(RIGHT([.AQ27];3);[$Окончания.$A$1:$Окончания.$A$1048576];0);IFERROR(MATCH(RIGHT([.AQ27];2);[$Окончания.$A$1:$Окончания.$A$1048576];0);MATCH(RIGHT([.AQ2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27]);&quot;&quot;)">
            <text:p/>
          </table:table-cell>
          <table:table-cell table:formula="of:=IFERROR(INDEX([$Окончания.$B$1:$Окончания.$B$1048576];[.AR27]);&quot;&quot;)">
            <text:p/>
          </table:table-cell>
          <table:table-cell table:style-name="ce17" table:formula="of:=LEFT([.AQ27];LEN([.AQ27])-LEN([.AS27]))&amp;[.AT27]">
            <text:p/>
          </table:table-cell>
          <table:table-cell table:style-name="ce17" table:formula="of:=IFERROR(INDEX([$Окончания.$C$1:$Окончания.$C$1048576];[.AR27]);&quot;&quot;)">
            <text:p/>
          </table:table-cell>
          <table:table-cell table:style-name="ce17" table:formula="of:=LEFT([.AQ27];LEN([.AQ27])-LEN([.AS27]))&amp;[.AV27]">
            <text:p/>
          </table:table-cell>
          <table:table-cell table:style-name="ce18" table:formula="of:=MID([.AO27];[.AP27];1)&amp;IF(MID([.AO27];[.AP27]+1;1)=&quot;(&quot;; &quot;(&quot;; &quot;&quot;)">
            <text:p/>
          </table:table-cell>
          <table:table-cell table:formula="of:=MID([.AO27];[.AP27]+LEN([.AX27]);100)">
            <text:p/>
          </table:table-cell>
          <table:table-cell table:formula="of:=[.$G27]&amp;[.$J27]&amp;[.$Q27]&amp;[.$T27]&amp;[.$AA27]&amp;[.$AD27]&amp;[.$AK27]&amp;[.$AN27]&amp;[.$AU27]&amp;[.$AX27]&amp;[.$AY27]" office:value-type="string" office:string-value="Заведующему центральным складом" calcext:value-type="string">
            <text:p>Заведующему центральным складом</text:p>
          </table:table-cell>
          <table:table-cell office:value-type="string" calcext:value-type="string">
            <text:p>Заведующему центральным складом</text:p>
          </table:table-cell>
          <table:table-cell table:style-name="ce17" table:formula="of:=IF([.AZ27]=[.BA27];0;1)" office:value-type="float" office:value="0" calcext:value-type="float">
            <text:p>0</text:p>
          </table:table-cell>
          <table:table-cell table:formula="of:=[.$I27]&amp;[.$J27]&amp;[.$S27]&amp;[.$T27]&amp;[.$AC27]&amp;[.$AD27]&amp;[.$AM27]&amp;[.$AN27]&amp;[.$AW27]&amp;[.$AX27]&amp;[.$AY27]" office:value-type="string" office:string-value="Заведующего центральным складом" calcext:value-type="string">
            <text:p>Заведующего центральным складом</text:p>
          </table:table-cell>
          <table:table-cell table:style-name="ce22" office:value-type="string" calcext:value-type="string">
            <text:p>Заведующего центральным складом</text:p>
          </table:table-cell>
          <table:table-cell table:style-name="ce17" table:formula="of:=IF([.BC27]=[.BD27];0;1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table:style-name="ce14" office:value-type="string" calcext:value-type="string">
            <text:p>Заготовитель продуктов и сырья (металлолома)</text:p>
          </table:table-cell>
          <table:table-cell table:formula="of:=MIN(SEARCH(&quot; &quot;;[.A28]&amp;&quot; &quot;);SEARCH(&quot;-&quot;;[.A28]&amp;&quot;-&quot;); SEARCH(&quot;)&quot;;[.A28]&amp;&quot;)&quot;))" office:value-type="float" office:value="13" calcext:value-type="float">
            <text:p>13</text:p>
          </table:table-cell>
          <table:table-cell table:formula="of:=LEFT([.A28];[.B28]-1)" office:value-type="string" office:string-value="Заготовитель" calcext:value-type="string">
            <text:p>Заготовитель</text:p>
          </table:table-cell>
          <table:table-cell table:formula="of:=IFERROR(MATCH(RIGHT([.C28];5);[$Окончания.$A$1:$Окончания.$A$1048576];0);IFERROR(MATCH(RIGHT([.C28];4);[$Окончания.$A$1:$Окончания.$A$1048576];0);IFERROR(MATCH(RIGHT([.C28];3);[$Окончания.$A$1:$Окончания.$A$1048576];0);IFERROR(MATCH(RIGHT([.C28];2);[$Окончания.$A$1:$Окончания.$A$1048576];0);MATCH(RIGHT([.C28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28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28]);&quot;&quot;)" office:value-type="string" office:string-value="ю" calcext:value-type="string">
            <text:p>ю</text:p>
          </table:table-cell>
          <table:table-cell table:style-name="ce17" table:formula="of:=LEFT([.C28];LEN([.C28])-LEN([.E28]))&amp;[.F28]" office:value-type="string" office:string-value="Заготовителю" calcext:value-type="string">
            <text:p>Заготовителю</text:p>
          </table:table-cell>
          <table:table-cell table:style-name="ce17" table:formula="of:=IFERROR(INDEX([$Окончания.$C$1:$Окончания.$C$1048576];[.D28]);&quot;&quot;)" office:value-type="string" office:string-value="я" calcext:value-type="string">
            <text:p>я</text:p>
          </table:table-cell>
          <table:table-cell table:style-name="ce17" table:formula="of:=LEFT([.C28];LEN([.C28])-LEN([.E28]))&amp;[.H28]" office:value-type="string" office:string-value="Заготовителя" calcext:value-type="string">
            <text:p>Заготовителя</text:p>
          </table:table-cell>
          <table:table-cell table:style-name="ce18" table:formula="of:=MID([.A28];[.B28];1)&amp;IF(MID([.A28];[.B28]+1;1)=&quot;(&quot;; &quot;(&quot;; &quot;&quot;)" office:value-type="string" office:string-value=" " calcext:value-type="string">
            <text:p><text:s/></text:p>
          </table:table-cell>
          <table:table-cell table:formula="of:=MID([.A28];[.B28]+LEN([.J28]);100)" office:value-type="string" office:string-value="продуктов и сырья (металлолома)" calcext:value-type="string">
            <text:p>продуктов и сырья (металлолома)</text:p>
          </table:table-cell>
          <table:table-cell table:formula="of:=MIN(SEARCH(&quot; &quot;;[.K28]&amp;&quot; &quot;);SEARCH(&quot;-&quot;;[.K28]&amp;&quot;-&quot;); SEARCH(&quot;)&quot;;[.K28]&amp;&quot;)&quot;))" office:value-type="float" office:value="10" calcext:value-type="float">
            <text:p>10</text:p>
          </table:table-cell>
          <table:table-cell table:formula="of:=LEFT([.K28];[.L28]-1)" office:value-type="string" office:string-value="продуктов" calcext:value-type="string">
            <text:p>продуктов</text:p>
          </table:table-cell>
          <table:table-cell table:formula="of:=IFERROR(MATCH(RIGHT([.M28];5);[$Окончания.$A$1:$Окончания.$A$1048576];0);IFERROR(MATCH(RIGHT([.M28];4);[$Окончания.$A$1:$Окончания.$A$1048576];0);IFERROR(MATCH(RIGHT([.M28];3);[$Окончания.$A$1:$Окончания.$A$1048576];0);IFERROR(MATCH(RIGHT([.M28];2);[$Окончания.$A$1:$Окончания.$A$1048576];0);MATCH(RIGHT([.M2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28]);&quot;&quot;)">
            <text:p/>
          </table:table-cell>
          <table:table-cell table:formula="of:=IFERROR(INDEX([$Окончания.$B$1:$Окончания.$B$1048576];[.N28]);&quot;&quot;)">
            <text:p/>
          </table:table-cell>
          <table:table-cell table:style-name="ce17" table:formula="of:=LEFT([.M28];LEN([.M28])-LEN([.O28]))&amp;[.P28]" office:value-type="string" office:string-value="продуктов" calcext:value-type="string">
            <text:p>продуктов</text:p>
          </table:table-cell>
          <table:table-cell table:style-name="ce17" table:formula="of:=IFERROR(INDEX([$Окончания.$C$1:$Окончания.$C$1048576];[.N28]);&quot;&quot;)">
            <text:p/>
          </table:table-cell>
          <table:table-cell table:style-name="ce17" table:formula="of:=LEFT([.M28];LEN([.M28])-LEN([.O28]))&amp;[.R28]" office:value-type="string" office:string-value="продуктов" calcext:value-type="string">
            <text:p>продуктов</text:p>
          </table:table-cell>
          <table:table-cell table:style-name="ce18" table:formula="of:=MID([.K28];[.L28];1)&amp;IF(MID([.K28];[.L28]+1;1)=&quot;(&quot;; &quot;(&quot;; &quot;&quot;)" office:value-type="string" office:string-value=" " calcext:value-type="string">
            <text:p><text:s/></text:p>
          </table:table-cell>
          <table:table-cell table:formula="of:=MID([.K28];[.L28]+LEN([.T28]);100)" office:value-type="string" office:string-value="и сырья (металлолома)" calcext:value-type="string">
            <text:p>и сырья (металлолома)</text:p>
          </table:table-cell>
          <table:table-cell table:formula="of:=MIN(SEARCH(&quot; &quot;;[.U28]&amp;&quot; &quot;);SEARCH(&quot;-&quot;;[.U28]&amp;&quot;-&quot;); SEARCH(&quot;)&quot;;[.U28]&amp;&quot;)&quot;))" office:value-type="float" office:value="2" calcext:value-type="float">
            <text:p>2</text:p>
          </table:table-cell>
          <table:table-cell table:formula="of:=LEFT([.U28];[.V28]-1)" office:value-type="string" office:string-value="и" calcext:value-type="string">
            <text:p>и</text:p>
          </table:table-cell>
          <table:table-cell table:formula="of:=IFERROR(MATCH(RIGHT([.W28];5);[$Окончания.$A$1:$Окончания.$A$1048576];0);IFERROR(MATCH(RIGHT([.W28];4);[$Окончания.$A$1:$Окончания.$A$1048576];0);IFERROR(MATCH(RIGHT([.W28];3);[$Окончания.$A$1:$Окончания.$A$1048576];0);IFERROR(MATCH(RIGHT([.W28];2);[$Окончания.$A$1:$Окончания.$A$1048576];0);MATCH(RIGHT([.W2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28]);&quot;&quot;)">
            <text:p/>
          </table:table-cell>
          <table:table-cell table:formula="of:=IFERROR(INDEX([$Окончания.$B$1:$Окончания.$B$1048576];[.X28]);&quot;&quot;)">
            <text:p/>
          </table:table-cell>
          <table:table-cell table:style-name="ce17" table:formula="of:=LEFT([.W28];LEN([.W28])-LEN([.Y28]))&amp;[.Z28]" office:value-type="string" office:string-value="и" calcext:value-type="string">
            <text:p>и</text:p>
          </table:table-cell>
          <table:table-cell table:style-name="ce17" table:formula="of:=IFERROR(INDEX([$Окончания.$C$1:$Окончания.$C$1048576];[.X28]);&quot;&quot;)">
            <text:p/>
          </table:table-cell>
          <table:table-cell table:style-name="ce17" table:formula="of:=LEFT([.W28];LEN([.W28])-LEN([.Y28]))&amp;[.AB28]" office:value-type="string" office:string-value="и" calcext:value-type="string">
            <text:p>и</text:p>
          </table:table-cell>
          <table:table-cell table:style-name="ce18" table:formula="of:=MID([.U28];[.V28];1)&amp;IF(MID([.U28];[.V28]+1;1)=&quot;(&quot;; &quot;(&quot;; &quot;&quot;)" office:value-type="string" office:string-value=" " calcext:value-type="string">
            <text:p><text:s/></text:p>
          </table:table-cell>
          <table:table-cell table:formula="of:=MID([.U28];[.V28]+LEN([.AD28]);100)" office:value-type="string" office:string-value="сырья (металлолома)" calcext:value-type="string">
            <text:p>сырья (металлолома)</text:p>
          </table:table-cell>
          <table:table-cell table:formula="of:=MIN(SEARCH(&quot; &quot;;[.AE28]&amp;&quot; &quot;);SEARCH(&quot;-&quot;;[.AE28]&amp;&quot;-&quot;); SEARCH(&quot;)&quot;;[.AE28]&amp;&quot;)&quot;))" office:value-type="float" office:value="6" calcext:value-type="float">
            <text:p>6</text:p>
          </table:table-cell>
          <table:table-cell table:formula="of:=LEFT([.AE28];[.AF28]-1)" office:value-type="string" office:string-value="сырья" calcext:value-type="string">
            <text:p>сырья</text:p>
          </table:table-cell>
          <table:table-cell table:formula="of:=IFERROR(MATCH(RIGHT([.AG28];5);[$Окончания.$A$1:$Окончания.$A$1048576];0);IFERROR(MATCH(RIGHT([.AG28];4);[$Окончания.$A$1:$Окончания.$A$1048576];0);IFERROR(MATCH(RIGHT([.AG28];3);[$Окончания.$A$1:$Окончания.$A$1048576];0);IFERROR(MATCH(RIGHT([.AG28];2);[$Окончания.$A$1:$Окончания.$A$1048576];0);MATCH(RIGHT([.AG2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28]);&quot;&quot;)">
            <text:p/>
          </table:table-cell>
          <table:table-cell table:formula="of:=IFERROR(INDEX([$Окончания.$B$1:$Окончания.$B$1048576];[.AH28]);&quot;&quot;)">
            <text:p/>
          </table:table-cell>
          <table:table-cell table:style-name="ce17" table:formula="of:=LEFT([.AG28];LEN([.AG28])-LEN([.AI28]))&amp;[.AJ28]" office:value-type="string" office:string-value="сырья" calcext:value-type="string">
            <text:p>сырья</text:p>
          </table:table-cell>
          <table:table-cell table:style-name="ce17" table:formula="of:=IFERROR(INDEX([$Окончания.$C$1:$Окончания.$C$1048576];[.AH28]);&quot;&quot;)">
            <text:p/>
          </table:table-cell>
          <table:table-cell table:style-name="ce17" table:formula="of:=LEFT([.AG28];LEN([.AG28])-LEN([.AI28]))&amp;[.AL28]" office:value-type="string" office:string-value="сырья" calcext:value-type="string">
            <text:p>сырья</text:p>
          </table:table-cell>
          <table:table-cell table:style-name="ce18" table:formula="of:=MID([.AE28];[.AF28];1)&amp;IF(MID([.AE28];[.AF28]+1;1)=&quot;(&quot;; &quot;(&quot;; &quot;&quot;)" office:value-type="string" office:string-value=" (" calcext:value-type="string">
            <text:p><text:s/>(</text:p>
          </table:table-cell>
          <table:table-cell table:formula="of:=MID([.AE28];[.AF28]+LEN([.AN28]);100)" office:value-type="string" office:string-value="металлолома)" calcext:value-type="string">
            <text:p>металлолома)</text:p>
          </table:table-cell>
          <table:table-cell table:formula="of:=MIN(SEARCH(&quot; &quot;;[.AO28]&amp;&quot; &quot;);SEARCH(&quot;-&quot;;[.AO28]&amp;&quot;-&quot;); SEARCH(&quot;)&quot;;[.AO28]&amp;&quot;)&quot;))" office:value-type="float" office:value="12" calcext:value-type="float">
            <text:p>12</text:p>
          </table:table-cell>
          <table:table-cell table:formula="of:=LEFT([.AO28];[.AP28]-1)" office:value-type="string" office:string-value="металлолома" calcext:value-type="string">
            <text:p>металлолома</text:p>
          </table:table-cell>
          <table:table-cell table:formula="of:=IFERROR(MATCH(RIGHT([.AQ28];5);[$Окончания.$A$1:$Окончания.$A$1048576];0);IFERROR(MATCH(RIGHT([.AQ28];4);[$Окончания.$A$1:$Окончания.$A$1048576];0);IFERROR(MATCH(RIGHT([.AQ28];3);[$Окончания.$A$1:$Окончания.$A$1048576];0);IFERROR(MATCH(RIGHT([.AQ28];2);[$Окончания.$A$1:$Окончания.$A$1048576];0);MATCH(RIGHT([.AQ2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28]);&quot;&quot;)">
            <text:p/>
          </table:table-cell>
          <table:table-cell table:formula="of:=IFERROR(INDEX([$Окончания.$B$1:$Окончания.$B$1048576];[.AR28]);&quot;&quot;)">
            <text:p/>
          </table:table-cell>
          <table:table-cell table:style-name="ce17" table:formula="of:=LEFT([.AQ28];LEN([.AQ28])-LEN([.AS28]))&amp;[.AT28]" office:value-type="string" office:string-value="металлолома" calcext:value-type="string">
            <text:p>металлолома</text:p>
          </table:table-cell>
          <table:table-cell table:style-name="ce17" table:formula="of:=IFERROR(INDEX([$Окончания.$C$1:$Окончания.$C$1048576];[.AR28]);&quot;&quot;)">
            <text:p/>
          </table:table-cell>
          <table:table-cell table:style-name="ce17" table:formula="of:=LEFT([.AQ28];LEN([.AQ28])-LEN([.AS28]))&amp;[.AV28]" office:value-type="string" office:string-value="металлолома" calcext:value-type="string">
            <text:p>металлолома</text:p>
          </table:table-cell>
          <table:table-cell table:style-name="ce18" table:formula="of:=MID([.AO28];[.AP28];1)&amp;IF(MID([.AO28];[.AP28]+1;1)=&quot;(&quot;; &quot;(&quot;; &quot;&quot;)" office:value-type="string" office:string-value=")" calcext:value-type="string">
            <text:p>)</text:p>
          </table:table-cell>
          <table:table-cell table:formula="of:=MID([.AO28];[.AP28]+LEN([.AX28]);100)">
            <text:p/>
          </table:table-cell>
          <table:table-cell table:formula="of:=[.$G28]&amp;[.$J28]&amp;[.$Q28]&amp;[.$T28]&amp;[.$AA28]&amp;[.$AD28]&amp;[.$AK28]&amp;[.$AN28]&amp;[.$AU28]&amp;[.$AX28]&amp;[.$AY28]" office:value-type="string" office:string-value="Заготовителю продуктов и сырья (металлолома)" calcext:value-type="string">
            <text:p>Заготовителю продуктов и сырья (металлолома)</text:p>
          </table:table-cell>
          <table:table-cell office:value-type="string" calcext:value-type="string">
            <text:p>Заготовителю продуктов и сырья (металлолома)</text:p>
          </table:table-cell>
          <table:table-cell table:style-name="ce17" table:formula="of:=IF([.AZ28]=[.BA28];0;1)" office:value-type="float" office:value="0" calcext:value-type="float">
            <text:p>0</text:p>
          </table:table-cell>
          <table:table-cell table:formula="of:=[.$I28]&amp;[.$J28]&amp;[.$S28]&amp;[.$T28]&amp;[.$AC28]&amp;[.$AD28]&amp;[.$AM28]&amp;[.$AN28]&amp;[.$AW28]&amp;[.$AX28]&amp;[.$AY28]" office:value-type="string" office:string-value="Заготовителя продуктов и сырья (металлолома)" calcext:value-type="string">
            <text:p>Заготовителя продуктов и сырья (металлолома)</text:p>
          </table:table-cell>
          <table:table-cell table:style-name="ce22" office:value-type="string" calcext:value-type="string">
            <text:p>Заготовителя продуктов и сырья (металлолома)</text:p>
          </table:table-cell>
          <table:table-cell table:style-name="ce17" table:formula="of:=IF([.BC28]=[.BD28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Заместитель главного бухгалтера</text:p>
          </table:table-cell>
          <table:table-cell table:formula="of:=MIN(SEARCH(&quot; &quot;;[.A29]&amp;&quot; &quot;);SEARCH(&quot;-&quot;;[.A29]&amp;&quot;-&quot;); SEARCH(&quot;)&quot;;[.A29]&amp;&quot;)&quot;))" office:value-type="float" office:value="12" calcext:value-type="float">
            <text:p>12</text:p>
          </table:table-cell>
          <table:table-cell table:formula="of:=LEFT([.A29];[.B29]-1)" office:value-type="string" office:string-value="Заместитель" calcext:value-type="string">
            <text:p>Заместитель</text:p>
          </table:table-cell>
          <table:table-cell table:formula="of:=IFERROR(MATCH(RIGHT([.C29];5);[$Окончания.$A$1:$Окончания.$A$1048576];0);IFERROR(MATCH(RIGHT([.C29];4);[$Окончания.$A$1:$Окончания.$A$1048576];0);IFERROR(MATCH(RIGHT([.C29];3);[$Окончания.$A$1:$Окончания.$A$1048576];0);IFERROR(MATCH(RIGHT([.C29];2);[$Окончания.$A$1:$Окончания.$A$1048576];0);MATCH(RIGHT([.C29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29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29]);&quot;&quot;)" office:value-type="string" office:string-value="ю" calcext:value-type="string">
            <text:p>ю</text:p>
          </table:table-cell>
          <table:table-cell table:style-name="ce17" table:formula="of:=LEFT([.C29];LEN([.C29])-LEN([.E29]))&amp;[.F29]" office:value-type="string" office:string-value="Заместителю" calcext:value-type="string">
            <text:p>Заместителю</text:p>
          </table:table-cell>
          <table:table-cell table:style-name="ce17" table:formula="of:=IFERROR(INDEX([$Окончания.$C$1:$Окончания.$C$1048576];[.D29]);&quot;&quot;)" office:value-type="string" office:string-value="я" calcext:value-type="string">
            <text:p>я</text:p>
          </table:table-cell>
          <table:table-cell table:style-name="ce17" table:formula="of:=LEFT([.C29];LEN([.C29])-LEN([.E29]))&amp;[.H29]" office:value-type="string" office:string-value="Заместителя" calcext:value-type="string">
            <text:p>Заместителя</text:p>
          </table:table-cell>
          <table:table-cell table:style-name="ce18" table:formula="of:=MID([.A29];[.B29];1)&amp;IF(MID([.A29];[.B29]+1;1)=&quot;(&quot;; &quot;(&quot;; &quot;&quot;)" office:value-type="string" office:string-value=" " calcext:value-type="string">
            <text:p><text:s/></text:p>
          </table:table-cell>
          <table:table-cell table:formula="of:=MID([.A29];[.B29]+LEN([.J29]);100)" office:value-type="string" office:string-value="главного бухгалтера" calcext:value-type="string">
            <text:p>главного бухгалтера</text:p>
          </table:table-cell>
          <table:table-cell table:formula="of:=MIN(SEARCH(&quot; &quot;;[.K29]&amp;&quot; &quot;);SEARCH(&quot;-&quot;;[.K29]&amp;&quot;-&quot;); SEARCH(&quot;)&quot;;[.K29]&amp;&quot;)&quot;))" office:value-type="float" office:value="9" calcext:value-type="float">
            <text:p>9</text:p>
          </table:table-cell>
          <table:table-cell table:formula="of:=LEFT([.K29];[.L29]-1)" office:value-type="string" office:string-value="главного" calcext:value-type="string">
            <text:p>главного</text:p>
          </table:table-cell>
          <table:table-cell table:formula="of:=IFERROR(MATCH(RIGHT([.M29];5);[$Окончания.$A$1:$Окончания.$A$1048576];0);IFERROR(MATCH(RIGHT([.M29];4);[$Окончания.$A$1:$Окончания.$A$1048576];0);IFERROR(MATCH(RIGHT([.M29];3);[$Окончания.$A$1:$Окончания.$A$1048576];0);IFERROR(MATCH(RIGHT([.M29];2);[$Окончания.$A$1:$Окончания.$A$1048576];0);MATCH(RIGHT([.M2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29]);&quot;&quot;)">
            <text:p/>
          </table:table-cell>
          <table:table-cell table:formula="of:=IFERROR(INDEX([$Окончания.$B$1:$Окончания.$B$1048576];[.N29]);&quot;&quot;)">
            <text:p/>
          </table:table-cell>
          <table:table-cell table:style-name="ce17" table:formula="of:=LEFT([.M29];LEN([.M29])-LEN([.O29]))&amp;[.P29]" office:value-type="string" office:string-value="главного" calcext:value-type="string">
            <text:p>главного</text:p>
          </table:table-cell>
          <table:table-cell table:style-name="ce17" table:formula="of:=IFERROR(INDEX([$Окончания.$C$1:$Окончания.$C$1048576];[.N29]);&quot;&quot;)">
            <text:p/>
          </table:table-cell>
          <table:table-cell table:style-name="ce17" table:formula="of:=LEFT([.M29];LEN([.M29])-LEN([.O29]))&amp;[.R29]" office:value-type="string" office:string-value="главного" calcext:value-type="string">
            <text:p>главного</text:p>
          </table:table-cell>
          <table:table-cell table:style-name="ce18" table:formula="of:=MID([.K29];[.L29];1)&amp;IF(MID([.K29];[.L29]+1;1)=&quot;(&quot;; &quot;(&quot;; &quot;&quot;)" office:value-type="string" office:string-value=" " calcext:value-type="string">
            <text:p><text:s/></text:p>
          </table:table-cell>
          <table:table-cell table:formula="of:=MID([.K29];[.L29]+LEN([.T29]);100)" office:value-type="string" office:string-value="бухгалтера" calcext:value-type="string">
            <text:p>бухгалтера</text:p>
          </table:table-cell>
          <table:table-cell table:formula="of:=MIN(SEARCH(&quot; &quot;;[.U29]&amp;&quot; &quot;);SEARCH(&quot;-&quot;;[.U29]&amp;&quot;-&quot;); SEARCH(&quot;)&quot;;[.U29]&amp;&quot;)&quot;))" office:value-type="float" office:value="11" calcext:value-type="float">
            <text:p>11</text:p>
          </table:table-cell>
          <table:table-cell table:formula="of:=LEFT([.U29];[.V29]-1)" office:value-type="string" office:string-value="бухгалтера" calcext:value-type="string">
            <text:p>бухгалтера</text:p>
          </table:table-cell>
          <table:table-cell table:formula="of:=IFERROR(MATCH(RIGHT([.W29];5);[$Окончания.$A$1:$Окончания.$A$1048576];0);IFERROR(MATCH(RIGHT([.W29];4);[$Окончания.$A$1:$Окончания.$A$1048576];0);IFERROR(MATCH(RIGHT([.W29];3);[$Окончания.$A$1:$Окончания.$A$1048576];0);IFERROR(MATCH(RIGHT([.W29];2);[$Окончания.$A$1:$Окончания.$A$1048576];0);MATCH(RIGHT([.W2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29]);&quot;&quot;)">
            <text:p/>
          </table:table-cell>
          <table:table-cell table:formula="of:=IFERROR(INDEX([$Окончания.$B$1:$Окончания.$B$1048576];[.X29]);&quot;&quot;)">
            <text:p/>
          </table:table-cell>
          <table:table-cell table:style-name="ce17" table:formula="of:=LEFT([.W29];LEN([.W29])-LEN([.Y29]))&amp;[.Z29]" office:value-type="string" office:string-value="бухгалтера" calcext:value-type="string">
            <text:p>бухгалтера</text:p>
          </table:table-cell>
          <table:table-cell table:style-name="ce17" table:formula="of:=IFERROR(INDEX([$Окончания.$C$1:$Окончания.$C$1048576];[.X29]);&quot;&quot;)">
            <text:p/>
          </table:table-cell>
          <table:table-cell table:style-name="ce17" table:formula="of:=LEFT([.W29];LEN([.W29])-LEN([.Y29]))&amp;[.AB29]" office:value-type="string" office:string-value="бухгалтера" calcext:value-type="string">
            <text:p>бухгалтера</text:p>
          </table:table-cell>
          <table:table-cell table:style-name="ce18" table:formula="of:=MID([.U29];[.V29];1)&amp;IF(MID([.U29];[.V29]+1;1)=&quot;(&quot;; &quot;(&quot;; &quot;&quot;)">
            <text:p/>
          </table:table-cell>
          <table:table-cell table:formula="of:=MID([.U29];[.V29]+LEN([.AD29]);100)">
            <text:p/>
          </table:table-cell>
          <table:table-cell table:formula="of:=MIN(SEARCH(&quot; &quot;;[.AE29]&amp;&quot; &quot;);SEARCH(&quot;-&quot;;[.AE29]&amp;&quot;-&quot;); SEARCH(&quot;)&quot;;[.AE29]&amp;&quot;)&quot;))" office:value-type="float" office:value="1" calcext:value-type="float">
            <text:p>1</text:p>
          </table:table-cell>
          <table:table-cell table:formula="of:=LEFT([.AE29];[.AF29]-1)">
            <text:p/>
          </table:table-cell>
          <table:table-cell table:formula="of:=IFERROR(MATCH(RIGHT([.AG29];5);[$Окончания.$A$1:$Окончания.$A$1048576];0);IFERROR(MATCH(RIGHT([.AG29];4);[$Окончания.$A$1:$Окончания.$A$1048576];0);IFERROR(MATCH(RIGHT([.AG29];3);[$Окончания.$A$1:$Окончания.$A$1048576];0);IFERROR(MATCH(RIGHT([.AG29];2);[$Окончания.$A$1:$Окончания.$A$1048576];0);MATCH(RIGHT([.AG2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29]);&quot;&quot;)">
            <text:p/>
          </table:table-cell>
          <table:table-cell table:formula="of:=IFERROR(INDEX([$Окончания.$B$1:$Окончания.$B$1048576];[.AH29]);&quot;&quot;)">
            <text:p/>
          </table:table-cell>
          <table:table-cell table:style-name="ce17" table:formula="of:=LEFT([.AG29];LEN([.AG29])-LEN([.AI29]))&amp;[.AJ29]">
            <text:p/>
          </table:table-cell>
          <table:table-cell table:style-name="ce17" table:formula="of:=IFERROR(INDEX([$Окончания.$C$1:$Окончания.$C$1048576];[.AH29]);&quot;&quot;)">
            <text:p/>
          </table:table-cell>
          <table:table-cell table:style-name="ce17" table:formula="of:=LEFT([.AG29];LEN([.AG29])-LEN([.AI29]))&amp;[.AL29]">
            <text:p/>
          </table:table-cell>
          <table:table-cell table:style-name="ce18" table:formula="of:=MID([.AE29];[.AF29];1)&amp;IF(MID([.AE29];[.AF29]+1;1)=&quot;(&quot;; &quot;(&quot;; &quot;&quot;)">
            <text:p/>
          </table:table-cell>
          <table:table-cell table:formula="of:=MID([.AE29];[.AF29]+LEN([.AN29]);100)">
            <text:p/>
          </table:table-cell>
          <table:table-cell table:formula="of:=MIN(SEARCH(&quot; &quot;;[.AO29]&amp;&quot; &quot;);SEARCH(&quot;-&quot;;[.AO29]&amp;&quot;-&quot;); SEARCH(&quot;)&quot;;[.AO29]&amp;&quot;)&quot;))" office:value-type="float" office:value="1" calcext:value-type="float">
            <text:p>1</text:p>
          </table:table-cell>
          <table:table-cell table:formula="of:=LEFT([.AO29];[.AP29]-1)">
            <text:p/>
          </table:table-cell>
          <table:table-cell table:formula="of:=IFERROR(MATCH(RIGHT([.AQ29];5);[$Окончания.$A$1:$Окончания.$A$1048576];0);IFERROR(MATCH(RIGHT([.AQ29];4);[$Окончания.$A$1:$Окончания.$A$1048576];0);IFERROR(MATCH(RIGHT([.AQ29];3);[$Окончания.$A$1:$Окончания.$A$1048576];0);IFERROR(MATCH(RIGHT([.AQ29];2);[$Окончания.$A$1:$Окончания.$A$1048576];0);MATCH(RIGHT([.AQ2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29]);&quot;&quot;)">
            <text:p/>
          </table:table-cell>
          <table:table-cell table:formula="of:=IFERROR(INDEX([$Окончания.$B$1:$Окончания.$B$1048576];[.AR29]);&quot;&quot;)">
            <text:p/>
          </table:table-cell>
          <table:table-cell table:style-name="ce17" table:formula="of:=LEFT([.AQ29];LEN([.AQ29])-LEN([.AS29]))&amp;[.AT29]">
            <text:p/>
          </table:table-cell>
          <table:table-cell table:style-name="ce17" table:formula="of:=IFERROR(INDEX([$Окончания.$C$1:$Окончания.$C$1048576];[.AR29]);&quot;&quot;)">
            <text:p/>
          </table:table-cell>
          <table:table-cell table:style-name="ce17" table:formula="of:=LEFT([.AQ29];LEN([.AQ29])-LEN([.AS29]))&amp;[.AV29]">
            <text:p/>
          </table:table-cell>
          <table:table-cell table:style-name="ce18" table:formula="of:=MID([.AO29];[.AP29];1)&amp;IF(MID([.AO29];[.AP29]+1;1)=&quot;(&quot;; &quot;(&quot;; &quot;&quot;)">
            <text:p/>
          </table:table-cell>
          <table:table-cell table:formula="of:=MID([.AO29];[.AP29]+LEN([.AX29]);100)">
            <text:p/>
          </table:table-cell>
          <table:table-cell table:formula="of:=[.$G29]&amp;[.$J29]&amp;[.$Q29]&amp;[.$T29]&amp;[.$AA29]&amp;[.$AD29]&amp;[.$AK29]&amp;[.$AN29]&amp;[.$AU29]&amp;[.$AX29]&amp;[.$AY29]" office:value-type="string" office:string-value="Заместителю главного бухгалтера" calcext:value-type="string">
            <text:p>Заместителю главного бухгалтера</text:p>
          </table:table-cell>
          <table:table-cell office:value-type="string" calcext:value-type="string">
            <text:p>Заместителю главного бухгалтера</text:p>
          </table:table-cell>
          <table:table-cell table:style-name="ce17" table:formula="of:=IF([.AZ29]=[.BA29];0;1)" office:value-type="float" office:value="0" calcext:value-type="float">
            <text:p>0</text:p>
          </table:table-cell>
          <table:table-cell table:formula="of:=[.$I29]&amp;[.$J29]&amp;[.$S29]&amp;[.$T29]&amp;[.$AC29]&amp;[.$AD29]&amp;[.$AM29]&amp;[.$AN29]&amp;[.$AW29]&amp;[.$AX29]&amp;[.$AY29]" office:value-type="string" office:string-value="Заместителя главного бухгалтера" calcext:value-type="string">
            <text:p>Заместителя главного бухгалтера</text:p>
          </table:table-cell>
          <table:table-cell table:style-name="ce22" office:value-type="string" calcext:value-type="string">
            <text:p>Заместителя главного бухгалтера</text:p>
          </table:table-cell>
          <table:table-cell table:style-name="ce17" table:formula="of:=IF([.BC29]=[.BD29];0;1)" office:value-type="float" office:value="0" calcext:value-type="float">
            <text:p>0</text:p>
          </table:table-cell>
          <table:table-cell table:number-columns-repeated="967"/>
        </table:table-row>
        <table:table-row table:style-name="ro7">
          <table:table-cell table:style-name="ce14" office:value-type="string" calcext:value-type="string">
            <text:p>Заместитель главного инженера по охране труда и промышленной безопасности</text:p>
          </table:table-cell>
          <table:table-cell table:formula="of:=MIN(SEARCH(&quot; &quot;;[.A30]&amp;&quot; &quot;);SEARCH(&quot;-&quot;;[.A30]&amp;&quot;-&quot;); SEARCH(&quot;)&quot;;[.A30]&amp;&quot;)&quot;))" office:value-type="float" office:value="12" calcext:value-type="float">
            <text:p>12</text:p>
          </table:table-cell>
          <table:table-cell table:formula="of:=LEFT([.A30];[.B30]-1)" office:value-type="string" office:string-value="Заместитель" calcext:value-type="string">
            <text:p>Заместитель</text:p>
          </table:table-cell>
          <table:table-cell table:formula="of:=IFERROR(MATCH(RIGHT([.C30];5);[$Окончания.$A$1:$Окончания.$A$1048576];0);IFERROR(MATCH(RIGHT([.C30];4);[$Окончания.$A$1:$Окончания.$A$1048576];0);IFERROR(MATCH(RIGHT([.C30];3);[$Окончания.$A$1:$Окончания.$A$1048576];0);IFERROR(MATCH(RIGHT([.C30];2);[$Окончания.$A$1:$Окончания.$A$1048576];0);MATCH(RIGHT([.C30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30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30]);&quot;&quot;)" office:value-type="string" office:string-value="ю" calcext:value-type="string">
            <text:p>ю</text:p>
          </table:table-cell>
          <table:table-cell table:style-name="ce17" table:formula="of:=LEFT([.C30];LEN([.C30])-LEN([.E30]))&amp;[.F30]" office:value-type="string" office:string-value="Заместителю" calcext:value-type="string">
            <text:p>Заместителю</text:p>
          </table:table-cell>
          <table:table-cell table:style-name="ce17" table:formula="of:=IFERROR(INDEX([$Окончания.$C$1:$Окончания.$C$1048576];[.D30]);&quot;&quot;)" office:value-type="string" office:string-value="я" calcext:value-type="string">
            <text:p>я</text:p>
          </table:table-cell>
          <table:table-cell table:style-name="ce17" table:formula="of:=LEFT([.C30];LEN([.C30])-LEN([.E30]))&amp;[.H30]" office:value-type="string" office:string-value="Заместителя" calcext:value-type="string">
            <text:p>Заместителя</text:p>
          </table:table-cell>
          <table:table-cell table:style-name="ce18" table:formula="of:=MID([.A30];[.B30];1)&amp;IF(MID([.A30];[.B30]+1;1)=&quot;(&quot;; &quot;(&quot;; &quot;&quot;)" office:value-type="string" office:string-value=" " calcext:value-type="string">
            <text:p><text:s/></text:p>
          </table:table-cell>
          <table:table-cell table:formula="of:=MID([.A30];[.B30]+LEN([.J30]);100)" office:value-type="string" office:string-value="главного инженера по охране труда и промышленной безопасности" calcext:value-type="string">
            <text:p>главного инженера по охране труда и промышленной безопасности</text:p>
          </table:table-cell>
          <table:table-cell table:formula="of:=MIN(SEARCH(&quot; &quot;;[.K30]&amp;&quot; &quot;);SEARCH(&quot;-&quot;;[.K30]&amp;&quot;-&quot;); SEARCH(&quot;)&quot;;[.K30]&amp;&quot;)&quot;))" office:value-type="float" office:value="9" calcext:value-type="float">
            <text:p>9</text:p>
          </table:table-cell>
          <table:table-cell table:formula="of:=LEFT([.K30];[.L30]-1)" office:value-type="string" office:string-value="главного" calcext:value-type="string">
            <text:p>главного</text:p>
          </table:table-cell>
          <table:table-cell table:formula="of:=IFERROR(MATCH(RIGHT([.M30];5);[$Окончания.$A$1:$Окончания.$A$1048576];0);IFERROR(MATCH(RIGHT([.M30];4);[$Окончания.$A$1:$Окончания.$A$1048576];0);IFERROR(MATCH(RIGHT([.M30];3);[$Окончания.$A$1:$Окончания.$A$1048576];0);IFERROR(MATCH(RIGHT([.M30];2);[$Окончания.$A$1:$Окончания.$A$1048576];0);MATCH(RIGHT([.M3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30]);&quot;&quot;)">
            <text:p/>
          </table:table-cell>
          <table:table-cell table:formula="of:=IFERROR(INDEX([$Окончания.$B$1:$Окончания.$B$1048576];[.N30]);&quot;&quot;)">
            <text:p/>
          </table:table-cell>
          <table:table-cell table:style-name="ce17" table:formula="of:=LEFT([.M30];LEN([.M30])-LEN([.O30]))&amp;[.P30]" office:value-type="string" office:string-value="главного" calcext:value-type="string">
            <text:p>главного</text:p>
          </table:table-cell>
          <table:table-cell table:style-name="ce17" table:formula="of:=IFERROR(INDEX([$Окончания.$C$1:$Окончания.$C$1048576];[.N30]);&quot;&quot;)">
            <text:p/>
          </table:table-cell>
          <table:table-cell table:style-name="ce17" table:formula="of:=LEFT([.M30];LEN([.M30])-LEN([.O30]))&amp;[.R30]" office:value-type="string" office:string-value="главного" calcext:value-type="string">
            <text:p>главного</text:p>
          </table:table-cell>
          <table:table-cell table:style-name="ce18" table:formula="of:=MID([.K30];[.L30];1)&amp;IF(MID([.K30];[.L30]+1;1)=&quot;(&quot;; &quot;(&quot;; &quot;&quot;)" office:value-type="string" office:string-value=" " calcext:value-type="string">
            <text:p><text:s/></text:p>
          </table:table-cell>
          <table:table-cell table:formula="of:=MID([.K30];[.L30]+LEN([.T30]);100)" office:value-type="string" office:string-value="инженера по охране труда и промышленной безопасности" calcext:value-type="string">
            <text:p>инженера по охране труда и промышленной безопасности</text:p>
          </table:table-cell>
          <table:table-cell table:formula="of:=MIN(SEARCH(&quot; &quot;;[.U30]&amp;&quot; &quot;);SEARCH(&quot;-&quot;;[.U30]&amp;&quot;-&quot;); SEARCH(&quot;)&quot;;[.U30]&amp;&quot;)&quot;))" office:value-type="float" office:value="9" calcext:value-type="float">
            <text:p>9</text:p>
          </table:table-cell>
          <table:table-cell table:formula="of:=LEFT([.U30];[.V30]-1)" office:value-type="string" office:string-value="инженера" calcext:value-type="string">
            <text:p>инженера</text:p>
          </table:table-cell>
          <table:table-cell table:formula="of:=IFERROR(MATCH(RIGHT([.W30];5);[$Окончания.$A$1:$Окончания.$A$1048576];0);IFERROR(MATCH(RIGHT([.W30];4);[$Окончания.$A$1:$Окончания.$A$1048576];0);IFERROR(MATCH(RIGHT([.W30];3);[$Окончания.$A$1:$Окончания.$A$1048576];0);IFERROR(MATCH(RIGHT([.W30];2);[$Окончания.$A$1:$Окончания.$A$1048576];0);MATCH(RIGHT([.W3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30]);&quot;&quot;)">
            <text:p/>
          </table:table-cell>
          <table:table-cell table:formula="of:=IFERROR(INDEX([$Окончания.$B$1:$Окончания.$B$1048576];[.X30]);&quot;&quot;)">
            <text:p/>
          </table:table-cell>
          <table:table-cell table:style-name="ce17" table:formula="of:=LEFT([.W30];LEN([.W30])-LEN([.Y30]))&amp;[.Z30]" office:value-type="string" office:string-value="инженера" calcext:value-type="string">
            <text:p>инженера</text:p>
          </table:table-cell>
          <table:table-cell table:style-name="ce17" table:formula="of:=IFERROR(INDEX([$Окончания.$C$1:$Окончания.$C$1048576];[.X30]);&quot;&quot;)">
            <text:p/>
          </table:table-cell>
          <table:table-cell table:style-name="ce17" table:formula="of:=LEFT([.W30];LEN([.W30])-LEN([.Y30]))&amp;[.AB30]" office:value-type="string" office:string-value="инженера" calcext:value-type="string">
            <text:p>инженера</text:p>
          </table:table-cell>
          <table:table-cell table:style-name="ce18" table:formula="of:=MID([.U30];[.V30];1)&amp;IF(MID([.U30];[.V30]+1;1)=&quot;(&quot;; &quot;(&quot;; &quot;&quot;)" office:value-type="string" office:string-value=" " calcext:value-type="string">
            <text:p><text:s/></text:p>
          </table:table-cell>
          <table:table-cell table:formula="of:=MID([.U30];[.V30]+LEN([.AD30]);100)" office:value-type="string" office:string-value="по охране труда и промышленной безопасности" calcext:value-type="string">
            <text:p>по охране труда и промышленной безопасности</text:p>
          </table:table-cell>
          <table:table-cell table:formula="of:=MIN(SEARCH(&quot; &quot;;[.AE30]&amp;&quot; &quot;);SEARCH(&quot;-&quot;;[.AE30]&amp;&quot;-&quot;); SEARCH(&quot;)&quot;;[.AE30]&amp;&quot;)&quot;))" office:value-type="float" office:value="3" calcext:value-type="float">
            <text:p>3</text:p>
          </table:table-cell>
          <table:table-cell table:formula="of:=LEFT([.AE30];[.AF30]-1)" office:value-type="string" office:string-value="по" calcext:value-type="string">
            <text:p>по</text:p>
          </table:table-cell>
          <table:table-cell table:formula="of:=IFERROR(MATCH(RIGHT([.AG30];5);[$Окончания.$A$1:$Окончания.$A$1048576];0);IFERROR(MATCH(RIGHT([.AG30];4);[$Окончания.$A$1:$Окончания.$A$1048576];0);IFERROR(MATCH(RIGHT([.AG30];3);[$Окончания.$A$1:$Окончания.$A$1048576];0);IFERROR(MATCH(RIGHT([.AG30];2);[$Окончания.$A$1:$Окончания.$A$1048576];0);MATCH(RIGHT([.AG3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30]);&quot;&quot;)">
            <text:p/>
          </table:table-cell>
          <table:table-cell table:formula="of:=IFERROR(INDEX([$Окончания.$B$1:$Окончания.$B$1048576];[.AH30]);&quot;&quot;)">
            <text:p/>
          </table:table-cell>
          <table:table-cell table:style-name="ce17" table:formula="of:=LEFT([.AG30];LEN([.AG30])-LEN([.AI30]))&amp;[.AJ30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AH30]);&quot;&quot;)">
            <text:p/>
          </table:table-cell>
          <table:table-cell table:style-name="ce17" table:formula="of:=LEFT([.AG30];LEN([.AG30])-LEN([.AI30]))&amp;[.AL30]" office:value-type="string" office:string-value="по" calcext:value-type="string">
            <text:p>по</text:p>
          </table:table-cell>
          <table:table-cell table:style-name="ce18" table:formula="of:=MID([.AE30];[.AF30];1)&amp;IF(MID([.AE30];[.AF30]+1;1)=&quot;(&quot;; &quot;(&quot;; &quot;&quot;)" office:value-type="string" office:string-value=" " calcext:value-type="string">
            <text:p><text:s/></text:p>
          </table:table-cell>
          <table:table-cell table:formula="of:=MID([.AE30];[.AF30]+LEN([.AN30]);100)" office:value-type="string" office:string-value="охране труда и промышленной безопасности" calcext:value-type="string">
            <text:p>охране труда и промышленной безопасности</text:p>
          </table:table-cell>
          <table:table-cell table:formula="of:=MIN(SEARCH(&quot; &quot;;[.AO30]&amp;&quot; &quot;);SEARCH(&quot;-&quot;;[.AO30]&amp;&quot;-&quot;); SEARCH(&quot;)&quot;;[.AO30]&amp;&quot;)&quot;))" office:value-type="float" office:value="7" calcext:value-type="float">
            <text:p>7</text:p>
          </table:table-cell>
          <table:table-cell table:formula="of:=LEFT([.AO30];[.AP30]-1)" office:value-type="string" office:string-value="охране" calcext:value-type="string">
            <text:p>охране</text:p>
          </table:table-cell>
          <table:table-cell table:formula="of:=IFERROR(MATCH(RIGHT([.AQ30];5);[$Окончания.$A$1:$Окончания.$A$1048576];0);IFERROR(MATCH(RIGHT([.AQ30];4);[$Окончания.$A$1:$Окончания.$A$1048576];0);IFERROR(MATCH(RIGHT([.AQ30];3);[$Окончания.$A$1:$Окончания.$A$1048576];0);IFERROR(MATCH(RIGHT([.AQ30];2);[$Окончания.$A$1:$Окончания.$A$1048576];0);MATCH(RIGHT([.AQ3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30]);&quot;&quot;)">
            <text:p/>
          </table:table-cell>
          <table:table-cell table:formula="of:=IFERROR(INDEX([$Окончания.$B$1:$Окончания.$B$1048576];[.AR30]);&quot;&quot;)">
            <text:p/>
          </table:table-cell>
          <table:table-cell table:style-name="ce17" table:formula="of:=LEFT([.AQ30];LEN([.AQ30])-LEN([.AS30]))&amp;[.AT30]" office:value-type="string" office:string-value="охране" calcext:value-type="string">
            <text:p>охране</text:p>
          </table:table-cell>
          <table:table-cell table:style-name="ce17" table:formula="of:=IFERROR(INDEX([$Окончания.$C$1:$Окончания.$C$1048576];[.AR30]);&quot;&quot;)">
            <text:p/>
          </table:table-cell>
          <table:table-cell table:style-name="ce17" table:formula="of:=LEFT([.AQ30];LEN([.AQ30])-LEN([.AS30]))&amp;[.AV30]" office:value-type="string" office:string-value="охране" calcext:value-type="string">
            <text:p>охране</text:p>
          </table:table-cell>
          <table:table-cell table:style-name="ce18" table:formula="of:=MID([.AO30];[.AP30];1)&amp;IF(MID([.AO30];[.AP30]+1;1)=&quot;(&quot;; &quot;(&quot;; &quot;&quot;)" office:value-type="string" office:string-value=" " calcext:value-type="string">
            <text:p><text:s/></text:p>
          </table:table-cell>
          <table:table-cell table:formula="of:=MID([.AO30];[.AP30]+LEN([.AX30]);100)" office:value-type="string" office:string-value="труда и промышленной безопасности" calcext:value-type="string">
            <text:p>труда и промышленной безопасности</text:p>
          </table:table-cell>
          <table:table-cell table:formula="of:=[.$G30]&amp;[.$J30]&amp;[.$Q30]&amp;[.$T30]&amp;[.$AA30]&amp;[.$AD30]&amp;[.$AK30]&amp;[.$AN30]&amp;[.$AU30]&amp;[.$AX30]&amp;[.$AY30]" office:value-type="string" office:string-value="Заместителю главного инженера по охране труда и промышленной безопасности" calcext:value-type="string">
            <text:p>Заместителю главного инженера по охране труда и промышленной безопасности</text:p>
          </table:table-cell>
          <table:table-cell office:value-type="string" calcext:value-type="string">
            <text:p>Заместителю главного инженера по охране труда и промышленной безопасности</text:p>
          </table:table-cell>
          <table:table-cell table:style-name="ce17" table:formula="of:=IF([.AZ30]=[.BA30];0;1)" office:value-type="float" office:value="0" calcext:value-type="float">
            <text:p>0</text:p>
          </table:table-cell>
          <table:table-cell table:formula="of:=[.$I30]&amp;[.$J30]&amp;[.$S30]&amp;[.$T30]&amp;[.$AC30]&amp;[.$AD30]&amp;[.$AM30]&amp;[.$AN30]&amp;[.$AW30]&amp;[.$AX30]&amp;[.$AY30]" office:value-type="string" office:string-value="Заместителя главного инженера по охране труда и промышленной безопасности" calcext:value-type="string">
            <text:p>Заместителя главного инженера по охране труда и промышленной безопасности</text:p>
          </table:table-cell>
          <table:table-cell table:style-name="ce22" office:value-type="string" calcext:value-type="string">
            <text:p>Заместителя главного инженера по охране труда и промышленной безопасности</text:p>
          </table:table-cell>
          <table:table-cell table:style-name="ce17" table:formula="of:=IF([.BC30]=[.BD30];0;1)" office:value-type="float" office:value="0" calcext:value-type="float">
            <text:p>0</text:p>
          </table:table-cell>
          <table:table-cell table:number-columns-repeated="967"/>
        </table:table-row>
        <table:table-row table:style-name="ro8">
          <table:table-cell table:style-name="ce14" office:value-type="string" calcext:value-type="string">
            <text:p>Заместитель главного инженера по ремонту и эксплуатации <text:s/>энергооборудования</text:p>
          </table:table-cell>
          <table:table-cell table:formula="of:=MIN(SEARCH(&quot; &quot;;[.A31]&amp;&quot; &quot;);SEARCH(&quot;-&quot;;[.A31]&amp;&quot;-&quot;); SEARCH(&quot;)&quot;;[.A31]&amp;&quot;)&quot;))" office:value-type="float" office:value="12" calcext:value-type="float">
            <text:p>12</text:p>
          </table:table-cell>
          <table:table-cell table:formula="of:=LEFT([.A31];[.B31]-1)" office:value-type="string" office:string-value="Заместитель" calcext:value-type="string">
            <text:p>Заместитель</text:p>
          </table:table-cell>
          <table:table-cell table:formula="of:=IFERROR(MATCH(RIGHT([.C31];5);[$Окончания.$A$1:$Окончания.$A$1048576];0);IFERROR(MATCH(RIGHT([.C31];4);[$Окончания.$A$1:$Окончания.$A$1048576];0);IFERROR(MATCH(RIGHT([.C31];3);[$Окончания.$A$1:$Окончания.$A$1048576];0);IFERROR(MATCH(RIGHT([.C31];2);[$Окончания.$A$1:$Окончания.$A$1048576];0);MATCH(RIGHT([.C31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31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31]);&quot;&quot;)" office:value-type="string" office:string-value="ю" calcext:value-type="string">
            <text:p>ю</text:p>
          </table:table-cell>
          <table:table-cell table:style-name="ce17" table:formula="of:=LEFT([.C31];LEN([.C31])-LEN([.E31]))&amp;[.F31]" office:value-type="string" office:string-value="Заместителю" calcext:value-type="string">
            <text:p>Заместителю</text:p>
          </table:table-cell>
          <table:table-cell table:style-name="ce17" table:formula="of:=IFERROR(INDEX([$Окончания.$C$1:$Окончания.$C$1048576];[.D31]);&quot;&quot;)" office:value-type="string" office:string-value="я" calcext:value-type="string">
            <text:p>я</text:p>
          </table:table-cell>
          <table:table-cell table:style-name="ce17" table:formula="of:=LEFT([.C31];LEN([.C31])-LEN([.E31]))&amp;[.H31]" office:value-type="string" office:string-value="Заместителя" calcext:value-type="string">
            <text:p>Заместителя</text:p>
          </table:table-cell>
          <table:table-cell table:style-name="ce18" table:formula="of:=MID([.A31];[.B31];1)&amp;IF(MID([.A31];[.B31]+1;1)=&quot;(&quot;; &quot;(&quot;; &quot;&quot;)" office:value-type="string" office:string-value=" " calcext:value-type="string">
            <text:p><text:s/></text:p>
          </table:table-cell>
          <table:table-cell table:formula="of:=MID([.A31];[.B31]+LEN([.J31]);100)" office:value-type="string" office:string-value="главного инженера по ремонту и эксплуатации  энергооборудования" calcext:value-type="string">
            <text:p>главного инженера по ремонту и эксплуатации <text:s/>энергооборудования</text:p>
          </table:table-cell>
          <table:table-cell table:formula="of:=MIN(SEARCH(&quot; &quot;;[.K31]&amp;&quot; &quot;);SEARCH(&quot;-&quot;;[.K31]&amp;&quot;-&quot;); SEARCH(&quot;)&quot;;[.K31]&amp;&quot;)&quot;))" office:value-type="float" office:value="9" calcext:value-type="float">
            <text:p>9</text:p>
          </table:table-cell>
          <table:table-cell table:formula="of:=LEFT([.K31];[.L31]-1)" office:value-type="string" office:string-value="главного" calcext:value-type="string">
            <text:p>главного</text:p>
          </table:table-cell>
          <table:table-cell table:formula="of:=IFERROR(MATCH(RIGHT([.M31];5);[$Окончания.$A$1:$Окончания.$A$1048576];0);IFERROR(MATCH(RIGHT([.M31];4);[$Окончания.$A$1:$Окончания.$A$1048576];0);IFERROR(MATCH(RIGHT([.M31];3);[$Окончания.$A$1:$Окончания.$A$1048576];0);IFERROR(MATCH(RIGHT([.M31];2);[$Окончания.$A$1:$Окончания.$A$1048576];0);MATCH(RIGHT([.M3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31]);&quot;&quot;)">
            <text:p/>
          </table:table-cell>
          <table:table-cell table:formula="of:=IFERROR(INDEX([$Окончания.$B$1:$Окончания.$B$1048576];[.N31]);&quot;&quot;)">
            <text:p/>
          </table:table-cell>
          <table:table-cell table:style-name="ce17" table:formula="of:=LEFT([.M31];LEN([.M31])-LEN([.O31]))&amp;[.P31]" office:value-type="string" office:string-value="главного" calcext:value-type="string">
            <text:p>главного</text:p>
          </table:table-cell>
          <table:table-cell table:style-name="ce17" table:formula="of:=IFERROR(INDEX([$Окончания.$C$1:$Окончания.$C$1048576];[.N31]);&quot;&quot;)">
            <text:p/>
          </table:table-cell>
          <table:table-cell table:style-name="ce17" table:formula="of:=LEFT([.M31];LEN([.M31])-LEN([.O31]))&amp;[.R31]" office:value-type="string" office:string-value="главного" calcext:value-type="string">
            <text:p>главного</text:p>
          </table:table-cell>
          <table:table-cell table:style-name="ce18" table:formula="of:=MID([.K31];[.L31];1)&amp;IF(MID([.K31];[.L31]+1;1)=&quot;(&quot;; &quot;(&quot;; &quot;&quot;)" office:value-type="string" office:string-value=" " calcext:value-type="string">
            <text:p><text:s/></text:p>
          </table:table-cell>
          <table:table-cell table:formula="of:=MID([.K31];[.L31]+LEN([.T31]);100)" office:value-type="string" office:string-value="инженера по ремонту и эксплуатации  энергооборудования" calcext:value-type="string">
            <text:p>инженера по ремонту и эксплуатации <text:s/>энергооборудования</text:p>
          </table:table-cell>
          <table:table-cell table:formula="of:=MIN(SEARCH(&quot; &quot;;[.U31]&amp;&quot; &quot;);SEARCH(&quot;-&quot;;[.U31]&amp;&quot;-&quot;); SEARCH(&quot;)&quot;;[.U31]&amp;&quot;)&quot;))" office:value-type="float" office:value="9" calcext:value-type="float">
            <text:p>9</text:p>
          </table:table-cell>
          <table:table-cell table:formula="of:=LEFT([.U31];[.V31]-1)" office:value-type="string" office:string-value="инженера" calcext:value-type="string">
            <text:p>инженера</text:p>
          </table:table-cell>
          <table:table-cell table:formula="of:=IFERROR(MATCH(RIGHT([.W31];5);[$Окончания.$A$1:$Окончания.$A$1048576];0);IFERROR(MATCH(RIGHT([.W31];4);[$Окончания.$A$1:$Окончания.$A$1048576];0);IFERROR(MATCH(RIGHT([.W31];3);[$Окончания.$A$1:$Окончания.$A$1048576];0);IFERROR(MATCH(RIGHT([.W31];2);[$Окончания.$A$1:$Окончания.$A$1048576];0);MATCH(RIGHT([.W3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31]);&quot;&quot;)">
            <text:p/>
          </table:table-cell>
          <table:table-cell table:formula="of:=IFERROR(INDEX([$Окончания.$B$1:$Окончания.$B$1048576];[.X31]);&quot;&quot;)">
            <text:p/>
          </table:table-cell>
          <table:table-cell table:style-name="ce17" table:formula="of:=LEFT([.W31];LEN([.W31])-LEN([.Y31]))&amp;[.Z31]" office:value-type="string" office:string-value="инженера" calcext:value-type="string">
            <text:p>инженера</text:p>
          </table:table-cell>
          <table:table-cell table:style-name="ce17" table:formula="of:=IFERROR(INDEX([$Окончания.$C$1:$Окончания.$C$1048576];[.X31]);&quot;&quot;)">
            <text:p/>
          </table:table-cell>
          <table:table-cell table:style-name="ce17" table:formula="of:=LEFT([.W31];LEN([.W31])-LEN([.Y31]))&amp;[.AB31]" office:value-type="string" office:string-value="инженера" calcext:value-type="string">
            <text:p>инженера</text:p>
          </table:table-cell>
          <table:table-cell table:style-name="ce18" table:formula="of:=MID([.U31];[.V31];1)&amp;IF(MID([.U31];[.V31]+1;1)=&quot;(&quot;; &quot;(&quot;; &quot;&quot;)" office:value-type="string" office:string-value=" " calcext:value-type="string">
            <text:p><text:s/></text:p>
          </table:table-cell>
          <table:table-cell table:formula="of:=MID([.U31];[.V31]+LEN([.AD31]);100)" office:value-type="string" office:string-value="по ремонту и эксплуатации  энергооборудования" calcext:value-type="string">
            <text:p>по ремонту и эксплуатации <text:s/>энергооборудования</text:p>
          </table:table-cell>
          <table:table-cell table:formula="of:=MIN(SEARCH(&quot; &quot;;[.AE31]&amp;&quot; &quot;);SEARCH(&quot;-&quot;;[.AE31]&amp;&quot;-&quot;); SEARCH(&quot;)&quot;;[.AE31]&amp;&quot;)&quot;))" office:value-type="float" office:value="3" calcext:value-type="float">
            <text:p>3</text:p>
          </table:table-cell>
          <table:table-cell table:formula="of:=LEFT([.AE31];[.AF31]-1)" office:value-type="string" office:string-value="по" calcext:value-type="string">
            <text:p>по</text:p>
          </table:table-cell>
          <table:table-cell table:formula="of:=IFERROR(MATCH(RIGHT([.AG31];5);[$Окончания.$A$1:$Окончания.$A$1048576];0);IFERROR(MATCH(RIGHT([.AG31];4);[$Окончания.$A$1:$Окончания.$A$1048576];0);IFERROR(MATCH(RIGHT([.AG31];3);[$Окончания.$A$1:$Окончания.$A$1048576];0);IFERROR(MATCH(RIGHT([.AG31];2);[$Окончания.$A$1:$Окончания.$A$1048576];0);MATCH(RIGHT([.AG3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31]);&quot;&quot;)">
            <text:p/>
          </table:table-cell>
          <table:table-cell table:formula="of:=IFERROR(INDEX([$Окончания.$B$1:$Окончания.$B$1048576];[.AH31]);&quot;&quot;)">
            <text:p/>
          </table:table-cell>
          <table:table-cell table:style-name="ce17" table:formula="of:=LEFT([.AG31];LEN([.AG31])-LEN([.AI31]))&amp;[.AJ31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AH31]);&quot;&quot;)">
            <text:p/>
          </table:table-cell>
          <table:table-cell table:style-name="ce17" table:formula="of:=LEFT([.AG31];LEN([.AG31])-LEN([.AI31]))&amp;[.AL31]" office:value-type="string" office:string-value="по" calcext:value-type="string">
            <text:p>по</text:p>
          </table:table-cell>
          <table:table-cell table:style-name="ce18" table:formula="of:=MID([.AE31];[.AF31];1)&amp;IF(MID([.AE31];[.AF31]+1;1)=&quot;(&quot;; &quot;(&quot;; &quot;&quot;)" office:value-type="string" office:string-value=" " calcext:value-type="string">
            <text:p><text:s/></text:p>
          </table:table-cell>
          <table:table-cell table:formula="of:=MID([.AE31];[.AF31]+LEN([.AN31]);100)" office:value-type="string" office:string-value="ремонту и эксплуатации  энергооборудования" calcext:value-type="string">
            <text:p>ремонту и эксплуатации <text:s/>энергооборудования</text:p>
          </table:table-cell>
          <table:table-cell table:formula="of:=MIN(SEARCH(&quot; &quot;;[.AO31]&amp;&quot; &quot;);SEARCH(&quot;-&quot;;[.AO31]&amp;&quot;-&quot;); SEARCH(&quot;)&quot;;[.AO31]&amp;&quot;)&quot;))" office:value-type="float" office:value="8" calcext:value-type="float">
            <text:p>8</text:p>
          </table:table-cell>
          <table:table-cell table:formula="of:=LEFT([.AO31];[.AP31]-1)" office:value-type="string" office:string-value="ремонту" calcext:value-type="string">
            <text:p>ремонту</text:p>
          </table:table-cell>
          <table:table-cell table:formula="of:=IFERROR(MATCH(RIGHT([.AQ31];5);[$Окончания.$A$1:$Окончания.$A$1048576];0);IFERROR(MATCH(RIGHT([.AQ31];4);[$Окончания.$A$1:$Окончания.$A$1048576];0);IFERROR(MATCH(RIGHT([.AQ31];3);[$Окончания.$A$1:$Окончания.$A$1048576];0);IFERROR(MATCH(RIGHT([.AQ31];2);[$Окончания.$A$1:$Окончания.$A$1048576];0);MATCH(RIGHT([.AQ3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31]);&quot;&quot;)">
            <text:p/>
          </table:table-cell>
          <table:table-cell table:formula="of:=IFERROR(INDEX([$Окончания.$B$1:$Окончания.$B$1048576];[.AR31]);&quot;&quot;)">
            <text:p/>
          </table:table-cell>
          <table:table-cell table:style-name="ce17" table:formula="of:=LEFT([.AQ31];LEN([.AQ31])-LEN([.AS31]))&amp;[.AT31]" office:value-type="string" office:string-value="ремонту" calcext:value-type="string">
            <text:p>ремонту</text:p>
          </table:table-cell>
          <table:table-cell table:style-name="ce17" table:formula="of:=IFERROR(INDEX([$Окончания.$C$1:$Окончания.$C$1048576];[.AR31]);&quot;&quot;)">
            <text:p/>
          </table:table-cell>
          <table:table-cell table:style-name="ce17" table:formula="of:=LEFT([.AQ31];LEN([.AQ31])-LEN([.AS31]))&amp;[.AV31]" office:value-type="string" office:string-value="ремонту" calcext:value-type="string">
            <text:p>ремонту</text:p>
          </table:table-cell>
          <table:table-cell table:style-name="ce18" table:formula="of:=MID([.AO31];[.AP31];1)&amp;IF(MID([.AO31];[.AP31]+1;1)=&quot;(&quot;; &quot;(&quot;; &quot;&quot;)" office:value-type="string" office:string-value=" " calcext:value-type="string">
            <text:p><text:s/></text:p>
          </table:table-cell>
          <table:table-cell table:formula="of:=MID([.AO31];[.AP31]+LEN([.AX31]);100)" office:value-type="string" office:string-value="и эксплуатации  энергооборудования" calcext:value-type="string">
            <text:p>и эксплуатации <text:s/>энергооборудования</text:p>
          </table:table-cell>
          <table:table-cell table:formula="of:=[.$G31]&amp;[.$J31]&amp;[.$Q31]&amp;[.$T31]&amp;[.$AA31]&amp;[.$AD31]&amp;[.$AK31]&amp;[.$AN31]&amp;[.$AU31]&amp;[.$AX31]&amp;[.$AY31]" office:value-type="string" office:string-value="Заместителю главного инженера по ремонту и эксплуатации  энергооборудования" calcext:value-type="string">
            <text:p>Заместителю главного инженера по ремонту и эксплуатации <text:s/>энергооборудования</text:p>
          </table:table-cell>
          <table:table-cell office:value-type="string" calcext:value-type="string">
            <text:p>Заместителю главного инженера по ремонту и эксплуатации <text:s/>энергооборудования</text:p>
          </table:table-cell>
          <table:table-cell table:style-name="ce17" table:formula="of:=IF([.AZ31]=[.BA31];0;1)" office:value-type="float" office:value="0" calcext:value-type="float">
            <text:p>0</text:p>
          </table:table-cell>
          <table:table-cell table:formula="of:=[.$I31]&amp;[.$J31]&amp;[.$S31]&amp;[.$T31]&amp;[.$AC31]&amp;[.$AD31]&amp;[.$AM31]&amp;[.$AN31]&amp;[.$AW31]&amp;[.$AX31]&amp;[.$AY31]" office:value-type="string" office:string-value="Заместителя главного инженера по ремонту и эксплуатации  энергооборудования" calcext:value-type="string">
            <text:p>Заместителя главного инженера по ремонту и эксплуатации <text:s/>энергооборудования</text:p>
          </table:table-cell>
          <table:table-cell table:style-name="ce22" office:value-type="string" calcext:value-type="string">
            <text:p>Заместителя главного инженера по ремонту и эксплуатации <text:s/>энергооборудования</text:p>
          </table:table-cell>
          <table:table-cell table:style-name="ce17" table:formula="of:=IF([.BC31]=[.BD31];0;1)" office:value-type="float" office:value="0" calcext:value-type="float">
            <text:p>0</text:p>
          </table:table-cell>
          <table:table-cell table:number-columns-repeated="967"/>
        </table:table-row>
        <table:table-row table:style-name="ro5">
          <table:table-cell table:style-name="ce14" office:value-type="string" calcext:value-type="string">
            <text:p>Заместитель главного инженера по ремонту и эксплуатации оборудования</text:p>
          </table:table-cell>
          <table:table-cell table:formula="of:=MIN(SEARCH(&quot; &quot;;[.A32]&amp;&quot; &quot;);SEARCH(&quot;-&quot;;[.A32]&amp;&quot;-&quot;); SEARCH(&quot;)&quot;;[.A32]&amp;&quot;)&quot;))" office:value-type="float" office:value="12" calcext:value-type="float">
            <text:p>12</text:p>
          </table:table-cell>
          <table:table-cell table:formula="of:=LEFT([.A32];[.B32]-1)" office:value-type="string" office:string-value="Заместитель" calcext:value-type="string">
            <text:p>Заместитель</text:p>
          </table:table-cell>
          <table:table-cell table:formula="of:=IFERROR(MATCH(RIGHT([.C32];5);[$Окончания.$A$1:$Окончания.$A$1048576];0);IFERROR(MATCH(RIGHT([.C32];4);[$Окончания.$A$1:$Окончания.$A$1048576];0);IFERROR(MATCH(RIGHT([.C32];3);[$Окончания.$A$1:$Окончания.$A$1048576];0);IFERROR(MATCH(RIGHT([.C32];2);[$Окончания.$A$1:$Окончания.$A$1048576];0);MATCH(RIGHT([.C32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32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32]);&quot;&quot;)" office:value-type="string" office:string-value="ю" calcext:value-type="string">
            <text:p>ю</text:p>
          </table:table-cell>
          <table:table-cell table:style-name="ce17" table:formula="of:=LEFT([.C32];LEN([.C32])-LEN([.E32]))&amp;[.F32]" office:value-type="string" office:string-value="Заместителю" calcext:value-type="string">
            <text:p>Заместителю</text:p>
          </table:table-cell>
          <table:table-cell table:style-name="ce17" table:formula="of:=IFERROR(INDEX([$Окончания.$C$1:$Окончания.$C$1048576];[.D32]);&quot;&quot;)" office:value-type="string" office:string-value="я" calcext:value-type="string">
            <text:p>я</text:p>
          </table:table-cell>
          <table:table-cell table:style-name="ce17" table:formula="of:=LEFT([.C32];LEN([.C32])-LEN([.E32]))&amp;[.H32]" office:value-type="string" office:string-value="Заместителя" calcext:value-type="string">
            <text:p>Заместителя</text:p>
          </table:table-cell>
          <table:table-cell table:style-name="ce18" table:formula="of:=MID([.A32];[.B32];1)&amp;IF(MID([.A32];[.B32]+1;1)=&quot;(&quot;; &quot;(&quot;; &quot;&quot;)" office:value-type="string" office:string-value=" " calcext:value-type="string">
            <text:p><text:s/></text:p>
          </table:table-cell>
          <table:table-cell table:formula="of:=MID([.A32];[.B32]+LEN([.J32]);100)" office:value-type="string" office:string-value="главного инженера по ремонту и эксплуатации оборудования" calcext:value-type="string">
            <text:p>главного инженера по ремонту и эксплуатации оборудования</text:p>
          </table:table-cell>
          <table:table-cell table:formula="of:=MIN(SEARCH(&quot; &quot;;[.K32]&amp;&quot; &quot;);SEARCH(&quot;-&quot;;[.K32]&amp;&quot;-&quot;); SEARCH(&quot;)&quot;;[.K32]&amp;&quot;)&quot;))" office:value-type="float" office:value="9" calcext:value-type="float">
            <text:p>9</text:p>
          </table:table-cell>
          <table:table-cell table:formula="of:=LEFT([.K32];[.L32]-1)" office:value-type="string" office:string-value="главного" calcext:value-type="string">
            <text:p>главного</text:p>
          </table:table-cell>
          <table:table-cell table:formula="of:=IFERROR(MATCH(RIGHT([.M32];5);[$Окончания.$A$1:$Окончания.$A$1048576];0);IFERROR(MATCH(RIGHT([.M32];4);[$Окончания.$A$1:$Окончания.$A$1048576];0);IFERROR(MATCH(RIGHT([.M32];3);[$Окончания.$A$1:$Окончания.$A$1048576];0);IFERROR(MATCH(RIGHT([.M32];2);[$Окончания.$A$1:$Окончания.$A$1048576];0);MATCH(RIGHT([.M3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32]);&quot;&quot;)">
            <text:p/>
          </table:table-cell>
          <table:table-cell table:formula="of:=IFERROR(INDEX([$Окончания.$B$1:$Окончания.$B$1048576];[.N32]);&quot;&quot;)">
            <text:p/>
          </table:table-cell>
          <table:table-cell table:style-name="ce17" table:formula="of:=LEFT([.M32];LEN([.M32])-LEN([.O32]))&amp;[.P32]" office:value-type="string" office:string-value="главного" calcext:value-type="string">
            <text:p>главного</text:p>
          </table:table-cell>
          <table:table-cell table:style-name="ce17" table:formula="of:=IFERROR(INDEX([$Окончания.$C$1:$Окончания.$C$1048576];[.N32]);&quot;&quot;)">
            <text:p/>
          </table:table-cell>
          <table:table-cell table:style-name="ce17" table:formula="of:=LEFT([.M32];LEN([.M32])-LEN([.O32]))&amp;[.R32]" office:value-type="string" office:string-value="главного" calcext:value-type="string">
            <text:p>главного</text:p>
          </table:table-cell>
          <table:table-cell table:style-name="ce18" table:formula="of:=MID([.K32];[.L32];1)&amp;IF(MID([.K32];[.L32]+1;1)=&quot;(&quot;; &quot;(&quot;; &quot;&quot;)" office:value-type="string" office:string-value=" " calcext:value-type="string">
            <text:p><text:s/></text:p>
          </table:table-cell>
          <table:table-cell table:formula="of:=MID([.K32];[.L32]+LEN([.T32]);100)" office:value-type="string" office:string-value="инженера по ремонту и эксплуатации оборудования" calcext:value-type="string">
            <text:p>инженера по ремонту и эксплуатации оборудования</text:p>
          </table:table-cell>
          <table:table-cell table:formula="of:=MIN(SEARCH(&quot; &quot;;[.U32]&amp;&quot; &quot;);SEARCH(&quot;-&quot;;[.U32]&amp;&quot;-&quot;); SEARCH(&quot;)&quot;;[.U32]&amp;&quot;)&quot;))" office:value-type="float" office:value="9" calcext:value-type="float">
            <text:p>9</text:p>
          </table:table-cell>
          <table:table-cell table:formula="of:=LEFT([.U32];[.V32]-1)" office:value-type="string" office:string-value="инженера" calcext:value-type="string">
            <text:p>инженера</text:p>
          </table:table-cell>
          <table:table-cell table:formula="of:=IFERROR(MATCH(RIGHT([.W32];5);[$Окончания.$A$1:$Окончания.$A$1048576];0);IFERROR(MATCH(RIGHT([.W32];4);[$Окончания.$A$1:$Окончания.$A$1048576];0);IFERROR(MATCH(RIGHT([.W32];3);[$Окончания.$A$1:$Окончания.$A$1048576];0);IFERROR(MATCH(RIGHT([.W32];2);[$Окончания.$A$1:$Окончания.$A$1048576];0);MATCH(RIGHT([.W3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32]);&quot;&quot;)">
            <text:p/>
          </table:table-cell>
          <table:table-cell table:formula="of:=IFERROR(INDEX([$Окончания.$B$1:$Окончания.$B$1048576];[.X32]);&quot;&quot;)">
            <text:p/>
          </table:table-cell>
          <table:table-cell table:style-name="ce17" table:formula="of:=LEFT([.W32];LEN([.W32])-LEN([.Y32]))&amp;[.Z32]" office:value-type="string" office:string-value="инженера" calcext:value-type="string">
            <text:p>инженера</text:p>
          </table:table-cell>
          <table:table-cell table:style-name="ce17" table:formula="of:=IFERROR(INDEX([$Окончания.$C$1:$Окончания.$C$1048576];[.X32]);&quot;&quot;)">
            <text:p/>
          </table:table-cell>
          <table:table-cell table:style-name="ce17" table:formula="of:=LEFT([.W32];LEN([.W32])-LEN([.Y32]))&amp;[.AB32]" office:value-type="string" office:string-value="инженера" calcext:value-type="string">
            <text:p>инженера</text:p>
          </table:table-cell>
          <table:table-cell table:style-name="ce18" table:formula="of:=MID([.U32];[.V32];1)&amp;IF(MID([.U32];[.V32]+1;1)=&quot;(&quot;; &quot;(&quot;; &quot;&quot;)" office:value-type="string" office:string-value=" " calcext:value-type="string">
            <text:p><text:s/></text:p>
          </table:table-cell>
          <table:table-cell table:formula="of:=MID([.U32];[.V32]+LEN([.AD32]);100)" office:value-type="string" office:string-value="по ремонту и эксплуатации оборудования" calcext:value-type="string">
            <text:p>по ремонту и эксплуатации оборудования</text:p>
          </table:table-cell>
          <table:table-cell table:formula="of:=MIN(SEARCH(&quot; &quot;;[.AE32]&amp;&quot; &quot;);SEARCH(&quot;-&quot;;[.AE32]&amp;&quot;-&quot;); SEARCH(&quot;)&quot;;[.AE32]&amp;&quot;)&quot;))" office:value-type="float" office:value="3" calcext:value-type="float">
            <text:p>3</text:p>
          </table:table-cell>
          <table:table-cell table:formula="of:=LEFT([.AE32];[.AF32]-1)" office:value-type="string" office:string-value="по" calcext:value-type="string">
            <text:p>по</text:p>
          </table:table-cell>
          <table:table-cell table:formula="of:=IFERROR(MATCH(RIGHT([.AG32];5);[$Окончания.$A$1:$Окончания.$A$1048576];0);IFERROR(MATCH(RIGHT([.AG32];4);[$Окончания.$A$1:$Окончания.$A$1048576];0);IFERROR(MATCH(RIGHT([.AG32];3);[$Окончания.$A$1:$Окончания.$A$1048576];0);IFERROR(MATCH(RIGHT([.AG32];2);[$Окончания.$A$1:$Окончания.$A$1048576];0);MATCH(RIGHT([.AG3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32]);&quot;&quot;)">
            <text:p/>
          </table:table-cell>
          <table:table-cell table:formula="of:=IFERROR(INDEX([$Окончания.$B$1:$Окончания.$B$1048576];[.AH32]);&quot;&quot;)">
            <text:p/>
          </table:table-cell>
          <table:table-cell table:style-name="ce17" table:formula="of:=LEFT([.AG32];LEN([.AG32])-LEN([.AI32]))&amp;[.AJ32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AH32]);&quot;&quot;)">
            <text:p/>
          </table:table-cell>
          <table:table-cell table:style-name="ce17" table:formula="of:=LEFT([.AG32];LEN([.AG32])-LEN([.AI32]))&amp;[.AL32]" office:value-type="string" office:string-value="по" calcext:value-type="string">
            <text:p>по</text:p>
          </table:table-cell>
          <table:table-cell table:style-name="ce18" table:formula="of:=MID([.AE32];[.AF32];1)&amp;IF(MID([.AE32];[.AF32]+1;1)=&quot;(&quot;; &quot;(&quot;; &quot;&quot;)" office:value-type="string" office:string-value=" " calcext:value-type="string">
            <text:p><text:s/></text:p>
          </table:table-cell>
          <table:table-cell table:formula="of:=MID([.AE32];[.AF32]+LEN([.AN32]);100)" office:value-type="string" office:string-value="ремонту и эксплуатации оборудования" calcext:value-type="string">
            <text:p>ремонту и эксплуатации оборудования</text:p>
          </table:table-cell>
          <table:table-cell table:formula="of:=MIN(SEARCH(&quot; &quot;;[.AO32]&amp;&quot; &quot;);SEARCH(&quot;-&quot;;[.AO32]&amp;&quot;-&quot;); SEARCH(&quot;)&quot;;[.AO32]&amp;&quot;)&quot;))" office:value-type="float" office:value="8" calcext:value-type="float">
            <text:p>8</text:p>
          </table:table-cell>
          <table:table-cell table:formula="of:=LEFT([.AO32];[.AP32]-1)" office:value-type="string" office:string-value="ремонту" calcext:value-type="string">
            <text:p>ремонту</text:p>
          </table:table-cell>
          <table:table-cell table:formula="of:=IFERROR(MATCH(RIGHT([.AQ32];5);[$Окончания.$A$1:$Окончания.$A$1048576];0);IFERROR(MATCH(RIGHT([.AQ32];4);[$Окончания.$A$1:$Окончания.$A$1048576];0);IFERROR(MATCH(RIGHT([.AQ32];3);[$Окончания.$A$1:$Окончания.$A$1048576];0);IFERROR(MATCH(RIGHT([.AQ32];2);[$Окончания.$A$1:$Окончания.$A$1048576];0);MATCH(RIGHT([.AQ3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32]);&quot;&quot;)">
            <text:p/>
          </table:table-cell>
          <table:table-cell table:formula="of:=IFERROR(INDEX([$Окончания.$B$1:$Окончания.$B$1048576];[.AR32]);&quot;&quot;)">
            <text:p/>
          </table:table-cell>
          <table:table-cell table:style-name="ce17" table:formula="of:=LEFT([.AQ32];LEN([.AQ32])-LEN([.AS32]))&amp;[.AT32]" office:value-type="string" office:string-value="ремонту" calcext:value-type="string">
            <text:p>ремонту</text:p>
          </table:table-cell>
          <table:table-cell table:style-name="ce17" table:formula="of:=IFERROR(INDEX([$Окончания.$C$1:$Окончания.$C$1048576];[.AR32]);&quot;&quot;)">
            <text:p/>
          </table:table-cell>
          <table:table-cell table:style-name="ce17" table:formula="of:=LEFT([.AQ32];LEN([.AQ32])-LEN([.AS32]))&amp;[.AV32]" office:value-type="string" office:string-value="ремонту" calcext:value-type="string">
            <text:p>ремонту</text:p>
          </table:table-cell>
          <table:table-cell table:style-name="ce18" table:formula="of:=MID([.AO32];[.AP32];1)&amp;IF(MID([.AO32];[.AP32]+1;1)=&quot;(&quot;; &quot;(&quot;; &quot;&quot;)" office:value-type="string" office:string-value=" " calcext:value-type="string">
            <text:p><text:s/></text:p>
          </table:table-cell>
          <table:table-cell table:formula="of:=MID([.AO32];[.AP32]+LEN([.AX32]);100)" office:value-type="string" office:string-value="и эксплуатации оборудования" calcext:value-type="string">
            <text:p>и эксплуатации оборудования</text:p>
          </table:table-cell>
          <table:table-cell table:formula="of:=[.$G32]&amp;[.$J32]&amp;[.$Q32]&amp;[.$T32]&amp;[.$AA32]&amp;[.$AD32]&amp;[.$AK32]&amp;[.$AN32]&amp;[.$AU32]&amp;[.$AX32]&amp;[.$AY32]" office:value-type="string" office:string-value="Заместителю главного инженера по ремонту и эксплуатации оборудования" calcext:value-type="string">
            <text:p>Заместителю главного инженера по ремонту и эксплуатации оборудования</text:p>
          </table:table-cell>
          <table:table-cell office:value-type="string" calcext:value-type="string">
            <text:p>Заместителю главного инженера по ремонту и эксплуатации оборудования</text:p>
          </table:table-cell>
          <table:table-cell table:style-name="ce17" table:formula="of:=IF([.AZ32]=[.BA32];0;1)" office:value-type="float" office:value="0" calcext:value-type="float">
            <text:p>0</text:p>
          </table:table-cell>
          <table:table-cell table:formula="of:=[.$I32]&amp;[.$J32]&amp;[.$S32]&amp;[.$T32]&amp;[.$AC32]&amp;[.$AD32]&amp;[.$AM32]&amp;[.$AN32]&amp;[.$AW32]&amp;[.$AX32]&amp;[.$AY32]" office:value-type="string" office:string-value="Заместителя главного инженера по ремонту и эксплуатации оборудования" calcext:value-type="string">
            <text:p>Заместителя главного инженера по ремонту и эксплуатации оборудования</text:p>
          </table:table-cell>
          <table:table-cell table:style-name="ce22" office:value-type="string" calcext:value-type="string">
            <text:p>Заместителя главного инженера по ремонту и эксплуатации оборудования</text:p>
          </table:table-cell>
          <table:table-cell table:style-name="ce17" table:formula="of:=IF([.BC32]=[.BD32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Заместитель директора</text:p>
          </table:table-cell>
          <table:table-cell table:formula="of:=MIN(SEARCH(&quot; &quot;;[.A33]&amp;&quot; &quot;);SEARCH(&quot;-&quot;;[.A33]&amp;&quot;-&quot;); SEARCH(&quot;)&quot;;[.A33]&amp;&quot;)&quot;))" office:value-type="float" office:value="12" calcext:value-type="float">
            <text:p>12</text:p>
          </table:table-cell>
          <table:table-cell table:formula="of:=LEFT([.A33];[.B33]-1)" office:value-type="string" office:string-value="Заместитель" calcext:value-type="string">
            <text:p>Заместитель</text:p>
          </table:table-cell>
          <table:table-cell table:formula="of:=IFERROR(MATCH(RIGHT([.C33];5);[$Окончания.$A$1:$Окончания.$A$1048576];0);IFERROR(MATCH(RIGHT([.C33];4);[$Окончания.$A$1:$Окончания.$A$1048576];0);IFERROR(MATCH(RIGHT([.C33];3);[$Окончания.$A$1:$Окончания.$A$1048576];0);IFERROR(MATCH(RIGHT([.C33];2);[$Окончания.$A$1:$Окончания.$A$1048576];0);MATCH(RIGHT([.C33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33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33]);&quot;&quot;)" office:value-type="string" office:string-value="ю" calcext:value-type="string">
            <text:p>ю</text:p>
          </table:table-cell>
          <table:table-cell table:style-name="ce17" table:formula="of:=LEFT([.C33];LEN([.C33])-LEN([.E33]))&amp;[.F33]" office:value-type="string" office:string-value="Заместителю" calcext:value-type="string">
            <text:p>Заместителю</text:p>
          </table:table-cell>
          <table:table-cell table:style-name="ce17" table:formula="of:=IFERROR(INDEX([$Окончания.$C$1:$Окончания.$C$1048576];[.D33]);&quot;&quot;)" office:value-type="string" office:string-value="я" calcext:value-type="string">
            <text:p>я</text:p>
          </table:table-cell>
          <table:table-cell table:style-name="ce17" table:formula="of:=LEFT([.C33];LEN([.C33])-LEN([.E33]))&amp;[.H33]" office:value-type="string" office:string-value="Заместителя" calcext:value-type="string">
            <text:p>Заместителя</text:p>
          </table:table-cell>
          <table:table-cell table:style-name="ce18" table:formula="of:=MID([.A33];[.B33];1)&amp;IF(MID([.A33];[.B33]+1;1)=&quot;(&quot;; &quot;(&quot;; &quot;&quot;)" office:value-type="string" office:string-value=" " calcext:value-type="string">
            <text:p><text:s/></text:p>
          </table:table-cell>
          <table:table-cell table:formula="of:=MID([.A33];[.B33]+LEN([.J33]);100)" office:value-type="string" office:string-value="директора" calcext:value-type="string">
            <text:p>директора</text:p>
          </table:table-cell>
          <table:table-cell table:formula="of:=MIN(SEARCH(&quot; &quot;;[.K33]&amp;&quot; &quot;);SEARCH(&quot;-&quot;;[.K33]&amp;&quot;-&quot;); SEARCH(&quot;)&quot;;[.K33]&amp;&quot;)&quot;))" office:value-type="float" office:value="10" calcext:value-type="float">
            <text:p>10</text:p>
          </table:table-cell>
          <table:table-cell table:formula="of:=LEFT([.K33];[.L33]-1)" office:value-type="string" office:string-value="директора" calcext:value-type="string">
            <text:p>директора</text:p>
          </table:table-cell>
          <table:table-cell table:formula="of:=IFERROR(MATCH(RIGHT([.M33];5);[$Окончания.$A$1:$Окончания.$A$1048576];0);IFERROR(MATCH(RIGHT([.M33];4);[$Окончания.$A$1:$Окончания.$A$1048576];0);IFERROR(MATCH(RIGHT([.M33];3);[$Окончания.$A$1:$Окончания.$A$1048576];0);IFERROR(MATCH(RIGHT([.M33];2);[$Окончания.$A$1:$Окончания.$A$1048576];0);MATCH(RIGHT([.M3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33]);&quot;&quot;)">
            <text:p/>
          </table:table-cell>
          <table:table-cell table:formula="of:=IFERROR(INDEX([$Окончания.$B$1:$Окончания.$B$1048576];[.N33]);&quot;&quot;)">
            <text:p/>
          </table:table-cell>
          <table:table-cell table:style-name="ce17" table:formula="of:=LEFT([.M33];LEN([.M33])-LEN([.O33]))&amp;[.P33]" office:value-type="string" office:string-value="директора" calcext:value-type="string">
            <text:p>директора</text:p>
          </table:table-cell>
          <table:table-cell table:style-name="ce17" table:formula="of:=IFERROR(INDEX([$Окончания.$C$1:$Окончания.$C$1048576];[.N33]);&quot;&quot;)">
            <text:p/>
          </table:table-cell>
          <table:table-cell table:style-name="ce17" table:formula="of:=LEFT([.M33];LEN([.M33])-LEN([.O33]))&amp;[.R33]" office:value-type="string" office:string-value="директора" calcext:value-type="string">
            <text:p>директора</text:p>
          </table:table-cell>
          <table:table-cell table:style-name="ce18" table:formula="of:=MID([.K33];[.L33];1)&amp;IF(MID([.K33];[.L33]+1;1)=&quot;(&quot;; &quot;(&quot;; &quot;&quot;)">
            <text:p/>
          </table:table-cell>
          <table:table-cell table:formula="of:=MID([.K33];[.L33]+LEN([.T33]);100)">
            <text:p/>
          </table:table-cell>
          <table:table-cell table:formula="of:=MIN(SEARCH(&quot; &quot;;[.U33]&amp;&quot; &quot;);SEARCH(&quot;-&quot;;[.U33]&amp;&quot;-&quot;); SEARCH(&quot;)&quot;;[.U33]&amp;&quot;)&quot;))" office:value-type="float" office:value="1" calcext:value-type="float">
            <text:p>1</text:p>
          </table:table-cell>
          <table:table-cell table:formula="of:=LEFT([.U33];[.V33]-1)">
            <text:p/>
          </table:table-cell>
          <table:table-cell table:formula="of:=IFERROR(MATCH(RIGHT([.W33];5);[$Окончания.$A$1:$Окончания.$A$1048576];0);IFERROR(MATCH(RIGHT([.W33];4);[$Окончания.$A$1:$Окончания.$A$1048576];0);IFERROR(MATCH(RIGHT([.W33];3);[$Окончания.$A$1:$Окончания.$A$1048576];0);IFERROR(MATCH(RIGHT([.W33];2);[$Окончания.$A$1:$Окончания.$A$1048576];0);MATCH(RIGHT([.W3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33]);&quot;&quot;)">
            <text:p/>
          </table:table-cell>
          <table:table-cell table:formula="of:=IFERROR(INDEX([$Окончания.$B$1:$Окончания.$B$1048576];[.X33]);&quot;&quot;)">
            <text:p/>
          </table:table-cell>
          <table:table-cell table:style-name="ce17" table:formula="of:=LEFT([.W33];LEN([.W33])-LEN([.Y33]))&amp;[.Z33]">
            <text:p/>
          </table:table-cell>
          <table:table-cell table:style-name="ce17" table:formula="of:=IFERROR(INDEX([$Окончания.$C$1:$Окончания.$C$1048576];[.X33]);&quot;&quot;)">
            <text:p/>
          </table:table-cell>
          <table:table-cell table:style-name="ce17" table:formula="of:=LEFT([.W33];LEN([.W33])-LEN([.Y33]))&amp;[.AB33]">
            <text:p/>
          </table:table-cell>
          <table:table-cell table:style-name="ce18" table:formula="of:=MID([.U33];[.V33];1)&amp;IF(MID([.U33];[.V33]+1;1)=&quot;(&quot;; &quot;(&quot;; &quot;&quot;)">
            <text:p/>
          </table:table-cell>
          <table:table-cell table:formula="of:=MID([.U33];[.V33]+LEN([.AD33]);100)">
            <text:p/>
          </table:table-cell>
          <table:table-cell table:formula="of:=MIN(SEARCH(&quot; &quot;;[.AE33]&amp;&quot; &quot;);SEARCH(&quot;-&quot;;[.AE33]&amp;&quot;-&quot;); SEARCH(&quot;)&quot;;[.AE33]&amp;&quot;)&quot;))" office:value-type="float" office:value="1" calcext:value-type="float">
            <text:p>1</text:p>
          </table:table-cell>
          <table:table-cell table:formula="of:=LEFT([.AE33];[.AF33]-1)">
            <text:p/>
          </table:table-cell>
          <table:table-cell table:formula="of:=IFERROR(MATCH(RIGHT([.AG33];5);[$Окончания.$A$1:$Окончания.$A$1048576];0);IFERROR(MATCH(RIGHT([.AG33];4);[$Окончания.$A$1:$Окончания.$A$1048576];0);IFERROR(MATCH(RIGHT([.AG33];3);[$Окончания.$A$1:$Окончания.$A$1048576];0);IFERROR(MATCH(RIGHT([.AG33];2);[$Окончания.$A$1:$Окончания.$A$1048576];0);MATCH(RIGHT([.AG3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33]);&quot;&quot;)">
            <text:p/>
          </table:table-cell>
          <table:table-cell table:formula="of:=IFERROR(INDEX([$Окончания.$B$1:$Окончания.$B$1048576];[.AH33]);&quot;&quot;)">
            <text:p/>
          </table:table-cell>
          <table:table-cell table:style-name="ce17" table:formula="of:=LEFT([.AG33];LEN([.AG33])-LEN([.AI33]))&amp;[.AJ33]">
            <text:p/>
          </table:table-cell>
          <table:table-cell table:style-name="ce17" table:formula="of:=IFERROR(INDEX([$Окончания.$C$1:$Окончания.$C$1048576];[.AH33]);&quot;&quot;)">
            <text:p/>
          </table:table-cell>
          <table:table-cell table:style-name="ce17" table:formula="of:=LEFT([.AG33];LEN([.AG33])-LEN([.AI33]))&amp;[.AL33]">
            <text:p/>
          </table:table-cell>
          <table:table-cell table:style-name="ce18" table:formula="of:=MID([.AE33];[.AF33];1)&amp;IF(MID([.AE33];[.AF33]+1;1)=&quot;(&quot;; &quot;(&quot;; &quot;&quot;)">
            <text:p/>
          </table:table-cell>
          <table:table-cell table:formula="of:=MID([.AE33];[.AF33]+LEN([.AN33]);100)">
            <text:p/>
          </table:table-cell>
          <table:table-cell table:formula="of:=MIN(SEARCH(&quot; &quot;;[.AO33]&amp;&quot; &quot;);SEARCH(&quot;-&quot;;[.AO33]&amp;&quot;-&quot;); SEARCH(&quot;)&quot;;[.AO33]&amp;&quot;)&quot;))" office:value-type="float" office:value="1" calcext:value-type="float">
            <text:p>1</text:p>
          </table:table-cell>
          <table:table-cell table:formula="of:=LEFT([.AO33];[.AP33]-1)">
            <text:p/>
          </table:table-cell>
          <table:table-cell table:formula="of:=IFERROR(MATCH(RIGHT([.AQ33];5);[$Окончания.$A$1:$Окончания.$A$1048576];0);IFERROR(MATCH(RIGHT([.AQ33];4);[$Окончания.$A$1:$Окончания.$A$1048576];0);IFERROR(MATCH(RIGHT([.AQ33];3);[$Окончания.$A$1:$Окончания.$A$1048576];0);IFERROR(MATCH(RIGHT([.AQ33];2);[$Окончания.$A$1:$Окончания.$A$1048576];0);MATCH(RIGHT([.AQ3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33]);&quot;&quot;)">
            <text:p/>
          </table:table-cell>
          <table:table-cell table:formula="of:=IFERROR(INDEX([$Окончания.$B$1:$Окончания.$B$1048576];[.AR33]);&quot;&quot;)">
            <text:p/>
          </table:table-cell>
          <table:table-cell table:style-name="ce17" table:formula="of:=LEFT([.AQ33];LEN([.AQ33])-LEN([.AS33]))&amp;[.AT33]">
            <text:p/>
          </table:table-cell>
          <table:table-cell table:style-name="ce17" table:formula="of:=IFERROR(INDEX([$Окончания.$C$1:$Окончания.$C$1048576];[.AR33]);&quot;&quot;)">
            <text:p/>
          </table:table-cell>
          <table:table-cell table:style-name="ce17" table:formula="of:=LEFT([.AQ33];LEN([.AQ33])-LEN([.AS33]))&amp;[.AV33]">
            <text:p/>
          </table:table-cell>
          <table:table-cell table:style-name="ce18" table:formula="of:=MID([.AO33];[.AP33];1)&amp;IF(MID([.AO33];[.AP33]+1;1)=&quot;(&quot;; &quot;(&quot;; &quot;&quot;)">
            <text:p/>
          </table:table-cell>
          <table:table-cell table:formula="of:=MID([.AO33];[.AP33]+LEN([.AX33]);100)">
            <text:p/>
          </table:table-cell>
          <table:table-cell table:formula="of:=[.$G33]&amp;[.$J33]&amp;[.$Q33]&amp;[.$T33]&amp;[.$AA33]&amp;[.$AD33]&amp;[.$AK33]&amp;[.$AN33]&amp;[.$AU33]&amp;[.$AX33]&amp;[.$AY33]" office:value-type="string" office:string-value="Заместителю директора" calcext:value-type="string">
            <text:p>Заместителю директора</text:p>
          </table:table-cell>
          <table:table-cell office:value-type="string" calcext:value-type="string">
            <text:p>Заместителю директора</text:p>
          </table:table-cell>
          <table:table-cell table:style-name="ce17" table:formula="of:=IF([.AZ33]=[.BA33];0;1)" office:value-type="float" office:value="0" calcext:value-type="float">
            <text:p>0</text:p>
          </table:table-cell>
          <table:table-cell table:formula="of:=[.$I33]&amp;[.$J33]&amp;[.$S33]&amp;[.$T33]&amp;[.$AC33]&amp;[.$AD33]&amp;[.$AM33]&amp;[.$AN33]&amp;[.$AW33]&amp;[.$AX33]&amp;[.$AY33]" office:value-type="string" office:string-value="Заместителя директора" calcext:value-type="string">
            <text:p>Заместителя директора</text:p>
          </table:table-cell>
          <table:table-cell table:style-name="ce22" office:value-type="string" calcext:value-type="string">
            <text:p>Заместителя директора</text:p>
          </table:table-cell>
          <table:table-cell table:style-name="ce17" table:formula="of:=IF([.BC33]=[.BD33];0;1)" office:value-type="float" office:value="0" calcext:value-type="float">
            <text:p>0</text:p>
          </table:table-cell>
          <table:table-cell table:number-columns-repeated="967"/>
        </table:table-row>
        <table:table-row table:style-name="ro9">
          <table:table-cell table:style-name="ce14" office:value-type="string" calcext:value-type="string">
            <text:p>Заместитель директора по заготовке и транспорту</text:p>
          </table:table-cell>
          <table:table-cell table:formula="of:=MIN(SEARCH(&quot; &quot;;[.A34]&amp;&quot; &quot;);SEARCH(&quot;-&quot;;[.A34]&amp;&quot;-&quot;); SEARCH(&quot;)&quot;;[.A34]&amp;&quot;)&quot;))" office:value-type="float" office:value="12" calcext:value-type="float">
            <text:p>12</text:p>
          </table:table-cell>
          <table:table-cell table:formula="of:=LEFT([.A34];[.B34]-1)" office:value-type="string" office:string-value="Заместитель" calcext:value-type="string">
            <text:p>Заместитель</text:p>
          </table:table-cell>
          <table:table-cell table:formula="of:=IFERROR(MATCH(RIGHT([.C34];5);[$Окончания.$A$1:$Окончания.$A$1048576];0);IFERROR(MATCH(RIGHT([.C34];4);[$Окончания.$A$1:$Окончания.$A$1048576];0);IFERROR(MATCH(RIGHT([.C34];3);[$Окончания.$A$1:$Окончания.$A$1048576];0);IFERROR(MATCH(RIGHT([.C34];2);[$Окончания.$A$1:$Окончания.$A$1048576];0);MATCH(RIGHT([.C34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34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34]);&quot;&quot;)" office:value-type="string" office:string-value="ю" calcext:value-type="string">
            <text:p>ю</text:p>
          </table:table-cell>
          <table:table-cell table:style-name="ce17" table:formula="of:=LEFT([.C34];LEN([.C34])-LEN([.E34]))&amp;[.F34]" office:value-type="string" office:string-value="Заместителю" calcext:value-type="string">
            <text:p>Заместителю</text:p>
          </table:table-cell>
          <table:table-cell table:style-name="ce17" table:formula="of:=IFERROR(INDEX([$Окончания.$C$1:$Окончания.$C$1048576];[.D34]);&quot;&quot;)" office:value-type="string" office:string-value="я" calcext:value-type="string">
            <text:p>я</text:p>
          </table:table-cell>
          <table:table-cell table:style-name="ce17" table:formula="of:=LEFT([.C34];LEN([.C34])-LEN([.E34]))&amp;[.H34]" office:value-type="string" office:string-value="Заместителя" calcext:value-type="string">
            <text:p>Заместителя</text:p>
          </table:table-cell>
          <table:table-cell table:style-name="ce18" table:formula="of:=MID([.A34];[.B34];1)&amp;IF(MID([.A34];[.B34]+1;1)=&quot;(&quot;; &quot;(&quot;; &quot;&quot;)" office:value-type="string" office:string-value=" " calcext:value-type="string">
            <text:p><text:s/></text:p>
          </table:table-cell>
          <table:table-cell table:formula="of:=MID([.A34];[.B34]+LEN([.J34]);100)" office:value-type="string" office:string-value="директора по заготовке и транспорту" calcext:value-type="string">
            <text:p>директора по заготовке и транспорту</text:p>
          </table:table-cell>
          <table:table-cell table:formula="of:=MIN(SEARCH(&quot; &quot;;[.K34]&amp;&quot; &quot;);SEARCH(&quot;-&quot;;[.K34]&amp;&quot;-&quot;); SEARCH(&quot;)&quot;;[.K34]&amp;&quot;)&quot;))" office:value-type="float" office:value="10" calcext:value-type="float">
            <text:p>10</text:p>
          </table:table-cell>
          <table:table-cell table:formula="of:=LEFT([.K34];[.L34]-1)" office:value-type="string" office:string-value="директора" calcext:value-type="string">
            <text:p>директора</text:p>
          </table:table-cell>
          <table:table-cell table:formula="of:=IFERROR(MATCH(RIGHT([.M34];5);[$Окончания.$A$1:$Окончания.$A$1048576];0);IFERROR(MATCH(RIGHT([.M34];4);[$Окончания.$A$1:$Окончания.$A$1048576];0);IFERROR(MATCH(RIGHT([.M34];3);[$Окончания.$A$1:$Окончания.$A$1048576];0);IFERROR(MATCH(RIGHT([.M34];2);[$Окончания.$A$1:$Окончания.$A$1048576];0);MATCH(RIGHT([.M3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34]);&quot;&quot;)">
            <text:p/>
          </table:table-cell>
          <table:table-cell table:formula="of:=IFERROR(INDEX([$Окончания.$B$1:$Окончания.$B$1048576];[.N34]);&quot;&quot;)">
            <text:p/>
          </table:table-cell>
          <table:table-cell table:style-name="ce17" table:formula="of:=LEFT([.M34];LEN([.M34])-LEN([.O34]))&amp;[.P34]" office:value-type="string" office:string-value="директора" calcext:value-type="string">
            <text:p>директора</text:p>
          </table:table-cell>
          <table:table-cell table:style-name="ce17" table:formula="of:=IFERROR(INDEX([$Окончания.$C$1:$Окончания.$C$1048576];[.N34]);&quot;&quot;)">
            <text:p/>
          </table:table-cell>
          <table:table-cell table:style-name="ce17" table:formula="of:=LEFT([.M34];LEN([.M34])-LEN([.O34]))&amp;[.R34]" office:value-type="string" office:string-value="директора" calcext:value-type="string">
            <text:p>директора</text:p>
          </table:table-cell>
          <table:table-cell table:style-name="ce18" table:formula="of:=MID([.K34];[.L34];1)&amp;IF(MID([.K34];[.L34]+1;1)=&quot;(&quot;; &quot;(&quot;; &quot;&quot;)" office:value-type="string" office:string-value=" " calcext:value-type="string">
            <text:p><text:s/></text:p>
          </table:table-cell>
          <table:table-cell table:formula="of:=MID([.K34];[.L34]+LEN([.T34]);100)" office:value-type="string" office:string-value="по заготовке и транспорту" calcext:value-type="string">
            <text:p>по заготовке и транспорту</text:p>
          </table:table-cell>
          <table:table-cell table:formula="of:=MIN(SEARCH(&quot; &quot;;[.U34]&amp;&quot; &quot;);SEARCH(&quot;-&quot;;[.U34]&amp;&quot;-&quot;); SEARCH(&quot;)&quot;;[.U34]&amp;&quot;)&quot;))" office:value-type="float" office:value="3" calcext:value-type="float">
            <text:p>3</text:p>
          </table:table-cell>
          <table:table-cell table:formula="of:=LEFT([.U34];[.V34]-1)" office:value-type="string" office:string-value="по" calcext:value-type="string">
            <text:p>по</text:p>
          </table:table-cell>
          <table:table-cell table:formula="of:=IFERROR(MATCH(RIGHT([.W34];5);[$Окончания.$A$1:$Окончания.$A$1048576];0);IFERROR(MATCH(RIGHT([.W34];4);[$Окончания.$A$1:$Окончания.$A$1048576];0);IFERROR(MATCH(RIGHT([.W34];3);[$Окончания.$A$1:$Окончания.$A$1048576];0);IFERROR(MATCH(RIGHT([.W34];2);[$Окончания.$A$1:$Окончания.$A$1048576];0);MATCH(RIGHT([.W3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34]);&quot;&quot;)">
            <text:p/>
          </table:table-cell>
          <table:table-cell table:formula="of:=IFERROR(INDEX([$Окончания.$B$1:$Окончания.$B$1048576];[.X34]);&quot;&quot;)">
            <text:p/>
          </table:table-cell>
          <table:table-cell table:style-name="ce17" table:formula="of:=LEFT([.W34];LEN([.W34])-LEN([.Y34]))&amp;[.Z34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X34]);&quot;&quot;)">
            <text:p/>
          </table:table-cell>
          <table:table-cell table:style-name="ce17" table:formula="of:=LEFT([.W34];LEN([.W34])-LEN([.Y34]))&amp;[.AB34]" office:value-type="string" office:string-value="по" calcext:value-type="string">
            <text:p>по</text:p>
          </table:table-cell>
          <table:table-cell table:style-name="ce18" table:formula="of:=MID([.U34];[.V34];1)&amp;IF(MID([.U34];[.V34]+1;1)=&quot;(&quot;; &quot;(&quot;; &quot;&quot;)" office:value-type="string" office:string-value=" " calcext:value-type="string">
            <text:p><text:s/></text:p>
          </table:table-cell>
          <table:table-cell table:formula="of:=MID([.U34];[.V34]+LEN([.AD34]);100)" office:value-type="string" office:string-value="заготовке и транспорту" calcext:value-type="string">
            <text:p>заготовке и транспорту</text:p>
          </table:table-cell>
          <table:table-cell table:formula="of:=MIN(SEARCH(&quot; &quot;;[.AE34]&amp;&quot; &quot;);SEARCH(&quot;-&quot;;[.AE34]&amp;&quot;-&quot;); SEARCH(&quot;)&quot;;[.AE34]&amp;&quot;)&quot;))" office:value-type="float" office:value="10" calcext:value-type="float">
            <text:p>10</text:p>
          </table:table-cell>
          <table:table-cell table:formula="of:=LEFT([.AE34];[.AF34]-1)" office:value-type="string" office:string-value="заготовке" calcext:value-type="string">
            <text:p>заготовке</text:p>
          </table:table-cell>
          <table:table-cell table:formula="of:=IFERROR(MATCH(RIGHT([.AG34];5);[$Окончания.$A$1:$Окончания.$A$1048576];0);IFERROR(MATCH(RIGHT([.AG34];4);[$Окончания.$A$1:$Окончания.$A$1048576];0);IFERROR(MATCH(RIGHT([.AG34];3);[$Окончания.$A$1:$Окончания.$A$1048576];0);IFERROR(MATCH(RIGHT([.AG34];2);[$Окончания.$A$1:$Окончания.$A$1048576];0);MATCH(RIGHT([.AG3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34]);&quot;&quot;)">
            <text:p/>
          </table:table-cell>
          <table:table-cell table:formula="of:=IFERROR(INDEX([$Окончания.$B$1:$Окончания.$B$1048576];[.AH34]);&quot;&quot;)">
            <text:p/>
          </table:table-cell>
          <table:table-cell table:style-name="ce17" table:formula="of:=LEFT([.AG34];LEN([.AG34])-LEN([.AI34]))&amp;[.AJ34]" office:value-type="string" office:string-value="заготовке" calcext:value-type="string">
            <text:p>заготовке</text:p>
          </table:table-cell>
          <table:table-cell table:style-name="ce17" table:formula="of:=IFERROR(INDEX([$Окончания.$C$1:$Окончания.$C$1048576];[.AH34]);&quot;&quot;)">
            <text:p/>
          </table:table-cell>
          <table:table-cell table:style-name="ce17" table:formula="of:=LEFT([.AG34];LEN([.AG34])-LEN([.AI34]))&amp;[.AL34]" office:value-type="string" office:string-value="заготовке" calcext:value-type="string">
            <text:p>заготовке</text:p>
          </table:table-cell>
          <table:table-cell table:style-name="ce18" table:formula="of:=MID([.AE34];[.AF34];1)&amp;IF(MID([.AE34];[.AF34]+1;1)=&quot;(&quot;; &quot;(&quot;; &quot;&quot;)" office:value-type="string" office:string-value=" " calcext:value-type="string">
            <text:p><text:s/></text:p>
          </table:table-cell>
          <table:table-cell table:formula="of:=MID([.AE34];[.AF34]+LEN([.AN34]);100)" office:value-type="string" office:string-value="и транспорту" calcext:value-type="string">
            <text:p>и транспорту</text:p>
          </table:table-cell>
          <table:table-cell table:formula="of:=MIN(SEARCH(&quot; &quot;;[.AO34]&amp;&quot; &quot;);SEARCH(&quot;-&quot;;[.AO34]&amp;&quot;-&quot;); SEARCH(&quot;)&quot;;[.AO34]&amp;&quot;)&quot;))" office:value-type="float" office:value="2" calcext:value-type="float">
            <text:p>2</text:p>
          </table:table-cell>
          <table:table-cell table:formula="of:=LEFT([.AO34];[.AP34]-1)" office:value-type="string" office:string-value="и" calcext:value-type="string">
            <text:p>и</text:p>
          </table:table-cell>
          <table:table-cell table:formula="of:=IFERROR(MATCH(RIGHT([.AQ34];5);[$Окончания.$A$1:$Окончания.$A$1048576];0);IFERROR(MATCH(RIGHT([.AQ34];4);[$Окончания.$A$1:$Окончания.$A$1048576];0);IFERROR(MATCH(RIGHT([.AQ34];3);[$Окончания.$A$1:$Окончания.$A$1048576];0);IFERROR(MATCH(RIGHT([.AQ34];2);[$Окончания.$A$1:$Окончания.$A$1048576];0);MATCH(RIGHT([.AQ3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34]);&quot;&quot;)">
            <text:p/>
          </table:table-cell>
          <table:table-cell table:formula="of:=IFERROR(INDEX([$Окончания.$B$1:$Окончания.$B$1048576];[.AR34]);&quot;&quot;)">
            <text:p/>
          </table:table-cell>
          <table:table-cell table:style-name="ce17" table:formula="of:=LEFT([.AQ34];LEN([.AQ34])-LEN([.AS34]))&amp;[.AT34]" office:value-type="string" office:string-value="и" calcext:value-type="string">
            <text:p>и</text:p>
          </table:table-cell>
          <table:table-cell table:style-name="ce17" table:formula="of:=IFERROR(INDEX([$Окончания.$C$1:$Окончания.$C$1048576];[.AR34]);&quot;&quot;)">
            <text:p/>
          </table:table-cell>
          <table:table-cell table:style-name="ce17" table:formula="of:=LEFT([.AQ34];LEN([.AQ34])-LEN([.AS34]))&amp;[.AV34]" office:value-type="string" office:string-value="и" calcext:value-type="string">
            <text:p>и</text:p>
          </table:table-cell>
          <table:table-cell table:style-name="ce18" table:formula="of:=MID([.AO34];[.AP34];1)&amp;IF(MID([.AO34];[.AP34]+1;1)=&quot;(&quot;; &quot;(&quot;; &quot;&quot;)" office:value-type="string" office:string-value=" " calcext:value-type="string">
            <text:p><text:s/></text:p>
          </table:table-cell>
          <table:table-cell table:formula="of:=MID([.AO34];[.AP34]+LEN([.AX34]);100)" office:value-type="string" office:string-value="транспорту" calcext:value-type="string">
            <text:p>транспорту</text:p>
          </table:table-cell>
          <table:table-cell table:formula="of:=[.$G34]&amp;[.$J34]&amp;[.$Q34]&amp;[.$T34]&amp;[.$AA34]&amp;[.$AD34]&amp;[.$AK34]&amp;[.$AN34]&amp;[.$AU34]&amp;[.$AX34]&amp;[.$AY34]" office:value-type="string" office:string-value="Заместителю директора по заготовке и транспорту" calcext:value-type="string">
            <text:p>Заместителю директора по заготовке и транспорту</text:p>
          </table:table-cell>
          <table:table-cell office:value-type="string" calcext:value-type="string">
            <text:p>Заместителю директора по заготовке и транспорту</text:p>
          </table:table-cell>
          <table:table-cell table:style-name="ce17" table:formula="of:=IF([.AZ34]=[.BA34];0;1)" office:value-type="float" office:value="0" calcext:value-type="float">
            <text:p>0</text:p>
          </table:table-cell>
          <table:table-cell table:formula="of:=[.$I34]&amp;[.$J34]&amp;[.$S34]&amp;[.$T34]&amp;[.$AC34]&amp;[.$AD34]&amp;[.$AM34]&amp;[.$AN34]&amp;[.$AW34]&amp;[.$AX34]&amp;[.$AY34]" office:value-type="string" office:string-value="Заместителя директора по заготовке и транспорту" calcext:value-type="string">
            <text:p>Заместителя директора по заготовке и транспорту</text:p>
          </table:table-cell>
          <table:table-cell table:style-name="ce22" office:value-type="string" calcext:value-type="string">
            <text:p>Заместителя директора по заготовке и транспорту</text:p>
          </table:table-cell>
          <table:table-cell table:style-name="ce17" table:formula="of:=IF([.BC34]=[.BD34];0;1)" office:value-type="float" office:value="0" calcext:value-type="float">
            <text:p>0</text:p>
          </table:table-cell>
          <table:table-cell table:number-columns-repeated="967"/>
        </table:table-row>
        <table:table-row table:style-name="ro10">
          <table:table-cell table:style-name="ce14" office:value-type="string" calcext:value-type="string">
            <text:p>Заместитель директора по идеологической работе, кадрам и социально-бытовым вопросам предприятия</text:p>
          </table:table-cell>
          <table:table-cell table:formula="of:=MIN(SEARCH(&quot; &quot;;[.A35]&amp;&quot; &quot;);SEARCH(&quot;-&quot;;[.A35]&amp;&quot;-&quot;); SEARCH(&quot;)&quot;;[.A35]&amp;&quot;)&quot;))" office:value-type="float" office:value="12" calcext:value-type="float">
            <text:p>12</text:p>
          </table:table-cell>
          <table:table-cell table:formula="of:=LEFT([.A35];[.B35]-1)" office:value-type="string" office:string-value="Заместитель" calcext:value-type="string">
            <text:p>Заместитель</text:p>
          </table:table-cell>
          <table:table-cell table:formula="of:=IFERROR(MATCH(RIGHT([.C35];5);[$Окончания.$A$1:$Окончания.$A$1048576];0);IFERROR(MATCH(RIGHT([.C35];4);[$Окончания.$A$1:$Окончания.$A$1048576];0);IFERROR(MATCH(RIGHT([.C35];3);[$Окончания.$A$1:$Окончания.$A$1048576];0);IFERROR(MATCH(RIGHT([.C35];2);[$Окончания.$A$1:$Окончания.$A$1048576];0);MATCH(RIGHT([.C35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35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35]);&quot;&quot;)" office:value-type="string" office:string-value="ю" calcext:value-type="string">
            <text:p>ю</text:p>
          </table:table-cell>
          <table:table-cell table:style-name="ce17" table:formula="of:=LEFT([.C35];LEN([.C35])-LEN([.E35]))&amp;[.F35]" office:value-type="string" office:string-value="Заместителю" calcext:value-type="string">
            <text:p>Заместителю</text:p>
          </table:table-cell>
          <table:table-cell table:style-name="ce17" table:formula="of:=IFERROR(INDEX([$Окончания.$C$1:$Окончания.$C$1048576];[.D35]);&quot;&quot;)" office:value-type="string" office:string-value="я" calcext:value-type="string">
            <text:p>я</text:p>
          </table:table-cell>
          <table:table-cell table:style-name="ce17" table:formula="of:=LEFT([.C35];LEN([.C35])-LEN([.E35]))&amp;[.H35]" office:value-type="string" office:string-value="Заместителя" calcext:value-type="string">
            <text:p>Заместителя</text:p>
          </table:table-cell>
          <table:table-cell table:style-name="ce18" table:formula="of:=MID([.A35];[.B35];1)&amp;IF(MID([.A35];[.B35]+1;1)=&quot;(&quot;; &quot;(&quot;; &quot;&quot;)" office:value-type="string" office:string-value=" " calcext:value-type="string">
            <text:p><text:s/></text:p>
          </table:table-cell>
          <table:table-cell table:formula="of:=MID([.A35];[.B35]+LEN([.J35]);100)" office:value-type="string" office:string-value="директора по идеологической работе, кадрам и социально-бытовым вопросам предприятия" calcext:value-type="string">
            <text:p>директора по идеологической работе, кадрам и социально-бытовым вопросам предприятия</text:p>
          </table:table-cell>
          <table:table-cell table:formula="of:=MIN(SEARCH(&quot; &quot;;[.K35]&amp;&quot; &quot;);SEARCH(&quot;-&quot;;[.K35]&amp;&quot;-&quot;); SEARCH(&quot;)&quot;;[.K35]&amp;&quot;)&quot;))" office:value-type="float" office:value="10" calcext:value-type="float">
            <text:p>10</text:p>
          </table:table-cell>
          <table:table-cell table:formula="of:=LEFT([.K35];[.L35]-1)" office:value-type="string" office:string-value="директора" calcext:value-type="string">
            <text:p>директора</text:p>
          </table:table-cell>
          <table:table-cell table:formula="of:=IFERROR(MATCH(RIGHT([.M35];5);[$Окончания.$A$1:$Окончания.$A$1048576];0);IFERROR(MATCH(RIGHT([.M35];4);[$Окончания.$A$1:$Окончания.$A$1048576];0);IFERROR(MATCH(RIGHT([.M35];3);[$Окончания.$A$1:$Окончания.$A$1048576];0);IFERROR(MATCH(RIGHT([.M35];2);[$Окончания.$A$1:$Окончания.$A$1048576];0);MATCH(RIGHT([.M3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35]);&quot;&quot;)">
            <text:p/>
          </table:table-cell>
          <table:table-cell table:formula="of:=IFERROR(INDEX([$Окончания.$B$1:$Окончания.$B$1048576];[.N35]);&quot;&quot;)">
            <text:p/>
          </table:table-cell>
          <table:table-cell table:style-name="ce17" table:formula="of:=LEFT([.M35];LEN([.M35])-LEN([.O35]))&amp;[.P35]" office:value-type="string" office:string-value="директора" calcext:value-type="string">
            <text:p>директора</text:p>
          </table:table-cell>
          <table:table-cell table:style-name="ce17" table:formula="of:=IFERROR(INDEX([$Окончания.$C$1:$Окончания.$C$1048576];[.N35]);&quot;&quot;)">
            <text:p/>
          </table:table-cell>
          <table:table-cell table:style-name="ce17" table:formula="of:=LEFT([.M35];LEN([.M35])-LEN([.O35]))&amp;[.R35]" office:value-type="string" office:string-value="директора" calcext:value-type="string">
            <text:p>директора</text:p>
          </table:table-cell>
          <table:table-cell table:style-name="ce18" table:formula="of:=MID([.K35];[.L35];1)&amp;IF(MID([.K35];[.L35]+1;1)=&quot;(&quot;; &quot;(&quot;; &quot;&quot;)" office:value-type="string" office:string-value=" " calcext:value-type="string">
            <text:p><text:s/></text:p>
          </table:table-cell>
          <table:table-cell table:formula="of:=MID([.K35];[.L35]+LEN([.T35]);100)" office:value-type="string" office:string-value="по идеологической работе, кадрам и социально-бытовым вопросам предприятия" calcext:value-type="string">
            <text:p>по идеологической работе, кадрам и социально-бытовым вопросам предприятия</text:p>
          </table:table-cell>
          <table:table-cell table:formula="of:=MIN(SEARCH(&quot; &quot;;[.U35]&amp;&quot; &quot;);SEARCH(&quot;-&quot;;[.U35]&amp;&quot;-&quot;); SEARCH(&quot;)&quot;;[.U35]&amp;&quot;)&quot;))" office:value-type="float" office:value="3" calcext:value-type="float">
            <text:p>3</text:p>
          </table:table-cell>
          <table:table-cell table:formula="of:=LEFT([.U35];[.V35]-1)" office:value-type="string" office:string-value="по" calcext:value-type="string">
            <text:p>по</text:p>
          </table:table-cell>
          <table:table-cell table:formula="of:=IFERROR(MATCH(RIGHT([.W35];5);[$Окончания.$A$1:$Окончания.$A$1048576];0);IFERROR(MATCH(RIGHT([.W35];4);[$Окончания.$A$1:$Окончания.$A$1048576];0);IFERROR(MATCH(RIGHT([.W35];3);[$Окончания.$A$1:$Окончания.$A$1048576];0);IFERROR(MATCH(RIGHT([.W35];2);[$Окончания.$A$1:$Окончания.$A$1048576];0);MATCH(RIGHT([.W3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35]);&quot;&quot;)">
            <text:p/>
          </table:table-cell>
          <table:table-cell table:formula="of:=IFERROR(INDEX([$Окончания.$B$1:$Окончания.$B$1048576];[.X35]);&quot;&quot;)">
            <text:p/>
          </table:table-cell>
          <table:table-cell table:style-name="ce17" table:formula="of:=LEFT([.W35];LEN([.W35])-LEN([.Y35]))&amp;[.Z35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X35]);&quot;&quot;)">
            <text:p/>
          </table:table-cell>
          <table:table-cell table:style-name="ce17" table:formula="of:=LEFT([.W35];LEN([.W35])-LEN([.Y35]))&amp;[.AB35]" office:value-type="string" office:string-value="по" calcext:value-type="string">
            <text:p>по</text:p>
          </table:table-cell>
          <table:table-cell table:style-name="ce18" table:formula="of:=MID([.U35];[.V35];1)&amp;IF(MID([.U35];[.V35]+1;1)=&quot;(&quot;; &quot;(&quot;; &quot;&quot;)" office:value-type="string" office:string-value=" " calcext:value-type="string">
            <text:p><text:s/></text:p>
          </table:table-cell>
          <table:table-cell table:formula="of:=MID([.U35];[.V35]+LEN([.AD35]);100)" office:value-type="string" office:string-value="идеологической работе, кадрам и социально-бытовым вопросам предприятия" calcext:value-type="string">
            <text:p>идеологической работе, кадрам и социально-бытовым вопросам предприятия</text:p>
          </table:table-cell>
          <table:table-cell table:formula="of:=MIN(SEARCH(&quot; &quot;;[.AE35]&amp;&quot; &quot;);SEARCH(&quot;-&quot;;[.AE35]&amp;&quot;-&quot;); SEARCH(&quot;)&quot;;[.AE35]&amp;&quot;)&quot;))" office:value-type="float" office:value="15" calcext:value-type="float">
            <text:p>15</text:p>
          </table:table-cell>
          <table:table-cell table:formula="of:=LEFT([.AE35];[.AF35]-1)" office:value-type="string" office:string-value="идеологической" calcext:value-type="string">
            <text:p>идеологической</text:p>
          </table:table-cell>
          <table:table-cell table:formula="of:=IFERROR(MATCH(RIGHT([.AG35];5);[$Окончания.$A$1:$Окончания.$A$1048576];0);IFERROR(MATCH(RIGHT([.AG35];4);[$Окончания.$A$1:$Окончания.$A$1048576];0);IFERROR(MATCH(RIGHT([.AG35];3);[$Окончания.$A$1:$Окончания.$A$1048576];0);IFERROR(MATCH(RIGHT([.AG35];2);[$Окончания.$A$1:$Окончания.$A$1048576];0);MATCH(RIGHT([.AG3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35]);&quot;&quot;)">
            <text:p/>
          </table:table-cell>
          <table:table-cell table:formula="of:=IFERROR(INDEX([$Окончания.$B$1:$Окончания.$B$1048576];[.AH35]);&quot;&quot;)">
            <text:p/>
          </table:table-cell>
          <table:table-cell table:style-name="ce17" table:formula="of:=LEFT([.AG35];LEN([.AG35])-LEN([.AI35]))&amp;[.AJ35]" office:value-type="string" office:string-value="идеологической" calcext:value-type="string">
            <text:p>идеологической</text:p>
          </table:table-cell>
          <table:table-cell table:style-name="ce17" table:formula="of:=IFERROR(INDEX([$Окончания.$C$1:$Окончания.$C$1048576];[.AH35]);&quot;&quot;)">
            <text:p/>
          </table:table-cell>
          <table:table-cell table:style-name="ce17" table:formula="of:=LEFT([.AG35];LEN([.AG35])-LEN([.AI35]))&amp;[.AL35]" office:value-type="string" office:string-value="идеологической" calcext:value-type="string">
            <text:p>идеологической</text:p>
          </table:table-cell>
          <table:table-cell table:style-name="ce18" table:formula="of:=MID([.AE35];[.AF35];1)&amp;IF(MID([.AE35];[.AF35]+1;1)=&quot;(&quot;; &quot;(&quot;; &quot;&quot;)" office:value-type="string" office:string-value=" " calcext:value-type="string">
            <text:p><text:s/></text:p>
          </table:table-cell>
          <table:table-cell table:formula="of:=MID([.AE35];[.AF35]+LEN([.AN35]);100)" office:value-type="string" office:string-value="работе, кадрам и социально-бытовым вопросам предприятия" calcext:value-type="string">
            <text:p>работе, кадрам и социально-бытовым вопросам предприятия</text:p>
          </table:table-cell>
          <table:table-cell table:formula="of:=MIN(SEARCH(&quot; &quot;;[.AO35]&amp;&quot; &quot;);SEARCH(&quot;-&quot;;[.AO35]&amp;&quot;-&quot;); SEARCH(&quot;)&quot;;[.AO35]&amp;&quot;)&quot;))" office:value-type="float" office:value="8" calcext:value-type="float">
            <text:p>8</text:p>
          </table:table-cell>
          <table:table-cell table:formula="of:=LEFT([.AO35];[.AP35]-1)" office:value-type="string" office:string-value="работе," calcext:value-type="string">
            <text:p>работе,</text:p>
          </table:table-cell>
          <table:table-cell table:formula="of:=IFERROR(MATCH(RIGHT([.AQ35];5);[$Окончания.$A$1:$Окончания.$A$1048576];0);IFERROR(MATCH(RIGHT([.AQ35];4);[$Окончания.$A$1:$Окончания.$A$1048576];0);IFERROR(MATCH(RIGHT([.AQ35];3);[$Окончания.$A$1:$Окончания.$A$1048576];0);IFERROR(MATCH(RIGHT([.AQ35];2);[$Окончания.$A$1:$Окончания.$A$1048576];0);MATCH(RIGHT([.AQ3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35]);&quot;&quot;)">
            <text:p/>
          </table:table-cell>
          <table:table-cell table:formula="of:=IFERROR(INDEX([$Окончания.$B$1:$Окончания.$B$1048576];[.AR35]);&quot;&quot;)">
            <text:p/>
          </table:table-cell>
          <table:table-cell table:style-name="ce17" table:formula="of:=LEFT([.AQ35];LEN([.AQ35])-LEN([.AS35]))&amp;[.AT35]" office:value-type="string" office:string-value="работе," calcext:value-type="string">
            <text:p>работе,</text:p>
          </table:table-cell>
          <table:table-cell table:style-name="ce17" table:formula="of:=IFERROR(INDEX([$Окончания.$C$1:$Окончания.$C$1048576];[.AR35]);&quot;&quot;)">
            <text:p/>
          </table:table-cell>
          <table:table-cell table:style-name="ce17" table:formula="of:=LEFT([.AQ35];LEN([.AQ35])-LEN([.AS35]))&amp;[.AV35]" office:value-type="string" office:string-value="работе," calcext:value-type="string">
            <text:p>работе,</text:p>
          </table:table-cell>
          <table:table-cell table:style-name="ce18" table:formula="of:=MID([.AO35];[.AP35];1)&amp;IF(MID([.AO35];[.AP35]+1;1)=&quot;(&quot;; &quot;(&quot;; &quot;&quot;)" office:value-type="string" office:string-value=" " calcext:value-type="string">
            <text:p><text:s/></text:p>
          </table:table-cell>
          <table:table-cell table:formula="of:=MID([.AO35];[.AP35]+LEN([.AX35]);100)" office:value-type="string" office:string-value="кадрам и социально-бытовым вопросам предприятия" calcext:value-type="string">
            <text:p>кадрам и социально-бытовым вопросам предприятия</text:p>
          </table:table-cell>
          <table:table-cell table:formula="of:=[.$G35]&amp;[.$J35]&amp;[.$Q35]&amp;[.$T35]&amp;[.$AA35]&amp;[.$AD35]&amp;[.$AK35]&amp;[.$AN35]&amp;[.$AU35]&amp;[.$AX35]&amp;[.$AY35]" office:value-type="string" office:string-value="Заместителю директора по идеологической работе, кадрам и социально-бытовым вопросам предприятия" calcext:value-type="string">
            <text:p>Заместителю директора по идеологической работе, кадрам и социально-бытовым вопросам предприятия</text:p>
          </table:table-cell>
          <table:table-cell office:value-type="string" calcext:value-type="string">
            <text:p>Заместителю директора по идеологической работе, кадрам и социально-бытовым вопросам предприятия</text:p>
          </table:table-cell>
          <table:table-cell table:style-name="ce17" table:formula="of:=IF([.AZ35]=[.BA35];0;1)" office:value-type="float" office:value="0" calcext:value-type="float">
            <text:p>0</text:p>
          </table:table-cell>
          <table:table-cell table:formula="of:=[.$I35]&amp;[.$J35]&amp;[.$S35]&amp;[.$T35]&amp;[.$AC35]&amp;[.$AD35]&amp;[.$AM35]&amp;[.$AN35]&amp;[.$AW35]&amp;[.$AX35]&amp;[.$AY35]" office:value-type="string" office:string-value="Заместителя директора по идеологической работе, кадрам и социально-бытовым вопросам предприятия" calcext:value-type="string">
            <text:p>Заместителя директора по идеологической работе, кадрам и социально-бытовым вопросам предприятия</text:p>
          </table:table-cell>
          <table:table-cell table:style-name="ce22" office:value-type="string" calcext:value-type="string">
            <text:p>Заместителя директора по идеологической работе, кадрам и социально-бытовым вопросам предприятия</text:p>
          </table:table-cell>
          <table:table-cell table:style-name="ce17" table:formula="of:=IF([.BC35]=[.BD35];0;1)" office:value-type="float" office:value="0" calcext:value-type="float">
            <text:p>0</text:p>
          </table:table-cell>
          <table:table-cell table:number-columns-repeated="967"/>
        </table:table-row>
        <table:table-row table:style-name="ro5">
          <table:table-cell table:style-name="ce14" office:value-type="string" calcext:value-type="string">
            <text:p>Заместитель начальника отдела кадрово-правовой работы</text:p>
          </table:table-cell>
          <table:table-cell table:formula="of:=MIN(SEARCH(&quot; &quot;;[.A36]&amp;&quot; &quot;);SEARCH(&quot;-&quot;;[.A36]&amp;&quot;-&quot;); SEARCH(&quot;)&quot;;[.A36]&amp;&quot;)&quot;))" office:value-type="float" office:value="12" calcext:value-type="float">
            <text:p>12</text:p>
          </table:table-cell>
          <table:table-cell table:formula="of:=LEFT([.A36];[.B36]-1)" office:value-type="string" office:string-value="Заместитель" calcext:value-type="string">
            <text:p>Заместитель</text:p>
          </table:table-cell>
          <table:table-cell table:formula="of:=IFERROR(MATCH(RIGHT([.C36];5);[$Окончания.$A$1:$Окончания.$A$1048576];0);IFERROR(MATCH(RIGHT([.C36];4);[$Окончания.$A$1:$Окончания.$A$1048576];0);IFERROR(MATCH(RIGHT([.C36];3);[$Окончания.$A$1:$Окончания.$A$1048576];0);IFERROR(MATCH(RIGHT([.C36];2);[$Окончания.$A$1:$Окончания.$A$1048576];0);MATCH(RIGHT([.C36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36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36]);&quot;&quot;)" office:value-type="string" office:string-value="ю" calcext:value-type="string">
            <text:p>ю</text:p>
          </table:table-cell>
          <table:table-cell table:style-name="ce17" table:formula="of:=LEFT([.C36];LEN([.C36])-LEN([.E36]))&amp;[.F36]" office:value-type="string" office:string-value="Заместителю" calcext:value-type="string">
            <text:p>Заместителю</text:p>
          </table:table-cell>
          <table:table-cell table:style-name="ce17" table:formula="of:=IFERROR(INDEX([$Окончания.$C$1:$Окончания.$C$1048576];[.D36]);&quot;&quot;)" office:value-type="string" office:string-value="я" calcext:value-type="string">
            <text:p>я</text:p>
          </table:table-cell>
          <table:table-cell table:style-name="ce17" table:formula="of:=LEFT([.C36];LEN([.C36])-LEN([.E36]))&amp;[.H36]" office:value-type="string" office:string-value="Заместителя" calcext:value-type="string">
            <text:p>Заместителя</text:p>
          </table:table-cell>
          <table:table-cell table:style-name="ce18" table:formula="of:=MID([.A36];[.B36];1)&amp;IF(MID([.A36];[.B36]+1;1)=&quot;(&quot;; &quot;(&quot;; &quot;&quot;)" office:value-type="string" office:string-value=" " calcext:value-type="string">
            <text:p><text:s/></text:p>
          </table:table-cell>
          <table:table-cell table:formula="of:=MID([.A36];[.B36]+LEN([.J36]);100)" office:value-type="string" office:string-value="начальника отдела кадрово-правовой работы" calcext:value-type="string">
            <text:p>начальника отдела кадрово-правовой работы</text:p>
          </table:table-cell>
          <table:table-cell table:formula="of:=MIN(SEARCH(&quot; &quot;;[.K36]&amp;&quot; &quot;);SEARCH(&quot;-&quot;;[.K36]&amp;&quot;-&quot;); SEARCH(&quot;)&quot;;[.K36]&amp;&quot;)&quot;))" office:value-type="float" office:value="11" calcext:value-type="float">
            <text:p>11</text:p>
          </table:table-cell>
          <table:table-cell table:formula="of:=LEFT([.K36];[.L36]-1)" office:value-type="string" office:string-value="начальника" calcext:value-type="string">
            <text:p>начальника</text:p>
          </table:table-cell>
          <table:table-cell table:formula="of:=IFERROR(MATCH(RIGHT([.M36];5);[$Окончания.$A$1:$Окончания.$A$1048576];0);IFERROR(MATCH(RIGHT([.M36];4);[$Окончания.$A$1:$Окончания.$A$1048576];0);IFERROR(MATCH(RIGHT([.M36];3);[$Окончания.$A$1:$Окончания.$A$1048576];0);IFERROR(MATCH(RIGHT([.M36];2);[$Окончания.$A$1:$Окончания.$A$1048576];0);MATCH(RIGHT([.M3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36]);&quot;&quot;)">
            <text:p/>
          </table:table-cell>
          <table:table-cell table:formula="of:=IFERROR(INDEX([$Окончания.$B$1:$Окончания.$B$1048576];[.N36]);&quot;&quot;)">
            <text:p/>
          </table:table-cell>
          <table:table-cell table:style-name="ce17" table:formula="of:=LEFT([.M36];LEN([.M36])-LEN([.O36]))&amp;[.P36]" office:value-type="string" office:string-value="начальника" calcext:value-type="string">
            <text:p>начальника</text:p>
          </table:table-cell>
          <table:table-cell table:style-name="ce17" table:formula="of:=IFERROR(INDEX([$Окончания.$C$1:$Окончания.$C$1048576];[.N36]);&quot;&quot;)">
            <text:p/>
          </table:table-cell>
          <table:table-cell table:style-name="ce17" table:formula="of:=LEFT([.M36];LEN([.M36])-LEN([.O36]))&amp;[.R36]" office:value-type="string" office:string-value="начальника" calcext:value-type="string">
            <text:p>начальника</text:p>
          </table:table-cell>
          <table:table-cell table:style-name="ce18" table:formula="of:=MID([.K36];[.L36];1)&amp;IF(MID([.K36];[.L36]+1;1)=&quot;(&quot;; &quot;(&quot;; &quot;&quot;)" office:value-type="string" office:string-value=" " calcext:value-type="string">
            <text:p><text:s/></text:p>
          </table:table-cell>
          <table:table-cell table:formula="of:=MID([.K36];[.L36]+LEN([.T36]);100)" office:value-type="string" office:string-value="отдела кадрово-правовой работы" calcext:value-type="string">
            <text:p>отдела кадрово-правовой работы</text:p>
          </table:table-cell>
          <table:table-cell table:formula="of:=MIN(SEARCH(&quot; &quot;;[.U36]&amp;&quot; &quot;);SEARCH(&quot;-&quot;;[.U36]&amp;&quot;-&quot;); SEARCH(&quot;)&quot;;[.U36]&amp;&quot;)&quot;))" office:value-type="float" office:value="7" calcext:value-type="float">
            <text:p>7</text:p>
          </table:table-cell>
          <table:table-cell table:formula="of:=LEFT([.U36];[.V36]-1)" office:value-type="string" office:string-value="отдела" calcext:value-type="string">
            <text:p>отдела</text:p>
          </table:table-cell>
          <table:table-cell table:formula="of:=IFERROR(MATCH(RIGHT([.W36];5);[$Окончания.$A$1:$Окончания.$A$1048576];0);IFERROR(MATCH(RIGHT([.W36];4);[$Окончания.$A$1:$Окончания.$A$1048576];0);IFERROR(MATCH(RIGHT([.W36];3);[$Окончания.$A$1:$Окончания.$A$1048576];0);IFERROR(MATCH(RIGHT([.W36];2);[$Окончания.$A$1:$Окончания.$A$1048576];0);MATCH(RIGHT([.W3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36]);&quot;&quot;)">
            <text:p/>
          </table:table-cell>
          <table:table-cell table:formula="of:=IFERROR(INDEX([$Окончания.$B$1:$Окончания.$B$1048576];[.X36]);&quot;&quot;)">
            <text:p/>
          </table:table-cell>
          <table:table-cell table:style-name="ce17" table:formula="of:=LEFT([.W36];LEN([.W36])-LEN([.Y36]))&amp;[.Z36]" office:value-type="string" office:string-value="отдела" calcext:value-type="string">
            <text:p>отдела</text:p>
          </table:table-cell>
          <table:table-cell table:style-name="ce17" table:formula="of:=IFERROR(INDEX([$Окончания.$C$1:$Окончания.$C$1048576];[.X36]);&quot;&quot;)">
            <text:p/>
          </table:table-cell>
          <table:table-cell table:style-name="ce17" table:formula="of:=LEFT([.W36];LEN([.W36])-LEN([.Y36]))&amp;[.AB36]" office:value-type="string" office:string-value="отдела" calcext:value-type="string">
            <text:p>отдела</text:p>
          </table:table-cell>
          <table:table-cell table:style-name="ce18" table:formula="of:=MID([.U36];[.V36];1)&amp;IF(MID([.U36];[.V36]+1;1)=&quot;(&quot;; &quot;(&quot;; &quot;&quot;)" office:value-type="string" office:string-value=" " calcext:value-type="string">
            <text:p><text:s/></text:p>
          </table:table-cell>
          <table:table-cell table:formula="of:=MID([.U36];[.V36]+LEN([.AD36]);100)" office:value-type="string" office:string-value="кадрово-правовой работы" calcext:value-type="string">
            <text:p>кадрово-правовой работы</text:p>
          </table:table-cell>
          <table:table-cell table:formula="of:=MIN(SEARCH(&quot; &quot;;[.AE36]&amp;&quot; &quot;);SEARCH(&quot;-&quot;;[.AE36]&amp;&quot;-&quot;); SEARCH(&quot;)&quot;;[.AE36]&amp;&quot;)&quot;))" office:value-type="float" office:value="8" calcext:value-type="float">
            <text:p>8</text:p>
          </table:table-cell>
          <table:table-cell table:formula="of:=LEFT([.AE36];[.AF36]-1)" office:value-type="string" office:string-value="кадрово" calcext:value-type="string">
            <text:p>кадрово</text:p>
          </table:table-cell>
          <table:table-cell table:formula="of:=IFERROR(MATCH(RIGHT([.AG36];5);[$Окончания.$A$1:$Окончания.$A$1048576];0);IFERROR(MATCH(RIGHT([.AG36];4);[$Окончания.$A$1:$Окончания.$A$1048576];0);IFERROR(MATCH(RIGHT([.AG36];3);[$Окончания.$A$1:$Окончания.$A$1048576];0);IFERROR(MATCH(RIGHT([.AG36];2);[$Окончания.$A$1:$Окончания.$A$1048576];0);MATCH(RIGHT([.AG3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36]);&quot;&quot;)">
            <text:p/>
          </table:table-cell>
          <table:table-cell table:formula="of:=IFERROR(INDEX([$Окончания.$B$1:$Окончания.$B$1048576];[.AH36]);&quot;&quot;)">
            <text:p/>
          </table:table-cell>
          <table:table-cell table:style-name="ce17" table:formula="of:=LEFT([.AG36];LEN([.AG36])-LEN([.AI36]))&amp;[.AJ36]" office:value-type="string" office:string-value="кадрово" calcext:value-type="string">
            <text:p>кадрово</text:p>
          </table:table-cell>
          <table:table-cell table:style-name="ce17" table:formula="of:=IFERROR(INDEX([$Окончания.$C$1:$Окончания.$C$1048576];[.AH36]);&quot;&quot;)">
            <text:p/>
          </table:table-cell>
          <table:table-cell table:style-name="ce17" table:formula="of:=LEFT([.AG36];LEN([.AG36])-LEN([.AI36]))&amp;[.AL36]" office:value-type="string" office:string-value="кадрово" calcext:value-type="string">
            <text:p>кадрово</text:p>
          </table:table-cell>
          <table:table-cell table:style-name="ce18" table:formula="of:=MID([.AE36];[.AF36];1)&amp;IF(MID([.AE36];[.AF36]+1;1)=&quot;(&quot;; &quot;(&quot;; &quot;&quot;)" office:value-type="string" office:string-value="-" calcext:value-type="string">
            <text:p>-</text:p>
          </table:table-cell>
          <table:table-cell table:formula="of:=MID([.AE36];[.AF36]+LEN([.AN36]);100)" office:value-type="string" office:string-value="правовой работы" calcext:value-type="string">
            <text:p>правовой работы</text:p>
          </table:table-cell>
          <table:table-cell table:formula="of:=MIN(SEARCH(&quot; &quot;;[.AO36]&amp;&quot; &quot;);SEARCH(&quot;-&quot;;[.AO36]&amp;&quot;-&quot;); SEARCH(&quot;)&quot;;[.AO36]&amp;&quot;)&quot;))" office:value-type="float" office:value="9" calcext:value-type="float">
            <text:p>9</text:p>
          </table:table-cell>
          <table:table-cell table:formula="of:=LEFT([.AO36];[.AP36]-1)" office:value-type="string" office:string-value="правовой" calcext:value-type="string">
            <text:p>правовой</text:p>
          </table:table-cell>
          <table:table-cell table:formula="of:=IFERROR(MATCH(RIGHT([.AQ36];5);[$Окончания.$A$1:$Окончания.$A$1048576];0);IFERROR(MATCH(RIGHT([.AQ36];4);[$Окончания.$A$1:$Окончания.$A$1048576];0);IFERROR(MATCH(RIGHT([.AQ36];3);[$Окончания.$A$1:$Окончания.$A$1048576];0);IFERROR(MATCH(RIGHT([.AQ36];2);[$Окончания.$A$1:$Окончания.$A$1048576];0);MATCH(RIGHT([.AQ3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36]);&quot;&quot;)">
            <text:p/>
          </table:table-cell>
          <table:table-cell table:formula="of:=IFERROR(INDEX([$Окончания.$B$1:$Окончания.$B$1048576];[.AR36]);&quot;&quot;)">
            <text:p/>
          </table:table-cell>
          <table:table-cell table:style-name="ce17" table:formula="of:=LEFT([.AQ36];LEN([.AQ36])-LEN([.AS36]))&amp;[.AT36]" office:value-type="string" office:string-value="правовой" calcext:value-type="string">
            <text:p>правовой</text:p>
          </table:table-cell>
          <table:table-cell table:style-name="ce17" table:formula="of:=IFERROR(INDEX([$Окончания.$C$1:$Окончания.$C$1048576];[.AR36]);&quot;&quot;)">
            <text:p/>
          </table:table-cell>
          <table:table-cell table:style-name="ce17" table:formula="of:=LEFT([.AQ36];LEN([.AQ36])-LEN([.AS36]))&amp;[.AV36]" office:value-type="string" office:string-value="правовой" calcext:value-type="string">
            <text:p>правовой</text:p>
          </table:table-cell>
          <table:table-cell table:style-name="ce18" table:formula="of:=MID([.AO36];[.AP36];1)&amp;IF(MID([.AO36];[.AP36]+1;1)=&quot;(&quot;; &quot;(&quot;; &quot;&quot;)" office:value-type="string" office:string-value=" " calcext:value-type="string">
            <text:p><text:s/></text:p>
          </table:table-cell>
          <table:table-cell table:formula="of:=MID([.AO36];[.AP36]+LEN([.AX36]);100)" office:value-type="string" office:string-value="работы" calcext:value-type="string">
            <text:p>работы</text:p>
          </table:table-cell>
          <table:table-cell table:formula="of:=[.$G36]&amp;[.$J36]&amp;[.$Q36]&amp;[.$T36]&amp;[.$AA36]&amp;[.$AD36]&amp;[.$AK36]&amp;[.$AN36]&amp;[.$AU36]&amp;[.$AX36]&amp;[.$AY36]" office:value-type="string" office:string-value="Заместителю начальника отдела кадрово-правовой работы" calcext:value-type="string">
            <text:p>Заместителю начальника отдела кадрово-правовой работы</text:p>
          </table:table-cell>
          <table:table-cell office:value-type="string" calcext:value-type="string">
            <text:p>Заместителю начальника отдела кадрово-правовой работы</text:p>
          </table:table-cell>
          <table:table-cell table:style-name="ce17" table:formula="of:=IF([.AZ36]=[.BA36];0;1)" office:value-type="float" office:value="0" calcext:value-type="float">
            <text:p>0</text:p>
          </table:table-cell>
          <table:table-cell table:formula="of:=[.$I36]&amp;[.$J36]&amp;[.$S36]&amp;[.$T36]&amp;[.$AC36]&amp;[.$AD36]&amp;[.$AM36]&amp;[.$AN36]&amp;[.$AW36]&amp;[.$AX36]&amp;[.$AY36]" office:value-type="string" office:string-value="Заместителя начальника отдела кадрово-правовой работы" calcext:value-type="string">
            <text:p>Заместителя начальника отдела кадрово-правовой работы</text:p>
          </table:table-cell>
          <table:table-cell table:style-name="ce22" office:value-type="string" calcext:value-type="string">
            <text:p>Заместителя начальника отдела кадрово-правовой работы</text:p>
          </table:table-cell>
          <table:table-cell table:style-name="ce17" table:formula="of:=IF([.BC36]=[.BD36];0;1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table:style-name="ce14" office:value-type="string" calcext:value-type="string">
            <text:p>Заместитель начальника планово-экономического отдела</text:p>
          </table:table-cell>
          <table:table-cell table:formula="of:=MIN(SEARCH(&quot; &quot;;[.A37]&amp;&quot; &quot;);SEARCH(&quot;-&quot;;[.A37]&amp;&quot;-&quot;); SEARCH(&quot;)&quot;;[.A37]&amp;&quot;)&quot;))" office:value-type="float" office:value="12" calcext:value-type="float">
            <text:p>12</text:p>
          </table:table-cell>
          <table:table-cell table:formula="of:=LEFT([.A37];[.B37]-1)" office:value-type="string" office:string-value="Заместитель" calcext:value-type="string">
            <text:p>Заместитель</text:p>
          </table:table-cell>
          <table:table-cell table:formula="of:=IFERROR(MATCH(RIGHT([.C37];5);[$Окончания.$A$1:$Окончания.$A$1048576];0);IFERROR(MATCH(RIGHT([.C37];4);[$Окончания.$A$1:$Окончания.$A$1048576];0);IFERROR(MATCH(RIGHT([.C37];3);[$Окончания.$A$1:$Окончания.$A$1048576];0);IFERROR(MATCH(RIGHT([.C37];2);[$Окончания.$A$1:$Окончания.$A$1048576];0);MATCH(RIGHT([.C37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37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37]);&quot;&quot;)" office:value-type="string" office:string-value="ю" calcext:value-type="string">
            <text:p>ю</text:p>
          </table:table-cell>
          <table:table-cell table:style-name="ce17" table:formula="of:=LEFT([.C37];LEN([.C37])-LEN([.E37]))&amp;[.F37]" office:value-type="string" office:string-value="Заместителю" calcext:value-type="string">
            <text:p>Заместителю</text:p>
          </table:table-cell>
          <table:table-cell table:style-name="ce17" table:formula="of:=IFERROR(INDEX([$Окончания.$C$1:$Окончания.$C$1048576];[.D37]);&quot;&quot;)" office:value-type="string" office:string-value="я" calcext:value-type="string">
            <text:p>я</text:p>
          </table:table-cell>
          <table:table-cell table:style-name="ce17" table:formula="of:=LEFT([.C37];LEN([.C37])-LEN([.E37]))&amp;[.H37]" office:value-type="string" office:string-value="Заместителя" calcext:value-type="string">
            <text:p>Заместителя</text:p>
          </table:table-cell>
          <table:table-cell table:style-name="ce18" table:formula="of:=MID([.A37];[.B37];1)&amp;IF(MID([.A37];[.B37]+1;1)=&quot;(&quot;; &quot;(&quot;; &quot;&quot;)" office:value-type="string" office:string-value=" " calcext:value-type="string">
            <text:p><text:s/></text:p>
          </table:table-cell>
          <table:table-cell table:formula="of:=MID([.A37];[.B37]+LEN([.J37]);100)" office:value-type="string" office:string-value="начальника планово-экономического отдела" calcext:value-type="string">
            <text:p>начальника планово-экономического отдела</text:p>
          </table:table-cell>
          <table:table-cell table:formula="of:=MIN(SEARCH(&quot; &quot;;[.K37]&amp;&quot; &quot;);SEARCH(&quot;-&quot;;[.K37]&amp;&quot;-&quot;); SEARCH(&quot;)&quot;;[.K37]&amp;&quot;)&quot;))" office:value-type="float" office:value="11" calcext:value-type="float">
            <text:p>11</text:p>
          </table:table-cell>
          <table:table-cell table:formula="of:=LEFT([.K37];[.L37]-1)" office:value-type="string" office:string-value="начальника" calcext:value-type="string">
            <text:p>начальника</text:p>
          </table:table-cell>
          <table:table-cell table:formula="of:=IFERROR(MATCH(RIGHT([.M37];5);[$Окончания.$A$1:$Окончания.$A$1048576];0);IFERROR(MATCH(RIGHT([.M37];4);[$Окончания.$A$1:$Окончания.$A$1048576];0);IFERROR(MATCH(RIGHT([.M37];3);[$Окончания.$A$1:$Окончания.$A$1048576];0);IFERROR(MATCH(RIGHT([.M37];2);[$Окончания.$A$1:$Окончания.$A$1048576];0);MATCH(RIGHT([.M3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37]);&quot;&quot;)">
            <text:p/>
          </table:table-cell>
          <table:table-cell table:formula="of:=IFERROR(INDEX([$Окончания.$B$1:$Окончания.$B$1048576];[.N37]);&quot;&quot;)">
            <text:p/>
          </table:table-cell>
          <table:table-cell table:style-name="ce17" table:formula="of:=LEFT([.M37];LEN([.M37])-LEN([.O37]))&amp;[.P37]" office:value-type="string" office:string-value="начальника" calcext:value-type="string">
            <text:p>начальника</text:p>
          </table:table-cell>
          <table:table-cell table:style-name="ce17" table:formula="of:=IFERROR(INDEX([$Окончания.$C$1:$Окончания.$C$1048576];[.N37]);&quot;&quot;)">
            <text:p/>
          </table:table-cell>
          <table:table-cell table:style-name="ce17" table:formula="of:=LEFT([.M37];LEN([.M37])-LEN([.O37]))&amp;[.R37]" office:value-type="string" office:string-value="начальника" calcext:value-type="string">
            <text:p>начальника</text:p>
          </table:table-cell>
          <table:table-cell table:style-name="ce18" table:formula="of:=MID([.K37];[.L37];1)&amp;IF(MID([.K37];[.L37]+1;1)=&quot;(&quot;; &quot;(&quot;; &quot;&quot;)" office:value-type="string" office:string-value=" " calcext:value-type="string">
            <text:p><text:s/></text:p>
          </table:table-cell>
          <table:table-cell table:formula="of:=MID([.K37];[.L37]+LEN([.T37]);100)" office:value-type="string" office:string-value="планово-экономического отдела" calcext:value-type="string">
            <text:p>планово-экономического отдела</text:p>
          </table:table-cell>
          <table:table-cell table:formula="of:=MIN(SEARCH(&quot; &quot;;[.U37]&amp;&quot; &quot;);SEARCH(&quot;-&quot;;[.U37]&amp;&quot;-&quot;); SEARCH(&quot;)&quot;;[.U37]&amp;&quot;)&quot;))" office:value-type="float" office:value="8" calcext:value-type="float">
            <text:p>8</text:p>
          </table:table-cell>
          <table:table-cell table:formula="of:=LEFT([.U37];[.V37]-1)" office:value-type="string" office:string-value="планово" calcext:value-type="string">
            <text:p>планово</text:p>
          </table:table-cell>
          <table:table-cell table:formula="of:=IFERROR(MATCH(RIGHT([.W37];5);[$Окончания.$A$1:$Окончания.$A$1048576];0);IFERROR(MATCH(RIGHT([.W37];4);[$Окончания.$A$1:$Окончания.$A$1048576];0);IFERROR(MATCH(RIGHT([.W37];3);[$Окончания.$A$1:$Окончания.$A$1048576];0);IFERROR(MATCH(RIGHT([.W37];2);[$Окончания.$A$1:$Окончания.$A$1048576];0);MATCH(RIGHT([.W3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37]);&quot;&quot;)">
            <text:p/>
          </table:table-cell>
          <table:table-cell table:formula="of:=IFERROR(INDEX([$Окончания.$B$1:$Окончания.$B$1048576];[.X37]);&quot;&quot;)">
            <text:p/>
          </table:table-cell>
          <table:table-cell table:style-name="ce17" table:formula="of:=LEFT([.W37];LEN([.W37])-LEN([.Y37]))&amp;[.Z37]" office:value-type="string" office:string-value="планово" calcext:value-type="string">
            <text:p>планово</text:p>
          </table:table-cell>
          <table:table-cell table:style-name="ce17" table:formula="of:=IFERROR(INDEX([$Окончания.$C$1:$Окончания.$C$1048576];[.X37]);&quot;&quot;)">
            <text:p/>
          </table:table-cell>
          <table:table-cell table:style-name="ce17" table:formula="of:=LEFT([.W37];LEN([.W37])-LEN([.Y37]))&amp;[.AB37]" office:value-type="string" office:string-value="планово" calcext:value-type="string">
            <text:p>планово</text:p>
          </table:table-cell>
          <table:table-cell table:style-name="ce18" table:formula="of:=MID([.U37];[.V37];1)&amp;IF(MID([.U37];[.V37]+1;1)=&quot;(&quot;; &quot;(&quot;; &quot;&quot;)" office:value-type="string" office:string-value="-" calcext:value-type="string">
            <text:p>-</text:p>
          </table:table-cell>
          <table:table-cell table:formula="of:=MID([.U37];[.V37]+LEN([.AD37]);100)" office:value-type="string" office:string-value="экономического отдела" calcext:value-type="string">
            <text:p>экономического отдела</text:p>
          </table:table-cell>
          <table:table-cell table:formula="of:=MIN(SEARCH(&quot; &quot;;[.AE37]&amp;&quot; &quot;);SEARCH(&quot;-&quot;;[.AE37]&amp;&quot;-&quot;); SEARCH(&quot;)&quot;;[.AE37]&amp;&quot;)&quot;))" office:value-type="float" office:value="15" calcext:value-type="float">
            <text:p>15</text:p>
          </table:table-cell>
          <table:table-cell table:formula="of:=LEFT([.AE37];[.AF37]-1)" office:value-type="string" office:string-value="экономического" calcext:value-type="string">
            <text:p>экономического</text:p>
          </table:table-cell>
          <table:table-cell table:formula="of:=IFERROR(MATCH(RIGHT([.AG37];5);[$Окончания.$A$1:$Окончания.$A$1048576];0);IFERROR(MATCH(RIGHT([.AG37];4);[$Окончания.$A$1:$Окончания.$A$1048576];0);IFERROR(MATCH(RIGHT([.AG37];3);[$Окончания.$A$1:$Окончания.$A$1048576];0);IFERROR(MATCH(RIGHT([.AG37];2);[$Окончания.$A$1:$Окончания.$A$1048576];0);MATCH(RIGHT([.AG3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37]);&quot;&quot;)">
            <text:p/>
          </table:table-cell>
          <table:table-cell table:formula="of:=IFERROR(INDEX([$Окончания.$B$1:$Окончания.$B$1048576];[.AH37]);&quot;&quot;)">
            <text:p/>
          </table:table-cell>
          <table:table-cell table:style-name="ce17" table:formula="of:=LEFT([.AG37];LEN([.AG37])-LEN([.AI37]))&amp;[.AJ37]" office:value-type="string" office:string-value="экономического" calcext:value-type="string">
            <text:p>экономического</text:p>
          </table:table-cell>
          <table:table-cell table:style-name="ce17" table:formula="of:=IFERROR(INDEX([$Окончания.$C$1:$Окончания.$C$1048576];[.AH37]);&quot;&quot;)">
            <text:p/>
          </table:table-cell>
          <table:table-cell table:style-name="ce17" table:formula="of:=LEFT([.AG37];LEN([.AG37])-LEN([.AI37]))&amp;[.AL37]" office:value-type="string" office:string-value="экономического" calcext:value-type="string">
            <text:p>экономического</text:p>
          </table:table-cell>
          <table:table-cell table:style-name="ce18" table:formula="of:=MID([.AE37];[.AF37];1)&amp;IF(MID([.AE37];[.AF37]+1;1)=&quot;(&quot;; &quot;(&quot;; &quot;&quot;)" office:value-type="string" office:string-value=" " calcext:value-type="string">
            <text:p><text:s/></text:p>
          </table:table-cell>
          <table:table-cell table:formula="of:=MID([.AE37];[.AF37]+LEN([.AN37]);100)" office:value-type="string" office:string-value="отдела" calcext:value-type="string">
            <text:p>отдела</text:p>
          </table:table-cell>
          <table:table-cell table:formula="of:=MIN(SEARCH(&quot; &quot;;[.AO37]&amp;&quot; &quot;);SEARCH(&quot;-&quot;;[.AO37]&amp;&quot;-&quot;); SEARCH(&quot;)&quot;;[.AO37]&amp;&quot;)&quot;))" office:value-type="float" office:value="7" calcext:value-type="float">
            <text:p>7</text:p>
          </table:table-cell>
          <table:table-cell table:formula="of:=LEFT([.AO37];[.AP37]-1)" office:value-type="string" office:string-value="отдела" calcext:value-type="string">
            <text:p>отдела</text:p>
          </table:table-cell>
          <table:table-cell table:formula="of:=IFERROR(MATCH(RIGHT([.AQ37];5);[$Окончания.$A$1:$Окончания.$A$1048576];0);IFERROR(MATCH(RIGHT([.AQ37];4);[$Окончания.$A$1:$Окончания.$A$1048576];0);IFERROR(MATCH(RIGHT([.AQ37];3);[$Окончания.$A$1:$Окончания.$A$1048576];0);IFERROR(MATCH(RIGHT([.AQ37];2);[$Окончания.$A$1:$Окончания.$A$1048576];0);MATCH(RIGHT([.AQ3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37]);&quot;&quot;)">
            <text:p/>
          </table:table-cell>
          <table:table-cell table:formula="of:=IFERROR(INDEX([$Окончания.$B$1:$Окончания.$B$1048576];[.AR37]);&quot;&quot;)">
            <text:p/>
          </table:table-cell>
          <table:table-cell table:style-name="ce17" table:formula="of:=LEFT([.AQ37];LEN([.AQ37])-LEN([.AS37]))&amp;[.AT37]" office:value-type="string" office:string-value="отдела" calcext:value-type="string">
            <text:p>отдела</text:p>
          </table:table-cell>
          <table:table-cell table:style-name="ce17" table:formula="of:=IFERROR(INDEX([$Окончания.$C$1:$Окончания.$C$1048576];[.AR37]);&quot;&quot;)">
            <text:p/>
          </table:table-cell>
          <table:table-cell table:style-name="ce17" table:formula="of:=LEFT([.AQ37];LEN([.AQ37])-LEN([.AS37]))&amp;[.AV37]" office:value-type="string" office:string-value="отдела" calcext:value-type="string">
            <text:p>отдела</text:p>
          </table:table-cell>
          <table:table-cell table:style-name="ce18" table:formula="of:=MID([.AO37];[.AP37];1)&amp;IF(MID([.AO37];[.AP37]+1;1)=&quot;(&quot;; &quot;(&quot;; &quot;&quot;)">
            <text:p/>
          </table:table-cell>
          <table:table-cell table:formula="of:=MID([.AO37];[.AP37]+LEN([.AX37]);100)">
            <text:p/>
          </table:table-cell>
          <table:table-cell table:formula="of:=[.$G37]&amp;[.$J37]&amp;[.$Q37]&amp;[.$T37]&amp;[.$AA37]&amp;[.$AD37]&amp;[.$AK37]&amp;[.$AN37]&amp;[.$AU37]&amp;[.$AX37]&amp;[.$AY37]" office:value-type="string" office:string-value="Заместителю начальника планово-экономического отдела" calcext:value-type="string">
            <text:p>Заместителю начальника планово-экономического отдела</text:p>
          </table:table-cell>
          <table:table-cell office:value-type="string" calcext:value-type="string">
            <text:p>Заместителю начальника планово-экономического отдела</text:p>
          </table:table-cell>
          <table:table-cell table:style-name="ce17" table:formula="of:=IF([.AZ37]=[.BA37];0;1)" office:value-type="float" office:value="0" calcext:value-type="float">
            <text:p>0</text:p>
          </table:table-cell>
          <table:table-cell table:formula="of:=[.$I37]&amp;[.$J37]&amp;[.$S37]&amp;[.$T37]&amp;[.$AC37]&amp;[.$AD37]&amp;[.$AM37]&amp;[.$AN37]&amp;[.$AW37]&amp;[.$AX37]&amp;[.$AY37]" office:value-type="string" office:string-value="Заместителя начальника планово-экономического отдела" calcext:value-type="string">
            <text:p>Заместителя начальника планово-экономического отдела</text:p>
          </table:table-cell>
          <table:table-cell table:style-name="ce22" office:value-type="string" calcext:value-type="string">
            <text:p>Заместителя начальника планово-экономического отдела</text:p>
          </table:table-cell>
          <table:table-cell table:style-name="ce17" table:formula="of:=IF([.BC37]=[.BD37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Заместитель начальника цеха</text:p>
          </table:table-cell>
          <table:table-cell table:formula="of:=MIN(SEARCH(&quot; &quot;;[.A38]&amp;&quot; &quot;);SEARCH(&quot;-&quot;;[.A38]&amp;&quot;-&quot;); SEARCH(&quot;)&quot;;[.A38]&amp;&quot;)&quot;))" office:value-type="float" office:value="12" calcext:value-type="float">
            <text:p>12</text:p>
          </table:table-cell>
          <table:table-cell table:formula="of:=LEFT([.A38];[.B38]-1)" office:value-type="string" office:string-value="Заместитель" calcext:value-type="string">
            <text:p>Заместитель</text:p>
          </table:table-cell>
          <table:table-cell table:formula="of:=IFERROR(MATCH(RIGHT([.C38];5);[$Окончания.$A$1:$Окончания.$A$1048576];0);IFERROR(MATCH(RIGHT([.C38];4);[$Окончания.$A$1:$Окончания.$A$1048576];0);IFERROR(MATCH(RIGHT([.C38];3);[$Окончания.$A$1:$Окончания.$A$1048576];0);IFERROR(MATCH(RIGHT([.C38];2);[$Окончания.$A$1:$Окончания.$A$1048576];0);MATCH(RIGHT([.C38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38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38]);&quot;&quot;)" office:value-type="string" office:string-value="ю" calcext:value-type="string">
            <text:p>ю</text:p>
          </table:table-cell>
          <table:table-cell table:style-name="ce17" table:formula="of:=LEFT([.C38];LEN([.C38])-LEN([.E38]))&amp;[.F38]" office:value-type="string" office:string-value="Заместителю" calcext:value-type="string">
            <text:p>Заместителю</text:p>
          </table:table-cell>
          <table:table-cell table:style-name="ce17" table:formula="of:=IFERROR(INDEX([$Окончания.$C$1:$Окончания.$C$1048576];[.D38]);&quot;&quot;)" office:value-type="string" office:string-value="я" calcext:value-type="string">
            <text:p>я</text:p>
          </table:table-cell>
          <table:table-cell table:style-name="ce17" table:formula="of:=LEFT([.C38];LEN([.C38])-LEN([.E38]))&amp;[.H38]" office:value-type="string" office:string-value="Заместителя" calcext:value-type="string">
            <text:p>Заместителя</text:p>
          </table:table-cell>
          <table:table-cell table:style-name="ce18" table:formula="of:=MID([.A38];[.B38];1)&amp;IF(MID([.A38];[.B38]+1;1)=&quot;(&quot;; &quot;(&quot;; &quot;&quot;)" office:value-type="string" office:string-value=" " calcext:value-type="string">
            <text:p><text:s/></text:p>
          </table:table-cell>
          <table:table-cell table:formula="of:=MID([.A38];[.B38]+LEN([.J38]);100)" office:value-type="string" office:string-value="начальника цеха" calcext:value-type="string">
            <text:p>начальника цеха</text:p>
          </table:table-cell>
          <table:table-cell table:formula="of:=MIN(SEARCH(&quot; &quot;;[.K38]&amp;&quot; &quot;);SEARCH(&quot;-&quot;;[.K38]&amp;&quot;-&quot;); SEARCH(&quot;)&quot;;[.K38]&amp;&quot;)&quot;))" office:value-type="float" office:value="11" calcext:value-type="float">
            <text:p>11</text:p>
          </table:table-cell>
          <table:table-cell table:formula="of:=LEFT([.K38];[.L38]-1)" office:value-type="string" office:string-value="начальника" calcext:value-type="string">
            <text:p>начальника</text:p>
          </table:table-cell>
          <table:table-cell table:formula="of:=IFERROR(MATCH(RIGHT([.M38];5);[$Окончания.$A$1:$Окончания.$A$1048576];0);IFERROR(MATCH(RIGHT([.M38];4);[$Окончания.$A$1:$Окончания.$A$1048576];0);IFERROR(MATCH(RIGHT([.M38];3);[$Окончания.$A$1:$Окончания.$A$1048576];0);IFERROR(MATCH(RIGHT([.M38];2);[$Окончания.$A$1:$Окончания.$A$1048576];0);MATCH(RIGHT([.M3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38]);&quot;&quot;)">
            <text:p/>
          </table:table-cell>
          <table:table-cell table:formula="of:=IFERROR(INDEX([$Окончания.$B$1:$Окончания.$B$1048576];[.N38]);&quot;&quot;)">
            <text:p/>
          </table:table-cell>
          <table:table-cell table:style-name="ce17" table:formula="of:=LEFT([.M38];LEN([.M38])-LEN([.O38]))&amp;[.P38]" office:value-type="string" office:string-value="начальника" calcext:value-type="string">
            <text:p>начальника</text:p>
          </table:table-cell>
          <table:table-cell table:style-name="ce17" table:formula="of:=IFERROR(INDEX([$Окончания.$C$1:$Окончания.$C$1048576];[.N38]);&quot;&quot;)">
            <text:p/>
          </table:table-cell>
          <table:table-cell table:style-name="ce17" table:formula="of:=LEFT([.M38];LEN([.M38])-LEN([.O38]))&amp;[.R38]" office:value-type="string" office:string-value="начальника" calcext:value-type="string">
            <text:p>начальника</text:p>
          </table:table-cell>
          <table:table-cell table:style-name="ce18" table:formula="of:=MID([.K38];[.L38];1)&amp;IF(MID([.K38];[.L38]+1;1)=&quot;(&quot;; &quot;(&quot;; &quot;&quot;)" office:value-type="string" office:string-value=" " calcext:value-type="string">
            <text:p><text:s/></text:p>
          </table:table-cell>
          <table:table-cell table:formula="of:=MID([.K38];[.L38]+LEN([.T38]);100)" office:value-type="string" office:string-value="цеха" calcext:value-type="string">
            <text:p>цеха</text:p>
          </table:table-cell>
          <table:table-cell table:formula="of:=MIN(SEARCH(&quot; &quot;;[.U38]&amp;&quot; &quot;);SEARCH(&quot;-&quot;;[.U38]&amp;&quot;-&quot;); SEARCH(&quot;)&quot;;[.U38]&amp;&quot;)&quot;))" office:value-type="float" office:value="5" calcext:value-type="float">
            <text:p>5</text:p>
          </table:table-cell>
          <table:table-cell table:formula="of:=LEFT([.U38];[.V38]-1)" office:value-type="string" office:string-value="цеха" calcext:value-type="string">
            <text:p>цеха</text:p>
          </table:table-cell>
          <table:table-cell table:formula="of:=IFERROR(MATCH(RIGHT([.W38];5);[$Окончания.$A$1:$Окончания.$A$1048576];0);IFERROR(MATCH(RIGHT([.W38];4);[$Окончания.$A$1:$Окончания.$A$1048576];0);IFERROR(MATCH(RIGHT([.W38];3);[$Окончания.$A$1:$Окончания.$A$1048576];0);IFERROR(MATCH(RIGHT([.W38];2);[$Окончания.$A$1:$Окончания.$A$1048576];0);MATCH(RIGHT([.W3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38]);&quot;&quot;)">
            <text:p/>
          </table:table-cell>
          <table:table-cell table:formula="of:=IFERROR(INDEX([$Окончания.$B$1:$Окончания.$B$1048576];[.X38]);&quot;&quot;)">
            <text:p/>
          </table:table-cell>
          <table:table-cell table:style-name="ce17" table:formula="of:=LEFT([.W38];LEN([.W38])-LEN([.Y38]))&amp;[.Z38]" office:value-type="string" office:string-value="цеха" calcext:value-type="string">
            <text:p>цеха</text:p>
          </table:table-cell>
          <table:table-cell table:style-name="ce17" table:formula="of:=IFERROR(INDEX([$Окончания.$C$1:$Окончания.$C$1048576];[.X38]);&quot;&quot;)">
            <text:p/>
          </table:table-cell>
          <table:table-cell table:style-name="ce17" table:formula="of:=LEFT([.W38];LEN([.W38])-LEN([.Y38]))&amp;[.AB38]" office:value-type="string" office:string-value="цеха" calcext:value-type="string">
            <text:p>цеха</text:p>
          </table:table-cell>
          <table:table-cell table:style-name="ce18" table:formula="of:=MID([.U38];[.V38];1)&amp;IF(MID([.U38];[.V38]+1;1)=&quot;(&quot;; &quot;(&quot;; &quot;&quot;)">
            <text:p/>
          </table:table-cell>
          <table:table-cell table:formula="of:=MID([.U38];[.V38]+LEN([.AD38]);100)">
            <text:p/>
          </table:table-cell>
          <table:table-cell table:formula="of:=MIN(SEARCH(&quot; &quot;;[.AE38]&amp;&quot; &quot;);SEARCH(&quot;-&quot;;[.AE38]&amp;&quot;-&quot;); SEARCH(&quot;)&quot;;[.AE38]&amp;&quot;)&quot;))" office:value-type="float" office:value="1" calcext:value-type="float">
            <text:p>1</text:p>
          </table:table-cell>
          <table:table-cell table:formula="of:=LEFT([.AE38];[.AF38]-1)">
            <text:p/>
          </table:table-cell>
          <table:table-cell table:formula="of:=IFERROR(MATCH(RIGHT([.AG38];5);[$Окончания.$A$1:$Окончания.$A$1048576];0);IFERROR(MATCH(RIGHT([.AG38];4);[$Окончания.$A$1:$Окончания.$A$1048576];0);IFERROR(MATCH(RIGHT([.AG38];3);[$Окончания.$A$1:$Окончания.$A$1048576];0);IFERROR(MATCH(RIGHT([.AG38];2);[$Окончания.$A$1:$Окончания.$A$1048576];0);MATCH(RIGHT([.AG3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38]);&quot;&quot;)">
            <text:p/>
          </table:table-cell>
          <table:table-cell table:formula="of:=IFERROR(INDEX([$Окончания.$B$1:$Окончания.$B$1048576];[.AH38]);&quot;&quot;)">
            <text:p/>
          </table:table-cell>
          <table:table-cell table:style-name="ce17" table:formula="of:=LEFT([.AG38];LEN([.AG38])-LEN([.AI38]))&amp;[.AJ38]">
            <text:p/>
          </table:table-cell>
          <table:table-cell table:style-name="ce17" table:formula="of:=IFERROR(INDEX([$Окончания.$C$1:$Окончания.$C$1048576];[.AH38]);&quot;&quot;)">
            <text:p/>
          </table:table-cell>
          <table:table-cell table:style-name="ce17" table:formula="of:=LEFT([.AG38];LEN([.AG38])-LEN([.AI38]))&amp;[.AL38]">
            <text:p/>
          </table:table-cell>
          <table:table-cell table:style-name="ce18" table:formula="of:=MID([.AE38];[.AF38];1)&amp;IF(MID([.AE38];[.AF38]+1;1)=&quot;(&quot;; &quot;(&quot;; &quot;&quot;)">
            <text:p/>
          </table:table-cell>
          <table:table-cell table:formula="of:=MID([.AE38];[.AF38]+LEN([.AN38]);100)">
            <text:p/>
          </table:table-cell>
          <table:table-cell table:formula="of:=MIN(SEARCH(&quot; &quot;;[.AO38]&amp;&quot; &quot;);SEARCH(&quot;-&quot;;[.AO38]&amp;&quot;-&quot;); SEARCH(&quot;)&quot;;[.AO38]&amp;&quot;)&quot;))" office:value-type="float" office:value="1" calcext:value-type="float">
            <text:p>1</text:p>
          </table:table-cell>
          <table:table-cell table:formula="of:=LEFT([.AO38];[.AP38]-1)">
            <text:p/>
          </table:table-cell>
          <table:table-cell table:formula="of:=IFERROR(MATCH(RIGHT([.AQ38];5);[$Окончания.$A$1:$Окончания.$A$1048576];0);IFERROR(MATCH(RIGHT([.AQ38];4);[$Окончания.$A$1:$Окончания.$A$1048576];0);IFERROR(MATCH(RIGHT([.AQ38];3);[$Окончания.$A$1:$Окончания.$A$1048576];0);IFERROR(MATCH(RIGHT([.AQ38];2);[$Окончания.$A$1:$Окончания.$A$1048576];0);MATCH(RIGHT([.AQ3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38]);&quot;&quot;)">
            <text:p/>
          </table:table-cell>
          <table:table-cell table:formula="of:=IFERROR(INDEX([$Окончания.$B$1:$Окончания.$B$1048576];[.AR38]);&quot;&quot;)">
            <text:p/>
          </table:table-cell>
          <table:table-cell table:style-name="ce17" table:formula="of:=LEFT([.AQ38];LEN([.AQ38])-LEN([.AS38]))&amp;[.AT38]">
            <text:p/>
          </table:table-cell>
          <table:table-cell table:style-name="ce17" table:formula="of:=IFERROR(INDEX([$Окончания.$C$1:$Окончания.$C$1048576];[.AR38]);&quot;&quot;)">
            <text:p/>
          </table:table-cell>
          <table:table-cell table:style-name="ce17" table:formula="of:=LEFT([.AQ38];LEN([.AQ38])-LEN([.AS38]))&amp;[.AV38]">
            <text:p/>
          </table:table-cell>
          <table:table-cell table:style-name="ce18" table:formula="of:=MID([.AO38];[.AP38];1)&amp;IF(MID([.AO38];[.AP38]+1;1)=&quot;(&quot;; &quot;(&quot;; &quot;&quot;)">
            <text:p/>
          </table:table-cell>
          <table:table-cell table:formula="of:=MID([.AO38];[.AP38]+LEN([.AX38]);100)">
            <text:p/>
          </table:table-cell>
          <table:table-cell table:formula="of:=[.$G38]&amp;[.$J38]&amp;[.$Q38]&amp;[.$T38]&amp;[.$AA38]&amp;[.$AD38]&amp;[.$AK38]&amp;[.$AN38]&amp;[.$AU38]&amp;[.$AX38]&amp;[.$AY38]" office:value-type="string" office:string-value="Заместителю начальника цеха" calcext:value-type="string">
            <text:p>Заместителю начальника цеха</text:p>
          </table:table-cell>
          <table:table-cell office:value-type="string" calcext:value-type="string">
            <text:p>Заместителю начальника цеха</text:p>
          </table:table-cell>
          <table:table-cell table:style-name="ce17" table:formula="of:=IF([.AZ38]=[.BA38];0;1)" office:value-type="float" office:value="0" calcext:value-type="float">
            <text:p>0</text:p>
          </table:table-cell>
          <table:table-cell table:formula="of:=[.$I38]&amp;[.$J38]&amp;[.$S38]&amp;[.$T38]&amp;[.$AC38]&amp;[.$AD38]&amp;[.$AM38]&amp;[.$AN38]&amp;[.$AW38]&amp;[.$AX38]&amp;[.$AY38]" office:value-type="string" office:string-value="Заместителя начальника цеха" calcext:value-type="string">
            <text:p>Заместителя начальника цеха</text:p>
          </table:table-cell>
          <table:table-cell table:style-name="ce22" office:value-type="string" calcext:value-type="string">
            <text:p>Заместителя начальника цеха</text:p>
          </table:table-cell>
          <table:table-cell table:style-name="ce17" table:formula="of:=IF([.BC38]=[.BD38];0;1)" office:value-type="float" office:value="0" calcext:value-type="float">
            <text:p>0</text:p>
          </table:table-cell>
          <table:table-cell table:number-columns-repeated="967"/>
        </table:table-row>
        <table:table-row table:style-name="ro9">
          <table:table-cell table:style-name="ce14" office:value-type="string" calcext:value-type="string">
            <text:p>Заместитель начальника цеха по заготовке</text:p>
          </table:table-cell>
          <table:table-cell table:formula="of:=MIN(SEARCH(&quot; &quot;;[.A39]&amp;&quot; &quot;);SEARCH(&quot;-&quot;;[.A39]&amp;&quot;-&quot;); SEARCH(&quot;)&quot;;[.A39]&amp;&quot;)&quot;))" office:value-type="float" office:value="12" calcext:value-type="float">
            <text:p>12</text:p>
          </table:table-cell>
          <table:table-cell table:formula="of:=LEFT([.A39];[.B39]-1)" office:value-type="string" office:string-value="Заместитель" calcext:value-type="string">
            <text:p>Заместитель</text:p>
          </table:table-cell>
          <table:table-cell table:formula="of:=IFERROR(MATCH(RIGHT([.C39];5);[$Окончания.$A$1:$Окончания.$A$1048576];0);IFERROR(MATCH(RIGHT([.C39];4);[$Окончания.$A$1:$Окончания.$A$1048576];0);IFERROR(MATCH(RIGHT([.C39];3);[$Окончания.$A$1:$Окончания.$A$1048576];0);IFERROR(MATCH(RIGHT([.C39];2);[$Окончания.$A$1:$Окончания.$A$1048576];0);MATCH(RIGHT([.C39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39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39]);&quot;&quot;)" office:value-type="string" office:string-value="ю" calcext:value-type="string">
            <text:p>ю</text:p>
          </table:table-cell>
          <table:table-cell table:style-name="ce17" table:formula="of:=LEFT([.C39];LEN([.C39])-LEN([.E39]))&amp;[.F39]" office:value-type="string" office:string-value="Заместителю" calcext:value-type="string">
            <text:p>Заместителю</text:p>
          </table:table-cell>
          <table:table-cell table:style-name="ce17" table:formula="of:=IFERROR(INDEX([$Окончания.$C$1:$Окончания.$C$1048576];[.D39]);&quot;&quot;)" office:value-type="string" office:string-value="я" calcext:value-type="string">
            <text:p>я</text:p>
          </table:table-cell>
          <table:table-cell table:style-name="ce17" table:formula="of:=LEFT([.C39];LEN([.C39])-LEN([.E39]))&amp;[.H39]" office:value-type="string" office:string-value="Заместителя" calcext:value-type="string">
            <text:p>Заместителя</text:p>
          </table:table-cell>
          <table:table-cell table:style-name="ce18" table:formula="of:=MID([.A39];[.B39];1)&amp;IF(MID([.A39];[.B39]+1;1)=&quot;(&quot;; &quot;(&quot;; &quot;&quot;)" office:value-type="string" office:string-value=" " calcext:value-type="string">
            <text:p><text:s/></text:p>
          </table:table-cell>
          <table:table-cell table:formula="of:=MID([.A39];[.B39]+LEN([.J39]);100)" office:value-type="string" office:string-value="начальника цеха по заготовке" calcext:value-type="string">
            <text:p>начальника цеха по заготовке</text:p>
          </table:table-cell>
          <table:table-cell table:formula="of:=MIN(SEARCH(&quot; &quot;;[.K39]&amp;&quot; &quot;);SEARCH(&quot;-&quot;;[.K39]&amp;&quot;-&quot;); SEARCH(&quot;)&quot;;[.K39]&amp;&quot;)&quot;))" office:value-type="float" office:value="11" calcext:value-type="float">
            <text:p>11</text:p>
          </table:table-cell>
          <table:table-cell table:formula="of:=LEFT([.K39];[.L39]-1)" office:value-type="string" office:string-value="начальника" calcext:value-type="string">
            <text:p>начальника</text:p>
          </table:table-cell>
          <table:table-cell table:formula="of:=IFERROR(MATCH(RIGHT([.M39];5);[$Окончания.$A$1:$Окончания.$A$1048576];0);IFERROR(MATCH(RIGHT([.M39];4);[$Окончания.$A$1:$Окончания.$A$1048576];0);IFERROR(MATCH(RIGHT([.M39];3);[$Окончания.$A$1:$Окончания.$A$1048576];0);IFERROR(MATCH(RIGHT([.M39];2);[$Окончания.$A$1:$Окончания.$A$1048576];0);MATCH(RIGHT([.M3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39]);&quot;&quot;)">
            <text:p/>
          </table:table-cell>
          <table:table-cell table:formula="of:=IFERROR(INDEX([$Окончания.$B$1:$Окончания.$B$1048576];[.N39]);&quot;&quot;)">
            <text:p/>
          </table:table-cell>
          <table:table-cell table:style-name="ce17" table:formula="of:=LEFT([.M39];LEN([.M39])-LEN([.O39]))&amp;[.P39]" office:value-type="string" office:string-value="начальника" calcext:value-type="string">
            <text:p>начальника</text:p>
          </table:table-cell>
          <table:table-cell table:style-name="ce17" table:formula="of:=IFERROR(INDEX([$Окончания.$C$1:$Окончания.$C$1048576];[.N39]);&quot;&quot;)">
            <text:p/>
          </table:table-cell>
          <table:table-cell table:style-name="ce17" table:formula="of:=LEFT([.M39];LEN([.M39])-LEN([.O39]))&amp;[.R39]" office:value-type="string" office:string-value="начальника" calcext:value-type="string">
            <text:p>начальника</text:p>
          </table:table-cell>
          <table:table-cell table:style-name="ce18" table:formula="of:=MID([.K39];[.L39];1)&amp;IF(MID([.K39];[.L39]+1;1)=&quot;(&quot;; &quot;(&quot;; &quot;&quot;)" office:value-type="string" office:string-value=" " calcext:value-type="string">
            <text:p><text:s/></text:p>
          </table:table-cell>
          <table:table-cell table:formula="of:=MID([.K39];[.L39]+LEN([.T39]);100)" office:value-type="string" office:string-value="цеха по заготовке" calcext:value-type="string">
            <text:p>цеха по заготовке</text:p>
          </table:table-cell>
          <table:table-cell table:formula="of:=MIN(SEARCH(&quot; &quot;;[.U39]&amp;&quot; &quot;);SEARCH(&quot;-&quot;;[.U39]&amp;&quot;-&quot;); SEARCH(&quot;)&quot;;[.U39]&amp;&quot;)&quot;))" office:value-type="float" office:value="5" calcext:value-type="float">
            <text:p>5</text:p>
          </table:table-cell>
          <table:table-cell table:formula="of:=LEFT([.U39];[.V39]-1)" office:value-type="string" office:string-value="цеха" calcext:value-type="string">
            <text:p>цеха</text:p>
          </table:table-cell>
          <table:table-cell table:formula="of:=IFERROR(MATCH(RIGHT([.W39];5);[$Окончания.$A$1:$Окончания.$A$1048576];0);IFERROR(MATCH(RIGHT([.W39];4);[$Окончания.$A$1:$Окончания.$A$1048576];0);IFERROR(MATCH(RIGHT([.W39];3);[$Окончания.$A$1:$Окончания.$A$1048576];0);IFERROR(MATCH(RIGHT([.W39];2);[$Окончания.$A$1:$Окончания.$A$1048576];0);MATCH(RIGHT([.W3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39]);&quot;&quot;)">
            <text:p/>
          </table:table-cell>
          <table:table-cell table:formula="of:=IFERROR(INDEX([$Окончания.$B$1:$Окончания.$B$1048576];[.X39]);&quot;&quot;)">
            <text:p/>
          </table:table-cell>
          <table:table-cell table:style-name="ce17" table:formula="of:=LEFT([.W39];LEN([.W39])-LEN([.Y39]))&amp;[.Z39]" office:value-type="string" office:string-value="цеха" calcext:value-type="string">
            <text:p>цеха</text:p>
          </table:table-cell>
          <table:table-cell table:style-name="ce17" table:formula="of:=IFERROR(INDEX([$Окончания.$C$1:$Окончания.$C$1048576];[.X39]);&quot;&quot;)">
            <text:p/>
          </table:table-cell>
          <table:table-cell table:style-name="ce17" table:formula="of:=LEFT([.W39];LEN([.W39])-LEN([.Y39]))&amp;[.AB39]" office:value-type="string" office:string-value="цеха" calcext:value-type="string">
            <text:p>цеха</text:p>
          </table:table-cell>
          <table:table-cell table:style-name="ce18" table:formula="of:=MID([.U39];[.V39];1)&amp;IF(MID([.U39];[.V39]+1;1)=&quot;(&quot;; &quot;(&quot;; &quot;&quot;)" office:value-type="string" office:string-value=" " calcext:value-type="string">
            <text:p><text:s/></text:p>
          </table:table-cell>
          <table:table-cell table:formula="of:=MID([.U39];[.V39]+LEN([.AD39]);100)" office:value-type="string" office:string-value="по заготовке" calcext:value-type="string">
            <text:p>по заготовке</text:p>
          </table:table-cell>
          <table:table-cell table:formula="of:=MIN(SEARCH(&quot; &quot;;[.AE39]&amp;&quot; &quot;);SEARCH(&quot;-&quot;;[.AE39]&amp;&quot;-&quot;); SEARCH(&quot;)&quot;;[.AE39]&amp;&quot;)&quot;))" office:value-type="float" office:value="3" calcext:value-type="float">
            <text:p>3</text:p>
          </table:table-cell>
          <table:table-cell table:formula="of:=LEFT([.AE39];[.AF39]-1)" office:value-type="string" office:string-value="по" calcext:value-type="string">
            <text:p>по</text:p>
          </table:table-cell>
          <table:table-cell table:formula="of:=IFERROR(MATCH(RIGHT([.AG39];5);[$Окончания.$A$1:$Окончания.$A$1048576];0);IFERROR(MATCH(RIGHT([.AG39];4);[$Окончания.$A$1:$Окончания.$A$1048576];0);IFERROR(MATCH(RIGHT([.AG39];3);[$Окончания.$A$1:$Окончания.$A$1048576];0);IFERROR(MATCH(RIGHT([.AG39];2);[$Окончания.$A$1:$Окончания.$A$1048576];0);MATCH(RIGHT([.AG3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39]);&quot;&quot;)">
            <text:p/>
          </table:table-cell>
          <table:table-cell table:formula="of:=IFERROR(INDEX([$Окончания.$B$1:$Окончания.$B$1048576];[.AH39]);&quot;&quot;)">
            <text:p/>
          </table:table-cell>
          <table:table-cell table:style-name="ce17" table:formula="of:=LEFT([.AG39];LEN([.AG39])-LEN([.AI39]))&amp;[.AJ39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AH39]);&quot;&quot;)">
            <text:p/>
          </table:table-cell>
          <table:table-cell table:style-name="ce17" table:formula="of:=LEFT([.AG39];LEN([.AG39])-LEN([.AI39]))&amp;[.AL39]" office:value-type="string" office:string-value="по" calcext:value-type="string">
            <text:p>по</text:p>
          </table:table-cell>
          <table:table-cell table:style-name="ce18" table:formula="of:=MID([.AE39];[.AF39];1)&amp;IF(MID([.AE39];[.AF39]+1;1)=&quot;(&quot;; &quot;(&quot;; &quot;&quot;)" office:value-type="string" office:string-value=" " calcext:value-type="string">
            <text:p><text:s/></text:p>
          </table:table-cell>
          <table:table-cell table:formula="of:=MID([.AE39];[.AF39]+LEN([.AN39]);100)" office:value-type="string" office:string-value="заготовке" calcext:value-type="string">
            <text:p>заготовке</text:p>
          </table:table-cell>
          <table:table-cell table:formula="of:=MIN(SEARCH(&quot; &quot;;[.AO39]&amp;&quot; &quot;);SEARCH(&quot;-&quot;;[.AO39]&amp;&quot;-&quot;); SEARCH(&quot;)&quot;;[.AO39]&amp;&quot;)&quot;))" office:value-type="float" office:value="10" calcext:value-type="float">
            <text:p>10</text:p>
          </table:table-cell>
          <table:table-cell table:formula="of:=LEFT([.AO39];[.AP39]-1)" office:value-type="string" office:string-value="заготовке" calcext:value-type="string">
            <text:p>заготовке</text:p>
          </table:table-cell>
          <table:table-cell table:formula="of:=IFERROR(MATCH(RIGHT([.AQ39];5);[$Окончания.$A$1:$Окончания.$A$1048576];0);IFERROR(MATCH(RIGHT([.AQ39];4);[$Окончания.$A$1:$Окончания.$A$1048576];0);IFERROR(MATCH(RIGHT([.AQ39];3);[$Окончания.$A$1:$Окончания.$A$1048576];0);IFERROR(MATCH(RIGHT([.AQ39];2);[$Окончания.$A$1:$Окончания.$A$1048576];0);MATCH(RIGHT([.AQ3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39]);&quot;&quot;)">
            <text:p/>
          </table:table-cell>
          <table:table-cell table:formula="of:=IFERROR(INDEX([$Окончания.$B$1:$Окончания.$B$1048576];[.AR39]);&quot;&quot;)">
            <text:p/>
          </table:table-cell>
          <table:table-cell table:style-name="ce17" table:formula="of:=LEFT([.AQ39];LEN([.AQ39])-LEN([.AS39]))&amp;[.AT39]" office:value-type="string" office:string-value="заготовке" calcext:value-type="string">
            <text:p>заготовке</text:p>
          </table:table-cell>
          <table:table-cell table:style-name="ce17" table:formula="of:=IFERROR(INDEX([$Окончания.$C$1:$Окончания.$C$1048576];[.AR39]);&quot;&quot;)">
            <text:p/>
          </table:table-cell>
          <table:table-cell table:style-name="ce17" table:formula="of:=LEFT([.AQ39];LEN([.AQ39])-LEN([.AS39]))&amp;[.AV39]" office:value-type="string" office:string-value="заготовке" calcext:value-type="string">
            <text:p>заготовке</text:p>
          </table:table-cell>
          <table:table-cell table:style-name="ce18" table:formula="of:=MID([.AO39];[.AP39];1)&amp;IF(MID([.AO39];[.AP39]+1;1)=&quot;(&quot;; &quot;(&quot;; &quot;&quot;)">
            <text:p/>
          </table:table-cell>
          <table:table-cell table:formula="of:=MID([.AO39];[.AP39]+LEN([.AX39]);100)">
            <text:p/>
          </table:table-cell>
          <table:table-cell table:formula="of:=[.$G39]&amp;[.$J39]&amp;[.$Q39]&amp;[.$T39]&amp;[.$AA39]&amp;[.$AD39]&amp;[.$AK39]&amp;[.$AN39]&amp;[.$AU39]&amp;[.$AX39]&amp;[.$AY39]" office:value-type="string" office:string-value="Заместителю начальника цеха по заготовке" calcext:value-type="string">
            <text:p>Заместителю начальника цеха по заготовке</text:p>
          </table:table-cell>
          <table:table-cell office:value-type="string" calcext:value-type="string">
            <text:p>Заместителю начальника цеха по заготовке</text:p>
          </table:table-cell>
          <table:table-cell table:style-name="ce17" table:formula="of:=IF([.AZ39]=[.BA39];0;1)" office:value-type="float" office:value="0" calcext:value-type="float">
            <text:p>0</text:p>
          </table:table-cell>
          <table:table-cell table:formula="of:=[.$I39]&amp;[.$J39]&amp;[.$S39]&amp;[.$T39]&amp;[.$AC39]&amp;[.$AD39]&amp;[.$AM39]&amp;[.$AN39]&amp;[.$AW39]&amp;[.$AX39]&amp;[.$AY39]" office:value-type="string" office:string-value="Заместителя начальника цеха по заготовке" calcext:value-type="string">
            <text:p>Заместителя начальника цеха по заготовке</text:p>
          </table:table-cell>
          <table:table-cell table:style-name="ce22" office:value-type="string" calcext:value-type="string">
            <text:p>Заместителя начальника цеха по заготовке</text:p>
          </table:table-cell>
          <table:table-cell table:style-name="ce17" table:formula="of:=IF([.BC39]=[.BD39];0;1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table:style-name="ce14" office:value-type="string" calcext:value-type="string">
            <text:p>Заместитель начальника цеха по заготовке и транспорту</text:p>
          </table:table-cell>
          <table:table-cell table:formula="of:=MIN(SEARCH(&quot; &quot;;[.A40]&amp;&quot; &quot;);SEARCH(&quot;-&quot;;[.A40]&amp;&quot;-&quot;); SEARCH(&quot;)&quot;;[.A40]&amp;&quot;)&quot;))" office:value-type="float" office:value="12" calcext:value-type="float">
            <text:p>12</text:p>
          </table:table-cell>
          <table:table-cell table:formula="of:=LEFT([.A40];[.B40]-1)" office:value-type="string" office:string-value="Заместитель" calcext:value-type="string">
            <text:p>Заместитель</text:p>
          </table:table-cell>
          <table:table-cell table:formula="of:=IFERROR(MATCH(RIGHT([.C40];5);[$Окончания.$A$1:$Окончания.$A$1048576];0);IFERROR(MATCH(RIGHT([.C40];4);[$Окончания.$A$1:$Окончания.$A$1048576];0);IFERROR(MATCH(RIGHT([.C40];3);[$Окончания.$A$1:$Окончания.$A$1048576];0);IFERROR(MATCH(RIGHT([.C40];2);[$Окончания.$A$1:$Окончания.$A$1048576];0);MATCH(RIGHT([.C40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40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40]);&quot;&quot;)" office:value-type="string" office:string-value="ю" calcext:value-type="string">
            <text:p>ю</text:p>
          </table:table-cell>
          <table:table-cell table:style-name="ce17" table:formula="of:=LEFT([.C40];LEN([.C40])-LEN([.E40]))&amp;[.F40]" office:value-type="string" office:string-value="Заместителю" calcext:value-type="string">
            <text:p>Заместителю</text:p>
          </table:table-cell>
          <table:table-cell table:style-name="ce17" table:formula="of:=IFERROR(INDEX([$Окончания.$C$1:$Окончания.$C$1048576];[.D40]);&quot;&quot;)" office:value-type="string" office:string-value="я" calcext:value-type="string">
            <text:p>я</text:p>
          </table:table-cell>
          <table:table-cell table:style-name="ce17" table:formula="of:=LEFT([.C40];LEN([.C40])-LEN([.E40]))&amp;[.H40]" office:value-type="string" office:string-value="Заместителя" calcext:value-type="string">
            <text:p>Заместителя</text:p>
          </table:table-cell>
          <table:table-cell table:style-name="ce18" table:formula="of:=MID([.A40];[.B40];1)&amp;IF(MID([.A40];[.B40]+1;1)=&quot;(&quot;; &quot;(&quot;; &quot;&quot;)" office:value-type="string" office:string-value=" " calcext:value-type="string">
            <text:p><text:s/></text:p>
          </table:table-cell>
          <table:table-cell table:formula="of:=MID([.A40];[.B40]+LEN([.J40]);100)" office:value-type="string" office:string-value="начальника цеха по заготовке и транспорту" calcext:value-type="string">
            <text:p>начальника цеха по заготовке и транспорту</text:p>
          </table:table-cell>
          <table:table-cell table:formula="of:=MIN(SEARCH(&quot; &quot;;[.K40]&amp;&quot; &quot;);SEARCH(&quot;-&quot;;[.K40]&amp;&quot;-&quot;); SEARCH(&quot;)&quot;;[.K40]&amp;&quot;)&quot;))" office:value-type="float" office:value="11" calcext:value-type="float">
            <text:p>11</text:p>
          </table:table-cell>
          <table:table-cell table:formula="of:=LEFT([.K40];[.L40]-1)" office:value-type="string" office:string-value="начальника" calcext:value-type="string">
            <text:p>начальника</text:p>
          </table:table-cell>
          <table:table-cell table:formula="of:=IFERROR(MATCH(RIGHT([.M40];5);[$Окончания.$A$1:$Окончания.$A$1048576];0);IFERROR(MATCH(RIGHT([.M40];4);[$Окончания.$A$1:$Окончания.$A$1048576];0);IFERROR(MATCH(RIGHT([.M40];3);[$Окончания.$A$1:$Окончания.$A$1048576];0);IFERROR(MATCH(RIGHT([.M40];2);[$Окончания.$A$1:$Окончания.$A$1048576];0);MATCH(RIGHT([.M4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40]);&quot;&quot;)">
            <text:p/>
          </table:table-cell>
          <table:table-cell table:formula="of:=IFERROR(INDEX([$Окончания.$B$1:$Окончания.$B$1048576];[.N40]);&quot;&quot;)">
            <text:p/>
          </table:table-cell>
          <table:table-cell table:style-name="ce17" table:formula="of:=LEFT([.M40];LEN([.M40])-LEN([.O40]))&amp;[.P40]" office:value-type="string" office:string-value="начальника" calcext:value-type="string">
            <text:p>начальника</text:p>
          </table:table-cell>
          <table:table-cell table:style-name="ce17" table:formula="of:=IFERROR(INDEX([$Окончания.$C$1:$Окончания.$C$1048576];[.N40]);&quot;&quot;)">
            <text:p/>
          </table:table-cell>
          <table:table-cell table:style-name="ce17" table:formula="of:=LEFT([.M40];LEN([.M40])-LEN([.O40]))&amp;[.R40]" office:value-type="string" office:string-value="начальника" calcext:value-type="string">
            <text:p>начальника</text:p>
          </table:table-cell>
          <table:table-cell table:style-name="ce18" table:formula="of:=MID([.K40];[.L40];1)&amp;IF(MID([.K40];[.L40]+1;1)=&quot;(&quot;; &quot;(&quot;; &quot;&quot;)" office:value-type="string" office:string-value=" " calcext:value-type="string">
            <text:p><text:s/></text:p>
          </table:table-cell>
          <table:table-cell table:formula="of:=MID([.K40];[.L40]+LEN([.T40]);100)" office:value-type="string" office:string-value="цеха по заготовке и транспорту" calcext:value-type="string">
            <text:p>цеха по заготовке и транспорту</text:p>
          </table:table-cell>
          <table:table-cell table:formula="of:=MIN(SEARCH(&quot; &quot;;[.U40]&amp;&quot; &quot;);SEARCH(&quot;-&quot;;[.U40]&amp;&quot;-&quot;); SEARCH(&quot;)&quot;;[.U40]&amp;&quot;)&quot;))" office:value-type="float" office:value="5" calcext:value-type="float">
            <text:p>5</text:p>
          </table:table-cell>
          <table:table-cell table:formula="of:=LEFT([.U40];[.V40]-1)" office:value-type="string" office:string-value="цеха" calcext:value-type="string">
            <text:p>цеха</text:p>
          </table:table-cell>
          <table:table-cell table:formula="of:=IFERROR(MATCH(RIGHT([.W40];5);[$Окончания.$A$1:$Окончания.$A$1048576];0);IFERROR(MATCH(RIGHT([.W40];4);[$Окончания.$A$1:$Окончания.$A$1048576];0);IFERROR(MATCH(RIGHT([.W40];3);[$Окончания.$A$1:$Окончания.$A$1048576];0);IFERROR(MATCH(RIGHT([.W40];2);[$Окончания.$A$1:$Окончания.$A$1048576];0);MATCH(RIGHT([.W4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40]);&quot;&quot;)">
            <text:p/>
          </table:table-cell>
          <table:table-cell table:formula="of:=IFERROR(INDEX([$Окончания.$B$1:$Окончания.$B$1048576];[.X40]);&quot;&quot;)">
            <text:p/>
          </table:table-cell>
          <table:table-cell table:style-name="ce17" table:formula="of:=LEFT([.W40];LEN([.W40])-LEN([.Y40]))&amp;[.Z40]" office:value-type="string" office:string-value="цеха" calcext:value-type="string">
            <text:p>цеха</text:p>
          </table:table-cell>
          <table:table-cell table:style-name="ce17" table:formula="of:=IFERROR(INDEX([$Окончания.$C$1:$Окончания.$C$1048576];[.X40]);&quot;&quot;)">
            <text:p/>
          </table:table-cell>
          <table:table-cell table:style-name="ce17" table:formula="of:=LEFT([.W40];LEN([.W40])-LEN([.Y40]))&amp;[.AB40]" office:value-type="string" office:string-value="цеха" calcext:value-type="string">
            <text:p>цеха</text:p>
          </table:table-cell>
          <table:table-cell table:style-name="ce18" table:formula="of:=MID([.U40];[.V40];1)&amp;IF(MID([.U40];[.V40]+1;1)=&quot;(&quot;; &quot;(&quot;; &quot;&quot;)" office:value-type="string" office:string-value=" " calcext:value-type="string">
            <text:p><text:s/></text:p>
          </table:table-cell>
          <table:table-cell table:formula="of:=MID([.U40];[.V40]+LEN([.AD40]);100)" office:value-type="string" office:string-value="по заготовке и транспорту" calcext:value-type="string">
            <text:p>по заготовке и транспорту</text:p>
          </table:table-cell>
          <table:table-cell table:formula="of:=MIN(SEARCH(&quot; &quot;;[.AE40]&amp;&quot; &quot;);SEARCH(&quot;-&quot;;[.AE40]&amp;&quot;-&quot;); SEARCH(&quot;)&quot;;[.AE40]&amp;&quot;)&quot;))" office:value-type="float" office:value="3" calcext:value-type="float">
            <text:p>3</text:p>
          </table:table-cell>
          <table:table-cell table:formula="of:=LEFT([.AE40];[.AF40]-1)" office:value-type="string" office:string-value="по" calcext:value-type="string">
            <text:p>по</text:p>
          </table:table-cell>
          <table:table-cell table:formula="of:=IFERROR(MATCH(RIGHT([.AG40];5);[$Окончания.$A$1:$Окончания.$A$1048576];0);IFERROR(MATCH(RIGHT([.AG40];4);[$Окончания.$A$1:$Окончания.$A$1048576];0);IFERROR(MATCH(RIGHT([.AG40];3);[$Окончания.$A$1:$Окончания.$A$1048576];0);IFERROR(MATCH(RIGHT([.AG40];2);[$Окончания.$A$1:$Окончания.$A$1048576];0);MATCH(RIGHT([.AG4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40]);&quot;&quot;)">
            <text:p/>
          </table:table-cell>
          <table:table-cell table:formula="of:=IFERROR(INDEX([$Окончания.$B$1:$Окончания.$B$1048576];[.AH40]);&quot;&quot;)">
            <text:p/>
          </table:table-cell>
          <table:table-cell table:style-name="ce17" table:formula="of:=LEFT([.AG40];LEN([.AG40])-LEN([.AI40]))&amp;[.AJ40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AH40]);&quot;&quot;)">
            <text:p/>
          </table:table-cell>
          <table:table-cell table:style-name="ce17" table:formula="of:=LEFT([.AG40];LEN([.AG40])-LEN([.AI40]))&amp;[.AL40]" office:value-type="string" office:string-value="по" calcext:value-type="string">
            <text:p>по</text:p>
          </table:table-cell>
          <table:table-cell table:style-name="ce18" table:formula="of:=MID([.AE40];[.AF40];1)&amp;IF(MID([.AE40];[.AF40]+1;1)=&quot;(&quot;; &quot;(&quot;; &quot;&quot;)" office:value-type="string" office:string-value=" " calcext:value-type="string">
            <text:p><text:s/></text:p>
          </table:table-cell>
          <table:table-cell table:formula="of:=MID([.AE40];[.AF40]+LEN([.AN40]);100)" office:value-type="string" office:string-value="заготовке и транспорту" calcext:value-type="string">
            <text:p>заготовке и транспорту</text:p>
          </table:table-cell>
          <table:table-cell table:formula="of:=MIN(SEARCH(&quot; &quot;;[.AO40]&amp;&quot; &quot;);SEARCH(&quot;-&quot;;[.AO40]&amp;&quot;-&quot;); SEARCH(&quot;)&quot;;[.AO40]&amp;&quot;)&quot;))" office:value-type="float" office:value="10" calcext:value-type="float">
            <text:p>10</text:p>
          </table:table-cell>
          <table:table-cell table:formula="of:=LEFT([.AO40];[.AP40]-1)" office:value-type="string" office:string-value="заготовке" calcext:value-type="string">
            <text:p>заготовке</text:p>
          </table:table-cell>
          <table:table-cell table:formula="of:=IFERROR(MATCH(RIGHT([.AQ40];5);[$Окончания.$A$1:$Окончания.$A$1048576];0);IFERROR(MATCH(RIGHT([.AQ40];4);[$Окончания.$A$1:$Окончания.$A$1048576];0);IFERROR(MATCH(RIGHT([.AQ40];3);[$Окончания.$A$1:$Окончания.$A$1048576];0);IFERROR(MATCH(RIGHT([.AQ40];2);[$Окончания.$A$1:$Окончания.$A$1048576];0);MATCH(RIGHT([.AQ4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40]);&quot;&quot;)">
            <text:p/>
          </table:table-cell>
          <table:table-cell table:formula="of:=IFERROR(INDEX([$Окончания.$B$1:$Окончания.$B$1048576];[.AR40]);&quot;&quot;)">
            <text:p/>
          </table:table-cell>
          <table:table-cell table:style-name="ce17" table:formula="of:=LEFT([.AQ40];LEN([.AQ40])-LEN([.AS40]))&amp;[.AT40]" office:value-type="string" office:string-value="заготовке" calcext:value-type="string">
            <text:p>заготовке</text:p>
          </table:table-cell>
          <table:table-cell table:style-name="ce17" table:formula="of:=IFERROR(INDEX([$Окончания.$C$1:$Окончания.$C$1048576];[.AR40]);&quot;&quot;)">
            <text:p/>
          </table:table-cell>
          <table:table-cell table:style-name="ce17" table:formula="of:=LEFT([.AQ40];LEN([.AQ40])-LEN([.AS40]))&amp;[.AV40]" office:value-type="string" office:string-value="заготовке" calcext:value-type="string">
            <text:p>заготовке</text:p>
          </table:table-cell>
          <table:table-cell table:style-name="ce18" table:formula="of:=MID([.AO40];[.AP40];1)&amp;IF(MID([.AO40];[.AP40]+1;1)=&quot;(&quot;; &quot;(&quot;; &quot;&quot;)" office:value-type="string" office:string-value=" " calcext:value-type="string">
            <text:p><text:s/></text:p>
          </table:table-cell>
          <table:table-cell table:formula="of:=MID([.AO40];[.AP40]+LEN([.AX40]);100)" office:value-type="string" office:string-value="и транспорту" calcext:value-type="string">
            <text:p>и транспорту</text:p>
          </table:table-cell>
          <table:table-cell table:formula="of:=[.$G40]&amp;[.$J40]&amp;[.$Q40]&amp;[.$T40]&amp;[.$AA40]&amp;[.$AD40]&amp;[.$AK40]&amp;[.$AN40]&amp;[.$AU40]&amp;[.$AX40]&amp;[.$AY40]" office:value-type="string" office:string-value="Заместителю начальника цеха по заготовке и транспорту" calcext:value-type="string">
            <text:p>Заместителю начальника цеха по заготовке и транспорту</text:p>
          </table:table-cell>
          <table:table-cell office:value-type="string" calcext:value-type="string">
            <text:p>Заместителю начальника цеха по заготовке и транспорту</text:p>
          </table:table-cell>
          <table:table-cell table:style-name="ce17" table:formula="of:=IF([.AZ40]=[.BA40];0;1)" office:value-type="float" office:value="0" calcext:value-type="float">
            <text:p>0</text:p>
          </table:table-cell>
          <table:table-cell table:formula="of:=[.$I40]&amp;[.$J40]&amp;[.$S40]&amp;[.$T40]&amp;[.$AC40]&amp;[.$AD40]&amp;[.$AM40]&amp;[.$AN40]&amp;[.$AW40]&amp;[.$AX40]&amp;[.$AY40]" office:value-type="string" office:string-value="Заместителя начальника цеха по заготовке и транспорту" calcext:value-type="string">
            <text:p>Заместителя начальника цеха по заготовке и транспорту</text:p>
          </table:table-cell>
          <table:table-cell table:style-name="ce22" office:value-type="string" calcext:value-type="string">
            <text:p>Заместителя начальника цеха по заготовке и транспорту</text:p>
          </table:table-cell>
          <table:table-cell table:style-name="ce17" table:formula="of:=IF([.BC40]=[.BD40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И.о. директора</text:p>
          </table:table-cell>
          <table:table-cell table:formula="of:=MIN(SEARCH(&quot; &quot;;[.A41]&amp;&quot; &quot;);SEARCH(&quot;-&quot;;[.A41]&amp;&quot;-&quot;); SEARCH(&quot;)&quot;;[.A41]&amp;&quot;)&quot;))" office:value-type="float" office:value="5" calcext:value-type="float">
            <text:p>5</text:p>
          </table:table-cell>
          <table:table-cell table:formula="of:=LEFT([.A41];[.B41]-1)" office:value-type="string" office:string-value="И.о." calcext:value-type="string">
            <text:p>И.о.</text:p>
          </table:table-cell>
          <table:table-cell table:formula="of:=IFERROR(MATCH(RIGHT([.C41];5);[$Окончания.$A$1:$Окончания.$A$1048576];0);IFERROR(MATCH(RIGHT([.C41];4);[$Окончания.$A$1:$Окончания.$A$1048576];0);IFERROR(MATCH(RIGHT([.C41];3);[$Окончания.$A$1:$Окончания.$A$1048576];0);IFERROR(MATCH(RIGHT([.C41];2);[$Окончания.$A$1:$Окончания.$A$1048576];0);MATCH(RIGHT([.C4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D41]);&quot;&quot;)">
            <text:p/>
          </table:table-cell>
          <table:table-cell table:formula="of:=IFERROR(INDEX([$Окончания.$B$1:$Окончания.$B$1048576];[.D41]);&quot;&quot;)">
            <text:p/>
          </table:table-cell>
          <table:table-cell table:style-name="ce17" table:formula="of:=LEFT([.C41];LEN([.C41])-LEN([.E41]))&amp;[.F41]" office:value-type="string" office:string-value="И.о." calcext:value-type="string">
            <text:p>И.о.</text:p>
          </table:table-cell>
          <table:table-cell table:style-name="ce17" table:formula="of:=IFERROR(INDEX([$Окончания.$C$1:$Окончания.$C$1048576];[.D41]);&quot;&quot;)">
            <text:p/>
          </table:table-cell>
          <table:table-cell table:style-name="ce17" table:formula="of:=LEFT([.C41];LEN([.C41])-LEN([.E41]))&amp;[.H41]" office:value-type="string" office:string-value="И.о." calcext:value-type="string">
            <text:p>И.о.</text:p>
          </table:table-cell>
          <table:table-cell table:style-name="ce18" table:formula="of:=MID([.A41];[.B41];1)&amp;IF(MID([.A41];[.B41]+1;1)=&quot;(&quot;; &quot;(&quot;; &quot;&quot;)" office:value-type="string" office:string-value=" " calcext:value-type="string">
            <text:p><text:s/></text:p>
          </table:table-cell>
          <table:table-cell table:formula="of:=MID([.A41];[.B41]+LEN([.J41]);100)" office:value-type="string" office:string-value="директора" calcext:value-type="string">
            <text:p>директора</text:p>
          </table:table-cell>
          <table:table-cell table:formula="of:=MIN(SEARCH(&quot; &quot;;[.K41]&amp;&quot; &quot;);SEARCH(&quot;-&quot;;[.K41]&amp;&quot;-&quot;); SEARCH(&quot;)&quot;;[.K41]&amp;&quot;)&quot;))" office:value-type="float" office:value="10" calcext:value-type="float">
            <text:p>10</text:p>
          </table:table-cell>
          <table:table-cell table:formula="of:=LEFT([.K41];[.L41]-1)" office:value-type="string" office:string-value="директора" calcext:value-type="string">
            <text:p>директора</text:p>
          </table:table-cell>
          <table:table-cell table:formula="of:=IFERROR(MATCH(RIGHT([.M41];5);[$Окончания.$A$1:$Окончания.$A$1048576];0);IFERROR(MATCH(RIGHT([.M41];4);[$Окончания.$A$1:$Окончания.$A$1048576];0);IFERROR(MATCH(RIGHT([.M41];3);[$Окончания.$A$1:$Окончания.$A$1048576];0);IFERROR(MATCH(RIGHT([.M41];2);[$Окончания.$A$1:$Окончания.$A$1048576];0);MATCH(RIGHT([.M4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41]);&quot;&quot;)">
            <text:p/>
          </table:table-cell>
          <table:table-cell table:formula="of:=IFERROR(INDEX([$Окончания.$B$1:$Окончания.$B$1048576];[.N41]);&quot;&quot;)">
            <text:p/>
          </table:table-cell>
          <table:table-cell table:style-name="ce17" table:formula="of:=LEFT([.M41];LEN([.M41])-LEN([.O41]))&amp;[.P41]" office:value-type="string" office:string-value="директора" calcext:value-type="string">
            <text:p>директора</text:p>
          </table:table-cell>
          <table:table-cell table:style-name="ce17" table:formula="of:=IFERROR(INDEX([$Окончания.$C$1:$Окончания.$C$1048576];[.N41]);&quot;&quot;)">
            <text:p/>
          </table:table-cell>
          <table:table-cell table:style-name="ce17" table:formula="of:=LEFT([.M41];LEN([.M41])-LEN([.O41]))&amp;[.R41]" office:value-type="string" office:string-value="директора" calcext:value-type="string">
            <text:p>директора</text:p>
          </table:table-cell>
          <table:table-cell table:style-name="ce18" table:formula="of:=MID([.K41];[.L41];1)&amp;IF(MID([.K41];[.L41]+1;1)=&quot;(&quot;; &quot;(&quot;; &quot;&quot;)">
            <text:p/>
          </table:table-cell>
          <table:table-cell table:formula="of:=MID([.K41];[.L41]+LEN([.T41]);100)">
            <text:p/>
          </table:table-cell>
          <table:table-cell table:formula="of:=MIN(SEARCH(&quot; &quot;;[.U41]&amp;&quot; &quot;);SEARCH(&quot;-&quot;;[.U41]&amp;&quot;-&quot;); SEARCH(&quot;)&quot;;[.U41]&amp;&quot;)&quot;))" office:value-type="float" office:value="1" calcext:value-type="float">
            <text:p>1</text:p>
          </table:table-cell>
          <table:table-cell table:formula="of:=LEFT([.U41];[.V41]-1)">
            <text:p/>
          </table:table-cell>
          <table:table-cell table:formula="of:=IFERROR(MATCH(RIGHT([.W41];5);[$Окончания.$A$1:$Окончания.$A$1048576];0);IFERROR(MATCH(RIGHT([.W41];4);[$Окончания.$A$1:$Окончания.$A$1048576];0);IFERROR(MATCH(RIGHT([.W41];3);[$Окончания.$A$1:$Окончания.$A$1048576];0);IFERROR(MATCH(RIGHT([.W41];2);[$Окончания.$A$1:$Окончания.$A$1048576];0);MATCH(RIGHT([.W4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41]);&quot;&quot;)">
            <text:p/>
          </table:table-cell>
          <table:table-cell table:formula="of:=IFERROR(INDEX([$Окончания.$B$1:$Окончания.$B$1048576];[.X41]);&quot;&quot;)">
            <text:p/>
          </table:table-cell>
          <table:table-cell table:style-name="ce17" table:formula="of:=LEFT([.W41];LEN([.W41])-LEN([.Y41]))&amp;[.Z41]">
            <text:p/>
          </table:table-cell>
          <table:table-cell table:style-name="ce17" table:formula="of:=IFERROR(INDEX([$Окончания.$C$1:$Окончания.$C$1048576];[.X41]);&quot;&quot;)">
            <text:p/>
          </table:table-cell>
          <table:table-cell table:style-name="ce17" table:formula="of:=LEFT([.W41];LEN([.W41])-LEN([.Y41]))&amp;[.AB41]">
            <text:p/>
          </table:table-cell>
          <table:table-cell table:style-name="ce18" table:formula="of:=MID([.U41];[.V41];1)&amp;IF(MID([.U41];[.V41]+1;1)=&quot;(&quot;; &quot;(&quot;; &quot;&quot;)">
            <text:p/>
          </table:table-cell>
          <table:table-cell table:formula="of:=MID([.U41];[.V41]+LEN([.AD41]);100)">
            <text:p/>
          </table:table-cell>
          <table:table-cell table:formula="of:=MIN(SEARCH(&quot; &quot;;[.AE41]&amp;&quot; &quot;);SEARCH(&quot;-&quot;;[.AE41]&amp;&quot;-&quot;); SEARCH(&quot;)&quot;;[.AE41]&amp;&quot;)&quot;))" office:value-type="float" office:value="1" calcext:value-type="float">
            <text:p>1</text:p>
          </table:table-cell>
          <table:table-cell table:formula="of:=LEFT([.AE41];[.AF41]-1)">
            <text:p/>
          </table:table-cell>
          <table:table-cell table:formula="of:=IFERROR(MATCH(RIGHT([.AG41];5);[$Окончания.$A$1:$Окончания.$A$1048576];0);IFERROR(MATCH(RIGHT([.AG41];4);[$Окончания.$A$1:$Окончания.$A$1048576];0);IFERROR(MATCH(RIGHT([.AG41];3);[$Окончания.$A$1:$Окончания.$A$1048576];0);IFERROR(MATCH(RIGHT([.AG41];2);[$Окончания.$A$1:$Окончания.$A$1048576];0);MATCH(RIGHT([.AG4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41]);&quot;&quot;)">
            <text:p/>
          </table:table-cell>
          <table:table-cell table:formula="of:=IFERROR(INDEX([$Окончания.$B$1:$Окончания.$B$1048576];[.AH41]);&quot;&quot;)">
            <text:p/>
          </table:table-cell>
          <table:table-cell table:style-name="ce17" table:formula="of:=LEFT([.AG41];LEN([.AG41])-LEN([.AI41]))&amp;[.AJ41]">
            <text:p/>
          </table:table-cell>
          <table:table-cell table:style-name="ce17" table:formula="of:=IFERROR(INDEX([$Окончания.$C$1:$Окончания.$C$1048576];[.AH41]);&quot;&quot;)">
            <text:p/>
          </table:table-cell>
          <table:table-cell table:style-name="ce17" table:formula="of:=LEFT([.AG41];LEN([.AG41])-LEN([.AI41]))&amp;[.AL41]">
            <text:p/>
          </table:table-cell>
          <table:table-cell table:style-name="ce18" table:formula="of:=MID([.AE41];[.AF41];1)&amp;IF(MID([.AE41];[.AF41]+1;1)=&quot;(&quot;; &quot;(&quot;; &quot;&quot;)">
            <text:p/>
          </table:table-cell>
          <table:table-cell table:formula="of:=MID([.AE41];[.AF41]+LEN([.AN41]);100)">
            <text:p/>
          </table:table-cell>
          <table:table-cell table:formula="of:=MIN(SEARCH(&quot; &quot;;[.AO41]&amp;&quot; &quot;);SEARCH(&quot;-&quot;;[.AO41]&amp;&quot;-&quot;); SEARCH(&quot;)&quot;;[.AO41]&amp;&quot;)&quot;))" office:value-type="float" office:value="1" calcext:value-type="float">
            <text:p>1</text:p>
          </table:table-cell>
          <table:table-cell table:formula="of:=LEFT([.AO41];[.AP41]-1)">
            <text:p/>
          </table:table-cell>
          <table:table-cell table:formula="of:=IFERROR(MATCH(RIGHT([.AQ41];5);[$Окончания.$A$1:$Окончания.$A$1048576];0);IFERROR(MATCH(RIGHT([.AQ41];4);[$Окончания.$A$1:$Окончания.$A$1048576];0);IFERROR(MATCH(RIGHT([.AQ41];3);[$Окончания.$A$1:$Окончания.$A$1048576];0);IFERROR(MATCH(RIGHT([.AQ41];2);[$Окончания.$A$1:$Окончания.$A$1048576];0);MATCH(RIGHT([.AQ4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41]);&quot;&quot;)">
            <text:p/>
          </table:table-cell>
          <table:table-cell table:formula="of:=IFERROR(INDEX([$Окончания.$B$1:$Окончания.$B$1048576];[.AR41]);&quot;&quot;)">
            <text:p/>
          </table:table-cell>
          <table:table-cell table:style-name="ce17" table:formula="of:=LEFT([.AQ41];LEN([.AQ41])-LEN([.AS41]))&amp;[.AT41]">
            <text:p/>
          </table:table-cell>
          <table:table-cell table:style-name="ce17" table:formula="of:=IFERROR(INDEX([$Окончания.$C$1:$Окончания.$C$1048576];[.AR41]);&quot;&quot;)">
            <text:p/>
          </table:table-cell>
          <table:table-cell table:style-name="ce17" table:formula="of:=LEFT([.AQ41];LEN([.AQ41])-LEN([.AS41]))&amp;[.AV41]">
            <text:p/>
          </table:table-cell>
          <table:table-cell table:style-name="ce18" table:formula="of:=MID([.AO41];[.AP41];1)&amp;IF(MID([.AO41];[.AP41]+1;1)=&quot;(&quot;; &quot;(&quot;; &quot;&quot;)">
            <text:p/>
          </table:table-cell>
          <table:table-cell table:formula="of:=MID([.AO41];[.AP41]+LEN([.AX41]);100)">
            <text:p/>
          </table:table-cell>
          <table:table-cell table:formula="of:=[.$G41]&amp;[.$J41]&amp;[.$Q41]&amp;[.$T41]&amp;[.$AA41]&amp;[.$AD41]&amp;[.$AK41]&amp;[.$AN41]&amp;[.$AU41]&amp;[.$AX41]&amp;[.$AY41]" office:value-type="string" office:string-value="И.о. директора" calcext:value-type="string">
            <text:p>И.о. директора</text:p>
          </table:table-cell>
          <table:table-cell office:value-type="string" calcext:value-type="string">
            <text:p>И.о. директора</text:p>
          </table:table-cell>
          <table:table-cell table:style-name="ce17" table:formula="of:=IF([.AZ41]=[.BA41];0;1)" office:value-type="float" office:value="0" calcext:value-type="float">
            <text:p>0</text:p>
          </table:table-cell>
          <table:table-cell table:formula="of:=[.$I41]&amp;[.$J41]&amp;[.$S41]&amp;[.$T41]&amp;[.$AC41]&amp;[.$AD41]&amp;[.$AM41]&amp;[.$AN41]&amp;[.$AW41]&amp;[.$AX41]&amp;[.$AY41]" office:value-type="string" office:string-value="И.о. директора" calcext:value-type="string">
            <text:p>И.о. директора</text:p>
          </table:table-cell>
          <table:table-cell table:style-name="ce22" office:value-type="string" calcext:value-type="string">
            <text:p>И.о. директора</text:p>
          </table:table-cell>
          <table:table-cell table:style-name="ce17" table:formula="of:=IF([.BC41]=[.BD41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И.О. начальника цеха</text:p>
          </table:table-cell>
          <table:table-cell table:formula="of:=MIN(SEARCH(&quot; &quot;;[.A42]&amp;&quot; &quot;);SEARCH(&quot;-&quot;;[.A42]&amp;&quot;-&quot;); SEARCH(&quot;)&quot;;[.A42]&amp;&quot;)&quot;))" office:value-type="float" office:value="5" calcext:value-type="float">
            <text:p>5</text:p>
          </table:table-cell>
          <table:table-cell table:formula="of:=LEFT([.A42];[.B42]-1)" office:value-type="string" office:string-value="И.О." calcext:value-type="string">
            <text:p>И.О.</text:p>
          </table:table-cell>
          <table:table-cell table:formula="of:=IFERROR(MATCH(RIGHT([.C42];5);[$Окончания.$A$1:$Окончания.$A$1048576];0);IFERROR(MATCH(RIGHT([.C42];4);[$Окончания.$A$1:$Окончания.$A$1048576];0);IFERROR(MATCH(RIGHT([.C42];3);[$Окончания.$A$1:$Окончания.$A$1048576];0);IFERROR(MATCH(RIGHT([.C42];2);[$Окончания.$A$1:$Окончания.$A$1048576];0);MATCH(RIGHT([.C4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D42]);&quot;&quot;)">
            <text:p/>
          </table:table-cell>
          <table:table-cell table:formula="of:=IFERROR(INDEX([$Окончания.$B$1:$Окончания.$B$1048576];[.D42]);&quot;&quot;)">
            <text:p/>
          </table:table-cell>
          <table:table-cell table:style-name="ce17" table:formula="of:=LEFT([.C42];LEN([.C42])-LEN([.E42]))&amp;[.F42]" office:value-type="string" office:string-value="И.О." calcext:value-type="string">
            <text:p>И.О.</text:p>
          </table:table-cell>
          <table:table-cell table:style-name="ce17" table:formula="of:=IFERROR(INDEX([$Окончания.$C$1:$Окончания.$C$1048576];[.D42]);&quot;&quot;)">
            <text:p/>
          </table:table-cell>
          <table:table-cell table:style-name="ce17" table:formula="of:=LEFT([.C42];LEN([.C42])-LEN([.E42]))&amp;[.H42]" office:value-type="string" office:string-value="И.О." calcext:value-type="string">
            <text:p>И.О.</text:p>
          </table:table-cell>
          <table:table-cell table:style-name="ce18" table:formula="of:=MID([.A42];[.B42];1)&amp;IF(MID([.A42];[.B42]+1;1)=&quot;(&quot;; &quot;(&quot;; &quot;&quot;)" office:value-type="string" office:string-value=" " calcext:value-type="string">
            <text:p><text:s/></text:p>
          </table:table-cell>
          <table:table-cell table:formula="of:=MID([.A42];[.B42]+LEN([.J42]);100)" office:value-type="string" office:string-value="начальника цеха" calcext:value-type="string">
            <text:p>начальника цеха</text:p>
          </table:table-cell>
          <table:table-cell table:formula="of:=MIN(SEARCH(&quot; &quot;;[.K42]&amp;&quot; &quot;);SEARCH(&quot;-&quot;;[.K42]&amp;&quot;-&quot;); SEARCH(&quot;)&quot;;[.K42]&amp;&quot;)&quot;))" office:value-type="float" office:value="11" calcext:value-type="float">
            <text:p>11</text:p>
          </table:table-cell>
          <table:table-cell table:formula="of:=LEFT([.K42];[.L42]-1)" office:value-type="string" office:string-value="начальника" calcext:value-type="string">
            <text:p>начальника</text:p>
          </table:table-cell>
          <table:table-cell table:formula="of:=IFERROR(MATCH(RIGHT([.M42];5);[$Окончания.$A$1:$Окончания.$A$1048576];0);IFERROR(MATCH(RIGHT([.M42];4);[$Окончания.$A$1:$Окончания.$A$1048576];0);IFERROR(MATCH(RIGHT([.M42];3);[$Окончания.$A$1:$Окончания.$A$1048576];0);IFERROR(MATCH(RIGHT([.M42];2);[$Окончания.$A$1:$Окончания.$A$1048576];0);MATCH(RIGHT([.M4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42]);&quot;&quot;)">
            <text:p/>
          </table:table-cell>
          <table:table-cell table:formula="of:=IFERROR(INDEX([$Окончания.$B$1:$Окончания.$B$1048576];[.N42]);&quot;&quot;)">
            <text:p/>
          </table:table-cell>
          <table:table-cell table:style-name="ce17" table:formula="of:=LEFT([.M42];LEN([.M42])-LEN([.O42]))&amp;[.P42]" office:value-type="string" office:string-value="начальника" calcext:value-type="string">
            <text:p>начальника</text:p>
          </table:table-cell>
          <table:table-cell table:style-name="ce17" table:formula="of:=IFERROR(INDEX([$Окончания.$C$1:$Окончания.$C$1048576];[.N42]);&quot;&quot;)">
            <text:p/>
          </table:table-cell>
          <table:table-cell table:style-name="ce17" table:formula="of:=LEFT([.M42];LEN([.M42])-LEN([.O42]))&amp;[.R42]" office:value-type="string" office:string-value="начальника" calcext:value-type="string">
            <text:p>начальника</text:p>
          </table:table-cell>
          <table:table-cell table:style-name="ce18" table:formula="of:=MID([.K42];[.L42];1)&amp;IF(MID([.K42];[.L42]+1;1)=&quot;(&quot;; &quot;(&quot;; &quot;&quot;)" office:value-type="string" office:string-value=" " calcext:value-type="string">
            <text:p><text:s/></text:p>
          </table:table-cell>
          <table:table-cell table:formula="of:=MID([.K42];[.L42]+LEN([.T42]);100)" office:value-type="string" office:string-value="цеха" calcext:value-type="string">
            <text:p>цеха</text:p>
          </table:table-cell>
          <table:table-cell table:formula="of:=MIN(SEARCH(&quot; &quot;;[.U42]&amp;&quot; &quot;);SEARCH(&quot;-&quot;;[.U42]&amp;&quot;-&quot;); SEARCH(&quot;)&quot;;[.U42]&amp;&quot;)&quot;))" office:value-type="float" office:value="5" calcext:value-type="float">
            <text:p>5</text:p>
          </table:table-cell>
          <table:table-cell table:formula="of:=LEFT([.U42];[.V42]-1)" office:value-type="string" office:string-value="цеха" calcext:value-type="string">
            <text:p>цеха</text:p>
          </table:table-cell>
          <table:table-cell table:formula="of:=IFERROR(MATCH(RIGHT([.W42];5);[$Окончания.$A$1:$Окончания.$A$1048576];0);IFERROR(MATCH(RIGHT([.W42];4);[$Окончания.$A$1:$Окончания.$A$1048576];0);IFERROR(MATCH(RIGHT([.W42];3);[$Окончания.$A$1:$Окончания.$A$1048576];0);IFERROR(MATCH(RIGHT([.W42];2);[$Окончания.$A$1:$Окончания.$A$1048576];0);MATCH(RIGHT([.W4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42]);&quot;&quot;)">
            <text:p/>
          </table:table-cell>
          <table:table-cell table:formula="of:=IFERROR(INDEX([$Окончания.$B$1:$Окончания.$B$1048576];[.X42]);&quot;&quot;)">
            <text:p/>
          </table:table-cell>
          <table:table-cell table:style-name="ce17" table:formula="of:=LEFT([.W42];LEN([.W42])-LEN([.Y42]))&amp;[.Z42]" office:value-type="string" office:string-value="цеха" calcext:value-type="string">
            <text:p>цеха</text:p>
          </table:table-cell>
          <table:table-cell table:style-name="ce17" table:formula="of:=IFERROR(INDEX([$Окончания.$C$1:$Окончания.$C$1048576];[.X42]);&quot;&quot;)">
            <text:p/>
          </table:table-cell>
          <table:table-cell table:style-name="ce17" table:formula="of:=LEFT([.W42];LEN([.W42])-LEN([.Y42]))&amp;[.AB42]" office:value-type="string" office:string-value="цеха" calcext:value-type="string">
            <text:p>цеха</text:p>
          </table:table-cell>
          <table:table-cell table:style-name="ce18" table:formula="of:=MID([.U42];[.V42];1)&amp;IF(MID([.U42];[.V42]+1;1)=&quot;(&quot;; &quot;(&quot;; &quot;&quot;)">
            <text:p/>
          </table:table-cell>
          <table:table-cell table:formula="of:=MID([.U42];[.V42]+LEN([.AD42]);100)">
            <text:p/>
          </table:table-cell>
          <table:table-cell table:formula="of:=MIN(SEARCH(&quot; &quot;;[.AE42]&amp;&quot; &quot;);SEARCH(&quot;-&quot;;[.AE42]&amp;&quot;-&quot;); SEARCH(&quot;)&quot;;[.AE42]&amp;&quot;)&quot;))" office:value-type="float" office:value="1" calcext:value-type="float">
            <text:p>1</text:p>
          </table:table-cell>
          <table:table-cell table:formula="of:=LEFT([.AE42];[.AF42]-1)">
            <text:p/>
          </table:table-cell>
          <table:table-cell table:formula="of:=IFERROR(MATCH(RIGHT([.AG42];5);[$Окончания.$A$1:$Окончания.$A$1048576];0);IFERROR(MATCH(RIGHT([.AG42];4);[$Окончания.$A$1:$Окончания.$A$1048576];0);IFERROR(MATCH(RIGHT([.AG42];3);[$Окончания.$A$1:$Окончания.$A$1048576];0);IFERROR(MATCH(RIGHT([.AG42];2);[$Окончания.$A$1:$Окончания.$A$1048576];0);MATCH(RIGHT([.AG4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42]);&quot;&quot;)">
            <text:p/>
          </table:table-cell>
          <table:table-cell table:formula="of:=IFERROR(INDEX([$Окончания.$B$1:$Окончания.$B$1048576];[.AH42]);&quot;&quot;)">
            <text:p/>
          </table:table-cell>
          <table:table-cell table:style-name="ce17" table:formula="of:=LEFT([.AG42];LEN([.AG42])-LEN([.AI42]))&amp;[.AJ42]">
            <text:p/>
          </table:table-cell>
          <table:table-cell table:style-name="ce17" table:formula="of:=IFERROR(INDEX([$Окончания.$C$1:$Окончания.$C$1048576];[.AH42]);&quot;&quot;)">
            <text:p/>
          </table:table-cell>
          <table:table-cell table:style-name="ce17" table:formula="of:=LEFT([.AG42];LEN([.AG42])-LEN([.AI42]))&amp;[.AL42]">
            <text:p/>
          </table:table-cell>
          <table:table-cell table:style-name="ce18" table:formula="of:=MID([.AE42];[.AF42];1)&amp;IF(MID([.AE42];[.AF42]+1;1)=&quot;(&quot;; &quot;(&quot;; &quot;&quot;)">
            <text:p/>
          </table:table-cell>
          <table:table-cell table:formula="of:=MID([.AE42];[.AF42]+LEN([.AN42]);100)">
            <text:p/>
          </table:table-cell>
          <table:table-cell table:formula="of:=MIN(SEARCH(&quot; &quot;;[.AO42]&amp;&quot; &quot;);SEARCH(&quot;-&quot;;[.AO42]&amp;&quot;-&quot;); SEARCH(&quot;)&quot;;[.AO42]&amp;&quot;)&quot;))" office:value-type="float" office:value="1" calcext:value-type="float">
            <text:p>1</text:p>
          </table:table-cell>
          <table:table-cell table:formula="of:=LEFT([.AO42];[.AP42]-1)">
            <text:p/>
          </table:table-cell>
          <table:table-cell table:formula="of:=IFERROR(MATCH(RIGHT([.AQ42];5);[$Окончания.$A$1:$Окончания.$A$1048576];0);IFERROR(MATCH(RIGHT([.AQ42];4);[$Окончания.$A$1:$Окончания.$A$1048576];0);IFERROR(MATCH(RIGHT([.AQ42];3);[$Окончания.$A$1:$Окончания.$A$1048576];0);IFERROR(MATCH(RIGHT([.AQ42];2);[$Окончания.$A$1:$Окончания.$A$1048576];0);MATCH(RIGHT([.AQ4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42]);&quot;&quot;)">
            <text:p/>
          </table:table-cell>
          <table:table-cell table:formula="of:=IFERROR(INDEX([$Окончания.$B$1:$Окончания.$B$1048576];[.AR42]);&quot;&quot;)">
            <text:p/>
          </table:table-cell>
          <table:table-cell table:style-name="ce17" table:formula="of:=LEFT([.AQ42];LEN([.AQ42])-LEN([.AS42]))&amp;[.AT42]">
            <text:p/>
          </table:table-cell>
          <table:table-cell table:style-name="ce17" table:formula="of:=IFERROR(INDEX([$Окончания.$C$1:$Окончания.$C$1048576];[.AR42]);&quot;&quot;)">
            <text:p/>
          </table:table-cell>
          <table:table-cell table:style-name="ce17" table:formula="of:=LEFT([.AQ42];LEN([.AQ42])-LEN([.AS42]))&amp;[.AV42]">
            <text:p/>
          </table:table-cell>
          <table:table-cell table:style-name="ce18" table:formula="of:=MID([.AO42];[.AP42];1)&amp;IF(MID([.AO42];[.AP42]+1;1)=&quot;(&quot;; &quot;(&quot;; &quot;&quot;)">
            <text:p/>
          </table:table-cell>
          <table:table-cell table:formula="of:=MID([.AO42];[.AP42]+LEN([.AX42]);100)">
            <text:p/>
          </table:table-cell>
          <table:table-cell table:formula="of:=[.$G42]&amp;[.$J42]&amp;[.$Q42]&amp;[.$T42]&amp;[.$AA42]&amp;[.$AD42]&amp;[.$AK42]&amp;[.$AN42]&amp;[.$AU42]&amp;[.$AX42]&amp;[.$AY42]" office:value-type="string" office:string-value="И.О. начальника цеха" calcext:value-type="string">
            <text:p>И.О. начальника цеха</text:p>
          </table:table-cell>
          <table:table-cell office:value-type="string" calcext:value-type="string">
            <text:p>И.О. начальника цеха</text:p>
          </table:table-cell>
          <table:table-cell table:style-name="ce17" table:formula="of:=IF([.AZ42]=[.BA42];0;1)" office:value-type="float" office:value="0" calcext:value-type="float">
            <text:p>0</text:p>
          </table:table-cell>
          <table:table-cell table:formula="of:=[.$I42]&amp;[.$J42]&amp;[.$S42]&amp;[.$T42]&amp;[.$AC42]&amp;[.$AD42]&amp;[.$AM42]&amp;[.$AN42]&amp;[.$AW42]&amp;[.$AX42]&amp;[.$AY42]" office:value-type="string" office:string-value="И.О. начальника цеха" calcext:value-type="string">
            <text:p>И.О. начальника цеха</text:p>
          </table:table-cell>
          <table:table-cell table:style-name="ce22" office:value-type="string" calcext:value-type="string">
            <text:p>И.О. начальника цеха</text:p>
          </table:table-cell>
          <table:table-cell table:style-name="ce17" table:formula="of:=IF([.BC42]=[.BD42];0;1)" office:value-type="float" office:value="0" calcext:value-type="float">
            <text:p>0</text:p>
          </table:table-cell>
          <table:table-cell table:number-columns-repeated="967"/>
        </table:table-row>
        <table:table-row table:style-name="ro6">
          <table:table-cell table:style-name="ce14" office:value-type="string" calcext:value-type="string">
            <text:p>Инженер </text:p>
          </table:table-cell>
          <table:table-cell table:formula="of:=MIN(SEARCH(&quot; &quot;;[.A43]&amp;&quot; &quot;);SEARCH(&quot;-&quot;;[.A43]&amp;&quot;-&quot;); SEARCH(&quot;)&quot;;[.A43]&amp;&quot;)&quot;))" office:value-type="float" office:value="8" calcext:value-type="float">
            <text:p>8</text:p>
          </table:table-cell>
          <table:table-cell table:formula="of:=LEFT([.A43];[.B43]-1)" office:value-type="string" office:string-value="Инженер" calcext:value-type="string">
            <text:p>Инженер</text:p>
          </table:table-cell>
          <table:table-cell table:formula="of:=IFERROR(MATCH(RIGHT([.C43];5);[$Окончания.$A$1:$Окончания.$A$1048576];0);IFERROR(MATCH(RIGHT([.C43];4);[$Окончания.$A$1:$Окончания.$A$1048576];0);IFERROR(MATCH(RIGHT([.C43];3);[$Окончания.$A$1:$Окончания.$A$1048576];0);IFERROR(MATCH(RIGHT([.C43];2);[$Окончания.$A$1:$Окончания.$A$1048576];0);MATCH(RIGHT([.C43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43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43]);&quot;&quot;)" office:value-type="string" office:string-value="ру" calcext:value-type="string">
            <text:p>ру</text:p>
          </table:table-cell>
          <table:table-cell table:style-name="ce17" table:formula="of:=LEFT([.C43];LEN([.C43])-LEN([.E43]))&amp;[.F43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43]);&quot;&quot;)" office:value-type="string" office:string-value="ра" calcext:value-type="string">
            <text:p>ра</text:p>
          </table:table-cell>
          <table:table-cell table:style-name="ce17" table:formula="of:=LEFT([.C43];LEN([.C43])-LEN([.E43]))&amp;[.H43]" office:value-type="string" office:string-value="Инженера" calcext:value-type="string">
            <text:p>Инженера</text:p>
          </table:table-cell>
          <table:table-cell table:style-name="ce18" table:formula="of:=MID([.A43];[.B43];1)&amp;IF(MID([.A43];[.B43]+1;1)=&quot;(&quot;; &quot;(&quot;; &quot;&quot;)" office:value-type="string" office:string-value=" " calcext:value-type="string">
            <text:p><text:s/></text:p>
          </table:table-cell>
          <table:table-cell table:formula="of:=MID([.A43];[.B43]+LEN([.J43]);100)">
            <text:p/>
          </table:table-cell>
          <table:table-cell table:formula="of:=MIN(SEARCH(&quot; &quot;;[.K43]&amp;&quot; &quot;);SEARCH(&quot;-&quot;;[.K43]&amp;&quot;-&quot;); SEARCH(&quot;)&quot;;[.K43]&amp;&quot;)&quot;))" office:value-type="float" office:value="1" calcext:value-type="float">
            <text:p>1</text:p>
          </table:table-cell>
          <table:table-cell table:formula="of:=LEFT([.K43];[.L43]-1)">
            <text:p/>
          </table:table-cell>
          <table:table-cell table:formula="of:=IFERROR(MATCH(RIGHT([.M43];5);[$Окончания.$A$1:$Окончания.$A$1048576];0);IFERROR(MATCH(RIGHT([.M43];4);[$Окончания.$A$1:$Окончания.$A$1048576];0);IFERROR(MATCH(RIGHT([.M43];3);[$Окончания.$A$1:$Окончания.$A$1048576];0);IFERROR(MATCH(RIGHT([.M43];2);[$Окончания.$A$1:$Окончания.$A$1048576];0);MATCH(RIGHT([.M4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43]);&quot;&quot;)">
            <text:p/>
          </table:table-cell>
          <table:table-cell table:formula="of:=IFERROR(INDEX([$Окончания.$B$1:$Окончания.$B$1048576];[.N43]);&quot;&quot;)">
            <text:p/>
          </table:table-cell>
          <table:table-cell table:style-name="ce17" table:formula="of:=LEFT([.M43];LEN([.M43])-LEN([.O43]))&amp;[.P43]">
            <text:p/>
          </table:table-cell>
          <table:table-cell table:style-name="ce17" table:formula="of:=IFERROR(INDEX([$Окончания.$C$1:$Окончания.$C$1048576];[.N43]);&quot;&quot;)">
            <text:p/>
          </table:table-cell>
          <table:table-cell table:style-name="ce17" table:formula="of:=LEFT([.M43];LEN([.M43])-LEN([.O43]))&amp;[.R43]">
            <text:p/>
          </table:table-cell>
          <table:table-cell table:style-name="ce18" table:formula="of:=MID([.K43];[.L43];1)&amp;IF(MID([.K43];[.L43]+1;1)=&quot;(&quot;; &quot;(&quot;; &quot;&quot;)">
            <text:p/>
          </table:table-cell>
          <table:table-cell table:formula="of:=MID([.K43];[.L43]+LEN([.T43]);100)">
            <text:p/>
          </table:table-cell>
          <table:table-cell table:formula="of:=MIN(SEARCH(&quot; &quot;;[.U43]&amp;&quot; &quot;);SEARCH(&quot;-&quot;;[.U43]&amp;&quot;-&quot;); SEARCH(&quot;)&quot;;[.U43]&amp;&quot;)&quot;))" office:value-type="float" office:value="1" calcext:value-type="float">
            <text:p>1</text:p>
          </table:table-cell>
          <table:table-cell table:formula="of:=LEFT([.U43];[.V43]-1)">
            <text:p/>
          </table:table-cell>
          <table:table-cell table:formula="of:=IFERROR(MATCH(RIGHT([.W43];5);[$Окончания.$A$1:$Окончания.$A$1048576];0);IFERROR(MATCH(RIGHT([.W43];4);[$Окончания.$A$1:$Окончания.$A$1048576];0);IFERROR(MATCH(RIGHT([.W43];3);[$Окончания.$A$1:$Окончания.$A$1048576];0);IFERROR(MATCH(RIGHT([.W43];2);[$Окончания.$A$1:$Окончания.$A$1048576];0);MATCH(RIGHT([.W4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43]);&quot;&quot;)">
            <text:p/>
          </table:table-cell>
          <table:table-cell table:formula="of:=IFERROR(INDEX([$Окончания.$B$1:$Окончания.$B$1048576];[.X43]);&quot;&quot;)">
            <text:p/>
          </table:table-cell>
          <table:table-cell table:style-name="ce17" table:formula="of:=LEFT([.W43];LEN([.W43])-LEN([.Y43]))&amp;[.Z43]">
            <text:p/>
          </table:table-cell>
          <table:table-cell table:style-name="ce17" table:formula="of:=IFERROR(INDEX([$Окончания.$C$1:$Окончания.$C$1048576];[.X43]);&quot;&quot;)">
            <text:p/>
          </table:table-cell>
          <table:table-cell table:style-name="ce17" table:formula="of:=LEFT([.W43];LEN([.W43])-LEN([.Y43]))&amp;[.AB43]">
            <text:p/>
          </table:table-cell>
          <table:table-cell table:style-name="ce18" table:formula="of:=MID([.U43];[.V43];1)&amp;IF(MID([.U43];[.V43]+1;1)=&quot;(&quot;; &quot;(&quot;; &quot;&quot;)">
            <text:p/>
          </table:table-cell>
          <table:table-cell table:formula="of:=MID([.U43];[.V43]+LEN([.AD43]);100)">
            <text:p/>
          </table:table-cell>
          <table:table-cell table:formula="of:=MIN(SEARCH(&quot; &quot;;[.AE43]&amp;&quot; &quot;);SEARCH(&quot;-&quot;;[.AE43]&amp;&quot;-&quot;); SEARCH(&quot;)&quot;;[.AE43]&amp;&quot;)&quot;))" office:value-type="float" office:value="1" calcext:value-type="float">
            <text:p>1</text:p>
          </table:table-cell>
          <table:table-cell table:formula="of:=LEFT([.AE43];[.AF43]-1)">
            <text:p/>
          </table:table-cell>
          <table:table-cell table:formula="of:=IFERROR(MATCH(RIGHT([.AG43];5);[$Окончания.$A$1:$Окончания.$A$1048576];0);IFERROR(MATCH(RIGHT([.AG43];4);[$Окончания.$A$1:$Окончания.$A$1048576];0);IFERROR(MATCH(RIGHT([.AG43];3);[$Окончания.$A$1:$Окончания.$A$1048576];0);IFERROR(MATCH(RIGHT([.AG43];2);[$Окончания.$A$1:$Окончания.$A$1048576];0);MATCH(RIGHT([.AG4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43]);&quot;&quot;)">
            <text:p/>
          </table:table-cell>
          <table:table-cell table:formula="of:=IFERROR(INDEX([$Окончания.$B$1:$Окончания.$B$1048576];[.AH43]);&quot;&quot;)">
            <text:p/>
          </table:table-cell>
          <table:table-cell table:style-name="ce17" table:formula="of:=LEFT([.AG43];LEN([.AG43])-LEN([.AI43]))&amp;[.AJ43]">
            <text:p/>
          </table:table-cell>
          <table:table-cell table:style-name="ce17" table:formula="of:=IFERROR(INDEX([$Окончания.$C$1:$Окончания.$C$1048576];[.AH43]);&quot;&quot;)">
            <text:p/>
          </table:table-cell>
          <table:table-cell table:style-name="ce17" table:formula="of:=LEFT([.AG43];LEN([.AG43])-LEN([.AI43]))&amp;[.AL43]">
            <text:p/>
          </table:table-cell>
          <table:table-cell table:style-name="ce18" table:formula="of:=MID([.AE43];[.AF43];1)&amp;IF(MID([.AE43];[.AF43]+1;1)=&quot;(&quot;; &quot;(&quot;; &quot;&quot;)">
            <text:p/>
          </table:table-cell>
          <table:table-cell table:formula="of:=MID([.AE43];[.AF43]+LEN([.AN43]);100)">
            <text:p/>
          </table:table-cell>
          <table:table-cell table:formula="of:=MIN(SEARCH(&quot; &quot;;[.AO43]&amp;&quot; &quot;);SEARCH(&quot;-&quot;;[.AO43]&amp;&quot;-&quot;); SEARCH(&quot;)&quot;;[.AO43]&amp;&quot;)&quot;))" office:value-type="float" office:value="1" calcext:value-type="float">
            <text:p>1</text:p>
          </table:table-cell>
          <table:table-cell table:formula="of:=LEFT([.AO43];[.AP43]-1)">
            <text:p/>
          </table:table-cell>
          <table:table-cell table:formula="of:=IFERROR(MATCH(RIGHT([.AQ43];5);[$Окончания.$A$1:$Окончания.$A$1048576];0);IFERROR(MATCH(RIGHT([.AQ43];4);[$Окончания.$A$1:$Окончания.$A$1048576];0);IFERROR(MATCH(RIGHT([.AQ43];3);[$Окончания.$A$1:$Окончания.$A$1048576];0);IFERROR(MATCH(RIGHT([.AQ43];2);[$Окончания.$A$1:$Окончания.$A$1048576];0);MATCH(RIGHT([.AQ4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43]);&quot;&quot;)">
            <text:p/>
          </table:table-cell>
          <table:table-cell table:formula="of:=IFERROR(INDEX([$Окончания.$B$1:$Окончания.$B$1048576];[.AR43]);&quot;&quot;)">
            <text:p/>
          </table:table-cell>
          <table:table-cell table:style-name="ce17" table:formula="of:=LEFT([.AQ43];LEN([.AQ43])-LEN([.AS43]))&amp;[.AT43]">
            <text:p/>
          </table:table-cell>
          <table:table-cell table:style-name="ce17" table:formula="of:=IFERROR(INDEX([$Окончания.$C$1:$Окончания.$C$1048576];[.AR43]);&quot;&quot;)">
            <text:p/>
          </table:table-cell>
          <table:table-cell table:style-name="ce17" table:formula="of:=LEFT([.AQ43];LEN([.AQ43])-LEN([.AS43]))&amp;[.AV43]">
            <text:p/>
          </table:table-cell>
          <table:table-cell table:style-name="ce18" table:formula="of:=MID([.AO43];[.AP43];1)&amp;IF(MID([.AO43];[.AP43]+1;1)=&quot;(&quot;; &quot;(&quot;; &quot;&quot;)">
            <text:p/>
          </table:table-cell>
          <table:table-cell table:formula="of:=MID([.AO43];[.AP43]+LEN([.AX43]);100)">
            <text:p/>
          </table:table-cell>
          <table:table-cell table:formula="of:=[.$G43]&amp;[.$J43]&amp;[.$Q43]&amp;[.$T43]&amp;[.$AA43]&amp;[.$AD43]&amp;[.$AK43]&amp;[.$AN43]&amp;[.$AU43]&amp;[.$AX43]&amp;[.$AY43]" office:value-type="string" office:string-value="Инженеру " calcext:value-type="string">
            <text:p>Инженеру </text:p>
          </table:table-cell>
          <table:table-cell office:value-type="string" calcext:value-type="string">
            <text:p>Инженеру </text:p>
          </table:table-cell>
          <table:table-cell table:style-name="ce17" table:formula="of:=IF([.AZ43]=[.BA43];0;1)" office:value-type="float" office:value="0" calcext:value-type="float">
            <text:p>0</text:p>
          </table:table-cell>
          <table:table-cell table:formula="of:=[.$I43]&amp;[.$J43]&amp;[.$S43]&amp;[.$T43]&amp;[.$AC43]&amp;[.$AD43]&amp;[.$AM43]&amp;[.$AN43]&amp;[.$AW43]&amp;[.$AX43]&amp;[.$AY43]" office:value-type="string" office:string-value="Инженера " calcext:value-type="string">
            <text:p>Инженера </text:p>
          </table:table-cell>
          <table:table-cell table:style-name="ce22" office:value-type="string" calcext:value-type="string">
            <text:p>Инженера </text:p>
          </table:table-cell>
          <table:table-cell table:style-name="ce17" table:formula="of:=IF([.BC43]=[.BD43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Инженер 1 категории</text:p>
          </table:table-cell>
          <table:table-cell table:formula="of:=MIN(SEARCH(&quot; &quot;;[.A44]&amp;&quot; &quot;);SEARCH(&quot;-&quot;;[.A44]&amp;&quot;-&quot;); SEARCH(&quot;)&quot;;[.A44]&amp;&quot;)&quot;))" office:value-type="float" office:value="8" calcext:value-type="float">
            <text:p>8</text:p>
          </table:table-cell>
          <table:table-cell table:formula="of:=LEFT([.A44];[.B44]-1)" office:value-type="string" office:string-value="Инженер" calcext:value-type="string">
            <text:p>Инженер</text:p>
          </table:table-cell>
          <table:table-cell table:formula="of:=IFERROR(MATCH(RIGHT([.C44];5);[$Окончания.$A$1:$Окончания.$A$1048576];0);IFERROR(MATCH(RIGHT([.C44];4);[$Окончания.$A$1:$Окончания.$A$1048576];0);IFERROR(MATCH(RIGHT([.C44];3);[$Окончания.$A$1:$Окончания.$A$1048576];0);IFERROR(MATCH(RIGHT([.C44];2);[$Окончания.$A$1:$Окончания.$A$1048576];0);MATCH(RIGHT([.C44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44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44]);&quot;&quot;)" office:value-type="string" office:string-value="ру" calcext:value-type="string">
            <text:p>ру</text:p>
          </table:table-cell>
          <table:table-cell table:style-name="ce17" table:formula="of:=LEFT([.C44];LEN([.C44])-LEN([.E44]))&amp;[.F44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44]);&quot;&quot;)" office:value-type="string" office:string-value="ра" calcext:value-type="string">
            <text:p>ра</text:p>
          </table:table-cell>
          <table:table-cell table:style-name="ce17" table:formula="of:=LEFT([.C44];LEN([.C44])-LEN([.E44]))&amp;[.H44]" office:value-type="string" office:string-value="Инженера" calcext:value-type="string">
            <text:p>Инженера</text:p>
          </table:table-cell>
          <table:table-cell table:style-name="ce18" table:formula="of:=MID([.A44];[.B44];1)&amp;IF(MID([.A44];[.B44]+1;1)=&quot;(&quot;; &quot;(&quot;; &quot;&quot;)" office:value-type="string" office:string-value=" " calcext:value-type="string">
            <text:p><text:s/></text:p>
          </table:table-cell>
          <table:table-cell table:formula="of:=MID([.A44];[.B44]+LEN([.J44]);100)" office:value-type="string" office:string-value="1 категории" calcext:value-type="string">
            <text:p>1 категории</text:p>
          </table:table-cell>
          <table:table-cell table:formula="of:=MIN(SEARCH(&quot; &quot;;[.K44]&amp;&quot; &quot;);SEARCH(&quot;-&quot;;[.K44]&amp;&quot;-&quot;); SEARCH(&quot;)&quot;;[.K44]&amp;&quot;)&quot;))" office:value-type="float" office:value="2" calcext:value-type="float">
            <text:p>2</text:p>
          </table:table-cell>
          <table:table-cell table:formula="of:=LEFT([.K44];[.L44]-1)" office:value-type="string" office:string-value="1" calcext:value-type="string">
            <text:p>1</text:p>
          </table:table-cell>
          <table:table-cell table:formula="of:=IFERROR(MATCH(RIGHT([.M44];5);[$Окончания.$A$1:$Окончания.$A$1048576];0);IFERROR(MATCH(RIGHT([.M44];4);[$Окончания.$A$1:$Окончания.$A$1048576];0);IFERROR(MATCH(RIGHT([.M44];3);[$Окончания.$A$1:$Окончания.$A$1048576];0);IFERROR(MATCH(RIGHT([.M44];2);[$Окончания.$A$1:$Окончания.$A$1048576];0);MATCH(RIGHT([.M4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44]);&quot;&quot;)">
            <text:p/>
          </table:table-cell>
          <table:table-cell table:formula="of:=IFERROR(INDEX([$Окончания.$B$1:$Окончания.$B$1048576];[.N44]);&quot;&quot;)">
            <text:p/>
          </table:table-cell>
          <table:table-cell table:style-name="ce17" table:formula="of:=LEFT([.M44];LEN([.M44])-LEN([.O44]))&amp;[.P44]" office:value-type="string" office:string-value="1" calcext:value-type="string">
            <text:p>1</text:p>
          </table:table-cell>
          <table:table-cell table:style-name="ce17" table:formula="of:=IFERROR(INDEX([$Окончания.$C$1:$Окончания.$C$1048576];[.N44]);&quot;&quot;)">
            <text:p/>
          </table:table-cell>
          <table:table-cell table:style-name="ce17" table:formula="of:=LEFT([.M44];LEN([.M44])-LEN([.O44]))&amp;[.R44]" office:value-type="string" office:string-value="1" calcext:value-type="string">
            <text:p>1</text:p>
          </table:table-cell>
          <table:table-cell table:style-name="ce18" table:formula="of:=MID([.K44];[.L44];1)&amp;IF(MID([.K44];[.L44]+1;1)=&quot;(&quot;; &quot;(&quot;; &quot;&quot;)" office:value-type="string" office:string-value=" " calcext:value-type="string">
            <text:p><text:s/></text:p>
          </table:table-cell>
          <table:table-cell table:formula="of:=MID([.K44];[.L44]+LEN([.T44]);100)" office:value-type="string" office:string-value="категории" calcext:value-type="string">
            <text:p>категории</text:p>
          </table:table-cell>
          <table:table-cell table:formula="of:=MIN(SEARCH(&quot; &quot;;[.U44]&amp;&quot; &quot;);SEARCH(&quot;-&quot;;[.U44]&amp;&quot;-&quot;); SEARCH(&quot;)&quot;;[.U44]&amp;&quot;)&quot;))" office:value-type="float" office:value="10" calcext:value-type="float">
            <text:p>10</text:p>
          </table:table-cell>
          <table:table-cell table:formula="of:=LEFT([.U44];[.V44]-1)" office:value-type="string" office:string-value="категории" calcext:value-type="string">
            <text:p>категории</text:p>
          </table:table-cell>
          <table:table-cell table:formula="of:=IFERROR(MATCH(RIGHT([.W44];5);[$Окончания.$A$1:$Окончания.$A$1048576];0);IFERROR(MATCH(RIGHT([.W44];4);[$Окончания.$A$1:$Окончания.$A$1048576];0);IFERROR(MATCH(RIGHT([.W44];3);[$Окончания.$A$1:$Окончания.$A$1048576];0);IFERROR(MATCH(RIGHT([.W44];2);[$Окончания.$A$1:$Окончания.$A$1048576];0);MATCH(RIGHT([.W4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44]);&quot;&quot;)">
            <text:p/>
          </table:table-cell>
          <table:table-cell table:formula="of:=IFERROR(INDEX([$Окончания.$B$1:$Окончания.$B$1048576];[.X44]);&quot;&quot;)">
            <text:p/>
          </table:table-cell>
          <table:table-cell table:style-name="ce17" table:formula="of:=LEFT([.W44];LEN([.W44])-LEN([.Y44]))&amp;[.Z44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X44]);&quot;&quot;)">
            <text:p/>
          </table:table-cell>
          <table:table-cell table:style-name="ce17" table:formula="of:=LEFT([.W44];LEN([.W44])-LEN([.Y44]))&amp;[.AB44]" office:value-type="string" office:string-value="категории" calcext:value-type="string">
            <text:p>категории</text:p>
          </table:table-cell>
          <table:table-cell table:style-name="ce18" table:formula="of:=MID([.U44];[.V44];1)&amp;IF(MID([.U44];[.V44]+1;1)=&quot;(&quot;; &quot;(&quot;; &quot;&quot;)">
            <text:p/>
          </table:table-cell>
          <table:table-cell table:formula="of:=MID([.U44];[.V44]+LEN([.AD44]);100)">
            <text:p/>
          </table:table-cell>
          <table:table-cell table:formula="of:=MIN(SEARCH(&quot; &quot;;[.AE44]&amp;&quot; &quot;);SEARCH(&quot;-&quot;;[.AE44]&amp;&quot;-&quot;); SEARCH(&quot;)&quot;;[.AE44]&amp;&quot;)&quot;))" office:value-type="float" office:value="1" calcext:value-type="float">
            <text:p>1</text:p>
          </table:table-cell>
          <table:table-cell table:formula="of:=LEFT([.AE44];[.AF44]-1)">
            <text:p/>
          </table:table-cell>
          <table:table-cell table:formula="of:=IFERROR(MATCH(RIGHT([.AG44];5);[$Окончания.$A$1:$Окончания.$A$1048576];0);IFERROR(MATCH(RIGHT([.AG44];4);[$Окончания.$A$1:$Окончания.$A$1048576];0);IFERROR(MATCH(RIGHT([.AG44];3);[$Окончания.$A$1:$Окончания.$A$1048576];0);IFERROR(MATCH(RIGHT([.AG44];2);[$Окончания.$A$1:$Окончания.$A$1048576];0);MATCH(RIGHT([.AG4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44]);&quot;&quot;)">
            <text:p/>
          </table:table-cell>
          <table:table-cell table:formula="of:=IFERROR(INDEX([$Окончания.$B$1:$Окончания.$B$1048576];[.AH44]);&quot;&quot;)">
            <text:p/>
          </table:table-cell>
          <table:table-cell table:style-name="ce17" table:formula="of:=LEFT([.AG44];LEN([.AG44])-LEN([.AI44]))&amp;[.AJ44]">
            <text:p/>
          </table:table-cell>
          <table:table-cell table:style-name="ce17" table:formula="of:=IFERROR(INDEX([$Окончания.$C$1:$Окончания.$C$1048576];[.AH44]);&quot;&quot;)">
            <text:p/>
          </table:table-cell>
          <table:table-cell table:style-name="ce17" table:formula="of:=LEFT([.AG44];LEN([.AG44])-LEN([.AI44]))&amp;[.AL44]">
            <text:p/>
          </table:table-cell>
          <table:table-cell table:style-name="ce18" table:formula="of:=MID([.AE44];[.AF44];1)&amp;IF(MID([.AE44];[.AF44]+1;1)=&quot;(&quot;; &quot;(&quot;; &quot;&quot;)">
            <text:p/>
          </table:table-cell>
          <table:table-cell table:formula="of:=MID([.AE44];[.AF44]+LEN([.AN44]);100)">
            <text:p/>
          </table:table-cell>
          <table:table-cell table:formula="of:=MIN(SEARCH(&quot; &quot;;[.AO44]&amp;&quot; &quot;);SEARCH(&quot;-&quot;;[.AO44]&amp;&quot;-&quot;); SEARCH(&quot;)&quot;;[.AO44]&amp;&quot;)&quot;))" office:value-type="float" office:value="1" calcext:value-type="float">
            <text:p>1</text:p>
          </table:table-cell>
          <table:table-cell table:formula="of:=LEFT([.AO44];[.AP44]-1)">
            <text:p/>
          </table:table-cell>
          <table:table-cell table:formula="of:=IFERROR(MATCH(RIGHT([.AQ44];5);[$Окончания.$A$1:$Окончания.$A$1048576];0);IFERROR(MATCH(RIGHT([.AQ44];4);[$Окончания.$A$1:$Окончания.$A$1048576];0);IFERROR(MATCH(RIGHT([.AQ44];3);[$Окончания.$A$1:$Окончания.$A$1048576];0);IFERROR(MATCH(RIGHT([.AQ44];2);[$Окончания.$A$1:$Окончания.$A$1048576];0);MATCH(RIGHT([.AQ4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44]);&quot;&quot;)">
            <text:p/>
          </table:table-cell>
          <table:table-cell table:formula="of:=IFERROR(INDEX([$Окончания.$B$1:$Окончания.$B$1048576];[.AR44]);&quot;&quot;)">
            <text:p/>
          </table:table-cell>
          <table:table-cell table:style-name="ce17" table:formula="of:=LEFT([.AQ44];LEN([.AQ44])-LEN([.AS44]))&amp;[.AT44]">
            <text:p/>
          </table:table-cell>
          <table:table-cell table:style-name="ce17" table:formula="of:=IFERROR(INDEX([$Окончания.$C$1:$Окончания.$C$1048576];[.AR44]);&quot;&quot;)">
            <text:p/>
          </table:table-cell>
          <table:table-cell table:style-name="ce17" table:formula="of:=LEFT([.AQ44];LEN([.AQ44])-LEN([.AS44]))&amp;[.AV44]">
            <text:p/>
          </table:table-cell>
          <table:table-cell table:style-name="ce18" table:formula="of:=MID([.AO44];[.AP44];1)&amp;IF(MID([.AO44];[.AP44]+1;1)=&quot;(&quot;; &quot;(&quot;; &quot;&quot;)">
            <text:p/>
          </table:table-cell>
          <table:table-cell table:formula="of:=MID([.AO44];[.AP44]+LEN([.AX44]);100)">
            <text:p/>
          </table:table-cell>
          <table:table-cell table:formula="of:=[.$G44]&amp;[.$J44]&amp;[.$Q44]&amp;[.$T44]&amp;[.$AA44]&amp;[.$AD44]&amp;[.$AK44]&amp;[.$AN44]&amp;[.$AU44]&amp;[.$AX44]&amp;[.$AY44]" office:value-type="string" office:string-value="Инженеру 1 категории" calcext:value-type="string">
            <text:p>Инженеру 1 категории</text:p>
          </table:table-cell>
          <table:table-cell office:value-type="string" calcext:value-type="string">
            <text:p>Инженеру 1 категории</text:p>
          </table:table-cell>
          <table:table-cell table:style-name="ce17" table:formula="of:=IF([.AZ44]=[.BA44];0;1)" office:value-type="float" office:value="0" calcext:value-type="float">
            <text:p>0</text:p>
          </table:table-cell>
          <table:table-cell table:formula="of:=[.$I44]&amp;[.$J44]&amp;[.$S44]&amp;[.$T44]&amp;[.$AC44]&amp;[.$AD44]&amp;[.$AM44]&amp;[.$AN44]&amp;[.$AW44]&amp;[.$AX44]&amp;[.$AY44]" office:value-type="string" office:string-value="Инженера 1 категории" calcext:value-type="string">
            <text:p>Инженера 1 категории</text:p>
          </table:table-cell>
          <table:table-cell table:style-name="ce22" office:value-type="string" calcext:value-type="string">
            <text:p>Инженера 1 категории</text:p>
          </table:table-cell>
          <table:table-cell table:style-name="ce17" table:formula="of:=IF([.BC44]=[.BD44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Инженер 2 категории</text:p>
          </table:table-cell>
          <table:table-cell table:formula="of:=MIN(SEARCH(&quot; &quot;;[.A45]&amp;&quot; &quot;);SEARCH(&quot;-&quot;;[.A45]&amp;&quot;-&quot;); SEARCH(&quot;)&quot;;[.A45]&amp;&quot;)&quot;))" office:value-type="float" office:value="8" calcext:value-type="float">
            <text:p>8</text:p>
          </table:table-cell>
          <table:table-cell table:formula="of:=LEFT([.A45];[.B45]-1)" office:value-type="string" office:string-value="Инженер" calcext:value-type="string">
            <text:p>Инженер</text:p>
          </table:table-cell>
          <table:table-cell table:formula="of:=IFERROR(MATCH(RIGHT([.C45];5);[$Окончания.$A$1:$Окончания.$A$1048576];0);IFERROR(MATCH(RIGHT([.C45];4);[$Окончания.$A$1:$Окончания.$A$1048576];0);IFERROR(MATCH(RIGHT([.C45];3);[$Окончания.$A$1:$Окончания.$A$1048576];0);IFERROR(MATCH(RIGHT([.C45];2);[$Окончания.$A$1:$Окончания.$A$1048576];0);MATCH(RIGHT([.C45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45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45]);&quot;&quot;)" office:value-type="string" office:string-value="ру" calcext:value-type="string">
            <text:p>ру</text:p>
          </table:table-cell>
          <table:table-cell table:style-name="ce17" table:formula="of:=LEFT([.C45];LEN([.C45])-LEN([.E45]))&amp;[.F45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45]);&quot;&quot;)" office:value-type="string" office:string-value="ра" calcext:value-type="string">
            <text:p>ра</text:p>
          </table:table-cell>
          <table:table-cell table:style-name="ce17" table:formula="of:=LEFT([.C45];LEN([.C45])-LEN([.E45]))&amp;[.H45]" office:value-type="string" office:string-value="Инженера" calcext:value-type="string">
            <text:p>Инженера</text:p>
          </table:table-cell>
          <table:table-cell table:style-name="ce18" table:formula="of:=MID([.A45];[.B45];1)&amp;IF(MID([.A45];[.B45]+1;1)=&quot;(&quot;; &quot;(&quot;; &quot;&quot;)" office:value-type="string" office:string-value=" " calcext:value-type="string">
            <text:p><text:s/></text:p>
          </table:table-cell>
          <table:table-cell table:formula="of:=MID([.A45];[.B45]+LEN([.J45]);100)" office:value-type="string" office:string-value="2 категории" calcext:value-type="string">
            <text:p>2 категории</text:p>
          </table:table-cell>
          <table:table-cell table:formula="of:=MIN(SEARCH(&quot; &quot;;[.K45]&amp;&quot; &quot;);SEARCH(&quot;-&quot;;[.K45]&amp;&quot;-&quot;); SEARCH(&quot;)&quot;;[.K45]&amp;&quot;)&quot;))" office:value-type="float" office:value="2" calcext:value-type="float">
            <text:p>2</text:p>
          </table:table-cell>
          <table:table-cell table:formula="of:=LEFT([.K45];[.L45]-1)" office:value-type="string" office:string-value="2" calcext:value-type="string">
            <text:p>2</text:p>
          </table:table-cell>
          <table:table-cell table:formula="of:=IFERROR(MATCH(RIGHT([.M45];5);[$Окончания.$A$1:$Окончания.$A$1048576];0);IFERROR(MATCH(RIGHT([.M45];4);[$Окончания.$A$1:$Окончания.$A$1048576];0);IFERROR(MATCH(RIGHT([.M45];3);[$Окончания.$A$1:$Окончания.$A$1048576];0);IFERROR(MATCH(RIGHT([.M45];2);[$Окончания.$A$1:$Окончания.$A$1048576];0);MATCH(RIGHT([.M4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45]);&quot;&quot;)">
            <text:p/>
          </table:table-cell>
          <table:table-cell table:formula="of:=IFERROR(INDEX([$Окончания.$B$1:$Окончания.$B$1048576];[.N45]);&quot;&quot;)">
            <text:p/>
          </table:table-cell>
          <table:table-cell table:style-name="ce17" table:formula="of:=LEFT([.M45];LEN([.M45])-LEN([.O45]))&amp;[.P45]" office:value-type="string" office:string-value="2" calcext:value-type="string">
            <text:p>2</text:p>
          </table:table-cell>
          <table:table-cell table:style-name="ce17" table:formula="of:=IFERROR(INDEX([$Окончания.$C$1:$Окончания.$C$1048576];[.N45]);&quot;&quot;)">
            <text:p/>
          </table:table-cell>
          <table:table-cell table:style-name="ce17" table:formula="of:=LEFT([.M45];LEN([.M45])-LEN([.O45]))&amp;[.R45]" office:value-type="string" office:string-value="2" calcext:value-type="string">
            <text:p>2</text:p>
          </table:table-cell>
          <table:table-cell table:style-name="ce18" table:formula="of:=MID([.K45];[.L45];1)&amp;IF(MID([.K45];[.L45]+1;1)=&quot;(&quot;; &quot;(&quot;; &quot;&quot;)" office:value-type="string" office:string-value=" " calcext:value-type="string">
            <text:p><text:s/></text:p>
          </table:table-cell>
          <table:table-cell table:formula="of:=MID([.K45];[.L45]+LEN([.T45]);100)" office:value-type="string" office:string-value="категории" calcext:value-type="string">
            <text:p>категории</text:p>
          </table:table-cell>
          <table:table-cell table:formula="of:=MIN(SEARCH(&quot; &quot;;[.U45]&amp;&quot; &quot;);SEARCH(&quot;-&quot;;[.U45]&amp;&quot;-&quot;); SEARCH(&quot;)&quot;;[.U45]&amp;&quot;)&quot;))" office:value-type="float" office:value="10" calcext:value-type="float">
            <text:p>10</text:p>
          </table:table-cell>
          <table:table-cell table:formula="of:=LEFT([.U45];[.V45]-1)" office:value-type="string" office:string-value="категории" calcext:value-type="string">
            <text:p>категории</text:p>
          </table:table-cell>
          <table:table-cell table:formula="of:=IFERROR(MATCH(RIGHT([.W45];5);[$Окончания.$A$1:$Окончания.$A$1048576];0);IFERROR(MATCH(RIGHT([.W45];4);[$Окончания.$A$1:$Окончания.$A$1048576];0);IFERROR(MATCH(RIGHT([.W45];3);[$Окончания.$A$1:$Окончания.$A$1048576];0);IFERROR(MATCH(RIGHT([.W45];2);[$Окончания.$A$1:$Окончания.$A$1048576];0);MATCH(RIGHT([.W4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45]);&quot;&quot;)">
            <text:p/>
          </table:table-cell>
          <table:table-cell table:formula="of:=IFERROR(INDEX([$Окончания.$B$1:$Окончания.$B$1048576];[.X45]);&quot;&quot;)">
            <text:p/>
          </table:table-cell>
          <table:table-cell table:style-name="ce17" table:formula="of:=LEFT([.W45];LEN([.W45])-LEN([.Y45]))&amp;[.Z45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X45]);&quot;&quot;)">
            <text:p/>
          </table:table-cell>
          <table:table-cell table:style-name="ce17" table:formula="of:=LEFT([.W45];LEN([.W45])-LEN([.Y45]))&amp;[.AB45]" office:value-type="string" office:string-value="категории" calcext:value-type="string">
            <text:p>категории</text:p>
          </table:table-cell>
          <table:table-cell table:style-name="ce18" table:formula="of:=MID([.U45];[.V45];1)&amp;IF(MID([.U45];[.V45]+1;1)=&quot;(&quot;; &quot;(&quot;; &quot;&quot;)">
            <text:p/>
          </table:table-cell>
          <table:table-cell table:formula="of:=MID([.U45];[.V45]+LEN([.AD45]);100)">
            <text:p/>
          </table:table-cell>
          <table:table-cell table:formula="of:=MIN(SEARCH(&quot; &quot;;[.AE45]&amp;&quot; &quot;);SEARCH(&quot;-&quot;;[.AE45]&amp;&quot;-&quot;); SEARCH(&quot;)&quot;;[.AE45]&amp;&quot;)&quot;))" office:value-type="float" office:value="1" calcext:value-type="float">
            <text:p>1</text:p>
          </table:table-cell>
          <table:table-cell table:formula="of:=LEFT([.AE45];[.AF45]-1)">
            <text:p/>
          </table:table-cell>
          <table:table-cell table:formula="of:=IFERROR(MATCH(RIGHT([.AG45];5);[$Окончания.$A$1:$Окончания.$A$1048576];0);IFERROR(MATCH(RIGHT([.AG45];4);[$Окончания.$A$1:$Окончания.$A$1048576];0);IFERROR(MATCH(RIGHT([.AG45];3);[$Окончания.$A$1:$Окончания.$A$1048576];0);IFERROR(MATCH(RIGHT([.AG45];2);[$Окончания.$A$1:$Окончания.$A$1048576];0);MATCH(RIGHT([.AG4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45]);&quot;&quot;)">
            <text:p/>
          </table:table-cell>
          <table:table-cell table:formula="of:=IFERROR(INDEX([$Окончания.$B$1:$Окончания.$B$1048576];[.AH45]);&quot;&quot;)">
            <text:p/>
          </table:table-cell>
          <table:table-cell table:style-name="ce17" table:formula="of:=LEFT([.AG45];LEN([.AG45])-LEN([.AI45]))&amp;[.AJ45]">
            <text:p/>
          </table:table-cell>
          <table:table-cell table:style-name="ce17" table:formula="of:=IFERROR(INDEX([$Окончания.$C$1:$Окончания.$C$1048576];[.AH45]);&quot;&quot;)">
            <text:p/>
          </table:table-cell>
          <table:table-cell table:style-name="ce17" table:formula="of:=LEFT([.AG45];LEN([.AG45])-LEN([.AI45]))&amp;[.AL45]">
            <text:p/>
          </table:table-cell>
          <table:table-cell table:style-name="ce18" table:formula="of:=MID([.AE45];[.AF45];1)&amp;IF(MID([.AE45];[.AF45]+1;1)=&quot;(&quot;; &quot;(&quot;; &quot;&quot;)">
            <text:p/>
          </table:table-cell>
          <table:table-cell table:formula="of:=MID([.AE45];[.AF45]+LEN([.AN45]);100)">
            <text:p/>
          </table:table-cell>
          <table:table-cell table:formula="of:=MIN(SEARCH(&quot; &quot;;[.AO45]&amp;&quot; &quot;);SEARCH(&quot;-&quot;;[.AO45]&amp;&quot;-&quot;); SEARCH(&quot;)&quot;;[.AO45]&amp;&quot;)&quot;))" office:value-type="float" office:value="1" calcext:value-type="float">
            <text:p>1</text:p>
          </table:table-cell>
          <table:table-cell table:formula="of:=LEFT([.AO45];[.AP45]-1)">
            <text:p/>
          </table:table-cell>
          <table:table-cell table:formula="of:=IFERROR(MATCH(RIGHT([.AQ45];5);[$Окончания.$A$1:$Окончания.$A$1048576];0);IFERROR(MATCH(RIGHT([.AQ45];4);[$Окончания.$A$1:$Окончания.$A$1048576];0);IFERROR(MATCH(RIGHT([.AQ45];3);[$Окончания.$A$1:$Окончания.$A$1048576];0);IFERROR(MATCH(RIGHT([.AQ45];2);[$Окончания.$A$1:$Окончания.$A$1048576];0);MATCH(RIGHT([.AQ4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45]);&quot;&quot;)">
            <text:p/>
          </table:table-cell>
          <table:table-cell table:formula="of:=IFERROR(INDEX([$Окончания.$B$1:$Окончания.$B$1048576];[.AR45]);&quot;&quot;)">
            <text:p/>
          </table:table-cell>
          <table:table-cell table:style-name="ce17" table:formula="of:=LEFT([.AQ45];LEN([.AQ45])-LEN([.AS45]))&amp;[.AT45]">
            <text:p/>
          </table:table-cell>
          <table:table-cell table:style-name="ce17" table:formula="of:=IFERROR(INDEX([$Окончания.$C$1:$Окончания.$C$1048576];[.AR45]);&quot;&quot;)">
            <text:p/>
          </table:table-cell>
          <table:table-cell table:style-name="ce17" table:formula="of:=LEFT([.AQ45];LEN([.AQ45])-LEN([.AS45]))&amp;[.AV45]">
            <text:p/>
          </table:table-cell>
          <table:table-cell table:style-name="ce18" table:formula="of:=MID([.AO45];[.AP45];1)&amp;IF(MID([.AO45];[.AP45]+1;1)=&quot;(&quot;; &quot;(&quot;; &quot;&quot;)">
            <text:p/>
          </table:table-cell>
          <table:table-cell table:formula="of:=MID([.AO45];[.AP45]+LEN([.AX45]);100)">
            <text:p/>
          </table:table-cell>
          <table:table-cell table:formula="of:=[.$G45]&amp;[.$J45]&amp;[.$Q45]&amp;[.$T45]&amp;[.$AA45]&amp;[.$AD45]&amp;[.$AK45]&amp;[.$AN45]&amp;[.$AU45]&amp;[.$AX45]&amp;[.$AY45]" office:value-type="string" office:string-value="Инженеру 2 категории" calcext:value-type="string">
            <text:p>Инженеру 2 категории</text:p>
          </table:table-cell>
          <table:table-cell office:value-type="string" calcext:value-type="string">
            <text:p>Инженеру 2 категории</text:p>
          </table:table-cell>
          <table:table-cell table:style-name="ce17" table:formula="of:=IF([.AZ45]=[.BA45];0;1)" office:value-type="float" office:value="0" calcext:value-type="float">
            <text:p>0</text:p>
          </table:table-cell>
          <table:table-cell table:formula="of:=[.$I45]&amp;[.$J45]&amp;[.$S45]&amp;[.$T45]&amp;[.$AC45]&amp;[.$AD45]&amp;[.$AM45]&amp;[.$AN45]&amp;[.$AW45]&amp;[.$AX45]&amp;[.$AY45]" office:value-type="string" office:string-value="Инженера 2 категории" calcext:value-type="string">
            <text:p>Инженера 2 категории</text:p>
          </table:table-cell>
          <table:table-cell table:style-name="ce22" office:value-type="string" calcext:value-type="string">
            <text:p>Инженера 2 категории</text:p>
          </table:table-cell>
          <table:table-cell table:style-name="ce17" table:formula="of:=IF([.BC45]=[.BD45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Инженер по качеству</text:p>
          </table:table-cell>
          <table:table-cell table:formula="of:=MIN(SEARCH(&quot; &quot;;[.A46]&amp;&quot; &quot;);SEARCH(&quot;-&quot;;[.A46]&amp;&quot;-&quot;); SEARCH(&quot;)&quot;;[.A46]&amp;&quot;)&quot;))" office:value-type="float" office:value="8" calcext:value-type="float">
            <text:p>8</text:p>
          </table:table-cell>
          <table:table-cell table:formula="of:=LEFT([.A46];[.B46]-1)" office:value-type="string" office:string-value="Инженер" calcext:value-type="string">
            <text:p>Инженер</text:p>
          </table:table-cell>
          <table:table-cell table:formula="of:=IFERROR(MATCH(RIGHT([.C46];5);[$Окончания.$A$1:$Окончания.$A$1048576];0);IFERROR(MATCH(RIGHT([.C46];4);[$Окончания.$A$1:$Окончания.$A$1048576];0);IFERROR(MATCH(RIGHT([.C46];3);[$Окончания.$A$1:$Окончания.$A$1048576];0);IFERROR(MATCH(RIGHT([.C46];2);[$Окончания.$A$1:$Окончания.$A$1048576];0);MATCH(RIGHT([.C46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46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46]);&quot;&quot;)" office:value-type="string" office:string-value="ру" calcext:value-type="string">
            <text:p>ру</text:p>
          </table:table-cell>
          <table:table-cell table:style-name="ce17" table:formula="of:=LEFT([.C46];LEN([.C46])-LEN([.E46]))&amp;[.F46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46]);&quot;&quot;)" office:value-type="string" office:string-value="ра" calcext:value-type="string">
            <text:p>ра</text:p>
          </table:table-cell>
          <table:table-cell table:style-name="ce17" table:formula="of:=LEFT([.C46];LEN([.C46])-LEN([.E46]))&amp;[.H46]" office:value-type="string" office:string-value="Инженера" calcext:value-type="string">
            <text:p>Инженера</text:p>
          </table:table-cell>
          <table:table-cell table:style-name="ce18" table:formula="of:=MID([.A46];[.B46];1)&amp;IF(MID([.A46];[.B46]+1;1)=&quot;(&quot;; &quot;(&quot;; &quot;&quot;)" office:value-type="string" office:string-value=" " calcext:value-type="string">
            <text:p><text:s/></text:p>
          </table:table-cell>
          <table:table-cell table:formula="of:=MID([.A46];[.B46]+LEN([.J46]);100)" office:value-type="string" office:string-value="по качеству" calcext:value-type="string">
            <text:p>по качеству</text:p>
          </table:table-cell>
          <table:table-cell table:formula="of:=MIN(SEARCH(&quot; &quot;;[.K46]&amp;&quot; &quot;);SEARCH(&quot;-&quot;;[.K46]&amp;&quot;-&quot;); SEARCH(&quot;)&quot;;[.K46]&amp;&quot;)&quot;))" office:value-type="float" office:value="3" calcext:value-type="float">
            <text:p>3</text:p>
          </table:table-cell>
          <table:table-cell table:formula="of:=LEFT([.K46];[.L46]-1)" office:value-type="string" office:string-value="по" calcext:value-type="string">
            <text:p>по</text:p>
          </table:table-cell>
          <table:table-cell table:formula="of:=IFERROR(MATCH(RIGHT([.M46];5);[$Окончания.$A$1:$Окончания.$A$1048576];0);IFERROR(MATCH(RIGHT([.M46];4);[$Окончания.$A$1:$Окончания.$A$1048576];0);IFERROR(MATCH(RIGHT([.M46];3);[$Окончания.$A$1:$Окончания.$A$1048576];0);IFERROR(MATCH(RIGHT([.M46];2);[$Окончания.$A$1:$Окончания.$A$1048576];0);MATCH(RIGHT([.M4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46]);&quot;&quot;)">
            <text:p/>
          </table:table-cell>
          <table:table-cell table:formula="of:=IFERROR(INDEX([$Окончания.$B$1:$Окончания.$B$1048576];[.N46]);&quot;&quot;)">
            <text:p/>
          </table:table-cell>
          <table:table-cell table:style-name="ce17" table:formula="of:=LEFT([.M46];LEN([.M46])-LEN([.O46]))&amp;[.P46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46]);&quot;&quot;)">
            <text:p/>
          </table:table-cell>
          <table:table-cell table:style-name="ce17" table:formula="of:=LEFT([.M46];LEN([.M46])-LEN([.O46]))&amp;[.R46]" office:value-type="string" office:string-value="по" calcext:value-type="string">
            <text:p>по</text:p>
          </table:table-cell>
          <table:table-cell table:style-name="ce18" table:formula="of:=MID([.K46];[.L46];1)&amp;IF(MID([.K46];[.L46]+1;1)=&quot;(&quot;; &quot;(&quot;; &quot;&quot;)" office:value-type="string" office:string-value=" " calcext:value-type="string">
            <text:p><text:s/></text:p>
          </table:table-cell>
          <table:table-cell table:formula="of:=MID([.K46];[.L46]+LEN([.T46]);100)" office:value-type="string" office:string-value="качеству" calcext:value-type="string">
            <text:p>качеству</text:p>
          </table:table-cell>
          <table:table-cell table:formula="of:=MIN(SEARCH(&quot; &quot;;[.U46]&amp;&quot; &quot;);SEARCH(&quot;-&quot;;[.U46]&amp;&quot;-&quot;); SEARCH(&quot;)&quot;;[.U46]&amp;&quot;)&quot;))" office:value-type="float" office:value="9" calcext:value-type="float">
            <text:p>9</text:p>
          </table:table-cell>
          <table:table-cell table:formula="of:=LEFT([.U46];[.V46]-1)" office:value-type="string" office:string-value="качеству" calcext:value-type="string">
            <text:p>качеству</text:p>
          </table:table-cell>
          <table:table-cell table:formula="of:=IFERROR(MATCH(RIGHT([.W46];5);[$Окончания.$A$1:$Окончания.$A$1048576];0);IFERROR(MATCH(RIGHT([.W46];4);[$Окончания.$A$1:$Окончания.$A$1048576];0);IFERROR(MATCH(RIGHT([.W46];3);[$Окончания.$A$1:$Окончания.$A$1048576];0);IFERROR(MATCH(RIGHT([.W46];2);[$Окончания.$A$1:$Окончания.$A$1048576];0);MATCH(RIGHT([.W4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46]);&quot;&quot;)">
            <text:p/>
          </table:table-cell>
          <table:table-cell table:formula="of:=IFERROR(INDEX([$Окончания.$B$1:$Окончания.$B$1048576];[.X46]);&quot;&quot;)">
            <text:p/>
          </table:table-cell>
          <table:table-cell table:style-name="ce17" table:formula="of:=LEFT([.W46];LEN([.W46])-LEN([.Y46]))&amp;[.Z46]" office:value-type="string" office:string-value="качеству" calcext:value-type="string">
            <text:p>качеству</text:p>
          </table:table-cell>
          <table:table-cell table:style-name="ce17" table:formula="of:=IFERROR(INDEX([$Окончания.$C$1:$Окончания.$C$1048576];[.X46]);&quot;&quot;)">
            <text:p/>
          </table:table-cell>
          <table:table-cell table:style-name="ce17" table:formula="of:=LEFT([.W46];LEN([.W46])-LEN([.Y46]))&amp;[.AB46]" office:value-type="string" office:string-value="качеству" calcext:value-type="string">
            <text:p>качеству</text:p>
          </table:table-cell>
          <table:table-cell table:style-name="ce18" table:formula="of:=MID([.U46];[.V46];1)&amp;IF(MID([.U46];[.V46]+1;1)=&quot;(&quot;; &quot;(&quot;; &quot;&quot;)">
            <text:p/>
          </table:table-cell>
          <table:table-cell table:formula="of:=MID([.U46];[.V46]+LEN([.AD46]);100)">
            <text:p/>
          </table:table-cell>
          <table:table-cell table:formula="of:=MIN(SEARCH(&quot; &quot;;[.AE46]&amp;&quot; &quot;);SEARCH(&quot;-&quot;;[.AE46]&amp;&quot;-&quot;); SEARCH(&quot;)&quot;;[.AE46]&amp;&quot;)&quot;))" office:value-type="float" office:value="1" calcext:value-type="float">
            <text:p>1</text:p>
          </table:table-cell>
          <table:table-cell table:formula="of:=LEFT([.AE46];[.AF46]-1)">
            <text:p/>
          </table:table-cell>
          <table:table-cell table:formula="of:=IFERROR(MATCH(RIGHT([.AG46];5);[$Окончания.$A$1:$Окончания.$A$1048576];0);IFERROR(MATCH(RIGHT([.AG46];4);[$Окончания.$A$1:$Окончания.$A$1048576];0);IFERROR(MATCH(RIGHT([.AG46];3);[$Окончания.$A$1:$Окончания.$A$1048576];0);IFERROR(MATCH(RIGHT([.AG46];2);[$Окончания.$A$1:$Окончания.$A$1048576];0);MATCH(RIGHT([.AG4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46]);&quot;&quot;)">
            <text:p/>
          </table:table-cell>
          <table:table-cell table:formula="of:=IFERROR(INDEX([$Окончания.$B$1:$Окончания.$B$1048576];[.AH46]);&quot;&quot;)">
            <text:p/>
          </table:table-cell>
          <table:table-cell table:style-name="ce17" table:formula="of:=LEFT([.AG46];LEN([.AG46])-LEN([.AI46]))&amp;[.AJ46]">
            <text:p/>
          </table:table-cell>
          <table:table-cell table:style-name="ce17" table:formula="of:=IFERROR(INDEX([$Окончания.$C$1:$Окончания.$C$1048576];[.AH46]);&quot;&quot;)">
            <text:p/>
          </table:table-cell>
          <table:table-cell table:style-name="ce17" table:formula="of:=LEFT([.AG46];LEN([.AG46])-LEN([.AI46]))&amp;[.AL46]">
            <text:p/>
          </table:table-cell>
          <table:table-cell table:style-name="ce18" table:formula="of:=MID([.AE46];[.AF46];1)&amp;IF(MID([.AE46];[.AF46]+1;1)=&quot;(&quot;; &quot;(&quot;; &quot;&quot;)">
            <text:p/>
          </table:table-cell>
          <table:table-cell table:formula="of:=MID([.AE46];[.AF46]+LEN([.AN46]);100)">
            <text:p/>
          </table:table-cell>
          <table:table-cell table:formula="of:=MIN(SEARCH(&quot; &quot;;[.AO46]&amp;&quot; &quot;);SEARCH(&quot;-&quot;;[.AO46]&amp;&quot;-&quot;); SEARCH(&quot;)&quot;;[.AO46]&amp;&quot;)&quot;))" office:value-type="float" office:value="1" calcext:value-type="float">
            <text:p>1</text:p>
          </table:table-cell>
          <table:table-cell table:formula="of:=LEFT([.AO46];[.AP46]-1)">
            <text:p/>
          </table:table-cell>
          <table:table-cell table:formula="of:=IFERROR(MATCH(RIGHT([.AQ46];5);[$Окончания.$A$1:$Окончания.$A$1048576];0);IFERROR(MATCH(RIGHT([.AQ46];4);[$Окончания.$A$1:$Окончания.$A$1048576];0);IFERROR(MATCH(RIGHT([.AQ46];3);[$Окончания.$A$1:$Окончания.$A$1048576];0);IFERROR(MATCH(RIGHT([.AQ46];2);[$Окончания.$A$1:$Окончания.$A$1048576];0);MATCH(RIGHT([.AQ4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46]);&quot;&quot;)">
            <text:p/>
          </table:table-cell>
          <table:table-cell table:formula="of:=IFERROR(INDEX([$Окончания.$B$1:$Окончания.$B$1048576];[.AR46]);&quot;&quot;)">
            <text:p/>
          </table:table-cell>
          <table:table-cell table:style-name="ce17" table:formula="of:=LEFT([.AQ46];LEN([.AQ46])-LEN([.AS46]))&amp;[.AT46]">
            <text:p/>
          </table:table-cell>
          <table:table-cell table:style-name="ce17" table:formula="of:=IFERROR(INDEX([$Окончания.$C$1:$Окончания.$C$1048576];[.AR46]);&quot;&quot;)">
            <text:p/>
          </table:table-cell>
          <table:table-cell table:style-name="ce17" table:formula="of:=LEFT([.AQ46];LEN([.AQ46])-LEN([.AS46]))&amp;[.AV46]">
            <text:p/>
          </table:table-cell>
          <table:table-cell table:style-name="ce18" table:formula="of:=MID([.AO46];[.AP46];1)&amp;IF(MID([.AO46];[.AP46]+1;1)=&quot;(&quot;; &quot;(&quot;; &quot;&quot;)">
            <text:p/>
          </table:table-cell>
          <table:table-cell table:formula="of:=MID([.AO46];[.AP46]+LEN([.AX46]);100)">
            <text:p/>
          </table:table-cell>
          <table:table-cell table:formula="of:=[.$G46]&amp;[.$J46]&amp;[.$Q46]&amp;[.$T46]&amp;[.$AA46]&amp;[.$AD46]&amp;[.$AK46]&amp;[.$AN46]&amp;[.$AU46]&amp;[.$AX46]&amp;[.$AY46]" office:value-type="string" office:string-value="Инженеру по качеству" calcext:value-type="string">
            <text:p>Инженеру по качеству</text:p>
          </table:table-cell>
          <table:table-cell office:value-type="string" calcext:value-type="string">
            <text:p>Инженеру по качеству</text:p>
          </table:table-cell>
          <table:table-cell table:style-name="ce17" table:formula="of:=IF([.AZ46]=[.BA46];0;1)" office:value-type="float" office:value="0" calcext:value-type="float">
            <text:p>0</text:p>
          </table:table-cell>
          <table:table-cell table:formula="of:=[.$I46]&amp;[.$J46]&amp;[.$S46]&amp;[.$T46]&amp;[.$AC46]&amp;[.$AD46]&amp;[.$AM46]&amp;[.$AN46]&amp;[.$AW46]&amp;[.$AX46]&amp;[.$AY46]" office:value-type="string" office:string-value="Инженера по качеству" calcext:value-type="string">
            <text:p>Инженера по качеству</text:p>
          </table:table-cell>
          <table:table-cell table:style-name="ce22" office:value-type="string" calcext:value-type="string">
            <text:p>Инженера по качеству</text:p>
          </table:table-cell>
          <table:table-cell table:style-name="ce17" table:formula="of:=IF([.BC46]=[.BD46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Инженер по качеству 1 категории</text:p>
          </table:table-cell>
          <table:table-cell table:formula="of:=MIN(SEARCH(&quot; &quot;;[.A47]&amp;&quot; &quot;);SEARCH(&quot;-&quot;;[.A47]&amp;&quot;-&quot;); SEARCH(&quot;)&quot;;[.A47]&amp;&quot;)&quot;))" office:value-type="float" office:value="8" calcext:value-type="float">
            <text:p>8</text:p>
          </table:table-cell>
          <table:table-cell table:formula="of:=LEFT([.A47];[.B47]-1)" office:value-type="string" office:string-value="Инженер" calcext:value-type="string">
            <text:p>Инженер</text:p>
          </table:table-cell>
          <table:table-cell table:formula="of:=IFERROR(MATCH(RIGHT([.C47];5);[$Окончания.$A$1:$Окончания.$A$1048576];0);IFERROR(MATCH(RIGHT([.C47];4);[$Окончания.$A$1:$Окончания.$A$1048576];0);IFERROR(MATCH(RIGHT([.C47];3);[$Окончания.$A$1:$Окончания.$A$1048576];0);IFERROR(MATCH(RIGHT([.C47];2);[$Окончания.$A$1:$Окончания.$A$1048576];0);MATCH(RIGHT([.C47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47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47]);&quot;&quot;)" office:value-type="string" office:string-value="ру" calcext:value-type="string">
            <text:p>ру</text:p>
          </table:table-cell>
          <table:table-cell table:style-name="ce17" table:formula="of:=LEFT([.C47];LEN([.C47])-LEN([.E47]))&amp;[.F47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47]);&quot;&quot;)" office:value-type="string" office:string-value="ра" calcext:value-type="string">
            <text:p>ра</text:p>
          </table:table-cell>
          <table:table-cell table:style-name="ce17" table:formula="of:=LEFT([.C47];LEN([.C47])-LEN([.E47]))&amp;[.H47]" office:value-type="string" office:string-value="Инженера" calcext:value-type="string">
            <text:p>Инженера</text:p>
          </table:table-cell>
          <table:table-cell table:style-name="ce18" table:formula="of:=MID([.A47];[.B47];1)&amp;IF(MID([.A47];[.B47]+1;1)=&quot;(&quot;; &quot;(&quot;; &quot;&quot;)" office:value-type="string" office:string-value=" " calcext:value-type="string">
            <text:p><text:s/></text:p>
          </table:table-cell>
          <table:table-cell table:formula="of:=MID([.A47];[.B47]+LEN([.J47]);100)" office:value-type="string" office:string-value="по качеству 1 категории" calcext:value-type="string">
            <text:p>по качеству 1 категории</text:p>
          </table:table-cell>
          <table:table-cell table:formula="of:=MIN(SEARCH(&quot; &quot;;[.K47]&amp;&quot; &quot;);SEARCH(&quot;-&quot;;[.K47]&amp;&quot;-&quot;); SEARCH(&quot;)&quot;;[.K47]&amp;&quot;)&quot;))" office:value-type="float" office:value="3" calcext:value-type="float">
            <text:p>3</text:p>
          </table:table-cell>
          <table:table-cell table:formula="of:=LEFT([.K47];[.L47]-1)" office:value-type="string" office:string-value="по" calcext:value-type="string">
            <text:p>по</text:p>
          </table:table-cell>
          <table:table-cell table:formula="of:=IFERROR(MATCH(RIGHT([.M47];5);[$Окончания.$A$1:$Окончания.$A$1048576];0);IFERROR(MATCH(RIGHT([.M47];4);[$Окончания.$A$1:$Окончания.$A$1048576];0);IFERROR(MATCH(RIGHT([.M47];3);[$Окончания.$A$1:$Окончания.$A$1048576];0);IFERROR(MATCH(RIGHT([.M47];2);[$Окончания.$A$1:$Окончания.$A$1048576];0);MATCH(RIGHT([.M4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47]);&quot;&quot;)">
            <text:p/>
          </table:table-cell>
          <table:table-cell table:formula="of:=IFERROR(INDEX([$Окончания.$B$1:$Окончания.$B$1048576];[.N47]);&quot;&quot;)">
            <text:p/>
          </table:table-cell>
          <table:table-cell table:style-name="ce17" table:formula="of:=LEFT([.M47];LEN([.M47])-LEN([.O47]))&amp;[.P47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47]);&quot;&quot;)">
            <text:p/>
          </table:table-cell>
          <table:table-cell table:style-name="ce17" table:formula="of:=LEFT([.M47];LEN([.M47])-LEN([.O47]))&amp;[.R47]" office:value-type="string" office:string-value="по" calcext:value-type="string">
            <text:p>по</text:p>
          </table:table-cell>
          <table:table-cell table:style-name="ce18" table:formula="of:=MID([.K47];[.L47];1)&amp;IF(MID([.K47];[.L47]+1;1)=&quot;(&quot;; &quot;(&quot;; &quot;&quot;)" office:value-type="string" office:string-value=" " calcext:value-type="string">
            <text:p><text:s/></text:p>
          </table:table-cell>
          <table:table-cell table:formula="of:=MID([.K47];[.L47]+LEN([.T47]);100)" office:value-type="string" office:string-value="качеству 1 категории" calcext:value-type="string">
            <text:p>качеству 1 категории</text:p>
          </table:table-cell>
          <table:table-cell table:formula="of:=MIN(SEARCH(&quot; &quot;;[.U47]&amp;&quot; &quot;);SEARCH(&quot;-&quot;;[.U47]&amp;&quot;-&quot;); SEARCH(&quot;)&quot;;[.U47]&amp;&quot;)&quot;))" office:value-type="float" office:value="9" calcext:value-type="float">
            <text:p>9</text:p>
          </table:table-cell>
          <table:table-cell table:formula="of:=LEFT([.U47];[.V47]-1)" office:value-type="string" office:string-value="качеству" calcext:value-type="string">
            <text:p>качеству</text:p>
          </table:table-cell>
          <table:table-cell table:formula="of:=IFERROR(MATCH(RIGHT([.W47];5);[$Окончания.$A$1:$Окончания.$A$1048576];0);IFERROR(MATCH(RIGHT([.W47];4);[$Окончания.$A$1:$Окончания.$A$1048576];0);IFERROR(MATCH(RIGHT([.W47];3);[$Окончания.$A$1:$Окончания.$A$1048576];0);IFERROR(MATCH(RIGHT([.W47];2);[$Окончания.$A$1:$Окончания.$A$1048576];0);MATCH(RIGHT([.W4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47]);&quot;&quot;)">
            <text:p/>
          </table:table-cell>
          <table:table-cell table:formula="of:=IFERROR(INDEX([$Окончания.$B$1:$Окончания.$B$1048576];[.X47]);&quot;&quot;)">
            <text:p/>
          </table:table-cell>
          <table:table-cell table:style-name="ce17" table:formula="of:=LEFT([.W47];LEN([.W47])-LEN([.Y47]))&amp;[.Z47]" office:value-type="string" office:string-value="качеству" calcext:value-type="string">
            <text:p>качеству</text:p>
          </table:table-cell>
          <table:table-cell table:style-name="ce17" table:formula="of:=IFERROR(INDEX([$Окончания.$C$1:$Окончания.$C$1048576];[.X47]);&quot;&quot;)">
            <text:p/>
          </table:table-cell>
          <table:table-cell table:style-name="ce17" table:formula="of:=LEFT([.W47];LEN([.W47])-LEN([.Y47]))&amp;[.AB47]" office:value-type="string" office:string-value="качеству" calcext:value-type="string">
            <text:p>качеству</text:p>
          </table:table-cell>
          <table:table-cell table:style-name="ce18" table:formula="of:=MID([.U47];[.V47];1)&amp;IF(MID([.U47];[.V47]+1;1)=&quot;(&quot;; &quot;(&quot;; &quot;&quot;)" office:value-type="string" office:string-value=" " calcext:value-type="string">
            <text:p><text:s/></text:p>
          </table:table-cell>
          <table:table-cell table:formula="of:=MID([.U47];[.V47]+LEN([.AD47]);100)" office:value-type="string" office:string-value="1 категории" calcext:value-type="string">
            <text:p>1 категории</text:p>
          </table:table-cell>
          <table:table-cell table:formula="of:=MIN(SEARCH(&quot; &quot;;[.AE47]&amp;&quot; &quot;);SEARCH(&quot;-&quot;;[.AE47]&amp;&quot;-&quot;); SEARCH(&quot;)&quot;;[.AE47]&amp;&quot;)&quot;))" office:value-type="float" office:value="2" calcext:value-type="float">
            <text:p>2</text:p>
          </table:table-cell>
          <table:table-cell table:formula="of:=LEFT([.AE47];[.AF47]-1)" office:value-type="string" office:string-value="1" calcext:value-type="string">
            <text:p>1</text:p>
          </table:table-cell>
          <table:table-cell table:formula="of:=IFERROR(MATCH(RIGHT([.AG47];5);[$Окончания.$A$1:$Окончания.$A$1048576];0);IFERROR(MATCH(RIGHT([.AG47];4);[$Окончания.$A$1:$Окончания.$A$1048576];0);IFERROR(MATCH(RIGHT([.AG47];3);[$Окончания.$A$1:$Окончания.$A$1048576];0);IFERROR(MATCH(RIGHT([.AG47];2);[$Окончания.$A$1:$Окончания.$A$1048576];0);MATCH(RIGHT([.AG4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47]);&quot;&quot;)">
            <text:p/>
          </table:table-cell>
          <table:table-cell table:formula="of:=IFERROR(INDEX([$Окончания.$B$1:$Окончания.$B$1048576];[.AH47]);&quot;&quot;)">
            <text:p/>
          </table:table-cell>
          <table:table-cell table:style-name="ce17" table:formula="of:=LEFT([.AG47];LEN([.AG47])-LEN([.AI47]))&amp;[.AJ47]" office:value-type="string" office:string-value="1" calcext:value-type="string">
            <text:p>1</text:p>
          </table:table-cell>
          <table:table-cell table:style-name="ce17" table:formula="of:=IFERROR(INDEX([$Окончания.$C$1:$Окончания.$C$1048576];[.AH47]);&quot;&quot;)">
            <text:p/>
          </table:table-cell>
          <table:table-cell table:style-name="ce17" table:formula="of:=LEFT([.AG47];LEN([.AG47])-LEN([.AI47]))&amp;[.AL47]" office:value-type="string" office:string-value="1" calcext:value-type="string">
            <text:p>1</text:p>
          </table:table-cell>
          <table:table-cell table:style-name="ce18" table:formula="of:=MID([.AE47];[.AF47];1)&amp;IF(MID([.AE47];[.AF47]+1;1)=&quot;(&quot;; &quot;(&quot;; &quot;&quot;)" office:value-type="string" office:string-value=" " calcext:value-type="string">
            <text:p><text:s/></text:p>
          </table:table-cell>
          <table:table-cell table:formula="of:=MID([.AE47];[.AF47]+LEN([.AN47]);100)" office:value-type="string" office:string-value="категории" calcext:value-type="string">
            <text:p>категории</text:p>
          </table:table-cell>
          <table:table-cell table:formula="of:=MIN(SEARCH(&quot; &quot;;[.AO47]&amp;&quot; &quot;);SEARCH(&quot;-&quot;;[.AO47]&amp;&quot;-&quot;); SEARCH(&quot;)&quot;;[.AO47]&amp;&quot;)&quot;))" office:value-type="float" office:value="10" calcext:value-type="float">
            <text:p>10</text:p>
          </table:table-cell>
          <table:table-cell table:formula="of:=LEFT([.AO47];[.AP47]-1)" office:value-type="string" office:string-value="категории" calcext:value-type="string">
            <text:p>категории</text:p>
          </table:table-cell>
          <table:table-cell table:formula="of:=IFERROR(MATCH(RIGHT([.AQ47];5);[$Окончания.$A$1:$Окончания.$A$1048576];0);IFERROR(MATCH(RIGHT([.AQ47];4);[$Окончания.$A$1:$Окончания.$A$1048576];0);IFERROR(MATCH(RIGHT([.AQ47];3);[$Окончания.$A$1:$Окончания.$A$1048576];0);IFERROR(MATCH(RIGHT([.AQ47];2);[$Окончания.$A$1:$Окончания.$A$1048576];0);MATCH(RIGHT([.AQ4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47]);&quot;&quot;)">
            <text:p/>
          </table:table-cell>
          <table:table-cell table:formula="of:=IFERROR(INDEX([$Окончания.$B$1:$Окончания.$B$1048576];[.AR47]);&quot;&quot;)">
            <text:p/>
          </table:table-cell>
          <table:table-cell table:style-name="ce17" table:formula="of:=LEFT([.AQ47];LEN([.AQ47])-LEN([.AS47]))&amp;[.AT47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AR47]);&quot;&quot;)">
            <text:p/>
          </table:table-cell>
          <table:table-cell table:style-name="ce17" table:formula="of:=LEFT([.AQ47];LEN([.AQ47])-LEN([.AS47]))&amp;[.AV47]" office:value-type="string" office:string-value="категории" calcext:value-type="string">
            <text:p>категории</text:p>
          </table:table-cell>
          <table:table-cell table:style-name="ce18" table:formula="of:=MID([.AO47];[.AP47];1)&amp;IF(MID([.AO47];[.AP47]+1;1)=&quot;(&quot;; &quot;(&quot;; &quot;&quot;)">
            <text:p/>
          </table:table-cell>
          <table:table-cell table:formula="of:=MID([.AO47];[.AP47]+LEN([.AX47]);100)">
            <text:p/>
          </table:table-cell>
          <table:table-cell table:formula="of:=[.$G47]&amp;[.$J47]&amp;[.$Q47]&amp;[.$T47]&amp;[.$AA47]&amp;[.$AD47]&amp;[.$AK47]&amp;[.$AN47]&amp;[.$AU47]&amp;[.$AX47]&amp;[.$AY47]" office:value-type="string" office:string-value="Инженеру по качеству 1 категории" calcext:value-type="string">
            <text:p>Инженеру по качеству 1 категории</text:p>
          </table:table-cell>
          <table:table-cell office:value-type="string" calcext:value-type="string">
            <text:p>Инженеру по качеству 1 категории</text:p>
          </table:table-cell>
          <table:table-cell table:style-name="ce17" table:formula="of:=IF([.AZ47]=[.BA47];0;1)" office:value-type="float" office:value="0" calcext:value-type="float">
            <text:p>0</text:p>
          </table:table-cell>
          <table:table-cell table:formula="of:=[.$I47]&amp;[.$J47]&amp;[.$S47]&amp;[.$T47]&amp;[.$AC47]&amp;[.$AD47]&amp;[.$AM47]&amp;[.$AN47]&amp;[.$AW47]&amp;[.$AX47]&amp;[.$AY47]" office:value-type="string" office:string-value="Инженера по качеству 1 категории" calcext:value-type="string">
            <text:p>Инженера по качеству 1 категории</text:p>
          </table:table-cell>
          <table:table-cell table:style-name="ce22" office:value-type="string" calcext:value-type="string">
            <text:p>Инженера по качеству 1 категории</text:p>
          </table:table-cell>
          <table:table-cell table:style-name="ce17" table:formula="of:=IF([.BC47]=[.BD47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Инженер по качеству 2 категории</text:p>
          </table:table-cell>
          <table:table-cell table:formula="of:=MIN(SEARCH(&quot; &quot;;[.A48]&amp;&quot; &quot;);SEARCH(&quot;-&quot;;[.A48]&amp;&quot;-&quot;); SEARCH(&quot;)&quot;;[.A48]&amp;&quot;)&quot;))" office:value-type="float" office:value="8" calcext:value-type="float">
            <text:p>8</text:p>
          </table:table-cell>
          <table:table-cell table:formula="of:=LEFT([.A48];[.B48]-1)" office:value-type="string" office:string-value="Инженер" calcext:value-type="string">
            <text:p>Инженер</text:p>
          </table:table-cell>
          <table:table-cell table:formula="of:=IFERROR(MATCH(RIGHT([.C48];5);[$Окончания.$A$1:$Окончания.$A$1048576];0);IFERROR(MATCH(RIGHT([.C48];4);[$Окончания.$A$1:$Окончания.$A$1048576];0);IFERROR(MATCH(RIGHT([.C48];3);[$Окончания.$A$1:$Окончания.$A$1048576];0);IFERROR(MATCH(RIGHT([.C48];2);[$Окончания.$A$1:$Окончания.$A$1048576];0);MATCH(RIGHT([.C48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48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48]);&quot;&quot;)" office:value-type="string" office:string-value="ру" calcext:value-type="string">
            <text:p>ру</text:p>
          </table:table-cell>
          <table:table-cell table:style-name="ce17" table:formula="of:=LEFT([.C48];LEN([.C48])-LEN([.E48]))&amp;[.F48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48]);&quot;&quot;)" office:value-type="string" office:string-value="ра" calcext:value-type="string">
            <text:p>ра</text:p>
          </table:table-cell>
          <table:table-cell table:style-name="ce17" table:formula="of:=LEFT([.C48];LEN([.C48])-LEN([.E48]))&amp;[.H48]" office:value-type="string" office:string-value="Инженера" calcext:value-type="string">
            <text:p>Инженера</text:p>
          </table:table-cell>
          <table:table-cell table:style-name="ce18" table:formula="of:=MID([.A48];[.B48];1)&amp;IF(MID([.A48];[.B48]+1;1)=&quot;(&quot;; &quot;(&quot;; &quot;&quot;)" office:value-type="string" office:string-value=" " calcext:value-type="string">
            <text:p><text:s/></text:p>
          </table:table-cell>
          <table:table-cell table:formula="of:=MID([.A48];[.B48]+LEN([.J48]);100)" office:value-type="string" office:string-value="по качеству 2 категории" calcext:value-type="string">
            <text:p>по качеству 2 категории</text:p>
          </table:table-cell>
          <table:table-cell table:formula="of:=MIN(SEARCH(&quot; &quot;;[.K48]&amp;&quot; &quot;);SEARCH(&quot;-&quot;;[.K48]&amp;&quot;-&quot;); SEARCH(&quot;)&quot;;[.K48]&amp;&quot;)&quot;))" office:value-type="float" office:value="3" calcext:value-type="float">
            <text:p>3</text:p>
          </table:table-cell>
          <table:table-cell table:formula="of:=LEFT([.K48];[.L48]-1)" office:value-type="string" office:string-value="по" calcext:value-type="string">
            <text:p>по</text:p>
          </table:table-cell>
          <table:table-cell table:formula="of:=IFERROR(MATCH(RIGHT([.M48];5);[$Окончания.$A$1:$Окончания.$A$1048576];0);IFERROR(MATCH(RIGHT([.M48];4);[$Окончания.$A$1:$Окончания.$A$1048576];0);IFERROR(MATCH(RIGHT([.M48];3);[$Окончания.$A$1:$Окончания.$A$1048576];0);IFERROR(MATCH(RIGHT([.M48];2);[$Окончания.$A$1:$Окончания.$A$1048576];0);MATCH(RIGHT([.M4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48]);&quot;&quot;)">
            <text:p/>
          </table:table-cell>
          <table:table-cell table:formula="of:=IFERROR(INDEX([$Окончания.$B$1:$Окончания.$B$1048576];[.N48]);&quot;&quot;)">
            <text:p/>
          </table:table-cell>
          <table:table-cell table:style-name="ce17" table:formula="of:=LEFT([.M48];LEN([.M48])-LEN([.O48]))&amp;[.P48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48]);&quot;&quot;)">
            <text:p/>
          </table:table-cell>
          <table:table-cell table:style-name="ce17" table:formula="of:=LEFT([.M48];LEN([.M48])-LEN([.O48]))&amp;[.R48]" office:value-type="string" office:string-value="по" calcext:value-type="string">
            <text:p>по</text:p>
          </table:table-cell>
          <table:table-cell table:style-name="ce18" table:formula="of:=MID([.K48];[.L48];1)&amp;IF(MID([.K48];[.L48]+1;1)=&quot;(&quot;; &quot;(&quot;; &quot;&quot;)" office:value-type="string" office:string-value=" " calcext:value-type="string">
            <text:p><text:s/></text:p>
          </table:table-cell>
          <table:table-cell table:formula="of:=MID([.K48];[.L48]+LEN([.T48]);100)" office:value-type="string" office:string-value="качеству 2 категории" calcext:value-type="string">
            <text:p>качеству 2 категории</text:p>
          </table:table-cell>
          <table:table-cell table:formula="of:=MIN(SEARCH(&quot; &quot;;[.U48]&amp;&quot; &quot;);SEARCH(&quot;-&quot;;[.U48]&amp;&quot;-&quot;); SEARCH(&quot;)&quot;;[.U48]&amp;&quot;)&quot;))" office:value-type="float" office:value="9" calcext:value-type="float">
            <text:p>9</text:p>
          </table:table-cell>
          <table:table-cell table:formula="of:=LEFT([.U48];[.V48]-1)" office:value-type="string" office:string-value="качеству" calcext:value-type="string">
            <text:p>качеству</text:p>
          </table:table-cell>
          <table:table-cell table:formula="of:=IFERROR(MATCH(RIGHT([.W48];5);[$Окончания.$A$1:$Окончания.$A$1048576];0);IFERROR(MATCH(RIGHT([.W48];4);[$Окончания.$A$1:$Окончания.$A$1048576];0);IFERROR(MATCH(RIGHT([.W48];3);[$Окончания.$A$1:$Окончания.$A$1048576];0);IFERROR(MATCH(RIGHT([.W48];2);[$Окончания.$A$1:$Окончания.$A$1048576];0);MATCH(RIGHT([.W4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48]);&quot;&quot;)">
            <text:p/>
          </table:table-cell>
          <table:table-cell table:formula="of:=IFERROR(INDEX([$Окончания.$B$1:$Окончания.$B$1048576];[.X48]);&quot;&quot;)">
            <text:p/>
          </table:table-cell>
          <table:table-cell table:style-name="ce17" table:formula="of:=LEFT([.W48];LEN([.W48])-LEN([.Y48]))&amp;[.Z48]" office:value-type="string" office:string-value="качеству" calcext:value-type="string">
            <text:p>качеству</text:p>
          </table:table-cell>
          <table:table-cell table:style-name="ce17" table:formula="of:=IFERROR(INDEX([$Окончания.$C$1:$Окончания.$C$1048576];[.X48]);&quot;&quot;)">
            <text:p/>
          </table:table-cell>
          <table:table-cell table:style-name="ce17" table:formula="of:=LEFT([.W48];LEN([.W48])-LEN([.Y48]))&amp;[.AB48]" office:value-type="string" office:string-value="качеству" calcext:value-type="string">
            <text:p>качеству</text:p>
          </table:table-cell>
          <table:table-cell table:style-name="ce18" table:formula="of:=MID([.U48];[.V48];1)&amp;IF(MID([.U48];[.V48]+1;1)=&quot;(&quot;; &quot;(&quot;; &quot;&quot;)" office:value-type="string" office:string-value=" " calcext:value-type="string">
            <text:p><text:s/></text:p>
          </table:table-cell>
          <table:table-cell table:formula="of:=MID([.U48];[.V48]+LEN([.AD48]);100)" office:value-type="string" office:string-value="2 категории" calcext:value-type="string">
            <text:p>2 категории</text:p>
          </table:table-cell>
          <table:table-cell table:formula="of:=MIN(SEARCH(&quot; &quot;;[.AE48]&amp;&quot; &quot;);SEARCH(&quot;-&quot;;[.AE48]&amp;&quot;-&quot;); SEARCH(&quot;)&quot;;[.AE48]&amp;&quot;)&quot;))" office:value-type="float" office:value="2" calcext:value-type="float">
            <text:p>2</text:p>
          </table:table-cell>
          <table:table-cell table:formula="of:=LEFT([.AE48];[.AF48]-1)" office:value-type="string" office:string-value="2" calcext:value-type="string">
            <text:p>2</text:p>
          </table:table-cell>
          <table:table-cell table:formula="of:=IFERROR(MATCH(RIGHT([.AG48];5);[$Окончания.$A$1:$Окончания.$A$1048576];0);IFERROR(MATCH(RIGHT([.AG48];4);[$Окончания.$A$1:$Окончания.$A$1048576];0);IFERROR(MATCH(RIGHT([.AG48];3);[$Окончания.$A$1:$Окончания.$A$1048576];0);IFERROR(MATCH(RIGHT([.AG48];2);[$Окончания.$A$1:$Окончания.$A$1048576];0);MATCH(RIGHT([.AG4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48]);&quot;&quot;)">
            <text:p/>
          </table:table-cell>
          <table:table-cell table:formula="of:=IFERROR(INDEX([$Окончания.$B$1:$Окончания.$B$1048576];[.AH48]);&quot;&quot;)">
            <text:p/>
          </table:table-cell>
          <table:table-cell table:style-name="ce17" table:formula="of:=LEFT([.AG48];LEN([.AG48])-LEN([.AI48]))&amp;[.AJ48]" office:value-type="string" office:string-value="2" calcext:value-type="string">
            <text:p>2</text:p>
          </table:table-cell>
          <table:table-cell table:style-name="ce17" table:formula="of:=IFERROR(INDEX([$Окончания.$C$1:$Окончания.$C$1048576];[.AH48]);&quot;&quot;)">
            <text:p/>
          </table:table-cell>
          <table:table-cell table:style-name="ce17" table:formula="of:=LEFT([.AG48];LEN([.AG48])-LEN([.AI48]))&amp;[.AL48]" office:value-type="string" office:string-value="2" calcext:value-type="string">
            <text:p>2</text:p>
          </table:table-cell>
          <table:table-cell table:style-name="ce18" table:formula="of:=MID([.AE48];[.AF48];1)&amp;IF(MID([.AE48];[.AF48]+1;1)=&quot;(&quot;; &quot;(&quot;; &quot;&quot;)" office:value-type="string" office:string-value=" " calcext:value-type="string">
            <text:p><text:s/></text:p>
          </table:table-cell>
          <table:table-cell table:formula="of:=MID([.AE48];[.AF48]+LEN([.AN48]);100)" office:value-type="string" office:string-value="категории" calcext:value-type="string">
            <text:p>категории</text:p>
          </table:table-cell>
          <table:table-cell table:formula="of:=MIN(SEARCH(&quot; &quot;;[.AO48]&amp;&quot; &quot;);SEARCH(&quot;-&quot;;[.AO48]&amp;&quot;-&quot;); SEARCH(&quot;)&quot;;[.AO48]&amp;&quot;)&quot;))" office:value-type="float" office:value="10" calcext:value-type="float">
            <text:p>10</text:p>
          </table:table-cell>
          <table:table-cell table:formula="of:=LEFT([.AO48];[.AP48]-1)" office:value-type="string" office:string-value="категории" calcext:value-type="string">
            <text:p>категории</text:p>
          </table:table-cell>
          <table:table-cell table:formula="of:=IFERROR(MATCH(RIGHT([.AQ48];5);[$Окончания.$A$1:$Окончания.$A$1048576];0);IFERROR(MATCH(RIGHT([.AQ48];4);[$Окончания.$A$1:$Окончания.$A$1048576];0);IFERROR(MATCH(RIGHT([.AQ48];3);[$Окончания.$A$1:$Окончания.$A$1048576];0);IFERROR(MATCH(RIGHT([.AQ48];2);[$Окончания.$A$1:$Окончания.$A$1048576];0);MATCH(RIGHT([.AQ4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48]);&quot;&quot;)">
            <text:p/>
          </table:table-cell>
          <table:table-cell table:formula="of:=IFERROR(INDEX([$Окончания.$B$1:$Окончания.$B$1048576];[.AR48]);&quot;&quot;)">
            <text:p/>
          </table:table-cell>
          <table:table-cell table:style-name="ce17" table:formula="of:=LEFT([.AQ48];LEN([.AQ48])-LEN([.AS48]))&amp;[.AT48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AR48]);&quot;&quot;)">
            <text:p/>
          </table:table-cell>
          <table:table-cell table:style-name="ce17" table:formula="of:=LEFT([.AQ48];LEN([.AQ48])-LEN([.AS48]))&amp;[.AV48]" office:value-type="string" office:string-value="категории" calcext:value-type="string">
            <text:p>категории</text:p>
          </table:table-cell>
          <table:table-cell table:style-name="ce18" table:formula="of:=MID([.AO48];[.AP48];1)&amp;IF(MID([.AO48];[.AP48]+1;1)=&quot;(&quot;; &quot;(&quot;; &quot;&quot;)">
            <text:p/>
          </table:table-cell>
          <table:table-cell table:formula="of:=MID([.AO48];[.AP48]+LEN([.AX48]);100)">
            <text:p/>
          </table:table-cell>
          <table:table-cell table:formula="of:=[.$G48]&amp;[.$J48]&amp;[.$Q48]&amp;[.$T48]&amp;[.$AA48]&amp;[.$AD48]&amp;[.$AK48]&amp;[.$AN48]&amp;[.$AU48]&amp;[.$AX48]&amp;[.$AY48]" office:value-type="string" office:string-value="Инженеру по качеству 2 категории" calcext:value-type="string">
            <text:p>Инженеру по качеству 2 категории</text:p>
          </table:table-cell>
          <table:table-cell office:value-type="string" calcext:value-type="string">
            <text:p>Инженеру по качеству 2 категории</text:p>
          </table:table-cell>
          <table:table-cell table:style-name="ce17" table:formula="of:=IF([.AZ48]=[.BA48];0;1)" office:value-type="float" office:value="0" calcext:value-type="float">
            <text:p>0</text:p>
          </table:table-cell>
          <table:table-cell table:formula="of:=[.$I48]&amp;[.$J48]&amp;[.$S48]&amp;[.$T48]&amp;[.$AC48]&amp;[.$AD48]&amp;[.$AM48]&amp;[.$AN48]&amp;[.$AW48]&amp;[.$AX48]&amp;[.$AY48]" office:value-type="string" office:string-value="Инженера по качеству 2 категории" calcext:value-type="string">
            <text:p>Инженера по качеству 2 категории</text:p>
          </table:table-cell>
          <table:table-cell table:style-name="ce22" office:value-type="string" calcext:value-type="string">
            <text:p>Инженера по качеству 2 категории</text:p>
          </table:table-cell>
          <table:table-cell table:style-name="ce17" table:formula="of:=IF([.BC48]=[.BD48];0;1)" office:value-type="float" office:value="0" calcext:value-type="float">
            <text:p>0</text:p>
          </table:table-cell>
          <table:table-cell table:number-columns-repeated="967"/>
        </table:table-row>
        <table:table-row table:style-name="ro5">
          <table:table-cell table:style-name="ce14" office:value-type="string" calcext:value-type="string">
            <text:p>Инженер по контрольно-измерительным приборам и средствам автоматики</text:p>
          </table:table-cell>
          <table:table-cell table:formula="of:=MIN(SEARCH(&quot; &quot;;[.A49]&amp;&quot; &quot;);SEARCH(&quot;-&quot;;[.A49]&amp;&quot;-&quot;); SEARCH(&quot;)&quot;;[.A49]&amp;&quot;)&quot;))" office:value-type="float" office:value="8" calcext:value-type="float">
            <text:p>8</text:p>
          </table:table-cell>
          <table:table-cell table:formula="of:=LEFT([.A49];[.B49]-1)" office:value-type="string" office:string-value="Инженер" calcext:value-type="string">
            <text:p>Инженер</text:p>
          </table:table-cell>
          <table:table-cell table:formula="of:=IFERROR(MATCH(RIGHT([.C49];5);[$Окончания.$A$1:$Окончания.$A$1048576];0);IFERROR(MATCH(RIGHT([.C49];4);[$Окончания.$A$1:$Окончания.$A$1048576];0);IFERROR(MATCH(RIGHT([.C49];3);[$Окончания.$A$1:$Окончания.$A$1048576];0);IFERROR(MATCH(RIGHT([.C49];2);[$Окончания.$A$1:$Окончания.$A$1048576];0);MATCH(RIGHT([.C49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49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49]);&quot;&quot;)" office:value-type="string" office:string-value="ру" calcext:value-type="string">
            <text:p>ру</text:p>
          </table:table-cell>
          <table:table-cell table:style-name="ce17" table:formula="of:=LEFT([.C49];LEN([.C49])-LEN([.E49]))&amp;[.F49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49]);&quot;&quot;)" office:value-type="string" office:string-value="ра" calcext:value-type="string">
            <text:p>ра</text:p>
          </table:table-cell>
          <table:table-cell table:style-name="ce17" table:formula="of:=LEFT([.C49];LEN([.C49])-LEN([.E49]))&amp;[.H49]" office:value-type="string" office:string-value="Инженера" calcext:value-type="string">
            <text:p>Инженера</text:p>
          </table:table-cell>
          <table:table-cell table:style-name="ce18" table:formula="of:=MID([.A49];[.B49];1)&amp;IF(MID([.A49];[.B49]+1;1)=&quot;(&quot;; &quot;(&quot;; &quot;&quot;)" office:value-type="string" office:string-value=" " calcext:value-type="string">
            <text:p><text:s/></text:p>
          </table:table-cell>
          <table:table-cell table:formula="of:=MID([.A49];[.B49]+LEN([.J49]);100)" office:value-type="string" office:string-value="по контрольно-измерительным приборам и средствам автоматики" calcext:value-type="string">
            <text:p>по контрольно-измерительным приборам и средствам автоматики</text:p>
          </table:table-cell>
          <table:table-cell table:formula="of:=MIN(SEARCH(&quot; &quot;;[.K49]&amp;&quot; &quot;);SEARCH(&quot;-&quot;;[.K49]&amp;&quot;-&quot;); SEARCH(&quot;)&quot;;[.K49]&amp;&quot;)&quot;))" office:value-type="float" office:value="3" calcext:value-type="float">
            <text:p>3</text:p>
          </table:table-cell>
          <table:table-cell table:formula="of:=LEFT([.K49];[.L49]-1)" office:value-type="string" office:string-value="по" calcext:value-type="string">
            <text:p>по</text:p>
          </table:table-cell>
          <table:table-cell table:formula="of:=IFERROR(MATCH(RIGHT([.M49];5);[$Окончания.$A$1:$Окончания.$A$1048576];0);IFERROR(MATCH(RIGHT([.M49];4);[$Окончания.$A$1:$Окончания.$A$1048576];0);IFERROR(MATCH(RIGHT([.M49];3);[$Окончания.$A$1:$Окончания.$A$1048576];0);IFERROR(MATCH(RIGHT([.M49];2);[$Окончания.$A$1:$Окончания.$A$1048576];0);MATCH(RIGHT([.M4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49]);&quot;&quot;)">
            <text:p/>
          </table:table-cell>
          <table:table-cell table:formula="of:=IFERROR(INDEX([$Окончания.$B$1:$Окончания.$B$1048576];[.N49]);&quot;&quot;)">
            <text:p/>
          </table:table-cell>
          <table:table-cell table:style-name="ce17" table:formula="of:=LEFT([.M49];LEN([.M49])-LEN([.O49]))&amp;[.P49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49]);&quot;&quot;)">
            <text:p/>
          </table:table-cell>
          <table:table-cell table:style-name="ce17" table:formula="of:=LEFT([.M49];LEN([.M49])-LEN([.O49]))&amp;[.R49]" office:value-type="string" office:string-value="по" calcext:value-type="string">
            <text:p>по</text:p>
          </table:table-cell>
          <table:table-cell table:style-name="ce18" table:formula="of:=MID([.K49];[.L49];1)&amp;IF(MID([.K49];[.L49]+1;1)=&quot;(&quot;; &quot;(&quot;; &quot;&quot;)" office:value-type="string" office:string-value=" " calcext:value-type="string">
            <text:p><text:s/></text:p>
          </table:table-cell>
          <table:table-cell table:formula="of:=MID([.K49];[.L49]+LEN([.T49]);100)" office:value-type="string" office:string-value="контрольно-измерительным приборам и средствам автоматики" calcext:value-type="string">
            <text:p>контрольно-измерительным приборам и средствам автоматики</text:p>
          </table:table-cell>
          <table:table-cell table:formula="of:=MIN(SEARCH(&quot; &quot;;[.U49]&amp;&quot; &quot;);SEARCH(&quot;-&quot;;[.U49]&amp;&quot;-&quot;); SEARCH(&quot;)&quot;;[.U49]&amp;&quot;)&quot;))" office:value-type="float" office:value="11" calcext:value-type="float">
            <text:p>11</text:p>
          </table:table-cell>
          <table:table-cell table:formula="of:=LEFT([.U49];[.V49]-1)" office:value-type="string" office:string-value="контрольно" calcext:value-type="string">
            <text:p>контрольно</text:p>
          </table:table-cell>
          <table:table-cell table:formula="of:=IFERROR(MATCH(RIGHT([.W49];5);[$Окончания.$A$1:$Окончания.$A$1048576];0);IFERROR(MATCH(RIGHT([.W49];4);[$Окончания.$A$1:$Окончания.$A$1048576];0);IFERROR(MATCH(RIGHT([.W49];3);[$Окончания.$A$1:$Окончания.$A$1048576];0);IFERROR(MATCH(RIGHT([.W49];2);[$Окончания.$A$1:$Окончания.$A$1048576];0);MATCH(RIGHT([.W4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49]);&quot;&quot;)">
            <text:p/>
          </table:table-cell>
          <table:table-cell table:formula="of:=IFERROR(INDEX([$Окончания.$B$1:$Окончания.$B$1048576];[.X49]);&quot;&quot;)">
            <text:p/>
          </table:table-cell>
          <table:table-cell table:style-name="ce17" table:formula="of:=LEFT([.W49];LEN([.W49])-LEN([.Y49]))&amp;[.Z49]" office:value-type="string" office:string-value="контрольно" calcext:value-type="string">
            <text:p>контрольно</text:p>
          </table:table-cell>
          <table:table-cell table:style-name="ce17" table:formula="of:=IFERROR(INDEX([$Окончания.$C$1:$Окончания.$C$1048576];[.X49]);&quot;&quot;)">
            <text:p/>
          </table:table-cell>
          <table:table-cell table:style-name="ce17" table:formula="of:=LEFT([.W49];LEN([.W49])-LEN([.Y49]))&amp;[.AB49]" office:value-type="string" office:string-value="контрольно" calcext:value-type="string">
            <text:p>контрольно</text:p>
          </table:table-cell>
          <table:table-cell table:style-name="ce18" table:formula="of:=MID([.U49];[.V49];1)&amp;IF(MID([.U49];[.V49]+1;1)=&quot;(&quot;; &quot;(&quot;; &quot;&quot;)" office:value-type="string" office:string-value="-" calcext:value-type="string">
            <text:p>-</text:p>
          </table:table-cell>
          <table:table-cell table:formula="of:=MID([.U49];[.V49]+LEN([.AD49]);100)" office:value-type="string" office:string-value="измерительным приборам и средствам автоматики" calcext:value-type="string">
            <text:p>измерительным приборам и средствам автоматики</text:p>
          </table:table-cell>
          <table:table-cell table:formula="of:=MIN(SEARCH(&quot; &quot;;[.AE49]&amp;&quot; &quot;);SEARCH(&quot;-&quot;;[.AE49]&amp;&quot;-&quot;); SEARCH(&quot;)&quot;;[.AE49]&amp;&quot;)&quot;))" office:value-type="float" office:value="14" calcext:value-type="float">
            <text:p>14</text:p>
          </table:table-cell>
          <table:table-cell table:formula="of:=LEFT([.AE49];[.AF49]-1)" office:value-type="string" office:string-value="измерительным" calcext:value-type="string">
            <text:p>измерительным</text:p>
          </table:table-cell>
          <table:table-cell table:formula="of:=IFERROR(MATCH(RIGHT([.AG49];5);[$Окончания.$A$1:$Окончания.$A$1048576];0);IFERROR(MATCH(RIGHT([.AG49];4);[$Окончания.$A$1:$Окончания.$A$1048576];0);IFERROR(MATCH(RIGHT([.AG49];3);[$Окончания.$A$1:$Окончания.$A$1048576];0);IFERROR(MATCH(RIGHT([.AG49];2);[$Окончания.$A$1:$Окончания.$A$1048576];0);MATCH(RIGHT([.AG4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49]);&quot;&quot;)">
            <text:p/>
          </table:table-cell>
          <table:table-cell table:formula="of:=IFERROR(INDEX([$Окончания.$B$1:$Окончания.$B$1048576];[.AH49]);&quot;&quot;)">
            <text:p/>
          </table:table-cell>
          <table:table-cell table:style-name="ce17" table:formula="of:=LEFT([.AG49];LEN([.AG49])-LEN([.AI49]))&amp;[.AJ49]" office:value-type="string" office:string-value="измерительным" calcext:value-type="string">
            <text:p>измерительным</text:p>
          </table:table-cell>
          <table:table-cell table:style-name="ce17" table:formula="of:=IFERROR(INDEX([$Окончания.$C$1:$Окончания.$C$1048576];[.AH49]);&quot;&quot;)">
            <text:p/>
          </table:table-cell>
          <table:table-cell table:style-name="ce17" table:formula="of:=LEFT([.AG49];LEN([.AG49])-LEN([.AI49]))&amp;[.AL49]" office:value-type="string" office:string-value="измерительным" calcext:value-type="string">
            <text:p>измерительным</text:p>
          </table:table-cell>
          <table:table-cell table:style-name="ce18" table:formula="of:=MID([.AE49];[.AF49];1)&amp;IF(MID([.AE49];[.AF49]+1;1)=&quot;(&quot;; &quot;(&quot;; &quot;&quot;)" office:value-type="string" office:string-value=" " calcext:value-type="string">
            <text:p><text:s/></text:p>
          </table:table-cell>
          <table:table-cell table:formula="of:=MID([.AE49];[.AF49]+LEN([.AN49]);100)" office:value-type="string" office:string-value="приборам и средствам автоматики" calcext:value-type="string">
            <text:p>приборам и средствам автоматики</text:p>
          </table:table-cell>
          <table:table-cell table:formula="of:=MIN(SEARCH(&quot; &quot;;[.AO49]&amp;&quot; &quot;);SEARCH(&quot;-&quot;;[.AO49]&amp;&quot;-&quot;); SEARCH(&quot;)&quot;;[.AO49]&amp;&quot;)&quot;))" office:value-type="float" office:value="9" calcext:value-type="float">
            <text:p>9</text:p>
          </table:table-cell>
          <table:table-cell table:formula="of:=LEFT([.AO49];[.AP49]-1)" office:value-type="string" office:string-value="приборам" calcext:value-type="string">
            <text:p>приборам</text:p>
          </table:table-cell>
          <table:table-cell table:formula="of:=IFERROR(MATCH(RIGHT([.AQ49];5);[$Окончания.$A$1:$Окончания.$A$1048576];0);IFERROR(MATCH(RIGHT([.AQ49];4);[$Окончания.$A$1:$Окончания.$A$1048576];0);IFERROR(MATCH(RIGHT([.AQ49];3);[$Окончания.$A$1:$Окончания.$A$1048576];0);IFERROR(MATCH(RIGHT([.AQ49];2);[$Окончания.$A$1:$Окончания.$A$1048576];0);MATCH(RIGHT([.AQ4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49]);&quot;&quot;)">
            <text:p/>
          </table:table-cell>
          <table:table-cell table:formula="of:=IFERROR(INDEX([$Окончания.$B$1:$Окончания.$B$1048576];[.AR49]);&quot;&quot;)">
            <text:p/>
          </table:table-cell>
          <table:table-cell table:style-name="ce17" table:formula="of:=LEFT([.AQ49];LEN([.AQ49])-LEN([.AS49]))&amp;[.AT49]" office:value-type="string" office:string-value="приборам" calcext:value-type="string">
            <text:p>приборам</text:p>
          </table:table-cell>
          <table:table-cell table:style-name="ce17" table:formula="of:=IFERROR(INDEX([$Окончания.$C$1:$Окончания.$C$1048576];[.AR49]);&quot;&quot;)">
            <text:p/>
          </table:table-cell>
          <table:table-cell table:style-name="ce17" table:formula="of:=LEFT([.AQ49];LEN([.AQ49])-LEN([.AS49]))&amp;[.AV49]" office:value-type="string" office:string-value="приборам" calcext:value-type="string">
            <text:p>приборам</text:p>
          </table:table-cell>
          <table:table-cell table:style-name="ce18" table:formula="of:=MID([.AO49];[.AP49];1)&amp;IF(MID([.AO49];[.AP49]+1;1)=&quot;(&quot;; &quot;(&quot;; &quot;&quot;)" office:value-type="string" office:string-value=" " calcext:value-type="string">
            <text:p><text:s/></text:p>
          </table:table-cell>
          <table:table-cell table:formula="of:=MID([.AO49];[.AP49]+LEN([.AX49]);100)" office:value-type="string" office:string-value="и средствам автоматики" calcext:value-type="string">
            <text:p>и средствам автоматики</text:p>
          </table:table-cell>
          <table:table-cell table:formula="of:=[.$G49]&amp;[.$J49]&amp;[.$Q49]&amp;[.$T49]&amp;[.$AA49]&amp;[.$AD49]&amp;[.$AK49]&amp;[.$AN49]&amp;[.$AU49]&amp;[.$AX49]&amp;[.$AY49]" office:value-type="string" office:string-value="Инженеру по контрольно-измерительным приборам и средствам автоматики" calcext:value-type="string">
            <text:p>Инженеру по контрольно-измерительным приборам и средствам автоматики</text:p>
          </table:table-cell>
          <table:table-cell office:value-type="string" calcext:value-type="string">
            <text:p>Инженеру по контрольно-измерительным приборам и средствам автоматики</text:p>
          </table:table-cell>
          <table:table-cell table:style-name="ce17" table:formula="of:=IF([.AZ49]=[.BA49];0;1)" office:value-type="float" office:value="0" calcext:value-type="float">
            <text:p>0</text:p>
          </table:table-cell>
          <table:table-cell table:formula="of:=[.$I49]&amp;[.$J49]&amp;[.$S49]&amp;[.$T49]&amp;[.$AC49]&amp;[.$AD49]&amp;[.$AM49]&amp;[.$AN49]&amp;[.$AW49]&amp;[.$AX49]&amp;[.$AY49]" office:value-type="string" office:string-value="Инженера по контрольно-измерительным приборам и средствам автоматики" calcext:value-type="string">
            <text:p>Инженера по контрольно-измерительным приборам и средствам автоматики</text:p>
          </table:table-cell>
          <table:table-cell table:style-name="ce22" office:value-type="string" calcext:value-type="string">
            <text:p>Инженера по контрольно-измерительным приборам и средствам автоматики</text:p>
          </table:table-cell>
          <table:table-cell table:style-name="ce17" table:formula="of:=IF([.BC49]=[.BD49];0;1)" office:value-type="float" office:value="0" calcext:value-type="float">
            <text:p>0</text:p>
          </table:table-cell>
          <table:table-cell table:number-columns-repeated="967"/>
        </table:table-row>
        <table:table-row table:style-name="ro9">
          <table:table-cell table:style-name="ce14" office:value-type="string" calcext:value-type="string">
            <text:p>Инженер по материально-техническому снабжению</text:p>
          </table:table-cell>
          <table:table-cell table:formula="of:=MIN(SEARCH(&quot; &quot;;[.A50]&amp;&quot; &quot;);SEARCH(&quot;-&quot;;[.A50]&amp;&quot;-&quot;); SEARCH(&quot;)&quot;;[.A50]&amp;&quot;)&quot;))" office:value-type="float" office:value="8" calcext:value-type="float">
            <text:p>8</text:p>
          </table:table-cell>
          <table:table-cell table:formula="of:=LEFT([.A50];[.B50]-1)" office:value-type="string" office:string-value="Инженер" calcext:value-type="string">
            <text:p>Инженер</text:p>
          </table:table-cell>
          <table:table-cell table:formula="of:=IFERROR(MATCH(RIGHT([.C50];5);[$Окончания.$A$1:$Окончания.$A$1048576];0);IFERROR(MATCH(RIGHT([.C50];4);[$Окончания.$A$1:$Окончания.$A$1048576];0);IFERROR(MATCH(RIGHT([.C50];3);[$Окончания.$A$1:$Окончания.$A$1048576];0);IFERROR(MATCH(RIGHT([.C50];2);[$Окончания.$A$1:$Окончания.$A$1048576];0);MATCH(RIGHT([.C50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50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50]);&quot;&quot;)" office:value-type="string" office:string-value="ру" calcext:value-type="string">
            <text:p>ру</text:p>
          </table:table-cell>
          <table:table-cell table:style-name="ce17" table:formula="of:=LEFT([.C50];LEN([.C50])-LEN([.E50]))&amp;[.F50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50]);&quot;&quot;)" office:value-type="string" office:string-value="ра" calcext:value-type="string">
            <text:p>ра</text:p>
          </table:table-cell>
          <table:table-cell table:style-name="ce17" table:formula="of:=LEFT([.C50];LEN([.C50])-LEN([.E50]))&amp;[.H50]" office:value-type="string" office:string-value="Инженера" calcext:value-type="string">
            <text:p>Инженера</text:p>
          </table:table-cell>
          <table:table-cell table:style-name="ce18" table:formula="of:=MID([.A50];[.B50];1)&amp;IF(MID([.A50];[.B50]+1;1)=&quot;(&quot;; &quot;(&quot;; &quot;&quot;)" office:value-type="string" office:string-value=" " calcext:value-type="string">
            <text:p><text:s/></text:p>
          </table:table-cell>
          <table:table-cell table:formula="of:=MID([.A50];[.B50]+LEN([.J50]);100)" office:value-type="string" office:string-value="по материально-техническому снабжению" calcext:value-type="string">
            <text:p>по материально-техническому снабжению</text:p>
          </table:table-cell>
          <table:table-cell table:formula="of:=MIN(SEARCH(&quot; &quot;;[.K50]&amp;&quot; &quot;);SEARCH(&quot;-&quot;;[.K50]&amp;&quot;-&quot;); SEARCH(&quot;)&quot;;[.K50]&amp;&quot;)&quot;))" office:value-type="float" office:value="3" calcext:value-type="float">
            <text:p>3</text:p>
          </table:table-cell>
          <table:table-cell table:formula="of:=LEFT([.K50];[.L50]-1)" office:value-type="string" office:string-value="по" calcext:value-type="string">
            <text:p>по</text:p>
          </table:table-cell>
          <table:table-cell table:formula="of:=IFERROR(MATCH(RIGHT([.M50];5);[$Окончания.$A$1:$Окончания.$A$1048576];0);IFERROR(MATCH(RIGHT([.M50];4);[$Окончания.$A$1:$Окончания.$A$1048576];0);IFERROR(MATCH(RIGHT([.M50];3);[$Окончания.$A$1:$Окончания.$A$1048576];0);IFERROR(MATCH(RIGHT([.M50];2);[$Окончания.$A$1:$Окончания.$A$1048576];0);MATCH(RIGHT([.M5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50]);&quot;&quot;)">
            <text:p/>
          </table:table-cell>
          <table:table-cell table:formula="of:=IFERROR(INDEX([$Окончания.$B$1:$Окончания.$B$1048576];[.N50]);&quot;&quot;)">
            <text:p/>
          </table:table-cell>
          <table:table-cell table:style-name="ce17" table:formula="of:=LEFT([.M50];LEN([.M50])-LEN([.O50]))&amp;[.P50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50]);&quot;&quot;)">
            <text:p/>
          </table:table-cell>
          <table:table-cell table:style-name="ce17" table:formula="of:=LEFT([.M50];LEN([.M50])-LEN([.O50]))&amp;[.R50]" office:value-type="string" office:string-value="по" calcext:value-type="string">
            <text:p>по</text:p>
          </table:table-cell>
          <table:table-cell table:style-name="ce18" table:formula="of:=MID([.K50];[.L50];1)&amp;IF(MID([.K50];[.L50]+1;1)=&quot;(&quot;; &quot;(&quot;; &quot;&quot;)" office:value-type="string" office:string-value=" " calcext:value-type="string">
            <text:p><text:s/></text:p>
          </table:table-cell>
          <table:table-cell table:formula="of:=MID([.K50];[.L50]+LEN([.T50]);100)" office:value-type="string" office:string-value="материально-техническому снабжению" calcext:value-type="string">
            <text:p>материально-техническому снабжению</text:p>
          </table:table-cell>
          <table:table-cell table:formula="of:=MIN(SEARCH(&quot; &quot;;[.U50]&amp;&quot; &quot;);SEARCH(&quot;-&quot;;[.U50]&amp;&quot;-&quot;); SEARCH(&quot;)&quot;;[.U50]&amp;&quot;)&quot;))" office:value-type="float" office:value="12" calcext:value-type="float">
            <text:p>12</text:p>
          </table:table-cell>
          <table:table-cell table:formula="of:=LEFT([.U50];[.V50]-1)" office:value-type="string" office:string-value="материально" calcext:value-type="string">
            <text:p>материально</text:p>
          </table:table-cell>
          <table:table-cell table:formula="of:=IFERROR(MATCH(RIGHT([.W50];5);[$Окончания.$A$1:$Окончания.$A$1048576];0);IFERROR(MATCH(RIGHT([.W50];4);[$Окончания.$A$1:$Окончания.$A$1048576];0);IFERROR(MATCH(RIGHT([.W50];3);[$Окончания.$A$1:$Окончания.$A$1048576];0);IFERROR(MATCH(RIGHT([.W50];2);[$Окончания.$A$1:$Окончания.$A$1048576];0);MATCH(RIGHT([.W5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50]);&quot;&quot;)">
            <text:p/>
          </table:table-cell>
          <table:table-cell table:formula="of:=IFERROR(INDEX([$Окончания.$B$1:$Окончания.$B$1048576];[.X50]);&quot;&quot;)">
            <text:p/>
          </table:table-cell>
          <table:table-cell table:style-name="ce17" table:formula="of:=LEFT([.W50];LEN([.W50])-LEN([.Y50]))&amp;[.Z50]" office:value-type="string" office:string-value="материально" calcext:value-type="string">
            <text:p>материально</text:p>
          </table:table-cell>
          <table:table-cell table:style-name="ce17" table:formula="of:=IFERROR(INDEX([$Окончания.$C$1:$Окончания.$C$1048576];[.X50]);&quot;&quot;)">
            <text:p/>
          </table:table-cell>
          <table:table-cell table:style-name="ce17" table:formula="of:=LEFT([.W50];LEN([.W50])-LEN([.Y50]))&amp;[.AB50]" office:value-type="string" office:string-value="материально" calcext:value-type="string">
            <text:p>материально</text:p>
          </table:table-cell>
          <table:table-cell table:style-name="ce18" table:formula="of:=MID([.U50];[.V50];1)&amp;IF(MID([.U50];[.V50]+1;1)=&quot;(&quot;; &quot;(&quot;; &quot;&quot;)" office:value-type="string" office:string-value="-" calcext:value-type="string">
            <text:p>-</text:p>
          </table:table-cell>
          <table:table-cell table:formula="of:=MID([.U50];[.V50]+LEN([.AD50]);100)" office:value-type="string" office:string-value="техническому снабжению" calcext:value-type="string">
            <text:p>техническому снабжению</text:p>
          </table:table-cell>
          <table:table-cell table:formula="of:=MIN(SEARCH(&quot; &quot;;[.AE50]&amp;&quot; &quot;);SEARCH(&quot;-&quot;;[.AE50]&amp;&quot;-&quot;); SEARCH(&quot;)&quot;;[.AE50]&amp;&quot;)&quot;))" office:value-type="float" office:value="13" calcext:value-type="float">
            <text:p>13</text:p>
          </table:table-cell>
          <table:table-cell table:formula="of:=LEFT([.AE50];[.AF50]-1)" office:value-type="string" office:string-value="техническому" calcext:value-type="string">
            <text:p>техническому</text:p>
          </table:table-cell>
          <table:table-cell table:formula="of:=IFERROR(MATCH(RIGHT([.AG50];5);[$Окончания.$A$1:$Окончания.$A$1048576];0);IFERROR(MATCH(RIGHT([.AG50];4);[$Окончания.$A$1:$Окончания.$A$1048576];0);IFERROR(MATCH(RIGHT([.AG50];3);[$Окончания.$A$1:$Окончания.$A$1048576];0);IFERROR(MATCH(RIGHT([.AG50];2);[$Окончания.$A$1:$Окончания.$A$1048576];0);MATCH(RIGHT([.AG5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50]);&quot;&quot;)">
            <text:p/>
          </table:table-cell>
          <table:table-cell table:formula="of:=IFERROR(INDEX([$Окончания.$B$1:$Окончания.$B$1048576];[.AH50]);&quot;&quot;)">
            <text:p/>
          </table:table-cell>
          <table:table-cell table:style-name="ce17" table:formula="of:=LEFT([.AG50];LEN([.AG50])-LEN([.AI50]))&amp;[.AJ50]" office:value-type="string" office:string-value="техническому" calcext:value-type="string">
            <text:p>техническому</text:p>
          </table:table-cell>
          <table:table-cell table:style-name="ce17" table:formula="of:=IFERROR(INDEX([$Окончания.$C$1:$Окончания.$C$1048576];[.AH50]);&quot;&quot;)">
            <text:p/>
          </table:table-cell>
          <table:table-cell table:style-name="ce17" table:formula="of:=LEFT([.AG50];LEN([.AG50])-LEN([.AI50]))&amp;[.AL50]" office:value-type="string" office:string-value="техническому" calcext:value-type="string">
            <text:p>техническому</text:p>
          </table:table-cell>
          <table:table-cell table:style-name="ce18" table:formula="of:=MID([.AE50];[.AF50];1)&amp;IF(MID([.AE50];[.AF50]+1;1)=&quot;(&quot;; &quot;(&quot;; &quot;&quot;)" office:value-type="string" office:string-value=" " calcext:value-type="string">
            <text:p><text:s/></text:p>
          </table:table-cell>
          <table:table-cell table:formula="of:=MID([.AE50];[.AF50]+LEN([.AN50]);100)" office:value-type="string" office:string-value="снабжению" calcext:value-type="string">
            <text:p>снабжению</text:p>
          </table:table-cell>
          <table:table-cell table:formula="of:=MIN(SEARCH(&quot; &quot;;[.AO50]&amp;&quot; &quot;);SEARCH(&quot;-&quot;;[.AO50]&amp;&quot;-&quot;); SEARCH(&quot;)&quot;;[.AO50]&amp;&quot;)&quot;))" office:value-type="float" office:value="10" calcext:value-type="float">
            <text:p>10</text:p>
          </table:table-cell>
          <table:table-cell table:formula="of:=LEFT([.AO50];[.AP50]-1)" office:value-type="string" office:string-value="снабжению" calcext:value-type="string">
            <text:p>снабжению</text:p>
          </table:table-cell>
          <table:table-cell table:formula="of:=IFERROR(MATCH(RIGHT([.AQ50];5);[$Окончания.$A$1:$Окончания.$A$1048576];0);IFERROR(MATCH(RIGHT([.AQ50];4);[$Окончания.$A$1:$Окончания.$A$1048576];0);IFERROR(MATCH(RIGHT([.AQ50];3);[$Окончания.$A$1:$Окончания.$A$1048576];0);IFERROR(MATCH(RIGHT([.AQ50];2);[$Окончания.$A$1:$Окончания.$A$1048576];0);MATCH(RIGHT([.AQ5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50]);&quot;&quot;)">
            <text:p/>
          </table:table-cell>
          <table:table-cell table:formula="of:=IFERROR(INDEX([$Окончания.$B$1:$Окончания.$B$1048576];[.AR50]);&quot;&quot;)">
            <text:p/>
          </table:table-cell>
          <table:table-cell table:style-name="ce17" table:formula="of:=LEFT([.AQ50];LEN([.AQ50])-LEN([.AS50]))&amp;[.AT50]" office:value-type="string" office:string-value="снабжению" calcext:value-type="string">
            <text:p>снабжению</text:p>
          </table:table-cell>
          <table:table-cell table:style-name="ce17" table:formula="of:=IFERROR(INDEX([$Окончания.$C$1:$Окончания.$C$1048576];[.AR50]);&quot;&quot;)">
            <text:p/>
          </table:table-cell>
          <table:table-cell table:style-name="ce17" table:formula="of:=LEFT([.AQ50];LEN([.AQ50])-LEN([.AS50]))&amp;[.AV50]" office:value-type="string" office:string-value="снабжению" calcext:value-type="string">
            <text:p>снабжению</text:p>
          </table:table-cell>
          <table:table-cell table:style-name="ce18" table:formula="of:=MID([.AO50];[.AP50];1)&amp;IF(MID([.AO50];[.AP50]+1;1)=&quot;(&quot;; &quot;(&quot;; &quot;&quot;)">
            <text:p/>
          </table:table-cell>
          <table:table-cell table:formula="of:=MID([.AO50];[.AP50]+LEN([.AX50]);100)">
            <text:p/>
          </table:table-cell>
          <table:table-cell table:formula="of:=[.$G50]&amp;[.$J50]&amp;[.$Q50]&amp;[.$T50]&amp;[.$AA50]&amp;[.$AD50]&amp;[.$AK50]&amp;[.$AN50]&amp;[.$AU50]&amp;[.$AX50]&amp;[.$AY50]" office:value-type="string" office:string-value="Инженеру по материально-техническому снабжению" calcext:value-type="string">
            <text:p>Инженеру по материально-техническому снабжению</text:p>
          </table:table-cell>
          <table:table-cell office:value-type="string" calcext:value-type="string">
            <text:p>Инженеру по материально-техническому снабжению</text:p>
          </table:table-cell>
          <table:table-cell table:style-name="ce17" table:formula="of:=IF([.AZ50]=[.BA50];0;1)" office:value-type="float" office:value="0" calcext:value-type="float">
            <text:p>0</text:p>
          </table:table-cell>
          <table:table-cell table:formula="of:=[.$I50]&amp;[.$J50]&amp;[.$S50]&amp;[.$T50]&amp;[.$AC50]&amp;[.$AD50]&amp;[.$AM50]&amp;[.$AN50]&amp;[.$AW50]&amp;[.$AX50]&amp;[.$AY50]" office:value-type="string" office:string-value="Инженера по материально-техническому снабжению" calcext:value-type="string">
            <text:p>Инженера по материально-техническому снабжению</text:p>
          </table:table-cell>
          <table:table-cell table:style-name="ce22" office:value-type="string" calcext:value-type="string">
            <text:p>Инженера по материально-техническому снабжению</text:p>
          </table:table-cell>
          <table:table-cell table:style-name="ce17" table:formula="of:=IF([.BC50]=[.BD50];0;1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table:style-name="ce14" office:value-type="string" calcext:value-type="string">
            <text:p>Инженер по материально-техническому снабжению 1 категории</text:p>
          </table:table-cell>
          <table:table-cell table:formula="of:=MIN(SEARCH(&quot; &quot;;[.A51]&amp;&quot; &quot;);SEARCH(&quot;-&quot;;[.A51]&amp;&quot;-&quot;); SEARCH(&quot;)&quot;;[.A51]&amp;&quot;)&quot;))" office:value-type="float" office:value="8" calcext:value-type="float">
            <text:p>8</text:p>
          </table:table-cell>
          <table:table-cell table:formula="of:=LEFT([.A51];[.B51]-1)" office:value-type="string" office:string-value="Инженер" calcext:value-type="string">
            <text:p>Инженер</text:p>
          </table:table-cell>
          <table:table-cell table:formula="of:=IFERROR(MATCH(RIGHT([.C51];5);[$Окончания.$A$1:$Окончания.$A$1048576];0);IFERROR(MATCH(RIGHT([.C51];4);[$Окончания.$A$1:$Окончания.$A$1048576];0);IFERROR(MATCH(RIGHT([.C51];3);[$Окончания.$A$1:$Окончания.$A$1048576];0);IFERROR(MATCH(RIGHT([.C51];2);[$Окончания.$A$1:$Окончания.$A$1048576];0);MATCH(RIGHT([.C51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51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51]);&quot;&quot;)" office:value-type="string" office:string-value="ру" calcext:value-type="string">
            <text:p>ру</text:p>
          </table:table-cell>
          <table:table-cell table:style-name="ce17" table:formula="of:=LEFT([.C51];LEN([.C51])-LEN([.E51]))&amp;[.F51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51]);&quot;&quot;)" office:value-type="string" office:string-value="ра" calcext:value-type="string">
            <text:p>ра</text:p>
          </table:table-cell>
          <table:table-cell table:style-name="ce17" table:formula="of:=LEFT([.C51];LEN([.C51])-LEN([.E51]))&amp;[.H51]" office:value-type="string" office:string-value="Инженера" calcext:value-type="string">
            <text:p>Инженера</text:p>
          </table:table-cell>
          <table:table-cell table:style-name="ce18" table:formula="of:=MID([.A51];[.B51];1)&amp;IF(MID([.A51];[.B51]+1;1)=&quot;(&quot;; &quot;(&quot;; &quot;&quot;)" office:value-type="string" office:string-value=" " calcext:value-type="string">
            <text:p><text:s/></text:p>
          </table:table-cell>
          <table:table-cell table:formula="of:=MID([.A51];[.B51]+LEN([.J51]);100)" office:value-type="string" office:string-value="по материально-техническому снабжению 1 категории" calcext:value-type="string">
            <text:p>по материально-техническому снабжению 1 категории</text:p>
          </table:table-cell>
          <table:table-cell table:formula="of:=MIN(SEARCH(&quot; &quot;;[.K51]&amp;&quot; &quot;);SEARCH(&quot;-&quot;;[.K51]&amp;&quot;-&quot;); SEARCH(&quot;)&quot;;[.K51]&amp;&quot;)&quot;))" office:value-type="float" office:value="3" calcext:value-type="float">
            <text:p>3</text:p>
          </table:table-cell>
          <table:table-cell table:formula="of:=LEFT([.K51];[.L51]-1)" office:value-type="string" office:string-value="по" calcext:value-type="string">
            <text:p>по</text:p>
          </table:table-cell>
          <table:table-cell table:formula="of:=IFERROR(MATCH(RIGHT([.M51];5);[$Окончания.$A$1:$Окончания.$A$1048576];0);IFERROR(MATCH(RIGHT([.M51];4);[$Окончания.$A$1:$Окончания.$A$1048576];0);IFERROR(MATCH(RIGHT([.M51];3);[$Окончания.$A$1:$Окончания.$A$1048576];0);IFERROR(MATCH(RIGHT([.M51];2);[$Окончания.$A$1:$Окончания.$A$1048576];0);MATCH(RIGHT([.M5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51]);&quot;&quot;)">
            <text:p/>
          </table:table-cell>
          <table:table-cell table:formula="of:=IFERROR(INDEX([$Окончания.$B$1:$Окончания.$B$1048576];[.N51]);&quot;&quot;)">
            <text:p/>
          </table:table-cell>
          <table:table-cell table:style-name="ce17" table:formula="of:=LEFT([.M51];LEN([.M51])-LEN([.O51]))&amp;[.P51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51]);&quot;&quot;)">
            <text:p/>
          </table:table-cell>
          <table:table-cell table:style-name="ce17" table:formula="of:=LEFT([.M51];LEN([.M51])-LEN([.O51]))&amp;[.R51]" office:value-type="string" office:string-value="по" calcext:value-type="string">
            <text:p>по</text:p>
          </table:table-cell>
          <table:table-cell table:style-name="ce18" table:formula="of:=MID([.K51];[.L51];1)&amp;IF(MID([.K51];[.L51]+1;1)=&quot;(&quot;; &quot;(&quot;; &quot;&quot;)" office:value-type="string" office:string-value=" " calcext:value-type="string">
            <text:p><text:s/></text:p>
          </table:table-cell>
          <table:table-cell table:formula="of:=MID([.K51];[.L51]+LEN([.T51]);100)" office:value-type="string" office:string-value="материально-техническому снабжению 1 категории" calcext:value-type="string">
            <text:p>материально-техническому снабжению 1 категории</text:p>
          </table:table-cell>
          <table:table-cell table:formula="of:=MIN(SEARCH(&quot; &quot;;[.U51]&amp;&quot; &quot;);SEARCH(&quot;-&quot;;[.U51]&amp;&quot;-&quot;); SEARCH(&quot;)&quot;;[.U51]&amp;&quot;)&quot;))" office:value-type="float" office:value="12" calcext:value-type="float">
            <text:p>12</text:p>
          </table:table-cell>
          <table:table-cell table:formula="of:=LEFT([.U51];[.V51]-1)" office:value-type="string" office:string-value="материально" calcext:value-type="string">
            <text:p>материально</text:p>
          </table:table-cell>
          <table:table-cell table:formula="of:=IFERROR(MATCH(RIGHT([.W51];5);[$Окончания.$A$1:$Окончания.$A$1048576];0);IFERROR(MATCH(RIGHT([.W51];4);[$Окончания.$A$1:$Окончания.$A$1048576];0);IFERROR(MATCH(RIGHT([.W51];3);[$Окончания.$A$1:$Окончания.$A$1048576];0);IFERROR(MATCH(RIGHT([.W51];2);[$Окончания.$A$1:$Окончания.$A$1048576];0);MATCH(RIGHT([.W5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51]);&quot;&quot;)">
            <text:p/>
          </table:table-cell>
          <table:table-cell table:formula="of:=IFERROR(INDEX([$Окончания.$B$1:$Окончания.$B$1048576];[.X51]);&quot;&quot;)">
            <text:p/>
          </table:table-cell>
          <table:table-cell table:style-name="ce17" table:formula="of:=LEFT([.W51];LEN([.W51])-LEN([.Y51]))&amp;[.Z51]" office:value-type="string" office:string-value="материально" calcext:value-type="string">
            <text:p>материально</text:p>
          </table:table-cell>
          <table:table-cell table:style-name="ce17" table:formula="of:=IFERROR(INDEX([$Окончания.$C$1:$Окончания.$C$1048576];[.X51]);&quot;&quot;)">
            <text:p/>
          </table:table-cell>
          <table:table-cell table:style-name="ce17" table:formula="of:=LEFT([.W51];LEN([.W51])-LEN([.Y51]))&amp;[.AB51]" office:value-type="string" office:string-value="материально" calcext:value-type="string">
            <text:p>материально</text:p>
          </table:table-cell>
          <table:table-cell table:style-name="ce18" table:formula="of:=MID([.U51];[.V51];1)&amp;IF(MID([.U51];[.V51]+1;1)=&quot;(&quot;; &quot;(&quot;; &quot;&quot;)" office:value-type="string" office:string-value="-" calcext:value-type="string">
            <text:p>-</text:p>
          </table:table-cell>
          <table:table-cell table:formula="of:=MID([.U51];[.V51]+LEN([.AD51]);100)" office:value-type="string" office:string-value="техническому снабжению 1 категории" calcext:value-type="string">
            <text:p>техническому снабжению 1 категории</text:p>
          </table:table-cell>
          <table:table-cell table:formula="of:=MIN(SEARCH(&quot; &quot;;[.AE51]&amp;&quot; &quot;);SEARCH(&quot;-&quot;;[.AE51]&amp;&quot;-&quot;); SEARCH(&quot;)&quot;;[.AE51]&amp;&quot;)&quot;))" office:value-type="float" office:value="13" calcext:value-type="float">
            <text:p>13</text:p>
          </table:table-cell>
          <table:table-cell table:formula="of:=LEFT([.AE51];[.AF51]-1)" office:value-type="string" office:string-value="техническому" calcext:value-type="string">
            <text:p>техническому</text:p>
          </table:table-cell>
          <table:table-cell table:formula="of:=IFERROR(MATCH(RIGHT([.AG51];5);[$Окончания.$A$1:$Окончания.$A$1048576];0);IFERROR(MATCH(RIGHT([.AG51];4);[$Окончания.$A$1:$Окончания.$A$1048576];0);IFERROR(MATCH(RIGHT([.AG51];3);[$Окончания.$A$1:$Окончания.$A$1048576];0);IFERROR(MATCH(RIGHT([.AG51];2);[$Окончания.$A$1:$Окончания.$A$1048576];0);MATCH(RIGHT([.AG5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51]);&quot;&quot;)">
            <text:p/>
          </table:table-cell>
          <table:table-cell table:formula="of:=IFERROR(INDEX([$Окончания.$B$1:$Окончания.$B$1048576];[.AH51]);&quot;&quot;)">
            <text:p/>
          </table:table-cell>
          <table:table-cell table:style-name="ce17" table:formula="of:=LEFT([.AG51];LEN([.AG51])-LEN([.AI51]))&amp;[.AJ51]" office:value-type="string" office:string-value="техническому" calcext:value-type="string">
            <text:p>техническому</text:p>
          </table:table-cell>
          <table:table-cell table:style-name="ce17" table:formula="of:=IFERROR(INDEX([$Окончания.$C$1:$Окончания.$C$1048576];[.AH51]);&quot;&quot;)">
            <text:p/>
          </table:table-cell>
          <table:table-cell table:style-name="ce17" table:formula="of:=LEFT([.AG51];LEN([.AG51])-LEN([.AI51]))&amp;[.AL51]" office:value-type="string" office:string-value="техническому" calcext:value-type="string">
            <text:p>техническому</text:p>
          </table:table-cell>
          <table:table-cell table:style-name="ce18" table:formula="of:=MID([.AE51];[.AF51];1)&amp;IF(MID([.AE51];[.AF51]+1;1)=&quot;(&quot;; &quot;(&quot;; &quot;&quot;)" office:value-type="string" office:string-value=" " calcext:value-type="string">
            <text:p><text:s/></text:p>
          </table:table-cell>
          <table:table-cell table:formula="of:=MID([.AE51];[.AF51]+LEN([.AN51]);100)" office:value-type="string" office:string-value="снабжению 1 категории" calcext:value-type="string">
            <text:p>снабжению 1 категории</text:p>
          </table:table-cell>
          <table:table-cell table:formula="of:=MIN(SEARCH(&quot; &quot;;[.AO51]&amp;&quot; &quot;);SEARCH(&quot;-&quot;;[.AO51]&amp;&quot;-&quot;); SEARCH(&quot;)&quot;;[.AO51]&amp;&quot;)&quot;))" office:value-type="float" office:value="10" calcext:value-type="float">
            <text:p>10</text:p>
          </table:table-cell>
          <table:table-cell table:formula="of:=LEFT([.AO51];[.AP51]-1)" office:value-type="string" office:string-value="снабжению" calcext:value-type="string">
            <text:p>снабжению</text:p>
          </table:table-cell>
          <table:table-cell table:formula="of:=IFERROR(MATCH(RIGHT([.AQ51];5);[$Окончания.$A$1:$Окончания.$A$1048576];0);IFERROR(MATCH(RIGHT([.AQ51];4);[$Окончания.$A$1:$Окончания.$A$1048576];0);IFERROR(MATCH(RIGHT([.AQ51];3);[$Окончания.$A$1:$Окончания.$A$1048576];0);IFERROR(MATCH(RIGHT([.AQ51];2);[$Окончания.$A$1:$Окончания.$A$1048576];0);MATCH(RIGHT([.AQ5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51]);&quot;&quot;)">
            <text:p/>
          </table:table-cell>
          <table:table-cell table:formula="of:=IFERROR(INDEX([$Окончания.$B$1:$Окончания.$B$1048576];[.AR51]);&quot;&quot;)">
            <text:p/>
          </table:table-cell>
          <table:table-cell table:style-name="ce17" table:formula="of:=LEFT([.AQ51];LEN([.AQ51])-LEN([.AS51]))&amp;[.AT51]" office:value-type="string" office:string-value="снабжению" calcext:value-type="string">
            <text:p>снабжению</text:p>
          </table:table-cell>
          <table:table-cell table:style-name="ce17" table:formula="of:=IFERROR(INDEX([$Окончания.$C$1:$Окончания.$C$1048576];[.AR51]);&quot;&quot;)">
            <text:p/>
          </table:table-cell>
          <table:table-cell table:style-name="ce17" table:formula="of:=LEFT([.AQ51];LEN([.AQ51])-LEN([.AS51]))&amp;[.AV51]" office:value-type="string" office:string-value="снабжению" calcext:value-type="string">
            <text:p>снабжению</text:p>
          </table:table-cell>
          <table:table-cell table:style-name="ce18" table:formula="of:=MID([.AO51];[.AP51];1)&amp;IF(MID([.AO51];[.AP51]+1;1)=&quot;(&quot;; &quot;(&quot;; &quot;&quot;)" office:value-type="string" office:string-value=" " calcext:value-type="string">
            <text:p><text:s/></text:p>
          </table:table-cell>
          <table:table-cell table:formula="of:=MID([.AO51];[.AP51]+LEN([.AX51]);100)" office:value-type="string" office:string-value="1 категории" calcext:value-type="string">
            <text:p>1 категории</text:p>
          </table:table-cell>
          <table:table-cell table:formula="of:=[.$G51]&amp;[.$J51]&amp;[.$Q51]&amp;[.$T51]&amp;[.$AA51]&amp;[.$AD51]&amp;[.$AK51]&amp;[.$AN51]&amp;[.$AU51]&amp;[.$AX51]&amp;[.$AY51]" office:value-type="string" office:string-value="Инженеру по материально-техническому снабжению 1 категории" calcext:value-type="string">
            <text:p>Инженеру по материально-техническому снабжению 1 категории</text:p>
          </table:table-cell>
          <table:table-cell office:value-type="string" calcext:value-type="string">
            <text:p>Инженеру по материально-техническому снабжению 1 категории</text:p>
          </table:table-cell>
          <table:table-cell table:style-name="ce17" table:formula="of:=IF([.AZ51]=[.BA51];0;1)" office:value-type="float" office:value="0" calcext:value-type="float">
            <text:p>0</text:p>
          </table:table-cell>
          <table:table-cell table:formula="of:=[.$I51]&amp;[.$J51]&amp;[.$S51]&amp;[.$T51]&amp;[.$AC51]&amp;[.$AD51]&amp;[.$AM51]&amp;[.$AN51]&amp;[.$AW51]&amp;[.$AX51]&amp;[.$AY51]" office:value-type="string" office:string-value="Инженера по материально-техническому снабжению 1 категории" calcext:value-type="string">
            <text:p>Инженера по материально-техническому снабжению 1 категории</text:p>
          </table:table-cell>
          <table:table-cell table:style-name="ce22" office:value-type="string" calcext:value-type="string">
            <text:p>Инженера по материально-техническому снабжению 1 категории</text:p>
          </table:table-cell>
          <table:table-cell table:style-name="ce17" table:formula="of:=IF([.BC51]=[.BD51];0;1)" office:value-type="float" office:value="0" calcext:value-type="float">
            <text:p>0</text:p>
          </table:table-cell>
          <table:table-cell table:number-columns-repeated="967"/>
        </table:table-row>
        <table:table-row table:style-name="ro9">
          <table:table-cell table:style-name="ce14" office:value-type="string" calcext:value-type="string">
            <text:p>Инженер по надзору за строительством</text:p>
          </table:table-cell>
          <table:table-cell table:formula="of:=MIN(SEARCH(&quot; &quot;;[.A52]&amp;&quot; &quot;);SEARCH(&quot;-&quot;;[.A52]&amp;&quot;-&quot;); SEARCH(&quot;)&quot;;[.A52]&amp;&quot;)&quot;))" office:value-type="float" office:value="8" calcext:value-type="float">
            <text:p>8</text:p>
          </table:table-cell>
          <table:table-cell table:formula="of:=LEFT([.A52];[.B52]-1)" office:value-type="string" office:string-value="Инженер" calcext:value-type="string">
            <text:p>Инженер</text:p>
          </table:table-cell>
          <table:table-cell table:formula="of:=IFERROR(MATCH(RIGHT([.C52];5);[$Окончания.$A$1:$Окончания.$A$1048576];0);IFERROR(MATCH(RIGHT([.C52];4);[$Окончания.$A$1:$Окончания.$A$1048576];0);IFERROR(MATCH(RIGHT([.C52];3);[$Окончания.$A$1:$Окончания.$A$1048576];0);IFERROR(MATCH(RIGHT([.C52];2);[$Окончания.$A$1:$Окончания.$A$1048576];0);MATCH(RIGHT([.C52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52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52]);&quot;&quot;)" office:value-type="string" office:string-value="ру" calcext:value-type="string">
            <text:p>ру</text:p>
          </table:table-cell>
          <table:table-cell table:style-name="ce17" table:formula="of:=LEFT([.C52];LEN([.C52])-LEN([.E52]))&amp;[.F52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52]);&quot;&quot;)" office:value-type="string" office:string-value="ра" calcext:value-type="string">
            <text:p>ра</text:p>
          </table:table-cell>
          <table:table-cell table:style-name="ce17" table:formula="of:=LEFT([.C52];LEN([.C52])-LEN([.E52]))&amp;[.H52]" office:value-type="string" office:string-value="Инженера" calcext:value-type="string">
            <text:p>Инженера</text:p>
          </table:table-cell>
          <table:table-cell table:style-name="ce18" table:formula="of:=MID([.A52];[.B52];1)&amp;IF(MID([.A52];[.B52]+1;1)=&quot;(&quot;; &quot;(&quot;; &quot;&quot;)" office:value-type="string" office:string-value=" " calcext:value-type="string">
            <text:p><text:s/></text:p>
          </table:table-cell>
          <table:table-cell table:formula="of:=MID([.A52];[.B52]+LEN([.J52]);100)" office:value-type="string" office:string-value="по надзору за строительством" calcext:value-type="string">
            <text:p>по надзору за строительством</text:p>
          </table:table-cell>
          <table:table-cell table:formula="of:=MIN(SEARCH(&quot; &quot;;[.K52]&amp;&quot; &quot;);SEARCH(&quot;-&quot;;[.K52]&amp;&quot;-&quot;); SEARCH(&quot;)&quot;;[.K52]&amp;&quot;)&quot;))" office:value-type="float" office:value="3" calcext:value-type="float">
            <text:p>3</text:p>
          </table:table-cell>
          <table:table-cell table:formula="of:=LEFT([.K52];[.L52]-1)" office:value-type="string" office:string-value="по" calcext:value-type="string">
            <text:p>по</text:p>
          </table:table-cell>
          <table:table-cell table:formula="of:=IFERROR(MATCH(RIGHT([.M52];5);[$Окончания.$A$1:$Окончания.$A$1048576];0);IFERROR(MATCH(RIGHT([.M52];4);[$Окончания.$A$1:$Окончания.$A$1048576];0);IFERROR(MATCH(RIGHT([.M52];3);[$Окончания.$A$1:$Окончания.$A$1048576];0);IFERROR(MATCH(RIGHT([.M52];2);[$Окончания.$A$1:$Окончания.$A$1048576];0);MATCH(RIGHT([.M5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52]);&quot;&quot;)">
            <text:p/>
          </table:table-cell>
          <table:table-cell table:formula="of:=IFERROR(INDEX([$Окончания.$B$1:$Окончания.$B$1048576];[.N52]);&quot;&quot;)">
            <text:p/>
          </table:table-cell>
          <table:table-cell table:style-name="ce17" table:formula="of:=LEFT([.M52];LEN([.M52])-LEN([.O52]))&amp;[.P52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52]);&quot;&quot;)">
            <text:p/>
          </table:table-cell>
          <table:table-cell table:style-name="ce17" table:formula="of:=LEFT([.M52];LEN([.M52])-LEN([.O52]))&amp;[.R52]" office:value-type="string" office:string-value="по" calcext:value-type="string">
            <text:p>по</text:p>
          </table:table-cell>
          <table:table-cell table:style-name="ce18" table:formula="of:=MID([.K52];[.L52];1)&amp;IF(MID([.K52];[.L52]+1;1)=&quot;(&quot;; &quot;(&quot;; &quot;&quot;)" office:value-type="string" office:string-value=" " calcext:value-type="string">
            <text:p><text:s/></text:p>
          </table:table-cell>
          <table:table-cell table:formula="of:=MID([.K52];[.L52]+LEN([.T52]);100)" office:value-type="string" office:string-value="надзору за строительством" calcext:value-type="string">
            <text:p>надзору за строительством</text:p>
          </table:table-cell>
          <table:table-cell table:formula="of:=MIN(SEARCH(&quot; &quot;;[.U52]&amp;&quot; &quot;);SEARCH(&quot;-&quot;;[.U52]&amp;&quot;-&quot;); SEARCH(&quot;)&quot;;[.U52]&amp;&quot;)&quot;))" office:value-type="float" office:value="8" calcext:value-type="float">
            <text:p>8</text:p>
          </table:table-cell>
          <table:table-cell table:formula="of:=LEFT([.U52];[.V52]-1)" office:value-type="string" office:string-value="надзору" calcext:value-type="string">
            <text:p>надзору</text:p>
          </table:table-cell>
          <table:table-cell table:formula="of:=IFERROR(MATCH(RIGHT([.W52];5);[$Окончания.$A$1:$Окончания.$A$1048576];0);IFERROR(MATCH(RIGHT([.W52];4);[$Окончания.$A$1:$Окончания.$A$1048576];0);IFERROR(MATCH(RIGHT([.W52];3);[$Окончания.$A$1:$Окончания.$A$1048576];0);IFERROR(MATCH(RIGHT([.W52];2);[$Окончания.$A$1:$Окончания.$A$1048576];0);MATCH(RIGHT([.W5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52]);&quot;&quot;)">
            <text:p/>
          </table:table-cell>
          <table:table-cell table:formula="of:=IFERROR(INDEX([$Окончания.$B$1:$Окончания.$B$1048576];[.X52]);&quot;&quot;)">
            <text:p/>
          </table:table-cell>
          <table:table-cell table:style-name="ce17" table:formula="of:=LEFT([.W52];LEN([.W52])-LEN([.Y52]))&amp;[.Z52]" office:value-type="string" office:string-value="надзору" calcext:value-type="string">
            <text:p>надзору</text:p>
          </table:table-cell>
          <table:table-cell table:style-name="ce17" table:formula="of:=IFERROR(INDEX([$Окончания.$C$1:$Окончания.$C$1048576];[.X52]);&quot;&quot;)">
            <text:p/>
          </table:table-cell>
          <table:table-cell table:style-name="ce17" table:formula="of:=LEFT([.W52];LEN([.W52])-LEN([.Y52]))&amp;[.AB52]" office:value-type="string" office:string-value="надзору" calcext:value-type="string">
            <text:p>надзору</text:p>
          </table:table-cell>
          <table:table-cell table:style-name="ce18" table:formula="of:=MID([.U52];[.V52];1)&amp;IF(MID([.U52];[.V52]+1;1)=&quot;(&quot;; &quot;(&quot;; &quot;&quot;)" office:value-type="string" office:string-value=" " calcext:value-type="string">
            <text:p><text:s/></text:p>
          </table:table-cell>
          <table:table-cell table:formula="of:=MID([.U52];[.V52]+LEN([.AD52]);100)" office:value-type="string" office:string-value="за строительством" calcext:value-type="string">
            <text:p>за строительством</text:p>
          </table:table-cell>
          <table:table-cell table:formula="of:=MIN(SEARCH(&quot; &quot;;[.AE52]&amp;&quot; &quot;);SEARCH(&quot;-&quot;;[.AE52]&amp;&quot;-&quot;); SEARCH(&quot;)&quot;;[.AE52]&amp;&quot;)&quot;))" office:value-type="float" office:value="3" calcext:value-type="float">
            <text:p>3</text:p>
          </table:table-cell>
          <table:table-cell table:formula="of:=LEFT([.AE52];[.AF52]-1)" office:value-type="string" office:string-value="за" calcext:value-type="string">
            <text:p>за</text:p>
          </table:table-cell>
          <table:table-cell table:formula="of:=IFERROR(MATCH(RIGHT([.AG52];5);[$Окончания.$A$1:$Окончания.$A$1048576];0);IFERROR(MATCH(RIGHT([.AG52];4);[$Окончания.$A$1:$Окончания.$A$1048576];0);IFERROR(MATCH(RIGHT([.AG52];3);[$Окончания.$A$1:$Окончания.$A$1048576];0);IFERROR(MATCH(RIGHT([.AG52];2);[$Окончания.$A$1:$Окончания.$A$1048576];0);MATCH(RIGHT([.AG5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52]);&quot;&quot;)">
            <text:p/>
          </table:table-cell>
          <table:table-cell table:formula="of:=IFERROR(INDEX([$Окончания.$B$1:$Окончания.$B$1048576];[.AH52]);&quot;&quot;)">
            <text:p/>
          </table:table-cell>
          <table:table-cell table:style-name="ce17" table:formula="of:=LEFT([.AG52];LEN([.AG52])-LEN([.AI52]))&amp;[.AJ52]" office:value-type="string" office:string-value="за" calcext:value-type="string">
            <text:p>за</text:p>
          </table:table-cell>
          <table:table-cell table:style-name="ce17" table:formula="of:=IFERROR(INDEX([$Окончания.$C$1:$Окончания.$C$1048576];[.AH52]);&quot;&quot;)">
            <text:p/>
          </table:table-cell>
          <table:table-cell table:style-name="ce17" table:formula="of:=LEFT([.AG52];LEN([.AG52])-LEN([.AI52]))&amp;[.AL52]" office:value-type="string" office:string-value="за" calcext:value-type="string">
            <text:p>за</text:p>
          </table:table-cell>
          <table:table-cell table:style-name="ce18" table:formula="of:=MID([.AE52];[.AF52];1)&amp;IF(MID([.AE52];[.AF52]+1;1)=&quot;(&quot;; &quot;(&quot;; &quot;&quot;)" office:value-type="string" office:string-value=" " calcext:value-type="string">
            <text:p><text:s/></text:p>
          </table:table-cell>
          <table:table-cell table:formula="of:=MID([.AE52];[.AF52]+LEN([.AN52]);100)" office:value-type="string" office:string-value="строительством" calcext:value-type="string">
            <text:p>строительством</text:p>
          </table:table-cell>
          <table:table-cell table:formula="of:=MIN(SEARCH(&quot; &quot;;[.AO52]&amp;&quot; &quot;);SEARCH(&quot;-&quot;;[.AO52]&amp;&quot;-&quot;); SEARCH(&quot;)&quot;;[.AO52]&amp;&quot;)&quot;))" office:value-type="float" office:value="15" calcext:value-type="float">
            <text:p>15</text:p>
          </table:table-cell>
          <table:table-cell table:formula="of:=LEFT([.AO52];[.AP52]-1)" office:value-type="string" office:string-value="строительством" calcext:value-type="string">
            <text:p>строительством</text:p>
          </table:table-cell>
          <table:table-cell table:formula="of:=IFERROR(MATCH(RIGHT([.AQ52];5);[$Окончания.$A$1:$Окончания.$A$1048576];0);IFERROR(MATCH(RIGHT([.AQ52];4);[$Окончания.$A$1:$Окончания.$A$1048576];0);IFERROR(MATCH(RIGHT([.AQ52];3);[$Окончания.$A$1:$Окончания.$A$1048576];0);IFERROR(MATCH(RIGHT([.AQ52];2);[$Окончания.$A$1:$Окончания.$A$1048576];0);MATCH(RIGHT([.AQ5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52]);&quot;&quot;)">
            <text:p/>
          </table:table-cell>
          <table:table-cell table:formula="of:=IFERROR(INDEX([$Окончания.$B$1:$Окончания.$B$1048576];[.AR52]);&quot;&quot;)">
            <text:p/>
          </table:table-cell>
          <table:table-cell table:style-name="ce17" table:formula="of:=LEFT([.AQ52];LEN([.AQ52])-LEN([.AS52]))&amp;[.AT52]" office:value-type="string" office:string-value="строительством" calcext:value-type="string">
            <text:p>строительством</text:p>
          </table:table-cell>
          <table:table-cell table:style-name="ce17" table:formula="of:=IFERROR(INDEX([$Окончания.$C$1:$Окончания.$C$1048576];[.AR52]);&quot;&quot;)">
            <text:p/>
          </table:table-cell>
          <table:table-cell table:style-name="ce17" table:formula="of:=LEFT([.AQ52];LEN([.AQ52])-LEN([.AS52]))&amp;[.AV52]" office:value-type="string" office:string-value="строительством" calcext:value-type="string">
            <text:p>строительством</text:p>
          </table:table-cell>
          <table:table-cell table:style-name="ce18" table:formula="of:=MID([.AO52];[.AP52];1)&amp;IF(MID([.AO52];[.AP52]+1;1)=&quot;(&quot;; &quot;(&quot;; &quot;&quot;)">
            <text:p/>
          </table:table-cell>
          <table:table-cell table:formula="of:=MID([.AO52];[.AP52]+LEN([.AX52]);100)">
            <text:p/>
          </table:table-cell>
          <table:table-cell table:formula="of:=[.$G52]&amp;[.$J52]&amp;[.$Q52]&amp;[.$T52]&amp;[.$AA52]&amp;[.$AD52]&amp;[.$AK52]&amp;[.$AN52]&amp;[.$AU52]&amp;[.$AX52]&amp;[.$AY52]" office:value-type="string" office:string-value="Инженеру по надзору за строительством" calcext:value-type="string">
            <text:p>Инженеру по надзору за строительством</text:p>
          </table:table-cell>
          <table:table-cell office:value-type="string" calcext:value-type="string">
            <text:p>Инженеру по надзору за строительством</text:p>
          </table:table-cell>
          <table:table-cell table:style-name="ce17" table:formula="of:=IF([.AZ52]=[.BA52];0;1)" office:value-type="float" office:value="0" calcext:value-type="float">
            <text:p>0</text:p>
          </table:table-cell>
          <table:table-cell table:formula="of:=[.$I52]&amp;[.$J52]&amp;[.$S52]&amp;[.$T52]&amp;[.$AC52]&amp;[.$AD52]&amp;[.$AM52]&amp;[.$AN52]&amp;[.$AW52]&amp;[.$AX52]&amp;[.$AY52]" office:value-type="string" office:string-value="Инженера по надзору за строительством" calcext:value-type="string">
            <text:p>Инженера по надзору за строительством</text:p>
          </table:table-cell>
          <table:table-cell table:style-name="ce22" office:value-type="string" calcext:value-type="string">
            <text:p>Инженера по надзору за строительством</text:p>
          </table:table-cell>
          <table:table-cell table:style-name="ce17" table:formula="of:=IF([.BC52]=[.BD52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Инженер по охране труда</text:p>
          </table:table-cell>
          <table:table-cell table:formula="of:=MIN(SEARCH(&quot; &quot;;[.A53]&amp;&quot; &quot;);SEARCH(&quot;-&quot;;[.A53]&amp;&quot;-&quot;); SEARCH(&quot;)&quot;;[.A53]&amp;&quot;)&quot;))" office:value-type="float" office:value="8" calcext:value-type="float">
            <text:p>8</text:p>
          </table:table-cell>
          <table:table-cell table:formula="of:=LEFT([.A53];[.B53]-1)" office:value-type="string" office:string-value="Инженер" calcext:value-type="string">
            <text:p>Инженер</text:p>
          </table:table-cell>
          <table:table-cell table:formula="of:=IFERROR(MATCH(RIGHT([.C53];5);[$Окончания.$A$1:$Окончания.$A$1048576];0);IFERROR(MATCH(RIGHT([.C53];4);[$Окончания.$A$1:$Окончания.$A$1048576];0);IFERROR(MATCH(RIGHT([.C53];3);[$Окончания.$A$1:$Окончания.$A$1048576];0);IFERROR(MATCH(RIGHT([.C53];2);[$Окончания.$A$1:$Окончания.$A$1048576];0);MATCH(RIGHT([.C53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53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53]);&quot;&quot;)" office:value-type="string" office:string-value="ру" calcext:value-type="string">
            <text:p>ру</text:p>
          </table:table-cell>
          <table:table-cell table:style-name="ce17" table:formula="of:=LEFT([.C53];LEN([.C53])-LEN([.E53]))&amp;[.F53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53]);&quot;&quot;)" office:value-type="string" office:string-value="ра" calcext:value-type="string">
            <text:p>ра</text:p>
          </table:table-cell>
          <table:table-cell table:style-name="ce17" table:formula="of:=LEFT([.C53];LEN([.C53])-LEN([.E53]))&amp;[.H53]" office:value-type="string" office:string-value="Инженера" calcext:value-type="string">
            <text:p>Инженера</text:p>
          </table:table-cell>
          <table:table-cell table:style-name="ce18" table:formula="of:=MID([.A53];[.B53];1)&amp;IF(MID([.A53];[.B53]+1;1)=&quot;(&quot;; &quot;(&quot;; &quot;&quot;)" office:value-type="string" office:string-value=" " calcext:value-type="string">
            <text:p><text:s/></text:p>
          </table:table-cell>
          <table:table-cell table:formula="of:=MID([.A53];[.B53]+LEN([.J53]);100)" office:value-type="string" office:string-value="по охране труда" calcext:value-type="string">
            <text:p>по охране труда</text:p>
          </table:table-cell>
          <table:table-cell table:formula="of:=MIN(SEARCH(&quot; &quot;;[.K53]&amp;&quot; &quot;);SEARCH(&quot;-&quot;;[.K53]&amp;&quot;-&quot;); SEARCH(&quot;)&quot;;[.K53]&amp;&quot;)&quot;))" office:value-type="float" office:value="3" calcext:value-type="float">
            <text:p>3</text:p>
          </table:table-cell>
          <table:table-cell table:formula="of:=LEFT([.K53];[.L53]-1)" office:value-type="string" office:string-value="по" calcext:value-type="string">
            <text:p>по</text:p>
          </table:table-cell>
          <table:table-cell table:formula="of:=IFERROR(MATCH(RIGHT([.M53];5);[$Окончания.$A$1:$Окончания.$A$1048576];0);IFERROR(MATCH(RIGHT([.M53];4);[$Окончания.$A$1:$Окончания.$A$1048576];0);IFERROR(MATCH(RIGHT([.M53];3);[$Окончания.$A$1:$Окончания.$A$1048576];0);IFERROR(MATCH(RIGHT([.M53];2);[$Окончания.$A$1:$Окончания.$A$1048576];0);MATCH(RIGHT([.M5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53]);&quot;&quot;)">
            <text:p/>
          </table:table-cell>
          <table:table-cell table:formula="of:=IFERROR(INDEX([$Окончания.$B$1:$Окончания.$B$1048576];[.N53]);&quot;&quot;)">
            <text:p/>
          </table:table-cell>
          <table:table-cell table:style-name="ce17" table:formula="of:=LEFT([.M53];LEN([.M53])-LEN([.O53]))&amp;[.P53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53]);&quot;&quot;)">
            <text:p/>
          </table:table-cell>
          <table:table-cell table:style-name="ce17" table:formula="of:=LEFT([.M53];LEN([.M53])-LEN([.O53]))&amp;[.R53]" office:value-type="string" office:string-value="по" calcext:value-type="string">
            <text:p>по</text:p>
          </table:table-cell>
          <table:table-cell table:style-name="ce18" table:formula="of:=MID([.K53];[.L53];1)&amp;IF(MID([.K53];[.L53]+1;1)=&quot;(&quot;; &quot;(&quot;; &quot;&quot;)" office:value-type="string" office:string-value=" " calcext:value-type="string">
            <text:p><text:s/></text:p>
          </table:table-cell>
          <table:table-cell table:formula="of:=MID([.K53];[.L53]+LEN([.T53]);100)" office:value-type="string" office:string-value="охране труда" calcext:value-type="string">
            <text:p>охране труда</text:p>
          </table:table-cell>
          <table:table-cell table:formula="of:=MIN(SEARCH(&quot; &quot;;[.U53]&amp;&quot; &quot;);SEARCH(&quot;-&quot;;[.U53]&amp;&quot;-&quot;); SEARCH(&quot;)&quot;;[.U53]&amp;&quot;)&quot;))" office:value-type="float" office:value="7" calcext:value-type="float">
            <text:p>7</text:p>
          </table:table-cell>
          <table:table-cell table:formula="of:=LEFT([.U53];[.V53]-1)" office:value-type="string" office:string-value="охране" calcext:value-type="string">
            <text:p>охране</text:p>
          </table:table-cell>
          <table:table-cell table:formula="of:=IFERROR(MATCH(RIGHT([.W53];5);[$Окончания.$A$1:$Окончания.$A$1048576];0);IFERROR(MATCH(RIGHT([.W53];4);[$Окончания.$A$1:$Окончания.$A$1048576];0);IFERROR(MATCH(RIGHT([.W53];3);[$Окончания.$A$1:$Окончания.$A$1048576];0);IFERROR(MATCH(RIGHT([.W53];2);[$Окончания.$A$1:$Окончания.$A$1048576];0);MATCH(RIGHT([.W5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53]);&quot;&quot;)">
            <text:p/>
          </table:table-cell>
          <table:table-cell table:formula="of:=IFERROR(INDEX([$Окончания.$B$1:$Окончания.$B$1048576];[.X53]);&quot;&quot;)">
            <text:p/>
          </table:table-cell>
          <table:table-cell table:style-name="ce17" table:formula="of:=LEFT([.W53];LEN([.W53])-LEN([.Y53]))&amp;[.Z53]" office:value-type="string" office:string-value="охране" calcext:value-type="string">
            <text:p>охране</text:p>
          </table:table-cell>
          <table:table-cell table:style-name="ce17" table:formula="of:=IFERROR(INDEX([$Окончания.$C$1:$Окончания.$C$1048576];[.X53]);&quot;&quot;)">
            <text:p/>
          </table:table-cell>
          <table:table-cell table:style-name="ce17" table:formula="of:=LEFT([.W53];LEN([.W53])-LEN([.Y53]))&amp;[.AB53]" office:value-type="string" office:string-value="охране" calcext:value-type="string">
            <text:p>охране</text:p>
          </table:table-cell>
          <table:table-cell table:style-name="ce18" table:formula="of:=MID([.U53];[.V53];1)&amp;IF(MID([.U53];[.V53]+1;1)=&quot;(&quot;; &quot;(&quot;; &quot;&quot;)" office:value-type="string" office:string-value=" " calcext:value-type="string">
            <text:p><text:s/></text:p>
          </table:table-cell>
          <table:table-cell table:formula="of:=MID([.U53];[.V53]+LEN([.AD53]);100)" office:value-type="string" office:string-value="труда" calcext:value-type="string">
            <text:p>труда</text:p>
          </table:table-cell>
          <table:table-cell table:formula="of:=MIN(SEARCH(&quot; &quot;;[.AE53]&amp;&quot; &quot;);SEARCH(&quot;-&quot;;[.AE53]&amp;&quot;-&quot;); SEARCH(&quot;)&quot;;[.AE53]&amp;&quot;)&quot;))" office:value-type="float" office:value="6" calcext:value-type="float">
            <text:p>6</text:p>
          </table:table-cell>
          <table:table-cell table:formula="of:=LEFT([.AE53];[.AF53]-1)" office:value-type="string" office:string-value="труда" calcext:value-type="string">
            <text:p>труда</text:p>
          </table:table-cell>
          <table:table-cell table:formula="of:=IFERROR(MATCH(RIGHT([.AG53];5);[$Окончания.$A$1:$Окончания.$A$1048576];0);IFERROR(MATCH(RIGHT([.AG53];4);[$Окончания.$A$1:$Окончания.$A$1048576];0);IFERROR(MATCH(RIGHT([.AG53];3);[$Окончания.$A$1:$Окончания.$A$1048576];0);IFERROR(MATCH(RIGHT([.AG53];2);[$Окончания.$A$1:$Окончания.$A$1048576];0);MATCH(RIGHT([.AG5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53]);&quot;&quot;)">
            <text:p/>
          </table:table-cell>
          <table:table-cell table:formula="of:=IFERROR(INDEX([$Окончания.$B$1:$Окончания.$B$1048576];[.AH53]);&quot;&quot;)">
            <text:p/>
          </table:table-cell>
          <table:table-cell table:style-name="ce17" table:formula="of:=LEFT([.AG53];LEN([.AG53])-LEN([.AI53]))&amp;[.AJ53]" office:value-type="string" office:string-value="труда" calcext:value-type="string">
            <text:p>труда</text:p>
          </table:table-cell>
          <table:table-cell table:style-name="ce17" table:formula="of:=IFERROR(INDEX([$Окончания.$C$1:$Окончания.$C$1048576];[.AH53]);&quot;&quot;)">
            <text:p/>
          </table:table-cell>
          <table:table-cell table:style-name="ce17" table:formula="of:=LEFT([.AG53];LEN([.AG53])-LEN([.AI53]))&amp;[.AL53]" office:value-type="string" office:string-value="труда" calcext:value-type="string">
            <text:p>труда</text:p>
          </table:table-cell>
          <table:table-cell table:style-name="ce18" table:formula="of:=MID([.AE53];[.AF53];1)&amp;IF(MID([.AE53];[.AF53]+1;1)=&quot;(&quot;; &quot;(&quot;; &quot;&quot;)">
            <text:p/>
          </table:table-cell>
          <table:table-cell table:formula="of:=MID([.AE53];[.AF53]+LEN([.AN53]);100)">
            <text:p/>
          </table:table-cell>
          <table:table-cell table:formula="of:=MIN(SEARCH(&quot; &quot;;[.AO53]&amp;&quot; &quot;);SEARCH(&quot;-&quot;;[.AO53]&amp;&quot;-&quot;); SEARCH(&quot;)&quot;;[.AO53]&amp;&quot;)&quot;))" office:value-type="float" office:value="1" calcext:value-type="float">
            <text:p>1</text:p>
          </table:table-cell>
          <table:table-cell table:formula="of:=LEFT([.AO53];[.AP53]-1)">
            <text:p/>
          </table:table-cell>
          <table:table-cell table:formula="of:=IFERROR(MATCH(RIGHT([.AQ53];5);[$Окончания.$A$1:$Окончания.$A$1048576];0);IFERROR(MATCH(RIGHT([.AQ53];4);[$Окончания.$A$1:$Окончания.$A$1048576];0);IFERROR(MATCH(RIGHT([.AQ53];3);[$Окончания.$A$1:$Окончания.$A$1048576];0);IFERROR(MATCH(RIGHT([.AQ53];2);[$Окончания.$A$1:$Окончания.$A$1048576];0);MATCH(RIGHT([.AQ5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53]);&quot;&quot;)">
            <text:p/>
          </table:table-cell>
          <table:table-cell table:formula="of:=IFERROR(INDEX([$Окончания.$B$1:$Окончания.$B$1048576];[.AR53]);&quot;&quot;)">
            <text:p/>
          </table:table-cell>
          <table:table-cell table:style-name="ce17" table:formula="of:=LEFT([.AQ53];LEN([.AQ53])-LEN([.AS53]))&amp;[.AT53]">
            <text:p/>
          </table:table-cell>
          <table:table-cell table:style-name="ce17" table:formula="of:=IFERROR(INDEX([$Окончания.$C$1:$Окончания.$C$1048576];[.AR53]);&quot;&quot;)">
            <text:p/>
          </table:table-cell>
          <table:table-cell table:style-name="ce17" table:formula="of:=LEFT([.AQ53];LEN([.AQ53])-LEN([.AS53]))&amp;[.AV53]">
            <text:p/>
          </table:table-cell>
          <table:table-cell table:style-name="ce18" table:formula="of:=MID([.AO53];[.AP53];1)&amp;IF(MID([.AO53];[.AP53]+1;1)=&quot;(&quot;; &quot;(&quot;; &quot;&quot;)">
            <text:p/>
          </table:table-cell>
          <table:table-cell table:formula="of:=MID([.AO53];[.AP53]+LEN([.AX53]);100)">
            <text:p/>
          </table:table-cell>
          <table:table-cell table:formula="of:=[.$G53]&amp;[.$J53]&amp;[.$Q53]&amp;[.$T53]&amp;[.$AA53]&amp;[.$AD53]&amp;[.$AK53]&amp;[.$AN53]&amp;[.$AU53]&amp;[.$AX53]&amp;[.$AY53]" office:value-type="string" office:string-value="Инженеру по охране труда" calcext:value-type="string">
            <text:p>Инженеру по охране труда</text:p>
          </table:table-cell>
          <table:table-cell office:value-type="string" calcext:value-type="string">
            <text:p>Инженеру по охране труда</text:p>
          </table:table-cell>
          <table:table-cell table:style-name="ce17" table:formula="of:=IF([.AZ53]=[.BA53];0;1)" office:value-type="float" office:value="0" calcext:value-type="float">
            <text:p>0</text:p>
          </table:table-cell>
          <table:table-cell table:formula="of:=[.$I53]&amp;[.$J53]&amp;[.$S53]&amp;[.$T53]&amp;[.$AC53]&amp;[.$AD53]&amp;[.$AM53]&amp;[.$AN53]&amp;[.$AW53]&amp;[.$AX53]&amp;[.$AY53]" office:value-type="string" office:string-value="Инженера по охране труда" calcext:value-type="string">
            <text:p>Инженера по охране труда</text:p>
          </table:table-cell>
          <table:table-cell table:style-name="ce22" office:value-type="string" calcext:value-type="string">
            <text:p>Инженера по охране труда</text:p>
          </table:table-cell>
          <table:table-cell table:style-name="ce17" table:formula="of:=IF([.BC53]=[.BD53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Инженер по подготовке кадров</text:p>
          </table:table-cell>
          <table:table-cell table:formula="of:=MIN(SEARCH(&quot; &quot;;[.A54]&amp;&quot; &quot;);SEARCH(&quot;-&quot;;[.A54]&amp;&quot;-&quot;); SEARCH(&quot;)&quot;;[.A54]&amp;&quot;)&quot;))" office:value-type="float" office:value="8" calcext:value-type="float">
            <text:p>8</text:p>
          </table:table-cell>
          <table:table-cell table:formula="of:=LEFT([.A54];[.B54]-1)" office:value-type="string" office:string-value="Инженер" calcext:value-type="string">
            <text:p>Инженер</text:p>
          </table:table-cell>
          <table:table-cell table:formula="of:=IFERROR(MATCH(RIGHT([.C54];5);[$Окончания.$A$1:$Окончания.$A$1048576];0);IFERROR(MATCH(RIGHT([.C54];4);[$Окончания.$A$1:$Окончания.$A$1048576];0);IFERROR(MATCH(RIGHT([.C54];3);[$Окончания.$A$1:$Окончания.$A$1048576];0);IFERROR(MATCH(RIGHT([.C54];2);[$Окончания.$A$1:$Окончания.$A$1048576];0);MATCH(RIGHT([.C54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54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54]);&quot;&quot;)" office:value-type="string" office:string-value="ру" calcext:value-type="string">
            <text:p>ру</text:p>
          </table:table-cell>
          <table:table-cell table:style-name="ce17" table:formula="of:=LEFT([.C54];LEN([.C54])-LEN([.E54]))&amp;[.F54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54]);&quot;&quot;)" office:value-type="string" office:string-value="ра" calcext:value-type="string">
            <text:p>ра</text:p>
          </table:table-cell>
          <table:table-cell table:style-name="ce17" table:formula="of:=LEFT([.C54];LEN([.C54])-LEN([.E54]))&amp;[.H54]" office:value-type="string" office:string-value="Инженера" calcext:value-type="string">
            <text:p>Инженера</text:p>
          </table:table-cell>
          <table:table-cell table:style-name="ce18" table:formula="of:=MID([.A54];[.B54];1)&amp;IF(MID([.A54];[.B54]+1;1)=&quot;(&quot;; &quot;(&quot;; &quot;&quot;)" office:value-type="string" office:string-value=" " calcext:value-type="string">
            <text:p><text:s/></text:p>
          </table:table-cell>
          <table:table-cell table:formula="of:=MID([.A54];[.B54]+LEN([.J54]);100)" office:value-type="string" office:string-value="по подготовке кадров" calcext:value-type="string">
            <text:p>по подготовке кадров</text:p>
          </table:table-cell>
          <table:table-cell table:formula="of:=MIN(SEARCH(&quot; &quot;;[.K54]&amp;&quot; &quot;);SEARCH(&quot;-&quot;;[.K54]&amp;&quot;-&quot;); SEARCH(&quot;)&quot;;[.K54]&amp;&quot;)&quot;))" office:value-type="float" office:value="3" calcext:value-type="float">
            <text:p>3</text:p>
          </table:table-cell>
          <table:table-cell table:formula="of:=LEFT([.K54];[.L54]-1)" office:value-type="string" office:string-value="по" calcext:value-type="string">
            <text:p>по</text:p>
          </table:table-cell>
          <table:table-cell table:formula="of:=IFERROR(MATCH(RIGHT([.M54];5);[$Окончания.$A$1:$Окончания.$A$1048576];0);IFERROR(MATCH(RIGHT([.M54];4);[$Окончания.$A$1:$Окончания.$A$1048576];0);IFERROR(MATCH(RIGHT([.M54];3);[$Окончания.$A$1:$Окончания.$A$1048576];0);IFERROR(MATCH(RIGHT([.M54];2);[$Окончания.$A$1:$Окончания.$A$1048576];0);MATCH(RIGHT([.M5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54]);&quot;&quot;)">
            <text:p/>
          </table:table-cell>
          <table:table-cell table:formula="of:=IFERROR(INDEX([$Окончания.$B$1:$Окончания.$B$1048576];[.N54]);&quot;&quot;)">
            <text:p/>
          </table:table-cell>
          <table:table-cell table:style-name="ce17" table:formula="of:=LEFT([.M54];LEN([.M54])-LEN([.O54]))&amp;[.P54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54]);&quot;&quot;)">
            <text:p/>
          </table:table-cell>
          <table:table-cell table:style-name="ce17" table:formula="of:=LEFT([.M54];LEN([.M54])-LEN([.O54]))&amp;[.R54]" office:value-type="string" office:string-value="по" calcext:value-type="string">
            <text:p>по</text:p>
          </table:table-cell>
          <table:table-cell table:style-name="ce18" table:formula="of:=MID([.K54];[.L54];1)&amp;IF(MID([.K54];[.L54]+1;1)=&quot;(&quot;; &quot;(&quot;; &quot;&quot;)" office:value-type="string" office:string-value=" " calcext:value-type="string">
            <text:p><text:s/></text:p>
          </table:table-cell>
          <table:table-cell table:formula="of:=MID([.K54];[.L54]+LEN([.T54]);100)" office:value-type="string" office:string-value="подготовке кадров" calcext:value-type="string">
            <text:p>подготовке кадров</text:p>
          </table:table-cell>
          <table:table-cell table:formula="of:=MIN(SEARCH(&quot; &quot;;[.U54]&amp;&quot; &quot;);SEARCH(&quot;-&quot;;[.U54]&amp;&quot;-&quot;); SEARCH(&quot;)&quot;;[.U54]&amp;&quot;)&quot;))" office:value-type="float" office:value="11" calcext:value-type="float">
            <text:p>11</text:p>
          </table:table-cell>
          <table:table-cell table:formula="of:=LEFT([.U54];[.V54]-1)" office:value-type="string" office:string-value="подготовке" calcext:value-type="string">
            <text:p>подготовке</text:p>
          </table:table-cell>
          <table:table-cell table:formula="of:=IFERROR(MATCH(RIGHT([.W54];5);[$Окончания.$A$1:$Окончания.$A$1048576];0);IFERROR(MATCH(RIGHT([.W54];4);[$Окончания.$A$1:$Окончания.$A$1048576];0);IFERROR(MATCH(RIGHT([.W54];3);[$Окончания.$A$1:$Окончания.$A$1048576];0);IFERROR(MATCH(RIGHT([.W54];2);[$Окончания.$A$1:$Окончания.$A$1048576];0);MATCH(RIGHT([.W5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54]);&quot;&quot;)">
            <text:p/>
          </table:table-cell>
          <table:table-cell table:formula="of:=IFERROR(INDEX([$Окончания.$B$1:$Окончания.$B$1048576];[.X54]);&quot;&quot;)">
            <text:p/>
          </table:table-cell>
          <table:table-cell table:style-name="ce17" table:formula="of:=LEFT([.W54];LEN([.W54])-LEN([.Y54]))&amp;[.Z54]" office:value-type="string" office:string-value="подготовке" calcext:value-type="string">
            <text:p>подготовке</text:p>
          </table:table-cell>
          <table:table-cell table:style-name="ce17" table:formula="of:=IFERROR(INDEX([$Окончания.$C$1:$Окончания.$C$1048576];[.X54]);&quot;&quot;)">
            <text:p/>
          </table:table-cell>
          <table:table-cell table:style-name="ce17" table:formula="of:=LEFT([.W54];LEN([.W54])-LEN([.Y54]))&amp;[.AB54]" office:value-type="string" office:string-value="подготовке" calcext:value-type="string">
            <text:p>подготовке</text:p>
          </table:table-cell>
          <table:table-cell table:style-name="ce18" table:formula="of:=MID([.U54];[.V54];1)&amp;IF(MID([.U54];[.V54]+1;1)=&quot;(&quot;; &quot;(&quot;; &quot;&quot;)" office:value-type="string" office:string-value=" " calcext:value-type="string">
            <text:p><text:s/></text:p>
          </table:table-cell>
          <table:table-cell table:formula="of:=MID([.U54];[.V54]+LEN([.AD54]);100)" office:value-type="string" office:string-value="кадров" calcext:value-type="string">
            <text:p>кадров</text:p>
          </table:table-cell>
          <table:table-cell table:formula="of:=MIN(SEARCH(&quot; &quot;;[.AE54]&amp;&quot; &quot;);SEARCH(&quot;-&quot;;[.AE54]&amp;&quot;-&quot;); SEARCH(&quot;)&quot;;[.AE54]&amp;&quot;)&quot;))" office:value-type="float" office:value="7" calcext:value-type="float">
            <text:p>7</text:p>
          </table:table-cell>
          <table:table-cell table:formula="of:=LEFT([.AE54];[.AF54]-1)" office:value-type="string" office:string-value="кадров" calcext:value-type="string">
            <text:p>кадров</text:p>
          </table:table-cell>
          <table:table-cell table:formula="of:=IFERROR(MATCH(RIGHT([.AG54];5);[$Окончания.$A$1:$Окончания.$A$1048576];0);IFERROR(MATCH(RIGHT([.AG54];4);[$Окончания.$A$1:$Окончания.$A$1048576];0);IFERROR(MATCH(RIGHT([.AG54];3);[$Окончания.$A$1:$Окончания.$A$1048576];0);IFERROR(MATCH(RIGHT([.AG54];2);[$Окончания.$A$1:$Окончания.$A$1048576];0);MATCH(RIGHT([.AG5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54]);&quot;&quot;)">
            <text:p/>
          </table:table-cell>
          <table:table-cell table:formula="of:=IFERROR(INDEX([$Окончания.$B$1:$Окончания.$B$1048576];[.AH54]);&quot;&quot;)">
            <text:p/>
          </table:table-cell>
          <table:table-cell table:style-name="ce17" table:formula="of:=LEFT([.AG54];LEN([.AG54])-LEN([.AI54]))&amp;[.AJ54]" office:value-type="string" office:string-value="кадров" calcext:value-type="string">
            <text:p>кадров</text:p>
          </table:table-cell>
          <table:table-cell table:style-name="ce17" table:formula="of:=IFERROR(INDEX([$Окончания.$C$1:$Окончания.$C$1048576];[.AH54]);&quot;&quot;)">
            <text:p/>
          </table:table-cell>
          <table:table-cell table:style-name="ce17" table:formula="of:=LEFT([.AG54];LEN([.AG54])-LEN([.AI54]))&amp;[.AL54]" office:value-type="string" office:string-value="кадров" calcext:value-type="string">
            <text:p>кадров</text:p>
          </table:table-cell>
          <table:table-cell table:style-name="ce18" table:formula="of:=MID([.AE54];[.AF54];1)&amp;IF(MID([.AE54];[.AF54]+1;1)=&quot;(&quot;; &quot;(&quot;; &quot;&quot;)">
            <text:p/>
          </table:table-cell>
          <table:table-cell table:formula="of:=MID([.AE54];[.AF54]+LEN([.AN54]);100)">
            <text:p/>
          </table:table-cell>
          <table:table-cell table:formula="of:=MIN(SEARCH(&quot; &quot;;[.AO54]&amp;&quot; &quot;);SEARCH(&quot;-&quot;;[.AO54]&amp;&quot;-&quot;); SEARCH(&quot;)&quot;;[.AO54]&amp;&quot;)&quot;))" office:value-type="float" office:value="1" calcext:value-type="float">
            <text:p>1</text:p>
          </table:table-cell>
          <table:table-cell table:formula="of:=LEFT([.AO54];[.AP54]-1)">
            <text:p/>
          </table:table-cell>
          <table:table-cell table:formula="of:=IFERROR(MATCH(RIGHT([.AQ54];5);[$Окончания.$A$1:$Окончания.$A$1048576];0);IFERROR(MATCH(RIGHT([.AQ54];4);[$Окончания.$A$1:$Окончания.$A$1048576];0);IFERROR(MATCH(RIGHT([.AQ54];3);[$Окончания.$A$1:$Окончания.$A$1048576];0);IFERROR(MATCH(RIGHT([.AQ54];2);[$Окончания.$A$1:$Окончания.$A$1048576];0);MATCH(RIGHT([.AQ5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54]);&quot;&quot;)">
            <text:p/>
          </table:table-cell>
          <table:table-cell table:formula="of:=IFERROR(INDEX([$Окончания.$B$1:$Окончания.$B$1048576];[.AR54]);&quot;&quot;)">
            <text:p/>
          </table:table-cell>
          <table:table-cell table:style-name="ce17" table:formula="of:=LEFT([.AQ54];LEN([.AQ54])-LEN([.AS54]))&amp;[.AT54]">
            <text:p/>
          </table:table-cell>
          <table:table-cell table:style-name="ce17" table:formula="of:=IFERROR(INDEX([$Окончания.$C$1:$Окончания.$C$1048576];[.AR54]);&quot;&quot;)">
            <text:p/>
          </table:table-cell>
          <table:table-cell table:style-name="ce17" table:formula="of:=LEFT([.AQ54];LEN([.AQ54])-LEN([.AS54]))&amp;[.AV54]">
            <text:p/>
          </table:table-cell>
          <table:table-cell table:style-name="ce18" table:formula="of:=MID([.AO54];[.AP54];1)&amp;IF(MID([.AO54];[.AP54]+1;1)=&quot;(&quot;; &quot;(&quot;; &quot;&quot;)">
            <text:p/>
          </table:table-cell>
          <table:table-cell table:formula="of:=MID([.AO54];[.AP54]+LEN([.AX54]);100)">
            <text:p/>
          </table:table-cell>
          <table:table-cell table:formula="of:=[.$G54]&amp;[.$J54]&amp;[.$Q54]&amp;[.$T54]&amp;[.$AA54]&amp;[.$AD54]&amp;[.$AK54]&amp;[.$AN54]&amp;[.$AU54]&amp;[.$AX54]&amp;[.$AY54]" office:value-type="string" office:string-value="Инженеру по подготовке кадров" calcext:value-type="string">
            <text:p>Инженеру по подготовке кадров</text:p>
          </table:table-cell>
          <table:table-cell office:value-type="string" calcext:value-type="string">
            <text:p>Инженеру по подготовке кадров</text:p>
          </table:table-cell>
          <table:table-cell table:style-name="ce17" table:formula="of:=IF([.AZ54]=[.BA54];0;1)" office:value-type="float" office:value="0" calcext:value-type="float">
            <text:p>0</text:p>
          </table:table-cell>
          <table:table-cell table:formula="of:=[.$I54]&amp;[.$J54]&amp;[.$S54]&amp;[.$T54]&amp;[.$AC54]&amp;[.$AD54]&amp;[.$AM54]&amp;[.$AN54]&amp;[.$AW54]&amp;[.$AX54]&amp;[.$AY54]" office:value-type="string" office:string-value="Инженера по подготовке кадров" calcext:value-type="string">
            <text:p>Инженера по подготовке кадров</text:p>
          </table:table-cell>
          <table:table-cell table:style-name="ce22" office:value-type="string" calcext:value-type="string">
            <text:p>Инженера по подготовке кадров</text:p>
          </table:table-cell>
          <table:table-cell table:style-name="ce17" table:formula="of:=IF([.BC54]=[.BD54];0;1)" office:value-type="float" office:value="0" calcext:value-type="float">
            <text:p>0</text:p>
          </table:table-cell>
          <table:table-cell table:number-columns-repeated="967"/>
        </table:table-row>
        <table:table-row table:style-name="ro9">
          <table:table-cell table:style-name="ce14" office:value-type="string" calcext:value-type="string">
            <text:p>Инженер по сметной работе (сметчик)</text:p>
          </table:table-cell>
          <table:table-cell table:formula="of:=MIN(SEARCH(&quot; &quot;;[.A55]&amp;&quot; &quot;);SEARCH(&quot;-&quot;;[.A55]&amp;&quot;-&quot;); SEARCH(&quot;)&quot;;[.A55]&amp;&quot;)&quot;))" office:value-type="float" office:value="8" calcext:value-type="float">
            <text:p>8</text:p>
          </table:table-cell>
          <table:table-cell table:formula="of:=LEFT([.A55];[.B55]-1)" office:value-type="string" office:string-value="Инженер" calcext:value-type="string">
            <text:p>Инженер</text:p>
          </table:table-cell>
          <table:table-cell table:formula="of:=IFERROR(MATCH(RIGHT([.C55];5);[$Окончания.$A$1:$Окончания.$A$1048576];0);IFERROR(MATCH(RIGHT([.C55];4);[$Окончания.$A$1:$Окончания.$A$1048576];0);IFERROR(MATCH(RIGHT([.C55];3);[$Окончания.$A$1:$Окончания.$A$1048576];0);IFERROR(MATCH(RIGHT([.C55];2);[$Окончания.$A$1:$Окончания.$A$1048576];0);MATCH(RIGHT([.C55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55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55]);&quot;&quot;)" office:value-type="string" office:string-value="ру" calcext:value-type="string">
            <text:p>ру</text:p>
          </table:table-cell>
          <table:table-cell table:style-name="ce17" table:formula="of:=LEFT([.C55];LEN([.C55])-LEN([.E55]))&amp;[.F55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55]);&quot;&quot;)" office:value-type="string" office:string-value="ра" calcext:value-type="string">
            <text:p>ра</text:p>
          </table:table-cell>
          <table:table-cell table:style-name="ce17" table:formula="of:=LEFT([.C55];LEN([.C55])-LEN([.E55]))&amp;[.H55]" office:value-type="string" office:string-value="Инженера" calcext:value-type="string">
            <text:p>Инженера</text:p>
          </table:table-cell>
          <table:table-cell table:style-name="ce18" table:formula="of:=MID([.A55];[.B55];1)&amp;IF(MID([.A55];[.B55]+1;1)=&quot;(&quot;; &quot;(&quot;; &quot;&quot;)" office:value-type="string" office:string-value=" " calcext:value-type="string">
            <text:p><text:s/></text:p>
          </table:table-cell>
          <table:table-cell table:formula="of:=MID([.A55];[.B55]+LEN([.J55]);100)" office:value-type="string" office:string-value="по сметной работе (сметчик)" calcext:value-type="string">
            <text:p>по сметной работе (сметчик)</text:p>
          </table:table-cell>
          <table:table-cell table:formula="of:=MIN(SEARCH(&quot; &quot;;[.K55]&amp;&quot; &quot;);SEARCH(&quot;-&quot;;[.K55]&amp;&quot;-&quot;); SEARCH(&quot;)&quot;;[.K55]&amp;&quot;)&quot;))" office:value-type="float" office:value="3" calcext:value-type="float">
            <text:p>3</text:p>
          </table:table-cell>
          <table:table-cell table:formula="of:=LEFT([.K55];[.L55]-1)" office:value-type="string" office:string-value="по" calcext:value-type="string">
            <text:p>по</text:p>
          </table:table-cell>
          <table:table-cell table:formula="of:=IFERROR(MATCH(RIGHT([.M55];5);[$Окончания.$A$1:$Окончания.$A$1048576];0);IFERROR(MATCH(RIGHT([.M55];4);[$Окончания.$A$1:$Окончания.$A$1048576];0);IFERROR(MATCH(RIGHT([.M55];3);[$Окончания.$A$1:$Окончания.$A$1048576];0);IFERROR(MATCH(RIGHT([.M55];2);[$Окончания.$A$1:$Окончания.$A$1048576];0);MATCH(RIGHT([.M5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55]);&quot;&quot;)">
            <text:p/>
          </table:table-cell>
          <table:table-cell table:formula="of:=IFERROR(INDEX([$Окончания.$B$1:$Окончания.$B$1048576];[.N55]);&quot;&quot;)">
            <text:p/>
          </table:table-cell>
          <table:table-cell table:style-name="ce17" table:formula="of:=LEFT([.M55];LEN([.M55])-LEN([.O55]))&amp;[.P55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55]);&quot;&quot;)">
            <text:p/>
          </table:table-cell>
          <table:table-cell table:style-name="ce17" table:formula="of:=LEFT([.M55];LEN([.M55])-LEN([.O55]))&amp;[.R55]" office:value-type="string" office:string-value="по" calcext:value-type="string">
            <text:p>по</text:p>
          </table:table-cell>
          <table:table-cell table:style-name="ce18" table:formula="of:=MID([.K55];[.L55];1)&amp;IF(MID([.K55];[.L55]+1;1)=&quot;(&quot;; &quot;(&quot;; &quot;&quot;)" office:value-type="string" office:string-value=" " calcext:value-type="string">
            <text:p><text:s/></text:p>
          </table:table-cell>
          <table:table-cell table:formula="of:=MID([.K55];[.L55]+LEN([.T55]);100)" office:value-type="string" office:string-value="сметной работе (сметчик)" calcext:value-type="string">
            <text:p>сметной работе (сметчик)</text:p>
          </table:table-cell>
          <table:table-cell table:formula="of:=MIN(SEARCH(&quot; &quot;;[.U55]&amp;&quot; &quot;);SEARCH(&quot;-&quot;;[.U55]&amp;&quot;-&quot;); SEARCH(&quot;)&quot;;[.U55]&amp;&quot;)&quot;))" office:value-type="float" office:value="8" calcext:value-type="float">
            <text:p>8</text:p>
          </table:table-cell>
          <table:table-cell table:formula="of:=LEFT([.U55];[.V55]-1)" office:value-type="string" office:string-value="сметной" calcext:value-type="string">
            <text:p>сметной</text:p>
          </table:table-cell>
          <table:table-cell table:formula="of:=IFERROR(MATCH(RIGHT([.W55];5);[$Окончания.$A$1:$Окончания.$A$1048576];0);IFERROR(MATCH(RIGHT([.W55];4);[$Окончания.$A$1:$Окончания.$A$1048576];0);IFERROR(MATCH(RIGHT([.W55];3);[$Окончания.$A$1:$Окончания.$A$1048576];0);IFERROR(MATCH(RIGHT([.W55];2);[$Окончания.$A$1:$Окончания.$A$1048576];0);MATCH(RIGHT([.W5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55]);&quot;&quot;)">
            <text:p/>
          </table:table-cell>
          <table:table-cell table:formula="of:=IFERROR(INDEX([$Окончания.$B$1:$Окончания.$B$1048576];[.X55]);&quot;&quot;)">
            <text:p/>
          </table:table-cell>
          <table:table-cell table:style-name="ce17" table:formula="of:=LEFT([.W55];LEN([.W55])-LEN([.Y55]))&amp;[.Z55]" office:value-type="string" office:string-value="сметной" calcext:value-type="string">
            <text:p>сметной</text:p>
          </table:table-cell>
          <table:table-cell table:style-name="ce17" table:formula="of:=IFERROR(INDEX([$Окончания.$C$1:$Окончания.$C$1048576];[.X55]);&quot;&quot;)">
            <text:p/>
          </table:table-cell>
          <table:table-cell table:style-name="ce17" table:formula="of:=LEFT([.W55];LEN([.W55])-LEN([.Y55]))&amp;[.AB55]" office:value-type="string" office:string-value="сметной" calcext:value-type="string">
            <text:p>сметной</text:p>
          </table:table-cell>
          <table:table-cell table:style-name="ce18" table:formula="of:=MID([.U55];[.V55];1)&amp;IF(MID([.U55];[.V55]+1;1)=&quot;(&quot;; &quot;(&quot;; &quot;&quot;)" office:value-type="string" office:string-value=" " calcext:value-type="string">
            <text:p><text:s/></text:p>
          </table:table-cell>
          <table:table-cell table:formula="of:=MID([.U55];[.V55]+LEN([.AD55]);100)" office:value-type="string" office:string-value="работе (сметчик)" calcext:value-type="string">
            <text:p>работе (сметчик)</text:p>
          </table:table-cell>
          <table:table-cell table:formula="of:=MIN(SEARCH(&quot; &quot;;[.AE55]&amp;&quot; &quot;);SEARCH(&quot;-&quot;;[.AE55]&amp;&quot;-&quot;); SEARCH(&quot;)&quot;;[.AE55]&amp;&quot;)&quot;))" office:value-type="float" office:value="7" calcext:value-type="float">
            <text:p>7</text:p>
          </table:table-cell>
          <table:table-cell table:formula="of:=LEFT([.AE55];[.AF55]-1)" office:value-type="string" office:string-value="работе" calcext:value-type="string">
            <text:p>работе</text:p>
          </table:table-cell>
          <table:table-cell table:formula="of:=IFERROR(MATCH(RIGHT([.AG55];5);[$Окончания.$A$1:$Окончания.$A$1048576];0);IFERROR(MATCH(RIGHT([.AG55];4);[$Окончания.$A$1:$Окончания.$A$1048576];0);IFERROR(MATCH(RIGHT([.AG55];3);[$Окончания.$A$1:$Окончания.$A$1048576];0);IFERROR(MATCH(RIGHT([.AG55];2);[$Окончания.$A$1:$Окончания.$A$1048576];0);MATCH(RIGHT([.AG5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55]);&quot;&quot;)">
            <text:p/>
          </table:table-cell>
          <table:table-cell table:formula="of:=IFERROR(INDEX([$Окончания.$B$1:$Окончания.$B$1048576];[.AH55]);&quot;&quot;)">
            <text:p/>
          </table:table-cell>
          <table:table-cell table:style-name="ce17" table:formula="of:=LEFT([.AG55];LEN([.AG55])-LEN([.AI55]))&amp;[.AJ55]" office:value-type="string" office:string-value="работе" calcext:value-type="string">
            <text:p>работе</text:p>
          </table:table-cell>
          <table:table-cell table:style-name="ce17" table:formula="of:=IFERROR(INDEX([$Окончания.$C$1:$Окончания.$C$1048576];[.AH55]);&quot;&quot;)">
            <text:p/>
          </table:table-cell>
          <table:table-cell table:style-name="ce17" table:formula="of:=LEFT([.AG55];LEN([.AG55])-LEN([.AI55]))&amp;[.AL55]" office:value-type="string" office:string-value="работе" calcext:value-type="string">
            <text:p>работе</text:p>
          </table:table-cell>
          <table:table-cell table:style-name="ce18" table:formula="of:=MID([.AE55];[.AF55];1)&amp;IF(MID([.AE55];[.AF55]+1;1)=&quot;(&quot;; &quot;(&quot;; &quot;&quot;)" office:value-type="string" office:string-value=" (" calcext:value-type="string">
            <text:p><text:s/>(</text:p>
          </table:table-cell>
          <table:table-cell table:formula="of:=MID([.AE55];[.AF55]+LEN([.AN55]);100)" office:value-type="string" office:string-value="сметчик)" calcext:value-type="string">
            <text:p>сметчик)</text:p>
          </table:table-cell>
          <table:table-cell table:formula="of:=MIN(SEARCH(&quot; &quot;;[.AO55]&amp;&quot; &quot;);SEARCH(&quot;-&quot;;[.AO55]&amp;&quot;-&quot;); SEARCH(&quot;)&quot;;[.AO55]&amp;&quot;)&quot;))" office:value-type="float" office:value="8" calcext:value-type="float">
            <text:p>8</text:p>
          </table:table-cell>
          <table:table-cell table:formula="of:=LEFT([.AO55];[.AP55]-1)" office:value-type="string" office:string-value="сметчик" calcext:value-type="string">
            <text:p>сметчик</text:p>
          </table:table-cell>
          <table:table-cell table:formula="of:=IFERROR(MATCH(RIGHT([.AQ55];5);[$Окончания.$A$1:$Окончания.$A$1048576];0);IFERROR(MATCH(RIGHT([.AQ55];4);[$Окончания.$A$1:$Окончания.$A$1048576];0);IFERROR(MATCH(RIGHT([.AQ55];3);[$Окончания.$A$1:$Окончания.$A$1048576];0);IFERROR(MATCH(RIGHT([.AQ55];2);[$Окончания.$A$1:$Окончания.$A$1048576];0);MATCH(RIGHT([.AQ55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AR55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AR55]);&quot;&quot;)" office:value-type="string" office:string-value="ку" calcext:value-type="string">
            <text:p>ку</text:p>
          </table:table-cell>
          <table:table-cell table:style-name="ce17" table:formula="of:=LEFT([.AQ55];LEN([.AQ55])-LEN([.AS55]))&amp;[.AT55]" office:value-type="string" office:string-value="сметчику" calcext:value-type="string">
            <text:p>сметчику</text:p>
          </table:table-cell>
          <table:table-cell table:style-name="ce17" table:formula="of:=IFERROR(INDEX([$Окончания.$C$1:$Окончания.$C$1048576];[.AR55]);&quot;&quot;)" office:value-type="string" office:string-value="ка" calcext:value-type="string">
            <text:p>ка</text:p>
          </table:table-cell>
          <table:table-cell table:style-name="ce17" table:formula="of:=LEFT([.AQ55];LEN([.AQ55])-LEN([.AS55]))&amp;[.AV55]" office:value-type="string" office:string-value="сметчика" calcext:value-type="string">
            <text:p>сметчика</text:p>
          </table:table-cell>
          <table:table-cell table:style-name="ce18" table:formula="of:=MID([.AO55];[.AP55];1)&amp;IF(MID([.AO55];[.AP55]+1;1)=&quot;(&quot;; &quot;(&quot;; &quot;&quot;)" office:value-type="string" office:string-value=")" calcext:value-type="string">
            <text:p>)</text:p>
          </table:table-cell>
          <table:table-cell table:formula="of:=MID([.AO55];[.AP55]+LEN([.AX55]);100)">
            <text:p/>
          </table:table-cell>
          <table:table-cell table:formula="of:=[.$G55]&amp;[.$J55]&amp;[.$Q55]&amp;[.$T55]&amp;[.$AA55]&amp;[.$AD55]&amp;[.$AK55]&amp;[.$AN55]&amp;[.$AU55]&amp;[.$AX55]&amp;[.$AY55]" office:value-type="string" office:string-value="Инженеру по сметной работе (сметчику)" calcext:value-type="string">
            <text:p>Инженеру по сметной работе (сметчику)</text:p>
          </table:table-cell>
          <table:table-cell office:value-type="string" calcext:value-type="string">
            <text:p>Инженеру по сметной работе (сметчику)</text:p>
          </table:table-cell>
          <table:table-cell table:style-name="ce17" table:formula="of:=IF([.AZ55]=[.BA55];0;1)" office:value-type="float" office:value="0" calcext:value-type="float">
            <text:p>0</text:p>
          </table:table-cell>
          <table:table-cell table:formula="of:=[.$I55]&amp;[.$J55]&amp;[.$S55]&amp;[.$T55]&amp;[.$AC55]&amp;[.$AD55]&amp;[.$AM55]&amp;[.$AN55]&amp;[.$AW55]&amp;[.$AX55]&amp;[.$AY55]" office:value-type="string" office:string-value="Инженера по сметной работе (сметчика)" calcext:value-type="string">
            <text:p>Инженера по сметной работе (сметчика)</text:p>
          </table:table-cell>
          <table:table-cell table:style-name="ce22" office:value-type="string" calcext:value-type="string">
            <text:p>Инженера по сметной работе (сметчика)</text:p>
          </table:table-cell>
          <table:table-cell table:style-name="ce17" table:formula="of:=IF([.BC55]=[.BD55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инженер-механик</text:p>
          </table:table-cell>
          <table:table-cell table:formula="of:=MIN(SEARCH(&quot; &quot;;[.A56]&amp;&quot; &quot;);SEARCH(&quot;-&quot;;[.A56]&amp;&quot;-&quot;); SEARCH(&quot;)&quot;;[.A56]&amp;&quot;)&quot;))" office:value-type="float" office:value="8" calcext:value-type="float">
            <text:p>8</text:p>
          </table:table-cell>
          <table:table-cell table:formula="of:=LEFT([.A56];[.B56]-1)" office:value-type="string" office:string-value="инженер" calcext:value-type="string">
            <text:p>инженер</text:p>
          </table:table-cell>
          <table:table-cell table:formula="of:=IFERROR(MATCH(RIGHT([.C56];5);[$Окончания.$A$1:$Окончания.$A$1048576];0);IFERROR(MATCH(RIGHT([.C56];4);[$Окончания.$A$1:$Окончания.$A$1048576];0);IFERROR(MATCH(RIGHT([.C56];3);[$Окончания.$A$1:$Окончания.$A$1048576];0);IFERROR(MATCH(RIGHT([.C56];2);[$Окончания.$A$1:$Окончания.$A$1048576];0);MATCH(RIGHT([.C56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56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56]);&quot;&quot;)" office:value-type="string" office:string-value="ру" calcext:value-type="string">
            <text:p>ру</text:p>
          </table:table-cell>
          <table:table-cell table:style-name="ce17" table:formula="of:=LEFT([.C56];LEN([.C56])-LEN([.E56]))&amp;[.F56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56]);&quot;&quot;)" office:value-type="string" office:string-value="ра" calcext:value-type="string">
            <text:p>ра</text:p>
          </table:table-cell>
          <table:table-cell table:style-name="ce17" table:formula="of:=LEFT([.C56];LEN([.C56])-LEN([.E56]))&amp;[.H56]" office:value-type="string" office:string-value="инженера" calcext:value-type="string">
            <text:p>инженера</text:p>
          </table:table-cell>
          <table:table-cell table:style-name="ce18" table:formula="of:=MID([.A56];[.B56];1)&amp;IF(MID([.A56];[.B56]+1;1)=&quot;(&quot;; &quot;(&quot;; &quot;&quot;)" office:value-type="string" office:string-value="-" calcext:value-type="string">
            <text:p>-</text:p>
          </table:table-cell>
          <table:table-cell table:formula="of:=MID([.A56];[.B56]+LEN([.J56]);100)" office:value-type="string" office:string-value="механик" calcext:value-type="string">
            <text:p>механик</text:p>
          </table:table-cell>
          <table:table-cell table:formula="of:=MIN(SEARCH(&quot; &quot;;[.K56]&amp;&quot; &quot;);SEARCH(&quot;-&quot;;[.K56]&amp;&quot;-&quot;); SEARCH(&quot;)&quot;;[.K56]&amp;&quot;)&quot;))" office:value-type="float" office:value="8" calcext:value-type="float">
            <text:p>8</text:p>
          </table:table-cell>
          <table:table-cell table:formula="of:=LEFT([.K56];[.L56]-1)" office:value-type="string" office:string-value="механик" calcext:value-type="string">
            <text:p>механик</text:p>
          </table:table-cell>
          <table:table-cell table:formula="of:=IFERROR(MATCH(RIGHT([.M56];5);[$Окончания.$A$1:$Окончания.$A$1048576];0);IFERROR(MATCH(RIGHT([.M56];4);[$Окончания.$A$1:$Окончания.$A$1048576];0);IFERROR(MATCH(RIGHT([.M56];3);[$Окончания.$A$1:$Окончания.$A$1048576];0);IFERROR(MATCH(RIGHT([.M56];2);[$Окончания.$A$1:$Окончания.$A$1048576];0);MATCH(RIGHT([.M56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N56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N56]);&quot;&quot;)" office:value-type="string" office:string-value="ку" calcext:value-type="string">
            <text:p>ку</text:p>
          </table:table-cell>
          <table:table-cell table:style-name="ce17" table:formula="of:=LEFT([.M56];LEN([.M56])-LEN([.O56]))&amp;[.P56]" office:value-type="string" office:string-value="механику" calcext:value-type="string">
            <text:p>механику</text:p>
          </table:table-cell>
          <table:table-cell table:style-name="ce17" table:formula="of:=IFERROR(INDEX([$Окончания.$C$1:$Окончания.$C$1048576];[.N56]);&quot;&quot;)" office:value-type="string" office:string-value="ка" calcext:value-type="string">
            <text:p>ка</text:p>
          </table:table-cell>
          <table:table-cell table:style-name="ce17" table:formula="of:=LEFT([.M56];LEN([.M56])-LEN([.O56]))&amp;[.R56]" office:value-type="string" office:string-value="механика" calcext:value-type="string">
            <text:p>механика</text:p>
          </table:table-cell>
          <table:table-cell table:style-name="ce18" table:formula="of:=MID([.K56];[.L56];1)&amp;IF(MID([.K56];[.L56]+1;1)=&quot;(&quot;; &quot;(&quot;; &quot;&quot;)">
            <text:p/>
          </table:table-cell>
          <table:table-cell table:formula="of:=MID([.K56];[.L56]+LEN([.T56]);100)">
            <text:p/>
          </table:table-cell>
          <table:table-cell table:formula="of:=MIN(SEARCH(&quot; &quot;;[.U56]&amp;&quot; &quot;);SEARCH(&quot;-&quot;;[.U56]&amp;&quot;-&quot;); SEARCH(&quot;)&quot;;[.U56]&amp;&quot;)&quot;))" office:value-type="float" office:value="1" calcext:value-type="float">
            <text:p>1</text:p>
          </table:table-cell>
          <table:table-cell table:formula="of:=LEFT([.U56];[.V56]-1)">
            <text:p/>
          </table:table-cell>
          <table:table-cell table:formula="of:=IFERROR(MATCH(RIGHT([.W56];5);[$Окончания.$A$1:$Окончания.$A$1048576];0);IFERROR(MATCH(RIGHT([.W56];4);[$Окончания.$A$1:$Окончания.$A$1048576];0);IFERROR(MATCH(RIGHT([.W56];3);[$Окончания.$A$1:$Окончания.$A$1048576];0);IFERROR(MATCH(RIGHT([.W56];2);[$Окончания.$A$1:$Окончания.$A$1048576];0);MATCH(RIGHT([.W5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56]);&quot;&quot;)">
            <text:p/>
          </table:table-cell>
          <table:table-cell table:formula="of:=IFERROR(INDEX([$Окончания.$B$1:$Окончания.$B$1048576];[.X56]);&quot;&quot;)">
            <text:p/>
          </table:table-cell>
          <table:table-cell table:style-name="ce17" table:formula="of:=LEFT([.W56];LEN([.W56])-LEN([.Y56]))&amp;[.Z56]">
            <text:p/>
          </table:table-cell>
          <table:table-cell table:style-name="ce17" table:formula="of:=IFERROR(INDEX([$Окончания.$C$1:$Окончания.$C$1048576];[.X56]);&quot;&quot;)">
            <text:p/>
          </table:table-cell>
          <table:table-cell table:style-name="ce17" table:formula="of:=LEFT([.W56];LEN([.W56])-LEN([.Y56]))&amp;[.AB56]">
            <text:p/>
          </table:table-cell>
          <table:table-cell table:style-name="ce18" table:formula="of:=MID([.U56];[.V56];1)&amp;IF(MID([.U56];[.V56]+1;1)=&quot;(&quot;; &quot;(&quot;; &quot;&quot;)">
            <text:p/>
          </table:table-cell>
          <table:table-cell table:formula="of:=MID([.U56];[.V56]+LEN([.AD56]);100)">
            <text:p/>
          </table:table-cell>
          <table:table-cell table:formula="of:=MIN(SEARCH(&quot; &quot;;[.AE56]&amp;&quot; &quot;);SEARCH(&quot;-&quot;;[.AE56]&amp;&quot;-&quot;); SEARCH(&quot;)&quot;;[.AE56]&amp;&quot;)&quot;))" office:value-type="float" office:value="1" calcext:value-type="float">
            <text:p>1</text:p>
          </table:table-cell>
          <table:table-cell table:formula="of:=LEFT([.AE56];[.AF56]-1)">
            <text:p/>
          </table:table-cell>
          <table:table-cell table:formula="of:=IFERROR(MATCH(RIGHT([.AG56];5);[$Окончания.$A$1:$Окончания.$A$1048576];0);IFERROR(MATCH(RIGHT([.AG56];4);[$Окончания.$A$1:$Окончания.$A$1048576];0);IFERROR(MATCH(RIGHT([.AG56];3);[$Окончания.$A$1:$Окончания.$A$1048576];0);IFERROR(MATCH(RIGHT([.AG56];2);[$Окончания.$A$1:$Окончания.$A$1048576];0);MATCH(RIGHT([.AG5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56]);&quot;&quot;)">
            <text:p/>
          </table:table-cell>
          <table:table-cell table:formula="of:=IFERROR(INDEX([$Окончания.$B$1:$Окончания.$B$1048576];[.AH56]);&quot;&quot;)">
            <text:p/>
          </table:table-cell>
          <table:table-cell table:style-name="ce17" table:formula="of:=LEFT([.AG56];LEN([.AG56])-LEN([.AI56]))&amp;[.AJ56]">
            <text:p/>
          </table:table-cell>
          <table:table-cell table:style-name="ce17" table:formula="of:=IFERROR(INDEX([$Окончания.$C$1:$Окончания.$C$1048576];[.AH56]);&quot;&quot;)">
            <text:p/>
          </table:table-cell>
          <table:table-cell table:style-name="ce17" table:formula="of:=LEFT([.AG56];LEN([.AG56])-LEN([.AI56]))&amp;[.AL56]">
            <text:p/>
          </table:table-cell>
          <table:table-cell table:style-name="ce18" table:formula="of:=MID([.AE56];[.AF56];1)&amp;IF(MID([.AE56];[.AF56]+1;1)=&quot;(&quot;; &quot;(&quot;; &quot;&quot;)">
            <text:p/>
          </table:table-cell>
          <table:table-cell table:formula="of:=MID([.AE56];[.AF56]+LEN([.AN56]);100)">
            <text:p/>
          </table:table-cell>
          <table:table-cell table:formula="of:=MIN(SEARCH(&quot; &quot;;[.AO56]&amp;&quot; &quot;);SEARCH(&quot;-&quot;;[.AO56]&amp;&quot;-&quot;); SEARCH(&quot;)&quot;;[.AO56]&amp;&quot;)&quot;))" office:value-type="float" office:value="1" calcext:value-type="float">
            <text:p>1</text:p>
          </table:table-cell>
          <table:table-cell table:formula="of:=LEFT([.AO56];[.AP56]-1)">
            <text:p/>
          </table:table-cell>
          <table:table-cell table:formula="of:=IFERROR(MATCH(RIGHT([.AQ56];5);[$Окончания.$A$1:$Окончания.$A$1048576];0);IFERROR(MATCH(RIGHT([.AQ56];4);[$Окончания.$A$1:$Окончания.$A$1048576];0);IFERROR(MATCH(RIGHT([.AQ56];3);[$Окончания.$A$1:$Окончания.$A$1048576];0);IFERROR(MATCH(RIGHT([.AQ56];2);[$Окончания.$A$1:$Окончания.$A$1048576];0);MATCH(RIGHT([.AQ5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56]);&quot;&quot;)">
            <text:p/>
          </table:table-cell>
          <table:table-cell table:formula="of:=IFERROR(INDEX([$Окончания.$B$1:$Окончания.$B$1048576];[.AR56]);&quot;&quot;)">
            <text:p/>
          </table:table-cell>
          <table:table-cell table:style-name="ce17" table:formula="of:=LEFT([.AQ56];LEN([.AQ56])-LEN([.AS56]))&amp;[.AT56]">
            <text:p/>
          </table:table-cell>
          <table:table-cell table:style-name="ce17" table:formula="of:=IFERROR(INDEX([$Окончания.$C$1:$Окончания.$C$1048576];[.AR56]);&quot;&quot;)">
            <text:p/>
          </table:table-cell>
          <table:table-cell table:style-name="ce17" table:formula="of:=LEFT([.AQ56];LEN([.AQ56])-LEN([.AS56]))&amp;[.AV56]">
            <text:p/>
          </table:table-cell>
          <table:table-cell table:style-name="ce18" table:formula="of:=MID([.AO56];[.AP56];1)&amp;IF(MID([.AO56];[.AP56]+1;1)=&quot;(&quot;; &quot;(&quot;; &quot;&quot;)">
            <text:p/>
          </table:table-cell>
          <table:table-cell table:formula="of:=MID([.AO56];[.AP56]+LEN([.AX56]);100)">
            <text:p/>
          </table:table-cell>
          <table:table-cell table:formula="of:=[.$G56]&amp;[.$J56]&amp;[.$Q56]&amp;[.$T56]&amp;[.$AA56]&amp;[.$AD56]&amp;[.$AK56]&amp;[.$AN56]&amp;[.$AU56]&amp;[.$AX56]&amp;[.$AY56]" office:value-type="string" office:string-value="инженеру-механику" calcext:value-type="string">
            <text:p>инженеру-механику</text:p>
          </table:table-cell>
          <table:table-cell office:value-type="string" calcext:value-type="string">
            <text:p>инженеру-механику</text:p>
          </table:table-cell>
          <table:table-cell table:style-name="ce17" table:formula="of:=IF([.AZ56]=[.BA56];0;1)" office:value-type="float" office:value="0" calcext:value-type="float">
            <text:p>0</text:p>
          </table:table-cell>
          <table:table-cell table:formula="of:=[.$I56]&amp;[.$J56]&amp;[.$S56]&amp;[.$T56]&amp;[.$AC56]&amp;[.$AD56]&amp;[.$AM56]&amp;[.$AN56]&amp;[.$AW56]&amp;[.$AX56]&amp;[.$AY56]" office:value-type="string" office:string-value="инженера-механика" calcext:value-type="string">
            <text:p>инженера-механика</text:p>
          </table:table-cell>
          <table:table-cell table:style-name="ce22" office:value-type="string" calcext:value-type="string">
            <text:p>инженера-механика</text:p>
          </table:table-cell>
          <table:table-cell table:style-name="ce17" table:formula="of:=IF([.BC56]=[.BD56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Инженер-технолог</text:p>
          </table:table-cell>
          <table:table-cell table:formula="of:=MIN(SEARCH(&quot; &quot;;[.A57]&amp;&quot; &quot;);SEARCH(&quot;-&quot;;[.A57]&amp;&quot;-&quot;); SEARCH(&quot;)&quot;;[.A57]&amp;&quot;)&quot;))" office:value-type="float" office:value="8" calcext:value-type="float">
            <text:p>8</text:p>
          </table:table-cell>
          <table:table-cell table:formula="of:=LEFT([.A57];[.B57]-1)" office:value-type="string" office:string-value="Инженер" calcext:value-type="string">
            <text:p>Инженер</text:p>
          </table:table-cell>
          <table:table-cell table:formula="of:=IFERROR(MATCH(RIGHT([.C57];5);[$Окончания.$A$1:$Окончания.$A$1048576];0);IFERROR(MATCH(RIGHT([.C57];4);[$Окончания.$A$1:$Окончания.$A$1048576];0);IFERROR(MATCH(RIGHT([.C57];3);[$Окончания.$A$1:$Окончания.$A$1048576];0);IFERROR(MATCH(RIGHT([.C57];2);[$Окончания.$A$1:$Окончания.$A$1048576];0);MATCH(RIGHT([.C57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57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57]);&quot;&quot;)" office:value-type="string" office:string-value="ру" calcext:value-type="string">
            <text:p>ру</text:p>
          </table:table-cell>
          <table:table-cell table:style-name="ce17" table:formula="of:=LEFT([.C57];LEN([.C57])-LEN([.E57]))&amp;[.F57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57]);&quot;&quot;)" office:value-type="string" office:string-value="ра" calcext:value-type="string">
            <text:p>ра</text:p>
          </table:table-cell>
          <table:table-cell table:style-name="ce17" table:formula="of:=LEFT([.C57];LEN([.C57])-LEN([.E57]))&amp;[.H57]" office:value-type="string" office:string-value="Инженера" calcext:value-type="string">
            <text:p>Инженера</text:p>
          </table:table-cell>
          <table:table-cell table:style-name="ce18" table:formula="of:=MID([.A57];[.B57];1)&amp;IF(MID([.A57];[.B57]+1;1)=&quot;(&quot;; &quot;(&quot;; &quot;&quot;)" office:value-type="string" office:string-value="-" calcext:value-type="string">
            <text:p>-</text:p>
          </table:table-cell>
          <table:table-cell table:formula="of:=MID([.A57];[.B57]+LEN([.J57]);100)" office:value-type="string" office:string-value="технолог" calcext:value-type="string">
            <text:p>технолог</text:p>
          </table:table-cell>
          <table:table-cell table:formula="of:=MIN(SEARCH(&quot; &quot;;[.K57]&amp;&quot; &quot;);SEARCH(&quot;-&quot;;[.K57]&amp;&quot;-&quot;); SEARCH(&quot;)&quot;;[.K57]&amp;&quot;)&quot;))" office:value-type="float" office:value="9" calcext:value-type="float">
            <text:p>9</text:p>
          </table:table-cell>
          <table:table-cell table:formula="of:=LEFT([.K57];[.L57]-1)" office:value-type="string" office:string-value="технолог" calcext:value-type="string">
            <text:p>технолог</text:p>
          </table:table-cell>
          <table:table-cell table:formula="of:=IFERROR(MATCH(RIGHT([.M57];5);[$Окончания.$A$1:$Окончания.$A$1048576];0);IFERROR(MATCH(RIGHT([.M57];4);[$Окончания.$A$1:$Окончания.$A$1048576];0);IFERROR(MATCH(RIGHT([.M57];3);[$Окончания.$A$1:$Окончания.$A$1048576];0);IFERROR(MATCH(RIGHT([.M57];2);[$Окончания.$A$1:$Окончания.$A$1048576];0);MATCH(RIGHT([.M57];1);[$Окончания.$A$1:$Окончания.$A$1048576];0)))))" office:value-type="float" office:value="13" calcext:value-type="float">
            <text:p>13</text:p>
          </table:table-cell>
          <table:table-cell table:formula="of:=IFERROR(INDEX([$Окончания.$A$1:$Окончания.$A$1048576];[.N57]);&quot;&quot;)" office:value-type="string" office:string-value="г" calcext:value-type="string">
            <text:p>г</text:p>
          </table:table-cell>
          <table:table-cell table:formula="of:=IFERROR(INDEX([$Окончания.$B$1:$Окончания.$B$1048576];[.N57]);&quot;&quot;)" office:value-type="string" office:string-value="гу" calcext:value-type="string">
            <text:p>гу</text:p>
          </table:table-cell>
          <table:table-cell table:style-name="ce17" table:formula="of:=LEFT([.M57];LEN([.M57])-LEN([.O57]))&amp;[.P57]" office:value-type="string" office:string-value="технологу" calcext:value-type="string">
            <text:p>технологу</text:p>
          </table:table-cell>
          <table:table-cell table:style-name="ce17" table:formula="of:=IFERROR(INDEX([$Окончания.$C$1:$Окончания.$C$1048576];[.N57]);&quot;&quot;)" office:value-type="string" office:string-value="га" calcext:value-type="string">
            <text:p>га</text:p>
          </table:table-cell>
          <table:table-cell table:style-name="ce17" table:formula="of:=LEFT([.M57];LEN([.M57])-LEN([.O57]))&amp;[.R57]" office:value-type="string" office:string-value="технолога" calcext:value-type="string">
            <text:p>технолога</text:p>
          </table:table-cell>
          <table:table-cell table:style-name="ce18" table:formula="of:=MID([.K57];[.L57];1)&amp;IF(MID([.K57];[.L57]+1;1)=&quot;(&quot;; &quot;(&quot;; &quot;&quot;)">
            <text:p/>
          </table:table-cell>
          <table:table-cell table:formula="of:=MID([.K57];[.L57]+LEN([.T57]);100)">
            <text:p/>
          </table:table-cell>
          <table:table-cell table:formula="of:=MIN(SEARCH(&quot; &quot;;[.U57]&amp;&quot; &quot;);SEARCH(&quot;-&quot;;[.U57]&amp;&quot;-&quot;); SEARCH(&quot;)&quot;;[.U57]&amp;&quot;)&quot;))" office:value-type="float" office:value="1" calcext:value-type="float">
            <text:p>1</text:p>
          </table:table-cell>
          <table:table-cell table:formula="of:=LEFT([.U57];[.V57]-1)">
            <text:p/>
          </table:table-cell>
          <table:table-cell table:formula="of:=IFERROR(MATCH(RIGHT([.W57];5);[$Окончания.$A$1:$Окончания.$A$1048576];0);IFERROR(MATCH(RIGHT([.W57];4);[$Окончания.$A$1:$Окончания.$A$1048576];0);IFERROR(MATCH(RIGHT([.W57];3);[$Окончания.$A$1:$Окончания.$A$1048576];0);IFERROR(MATCH(RIGHT([.W57];2);[$Окончания.$A$1:$Окончания.$A$1048576];0);MATCH(RIGHT([.W5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57]);&quot;&quot;)">
            <text:p/>
          </table:table-cell>
          <table:table-cell table:formula="of:=IFERROR(INDEX([$Окончания.$B$1:$Окончания.$B$1048576];[.X57]);&quot;&quot;)">
            <text:p/>
          </table:table-cell>
          <table:table-cell table:style-name="ce17" table:formula="of:=LEFT([.W57];LEN([.W57])-LEN([.Y57]))&amp;[.Z57]">
            <text:p/>
          </table:table-cell>
          <table:table-cell table:style-name="ce17" table:formula="of:=IFERROR(INDEX([$Окончания.$C$1:$Окончания.$C$1048576];[.X57]);&quot;&quot;)">
            <text:p/>
          </table:table-cell>
          <table:table-cell table:style-name="ce17" table:formula="of:=LEFT([.W57];LEN([.W57])-LEN([.Y57]))&amp;[.AB57]">
            <text:p/>
          </table:table-cell>
          <table:table-cell table:style-name="ce18" table:formula="of:=MID([.U57];[.V57];1)&amp;IF(MID([.U57];[.V57]+1;1)=&quot;(&quot;; &quot;(&quot;; &quot;&quot;)">
            <text:p/>
          </table:table-cell>
          <table:table-cell table:formula="of:=MID([.U57];[.V57]+LEN([.AD57]);100)">
            <text:p/>
          </table:table-cell>
          <table:table-cell table:formula="of:=MIN(SEARCH(&quot; &quot;;[.AE57]&amp;&quot; &quot;);SEARCH(&quot;-&quot;;[.AE57]&amp;&quot;-&quot;); SEARCH(&quot;)&quot;;[.AE57]&amp;&quot;)&quot;))" office:value-type="float" office:value="1" calcext:value-type="float">
            <text:p>1</text:p>
          </table:table-cell>
          <table:table-cell table:formula="of:=LEFT([.AE57];[.AF57]-1)">
            <text:p/>
          </table:table-cell>
          <table:table-cell table:formula="of:=IFERROR(MATCH(RIGHT([.AG57];5);[$Окончания.$A$1:$Окончания.$A$1048576];0);IFERROR(MATCH(RIGHT([.AG57];4);[$Окончания.$A$1:$Окончания.$A$1048576];0);IFERROR(MATCH(RIGHT([.AG57];3);[$Окончания.$A$1:$Окончания.$A$1048576];0);IFERROR(MATCH(RIGHT([.AG57];2);[$Окончания.$A$1:$Окончания.$A$1048576];0);MATCH(RIGHT([.AG5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57]);&quot;&quot;)">
            <text:p/>
          </table:table-cell>
          <table:table-cell table:formula="of:=IFERROR(INDEX([$Окончания.$B$1:$Окончания.$B$1048576];[.AH57]);&quot;&quot;)">
            <text:p/>
          </table:table-cell>
          <table:table-cell table:style-name="ce17" table:formula="of:=LEFT([.AG57];LEN([.AG57])-LEN([.AI57]))&amp;[.AJ57]">
            <text:p/>
          </table:table-cell>
          <table:table-cell table:style-name="ce17" table:formula="of:=IFERROR(INDEX([$Окончания.$C$1:$Окончания.$C$1048576];[.AH57]);&quot;&quot;)">
            <text:p/>
          </table:table-cell>
          <table:table-cell table:style-name="ce17" table:formula="of:=LEFT([.AG57];LEN([.AG57])-LEN([.AI57]))&amp;[.AL57]">
            <text:p/>
          </table:table-cell>
          <table:table-cell table:style-name="ce18" table:formula="of:=MID([.AE57];[.AF57];1)&amp;IF(MID([.AE57];[.AF57]+1;1)=&quot;(&quot;; &quot;(&quot;; &quot;&quot;)">
            <text:p/>
          </table:table-cell>
          <table:table-cell table:formula="of:=MID([.AE57];[.AF57]+LEN([.AN57]);100)">
            <text:p/>
          </table:table-cell>
          <table:table-cell table:formula="of:=MIN(SEARCH(&quot; &quot;;[.AO57]&amp;&quot; &quot;);SEARCH(&quot;-&quot;;[.AO57]&amp;&quot;-&quot;); SEARCH(&quot;)&quot;;[.AO57]&amp;&quot;)&quot;))" office:value-type="float" office:value="1" calcext:value-type="float">
            <text:p>1</text:p>
          </table:table-cell>
          <table:table-cell table:formula="of:=LEFT([.AO57];[.AP57]-1)">
            <text:p/>
          </table:table-cell>
          <table:table-cell table:formula="of:=IFERROR(MATCH(RIGHT([.AQ57];5);[$Окончания.$A$1:$Окончания.$A$1048576];0);IFERROR(MATCH(RIGHT([.AQ57];4);[$Окончания.$A$1:$Окончания.$A$1048576];0);IFERROR(MATCH(RIGHT([.AQ57];3);[$Окончания.$A$1:$Окончания.$A$1048576];0);IFERROR(MATCH(RIGHT([.AQ57];2);[$Окончания.$A$1:$Окончания.$A$1048576];0);MATCH(RIGHT([.AQ5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57]);&quot;&quot;)">
            <text:p/>
          </table:table-cell>
          <table:table-cell table:formula="of:=IFERROR(INDEX([$Окончания.$B$1:$Окончания.$B$1048576];[.AR57]);&quot;&quot;)">
            <text:p/>
          </table:table-cell>
          <table:table-cell table:style-name="ce17" table:formula="of:=LEFT([.AQ57];LEN([.AQ57])-LEN([.AS57]))&amp;[.AT57]">
            <text:p/>
          </table:table-cell>
          <table:table-cell table:style-name="ce17" table:formula="of:=IFERROR(INDEX([$Окончания.$C$1:$Окончания.$C$1048576];[.AR57]);&quot;&quot;)">
            <text:p/>
          </table:table-cell>
          <table:table-cell table:style-name="ce17" table:formula="of:=LEFT([.AQ57];LEN([.AQ57])-LEN([.AS57]))&amp;[.AV57]">
            <text:p/>
          </table:table-cell>
          <table:table-cell table:style-name="ce18" table:formula="of:=MID([.AO57];[.AP57];1)&amp;IF(MID([.AO57];[.AP57]+1;1)=&quot;(&quot;; &quot;(&quot;; &quot;&quot;)">
            <text:p/>
          </table:table-cell>
          <table:table-cell table:formula="of:=MID([.AO57];[.AP57]+LEN([.AX57]);100)">
            <text:p/>
          </table:table-cell>
          <table:table-cell table:formula="of:=[.$G57]&amp;[.$J57]&amp;[.$Q57]&amp;[.$T57]&amp;[.$AA57]&amp;[.$AD57]&amp;[.$AK57]&amp;[.$AN57]&amp;[.$AU57]&amp;[.$AX57]&amp;[.$AY57]" office:value-type="string" office:string-value="Инженеру-технологу" calcext:value-type="string">
            <text:p>Инженеру-технологу</text:p>
          </table:table-cell>
          <table:table-cell office:value-type="string" calcext:value-type="string">
            <text:p>Инженеру-технологу</text:p>
          </table:table-cell>
          <table:table-cell table:style-name="ce17" table:formula="of:=IF([.AZ57]=[.BA57];0;1)" office:value-type="float" office:value="0" calcext:value-type="float">
            <text:p>0</text:p>
          </table:table-cell>
          <table:table-cell table:formula="of:=[.$I57]&amp;[.$J57]&amp;[.$S57]&amp;[.$T57]&amp;[.$AC57]&amp;[.$AD57]&amp;[.$AM57]&amp;[.$AN57]&amp;[.$AW57]&amp;[.$AX57]&amp;[.$AY57]" office:value-type="string" office:string-value="Инженера-технолога" calcext:value-type="string">
            <text:p>Инженера-технолога</text:p>
          </table:table-cell>
          <table:table-cell table:style-name="ce22" office:value-type="string" calcext:value-type="string">
            <text:p>Инженера-технолога</text:p>
          </table:table-cell>
          <table:table-cell table:style-name="ce17" table:formula="of:=IF([.BC57]=[.BD57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Инженер-технолог 2 категории</text:p>
          </table:table-cell>
          <table:table-cell table:formula="of:=MIN(SEARCH(&quot; &quot;;[.A58]&amp;&quot; &quot;);SEARCH(&quot;-&quot;;[.A58]&amp;&quot;-&quot;); SEARCH(&quot;)&quot;;[.A58]&amp;&quot;)&quot;))" office:value-type="float" office:value="8" calcext:value-type="float">
            <text:p>8</text:p>
          </table:table-cell>
          <table:table-cell table:formula="of:=LEFT([.A58];[.B58]-1)" office:value-type="string" office:string-value="Инженер" calcext:value-type="string">
            <text:p>Инженер</text:p>
          </table:table-cell>
          <table:table-cell table:formula="of:=IFERROR(MATCH(RIGHT([.C58];5);[$Окончания.$A$1:$Окончания.$A$1048576];0);IFERROR(MATCH(RIGHT([.C58];4);[$Окончания.$A$1:$Окончания.$A$1048576];0);IFERROR(MATCH(RIGHT([.C58];3);[$Окончания.$A$1:$Окончания.$A$1048576];0);IFERROR(MATCH(RIGHT([.C58];2);[$Окончания.$A$1:$Окончания.$A$1048576];0);MATCH(RIGHT([.C58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58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58]);&quot;&quot;)" office:value-type="string" office:string-value="ру" calcext:value-type="string">
            <text:p>ру</text:p>
          </table:table-cell>
          <table:table-cell table:style-name="ce17" table:formula="of:=LEFT([.C58];LEN([.C58])-LEN([.E58]))&amp;[.F58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58]);&quot;&quot;)" office:value-type="string" office:string-value="ра" calcext:value-type="string">
            <text:p>ра</text:p>
          </table:table-cell>
          <table:table-cell table:style-name="ce17" table:formula="of:=LEFT([.C58];LEN([.C58])-LEN([.E58]))&amp;[.H58]" office:value-type="string" office:string-value="Инженера" calcext:value-type="string">
            <text:p>Инженера</text:p>
          </table:table-cell>
          <table:table-cell table:style-name="ce18" table:formula="of:=MID([.A58];[.B58];1)&amp;IF(MID([.A58];[.B58]+1;1)=&quot;(&quot;; &quot;(&quot;; &quot;&quot;)" office:value-type="string" office:string-value="-" calcext:value-type="string">
            <text:p>-</text:p>
          </table:table-cell>
          <table:table-cell table:formula="of:=MID([.A58];[.B58]+LEN([.J58]);100)" office:value-type="string" office:string-value="технолог 2 категории" calcext:value-type="string">
            <text:p>технолог 2 категории</text:p>
          </table:table-cell>
          <table:table-cell table:formula="of:=MIN(SEARCH(&quot; &quot;;[.K58]&amp;&quot; &quot;);SEARCH(&quot;-&quot;;[.K58]&amp;&quot;-&quot;); SEARCH(&quot;)&quot;;[.K58]&amp;&quot;)&quot;))" office:value-type="float" office:value="9" calcext:value-type="float">
            <text:p>9</text:p>
          </table:table-cell>
          <table:table-cell table:formula="of:=LEFT([.K58];[.L58]-1)" office:value-type="string" office:string-value="технолог" calcext:value-type="string">
            <text:p>технолог</text:p>
          </table:table-cell>
          <table:table-cell table:formula="of:=IFERROR(MATCH(RIGHT([.M58];5);[$Окончания.$A$1:$Окончания.$A$1048576];0);IFERROR(MATCH(RIGHT([.M58];4);[$Окончания.$A$1:$Окончания.$A$1048576];0);IFERROR(MATCH(RIGHT([.M58];3);[$Окончания.$A$1:$Окончания.$A$1048576];0);IFERROR(MATCH(RIGHT([.M58];2);[$Окончания.$A$1:$Окончания.$A$1048576];0);MATCH(RIGHT([.M58];1);[$Окончания.$A$1:$Окончания.$A$1048576];0)))))" office:value-type="float" office:value="13" calcext:value-type="float">
            <text:p>13</text:p>
          </table:table-cell>
          <table:table-cell table:formula="of:=IFERROR(INDEX([$Окончания.$A$1:$Окончания.$A$1048576];[.N58]);&quot;&quot;)" office:value-type="string" office:string-value="г" calcext:value-type="string">
            <text:p>г</text:p>
          </table:table-cell>
          <table:table-cell table:formula="of:=IFERROR(INDEX([$Окончания.$B$1:$Окончания.$B$1048576];[.N58]);&quot;&quot;)" office:value-type="string" office:string-value="гу" calcext:value-type="string">
            <text:p>гу</text:p>
          </table:table-cell>
          <table:table-cell table:style-name="ce17" table:formula="of:=LEFT([.M58];LEN([.M58])-LEN([.O58]))&amp;[.P58]" office:value-type="string" office:string-value="технологу" calcext:value-type="string">
            <text:p>технологу</text:p>
          </table:table-cell>
          <table:table-cell table:style-name="ce17" table:formula="of:=IFERROR(INDEX([$Окончания.$C$1:$Окончания.$C$1048576];[.N58]);&quot;&quot;)" office:value-type="string" office:string-value="га" calcext:value-type="string">
            <text:p>га</text:p>
          </table:table-cell>
          <table:table-cell table:style-name="ce17" table:formula="of:=LEFT([.M58];LEN([.M58])-LEN([.O58]))&amp;[.R58]" office:value-type="string" office:string-value="технолога" calcext:value-type="string">
            <text:p>технолога</text:p>
          </table:table-cell>
          <table:table-cell table:style-name="ce18" table:formula="of:=MID([.K58];[.L58];1)&amp;IF(MID([.K58];[.L58]+1;1)=&quot;(&quot;; &quot;(&quot;; &quot;&quot;)" office:value-type="string" office:string-value=" " calcext:value-type="string">
            <text:p><text:s/></text:p>
          </table:table-cell>
          <table:table-cell table:formula="of:=MID([.K58];[.L58]+LEN([.T58]);100)" office:value-type="string" office:string-value="2 категории" calcext:value-type="string">
            <text:p>2 категории</text:p>
          </table:table-cell>
          <table:table-cell table:formula="of:=MIN(SEARCH(&quot; &quot;;[.U58]&amp;&quot; &quot;);SEARCH(&quot;-&quot;;[.U58]&amp;&quot;-&quot;); SEARCH(&quot;)&quot;;[.U58]&amp;&quot;)&quot;))" office:value-type="float" office:value="2" calcext:value-type="float">
            <text:p>2</text:p>
          </table:table-cell>
          <table:table-cell table:formula="of:=LEFT([.U58];[.V58]-1)" office:value-type="string" office:string-value="2" calcext:value-type="string">
            <text:p>2</text:p>
          </table:table-cell>
          <table:table-cell table:formula="of:=IFERROR(MATCH(RIGHT([.W58];5);[$Окончания.$A$1:$Окончания.$A$1048576];0);IFERROR(MATCH(RIGHT([.W58];4);[$Окончания.$A$1:$Окончания.$A$1048576];0);IFERROR(MATCH(RIGHT([.W58];3);[$Окончания.$A$1:$Окончания.$A$1048576];0);IFERROR(MATCH(RIGHT([.W58];2);[$Окончания.$A$1:$Окончания.$A$1048576];0);MATCH(RIGHT([.W5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58]);&quot;&quot;)">
            <text:p/>
          </table:table-cell>
          <table:table-cell table:formula="of:=IFERROR(INDEX([$Окончания.$B$1:$Окончания.$B$1048576];[.X58]);&quot;&quot;)">
            <text:p/>
          </table:table-cell>
          <table:table-cell table:style-name="ce17" table:formula="of:=LEFT([.W58];LEN([.W58])-LEN([.Y58]))&amp;[.Z58]" office:value-type="string" office:string-value="2" calcext:value-type="string">
            <text:p>2</text:p>
          </table:table-cell>
          <table:table-cell table:style-name="ce17" table:formula="of:=IFERROR(INDEX([$Окончания.$C$1:$Окончания.$C$1048576];[.X58]);&quot;&quot;)">
            <text:p/>
          </table:table-cell>
          <table:table-cell table:style-name="ce17" table:formula="of:=LEFT([.W58];LEN([.W58])-LEN([.Y58]))&amp;[.AB58]" office:value-type="string" office:string-value="2" calcext:value-type="string">
            <text:p>2</text:p>
          </table:table-cell>
          <table:table-cell table:style-name="ce18" table:formula="of:=MID([.U58];[.V58];1)&amp;IF(MID([.U58];[.V58]+1;1)=&quot;(&quot;; &quot;(&quot;; &quot;&quot;)" office:value-type="string" office:string-value=" " calcext:value-type="string">
            <text:p><text:s/></text:p>
          </table:table-cell>
          <table:table-cell table:formula="of:=MID([.U58];[.V58]+LEN([.AD58]);100)" office:value-type="string" office:string-value="категории" calcext:value-type="string">
            <text:p>категории</text:p>
          </table:table-cell>
          <table:table-cell table:formula="of:=MIN(SEARCH(&quot; &quot;;[.AE58]&amp;&quot; &quot;);SEARCH(&quot;-&quot;;[.AE58]&amp;&quot;-&quot;); SEARCH(&quot;)&quot;;[.AE58]&amp;&quot;)&quot;))" office:value-type="float" office:value="10" calcext:value-type="float">
            <text:p>10</text:p>
          </table:table-cell>
          <table:table-cell table:formula="of:=LEFT([.AE58];[.AF58]-1)" office:value-type="string" office:string-value="категории" calcext:value-type="string">
            <text:p>категории</text:p>
          </table:table-cell>
          <table:table-cell table:formula="of:=IFERROR(MATCH(RIGHT([.AG58];5);[$Окончания.$A$1:$Окончания.$A$1048576];0);IFERROR(MATCH(RIGHT([.AG58];4);[$Окончания.$A$1:$Окончания.$A$1048576];0);IFERROR(MATCH(RIGHT([.AG58];3);[$Окончания.$A$1:$Окончания.$A$1048576];0);IFERROR(MATCH(RIGHT([.AG58];2);[$Окончания.$A$1:$Окончания.$A$1048576];0);MATCH(RIGHT([.AG5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58]);&quot;&quot;)">
            <text:p/>
          </table:table-cell>
          <table:table-cell table:formula="of:=IFERROR(INDEX([$Окончания.$B$1:$Окончания.$B$1048576];[.AH58]);&quot;&quot;)">
            <text:p/>
          </table:table-cell>
          <table:table-cell table:style-name="ce17" table:formula="of:=LEFT([.AG58];LEN([.AG58])-LEN([.AI58]))&amp;[.AJ58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AH58]);&quot;&quot;)">
            <text:p/>
          </table:table-cell>
          <table:table-cell table:style-name="ce17" table:formula="of:=LEFT([.AG58];LEN([.AG58])-LEN([.AI58]))&amp;[.AL58]" office:value-type="string" office:string-value="категории" calcext:value-type="string">
            <text:p>категории</text:p>
          </table:table-cell>
          <table:table-cell table:style-name="ce18" table:formula="of:=MID([.AE58];[.AF58];1)&amp;IF(MID([.AE58];[.AF58]+1;1)=&quot;(&quot;; &quot;(&quot;; &quot;&quot;)">
            <text:p/>
          </table:table-cell>
          <table:table-cell table:formula="of:=MID([.AE58];[.AF58]+LEN([.AN58]);100)">
            <text:p/>
          </table:table-cell>
          <table:table-cell table:formula="of:=MIN(SEARCH(&quot; &quot;;[.AO58]&amp;&quot; &quot;);SEARCH(&quot;-&quot;;[.AO58]&amp;&quot;-&quot;); SEARCH(&quot;)&quot;;[.AO58]&amp;&quot;)&quot;))" office:value-type="float" office:value="1" calcext:value-type="float">
            <text:p>1</text:p>
          </table:table-cell>
          <table:table-cell table:formula="of:=LEFT([.AO58];[.AP58]-1)">
            <text:p/>
          </table:table-cell>
          <table:table-cell table:formula="of:=IFERROR(MATCH(RIGHT([.AQ58];5);[$Окончания.$A$1:$Окончания.$A$1048576];0);IFERROR(MATCH(RIGHT([.AQ58];4);[$Окончания.$A$1:$Окончания.$A$1048576];0);IFERROR(MATCH(RIGHT([.AQ58];3);[$Окончания.$A$1:$Окончания.$A$1048576];0);IFERROR(MATCH(RIGHT([.AQ58];2);[$Окончания.$A$1:$Окончания.$A$1048576];0);MATCH(RIGHT([.AQ5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58]);&quot;&quot;)">
            <text:p/>
          </table:table-cell>
          <table:table-cell table:formula="of:=IFERROR(INDEX([$Окончания.$B$1:$Окончания.$B$1048576];[.AR58]);&quot;&quot;)">
            <text:p/>
          </table:table-cell>
          <table:table-cell table:style-name="ce17" table:formula="of:=LEFT([.AQ58];LEN([.AQ58])-LEN([.AS58]))&amp;[.AT58]">
            <text:p/>
          </table:table-cell>
          <table:table-cell table:style-name="ce17" table:formula="of:=IFERROR(INDEX([$Окончания.$C$1:$Окончания.$C$1048576];[.AR58]);&quot;&quot;)">
            <text:p/>
          </table:table-cell>
          <table:table-cell table:style-name="ce17" table:formula="of:=LEFT([.AQ58];LEN([.AQ58])-LEN([.AS58]))&amp;[.AV58]">
            <text:p/>
          </table:table-cell>
          <table:table-cell table:style-name="ce18" table:formula="of:=MID([.AO58];[.AP58];1)&amp;IF(MID([.AO58];[.AP58]+1;1)=&quot;(&quot;; &quot;(&quot;; &quot;&quot;)">
            <text:p/>
          </table:table-cell>
          <table:table-cell table:formula="of:=MID([.AO58];[.AP58]+LEN([.AX58]);100)">
            <text:p/>
          </table:table-cell>
          <table:table-cell table:formula="of:=[.$G58]&amp;[.$J58]&amp;[.$Q58]&amp;[.$T58]&amp;[.$AA58]&amp;[.$AD58]&amp;[.$AK58]&amp;[.$AN58]&amp;[.$AU58]&amp;[.$AX58]&amp;[.$AY58]" office:value-type="string" office:string-value="Инженеру-технологу 2 категории" calcext:value-type="string">
            <text:p>Инженеру-технологу 2 категории</text:p>
          </table:table-cell>
          <table:table-cell office:value-type="string" calcext:value-type="string">
            <text:p>Инженеру-технологу 2 категории</text:p>
          </table:table-cell>
          <table:table-cell table:style-name="ce17" table:formula="of:=IF([.AZ58]=[.BA58];0;1)" office:value-type="float" office:value="0" calcext:value-type="float">
            <text:p>0</text:p>
          </table:table-cell>
          <table:table-cell table:formula="of:=[.$I58]&amp;[.$J58]&amp;[.$S58]&amp;[.$T58]&amp;[.$AC58]&amp;[.$AD58]&amp;[.$AM58]&amp;[.$AN58]&amp;[.$AW58]&amp;[.$AX58]&amp;[.$AY58]" office:value-type="string" office:string-value="Инженера-технолога 2 категории" calcext:value-type="string">
            <text:p>Инженера-технолога 2 категории</text:p>
          </table:table-cell>
          <table:table-cell table:style-name="ce22" office:value-type="string" calcext:value-type="string">
            <text:p>Инженера-технолога 2 категории</text:p>
          </table:table-cell>
          <table:table-cell table:style-name="ce17" table:formula="of:=IF([.BC58]=[.BD58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инженер-энергетик</text:p>
          </table:table-cell>
          <table:table-cell table:formula="of:=MIN(SEARCH(&quot; &quot;;[.A59]&amp;&quot; &quot;);SEARCH(&quot;-&quot;;[.A59]&amp;&quot;-&quot;); SEARCH(&quot;)&quot;;[.A59]&amp;&quot;)&quot;))" office:value-type="float" office:value="8" calcext:value-type="float">
            <text:p>8</text:p>
          </table:table-cell>
          <table:table-cell table:formula="of:=LEFT([.A59];[.B59]-1)" office:value-type="string" office:string-value="инженер" calcext:value-type="string">
            <text:p>инженер</text:p>
          </table:table-cell>
          <table:table-cell table:formula="of:=IFERROR(MATCH(RIGHT([.C59];5);[$Окончания.$A$1:$Окончания.$A$1048576];0);IFERROR(MATCH(RIGHT([.C59];4);[$Окончания.$A$1:$Окончания.$A$1048576];0);IFERROR(MATCH(RIGHT([.C59];3);[$Окончания.$A$1:$Окончания.$A$1048576];0);IFERROR(MATCH(RIGHT([.C59];2);[$Окончания.$A$1:$Окончания.$A$1048576];0);MATCH(RIGHT([.C59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59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59]);&quot;&quot;)" office:value-type="string" office:string-value="ру" calcext:value-type="string">
            <text:p>ру</text:p>
          </table:table-cell>
          <table:table-cell table:style-name="ce17" table:formula="of:=LEFT([.C59];LEN([.C59])-LEN([.E59]))&amp;[.F59]" office:value-type="string" office:string-value="инженеру" calcext:value-type="string">
            <text:p>инженеру</text:p>
          </table:table-cell>
          <table:table-cell table:style-name="ce17" table:formula="of:=IFERROR(INDEX([$Окончания.$C$1:$Окончания.$C$1048576];[.D59]);&quot;&quot;)" office:value-type="string" office:string-value="ра" calcext:value-type="string">
            <text:p>ра</text:p>
          </table:table-cell>
          <table:table-cell table:style-name="ce17" table:formula="of:=LEFT([.C59];LEN([.C59])-LEN([.E59]))&amp;[.H59]" office:value-type="string" office:string-value="инженера" calcext:value-type="string">
            <text:p>инженера</text:p>
          </table:table-cell>
          <table:table-cell table:style-name="ce18" table:formula="of:=MID([.A59];[.B59];1)&amp;IF(MID([.A59];[.B59]+1;1)=&quot;(&quot;; &quot;(&quot;; &quot;&quot;)" office:value-type="string" office:string-value="-" calcext:value-type="string">
            <text:p>-</text:p>
          </table:table-cell>
          <table:table-cell table:formula="of:=MID([.A59];[.B59]+LEN([.J59]);100)" office:value-type="string" office:string-value="энергетик" calcext:value-type="string">
            <text:p>энергетик</text:p>
          </table:table-cell>
          <table:table-cell table:formula="of:=MIN(SEARCH(&quot; &quot;;[.K59]&amp;&quot; &quot;);SEARCH(&quot;-&quot;;[.K59]&amp;&quot;-&quot;); SEARCH(&quot;)&quot;;[.K59]&amp;&quot;)&quot;))" office:value-type="float" office:value="10" calcext:value-type="float">
            <text:p>10</text:p>
          </table:table-cell>
          <table:table-cell table:formula="of:=LEFT([.K59];[.L59]-1)" office:value-type="string" office:string-value="энергетик" calcext:value-type="string">
            <text:p>энергетик</text:p>
          </table:table-cell>
          <table:table-cell table:formula="of:=IFERROR(MATCH(RIGHT([.M59];5);[$Окончания.$A$1:$Окончания.$A$1048576];0);IFERROR(MATCH(RIGHT([.M59];4);[$Окончания.$A$1:$Окончания.$A$1048576];0);IFERROR(MATCH(RIGHT([.M59];3);[$Окончания.$A$1:$Окончания.$A$1048576];0);IFERROR(MATCH(RIGHT([.M59];2);[$Окончания.$A$1:$Окончания.$A$1048576];0);MATCH(RIGHT([.M59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N59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N59]);&quot;&quot;)" office:value-type="string" office:string-value="ку" calcext:value-type="string">
            <text:p>ку</text:p>
          </table:table-cell>
          <table:table-cell table:style-name="ce17" table:formula="of:=LEFT([.M59];LEN([.M59])-LEN([.O59]))&amp;[.P59]" office:value-type="string" office:string-value="энергетику" calcext:value-type="string">
            <text:p>энергетику</text:p>
          </table:table-cell>
          <table:table-cell table:style-name="ce17" table:formula="of:=IFERROR(INDEX([$Окончания.$C$1:$Окончания.$C$1048576];[.N59]);&quot;&quot;)" office:value-type="string" office:string-value="ка" calcext:value-type="string">
            <text:p>ка</text:p>
          </table:table-cell>
          <table:table-cell table:style-name="ce17" table:formula="of:=LEFT([.M59];LEN([.M59])-LEN([.O59]))&amp;[.R59]" office:value-type="string" office:string-value="энергетика" calcext:value-type="string">
            <text:p>энергетика</text:p>
          </table:table-cell>
          <table:table-cell table:style-name="ce18" table:formula="of:=MID([.K59];[.L59];1)&amp;IF(MID([.K59];[.L59]+1;1)=&quot;(&quot;; &quot;(&quot;; &quot;&quot;)">
            <text:p/>
          </table:table-cell>
          <table:table-cell table:formula="of:=MID([.K59];[.L59]+LEN([.T59]);100)">
            <text:p/>
          </table:table-cell>
          <table:table-cell table:formula="of:=MIN(SEARCH(&quot; &quot;;[.U59]&amp;&quot; &quot;);SEARCH(&quot;-&quot;;[.U59]&amp;&quot;-&quot;); SEARCH(&quot;)&quot;;[.U59]&amp;&quot;)&quot;))" office:value-type="float" office:value="1" calcext:value-type="float">
            <text:p>1</text:p>
          </table:table-cell>
          <table:table-cell table:formula="of:=LEFT([.U59];[.V59]-1)">
            <text:p/>
          </table:table-cell>
          <table:table-cell table:formula="of:=IFERROR(MATCH(RIGHT([.W59];5);[$Окончания.$A$1:$Окончания.$A$1048576];0);IFERROR(MATCH(RIGHT([.W59];4);[$Окончания.$A$1:$Окончания.$A$1048576];0);IFERROR(MATCH(RIGHT([.W59];3);[$Окончания.$A$1:$Окончания.$A$1048576];0);IFERROR(MATCH(RIGHT([.W59];2);[$Окончания.$A$1:$Окончания.$A$1048576];0);MATCH(RIGHT([.W5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59]);&quot;&quot;)">
            <text:p/>
          </table:table-cell>
          <table:table-cell table:formula="of:=IFERROR(INDEX([$Окончания.$B$1:$Окончания.$B$1048576];[.X59]);&quot;&quot;)">
            <text:p/>
          </table:table-cell>
          <table:table-cell table:style-name="ce17" table:formula="of:=LEFT([.W59];LEN([.W59])-LEN([.Y59]))&amp;[.Z59]">
            <text:p/>
          </table:table-cell>
          <table:table-cell table:style-name="ce17" table:formula="of:=IFERROR(INDEX([$Окончания.$C$1:$Окончания.$C$1048576];[.X59]);&quot;&quot;)">
            <text:p/>
          </table:table-cell>
          <table:table-cell table:style-name="ce17" table:formula="of:=LEFT([.W59];LEN([.W59])-LEN([.Y59]))&amp;[.AB59]">
            <text:p/>
          </table:table-cell>
          <table:table-cell table:style-name="ce18" table:formula="of:=MID([.U59];[.V59];1)&amp;IF(MID([.U59];[.V59]+1;1)=&quot;(&quot;; &quot;(&quot;; &quot;&quot;)">
            <text:p/>
          </table:table-cell>
          <table:table-cell table:formula="of:=MID([.U59];[.V59]+LEN([.AD59]);100)">
            <text:p/>
          </table:table-cell>
          <table:table-cell table:formula="of:=MIN(SEARCH(&quot; &quot;;[.AE59]&amp;&quot; &quot;);SEARCH(&quot;-&quot;;[.AE59]&amp;&quot;-&quot;); SEARCH(&quot;)&quot;;[.AE59]&amp;&quot;)&quot;))" office:value-type="float" office:value="1" calcext:value-type="float">
            <text:p>1</text:p>
          </table:table-cell>
          <table:table-cell table:formula="of:=LEFT([.AE59];[.AF59]-1)">
            <text:p/>
          </table:table-cell>
          <table:table-cell table:formula="of:=IFERROR(MATCH(RIGHT([.AG59];5);[$Окончания.$A$1:$Окончания.$A$1048576];0);IFERROR(MATCH(RIGHT([.AG59];4);[$Окончания.$A$1:$Окончания.$A$1048576];0);IFERROR(MATCH(RIGHT([.AG59];3);[$Окончания.$A$1:$Окончания.$A$1048576];0);IFERROR(MATCH(RIGHT([.AG59];2);[$Окончания.$A$1:$Окончания.$A$1048576];0);MATCH(RIGHT([.AG5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59]);&quot;&quot;)">
            <text:p/>
          </table:table-cell>
          <table:table-cell table:formula="of:=IFERROR(INDEX([$Окончания.$B$1:$Окончания.$B$1048576];[.AH59]);&quot;&quot;)">
            <text:p/>
          </table:table-cell>
          <table:table-cell table:style-name="ce17" table:formula="of:=LEFT([.AG59];LEN([.AG59])-LEN([.AI59]))&amp;[.AJ59]">
            <text:p/>
          </table:table-cell>
          <table:table-cell table:style-name="ce17" table:formula="of:=IFERROR(INDEX([$Окончания.$C$1:$Окончания.$C$1048576];[.AH59]);&quot;&quot;)">
            <text:p/>
          </table:table-cell>
          <table:table-cell table:style-name="ce17" table:formula="of:=LEFT([.AG59];LEN([.AG59])-LEN([.AI59]))&amp;[.AL59]">
            <text:p/>
          </table:table-cell>
          <table:table-cell table:style-name="ce18" table:formula="of:=MID([.AE59];[.AF59];1)&amp;IF(MID([.AE59];[.AF59]+1;1)=&quot;(&quot;; &quot;(&quot;; &quot;&quot;)">
            <text:p/>
          </table:table-cell>
          <table:table-cell table:formula="of:=MID([.AE59];[.AF59]+LEN([.AN59]);100)">
            <text:p/>
          </table:table-cell>
          <table:table-cell table:formula="of:=MIN(SEARCH(&quot; &quot;;[.AO59]&amp;&quot; &quot;);SEARCH(&quot;-&quot;;[.AO59]&amp;&quot;-&quot;); SEARCH(&quot;)&quot;;[.AO59]&amp;&quot;)&quot;))" office:value-type="float" office:value="1" calcext:value-type="float">
            <text:p>1</text:p>
          </table:table-cell>
          <table:table-cell table:formula="of:=LEFT([.AO59];[.AP59]-1)">
            <text:p/>
          </table:table-cell>
          <table:table-cell table:formula="of:=IFERROR(MATCH(RIGHT([.AQ59];5);[$Окончания.$A$1:$Окончания.$A$1048576];0);IFERROR(MATCH(RIGHT([.AQ59];4);[$Окончания.$A$1:$Окончания.$A$1048576];0);IFERROR(MATCH(RIGHT([.AQ59];3);[$Окончания.$A$1:$Окончания.$A$1048576];0);IFERROR(MATCH(RIGHT([.AQ59];2);[$Окончания.$A$1:$Окончания.$A$1048576];0);MATCH(RIGHT([.AQ5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59]);&quot;&quot;)">
            <text:p/>
          </table:table-cell>
          <table:table-cell table:formula="of:=IFERROR(INDEX([$Окончания.$B$1:$Окончания.$B$1048576];[.AR59]);&quot;&quot;)">
            <text:p/>
          </table:table-cell>
          <table:table-cell table:style-name="ce17" table:formula="of:=LEFT([.AQ59];LEN([.AQ59])-LEN([.AS59]))&amp;[.AT59]">
            <text:p/>
          </table:table-cell>
          <table:table-cell table:style-name="ce17" table:formula="of:=IFERROR(INDEX([$Окончания.$C$1:$Окончания.$C$1048576];[.AR59]);&quot;&quot;)">
            <text:p/>
          </table:table-cell>
          <table:table-cell table:style-name="ce17" table:formula="of:=LEFT([.AQ59];LEN([.AQ59])-LEN([.AS59]))&amp;[.AV59]">
            <text:p/>
          </table:table-cell>
          <table:table-cell table:style-name="ce18" table:formula="of:=MID([.AO59];[.AP59];1)&amp;IF(MID([.AO59];[.AP59]+1;1)=&quot;(&quot;; &quot;(&quot;; &quot;&quot;)">
            <text:p/>
          </table:table-cell>
          <table:table-cell table:formula="of:=MID([.AO59];[.AP59]+LEN([.AX59]);100)">
            <text:p/>
          </table:table-cell>
          <table:table-cell table:formula="of:=[.$G59]&amp;[.$J59]&amp;[.$Q59]&amp;[.$T59]&amp;[.$AA59]&amp;[.$AD59]&amp;[.$AK59]&amp;[.$AN59]&amp;[.$AU59]&amp;[.$AX59]&amp;[.$AY59]" office:value-type="string" office:string-value="инженеру-энергетику" calcext:value-type="string">
            <text:p>инженеру-энергетику</text:p>
          </table:table-cell>
          <table:table-cell office:value-type="string" calcext:value-type="string">
            <text:p>инженеру-энергетику</text:p>
          </table:table-cell>
          <table:table-cell table:style-name="ce17" table:formula="of:=IF([.AZ59]=[.BA59];0;1)" office:value-type="float" office:value="0" calcext:value-type="float">
            <text:p>0</text:p>
          </table:table-cell>
          <table:table-cell table:formula="of:=[.$I59]&amp;[.$J59]&amp;[.$S59]&amp;[.$T59]&amp;[.$AC59]&amp;[.$AD59]&amp;[.$AM59]&amp;[.$AN59]&amp;[.$AW59]&amp;[.$AX59]&amp;[.$AY59]" office:value-type="string" office:string-value="инженера-энергетика" calcext:value-type="string">
            <text:p>инженера-энергетика</text:p>
          </table:table-cell>
          <table:table-cell table:style-name="ce22" office:value-type="string" calcext:value-type="string">
            <text:p>инженера-энергетика</text:p>
          </table:table-cell>
          <table:table-cell table:style-name="ce17" table:formula="of:=IF([.BC59]=[.BD59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Кладовщик</text:p>
          </table:table-cell>
          <table:table-cell table:formula="of:=MIN(SEARCH(&quot; &quot;;[.A60]&amp;&quot; &quot;);SEARCH(&quot;-&quot;;[.A60]&amp;&quot;-&quot;); SEARCH(&quot;)&quot;;[.A60]&amp;&quot;)&quot;))" office:value-type="float" office:value="10" calcext:value-type="float">
            <text:p>10</text:p>
          </table:table-cell>
          <table:table-cell table:formula="of:=LEFT([.A60];[.B60]-1)" office:value-type="string" office:string-value="Кладовщик" calcext:value-type="string">
            <text:p>Кладовщик</text:p>
          </table:table-cell>
          <table:table-cell table:formula="of:=IFERROR(MATCH(RIGHT([.C60];5);[$Окончания.$A$1:$Окончания.$A$1048576];0);IFERROR(MATCH(RIGHT([.C60];4);[$Окончания.$A$1:$Окончания.$A$1048576];0);IFERROR(MATCH(RIGHT([.C60];3);[$Окончания.$A$1:$Окончания.$A$1048576];0);IFERROR(MATCH(RIGHT([.C60];2);[$Окончания.$A$1:$Окончания.$A$1048576];0);MATCH(RIGHT([.C60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60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60]);&quot;&quot;)" office:value-type="string" office:string-value="ку" calcext:value-type="string">
            <text:p>ку</text:p>
          </table:table-cell>
          <table:table-cell table:style-name="ce17" table:formula="of:=LEFT([.C60];LEN([.C60])-LEN([.E60]))&amp;[.F60]" office:value-type="string" office:string-value="Кладовщику" calcext:value-type="string">
            <text:p>Кладовщику</text:p>
          </table:table-cell>
          <table:table-cell table:style-name="ce17" table:formula="of:=IFERROR(INDEX([$Окончания.$C$1:$Окончания.$C$1048576];[.D60]);&quot;&quot;)" office:value-type="string" office:string-value="ка" calcext:value-type="string">
            <text:p>ка</text:p>
          </table:table-cell>
          <table:table-cell table:style-name="ce17" table:formula="of:=LEFT([.C60];LEN([.C60])-LEN([.E60]))&amp;[.H60]" office:value-type="string" office:string-value="Кладовщика" calcext:value-type="string">
            <text:p>Кладовщика</text:p>
          </table:table-cell>
          <table:table-cell table:style-name="ce18" table:formula="of:=MID([.A60];[.B60];1)&amp;IF(MID([.A60];[.B60]+1;1)=&quot;(&quot;; &quot;(&quot;; &quot;&quot;)">
            <text:p/>
          </table:table-cell>
          <table:table-cell table:formula="of:=MID([.A60];[.B60]+LEN([.J60]);100)">
            <text:p/>
          </table:table-cell>
          <table:table-cell table:formula="of:=MIN(SEARCH(&quot; &quot;;[.K60]&amp;&quot; &quot;);SEARCH(&quot;-&quot;;[.K60]&amp;&quot;-&quot;); SEARCH(&quot;)&quot;;[.K60]&amp;&quot;)&quot;))" office:value-type="float" office:value="1" calcext:value-type="float">
            <text:p>1</text:p>
          </table:table-cell>
          <table:table-cell table:formula="of:=LEFT([.K60];[.L60]-1)">
            <text:p/>
          </table:table-cell>
          <table:table-cell table:formula="of:=IFERROR(MATCH(RIGHT([.M60];5);[$Окончания.$A$1:$Окончания.$A$1048576];0);IFERROR(MATCH(RIGHT([.M60];4);[$Окончания.$A$1:$Окончания.$A$1048576];0);IFERROR(MATCH(RIGHT([.M60];3);[$Окончания.$A$1:$Окончания.$A$1048576];0);IFERROR(MATCH(RIGHT([.M60];2);[$Окончания.$A$1:$Окончания.$A$1048576];0);MATCH(RIGHT([.M6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60]);&quot;&quot;)">
            <text:p/>
          </table:table-cell>
          <table:table-cell table:formula="of:=IFERROR(INDEX([$Окончания.$B$1:$Окончания.$B$1048576];[.N60]);&quot;&quot;)">
            <text:p/>
          </table:table-cell>
          <table:table-cell table:style-name="ce17" table:formula="of:=LEFT([.M60];LEN([.M60])-LEN([.O60]))&amp;[.P60]">
            <text:p/>
          </table:table-cell>
          <table:table-cell table:style-name="ce17" table:formula="of:=IFERROR(INDEX([$Окончания.$C$1:$Окончания.$C$1048576];[.N60]);&quot;&quot;)">
            <text:p/>
          </table:table-cell>
          <table:table-cell table:style-name="ce17" table:formula="of:=LEFT([.M60];LEN([.M60])-LEN([.O60]))&amp;[.R60]">
            <text:p/>
          </table:table-cell>
          <table:table-cell table:style-name="ce18" table:formula="of:=MID([.K60];[.L60];1)&amp;IF(MID([.K60];[.L60]+1;1)=&quot;(&quot;; &quot;(&quot;; &quot;&quot;)">
            <text:p/>
          </table:table-cell>
          <table:table-cell table:formula="of:=MID([.K60];[.L60]+LEN([.T60]);100)">
            <text:p/>
          </table:table-cell>
          <table:table-cell table:formula="of:=MIN(SEARCH(&quot; &quot;;[.U60]&amp;&quot; &quot;);SEARCH(&quot;-&quot;;[.U60]&amp;&quot;-&quot;); SEARCH(&quot;)&quot;;[.U60]&amp;&quot;)&quot;))" office:value-type="float" office:value="1" calcext:value-type="float">
            <text:p>1</text:p>
          </table:table-cell>
          <table:table-cell table:formula="of:=LEFT([.U60];[.V60]-1)">
            <text:p/>
          </table:table-cell>
          <table:table-cell table:formula="of:=IFERROR(MATCH(RIGHT([.W60];5);[$Окончания.$A$1:$Окончания.$A$1048576];0);IFERROR(MATCH(RIGHT([.W60];4);[$Окончания.$A$1:$Окончания.$A$1048576];0);IFERROR(MATCH(RIGHT([.W60];3);[$Окончания.$A$1:$Окончания.$A$1048576];0);IFERROR(MATCH(RIGHT([.W60];2);[$Окончания.$A$1:$Окончания.$A$1048576];0);MATCH(RIGHT([.W6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60]);&quot;&quot;)">
            <text:p/>
          </table:table-cell>
          <table:table-cell table:formula="of:=IFERROR(INDEX([$Окончания.$B$1:$Окончания.$B$1048576];[.X60]);&quot;&quot;)">
            <text:p/>
          </table:table-cell>
          <table:table-cell table:style-name="ce17" table:formula="of:=LEFT([.W60];LEN([.W60])-LEN([.Y60]))&amp;[.Z60]">
            <text:p/>
          </table:table-cell>
          <table:table-cell table:style-name="ce17" table:formula="of:=IFERROR(INDEX([$Окончания.$C$1:$Окончания.$C$1048576];[.X60]);&quot;&quot;)">
            <text:p/>
          </table:table-cell>
          <table:table-cell table:style-name="ce17" table:formula="of:=LEFT([.W60];LEN([.W60])-LEN([.Y60]))&amp;[.AB60]">
            <text:p/>
          </table:table-cell>
          <table:table-cell table:style-name="ce18" table:formula="of:=MID([.U60];[.V60];1)&amp;IF(MID([.U60];[.V60]+1;1)=&quot;(&quot;; &quot;(&quot;; &quot;&quot;)">
            <text:p/>
          </table:table-cell>
          <table:table-cell table:formula="of:=MID([.U60];[.V60]+LEN([.AD60]);100)">
            <text:p/>
          </table:table-cell>
          <table:table-cell table:formula="of:=MIN(SEARCH(&quot; &quot;;[.AE60]&amp;&quot; &quot;);SEARCH(&quot;-&quot;;[.AE60]&amp;&quot;-&quot;); SEARCH(&quot;)&quot;;[.AE60]&amp;&quot;)&quot;))" office:value-type="float" office:value="1" calcext:value-type="float">
            <text:p>1</text:p>
          </table:table-cell>
          <table:table-cell table:formula="of:=LEFT([.AE60];[.AF60]-1)">
            <text:p/>
          </table:table-cell>
          <table:table-cell table:formula="of:=IFERROR(MATCH(RIGHT([.AG60];5);[$Окончания.$A$1:$Окончания.$A$1048576];0);IFERROR(MATCH(RIGHT([.AG60];4);[$Окончания.$A$1:$Окончания.$A$1048576];0);IFERROR(MATCH(RIGHT([.AG60];3);[$Окончания.$A$1:$Окончания.$A$1048576];0);IFERROR(MATCH(RIGHT([.AG60];2);[$Окончания.$A$1:$Окончания.$A$1048576];0);MATCH(RIGHT([.AG6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60]);&quot;&quot;)">
            <text:p/>
          </table:table-cell>
          <table:table-cell table:formula="of:=IFERROR(INDEX([$Окончания.$B$1:$Окончания.$B$1048576];[.AH60]);&quot;&quot;)">
            <text:p/>
          </table:table-cell>
          <table:table-cell table:style-name="ce17" table:formula="of:=LEFT([.AG60];LEN([.AG60])-LEN([.AI60]))&amp;[.AJ60]">
            <text:p/>
          </table:table-cell>
          <table:table-cell table:style-name="ce17" table:formula="of:=IFERROR(INDEX([$Окончания.$C$1:$Окончания.$C$1048576];[.AH60]);&quot;&quot;)">
            <text:p/>
          </table:table-cell>
          <table:table-cell table:style-name="ce17" table:formula="of:=LEFT([.AG60];LEN([.AG60])-LEN([.AI60]))&amp;[.AL60]">
            <text:p/>
          </table:table-cell>
          <table:table-cell table:style-name="ce18" table:formula="of:=MID([.AE60];[.AF60];1)&amp;IF(MID([.AE60];[.AF60]+1;1)=&quot;(&quot;; &quot;(&quot;; &quot;&quot;)">
            <text:p/>
          </table:table-cell>
          <table:table-cell table:formula="of:=MID([.AE60];[.AF60]+LEN([.AN60]);100)">
            <text:p/>
          </table:table-cell>
          <table:table-cell table:formula="of:=MIN(SEARCH(&quot; &quot;;[.AO60]&amp;&quot; &quot;);SEARCH(&quot;-&quot;;[.AO60]&amp;&quot;-&quot;); SEARCH(&quot;)&quot;;[.AO60]&amp;&quot;)&quot;))" office:value-type="float" office:value="1" calcext:value-type="float">
            <text:p>1</text:p>
          </table:table-cell>
          <table:table-cell table:formula="of:=LEFT([.AO60];[.AP60]-1)">
            <text:p/>
          </table:table-cell>
          <table:table-cell table:formula="of:=IFERROR(MATCH(RIGHT([.AQ60];5);[$Окончания.$A$1:$Окончания.$A$1048576];0);IFERROR(MATCH(RIGHT([.AQ60];4);[$Окончания.$A$1:$Окончания.$A$1048576];0);IFERROR(MATCH(RIGHT([.AQ60];3);[$Окончания.$A$1:$Окончания.$A$1048576];0);IFERROR(MATCH(RIGHT([.AQ60];2);[$Окончания.$A$1:$Окончания.$A$1048576];0);MATCH(RIGHT([.AQ6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60]);&quot;&quot;)">
            <text:p/>
          </table:table-cell>
          <table:table-cell table:formula="of:=IFERROR(INDEX([$Окончания.$B$1:$Окончания.$B$1048576];[.AR60]);&quot;&quot;)">
            <text:p/>
          </table:table-cell>
          <table:table-cell table:style-name="ce17" table:formula="of:=LEFT([.AQ60];LEN([.AQ60])-LEN([.AS60]))&amp;[.AT60]">
            <text:p/>
          </table:table-cell>
          <table:table-cell table:style-name="ce17" table:formula="of:=IFERROR(INDEX([$Окончания.$C$1:$Окончания.$C$1048576];[.AR60]);&quot;&quot;)">
            <text:p/>
          </table:table-cell>
          <table:table-cell table:style-name="ce17" table:formula="of:=LEFT([.AQ60];LEN([.AQ60])-LEN([.AS60]))&amp;[.AV60]">
            <text:p/>
          </table:table-cell>
          <table:table-cell table:style-name="ce18" table:formula="of:=MID([.AO60];[.AP60];1)&amp;IF(MID([.AO60];[.AP60]+1;1)=&quot;(&quot;; &quot;(&quot;; &quot;&quot;)">
            <text:p/>
          </table:table-cell>
          <table:table-cell table:formula="of:=MID([.AO60];[.AP60]+LEN([.AX60]);100)">
            <text:p/>
          </table:table-cell>
          <table:table-cell table:formula="of:=[.$G60]&amp;[.$J60]&amp;[.$Q60]&amp;[.$T60]&amp;[.$AA60]&amp;[.$AD60]&amp;[.$AK60]&amp;[.$AN60]&amp;[.$AU60]&amp;[.$AX60]&amp;[.$AY60]" office:value-type="string" office:string-value="Кладовщику" calcext:value-type="string">
            <text:p>Кладовщику</text:p>
          </table:table-cell>
          <table:table-cell office:value-type="string" calcext:value-type="string">
            <text:p>Кладовщику</text:p>
          </table:table-cell>
          <table:table-cell table:style-name="ce17" table:formula="of:=IF([.AZ60]=[.BA60];0;1)" office:value-type="float" office:value="0" calcext:value-type="float">
            <text:p>0</text:p>
          </table:table-cell>
          <table:table-cell table:formula="of:=[.$I60]&amp;[.$J60]&amp;[.$S60]&amp;[.$T60]&amp;[.$AC60]&amp;[.$AD60]&amp;[.$AM60]&amp;[.$AN60]&amp;[.$AW60]&amp;[.$AX60]&amp;[.$AY60]" office:value-type="string" office:string-value="Кладовщика" calcext:value-type="string">
            <text:p>Кладовщика</text:p>
          </table:table-cell>
          <table:table-cell table:style-name="ce22" office:value-type="string" calcext:value-type="string">
            <text:p>Кладовщика</text:p>
          </table:table-cell>
          <table:table-cell table:style-name="ce17" table:formula="of:=IF([.BC60]=[.BD60];0;1)" office:value-type="float" office:value="0" calcext:value-type="float">
            <text:p>0</text:p>
          </table:table-cell>
          <table:table-cell table:number-columns-repeated="967"/>
        </table:table-row>
        <table:table-row table:style-name="ro9">
          <table:table-cell table:style-name="ce14" office:value-type="string" calcext:value-type="string">
            <text:p>Контролёр лома и отходов металла</text:p>
          </table:table-cell>
          <table:table-cell table:formula="of:=MIN(SEARCH(&quot; &quot;;[.A61]&amp;&quot; &quot;);SEARCH(&quot;-&quot;;[.A61]&amp;&quot;-&quot;); SEARCH(&quot;)&quot;;[.A61]&amp;&quot;)&quot;))" office:value-type="float" office:value="10" calcext:value-type="float">
            <text:p>10</text:p>
          </table:table-cell>
          <table:table-cell table:formula="of:=LEFT([.A61];[.B61]-1)" office:value-type="string" office:string-value="Контролёр" calcext:value-type="string">
            <text:p>Контролёр</text:p>
          </table:table-cell>
          <table:table-cell table:formula="of:=IFERROR(MATCH(RIGHT([.C61];5);[$Окончания.$A$1:$Окончания.$A$1048576];0);IFERROR(MATCH(RIGHT([.C61];4);[$Окончания.$A$1:$Окончания.$A$1048576];0);IFERROR(MATCH(RIGHT([.C61];3);[$Окончания.$A$1:$Окончания.$A$1048576];0);IFERROR(MATCH(RIGHT([.C61];2);[$Окончания.$A$1:$Окончания.$A$1048576];0);MATCH(RIGHT([.C61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61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61]);&quot;&quot;)" office:value-type="string" office:string-value="ру" calcext:value-type="string">
            <text:p>ру</text:p>
          </table:table-cell>
          <table:table-cell table:style-name="ce17" table:formula="of:=LEFT([.C61];LEN([.C61])-LEN([.E61]))&amp;[.F61]" office:value-type="string" office:string-value="Контролёру" calcext:value-type="string">
            <text:p>Контролёру</text:p>
          </table:table-cell>
          <table:table-cell table:style-name="ce17" table:formula="of:=IFERROR(INDEX([$Окончания.$C$1:$Окончания.$C$1048576];[.D61]);&quot;&quot;)" office:value-type="string" office:string-value="ра" calcext:value-type="string">
            <text:p>ра</text:p>
          </table:table-cell>
          <table:table-cell table:style-name="ce17" table:formula="of:=LEFT([.C61];LEN([.C61])-LEN([.E61]))&amp;[.H61]" office:value-type="string" office:string-value="Контролёра" calcext:value-type="string">
            <text:p>Контролёра</text:p>
          </table:table-cell>
          <table:table-cell table:style-name="ce18" table:formula="of:=MID([.A61];[.B61];1)&amp;IF(MID([.A61];[.B61]+1;1)=&quot;(&quot;; &quot;(&quot;; &quot;&quot;)" office:value-type="string" office:string-value=" " calcext:value-type="string">
            <text:p><text:s/></text:p>
          </table:table-cell>
          <table:table-cell table:formula="of:=MID([.A61];[.B61]+LEN([.J61]);100)" office:value-type="string" office:string-value="лома и отходов металла" calcext:value-type="string">
            <text:p>лома и отходов металла</text:p>
          </table:table-cell>
          <table:table-cell table:formula="of:=MIN(SEARCH(&quot; &quot;;[.K61]&amp;&quot; &quot;);SEARCH(&quot;-&quot;;[.K61]&amp;&quot;-&quot;); SEARCH(&quot;)&quot;;[.K61]&amp;&quot;)&quot;))" office:value-type="float" office:value="5" calcext:value-type="float">
            <text:p>5</text:p>
          </table:table-cell>
          <table:table-cell table:formula="of:=LEFT([.K61];[.L61]-1)" office:value-type="string" office:string-value="лома" calcext:value-type="string">
            <text:p>лома</text:p>
          </table:table-cell>
          <table:table-cell table:formula="of:=IFERROR(MATCH(RIGHT([.M61];5);[$Окончания.$A$1:$Окончания.$A$1048576];0);IFERROR(MATCH(RIGHT([.M61];4);[$Окончания.$A$1:$Окончания.$A$1048576];0);IFERROR(MATCH(RIGHT([.M61];3);[$Окончания.$A$1:$Окончания.$A$1048576];0);IFERROR(MATCH(RIGHT([.M61];2);[$Окончания.$A$1:$Окончания.$A$1048576];0);MATCH(RIGHT([.M6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61]);&quot;&quot;)">
            <text:p/>
          </table:table-cell>
          <table:table-cell table:formula="of:=IFERROR(INDEX([$Окончания.$B$1:$Окончания.$B$1048576];[.N61]);&quot;&quot;)">
            <text:p/>
          </table:table-cell>
          <table:table-cell table:style-name="ce17" table:formula="of:=LEFT([.M61];LEN([.M61])-LEN([.O61]))&amp;[.P61]" office:value-type="string" office:string-value="лома" calcext:value-type="string">
            <text:p>лома</text:p>
          </table:table-cell>
          <table:table-cell table:style-name="ce17" table:formula="of:=IFERROR(INDEX([$Окончания.$C$1:$Окончания.$C$1048576];[.N61]);&quot;&quot;)">
            <text:p/>
          </table:table-cell>
          <table:table-cell table:style-name="ce17" table:formula="of:=LEFT([.M61];LEN([.M61])-LEN([.O61]))&amp;[.R61]" office:value-type="string" office:string-value="лома" calcext:value-type="string">
            <text:p>лома</text:p>
          </table:table-cell>
          <table:table-cell table:style-name="ce18" table:formula="of:=MID([.K61];[.L61];1)&amp;IF(MID([.K61];[.L61]+1;1)=&quot;(&quot;; &quot;(&quot;; &quot;&quot;)" office:value-type="string" office:string-value=" " calcext:value-type="string">
            <text:p><text:s/></text:p>
          </table:table-cell>
          <table:table-cell table:formula="of:=MID([.K61];[.L61]+LEN([.T61]);100)" office:value-type="string" office:string-value="и отходов металла" calcext:value-type="string">
            <text:p>и отходов металла</text:p>
          </table:table-cell>
          <table:table-cell table:formula="of:=MIN(SEARCH(&quot; &quot;;[.U61]&amp;&quot; &quot;);SEARCH(&quot;-&quot;;[.U61]&amp;&quot;-&quot;); SEARCH(&quot;)&quot;;[.U61]&amp;&quot;)&quot;))" office:value-type="float" office:value="2" calcext:value-type="float">
            <text:p>2</text:p>
          </table:table-cell>
          <table:table-cell table:formula="of:=LEFT([.U61];[.V61]-1)" office:value-type="string" office:string-value="и" calcext:value-type="string">
            <text:p>и</text:p>
          </table:table-cell>
          <table:table-cell table:formula="of:=IFERROR(MATCH(RIGHT([.W61];5);[$Окончания.$A$1:$Окончания.$A$1048576];0);IFERROR(MATCH(RIGHT([.W61];4);[$Окончания.$A$1:$Окончания.$A$1048576];0);IFERROR(MATCH(RIGHT([.W61];3);[$Окончания.$A$1:$Окончания.$A$1048576];0);IFERROR(MATCH(RIGHT([.W61];2);[$Окончания.$A$1:$Окончания.$A$1048576];0);MATCH(RIGHT([.W6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61]);&quot;&quot;)">
            <text:p/>
          </table:table-cell>
          <table:table-cell table:formula="of:=IFERROR(INDEX([$Окончания.$B$1:$Окончания.$B$1048576];[.X61]);&quot;&quot;)">
            <text:p/>
          </table:table-cell>
          <table:table-cell table:style-name="ce17" table:formula="of:=LEFT([.W61];LEN([.W61])-LEN([.Y61]))&amp;[.Z61]" office:value-type="string" office:string-value="и" calcext:value-type="string">
            <text:p>и</text:p>
          </table:table-cell>
          <table:table-cell table:style-name="ce17" table:formula="of:=IFERROR(INDEX([$Окончания.$C$1:$Окончания.$C$1048576];[.X61]);&quot;&quot;)">
            <text:p/>
          </table:table-cell>
          <table:table-cell table:style-name="ce17" table:formula="of:=LEFT([.W61];LEN([.W61])-LEN([.Y61]))&amp;[.AB61]" office:value-type="string" office:string-value="и" calcext:value-type="string">
            <text:p>и</text:p>
          </table:table-cell>
          <table:table-cell table:style-name="ce18" table:formula="of:=MID([.U61];[.V61];1)&amp;IF(MID([.U61];[.V61]+1;1)=&quot;(&quot;; &quot;(&quot;; &quot;&quot;)" office:value-type="string" office:string-value=" " calcext:value-type="string">
            <text:p><text:s/></text:p>
          </table:table-cell>
          <table:table-cell table:formula="of:=MID([.U61];[.V61]+LEN([.AD61]);100)" office:value-type="string" office:string-value="отходов металла" calcext:value-type="string">
            <text:p>отходов металла</text:p>
          </table:table-cell>
          <table:table-cell table:formula="of:=MIN(SEARCH(&quot; &quot;;[.AE61]&amp;&quot; &quot;);SEARCH(&quot;-&quot;;[.AE61]&amp;&quot;-&quot;); SEARCH(&quot;)&quot;;[.AE61]&amp;&quot;)&quot;))" office:value-type="float" office:value="8" calcext:value-type="float">
            <text:p>8</text:p>
          </table:table-cell>
          <table:table-cell table:formula="of:=LEFT([.AE61];[.AF61]-1)" office:value-type="string" office:string-value="отходов" calcext:value-type="string">
            <text:p>отходов</text:p>
          </table:table-cell>
          <table:table-cell table:formula="of:=IFERROR(MATCH(RIGHT([.AG61];5);[$Окончания.$A$1:$Окончания.$A$1048576];0);IFERROR(MATCH(RIGHT([.AG61];4);[$Окончания.$A$1:$Окончания.$A$1048576];0);IFERROR(MATCH(RIGHT([.AG61];3);[$Окончания.$A$1:$Окончания.$A$1048576];0);IFERROR(MATCH(RIGHT([.AG61];2);[$Окончания.$A$1:$Окончания.$A$1048576];0);MATCH(RIGHT([.AG6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61]);&quot;&quot;)">
            <text:p/>
          </table:table-cell>
          <table:table-cell table:formula="of:=IFERROR(INDEX([$Окончания.$B$1:$Окончания.$B$1048576];[.AH61]);&quot;&quot;)">
            <text:p/>
          </table:table-cell>
          <table:table-cell table:style-name="ce17" table:formula="of:=LEFT([.AG61];LEN([.AG61])-LEN([.AI61]))&amp;[.AJ61]" office:value-type="string" office:string-value="отходов" calcext:value-type="string">
            <text:p>отходов</text:p>
          </table:table-cell>
          <table:table-cell table:style-name="ce17" table:formula="of:=IFERROR(INDEX([$Окончания.$C$1:$Окончания.$C$1048576];[.AH61]);&quot;&quot;)">
            <text:p/>
          </table:table-cell>
          <table:table-cell table:style-name="ce17" table:formula="of:=LEFT([.AG61];LEN([.AG61])-LEN([.AI61]))&amp;[.AL61]" office:value-type="string" office:string-value="отходов" calcext:value-type="string">
            <text:p>отходов</text:p>
          </table:table-cell>
          <table:table-cell table:style-name="ce18" table:formula="of:=MID([.AE61];[.AF61];1)&amp;IF(MID([.AE61];[.AF61]+1;1)=&quot;(&quot;; &quot;(&quot;; &quot;&quot;)" office:value-type="string" office:string-value=" " calcext:value-type="string">
            <text:p><text:s/></text:p>
          </table:table-cell>
          <table:table-cell table:formula="of:=MID([.AE61];[.AF61]+LEN([.AN61]);100)" office:value-type="string" office:string-value="металла" calcext:value-type="string">
            <text:p>металла</text:p>
          </table:table-cell>
          <table:table-cell table:formula="of:=MIN(SEARCH(&quot; &quot;;[.AO61]&amp;&quot; &quot;);SEARCH(&quot;-&quot;;[.AO61]&amp;&quot;-&quot;); SEARCH(&quot;)&quot;;[.AO61]&amp;&quot;)&quot;))" office:value-type="float" office:value="8" calcext:value-type="float">
            <text:p>8</text:p>
          </table:table-cell>
          <table:table-cell table:formula="of:=LEFT([.AO61];[.AP61]-1)" office:value-type="string" office:string-value="металла" calcext:value-type="string">
            <text:p>металла</text:p>
          </table:table-cell>
          <table:table-cell table:formula="of:=IFERROR(MATCH(RIGHT([.AQ61];5);[$Окончания.$A$1:$Окончания.$A$1048576];0);IFERROR(MATCH(RIGHT([.AQ61];4);[$Окончания.$A$1:$Окончания.$A$1048576];0);IFERROR(MATCH(RIGHT([.AQ61];3);[$Окончания.$A$1:$Окончания.$A$1048576];0);IFERROR(MATCH(RIGHT([.AQ61];2);[$Окончания.$A$1:$Окончания.$A$1048576];0);MATCH(RIGHT([.AQ6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61]);&quot;&quot;)">
            <text:p/>
          </table:table-cell>
          <table:table-cell table:formula="of:=IFERROR(INDEX([$Окончания.$B$1:$Окончания.$B$1048576];[.AR61]);&quot;&quot;)">
            <text:p/>
          </table:table-cell>
          <table:table-cell table:style-name="ce17" table:formula="of:=LEFT([.AQ61];LEN([.AQ61])-LEN([.AS61]))&amp;[.AT61]" office:value-type="string" office:string-value="металла" calcext:value-type="string">
            <text:p>металла</text:p>
          </table:table-cell>
          <table:table-cell table:style-name="ce17" table:formula="of:=IFERROR(INDEX([$Окончания.$C$1:$Окончания.$C$1048576];[.AR61]);&quot;&quot;)">
            <text:p/>
          </table:table-cell>
          <table:table-cell table:style-name="ce17" table:formula="of:=LEFT([.AQ61];LEN([.AQ61])-LEN([.AS61]))&amp;[.AV61]" office:value-type="string" office:string-value="металла" calcext:value-type="string">
            <text:p>металла</text:p>
          </table:table-cell>
          <table:table-cell table:style-name="ce18" table:formula="of:=MID([.AO61];[.AP61];1)&amp;IF(MID([.AO61];[.AP61]+1;1)=&quot;(&quot;; &quot;(&quot;; &quot;&quot;)">
            <text:p/>
          </table:table-cell>
          <table:table-cell table:formula="of:=MID([.AO61];[.AP61]+LEN([.AX61]);100)">
            <text:p/>
          </table:table-cell>
          <table:table-cell table:formula="of:=[.$G61]&amp;[.$J61]&amp;[.$Q61]&amp;[.$T61]&amp;[.$AA61]&amp;[.$AD61]&amp;[.$AK61]&amp;[.$AN61]&amp;[.$AU61]&amp;[.$AX61]&amp;[.$AY61]" office:value-type="string" office:string-value="Контролёру лома и отходов металла" calcext:value-type="string">
            <text:p>Контролёру лома и отходов металла</text:p>
          </table:table-cell>
          <table:table-cell office:value-type="string" calcext:value-type="string">
            <text:p>Контролёру лома и отходов металла</text:p>
          </table:table-cell>
          <table:table-cell table:style-name="ce17" table:formula="of:=IF([.AZ61]=[.BA61];0;1)" office:value-type="float" office:value="0" calcext:value-type="float">
            <text:p>0</text:p>
          </table:table-cell>
          <table:table-cell table:formula="of:=[.$I61]&amp;[.$J61]&amp;[.$S61]&amp;[.$T61]&amp;[.$AC61]&amp;[.$AD61]&amp;[.$AM61]&amp;[.$AN61]&amp;[.$AW61]&amp;[.$AX61]&amp;[.$AY61]" office:value-type="string" office:string-value="Контролёра лома и отходов металла" calcext:value-type="string">
            <text:p>Контролёра лома и отходов металла</text:p>
          </table:table-cell>
          <table:table-cell table:style-name="ce22" office:value-type="string" calcext:value-type="string">
            <text:p>Контролёра лома и отходов металла</text:p>
          </table:table-cell>
          <table:table-cell table:style-name="ce17" table:formula="of:=IF([.BC61]=[.BD61];0;1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table:style-name="ce14" office:value-type="string" calcext:value-type="string">
            <text:p>Копровщик по разделке лома и отходов металла</text:p>
          </table:table-cell>
          <table:table-cell table:formula="of:=MIN(SEARCH(&quot; &quot;;[.A62]&amp;&quot; &quot;);SEARCH(&quot;-&quot;;[.A62]&amp;&quot;-&quot;); SEARCH(&quot;)&quot;;[.A62]&amp;&quot;)&quot;))" office:value-type="float" office:value="10" calcext:value-type="float">
            <text:p>10</text:p>
          </table:table-cell>
          <table:table-cell table:formula="of:=LEFT([.A62];[.B62]-1)" office:value-type="string" office:string-value="Копровщик" calcext:value-type="string">
            <text:p>Копровщик</text:p>
          </table:table-cell>
          <table:table-cell table:formula="of:=IFERROR(MATCH(RIGHT([.C62];5);[$Окончания.$A$1:$Окончания.$A$1048576];0);IFERROR(MATCH(RIGHT([.C62];4);[$Окончания.$A$1:$Окончания.$A$1048576];0);IFERROR(MATCH(RIGHT([.C62];3);[$Окончания.$A$1:$Окончания.$A$1048576];0);IFERROR(MATCH(RIGHT([.C62];2);[$Окончания.$A$1:$Окончания.$A$1048576];0);MATCH(RIGHT([.C62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62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62]);&quot;&quot;)" office:value-type="string" office:string-value="ку" calcext:value-type="string">
            <text:p>ку</text:p>
          </table:table-cell>
          <table:table-cell table:style-name="ce17" table:formula="of:=LEFT([.C62];LEN([.C62])-LEN([.E62]))&amp;[.F62]" office:value-type="string" office:string-value="Копровщику" calcext:value-type="string">
            <text:p>Копровщику</text:p>
          </table:table-cell>
          <table:table-cell table:style-name="ce17" table:formula="of:=IFERROR(INDEX([$Окончания.$C$1:$Окончания.$C$1048576];[.D62]);&quot;&quot;)" office:value-type="string" office:string-value="ка" calcext:value-type="string">
            <text:p>ка</text:p>
          </table:table-cell>
          <table:table-cell table:style-name="ce17" table:formula="of:=LEFT([.C62];LEN([.C62])-LEN([.E62]))&amp;[.H62]" office:value-type="string" office:string-value="Копровщика" calcext:value-type="string">
            <text:p>Копровщика</text:p>
          </table:table-cell>
          <table:table-cell table:style-name="ce18" table:formula="of:=MID([.A62];[.B62];1)&amp;IF(MID([.A62];[.B62]+1;1)=&quot;(&quot;; &quot;(&quot;; &quot;&quot;)" office:value-type="string" office:string-value=" " calcext:value-type="string">
            <text:p><text:s/></text:p>
          </table:table-cell>
          <table:table-cell table:formula="of:=MID([.A62];[.B62]+LEN([.J62]);100)" office:value-type="string" office:string-value="по разделке лома и отходов металла" calcext:value-type="string">
            <text:p>по разделке лома и отходов металла</text:p>
          </table:table-cell>
          <table:table-cell table:formula="of:=MIN(SEARCH(&quot; &quot;;[.K62]&amp;&quot; &quot;);SEARCH(&quot;-&quot;;[.K62]&amp;&quot;-&quot;); SEARCH(&quot;)&quot;;[.K62]&amp;&quot;)&quot;))" office:value-type="float" office:value="3" calcext:value-type="float">
            <text:p>3</text:p>
          </table:table-cell>
          <table:table-cell table:formula="of:=LEFT([.K62];[.L62]-1)" office:value-type="string" office:string-value="по" calcext:value-type="string">
            <text:p>по</text:p>
          </table:table-cell>
          <table:table-cell table:formula="of:=IFERROR(MATCH(RIGHT([.M62];5);[$Окончания.$A$1:$Окончания.$A$1048576];0);IFERROR(MATCH(RIGHT([.M62];4);[$Окончания.$A$1:$Окончания.$A$1048576];0);IFERROR(MATCH(RIGHT([.M62];3);[$Окончания.$A$1:$Окончания.$A$1048576];0);IFERROR(MATCH(RIGHT([.M62];2);[$Окончания.$A$1:$Окончания.$A$1048576];0);MATCH(RIGHT([.M6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62]);&quot;&quot;)">
            <text:p/>
          </table:table-cell>
          <table:table-cell table:formula="of:=IFERROR(INDEX([$Окончания.$B$1:$Окончания.$B$1048576];[.N62]);&quot;&quot;)">
            <text:p/>
          </table:table-cell>
          <table:table-cell table:style-name="ce17" table:formula="of:=LEFT([.M62];LEN([.M62])-LEN([.O62]))&amp;[.P62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62]);&quot;&quot;)">
            <text:p/>
          </table:table-cell>
          <table:table-cell table:style-name="ce17" table:formula="of:=LEFT([.M62];LEN([.M62])-LEN([.O62]))&amp;[.R62]" office:value-type="string" office:string-value="по" calcext:value-type="string">
            <text:p>по</text:p>
          </table:table-cell>
          <table:table-cell table:style-name="ce18" table:formula="of:=MID([.K62];[.L62];1)&amp;IF(MID([.K62];[.L62]+1;1)=&quot;(&quot;; &quot;(&quot;; &quot;&quot;)" office:value-type="string" office:string-value=" " calcext:value-type="string">
            <text:p><text:s/></text:p>
          </table:table-cell>
          <table:table-cell table:formula="of:=MID([.K62];[.L62]+LEN([.T62]);100)" office:value-type="string" office:string-value="разделке лома и отходов металла" calcext:value-type="string">
            <text:p>разделке лома и отходов металла</text:p>
          </table:table-cell>
          <table:table-cell table:formula="of:=MIN(SEARCH(&quot; &quot;;[.U62]&amp;&quot; &quot;);SEARCH(&quot;-&quot;;[.U62]&amp;&quot;-&quot;); SEARCH(&quot;)&quot;;[.U62]&amp;&quot;)&quot;))" office:value-type="float" office:value="9" calcext:value-type="float">
            <text:p>9</text:p>
          </table:table-cell>
          <table:table-cell table:formula="of:=LEFT([.U62];[.V62]-1)" office:value-type="string" office:string-value="разделке" calcext:value-type="string">
            <text:p>разделке</text:p>
          </table:table-cell>
          <table:table-cell table:formula="of:=IFERROR(MATCH(RIGHT([.W62];5);[$Окончания.$A$1:$Окончания.$A$1048576];0);IFERROR(MATCH(RIGHT([.W62];4);[$Окончания.$A$1:$Окончания.$A$1048576];0);IFERROR(MATCH(RIGHT([.W62];3);[$Окончания.$A$1:$Окончания.$A$1048576];0);IFERROR(MATCH(RIGHT([.W62];2);[$Окончания.$A$1:$Окончания.$A$1048576];0);MATCH(RIGHT([.W6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62]);&quot;&quot;)">
            <text:p/>
          </table:table-cell>
          <table:table-cell table:formula="of:=IFERROR(INDEX([$Окончания.$B$1:$Окончания.$B$1048576];[.X62]);&quot;&quot;)">
            <text:p/>
          </table:table-cell>
          <table:table-cell table:style-name="ce17" table:formula="of:=LEFT([.W62];LEN([.W62])-LEN([.Y62]))&amp;[.Z62]" office:value-type="string" office:string-value="разделке" calcext:value-type="string">
            <text:p>разделке</text:p>
          </table:table-cell>
          <table:table-cell table:style-name="ce17" table:formula="of:=IFERROR(INDEX([$Окончания.$C$1:$Окончания.$C$1048576];[.X62]);&quot;&quot;)">
            <text:p/>
          </table:table-cell>
          <table:table-cell table:style-name="ce17" table:formula="of:=LEFT([.W62];LEN([.W62])-LEN([.Y62]))&amp;[.AB62]" office:value-type="string" office:string-value="разделке" calcext:value-type="string">
            <text:p>разделке</text:p>
          </table:table-cell>
          <table:table-cell table:style-name="ce18" table:formula="of:=MID([.U62];[.V62];1)&amp;IF(MID([.U62];[.V62]+1;1)=&quot;(&quot;; &quot;(&quot;; &quot;&quot;)" office:value-type="string" office:string-value=" " calcext:value-type="string">
            <text:p><text:s/></text:p>
          </table:table-cell>
          <table:table-cell table:formula="of:=MID([.U62];[.V62]+LEN([.AD62]);100)" office:value-type="string" office:string-value="лома и отходов металла" calcext:value-type="string">
            <text:p>лома и отходов металла</text:p>
          </table:table-cell>
          <table:table-cell table:formula="of:=MIN(SEARCH(&quot; &quot;;[.AE62]&amp;&quot; &quot;);SEARCH(&quot;-&quot;;[.AE62]&amp;&quot;-&quot;); SEARCH(&quot;)&quot;;[.AE62]&amp;&quot;)&quot;))" office:value-type="float" office:value="5" calcext:value-type="float">
            <text:p>5</text:p>
          </table:table-cell>
          <table:table-cell table:formula="of:=LEFT([.AE62];[.AF62]-1)" office:value-type="string" office:string-value="лома" calcext:value-type="string">
            <text:p>лома</text:p>
          </table:table-cell>
          <table:table-cell table:formula="of:=IFERROR(MATCH(RIGHT([.AG62];5);[$Окончания.$A$1:$Окончания.$A$1048576];0);IFERROR(MATCH(RIGHT([.AG62];4);[$Окончания.$A$1:$Окончания.$A$1048576];0);IFERROR(MATCH(RIGHT([.AG62];3);[$Окончания.$A$1:$Окончания.$A$1048576];0);IFERROR(MATCH(RIGHT([.AG62];2);[$Окончания.$A$1:$Окончания.$A$1048576];0);MATCH(RIGHT([.AG6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62]);&quot;&quot;)">
            <text:p/>
          </table:table-cell>
          <table:table-cell table:formula="of:=IFERROR(INDEX([$Окончания.$B$1:$Окончания.$B$1048576];[.AH62]);&quot;&quot;)">
            <text:p/>
          </table:table-cell>
          <table:table-cell table:style-name="ce17" table:formula="of:=LEFT([.AG62];LEN([.AG62])-LEN([.AI62]))&amp;[.AJ62]" office:value-type="string" office:string-value="лома" calcext:value-type="string">
            <text:p>лома</text:p>
          </table:table-cell>
          <table:table-cell table:style-name="ce17" table:formula="of:=IFERROR(INDEX([$Окончания.$C$1:$Окончания.$C$1048576];[.AH62]);&quot;&quot;)">
            <text:p/>
          </table:table-cell>
          <table:table-cell table:style-name="ce17" table:formula="of:=LEFT([.AG62];LEN([.AG62])-LEN([.AI62]))&amp;[.AL62]" office:value-type="string" office:string-value="лома" calcext:value-type="string">
            <text:p>лома</text:p>
          </table:table-cell>
          <table:table-cell table:style-name="ce18" table:formula="of:=MID([.AE62];[.AF62];1)&amp;IF(MID([.AE62];[.AF62]+1;1)=&quot;(&quot;; &quot;(&quot;; &quot;&quot;)" office:value-type="string" office:string-value=" " calcext:value-type="string">
            <text:p><text:s/></text:p>
          </table:table-cell>
          <table:table-cell table:formula="of:=MID([.AE62];[.AF62]+LEN([.AN62]);100)" office:value-type="string" office:string-value="и отходов металла" calcext:value-type="string">
            <text:p>и отходов металла</text:p>
          </table:table-cell>
          <table:table-cell table:formula="of:=MIN(SEARCH(&quot; &quot;;[.AO62]&amp;&quot; &quot;);SEARCH(&quot;-&quot;;[.AO62]&amp;&quot;-&quot;); SEARCH(&quot;)&quot;;[.AO62]&amp;&quot;)&quot;))" office:value-type="float" office:value="2" calcext:value-type="float">
            <text:p>2</text:p>
          </table:table-cell>
          <table:table-cell table:formula="of:=LEFT([.AO62];[.AP62]-1)" office:value-type="string" office:string-value="и" calcext:value-type="string">
            <text:p>и</text:p>
          </table:table-cell>
          <table:table-cell table:formula="of:=IFERROR(MATCH(RIGHT([.AQ62];5);[$Окончания.$A$1:$Окончания.$A$1048576];0);IFERROR(MATCH(RIGHT([.AQ62];4);[$Окончания.$A$1:$Окончания.$A$1048576];0);IFERROR(MATCH(RIGHT([.AQ62];3);[$Окончания.$A$1:$Окончания.$A$1048576];0);IFERROR(MATCH(RIGHT([.AQ62];2);[$Окончания.$A$1:$Окончания.$A$1048576];0);MATCH(RIGHT([.AQ6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62]);&quot;&quot;)">
            <text:p/>
          </table:table-cell>
          <table:table-cell table:formula="of:=IFERROR(INDEX([$Окончания.$B$1:$Окончания.$B$1048576];[.AR62]);&quot;&quot;)">
            <text:p/>
          </table:table-cell>
          <table:table-cell table:style-name="ce17" table:formula="of:=LEFT([.AQ62];LEN([.AQ62])-LEN([.AS62]))&amp;[.AT62]" office:value-type="string" office:string-value="и" calcext:value-type="string">
            <text:p>и</text:p>
          </table:table-cell>
          <table:table-cell table:style-name="ce17" table:formula="of:=IFERROR(INDEX([$Окончания.$C$1:$Окончания.$C$1048576];[.AR62]);&quot;&quot;)">
            <text:p/>
          </table:table-cell>
          <table:table-cell table:style-name="ce17" table:formula="of:=LEFT([.AQ62];LEN([.AQ62])-LEN([.AS62]))&amp;[.AV62]" office:value-type="string" office:string-value="и" calcext:value-type="string">
            <text:p>и</text:p>
          </table:table-cell>
          <table:table-cell table:style-name="ce18" table:formula="of:=MID([.AO62];[.AP62];1)&amp;IF(MID([.AO62];[.AP62]+1;1)=&quot;(&quot;; &quot;(&quot;; &quot;&quot;)" office:value-type="string" office:string-value=" " calcext:value-type="string">
            <text:p><text:s/></text:p>
          </table:table-cell>
          <table:table-cell table:formula="of:=MID([.AO62];[.AP62]+LEN([.AX62]);100)" office:value-type="string" office:string-value="отходов металла" calcext:value-type="string">
            <text:p>отходов металла</text:p>
          </table:table-cell>
          <table:table-cell table:formula="of:=[.$G62]&amp;[.$J62]&amp;[.$Q62]&amp;[.$T62]&amp;[.$AA62]&amp;[.$AD62]&amp;[.$AK62]&amp;[.$AN62]&amp;[.$AU62]&amp;[.$AX62]&amp;[.$AY62]" office:value-type="string" office:string-value="Копровщику по разделке лома и отходов металла" calcext:value-type="string">
            <text:p>Копровщику по разделке лома и отходов металла</text:p>
          </table:table-cell>
          <table:table-cell office:value-type="string" calcext:value-type="string">
            <text:p>Копровщику по разделке лома и отходов металла</text:p>
          </table:table-cell>
          <table:table-cell table:style-name="ce17" table:formula="of:=IF([.AZ62]=[.BA62];0;1)" office:value-type="float" office:value="0" calcext:value-type="float">
            <text:p>0</text:p>
          </table:table-cell>
          <table:table-cell table:formula="of:=[.$I62]&amp;[.$J62]&amp;[.$S62]&amp;[.$T62]&amp;[.$AC62]&amp;[.$AD62]&amp;[.$AM62]&amp;[.$AN62]&amp;[.$AW62]&amp;[.$AX62]&amp;[.$AY62]" office:value-type="string" office:string-value="Копровщика по разделке лома и отходов металла" calcext:value-type="string">
            <text:p>Копровщика по разделке лома и отходов металла</text:p>
          </table:table-cell>
          <table:table-cell table:style-name="ce22" office:value-type="string" calcext:value-type="string">
            <text:p>Копровщика по разделке лома и отходов металла</text:p>
          </table:table-cell>
          <table:table-cell table:style-name="ce17" table:formula="of:=IF([.BC62]=[.BD62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Лаборант химического анализа</text:p>
          </table:table-cell>
          <table:table-cell table:formula="of:=MIN(SEARCH(&quot; &quot;;[.A63]&amp;&quot; &quot;);SEARCH(&quot;-&quot;;[.A63]&amp;&quot;-&quot;); SEARCH(&quot;)&quot;;[.A63]&amp;&quot;)&quot;))" office:value-type="float" office:value="9" calcext:value-type="float">
            <text:p>9</text:p>
          </table:table-cell>
          <table:table-cell table:formula="of:=LEFT([.A63];[.B63]-1)" office:value-type="string" office:string-value="Лаборант" calcext:value-type="string">
            <text:p>Лаборант</text:p>
          </table:table-cell>
          <table:table-cell table:formula="of:=IFERROR(MATCH(RIGHT([.C63];5);[$Окончания.$A$1:$Окончания.$A$1048576];0);IFERROR(MATCH(RIGHT([.C63];4);[$Окончания.$A$1:$Окончания.$A$1048576];0);IFERROR(MATCH(RIGHT([.C63];3);[$Окончания.$A$1:$Окончания.$A$1048576];0);IFERROR(MATCH(RIGHT([.C63];2);[$Окончания.$A$1:$Окончания.$A$1048576];0);MATCH(RIGHT([.C63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63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63]);&quot;&quot;)" office:value-type="string" office:string-value="ту" calcext:value-type="string">
            <text:p>ту</text:p>
          </table:table-cell>
          <table:table-cell table:style-name="ce17" table:formula="of:=LEFT([.C63];LEN([.C63])-LEN([.E63]))&amp;[.F63]" office:value-type="string" office:string-value="Лаборанту" calcext:value-type="string">
            <text:p>Лаборанту</text:p>
          </table:table-cell>
          <table:table-cell table:style-name="ce17" table:formula="of:=IFERROR(INDEX([$Окончания.$C$1:$Окончания.$C$1048576];[.D63]);&quot;&quot;)" office:value-type="string" office:string-value="та" calcext:value-type="string">
            <text:p>та</text:p>
          </table:table-cell>
          <table:table-cell table:style-name="ce17" table:formula="of:=LEFT([.C63];LEN([.C63])-LEN([.E63]))&amp;[.H63]" office:value-type="string" office:string-value="Лаборанта" calcext:value-type="string">
            <text:p>Лаборанта</text:p>
          </table:table-cell>
          <table:table-cell table:style-name="ce18" table:formula="of:=MID([.A63];[.B63];1)&amp;IF(MID([.A63];[.B63]+1;1)=&quot;(&quot;; &quot;(&quot;; &quot;&quot;)" office:value-type="string" office:string-value=" " calcext:value-type="string">
            <text:p><text:s/></text:p>
          </table:table-cell>
          <table:table-cell table:formula="of:=MID([.A63];[.B63]+LEN([.J63]);100)" office:value-type="string" office:string-value="химического анализа" calcext:value-type="string">
            <text:p>химического анализа</text:p>
          </table:table-cell>
          <table:table-cell table:formula="of:=MIN(SEARCH(&quot; &quot;;[.K63]&amp;&quot; &quot;);SEARCH(&quot;-&quot;;[.K63]&amp;&quot;-&quot;); SEARCH(&quot;)&quot;;[.K63]&amp;&quot;)&quot;))" office:value-type="float" office:value="12" calcext:value-type="float">
            <text:p>12</text:p>
          </table:table-cell>
          <table:table-cell table:formula="of:=LEFT([.K63];[.L63]-1)" office:value-type="string" office:string-value="химического" calcext:value-type="string">
            <text:p>химического</text:p>
          </table:table-cell>
          <table:table-cell table:formula="of:=IFERROR(MATCH(RIGHT([.M63];5);[$Окончания.$A$1:$Окончания.$A$1048576];0);IFERROR(MATCH(RIGHT([.M63];4);[$Окончания.$A$1:$Окончания.$A$1048576];0);IFERROR(MATCH(RIGHT([.M63];3);[$Окончания.$A$1:$Окончания.$A$1048576];0);IFERROR(MATCH(RIGHT([.M63];2);[$Окончания.$A$1:$Окончания.$A$1048576];0);MATCH(RIGHT([.M6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63]);&quot;&quot;)">
            <text:p/>
          </table:table-cell>
          <table:table-cell table:formula="of:=IFERROR(INDEX([$Окончания.$B$1:$Окончания.$B$1048576];[.N63]);&quot;&quot;)">
            <text:p/>
          </table:table-cell>
          <table:table-cell table:style-name="ce17" table:formula="of:=LEFT([.M63];LEN([.M63])-LEN([.O63]))&amp;[.P63]" office:value-type="string" office:string-value="химического" calcext:value-type="string">
            <text:p>химического</text:p>
          </table:table-cell>
          <table:table-cell table:style-name="ce17" table:formula="of:=IFERROR(INDEX([$Окончания.$C$1:$Окончания.$C$1048576];[.N63]);&quot;&quot;)">
            <text:p/>
          </table:table-cell>
          <table:table-cell table:style-name="ce17" table:formula="of:=LEFT([.M63];LEN([.M63])-LEN([.O63]))&amp;[.R63]" office:value-type="string" office:string-value="химического" calcext:value-type="string">
            <text:p>химического</text:p>
          </table:table-cell>
          <table:table-cell table:style-name="ce18" table:formula="of:=MID([.K63];[.L63];1)&amp;IF(MID([.K63];[.L63]+1;1)=&quot;(&quot;; &quot;(&quot;; &quot;&quot;)" office:value-type="string" office:string-value=" " calcext:value-type="string">
            <text:p><text:s/></text:p>
          </table:table-cell>
          <table:table-cell table:formula="of:=MID([.K63];[.L63]+LEN([.T63]);100)" office:value-type="string" office:string-value="анализа" calcext:value-type="string">
            <text:p>анализа</text:p>
          </table:table-cell>
          <table:table-cell table:formula="of:=MIN(SEARCH(&quot; &quot;;[.U63]&amp;&quot; &quot;);SEARCH(&quot;-&quot;;[.U63]&amp;&quot;-&quot;); SEARCH(&quot;)&quot;;[.U63]&amp;&quot;)&quot;))" office:value-type="float" office:value="8" calcext:value-type="float">
            <text:p>8</text:p>
          </table:table-cell>
          <table:table-cell table:formula="of:=LEFT([.U63];[.V63]-1)" office:value-type="string" office:string-value="анализа" calcext:value-type="string">
            <text:p>анализа</text:p>
          </table:table-cell>
          <table:table-cell table:formula="of:=IFERROR(MATCH(RIGHT([.W63];5);[$Окончания.$A$1:$Окончания.$A$1048576];0);IFERROR(MATCH(RIGHT([.W63];4);[$Окончания.$A$1:$Окончания.$A$1048576];0);IFERROR(MATCH(RIGHT([.W63];3);[$Окончания.$A$1:$Окончания.$A$1048576];0);IFERROR(MATCH(RIGHT([.W63];2);[$Окончания.$A$1:$Окончания.$A$1048576];0);MATCH(RIGHT([.W6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63]);&quot;&quot;)">
            <text:p/>
          </table:table-cell>
          <table:table-cell table:formula="of:=IFERROR(INDEX([$Окончания.$B$1:$Окончания.$B$1048576];[.X63]);&quot;&quot;)">
            <text:p/>
          </table:table-cell>
          <table:table-cell table:style-name="ce17" table:formula="of:=LEFT([.W63];LEN([.W63])-LEN([.Y63]))&amp;[.Z63]" office:value-type="string" office:string-value="анализа" calcext:value-type="string">
            <text:p>анализа</text:p>
          </table:table-cell>
          <table:table-cell table:style-name="ce17" table:formula="of:=IFERROR(INDEX([$Окончания.$C$1:$Окончания.$C$1048576];[.X63]);&quot;&quot;)">
            <text:p/>
          </table:table-cell>
          <table:table-cell table:style-name="ce17" table:formula="of:=LEFT([.W63];LEN([.W63])-LEN([.Y63]))&amp;[.AB63]" office:value-type="string" office:string-value="анализа" calcext:value-type="string">
            <text:p>анализа</text:p>
          </table:table-cell>
          <table:table-cell table:style-name="ce18" table:formula="of:=MID([.U63];[.V63];1)&amp;IF(MID([.U63];[.V63]+1;1)=&quot;(&quot;; &quot;(&quot;; &quot;&quot;)">
            <text:p/>
          </table:table-cell>
          <table:table-cell table:formula="of:=MID([.U63];[.V63]+LEN([.AD63]);100)">
            <text:p/>
          </table:table-cell>
          <table:table-cell table:formula="of:=MIN(SEARCH(&quot; &quot;;[.AE63]&amp;&quot; &quot;);SEARCH(&quot;-&quot;;[.AE63]&amp;&quot;-&quot;); SEARCH(&quot;)&quot;;[.AE63]&amp;&quot;)&quot;))" office:value-type="float" office:value="1" calcext:value-type="float">
            <text:p>1</text:p>
          </table:table-cell>
          <table:table-cell table:formula="of:=LEFT([.AE63];[.AF63]-1)">
            <text:p/>
          </table:table-cell>
          <table:table-cell table:formula="of:=IFERROR(MATCH(RIGHT([.AG63];5);[$Окончания.$A$1:$Окончания.$A$1048576];0);IFERROR(MATCH(RIGHT([.AG63];4);[$Окончания.$A$1:$Окончания.$A$1048576];0);IFERROR(MATCH(RIGHT([.AG63];3);[$Окончания.$A$1:$Окончания.$A$1048576];0);IFERROR(MATCH(RIGHT([.AG63];2);[$Окончания.$A$1:$Окончания.$A$1048576];0);MATCH(RIGHT([.AG6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63]);&quot;&quot;)">
            <text:p/>
          </table:table-cell>
          <table:table-cell table:formula="of:=IFERROR(INDEX([$Окончания.$B$1:$Окончания.$B$1048576];[.AH63]);&quot;&quot;)">
            <text:p/>
          </table:table-cell>
          <table:table-cell table:style-name="ce17" table:formula="of:=LEFT([.AG63];LEN([.AG63])-LEN([.AI63]))&amp;[.AJ63]">
            <text:p/>
          </table:table-cell>
          <table:table-cell table:style-name="ce17" table:formula="of:=IFERROR(INDEX([$Окончания.$C$1:$Окончания.$C$1048576];[.AH63]);&quot;&quot;)">
            <text:p/>
          </table:table-cell>
          <table:table-cell table:style-name="ce17" table:formula="of:=LEFT([.AG63];LEN([.AG63])-LEN([.AI63]))&amp;[.AL63]">
            <text:p/>
          </table:table-cell>
          <table:table-cell table:style-name="ce18" table:formula="of:=MID([.AE63];[.AF63];1)&amp;IF(MID([.AE63];[.AF63]+1;1)=&quot;(&quot;; &quot;(&quot;; &quot;&quot;)">
            <text:p/>
          </table:table-cell>
          <table:table-cell table:formula="of:=MID([.AE63];[.AF63]+LEN([.AN63]);100)">
            <text:p/>
          </table:table-cell>
          <table:table-cell table:formula="of:=MIN(SEARCH(&quot; &quot;;[.AO63]&amp;&quot; &quot;);SEARCH(&quot;-&quot;;[.AO63]&amp;&quot;-&quot;); SEARCH(&quot;)&quot;;[.AO63]&amp;&quot;)&quot;))" office:value-type="float" office:value="1" calcext:value-type="float">
            <text:p>1</text:p>
          </table:table-cell>
          <table:table-cell table:formula="of:=LEFT([.AO63];[.AP63]-1)">
            <text:p/>
          </table:table-cell>
          <table:table-cell table:formula="of:=IFERROR(MATCH(RIGHT([.AQ63];5);[$Окончания.$A$1:$Окончания.$A$1048576];0);IFERROR(MATCH(RIGHT([.AQ63];4);[$Окончания.$A$1:$Окончания.$A$1048576];0);IFERROR(MATCH(RIGHT([.AQ63];3);[$Окончания.$A$1:$Окончания.$A$1048576];0);IFERROR(MATCH(RIGHT([.AQ63];2);[$Окончания.$A$1:$Окончания.$A$1048576];0);MATCH(RIGHT([.AQ6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63]);&quot;&quot;)">
            <text:p/>
          </table:table-cell>
          <table:table-cell table:formula="of:=IFERROR(INDEX([$Окончания.$B$1:$Окончания.$B$1048576];[.AR63]);&quot;&quot;)">
            <text:p/>
          </table:table-cell>
          <table:table-cell table:style-name="ce17" table:formula="of:=LEFT([.AQ63];LEN([.AQ63])-LEN([.AS63]))&amp;[.AT63]">
            <text:p/>
          </table:table-cell>
          <table:table-cell table:style-name="ce17" table:formula="of:=IFERROR(INDEX([$Окончания.$C$1:$Окончания.$C$1048576];[.AR63]);&quot;&quot;)">
            <text:p/>
          </table:table-cell>
          <table:table-cell table:style-name="ce17" table:formula="of:=LEFT([.AQ63];LEN([.AQ63])-LEN([.AS63]))&amp;[.AV63]">
            <text:p/>
          </table:table-cell>
          <table:table-cell table:style-name="ce18" table:formula="of:=MID([.AO63];[.AP63];1)&amp;IF(MID([.AO63];[.AP63]+1;1)=&quot;(&quot;; &quot;(&quot;; &quot;&quot;)">
            <text:p/>
          </table:table-cell>
          <table:table-cell table:formula="of:=MID([.AO63];[.AP63]+LEN([.AX63]);100)">
            <text:p/>
          </table:table-cell>
          <table:table-cell table:formula="of:=[.$G63]&amp;[.$J63]&amp;[.$Q63]&amp;[.$T63]&amp;[.$AA63]&amp;[.$AD63]&amp;[.$AK63]&amp;[.$AN63]&amp;[.$AU63]&amp;[.$AX63]&amp;[.$AY63]" office:value-type="string" office:string-value="Лаборанту химического анализа" calcext:value-type="string">
            <text:p>Лаборанту химического анализа</text:p>
          </table:table-cell>
          <table:table-cell office:value-type="string" calcext:value-type="string">
            <text:p>Лаборанту химического анализа</text:p>
          </table:table-cell>
          <table:table-cell table:style-name="ce17" table:formula="of:=IF([.AZ63]=[.BA63];0;1)" office:value-type="float" office:value="0" calcext:value-type="float">
            <text:p>0</text:p>
          </table:table-cell>
          <table:table-cell table:formula="of:=[.$I63]&amp;[.$J63]&amp;[.$S63]&amp;[.$T63]&amp;[.$AC63]&amp;[.$AD63]&amp;[.$AM63]&amp;[.$AN63]&amp;[.$AW63]&amp;[.$AX63]&amp;[.$AY63]" office:value-type="string" office:string-value="Лаборанта химического анализа" calcext:value-type="string">
            <text:p>Лаборанта химического анализа</text:p>
          </table:table-cell>
          <table:table-cell table:style-name="ce22" office:value-type="string" calcext:value-type="string">
            <text:p>Лаборанта химического анализа</text:p>
          </table:table-cell>
          <table:table-cell table:style-name="ce17" table:formula="of:=IF([.BC63]=[.BD63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лаборант-металлограф</text:p>
          </table:table-cell>
          <table:table-cell table:formula="of:=MIN(SEARCH(&quot; &quot;;[.A64]&amp;&quot; &quot;);SEARCH(&quot;-&quot;;[.A64]&amp;&quot;-&quot;); SEARCH(&quot;)&quot;;[.A64]&amp;&quot;)&quot;))" office:value-type="float" office:value="9" calcext:value-type="float">
            <text:p>9</text:p>
          </table:table-cell>
          <table:table-cell table:formula="of:=LEFT([.A64];[.B64]-1)" office:value-type="string" office:string-value="лаборант" calcext:value-type="string">
            <text:p>лаборант</text:p>
          </table:table-cell>
          <table:table-cell table:formula="of:=IFERROR(MATCH(RIGHT([.C64];5);[$Окончания.$A$1:$Окончания.$A$1048576];0);IFERROR(MATCH(RIGHT([.C64];4);[$Окончания.$A$1:$Окончания.$A$1048576];0);IFERROR(MATCH(RIGHT([.C64];3);[$Окончания.$A$1:$Окончания.$A$1048576];0);IFERROR(MATCH(RIGHT([.C64];2);[$Окончания.$A$1:$Окончания.$A$1048576];0);MATCH(RIGHT([.C64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64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64]);&quot;&quot;)" office:value-type="string" office:string-value="ту" calcext:value-type="string">
            <text:p>ту</text:p>
          </table:table-cell>
          <table:table-cell table:style-name="ce17" table:formula="of:=LEFT([.C64];LEN([.C64])-LEN([.E64]))&amp;[.F64]" office:value-type="string" office:string-value="лаборанту" calcext:value-type="string">
            <text:p>лаборанту</text:p>
          </table:table-cell>
          <table:table-cell table:style-name="ce17" table:formula="of:=IFERROR(INDEX([$Окончания.$C$1:$Окончания.$C$1048576];[.D64]);&quot;&quot;)" office:value-type="string" office:string-value="та" calcext:value-type="string">
            <text:p>та</text:p>
          </table:table-cell>
          <table:table-cell table:style-name="ce17" table:formula="of:=LEFT([.C64];LEN([.C64])-LEN([.E64]))&amp;[.H64]" office:value-type="string" office:string-value="лаборанта" calcext:value-type="string">
            <text:p>лаборанта</text:p>
          </table:table-cell>
          <table:table-cell table:style-name="ce18" table:formula="of:=MID([.A64];[.B64];1)&amp;IF(MID([.A64];[.B64]+1;1)=&quot;(&quot;; &quot;(&quot;; &quot;&quot;)" office:value-type="string" office:string-value="-" calcext:value-type="string">
            <text:p>-</text:p>
          </table:table-cell>
          <table:table-cell table:formula="of:=MID([.A64];[.B64]+LEN([.J64]);100)" office:value-type="string" office:string-value="металлограф" calcext:value-type="string">
            <text:p>металлограф</text:p>
          </table:table-cell>
          <table:table-cell table:formula="of:=MIN(SEARCH(&quot; &quot;;[.K64]&amp;&quot; &quot;);SEARCH(&quot;-&quot;;[.K64]&amp;&quot;-&quot;); SEARCH(&quot;)&quot;;[.K64]&amp;&quot;)&quot;))" office:value-type="float" office:value="12" calcext:value-type="float">
            <text:p>12</text:p>
          </table:table-cell>
          <table:table-cell table:formula="of:=LEFT([.K64];[.L64]-1)" office:value-type="string" office:string-value="металлограф" calcext:value-type="string">
            <text:p>металлограф</text:p>
          </table:table-cell>
          <table:table-cell table:formula="of:=IFERROR(MATCH(RIGHT([.M64];5);[$Окончания.$A$1:$Окончания.$A$1048576];0);IFERROR(MATCH(RIGHT([.M64];4);[$Окончания.$A$1:$Окончания.$A$1048576];0);IFERROR(MATCH(RIGHT([.M64];3);[$Окончания.$A$1:$Окончания.$A$1048576];0);IFERROR(MATCH(RIGHT([.M64];2);[$Окончания.$A$1:$Окончания.$A$1048576];0);MATCH(RIGHT([.M64];1);[$Окончания.$A$1:$Окончания.$A$1048576];0)))))" office:value-type="float" office:value="15" calcext:value-type="float">
            <text:p>15</text:p>
          </table:table-cell>
          <table:table-cell table:formula="of:=IFERROR(INDEX([$Окончания.$A$1:$Окончания.$A$1048576];[.N64]);&quot;&quot;)" office:value-type="string" office:string-value="ф" calcext:value-type="string">
            <text:p>ф</text:p>
          </table:table-cell>
          <table:table-cell table:formula="of:=IFERROR(INDEX([$Окончания.$B$1:$Окончания.$B$1048576];[.N64]);&quot;&quot;)" office:value-type="string" office:string-value="фу" calcext:value-type="string">
            <text:p>фу</text:p>
          </table:table-cell>
          <table:table-cell table:style-name="ce17" table:formula="of:=LEFT([.M64];LEN([.M64])-LEN([.O64]))&amp;[.P64]" office:value-type="string" office:string-value="металлографу" calcext:value-type="string">
            <text:p>металлографу</text:p>
          </table:table-cell>
          <table:table-cell table:style-name="ce17" table:formula="of:=IFERROR(INDEX([$Окончания.$C$1:$Окончания.$C$1048576];[.N64]);&quot;&quot;)" office:value-type="string" office:string-value="фа" calcext:value-type="string">
            <text:p>фа</text:p>
          </table:table-cell>
          <table:table-cell table:style-name="ce17" table:formula="of:=LEFT([.M64];LEN([.M64])-LEN([.O64]))&amp;[.R64]" office:value-type="string" office:string-value="металлографа" calcext:value-type="string">
            <text:p>металлографа</text:p>
          </table:table-cell>
          <table:table-cell table:style-name="ce18" table:formula="of:=MID([.K64];[.L64];1)&amp;IF(MID([.K64];[.L64]+1;1)=&quot;(&quot;; &quot;(&quot;; &quot;&quot;)">
            <text:p/>
          </table:table-cell>
          <table:table-cell table:formula="of:=MID([.K64];[.L64]+LEN([.T64]);100)">
            <text:p/>
          </table:table-cell>
          <table:table-cell table:formula="of:=MIN(SEARCH(&quot; &quot;;[.U64]&amp;&quot; &quot;);SEARCH(&quot;-&quot;;[.U64]&amp;&quot;-&quot;); SEARCH(&quot;)&quot;;[.U64]&amp;&quot;)&quot;))" office:value-type="float" office:value="1" calcext:value-type="float">
            <text:p>1</text:p>
          </table:table-cell>
          <table:table-cell table:formula="of:=LEFT([.U64];[.V64]-1)">
            <text:p/>
          </table:table-cell>
          <table:table-cell table:formula="of:=IFERROR(MATCH(RIGHT([.W64];5);[$Окончания.$A$1:$Окончания.$A$1048576];0);IFERROR(MATCH(RIGHT([.W64];4);[$Окончания.$A$1:$Окончания.$A$1048576];0);IFERROR(MATCH(RIGHT([.W64];3);[$Окончания.$A$1:$Окончания.$A$1048576];0);IFERROR(MATCH(RIGHT([.W64];2);[$Окончания.$A$1:$Окончания.$A$1048576];0);MATCH(RIGHT([.W6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64]);&quot;&quot;)">
            <text:p/>
          </table:table-cell>
          <table:table-cell table:formula="of:=IFERROR(INDEX([$Окончания.$B$1:$Окончания.$B$1048576];[.X64]);&quot;&quot;)">
            <text:p/>
          </table:table-cell>
          <table:table-cell table:style-name="ce17" table:formula="of:=LEFT([.W64];LEN([.W64])-LEN([.Y64]))&amp;[.Z64]">
            <text:p/>
          </table:table-cell>
          <table:table-cell table:style-name="ce17" table:formula="of:=IFERROR(INDEX([$Окончания.$C$1:$Окончания.$C$1048576];[.X64]);&quot;&quot;)">
            <text:p/>
          </table:table-cell>
          <table:table-cell table:style-name="ce17" table:formula="of:=LEFT([.W64];LEN([.W64])-LEN([.Y64]))&amp;[.AB64]">
            <text:p/>
          </table:table-cell>
          <table:table-cell table:style-name="ce18" table:formula="of:=MID([.U64];[.V64];1)&amp;IF(MID([.U64];[.V64]+1;1)=&quot;(&quot;; &quot;(&quot;; &quot;&quot;)">
            <text:p/>
          </table:table-cell>
          <table:table-cell table:formula="of:=MID([.U64];[.V64]+LEN([.AD64]);100)">
            <text:p/>
          </table:table-cell>
          <table:table-cell table:formula="of:=MIN(SEARCH(&quot; &quot;;[.AE64]&amp;&quot; &quot;);SEARCH(&quot;-&quot;;[.AE64]&amp;&quot;-&quot;); SEARCH(&quot;)&quot;;[.AE64]&amp;&quot;)&quot;))" office:value-type="float" office:value="1" calcext:value-type="float">
            <text:p>1</text:p>
          </table:table-cell>
          <table:table-cell table:formula="of:=LEFT([.AE64];[.AF64]-1)">
            <text:p/>
          </table:table-cell>
          <table:table-cell table:formula="of:=IFERROR(MATCH(RIGHT([.AG64];5);[$Окончания.$A$1:$Окончания.$A$1048576];0);IFERROR(MATCH(RIGHT([.AG64];4);[$Окончания.$A$1:$Окончания.$A$1048576];0);IFERROR(MATCH(RIGHT([.AG64];3);[$Окончания.$A$1:$Окончания.$A$1048576];0);IFERROR(MATCH(RIGHT([.AG64];2);[$Окончания.$A$1:$Окончания.$A$1048576];0);MATCH(RIGHT([.AG6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64]);&quot;&quot;)">
            <text:p/>
          </table:table-cell>
          <table:table-cell table:formula="of:=IFERROR(INDEX([$Окончания.$B$1:$Окончания.$B$1048576];[.AH64]);&quot;&quot;)">
            <text:p/>
          </table:table-cell>
          <table:table-cell table:style-name="ce17" table:formula="of:=LEFT([.AG64];LEN([.AG64])-LEN([.AI64]))&amp;[.AJ64]">
            <text:p/>
          </table:table-cell>
          <table:table-cell table:style-name="ce17" table:formula="of:=IFERROR(INDEX([$Окончания.$C$1:$Окончания.$C$1048576];[.AH64]);&quot;&quot;)">
            <text:p/>
          </table:table-cell>
          <table:table-cell table:style-name="ce17" table:formula="of:=LEFT([.AG64];LEN([.AG64])-LEN([.AI64]))&amp;[.AL64]">
            <text:p/>
          </table:table-cell>
          <table:table-cell table:style-name="ce18" table:formula="of:=MID([.AE64];[.AF64];1)&amp;IF(MID([.AE64];[.AF64]+1;1)=&quot;(&quot;; &quot;(&quot;; &quot;&quot;)">
            <text:p/>
          </table:table-cell>
          <table:table-cell table:formula="of:=MID([.AE64];[.AF64]+LEN([.AN64]);100)">
            <text:p/>
          </table:table-cell>
          <table:table-cell table:formula="of:=MIN(SEARCH(&quot; &quot;;[.AO64]&amp;&quot; &quot;);SEARCH(&quot;-&quot;;[.AO64]&amp;&quot;-&quot;); SEARCH(&quot;)&quot;;[.AO64]&amp;&quot;)&quot;))" office:value-type="float" office:value="1" calcext:value-type="float">
            <text:p>1</text:p>
          </table:table-cell>
          <table:table-cell table:formula="of:=LEFT([.AO64];[.AP64]-1)">
            <text:p/>
          </table:table-cell>
          <table:table-cell table:formula="of:=IFERROR(MATCH(RIGHT([.AQ64];5);[$Окончания.$A$1:$Окончания.$A$1048576];0);IFERROR(MATCH(RIGHT([.AQ64];4);[$Окончания.$A$1:$Окончания.$A$1048576];0);IFERROR(MATCH(RIGHT([.AQ64];3);[$Окончания.$A$1:$Окончания.$A$1048576];0);IFERROR(MATCH(RIGHT([.AQ64];2);[$Окончания.$A$1:$Окончания.$A$1048576];0);MATCH(RIGHT([.AQ6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64]);&quot;&quot;)">
            <text:p/>
          </table:table-cell>
          <table:table-cell table:formula="of:=IFERROR(INDEX([$Окончания.$B$1:$Окончания.$B$1048576];[.AR64]);&quot;&quot;)">
            <text:p/>
          </table:table-cell>
          <table:table-cell table:style-name="ce17" table:formula="of:=LEFT([.AQ64];LEN([.AQ64])-LEN([.AS64]))&amp;[.AT64]">
            <text:p/>
          </table:table-cell>
          <table:table-cell table:style-name="ce17" table:formula="of:=IFERROR(INDEX([$Окончания.$C$1:$Окончания.$C$1048576];[.AR64]);&quot;&quot;)">
            <text:p/>
          </table:table-cell>
          <table:table-cell table:style-name="ce17" table:formula="of:=LEFT([.AQ64];LEN([.AQ64])-LEN([.AS64]))&amp;[.AV64]">
            <text:p/>
          </table:table-cell>
          <table:table-cell table:style-name="ce18" table:formula="of:=MID([.AO64];[.AP64];1)&amp;IF(MID([.AO64];[.AP64]+1;1)=&quot;(&quot;; &quot;(&quot;; &quot;&quot;)">
            <text:p/>
          </table:table-cell>
          <table:table-cell table:formula="of:=MID([.AO64];[.AP64]+LEN([.AX64]);100)">
            <text:p/>
          </table:table-cell>
          <table:table-cell table:formula="of:=[.$G64]&amp;[.$J64]&amp;[.$Q64]&amp;[.$T64]&amp;[.$AA64]&amp;[.$AD64]&amp;[.$AK64]&amp;[.$AN64]&amp;[.$AU64]&amp;[.$AX64]&amp;[.$AY64]" office:value-type="string" office:string-value="лаборанту-металлографу" calcext:value-type="string">
            <text:p>лаборанту-металлографу</text:p>
          </table:table-cell>
          <table:table-cell office:value-type="string" calcext:value-type="string">
            <text:p>лаборанту-металлографу</text:p>
          </table:table-cell>
          <table:table-cell table:style-name="ce17" table:formula="of:=IF([.AZ64]=[.BA64];0;1)" office:value-type="float" office:value="0" calcext:value-type="float">
            <text:p>0</text:p>
          </table:table-cell>
          <table:table-cell table:formula="of:=[.$I64]&amp;[.$J64]&amp;[.$S64]&amp;[.$T64]&amp;[.$AC64]&amp;[.$AD64]&amp;[.$AM64]&amp;[.$AN64]&amp;[.$AW64]&amp;[.$AX64]&amp;[.$AY64]" office:value-type="string" office:string-value="лаборанта-металлографа" calcext:value-type="string">
            <text:p>лаборанта-металлографа</text:p>
          </table:table-cell>
          <table:table-cell table:style-name="ce22" office:value-type="string" calcext:value-type="string">
            <text:p>лаборанта-металлографа</text:p>
          </table:table-cell>
          <table:table-cell table:style-name="ce17" table:formula="of:=IF([.BC64]=[.BD64];0;1)" office:value-type="float" office:value="0" calcext:value-type="float">
            <text:p>0</text:p>
          </table:table-cell>
          <table:table-cell table:number-columns-repeated="967"/>
        </table:table-row>
        <table:table-row table:style-name="ro6">
          <table:table-cell table:style-name="ce14" office:value-type="string" calcext:value-type="string">
            <text:p>Мастер</text:p>
          </table:table-cell>
          <table:table-cell table:formula="of:=MIN(SEARCH(&quot; &quot;;[.A65]&amp;&quot; &quot;);SEARCH(&quot;-&quot;;[.A65]&amp;&quot;-&quot;); SEARCH(&quot;)&quot;;[.A65]&amp;&quot;)&quot;))" office:value-type="float" office:value="7" calcext:value-type="float">
            <text:p>7</text:p>
          </table:table-cell>
          <table:table-cell table:formula="of:=LEFT([.A65];[.B65]-1)" office:value-type="string" office:string-value="Мастер" calcext:value-type="string">
            <text:p>Мастер</text:p>
          </table:table-cell>
          <table:table-cell table:formula="of:=IFERROR(MATCH(RIGHT([.C65];5);[$Окончания.$A$1:$Окончания.$A$1048576];0);IFERROR(MATCH(RIGHT([.C65];4);[$Окончания.$A$1:$Окончания.$A$1048576];0);IFERROR(MATCH(RIGHT([.C65];3);[$Окончания.$A$1:$Окончания.$A$1048576];0);IFERROR(MATCH(RIGHT([.C65];2);[$Окончания.$A$1:$Окончания.$A$1048576];0);MATCH(RIGHT([.C65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65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65]);&quot;&quot;)" office:value-type="string" office:string-value="ру" calcext:value-type="string">
            <text:p>ру</text:p>
          </table:table-cell>
          <table:table-cell table:style-name="ce17" table:formula="of:=LEFT([.C65];LEN([.C65])-LEN([.E65]))&amp;[.F65]" office:value-type="string" office:string-value="Мастеру" calcext:value-type="string">
            <text:p>Мастеру</text:p>
          </table:table-cell>
          <table:table-cell table:style-name="ce17" table:formula="of:=IFERROR(INDEX([$Окончания.$C$1:$Окончания.$C$1048576];[.D65]);&quot;&quot;)" office:value-type="string" office:string-value="ра" calcext:value-type="string">
            <text:p>ра</text:p>
          </table:table-cell>
          <table:table-cell table:style-name="ce17" table:formula="of:=LEFT([.C65];LEN([.C65])-LEN([.E65]))&amp;[.H65]" office:value-type="string" office:string-value="Мастера" calcext:value-type="string">
            <text:p>Мастера</text:p>
          </table:table-cell>
          <table:table-cell table:style-name="ce18" table:formula="of:=MID([.A65];[.B65];1)&amp;IF(MID([.A65];[.B65]+1;1)=&quot;(&quot;; &quot;(&quot;; &quot;&quot;)">
            <text:p/>
          </table:table-cell>
          <table:table-cell table:formula="of:=MID([.A65];[.B65]+LEN([.J65]);100)">
            <text:p/>
          </table:table-cell>
          <table:table-cell table:formula="of:=MIN(SEARCH(&quot; &quot;;[.K65]&amp;&quot; &quot;);SEARCH(&quot;-&quot;;[.K65]&amp;&quot;-&quot;); SEARCH(&quot;)&quot;;[.K65]&amp;&quot;)&quot;))" office:value-type="float" office:value="1" calcext:value-type="float">
            <text:p>1</text:p>
          </table:table-cell>
          <table:table-cell table:formula="of:=LEFT([.K65];[.L65]-1)">
            <text:p/>
          </table:table-cell>
          <table:table-cell table:formula="of:=IFERROR(MATCH(RIGHT([.M65];5);[$Окончания.$A$1:$Окончания.$A$1048576];0);IFERROR(MATCH(RIGHT([.M65];4);[$Окончания.$A$1:$Окончания.$A$1048576];0);IFERROR(MATCH(RIGHT([.M65];3);[$Окончания.$A$1:$Окончания.$A$1048576];0);IFERROR(MATCH(RIGHT([.M65];2);[$Окончания.$A$1:$Окончания.$A$1048576];0);MATCH(RIGHT([.M6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65]);&quot;&quot;)">
            <text:p/>
          </table:table-cell>
          <table:table-cell table:formula="of:=IFERROR(INDEX([$Окончания.$B$1:$Окончания.$B$1048576];[.N65]);&quot;&quot;)">
            <text:p/>
          </table:table-cell>
          <table:table-cell table:style-name="ce17" table:formula="of:=LEFT([.M65];LEN([.M65])-LEN([.O65]))&amp;[.P65]">
            <text:p/>
          </table:table-cell>
          <table:table-cell table:style-name="ce17" table:formula="of:=IFERROR(INDEX([$Окончания.$C$1:$Окончания.$C$1048576];[.N65]);&quot;&quot;)">
            <text:p/>
          </table:table-cell>
          <table:table-cell table:style-name="ce17" table:formula="of:=LEFT([.M65];LEN([.M65])-LEN([.O65]))&amp;[.R65]">
            <text:p/>
          </table:table-cell>
          <table:table-cell table:style-name="ce18" table:formula="of:=MID([.K65];[.L65];1)&amp;IF(MID([.K65];[.L65]+1;1)=&quot;(&quot;; &quot;(&quot;; &quot;&quot;)">
            <text:p/>
          </table:table-cell>
          <table:table-cell table:formula="of:=MID([.K65];[.L65]+LEN([.T65]);100)">
            <text:p/>
          </table:table-cell>
          <table:table-cell table:formula="of:=MIN(SEARCH(&quot; &quot;;[.U65]&amp;&quot; &quot;);SEARCH(&quot;-&quot;;[.U65]&amp;&quot;-&quot;); SEARCH(&quot;)&quot;;[.U65]&amp;&quot;)&quot;))" office:value-type="float" office:value="1" calcext:value-type="float">
            <text:p>1</text:p>
          </table:table-cell>
          <table:table-cell table:formula="of:=LEFT([.U65];[.V65]-1)">
            <text:p/>
          </table:table-cell>
          <table:table-cell table:formula="of:=IFERROR(MATCH(RIGHT([.W65];5);[$Окончания.$A$1:$Окончания.$A$1048576];0);IFERROR(MATCH(RIGHT([.W65];4);[$Окончания.$A$1:$Окончания.$A$1048576];0);IFERROR(MATCH(RIGHT([.W65];3);[$Окончания.$A$1:$Окончания.$A$1048576];0);IFERROR(MATCH(RIGHT([.W65];2);[$Окончания.$A$1:$Окончания.$A$1048576];0);MATCH(RIGHT([.W6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65]);&quot;&quot;)">
            <text:p/>
          </table:table-cell>
          <table:table-cell table:formula="of:=IFERROR(INDEX([$Окончания.$B$1:$Окончания.$B$1048576];[.X65]);&quot;&quot;)">
            <text:p/>
          </table:table-cell>
          <table:table-cell table:style-name="ce17" table:formula="of:=LEFT([.W65];LEN([.W65])-LEN([.Y65]))&amp;[.Z65]">
            <text:p/>
          </table:table-cell>
          <table:table-cell table:style-name="ce17" table:formula="of:=IFERROR(INDEX([$Окончания.$C$1:$Окончания.$C$1048576];[.X65]);&quot;&quot;)">
            <text:p/>
          </table:table-cell>
          <table:table-cell table:style-name="ce17" table:formula="of:=LEFT([.W65];LEN([.W65])-LEN([.Y65]))&amp;[.AB65]">
            <text:p/>
          </table:table-cell>
          <table:table-cell table:style-name="ce18" table:formula="of:=MID([.U65];[.V65];1)&amp;IF(MID([.U65];[.V65]+1;1)=&quot;(&quot;; &quot;(&quot;; &quot;&quot;)">
            <text:p/>
          </table:table-cell>
          <table:table-cell table:formula="of:=MID([.U65];[.V65]+LEN([.AD65]);100)">
            <text:p/>
          </table:table-cell>
          <table:table-cell table:formula="of:=MIN(SEARCH(&quot; &quot;;[.AE65]&amp;&quot; &quot;);SEARCH(&quot;-&quot;;[.AE65]&amp;&quot;-&quot;); SEARCH(&quot;)&quot;;[.AE65]&amp;&quot;)&quot;))" office:value-type="float" office:value="1" calcext:value-type="float">
            <text:p>1</text:p>
          </table:table-cell>
          <table:table-cell table:formula="of:=LEFT([.AE65];[.AF65]-1)">
            <text:p/>
          </table:table-cell>
          <table:table-cell table:formula="of:=IFERROR(MATCH(RIGHT([.AG65];5);[$Окончания.$A$1:$Окончания.$A$1048576];0);IFERROR(MATCH(RIGHT([.AG65];4);[$Окончания.$A$1:$Окончания.$A$1048576];0);IFERROR(MATCH(RIGHT([.AG65];3);[$Окончания.$A$1:$Окончания.$A$1048576];0);IFERROR(MATCH(RIGHT([.AG65];2);[$Окончания.$A$1:$Окончания.$A$1048576];0);MATCH(RIGHT([.AG6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65]);&quot;&quot;)">
            <text:p/>
          </table:table-cell>
          <table:table-cell table:formula="of:=IFERROR(INDEX([$Окончания.$B$1:$Окончания.$B$1048576];[.AH65]);&quot;&quot;)">
            <text:p/>
          </table:table-cell>
          <table:table-cell table:style-name="ce17" table:formula="of:=LEFT([.AG65];LEN([.AG65])-LEN([.AI65]))&amp;[.AJ65]">
            <text:p/>
          </table:table-cell>
          <table:table-cell table:style-name="ce17" table:formula="of:=IFERROR(INDEX([$Окончания.$C$1:$Окончания.$C$1048576];[.AH65]);&quot;&quot;)">
            <text:p/>
          </table:table-cell>
          <table:table-cell table:style-name="ce17" table:formula="of:=LEFT([.AG65];LEN([.AG65])-LEN([.AI65]))&amp;[.AL65]">
            <text:p/>
          </table:table-cell>
          <table:table-cell table:style-name="ce18" table:formula="of:=MID([.AE65];[.AF65];1)&amp;IF(MID([.AE65];[.AF65]+1;1)=&quot;(&quot;; &quot;(&quot;; &quot;&quot;)">
            <text:p/>
          </table:table-cell>
          <table:table-cell table:formula="of:=MID([.AE65];[.AF65]+LEN([.AN65]);100)">
            <text:p/>
          </table:table-cell>
          <table:table-cell table:formula="of:=MIN(SEARCH(&quot; &quot;;[.AO65]&amp;&quot; &quot;);SEARCH(&quot;-&quot;;[.AO65]&amp;&quot;-&quot;); SEARCH(&quot;)&quot;;[.AO65]&amp;&quot;)&quot;))" office:value-type="float" office:value="1" calcext:value-type="float">
            <text:p>1</text:p>
          </table:table-cell>
          <table:table-cell table:formula="of:=LEFT([.AO65];[.AP65]-1)">
            <text:p/>
          </table:table-cell>
          <table:table-cell table:formula="of:=IFERROR(MATCH(RIGHT([.AQ65];5);[$Окончания.$A$1:$Окончания.$A$1048576];0);IFERROR(MATCH(RIGHT([.AQ65];4);[$Окончания.$A$1:$Окончания.$A$1048576];0);IFERROR(MATCH(RIGHT([.AQ65];3);[$Окончания.$A$1:$Окончания.$A$1048576];0);IFERROR(MATCH(RIGHT([.AQ65];2);[$Окончания.$A$1:$Окончания.$A$1048576];0);MATCH(RIGHT([.AQ6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65]);&quot;&quot;)">
            <text:p/>
          </table:table-cell>
          <table:table-cell table:formula="of:=IFERROR(INDEX([$Окончания.$B$1:$Окончания.$B$1048576];[.AR65]);&quot;&quot;)">
            <text:p/>
          </table:table-cell>
          <table:table-cell table:style-name="ce17" table:formula="of:=LEFT([.AQ65];LEN([.AQ65])-LEN([.AS65]))&amp;[.AT65]">
            <text:p/>
          </table:table-cell>
          <table:table-cell table:style-name="ce17" table:formula="of:=IFERROR(INDEX([$Окончания.$C$1:$Окончания.$C$1048576];[.AR65]);&quot;&quot;)">
            <text:p/>
          </table:table-cell>
          <table:table-cell table:style-name="ce17" table:formula="of:=LEFT([.AQ65];LEN([.AQ65])-LEN([.AS65]))&amp;[.AV65]">
            <text:p/>
          </table:table-cell>
          <table:table-cell table:style-name="ce18" table:formula="of:=MID([.AO65];[.AP65];1)&amp;IF(MID([.AO65];[.AP65]+1;1)=&quot;(&quot;; &quot;(&quot;; &quot;&quot;)">
            <text:p/>
          </table:table-cell>
          <table:table-cell table:formula="of:=MID([.AO65];[.AP65]+LEN([.AX65]);100)">
            <text:p/>
          </table:table-cell>
          <table:table-cell table:formula="of:=[.$G65]&amp;[.$J65]&amp;[.$Q65]&amp;[.$T65]&amp;[.$AA65]&amp;[.$AD65]&amp;[.$AK65]&amp;[.$AN65]&amp;[.$AU65]&amp;[.$AX65]&amp;[.$AY65]" office:value-type="string" office:string-value="Мастеру" calcext:value-type="string">
            <text:p>Мастеру</text:p>
          </table:table-cell>
          <table:table-cell office:value-type="string" calcext:value-type="string">
            <text:p>Мастеру</text:p>
          </table:table-cell>
          <table:table-cell table:style-name="ce17" table:formula="of:=IF([.AZ65]=[.BA65];0;1)" office:value-type="float" office:value="0" calcext:value-type="float">
            <text:p>0</text:p>
          </table:table-cell>
          <table:table-cell table:formula="of:=[.$I65]&amp;[.$J65]&amp;[.$S65]&amp;[.$T65]&amp;[.$AC65]&amp;[.$AD65]&amp;[.$AM65]&amp;[.$AN65]&amp;[.$AW65]&amp;[.$AX65]&amp;[.$AY65]" office:value-type="string" office:string-value="Мастера" calcext:value-type="string">
            <text:p>Мастера</text:p>
          </table:table-cell>
          <table:table-cell table:style-name="ce22" office:value-type="string" calcext:value-type="string">
            <text:p>Мастера</text:p>
          </table:table-cell>
          <table:table-cell table:style-name="ce17" table:formula="of:=IF([.BC65]=[.BD65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Мастер участка</text:p>
          </table:table-cell>
          <table:table-cell table:formula="of:=MIN(SEARCH(&quot; &quot;;[.A66]&amp;&quot; &quot;);SEARCH(&quot;-&quot;;[.A66]&amp;&quot;-&quot;); SEARCH(&quot;)&quot;;[.A66]&amp;&quot;)&quot;))" office:value-type="float" office:value="7" calcext:value-type="float">
            <text:p>7</text:p>
          </table:table-cell>
          <table:table-cell table:formula="of:=LEFT([.A66];[.B66]-1)" office:value-type="string" office:string-value="Мастер" calcext:value-type="string">
            <text:p>Мастер</text:p>
          </table:table-cell>
          <table:table-cell table:formula="of:=IFERROR(MATCH(RIGHT([.C66];5);[$Окончания.$A$1:$Окончания.$A$1048576];0);IFERROR(MATCH(RIGHT([.C66];4);[$Окончания.$A$1:$Окончания.$A$1048576];0);IFERROR(MATCH(RIGHT([.C66];3);[$Окончания.$A$1:$Окончания.$A$1048576];0);IFERROR(MATCH(RIGHT([.C66];2);[$Окончания.$A$1:$Окончания.$A$1048576];0);MATCH(RIGHT([.C66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66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66]);&quot;&quot;)" office:value-type="string" office:string-value="ру" calcext:value-type="string">
            <text:p>ру</text:p>
          </table:table-cell>
          <table:table-cell table:style-name="ce17" table:formula="of:=LEFT([.C66];LEN([.C66])-LEN([.E66]))&amp;[.F66]" office:value-type="string" office:string-value="Мастеру" calcext:value-type="string">
            <text:p>Мастеру</text:p>
          </table:table-cell>
          <table:table-cell table:style-name="ce17" table:formula="of:=IFERROR(INDEX([$Окончания.$C$1:$Окончания.$C$1048576];[.D66]);&quot;&quot;)" office:value-type="string" office:string-value="ра" calcext:value-type="string">
            <text:p>ра</text:p>
          </table:table-cell>
          <table:table-cell table:style-name="ce17" table:formula="of:=LEFT([.C66];LEN([.C66])-LEN([.E66]))&amp;[.H66]" office:value-type="string" office:string-value="Мастера" calcext:value-type="string">
            <text:p>Мастера</text:p>
          </table:table-cell>
          <table:table-cell table:style-name="ce18" table:formula="of:=MID([.A66];[.B66];1)&amp;IF(MID([.A66];[.B66]+1;1)=&quot;(&quot;; &quot;(&quot;; &quot;&quot;)" office:value-type="string" office:string-value=" " calcext:value-type="string">
            <text:p><text:s/></text:p>
          </table:table-cell>
          <table:table-cell table:formula="of:=MID([.A66];[.B66]+LEN([.J66]);100)" office:value-type="string" office:string-value="участка" calcext:value-type="string">
            <text:p>участка</text:p>
          </table:table-cell>
          <table:table-cell table:formula="of:=MIN(SEARCH(&quot; &quot;;[.K66]&amp;&quot; &quot;);SEARCH(&quot;-&quot;;[.K66]&amp;&quot;-&quot;); SEARCH(&quot;)&quot;;[.K66]&amp;&quot;)&quot;))" office:value-type="float" office:value="8" calcext:value-type="float">
            <text:p>8</text:p>
          </table:table-cell>
          <table:table-cell table:formula="of:=LEFT([.K66];[.L66]-1)" office:value-type="string" office:string-value="участка" calcext:value-type="string">
            <text:p>участка</text:p>
          </table:table-cell>
          <table:table-cell table:formula="of:=IFERROR(MATCH(RIGHT([.M66];5);[$Окончания.$A$1:$Окончания.$A$1048576];0);IFERROR(MATCH(RIGHT([.M66];4);[$Окончания.$A$1:$Окончания.$A$1048576];0);IFERROR(MATCH(RIGHT([.M66];3);[$Окончания.$A$1:$Окончания.$A$1048576];0);IFERROR(MATCH(RIGHT([.M66];2);[$Окончания.$A$1:$Окончания.$A$1048576];0);MATCH(RIGHT([.M6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66]);&quot;&quot;)">
            <text:p/>
          </table:table-cell>
          <table:table-cell table:formula="of:=IFERROR(INDEX([$Окончания.$B$1:$Окончания.$B$1048576];[.N66]);&quot;&quot;)">
            <text:p/>
          </table:table-cell>
          <table:table-cell table:style-name="ce17" table:formula="of:=LEFT([.M66];LEN([.M66])-LEN([.O66]))&amp;[.P66]" office:value-type="string" office:string-value="участка" calcext:value-type="string">
            <text:p>участка</text:p>
          </table:table-cell>
          <table:table-cell table:style-name="ce17" table:formula="of:=IFERROR(INDEX([$Окончания.$C$1:$Окончания.$C$1048576];[.N66]);&quot;&quot;)">
            <text:p/>
          </table:table-cell>
          <table:table-cell table:style-name="ce17" table:formula="of:=LEFT([.M66];LEN([.M66])-LEN([.O66]))&amp;[.R66]" office:value-type="string" office:string-value="участка" calcext:value-type="string">
            <text:p>участка</text:p>
          </table:table-cell>
          <table:table-cell table:style-name="ce18" table:formula="of:=MID([.K66];[.L66];1)&amp;IF(MID([.K66];[.L66]+1;1)=&quot;(&quot;; &quot;(&quot;; &quot;&quot;)">
            <text:p/>
          </table:table-cell>
          <table:table-cell table:formula="of:=MID([.K66];[.L66]+LEN([.T66]);100)">
            <text:p/>
          </table:table-cell>
          <table:table-cell table:formula="of:=MIN(SEARCH(&quot; &quot;;[.U66]&amp;&quot; &quot;);SEARCH(&quot;-&quot;;[.U66]&amp;&quot;-&quot;); SEARCH(&quot;)&quot;;[.U66]&amp;&quot;)&quot;))" office:value-type="float" office:value="1" calcext:value-type="float">
            <text:p>1</text:p>
          </table:table-cell>
          <table:table-cell table:formula="of:=LEFT([.U66];[.V66]-1)">
            <text:p/>
          </table:table-cell>
          <table:table-cell table:formula="of:=IFERROR(MATCH(RIGHT([.W66];5);[$Окончания.$A$1:$Окончания.$A$1048576];0);IFERROR(MATCH(RIGHT([.W66];4);[$Окончания.$A$1:$Окончания.$A$1048576];0);IFERROR(MATCH(RIGHT([.W66];3);[$Окончания.$A$1:$Окончания.$A$1048576];0);IFERROR(MATCH(RIGHT([.W66];2);[$Окончания.$A$1:$Окончания.$A$1048576];0);MATCH(RIGHT([.W6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66]);&quot;&quot;)">
            <text:p/>
          </table:table-cell>
          <table:table-cell table:formula="of:=IFERROR(INDEX([$Окончания.$B$1:$Окончания.$B$1048576];[.X66]);&quot;&quot;)">
            <text:p/>
          </table:table-cell>
          <table:table-cell table:style-name="ce17" table:formula="of:=LEFT([.W66];LEN([.W66])-LEN([.Y66]))&amp;[.Z66]">
            <text:p/>
          </table:table-cell>
          <table:table-cell table:style-name="ce17" table:formula="of:=IFERROR(INDEX([$Окончания.$C$1:$Окончания.$C$1048576];[.X66]);&quot;&quot;)">
            <text:p/>
          </table:table-cell>
          <table:table-cell table:style-name="ce17" table:formula="of:=LEFT([.W66];LEN([.W66])-LEN([.Y66]))&amp;[.AB66]">
            <text:p/>
          </table:table-cell>
          <table:table-cell table:style-name="ce18" table:formula="of:=MID([.U66];[.V66];1)&amp;IF(MID([.U66];[.V66]+1;1)=&quot;(&quot;; &quot;(&quot;; &quot;&quot;)">
            <text:p/>
          </table:table-cell>
          <table:table-cell table:formula="of:=MID([.U66];[.V66]+LEN([.AD66]);100)">
            <text:p/>
          </table:table-cell>
          <table:table-cell table:formula="of:=MIN(SEARCH(&quot; &quot;;[.AE66]&amp;&quot; &quot;);SEARCH(&quot;-&quot;;[.AE66]&amp;&quot;-&quot;); SEARCH(&quot;)&quot;;[.AE66]&amp;&quot;)&quot;))" office:value-type="float" office:value="1" calcext:value-type="float">
            <text:p>1</text:p>
          </table:table-cell>
          <table:table-cell table:formula="of:=LEFT([.AE66];[.AF66]-1)">
            <text:p/>
          </table:table-cell>
          <table:table-cell table:formula="of:=IFERROR(MATCH(RIGHT([.AG66];5);[$Окончания.$A$1:$Окончания.$A$1048576];0);IFERROR(MATCH(RIGHT([.AG66];4);[$Окончания.$A$1:$Окончания.$A$1048576];0);IFERROR(MATCH(RIGHT([.AG66];3);[$Окончания.$A$1:$Окончания.$A$1048576];0);IFERROR(MATCH(RIGHT([.AG66];2);[$Окончания.$A$1:$Окончания.$A$1048576];0);MATCH(RIGHT([.AG6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66]);&quot;&quot;)">
            <text:p/>
          </table:table-cell>
          <table:table-cell table:formula="of:=IFERROR(INDEX([$Окончания.$B$1:$Окончания.$B$1048576];[.AH66]);&quot;&quot;)">
            <text:p/>
          </table:table-cell>
          <table:table-cell table:style-name="ce17" table:formula="of:=LEFT([.AG66];LEN([.AG66])-LEN([.AI66]))&amp;[.AJ66]">
            <text:p/>
          </table:table-cell>
          <table:table-cell table:style-name="ce17" table:formula="of:=IFERROR(INDEX([$Окончания.$C$1:$Окончания.$C$1048576];[.AH66]);&quot;&quot;)">
            <text:p/>
          </table:table-cell>
          <table:table-cell table:style-name="ce17" table:formula="of:=LEFT([.AG66];LEN([.AG66])-LEN([.AI66]))&amp;[.AL66]">
            <text:p/>
          </table:table-cell>
          <table:table-cell table:style-name="ce18" table:formula="of:=MID([.AE66];[.AF66];1)&amp;IF(MID([.AE66];[.AF66]+1;1)=&quot;(&quot;; &quot;(&quot;; &quot;&quot;)">
            <text:p/>
          </table:table-cell>
          <table:table-cell table:formula="of:=MID([.AE66];[.AF66]+LEN([.AN66]);100)">
            <text:p/>
          </table:table-cell>
          <table:table-cell table:formula="of:=MIN(SEARCH(&quot; &quot;;[.AO66]&amp;&quot; &quot;);SEARCH(&quot;-&quot;;[.AO66]&amp;&quot;-&quot;); SEARCH(&quot;)&quot;;[.AO66]&amp;&quot;)&quot;))" office:value-type="float" office:value="1" calcext:value-type="float">
            <text:p>1</text:p>
          </table:table-cell>
          <table:table-cell table:formula="of:=LEFT([.AO66];[.AP66]-1)">
            <text:p/>
          </table:table-cell>
          <table:table-cell table:formula="of:=IFERROR(MATCH(RIGHT([.AQ66];5);[$Окончания.$A$1:$Окончания.$A$1048576];0);IFERROR(MATCH(RIGHT([.AQ66];4);[$Окончания.$A$1:$Окончания.$A$1048576];0);IFERROR(MATCH(RIGHT([.AQ66];3);[$Окончания.$A$1:$Окончания.$A$1048576];0);IFERROR(MATCH(RIGHT([.AQ66];2);[$Окончания.$A$1:$Окончания.$A$1048576];0);MATCH(RIGHT([.AQ6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66]);&quot;&quot;)">
            <text:p/>
          </table:table-cell>
          <table:table-cell table:formula="of:=IFERROR(INDEX([$Окончания.$B$1:$Окончания.$B$1048576];[.AR66]);&quot;&quot;)">
            <text:p/>
          </table:table-cell>
          <table:table-cell table:style-name="ce17" table:formula="of:=LEFT([.AQ66];LEN([.AQ66])-LEN([.AS66]))&amp;[.AT66]">
            <text:p/>
          </table:table-cell>
          <table:table-cell table:style-name="ce17" table:formula="of:=IFERROR(INDEX([$Окончания.$C$1:$Окончания.$C$1048576];[.AR66]);&quot;&quot;)">
            <text:p/>
          </table:table-cell>
          <table:table-cell table:style-name="ce17" table:formula="of:=LEFT([.AQ66];LEN([.AQ66])-LEN([.AS66]))&amp;[.AV66]">
            <text:p/>
          </table:table-cell>
          <table:table-cell table:style-name="ce18" table:formula="of:=MID([.AO66];[.AP66];1)&amp;IF(MID([.AO66];[.AP66]+1;1)=&quot;(&quot;; &quot;(&quot;; &quot;&quot;)">
            <text:p/>
          </table:table-cell>
          <table:table-cell table:formula="of:=MID([.AO66];[.AP66]+LEN([.AX66]);100)">
            <text:p/>
          </table:table-cell>
          <table:table-cell table:formula="of:=[.$G66]&amp;[.$J66]&amp;[.$Q66]&amp;[.$T66]&amp;[.$AA66]&amp;[.$AD66]&amp;[.$AK66]&amp;[.$AN66]&amp;[.$AU66]&amp;[.$AX66]&amp;[.$AY66]" office:value-type="string" office:string-value="Мастеру участка" calcext:value-type="string">
            <text:p>Мастеру участка</text:p>
          </table:table-cell>
          <table:table-cell office:value-type="string" calcext:value-type="string">
            <text:p>Мастеру участка</text:p>
          </table:table-cell>
          <table:table-cell table:style-name="ce17" table:formula="of:=IF([.AZ66]=[.BA66];0;1)" office:value-type="float" office:value="0" calcext:value-type="float">
            <text:p>0</text:p>
          </table:table-cell>
          <table:table-cell table:formula="of:=[.$I66]&amp;[.$J66]&amp;[.$S66]&amp;[.$T66]&amp;[.$AC66]&amp;[.$AD66]&amp;[.$AM66]&amp;[.$AN66]&amp;[.$AW66]&amp;[.$AX66]&amp;[.$AY66]" office:value-type="string" office:string-value="Мастера участка" calcext:value-type="string">
            <text:p>Мастера участка</text:p>
          </table:table-cell>
          <table:table-cell table:style-name="ce22" office:value-type="string" calcext:value-type="string">
            <text:p>Мастера участка</text:p>
          </table:table-cell>
          <table:table-cell table:style-name="ce17" table:formula="of:=IF([.BC66]=[.BD66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Машинист крана</text:p>
          </table:table-cell>
          <table:table-cell table:formula="of:=MIN(SEARCH(&quot; &quot;;[.A67]&amp;&quot; &quot;);SEARCH(&quot;-&quot;;[.A67]&amp;&quot;-&quot;); SEARCH(&quot;)&quot;;[.A67]&amp;&quot;)&quot;))" office:value-type="float" office:value="9" calcext:value-type="float">
            <text:p>9</text:p>
          </table:table-cell>
          <table:table-cell table:formula="of:=LEFT([.A67];[.B67]-1)" office:value-type="string" office:string-value="Машинист" calcext:value-type="string">
            <text:p>Машинист</text:p>
          </table:table-cell>
          <table:table-cell table:formula="of:=IFERROR(MATCH(RIGHT([.C67];5);[$Окончания.$A$1:$Окончания.$A$1048576];0);IFERROR(MATCH(RIGHT([.C67];4);[$Окончания.$A$1:$Окончания.$A$1048576];0);IFERROR(MATCH(RIGHT([.C67];3);[$Окончания.$A$1:$Окончания.$A$1048576];0);IFERROR(MATCH(RIGHT([.C67];2);[$Окончания.$A$1:$Окончания.$A$1048576];0);MATCH(RIGHT([.C67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67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67]);&quot;&quot;)" office:value-type="string" office:string-value="ту" calcext:value-type="string">
            <text:p>ту</text:p>
          </table:table-cell>
          <table:table-cell table:style-name="ce17" table:formula="of:=LEFT([.C67];LEN([.C67])-LEN([.E67]))&amp;[.F67]" office:value-type="string" office:string-value="Машинисту" calcext:value-type="string">
            <text:p>Машинисту</text:p>
          </table:table-cell>
          <table:table-cell table:style-name="ce17" table:formula="of:=IFERROR(INDEX([$Окончания.$C$1:$Окончания.$C$1048576];[.D67]);&quot;&quot;)" office:value-type="string" office:string-value="та" calcext:value-type="string">
            <text:p>та</text:p>
          </table:table-cell>
          <table:table-cell table:style-name="ce17" table:formula="of:=LEFT([.C67];LEN([.C67])-LEN([.E67]))&amp;[.H67]" office:value-type="string" office:string-value="Машиниста" calcext:value-type="string">
            <text:p>Машиниста</text:p>
          </table:table-cell>
          <table:table-cell table:style-name="ce18" table:formula="of:=MID([.A67];[.B67];1)&amp;IF(MID([.A67];[.B67]+1;1)=&quot;(&quot;; &quot;(&quot;; &quot;&quot;)" office:value-type="string" office:string-value=" " calcext:value-type="string">
            <text:p><text:s/></text:p>
          </table:table-cell>
          <table:table-cell table:formula="of:=MID([.A67];[.B67]+LEN([.J67]);100)" office:value-type="string" office:string-value="крана" calcext:value-type="string">
            <text:p>крана</text:p>
          </table:table-cell>
          <table:table-cell table:formula="of:=MIN(SEARCH(&quot; &quot;;[.K67]&amp;&quot; &quot;);SEARCH(&quot;-&quot;;[.K67]&amp;&quot;-&quot;); SEARCH(&quot;)&quot;;[.K67]&amp;&quot;)&quot;))" office:value-type="float" office:value="6" calcext:value-type="float">
            <text:p>6</text:p>
          </table:table-cell>
          <table:table-cell table:formula="of:=LEFT([.K67];[.L67]-1)" office:value-type="string" office:string-value="крана" calcext:value-type="string">
            <text:p>крана</text:p>
          </table:table-cell>
          <table:table-cell table:formula="of:=IFERROR(MATCH(RIGHT([.M67];5);[$Окончания.$A$1:$Окончания.$A$1048576];0);IFERROR(MATCH(RIGHT([.M67];4);[$Окончания.$A$1:$Окончания.$A$1048576];0);IFERROR(MATCH(RIGHT([.M67];3);[$Окончания.$A$1:$Окончания.$A$1048576];0);IFERROR(MATCH(RIGHT([.M67];2);[$Окончания.$A$1:$Окончания.$A$1048576];0);MATCH(RIGHT([.M6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67]);&quot;&quot;)">
            <text:p/>
          </table:table-cell>
          <table:table-cell table:formula="of:=IFERROR(INDEX([$Окончания.$B$1:$Окончания.$B$1048576];[.N67]);&quot;&quot;)">
            <text:p/>
          </table:table-cell>
          <table:table-cell table:style-name="ce17" table:formula="of:=LEFT([.M67];LEN([.M67])-LEN([.O67]))&amp;[.P67]" office:value-type="string" office:string-value="крана" calcext:value-type="string">
            <text:p>крана</text:p>
          </table:table-cell>
          <table:table-cell table:style-name="ce17" table:formula="of:=IFERROR(INDEX([$Окончания.$C$1:$Окончания.$C$1048576];[.N67]);&quot;&quot;)">
            <text:p/>
          </table:table-cell>
          <table:table-cell table:style-name="ce17" table:formula="of:=LEFT([.M67];LEN([.M67])-LEN([.O67]))&amp;[.R67]" office:value-type="string" office:string-value="крана" calcext:value-type="string">
            <text:p>крана</text:p>
          </table:table-cell>
          <table:table-cell table:style-name="ce18" table:formula="of:=MID([.K67];[.L67];1)&amp;IF(MID([.K67];[.L67]+1;1)=&quot;(&quot;; &quot;(&quot;; &quot;&quot;)">
            <text:p/>
          </table:table-cell>
          <table:table-cell table:formula="of:=MID([.K67];[.L67]+LEN([.T67]);100)">
            <text:p/>
          </table:table-cell>
          <table:table-cell table:formula="of:=MIN(SEARCH(&quot; &quot;;[.U67]&amp;&quot; &quot;);SEARCH(&quot;-&quot;;[.U67]&amp;&quot;-&quot;); SEARCH(&quot;)&quot;;[.U67]&amp;&quot;)&quot;))" office:value-type="float" office:value="1" calcext:value-type="float">
            <text:p>1</text:p>
          </table:table-cell>
          <table:table-cell table:formula="of:=LEFT([.U67];[.V67]-1)">
            <text:p/>
          </table:table-cell>
          <table:table-cell table:formula="of:=IFERROR(MATCH(RIGHT([.W67];5);[$Окончания.$A$1:$Окончания.$A$1048576];0);IFERROR(MATCH(RIGHT([.W67];4);[$Окончания.$A$1:$Окончания.$A$1048576];0);IFERROR(MATCH(RIGHT([.W67];3);[$Окончания.$A$1:$Окончания.$A$1048576];0);IFERROR(MATCH(RIGHT([.W67];2);[$Окончания.$A$1:$Окончания.$A$1048576];0);MATCH(RIGHT([.W6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67]);&quot;&quot;)">
            <text:p/>
          </table:table-cell>
          <table:table-cell table:formula="of:=IFERROR(INDEX([$Окончания.$B$1:$Окончания.$B$1048576];[.X67]);&quot;&quot;)">
            <text:p/>
          </table:table-cell>
          <table:table-cell table:style-name="ce17" table:formula="of:=LEFT([.W67];LEN([.W67])-LEN([.Y67]))&amp;[.Z67]">
            <text:p/>
          </table:table-cell>
          <table:table-cell table:style-name="ce17" table:formula="of:=IFERROR(INDEX([$Окончания.$C$1:$Окончания.$C$1048576];[.X67]);&quot;&quot;)">
            <text:p/>
          </table:table-cell>
          <table:table-cell table:style-name="ce17" table:formula="of:=LEFT([.W67];LEN([.W67])-LEN([.Y67]))&amp;[.AB67]">
            <text:p/>
          </table:table-cell>
          <table:table-cell table:style-name="ce18" table:formula="of:=MID([.U67];[.V67];1)&amp;IF(MID([.U67];[.V67]+1;1)=&quot;(&quot;; &quot;(&quot;; &quot;&quot;)">
            <text:p/>
          </table:table-cell>
          <table:table-cell table:formula="of:=MID([.U67];[.V67]+LEN([.AD67]);100)">
            <text:p/>
          </table:table-cell>
          <table:table-cell table:formula="of:=MIN(SEARCH(&quot; &quot;;[.AE67]&amp;&quot; &quot;);SEARCH(&quot;-&quot;;[.AE67]&amp;&quot;-&quot;); SEARCH(&quot;)&quot;;[.AE67]&amp;&quot;)&quot;))" office:value-type="float" office:value="1" calcext:value-type="float">
            <text:p>1</text:p>
          </table:table-cell>
          <table:table-cell table:formula="of:=LEFT([.AE67];[.AF67]-1)">
            <text:p/>
          </table:table-cell>
          <table:table-cell table:formula="of:=IFERROR(MATCH(RIGHT([.AG67];5);[$Окончания.$A$1:$Окончания.$A$1048576];0);IFERROR(MATCH(RIGHT([.AG67];4);[$Окончания.$A$1:$Окончания.$A$1048576];0);IFERROR(MATCH(RIGHT([.AG67];3);[$Окончания.$A$1:$Окончания.$A$1048576];0);IFERROR(MATCH(RIGHT([.AG67];2);[$Окончания.$A$1:$Окончания.$A$1048576];0);MATCH(RIGHT([.AG6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67]);&quot;&quot;)">
            <text:p/>
          </table:table-cell>
          <table:table-cell table:formula="of:=IFERROR(INDEX([$Окончания.$B$1:$Окончания.$B$1048576];[.AH67]);&quot;&quot;)">
            <text:p/>
          </table:table-cell>
          <table:table-cell table:style-name="ce17" table:formula="of:=LEFT([.AG67];LEN([.AG67])-LEN([.AI67]))&amp;[.AJ67]">
            <text:p/>
          </table:table-cell>
          <table:table-cell table:style-name="ce17" table:formula="of:=IFERROR(INDEX([$Окончания.$C$1:$Окончания.$C$1048576];[.AH67]);&quot;&quot;)">
            <text:p/>
          </table:table-cell>
          <table:table-cell table:style-name="ce17" table:formula="of:=LEFT([.AG67];LEN([.AG67])-LEN([.AI67]))&amp;[.AL67]">
            <text:p/>
          </table:table-cell>
          <table:table-cell table:style-name="ce18" table:formula="of:=MID([.AE67];[.AF67];1)&amp;IF(MID([.AE67];[.AF67]+1;1)=&quot;(&quot;; &quot;(&quot;; &quot;&quot;)">
            <text:p/>
          </table:table-cell>
          <table:table-cell table:formula="of:=MID([.AE67];[.AF67]+LEN([.AN67]);100)">
            <text:p/>
          </table:table-cell>
          <table:table-cell table:formula="of:=MIN(SEARCH(&quot; &quot;;[.AO67]&amp;&quot; &quot;);SEARCH(&quot;-&quot;;[.AO67]&amp;&quot;-&quot;); SEARCH(&quot;)&quot;;[.AO67]&amp;&quot;)&quot;))" office:value-type="float" office:value="1" calcext:value-type="float">
            <text:p>1</text:p>
          </table:table-cell>
          <table:table-cell table:formula="of:=LEFT([.AO67];[.AP67]-1)">
            <text:p/>
          </table:table-cell>
          <table:table-cell table:formula="of:=IFERROR(MATCH(RIGHT([.AQ67];5);[$Окончания.$A$1:$Окончания.$A$1048576];0);IFERROR(MATCH(RIGHT([.AQ67];4);[$Окончания.$A$1:$Окончания.$A$1048576];0);IFERROR(MATCH(RIGHT([.AQ67];3);[$Окончания.$A$1:$Окончания.$A$1048576];0);IFERROR(MATCH(RIGHT([.AQ67];2);[$Окончания.$A$1:$Окончания.$A$1048576];0);MATCH(RIGHT([.AQ6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67]);&quot;&quot;)">
            <text:p/>
          </table:table-cell>
          <table:table-cell table:formula="of:=IFERROR(INDEX([$Окончания.$B$1:$Окончания.$B$1048576];[.AR67]);&quot;&quot;)">
            <text:p/>
          </table:table-cell>
          <table:table-cell table:style-name="ce17" table:formula="of:=LEFT([.AQ67];LEN([.AQ67])-LEN([.AS67]))&amp;[.AT67]">
            <text:p/>
          </table:table-cell>
          <table:table-cell table:style-name="ce17" table:formula="of:=IFERROR(INDEX([$Окончания.$C$1:$Окончания.$C$1048576];[.AR67]);&quot;&quot;)">
            <text:p/>
          </table:table-cell>
          <table:table-cell table:style-name="ce17" table:formula="of:=LEFT([.AQ67];LEN([.AQ67])-LEN([.AS67]))&amp;[.AV67]">
            <text:p/>
          </table:table-cell>
          <table:table-cell table:style-name="ce18" table:formula="of:=MID([.AO67];[.AP67];1)&amp;IF(MID([.AO67];[.AP67]+1;1)=&quot;(&quot;; &quot;(&quot;; &quot;&quot;)">
            <text:p/>
          </table:table-cell>
          <table:table-cell table:formula="of:=MID([.AO67];[.AP67]+LEN([.AX67]);100)">
            <text:p/>
          </table:table-cell>
          <table:table-cell table:formula="of:=[.$G67]&amp;[.$J67]&amp;[.$Q67]&amp;[.$T67]&amp;[.$AA67]&amp;[.$AD67]&amp;[.$AK67]&amp;[.$AN67]&amp;[.$AU67]&amp;[.$AX67]&amp;[.$AY67]" office:value-type="string" office:string-value="Машинисту крана" calcext:value-type="string">
            <text:p>Машинисту крана</text:p>
          </table:table-cell>
          <table:table-cell office:value-type="string" calcext:value-type="string">
            <text:p>Машинисту крана</text:p>
          </table:table-cell>
          <table:table-cell table:style-name="ce17" table:formula="of:=IF([.AZ67]=[.BA67];0;1)" office:value-type="float" office:value="0" calcext:value-type="float">
            <text:p>0</text:p>
          </table:table-cell>
          <table:table-cell table:formula="of:=[.$I67]&amp;[.$J67]&amp;[.$S67]&amp;[.$T67]&amp;[.$AC67]&amp;[.$AD67]&amp;[.$AM67]&amp;[.$AN67]&amp;[.$AW67]&amp;[.$AX67]&amp;[.$AY67]" office:value-type="string" office:string-value="Машиниста крана" calcext:value-type="string">
            <text:p>Машиниста крана</text:p>
          </table:table-cell>
          <table:table-cell table:style-name="ce22" office:value-type="string" calcext:value-type="string">
            <text:p>Машиниста крана</text:p>
          </table:table-cell>
          <table:table-cell table:style-name="ce17" table:formula="of:=IF([.BC67]=[.BD67];0;1)" office:value-type="float" office:value="0" calcext:value-type="float">
            <text:p>0</text:p>
          </table:table-cell>
          <table:table-cell table:number-columns-repeated="967"/>
        </table:table-row>
        <table:table-row table:style-name="ro9">
          <table:table-cell table:style-name="ce14" office:value-type="string" calcext:value-type="string">
            <text:p>машинист крана автомобильного</text:p>
          </table:table-cell>
          <table:table-cell table:formula="of:=MIN(SEARCH(&quot; &quot;;[.A68]&amp;&quot; &quot;);SEARCH(&quot;-&quot;;[.A68]&amp;&quot;-&quot;); SEARCH(&quot;)&quot;;[.A68]&amp;&quot;)&quot;))" office:value-type="float" office:value="9" calcext:value-type="float">
            <text:p>9</text:p>
          </table:table-cell>
          <table:table-cell table:formula="of:=LEFT([.A68];[.B68]-1)" office:value-type="string" office:string-value="машинист" calcext:value-type="string">
            <text:p>машинист</text:p>
          </table:table-cell>
          <table:table-cell table:formula="of:=IFERROR(MATCH(RIGHT([.C68];5);[$Окончания.$A$1:$Окончания.$A$1048576];0);IFERROR(MATCH(RIGHT([.C68];4);[$Окончания.$A$1:$Окончания.$A$1048576];0);IFERROR(MATCH(RIGHT([.C68];3);[$Окончания.$A$1:$Окончания.$A$1048576];0);IFERROR(MATCH(RIGHT([.C68];2);[$Окончания.$A$1:$Окончания.$A$1048576];0);MATCH(RIGHT([.C68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68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68]);&quot;&quot;)" office:value-type="string" office:string-value="ту" calcext:value-type="string">
            <text:p>ту</text:p>
          </table:table-cell>
          <table:table-cell table:style-name="ce17" table:formula="of:=LEFT([.C68];LEN([.C68])-LEN([.E68]))&amp;[.F68]" office:value-type="string" office:string-value="машинисту" calcext:value-type="string">
            <text:p>машинисту</text:p>
          </table:table-cell>
          <table:table-cell table:style-name="ce17" table:formula="of:=IFERROR(INDEX([$Окончания.$C$1:$Окончания.$C$1048576];[.D68]);&quot;&quot;)" office:value-type="string" office:string-value="та" calcext:value-type="string">
            <text:p>та</text:p>
          </table:table-cell>
          <table:table-cell table:style-name="ce17" table:formula="of:=LEFT([.C68];LEN([.C68])-LEN([.E68]))&amp;[.H68]" office:value-type="string" office:string-value="машиниста" calcext:value-type="string">
            <text:p>машиниста</text:p>
          </table:table-cell>
          <table:table-cell table:style-name="ce18" table:formula="of:=MID([.A68];[.B68];1)&amp;IF(MID([.A68];[.B68]+1;1)=&quot;(&quot;; &quot;(&quot;; &quot;&quot;)" office:value-type="string" office:string-value=" " calcext:value-type="string">
            <text:p><text:s/></text:p>
          </table:table-cell>
          <table:table-cell table:formula="of:=MID([.A68];[.B68]+LEN([.J68]);100)" office:value-type="string" office:string-value="крана автомобильного" calcext:value-type="string">
            <text:p>крана автомобильного</text:p>
          </table:table-cell>
          <table:table-cell table:formula="of:=MIN(SEARCH(&quot; &quot;;[.K68]&amp;&quot; &quot;);SEARCH(&quot;-&quot;;[.K68]&amp;&quot;-&quot;); SEARCH(&quot;)&quot;;[.K68]&amp;&quot;)&quot;))" office:value-type="float" office:value="6" calcext:value-type="float">
            <text:p>6</text:p>
          </table:table-cell>
          <table:table-cell table:formula="of:=LEFT([.K68];[.L68]-1)" office:value-type="string" office:string-value="крана" calcext:value-type="string">
            <text:p>крана</text:p>
          </table:table-cell>
          <table:table-cell table:formula="of:=IFERROR(MATCH(RIGHT([.M68];5);[$Окончания.$A$1:$Окончания.$A$1048576];0);IFERROR(MATCH(RIGHT([.M68];4);[$Окончания.$A$1:$Окончания.$A$1048576];0);IFERROR(MATCH(RIGHT([.M68];3);[$Окончания.$A$1:$Окончания.$A$1048576];0);IFERROR(MATCH(RIGHT([.M68];2);[$Окончания.$A$1:$Окончания.$A$1048576];0);MATCH(RIGHT([.M6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68]);&quot;&quot;)">
            <text:p/>
          </table:table-cell>
          <table:table-cell table:formula="of:=IFERROR(INDEX([$Окончания.$B$1:$Окончания.$B$1048576];[.N68]);&quot;&quot;)">
            <text:p/>
          </table:table-cell>
          <table:table-cell table:style-name="ce17" table:formula="of:=LEFT([.M68];LEN([.M68])-LEN([.O68]))&amp;[.P68]" office:value-type="string" office:string-value="крана" calcext:value-type="string">
            <text:p>крана</text:p>
          </table:table-cell>
          <table:table-cell table:style-name="ce17" table:formula="of:=IFERROR(INDEX([$Окончания.$C$1:$Окончания.$C$1048576];[.N68]);&quot;&quot;)">
            <text:p/>
          </table:table-cell>
          <table:table-cell table:style-name="ce17" table:formula="of:=LEFT([.M68];LEN([.M68])-LEN([.O68]))&amp;[.R68]" office:value-type="string" office:string-value="крана" calcext:value-type="string">
            <text:p>крана</text:p>
          </table:table-cell>
          <table:table-cell table:style-name="ce18" table:formula="of:=MID([.K68];[.L68];1)&amp;IF(MID([.K68];[.L68]+1;1)=&quot;(&quot;; &quot;(&quot;; &quot;&quot;)" office:value-type="string" office:string-value=" " calcext:value-type="string">
            <text:p><text:s/></text:p>
          </table:table-cell>
          <table:table-cell table:formula="of:=MID([.K68];[.L68]+LEN([.T68]);100)" office:value-type="string" office:string-value="автомобильного" calcext:value-type="string">
            <text:p>автомобильного</text:p>
          </table:table-cell>
          <table:table-cell table:formula="of:=MIN(SEARCH(&quot; &quot;;[.U68]&amp;&quot; &quot;);SEARCH(&quot;-&quot;;[.U68]&amp;&quot;-&quot;); SEARCH(&quot;)&quot;;[.U68]&amp;&quot;)&quot;))" office:value-type="float" office:value="15" calcext:value-type="float">
            <text:p>15</text:p>
          </table:table-cell>
          <table:table-cell table:formula="of:=LEFT([.U68];[.V68]-1)" office:value-type="string" office:string-value="автомобильного" calcext:value-type="string">
            <text:p>автомобильного</text:p>
          </table:table-cell>
          <table:table-cell table:formula="of:=IFERROR(MATCH(RIGHT([.W68];5);[$Окончания.$A$1:$Окончания.$A$1048576];0);IFERROR(MATCH(RIGHT([.W68];4);[$Окончания.$A$1:$Окончания.$A$1048576];0);IFERROR(MATCH(RIGHT([.W68];3);[$Окончания.$A$1:$Окончания.$A$1048576];0);IFERROR(MATCH(RIGHT([.W68];2);[$Окончания.$A$1:$Окончания.$A$1048576];0);MATCH(RIGHT([.W6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68]);&quot;&quot;)">
            <text:p/>
          </table:table-cell>
          <table:table-cell table:formula="of:=IFERROR(INDEX([$Окончания.$B$1:$Окончания.$B$1048576];[.X68]);&quot;&quot;)">
            <text:p/>
          </table:table-cell>
          <table:table-cell table:style-name="ce17" table:formula="of:=LEFT([.W68];LEN([.W68])-LEN([.Y68]))&amp;[.Z68]" office:value-type="string" office:string-value="автомобильного" calcext:value-type="string">
            <text:p>автомобильного</text:p>
          </table:table-cell>
          <table:table-cell table:style-name="ce17" table:formula="of:=IFERROR(INDEX([$Окончания.$C$1:$Окончания.$C$1048576];[.X68]);&quot;&quot;)">
            <text:p/>
          </table:table-cell>
          <table:table-cell table:style-name="ce17" table:formula="of:=LEFT([.W68];LEN([.W68])-LEN([.Y68]))&amp;[.AB68]" office:value-type="string" office:string-value="автомобильного" calcext:value-type="string">
            <text:p>автомобильного</text:p>
          </table:table-cell>
          <table:table-cell table:style-name="ce18" table:formula="of:=MID([.U68];[.V68];1)&amp;IF(MID([.U68];[.V68]+1;1)=&quot;(&quot;; &quot;(&quot;; &quot;&quot;)">
            <text:p/>
          </table:table-cell>
          <table:table-cell table:formula="of:=MID([.U68];[.V68]+LEN([.AD68]);100)">
            <text:p/>
          </table:table-cell>
          <table:table-cell table:formula="of:=MIN(SEARCH(&quot; &quot;;[.AE68]&amp;&quot; &quot;);SEARCH(&quot;-&quot;;[.AE68]&amp;&quot;-&quot;); SEARCH(&quot;)&quot;;[.AE68]&amp;&quot;)&quot;))" office:value-type="float" office:value="1" calcext:value-type="float">
            <text:p>1</text:p>
          </table:table-cell>
          <table:table-cell table:formula="of:=LEFT([.AE68];[.AF68]-1)">
            <text:p/>
          </table:table-cell>
          <table:table-cell table:formula="of:=IFERROR(MATCH(RIGHT([.AG68];5);[$Окончания.$A$1:$Окончания.$A$1048576];0);IFERROR(MATCH(RIGHT([.AG68];4);[$Окончания.$A$1:$Окончания.$A$1048576];0);IFERROR(MATCH(RIGHT([.AG68];3);[$Окончания.$A$1:$Окончания.$A$1048576];0);IFERROR(MATCH(RIGHT([.AG68];2);[$Окончания.$A$1:$Окончания.$A$1048576];0);MATCH(RIGHT([.AG6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68]);&quot;&quot;)">
            <text:p/>
          </table:table-cell>
          <table:table-cell table:formula="of:=IFERROR(INDEX([$Окончания.$B$1:$Окончания.$B$1048576];[.AH68]);&quot;&quot;)">
            <text:p/>
          </table:table-cell>
          <table:table-cell table:style-name="ce17" table:formula="of:=LEFT([.AG68];LEN([.AG68])-LEN([.AI68]))&amp;[.AJ68]">
            <text:p/>
          </table:table-cell>
          <table:table-cell table:style-name="ce17" table:formula="of:=IFERROR(INDEX([$Окончания.$C$1:$Окончания.$C$1048576];[.AH68]);&quot;&quot;)">
            <text:p/>
          </table:table-cell>
          <table:table-cell table:style-name="ce17" table:formula="of:=LEFT([.AG68];LEN([.AG68])-LEN([.AI68]))&amp;[.AL68]">
            <text:p/>
          </table:table-cell>
          <table:table-cell table:style-name="ce18" table:formula="of:=MID([.AE68];[.AF68];1)&amp;IF(MID([.AE68];[.AF68]+1;1)=&quot;(&quot;; &quot;(&quot;; &quot;&quot;)">
            <text:p/>
          </table:table-cell>
          <table:table-cell table:formula="of:=MID([.AE68];[.AF68]+LEN([.AN68]);100)">
            <text:p/>
          </table:table-cell>
          <table:table-cell table:formula="of:=MIN(SEARCH(&quot; &quot;;[.AO68]&amp;&quot; &quot;);SEARCH(&quot;-&quot;;[.AO68]&amp;&quot;-&quot;); SEARCH(&quot;)&quot;;[.AO68]&amp;&quot;)&quot;))" office:value-type="float" office:value="1" calcext:value-type="float">
            <text:p>1</text:p>
          </table:table-cell>
          <table:table-cell table:formula="of:=LEFT([.AO68];[.AP68]-1)">
            <text:p/>
          </table:table-cell>
          <table:table-cell table:formula="of:=IFERROR(MATCH(RIGHT([.AQ68];5);[$Окончания.$A$1:$Окончания.$A$1048576];0);IFERROR(MATCH(RIGHT([.AQ68];4);[$Окончания.$A$1:$Окончания.$A$1048576];0);IFERROR(MATCH(RIGHT([.AQ68];3);[$Окончания.$A$1:$Окончания.$A$1048576];0);IFERROR(MATCH(RIGHT([.AQ68];2);[$Окончания.$A$1:$Окончания.$A$1048576];0);MATCH(RIGHT([.AQ6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68]);&quot;&quot;)">
            <text:p/>
          </table:table-cell>
          <table:table-cell table:formula="of:=IFERROR(INDEX([$Окончания.$B$1:$Окончания.$B$1048576];[.AR68]);&quot;&quot;)">
            <text:p/>
          </table:table-cell>
          <table:table-cell table:style-name="ce17" table:formula="of:=LEFT([.AQ68];LEN([.AQ68])-LEN([.AS68]))&amp;[.AT68]">
            <text:p/>
          </table:table-cell>
          <table:table-cell table:style-name="ce17" table:formula="of:=IFERROR(INDEX([$Окончания.$C$1:$Окончания.$C$1048576];[.AR68]);&quot;&quot;)">
            <text:p/>
          </table:table-cell>
          <table:table-cell table:style-name="ce17" table:formula="of:=LEFT([.AQ68];LEN([.AQ68])-LEN([.AS68]))&amp;[.AV68]">
            <text:p/>
          </table:table-cell>
          <table:table-cell table:style-name="ce18" table:formula="of:=MID([.AO68];[.AP68];1)&amp;IF(MID([.AO68];[.AP68]+1;1)=&quot;(&quot;; &quot;(&quot;; &quot;&quot;)">
            <text:p/>
          </table:table-cell>
          <table:table-cell table:formula="of:=MID([.AO68];[.AP68]+LEN([.AX68]);100)">
            <text:p/>
          </table:table-cell>
          <table:table-cell table:formula="of:=[.$G68]&amp;[.$J68]&amp;[.$Q68]&amp;[.$T68]&amp;[.$AA68]&amp;[.$AD68]&amp;[.$AK68]&amp;[.$AN68]&amp;[.$AU68]&amp;[.$AX68]&amp;[.$AY68]" office:value-type="string" office:string-value="машинисту крана автомобильного" calcext:value-type="string">
            <text:p>машинисту крана автомобильного</text:p>
          </table:table-cell>
          <table:table-cell office:value-type="string" calcext:value-type="string">
            <text:p>машинисту крана автомобильного</text:p>
          </table:table-cell>
          <table:table-cell table:style-name="ce17" table:formula="of:=IF([.AZ68]=[.BA68];0;1)" office:value-type="float" office:value="0" calcext:value-type="float">
            <text:p>0</text:p>
          </table:table-cell>
          <table:table-cell table:formula="of:=[.$I68]&amp;[.$J68]&amp;[.$S68]&amp;[.$T68]&amp;[.$AC68]&amp;[.$AD68]&amp;[.$AM68]&amp;[.$AN68]&amp;[.$AW68]&amp;[.$AX68]&amp;[.$AY68]" office:value-type="string" office:string-value="машиниста крана автомобильного" calcext:value-type="string">
            <text:p>машиниста крана автомобильного</text:p>
          </table:table-cell>
          <table:table-cell table:style-name="ce22" office:value-type="string" calcext:value-type="string">
            <text:p>машиниста крана автомобильного</text:p>
          </table:table-cell>
          <table:table-cell table:style-name="ce17" table:formula="of:=IF([.BC68]=[.BD68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Машинистка</text:p>
          </table:table-cell>
          <table:table-cell table:formula="of:=MIN(SEARCH(&quot; &quot;;[.A69]&amp;&quot; &quot;);SEARCH(&quot;-&quot;;[.A69]&amp;&quot;-&quot;); SEARCH(&quot;)&quot;;[.A69]&amp;&quot;)&quot;))" office:value-type="float" office:value="11" calcext:value-type="float">
            <text:p>11</text:p>
          </table:table-cell>
          <table:table-cell table:formula="of:=LEFT([.A69];[.B69]-1)" office:value-type="string" office:string-value="Машинистка" calcext:value-type="string">
            <text:p>Машинистка</text:p>
          </table:table-cell>
          <table:table-cell table:formula="of:=IFERROR(MATCH(RIGHT([.C69];5);[$Окончания.$A$1:$Окончания.$A$1048576];0);IFERROR(MATCH(RIGHT([.C69];4);[$Окончания.$A$1:$Окончания.$A$1048576];0);IFERROR(MATCH(RIGHT([.C69];3);[$Окончания.$A$1:$Окончания.$A$1048576];0);IFERROR(MATCH(RIGHT([.C69];2);[$Окончания.$A$1:$Окончания.$A$1048576];0);MATCH(RIGHT([.C69];1);[$Окончания.$A$1:$Окончания.$A$1048576];0)))))" office:value-type="float" office:value="2" calcext:value-type="float">
            <text:p>2</text:p>
          </table:table-cell>
          <table:table-cell table:formula="of:=IFERROR(INDEX([$Окончания.$A$1:$Окончания.$A$1048576];[.D69]);&quot;&quot;)" office:value-type="string" office:string-value="истка" calcext:value-type="string">
            <text:p>истка</text:p>
          </table:table-cell>
          <table:table-cell table:formula="of:=IFERROR(INDEX([$Окончания.$B$1:$Окончания.$B$1048576];[.D69]);&quot;&quot;)" office:value-type="string" office:string-value="истке" calcext:value-type="string">
            <text:p>истке</text:p>
          </table:table-cell>
          <table:table-cell table:style-name="ce17" table:formula="of:=LEFT([.C69];LEN([.C69])-LEN([.E69]))&amp;[.F69]" office:value-type="string" office:string-value="Машинистке" calcext:value-type="string">
            <text:p>Машинистке</text:p>
          </table:table-cell>
          <table:table-cell table:style-name="ce17" table:formula="of:=IFERROR(INDEX([$Окончания.$C$1:$Окончания.$C$1048576];[.D69]);&quot;&quot;)" office:value-type="string" office:string-value="истки" calcext:value-type="string">
            <text:p>истки</text:p>
          </table:table-cell>
          <table:table-cell table:style-name="ce17" table:formula="of:=LEFT([.C69];LEN([.C69])-LEN([.E69]))&amp;[.H69]" office:value-type="string" office:string-value="Машинистки" calcext:value-type="string">
            <text:p>Машинистки</text:p>
          </table:table-cell>
          <table:table-cell table:style-name="ce18" table:formula="of:=MID([.A69];[.B69];1)&amp;IF(MID([.A69];[.B69]+1;1)=&quot;(&quot;; &quot;(&quot;; &quot;&quot;)">
            <text:p/>
          </table:table-cell>
          <table:table-cell table:formula="of:=MID([.A69];[.B69]+LEN([.J69]);100)">
            <text:p/>
          </table:table-cell>
          <table:table-cell table:formula="of:=MIN(SEARCH(&quot; &quot;;[.K69]&amp;&quot; &quot;);SEARCH(&quot;-&quot;;[.K69]&amp;&quot;-&quot;); SEARCH(&quot;)&quot;;[.K69]&amp;&quot;)&quot;))" office:value-type="float" office:value="1" calcext:value-type="float">
            <text:p>1</text:p>
          </table:table-cell>
          <table:table-cell table:formula="of:=LEFT([.K69];[.L69]-1)">
            <text:p/>
          </table:table-cell>
          <table:table-cell table:formula="of:=IFERROR(MATCH(RIGHT([.M69];5);[$Окончания.$A$1:$Окончания.$A$1048576];0);IFERROR(MATCH(RIGHT([.M69];4);[$Окончания.$A$1:$Окончания.$A$1048576];0);IFERROR(MATCH(RIGHT([.M69];3);[$Окончания.$A$1:$Окончания.$A$1048576];0);IFERROR(MATCH(RIGHT([.M69];2);[$Окончания.$A$1:$Окончания.$A$1048576];0);MATCH(RIGHT([.M6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69]);&quot;&quot;)">
            <text:p/>
          </table:table-cell>
          <table:table-cell table:formula="of:=IFERROR(INDEX([$Окончания.$B$1:$Окончания.$B$1048576];[.N69]);&quot;&quot;)">
            <text:p/>
          </table:table-cell>
          <table:table-cell table:style-name="ce17" table:formula="of:=LEFT([.M69];LEN([.M69])-LEN([.O69]))&amp;[.P69]">
            <text:p/>
          </table:table-cell>
          <table:table-cell table:style-name="ce17" table:formula="of:=IFERROR(INDEX([$Окончания.$C$1:$Окончания.$C$1048576];[.N69]);&quot;&quot;)">
            <text:p/>
          </table:table-cell>
          <table:table-cell table:style-name="ce17" table:formula="of:=LEFT([.M69];LEN([.M69])-LEN([.O69]))&amp;[.R69]">
            <text:p/>
          </table:table-cell>
          <table:table-cell table:style-name="ce18" table:formula="of:=MID([.K69];[.L69];1)&amp;IF(MID([.K69];[.L69]+1;1)=&quot;(&quot;; &quot;(&quot;; &quot;&quot;)">
            <text:p/>
          </table:table-cell>
          <table:table-cell table:formula="of:=MID([.K69];[.L69]+LEN([.T69]);100)">
            <text:p/>
          </table:table-cell>
          <table:table-cell table:formula="of:=MIN(SEARCH(&quot; &quot;;[.U69]&amp;&quot; &quot;);SEARCH(&quot;-&quot;;[.U69]&amp;&quot;-&quot;); SEARCH(&quot;)&quot;;[.U69]&amp;&quot;)&quot;))" office:value-type="float" office:value="1" calcext:value-type="float">
            <text:p>1</text:p>
          </table:table-cell>
          <table:table-cell table:formula="of:=LEFT([.U69];[.V69]-1)">
            <text:p/>
          </table:table-cell>
          <table:table-cell table:formula="of:=IFERROR(MATCH(RIGHT([.W69];5);[$Окончания.$A$1:$Окончания.$A$1048576];0);IFERROR(MATCH(RIGHT([.W69];4);[$Окончания.$A$1:$Окончания.$A$1048576];0);IFERROR(MATCH(RIGHT([.W69];3);[$Окончания.$A$1:$Окончания.$A$1048576];0);IFERROR(MATCH(RIGHT([.W69];2);[$Окончания.$A$1:$Окончания.$A$1048576];0);MATCH(RIGHT([.W6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69]);&quot;&quot;)">
            <text:p/>
          </table:table-cell>
          <table:table-cell table:formula="of:=IFERROR(INDEX([$Окончания.$B$1:$Окончания.$B$1048576];[.X69]);&quot;&quot;)">
            <text:p/>
          </table:table-cell>
          <table:table-cell table:style-name="ce17" table:formula="of:=LEFT([.W69];LEN([.W69])-LEN([.Y69]))&amp;[.Z69]">
            <text:p/>
          </table:table-cell>
          <table:table-cell table:style-name="ce17" table:formula="of:=IFERROR(INDEX([$Окончания.$C$1:$Окончания.$C$1048576];[.X69]);&quot;&quot;)">
            <text:p/>
          </table:table-cell>
          <table:table-cell table:style-name="ce17" table:formula="of:=LEFT([.W69];LEN([.W69])-LEN([.Y69]))&amp;[.AB69]">
            <text:p/>
          </table:table-cell>
          <table:table-cell table:style-name="ce18" table:formula="of:=MID([.U69];[.V69];1)&amp;IF(MID([.U69];[.V69]+1;1)=&quot;(&quot;; &quot;(&quot;; &quot;&quot;)">
            <text:p/>
          </table:table-cell>
          <table:table-cell table:formula="of:=MID([.U69];[.V69]+LEN([.AD69]);100)">
            <text:p/>
          </table:table-cell>
          <table:table-cell table:formula="of:=MIN(SEARCH(&quot; &quot;;[.AE69]&amp;&quot; &quot;);SEARCH(&quot;-&quot;;[.AE69]&amp;&quot;-&quot;); SEARCH(&quot;)&quot;;[.AE69]&amp;&quot;)&quot;))" office:value-type="float" office:value="1" calcext:value-type="float">
            <text:p>1</text:p>
          </table:table-cell>
          <table:table-cell table:formula="of:=LEFT([.AE69];[.AF69]-1)">
            <text:p/>
          </table:table-cell>
          <table:table-cell table:formula="of:=IFERROR(MATCH(RIGHT([.AG69];5);[$Окончания.$A$1:$Окончания.$A$1048576];0);IFERROR(MATCH(RIGHT([.AG69];4);[$Окончания.$A$1:$Окончания.$A$1048576];0);IFERROR(MATCH(RIGHT([.AG69];3);[$Окончания.$A$1:$Окончания.$A$1048576];0);IFERROR(MATCH(RIGHT([.AG69];2);[$Окончания.$A$1:$Окончания.$A$1048576];0);MATCH(RIGHT([.AG6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69]);&quot;&quot;)">
            <text:p/>
          </table:table-cell>
          <table:table-cell table:formula="of:=IFERROR(INDEX([$Окончания.$B$1:$Окончания.$B$1048576];[.AH69]);&quot;&quot;)">
            <text:p/>
          </table:table-cell>
          <table:table-cell table:style-name="ce17" table:formula="of:=LEFT([.AG69];LEN([.AG69])-LEN([.AI69]))&amp;[.AJ69]">
            <text:p/>
          </table:table-cell>
          <table:table-cell table:style-name="ce17" table:formula="of:=IFERROR(INDEX([$Окончания.$C$1:$Окончания.$C$1048576];[.AH69]);&quot;&quot;)">
            <text:p/>
          </table:table-cell>
          <table:table-cell table:style-name="ce17" table:formula="of:=LEFT([.AG69];LEN([.AG69])-LEN([.AI69]))&amp;[.AL69]">
            <text:p/>
          </table:table-cell>
          <table:table-cell table:style-name="ce18" table:formula="of:=MID([.AE69];[.AF69];1)&amp;IF(MID([.AE69];[.AF69]+1;1)=&quot;(&quot;; &quot;(&quot;; &quot;&quot;)">
            <text:p/>
          </table:table-cell>
          <table:table-cell table:formula="of:=MID([.AE69];[.AF69]+LEN([.AN69]);100)">
            <text:p/>
          </table:table-cell>
          <table:table-cell table:formula="of:=MIN(SEARCH(&quot; &quot;;[.AO69]&amp;&quot; &quot;);SEARCH(&quot;-&quot;;[.AO69]&amp;&quot;-&quot;); SEARCH(&quot;)&quot;;[.AO69]&amp;&quot;)&quot;))" office:value-type="float" office:value="1" calcext:value-type="float">
            <text:p>1</text:p>
          </table:table-cell>
          <table:table-cell table:formula="of:=LEFT([.AO69];[.AP69]-1)">
            <text:p/>
          </table:table-cell>
          <table:table-cell table:formula="of:=IFERROR(MATCH(RIGHT([.AQ69];5);[$Окончания.$A$1:$Окончания.$A$1048576];0);IFERROR(MATCH(RIGHT([.AQ69];4);[$Окончания.$A$1:$Окончания.$A$1048576];0);IFERROR(MATCH(RIGHT([.AQ69];3);[$Окончания.$A$1:$Окончания.$A$1048576];0);IFERROR(MATCH(RIGHT([.AQ69];2);[$Окончания.$A$1:$Окончания.$A$1048576];0);MATCH(RIGHT([.AQ6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69]);&quot;&quot;)">
            <text:p/>
          </table:table-cell>
          <table:table-cell table:formula="of:=IFERROR(INDEX([$Окончания.$B$1:$Окончания.$B$1048576];[.AR69]);&quot;&quot;)">
            <text:p/>
          </table:table-cell>
          <table:table-cell table:style-name="ce17" table:formula="of:=LEFT([.AQ69];LEN([.AQ69])-LEN([.AS69]))&amp;[.AT69]">
            <text:p/>
          </table:table-cell>
          <table:table-cell table:style-name="ce17" table:formula="of:=IFERROR(INDEX([$Окончания.$C$1:$Окончания.$C$1048576];[.AR69]);&quot;&quot;)">
            <text:p/>
          </table:table-cell>
          <table:table-cell table:style-name="ce17" table:formula="of:=LEFT([.AQ69];LEN([.AQ69])-LEN([.AS69]))&amp;[.AV69]">
            <text:p/>
          </table:table-cell>
          <table:table-cell table:style-name="ce18" table:formula="of:=MID([.AO69];[.AP69];1)&amp;IF(MID([.AO69];[.AP69]+1;1)=&quot;(&quot;; &quot;(&quot;; &quot;&quot;)">
            <text:p/>
          </table:table-cell>
          <table:table-cell table:formula="of:=MID([.AO69];[.AP69]+LEN([.AX69]);100)">
            <text:p/>
          </table:table-cell>
          <table:table-cell table:formula="of:=[.$G69]&amp;[.$J69]&amp;[.$Q69]&amp;[.$T69]&amp;[.$AA69]&amp;[.$AD69]&amp;[.$AK69]&amp;[.$AN69]&amp;[.$AU69]&amp;[.$AX69]&amp;[.$AY69]" office:value-type="string" office:string-value="Машинистке" calcext:value-type="string">
            <text:p>Машинистке</text:p>
          </table:table-cell>
          <table:table-cell office:value-type="string" calcext:value-type="string">
            <text:p>Машинистке</text:p>
          </table:table-cell>
          <table:table-cell table:style-name="ce17" table:formula="of:=IF([.AZ69]=[.BA69];0;1)" office:value-type="float" office:value="0" calcext:value-type="float">
            <text:p>0</text:p>
          </table:table-cell>
          <table:table-cell table:formula="of:=[.$I69]&amp;[.$J69]&amp;[.$S69]&amp;[.$T69]&amp;[.$AC69]&amp;[.$AD69]&amp;[.$AM69]&amp;[.$AN69]&amp;[.$AW69]&amp;[.$AX69]&amp;[.$AY69]" office:value-type="string" office:string-value="Машинистки" calcext:value-type="string">
            <text:p>Машинистки</text:p>
          </table:table-cell>
          <table:table-cell table:style-name="ce22" office:value-type="string" calcext:value-type="string">
            <text:p>Машинистки</text:p>
          </table:table-cell>
          <table:table-cell table:style-name="ce17" table:formula="of:=IF([.BC69]=[.BD69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Медсестра </text:p>
          </table:table-cell>
          <table:table-cell table:formula="of:=MIN(SEARCH(&quot; &quot;;[.A70]&amp;&quot; &quot;);SEARCH(&quot;-&quot;;[.A70]&amp;&quot;-&quot;); SEARCH(&quot;)&quot;;[.A70]&amp;&quot;)&quot;))" office:value-type="float" office:value="10" calcext:value-type="float">
            <text:p>10</text:p>
          </table:table-cell>
          <table:table-cell table:formula="of:=LEFT([.A70];[.B70]-1)" office:value-type="string" office:string-value="Медсестра" calcext:value-type="string">
            <text:p>Медсестра</text:p>
          </table:table-cell>
          <table:table-cell table:formula="of:=IFERROR(MATCH(RIGHT([.C70];5);[$Окончания.$A$1:$Окончания.$A$1048576];0);IFERROR(MATCH(RIGHT([.C70];4);[$Окончания.$A$1:$Окончания.$A$1048576];0);IFERROR(MATCH(RIGHT([.C70];3);[$Окончания.$A$1:$Окончания.$A$1048576];0);IFERROR(MATCH(RIGHT([.C70];2);[$Окончания.$A$1:$Окончания.$A$1048576];0);MATCH(RIGHT([.C70];1);[$Окончания.$A$1:$Окончания.$A$1048576];0)))))" office:value-type="float" office:value="3" calcext:value-type="float">
            <text:p>3</text:p>
          </table:table-cell>
          <table:table-cell table:formula="of:=IFERROR(INDEX([$Окончания.$A$1:$Окончания.$A$1048576];[.D70]);&quot;&quot;)" office:value-type="string" office:string-value="стра" calcext:value-type="string">
            <text:p>стра</text:p>
          </table:table-cell>
          <table:table-cell table:formula="of:=IFERROR(INDEX([$Окончания.$B$1:$Окончания.$B$1048576];[.D70]);&quot;&quot;)" office:value-type="string" office:string-value="стре" calcext:value-type="string">
            <text:p>стре</text:p>
          </table:table-cell>
          <table:table-cell table:style-name="ce17" table:formula="of:=LEFT([.C70];LEN([.C70])-LEN([.E70]))&amp;[.F70]" office:value-type="string" office:string-value="Медсестре" calcext:value-type="string">
            <text:p>Медсестре</text:p>
          </table:table-cell>
          <table:table-cell table:style-name="ce17" table:formula="of:=IFERROR(INDEX([$Окончания.$C$1:$Окончания.$C$1048576];[.D70]);&quot;&quot;)" office:value-type="string" office:string-value="стры" calcext:value-type="string">
            <text:p>стры</text:p>
          </table:table-cell>
          <table:table-cell table:style-name="ce17" table:formula="of:=LEFT([.C70];LEN([.C70])-LEN([.E70]))&amp;[.H70]" office:value-type="string" office:string-value="Медсестры" calcext:value-type="string">
            <text:p>Медсестры</text:p>
          </table:table-cell>
          <table:table-cell table:style-name="ce18" table:formula="of:=MID([.A70];[.B70];1)&amp;IF(MID([.A70];[.B70]+1;1)=&quot;(&quot;; &quot;(&quot;; &quot;&quot;)" office:value-type="string" office:string-value=" " calcext:value-type="string">
            <text:p><text:s/></text:p>
          </table:table-cell>
          <table:table-cell table:formula="of:=MID([.A70];[.B70]+LEN([.J70]);100)">
            <text:p/>
          </table:table-cell>
          <table:table-cell table:formula="of:=MIN(SEARCH(&quot; &quot;;[.K70]&amp;&quot; &quot;);SEARCH(&quot;-&quot;;[.K70]&amp;&quot;-&quot;); SEARCH(&quot;)&quot;;[.K70]&amp;&quot;)&quot;))" office:value-type="float" office:value="1" calcext:value-type="float">
            <text:p>1</text:p>
          </table:table-cell>
          <table:table-cell table:formula="of:=LEFT([.K70];[.L70]-1)">
            <text:p/>
          </table:table-cell>
          <table:table-cell table:formula="of:=IFERROR(MATCH(RIGHT([.M70];5);[$Окончания.$A$1:$Окончания.$A$1048576];0);IFERROR(MATCH(RIGHT([.M70];4);[$Окончания.$A$1:$Окончания.$A$1048576];0);IFERROR(MATCH(RIGHT([.M70];3);[$Окончания.$A$1:$Окончания.$A$1048576];0);IFERROR(MATCH(RIGHT([.M70];2);[$Окончания.$A$1:$Окончания.$A$1048576];0);MATCH(RIGHT([.M7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70]);&quot;&quot;)">
            <text:p/>
          </table:table-cell>
          <table:table-cell table:formula="of:=IFERROR(INDEX([$Окончания.$B$1:$Окончания.$B$1048576];[.N70]);&quot;&quot;)">
            <text:p/>
          </table:table-cell>
          <table:table-cell table:style-name="ce17" table:formula="of:=LEFT([.M70];LEN([.M70])-LEN([.O70]))&amp;[.P70]">
            <text:p/>
          </table:table-cell>
          <table:table-cell table:style-name="ce17" table:formula="of:=IFERROR(INDEX([$Окончания.$C$1:$Окончания.$C$1048576];[.N70]);&quot;&quot;)">
            <text:p/>
          </table:table-cell>
          <table:table-cell table:style-name="ce17" table:formula="of:=LEFT([.M70];LEN([.M70])-LEN([.O70]))&amp;[.R70]">
            <text:p/>
          </table:table-cell>
          <table:table-cell table:style-name="ce18" table:formula="of:=MID([.K70];[.L70];1)&amp;IF(MID([.K70];[.L70]+1;1)=&quot;(&quot;; &quot;(&quot;; &quot;&quot;)">
            <text:p/>
          </table:table-cell>
          <table:table-cell table:formula="of:=MID([.K70];[.L70]+LEN([.T70]);100)">
            <text:p/>
          </table:table-cell>
          <table:table-cell table:formula="of:=MIN(SEARCH(&quot; &quot;;[.U70]&amp;&quot; &quot;);SEARCH(&quot;-&quot;;[.U70]&amp;&quot;-&quot;); SEARCH(&quot;)&quot;;[.U70]&amp;&quot;)&quot;))" office:value-type="float" office:value="1" calcext:value-type="float">
            <text:p>1</text:p>
          </table:table-cell>
          <table:table-cell table:formula="of:=LEFT([.U70];[.V70]-1)">
            <text:p/>
          </table:table-cell>
          <table:table-cell table:formula="of:=IFERROR(MATCH(RIGHT([.W70];5);[$Окончания.$A$1:$Окончания.$A$1048576];0);IFERROR(MATCH(RIGHT([.W70];4);[$Окончания.$A$1:$Окончания.$A$1048576];0);IFERROR(MATCH(RIGHT([.W70];3);[$Окончания.$A$1:$Окончания.$A$1048576];0);IFERROR(MATCH(RIGHT([.W70];2);[$Окончания.$A$1:$Окончания.$A$1048576];0);MATCH(RIGHT([.W7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70]);&quot;&quot;)">
            <text:p/>
          </table:table-cell>
          <table:table-cell table:formula="of:=IFERROR(INDEX([$Окончания.$B$1:$Окончания.$B$1048576];[.X70]);&quot;&quot;)">
            <text:p/>
          </table:table-cell>
          <table:table-cell table:style-name="ce17" table:formula="of:=LEFT([.W70];LEN([.W70])-LEN([.Y70]))&amp;[.Z70]">
            <text:p/>
          </table:table-cell>
          <table:table-cell table:style-name="ce17" table:formula="of:=IFERROR(INDEX([$Окончания.$C$1:$Окончания.$C$1048576];[.X70]);&quot;&quot;)">
            <text:p/>
          </table:table-cell>
          <table:table-cell table:style-name="ce17" table:formula="of:=LEFT([.W70];LEN([.W70])-LEN([.Y70]))&amp;[.AB70]">
            <text:p/>
          </table:table-cell>
          <table:table-cell table:style-name="ce18" table:formula="of:=MID([.U70];[.V70];1)&amp;IF(MID([.U70];[.V70]+1;1)=&quot;(&quot;; &quot;(&quot;; &quot;&quot;)">
            <text:p/>
          </table:table-cell>
          <table:table-cell table:formula="of:=MID([.U70];[.V70]+LEN([.AD70]);100)">
            <text:p/>
          </table:table-cell>
          <table:table-cell table:formula="of:=MIN(SEARCH(&quot; &quot;;[.AE70]&amp;&quot; &quot;);SEARCH(&quot;-&quot;;[.AE70]&amp;&quot;-&quot;); SEARCH(&quot;)&quot;;[.AE70]&amp;&quot;)&quot;))" office:value-type="float" office:value="1" calcext:value-type="float">
            <text:p>1</text:p>
          </table:table-cell>
          <table:table-cell table:formula="of:=LEFT([.AE70];[.AF70]-1)">
            <text:p/>
          </table:table-cell>
          <table:table-cell table:formula="of:=IFERROR(MATCH(RIGHT([.AG70];5);[$Окончания.$A$1:$Окончания.$A$1048576];0);IFERROR(MATCH(RIGHT([.AG70];4);[$Окончания.$A$1:$Окончания.$A$1048576];0);IFERROR(MATCH(RIGHT([.AG70];3);[$Окончания.$A$1:$Окончания.$A$1048576];0);IFERROR(MATCH(RIGHT([.AG70];2);[$Окончания.$A$1:$Окончания.$A$1048576];0);MATCH(RIGHT([.AG7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70]);&quot;&quot;)">
            <text:p/>
          </table:table-cell>
          <table:table-cell table:formula="of:=IFERROR(INDEX([$Окончания.$B$1:$Окончания.$B$1048576];[.AH70]);&quot;&quot;)">
            <text:p/>
          </table:table-cell>
          <table:table-cell table:style-name="ce17" table:formula="of:=LEFT([.AG70];LEN([.AG70])-LEN([.AI70]))&amp;[.AJ70]">
            <text:p/>
          </table:table-cell>
          <table:table-cell table:style-name="ce17" table:formula="of:=IFERROR(INDEX([$Окончания.$C$1:$Окончания.$C$1048576];[.AH70]);&quot;&quot;)">
            <text:p/>
          </table:table-cell>
          <table:table-cell table:style-name="ce17" table:formula="of:=LEFT([.AG70];LEN([.AG70])-LEN([.AI70]))&amp;[.AL70]">
            <text:p/>
          </table:table-cell>
          <table:table-cell table:style-name="ce18" table:formula="of:=MID([.AE70];[.AF70];1)&amp;IF(MID([.AE70];[.AF70]+1;1)=&quot;(&quot;; &quot;(&quot;; &quot;&quot;)">
            <text:p/>
          </table:table-cell>
          <table:table-cell table:formula="of:=MID([.AE70];[.AF70]+LEN([.AN70]);100)">
            <text:p/>
          </table:table-cell>
          <table:table-cell table:formula="of:=MIN(SEARCH(&quot; &quot;;[.AO70]&amp;&quot; &quot;);SEARCH(&quot;-&quot;;[.AO70]&amp;&quot;-&quot;); SEARCH(&quot;)&quot;;[.AO70]&amp;&quot;)&quot;))" office:value-type="float" office:value="1" calcext:value-type="float">
            <text:p>1</text:p>
          </table:table-cell>
          <table:table-cell table:formula="of:=LEFT([.AO70];[.AP70]-1)">
            <text:p/>
          </table:table-cell>
          <table:table-cell table:formula="of:=IFERROR(MATCH(RIGHT([.AQ70];5);[$Окончания.$A$1:$Окончания.$A$1048576];0);IFERROR(MATCH(RIGHT([.AQ70];4);[$Окончания.$A$1:$Окончания.$A$1048576];0);IFERROR(MATCH(RIGHT([.AQ70];3);[$Окончания.$A$1:$Окончания.$A$1048576];0);IFERROR(MATCH(RIGHT([.AQ70];2);[$Окончания.$A$1:$Окончания.$A$1048576];0);MATCH(RIGHT([.AQ7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70]);&quot;&quot;)">
            <text:p/>
          </table:table-cell>
          <table:table-cell table:formula="of:=IFERROR(INDEX([$Окончания.$B$1:$Окончания.$B$1048576];[.AR70]);&quot;&quot;)">
            <text:p/>
          </table:table-cell>
          <table:table-cell table:style-name="ce17" table:formula="of:=LEFT([.AQ70];LEN([.AQ70])-LEN([.AS70]))&amp;[.AT70]">
            <text:p/>
          </table:table-cell>
          <table:table-cell table:style-name="ce17" table:formula="of:=IFERROR(INDEX([$Окончания.$C$1:$Окончания.$C$1048576];[.AR70]);&quot;&quot;)">
            <text:p/>
          </table:table-cell>
          <table:table-cell table:style-name="ce17" table:formula="of:=LEFT([.AQ70];LEN([.AQ70])-LEN([.AS70]))&amp;[.AV70]">
            <text:p/>
          </table:table-cell>
          <table:table-cell table:style-name="ce18" table:formula="of:=MID([.AO70];[.AP70];1)&amp;IF(MID([.AO70];[.AP70]+1;1)=&quot;(&quot;; &quot;(&quot;; &quot;&quot;)">
            <text:p/>
          </table:table-cell>
          <table:table-cell table:formula="of:=MID([.AO70];[.AP70]+LEN([.AX70]);100)">
            <text:p/>
          </table:table-cell>
          <table:table-cell table:formula="of:=[.$G70]&amp;[.$J70]&amp;[.$Q70]&amp;[.$T70]&amp;[.$AA70]&amp;[.$AD70]&amp;[.$AK70]&amp;[.$AN70]&amp;[.$AU70]&amp;[.$AX70]&amp;[.$AY70]" office:value-type="string" office:string-value="Медсестре " calcext:value-type="string">
            <text:p>Медсестре </text:p>
          </table:table-cell>
          <table:table-cell office:value-type="string" calcext:value-type="string">
            <text:p>Медсестре </text:p>
          </table:table-cell>
          <table:table-cell table:style-name="ce17" table:formula="of:=IF([.AZ70]=[.BA70];0;1)" office:value-type="float" office:value="0" calcext:value-type="float">
            <text:p>0</text:p>
          </table:table-cell>
          <table:table-cell table:formula="of:=[.$I70]&amp;[.$J70]&amp;[.$S70]&amp;[.$T70]&amp;[.$AC70]&amp;[.$AD70]&amp;[.$AM70]&amp;[.$AN70]&amp;[.$AW70]&amp;[.$AX70]&amp;[.$AY70]" office:value-type="string" office:string-value="Медсестры " calcext:value-type="string">
            <text:p>Медсестры </text:p>
          </table:table-cell>
          <table:table-cell table:style-name="ce22" office:value-type="string" calcext:value-type="string">
            <text:p>Медсестры </text:p>
          </table:table-cell>
          <table:table-cell table:style-name="ce17" table:formula="of:=IF([.BC70]=[.BD70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Медсестра 1-й категории</text:p>
          </table:table-cell>
          <table:table-cell table:formula="of:=MIN(SEARCH(&quot; &quot;;[.A71]&amp;&quot; &quot;);SEARCH(&quot;-&quot;;[.A71]&amp;&quot;-&quot;); SEARCH(&quot;)&quot;;[.A71]&amp;&quot;)&quot;))" office:value-type="float" office:value="10" calcext:value-type="float">
            <text:p>10</text:p>
          </table:table-cell>
          <table:table-cell table:formula="of:=LEFT([.A71];[.B71]-1)" office:value-type="string" office:string-value="Медсестра" calcext:value-type="string">
            <text:p>Медсестра</text:p>
          </table:table-cell>
          <table:table-cell table:formula="of:=IFERROR(MATCH(RIGHT([.C71];5);[$Окончания.$A$1:$Окончания.$A$1048576];0);IFERROR(MATCH(RIGHT([.C71];4);[$Окончания.$A$1:$Окончания.$A$1048576];0);IFERROR(MATCH(RIGHT([.C71];3);[$Окончания.$A$1:$Окончания.$A$1048576];0);IFERROR(MATCH(RIGHT([.C71];2);[$Окончания.$A$1:$Окончания.$A$1048576];0);MATCH(RIGHT([.C71];1);[$Окончания.$A$1:$Окончания.$A$1048576];0)))))" office:value-type="float" office:value="3" calcext:value-type="float">
            <text:p>3</text:p>
          </table:table-cell>
          <table:table-cell table:formula="of:=IFERROR(INDEX([$Окончания.$A$1:$Окончания.$A$1048576];[.D71]);&quot;&quot;)" office:value-type="string" office:string-value="стра" calcext:value-type="string">
            <text:p>стра</text:p>
          </table:table-cell>
          <table:table-cell table:formula="of:=IFERROR(INDEX([$Окончания.$B$1:$Окончания.$B$1048576];[.D71]);&quot;&quot;)" office:value-type="string" office:string-value="стре" calcext:value-type="string">
            <text:p>стре</text:p>
          </table:table-cell>
          <table:table-cell table:style-name="ce17" table:formula="of:=LEFT([.C71];LEN([.C71])-LEN([.E71]))&amp;[.F71]" office:value-type="string" office:string-value="Медсестре" calcext:value-type="string">
            <text:p>Медсестре</text:p>
          </table:table-cell>
          <table:table-cell table:style-name="ce17" table:formula="of:=IFERROR(INDEX([$Окончания.$C$1:$Окончания.$C$1048576];[.D71]);&quot;&quot;)" office:value-type="string" office:string-value="стры" calcext:value-type="string">
            <text:p>стры</text:p>
          </table:table-cell>
          <table:table-cell table:style-name="ce17" table:formula="of:=LEFT([.C71];LEN([.C71])-LEN([.E71]))&amp;[.H71]" office:value-type="string" office:string-value="Медсестры" calcext:value-type="string">
            <text:p>Медсестры</text:p>
          </table:table-cell>
          <table:table-cell table:style-name="ce18" table:formula="of:=MID([.A71];[.B71];1)&amp;IF(MID([.A71];[.B71]+1;1)=&quot;(&quot;; &quot;(&quot;; &quot;&quot;)" office:value-type="string" office:string-value=" " calcext:value-type="string">
            <text:p><text:s/></text:p>
          </table:table-cell>
          <table:table-cell table:formula="of:=MID([.A71];[.B71]+LEN([.J71]);100)" office:value-type="string" office:string-value="1-й категории" calcext:value-type="string">
            <text:p>1-й категории</text:p>
          </table:table-cell>
          <table:table-cell table:formula="of:=MIN(SEARCH(&quot; &quot;;[.K71]&amp;&quot; &quot;);SEARCH(&quot;-&quot;;[.K71]&amp;&quot;-&quot;); SEARCH(&quot;)&quot;;[.K71]&amp;&quot;)&quot;))" office:value-type="float" office:value="2" calcext:value-type="float">
            <text:p>2</text:p>
          </table:table-cell>
          <table:table-cell table:formula="of:=LEFT([.K71];[.L71]-1)" office:value-type="string" office:string-value="1" calcext:value-type="string">
            <text:p>1</text:p>
          </table:table-cell>
          <table:table-cell table:formula="of:=IFERROR(MATCH(RIGHT([.M71];5);[$Окончания.$A$1:$Окончания.$A$1048576];0);IFERROR(MATCH(RIGHT([.M71];4);[$Окончания.$A$1:$Окончания.$A$1048576];0);IFERROR(MATCH(RIGHT([.M71];3);[$Окончания.$A$1:$Окончания.$A$1048576];0);IFERROR(MATCH(RIGHT([.M71];2);[$Окончания.$A$1:$Окончания.$A$1048576];0);MATCH(RIGHT([.M7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71]);&quot;&quot;)">
            <text:p/>
          </table:table-cell>
          <table:table-cell table:formula="of:=IFERROR(INDEX([$Окончания.$B$1:$Окончания.$B$1048576];[.N71]);&quot;&quot;)">
            <text:p/>
          </table:table-cell>
          <table:table-cell table:style-name="ce17" table:formula="of:=LEFT([.M71];LEN([.M71])-LEN([.O71]))&amp;[.P71]" office:value-type="string" office:string-value="1" calcext:value-type="string">
            <text:p>1</text:p>
          </table:table-cell>
          <table:table-cell table:style-name="ce17" table:formula="of:=IFERROR(INDEX([$Окончания.$C$1:$Окончания.$C$1048576];[.N71]);&quot;&quot;)">
            <text:p/>
          </table:table-cell>
          <table:table-cell table:style-name="ce17" table:formula="of:=LEFT([.M71];LEN([.M71])-LEN([.O71]))&amp;[.R71]" office:value-type="string" office:string-value="1" calcext:value-type="string">
            <text:p>1</text:p>
          </table:table-cell>
          <table:table-cell table:style-name="ce18" table:formula="of:=MID([.K71];[.L71];1)&amp;IF(MID([.K71];[.L71]+1;1)=&quot;(&quot;; &quot;(&quot;; &quot;&quot;)" office:value-type="string" office:string-value="-" calcext:value-type="string">
            <text:p>-</text:p>
          </table:table-cell>
          <table:table-cell table:formula="of:=MID([.K71];[.L71]+LEN([.T71]);100)" office:value-type="string" office:string-value="й категории" calcext:value-type="string">
            <text:p>й категории</text:p>
          </table:table-cell>
          <table:table-cell table:formula="of:=MIN(SEARCH(&quot; &quot;;[.U71]&amp;&quot; &quot;);SEARCH(&quot;-&quot;;[.U71]&amp;&quot;-&quot;); SEARCH(&quot;)&quot;;[.U71]&amp;&quot;)&quot;))" office:value-type="float" office:value="2" calcext:value-type="float">
            <text:p>2</text:p>
          </table:table-cell>
          <table:table-cell table:formula="of:=LEFT([.U71];[.V71]-1)" office:value-type="string" office:string-value="й" calcext:value-type="string">
            <text:p>й</text:p>
          </table:table-cell>
          <table:table-cell table:formula="of:=IFERROR(MATCH(RIGHT([.W71];5);[$Окончания.$A$1:$Окончания.$A$1048576];0);IFERROR(MATCH(RIGHT([.W71];4);[$Окончания.$A$1:$Окончания.$A$1048576];0);IFERROR(MATCH(RIGHT([.W71];3);[$Окончания.$A$1:$Окончания.$A$1048576];0);IFERROR(MATCH(RIGHT([.W71];2);[$Окончания.$A$1:$Окончания.$A$1048576];0);MATCH(RIGHT([.W7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71]);&quot;&quot;)">
            <text:p/>
          </table:table-cell>
          <table:table-cell table:formula="of:=IFERROR(INDEX([$Окончания.$B$1:$Окончания.$B$1048576];[.X71]);&quot;&quot;)">
            <text:p/>
          </table:table-cell>
          <table:table-cell table:style-name="ce17" table:formula="of:=LEFT([.W71];LEN([.W71])-LEN([.Y71]))&amp;[.Z71]" office:value-type="string" office:string-value="й" calcext:value-type="string">
            <text:p>й</text:p>
          </table:table-cell>
          <table:table-cell table:style-name="ce17" table:formula="of:=IFERROR(INDEX([$Окончания.$C$1:$Окончания.$C$1048576];[.X71]);&quot;&quot;)">
            <text:p/>
          </table:table-cell>
          <table:table-cell table:style-name="ce17" table:formula="of:=LEFT([.W71];LEN([.W71])-LEN([.Y71]))&amp;[.AB71]" office:value-type="string" office:string-value="й" calcext:value-type="string">
            <text:p>й</text:p>
          </table:table-cell>
          <table:table-cell table:style-name="ce18" table:formula="of:=MID([.U71];[.V71];1)&amp;IF(MID([.U71];[.V71]+1;1)=&quot;(&quot;; &quot;(&quot;; &quot;&quot;)" office:value-type="string" office:string-value=" " calcext:value-type="string">
            <text:p><text:s/></text:p>
          </table:table-cell>
          <table:table-cell table:formula="of:=MID([.U71];[.V71]+LEN([.AD71]);100)" office:value-type="string" office:string-value="категории" calcext:value-type="string">
            <text:p>категории</text:p>
          </table:table-cell>
          <table:table-cell table:formula="of:=MIN(SEARCH(&quot; &quot;;[.AE71]&amp;&quot; &quot;);SEARCH(&quot;-&quot;;[.AE71]&amp;&quot;-&quot;); SEARCH(&quot;)&quot;;[.AE71]&amp;&quot;)&quot;))" office:value-type="float" office:value="10" calcext:value-type="float">
            <text:p>10</text:p>
          </table:table-cell>
          <table:table-cell table:formula="of:=LEFT([.AE71];[.AF71]-1)" office:value-type="string" office:string-value="категории" calcext:value-type="string">
            <text:p>категории</text:p>
          </table:table-cell>
          <table:table-cell table:formula="of:=IFERROR(MATCH(RIGHT([.AG71];5);[$Окончания.$A$1:$Окончания.$A$1048576];0);IFERROR(MATCH(RIGHT([.AG71];4);[$Окончания.$A$1:$Окончания.$A$1048576];0);IFERROR(MATCH(RIGHT([.AG71];3);[$Окончания.$A$1:$Окончания.$A$1048576];0);IFERROR(MATCH(RIGHT([.AG71];2);[$Окончания.$A$1:$Окончания.$A$1048576];0);MATCH(RIGHT([.AG7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71]);&quot;&quot;)">
            <text:p/>
          </table:table-cell>
          <table:table-cell table:formula="of:=IFERROR(INDEX([$Окончания.$B$1:$Окончания.$B$1048576];[.AH71]);&quot;&quot;)">
            <text:p/>
          </table:table-cell>
          <table:table-cell table:style-name="ce17" table:formula="of:=LEFT([.AG71];LEN([.AG71])-LEN([.AI71]))&amp;[.AJ71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AH71]);&quot;&quot;)">
            <text:p/>
          </table:table-cell>
          <table:table-cell table:style-name="ce17" table:formula="of:=LEFT([.AG71];LEN([.AG71])-LEN([.AI71]))&amp;[.AL71]" office:value-type="string" office:string-value="категории" calcext:value-type="string">
            <text:p>категории</text:p>
          </table:table-cell>
          <table:table-cell table:style-name="ce18" table:formula="of:=MID([.AE71];[.AF71];1)&amp;IF(MID([.AE71];[.AF71]+1;1)=&quot;(&quot;; &quot;(&quot;; &quot;&quot;)">
            <text:p/>
          </table:table-cell>
          <table:table-cell table:formula="of:=MID([.AE71];[.AF71]+LEN([.AN71]);100)">
            <text:p/>
          </table:table-cell>
          <table:table-cell table:formula="of:=MIN(SEARCH(&quot; &quot;;[.AO71]&amp;&quot; &quot;);SEARCH(&quot;-&quot;;[.AO71]&amp;&quot;-&quot;); SEARCH(&quot;)&quot;;[.AO71]&amp;&quot;)&quot;))" office:value-type="float" office:value="1" calcext:value-type="float">
            <text:p>1</text:p>
          </table:table-cell>
          <table:table-cell table:formula="of:=LEFT([.AO71];[.AP71]-1)">
            <text:p/>
          </table:table-cell>
          <table:table-cell table:formula="of:=IFERROR(MATCH(RIGHT([.AQ71];5);[$Окончания.$A$1:$Окончания.$A$1048576];0);IFERROR(MATCH(RIGHT([.AQ71];4);[$Окончания.$A$1:$Окончания.$A$1048576];0);IFERROR(MATCH(RIGHT([.AQ71];3);[$Окончания.$A$1:$Окончания.$A$1048576];0);IFERROR(MATCH(RIGHT([.AQ71];2);[$Окончания.$A$1:$Окончания.$A$1048576];0);MATCH(RIGHT([.AQ7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71]);&quot;&quot;)">
            <text:p/>
          </table:table-cell>
          <table:table-cell table:formula="of:=IFERROR(INDEX([$Окончания.$B$1:$Окончания.$B$1048576];[.AR71]);&quot;&quot;)">
            <text:p/>
          </table:table-cell>
          <table:table-cell table:style-name="ce17" table:formula="of:=LEFT([.AQ71];LEN([.AQ71])-LEN([.AS71]))&amp;[.AT71]">
            <text:p/>
          </table:table-cell>
          <table:table-cell table:style-name="ce17" table:formula="of:=IFERROR(INDEX([$Окончания.$C$1:$Окончания.$C$1048576];[.AR71]);&quot;&quot;)">
            <text:p/>
          </table:table-cell>
          <table:table-cell table:style-name="ce17" table:formula="of:=LEFT([.AQ71];LEN([.AQ71])-LEN([.AS71]))&amp;[.AV71]">
            <text:p/>
          </table:table-cell>
          <table:table-cell table:style-name="ce18" table:formula="of:=MID([.AO71];[.AP71];1)&amp;IF(MID([.AO71];[.AP71]+1;1)=&quot;(&quot;; &quot;(&quot;; &quot;&quot;)">
            <text:p/>
          </table:table-cell>
          <table:table-cell table:formula="of:=MID([.AO71];[.AP71]+LEN([.AX71]);100)">
            <text:p/>
          </table:table-cell>
          <table:table-cell table:formula="of:=[.$G71]&amp;[.$J71]&amp;[.$Q71]&amp;[.$T71]&amp;[.$AA71]&amp;[.$AD71]&amp;[.$AK71]&amp;[.$AN71]&amp;[.$AU71]&amp;[.$AX71]&amp;[.$AY71]" office:value-type="string" office:string-value="Медсестре 1-й категории" calcext:value-type="string">
            <text:p>Медсестре 1-й категории</text:p>
          </table:table-cell>
          <table:table-cell office:value-type="string" calcext:value-type="string">
            <text:p>Медсестре 1-й категории</text:p>
          </table:table-cell>
          <table:table-cell table:style-name="ce17" table:formula="of:=IF([.AZ71]=[.BA71];0;1)" office:value-type="float" office:value="0" calcext:value-type="float">
            <text:p>0</text:p>
          </table:table-cell>
          <table:table-cell table:formula="of:=[.$I71]&amp;[.$J71]&amp;[.$S71]&amp;[.$T71]&amp;[.$AC71]&amp;[.$AD71]&amp;[.$AM71]&amp;[.$AN71]&amp;[.$AW71]&amp;[.$AX71]&amp;[.$AY71]" office:value-type="string" office:string-value="Медсестры 1-й категории" calcext:value-type="string">
            <text:p>Медсестры 1-й категории</text:p>
          </table:table-cell>
          <table:table-cell table:style-name="ce22" office:value-type="string" calcext:value-type="string">
            <text:p>Медсестры 1-й категории</text:p>
          </table:table-cell>
          <table:table-cell table:style-name="ce17" table:formula="of:=IF([.BC71]=[.BD71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Механик по ремонту транспорта</text:p>
          </table:table-cell>
          <table:table-cell table:formula="of:=MIN(SEARCH(&quot; &quot;;[.A72]&amp;&quot; &quot;);SEARCH(&quot;-&quot;;[.A72]&amp;&quot;-&quot;); SEARCH(&quot;)&quot;;[.A72]&amp;&quot;)&quot;))" office:value-type="float" office:value="8" calcext:value-type="float">
            <text:p>8</text:p>
          </table:table-cell>
          <table:table-cell table:formula="of:=LEFT([.A72];[.B72]-1)" office:value-type="string" office:string-value="Механик" calcext:value-type="string">
            <text:p>Механик</text:p>
          </table:table-cell>
          <table:table-cell table:formula="of:=IFERROR(MATCH(RIGHT([.C72];5);[$Окончания.$A$1:$Окончания.$A$1048576];0);IFERROR(MATCH(RIGHT([.C72];4);[$Окончания.$A$1:$Окончания.$A$1048576];0);IFERROR(MATCH(RIGHT([.C72];3);[$Окончания.$A$1:$Окончания.$A$1048576];0);IFERROR(MATCH(RIGHT([.C72];2);[$Окончания.$A$1:$Окончания.$A$1048576];0);MATCH(RIGHT([.C72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72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72]);&quot;&quot;)" office:value-type="string" office:string-value="ку" calcext:value-type="string">
            <text:p>ку</text:p>
          </table:table-cell>
          <table:table-cell table:style-name="ce17" table:formula="of:=LEFT([.C72];LEN([.C72])-LEN([.E72]))&amp;[.F72]" office:value-type="string" office:string-value="Механику" calcext:value-type="string">
            <text:p>Механику</text:p>
          </table:table-cell>
          <table:table-cell table:style-name="ce17" table:formula="of:=IFERROR(INDEX([$Окончания.$C$1:$Окончания.$C$1048576];[.D72]);&quot;&quot;)" office:value-type="string" office:string-value="ка" calcext:value-type="string">
            <text:p>ка</text:p>
          </table:table-cell>
          <table:table-cell table:style-name="ce17" table:formula="of:=LEFT([.C72];LEN([.C72])-LEN([.E72]))&amp;[.H72]" office:value-type="string" office:string-value="Механика" calcext:value-type="string">
            <text:p>Механика</text:p>
          </table:table-cell>
          <table:table-cell table:style-name="ce18" table:formula="of:=MID([.A72];[.B72];1)&amp;IF(MID([.A72];[.B72]+1;1)=&quot;(&quot;; &quot;(&quot;; &quot;&quot;)" office:value-type="string" office:string-value=" " calcext:value-type="string">
            <text:p><text:s/></text:p>
          </table:table-cell>
          <table:table-cell table:formula="of:=MID([.A72];[.B72]+LEN([.J72]);100)" office:value-type="string" office:string-value="по ремонту транспорта" calcext:value-type="string">
            <text:p>по ремонту транспорта</text:p>
          </table:table-cell>
          <table:table-cell table:formula="of:=MIN(SEARCH(&quot; &quot;;[.K72]&amp;&quot; &quot;);SEARCH(&quot;-&quot;;[.K72]&amp;&quot;-&quot;); SEARCH(&quot;)&quot;;[.K72]&amp;&quot;)&quot;))" office:value-type="float" office:value="3" calcext:value-type="float">
            <text:p>3</text:p>
          </table:table-cell>
          <table:table-cell table:formula="of:=LEFT([.K72];[.L72]-1)" office:value-type="string" office:string-value="по" calcext:value-type="string">
            <text:p>по</text:p>
          </table:table-cell>
          <table:table-cell table:formula="of:=IFERROR(MATCH(RIGHT([.M72];5);[$Окончания.$A$1:$Окончания.$A$1048576];0);IFERROR(MATCH(RIGHT([.M72];4);[$Окончания.$A$1:$Окончания.$A$1048576];0);IFERROR(MATCH(RIGHT([.M72];3);[$Окончания.$A$1:$Окончания.$A$1048576];0);IFERROR(MATCH(RIGHT([.M72];2);[$Окончания.$A$1:$Окончания.$A$1048576];0);MATCH(RIGHT([.M7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72]);&quot;&quot;)">
            <text:p/>
          </table:table-cell>
          <table:table-cell table:formula="of:=IFERROR(INDEX([$Окончания.$B$1:$Окончания.$B$1048576];[.N72]);&quot;&quot;)">
            <text:p/>
          </table:table-cell>
          <table:table-cell table:style-name="ce17" table:formula="of:=LEFT([.M72];LEN([.M72])-LEN([.O72]))&amp;[.P72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72]);&quot;&quot;)">
            <text:p/>
          </table:table-cell>
          <table:table-cell table:style-name="ce17" table:formula="of:=LEFT([.M72];LEN([.M72])-LEN([.O72]))&amp;[.R72]" office:value-type="string" office:string-value="по" calcext:value-type="string">
            <text:p>по</text:p>
          </table:table-cell>
          <table:table-cell table:style-name="ce18" table:formula="of:=MID([.K72];[.L72];1)&amp;IF(MID([.K72];[.L72]+1;1)=&quot;(&quot;; &quot;(&quot;; &quot;&quot;)" office:value-type="string" office:string-value=" " calcext:value-type="string">
            <text:p><text:s/></text:p>
          </table:table-cell>
          <table:table-cell table:formula="of:=MID([.K72];[.L72]+LEN([.T72]);100)" office:value-type="string" office:string-value="ремонту транспорта" calcext:value-type="string">
            <text:p>ремонту транспорта</text:p>
          </table:table-cell>
          <table:table-cell table:formula="of:=MIN(SEARCH(&quot; &quot;;[.U72]&amp;&quot; &quot;);SEARCH(&quot;-&quot;;[.U72]&amp;&quot;-&quot;); SEARCH(&quot;)&quot;;[.U72]&amp;&quot;)&quot;))" office:value-type="float" office:value="8" calcext:value-type="float">
            <text:p>8</text:p>
          </table:table-cell>
          <table:table-cell table:formula="of:=LEFT([.U72];[.V72]-1)" office:value-type="string" office:string-value="ремонту" calcext:value-type="string">
            <text:p>ремонту</text:p>
          </table:table-cell>
          <table:table-cell table:formula="of:=IFERROR(MATCH(RIGHT([.W72];5);[$Окончания.$A$1:$Окончания.$A$1048576];0);IFERROR(MATCH(RIGHT([.W72];4);[$Окончания.$A$1:$Окончания.$A$1048576];0);IFERROR(MATCH(RIGHT([.W72];3);[$Окончания.$A$1:$Окончания.$A$1048576];0);IFERROR(MATCH(RIGHT([.W72];2);[$Окончания.$A$1:$Окончания.$A$1048576];0);MATCH(RIGHT([.W7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72]);&quot;&quot;)">
            <text:p/>
          </table:table-cell>
          <table:table-cell table:formula="of:=IFERROR(INDEX([$Окончания.$B$1:$Окончания.$B$1048576];[.X72]);&quot;&quot;)">
            <text:p/>
          </table:table-cell>
          <table:table-cell table:style-name="ce17" table:formula="of:=LEFT([.W72];LEN([.W72])-LEN([.Y72]))&amp;[.Z72]" office:value-type="string" office:string-value="ремонту" calcext:value-type="string">
            <text:p>ремонту</text:p>
          </table:table-cell>
          <table:table-cell table:style-name="ce17" table:formula="of:=IFERROR(INDEX([$Окончания.$C$1:$Окончания.$C$1048576];[.X72]);&quot;&quot;)">
            <text:p/>
          </table:table-cell>
          <table:table-cell table:style-name="ce17" table:formula="of:=LEFT([.W72];LEN([.W72])-LEN([.Y72]))&amp;[.AB72]" office:value-type="string" office:string-value="ремонту" calcext:value-type="string">
            <text:p>ремонту</text:p>
          </table:table-cell>
          <table:table-cell table:style-name="ce18" table:formula="of:=MID([.U72];[.V72];1)&amp;IF(MID([.U72];[.V72]+1;1)=&quot;(&quot;; &quot;(&quot;; &quot;&quot;)" office:value-type="string" office:string-value=" " calcext:value-type="string">
            <text:p><text:s/></text:p>
          </table:table-cell>
          <table:table-cell table:formula="of:=MID([.U72];[.V72]+LEN([.AD72]);100)" office:value-type="string" office:string-value="транспорта" calcext:value-type="string">
            <text:p>транспорта</text:p>
          </table:table-cell>
          <table:table-cell table:formula="of:=MIN(SEARCH(&quot; &quot;;[.AE72]&amp;&quot; &quot;);SEARCH(&quot;-&quot;;[.AE72]&amp;&quot;-&quot;); SEARCH(&quot;)&quot;;[.AE72]&amp;&quot;)&quot;))" office:value-type="float" office:value="11" calcext:value-type="float">
            <text:p>11</text:p>
          </table:table-cell>
          <table:table-cell table:formula="of:=LEFT([.AE72];[.AF72]-1)" office:value-type="string" office:string-value="транспорта" calcext:value-type="string">
            <text:p>транспорта</text:p>
          </table:table-cell>
          <table:table-cell table:formula="of:=IFERROR(MATCH(RIGHT([.AG72];5);[$Окончания.$A$1:$Окончания.$A$1048576];0);IFERROR(MATCH(RIGHT([.AG72];4);[$Окончания.$A$1:$Окончания.$A$1048576];0);IFERROR(MATCH(RIGHT([.AG72];3);[$Окончания.$A$1:$Окончания.$A$1048576];0);IFERROR(MATCH(RIGHT([.AG72];2);[$Окончания.$A$1:$Окончания.$A$1048576];0);MATCH(RIGHT([.AG7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72]);&quot;&quot;)">
            <text:p/>
          </table:table-cell>
          <table:table-cell table:formula="of:=IFERROR(INDEX([$Окончания.$B$1:$Окончания.$B$1048576];[.AH72]);&quot;&quot;)">
            <text:p/>
          </table:table-cell>
          <table:table-cell table:style-name="ce17" table:formula="of:=LEFT([.AG72];LEN([.AG72])-LEN([.AI72]))&amp;[.AJ72]" office:value-type="string" office:string-value="транспорта" calcext:value-type="string">
            <text:p>транспорта</text:p>
          </table:table-cell>
          <table:table-cell table:style-name="ce17" table:formula="of:=IFERROR(INDEX([$Окончания.$C$1:$Окончания.$C$1048576];[.AH72]);&quot;&quot;)">
            <text:p/>
          </table:table-cell>
          <table:table-cell table:style-name="ce17" table:formula="of:=LEFT([.AG72];LEN([.AG72])-LEN([.AI72]))&amp;[.AL72]" office:value-type="string" office:string-value="транспорта" calcext:value-type="string">
            <text:p>транспорта</text:p>
          </table:table-cell>
          <table:table-cell table:style-name="ce18" table:formula="of:=MID([.AE72];[.AF72];1)&amp;IF(MID([.AE72];[.AF72]+1;1)=&quot;(&quot;; &quot;(&quot;; &quot;&quot;)">
            <text:p/>
          </table:table-cell>
          <table:table-cell table:formula="of:=MID([.AE72];[.AF72]+LEN([.AN72]);100)">
            <text:p/>
          </table:table-cell>
          <table:table-cell table:formula="of:=MIN(SEARCH(&quot; &quot;;[.AO72]&amp;&quot; &quot;);SEARCH(&quot;-&quot;;[.AO72]&amp;&quot;-&quot;); SEARCH(&quot;)&quot;;[.AO72]&amp;&quot;)&quot;))" office:value-type="float" office:value="1" calcext:value-type="float">
            <text:p>1</text:p>
          </table:table-cell>
          <table:table-cell table:formula="of:=LEFT([.AO72];[.AP72]-1)">
            <text:p/>
          </table:table-cell>
          <table:table-cell table:formula="of:=IFERROR(MATCH(RIGHT([.AQ72];5);[$Окончания.$A$1:$Окончания.$A$1048576];0);IFERROR(MATCH(RIGHT([.AQ72];4);[$Окончания.$A$1:$Окончания.$A$1048576];0);IFERROR(MATCH(RIGHT([.AQ72];3);[$Окончания.$A$1:$Окончания.$A$1048576];0);IFERROR(MATCH(RIGHT([.AQ72];2);[$Окончания.$A$1:$Окончания.$A$1048576];0);MATCH(RIGHT([.AQ7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72]);&quot;&quot;)">
            <text:p/>
          </table:table-cell>
          <table:table-cell table:formula="of:=IFERROR(INDEX([$Окончания.$B$1:$Окончания.$B$1048576];[.AR72]);&quot;&quot;)">
            <text:p/>
          </table:table-cell>
          <table:table-cell table:style-name="ce17" table:formula="of:=LEFT([.AQ72];LEN([.AQ72])-LEN([.AS72]))&amp;[.AT72]">
            <text:p/>
          </table:table-cell>
          <table:table-cell table:style-name="ce17" table:formula="of:=IFERROR(INDEX([$Окончания.$C$1:$Окончания.$C$1048576];[.AR72]);&quot;&quot;)">
            <text:p/>
          </table:table-cell>
          <table:table-cell table:style-name="ce17" table:formula="of:=LEFT([.AQ72];LEN([.AQ72])-LEN([.AS72]))&amp;[.AV72]">
            <text:p/>
          </table:table-cell>
          <table:table-cell table:style-name="ce18" table:formula="of:=MID([.AO72];[.AP72];1)&amp;IF(MID([.AO72];[.AP72]+1;1)=&quot;(&quot;; &quot;(&quot;; &quot;&quot;)">
            <text:p/>
          </table:table-cell>
          <table:table-cell table:formula="of:=MID([.AO72];[.AP72]+LEN([.AX72]);100)">
            <text:p/>
          </table:table-cell>
          <table:table-cell table:formula="of:=[.$G72]&amp;[.$J72]&amp;[.$Q72]&amp;[.$T72]&amp;[.$AA72]&amp;[.$AD72]&amp;[.$AK72]&amp;[.$AN72]&amp;[.$AU72]&amp;[.$AX72]&amp;[.$AY72]" office:value-type="string" office:string-value="Механику по ремонту транспорта" calcext:value-type="string">
            <text:p>Механику по ремонту транспорта</text:p>
          </table:table-cell>
          <table:table-cell office:value-type="string" calcext:value-type="string">
            <text:p>Механику по ремонту транспорта</text:p>
          </table:table-cell>
          <table:table-cell table:style-name="ce17" table:formula="of:=IF([.AZ72]=[.BA72];0;1)" office:value-type="float" office:value="0" calcext:value-type="float">
            <text:p>0</text:p>
          </table:table-cell>
          <table:table-cell table:formula="of:=[.$I72]&amp;[.$J72]&amp;[.$S72]&amp;[.$T72]&amp;[.$AC72]&amp;[.$AD72]&amp;[.$AM72]&amp;[.$AN72]&amp;[.$AW72]&amp;[.$AX72]&amp;[.$AY72]" office:value-type="string" office:string-value="Механика по ремонту транспорта" calcext:value-type="string">
            <text:p>Механика по ремонту транспорта</text:p>
          </table:table-cell>
          <table:table-cell table:style-name="ce22" office:value-type="string" calcext:value-type="string">
            <text:p>Механика по ремонту транспорта</text:p>
          </table:table-cell>
          <table:table-cell table:style-name="ce17" table:formula="of:=IF([.BC72]=[.BD72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Наполнитель баллонов</text:p>
          </table:table-cell>
          <table:table-cell table:formula="of:=MIN(SEARCH(&quot; &quot;;[.A73]&amp;&quot; &quot;);SEARCH(&quot;-&quot;;[.A73]&amp;&quot;-&quot;); SEARCH(&quot;)&quot;;[.A73]&amp;&quot;)&quot;))" office:value-type="float" office:value="12" calcext:value-type="float">
            <text:p>12</text:p>
          </table:table-cell>
          <table:table-cell table:formula="of:=LEFT([.A73];[.B73]-1)" office:value-type="string" office:string-value="Наполнитель" calcext:value-type="string">
            <text:p>Наполнитель</text:p>
          </table:table-cell>
          <table:table-cell table:formula="of:=IFERROR(MATCH(RIGHT([.C73];5);[$Окончания.$A$1:$Окончания.$A$1048576];0);IFERROR(MATCH(RIGHT([.C73];4);[$Окончания.$A$1:$Окончания.$A$1048576];0);IFERROR(MATCH(RIGHT([.C73];3);[$Окончания.$A$1:$Окончания.$A$1048576];0);IFERROR(MATCH(RIGHT([.C73];2);[$Окончания.$A$1:$Окончания.$A$1048576];0);MATCH(RIGHT([.C73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73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73]);&quot;&quot;)" office:value-type="string" office:string-value="ю" calcext:value-type="string">
            <text:p>ю</text:p>
          </table:table-cell>
          <table:table-cell table:style-name="ce17" table:formula="of:=LEFT([.C73];LEN([.C73])-LEN([.E73]))&amp;[.F73]" office:value-type="string" office:string-value="Наполнителю" calcext:value-type="string">
            <text:p>Наполнителю</text:p>
          </table:table-cell>
          <table:table-cell table:style-name="ce17" table:formula="of:=IFERROR(INDEX([$Окончания.$C$1:$Окончания.$C$1048576];[.D73]);&quot;&quot;)" office:value-type="string" office:string-value="я" calcext:value-type="string">
            <text:p>я</text:p>
          </table:table-cell>
          <table:table-cell table:style-name="ce17" table:formula="of:=LEFT([.C73];LEN([.C73])-LEN([.E73]))&amp;[.H73]" office:value-type="string" office:string-value="Наполнителя" calcext:value-type="string">
            <text:p>Наполнителя</text:p>
          </table:table-cell>
          <table:table-cell table:style-name="ce18" table:formula="of:=MID([.A73];[.B73];1)&amp;IF(MID([.A73];[.B73]+1;1)=&quot;(&quot;; &quot;(&quot;; &quot;&quot;)" office:value-type="string" office:string-value=" " calcext:value-type="string">
            <text:p><text:s/></text:p>
          </table:table-cell>
          <table:table-cell table:formula="of:=MID([.A73];[.B73]+LEN([.J73]);100)" office:value-type="string" office:string-value="баллонов" calcext:value-type="string">
            <text:p>баллонов</text:p>
          </table:table-cell>
          <table:table-cell table:formula="of:=MIN(SEARCH(&quot; &quot;;[.K73]&amp;&quot; &quot;);SEARCH(&quot;-&quot;;[.K73]&amp;&quot;-&quot;); SEARCH(&quot;)&quot;;[.K73]&amp;&quot;)&quot;))" office:value-type="float" office:value="9" calcext:value-type="float">
            <text:p>9</text:p>
          </table:table-cell>
          <table:table-cell table:formula="of:=LEFT([.K73];[.L73]-1)" office:value-type="string" office:string-value="баллонов" calcext:value-type="string">
            <text:p>баллонов</text:p>
          </table:table-cell>
          <table:table-cell table:formula="of:=IFERROR(MATCH(RIGHT([.M73];5);[$Окончания.$A$1:$Окончания.$A$1048576];0);IFERROR(MATCH(RIGHT([.M73];4);[$Окончания.$A$1:$Окончания.$A$1048576];0);IFERROR(MATCH(RIGHT([.M73];3);[$Окончания.$A$1:$Окончания.$A$1048576];0);IFERROR(MATCH(RIGHT([.M73];2);[$Окончания.$A$1:$Окончания.$A$1048576];0);MATCH(RIGHT([.M7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73]);&quot;&quot;)">
            <text:p/>
          </table:table-cell>
          <table:table-cell table:formula="of:=IFERROR(INDEX([$Окончания.$B$1:$Окончания.$B$1048576];[.N73]);&quot;&quot;)">
            <text:p/>
          </table:table-cell>
          <table:table-cell table:style-name="ce17" table:formula="of:=LEFT([.M73];LEN([.M73])-LEN([.O73]))&amp;[.P73]" office:value-type="string" office:string-value="баллонов" calcext:value-type="string">
            <text:p>баллонов</text:p>
          </table:table-cell>
          <table:table-cell table:style-name="ce17" table:formula="of:=IFERROR(INDEX([$Окончания.$C$1:$Окончания.$C$1048576];[.N73]);&quot;&quot;)">
            <text:p/>
          </table:table-cell>
          <table:table-cell table:style-name="ce17" table:formula="of:=LEFT([.M73];LEN([.M73])-LEN([.O73]))&amp;[.R73]" office:value-type="string" office:string-value="баллонов" calcext:value-type="string">
            <text:p>баллонов</text:p>
          </table:table-cell>
          <table:table-cell table:style-name="ce18" table:formula="of:=MID([.K73];[.L73];1)&amp;IF(MID([.K73];[.L73]+1;1)=&quot;(&quot;; &quot;(&quot;; &quot;&quot;)">
            <text:p/>
          </table:table-cell>
          <table:table-cell table:formula="of:=MID([.K73];[.L73]+LEN([.T73]);100)">
            <text:p/>
          </table:table-cell>
          <table:table-cell table:formula="of:=MIN(SEARCH(&quot; &quot;;[.U73]&amp;&quot; &quot;);SEARCH(&quot;-&quot;;[.U73]&amp;&quot;-&quot;); SEARCH(&quot;)&quot;;[.U73]&amp;&quot;)&quot;))" office:value-type="float" office:value="1" calcext:value-type="float">
            <text:p>1</text:p>
          </table:table-cell>
          <table:table-cell table:formula="of:=LEFT([.U73];[.V73]-1)">
            <text:p/>
          </table:table-cell>
          <table:table-cell table:formula="of:=IFERROR(MATCH(RIGHT([.W73];5);[$Окончания.$A$1:$Окончания.$A$1048576];0);IFERROR(MATCH(RIGHT([.W73];4);[$Окончания.$A$1:$Окончания.$A$1048576];0);IFERROR(MATCH(RIGHT([.W73];3);[$Окончания.$A$1:$Окончания.$A$1048576];0);IFERROR(MATCH(RIGHT([.W73];2);[$Окончания.$A$1:$Окончания.$A$1048576];0);MATCH(RIGHT([.W7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73]);&quot;&quot;)">
            <text:p/>
          </table:table-cell>
          <table:table-cell table:formula="of:=IFERROR(INDEX([$Окончания.$B$1:$Окончания.$B$1048576];[.X73]);&quot;&quot;)">
            <text:p/>
          </table:table-cell>
          <table:table-cell table:style-name="ce17" table:formula="of:=LEFT([.W73];LEN([.W73])-LEN([.Y73]))&amp;[.Z73]">
            <text:p/>
          </table:table-cell>
          <table:table-cell table:style-name="ce17" table:formula="of:=IFERROR(INDEX([$Окончания.$C$1:$Окончания.$C$1048576];[.X73]);&quot;&quot;)">
            <text:p/>
          </table:table-cell>
          <table:table-cell table:style-name="ce17" table:formula="of:=LEFT([.W73];LEN([.W73])-LEN([.Y73]))&amp;[.AB73]">
            <text:p/>
          </table:table-cell>
          <table:table-cell table:style-name="ce18" table:formula="of:=MID([.U73];[.V73];1)&amp;IF(MID([.U73];[.V73]+1;1)=&quot;(&quot;; &quot;(&quot;; &quot;&quot;)">
            <text:p/>
          </table:table-cell>
          <table:table-cell table:formula="of:=MID([.U73];[.V73]+LEN([.AD73]);100)">
            <text:p/>
          </table:table-cell>
          <table:table-cell table:formula="of:=MIN(SEARCH(&quot; &quot;;[.AE73]&amp;&quot; &quot;);SEARCH(&quot;-&quot;;[.AE73]&amp;&quot;-&quot;); SEARCH(&quot;)&quot;;[.AE73]&amp;&quot;)&quot;))" office:value-type="float" office:value="1" calcext:value-type="float">
            <text:p>1</text:p>
          </table:table-cell>
          <table:table-cell table:formula="of:=LEFT([.AE73];[.AF73]-1)">
            <text:p/>
          </table:table-cell>
          <table:table-cell table:formula="of:=IFERROR(MATCH(RIGHT([.AG73];5);[$Окончания.$A$1:$Окончания.$A$1048576];0);IFERROR(MATCH(RIGHT([.AG73];4);[$Окончания.$A$1:$Окончания.$A$1048576];0);IFERROR(MATCH(RIGHT([.AG73];3);[$Окончания.$A$1:$Окончания.$A$1048576];0);IFERROR(MATCH(RIGHT([.AG73];2);[$Окончания.$A$1:$Окончания.$A$1048576];0);MATCH(RIGHT([.AG7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73]);&quot;&quot;)">
            <text:p/>
          </table:table-cell>
          <table:table-cell table:formula="of:=IFERROR(INDEX([$Окончания.$B$1:$Окончания.$B$1048576];[.AH73]);&quot;&quot;)">
            <text:p/>
          </table:table-cell>
          <table:table-cell table:style-name="ce17" table:formula="of:=LEFT([.AG73];LEN([.AG73])-LEN([.AI73]))&amp;[.AJ73]">
            <text:p/>
          </table:table-cell>
          <table:table-cell table:style-name="ce17" table:formula="of:=IFERROR(INDEX([$Окончания.$C$1:$Окончания.$C$1048576];[.AH73]);&quot;&quot;)">
            <text:p/>
          </table:table-cell>
          <table:table-cell table:style-name="ce17" table:formula="of:=LEFT([.AG73];LEN([.AG73])-LEN([.AI73]))&amp;[.AL73]">
            <text:p/>
          </table:table-cell>
          <table:table-cell table:style-name="ce18" table:formula="of:=MID([.AE73];[.AF73];1)&amp;IF(MID([.AE73];[.AF73]+1;1)=&quot;(&quot;; &quot;(&quot;; &quot;&quot;)">
            <text:p/>
          </table:table-cell>
          <table:table-cell table:formula="of:=MID([.AE73];[.AF73]+LEN([.AN73]);100)">
            <text:p/>
          </table:table-cell>
          <table:table-cell table:formula="of:=MIN(SEARCH(&quot; &quot;;[.AO73]&amp;&quot; &quot;);SEARCH(&quot;-&quot;;[.AO73]&amp;&quot;-&quot;); SEARCH(&quot;)&quot;;[.AO73]&amp;&quot;)&quot;))" office:value-type="float" office:value="1" calcext:value-type="float">
            <text:p>1</text:p>
          </table:table-cell>
          <table:table-cell table:formula="of:=LEFT([.AO73];[.AP73]-1)">
            <text:p/>
          </table:table-cell>
          <table:table-cell table:formula="of:=IFERROR(MATCH(RIGHT([.AQ73];5);[$Окончания.$A$1:$Окончания.$A$1048576];0);IFERROR(MATCH(RIGHT([.AQ73];4);[$Окончания.$A$1:$Окончания.$A$1048576];0);IFERROR(MATCH(RIGHT([.AQ73];3);[$Окончания.$A$1:$Окончания.$A$1048576];0);IFERROR(MATCH(RIGHT([.AQ73];2);[$Окончания.$A$1:$Окончания.$A$1048576];0);MATCH(RIGHT([.AQ7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73]);&quot;&quot;)">
            <text:p/>
          </table:table-cell>
          <table:table-cell table:formula="of:=IFERROR(INDEX([$Окончания.$B$1:$Окончания.$B$1048576];[.AR73]);&quot;&quot;)">
            <text:p/>
          </table:table-cell>
          <table:table-cell table:style-name="ce17" table:formula="of:=LEFT([.AQ73];LEN([.AQ73])-LEN([.AS73]))&amp;[.AT73]">
            <text:p/>
          </table:table-cell>
          <table:table-cell table:style-name="ce17" table:formula="of:=IFERROR(INDEX([$Окончания.$C$1:$Окончания.$C$1048576];[.AR73]);&quot;&quot;)">
            <text:p/>
          </table:table-cell>
          <table:table-cell table:style-name="ce17" table:formula="of:=LEFT([.AQ73];LEN([.AQ73])-LEN([.AS73]))&amp;[.AV73]">
            <text:p/>
          </table:table-cell>
          <table:table-cell table:style-name="ce18" table:formula="of:=MID([.AO73];[.AP73];1)&amp;IF(MID([.AO73];[.AP73]+1;1)=&quot;(&quot;; &quot;(&quot;; &quot;&quot;)">
            <text:p/>
          </table:table-cell>
          <table:table-cell table:formula="of:=MID([.AO73];[.AP73]+LEN([.AX73]);100)">
            <text:p/>
          </table:table-cell>
          <table:table-cell table:formula="of:=[.$G73]&amp;[.$J73]&amp;[.$Q73]&amp;[.$T73]&amp;[.$AA73]&amp;[.$AD73]&amp;[.$AK73]&amp;[.$AN73]&amp;[.$AU73]&amp;[.$AX73]&amp;[.$AY73]" office:value-type="string" office:string-value="Наполнителю баллонов" calcext:value-type="string">
            <text:p>Наполнителю баллонов</text:p>
          </table:table-cell>
          <table:table-cell office:value-type="string" calcext:value-type="string">
            <text:p>Наполнителю баллонов</text:p>
          </table:table-cell>
          <table:table-cell table:style-name="ce17" table:formula="of:=IF([.AZ73]=[.BA73];0;1)" office:value-type="float" office:value="0" calcext:value-type="float">
            <text:p>0</text:p>
          </table:table-cell>
          <table:table-cell table:formula="of:=[.$I73]&amp;[.$J73]&amp;[.$S73]&amp;[.$T73]&amp;[.$AC73]&amp;[.$AD73]&amp;[.$AM73]&amp;[.$AN73]&amp;[.$AW73]&amp;[.$AX73]&amp;[.$AY73]" office:value-type="string" office:string-value="Наполнителя баллонов" calcext:value-type="string">
            <text:p>Наполнителя баллонов</text:p>
          </table:table-cell>
          <table:table-cell table:style-name="ce22" office:value-type="string" calcext:value-type="string">
            <text:p>Наполнителя баллонов</text:p>
          </table:table-cell>
          <table:table-cell table:style-name="ce17" table:formula="of:=IF([.BC73]=[.BD73];0;1)" office:value-type="float" office:value="0" calcext:value-type="float">
            <text:p>0</text:p>
          </table:table-cell>
          <table:table-cell table:number-columns-repeated="967"/>
        </table:table-row>
        <table:table-row table:style-name="ro9">
          <table:table-cell table:style-name="ce14" office:value-type="string" calcext:value-type="string">
            <text:p>Начальник бюро по заготовке и сбыту</text:p>
          </table:table-cell>
          <table:table-cell table:formula="of:=MIN(SEARCH(&quot; &quot;;[.A74]&amp;&quot; &quot;);SEARCH(&quot;-&quot;;[.A74]&amp;&quot;-&quot;); SEARCH(&quot;)&quot;;[.A74]&amp;&quot;)&quot;))" office:value-type="float" office:value="10" calcext:value-type="float">
            <text:p>10</text:p>
          </table:table-cell>
          <table:table-cell table:formula="of:=LEFT([.A74];[.B74]-1)" office:value-type="string" office:string-value="Начальник" calcext:value-type="string">
            <text:p>Начальник</text:p>
          </table:table-cell>
          <table:table-cell table:formula="of:=IFERROR(MATCH(RIGHT([.C74];5);[$Окончания.$A$1:$Окончания.$A$1048576];0);IFERROR(MATCH(RIGHT([.C74];4);[$Окончания.$A$1:$Окончания.$A$1048576];0);IFERROR(MATCH(RIGHT([.C74];3);[$Окончания.$A$1:$Окончания.$A$1048576];0);IFERROR(MATCH(RIGHT([.C74];2);[$Окончания.$A$1:$Окончания.$A$1048576];0);MATCH(RIGHT([.C74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74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74]);&quot;&quot;)" office:value-type="string" office:string-value="ку" calcext:value-type="string">
            <text:p>ку</text:p>
          </table:table-cell>
          <table:table-cell table:style-name="ce17" table:formula="of:=LEFT([.C74];LEN([.C74])-LEN([.E74]))&amp;[.F74]" office:value-type="string" office:string-value="Начальнику" calcext:value-type="string">
            <text:p>Начальнику</text:p>
          </table:table-cell>
          <table:table-cell table:style-name="ce17" table:formula="of:=IFERROR(INDEX([$Окончания.$C$1:$Окончания.$C$1048576];[.D74]);&quot;&quot;)" office:value-type="string" office:string-value="ка" calcext:value-type="string">
            <text:p>ка</text:p>
          </table:table-cell>
          <table:table-cell table:style-name="ce17" table:formula="of:=LEFT([.C74];LEN([.C74])-LEN([.E74]))&amp;[.H74]" office:value-type="string" office:string-value="Начальника" calcext:value-type="string">
            <text:p>Начальника</text:p>
          </table:table-cell>
          <table:table-cell table:style-name="ce18" table:formula="of:=MID([.A74];[.B74];1)&amp;IF(MID([.A74];[.B74]+1;1)=&quot;(&quot;; &quot;(&quot;; &quot;&quot;)" office:value-type="string" office:string-value=" " calcext:value-type="string">
            <text:p><text:s/></text:p>
          </table:table-cell>
          <table:table-cell table:formula="of:=MID([.A74];[.B74]+LEN([.J74]);100)" office:value-type="string" office:string-value="бюро по заготовке и сбыту" calcext:value-type="string">
            <text:p>бюро по заготовке и сбыту</text:p>
          </table:table-cell>
          <table:table-cell table:formula="of:=MIN(SEARCH(&quot; &quot;;[.K74]&amp;&quot; &quot;);SEARCH(&quot;-&quot;;[.K74]&amp;&quot;-&quot;); SEARCH(&quot;)&quot;;[.K74]&amp;&quot;)&quot;))" office:value-type="float" office:value="5" calcext:value-type="float">
            <text:p>5</text:p>
          </table:table-cell>
          <table:table-cell table:formula="of:=LEFT([.K74];[.L74]-1)" office:value-type="string" office:string-value="бюро" calcext:value-type="string">
            <text:p>бюро</text:p>
          </table:table-cell>
          <table:table-cell table:formula="of:=IFERROR(MATCH(RIGHT([.M74];5);[$Окончания.$A$1:$Окончания.$A$1048576];0);IFERROR(MATCH(RIGHT([.M74];4);[$Окончания.$A$1:$Окончания.$A$1048576];0);IFERROR(MATCH(RIGHT([.M74];3);[$Окончания.$A$1:$Окончания.$A$1048576];0);IFERROR(MATCH(RIGHT([.M74];2);[$Окончания.$A$1:$Окончания.$A$1048576];0);MATCH(RIGHT([.M7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74]);&quot;&quot;)">
            <text:p/>
          </table:table-cell>
          <table:table-cell table:formula="of:=IFERROR(INDEX([$Окончания.$B$1:$Окончания.$B$1048576];[.N74]);&quot;&quot;)">
            <text:p/>
          </table:table-cell>
          <table:table-cell table:style-name="ce17" table:formula="of:=LEFT([.M74];LEN([.M74])-LEN([.O74]))&amp;[.P74]" office:value-type="string" office:string-value="бюро" calcext:value-type="string">
            <text:p>бюро</text:p>
          </table:table-cell>
          <table:table-cell table:style-name="ce17" table:formula="of:=IFERROR(INDEX([$Окончания.$C$1:$Окончания.$C$1048576];[.N74]);&quot;&quot;)">
            <text:p/>
          </table:table-cell>
          <table:table-cell table:style-name="ce17" table:formula="of:=LEFT([.M74];LEN([.M74])-LEN([.O74]))&amp;[.R74]" office:value-type="string" office:string-value="бюро" calcext:value-type="string">
            <text:p>бюро</text:p>
          </table:table-cell>
          <table:table-cell table:style-name="ce18" table:formula="of:=MID([.K74];[.L74];1)&amp;IF(MID([.K74];[.L74]+1;1)=&quot;(&quot;; &quot;(&quot;; &quot;&quot;)" office:value-type="string" office:string-value=" " calcext:value-type="string">
            <text:p><text:s/></text:p>
          </table:table-cell>
          <table:table-cell table:formula="of:=MID([.K74];[.L74]+LEN([.T74]);100)" office:value-type="string" office:string-value="по заготовке и сбыту" calcext:value-type="string">
            <text:p>по заготовке и сбыту</text:p>
          </table:table-cell>
          <table:table-cell table:formula="of:=MIN(SEARCH(&quot; &quot;;[.U74]&amp;&quot; &quot;);SEARCH(&quot;-&quot;;[.U74]&amp;&quot;-&quot;); SEARCH(&quot;)&quot;;[.U74]&amp;&quot;)&quot;))" office:value-type="float" office:value="3" calcext:value-type="float">
            <text:p>3</text:p>
          </table:table-cell>
          <table:table-cell table:formula="of:=LEFT([.U74];[.V74]-1)" office:value-type="string" office:string-value="по" calcext:value-type="string">
            <text:p>по</text:p>
          </table:table-cell>
          <table:table-cell table:formula="of:=IFERROR(MATCH(RIGHT([.W74];5);[$Окончания.$A$1:$Окончания.$A$1048576];0);IFERROR(MATCH(RIGHT([.W74];4);[$Окончания.$A$1:$Окончания.$A$1048576];0);IFERROR(MATCH(RIGHT([.W74];3);[$Окончания.$A$1:$Окончания.$A$1048576];0);IFERROR(MATCH(RIGHT([.W74];2);[$Окончания.$A$1:$Окончания.$A$1048576];0);MATCH(RIGHT([.W7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74]);&quot;&quot;)">
            <text:p/>
          </table:table-cell>
          <table:table-cell table:formula="of:=IFERROR(INDEX([$Окончания.$B$1:$Окончания.$B$1048576];[.X74]);&quot;&quot;)">
            <text:p/>
          </table:table-cell>
          <table:table-cell table:style-name="ce17" table:formula="of:=LEFT([.W74];LEN([.W74])-LEN([.Y74]))&amp;[.Z74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X74]);&quot;&quot;)">
            <text:p/>
          </table:table-cell>
          <table:table-cell table:style-name="ce17" table:formula="of:=LEFT([.W74];LEN([.W74])-LEN([.Y74]))&amp;[.AB74]" office:value-type="string" office:string-value="по" calcext:value-type="string">
            <text:p>по</text:p>
          </table:table-cell>
          <table:table-cell table:style-name="ce18" table:formula="of:=MID([.U74];[.V74];1)&amp;IF(MID([.U74];[.V74]+1;1)=&quot;(&quot;; &quot;(&quot;; &quot;&quot;)" office:value-type="string" office:string-value=" " calcext:value-type="string">
            <text:p><text:s/></text:p>
          </table:table-cell>
          <table:table-cell table:formula="of:=MID([.U74];[.V74]+LEN([.AD74]);100)" office:value-type="string" office:string-value="заготовке и сбыту" calcext:value-type="string">
            <text:p>заготовке и сбыту</text:p>
          </table:table-cell>
          <table:table-cell table:formula="of:=MIN(SEARCH(&quot; &quot;;[.AE74]&amp;&quot; &quot;);SEARCH(&quot;-&quot;;[.AE74]&amp;&quot;-&quot;); SEARCH(&quot;)&quot;;[.AE74]&amp;&quot;)&quot;))" office:value-type="float" office:value="10" calcext:value-type="float">
            <text:p>10</text:p>
          </table:table-cell>
          <table:table-cell table:formula="of:=LEFT([.AE74];[.AF74]-1)" office:value-type="string" office:string-value="заготовке" calcext:value-type="string">
            <text:p>заготовке</text:p>
          </table:table-cell>
          <table:table-cell table:formula="of:=IFERROR(MATCH(RIGHT([.AG74];5);[$Окончания.$A$1:$Окончания.$A$1048576];0);IFERROR(MATCH(RIGHT([.AG74];4);[$Окончания.$A$1:$Окончания.$A$1048576];0);IFERROR(MATCH(RIGHT([.AG74];3);[$Окончания.$A$1:$Окончания.$A$1048576];0);IFERROR(MATCH(RIGHT([.AG74];2);[$Окончания.$A$1:$Окончания.$A$1048576];0);MATCH(RIGHT([.AG7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74]);&quot;&quot;)">
            <text:p/>
          </table:table-cell>
          <table:table-cell table:formula="of:=IFERROR(INDEX([$Окончания.$B$1:$Окончания.$B$1048576];[.AH74]);&quot;&quot;)">
            <text:p/>
          </table:table-cell>
          <table:table-cell table:style-name="ce17" table:formula="of:=LEFT([.AG74];LEN([.AG74])-LEN([.AI74]))&amp;[.AJ74]" office:value-type="string" office:string-value="заготовке" calcext:value-type="string">
            <text:p>заготовке</text:p>
          </table:table-cell>
          <table:table-cell table:style-name="ce17" table:formula="of:=IFERROR(INDEX([$Окончания.$C$1:$Окончания.$C$1048576];[.AH74]);&quot;&quot;)">
            <text:p/>
          </table:table-cell>
          <table:table-cell table:style-name="ce17" table:formula="of:=LEFT([.AG74];LEN([.AG74])-LEN([.AI74]))&amp;[.AL74]" office:value-type="string" office:string-value="заготовке" calcext:value-type="string">
            <text:p>заготовке</text:p>
          </table:table-cell>
          <table:table-cell table:style-name="ce18" table:formula="of:=MID([.AE74];[.AF74];1)&amp;IF(MID([.AE74];[.AF74]+1;1)=&quot;(&quot;; &quot;(&quot;; &quot;&quot;)" office:value-type="string" office:string-value=" " calcext:value-type="string">
            <text:p><text:s/></text:p>
          </table:table-cell>
          <table:table-cell table:formula="of:=MID([.AE74];[.AF74]+LEN([.AN74]);100)" office:value-type="string" office:string-value="и сбыту" calcext:value-type="string">
            <text:p>и сбыту</text:p>
          </table:table-cell>
          <table:table-cell table:formula="of:=MIN(SEARCH(&quot; &quot;;[.AO74]&amp;&quot; &quot;);SEARCH(&quot;-&quot;;[.AO74]&amp;&quot;-&quot;); SEARCH(&quot;)&quot;;[.AO74]&amp;&quot;)&quot;))" office:value-type="float" office:value="2" calcext:value-type="float">
            <text:p>2</text:p>
          </table:table-cell>
          <table:table-cell table:formula="of:=LEFT([.AO74];[.AP74]-1)" office:value-type="string" office:string-value="и" calcext:value-type="string">
            <text:p>и</text:p>
          </table:table-cell>
          <table:table-cell table:formula="of:=IFERROR(MATCH(RIGHT([.AQ74];5);[$Окончания.$A$1:$Окончания.$A$1048576];0);IFERROR(MATCH(RIGHT([.AQ74];4);[$Окончания.$A$1:$Окончания.$A$1048576];0);IFERROR(MATCH(RIGHT([.AQ74];3);[$Окончания.$A$1:$Окончания.$A$1048576];0);IFERROR(MATCH(RIGHT([.AQ74];2);[$Окончания.$A$1:$Окончания.$A$1048576];0);MATCH(RIGHT([.AQ7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74]);&quot;&quot;)">
            <text:p/>
          </table:table-cell>
          <table:table-cell table:formula="of:=IFERROR(INDEX([$Окончания.$B$1:$Окончания.$B$1048576];[.AR74]);&quot;&quot;)">
            <text:p/>
          </table:table-cell>
          <table:table-cell table:style-name="ce17" table:formula="of:=LEFT([.AQ74];LEN([.AQ74])-LEN([.AS74]))&amp;[.AT74]" office:value-type="string" office:string-value="и" calcext:value-type="string">
            <text:p>и</text:p>
          </table:table-cell>
          <table:table-cell table:style-name="ce17" table:formula="of:=IFERROR(INDEX([$Окончания.$C$1:$Окончания.$C$1048576];[.AR74]);&quot;&quot;)">
            <text:p/>
          </table:table-cell>
          <table:table-cell table:style-name="ce17" table:formula="of:=LEFT([.AQ74];LEN([.AQ74])-LEN([.AS74]))&amp;[.AV74]" office:value-type="string" office:string-value="и" calcext:value-type="string">
            <text:p>и</text:p>
          </table:table-cell>
          <table:table-cell table:style-name="ce18" table:formula="of:=MID([.AO74];[.AP74];1)&amp;IF(MID([.AO74];[.AP74]+1;1)=&quot;(&quot;; &quot;(&quot;; &quot;&quot;)" office:value-type="string" office:string-value=" " calcext:value-type="string">
            <text:p><text:s/></text:p>
          </table:table-cell>
          <table:table-cell table:formula="of:=MID([.AO74];[.AP74]+LEN([.AX74]);100)" office:value-type="string" office:string-value="сбыту" calcext:value-type="string">
            <text:p>сбыту</text:p>
          </table:table-cell>
          <table:table-cell table:formula="of:=[.$G74]&amp;[.$J74]&amp;[.$Q74]&amp;[.$T74]&amp;[.$AA74]&amp;[.$AD74]&amp;[.$AK74]&amp;[.$AN74]&amp;[.$AU74]&amp;[.$AX74]&amp;[.$AY74]" office:value-type="string" office:string-value="Начальнику бюро по заготовке и сбыту" calcext:value-type="string">
            <text:p>Начальнику бюро по заготовке и сбыту</text:p>
          </table:table-cell>
          <table:table-cell office:value-type="string" calcext:value-type="string">
            <text:p>Начальнику бюро по заготовке и сбыту</text:p>
          </table:table-cell>
          <table:table-cell table:style-name="ce17" table:formula="of:=IF([.AZ74]=[.BA74];0;1)" office:value-type="float" office:value="0" calcext:value-type="float">
            <text:p>0</text:p>
          </table:table-cell>
          <table:table-cell table:formula="of:=[.$I74]&amp;[.$J74]&amp;[.$S74]&amp;[.$T74]&amp;[.$AC74]&amp;[.$AD74]&amp;[.$AM74]&amp;[.$AN74]&amp;[.$AW74]&amp;[.$AX74]&amp;[.$AY74]" office:value-type="string" office:string-value="Начальника бюро по заготовке и сбыту" calcext:value-type="string">
            <text:p>Начальника бюро по заготовке и сбыту</text:p>
          </table:table-cell>
          <table:table-cell table:style-name="ce22" office:value-type="string" calcext:value-type="string">
            <text:p>Начальника бюро по заготовке и сбыту</text:p>
          </table:table-cell>
          <table:table-cell table:style-name="ce17" table:formula="of:=IF([.BC74]=[.BD74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Начальник бюро сбыта</text:p>
          </table:table-cell>
          <table:table-cell table:formula="of:=MIN(SEARCH(&quot; &quot;;[.A75]&amp;&quot; &quot;);SEARCH(&quot;-&quot;;[.A75]&amp;&quot;-&quot;); SEARCH(&quot;)&quot;;[.A75]&amp;&quot;)&quot;))" office:value-type="float" office:value="10" calcext:value-type="float">
            <text:p>10</text:p>
          </table:table-cell>
          <table:table-cell table:formula="of:=LEFT([.A75];[.B75]-1)" office:value-type="string" office:string-value="Начальник" calcext:value-type="string">
            <text:p>Начальник</text:p>
          </table:table-cell>
          <table:table-cell table:formula="of:=IFERROR(MATCH(RIGHT([.C75];5);[$Окончания.$A$1:$Окончания.$A$1048576];0);IFERROR(MATCH(RIGHT([.C75];4);[$Окончания.$A$1:$Окончания.$A$1048576];0);IFERROR(MATCH(RIGHT([.C75];3);[$Окончания.$A$1:$Окончания.$A$1048576];0);IFERROR(MATCH(RIGHT([.C75];2);[$Окончания.$A$1:$Окончания.$A$1048576];0);MATCH(RIGHT([.C75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75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75]);&quot;&quot;)" office:value-type="string" office:string-value="ку" calcext:value-type="string">
            <text:p>ку</text:p>
          </table:table-cell>
          <table:table-cell table:style-name="ce17" table:formula="of:=LEFT([.C75];LEN([.C75])-LEN([.E75]))&amp;[.F75]" office:value-type="string" office:string-value="Начальнику" calcext:value-type="string">
            <text:p>Начальнику</text:p>
          </table:table-cell>
          <table:table-cell table:style-name="ce17" table:formula="of:=IFERROR(INDEX([$Окончания.$C$1:$Окончания.$C$1048576];[.D75]);&quot;&quot;)" office:value-type="string" office:string-value="ка" calcext:value-type="string">
            <text:p>ка</text:p>
          </table:table-cell>
          <table:table-cell table:style-name="ce17" table:formula="of:=LEFT([.C75];LEN([.C75])-LEN([.E75]))&amp;[.H75]" office:value-type="string" office:string-value="Начальника" calcext:value-type="string">
            <text:p>Начальника</text:p>
          </table:table-cell>
          <table:table-cell table:style-name="ce18" table:formula="of:=MID([.A75];[.B75];1)&amp;IF(MID([.A75];[.B75]+1;1)=&quot;(&quot;; &quot;(&quot;; &quot;&quot;)" office:value-type="string" office:string-value=" " calcext:value-type="string">
            <text:p><text:s/></text:p>
          </table:table-cell>
          <table:table-cell table:formula="of:=MID([.A75];[.B75]+LEN([.J75]);100)" office:value-type="string" office:string-value="бюро сбыта" calcext:value-type="string">
            <text:p>бюро сбыта</text:p>
          </table:table-cell>
          <table:table-cell table:formula="of:=MIN(SEARCH(&quot; &quot;;[.K75]&amp;&quot; &quot;);SEARCH(&quot;-&quot;;[.K75]&amp;&quot;-&quot;); SEARCH(&quot;)&quot;;[.K75]&amp;&quot;)&quot;))" office:value-type="float" office:value="5" calcext:value-type="float">
            <text:p>5</text:p>
          </table:table-cell>
          <table:table-cell table:formula="of:=LEFT([.K75];[.L75]-1)" office:value-type="string" office:string-value="бюро" calcext:value-type="string">
            <text:p>бюро</text:p>
          </table:table-cell>
          <table:table-cell table:formula="of:=IFERROR(MATCH(RIGHT([.M75];5);[$Окончания.$A$1:$Окончания.$A$1048576];0);IFERROR(MATCH(RIGHT([.M75];4);[$Окончания.$A$1:$Окончания.$A$1048576];0);IFERROR(MATCH(RIGHT([.M75];3);[$Окончания.$A$1:$Окончания.$A$1048576];0);IFERROR(MATCH(RIGHT([.M75];2);[$Окончания.$A$1:$Окончания.$A$1048576];0);MATCH(RIGHT([.M7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75]);&quot;&quot;)">
            <text:p/>
          </table:table-cell>
          <table:table-cell table:formula="of:=IFERROR(INDEX([$Окончания.$B$1:$Окончания.$B$1048576];[.N75]);&quot;&quot;)">
            <text:p/>
          </table:table-cell>
          <table:table-cell table:style-name="ce17" table:formula="of:=LEFT([.M75];LEN([.M75])-LEN([.O75]))&amp;[.P75]" office:value-type="string" office:string-value="бюро" calcext:value-type="string">
            <text:p>бюро</text:p>
          </table:table-cell>
          <table:table-cell table:style-name="ce17" table:formula="of:=IFERROR(INDEX([$Окончания.$C$1:$Окончания.$C$1048576];[.N75]);&quot;&quot;)">
            <text:p/>
          </table:table-cell>
          <table:table-cell table:style-name="ce17" table:formula="of:=LEFT([.M75];LEN([.M75])-LEN([.O75]))&amp;[.R75]" office:value-type="string" office:string-value="бюро" calcext:value-type="string">
            <text:p>бюро</text:p>
          </table:table-cell>
          <table:table-cell table:style-name="ce18" table:formula="of:=MID([.K75];[.L75];1)&amp;IF(MID([.K75];[.L75]+1;1)=&quot;(&quot;; &quot;(&quot;; &quot;&quot;)" office:value-type="string" office:string-value=" " calcext:value-type="string">
            <text:p><text:s/></text:p>
          </table:table-cell>
          <table:table-cell table:formula="of:=MID([.K75];[.L75]+LEN([.T75]);100)" office:value-type="string" office:string-value="сбыта" calcext:value-type="string">
            <text:p>сбыта</text:p>
          </table:table-cell>
          <table:table-cell table:formula="of:=MIN(SEARCH(&quot; &quot;;[.U75]&amp;&quot; &quot;);SEARCH(&quot;-&quot;;[.U75]&amp;&quot;-&quot;); SEARCH(&quot;)&quot;;[.U75]&amp;&quot;)&quot;))" office:value-type="float" office:value="6" calcext:value-type="float">
            <text:p>6</text:p>
          </table:table-cell>
          <table:table-cell table:formula="of:=LEFT([.U75];[.V75]-1)" office:value-type="string" office:string-value="сбыта" calcext:value-type="string">
            <text:p>сбыта</text:p>
          </table:table-cell>
          <table:table-cell table:formula="of:=IFERROR(MATCH(RIGHT([.W75];5);[$Окончания.$A$1:$Окончания.$A$1048576];0);IFERROR(MATCH(RIGHT([.W75];4);[$Окончания.$A$1:$Окончания.$A$1048576];0);IFERROR(MATCH(RIGHT([.W75];3);[$Окончания.$A$1:$Окончания.$A$1048576];0);IFERROR(MATCH(RIGHT([.W75];2);[$Окончания.$A$1:$Окончания.$A$1048576];0);MATCH(RIGHT([.W7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75]);&quot;&quot;)">
            <text:p/>
          </table:table-cell>
          <table:table-cell table:formula="of:=IFERROR(INDEX([$Окончания.$B$1:$Окончания.$B$1048576];[.X75]);&quot;&quot;)">
            <text:p/>
          </table:table-cell>
          <table:table-cell table:style-name="ce17" table:formula="of:=LEFT([.W75];LEN([.W75])-LEN([.Y75]))&amp;[.Z75]" office:value-type="string" office:string-value="сбыта" calcext:value-type="string">
            <text:p>сбыта</text:p>
          </table:table-cell>
          <table:table-cell table:style-name="ce17" table:formula="of:=IFERROR(INDEX([$Окончания.$C$1:$Окончания.$C$1048576];[.X75]);&quot;&quot;)">
            <text:p/>
          </table:table-cell>
          <table:table-cell table:style-name="ce17" table:formula="of:=LEFT([.W75];LEN([.W75])-LEN([.Y75]))&amp;[.AB75]" office:value-type="string" office:string-value="сбыта" calcext:value-type="string">
            <text:p>сбыта</text:p>
          </table:table-cell>
          <table:table-cell table:style-name="ce18" table:formula="of:=MID([.U75];[.V75];1)&amp;IF(MID([.U75];[.V75]+1;1)=&quot;(&quot;; &quot;(&quot;; &quot;&quot;)">
            <text:p/>
          </table:table-cell>
          <table:table-cell table:formula="of:=MID([.U75];[.V75]+LEN([.AD75]);100)">
            <text:p/>
          </table:table-cell>
          <table:table-cell table:formula="of:=MIN(SEARCH(&quot; &quot;;[.AE75]&amp;&quot; &quot;);SEARCH(&quot;-&quot;;[.AE75]&amp;&quot;-&quot;); SEARCH(&quot;)&quot;;[.AE75]&amp;&quot;)&quot;))" office:value-type="float" office:value="1" calcext:value-type="float">
            <text:p>1</text:p>
          </table:table-cell>
          <table:table-cell table:formula="of:=LEFT([.AE75];[.AF75]-1)">
            <text:p/>
          </table:table-cell>
          <table:table-cell table:formula="of:=IFERROR(MATCH(RIGHT([.AG75];5);[$Окончания.$A$1:$Окончания.$A$1048576];0);IFERROR(MATCH(RIGHT([.AG75];4);[$Окончания.$A$1:$Окончания.$A$1048576];0);IFERROR(MATCH(RIGHT([.AG75];3);[$Окончания.$A$1:$Окончания.$A$1048576];0);IFERROR(MATCH(RIGHT([.AG75];2);[$Окончания.$A$1:$Окончания.$A$1048576];0);MATCH(RIGHT([.AG7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75]);&quot;&quot;)">
            <text:p/>
          </table:table-cell>
          <table:table-cell table:formula="of:=IFERROR(INDEX([$Окончания.$B$1:$Окончания.$B$1048576];[.AH75]);&quot;&quot;)">
            <text:p/>
          </table:table-cell>
          <table:table-cell table:style-name="ce17" table:formula="of:=LEFT([.AG75];LEN([.AG75])-LEN([.AI75]))&amp;[.AJ75]">
            <text:p/>
          </table:table-cell>
          <table:table-cell table:style-name="ce17" table:formula="of:=IFERROR(INDEX([$Окончания.$C$1:$Окончания.$C$1048576];[.AH75]);&quot;&quot;)">
            <text:p/>
          </table:table-cell>
          <table:table-cell table:style-name="ce17" table:formula="of:=LEFT([.AG75];LEN([.AG75])-LEN([.AI75]))&amp;[.AL75]">
            <text:p/>
          </table:table-cell>
          <table:table-cell table:style-name="ce18" table:formula="of:=MID([.AE75];[.AF75];1)&amp;IF(MID([.AE75];[.AF75]+1;1)=&quot;(&quot;; &quot;(&quot;; &quot;&quot;)">
            <text:p/>
          </table:table-cell>
          <table:table-cell table:formula="of:=MID([.AE75];[.AF75]+LEN([.AN75]);100)">
            <text:p/>
          </table:table-cell>
          <table:table-cell table:formula="of:=MIN(SEARCH(&quot; &quot;;[.AO75]&amp;&quot; &quot;);SEARCH(&quot;-&quot;;[.AO75]&amp;&quot;-&quot;); SEARCH(&quot;)&quot;;[.AO75]&amp;&quot;)&quot;))" office:value-type="float" office:value="1" calcext:value-type="float">
            <text:p>1</text:p>
          </table:table-cell>
          <table:table-cell table:formula="of:=LEFT([.AO75];[.AP75]-1)">
            <text:p/>
          </table:table-cell>
          <table:table-cell table:formula="of:=IFERROR(MATCH(RIGHT([.AQ75];5);[$Окончания.$A$1:$Окончания.$A$1048576];0);IFERROR(MATCH(RIGHT([.AQ75];4);[$Окончания.$A$1:$Окончания.$A$1048576];0);IFERROR(MATCH(RIGHT([.AQ75];3);[$Окончания.$A$1:$Окончания.$A$1048576];0);IFERROR(MATCH(RIGHT([.AQ75];2);[$Окончания.$A$1:$Окончания.$A$1048576];0);MATCH(RIGHT([.AQ7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75]);&quot;&quot;)">
            <text:p/>
          </table:table-cell>
          <table:table-cell table:formula="of:=IFERROR(INDEX([$Окончания.$B$1:$Окончания.$B$1048576];[.AR75]);&quot;&quot;)">
            <text:p/>
          </table:table-cell>
          <table:table-cell table:style-name="ce17" table:formula="of:=LEFT([.AQ75];LEN([.AQ75])-LEN([.AS75]))&amp;[.AT75]">
            <text:p/>
          </table:table-cell>
          <table:table-cell table:style-name="ce17" table:formula="of:=IFERROR(INDEX([$Окончания.$C$1:$Окончания.$C$1048576];[.AR75]);&quot;&quot;)">
            <text:p/>
          </table:table-cell>
          <table:table-cell table:style-name="ce17" table:formula="of:=LEFT([.AQ75];LEN([.AQ75])-LEN([.AS75]))&amp;[.AV75]">
            <text:p/>
          </table:table-cell>
          <table:table-cell table:style-name="ce18" table:formula="of:=MID([.AO75];[.AP75];1)&amp;IF(MID([.AO75];[.AP75]+1;1)=&quot;(&quot;; &quot;(&quot;; &quot;&quot;)">
            <text:p/>
          </table:table-cell>
          <table:table-cell table:formula="of:=MID([.AO75];[.AP75]+LEN([.AX75]);100)">
            <text:p/>
          </table:table-cell>
          <table:table-cell table:formula="of:=[.$G75]&amp;[.$J75]&amp;[.$Q75]&amp;[.$T75]&amp;[.$AA75]&amp;[.$AD75]&amp;[.$AK75]&amp;[.$AN75]&amp;[.$AU75]&amp;[.$AX75]&amp;[.$AY75]" office:value-type="string" office:string-value="Начальнику бюро сбыта" calcext:value-type="string">
            <text:p>Начальнику бюро сбыта</text:p>
          </table:table-cell>
          <table:table-cell office:value-type="string" calcext:value-type="string">
            <text:p>Начальнику бюро сбыта</text:p>
          </table:table-cell>
          <table:table-cell table:style-name="ce17" table:formula="of:=IF([.AZ75]=[.BA75];0;1)" office:value-type="float" office:value="0" calcext:value-type="float">
            <text:p>0</text:p>
          </table:table-cell>
          <table:table-cell table:formula="of:=[.$I75]&amp;[.$J75]&amp;[.$S75]&amp;[.$T75]&amp;[.$AC75]&amp;[.$AD75]&amp;[.$AM75]&amp;[.$AN75]&amp;[.$AW75]&amp;[.$AX75]&amp;[.$AY75]" office:value-type="string" office:string-value="Начальника бюро сбыта" calcext:value-type="string">
            <text:p>Начальника бюро сбыта</text:p>
          </table:table-cell>
          <table:table-cell table:style-name="ce22" office:value-type="string" calcext:value-type="string">
            <text:p>Начальника бюро сбыта</text:p>
          </table:table-cell>
          <table:table-cell table:style-name="ce17" table:formula="of:=IF([.BC75]=[.BD75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Начальник кислородного участка</text:p>
          </table:table-cell>
          <table:table-cell table:formula="of:=MIN(SEARCH(&quot; &quot;;[.A76]&amp;&quot; &quot;);SEARCH(&quot;-&quot;;[.A76]&amp;&quot;-&quot;); SEARCH(&quot;)&quot;;[.A76]&amp;&quot;)&quot;))" office:value-type="float" office:value="10" calcext:value-type="float">
            <text:p>10</text:p>
          </table:table-cell>
          <table:table-cell table:formula="of:=LEFT([.A76];[.B76]-1)" office:value-type="string" office:string-value="Начальник" calcext:value-type="string">
            <text:p>Начальник</text:p>
          </table:table-cell>
          <table:table-cell table:formula="of:=IFERROR(MATCH(RIGHT([.C76];5);[$Окончания.$A$1:$Окончания.$A$1048576];0);IFERROR(MATCH(RIGHT([.C76];4);[$Окончания.$A$1:$Окончания.$A$1048576];0);IFERROR(MATCH(RIGHT([.C76];3);[$Окончания.$A$1:$Окончания.$A$1048576];0);IFERROR(MATCH(RIGHT([.C76];2);[$Окончания.$A$1:$Окончания.$A$1048576];0);MATCH(RIGHT([.C76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76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76]);&quot;&quot;)" office:value-type="string" office:string-value="ку" calcext:value-type="string">
            <text:p>ку</text:p>
          </table:table-cell>
          <table:table-cell table:style-name="ce17" table:formula="of:=LEFT([.C76];LEN([.C76])-LEN([.E76]))&amp;[.F76]" office:value-type="string" office:string-value="Начальнику" calcext:value-type="string">
            <text:p>Начальнику</text:p>
          </table:table-cell>
          <table:table-cell table:style-name="ce17" table:formula="of:=IFERROR(INDEX([$Окончания.$C$1:$Окончания.$C$1048576];[.D76]);&quot;&quot;)" office:value-type="string" office:string-value="ка" calcext:value-type="string">
            <text:p>ка</text:p>
          </table:table-cell>
          <table:table-cell table:style-name="ce17" table:formula="of:=LEFT([.C76];LEN([.C76])-LEN([.E76]))&amp;[.H76]" office:value-type="string" office:string-value="Начальника" calcext:value-type="string">
            <text:p>Начальника</text:p>
          </table:table-cell>
          <table:table-cell table:style-name="ce18" table:formula="of:=MID([.A76];[.B76];1)&amp;IF(MID([.A76];[.B76]+1;1)=&quot;(&quot;; &quot;(&quot;; &quot;&quot;)" office:value-type="string" office:string-value=" " calcext:value-type="string">
            <text:p><text:s/></text:p>
          </table:table-cell>
          <table:table-cell table:formula="of:=MID([.A76];[.B76]+LEN([.J76]);100)" office:value-type="string" office:string-value="кислородного участка" calcext:value-type="string">
            <text:p>кислородного участка</text:p>
          </table:table-cell>
          <table:table-cell table:formula="of:=MIN(SEARCH(&quot; &quot;;[.K76]&amp;&quot; &quot;);SEARCH(&quot;-&quot;;[.K76]&amp;&quot;-&quot;); SEARCH(&quot;)&quot;;[.K76]&amp;&quot;)&quot;))" office:value-type="float" office:value="13" calcext:value-type="float">
            <text:p>13</text:p>
          </table:table-cell>
          <table:table-cell table:formula="of:=LEFT([.K76];[.L76]-1)" office:value-type="string" office:string-value="кислородного" calcext:value-type="string">
            <text:p>кислородного</text:p>
          </table:table-cell>
          <table:table-cell table:formula="of:=IFERROR(MATCH(RIGHT([.M76];5);[$Окончания.$A$1:$Окончания.$A$1048576];0);IFERROR(MATCH(RIGHT([.M76];4);[$Окончания.$A$1:$Окончания.$A$1048576];0);IFERROR(MATCH(RIGHT([.M76];3);[$Окончания.$A$1:$Окончания.$A$1048576];0);IFERROR(MATCH(RIGHT([.M76];2);[$Окончания.$A$1:$Окончания.$A$1048576];0);MATCH(RIGHT([.M7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76]);&quot;&quot;)">
            <text:p/>
          </table:table-cell>
          <table:table-cell table:formula="of:=IFERROR(INDEX([$Окончания.$B$1:$Окончания.$B$1048576];[.N76]);&quot;&quot;)">
            <text:p/>
          </table:table-cell>
          <table:table-cell table:style-name="ce17" table:formula="of:=LEFT([.M76];LEN([.M76])-LEN([.O76]))&amp;[.P76]" office:value-type="string" office:string-value="кислородного" calcext:value-type="string">
            <text:p>кислородного</text:p>
          </table:table-cell>
          <table:table-cell table:style-name="ce17" table:formula="of:=IFERROR(INDEX([$Окончания.$C$1:$Окончания.$C$1048576];[.N76]);&quot;&quot;)">
            <text:p/>
          </table:table-cell>
          <table:table-cell table:style-name="ce17" table:formula="of:=LEFT([.M76];LEN([.M76])-LEN([.O76]))&amp;[.R76]" office:value-type="string" office:string-value="кислородного" calcext:value-type="string">
            <text:p>кислородного</text:p>
          </table:table-cell>
          <table:table-cell table:style-name="ce18" table:formula="of:=MID([.K76];[.L76];1)&amp;IF(MID([.K76];[.L76]+1;1)=&quot;(&quot;; &quot;(&quot;; &quot;&quot;)" office:value-type="string" office:string-value=" " calcext:value-type="string">
            <text:p><text:s/></text:p>
          </table:table-cell>
          <table:table-cell table:formula="of:=MID([.K76];[.L76]+LEN([.T76]);100)" office:value-type="string" office:string-value="участка" calcext:value-type="string">
            <text:p>участка</text:p>
          </table:table-cell>
          <table:table-cell table:formula="of:=MIN(SEARCH(&quot; &quot;;[.U76]&amp;&quot; &quot;);SEARCH(&quot;-&quot;;[.U76]&amp;&quot;-&quot;); SEARCH(&quot;)&quot;;[.U76]&amp;&quot;)&quot;))" office:value-type="float" office:value="8" calcext:value-type="float">
            <text:p>8</text:p>
          </table:table-cell>
          <table:table-cell table:formula="of:=LEFT([.U76];[.V76]-1)" office:value-type="string" office:string-value="участка" calcext:value-type="string">
            <text:p>участка</text:p>
          </table:table-cell>
          <table:table-cell table:formula="of:=IFERROR(MATCH(RIGHT([.W76];5);[$Окончания.$A$1:$Окончания.$A$1048576];0);IFERROR(MATCH(RIGHT([.W76];4);[$Окончания.$A$1:$Окончания.$A$1048576];0);IFERROR(MATCH(RIGHT([.W76];3);[$Окончания.$A$1:$Окончания.$A$1048576];0);IFERROR(MATCH(RIGHT([.W76];2);[$Окончания.$A$1:$Окончания.$A$1048576];0);MATCH(RIGHT([.W7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76]);&quot;&quot;)">
            <text:p/>
          </table:table-cell>
          <table:table-cell table:formula="of:=IFERROR(INDEX([$Окончания.$B$1:$Окончания.$B$1048576];[.X76]);&quot;&quot;)">
            <text:p/>
          </table:table-cell>
          <table:table-cell table:style-name="ce17" table:formula="of:=LEFT([.W76];LEN([.W76])-LEN([.Y76]))&amp;[.Z76]" office:value-type="string" office:string-value="участка" calcext:value-type="string">
            <text:p>участка</text:p>
          </table:table-cell>
          <table:table-cell table:style-name="ce17" table:formula="of:=IFERROR(INDEX([$Окончания.$C$1:$Окончания.$C$1048576];[.X76]);&quot;&quot;)">
            <text:p/>
          </table:table-cell>
          <table:table-cell table:style-name="ce17" table:formula="of:=LEFT([.W76];LEN([.W76])-LEN([.Y76]))&amp;[.AB76]" office:value-type="string" office:string-value="участка" calcext:value-type="string">
            <text:p>участка</text:p>
          </table:table-cell>
          <table:table-cell table:style-name="ce18" table:formula="of:=MID([.U76];[.V76];1)&amp;IF(MID([.U76];[.V76]+1;1)=&quot;(&quot;; &quot;(&quot;; &quot;&quot;)">
            <text:p/>
          </table:table-cell>
          <table:table-cell table:formula="of:=MID([.U76];[.V76]+LEN([.AD76]);100)">
            <text:p/>
          </table:table-cell>
          <table:table-cell table:formula="of:=MIN(SEARCH(&quot; &quot;;[.AE76]&amp;&quot; &quot;);SEARCH(&quot;-&quot;;[.AE76]&amp;&quot;-&quot;); SEARCH(&quot;)&quot;;[.AE76]&amp;&quot;)&quot;))" office:value-type="float" office:value="1" calcext:value-type="float">
            <text:p>1</text:p>
          </table:table-cell>
          <table:table-cell table:formula="of:=LEFT([.AE76];[.AF76]-1)">
            <text:p/>
          </table:table-cell>
          <table:table-cell table:formula="of:=IFERROR(MATCH(RIGHT([.AG76];5);[$Окончания.$A$1:$Окончания.$A$1048576];0);IFERROR(MATCH(RIGHT([.AG76];4);[$Окончания.$A$1:$Окончания.$A$1048576];0);IFERROR(MATCH(RIGHT([.AG76];3);[$Окончания.$A$1:$Окончания.$A$1048576];0);IFERROR(MATCH(RIGHT([.AG76];2);[$Окончания.$A$1:$Окончания.$A$1048576];0);MATCH(RIGHT([.AG7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76]);&quot;&quot;)">
            <text:p/>
          </table:table-cell>
          <table:table-cell table:formula="of:=IFERROR(INDEX([$Окончания.$B$1:$Окончания.$B$1048576];[.AH76]);&quot;&quot;)">
            <text:p/>
          </table:table-cell>
          <table:table-cell table:style-name="ce17" table:formula="of:=LEFT([.AG76];LEN([.AG76])-LEN([.AI76]))&amp;[.AJ76]">
            <text:p/>
          </table:table-cell>
          <table:table-cell table:style-name="ce17" table:formula="of:=IFERROR(INDEX([$Окончания.$C$1:$Окончания.$C$1048576];[.AH76]);&quot;&quot;)">
            <text:p/>
          </table:table-cell>
          <table:table-cell table:style-name="ce17" table:formula="of:=LEFT([.AG76];LEN([.AG76])-LEN([.AI76]))&amp;[.AL76]">
            <text:p/>
          </table:table-cell>
          <table:table-cell table:style-name="ce18" table:formula="of:=MID([.AE76];[.AF76];1)&amp;IF(MID([.AE76];[.AF76]+1;1)=&quot;(&quot;; &quot;(&quot;; &quot;&quot;)">
            <text:p/>
          </table:table-cell>
          <table:table-cell table:formula="of:=MID([.AE76];[.AF76]+LEN([.AN76]);100)">
            <text:p/>
          </table:table-cell>
          <table:table-cell table:formula="of:=MIN(SEARCH(&quot; &quot;;[.AO76]&amp;&quot; &quot;);SEARCH(&quot;-&quot;;[.AO76]&amp;&quot;-&quot;); SEARCH(&quot;)&quot;;[.AO76]&amp;&quot;)&quot;))" office:value-type="float" office:value="1" calcext:value-type="float">
            <text:p>1</text:p>
          </table:table-cell>
          <table:table-cell table:formula="of:=LEFT([.AO76];[.AP76]-1)">
            <text:p/>
          </table:table-cell>
          <table:table-cell table:formula="of:=IFERROR(MATCH(RIGHT([.AQ76];5);[$Окончания.$A$1:$Окончания.$A$1048576];0);IFERROR(MATCH(RIGHT([.AQ76];4);[$Окончания.$A$1:$Окончания.$A$1048576];0);IFERROR(MATCH(RIGHT([.AQ76];3);[$Окончания.$A$1:$Окончания.$A$1048576];0);IFERROR(MATCH(RIGHT([.AQ76];2);[$Окончания.$A$1:$Окончания.$A$1048576];0);MATCH(RIGHT([.AQ7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76]);&quot;&quot;)">
            <text:p/>
          </table:table-cell>
          <table:table-cell table:formula="of:=IFERROR(INDEX([$Окончания.$B$1:$Окончания.$B$1048576];[.AR76]);&quot;&quot;)">
            <text:p/>
          </table:table-cell>
          <table:table-cell table:style-name="ce17" table:formula="of:=LEFT([.AQ76];LEN([.AQ76])-LEN([.AS76]))&amp;[.AT76]">
            <text:p/>
          </table:table-cell>
          <table:table-cell table:style-name="ce17" table:formula="of:=IFERROR(INDEX([$Окончания.$C$1:$Окончания.$C$1048576];[.AR76]);&quot;&quot;)">
            <text:p/>
          </table:table-cell>
          <table:table-cell table:style-name="ce17" table:formula="of:=LEFT([.AQ76];LEN([.AQ76])-LEN([.AS76]))&amp;[.AV76]">
            <text:p/>
          </table:table-cell>
          <table:table-cell table:style-name="ce18" table:formula="of:=MID([.AO76];[.AP76];1)&amp;IF(MID([.AO76];[.AP76]+1;1)=&quot;(&quot;; &quot;(&quot;; &quot;&quot;)">
            <text:p/>
          </table:table-cell>
          <table:table-cell table:formula="of:=MID([.AO76];[.AP76]+LEN([.AX76]);100)">
            <text:p/>
          </table:table-cell>
          <table:table-cell table:formula="of:=[.$G76]&amp;[.$J76]&amp;[.$Q76]&amp;[.$T76]&amp;[.$AA76]&amp;[.$AD76]&amp;[.$AK76]&amp;[.$AN76]&amp;[.$AU76]&amp;[.$AX76]&amp;[.$AY76]" office:value-type="string" office:string-value="Начальнику кислородного участка" calcext:value-type="string">
            <text:p>Начальнику кислородного участка</text:p>
          </table:table-cell>
          <table:table-cell office:value-type="string" calcext:value-type="string">
            <text:p>Начальнику кислородного участка</text:p>
          </table:table-cell>
          <table:table-cell table:style-name="ce17" table:formula="of:=IF([.AZ76]=[.BA76];0;1)" office:value-type="float" office:value="0" calcext:value-type="float">
            <text:p>0</text:p>
          </table:table-cell>
          <table:table-cell table:formula="of:=[.$I76]&amp;[.$J76]&amp;[.$S76]&amp;[.$T76]&amp;[.$AC76]&amp;[.$AD76]&amp;[.$AM76]&amp;[.$AN76]&amp;[.$AW76]&amp;[.$AX76]&amp;[.$AY76]" office:value-type="string" office:string-value="Начальника кислородного участка" calcext:value-type="string">
            <text:p>Начальника кислородного участка</text:p>
          </table:table-cell>
          <table:table-cell table:style-name="ce22" office:value-type="string" calcext:value-type="string">
            <text:p>Начальника кислородного участка</text:p>
          </table:table-cell>
          <table:table-cell table:style-name="ce17" table:formula="of:=IF([.BC76]=[.BD76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Начальник коммерческого отдела</text:p>
          </table:table-cell>
          <table:table-cell table:formula="of:=MIN(SEARCH(&quot; &quot;;[.A77]&amp;&quot; &quot;);SEARCH(&quot;-&quot;;[.A77]&amp;&quot;-&quot;); SEARCH(&quot;)&quot;;[.A77]&amp;&quot;)&quot;))" office:value-type="float" office:value="10" calcext:value-type="float">
            <text:p>10</text:p>
          </table:table-cell>
          <table:table-cell table:formula="of:=LEFT([.A77];[.B77]-1)" office:value-type="string" office:string-value="Начальник" calcext:value-type="string">
            <text:p>Начальник</text:p>
          </table:table-cell>
          <table:table-cell table:formula="of:=IFERROR(MATCH(RIGHT([.C77];5);[$Окончания.$A$1:$Окончания.$A$1048576];0);IFERROR(MATCH(RIGHT([.C77];4);[$Окончания.$A$1:$Окончания.$A$1048576];0);IFERROR(MATCH(RIGHT([.C77];3);[$Окончания.$A$1:$Окончания.$A$1048576];0);IFERROR(MATCH(RIGHT([.C77];2);[$Окончания.$A$1:$Окончания.$A$1048576];0);MATCH(RIGHT([.C77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77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77]);&quot;&quot;)" office:value-type="string" office:string-value="ку" calcext:value-type="string">
            <text:p>ку</text:p>
          </table:table-cell>
          <table:table-cell table:style-name="ce17" table:formula="of:=LEFT([.C77];LEN([.C77])-LEN([.E77]))&amp;[.F77]" office:value-type="string" office:string-value="Начальнику" calcext:value-type="string">
            <text:p>Начальнику</text:p>
          </table:table-cell>
          <table:table-cell table:style-name="ce17" table:formula="of:=IFERROR(INDEX([$Окончания.$C$1:$Окончания.$C$1048576];[.D77]);&quot;&quot;)" office:value-type="string" office:string-value="ка" calcext:value-type="string">
            <text:p>ка</text:p>
          </table:table-cell>
          <table:table-cell table:style-name="ce17" table:formula="of:=LEFT([.C77];LEN([.C77])-LEN([.E77]))&amp;[.H77]" office:value-type="string" office:string-value="Начальника" calcext:value-type="string">
            <text:p>Начальника</text:p>
          </table:table-cell>
          <table:table-cell table:style-name="ce18" table:formula="of:=MID([.A77];[.B77];1)&amp;IF(MID([.A77];[.B77]+1;1)=&quot;(&quot;; &quot;(&quot;; &quot;&quot;)" office:value-type="string" office:string-value=" " calcext:value-type="string">
            <text:p><text:s/></text:p>
          </table:table-cell>
          <table:table-cell table:formula="of:=MID([.A77];[.B77]+LEN([.J77]);100)" office:value-type="string" office:string-value="коммерческого отдела" calcext:value-type="string">
            <text:p>коммерческого отдела</text:p>
          </table:table-cell>
          <table:table-cell table:formula="of:=MIN(SEARCH(&quot; &quot;;[.K77]&amp;&quot; &quot;);SEARCH(&quot;-&quot;;[.K77]&amp;&quot;-&quot;); SEARCH(&quot;)&quot;;[.K77]&amp;&quot;)&quot;))" office:value-type="float" office:value="14" calcext:value-type="float">
            <text:p>14</text:p>
          </table:table-cell>
          <table:table-cell table:formula="of:=LEFT([.K77];[.L77]-1)" office:value-type="string" office:string-value="коммерческого" calcext:value-type="string">
            <text:p>коммерческого</text:p>
          </table:table-cell>
          <table:table-cell table:formula="of:=IFERROR(MATCH(RIGHT([.M77];5);[$Окончания.$A$1:$Окончания.$A$1048576];0);IFERROR(MATCH(RIGHT([.M77];4);[$Окончания.$A$1:$Окончания.$A$1048576];0);IFERROR(MATCH(RIGHT([.M77];3);[$Окончания.$A$1:$Окончания.$A$1048576];0);IFERROR(MATCH(RIGHT([.M77];2);[$Окончания.$A$1:$Окончания.$A$1048576];0);MATCH(RIGHT([.M7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77]);&quot;&quot;)">
            <text:p/>
          </table:table-cell>
          <table:table-cell table:formula="of:=IFERROR(INDEX([$Окончания.$B$1:$Окончания.$B$1048576];[.N77]);&quot;&quot;)">
            <text:p/>
          </table:table-cell>
          <table:table-cell table:style-name="ce17" table:formula="of:=LEFT([.M77];LEN([.M77])-LEN([.O77]))&amp;[.P77]" office:value-type="string" office:string-value="коммерческого" calcext:value-type="string">
            <text:p>коммерческого</text:p>
          </table:table-cell>
          <table:table-cell table:style-name="ce17" table:formula="of:=IFERROR(INDEX([$Окончания.$C$1:$Окончания.$C$1048576];[.N77]);&quot;&quot;)">
            <text:p/>
          </table:table-cell>
          <table:table-cell table:style-name="ce17" table:formula="of:=LEFT([.M77];LEN([.M77])-LEN([.O77]))&amp;[.R77]" office:value-type="string" office:string-value="коммерческого" calcext:value-type="string">
            <text:p>коммерческого</text:p>
          </table:table-cell>
          <table:table-cell table:style-name="ce18" table:formula="of:=MID([.K77];[.L77];1)&amp;IF(MID([.K77];[.L77]+1;1)=&quot;(&quot;; &quot;(&quot;; &quot;&quot;)" office:value-type="string" office:string-value=" " calcext:value-type="string">
            <text:p><text:s/></text:p>
          </table:table-cell>
          <table:table-cell table:formula="of:=MID([.K77];[.L77]+LEN([.T77]);100)" office:value-type="string" office:string-value="отдела" calcext:value-type="string">
            <text:p>отдела</text:p>
          </table:table-cell>
          <table:table-cell table:formula="of:=MIN(SEARCH(&quot; &quot;;[.U77]&amp;&quot; &quot;);SEARCH(&quot;-&quot;;[.U77]&amp;&quot;-&quot;); SEARCH(&quot;)&quot;;[.U77]&amp;&quot;)&quot;))" office:value-type="float" office:value="7" calcext:value-type="float">
            <text:p>7</text:p>
          </table:table-cell>
          <table:table-cell table:formula="of:=LEFT([.U77];[.V77]-1)" office:value-type="string" office:string-value="отдела" calcext:value-type="string">
            <text:p>отдела</text:p>
          </table:table-cell>
          <table:table-cell table:formula="of:=IFERROR(MATCH(RIGHT([.W77];5);[$Окончания.$A$1:$Окончания.$A$1048576];0);IFERROR(MATCH(RIGHT([.W77];4);[$Окончания.$A$1:$Окончания.$A$1048576];0);IFERROR(MATCH(RIGHT([.W77];3);[$Окончания.$A$1:$Окончания.$A$1048576];0);IFERROR(MATCH(RIGHT([.W77];2);[$Окончания.$A$1:$Окончания.$A$1048576];0);MATCH(RIGHT([.W7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77]);&quot;&quot;)">
            <text:p/>
          </table:table-cell>
          <table:table-cell table:formula="of:=IFERROR(INDEX([$Окончания.$B$1:$Окончания.$B$1048576];[.X77]);&quot;&quot;)">
            <text:p/>
          </table:table-cell>
          <table:table-cell table:style-name="ce17" table:formula="of:=LEFT([.W77];LEN([.W77])-LEN([.Y77]))&amp;[.Z77]" office:value-type="string" office:string-value="отдела" calcext:value-type="string">
            <text:p>отдела</text:p>
          </table:table-cell>
          <table:table-cell table:style-name="ce17" table:formula="of:=IFERROR(INDEX([$Окончания.$C$1:$Окончания.$C$1048576];[.X77]);&quot;&quot;)">
            <text:p/>
          </table:table-cell>
          <table:table-cell table:style-name="ce17" table:formula="of:=LEFT([.W77];LEN([.W77])-LEN([.Y77]))&amp;[.AB77]" office:value-type="string" office:string-value="отдела" calcext:value-type="string">
            <text:p>отдела</text:p>
          </table:table-cell>
          <table:table-cell table:style-name="ce18" table:formula="of:=MID([.U77];[.V77];1)&amp;IF(MID([.U77];[.V77]+1;1)=&quot;(&quot;; &quot;(&quot;; &quot;&quot;)">
            <text:p/>
          </table:table-cell>
          <table:table-cell table:formula="of:=MID([.U77];[.V77]+LEN([.AD77]);100)">
            <text:p/>
          </table:table-cell>
          <table:table-cell table:formula="of:=MIN(SEARCH(&quot; &quot;;[.AE77]&amp;&quot; &quot;);SEARCH(&quot;-&quot;;[.AE77]&amp;&quot;-&quot;); SEARCH(&quot;)&quot;;[.AE77]&amp;&quot;)&quot;))" office:value-type="float" office:value="1" calcext:value-type="float">
            <text:p>1</text:p>
          </table:table-cell>
          <table:table-cell table:formula="of:=LEFT([.AE77];[.AF77]-1)">
            <text:p/>
          </table:table-cell>
          <table:table-cell table:formula="of:=IFERROR(MATCH(RIGHT([.AG77];5);[$Окончания.$A$1:$Окончания.$A$1048576];0);IFERROR(MATCH(RIGHT([.AG77];4);[$Окончания.$A$1:$Окончания.$A$1048576];0);IFERROR(MATCH(RIGHT([.AG77];3);[$Окончания.$A$1:$Окончания.$A$1048576];0);IFERROR(MATCH(RIGHT([.AG77];2);[$Окончания.$A$1:$Окончания.$A$1048576];0);MATCH(RIGHT([.AG7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77]);&quot;&quot;)">
            <text:p/>
          </table:table-cell>
          <table:table-cell table:formula="of:=IFERROR(INDEX([$Окончания.$B$1:$Окончания.$B$1048576];[.AH77]);&quot;&quot;)">
            <text:p/>
          </table:table-cell>
          <table:table-cell table:style-name="ce17" table:formula="of:=LEFT([.AG77];LEN([.AG77])-LEN([.AI77]))&amp;[.AJ77]">
            <text:p/>
          </table:table-cell>
          <table:table-cell table:style-name="ce17" table:formula="of:=IFERROR(INDEX([$Окончания.$C$1:$Окончания.$C$1048576];[.AH77]);&quot;&quot;)">
            <text:p/>
          </table:table-cell>
          <table:table-cell table:style-name="ce17" table:formula="of:=LEFT([.AG77];LEN([.AG77])-LEN([.AI77]))&amp;[.AL77]">
            <text:p/>
          </table:table-cell>
          <table:table-cell table:style-name="ce18" table:formula="of:=MID([.AE77];[.AF77];1)&amp;IF(MID([.AE77];[.AF77]+1;1)=&quot;(&quot;; &quot;(&quot;; &quot;&quot;)">
            <text:p/>
          </table:table-cell>
          <table:table-cell table:formula="of:=MID([.AE77];[.AF77]+LEN([.AN77]);100)">
            <text:p/>
          </table:table-cell>
          <table:table-cell table:formula="of:=MIN(SEARCH(&quot; &quot;;[.AO77]&amp;&quot; &quot;);SEARCH(&quot;-&quot;;[.AO77]&amp;&quot;-&quot;); SEARCH(&quot;)&quot;;[.AO77]&amp;&quot;)&quot;))" office:value-type="float" office:value="1" calcext:value-type="float">
            <text:p>1</text:p>
          </table:table-cell>
          <table:table-cell table:formula="of:=LEFT([.AO77];[.AP77]-1)">
            <text:p/>
          </table:table-cell>
          <table:table-cell table:formula="of:=IFERROR(MATCH(RIGHT([.AQ77];5);[$Окончания.$A$1:$Окончания.$A$1048576];0);IFERROR(MATCH(RIGHT([.AQ77];4);[$Окончания.$A$1:$Окончания.$A$1048576];0);IFERROR(MATCH(RIGHT([.AQ77];3);[$Окончания.$A$1:$Окончания.$A$1048576];0);IFERROR(MATCH(RIGHT([.AQ77];2);[$Окончания.$A$1:$Окончания.$A$1048576];0);MATCH(RIGHT([.AQ7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77]);&quot;&quot;)">
            <text:p/>
          </table:table-cell>
          <table:table-cell table:formula="of:=IFERROR(INDEX([$Окончания.$B$1:$Окончания.$B$1048576];[.AR77]);&quot;&quot;)">
            <text:p/>
          </table:table-cell>
          <table:table-cell table:style-name="ce17" table:formula="of:=LEFT([.AQ77];LEN([.AQ77])-LEN([.AS77]))&amp;[.AT77]">
            <text:p/>
          </table:table-cell>
          <table:table-cell table:style-name="ce17" table:formula="of:=IFERROR(INDEX([$Окончания.$C$1:$Окончания.$C$1048576];[.AR77]);&quot;&quot;)">
            <text:p/>
          </table:table-cell>
          <table:table-cell table:style-name="ce17" table:formula="of:=LEFT([.AQ77];LEN([.AQ77])-LEN([.AS77]))&amp;[.AV77]">
            <text:p/>
          </table:table-cell>
          <table:table-cell table:style-name="ce18" table:formula="of:=MID([.AO77];[.AP77];1)&amp;IF(MID([.AO77];[.AP77]+1;1)=&quot;(&quot;; &quot;(&quot;; &quot;&quot;)">
            <text:p/>
          </table:table-cell>
          <table:table-cell table:formula="of:=MID([.AO77];[.AP77]+LEN([.AX77]);100)">
            <text:p/>
          </table:table-cell>
          <table:table-cell table:formula="of:=[.$G77]&amp;[.$J77]&amp;[.$Q77]&amp;[.$T77]&amp;[.$AA77]&amp;[.$AD77]&amp;[.$AK77]&amp;[.$AN77]&amp;[.$AU77]&amp;[.$AX77]&amp;[.$AY77]" office:value-type="string" office:string-value="Начальнику коммерческого отдела" calcext:value-type="string">
            <text:p>Начальнику коммерческого отдела</text:p>
          </table:table-cell>
          <table:table-cell office:value-type="string" calcext:value-type="string">
            <text:p>Начальнику коммерческого отдела</text:p>
          </table:table-cell>
          <table:table-cell table:style-name="ce17" table:formula="of:=IF([.AZ77]=[.BA77];0;1)" office:value-type="float" office:value="0" calcext:value-type="float">
            <text:p>0</text:p>
          </table:table-cell>
          <table:table-cell table:formula="of:=[.$I77]&amp;[.$J77]&amp;[.$S77]&amp;[.$T77]&amp;[.$AC77]&amp;[.$AD77]&amp;[.$AM77]&amp;[.$AN77]&amp;[.$AW77]&amp;[.$AX77]&amp;[.$AY77]" office:value-type="string" office:string-value="Начальника коммерческого отдела" calcext:value-type="string">
            <text:p>Начальника коммерческого отдела</text:p>
          </table:table-cell>
          <table:table-cell table:style-name="ce22" office:value-type="string" calcext:value-type="string">
            <text:p>Начальника коммерческого отдела</text:p>
          </table:table-cell>
          <table:table-cell table:style-name="ce17" table:formula="of:=IF([.BC77]=[.BD77];0;1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table:style-name="ce14" office:value-type="string" calcext:value-type="string">
            <text:p>Начальник отдела кадрово-правовой работы</text:p>
          </table:table-cell>
          <table:table-cell table:formula="of:=MIN(SEARCH(&quot; &quot;;[.A78]&amp;&quot; &quot;);SEARCH(&quot;-&quot;;[.A78]&amp;&quot;-&quot;); SEARCH(&quot;)&quot;;[.A78]&amp;&quot;)&quot;))" office:value-type="float" office:value="10" calcext:value-type="float">
            <text:p>10</text:p>
          </table:table-cell>
          <table:table-cell table:formula="of:=LEFT([.A78];[.B78]-1)" office:value-type="string" office:string-value="Начальник" calcext:value-type="string">
            <text:p>Начальник</text:p>
          </table:table-cell>
          <table:table-cell table:formula="of:=IFERROR(MATCH(RIGHT([.C78];5);[$Окончания.$A$1:$Окончания.$A$1048576];0);IFERROR(MATCH(RIGHT([.C78];4);[$Окончания.$A$1:$Окончания.$A$1048576];0);IFERROR(MATCH(RIGHT([.C78];3);[$Окончания.$A$1:$Окончания.$A$1048576];0);IFERROR(MATCH(RIGHT([.C78];2);[$Окончания.$A$1:$Окончания.$A$1048576];0);MATCH(RIGHT([.C78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78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78]);&quot;&quot;)" office:value-type="string" office:string-value="ку" calcext:value-type="string">
            <text:p>ку</text:p>
          </table:table-cell>
          <table:table-cell table:style-name="ce17" table:formula="of:=LEFT([.C78];LEN([.C78])-LEN([.E78]))&amp;[.F78]" office:value-type="string" office:string-value="Начальнику" calcext:value-type="string">
            <text:p>Начальнику</text:p>
          </table:table-cell>
          <table:table-cell table:style-name="ce17" table:formula="of:=IFERROR(INDEX([$Окончания.$C$1:$Окончания.$C$1048576];[.D78]);&quot;&quot;)" office:value-type="string" office:string-value="ка" calcext:value-type="string">
            <text:p>ка</text:p>
          </table:table-cell>
          <table:table-cell table:style-name="ce17" table:formula="of:=LEFT([.C78];LEN([.C78])-LEN([.E78]))&amp;[.H78]" office:value-type="string" office:string-value="Начальника" calcext:value-type="string">
            <text:p>Начальника</text:p>
          </table:table-cell>
          <table:table-cell table:style-name="ce18" table:formula="of:=MID([.A78];[.B78];1)&amp;IF(MID([.A78];[.B78]+1;1)=&quot;(&quot;; &quot;(&quot;; &quot;&quot;)" office:value-type="string" office:string-value=" " calcext:value-type="string">
            <text:p><text:s/></text:p>
          </table:table-cell>
          <table:table-cell table:formula="of:=MID([.A78];[.B78]+LEN([.J78]);100)" office:value-type="string" office:string-value="отдела кадрово-правовой работы" calcext:value-type="string">
            <text:p>отдела кадрово-правовой работы</text:p>
          </table:table-cell>
          <table:table-cell table:formula="of:=MIN(SEARCH(&quot; &quot;;[.K78]&amp;&quot; &quot;);SEARCH(&quot;-&quot;;[.K78]&amp;&quot;-&quot;); SEARCH(&quot;)&quot;;[.K78]&amp;&quot;)&quot;))" office:value-type="float" office:value="7" calcext:value-type="float">
            <text:p>7</text:p>
          </table:table-cell>
          <table:table-cell table:formula="of:=LEFT([.K78];[.L78]-1)" office:value-type="string" office:string-value="отдела" calcext:value-type="string">
            <text:p>отдела</text:p>
          </table:table-cell>
          <table:table-cell table:formula="of:=IFERROR(MATCH(RIGHT([.M78];5);[$Окончания.$A$1:$Окончания.$A$1048576];0);IFERROR(MATCH(RIGHT([.M78];4);[$Окончания.$A$1:$Окончания.$A$1048576];0);IFERROR(MATCH(RIGHT([.M78];3);[$Окончания.$A$1:$Окончания.$A$1048576];0);IFERROR(MATCH(RIGHT([.M78];2);[$Окончания.$A$1:$Окончания.$A$1048576];0);MATCH(RIGHT([.M7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78]);&quot;&quot;)">
            <text:p/>
          </table:table-cell>
          <table:table-cell table:formula="of:=IFERROR(INDEX([$Окончания.$B$1:$Окончания.$B$1048576];[.N78]);&quot;&quot;)">
            <text:p/>
          </table:table-cell>
          <table:table-cell table:style-name="ce17" table:formula="of:=LEFT([.M78];LEN([.M78])-LEN([.O78]))&amp;[.P78]" office:value-type="string" office:string-value="отдела" calcext:value-type="string">
            <text:p>отдела</text:p>
          </table:table-cell>
          <table:table-cell table:style-name="ce17" table:formula="of:=IFERROR(INDEX([$Окончания.$C$1:$Окончания.$C$1048576];[.N78]);&quot;&quot;)">
            <text:p/>
          </table:table-cell>
          <table:table-cell table:style-name="ce17" table:formula="of:=LEFT([.M78];LEN([.M78])-LEN([.O78]))&amp;[.R78]" office:value-type="string" office:string-value="отдела" calcext:value-type="string">
            <text:p>отдела</text:p>
          </table:table-cell>
          <table:table-cell table:style-name="ce18" table:formula="of:=MID([.K78];[.L78];1)&amp;IF(MID([.K78];[.L78]+1;1)=&quot;(&quot;; &quot;(&quot;; &quot;&quot;)" office:value-type="string" office:string-value=" " calcext:value-type="string">
            <text:p><text:s/></text:p>
          </table:table-cell>
          <table:table-cell table:formula="of:=MID([.K78];[.L78]+LEN([.T78]);100)" office:value-type="string" office:string-value="кадрово-правовой работы" calcext:value-type="string">
            <text:p>кадрово-правовой работы</text:p>
          </table:table-cell>
          <table:table-cell table:formula="of:=MIN(SEARCH(&quot; &quot;;[.U78]&amp;&quot; &quot;);SEARCH(&quot;-&quot;;[.U78]&amp;&quot;-&quot;); SEARCH(&quot;)&quot;;[.U78]&amp;&quot;)&quot;))" office:value-type="float" office:value="8" calcext:value-type="float">
            <text:p>8</text:p>
          </table:table-cell>
          <table:table-cell table:formula="of:=LEFT([.U78];[.V78]-1)" office:value-type="string" office:string-value="кадрово" calcext:value-type="string">
            <text:p>кадрово</text:p>
          </table:table-cell>
          <table:table-cell table:formula="of:=IFERROR(MATCH(RIGHT([.W78];5);[$Окончания.$A$1:$Окончания.$A$1048576];0);IFERROR(MATCH(RIGHT([.W78];4);[$Окончания.$A$1:$Окончания.$A$1048576];0);IFERROR(MATCH(RIGHT([.W78];3);[$Окончания.$A$1:$Окончания.$A$1048576];0);IFERROR(MATCH(RIGHT([.W78];2);[$Окончания.$A$1:$Окончания.$A$1048576];0);MATCH(RIGHT([.W7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78]);&quot;&quot;)">
            <text:p/>
          </table:table-cell>
          <table:table-cell table:formula="of:=IFERROR(INDEX([$Окончания.$B$1:$Окончания.$B$1048576];[.X78]);&quot;&quot;)">
            <text:p/>
          </table:table-cell>
          <table:table-cell table:style-name="ce17" table:formula="of:=LEFT([.W78];LEN([.W78])-LEN([.Y78]))&amp;[.Z78]" office:value-type="string" office:string-value="кадрово" calcext:value-type="string">
            <text:p>кадрово</text:p>
          </table:table-cell>
          <table:table-cell table:style-name="ce17" table:formula="of:=IFERROR(INDEX([$Окончания.$C$1:$Окончания.$C$1048576];[.X78]);&quot;&quot;)">
            <text:p/>
          </table:table-cell>
          <table:table-cell table:style-name="ce17" table:formula="of:=LEFT([.W78];LEN([.W78])-LEN([.Y78]))&amp;[.AB78]" office:value-type="string" office:string-value="кадрово" calcext:value-type="string">
            <text:p>кадрово</text:p>
          </table:table-cell>
          <table:table-cell table:style-name="ce18" table:formula="of:=MID([.U78];[.V78];1)&amp;IF(MID([.U78];[.V78]+1;1)=&quot;(&quot;; &quot;(&quot;; &quot;&quot;)" office:value-type="string" office:string-value="-" calcext:value-type="string">
            <text:p>-</text:p>
          </table:table-cell>
          <table:table-cell table:formula="of:=MID([.U78];[.V78]+LEN([.AD78]);100)" office:value-type="string" office:string-value="правовой работы" calcext:value-type="string">
            <text:p>правовой работы</text:p>
          </table:table-cell>
          <table:table-cell table:formula="of:=MIN(SEARCH(&quot; &quot;;[.AE78]&amp;&quot; &quot;);SEARCH(&quot;-&quot;;[.AE78]&amp;&quot;-&quot;); SEARCH(&quot;)&quot;;[.AE78]&amp;&quot;)&quot;))" office:value-type="float" office:value="9" calcext:value-type="float">
            <text:p>9</text:p>
          </table:table-cell>
          <table:table-cell table:formula="of:=LEFT([.AE78];[.AF78]-1)" office:value-type="string" office:string-value="правовой" calcext:value-type="string">
            <text:p>правовой</text:p>
          </table:table-cell>
          <table:table-cell table:formula="of:=IFERROR(MATCH(RIGHT([.AG78];5);[$Окончания.$A$1:$Окончания.$A$1048576];0);IFERROR(MATCH(RIGHT([.AG78];4);[$Окончания.$A$1:$Окончания.$A$1048576];0);IFERROR(MATCH(RIGHT([.AG78];3);[$Окончания.$A$1:$Окончания.$A$1048576];0);IFERROR(MATCH(RIGHT([.AG78];2);[$Окончания.$A$1:$Окончания.$A$1048576];0);MATCH(RIGHT([.AG7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78]);&quot;&quot;)">
            <text:p/>
          </table:table-cell>
          <table:table-cell table:formula="of:=IFERROR(INDEX([$Окончания.$B$1:$Окончания.$B$1048576];[.AH78]);&quot;&quot;)">
            <text:p/>
          </table:table-cell>
          <table:table-cell table:style-name="ce17" table:formula="of:=LEFT([.AG78];LEN([.AG78])-LEN([.AI78]))&amp;[.AJ78]" office:value-type="string" office:string-value="правовой" calcext:value-type="string">
            <text:p>правовой</text:p>
          </table:table-cell>
          <table:table-cell table:style-name="ce17" table:formula="of:=IFERROR(INDEX([$Окончания.$C$1:$Окончания.$C$1048576];[.AH78]);&quot;&quot;)">
            <text:p/>
          </table:table-cell>
          <table:table-cell table:style-name="ce17" table:formula="of:=LEFT([.AG78];LEN([.AG78])-LEN([.AI78]))&amp;[.AL78]" office:value-type="string" office:string-value="правовой" calcext:value-type="string">
            <text:p>правовой</text:p>
          </table:table-cell>
          <table:table-cell table:style-name="ce18" table:formula="of:=MID([.AE78];[.AF78];1)&amp;IF(MID([.AE78];[.AF78]+1;1)=&quot;(&quot;; &quot;(&quot;; &quot;&quot;)" office:value-type="string" office:string-value=" " calcext:value-type="string">
            <text:p><text:s/></text:p>
          </table:table-cell>
          <table:table-cell table:formula="of:=MID([.AE78];[.AF78]+LEN([.AN78]);100)" office:value-type="string" office:string-value="работы" calcext:value-type="string">
            <text:p>работы</text:p>
          </table:table-cell>
          <table:table-cell table:formula="of:=MIN(SEARCH(&quot; &quot;;[.AO78]&amp;&quot; &quot;);SEARCH(&quot;-&quot;;[.AO78]&amp;&quot;-&quot;); SEARCH(&quot;)&quot;;[.AO78]&amp;&quot;)&quot;))" office:value-type="float" office:value="7" calcext:value-type="float">
            <text:p>7</text:p>
          </table:table-cell>
          <table:table-cell table:formula="of:=LEFT([.AO78];[.AP78]-1)" office:value-type="string" office:string-value="работы" calcext:value-type="string">
            <text:p>работы</text:p>
          </table:table-cell>
          <table:table-cell table:formula="of:=IFERROR(MATCH(RIGHT([.AQ78];5);[$Окончания.$A$1:$Окончания.$A$1048576];0);IFERROR(MATCH(RIGHT([.AQ78];4);[$Окончания.$A$1:$Окончания.$A$1048576];0);IFERROR(MATCH(RIGHT([.AQ78];3);[$Окончания.$A$1:$Окончания.$A$1048576];0);IFERROR(MATCH(RIGHT([.AQ78];2);[$Окончания.$A$1:$Окончания.$A$1048576];0);MATCH(RIGHT([.AQ7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78]);&quot;&quot;)">
            <text:p/>
          </table:table-cell>
          <table:table-cell table:formula="of:=IFERROR(INDEX([$Окончания.$B$1:$Окончания.$B$1048576];[.AR78]);&quot;&quot;)">
            <text:p/>
          </table:table-cell>
          <table:table-cell table:style-name="ce17" table:formula="of:=LEFT([.AQ78];LEN([.AQ78])-LEN([.AS78]))&amp;[.AT78]" office:value-type="string" office:string-value="работы" calcext:value-type="string">
            <text:p>работы</text:p>
          </table:table-cell>
          <table:table-cell table:style-name="ce17" table:formula="of:=IFERROR(INDEX([$Окончания.$C$1:$Окончания.$C$1048576];[.AR78]);&quot;&quot;)">
            <text:p/>
          </table:table-cell>
          <table:table-cell table:style-name="ce17" table:formula="of:=LEFT([.AQ78];LEN([.AQ78])-LEN([.AS78]))&amp;[.AV78]" office:value-type="string" office:string-value="работы" calcext:value-type="string">
            <text:p>работы</text:p>
          </table:table-cell>
          <table:table-cell table:style-name="ce18" table:formula="of:=MID([.AO78];[.AP78];1)&amp;IF(MID([.AO78];[.AP78]+1;1)=&quot;(&quot;; &quot;(&quot;; &quot;&quot;)">
            <text:p/>
          </table:table-cell>
          <table:table-cell table:formula="of:=MID([.AO78];[.AP78]+LEN([.AX78]);100)">
            <text:p/>
          </table:table-cell>
          <table:table-cell table:formula="of:=[.$G78]&amp;[.$J78]&amp;[.$Q78]&amp;[.$T78]&amp;[.$AA78]&amp;[.$AD78]&amp;[.$AK78]&amp;[.$AN78]&amp;[.$AU78]&amp;[.$AX78]&amp;[.$AY78]" office:value-type="string" office:string-value="Начальнику отдела кадрово-правовой работы" calcext:value-type="string">
            <text:p>Начальнику отдела кадрово-правовой работы</text:p>
          </table:table-cell>
          <table:table-cell office:value-type="string" calcext:value-type="string">
            <text:p>Начальнику отдела кадрово-правовой работы</text:p>
          </table:table-cell>
          <table:table-cell table:style-name="ce17" table:formula="of:=IF([.AZ78]=[.BA78];0;1)" office:value-type="float" office:value="0" calcext:value-type="float">
            <text:p>0</text:p>
          </table:table-cell>
          <table:table-cell table:formula="of:=[.$I78]&amp;[.$J78]&amp;[.$S78]&amp;[.$T78]&amp;[.$AC78]&amp;[.$AD78]&amp;[.$AM78]&amp;[.$AN78]&amp;[.$AW78]&amp;[.$AX78]&amp;[.$AY78]" office:value-type="string" office:string-value="Начальника отдела кадрово-правовой работы" calcext:value-type="string">
            <text:p>Начальника отдела кадрово-правовой работы</text:p>
          </table:table-cell>
          <table:table-cell table:style-name="ce22" office:value-type="string" calcext:value-type="string">
            <text:p>Начальника отдела кадрово-правовой работы</text:p>
          </table:table-cell>
          <table:table-cell table:style-name="ce17" table:formula="of:=IF([.BC78]=[.BD78];0;1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table:style-name="ce14" office:value-type="string" calcext:value-type="string">
            <text:p>Начальник отдела материально-технического снабжения</text:p>
          </table:table-cell>
          <table:table-cell table:formula="of:=MIN(SEARCH(&quot; &quot;;[.A79]&amp;&quot; &quot;);SEARCH(&quot;-&quot;;[.A79]&amp;&quot;-&quot;); SEARCH(&quot;)&quot;;[.A79]&amp;&quot;)&quot;))" office:value-type="float" office:value="10" calcext:value-type="float">
            <text:p>10</text:p>
          </table:table-cell>
          <table:table-cell table:formula="of:=LEFT([.A79];[.B79]-1)" office:value-type="string" office:string-value="Начальник" calcext:value-type="string">
            <text:p>Начальник</text:p>
          </table:table-cell>
          <table:table-cell table:formula="of:=IFERROR(MATCH(RIGHT([.C79];5);[$Окончания.$A$1:$Окончания.$A$1048576];0);IFERROR(MATCH(RIGHT([.C79];4);[$Окончания.$A$1:$Окончания.$A$1048576];0);IFERROR(MATCH(RIGHT([.C79];3);[$Окончания.$A$1:$Окончания.$A$1048576];0);IFERROR(MATCH(RIGHT([.C79];2);[$Окончания.$A$1:$Окончания.$A$1048576];0);MATCH(RIGHT([.C79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79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79]);&quot;&quot;)" office:value-type="string" office:string-value="ку" calcext:value-type="string">
            <text:p>ку</text:p>
          </table:table-cell>
          <table:table-cell table:style-name="ce17" table:formula="of:=LEFT([.C79];LEN([.C79])-LEN([.E79]))&amp;[.F79]" office:value-type="string" office:string-value="Начальнику" calcext:value-type="string">
            <text:p>Начальнику</text:p>
          </table:table-cell>
          <table:table-cell table:style-name="ce17" table:formula="of:=IFERROR(INDEX([$Окончания.$C$1:$Окончания.$C$1048576];[.D79]);&quot;&quot;)" office:value-type="string" office:string-value="ка" calcext:value-type="string">
            <text:p>ка</text:p>
          </table:table-cell>
          <table:table-cell table:style-name="ce17" table:formula="of:=LEFT([.C79];LEN([.C79])-LEN([.E79]))&amp;[.H79]" office:value-type="string" office:string-value="Начальника" calcext:value-type="string">
            <text:p>Начальника</text:p>
          </table:table-cell>
          <table:table-cell table:style-name="ce18" table:formula="of:=MID([.A79];[.B79];1)&amp;IF(MID([.A79];[.B79]+1;1)=&quot;(&quot;; &quot;(&quot;; &quot;&quot;)" office:value-type="string" office:string-value=" " calcext:value-type="string">
            <text:p><text:s/></text:p>
          </table:table-cell>
          <table:table-cell table:formula="of:=MID([.A79];[.B79]+LEN([.J79]);100)" office:value-type="string" office:string-value="отдела материально-технического снабжения" calcext:value-type="string">
            <text:p>отдела материально-технического снабжения</text:p>
          </table:table-cell>
          <table:table-cell table:formula="of:=MIN(SEARCH(&quot; &quot;;[.K79]&amp;&quot; &quot;);SEARCH(&quot;-&quot;;[.K79]&amp;&quot;-&quot;); SEARCH(&quot;)&quot;;[.K79]&amp;&quot;)&quot;))" office:value-type="float" office:value="7" calcext:value-type="float">
            <text:p>7</text:p>
          </table:table-cell>
          <table:table-cell table:formula="of:=LEFT([.K79];[.L79]-1)" office:value-type="string" office:string-value="отдела" calcext:value-type="string">
            <text:p>отдела</text:p>
          </table:table-cell>
          <table:table-cell table:formula="of:=IFERROR(MATCH(RIGHT([.M79];5);[$Окончания.$A$1:$Окончания.$A$1048576];0);IFERROR(MATCH(RIGHT([.M79];4);[$Окончания.$A$1:$Окончания.$A$1048576];0);IFERROR(MATCH(RIGHT([.M79];3);[$Окончания.$A$1:$Окончания.$A$1048576];0);IFERROR(MATCH(RIGHT([.M79];2);[$Окончания.$A$1:$Окончания.$A$1048576];0);MATCH(RIGHT([.M7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79]);&quot;&quot;)">
            <text:p/>
          </table:table-cell>
          <table:table-cell table:formula="of:=IFERROR(INDEX([$Окончания.$B$1:$Окончания.$B$1048576];[.N79]);&quot;&quot;)">
            <text:p/>
          </table:table-cell>
          <table:table-cell table:style-name="ce17" table:formula="of:=LEFT([.M79];LEN([.M79])-LEN([.O79]))&amp;[.P79]" office:value-type="string" office:string-value="отдела" calcext:value-type="string">
            <text:p>отдела</text:p>
          </table:table-cell>
          <table:table-cell table:style-name="ce17" table:formula="of:=IFERROR(INDEX([$Окончания.$C$1:$Окончания.$C$1048576];[.N79]);&quot;&quot;)">
            <text:p/>
          </table:table-cell>
          <table:table-cell table:style-name="ce17" table:formula="of:=LEFT([.M79];LEN([.M79])-LEN([.O79]))&amp;[.R79]" office:value-type="string" office:string-value="отдела" calcext:value-type="string">
            <text:p>отдела</text:p>
          </table:table-cell>
          <table:table-cell table:style-name="ce18" table:formula="of:=MID([.K79];[.L79];1)&amp;IF(MID([.K79];[.L79]+1;1)=&quot;(&quot;; &quot;(&quot;; &quot;&quot;)" office:value-type="string" office:string-value=" " calcext:value-type="string">
            <text:p><text:s/></text:p>
          </table:table-cell>
          <table:table-cell table:formula="of:=MID([.K79];[.L79]+LEN([.T79]);100)" office:value-type="string" office:string-value="материально-технического снабжения" calcext:value-type="string">
            <text:p>материально-технического снабжения</text:p>
          </table:table-cell>
          <table:table-cell table:formula="of:=MIN(SEARCH(&quot; &quot;;[.U79]&amp;&quot; &quot;);SEARCH(&quot;-&quot;;[.U79]&amp;&quot;-&quot;); SEARCH(&quot;)&quot;;[.U79]&amp;&quot;)&quot;))" office:value-type="float" office:value="12" calcext:value-type="float">
            <text:p>12</text:p>
          </table:table-cell>
          <table:table-cell table:formula="of:=LEFT([.U79];[.V79]-1)" office:value-type="string" office:string-value="материально" calcext:value-type="string">
            <text:p>материально</text:p>
          </table:table-cell>
          <table:table-cell table:formula="of:=IFERROR(MATCH(RIGHT([.W79];5);[$Окончания.$A$1:$Окончания.$A$1048576];0);IFERROR(MATCH(RIGHT([.W79];4);[$Окончания.$A$1:$Окончания.$A$1048576];0);IFERROR(MATCH(RIGHT([.W79];3);[$Окончания.$A$1:$Окончания.$A$1048576];0);IFERROR(MATCH(RIGHT([.W79];2);[$Окончания.$A$1:$Окончания.$A$1048576];0);MATCH(RIGHT([.W7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79]);&quot;&quot;)">
            <text:p/>
          </table:table-cell>
          <table:table-cell table:formula="of:=IFERROR(INDEX([$Окончания.$B$1:$Окончания.$B$1048576];[.X79]);&quot;&quot;)">
            <text:p/>
          </table:table-cell>
          <table:table-cell table:style-name="ce17" table:formula="of:=LEFT([.W79];LEN([.W79])-LEN([.Y79]))&amp;[.Z79]" office:value-type="string" office:string-value="материально" calcext:value-type="string">
            <text:p>материально</text:p>
          </table:table-cell>
          <table:table-cell table:style-name="ce17" table:formula="of:=IFERROR(INDEX([$Окончания.$C$1:$Окончания.$C$1048576];[.X79]);&quot;&quot;)">
            <text:p/>
          </table:table-cell>
          <table:table-cell table:style-name="ce17" table:formula="of:=LEFT([.W79];LEN([.W79])-LEN([.Y79]))&amp;[.AB79]" office:value-type="string" office:string-value="материально" calcext:value-type="string">
            <text:p>материально</text:p>
          </table:table-cell>
          <table:table-cell table:style-name="ce18" table:formula="of:=MID([.U79];[.V79];1)&amp;IF(MID([.U79];[.V79]+1;1)=&quot;(&quot;; &quot;(&quot;; &quot;&quot;)" office:value-type="string" office:string-value="-" calcext:value-type="string">
            <text:p>-</text:p>
          </table:table-cell>
          <table:table-cell table:formula="of:=MID([.U79];[.V79]+LEN([.AD79]);100)" office:value-type="string" office:string-value="технического снабжения" calcext:value-type="string">
            <text:p>технического снабжения</text:p>
          </table:table-cell>
          <table:table-cell table:formula="of:=MIN(SEARCH(&quot; &quot;;[.AE79]&amp;&quot; &quot;);SEARCH(&quot;-&quot;;[.AE79]&amp;&quot;-&quot;); SEARCH(&quot;)&quot;;[.AE79]&amp;&quot;)&quot;))" office:value-type="float" office:value="13" calcext:value-type="float">
            <text:p>13</text:p>
          </table:table-cell>
          <table:table-cell table:formula="of:=LEFT([.AE79];[.AF79]-1)" office:value-type="string" office:string-value="технического" calcext:value-type="string">
            <text:p>технического</text:p>
          </table:table-cell>
          <table:table-cell table:formula="of:=IFERROR(MATCH(RIGHT([.AG79];5);[$Окончания.$A$1:$Окончания.$A$1048576];0);IFERROR(MATCH(RIGHT([.AG79];4);[$Окончания.$A$1:$Окончания.$A$1048576];0);IFERROR(MATCH(RIGHT([.AG79];3);[$Окончания.$A$1:$Окончания.$A$1048576];0);IFERROR(MATCH(RIGHT([.AG79];2);[$Окончания.$A$1:$Окончания.$A$1048576];0);MATCH(RIGHT([.AG7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79]);&quot;&quot;)">
            <text:p/>
          </table:table-cell>
          <table:table-cell table:formula="of:=IFERROR(INDEX([$Окончания.$B$1:$Окончания.$B$1048576];[.AH79]);&quot;&quot;)">
            <text:p/>
          </table:table-cell>
          <table:table-cell table:style-name="ce17" table:formula="of:=LEFT([.AG79];LEN([.AG79])-LEN([.AI79]))&amp;[.AJ79]" office:value-type="string" office:string-value="технического" calcext:value-type="string">
            <text:p>технического</text:p>
          </table:table-cell>
          <table:table-cell table:style-name="ce17" table:formula="of:=IFERROR(INDEX([$Окончания.$C$1:$Окончания.$C$1048576];[.AH79]);&quot;&quot;)">
            <text:p/>
          </table:table-cell>
          <table:table-cell table:style-name="ce17" table:formula="of:=LEFT([.AG79];LEN([.AG79])-LEN([.AI79]))&amp;[.AL79]" office:value-type="string" office:string-value="технического" calcext:value-type="string">
            <text:p>технического</text:p>
          </table:table-cell>
          <table:table-cell table:style-name="ce18" table:formula="of:=MID([.AE79];[.AF79];1)&amp;IF(MID([.AE79];[.AF79]+1;1)=&quot;(&quot;; &quot;(&quot;; &quot;&quot;)" office:value-type="string" office:string-value=" " calcext:value-type="string">
            <text:p><text:s/></text:p>
          </table:table-cell>
          <table:table-cell table:formula="of:=MID([.AE79];[.AF79]+LEN([.AN79]);100)" office:value-type="string" office:string-value="снабжения" calcext:value-type="string">
            <text:p>снабжения</text:p>
          </table:table-cell>
          <table:table-cell table:formula="of:=MIN(SEARCH(&quot; &quot;;[.AO79]&amp;&quot; &quot;);SEARCH(&quot;-&quot;;[.AO79]&amp;&quot;-&quot;); SEARCH(&quot;)&quot;;[.AO79]&amp;&quot;)&quot;))" office:value-type="float" office:value="10" calcext:value-type="float">
            <text:p>10</text:p>
          </table:table-cell>
          <table:table-cell table:formula="of:=LEFT([.AO79];[.AP79]-1)" office:value-type="string" office:string-value="снабжения" calcext:value-type="string">
            <text:p>снабжения</text:p>
          </table:table-cell>
          <table:table-cell table:formula="of:=IFERROR(MATCH(RIGHT([.AQ79];5);[$Окончания.$A$1:$Окончания.$A$1048576];0);IFERROR(MATCH(RIGHT([.AQ79];4);[$Окончания.$A$1:$Окончания.$A$1048576];0);IFERROR(MATCH(RIGHT([.AQ79];3);[$Окончания.$A$1:$Окончания.$A$1048576];0);IFERROR(MATCH(RIGHT([.AQ79];2);[$Окончания.$A$1:$Окончания.$A$1048576];0);MATCH(RIGHT([.AQ7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79]);&quot;&quot;)">
            <text:p/>
          </table:table-cell>
          <table:table-cell table:formula="of:=IFERROR(INDEX([$Окончания.$B$1:$Окончания.$B$1048576];[.AR79]);&quot;&quot;)">
            <text:p/>
          </table:table-cell>
          <table:table-cell table:style-name="ce17" table:formula="of:=LEFT([.AQ79];LEN([.AQ79])-LEN([.AS79]))&amp;[.AT79]" office:value-type="string" office:string-value="снабжения" calcext:value-type="string">
            <text:p>снабжения</text:p>
          </table:table-cell>
          <table:table-cell table:style-name="ce17" table:formula="of:=IFERROR(INDEX([$Окончания.$C$1:$Окончания.$C$1048576];[.AR79]);&quot;&quot;)">
            <text:p/>
          </table:table-cell>
          <table:table-cell table:style-name="ce17" table:formula="of:=LEFT([.AQ79];LEN([.AQ79])-LEN([.AS79]))&amp;[.AV79]" office:value-type="string" office:string-value="снабжения" calcext:value-type="string">
            <text:p>снабжения</text:p>
          </table:table-cell>
          <table:table-cell table:style-name="ce18" table:formula="of:=MID([.AO79];[.AP79];1)&amp;IF(MID([.AO79];[.AP79]+1;1)=&quot;(&quot;; &quot;(&quot;; &quot;&quot;)">
            <text:p/>
          </table:table-cell>
          <table:table-cell table:formula="of:=MID([.AO79];[.AP79]+LEN([.AX79]);100)">
            <text:p/>
          </table:table-cell>
          <table:table-cell table:formula="of:=[.$G79]&amp;[.$J79]&amp;[.$Q79]&amp;[.$T79]&amp;[.$AA79]&amp;[.$AD79]&amp;[.$AK79]&amp;[.$AN79]&amp;[.$AU79]&amp;[.$AX79]&amp;[.$AY79]" office:value-type="string" office:string-value="Начальнику отдела материально-технического снабжения" calcext:value-type="string">
            <text:p>Начальнику отдела материально-технического снабжения</text:p>
          </table:table-cell>
          <table:table-cell office:value-type="string" calcext:value-type="string">
            <text:p>Начальнику отдела материально-технического снабжения</text:p>
          </table:table-cell>
          <table:table-cell table:style-name="ce17" table:formula="of:=IF([.AZ79]=[.BA79];0;1)" office:value-type="float" office:value="0" calcext:value-type="float">
            <text:p>0</text:p>
          </table:table-cell>
          <table:table-cell table:formula="of:=[.$I79]&amp;[.$J79]&amp;[.$S79]&amp;[.$T79]&amp;[.$AC79]&amp;[.$AD79]&amp;[.$AM79]&amp;[.$AN79]&amp;[.$AW79]&amp;[.$AX79]&amp;[.$AY79]" office:value-type="string" office:string-value="Начальника отдела материально-технического снабжения" calcext:value-type="string">
            <text:p>Начальника отдела материально-технического снабжения</text:p>
          </table:table-cell>
          <table:table-cell table:style-name="ce22" office:value-type="string" calcext:value-type="string">
            <text:p>Начальника отдела материально-технического снабжения</text:p>
          </table:table-cell>
          <table:table-cell table:style-name="ce17" table:formula="of:=IF([.BC79]=[.BD79];0;1)" office:value-type="float" office:value="0" calcext:value-type="float">
            <text:p>0</text:p>
          </table:table-cell>
          <table:table-cell table:number-columns-repeated="967"/>
        </table:table-row>
        <table:table-row table:style-name="ro7">
          <table:table-cell table:style-name="ce14" office:value-type="string" calcext:value-type="string">
            <text:p>Начальник отдела по закупке лома и отходов черных металлов у населения (граждан)</text:p>
          </table:table-cell>
          <table:table-cell table:formula="of:=MIN(SEARCH(&quot; &quot;;[.A80]&amp;&quot; &quot;);SEARCH(&quot;-&quot;;[.A80]&amp;&quot;-&quot;); SEARCH(&quot;)&quot;;[.A80]&amp;&quot;)&quot;))" office:value-type="float" office:value="10" calcext:value-type="float">
            <text:p>10</text:p>
          </table:table-cell>
          <table:table-cell table:formula="of:=LEFT([.A80];[.B80]-1)" office:value-type="string" office:string-value="Начальник" calcext:value-type="string">
            <text:p>Начальник</text:p>
          </table:table-cell>
          <table:table-cell table:formula="of:=IFERROR(MATCH(RIGHT([.C80];5);[$Окончания.$A$1:$Окончания.$A$1048576];0);IFERROR(MATCH(RIGHT([.C80];4);[$Окончания.$A$1:$Окончания.$A$1048576];0);IFERROR(MATCH(RIGHT([.C80];3);[$Окончания.$A$1:$Окончания.$A$1048576];0);IFERROR(MATCH(RIGHT([.C80];2);[$Окончания.$A$1:$Окончания.$A$1048576];0);MATCH(RIGHT([.C80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80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80]);&quot;&quot;)" office:value-type="string" office:string-value="ку" calcext:value-type="string">
            <text:p>ку</text:p>
          </table:table-cell>
          <table:table-cell table:style-name="ce17" table:formula="of:=LEFT([.C80];LEN([.C80])-LEN([.E80]))&amp;[.F80]" office:value-type="string" office:string-value="Начальнику" calcext:value-type="string">
            <text:p>Начальнику</text:p>
          </table:table-cell>
          <table:table-cell table:style-name="ce17" table:formula="of:=IFERROR(INDEX([$Окончания.$C$1:$Окончания.$C$1048576];[.D80]);&quot;&quot;)" office:value-type="string" office:string-value="ка" calcext:value-type="string">
            <text:p>ка</text:p>
          </table:table-cell>
          <table:table-cell table:style-name="ce17" table:formula="of:=LEFT([.C80];LEN([.C80])-LEN([.E80]))&amp;[.H80]" office:value-type="string" office:string-value="Начальника" calcext:value-type="string">
            <text:p>Начальника</text:p>
          </table:table-cell>
          <table:table-cell table:style-name="ce18" table:formula="of:=MID([.A80];[.B80];1)&amp;IF(MID([.A80];[.B80]+1;1)=&quot;(&quot;; &quot;(&quot;; &quot;&quot;)" office:value-type="string" office:string-value=" " calcext:value-type="string">
            <text:p><text:s/></text:p>
          </table:table-cell>
          <table:table-cell table:formula="of:=MID([.A80];[.B80]+LEN([.J80]);100)" office:value-type="string" office:string-value="отдела по закупке лома и отходов черных металлов у населения (граждан)" calcext:value-type="string">
            <text:p>отдела по закупке лома и отходов черных металлов у населения (граждан)</text:p>
          </table:table-cell>
          <table:table-cell table:formula="of:=MIN(SEARCH(&quot; &quot;;[.K80]&amp;&quot; &quot;);SEARCH(&quot;-&quot;;[.K80]&amp;&quot;-&quot;); SEARCH(&quot;)&quot;;[.K80]&amp;&quot;)&quot;))" office:value-type="float" office:value="7" calcext:value-type="float">
            <text:p>7</text:p>
          </table:table-cell>
          <table:table-cell table:formula="of:=LEFT([.K80];[.L80]-1)" office:value-type="string" office:string-value="отдела" calcext:value-type="string">
            <text:p>отдела</text:p>
          </table:table-cell>
          <table:table-cell table:formula="of:=IFERROR(MATCH(RIGHT([.M80];5);[$Окончания.$A$1:$Окончания.$A$1048576];0);IFERROR(MATCH(RIGHT([.M80];4);[$Окончания.$A$1:$Окончания.$A$1048576];0);IFERROR(MATCH(RIGHT([.M80];3);[$Окончания.$A$1:$Окончания.$A$1048576];0);IFERROR(MATCH(RIGHT([.M80];2);[$Окончания.$A$1:$Окончания.$A$1048576];0);MATCH(RIGHT([.M8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80]);&quot;&quot;)">
            <text:p/>
          </table:table-cell>
          <table:table-cell table:formula="of:=IFERROR(INDEX([$Окончания.$B$1:$Окончания.$B$1048576];[.N80]);&quot;&quot;)">
            <text:p/>
          </table:table-cell>
          <table:table-cell table:style-name="ce17" table:formula="of:=LEFT([.M80];LEN([.M80])-LEN([.O80]))&amp;[.P80]" office:value-type="string" office:string-value="отдела" calcext:value-type="string">
            <text:p>отдела</text:p>
          </table:table-cell>
          <table:table-cell table:style-name="ce17" table:formula="of:=IFERROR(INDEX([$Окончания.$C$1:$Окончания.$C$1048576];[.N80]);&quot;&quot;)">
            <text:p/>
          </table:table-cell>
          <table:table-cell table:style-name="ce17" table:formula="of:=LEFT([.M80];LEN([.M80])-LEN([.O80]))&amp;[.R80]" office:value-type="string" office:string-value="отдела" calcext:value-type="string">
            <text:p>отдела</text:p>
          </table:table-cell>
          <table:table-cell table:style-name="ce18" table:formula="of:=MID([.K80];[.L80];1)&amp;IF(MID([.K80];[.L80]+1;1)=&quot;(&quot;; &quot;(&quot;; &quot;&quot;)" office:value-type="string" office:string-value=" " calcext:value-type="string">
            <text:p><text:s/></text:p>
          </table:table-cell>
          <table:table-cell table:formula="of:=MID([.K80];[.L80]+LEN([.T80]);100)" office:value-type="string" office:string-value="по закупке лома и отходов черных металлов у населения (граждан)" calcext:value-type="string">
            <text:p>по закупке лома и отходов черных металлов у населения (граждан)</text:p>
          </table:table-cell>
          <table:table-cell table:formula="of:=MIN(SEARCH(&quot; &quot;;[.U80]&amp;&quot; &quot;);SEARCH(&quot;-&quot;;[.U80]&amp;&quot;-&quot;); SEARCH(&quot;)&quot;;[.U80]&amp;&quot;)&quot;))" office:value-type="float" office:value="3" calcext:value-type="float">
            <text:p>3</text:p>
          </table:table-cell>
          <table:table-cell table:formula="of:=LEFT([.U80];[.V80]-1)" office:value-type="string" office:string-value="по" calcext:value-type="string">
            <text:p>по</text:p>
          </table:table-cell>
          <table:table-cell table:formula="of:=IFERROR(MATCH(RIGHT([.W80];5);[$Окончания.$A$1:$Окончания.$A$1048576];0);IFERROR(MATCH(RIGHT([.W80];4);[$Окончания.$A$1:$Окончания.$A$1048576];0);IFERROR(MATCH(RIGHT([.W80];3);[$Окончания.$A$1:$Окончания.$A$1048576];0);IFERROR(MATCH(RIGHT([.W80];2);[$Окончания.$A$1:$Окончания.$A$1048576];0);MATCH(RIGHT([.W8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80]);&quot;&quot;)">
            <text:p/>
          </table:table-cell>
          <table:table-cell table:formula="of:=IFERROR(INDEX([$Окончания.$B$1:$Окончания.$B$1048576];[.X80]);&quot;&quot;)">
            <text:p/>
          </table:table-cell>
          <table:table-cell table:style-name="ce17" table:formula="of:=LEFT([.W80];LEN([.W80])-LEN([.Y80]))&amp;[.Z80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X80]);&quot;&quot;)">
            <text:p/>
          </table:table-cell>
          <table:table-cell table:style-name="ce17" table:formula="of:=LEFT([.W80];LEN([.W80])-LEN([.Y80]))&amp;[.AB80]" office:value-type="string" office:string-value="по" calcext:value-type="string">
            <text:p>по</text:p>
          </table:table-cell>
          <table:table-cell table:style-name="ce18" table:formula="of:=MID([.U80];[.V80];1)&amp;IF(MID([.U80];[.V80]+1;1)=&quot;(&quot;; &quot;(&quot;; &quot;&quot;)" office:value-type="string" office:string-value=" " calcext:value-type="string">
            <text:p><text:s/></text:p>
          </table:table-cell>
          <table:table-cell table:formula="of:=MID([.U80];[.V80]+LEN([.AD80]);100)" office:value-type="string" office:string-value="закупке лома и отходов черных металлов у населения (граждан)" calcext:value-type="string">
            <text:p>закупке лома и отходов черных металлов у населения (граждан)</text:p>
          </table:table-cell>
          <table:table-cell table:formula="of:=MIN(SEARCH(&quot; &quot;;[.AE80]&amp;&quot; &quot;);SEARCH(&quot;-&quot;;[.AE80]&amp;&quot;-&quot;); SEARCH(&quot;)&quot;;[.AE80]&amp;&quot;)&quot;))" office:value-type="float" office:value="8" calcext:value-type="float">
            <text:p>8</text:p>
          </table:table-cell>
          <table:table-cell table:formula="of:=LEFT([.AE80];[.AF80]-1)" office:value-type="string" office:string-value="закупке" calcext:value-type="string">
            <text:p>закупке</text:p>
          </table:table-cell>
          <table:table-cell table:formula="of:=IFERROR(MATCH(RIGHT([.AG80];5);[$Окончания.$A$1:$Окончания.$A$1048576];0);IFERROR(MATCH(RIGHT([.AG80];4);[$Окончания.$A$1:$Окончания.$A$1048576];0);IFERROR(MATCH(RIGHT([.AG80];3);[$Окончания.$A$1:$Окончания.$A$1048576];0);IFERROR(MATCH(RIGHT([.AG80];2);[$Окончания.$A$1:$Окончания.$A$1048576];0);MATCH(RIGHT([.AG8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80]);&quot;&quot;)">
            <text:p/>
          </table:table-cell>
          <table:table-cell table:formula="of:=IFERROR(INDEX([$Окончания.$B$1:$Окончания.$B$1048576];[.AH80]);&quot;&quot;)">
            <text:p/>
          </table:table-cell>
          <table:table-cell table:style-name="ce17" table:formula="of:=LEFT([.AG80];LEN([.AG80])-LEN([.AI80]))&amp;[.AJ80]" office:value-type="string" office:string-value="закупке" calcext:value-type="string">
            <text:p>закупке</text:p>
          </table:table-cell>
          <table:table-cell table:style-name="ce17" table:formula="of:=IFERROR(INDEX([$Окончания.$C$1:$Окончания.$C$1048576];[.AH80]);&quot;&quot;)">
            <text:p/>
          </table:table-cell>
          <table:table-cell table:style-name="ce17" table:formula="of:=LEFT([.AG80];LEN([.AG80])-LEN([.AI80]))&amp;[.AL80]" office:value-type="string" office:string-value="закупке" calcext:value-type="string">
            <text:p>закупке</text:p>
          </table:table-cell>
          <table:table-cell table:style-name="ce18" table:formula="of:=MID([.AE80];[.AF80];1)&amp;IF(MID([.AE80];[.AF80]+1;1)=&quot;(&quot;; &quot;(&quot;; &quot;&quot;)" office:value-type="string" office:string-value=" " calcext:value-type="string">
            <text:p><text:s/></text:p>
          </table:table-cell>
          <table:table-cell table:formula="of:=MID([.AE80];[.AF80]+LEN([.AN80]);100)" office:value-type="string" office:string-value="лома и отходов черных металлов у населения (граждан)" calcext:value-type="string">
            <text:p>лома и отходов черных металлов у населения (граждан)</text:p>
          </table:table-cell>
          <table:table-cell table:formula="of:=MIN(SEARCH(&quot; &quot;;[.AO80]&amp;&quot; &quot;);SEARCH(&quot;-&quot;;[.AO80]&amp;&quot;-&quot;); SEARCH(&quot;)&quot;;[.AO80]&amp;&quot;)&quot;))" office:value-type="float" office:value="5" calcext:value-type="float">
            <text:p>5</text:p>
          </table:table-cell>
          <table:table-cell table:formula="of:=LEFT([.AO80];[.AP80]-1)" office:value-type="string" office:string-value="лома" calcext:value-type="string">
            <text:p>лома</text:p>
          </table:table-cell>
          <table:table-cell table:formula="of:=IFERROR(MATCH(RIGHT([.AQ80];5);[$Окончания.$A$1:$Окончания.$A$1048576];0);IFERROR(MATCH(RIGHT([.AQ80];4);[$Окончания.$A$1:$Окончания.$A$1048576];0);IFERROR(MATCH(RIGHT([.AQ80];3);[$Окончания.$A$1:$Окончания.$A$1048576];0);IFERROR(MATCH(RIGHT([.AQ80];2);[$Окончания.$A$1:$Окончания.$A$1048576];0);MATCH(RIGHT([.AQ8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80]);&quot;&quot;)">
            <text:p/>
          </table:table-cell>
          <table:table-cell table:formula="of:=IFERROR(INDEX([$Окончания.$B$1:$Окончания.$B$1048576];[.AR80]);&quot;&quot;)">
            <text:p/>
          </table:table-cell>
          <table:table-cell table:style-name="ce17" table:formula="of:=LEFT([.AQ80];LEN([.AQ80])-LEN([.AS80]))&amp;[.AT80]" office:value-type="string" office:string-value="лома" calcext:value-type="string">
            <text:p>лома</text:p>
          </table:table-cell>
          <table:table-cell table:style-name="ce17" table:formula="of:=IFERROR(INDEX([$Окончания.$C$1:$Окончания.$C$1048576];[.AR80]);&quot;&quot;)">
            <text:p/>
          </table:table-cell>
          <table:table-cell table:style-name="ce17" table:formula="of:=LEFT([.AQ80];LEN([.AQ80])-LEN([.AS80]))&amp;[.AV80]" office:value-type="string" office:string-value="лома" calcext:value-type="string">
            <text:p>лома</text:p>
          </table:table-cell>
          <table:table-cell table:style-name="ce18" table:formula="of:=MID([.AO80];[.AP80];1)&amp;IF(MID([.AO80];[.AP80]+1;1)=&quot;(&quot;; &quot;(&quot;; &quot;&quot;)" office:value-type="string" office:string-value=" " calcext:value-type="string">
            <text:p><text:s/></text:p>
          </table:table-cell>
          <table:table-cell table:formula="of:=MID([.AO80];[.AP80]+LEN([.AX80]);100)" office:value-type="string" office:string-value="и отходов черных металлов у населения (граждан)" calcext:value-type="string">
            <text:p>и отходов черных металлов у населения (граждан)</text:p>
          </table:table-cell>
          <table:table-cell table:formula="of:=[.$G80]&amp;[.$J80]&amp;[.$Q80]&amp;[.$T80]&amp;[.$AA80]&amp;[.$AD80]&amp;[.$AK80]&amp;[.$AN80]&amp;[.$AU80]&amp;[.$AX80]&amp;[.$AY80]" office:value-type="string" office:string-value="Начальнику отдела по закупке лома и отходов черных металлов у населения (граждан)" calcext:value-type="string">
            <text:p>Начальнику отдела по закупке лома и отходов черных металлов у населения (граждан)</text:p>
          </table:table-cell>
          <table:table-cell office:value-type="string" calcext:value-type="string">
            <text:p>Начальнику отдела по закупке лома и отходов черных металлов у населения (граждан)</text:p>
          </table:table-cell>
          <table:table-cell table:style-name="ce17" table:formula="of:=IF([.AZ80]=[.BA80];0;1)" office:value-type="float" office:value="0" calcext:value-type="float">
            <text:p>0</text:p>
          </table:table-cell>
          <table:table-cell table:formula="of:=[.$I80]&amp;[.$J80]&amp;[.$S80]&amp;[.$T80]&amp;[.$AC80]&amp;[.$AD80]&amp;[.$AM80]&amp;[.$AN80]&amp;[.$AW80]&amp;[.$AX80]&amp;[.$AY80]" office:value-type="string" office:string-value="Начальника отдела по закупке лома и отходов черных металлов у населения (граждан)" calcext:value-type="string">
            <text:p>Начальника отдела по закупке лома и отходов черных металлов у населения (граждан)</text:p>
          </table:table-cell>
          <table:table-cell table:style-name="ce22" office:value-type="string" calcext:value-type="string">
            <text:p>Начальника отдела по закупке лома и отходов черных металлов у населения (граждан)</text:p>
          </table:table-cell>
          <table:table-cell table:style-name="ce17" table:formula="of:=IF([.BC80]=[.BD80];0;1)" office:value-type="float" office:value="0" calcext:value-type="float">
            <text:p>0</text:p>
          </table:table-cell>
          <table:table-cell table:number-columns-repeated="967"/>
        </table:table-row>
        <table:table-row table:style-name="ro9">
          <table:table-cell table:style-name="ce14" office:value-type="string" calcext:value-type="string">
            <text:p>Начальник планово-экономического отдела</text:p>
          </table:table-cell>
          <table:table-cell table:formula="of:=MIN(SEARCH(&quot; &quot;;[.A81]&amp;&quot; &quot;);SEARCH(&quot;-&quot;;[.A81]&amp;&quot;-&quot;); SEARCH(&quot;)&quot;;[.A81]&amp;&quot;)&quot;))" office:value-type="float" office:value="10" calcext:value-type="float">
            <text:p>10</text:p>
          </table:table-cell>
          <table:table-cell table:formula="of:=LEFT([.A81];[.B81]-1)" office:value-type="string" office:string-value="Начальник" calcext:value-type="string">
            <text:p>Начальник</text:p>
          </table:table-cell>
          <table:table-cell table:formula="of:=IFERROR(MATCH(RIGHT([.C81];5);[$Окончания.$A$1:$Окончания.$A$1048576];0);IFERROR(MATCH(RIGHT([.C81];4);[$Окончания.$A$1:$Окончания.$A$1048576];0);IFERROR(MATCH(RIGHT([.C81];3);[$Окончания.$A$1:$Окончания.$A$1048576];0);IFERROR(MATCH(RIGHT([.C81];2);[$Окончания.$A$1:$Окончания.$A$1048576];0);MATCH(RIGHT([.C81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81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81]);&quot;&quot;)" office:value-type="string" office:string-value="ку" calcext:value-type="string">
            <text:p>ку</text:p>
          </table:table-cell>
          <table:table-cell table:style-name="ce17" table:formula="of:=LEFT([.C81];LEN([.C81])-LEN([.E81]))&amp;[.F81]" office:value-type="string" office:string-value="Начальнику" calcext:value-type="string">
            <text:p>Начальнику</text:p>
          </table:table-cell>
          <table:table-cell table:style-name="ce17" table:formula="of:=IFERROR(INDEX([$Окончания.$C$1:$Окончания.$C$1048576];[.D81]);&quot;&quot;)" office:value-type="string" office:string-value="ка" calcext:value-type="string">
            <text:p>ка</text:p>
          </table:table-cell>
          <table:table-cell table:style-name="ce17" table:formula="of:=LEFT([.C81];LEN([.C81])-LEN([.E81]))&amp;[.H81]" office:value-type="string" office:string-value="Начальника" calcext:value-type="string">
            <text:p>Начальника</text:p>
          </table:table-cell>
          <table:table-cell table:style-name="ce18" table:formula="of:=MID([.A81];[.B81];1)&amp;IF(MID([.A81];[.B81]+1;1)=&quot;(&quot;; &quot;(&quot;; &quot;&quot;)" office:value-type="string" office:string-value=" " calcext:value-type="string">
            <text:p><text:s/></text:p>
          </table:table-cell>
          <table:table-cell table:formula="of:=MID([.A81];[.B81]+LEN([.J81]);100)" office:value-type="string" office:string-value="планово-экономического отдела" calcext:value-type="string">
            <text:p>планово-экономического отдела</text:p>
          </table:table-cell>
          <table:table-cell table:formula="of:=MIN(SEARCH(&quot; &quot;;[.K81]&amp;&quot; &quot;);SEARCH(&quot;-&quot;;[.K81]&amp;&quot;-&quot;); SEARCH(&quot;)&quot;;[.K81]&amp;&quot;)&quot;))" office:value-type="float" office:value="8" calcext:value-type="float">
            <text:p>8</text:p>
          </table:table-cell>
          <table:table-cell table:formula="of:=LEFT([.K81];[.L81]-1)" office:value-type="string" office:string-value="планово" calcext:value-type="string">
            <text:p>планово</text:p>
          </table:table-cell>
          <table:table-cell table:formula="of:=IFERROR(MATCH(RIGHT([.M81];5);[$Окончания.$A$1:$Окончания.$A$1048576];0);IFERROR(MATCH(RIGHT([.M81];4);[$Окончания.$A$1:$Окончания.$A$1048576];0);IFERROR(MATCH(RIGHT([.M81];3);[$Окончания.$A$1:$Окончания.$A$1048576];0);IFERROR(MATCH(RIGHT([.M81];2);[$Окончания.$A$1:$Окончания.$A$1048576];0);MATCH(RIGHT([.M8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81]);&quot;&quot;)">
            <text:p/>
          </table:table-cell>
          <table:table-cell table:formula="of:=IFERROR(INDEX([$Окончания.$B$1:$Окончания.$B$1048576];[.N81]);&quot;&quot;)">
            <text:p/>
          </table:table-cell>
          <table:table-cell table:style-name="ce17" table:formula="of:=LEFT([.M81];LEN([.M81])-LEN([.O81]))&amp;[.P81]" office:value-type="string" office:string-value="планово" calcext:value-type="string">
            <text:p>планово</text:p>
          </table:table-cell>
          <table:table-cell table:style-name="ce17" table:formula="of:=IFERROR(INDEX([$Окончания.$C$1:$Окончания.$C$1048576];[.N81]);&quot;&quot;)">
            <text:p/>
          </table:table-cell>
          <table:table-cell table:style-name="ce17" table:formula="of:=LEFT([.M81];LEN([.M81])-LEN([.O81]))&amp;[.R81]" office:value-type="string" office:string-value="планово" calcext:value-type="string">
            <text:p>планово</text:p>
          </table:table-cell>
          <table:table-cell table:style-name="ce18" table:formula="of:=MID([.K81];[.L81];1)&amp;IF(MID([.K81];[.L81]+1;1)=&quot;(&quot;; &quot;(&quot;; &quot;&quot;)" office:value-type="string" office:string-value="-" calcext:value-type="string">
            <text:p>-</text:p>
          </table:table-cell>
          <table:table-cell table:formula="of:=MID([.K81];[.L81]+LEN([.T81]);100)" office:value-type="string" office:string-value="экономического отдела" calcext:value-type="string">
            <text:p>экономического отдела</text:p>
          </table:table-cell>
          <table:table-cell table:formula="of:=MIN(SEARCH(&quot; &quot;;[.U81]&amp;&quot; &quot;);SEARCH(&quot;-&quot;;[.U81]&amp;&quot;-&quot;); SEARCH(&quot;)&quot;;[.U81]&amp;&quot;)&quot;))" office:value-type="float" office:value="15" calcext:value-type="float">
            <text:p>15</text:p>
          </table:table-cell>
          <table:table-cell table:formula="of:=LEFT([.U81];[.V81]-1)" office:value-type="string" office:string-value="экономического" calcext:value-type="string">
            <text:p>экономического</text:p>
          </table:table-cell>
          <table:table-cell table:formula="of:=IFERROR(MATCH(RIGHT([.W81];5);[$Окончания.$A$1:$Окончания.$A$1048576];0);IFERROR(MATCH(RIGHT([.W81];4);[$Окончания.$A$1:$Окончания.$A$1048576];0);IFERROR(MATCH(RIGHT([.W81];3);[$Окончания.$A$1:$Окончания.$A$1048576];0);IFERROR(MATCH(RIGHT([.W81];2);[$Окончания.$A$1:$Окончания.$A$1048576];0);MATCH(RIGHT([.W8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81]);&quot;&quot;)">
            <text:p/>
          </table:table-cell>
          <table:table-cell table:formula="of:=IFERROR(INDEX([$Окончания.$B$1:$Окончания.$B$1048576];[.X81]);&quot;&quot;)">
            <text:p/>
          </table:table-cell>
          <table:table-cell table:style-name="ce17" table:formula="of:=LEFT([.W81];LEN([.W81])-LEN([.Y81]))&amp;[.Z81]" office:value-type="string" office:string-value="экономического" calcext:value-type="string">
            <text:p>экономического</text:p>
          </table:table-cell>
          <table:table-cell table:style-name="ce17" table:formula="of:=IFERROR(INDEX([$Окончания.$C$1:$Окончания.$C$1048576];[.X81]);&quot;&quot;)">
            <text:p/>
          </table:table-cell>
          <table:table-cell table:style-name="ce17" table:formula="of:=LEFT([.W81];LEN([.W81])-LEN([.Y81]))&amp;[.AB81]" office:value-type="string" office:string-value="экономического" calcext:value-type="string">
            <text:p>экономического</text:p>
          </table:table-cell>
          <table:table-cell table:style-name="ce18" table:formula="of:=MID([.U81];[.V81];1)&amp;IF(MID([.U81];[.V81]+1;1)=&quot;(&quot;; &quot;(&quot;; &quot;&quot;)" office:value-type="string" office:string-value=" " calcext:value-type="string">
            <text:p><text:s/></text:p>
          </table:table-cell>
          <table:table-cell table:formula="of:=MID([.U81];[.V81]+LEN([.AD81]);100)" office:value-type="string" office:string-value="отдела" calcext:value-type="string">
            <text:p>отдела</text:p>
          </table:table-cell>
          <table:table-cell table:formula="of:=MIN(SEARCH(&quot; &quot;;[.AE81]&amp;&quot; &quot;);SEARCH(&quot;-&quot;;[.AE81]&amp;&quot;-&quot;); SEARCH(&quot;)&quot;;[.AE81]&amp;&quot;)&quot;))" office:value-type="float" office:value="7" calcext:value-type="float">
            <text:p>7</text:p>
          </table:table-cell>
          <table:table-cell table:formula="of:=LEFT([.AE81];[.AF81]-1)" office:value-type="string" office:string-value="отдела" calcext:value-type="string">
            <text:p>отдела</text:p>
          </table:table-cell>
          <table:table-cell table:formula="of:=IFERROR(MATCH(RIGHT([.AG81];5);[$Окончания.$A$1:$Окончания.$A$1048576];0);IFERROR(MATCH(RIGHT([.AG81];4);[$Окончания.$A$1:$Окончания.$A$1048576];0);IFERROR(MATCH(RIGHT([.AG81];3);[$Окончания.$A$1:$Окончания.$A$1048576];0);IFERROR(MATCH(RIGHT([.AG81];2);[$Окончания.$A$1:$Окончания.$A$1048576];0);MATCH(RIGHT([.AG8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81]);&quot;&quot;)">
            <text:p/>
          </table:table-cell>
          <table:table-cell table:formula="of:=IFERROR(INDEX([$Окончания.$B$1:$Окончания.$B$1048576];[.AH81]);&quot;&quot;)">
            <text:p/>
          </table:table-cell>
          <table:table-cell table:style-name="ce17" table:formula="of:=LEFT([.AG81];LEN([.AG81])-LEN([.AI81]))&amp;[.AJ81]" office:value-type="string" office:string-value="отдела" calcext:value-type="string">
            <text:p>отдела</text:p>
          </table:table-cell>
          <table:table-cell table:style-name="ce17" table:formula="of:=IFERROR(INDEX([$Окончания.$C$1:$Окончания.$C$1048576];[.AH81]);&quot;&quot;)">
            <text:p/>
          </table:table-cell>
          <table:table-cell table:style-name="ce17" table:formula="of:=LEFT([.AG81];LEN([.AG81])-LEN([.AI81]))&amp;[.AL81]" office:value-type="string" office:string-value="отдела" calcext:value-type="string">
            <text:p>отдела</text:p>
          </table:table-cell>
          <table:table-cell table:style-name="ce18" table:formula="of:=MID([.AE81];[.AF81];1)&amp;IF(MID([.AE81];[.AF81]+1;1)=&quot;(&quot;; &quot;(&quot;; &quot;&quot;)">
            <text:p/>
          </table:table-cell>
          <table:table-cell table:formula="of:=MID([.AE81];[.AF81]+LEN([.AN81]);100)">
            <text:p/>
          </table:table-cell>
          <table:table-cell table:formula="of:=MIN(SEARCH(&quot; &quot;;[.AO81]&amp;&quot; &quot;);SEARCH(&quot;-&quot;;[.AO81]&amp;&quot;-&quot;); SEARCH(&quot;)&quot;;[.AO81]&amp;&quot;)&quot;))" office:value-type="float" office:value="1" calcext:value-type="float">
            <text:p>1</text:p>
          </table:table-cell>
          <table:table-cell table:formula="of:=LEFT([.AO81];[.AP81]-1)">
            <text:p/>
          </table:table-cell>
          <table:table-cell table:formula="of:=IFERROR(MATCH(RIGHT([.AQ81];5);[$Окончания.$A$1:$Окончания.$A$1048576];0);IFERROR(MATCH(RIGHT([.AQ81];4);[$Окончания.$A$1:$Окончания.$A$1048576];0);IFERROR(MATCH(RIGHT([.AQ81];3);[$Окончания.$A$1:$Окончания.$A$1048576];0);IFERROR(MATCH(RIGHT([.AQ81];2);[$Окончания.$A$1:$Окончания.$A$1048576];0);MATCH(RIGHT([.AQ8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81]);&quot;&quot;)">
            <text:p/>
          </table:table-cell>
          <table:table-cell table:formula="of:=IFERROR(INDEX([$Окончания.$B$1:$Окончания.$B$1048576];[.AR81]);&quot;&quot;)">
            <text:p/>
          </table:table-cell>
          <table:table-cell table:style-name="ce17" table:formula="of:=LEFT([.AQ81];LEN([.AQ81])-LEN([.AS81]))&amp;[.AT81]">
            <text:p/>
          </table:table-cell>
          <table:table-cell table:style-name="ce17" table:formula="of:=IFERROR(INDEX([$Окончания.$C$1:$Окончания.$C$1048576];[.AR81]);&quot;&quot;)">
            <text:p/>
          </table:table-cell>
          <table:table-cell table:style-name="ce17" table:formula="of:=LEFT([.AQ81];LEN([.AQ81])-LEN([.AS81]))&amp;[.AV81]">
            <text:p/>
          </table:table-cell>
          <table:table-cell table:style-name="ce18" table:formula="of:=MID([.AO81];[.AP81];1)&amp;IF(MID([.AO81];[.AP81]+1;1)=&quot;(&quot;; &quot;(&quot;; &quot;&quot;)">
            <text:p/>
          </table:table-cell>
          <table:table-cell table:formula="of:=MID([.AO81];[.AP81]+LEN([.AX81]);100)">
            <text:p/>
          </table:table-cell>
          <table:table-cell table:formula="of:=[.$G81]&amp;[.$J81]&amp;[.$Q81]&amp;[.$T81]&amp;[.$AA81]&amp;[.$AD81]&amp;[.$AK81]&amp;[.$AN81]&amp;[.$AU81]&amp;[.$AX81]&amp;[.$AY81]" office:value-type="string" office:string-value="Начальнику планово-экономического отдела" calcext:value-type="string">
            <text:p>Начальнику планово-экономического отдела</text:p>
          </table:table-cell>
          <table:table-cell office:value-type="string" calcext:value-type="string">
            <text:p>Начальнику планово-экономического отдела</text:p>
          </table:table-cell>
          <table:table-cell table:style-name="ce17" table:formula="of:=IF([.AZ81]=[.BA81];0;1)" office:value-type="float" office:value="0" calcext:value-type="float">
            <text:p>0</text:p>
          </table:table-cell>
          <table:table-cell table:formula="of:=[.$I81]&amp;[.$J81]&amp;[.$S81]&amp;[.$T81]&amp;[.$AC81]&amp;[.$AD81]&amp;[.$AM81]&amp;[.$AN81]&amp;[.$AW81]&amp;[.$AX81]&amp;[.$AY81]" office:value-type="string" office:string-value="Начальника планово-экономического отдела" calcext:value-type="string">
            <text:p>Начальника планово-экономического отдела</text:p>
          </table:table-cell>
          <table:table-cell table:style-name="ce22" office:value-type="string" calcext:value-type="string">
            <text:p>Начальника планово-экономического отдела</text:p>
          </table:table-cell>
          <table:table-cell table:style-name="ce17" table:formula="of:=IF([.BC81]=[.BD81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Начальник участка</text:p>
          </table:table-cell>
          <table:table-cell table:formula="of:=MIN(SEARCH(&quot; &quot;;[.A82]&amp;&quot; &quot;);SEARCH(&quot;-&quot;;[.A82]&amp;&quot;-&quot;); SEARCH(&quot;)&quot;;[.A82]&amp;&quot;)&quot;))" office:value-type="float" office:value="10" calcext:value-type="float">
            <text:p>10</text:p>
          </table:table-cell>
          <table:table-cell table:formula="of:=LEFT([.A82];[.B82]-1)" office:value-type="string" office:string-value="Начальник" calcext:value-type="string">
            <text:p>Начальник</text:p>
          </table:table-cell>
          <table:table-cell table:formula="of:=IFERROR(MATCH(RIGHT([.C82];5);[$Окончания.$A$1:$Окончания.$A$1048576];0);IFERROR(MATCH(RIGHT([.C82];4);[$Окончания.$A$1:$Окончания.$A$1048576];0);IFERROR(MATCH(RIGHT([.C82];3);[$Окончания.$A$1:$Окончания.$A$1048576];0);IFERROR(MATCH(RIGHT([.C82];2);[$Окончания.$A$1:$Окончания.$A$1048576];0);MATCH(RIGHT([.C82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82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82]);&quot;&quot;)" office:value-type="string" office:string-value="ку" calcext:value-type="string">
            <text:p>ку</text:p>
          </table:table-cell>
          <table:table-cell table:style-name="ce17" table:formula="of:=LEFT([.C82];LEN([.C82])-LEN([.E82]))&amp;[.F82]" office:value-type="string" office:string-value="Начальнику" calcext:value-type="string">
            <text:p>Начальнику</text:p>
          </table:table-cell>
          <table:table-cell table:style-name="ce17" table:formula="of:=IFERROR(INDEX([$Окончания.$C$1:$Окончания.$C$1048576];[.D82]);&quot;&quot;)" office:value-type="string" office:string-value="ка" calcext:value-type="string">
            <text:p>ка</text:p>
          </table:table-cell>
          <table:table-cell table:style-name="ce17" table:formula="of:=LEFT([.C82];LEN([.C82])-LEN([.E82]))&amp;[.H82]" office:value-type="string" office:string-value="Начальника" calcext:value-type="string">
            <text:p>Начальника</text:p>
          </table:table-cell>
          <table:table-cell table:style-name="ce18" table:formula="of:=MID([.A82];[.B82];1)&amp;IF(MID([.A82];[.B82]+1;1)=&quot;(&quot;; &quot;(&quot;; &quot;&quot;)" office:value-type="string" office:string-value=" " calcext:value-type="string">
            <text:p><text:s/></text:p>
          </table:table-cell>
          <table:table-cell table:formula="of:=MID([.A82];[.B82]+LEN([.J82]);100)" office:value-type="string" office:string-value="участка" calcext:value-type="string">
            <text:p>участка</text:p>
          </table:table-cell>
          <table:table-cell table:formula="of:=MIN(SEARCH(&quot; &quot;;[.K82]&amp;&quot; &quot;);SEARCH(&quot;-&quot;;[.K82]&amp;&quot;-&quot;); SEARCH(&quot;)&quot;;[.K82]&amp;&quot;)&quot;))" office:value-type="float" office:value="8" calcext:value-type="float">
            <text:p>8</text:p>
          </table:table-cell>
          <table:table-cell table:formula="of:=LEFT([.K82];[.L82]-1)" office:value-type="string" office:string-value="участка" calcext:value-type="string">
            <text:p>участка</text:p>
          </table:table-cell>
          <table:table-cell table:formula="of:=IFERROR(MATCH(RIGHT([.M82];5);[$Окончания.$A$1:$Окончания.$A$1048576];0);IFERROR(MATCH(RIGHT([.M82];4);[$Окончания.$A$1:$Окончания.$A$1048576];0);IFERROR(MATCH(RIGHT([.M82];3);[$Окончания.$A$1:$Окончания.$A$1048576];0);IFERROR(MATCH(RIGHT([.M82];2);[$Окончания.$A$1:$Окончания.$A$1048576];0);MATCH(RIGHT([.M8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82]);&quot;&quot;)">
            <text:p/>
          </table:table-cell>
          <table:table-cell table:formula="of:=IFERROR(INDEX([$Окончания.$B$1:$Окончания.$B$1048576];[.N82]);&quot;&quot;)">
            <text:p/>
          </table:table-cell>
          <table:table-cell table:style-name="ce17" table:formula="of:=LEFT([.M82];LEN([.M82])-LEN([.O82]))&amp;[.P82]" office:value-type="string" office:string-value="участка" calcext:value-type="string">
            <text:p>участка</text:p>
          </table:table-cell>
          <table:table-cell table:style-name="ce17" table:formula="of:=IFERROR(INDEX([$Окончания.$C$1:$Окончания.$C$1048576];[.N82]);&quot;&quot;)">
            <text:p/>
          </table:table-cell>
          <table:table-cell table:style-name="ce17" table:formula="of:=LEFT([.M82];LEN([.M82])-LEN([.O82]))&amp;[.R82]" office:value-type="string" office:string-value="участка" calcext:value-type="string">
            <text:p>участка</text:p>
          </table:table-cell>
          <table:table-cell table:style-name="ce18" table:formula="of:=MID([.K82];[.L82];1)&amp;IF(MID([.K82];[.L82]+1;1)=&quot;(&quot;; &quot;(&quot;; &quot;&quot;)">
            <text:p/>
          </table:table-cell>
          <table:table-cell table:formula="of:=MID([.K82];[.L82]+LEN([.T82]);100)">
            <text:p/>
          </table:table-cell>
          <table:table-cell table:formula="of:=MIN(SEARCH(&quot; &quot;;[.U82]&amp;&quot; &quot;);SEARCH(&quot;-&quot;;[.U82]&amp;&quot;-&quot;); SEARCH(&quot;)&quot;;[.U82]&amp;&quot;)&quot;))" office:value-type="float" office:value="1" calcext:value-type="float">
            <text:p>1</text:p>
          </table:table-cell>
          <table:table-cell table:formula="of:=LEFT([.U82];[.V82]-1)">
            <text:p/>
          </table:table-cell>
          <table:table-cell table:formula="of:=IFERROR(MATCH(RIGHT([.W82];5);[$Окончания.$A$1:$Окончания.$A$1048576];0);IFERROR(MATCH(RIGHT([.W82];4);[$Окончания.$A$1:$Окончания.$A$1048576];0);IFERROR(MATCH(RIGHT([.W82];3);[$Окончания.$A$1:$Окончания.$A$1048576];0);IFERROR(MATCH(RIGHT([.W82];2);[$Окончания.$A$1:$Окончания.$A$1048576];0);MATCH(RIGHT([.W8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82]);&quot;&quot;)">
            <text:p/>
          </table:table-cell>
          <table:table-cell table:formula="of:=IFERROR(INDEX([$Окончания.$B$1:$Окончания.$B$1048576];[.X82]);&quot;&quot;)">
            <text:p/>
          </table:table-cell>
          <table:table-cell table:style-name="ce17" table:formula="of:=LEFT([.W82];LEN([.W82])-LEN([.Y82]))&amp;[.Z82]">
            <text:p/>
          </table:table-cell>
          <table:table-cell table:style-name="ce17" table:formula="of:=IFERROR(INDEX([$Окончания.$C$1:$Окончания.$C$1048576];[.X82]);&quot;&quot;)">
            <text:p/>
          </table:table-cell>
          <table:table-cell table:style-name="ce17" table:formula="of:=LEFT([.W82];LEN([.W82])-LEN([.Y82]))&amp;[.AB82]">
            <text:p/>
          </table:table-cell>
          <table:table-cell table:style-name="ce18" table:formula="of:=MID([.U82];[.V82];1)&amp;IF(MID([.U82];[.V82]+1;1)=&quot;(&quot;; &quot;(&quot;; &quot;&quot;)">
            <text:p/>
          </table:table-cell>
          <table:table-cell table:formula="of:=MID([.U82];[.V82]+LEN([.AD82]);100)">
            <text:p/>
          </table:table-cell>
          <table:table-cell table:formula="of:=MIN(SEARCH(&quot; &quot;;[.AE82]&amp;&quot; &quot;);SEARCH(&quot;-&quot;;[.AE82]&amp;&quot;-&quot;); SEARCH(&quot;)&quot;;[.AE82]&amp;&quot;)&quot;))" office:value-type="float" office:value="1" calcext:value-type="float">
            <text:p>1</text:p>
          </table:table-cell>
          <table:table-cell table:formula="of:=LEFT([.AE82];[.AF82]-1)">
            <text:p/>
          </table:table-cell>
          <table:table-cell table:formula="of:=IFERROR(MATCH(RIGHT([.AG82];5);[$Окончания.$A$1:$Окончания.$A$1048576];0);IFERROR(MATCH(RIGHT([.AG82];4);[$Окончания.$A$1:$Окончания.$A$1048576];0);IFERROR(MATCH(RIGHT([.AG82];3);[$Окончания.$A$1:$Окончания.$A$1048576];0);IFERROR(MATCH(RIGHT([.AG82];2);[$Окончания.$A$1:$Окончания.$A$1048576];0);MATCH(RIGHT([.AG8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82]);&quot;&quot;)">
            <text:p/>
          </table:table-cell>
          <table:table-cell table:formula="of:=IFERROR(INDEX([$Окончания.$B$1:$Окончания.$B$1048576];[.AH82]);&quot;&quot;)">
            <text:p/>
          </table:table-cell>
          <table:table-cell table:style-name="ce17" table:formula="of:=LEFT([.AG82];LEN([.AG82])-LEN([.AI82]))&amp;[.AJ82]">
            <text:p/>
          </table:table-cell>
          <table:table-cell table:style-name="ce17" table:formula="of:=IFERROR(INDEX([$Окончания.$C$1:$Окончания.$C$1048576];[.AH82]);&quot;&quot;)">
            <text:p/>
          </table:table-cell>
          <table:table-cell table:style-name="ce17" table:formula="of:=LEFT([.AG82];LEN([.AG82])-LEN([.AI82]))&amp;[.AL82]">
            <text:p/>
          </table:table-cell>
          <table:table-cell table:style-name="ce18" table:formula="of:=MID([.AE82];[.AF82];1)&amp;IF(MID([.AE82];[.AF82]+1;1)=&quot;(&quot;; &quot;(&quot;; &quot;&quot;)">
            <text:p/>
          </table:table-cell>
          <table:table-cell table:formula="of:=MID([.AE82];[.AF82]+LEN([.AN82]);100)">
            <text:p/>
          </table:table-cell>
          <table:table-cell table:formula="of:=MIN(SEARCH(&quot; &quot;;[.AO82]&amp;&quot; &quot;);SEARCH(&quot;-&quot;;[.AO82]&amp;&quot;-&quot;); SEARCH(&quot;)&quot;;[.AO82]&amp;&quot;)&quot;))" office:value-type="float" office:value="1" calcext:value-type="float">
            <text:p>1</text:p>
          </table:table-cell>
          <table:table-cell table:formula="of:=LEFT([.AO82];[.AP82]-1)">
            <text:p/>
          </table:table-cell>
          <table:table-cell table:formula="of:=IFERROR(MATCH(RIGHT([.AQ82];5);[$Окончания.$A$1:$Окончания.$A$1048576];0);IFERROR(MATCH(RIGHT([.AQ82];4);[$Окончания.$A$1:$Окончания.$A$1048576];0);IFERROR(MATCH(RIGHT([.AQ82];3);[$Окончания.$A$1:$Окончания.$A$1048576];0);IFERROR(MATCH(RIGHT([.AQ82];2);[$Окончания.$A$1:$Окончания.$A$1048576];0);MATCH(RIGHT([.AQ8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82]);&quot;&quot;)">
            <text:p/>
          </table:table-cell>
          <table:table-cell table:formula="of:=IFERROR(INDEX([$Окончания.$B$1:$Окончания.$B$1048576];[.AR82]);&quot;&quot;)">
            <text:p/>
          </table:table-cell>
          <table:table-cell table:style-name="ce17" table:formula="of:=LEFT([.AQ82];LEN([.AQ82])-LEN([.AS82]))&amp;[.AT82]">
            <text:p/>
          </table:table-cell>
          <table:table-cell table:style-name="ce17" table:formula="of:=IFERROR(INDEX([$Окончания.$C$1:$Окончания.$C$1048576];[.AR82]);&quot;&quot;)">
            <text:p/>
          </table:table-cell>
          <table:table-cell table:style-name="ce17" table:formula="of:=LEFT([.AQ82];LEN([.AQ82])-LEN([.AS82]))&amp;[.AV82]">
            <text:p/>
          </table:table-cell>
          <table:table-cell table:style-name="ce18" table:formula="of:=MID([.AO82];[.AP82];1)&amp;IF(MID([.AO82];[.AP82]+1;1)=&quot;(&quot;; &quot;(&quot;; &quot;&quot;)">
            <text:p/>
          </table:table-cell>
          <table:table-cell table:formula="of:=MID([.AO82];[.AP82]+LEN([.AX82]);100)">
            <text:p/>
          </table:table-cell>
          <table:table-cell table:formula="of:=[.$G82]&amp;[.$J82]&amp;[.$Q82]&amp;[.$T82]&amp;[.$AA82]&amp;[.$AD82]&amp;[.$AK82]&amp;[.$AN82]&amp;[.$AU82]&amp;[.$AX82]&amp;[.$AY82]" office:value-type="string" office:string-value="Начальнику участка" calcext:value-type="string">
            <text:p>Начальнику участка</text:p>
          </table:table-cell>
          <table:table-cell office:value-type="string" calcext:value-type="string">
            <text:p>Начальнику участка</text:p>
          </table:table-cell>
          <table:table-cell table:style-name="ce17" table:formula="of:=IF([.AZ82]=[.BA82];0;1)" office:value-type="float" office:value="0" calcext:value-type="float">
            <text:p>0</text:p>
          </table:table-cell>
          <table:table-cell table:formula="of:=[.$I82]&amp;[.$J82]&amp;[.$S82]&amp;[.$T82]&amp;[.$AC82]&amp;[.$AD82]&amp;[.$AM82]&amp;[.$AN82]&amp;[.$AW82]&amp;[.$AX82]&amp;[.$AY82]" office:value-type="string" office:string-value="Начальника участка" calcext:value-type="string">
            <text:p>Начальника участка</text:p>
          </table:table-cell>
          <table:table-cell table:style-name="ce22" office:value-type="string" calcext:value-type="string">
            <text:p>Начальника участка</text:p>
          </table:table-cell>
          <table:table-cell table:style-name="ce17" table:formula="of:=IF([.BC82]=[.BD82];0;1)" office:value-type="float" office:value="0" calcext:value-type="float">
            <text:p>0</text:p>
          </table:table-cell>
          <table:table-cell table:number-columns-repeated="967"/>
        </table:table-row>
        <table:table-row table:style-name="ro8">
          <table:table-cell table:style-name="ce14" office:value-type="string" calcext:value-type="string">
            <text:p>Начальник участка-сервисного центра по реализации продукции ОАО БМЗ</text:p>
          </table:table-cell>
          <table:table-cell table:formula="of:=MIN(SEARCH(&quot; &quot;;[.A83]&amp;&quot; &quot;);SEARCH(&quot;-&quot;;[.A83]&amp;&quot;-&quot;); SEARCH(&quot;)&quot;;[.A83]&amp;&quot;)&quot;))" office:value-type="float" office:value="10" calcext:value-type="float">
            <text:p>10</text:p>
          </table:table-cell>
          <table:table-cell table:formula="of:=LEFT([.A83];[.B83]-1)" office:value-type="string" office:string-value="Начальник" calcext:value-type="string">
            <text:p>Начальник</text:p>
          </table:table-cell>
          <table:table-cell table:formula="of:=IFERROR(MATCH(RIGHT([.C83];5);[$Окончания.$A$1:$Окончания.$A$1048576];0);IFERROR(MATCH(RIGHT([.C83];4);[$Окончания.$A$1:$Окончания.$A$1048576];0);IFERROR(MATCH(RIGHT([.C83];3);[$Окончания.$A$1:$Окончания.$A$1048576];0);IFERROR(MATCH(RIGHT([.C83];2);[$Окончания.$A$1:$Окончания.$A$1048576];0);MATCH(RIGHT([.C83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83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83]);&quot;&quot;)" office:value-type="string" office:string-value="ку" calcext:value-type="string">
            <text:p>ку</text:p>
          </table:table-cell>
          <table:table-cell table:style-name="ce17" table:formula="of:=LEFT([.C83];LEN([.C83])-LEN([.E83]))&amp;[.F83]" office:value-type="string" office:string-value="Начальнику" calcext:value-type="string">
            <text:p>Начальнику</text:p>
          </table:table-cell>
          <table:table-cell table:style-name="ce17" table:formula="of:=IFERROR(INDEX([$Окончания.$C$1:$Окончания.$C$1048576];[.D83]);&quot;&quot;)" office:value-type="string" office:string-value="ка" calcext:value-type="string">
            <text:p>ка</text:p>
          </table:table-cell>
          <table:table-cell table:style-name="ce17" table:formula="of:=LEFT([.C83];LEN([.C83])-LEN([.E83]))&amp;[.H83]" office:value-type="string" office:string-value="Начальника" calcext:value-type="string">
            <text:p>Начальника</text:p>
          </table:table-cell>
          <table:table-cell table:style-name="ce18" table:formula="of:=MID([.A83];[.B83];1)&amp;IF(MID([.A83];[.B83]+1;1)=&quot;(&quot;; &quot;(&quot;; &quot;&quot;)" office:value-type="string" office:string-value=" " calcext:value-type="string">
            <text:p><text:s/></text:p>
          </table:table-cell>
          <table:table-cell table:formula="of:=MID([.A83];[.B83]+LEN([.J83]);100)" office:value-type="string" office:string-value="участка-сервисного центра по реализации продукции ОАО БМЗ" calcext:value-type="string">
            <text:p>участка-сервисного центра по реализации продукции ОАО БМЗ</text:p>
          </table:table-cell>
          <table:table-cell table:formula="of:=MIN(SEARCH(&quot; &quot;;[.K83]&amp;&quot; &quot;);SEARCH(&quot;-&quot;;[.K83]&amp;&quot;-&quot;); SEARCH(&quot;)&quot;;[.K83]&amp;&quot;)&quot;))" office:value-type="float" office:value="8" calcext:value-type="float">
            <text:p>8</text:p>
          </table:table-cell>
          <table:table-cell table:formula="of:=LEFT([.K83];[.L83]-1)" office:value-type="string" office:string-value="участка" calcext:value-type="string">
            <text:p>участка</text:p>
          </table:table-cell>
          <table:table-cell table:formula="of:=IFERROR(MATCH(RIGHT([.M83];5);[$Окончания.$A$1:$Окончания.$A$1048576];0);IFERROR(MATCH(RIGHT([.M83];4);[$Окончания.$A$1:$Окончания.$A$1048576];0);IFERROR(MATCH(RIGHT([.M83];3);[$Окончания.$A$1:$Окончания.$A$1048576];0);IFERROR(MATCH(RIGHT([.M83];2);[$Окончания.$A$1:$Окончания.$A$1048576];0);MATCH(RIGHT([.M8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83]);&quot;&quot;)">
            <text:p/>
          </table:table-cell>
          <table:table-cell table:formula="of:=IFERROR(INDEX([$Окончания.$B$1:$Окончания.$B$1048576];[.N83]);&quot;&quot;)">
            <text:p/>
          </table:table-cell>
          <table:table-cell table:style-name="ce17" table:formula="of:=LEFT([.M83];LEN([.M83])-LEN([.O83]))&amp;[.P83]" office:value-type="string" office:string-value="участка" calcext:value-type="string">
            <text:p>участка</text:p>
          </table:table-cell>
          <table:table-cell table:style-name="ce17" table:formula="of:=IFERROR(INDEX([$Окончания.$C$1:$Окончания.$C$1048576];[.N83]);&quot;&quot;)">
            <text:p/>
          </table:table-cell>
          <table:table-cell table:style-name="ce17" table:formula="of:=LEFT([.M83];LEN([.M83])-LEN([.O83]))&amp;[.R83]" office:value-type="string" office:string-value="участка" calcext:value-type="string">
            <text:p>участка</text:p>
          </table:table-cell>
          <table:table-cell table:style-name="ce18" table:formula="of:=MID([.K83];[.L83];1)&amp;IF(MID([.K83];[.L83]+1;1)=&quot;(&quot;; &quot;(&quot;; &quot;&quot;)" office:value-type="string" office:string-value="-" calcext:value-type="string">
            <text:p>-</text:p>
          </table:table-cell>
          <table:table-cell table:formula="of:=MID([.K83];[.L83]+LEN([.T83]);100)" office:value-type="string" office:string-value="сервисного центра по реализации продукции ОАО БМЗ" calcext:value-type="string">
            <text:p>сервисного центра по реализации продукции ОАО БМЗ</text:p>
          </table:table-cell>
          <table:table-cell table:formula="of:=MIN(SEARCH(&quot; &quot;;[.U83]&amp;&quot; &quot;);SEARCH(&quot;-&quot;;[.U83]&amp;&quot;-&quot;); SEARCH(&quot;)&quot;;[.U83]&amp;&quot;)&quot;))" office:value-type="float" office:value="11" calcext:value-type="float">
            <text:p>11</text:p>
          </table:table-cell>
          <table:table-cell table:formula="of:=LEFT([.U83];[.V83]-1)" office:value-type="string" office:string-value="сервисного" calcext:value-type="string">
            <text:p>сервисного</text:p>
          </table:table-cell>
          <table:table-cell table:formula="of:=IFERROR(MATCH(RIGHT([.W83];5);[$Окончания.$A$1:$Окончания.$A$1048576];0);IFERROR(MATCH(RIGHT([.W83];4);[$Окончания.$A$1:$Окончания.$A$1048576];0);IFERROR(MATCH(RIGHT([.W83];3);[$Окончания.$A$1:$Окончания.$A$1048576];0);IFERROR(MATCH(RIGHT([.W83];2);[$Окончания.$A$1:$Окончания.$A$1048576];0);MATCH(RIGHT([.W8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83]);&quot;&quot;)">
            <text:p/>
          </table:table-cell>
          <table:table-cell table:formula="of:=IFERROR(INDEX([$Окончания.$B$1:$Окончания.$B$1048576];[.X83]);&quot;&quot;)">
            <text:p/>
          </table:table-cell>
          <table:table-cell table:style-name="ce17" table:formula="of:=LEFT([.W83];LEN([.W83])-LEN([.Y83]))&amp;[.Z83]" office:value-type="string" office:string-value="сервисного" calcext:value-type="string">
            <text:p>сервисного</text:p>
          </table:table-cell>
          <table:table-cell table:style-name="ce17" table:formula="of:=IFERROR(INDEX([$Окончания.$C$1:$Окончания.$C$1048576];[.X83]);&quot;&quot;)">
            <text:p/>
          </table:table-cell>
          <table:table-cell table:style-name="ce17" table:formula="of:=LEFT([.W83];LEN([.W83])-LEN([.Y83]))&amp;[.AB83]" office:value-type="string" office:string-value="сервисного" calcext:value-type="string">
            <text:p>сервисного</text:p>
          </table:table-cell>
          <table:table-cell table:style-name="ce18" table:formula="of:=MID([.U83];[.V83];1)&amp;IF(MID([.U83];[.V83]+1;1)=&quot;(&quot;; &quot;(&quot;; &quot;&quot;)" office:value-type="string" office:string-value=" " calcext:value-type="string">
            <text:p><text:s/></text:p>
          </table:table-cell>
          <table:table-cell table:formula="of:=MID([.U83];[.V83]+LEN([.AD83]);100)" office:value-type="string" office:string-value="центра по реализации продукции ОАО БМЗ" calcext:value-type="string">
            <text:p>центра по реализации продукции ОАО БМЗ</text:p>
          </table:table-cell>
          <table:table-cell table:formula="of:=MIN(SEARCH(&quot; &quot;;[.AE83]&amp;&quot; &quot;);SEARCH(&quot;-&quot;;[.AE83]&amp;&quot;-&quot;); SEARCH(&quot;)&quot;;[.AE83]&amp;&quot;)&quot;))" office:value-type="float" office:value="7" calcext:value-type="float">
            <text:p>7</text:p>
          </table:table-cell>
          <table:table-cell table:formula="of:=LEFT([.AE83];[.AF83]-1)" office:value-type="string" office:string-value="центра" calcext:value-type="string">
            <text:p>центра</text:p>
          </table:table-cell>
          <table:table-cell table:formula="of:=IFERROR(MATCH(RIGHT([.AG83];5);[$Окончания.$A$1:$Окончания.$A$1048576];0);IFERROR(MATCH(RIGHT([.AG83];4);[$Окончания.$A$1:$Окончания.$A$1048576];0);IFERROR(MATCH(RIGHT([.AG83];3);[$Окончания.$A$1:$Окончания.$A$1048576];0);IFERROR(MATCH(RIGHT([.AG83];2);[$Окончания.$A$1:$Окончания.$A$1048576];0);MATCH(RIGHT([.AG8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83]);&quot;&quot;)">
            <text:p/>
          </table:table-cell>
          <table:table-cell table:formula="of:=IFERROR(INDEX([$Окончания.$B$1:$Окончания.$B$1048576];[.AH83]);&quot;&quot;)">
            <text:p/>
          </table:table-cell>
          <table:table-cell table:style-name="ce17" table:formula="of:=LEFT([.AG83];LEN([.AG83])-LEN([.AI83]))&amp;[.AJ83]" office:value-type="string" office:string-value="центра" calcext:value-type="string">
            <text:p>центра</text:p>
          </table:table-cell>
          <table:table-cell table:style-name="ce17" table:formula="of:=IFERROR(INDEX([$Окончания.$C$1:$Окончания.$C$1048576];[.AH83]);&quot;&quot;)">
            <text:p/>
          </table:table-cell>
          <table:table-cell table:style-name="ce17" table:formula="of:=LEFT([.AG83];LEN([.AG83])-LEN([.AI83]))&amp;[.AL83]" office:value-type="string" office:string-value="центра" calcext:value-type="string">
            <text:p>центра</text:p>
          </table:table-cell>
          <table:table-cell table:style-name="ce18" table:formula="of:=MID([.AE83];[.AF83];1)&amp;IF(MID([.AE83];[.AF83]+1;1)=&quot;(&quot;; &quot;(&quot;; &quot;&quot;)" office:value-type="string" office:string-value=" " calcext:value-type="string">
            <text:p><text:s/></text:p>
          </table:table-cell>
          <table:table-cell table:formula="of:=MID([.AE83];[.AF83]+LEN([.AN83]);100)" office:value-type="string" office:string-value="по реализации продукции ОАО БМЗ" calcext:value-type="string">
            <text:p>по реализации продукции ОАО БМЗ</text:p>
          </table:table-cell>
          <table:table-cell table:formula="of:=MIN(SEARCH(&quot; &quot;;[.AO83]&amp;&quot; &quot;);SEARCH(&quot;-&quot;;[.AO83]&amp;&quot;-&quot;); SEARCH(&quot;)&quot;;[.AO83]&amp;&quot;)&quot;))" office:value-type="float" office:value="3" calcext:value-type="float">
            <text:p>3</text:p>
          </table:table-cell>
          <table:table-cell table:formula="of:=LEFT([.AO83];[.AP83]-1)" office:value-type="string" office:string-value="по" calcext:value-type="string">
            <text:p>по</text:p>
          </table:table-cell>
          <table:table-cell table:formula="of:=IFERROR(MATCH(RIGHT([.AQ83];5);[$Окончания.$A$1:$Окончания.$A$1048576];0);IFERROR(MATCH(RIGHT([.AQ83];4);[$Окончания.$A$1:$Окончания.$A$1048576];0);IFERROR(MATCH(RIGHT([.AQ83];3);[$Окончания.$A$1:$Окончания.$A$1048576];0);IFERROR(MATCH(RIGHT([.AQ83];2);[$Окончания.$A$1:$Окончания.$A$1048576];0);MATCH(RIGHT([.AQ8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83]);&quot;&quot;)">
            <text:p/>
          </table:table-cell>
          <table:table-cell table:formula="of:=IFERROR(INDEX([$Окончания.$B$1:$Окончания.$B$1048576];[.AR83]);&quot;&quot;)">
            <text:p/>
          </table:table-cell>
          <table:table-cell table:style-name="ce17" table:formula="of:=LEFT([.AQ83];LEN([.AQ83])-LEN([.AS83]))&amp;[.AT83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AR83]);&quot;&quot;)">
            <text:p/>
          </table:table-cell>
          <table:table-cell table:style-name="ce17" table:formula="of:=LEFT([.AQ83];LEN([.AQ83])-LEN([.AS83]))&amp;[.AV83]" office:value-type="string" office:string-value="по" calcext:value-type="string">
            <text:p>по</text:p>
          </table:table-cell>
          <table:table-cell table:style-name="ce18" table:formula="of:=MID([.AO83];[.AP83];1)&amp;IF(MID([.AO83];[.AP83]+1;1)=&quot;(&quot;; &quot;(&quot;; &quot;&quot;)" office:value-type="string" office:string-value=" " calcext:value-type="string">
            <text:p><text:s/></text:p>
          </table:table-cell>
          <table:table-cell table:formula="of:=MID([.AO83];[.AP83]+LEN([.AX83]);100)" office:value-type="string" office:string-value="реализации продукции ОАО БМЗ" calcext:value-type="string">
            <text:p>реализации продукции ОАО БМЗ</text:p>
          </table:table-cell>
          <table:table-cell table:formula="of:=[.$G83]&amp;[.$J83]&amp;[.$Q83]&amp;[.$T83]&amp;[.$AA83]&amp;[.$AD83]&amp;[.$AK83]&amp;[.$AN83]&amp;[.$AU83]&amp;[.$AX83]&amp;[.$AY83]" office:value-type="string" office:string-value="Начальнику участка-сервисного центра по реализации продукции ОАО БМЗ" calcext:value-type="string">
            <text:p>Начальнику участка-сервисного центра по реализации продукции ОАО БМЗ</text:p>
          </table:table-cell>
          <table:table-cell office:value-type="string" calcext:value-type="string">
            <text:p>Начальнику участка-сервисного центра по реализации продукции ОАО БМЗ</text:p>
          </table:table-cell>
          <table:table-cell table:style-name="ce17" table:formula="of:=IF([.AZ83]=[.BA83];0;1)" office:value-type="float" office:value="0" calcext:value-type="float">
            <text:p>0</text:p>
          </table:table-cell>
          <table:table-cell table:formula="of:=[.$I83]&amp;[.$J83]&amp;[.$S83]&amp;[.$T83]&amp;[.$AC83]&amp;[.$AD83]&amp;[.$AM83]&amp;[.$AN83]&amp;[.$AW83]&amp;[.$AX83]&amp;[.$AY83]" office:value-type="string" office:string-value="Начальника участка-сервисного центра по реализации продукции ОАО БМЗ" calcext:value-type="string">
            <text:p>Начальника участка-сервисного центра по реализации продукции ОАО БМЗ</text:p>
          </table:table-cell>
          <table:table-cell table:style-name="ce22" office:value-type="string" calcext:value-type="string">
            <text:p>Начальника участка-сервисного центра по реализации продукции ОАО БМЗ</text:p>
          </table:table-cell>
          <table:table-cell table:style-name="ce17" table:formula="of:=IF([.BC83]=[.BD83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Начальник цеха</text:p>
          </table:table-cell>
          <table:table-cell table:formula="of:=MIN(SEARCH(&quot; &quot;;[.A84]&amp;&quot; &quot;);SEARCH(&quot;-&quot;;[.A84]&amp;&quot;-&quot;); SEARCH(&quot;)&quot;;[.A84]&amp;&quot;)&quot;))" office:value-type="float" office:value="10" calcext:value-type="float">
            <text:p>10</text:p>
          </table:table-cell>
          <table:table-cell table:formula="of:=LEFT([.A84];[.B84]-1)" office:value-type="string" office:string-value="Начальник" calcext:value-type="string">
            <text:p>Начальник</text:p>
          </table:table-cell>
          <table:table-cell table:formula="of:=IFERROR(MATCH(RIGHT([.C84];5);[$Окончания.$A$1:$Окончания.$A$1048576];0);IFERROR(MATCH(RIGHT([.C84];4);[$Окончания.$A$1:$Окончания.$A$1048576];0);IFERROR(MATCH(RIGHT([.C84];3);[$Окончания.$A$1:$Окончания.$A$1048576];0);IFERROR(MATCH(RIGHT([.C84];2);[$Окончания.$A$1:$Окончания.$A$1048576];0);MATCH(RIGHT([.C84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84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84]);&quot;&quot;)" office:value-type="string" office:string-value="ку" calcext:value-type="string">
            <text:p>ку</text:p>
          </table:table-cell>
          <table:table-cell table:style-name="ce17" table:formula="of:=LEFT([.C84];LEN([.C84])-LEN([.E84]))&amp;[.F84]" office:value-type="string" office:string-value="Начальнику" calcext:value-type="string">
            <text:p>Начальнику</text:p>
          </table:table-cell>
          <table:table-cell table:style-name="ce17" table:formula="of:=IFERROR(INDEX([$Окончания.$C$1:$Окончания.$C$1048576];[.D84]);&quot;&quot;)" office:value-type="string" office:string-value="ка" calcext:value-type="string">
            <text:p>ка</text:p>
          </table:table-cell>
          <table:table-cell table:style-name="ce17" table:formula="of:=LEFT([.C84];LEN([.C84])-LEN([.E84]))&amp;[.H84]" office:value-type="string" office:string-value="Начальника" calcext:value-type="string">
            <text:p>Начальника</text:p>
          </table:table-cell>
          <table:table-cell table:style-name="ce18" table:formula="of:=MID([.A84];[.B84];1)&amp;IF(MID([.A84];[.B84]+1;1)=&quot;(&quot;; &quot;(&quot;; &quot;&quot;)" office:value-type="string" office:string-value=" " calcext:value-type="string">
            <text:p><text:s/></text:p>
          </table:table-cell>
          <table:table-cell table:formula="of:=MID([.A84];[.B84]+LEN([.J84]);100)" office:value-type="string" office:string-value="цеха" calcext:value-type="string">
            <text:p>цеха</text:p>
          </table:table-cell>
          <table:table-cell table:formula="of:=MIN(SEARCH(&quot; &quot;;[.K84]&amp;&quot; &quot;);SEARCH(&quot;-&quot;;[.K84]&amp;&quot;-&quot;); SEARCH(&quot;)&quot;;[.K84]&amp;&quot;)&quot;))" office:value-type="float" office:value="5" calcext:value-type="float">
            <text:p>5</text:p>
          </table:table-cell>
          <table:table-cell table:formula="of:=LEFT([.K84];[.L84]-1)" office:value-type="string" office:string-value="цеха" calcext:value-type="string">
            <text:p>цеха</text:p>
          </table:table-cell>
          <table:table-cell table:formula="of:=IFERROR(MATCH(RIGHT([.M84];5);[$Окончания.$A$1:$Окончания.$A$1048576];0);IFERROR(MATCH(RIGHT([.M84];4);[$Окончания.$A$1:$Окончания.$A$1048576];0);IFERROR(MATCH(RIGHT([.M84];3);[$Окончания.$A$1:$Окончания.$A$1048576];0);IFERROR(MATCH(RIGHT([.M84];2);[$Окончания.$A$1:$Окончания.$A$1048576];0);MATCH(RIGHT([.M8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84]);&quot;&quot;)">
            <text:p/>
          </table:table-cell>
          <table:table-cell table:formula="of:=IFERROR(INDEX([$Окончания.$B$1:$Окончания.$B$1048576];[.N84]);&quot;&quot;)">
            <text:p/>
          </table:table-cell>
          <table:table-cell table:style-name="ce17" table:formula="of:=LEFT([.M84];LEN([.M84])-LEN([.O84]))&amp;[.P84]" office:value-type="string" office:string-value="цеха" calcext:value-type="string">
            <text:p>цеха</text:p>
          </table:table-cell>
          <table:table-cell table:style-name="ce17" table:formula="of:=IFERROR(INDEX([$Окончания.$C$1:$Окончания.$C$1048576];[.N84]);&quot;&quot;)">
            <text:p/>
          </table:table-cell>
          <table:table-cell table:style-name="ce17" table:formula="of:=LEFT([.M84];LEN([.M84])-LEN([.O84]))&amp;[.R84]" office:value-type="string" office:string-value="цеха" calcext:value-type="string">
            <text:p>цеха</text:p>
          </table:table-cell>
          <table:table-cell table:style-name="ce18" table:formula="of:=MID([.K84];[.L84];1)&amp;IF(MID([.K84];[.L84]+1;1)=&quot;(&quot;; &quot;(&quot;; &quot;&quot;)">
            <text:p/>
          </table:table-cell>
          <table:table-cell table:formula="of:=MID([.K84];[.L84]+LEN([.T84]);100)">
            <text:p/>
          </table:table-cell>
          <table:table-cell table:formula="of:=MIN(SEARCH(&quot; &quot;;[.U84]&amp;&quot; &quot;);SEARCH(&quot;-&quot;;[.U84]&amp;&quot;-&quot;); SEARCH(&quot;)&quot;;[.U84]&amp;&quot;)&quot;))" office:value-type="float" office:value="1" calcext:value-type="float">
            <text:p>1</text:p>
          </table:table-cell>
          <table:table-cell table:formula="of:=LEFT([.U84];[.V84]-1)">
            <text:p/>
          </table:table-cell>
          <table:table-cell table:formula="of:=IFERROR(MATCH(RIGHT([.W84];5);[$Окончания.$A$1:$Окончания.$A$1048576];0);IFERROR(MATCH(RIGHT([.W84];4);[$Окончания.$A$1:$Окончания.$A$1048576];0);IFERROR(MATCH(RIGHT([.W84];3);[$Окончания.$A$1:$Окончания.$A$1048576];0);IFERROR(MATCH(RIGHT([.W84];2);[$Окончания.$A$1:$Окончания.$A$1048576];0);MATCH(RIGHT([.W8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84]);&quot;&quot;)">
            <text:p/>
          </table:table-cell>
          <table:table-cell table:formula="of:=IFERROR(INDEX([$Окончания.$B$1:$Окончания.$B$1048576];[.X84]);&quot;&quot;)">
            <text:p/>
          </table:table-cell>
          <table:table-cell table:style-name="ce17" table:formula="of:=LEFT([.W84];LEN([.W84])-LEN([.Y84]))&amp;[.Z84]">
            <text:p/>
          </table:table-cell>
          <table:table-cell table:style-name="ce17" table:formula="of:=IFERROR(INDEX([$Окончания.$C$1:$Окончания.$C$1048576];[.X84]);&quot;&quot;)">
            <text:p/>
          </table:table-cell>
          <table:table-cell table:style-name="ce17" table:formula="of:=LEFT([.W84];LEN([.W84])-LEN([.Y84]))&amp;[.AB84]">
            <text:p/>
          </table:table-cell>
          <table:table-cell table:style-name="ce18" table:formula="of:=MID([.U84];[.V84];1)&amp;IF(MID([.U84];[.V84]+1;1)=&quot;(&quot;; &quot;(&quot;; &quot;&quot;)">
            <text:p/>
          </table:table-cell>
          <table:table-cell table:formula="of:=MID([.U84];[.V84]+LEN([.AD84]);100)">
            <text:p/>
          </table:table-cell>
          <table:table-cell table:formula="of:=MIN(SEARCH(&quot; &quot;;[.AE84]&amp;&quot; &quot;);SEARCH(&quot;-&quot;;[.AE84]&amp;&quot;-&quot;); SEARCH(&quot;)&quot;;[.AE84]&amp;&quot;)&quot;))" office:value-type="float" office:value="1" calcext:value-type="float">
            <text:p>1</text:p>
          </table:table-cell>
          <table:table-cell table:formula="of:=LEFT([.AE84];[.AF84]-1)">
            <text:p/>
          </table:table-cell>
          <table:table-cell table:formula="of:=IFERROR(MATCH(RIGHT([.AG84];5);[$Окончания.$A$1:$Окончания.$A$1048576];0);IFERROR(MATCH(RIGHT([.AG84];4);[$Окончания.$A$1:$Окончания.$A$1048576];0);IFERROR(MATCH(RIGHT([.AG84];3);[$Окончания.$A$1:$Окончания.$A$1048576];0);IFERROR(MATCH(RIGHT([.AG84];2);[$Окончания.$A$1:$Окончания.$A$1048576];0);MATCH(RIGHT([.AG8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84]);&quot;&quot;)">
            <text:p/>
          </table:table-cell>
          <table:table-cell table:formula="of:=IFERROR(INDEX([$Окончания.$B$1:$Окончания.$B$1048576];[.AH84]);&quot;&quot;)">
            <text:p/>
          </table:table-cell>
          <table:table-cell table:style-name="ce17" table:formula="of:=LEFT([.AG84];LEN([.AG84])-LEN([.AI84]))&amp;[.AJ84]">
            <text:p/>
          </table:table-cell>
          <table:table-cell table:style-name="ce17" table:formula="of:=IFERROR(INDEX([$Окончания.$C$1:$Окончания.$C$1048576];[.AH84]);&quot;&quot;)">
            <text:p/>
          </table:table-cell>
          <table:table-cell table:style-name="ce17" table:formula="of:=LEFT([.AG84];LEN([.AG84])-LEN([.AI84]))&amp;[.AL84]">
            <text:p/>
          </table:table-cell>
          <table:table-cell table:style-name="ce18" table:formula="of:=MID([.AE84];[.AF84];1)&amp;IF(MID([.AE84];[.AF84]+1;1)=&quot;(&quot;; &quot;(&quot;; &quot;&quot;)">
            <text:p/>
          </table:table-cell>
          <table:table-cell table:formula="of:=MID([.AE84];[.AF84]+LEN([.AN84]);100)">
            <text:p/>
          </table:table-cell>
          <table:table-cell table:formula="of:=MIN(SEARCH(&quot; &quot;;[.AO84]&amp;&quot; &quot;);SEARCH(&quot;-&quot;;[.AO84]&amp;&quot;-&quot;); SEARCH(&quot;)&quot;;[.AO84]&amp;&quot;)&quot;))" office:value-type="float" office:value="1" calcext:value-type="float">
            <text:p>1</text:p>
          </table:table-cell>
          <table:table-cell table:formula="of:=LEFT([.AO84];[.AP84]-1)">
            <text:p/>
          </table:table-cell>
          <table:table-cell table:formula="of:=IFERROR(MATCH(RIGHT([.AQ84];5);[$Окончания.$A$1:$Окончания.$A$1048576];0);IFERROR(MATCH(RIGHT([.AQ84];4);[$Окончания.$A$1:$Окончания.$A$1048576];0);IFERROR(MATCH(RIGHT([.AQ84];3);[$Окончания.$A$1:$Окончания.$A$1048576];0);IFERROR(MATCH(RIGHT([.AQ84];2);[$Окончания.$A$1:$Окончания.$A$1048576];0);MATCH(RIGHT([.AQ8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84]);&quot;&quot;)">
            <text:p/>
          </table:table-cell>
          <table:table-cell table:formula="of:=IFERROR(INDEX([$Окончания.$B$1:$Окончания.$B$1048576];[.AR84]);&quot;&quot;)">
            <text:p/>
          </table:table-cell>
          <table:table-cell table:style-name="ce17" table:formula="of:=LEFT([.AQ84];LEN([.AQ84])-LEN([.AS84]))&amp;[.AT84]">
            <text:p/>
          </table:table-cell>
          <table:table-cell table:style-name="ce17" table:formula="of:=IFERROR(INDEX([$Окончания.$C$1:$Окончания.$C$1048576];[.AR84]);&quot;&quot;)">
            <text:p/>
          </table:table-cell>
          <table:table-cell table:style-name="ce17" table:formula="of:=LEFT([.AQ84];LEN([.AQ84])-LEN([.AS84]))&amp;[.AV84]">
            <text:p/>
          </table:table-cell>
          <table:table-cell table:style-name="ce18" table:formula="of:=MID([.AO84];[.AP84];1)&amp;IF(MID([.AO84];[.AP84]+1;1)=&quot;(&quot;; &quot;(&quot;; &quot;&quot;)">
            <text:p/>
          </table:table-cell>
          <table:table-cell table:formula="of:=MID([.AO84];[.AP84]+LEN([.AX84]);100)">
            <text:p/>
          </table:table-cell>
          <table:table-cell table:formula="of:=[.$G84]&amp;[.$J84]&amp;[.$Q84]&amp;[.$T84]&amp;[.$AA84]&amp;[.$AD84]&amp;[.$AK84]&amp;[.$AN84]&amp;[.$AU84]&amp;[.$AX84]&amp;[.$AY84]" office:value-type="string" office:string-value="Начальнику цеха" calcext:value-type="string">
            <text:p>Начальнику цеха</text:p>
          </table:table-cell>
          <table:table-cell office:value-type="string" calcext:value-type="string">
            <text:p>Начальнику цеха</text:p>
          </table:table-cell>
          <table:table-cell table:style-name="ce17" table:formula="of:=IF([.AZ84]=[.BA84];0;1)" office:value-type="float" office:value="0" calcext:value-type="float">
            <text:p>0</text:p>
          </table:table-cell>
          <table:table-cell table:formula="of:=[.$I84]&amp;[.$J84]&amp;[.$S84]&amp;[.$T84]&amp;[.$AC84]&amp;[.$AD84]&amp;[.$AM84]&amp;[.$AN84]&amp;[.$AW84]&amp;[.$AX84]&amp;[.$AY84]" office:value-type="string" office:string-value="Начальника цеха" calcext:value-type="string">
            <text:p>Начальника цеха</text:p>
          </table:table-cell>
          <table:table-cell table:style-name="ce22" office:value-type="string" calcext:value-type="string">
            <text:p>Начальника цеха</text:p>
          </table:table-cell>
          <table:table-cell table:style-name="ce17" table:formula="of:=IF([.BC84]=[.BD84];0;1)" office:value-type="float" office:value="0" calcext:value-type="float">
            <text:p>0</text:p>
          </table:table-cell>
          <table:table-cell table:number-columns-repeated="967"/>
        </table:table-row>
        <table:table-row table:style-name="ro6">
          <table:table-cell table:style-name="ce14" office:value-type="string" calcext:value-type="string">
            <text:p>Плотник</text:p>
          </table:table-cell>
          <table:table-cell table:formula="of:=MIN(SEARCH(&quot; &quot;;[.A85]&amp;&quot; &quot;);SEARCH(&quot;-&quot;;[.A85]&amp;&quot;-&quot;); SEARCH(&quot;)&quot;;[.A85]&amp;&quot;)&quot;))" office:value-type="float" office:value="8" calcext:value-type="float">
            <text:p>8</text:p>
          </table:table-cell>
          <table:table-cell table:formula="of:=LEFT([.A85];[.B85]-1)" office:value-type="string" office:string-value="Плотник" calcext:value-type="string">
            <text:p>Плотник</text:p>
          </table:table-cell>
          <table:table-cell table:formula="of:=IFERROR(MATCH(RIGHT([.C85];5);[$Окончания.$A$1:$Окончания.$A$1048576];0);IFERROR(MATCH(RIGHT([.C85];4);[$Окончания.$A$1:$Окончания.$A$1048576];0);IFERROR(MATCH(RIGHT([.C85];3);[$Окончания.$A$1:$Окончания.$A$1048576];0);IFERROR(MATCH(RIGHT([.C85];2);[$Окончания.$A$1:$Окончания.$A$1048576];0);MATCH(RIGHT([.C85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85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85]);&quot;&quot;)" office:value-type="string" office:string-value="ку" calcext:value-type="string">
            <text:p>ку</text:p>
          </table:table-cell>
          <table:table-cell table:style-name="ce17" table:formula="of:=LEFT([.C85];LEN([.C85])-LEN([.E85]))&amp;[.F85]" office:value-type="string" office:string-value="Плотнику" calcext:value-type="string">
            <text:p>Плотнику</text:p>
          </table:table-cell>
          <table:table-cell table:style-name="ce17" table:formula="of:=IFERROR(INDEX([$Окончания.$C$1:$Окончания.$C$1048576];[.D85]);&quot;&quot;)" office:value-type="string" office:string-value="ка" calcext:value-type="string">
            <text:p>ка</text:p>
          </table:table-cell>
          <table:table-cell table:style-name="ce17" table:formula="of:=LEFT([.C85];LEN([.C85])-LEN([.E85]))&amp;[.H85]" office:value-type="string" office:string-value="Плотника" calcext:value-type="string">
            <text:p>Плотника</text:p>
          </table:table-cell>
          <table:table-cell table:style-name="ce18" table:formula="of:=MID([.A85];[.B85];1)&amp;IF(MID([.A85];[.B85]+1;1)=&quot;(&quot;; &quot;(&quot;; &quot;&quot;)">
            <text:p/>
          </table:table-cell>
          <table:table-cell table:formula="of:=MID([.A85];[.B85]+LEN([.J85]);100)">
            <text:p/>
          </table:table-cell>
          <table:table-cell table:formula="of:=MIN(SEARCH(&quot; &quot;;[.K85]&amp;&quot; &quot;);SEARCH(&quot;-&quot;;[.K85]&amp;&quot;-&quot;); SEARCH(&quot;)&quot;;[.K85]&amp;&quot;)&quot;))" office:value-type="float" office:value="1" calcext:value-type="float">
            <text:p>1</text:p>
          </table:table-cell>
          <table:table-cell table:formula="of:=LEFT([.K85];[.L85]-1)">
            <text:p/>
          </table:table-cell>
          <table:table-cell table:formula="of:=IFERROR(MATCH(RIGHT([.M85];5);[$Окончания.$A$1:$Окончания.$A$1048576];0);IFERROR(MATCH(RIGHT([.M85];4);[$Окончания.$A$1:$Окончания.$A$1048576];0);IFERROR(MATCH(RIGHT([.M85];3);[$Окончания.$A$1:$Окончания.$A$1048576];0);IFERROR(MATCH(RIGHT([.M85];2);[$Окончания.$A$1:$Окончания.$A$1048576];0);MATCH(RIGHT([.M8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85]);&quot;&quot;)">
            <text:p/>
          </table:table-cell>
          <table:table-cell table:formula="of:=IFERROR(INDEX([$Окончания.$B$1:$Окончания.$B$1048576];[.N85]);&quot;&quot;)">
            <text:p/>
          </table:table-cell>
          <table:table-cell table:style-name="ce17" table:formula="of:=LEFT([.M85];LEN([.M85])-LEN([.O85]))&amp;[.P85]">
            <text:p/>
          </table:table-cell>
          <table:table-cell table:style-name="ce17" table:formula="of:=IFERROR(INDEX([$Окончания.$C$1:$Окончания.$C$1048576];[.N85]);&quot;&quot;)">
            <text:p/>
          </table:table-cell>
          <table:table-cell table:style-name="ce17" table:formula="of:=LEFT([.M85];LEN([.M85])-LEN([.O85]))&amp;[.R85]">
            <text:p/>
          </table:table-cell>
          <table:table-cell table:style-name="ce18" table:formula="of:=MID([.K85];[.L85];1)&amp;IF(MID([.K85];[.L85]+1;1)=&quot;(&quot;; &quot;(&quot;; &quot;&quot;)">
            <text:p/>
          </table:table-cell>
          <table:table-cell table:formula="of:=MID([.K85];[.L85]+LEN([.T85]);100)">
            <text:p/>
          </table:table-cell>
          <table:table-cell table:formula="of:=MIN(SEARCH(&quot; &quot;;[.U85]&amp;&quot; &quot;);SEARCH(&quot;-&quot;;[.U85]&amp;&quot;-&quot;); SEARCH(&quot;)&quot;;[.U85]&amp;&quot;)&quot;))" office:value-type="float" office:value="1" calcext:value-type="float">
            <text:p>1</text:p>
          </table:table-cell>
          <table:table-cell table:formula="of:=LEFT([.U85];[.V85]-1)">
            <text:p/>
          </table:table-cell>
          <table:table-cell table:formula="of:=IFERROR(MATCH(RIGHT([.W85];5);[$Окончания.$A$1:$Окончания.$A$1048576];0);IFERROR(MATCH(RIGHT([.W85];4);[$Окончания.$A$1:$Окончания.$A$1048576];0);IFERROR(MATCH(RIGHT([.W85];3);[$Окончания.$A$1:$Окончания.$A$1048576];0);IFERROR(MATCH(RIGHT([.W85];2);[$Окончания.$A$1:$Окончания.$A$1048576];0);MATCH(RIGHT([.W8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85]);&quot;&quot;)">
            <text:p/>
          </table:table-cell>
          <table:table-cell table:formula="of:=IFERROR(INDEX([$Окончания.$B$1:$Окончания.$B$1048576];[.X85]);&quot;&quot;)">
            <text:p/>
          </table:table-cell>
          <table:table-cell table:style-name="ce17" table:formula="of:=LEFT([.W85];LEN([.W85])-LEN([.Y85]))&amp;[.Z85]">
            <text:p/>
          </table:table-cell>
          <table:table-cell table:style-name="ce17" table:formula="of:=IFERROR(INDEX([$Окончания.$C$1:$Окончания.$C$1048576];[.X85]);&quot;&quot;)">
            <text:p/>
          </table:table-cell>
          <table:table-cell table:style-name="ce17" table:formula="of:=LEFT([.W85];LEN([.W85])-LEN([.Y85]))&amp;[.AB85]">
            <text:p/>
          </table:table-cell>
          <table:table-cell table:style-name="ce18" table:formula="of:=MID([.U85];[.V85];1)&amp;IF(MID([.U85];[.V85]+1;1)=&quot;(&quot;; &quot;(&quot;; &quot;&quot;)">
            <text:p/>
          </table:table-cell>
          <table:table-cell table:formula="of:=MID([.U85];[.V85]+LEN([.AD85]);100)">
            <text:p/>
          </table:table-cell>
          <table:table-cell table:formula="of:=MIN(SEARCH(&quot; &quot;;[.AE85]&amp;&quot; &quot;);SEARCH(&quot;-&quot;;[.AE85]&amp;&quot;-&quot;); SEARCH(&quot;)&quot;;[.AE85]&amp;&quot;)&quot;))" office:value-type="float" office:value="1" calcext:value-type="float">
            <text:p>1</text:p>
          </table:table-cell>
          <table:table-cell table:formula="of:=LEFT([.AE85];[.AF85]-1)">
            <text:p/>
          </table:table-cell>
          <table:table-cell table:formula="of:=IFERROR(MATCH(RIGHT([.AG85];5);[$Окончания.$A$1:$Окончания.$A$1048576];0);IFERROR(MATCH(RIGHT([.AG85];4);[$Окончания.$A$1:$Окончания.$A$1048576];0);IFERROR(MATCH(RIGHT([.AG85];3);[$Окончания.$A$1:$Окончания.$A$1048576];0);IFERROR(MATCH(RIGHT([.AG85];2);[$Окончания.$A$1:$Окончания.$A$1048576];0);MATCH(RIGHT([.AG8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85]);&quot;&quot;)">
            <text:p/>
          </table:table-cell>
          <table:table-cell table:formula="of:=IFERROR(INDEX([$Окончания.$B$1:$Окончания.$B$1048576];[.AH85]);&quot;&quot;)">
            <text:p/>
          </table:table-cell>
          <table:table-cell table:style-name="ce17" table:formula="of:=LEFT([.AG85];LEN([.AG85])-LEN([.AI85]))&amp;[.AJ85]">
            <text:p/>
          </table:table-cell>
          <table:table-cell table:style-name="ce17" table:formula="of:=IFERROR(INDEX([$Окончания.$C$1:$Окончания.$C$1048576];[.AH85]);&quot;&quot;)">
            <text:p/>
          </table:table-cell>
          <table:table-cell table:style-name="ce17" table:formula="of:=LEFT([.AG85];LEN([.AG85])-LEN([.AI85]))&amp;[.AL85]">
            <text:p/>
          </table:table-cell>
          <table:table-cell table:style-name="ce18" table:formula="of:=MID([.AE85];[.AF85];1)&amp;IF(MID([.AE85];[.AF85]+1;1)=&quot;(&quot;; &quot;(&quot;; &quot;&quot;)">
            <text:p/>
          </table:table-cell>
          <table:table-cell table:formula="of:=MID([.AE85];[.AF85]+LEN([.AN85]);100)">
            <text:p/>
          </table:table-cell>
          <table:table-cell table:formula="of:=MIN(SEARCH(&quot; &quot;;[.AO85]&amp;&quot; &quot;);SEARCH(&quot;-&quot;;[.AO85]&amp;&quot;-&quot;); SEARCH(&quot;)&quot;;[.AO85]&amp;&quot;)&quot;))" office:value-type="float" office:value="1" calcext:value-type="float">
            <text:p>1</text:p>
          </table:table-cell>
          <table:table-cell table:formula="of:=LEFT([.AO85];[.AP85]-1)">
            <text:p/>
          </table:table-cell>
          <table:table-cell table:formula="of:=IFERROR(MATCH(RIGHT([.AQ85];5);[$Окончания.$A$1:$Окончания.$A$1048576];0);IFERROR(MATCH(RIGHT([.AQ85];4);[$Окончания.$A$1:$Окончания.$A$1048576];0);IFERROR(MATCH(RIGHT([.AQ85];3);[$Окончания.$A$1:$Окончания.$A$1048576];0);IFERROR(MATCH(RIGHT([.AQ85];2);[$Окончания.$A$1:$Окончания.$A$1048576];0);MATCH(RIGHT([.AQ8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85]);&quot;&quot;)">
            <text:p/>
          </table:table-cell>
          <table:table-cell table:formula="of:=IFERROR(INDEX([$Окончания.$B$1:$Окончания.$B$1048576];[.AR85]);&quot;&quot;)">
            <text:p/>
          </table:table-cell>
          <table:table-cell table:style-name="ce17" table:formula="of:=LEFT([.AQ85];LEN([.AQ85])-LEN([.AS85]))&amp;[.AT85]">
            <text:p/>
          </table:table-cell>
          <table:table-cell table:style-name="ce17" table:formula="of:=IFERROR(INDEX([$Окончания.$C$1:$Окончания.$C$1048576];[.AR85]);&quot;&quot;)">
            <text:p/>
          </table:table-cell>
          <table:table-cell table:style-name="ce17" table:formula="of:=LEFT([.AQ85];LEN([.AQ85])-LEN([.AS85]))&amp;[.AV85]">
            <text:p/>
          </table:table-cell>
          <table:table-cell table:style-name="ce18" table:formula="of:=MID([.AO85];[.AP85];1)&amp;IF(MID([.AO85];[.AP85]+1;1)=&quot;(&quot;; &quot;(&quot;; &quot;&quot;)">
            <text:p/>
          </table:table-cell>
          <table:table-cell table:formula="of:=MID([.AO85];[.AP85]+LEN([.AX85]);100)">
            <text:p/>
          </table:table-cell>
          <table:table-cell table:formula="of:=[.$G85]&amp;[.$J85]&amp;[.$Q85]&amp;[.$T85]&amp;[.$AA85]&amp;[.$AD85]&amp;[.$AK85]&amp;[.$AN85]&amp;[.$AU85]&amp;[.$AX85]&amp;[.$AY85]" office:value-type="string" office:string-value="Плотнику" calcext:value-type="string">
            <text:p>Плотнику</text:p>
          </table:table-cell>
          <table:table-cell office:value-type="string" calcext:value-type="string">
            <text:p>Плотнику</text:p>
          </table:table-cell>
          <table:table-cell table:style-name="ce17" table:formula="of:=IF([.AZ85]=[.BA85];0;1)" office:value-type="float" office:value="0" calcext:value-type="float">
            <text:p>0</text:p>
          </table:table-cell>
          <table:table-cell table:formula="of:=[.$I85]&amp;[.$J85]&amp;[.$S85]&amp;[.$T85]&amp;[.$AC85]&amp;[.$AD85]&amp;[.$AM85]&amp;[.$AN85]&amp;[.$AW85]&amp;[.$AX85]&amp;[.$AY85]" office:value-type="string" office:string-value="Плотника" calcext:value-type="string">
            <text:p>Плотника</text:p>
          </table:table-cell>
          <table:table-cell table:style-name="ce22" office:value-type="string" calcext:value-type="string">
            <text:p>Плотника</text:p>
          </table:table-cell>
          <table:table-cell table:style-name="ce17" table:formula="of:=IF([.BC85]=[.BD85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подсобный рабочий</text:p>
          </table:table-cell>
          <table:table-cell table:formula="of:=MIN(SEARCH(&quot; &quot;;[.A86]&amp;&quot; &quot;);SEARCH(&quot;-&quot;;[.A86]&amp;&quot;-&quot;); SEARCH(&quot;)&quot;;[.A86]&amp;&quot;)&quot;))" office:value-type="float" office:value="10" calcext:value-type="float">
            <text:p>10</text:p>
          </table:table-cell>
          <table:table-cell table:formula="of:=LEFT([.A86];[.B86]-1)" office:value-type="string" office:string-value="подсобный" calcext:value-type="string">
            <text:p>подсобный</text:p>
          </table:table-cell>
          <table:table-cell table:formula="of:=IFERROR(MATCH(RIGHT([.C86];5);[$Окончания.$A$1:$Окончания.$A$1048576];0);IFERROR(MATCH(RIGHT([.C86];4);[$Окончания.$A$1:$Окончания.$A$1048576];0);IFERROR(MATCH(RIGHT([.C86];3);[$Окончания.$A$1:$Окончания.$A$1048576];0);IFERROR(MATCH(RIGHT([.C86];2);[$Окончания.$A$1:$Окончания.$A$1048576];0);MATCH(RIGHT([.C86];1);[$Окончания.$A$1:$Окончания.$A$1048576];0)))))" office:value-type="float" office:value="8" calcext:value-type="float">
            <text:p>8</text:p>
          </table:table-cell>
          <table:table-cell table:formula="of:=IFERROR(INDEX([$Окончания.$A$1:$Окончания.$A$1048576];[.D86]);&quot;&quot;)" office:value-type="string" office:string-value="ый" calcext:value-type="string">
            <text:p>ый</text:p>
          </table:table-cell>
          <table:table-cell table:formula="of:=IFERROR(INDEX([$Окончания.$B$1:$Окончания.$B$1048576];[.D86]);&quot;&quot;)" office:value-type="string" office:string-value="ому" calcext:value-type="string">
            <text:p>ому</text:p>
          </table:table-cell>
          <table:table-cell table:style-name="ce17" table:formula="of:=LEFT([.C86];LEN([.C86])-LEN([.E86]))&amp;[.F86]" office:value-type="string" office:string-value="подсобному" calcext:value-type="string">
            <text:p>подсобному</text:p>
          </table:table-cell>
          <table:table-cell table:style-name="ce17" table:formula="of:=IFERROR(INDEX([$Окончания.$C$1:$Окончания.$C$1048576];[.D86]);&quot;&quot;)" office:value-type="string" office:string-value="ого" calcext:value-type="string">
            <text:p>ого</text:p>
          </table:table-cell>
          <table:table-cell table:style-name="ce17" table:formula="of:=LEFT([.C86];LEN([.C86])-LEN([.E86]))&amp;[.H86]" office:value-type="string" office:string-value="подсобного" calcext:value-type="string">
            <text:p>подсобного</text:p>
          </table:table-cell>
          <table:table-cell table:style-name="ce18" table:formula="of:=MID([.A86];[.B86];1)&amp;IF(MID([.A86];[.B86]+1;1)=&quot;(&quot;; &quot;(&quot;; &quot;&quot;)" office:value-type="string" office:string-value=" " calcext:value-type="string">
            <text:p><text:s/></text:p>
          </table:table-cell>
          <table:table-cell table:formula="of:=MID([.A86];[.B86]+LEN([.J86]);100)" office:value-type="string" office:string-value="рабочий" calcext:value-type="string">
            <text:p>рабочий</text:p>
          </table:table-cell>
          <table:table-cell table:formula="of:=MIN(SEARCH(&quot; &quot;;[.K86]&amp;&quot; &quot;);SEARCH(&quot;-&quot;;[.K86]&amp;&quot;-&quot;); SEARCH(&quot;)&quot;;[.K86]&amp;&quot;)&quot;))" office:value-type="float" office:value="8" calcext:value-type="float">
            <text:p>8</text:p>
          </table:table-cell>
          <table:table-cell table:formula="of:=LEFT([.K86];[.L86]-1)" office:value-type="string" office:string-value="рабочий" calcext:value-type="string">
            <text:p>рабочий</text:p>
          </table:table-cell>
          <table:table-cell table:formula="of:=IFERROR(MATCH(RIGHT([.M86];5);[$Окончания.$A$1:$Окончания.$A$1048576];0);IFERROR(MATCH(RIGHT([.M86];4);[$Окончания.$A$1:$Окончания.$A$1048576];0);IFERROR(MATCH(RIGHT([.M86];3);[$Окончания.$A$1:$Окончания.$A$1048576];0);IFERROR(MATCH(RIGHT([.M86];2);[$Окончания.$A$1:$Окончания.$A$1048576];0);MATCH(RIGHT([.M86];1);[$Окончания.$A$1:$Окончания.$A$1048576];0)))))" office:value-type="float" office:value="6" calcext:value-type="float">
            <text:p>6</text:p>
          </table:table-cell>
          <table:table-cell table:formula="of:=IFERROR(INDEX([$Окончания.$A$1:$Окончания.$A$1048576];[.N86]);&quot;&quot;)" office:value-type="string" office:string-value="чий" calcext:value-type="string">
            <text:p>чий</text:p>
          </table:table-cell>
          <table:table-cell table:formula="of:=IFERROR(INDEX([$Окончания.$B$1:$Окончания.$B$1048576];[.N86]);&quot;&quot;)" office:value-type="string" office:string-value="чему" calcext:value-type="string">
            <text:p>чему</text:p>
          </table:table-cell>
          <table:table-cell table:style-name="ce17" table:formula="of:=LEFT([.M86];LEN([.M86])-LEN([.O86]))&amp;[.P86]" office:value-type="string" office:string-value="рабочему" calcext:value-type="string">
            <text:p>рабочему</text:p>
          </table:table-cell>
          <table:table-cell table:style-name="ce17" table:formula="of:=IFERROR(INDEX([$Окончания.$C$1:$Окончания.$C$1048576];[.N86]);&quot;&quot;)" office:value-type="string" office:string-value="чего" calcext:value-type="string">
            <text:p>чего</text:p>
          </table:table-cell>
          <table:table-cell table:style-name="ce17" table:formula="of:=LEFT([.M86];LEN([.M86])-LEN([.O86]))&amp;[.R86]" office:value-type="string" office:string-value="рабочего" calcext:value-type="string">
            <text:p>рабочего</text:p>
          </table:table-cell>
          <table:table-cell table:style-name="ce18" table:formula="of:=MID([.K86];[.L86];1)&amp;IF(MID([.K86];[.L86]+1;1)=&quot;(&quot;; &quot;(&quot;; &quot;&quot;)">
            <text:p/>
          </table:table-cell>
          <table:table-cell table:formula="of:=MID([.K86];[.L86]+LEN([.T86]);100)">
            <text:p/>
          </table:table-cell>
          <table:table-cell table:formula="of:=MIN(SEARCH(&quot; &quot;;[.U86]&amp;&quot; &quot;);SEARCH(&quot;-&quot;;[.U86]&amp;&quot;-&quot;); SEARCH(&quot;)&quot;;[.U86]&amp;&quot;)&quot;))" office:value-type="float" office:value="1" calcext:value-type="float">
            <text:p>1</text:p>
          </table:table-cell>
          <table:table-cell table:formula="of:=LEFT([.U86];[.V86]-1)">
            <text:p/>
          </table:table-cell>
          <table:table-cell table:formula="of:=IFERROR(MATCH(RIGHT([.W86];5);[$Окончания.$A$1:$Окончания.$A$1048576];0);IFERROR(MATCH(RIGHT([.W86];4);[$Окончания.$A$1:$Окончания.$A$1048576];0);IFERROR(MATCH(RIGHT([.W86];3);[$Окончания.$A$1:$Окончания.$A$1048576];0);IFERROR(MATCH(RIGHT([.W86];2);[$Окончания.$A$1:$Окончания.$A$1048576];0);MATCH(RIGHT([.W8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86]);&quot;&quot;)">
            <text:p/>
          </table:table-cell>
          <table:table-cell table:formula="of:=IFERROR(INDEX([$Окончания.$B$1:$Окончания.$B$1048576];[.X86]);&quot;&quot;)">
            <text:p/>
          </table:table-cell>
          <table:table-cell table:style-name="ce17" table:formula="of:=LEFT([.W86];LEN([.W86])-LEN([.Y86]))&amp;[.Z86]">
            <text:p/>
          </table:table-cell>
          <table:table-cell table:style-name="ce17" table:formula="of:=IFERROR(INDEX([$Окончания.$C$1:$Окончания.$C$1048576];[.X86]);&quot;&quot;)">
            <text:p/>
          </table:table-cell>
          <table:table-cell table:style-name="ce17" table:formula="of:=LEFT([.W86];LEN([.W86])-LEN([.Y86]))&amp;[.AB86]">
            <text:p/>
          </table:table-cell>
          <table:table-cell table:style-name="ce18" table:formula="of:=MID([.U86];[.V86];1)&amp;IF(MID([.U86];[.V86]+1;1)=&quot;(&quot;; &quot;(&quot;; &quot;&quot;)">
            <text:p/>
          </table:table-cell>
          <table:table-cell table:formula="of:=MID([.U86];[.V86]+LEN([.AD86]);100)">
            <text:p/>
          </table:table-cell>
          <table:table-cell table:formula="of:=MIN(SEARCH(&quot; &quot;;[.AE86]&amp;&quot; &quot;);SEARCH(&quot;-&quot;;[.AE86]&amp;&quot;-&quot;); SEARCH(&quot;)&quot;;[.AE86]&amp;&quot;)&quot;))" office:value-type="float" office:value="1" calcext:value-type="float">
            <text:p>1</text:p>
          </table:table-cell>
          <table:table-cell table:formula="of:=LEFT([.AE86];[.AF86]-1)">
            <text:p/>
          </table:table-cell>
          <table:table-cell table:formula="of:=IFERROR(MATCH(RIGHT([.AG86];5);[$Окончания.$A$1:$Окончания.$A$1048576];0);IFERROR(MATCH(RIGHT([.AG86];4);[$Окончания.$A$1:$Окончания.$A$1048576];0);IFERROR(MATCH(RIGHT([.AG86];3);[$Окончания.$A$1:$Окончания.$A$1048576];0);IFERROR(MATCH(RIGHT([.AG86];2);[$Окончания.$A$1:$Окончания.$A$1048576];0);MATCH(RIGHT([.AG8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86]);&quot;&quot;)">
            <text:p/>
          </table:table-cell>
          <table:table-cell table:formula="of:=IFERROR(INDEX([$Окончания.$B$1:$Окончания.$B$1048576];[.AH86]);&quot;&quot;)">
            <text:p/>
          </table:table-cell>
          <table:table-cell table:style-name="ce17" table:formula="of:=LEFT([.AG86];LEN([.AG86])-LEN([.AI86]))&amp;[.AJ86]">
            <text:p/>
          </table:table-cell>
          <table:table-cell table:style-name="ce17" table:formula="of:=IFERROR(INDEX([$Окончания.$C$1:$Окончания.$C$1048576];[.AH86]);&quot;&quot;)">
            <text:p/>
          </table:table-cell>
          <table:table-cell table:style-name="ce17" table:formula="of:=LEFT([.AG86];LEN([.AG86])-LEN([.AI86]))&amp;[.AL86]">
            <text:p/>
          </table:table-cell>
          <table:table-cell table:style-name="ce18" table:formula="of:=MID([.AE86];[.AF86];1)&amp;IF(MID([.AE86];[.AF86]+1;1)=&quot;(&quot;; &quot;(&quot;; &quot;&quot;)">
            <text:p/>
          </table:table-cell>
          <table:table-cell table:formula="of:=MID([.AE86];[.AF86]+LEN([.AN86]);100)">
            <text:p/>
          </table:table-cell>
          <table:table-cell table:formula="of:=MIN(SEARCH(&quot; &quot;;[.AO86]&amp;&quot; &quot;);SEARCH(&quot;-&quot;;[.AO86]&amp;&quot;-&quot;); SEARCH(&quot;)&quot;;[.AO86]&amp;&quot;)&quot;))" office:value-type="float" office:value="1" calcext:value-type="float">
            <text:p>1</text:p>
          </table:table-cell>
          <table:table-cell table:formula="of:=LEFT([.AO86];[.AP86]-1)">
            <text:p/>
          </table:table-cell>
          <table:table-cell table:formula="of:=IFERROR(MATCH(RIGHT([.AQ86];5);[$Окончания.$A$1:$Окончания.$A$1048576];0);IFERROR(MATCH(RIGHT([.AQ86];4);[$Окончания.$A$1:$Окончания.$A$1048576];0);IFERROR(MATCH(RIGHT([.AQ86];3);[$Окончания.$A$1:$Окончания.$A$1048576];0);IFERROR(MATCH(RIGHT([.AQ86];2);[$Окончания.$A$1:$Окончания.$A$1048576];0);MATCH(RIGHT([.AQ8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86]);&quot;&quot;)">
            <text:p/>
          </table:table-cell>
          <table:table-cell table:formula="of:=IFERROR(INDEX([$Окончания.$B$1:$Окончания.$B$1048576];[.AR86]);&quot;&quot;)">
            <text:p/>
          </table:table-cell>
          <table:table-cell table:style-name="ce17" table:formula="of:=LEFT([.AQ86];LEN([.AQ86])-LEN([.AS86]))&amp;[.AT86]">
            <text:p/>
          </table:table-cell>
          <table:table-cell table:style-name="ce17" table:formula="of:=IFERROR(INDEX([$Окончания.$C$1:$Окончания.$C$1048576];[.AR86]);&quot;&quot;)">
            <text:p/>
          </table:table-cell>
          <table:table-cell table:style-name="ce17" table:formula="of:=LEFT([.AQ86];LEN([.AQ86])-LEN([.AS86]))&amp;[.AV86]">
            <text:p/>
          </table:table-cell>
          <table:table-cell table:style-name="ce18" table:formula="of:=MID([.AO86];[.AP86];1)&amp;IF(MID([.AO86];[.AP86]+1;1)=&quot;(&quot;; &quot;(&quot;; &quot;&quot;)">
            <text:p/>
          </table:table-cell>
          <table:table-cell table:formula="of:=MID([.AO86];[.AP86]+LEN([.AX86]);100)">
            <text:p/>
          </table:table-cell>
          <table:table-cell table:formula="of:=[.$G86]&amp;[.$J86]&amp;[.$Q86]&amp;[.$T86]&amp;[.$AA86]&amp;[.$AD86]&amp;[.$AK86]&amp;[.$AN86]&amp;[.$AU86]&amp;[.$AX86]&amp;[.$AY86]" office:value-type="string" office:string-value="подсобному рабочему" calcext:value-type="string">
            <text:p>подсобному рабочему</text:p>
          </table:table-cell>
          <table:table-cell office:value-type="string" calcext:value-type="string">
            <text:p>подсобному рабочему</text:p>
          </table:table-cell>
          <table:table-cell table:style-name="ce17" table:formula="of:=IF([.AZ86]=[.BA86];0;1)" office:value-type="float" office:value="0" calcext:value-type="float">
            <text:p>0</text:p>
          </table:table-cell>
          <table:table-cell table:formula="of:=[.$I86]&amp;[.$J86]&amp;[.$S86]&amp;[.$T86]&amp;[.$AC86]&amp;[.$AD86]&amp;[.$AM86]&amp;[.$AN86]&amp;[.$AW86]&amp;[.$AX86]&amp;[.$AY86]" office:value-type="string" office:string-value="подсобного рабочего" calcext:value-type="string">
            <text:p>подсобного рабочего</text:p>
          </table:table-cell>
          <table:table-cell table:style-name="ce22" office:value-type="string" calcext:value-type="string">
            <text:p>подсобного рабочего</text:p>
          </table:table-cell>
          <table:table-cell table:style-name="ce17" table:formula="of:=IF([.BC86]=[.BD86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Подсобный рабочий</text:p>
          </table:table-cell>
          <table:table-cell table:formula="of:=MIN(SEARCH(&quot; &quot;;[.A87]&amp;&quot; &quot;);SEARCH(&quot;-&quot;;[.A87]&amp;&quot;-&quot;); SEARCH(&quot;)&quot;;[.A87]&amp;&quot;)&quot;))" office:value-type="float" office:value="10" calcext:value-type="float">
            <text:p>10</text:p>
          </table:table-cell>
          <table:table-cell table:formula="of:=LEFT([.A87];[.B87]-1)" office:value-type="string" office:string-value="Подсобный" calcext:value-type="string">
            <text:p>Подсобный</text:p>
          </table:table-cell>
          <table:table-cell table:formula="of:=IFERROR(MATCH(RIGHT([.C87];5);[$Окончания.$A$1:$Окончания.$A$1048576];0);IFERROR(MATCH(RIGHT([.C87];4);[$Окончания.$A$1:$Окончания.$A$1048576];0);IFERROR(MATCH(RIGHT([.C87];3);[$Окончания.$A$1:$Окончания.$A$1048576];0);IFERROR(MATCH(RIGHT([.C87];2);[$Окончания.$A$1:$Окончания.$A$1048576];0);MATCH(RIGHT([.C87];1);[$Окончания.$A$1:$Окончания.$A$1048576];0)))))" office:value-type="float" office:value="8" calcext:value-type="float">
            <text:p>8</text:p>
          </table:table-cell>
          <table:table-cell table:formula="of:=IFERROR(INDEX([$Окончания.$A$1:$Окончания.$A$1048576];[.D87]);&quot;&quot;)" office:value-type="string" office:string-value="ый" calcext:value-type="string">
            <text:p>ый</text:p>
          </table:table-cell>
          <table:table-cell table:formula="of:=IFERROR(INDEX([$Окончания.$B$1:$Окончания.$B$1048576];[.D87]);&quot;&quot;)" office:value-type="string" office:string-value="ому" calcext:value-type="string">
            <text:p>ому</text:p>
          </table:table-cell>
          <table:table-cell table:style-name="ce17" table:formula="of:=LEFT([.C87];LEN([.C87])-LEN([.E87]))&amp;[.F87]" office:value-type="string" office:string-value="Подсобному" calcext:value-type="string">
            <text:p>Подсобному</text:p>
          </table:table-cell>
          <table:table-cell table:style-name="ce17" table:formula="of:=IFERROR(INDEX([$Окончания.$C$1:$Окончания.$C$1048576];[.D87]);&quot;&quot;)" office:value-type="string" office:string-value="ого" calcext:value-type="string">
            <text:p>ого</text:p>
          </table:table-cell>
          <table:table-cell table:style-name="ce17" table:formula="of:=LEFT([.C87];LEN([.C87])-LEN([.E87]))&amp;[.H87]" office:value-type="string" office:string-value="Подсобного" calcext:value-type="string">
            <text:p>Подсобного</text:p>
          </table:table-cell>
          <table:table-cell table:style-name="ce18" table:formula="of:=MID([.A87];[.B87];1)&amp;IF(MID([.A87];[.B87]+1;1)=&quot;(&quot;; &quot;(&quot;; &quot;&quot;)" office:value-type="string" office:string-value=" " calcext:value-type="string">
            <text:p><text:s/></text:p>
          </table:table-cell>
          <table:table-cell table:formula="of:=MID([.A87];[.B87]+LEN([.J87]);100)" office:value-type="string" office:string-value="рабочий" calcext:value-type="string">
            <text:p>рабочий</text:p>
          </table:table-cell>
          <table:table-cell table:formula="of:=MIN(SEARCH(&quot; &quot;;[.K87]&amp;&quot; &quot;);SEARCH(&quot;-&quot;;[.K87]&amp;&quot;-&quot;); SEARCH(&quot;)&quot;;[.K87]&amp;&quot;)&quot;))" office:value-type="float" office:value="8" calcext:value-type="float">
            <text:p>8</text:p>
          </table:table-cell>
          <table:table-cell table:formula="of:=LEFT([.K87];[.L87]-1)" office:value-type="string" office:string-value="рабочий" calcext:value-type="string">
            <text:p>рабочий</text:p>
          </table:table-cell>
          <table:table-cell table:formula="of:=IFERROR(MATCH(RIGHT([.M87];5);[$Окончания.$A$1:$Окончания.$A$1048576];0);IFERROR(MATCH(RIGHT([.M87];4);[$Окончания.$A$1:$Окончания.$A$1048576];0);IFERROR(MATCH(RIGHT([.M87];3);[$Окончания.$A$1:$Окончания.$A$1048576];0);IFERROR(MATCH(RIGHT([.M87];2);[$Окончания.$A$1:$Окончания.$A$1048576];0);MATCH(RIGHT([.M87];1);[$Окончания.$A$1:$Окончания.$A$1048576];0)))))" office:value-type="float" office:value="6" calcext:value-type="float">
            <text:p>6</text:p>
          </table:table-cell>
          <table:table-cell table:formula="of:=IFERROR(INDEX([$Окончания.$A$1:$Окончания.$A$1048576];[.N87]);&quot;&quot;)" office:value-type="string" office:string-value="чий" calcext:value-type="string">
            <text:p>чий</text:p>
          </table:table-cell>
          <table:table-cell table:formula="of:=IFERROR(INDEX([$Окончания.$B$1:$Окончания.$B$1048576];[.N87]);&quot;&quot;)" office:value-type="string" office:string-value="чему" calcext:value-type="string">
            <text:p>чему</text:p>
          </table:table-cell>
          <table:table-cell table:style-name="ce17" table:formula="of:=LEFT([.M87];LEN([.M87])-LEN([.O87]))&amp;[.P87]" office:value-type="string" office:string-value="рабочему" calcext:value-type="string">
            <text:p>рабочему</text:p>
          </table:table-cell>
          <table:table-cell table:style-name="ce17" table:formula="of:=IFERROR(INDEX([$Окончания.$C$1:$Окончания.$C$1048576];[.N87]);&quot;&quot;)" office:value-type="string" office:string-value="чего" calcext:value-type="string">
            <text:p>чего</text:p>
          </table:table-cell>
          <table:table-cell table:style-name="ce17" table:formula="of:=LEFT([.M87];LEN([.M87])-LEN([.O87]))&amp;[.R87]" office:value-type="string" office:string-value="рабочего" calcext:value-type="string">
            <text:p>рабочего</text:p>
          </table:table-cell>
          <table:table-cell table:style-name="ce18" table:formula="of:=MID([.K87];[.L87];1)&amp;IF(MID([.K87];[.L87]+1;1)=&quot;(&quot;; &quot;(&quot;; &quot;&quot;)">
            <text:p/>
          </table:table-cell>
          <table:table-cell table:formula="of:=MID([.K87];[.L87]+LEN([.T87]);100)">
            <text:p/>
          </table:table-cell>
          <table:table-cell table:formula="of:=MIN(SEARCH(&quot; &quot;;[.U87]&amp;&quot; &quot;);SEARCH(&quot;-&quot;;[.U87]&amp;&quot;-&quot;); SEARCH(&quot;)&quot;;[.U87]&amp;&quot;)&quot;))" office:value-type="float" office:value="1" calcext:value-type="float">
            <text:p>1</text:p>
          </table:table-cell>
          <table:table-cell table:formula="of:=LEFT([.U87];[.V87]-1)">
            <text:p/>
          </table:table-cell>
          <table:table-cell table:formula="of:=IFERROR(MATCH(RIGHT([.W87];5);[$Окончания.$A$1:$Окончания.$A$1048576];0);IFERROR(MATCH(RIGHT([.W87];4);[$Окончания.$A$1:$Окончания.$A$1048576];0);IFERROR(MATCH(RIGHT([.W87];3);[$Окончания.$A$1:$Окончания.$A$1048576];0);IFERROR(MATCH(RIGHT([.W87];2);[$Окончания.$A$1:$Окончания.$A$1048576];0);MATCH(RIGHT([.W8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87]);&quot;&quot;)">
            <text:p/>
          </table:table-cell>
          <table:table-cell table:formula="of:=IFERROR(INDEX([$Окончания.$B$1:$Окончания.$B$1048576];[.X87]);&quot;&quot;)">
            <text:p/>
          </table:table-cell>
          <table:table-cell table:style-name="ce17" table:formula="of:=LEFT([.W87];LEN([.W87])-LEN([.Y87]))&amp;[.Z87]">
            <text:p/>
          </table:table-cell>
          <table:table-cell table:style-name="ce17" table:formula="of:=IFERROR(INDEX([$Окончания.$C$1:$Окончания.$C$1048576];[.X87]);&quot;&quot;)">
            <text:p/>
          </table:table-cell>
          <table:table-cell table:style-name="ce17" table:formula="of:=LEFT([.W87];LEN([.W87])-LEN([.Y87]))&amp;[.AB87]">
            <text:p/>
          </table:table-cell>
          <table:table-cell table:style-name="ce18" table:formula="of:=MID([.U87];[.V87];1)&amp;IF(MID([.U87];[.V87]+1;1)=&quot;(&quot;; &quot;(&quot;; &quot;&quot;)">
            <text:p/>
          </table:table-cell>
          <table:table-cell table:formula="of:=MID([.U87];[.V87]+LEN([.AD87]);100)">
            <text:p/>
          </table:table-cell>
          <table:table-cell table:formula="of:=MIN(SEARCH(&quot; &quot;;[.AE87]&amp;&quot; &quot;);SEARCH(&quot;-&quot;;[.AE87]&amp;&quot;-&quot;); SEARCH(&quot;)&quot;;[.AE87]&amp;&quot;)&quot;))" office:value-type="float" office:value="1" calcext:value-type="float">
            <text:p>1</text:p>
          </table:table-cell>
          <table:table-cell table:formula="of:=LEFT([.AE87];[.AF87]-1)">
            <text:p/>
          </table:table-cell>
          <table:table-cell table:formula="of:=IFERROR(MATCH(RIGHT([.AG87];5);[$Окончания.$A$1:$Окончания.$A$1048576];0);IFERROR(MATCH(RIGHT([.AG87];4);[$Окончания.$A$1:$Окончания.$A$1048576];0);IFERROR(MATCH(RIGHT([.AG87];3);[$Окончания.$A$1:$Окончания.$A$1048576];0);IFERROR(MATCH(RIGHT([.AG87];2);[$Окончания.$A$1:$Окончания.$A$1048576];0);MATCH(RIGHT([.AG8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87]);&quot;&quot;)">
            <text:p/>
          </table:table-cell>
          <table:table-cell table:formula="of:=IFERROR(INDEX([$Окончания.$B$1:$Окончания.$B$1048576];[.AH87]);&quot;&quot;)">
            <text:p/>
          </table:table-cell>
          <table:table-cell table:style-name="ce17" table:formula="of:=LEFT([.AG87];LEN([.AG87])-LEN([.AI87]))&amp;[.AJ87]">
            <text:p/>
          </table:table-cell>
          <table:table-cell table:style-name="ce17" table:formula="of:=IFERROR(INDEX([$Окончания.$C$1:$Окончания.$C$1048576];[.AH87]);&quot;&quot;)">
            <text:p/>
          </table:table-cell>
          <table:table-cell table:style-name="ce17" table:formula="of:=LEFT([.AG87];LEN([.AG87])-LEN([.AI87]))&amp;[.AL87]">
            <text:p/>
          </table:table-cell>
          <table:table-cell table:style-name="ce18" table:formula="of:=MID([.AE87];[.AF87];1)&amp;IF(MID([.AE87];[.AF87]+1;1)=&quot;(&quot;; &quot;(&quot;; &quot;&quot;)">
            <text:p/>
          </table:table-cell>
          <table:table-cell table:formula="of:=MID([.AE87];[.AF87]+LEN([.AN87]);100)">
            <text:p/>
          </table:table-cell>
          <table:table-cell table:formula="of:=MIN(SEARCH(&quot; &quot;;[.AO87]&amp;&quot; &quot;);SEARCH(&quot;-&quot;;[.AO87]&amp;&quot;-&quot;); SEARCH(&quot;)&quot;;[.AO87]&amp;&quot;)&quot;))" office:value-type="float" office:value="1" calcext:value-type="float">
            <text:p>1</text:p>
          </table:table-cell>
          <table:table-cell table:formula="of:=LEFT([.AO87];[.AP87]-1)">
            <text:p/>
          </table:table-cell>
          <table:table-cell table:formula="of:=IFERROR(MATCH(RIGHT([.AQ87];5);[$Окончания.$A$1:$Окончания.$A$1048576];0);IFERROR(MATCH(RIGHT([.AQ87];4);[$Окончания.$A$1:$Окончания.$A$1048576];0);IFERROR(MATCH(RIGHT([.AQ87];3);[$Окончания.$A$1:$Окончания.$A$1048576];0);IFERROR(MATCH(RIGHT([.AQ87];2);[$Окончания.$A$1:$Окончания.$A$1048576];0);MATCH(RIGHT([.AQ8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87]);&quot;&quot;)">
            <text:p/>
          </table:table-cell>
          <table:table-cell table:formula="of:=IFERROR(INDEX([$Окончания.$B$1:$Окончания.$B$1048576];[.AR87]);&quot;&quot;)">
            <text:p/>
          </table:table-cell>
          <table:table-cell table:style-name="ce17" table:formula="of:=LEFT([.AQ87];LEN([.AQ87])-LEN([.AS87]))&amp;[.AT87]">
            <text:p/>
          </table:table-cell>
          <table:table-cell table:style-name="ce17" table:formula="of:=IFERROR(INDEX([$Окончания.$C$1:$Окончания.$C$1048576];[.AR87]);&quot;&quot;)">
            <text:p/>
          </table:table-cell>
          <table:table-cell table:style-name="ce17" table:formula="of:=LEFT([.AQ87];LEN([.AQ87])-LEN([.AS87]))&amp;[.AV87]">
            <text:p/>
          </table:table-cell>
          <table:table-cell table:style-name="ce18" table:formula="of:=MID([.AO87];[.AP87];1)&amp;IF(MID([.AO87];[.AP87]+1;1)=&quot;(&quot;; &quot;(&quot;; &quot;&quot;)">
            <text:p/>
          </table:table-cell>
          <table:table-cell table:formula="of:=MID([.AO87];[.AP87]+LEN([.AX87]);100)">
            <text:p/>
          </table:table-cell>
          <table:table-cell table:formula="of:=[.$G87]&amp;[.$J87]&amp;[.$Q87]&amp;[.$T87]&amp;[.$AA87]&amp;[.$AD87]&amp;[.$AK87]&amp;[.$AN87]&amp;[.$AU87]&amp;[.$AX87]&amp;[.$AY87]" office:value-type="string" office:string-value="Подсобному рабочему" calcext:value-type="string">
            <text:p>Подсобному рабочему</text:p>
          </table:table-cell>
          <table:table-cell office:value-type="string" calcext:value-type="string">
            <text:p>Подсобному рабочему</text:p>
          </table:table-cell>
          <table:table-cell table:style-name="ce17" table:formula="of:=IF([.AZ87]=[.BA87];0;1)" office:value-type="float" office:value="0" calcext:value-type="float">
            <text:p>0</text:p>
          </table:table-cell>
          <table:table-cell table:formula="of:=[.$I87]&amp;[.$J87]&amp;[.$S87]&amp;[.$T87]&amp;[.$AC87]&amp;[.$AD87]&amp;[.$AM87]&amp;[.$AN87]&amp;[.$AW87]&amp;[.$AX87]&amp;[.$AY87]" office:value-type="string" office:string-value="Подсобного рабочего" calcext:value-type="string">
            <text:p>Подсобного рабочего</text:p>
          </table:table-cell>
          <table:table-cell table:style-name="ce22" office:value-type="string" calcext:value-type="string">
            <text:p>Подсобного рабочего</text:p>
          </table:table-cell>
          <table:table-cell table:style-name="ce17" table:formula="of:=IF([.BC87]=[.BD87];0;1)" office:value-type="float" office:value="0" calcext:value-type="float">
            <text:p>0</text:p>
          </table:table-cell>
          <table:table-cell table:number-columns-repeated="967"/>
        </table:table-row>
        <table:table-row table:style-name="ro9">
          <table:table-cell table:style-name="ce14" office:value-type="string" calcext:value-type="string">
            <text:p>Прессовщик лома и отходов металла</text:p>
          </table:table-cell>
          <table:table-cell table:formula="of:=MIN(SEARCH(&quot; &quot;;[.A88]&amp;&quot; &quot;);SEARCH(&quot;-&quot;;[.A88]&amp;&quot;-&quot;); SEARCH(&quot;)&quot;;[.A88]&amp;&quot;)&quot;))" office:value-type="float" office:value="11" calcext:value-type="float">
            <text:p>11</text:p>
          </table:table-cell>
          <table:table-cell table:formula="of:=LEFT([.A88];[.B88]-1)" office:value-type="string" office:string-value="Прессовщик" calcext:value-type="string">
            <text:p>Прессовщик</text:p>
          </table:table-cell>
          <table:table-cell table:formula="of:=IFERROR(MATCH(RIGHT([.C88];5);[$Окончания.$A$1:$Окончания.$A$1048576];0);IFERROR(MATCH(RIGHT([.C88];4);[$Окончания.$A$1:$Окончания.$A$1048576];0);IFERROR(MATCH(RIGHT([.C88];3);[$Окончания.$A$1:$Окончания.$A$1048576];0);IFERROR(MATCH(RIGHT([.C88];2);[$Окончания.$A$1:$Окончания.$A$1048576];0);MATCH(RIGHT([.C88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88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88]);&quot;&quot;)" office:value-type="string" office:string-value="ку" calcext:value-type="string">
            <text:p>ку</text:p>
          </table:table-cell>
          <table:table-cell table:style-name="ce17" table:formula="of:=LEFT([.C88];LEN([.C88])-LEN([.E88]))&amp;[.F88]" office:value-type="string" office:string-value="Прессовщику" calcext:value-type="string">
            <text:p>Прессовщику</text:p>
          </table:table-cell>
          <table:table-cell table:style-name="ce17" table:formula="of:=IFERROR(INDEX([$Окончания.$C$1:$Окончания.$C$1048576];[.D88]);&quot;&quot;)" office:value-type="string" office:string-value="ка" calcext:value-type="string">
            <text:p>ка</text:p>
          </table:table-cell>
          <table:table-cell table:style-name="ce17" table:formula="of:=LEFT([.C88];LEN([.C88])-LEN([.E88]))&amp;[.H88]" office:value-type="string" office:string-value="Прессовщика" calcext:value-type="string">
            <text:p>Прессовщика</text:p>
          </table:table-cell>
          <table:table-cell table:style-name="ce18" table:formula="of:=MID([.A88];[.B88];1)&amp;IF(MID([.A88];[.B88]+1;1)=&quot;(&quot;; &quot;(&quot;; &quot;&quot;)" office:value-type="string" office:string-value=" " calcext:value-type="string">
            <text:p><text:s/></text:p>
          </table:table-cell>
          <table:table-cell table:formula="of:=MID([.A88];[.B88]+LEN([.J88]);100)" office:value-type="string" office:string-value="лома и отходов металла" calcext:value-type="string">
            <text:p>лома и отходов металла</text:p>
          </table:table-cell>
          <table:table-cell table:formula="of:=MIN(SEARCH(&quot; &quot;;[.K88]&amp;&quot; &quot;);SEARCH(&quot;-&quot;;[.K88]&amp;&quot;-&quot;); SEARCH(&quot;)&quot;;[.K88]&amp;&quot;)&quot;))" office:value-type="float" office:value="5" calcext:value-type="float">
            <text:p>5</text:p>
          </table:table-cell>
          <table:table-cell table:formula="of:=LEFT([.K88];[.L88]-1)" office:value-type="string" office:string-value="лома" calcext:value-type="string">
            <text:p>лома</text:p>
          </table:table-cell>
          <table:table-cell table:formula="of:=IFERROR(MATCH(RIGHT([.M88];5);[$Окончания.$A$1:$Окончания.$A$1048576];0);IFERROR(MATCH(RIGHT([.M88];4);[$Окончания.$A$1:$Окончания.$A$1048576];0);IFERROR(MATCH(RIGHT([.M88];3);[$Окончания.$A$1:$Окончания.$A$1048576];0);IFERROR(MATCH(RIGHT([.M88];2);[$Окончания.$A$1:$Окончания.$A$1048576];0);MATCH(RIGHT([.M8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88]);&quot;&quot;)">
            <text:p/>
          </table:table-cell>
          <table:table-cell table:formula="of:=IFERROR(INDEX([$Окончания.$B$1:$Окончания.$B$1048576];[.N88]);&quot;&quot;)">
            <text:p/>
          </table:table-cell>
          <table:table-cell table:style-name="ce17" table:formula="of:=LEFT([.M88];LEN([.M88])-LEN([.O88]))&amp;[.P88]" office:value-type="string" office:string-value="лома" calcext:value-type="string">
            <text:p>лома</text:p>
          </table:table-cell>
          <table:table-cell table:style-name="ce17" table:formula="of:=IFERROR(INDEX([$Окончания.$C$1:$Окончания.$C$1048576];[.N88]);&quot;&quot;)">
            <text:p/>
          </table:table-cell>
          <table:table-cell table:style-name="ce17" table:formula="of:=LEFT([.M88];LEN([.M88])-LEN([.O88]))&amp;[.R88]" office:value-type="string" office:string-value="лома" calcext:value-type="string">
            <text:p>лома</text:p>
          </table:table-cell>
          <table:table-cell table:style-name="ce18" table:formula="of:=MID([.K88];[.L88];1)&amp;IF(MID([.K88];[.L88]+1;1)=&quot;(&quot;; &quot;(&quot;; &quot;&quot;)" office:value-type="string" office:string-value=" " calcext:value-type="string">
            <text:p><text:s/></text:p>
          </table:table-cell>
          <table:table-cell table:formula="of:=MID([.K88];[.L88]+LEN([.T88]);100)" office:value-type="string" office:string-value="и отходов металла" calcext:value-type="string">
            <text:p>и отходов металла</text:p>
          </table:table-cell>
          <table:table-cell table:formula="of:=MIN(SEARCH(&quot; &quot;;[.U88]&amp;&quot; &quot;);SEARCH(&quot;-&quot;;[.U88]&amp;&quot;-&quot;); SEARCH(&quot;)&quot;;[.U88]&amp;&quot;)&quot;))" office:value-type="float" office:value="2" calcext:value-type="float">
            <text:p>2</text:p>
          </table:table-cell>
          <table:table-cell table:formula="of:=LEFT([.U88];[.V88]-1)" office:value-type="string" office:string-value="и" calcext:value-type="string">
            <text:p>и</text:p>
          </table:table-cell>
          <table:table-cell table:formula="of:=IFERROR(MATCH(RIGHT([.W88];5);[$Окончания.$A$1:$Окончания.$A$1048576];0);IFERROR(MATCH(RIGHT([.W88];4);[$Окончания.$A$1:$Окончания.$A$1048576];0);IFERROR(MATCH(RIGHT([.W88];3);[$Окончания.$A$1:$Окончания.$A$1048576];0);IFERROR(MATCH(RIGHT([.W88];2);[$Окончания.$A$1:$Окончания.$A$1048576];0);MATCH(RIGHT([.W8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88]);&quot;&quot;)">
            <text:p/>
          </table:table-cell>
          <table:table-cell table:formula="of:=IFERROR(INDEX([$Окончания.$B$1:$Окончания.$B$1048576];[.X88]);&quot;&quot;)">
            <text:p/>
          </table:table-cell>
          <table:table-cell table:style-name="ce17" table:formula="of:=LEFT([.W88];LEN([.W88])-LEN([.Y88]))&amp;[.Z88]" office:value-type="string" office:string-value="и" calcext:value-type="string">
            <text:p>и</text:p>
          </table:table-cell>
          <table:table-cell table:style-name="ce17" table:formula="of:=IFERROR(INDEX([$Окончания.$C$1:$Окончания.$C$1048576];[.X88]);&quot;&quot;)">
            <text:p/>
          </table:table-cell>
          <table:table-cell table:style-name="ce17" table:formula="of:=LEFT([.W88];LEN([.W88])-LEN([.Y88]))&amp;[.AB88]" office:value-type="string" office:string-value="и" calcext:value-type="string">
            <text:p>и</text:p>
          </table:table-cell>
          <table:table-cell table:style-name="ce18" table:formula="of:=MID([.U88];[.V88];1)&amp;IF(MID([.U88];[.V88]+1;1)=&quot;(&quot;; &quot;(&quot;; &quot;&quot;)" office:value-type="string" office:string-value=" " calcext:value-type="string">
            <text:p><text:s/></text:p>
          </table:table-cell>
          <table:table-cell table:formula="of:=MID([.U88];[.V88]+LEN([.AD88]);100)" office:value-type="string" office:string-value="отходов металла" calcext:value-type="string">
            <text:p>отходов металла</text:p>
          </table:table-cell>
          <table:table-cell table:formula="of:=MIN(SEARCH(&quot; &quot;;[.AE88]&amp;&quot; &quot;);SEARCH(&quot;-&quot;;[.AE88]&amp;&quot;-&quot;); SEARCH(&quot;)&quot;;[.AE88]&amp;&quot;)&quot;))" office:value-type="float" office:value="8" calcext:value-type="float">
            <text:p>8</text:p>
          </table:table-cell>
          <table:table-cell table:formula="of:=LEFT([.AE88];[.AF88]-1)" office:value-type="string" office:string-value="отходов" calcext:value-type="string">
            <text:p>отходов</text:p>
          </table:table-cell>
          <table:table-cell table:formula="of:=IFERROR(MATCH(RIGHT([.AG88];5);[$Окончания.$A$1:$Окончания.$A$1048576];0);IFERROR(MATCH(RIGHT([.AG88];4);[$Окончания.$A$1:$Окончания.$A$1048576];0);IFERROR(MATCH(RIGHT([.AG88];3);[$Окончания.$A$1:$Окончания.$A$1048576];0);IFERROR(MATCH(RIGHT([.AG88];2);[$Окончания.$A$1:$Окончания.$A$1048576];0);MATCH(RIGHT([.AG8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88]);&quot;&quot;)">
            <text:p/>
          </table:table-cell>
          <table:table-cell table:formula="of:=IFERROR(INDEX([$Окончания.$B$1:$Окончания.$B$1048576];[.AH88]);&quot;&quot;)">
            <text:p/>
          </table:table-cell>
          <table:table-cell table:style-name="ce17" table:formula="of:=LEFT([.AG88];LEN([.AG88])-LEN([.AI88]))&amp;[.AJ88]" office:value-type="string" office:string-value="отходов" calcext:value-type="string">
            <text:p>отходов</text:p>
          </table:table-cell>
          <table:table-cell table:style-name="ce17" table:formula="of:=IFERROR(INDEX([$Окончания.$C$1:$Окончания.$C$1048576];[.AH88]);&quot;&quot;)">
            <text:p/>
          </table:table-cell>
          <table:table-cell table:style-name="ce17" table:formula="of:=LEFT([.AG88];LEN([.AG88])-LEN([.AI88]))&amp;[.AL88]" office:value-type="string" office:string-value="отходов" calcext:value-type="string">
            <text:p>отходов</text:p>
          </table:table-cell>
          <table:table-cell table:style-name="ce18" table:formula="of:=MID([.AE88];[.AF88];1)&amp;IF(MID([.AE88];[.AF88]+1;1)=&quot;(&quot;; &quot;(&quot;; &quot;&quot;)" office:value-type="string" office:string-value=" " calcext:value-type="string">
            <text:p><text:s/></text:p>
          </table:table-cell>
          <table:table-cell table:formula="of:=MID([.AE88];[.AF88]+LEN([.AN88]);100)" office:value-type="string" office:string-value="металла" calcext:value-type="string">
            <text:p>металла</text:p>
          </table:table-cell>
          <table:table-cell table:formula="of:=MIN(SEARCH(&quot; &quot;;[.AO88]&amp;&quot; &quot;);SEARCH(&quot;-&quot;;[.AO88]&amp;&quot;-&quot;); SEARCH(&quot;)&quot;;[.AO88]&amp;&quot;)&quot;))" office:value-type="float" office:value="8" calcext:value-type="float">
            <text:p>8</text:p>
          </table:table-cell>
          <table:table-cell table:formula="of:=LEFT([.AO88];[.AP88]-1)" office:value-type="string" office:string-value="металла" calcext:value-type="string">
            <text:p>металла</text:p>
          </table:table-cell>
          <table:table-cell table:formula="of:=IFERROR(MATCH(RIGHT([.AQ88];5);[$Окончания.$A$1:$Окончания.$A$1048576];0);IFERROR(MATCH(RIGHT([.AQ88];4);[$Окончания.$A$1:$Окончания.$A$1048576];0);IFERROR(MATCH(RIGHT([.AQ88];3);[$Окончания.$A$1:$Окончания.$A$1048576];0);IFERROR(MATCH(RIGHT([.AQ88];2);[$Окончания.$A$1:$Окончания.$A$1048576];0);MATCH(RIGHT([.AQ8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88]);&quot;&quot;)">
            <text:p/>
          </table:table-cell>
          <table:table-cell table:formula="of:=IFERROR(INDEX([$Окончания.$B$1:$Окончания.$B$1048576];[.AR88]);&quot;&quot;)">
            <text:p/>
          </table:table-cell>
          <table:table-cell table:style-name="ce17" table:formula="of:=LEFT([.AQ88];LEN([.AQ88])-LEN([.AS88]))&amp;[.AT88]" office:value-type="string" office:string-value="металла" calcext:value-type="string">
            <text:p>металла</text:p>
          </table:table-cell>
          <table:table-cell table:style-name="ce17" table:formula="of:=IFERROR(INDEX([$Окончания.$C$1:$Окончания.$C$1048576];[.AR88]);&quot;&quot;)">
            <text:p/>
          </table:table-cell>
          <table:table-cell table:style-name="ce17" table:formula="of:=LEFT([.AQ88];LEN([.AQ88])-LEN([.AS88]))&amp;[.AV88]" office:value-type="string" office:string-value="металла" calcext:value-type="string">
            <text:p>металла</text:p>
          </table:table-cell>
          <table:table-cell table:style-name="ce18" table:formula="of:=MID([.AO88];[.AP88];1)&amp;IF(MID([.AO88];[.AP88]+1;1)=&quot;(&quot;; &quot;(&quot;; &quot;&quot;)">
            <text:p/>
          </table:table-cell>
          <table:table-cell table:formula="of:=MID([.AO88];[.AP88]+LEN([.AX88]);100)">
            <text:p/>
          </table:table-cell>
          <table:table-cell table:formula="of:=[.$G88]&amp;[.$J88]&amp;[.$Q88]&amp;[.$T88]&amp;[.$AA88]&amp;[.$AD88]&amp;[.$AK88]&amp;[.$AN88]&amp;[.$AU88]&amp;[.$AX88]&amp;[.$AY88]" office:value-type="string" office:string-value="Прессовщику лома и отходов металла" calcext:value-type="string">
            <text:p>Прессовщику лома и отходов металла</text:p>
          </table:table-cell>
          <table:table-cell office:value-type="string" calcext:value-type="string">
            <text:p>Прессовщику лома и отходов металла</text:p>
          </table:table-cell>
          <table:table-cell table:style-name="ce17" table:formula="of:=IF([.AZ88]=[.BA88];0;1)" office:value-type="float" office:value="0" calcext:value-type="float">
            <text:p>0</text:p>
          </table:table-cell>
          <table:table-cell table:formula="of:=[.$I88]&amp;[.$J88]&amp;[.$S88]&amp;[.$T88]&amp;[.$AC88]&amp;[.$AD88]&amp;[.$AM88]&amp;[.$AN88]&amp;[.$AW88]&amp;[.$AX88]&amp;[.$AY88]" office:value-type="string" office:string-value="Прессовщика лома и отходов металла" calcext:value-type="string">
            <text:p>Прессовщика лома и отходов металла</text:p>
          </table:table-cell>
          <table:table-cell table:style-name="ce22" office:value-type="string" calcext:value-type="string">
            <text:p>Прессовщика лома и отходов металла</text:p>
          </table:table-cell>
          <table:table-cell table:style-name="ce17" table:formula="of:=IF([.BC88]=[.BD88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Секретарь приемной руководителя</text:p>
          </table:table-cell>
          <table:table-cell table:formula="of:=MIN(SEARCH(&quot; &quot;;[.A89]&amp;&quot; &quot;);SEARCH(&quot;-&quot;;[.A89]&amp;&quot;-&quot;); SEARCH(&quot;)&quot;;[.A89]&amp;&quot;)&quot;))" office:value-type="float" office:value="10" calcext:value-type="float">
            <text:p>10</text:p>
          </table:table-cell>
          <table:table-cell table:formula="of:=LEFT([.A89];[.B89]-1)" office:value-type="string" office:string-value="Секретарь" calcext:value-type="string">
            <text:p>Секретарь</text:p>
          </table:table-cell>
          <table:table-cell table:formula="of:=IFERROR(MATCH(RIGHT([.C89];5);[$Окончания.$A$1:$Окончания.$A$1048576];0);IFERROR(MATCH(RIGHT([.C89];4);[$Окончания.$A$1:$Окончания.$A$1048576];0);IFERROR(MATCH(RIGHT([.C89];3);[$Окончания.$A$1:$Окончания.$A$1048576];0);IFERROR(MATCH(RIGHT([.C89];2);[$Окончания.$A$1:$Окончания.$A$1048576];0);MATCH(RIGHT([.C89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89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89]);&quot;&quot;)" office:value-type="string" office:string-value="ю" calcext:value-type="string">
            <text:p>ю</text:p>
          </table:table-cell>
          <table:table-cell table:style-name="ce17" table:formula="of:=LEFT([.C89];LEN([.C89])-LEN([.E89]))&amp;[.F89]" office:value-type="string" office:string-value="Секретарю" calcext:value-type="string">
            <text:p>Секретарю</text:p>
          </table:table-cell>
          <table:table-cell table:style-name="ce17" table:formula="of:=IFERROR(INDEX([$Окончания.$C$1:$Окончания.$C$1048576];[.D89]);&quot;&quot;)" office:value-type="string" office:string-value="я" calcext:value-type="string">
            <text:p>я</text:p>
          </table:table-cell>
          <table:table-cell table:style-name="ce17" table:formula="of:=LEFT([.C89];LEN([.C89])-LEN([.E89]))&amp;[.H89]" office:value-type="string" office:string-value="Секретаря" calcext:value-type="string">
            <text:p>Секретаря</text:p>
          </table:table-cell>
          <table:table-cell table:style-name="ce18" table:formula="of:=MID([.A89];[.B89];1)&amp;IF(MID([.A89];[.B89]+1;1)=&quot;(&quot;; &quot;(&quot;; &quot;&quot;)" office:value-type="string" office:string-value=" " calcext:value-type="string">
            <text:p><text:s/></text:p>
          </table:table-cell>
          <table:table-cell table:formula="of:=MID([.A89];[.B89]+LEN([.J89]);100)" office:value-type="string" office:string-value="приемной руководителя" calcext:value-type="string">
            <text:p>приемной руководителя</text:p>
          </table:table-cell>
          <table:table-cell table:formula="of:=MIN(SEARCH(&quot; &quot;;[.K89]&amp;&quot; &quot;);SEARCH(&quot;-&quot;;[.K89]&amp;&quot;-&quot;); SEARCH(&quot;)&quot;;[.K89]&amp;&quot;)&quot;))" office:value-type="float" office:value="9" calcext:value-type="float">
            <text:p>9</text:p>
          </table:table-cell>
          <table:table-cell table:formula="of:=LEFT([.K89];[.L89]-1)" office:value-type="string" office:string-value="приемной" calcext:value-type="string">
            <text:p>приемной</text:p>
          </table:table-cell>
          <table:table-cell table:formula="of:=IFERROR(MATCH(RIGHT([.M89];5);[$Окончания.$A$1:$Окончания.$A$1048576];0);IFERROR(MATCH(RIGHT([.M89];4);[$Окончания.$A$1:$Окончания.$A$1048576];0);IFERROR(MATCH(RIGHT([.M89];3);[$Окончания.$A$1:$Окончания.$A$1048576];0);IFERROR(MATCH(RIGHT([.M89];2);[$Окончания.$A$1:$Окончания.$A$1048576];0);MATCH(RIGHT([.M8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89]);&quot;&quot;)">
            <text:p/>
          </table:table-cell>
          <table:table-cell table:formula="of:=IFERROR(INDEX([$Окончания.$B$1:$Окончания.$B$1048576];[.N89]);&quot;&quot;)">
            <text:p/>
          </table:table-cell>
          <table:table-cell table:style-name="ce17" table:formula="of:=LEFT([.M89];LEN([.M89])-LEN([.O89]))&amp;[.P89]" office:value-type="string" office:string-value="приемной" calcext:value-type="string">
            <text:p>приемной</text:p>
          </table:table-cell>
          <table:table-cell table:style-name="ce17" table:formula="of:=IFERROR(INDEX([$Окончания.$C$1:$Окончания.$C$1048576];[.N89]);&quot;&quot;)">
            <text:p/>
          </table:table-cell>
          <table:table-cell table:style-name="ce17" table:formula="of:=LEFT([.M89];LEN([.M89])-LEN([.O89]))&amp;[.R89]" office:value-type="string" office:string-value="приемной" calcext:value-type="string">
            <text:p>приемной</text:p>
          </table:table-cell>
          <table:table-cell table:style-name="ce18" table:formula="of:=MID([.K89];[.L89];1)&amp;IF(MID([.K89];[.L89]+1;1)=&quot;(&quot;; &quot;(&quot;; &quot;&quot;)" office:value-type="string" office:string-value=" " calcext:value-type="string">
            <text:p><text:s/></text:p>
          </table:table-cell>
          <table:table-cell table:formula="of:=MID([.K89];[.L89]+LEN([.T89]);100)" office:value-type="string" office:string-value="руководителя" calcext:value-type="string">
            <text:p>руководителя</text:p>
          </table:table-cell>
          <table:table-cell table:formula="of:=MIN(SEARCH(&quot; &quot;;[.U89]&amp;&quot; &quot;);SEARCH(&quot;-&quot;;[.U89]&amp;&quot;-&quot;); SEARCH(&quot;)&quot;;[.U89]&amp;&quot;)&quot;))" office:value-type="float" office:value="13" calcext:value-type="float">
            <text:p>13</text:p>
          </table:table-cell>
          <table:table-cell table:formula="of:=LEFT([.U89];[.V89]-1)" office:value-type="string" office:string-value="руководителя" calcext:value-type="string">
            <text:p>руководителя</text:p>
          </table:table-cell>
          <table:table-cell table:formula="of:=IFERROR(MATCH(RIGHT([.W89];5);[$Окончания.$A$1:$Окончания.$A$1048576];0);IFERROR(MATCH(RIGHT([.W89];4);[$Окончания.$A$1:$Окончания.$A$1048576];0);IFERROR(MATCH(RIGHT([.W89];3);[$Окончания.$A$1:$Окончания.$A$1048576];0);IFERROR(MATCH(RIGHT([.W89];2);[$Окончания.$A$1:$Окончания.$A$1048576];0);MATCH(RIGHT([.W8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89]);&quot;&quot;)">
            <text:p/>
          </table:table-cell>
          <table:table-cell table:formula="of:=IFERROR(INDEX([$Окончания.$B$1:$Окончания.$B$1048576];[.X89]);&quot;&quot;)">
            <text:p/>
          </table:table-cell>
          <table:table-cell table:style-name="ce17" table:formula="of:=LEFT([.W89];LEN([.W89])-LEN([.Y89]))&amp;[.Z89]" office:value-type="string" office:string-value="руководителя" calcext:value-type="string">
            <text:p>руководителя</text:p>
          </table:table-cell>
          <table:table-cell table:style-name="ce17" table:formula="of:=IFERROR(INDEX([$Окончания.$C$1:$Окончания.$C$1048576];[.X89]);&quot;&quot;)">
            <text:p/>
          </table:table-cell>
          <table:table-cell table:style-name="ce17" table:formula="of:=LEFT([.W89];LEN([.W89])-LEN([.Y89]))&amp;[.AB89]" office:value-type="string" office:string-value="руководителя" calcext:value-type="string">
            <text:p>руководителя</text:p>
          </table:table-cell>
          <table:table-cell table:style-name="ce18" table:formula="of:=MID([.U89];[.V89];1)&amp;IF(MID([.U89];[.V89]+1;1)=&quot;(&quot;; &quot;(&quot;; &quot;&quot;)">
            <text:p/>
          </table:table-cell>
          <table:table-cell table:formula="of:=MID([.U89];[.V89]+LEN([.AD89]);100)">
            <text:p/>
          </table:table-cell>
          <table:table-cell table:formula="of:=MIN(SEARCH(&quot; &quot;;[.AE89]&amp;&quot; &quot;);SEARCH(&quot;-&quot;;[.AE89]&amp;&quot;-&quot;); SEARCH(&quot;)&quot;;[.AE89]&amp;&quot;)&quot;))" office:value-type="float" office:value="1" calcext:value-type="float">
            <text:p>1</text:p>
          </table:table-cell>
          <table:table-cell table:formula="of:=LEFT([.AE89];[.AF89]-1)">
            <text:p/>
          </table:table-cell>
          <table:table-cell table:formula="of:=IFERROR(MATCH(RIGHT([.AG89];5);[$Окончания.$A$1:$Окончания.$A$1048576];0);IFERROR(MATCH(RIGHT([.AG89];4);[$Окончания.$A$1:$Окончания.$A$1048576];0);IFERROR(MATCH(RIGHT([.AG89];3);[$Окончания.$A$1:$Окончания.$A$1048576];0);IFERROR(MATCH(RIGHT([.AG89];2);[$Окончания.$A$1:$Окончания.$A$1048576];0);MATCH(RIGHT([.AG8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89]);&quot;&quot;)">
            <text:p/>
          </table:table-cell>
          <table:table-cell table:formula="of:=IFERROR(INDEX([$Окончания.$B$1:$Окончания.$B$1048576];[.AH89]);&quot;&quot;)">
            <text:p/>
          </table:table-cell>
          <table:table-cell table:style-name="ce17" table:formula="of:=LEFT([.AG89];LEN([.AG89])-LEN([.AI89]))&amp;[.AJ89]">
            <text:p/>
          </table:table-cell>
          <table:table-cell table:style-name="ce17" table:formula="of:=IFERROR(INDEX([$Окончания.$C$1:$Окончания.$C$1048576];[.AH89]);&quot;&quot;)">
            <text:p/>
          </table:table-cell>
          <table:table-cell table:style-name="ce17" table:formula="of:=LEFT([.AG89];LEN([.AG89])-LEN([.AI89]))&amp;[.AL89]">
            <text:p/>
          </table:table-cell>
          <table:table-cell table:style-name="ce18" table:formula="of:=MID([.AE89];[.AF89];1)&amp;IF(MID([.AE89];[.AF89]+1;1)=&quot;(&quot;; &quot;(&quot;; &quot;&quot;)">
            <text:p/>
          </table:table-cell>
          <table:table-cell table:formula="of:=MID([.AE89];[.AF89]+LEN([.AN89]);100)">
            <text:p/>
          </table:table-cell>
          <table:table-cell table:formula="of:=MIN(SEARCH(&quot; &quot;;[.AO89]&amp;&quot; &quot;);SEARCH(&quot;-&quot;;[.AO89]&amp;&quot;-&quot;); SEARCH(&quot;)&quot;;[.AO89]&amp;&quot;)&quot;))" office:value-type="float" office:value="1" calcext:value-type="float">
            <text:p>1</text:p>
          </table:table-cell>
          <table:table-cell table:formula="of:=LEFT([.AO89];[.AP89]-1)">
            <text:p/>
          </table:table-cell>
          <table:table-cell table:formula="of:=IFERROR(MATCH(RIGHT([.AQ89];5);[$Окончания.$A$1:$Окончания.$A$1048576];0);IFERROR(MATCH(RIGHT([.AQ89];4);[$Окончания.$A$1:$Окончания.$A$1048576];0);IFERROR(MATCH(RIGHT([.AQ89];3);[$Окончания.$A$1:$Окончания.$A$1048576];0);IFERROR(MATCH(RIGHT([.AQ89];2);[$Окончания.$A$1:$Окончания.$A$1048576];0);MATCH(RIGHT([.AQ8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89]);&quot;&quot;)">
            <text:p/>
          </table:table-cell>
          <table:table-cell table:formula="of:=IFERROR(INDEX([$Окончания.$B$1:$Окончания.$B$1048576];[.AR89]);&quot;&quot;)">
            <text:p/>
          </table:table-cell>
          <table:table-cell table:style-name="ce17" table:formula="of:=LEFT([.AQ89];LEN([.AQ89])-LEN([.AS89]))&amp;[.AT89]">
            <text:p/>
          </table:table-cell>
          <table:table-cell table:style-name="ce17" table:formula="of:=IFERROR(INDEX([$Окончания.$C$1:$Окончания.$C$1048576];[.AR89]);&quot;&quot;)">
            <text:p/>
          </table:table-cell>
          <table:table-cell table:style-name="ce17" table:formula="of:=LEFT([.AQ89];LEN([.AQ89])-LEN([.AS89]))&amp;[.AV89]">
            <text:p/>
          </table:table-cell>
          <table:table-cell table:style-name="ce18" table:formula="of:=MID([.AO89];[.AP89];1)&amp;IF(MID([.AO89];[.AP89]+1;1)=&quot;(&quot;; &quot;(&quot;; &quot;&quot;)">
            <text:p/>
          </table:table-cell>
          <table:table-cell table:formula="of:=MID([.AO89];[.AP89]+LEN([.AX89]);100)">
            <text:p/>
          </table:table-cell>
          <table:table-cell table:formula="of:=[.$G89]&amp;[.$J89]&amp;[.$Q89]&amp;[.$T89]&amp;[.$AA89]&amp;[.$AD89]&amp;[.$AK89]&amp;[.$AN89]&amp;[.$AU89]&amp;[.$AX89]&amp;[.$AY89]" office:value-type="string" office:string-value="Секретарю приемной руководителя" calcext:value-type="string">
            <text:p>Секретарю приемной руководителя</text:p>
          </table:table-cell>
          <table:table-cell office:value-type="string" calcext:value-type="string">
            <text:p>Секретарю приемной руководителя</text:p>
          </table:table-cell>
          <table:table-cell table:style-name="ce17" table:formula="of:=IF([.AZ89]=[.BA89];0;1)" office:value-type="float" office:value="0" calcext:value-type="float">
            <text:p>0</text:p>
          </table:table-cell>
          <table:table-cell table:formula="of:=[.$I89]&amp;[.$J89]&amp;[.$S89]&amp;[.$T89]&amp;[.$AC89]&amp;[.$AD89]&amp;[.$AM89]&amp;[.$AN89]&amp;[.$AW89]&amp;[.$AX89]&amp;[.$AY89]" office:value-type="string" office:string-value="Секретаря приемной руководителя" calcext:value-type="string">
            <text:p>Секретаря приемной руководителя</text:p>
          </table:table-cell>
          <table:table-cell table:style-name="ce22" office:value-type="string" calcext:value-type="string">
            <text:p>Секретаря приемной руководителя</text:p>
          </table:table-cell>
          <table:table-cell table:style-name="ce17" table:formula="of:=IF([.BC89]=[.BD89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Слесарь <text:s/>по топливной аппаратуре</text:p>
          </table:table-cell>
          <table:table-cell table:formula="of:=MIN(SEARCH(&quot; &quot;;[.A90]&amp;&quot; &quot;);SEARCH(&quot;-&quot;;[.A90]&amp;&quot;-&quot;); SEARCH(&quot;)&quot;;[.A90]&amp;&quot;)&quot;))" office:value-type="float" office:value="8" calcext:value-type="float">
            <text:p>8</text:p>
          </table:table-cell>
          <table:table-cell table:formula="of:=LEFT([.A90];[.B90]-1)" office:value-type="string" office:string-value="Слесарь" calcext:value-type="string">
            <text:p>Слесарь</text:p>
          </table:table-cell>
          <table:table-cell table:formula="of:=IFERROR(MATCH(RIGHT([.C90];5);[$Окончания.$A$1:$Окончания.$A$1048576];0);IFERROR(MATCH(RIGHT([.C90];4);[$Окончания.$A$1:$Окончания.$A$1048576];0);IFERROR(MATCH(RIGHT([.C90];3);[$Окончания.$A$1:$Окончания.$A$1048576];0);IFERROR(MATCH(RIGHT([.C90];2);[$Окончания.$A$1:$Окончания.$A$1048576];0);MATCH(RIGHT([.C90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90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90]);&quot;&quot;)" office:value-type="string" office:string-value="ю" calcext:value-type="string">
            <text:p>ю</text:p>
          </table:table-cell>
          <table:table-cell table:style-name="ce17" table:formula="of:=LEFT([.C90];LEN([.C90])-LEN([.E90]))&amp;[.F90]" office:value-type="string" office:string-value="Слесарю" calcext:value-type="string">
            <text:p>Слесарю</text:p>
          </table:table-cell>
          <table:table-cell table:style-name="ce17" table:formula="of:=IFERROR(INDEX([$Окончания.$C$1:$Окончания.$C$1048576];[.D90]);&quot;&quot;)" office:value-type="string" office:string-value="я" calcext:value-type="string">
            <text:p>я</text:p>
          </table:table-cell>
          <table:table-cell table:style-name="ce17" table:formula="of:=LEFT([.C90];LEN([.C90])-LEN([.E90]))&amp;[.H90]" office:value-type="string" office:string-value="Слесаря" calcext:value-type="string">
            <text:p>Слесаря</text:p>
          </table:table-cell>
          <table:table-cell table:style-name="ce18" table:formula="of:=MID([.A90];[.B90];1)&amp;IF(MID([.A90];[.B90]+1;1)=&quot;(&quot;; &quot;(&quot;; &quot;&quot;)" office:value-type="string" office:string-value=" " calcext:value-type="string">
            <text:p><text:s/></text:p>
          </table:table-cell>
          <table:table-cell table:formula="of:=MID([.A90];[.B90]+LEN([.J90]);100)" office:value-type="string" office:string-value=" по топливной аппаратуре" calcext:value-type="string">
            <text:p><text:s/>по топливной аппаратуре</text:p>
          </table:table-cell>
          <table:table-cell table:formula="of:=MIN(SEARCH(&quot; &quot;;[.K90]&amp;&quot; &quot;);SEARCH(&quot;-&quot;;[.K90]&amp;&quot;-&quot;); SEARCH(&quot;)&quot;;[.K90]&amp;&quot;)&quot;))" office:value-type="float" office:value="1" calcext:value-type="float">
            <text:p>1</text:p>
          </table:table-cell>
          <table:table-cell table:formula="of:=LEFT([.K90];[.L90]-1)">
            <text:p/>
          </table:table-cell>
          <table:table-cell table:formula="of:=IFERROR(MATCH(RIGHT([.M90];5);[$Окончания.$A$1:$Окончания.$A$1048576];0);IFERROR(MATCH(RIGHT([.M90];4);[$Окончания.$A$1:$Окончания.$A$1048576];0);IFERROR(MATCH(RIGHT([.M90];3);[$Окончания.$A$1:$Окончания.$A$1048576];0);IFERROR(MATCH(RIGHT([.M90];2);[$Окончания.$A$1:$Окончания.$A$1048576];0);MATCH(RIGHT([.M9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90]);&quot;&quot;)">
            <text:p/>
          </table:table-cell>
          <table:table-cell table:formula="of:=IFERROR(INDEX([$Окончания.$B$1:$Окончания.$B$1048576];[.N90]);&quot;&quot;)">
            <text:p/>
          </table:table-cell>
          <table:table-cell table:style-name="ce17" table:formula="of:=LEFT([.M90];LEN([.M90])-LEN([.O90]))&amp;[.P90]">
            <text:p/>
          </table:table-cell>
          <table:table-cell table:style-name="ce17" table:formula="of:=IFERROR(INDEX([$Окончания.$C$1:$Окончания.$C$1048576];[.N90]);&quot;&quot;)">
            <text:p/>
          </table:table-cell>
          <table:table-cell table:style-name="ce17" table:formula="of:=LEFT([.M90];LEN([.M90])-LEN([.O90]))&amp;[.R90]">
            <text:p/>
          </table:table-cell>
          <table:table-cell table:style-name="ce18" table:formula="of:=MID([.K90];[.L90];1)&amp;IF(MID([.K90];[.L90]+1;1)=&quot;(&quot;; &quot;(&quot;; &quot;&quot;)" office:value-type="string" office:string-value=" " calcext:value-type="string">
            <text:p><text:s/></text:p>
          </table:table-cell>
          <table:table-cell table:formula="of:=MID([.K90];[.L90]+LEN([.T90]);100)" office:value-type="string" office:string-value="по топливной аппаратуре" calcext:value-type="string">
            <text:p>по топливной аппаратуре</text:p>
          </table:table-cell>
          <table:table-cell table:formula="of:=MIN(SEARCH(&quot; &quot;;[.U90]&amp;&quot; &quot;);SEARCH(&quot;-&quot;;[.U90]&amp;&quot;-&quot;); SEARCH(&quot;)&quot;;[.U90]&amp;&quot;)&quot;))" office:value-type="float" office:value="3" calcext:value-type="float">
            <text:p>3</text:p>
          </table:table-cell>
          <table:table-cell table:formula="of:=LEFT([.U90];[.V90]-1)" office:value-type="string" office:string-value="по" calcext:value-type="string">
            <text:p>по</text:p>
          </table:table-cell>
          <table:table-cell table:formula="of:=IFERROR(MATCH(RIGHT([.W90];5);[$Окончания.$A$1:$Окончания.$A$1048576];0);IFERROR(MATCH(RIGHT([.W90];4);[$Окончания.$A$1:$Окончания.$A$1048576];0);IFERROR(MATCH(RIGHT([.W90];3);[$Окончания.$A$1:$Окончания.$A$1048576];0);IFERROR(MATCH(RIGHT([.W90];2);[$Окончания.$A$1:$Окончания.$A$1048576];0);MATCH(RIGHT([.W9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90]);&quot;&quot;)">
            <text:p/>
          </table:table-cell>
          <table:table-cell table:formula="of:=IFERROR(INDEX([$Окончания.$B$1:$Окончания.$B$1048576];[.X90]);&quot;&quot;)">
            <text:p/>
          </table:table-cell>
          <table:table-cell table:style-name="ce17" table:formula="of:=LEFT([.W90];LEN([.W90])-LEN([.Y90]))&amp;[.Z90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X90]);&quot;&quot;)">
            <text:p/>
          </table:table-cell>
          <table:table-cell table:style-name="ce17" table:formula="of:=LEFT([.W90];LEN([.W90])-LEN([.Y90]))&amp;[.AB90]" office:value-type="string" office:string-value="по" calcext:value-type="string">
            <text:p>по</text:p>
          </table:table-cell>
          <table:table-cell table:style-name="ce18" table:formula="of:=MID([.U90];[.V90];1)&amp;IF(MID([.U90];[.V90]+1;1)=&quot;(&quot;; &quot;(&quot;; &quot;&quot;)" office:value-type="string" office:string-value=" " calcext:value-type="string">
            <text:p><text:s/></text:p>
          </table:table-cell>
          <table:table-cell table:formula="of:=MID([.U90];[.V90]+LEN([.AD90]);100)" office:value-type="string" office:string-value="топливной аппаратуре" calcext:value-type="string">
            <text:p>топливной аппаратуре</text:p>
          </table:table-cell>
          <table:table-cell table:formula="of:=MIN(SEARCH(&quot; &quot;;[.AE90]&amp;&quot; &quot;);SEARCH(&quot;-&quot;;[.AE90]&amp;&quot;-&quot;); SEARCH(&quot;)&quot;;[.AE90]&amp;&quot;)&quot;))" office:value-type="float" office:value="10" calcext:value-type="float">
            <text:p>10</text:p>
          </table:table-cell>
          <table:table-cell table:formula="of:=LEFT([.AE90];[.AF90]-1)" office:value-type="string" office:string-value="топливной" calcext:value-type="string">
            <text:p>топливной</text:p>
          </table:table-cell>
          <table:table-cell table:formula="of:=IFERROR(MATCH(RIGHT([.AG90];5);[$Окончания.$A$1:$Окончания.$A$1048576];0);IFERROR(MATCH(RIGHT([.AG90];4);[$Окончания.$A$1:$Окончания.$A$1048576];0);IFERROR(MATCH(RIGHT([.AG90];3);[$Окончания.$A$1:$Окончания.$A$1048576];0);IFERROR(MATCH(RIGHT([.AG90];2);[$Окончания.$A$1:$Окончания.$A$1048576];0);MATCH(RIGHT([.AG9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90]);&quot;&quot;)">
            <text:p/>
          </table:table-cell>
          <table:table-cell table:formula="of:=IFERROR(INDEX([$Окончания.$B$1:$Окончания.$B$1048576];[.AH90]);&quot;&quot;)">
            <text:p/>
          </table:table-cell>
          <table:table-cell table:style-name="ce17" table:formula="of:=LEFT([.AG90];LEN([.AG90])-LEN([.AI90]))&amp;[.AJ90]" office:value-type="string" office:string-value="топливной" calcext:value-type="string">
            <text:p>топливной</text:p>
          </table:table-cell>
          <table:table-cell table:style-name="ce17" table:formula="of:=IFERROR(INDEX([$Окончания.$C$1:$Окончания.$C$1048576];[.AH90]);&quot;&quot;)">
            <text:p/>
          </table:table-cell>
          <table:table-cell table:style-name="ce17" table:formula="of:=LEFT([.AG90];LEN([.AG90])-LEN([.AI90]))&amp;[.AL90]" office:value-type="string" office:string-value="топливной" calcext:value-type="string">
            <text:p>топливной</text:p>
          </table:table-cell>
          <table:table-cell table:style-name="ce18" table:formula="of:=MID([.AE90];[.AF90];1)&amp;IF(MID([.AE90];[.AF90]+1;1)=&quot;(&quot;; &quot;(&quot;; &quot;&quot;)" office:value-type="string" office:string-value=" " calcext:value-type="string">
            <text:p><text:s/></text:p>
          </table:table-cell>
          <table:table-cell table:formula="of:=MID([.AE90];[.AF90]+LEN([.AN90]);100)" office:value-type="string" office:string-value="аппаратуре" calcext:value-type="string">
            <text:p>аппаратуре</text:p>
          </table:table-cell>
          <table:table-cell table:formula="of:=MIN(SEARCH(&quot; &quot;;[.AO90]&amp;&quot; &quot;);SEARCH(&quot;-&quot;;[.AO90]&amp;&quot;-&quot;); SEARCH(&quot;)&quot;;[.AO90]&amp;&quot;)&quot;))" office:value-type="float" office:value="11" calcext:value-type="float">
            <text:p>11</text:p>
          </table:table-cell>
          <table:table-cell table:formula="of:=LEFT([.AO90];[.AP90]-1)" office:value-type="string" office:string-value="аппаратуре" calcext:value-type="string">
            <text:p>аппаратуре</text:p>
          </table:table-cell>
          <table:table-cell table:formula="of:=IFERROR(MATCH(RIGHT([.AQ90];5);[$Окончания.$A$1:$Окончания.$A$1048576];0);IFERROR(MATCH(RIGHT([.AQ90];4);[$Окончания.$A$1:$Окончания.$A$1048576];0);IFERROR(MATCH(RIGHT([.AQ90];3);[$Окончания.$A$1:$Окончания.$A$1048576];0);IFERROR(MATCH(RIGHT([.AQ90];2);[$Окончания.$A$1:$Окончания.$A$1048576];0);MATCH(RIGHT([.AQ9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90]);&quot;&quot;)">
            <text:p/>
          </table:table-cell>
          <table:table-cell table:formula="of:=IFERROR(INDEX([$Окончания.$B$1:$Окончания.$B$1048576];[.AR90]);&quot;&quot;)">
            <text:p/>
          </table:table-cell>
          <table:table-cell table:style-name="ce17" table:formula="of:=LEFT([.AQ90];LEN([.AQ90])-LEN([.AS90]))&amp;[.AT90]" office:value-type="string" office:string-value="аппаратуре" calcext:value-type="string">
            <text:p>аппаратуре</text:p>
          </table:table-cell>
          <table:table-cell table:style-name="ce17" table:formula="of:=IFERROR(INDEX([$Окончания.$C$1:$Окончания.$C$1048576];[.AR90]);&quot;&quot;)">
            <text:p/>
          </table:table-cell>
          <table:table-cell table:style-name="ce17" table:formula="of:=LEFT([.AQ90];LEN([.AQ90])-LEN([.AS90]))&amp;[.AV90]" office:value-type="string" office:string-value="аппаратуре" calcext:value-type="string">
            <text:p>аппаратуре</text:p>
          </table:table-cell>
          <table:table-cell table:style-name="ce18" table:formula="of:=MID([.AO90];[.AP90];1)&amp;IF(MID([.AO90];[.AP90]+1;1)=&quot;(&quot;; &quot;(&quot;; &quot;&quot;)">
            <text:p/>
          </table:table-cell>
          <table:table-cell table:formula="of:=MID([.AO90];[.AP90]+LEN([.AX90]);100)">
            <text:p/>
          </table:table-cell>
          <table:table-cell table:formula="of:=[.$G90]&amp;[.$J90]&amp;[.$Q90]&amp;[.$T90]&amp;[.$AA90]&amp;[.$AD90]&amp;[.$AK90]&amp;[.$AN90]&amp;[.$AU90]&amp;[.$AX90]&amp;[.$AY90]" office:value-type="string" office:string-value="Слесарю  по топливной аппаратуре" calcext:value-type="string">
            <text:p>Слесарю <text:s/>по топливной аппаратуре</text:p>
          </table:table-cell>
          <table:table-cell office:value-type="string" calcext:value-type="string">
            <text:p>Слесарю <text:s/>по топливной аппаратуре</text:p>
          </table:table-cell>
          <table:table-cell table:style-name="ce17" table:formula="of:=IF([.AZ90]=[.BA90];0;1)" office:value-type="float" office:value="0" calcext:value-type="float">
            <text:p>0</text:p>
          </table:table-cell>
          <table:table-cell table:formula="of:=[.$I90]&amp;[.$J90]&amp;[.$S90]&amp;[.$T90]&amp;[.$AC90]&amp;[.$AD90]&amp;[.$AM90]&amp;[.$AN90]&amp;[.$AW90]&amp;[.$AX90]&amp;[.$AY90]" office:value-type="string" office:string-value="Слесаря  по топливной аппаратуре" calcext:value-type="string">
            <text:p>Слесаря <text:s/>по топливной аппаратуре</text:p>
          </table:table-cell>
          <table:table-cell table:style-name="ce22" office:value-type="string" calcext:value-type="string">
            <text:p>Слесаря <text:s/>по топливной аппаратуре</text:p>
          </table:table-cell>
          <table:table-cell table:style-name="ce17" table:formula="of:=IF([.BC90]=[.BD90];0;1)" office:value-type="float" office:value="0" calcext:value-type="float">
            <text:p>0</text:p>
          </table:table-cell>
          <table:table-cell table:number-columns-repeated="967"/>
        </table:table-row>
        <table:table-row table:style-name="ro5">
          <table:table-cell table:style-name="ce14" office:value-type="string" calcext:value-type="string">
            <text:p>Слесарь по обслуживанию и ремонту газоиспользующего оборудования</text:p>
          </table:table-cell>
          <table:table-cell table:formula="of:=MIN(SEARCH(&quot; &quot;;[.A91]&amp;&quot; &quot;);SEARCH(&quot;-&quot;;[.A91]&amp;&quot;-&quot;); SEARCH(&quot;)&quot;;[.A91]&amp;&quot;)&quot;))" office:value-type="float" office:value="8" calcext:value-type="float">
            <text:p>8</text:p>
          </table:table-cell>
          <table:table-cell table:formula="of:=LEFT([.A91];[.B91]-1)" office:value-type="string" office:string-value="Слесарь" calcext:value-type="string">
            <text:p>Слесарь</text:p>
          </table:table-cell>
          <table:table-cell table:formula="of:=IFERROR(MATCH(RIGHT([.C91];5);[$Окончания.$A$1:$Окончания.$A$1048576];0);IFERROR(MATCH(RIGHT([.C91];4);[$Окончания.$A$1:$Окончания.$A$1048576];0);IFERROR(MATCH(RIGHT([.C91];3);[$Окончания.$A$1:$Окончания.$A$1048576];0);IFERROR(MATCH(RIGHT([.C91];2);[$Окончания.$A$1:$Окончания.$A$1048576];0);MATCH(RIGHT([.C91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91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91]);&quot;&quot;)" office:value-type="string" office:string-value="ю" calcext:value-type="string">
            <text:p>ю</text:p>
          </table:table-cell>
          <table:table-cell table:style-name="ce17" table:formula="of:=LEFT([.C91];LEN([.C91])-LEN([.E91]))&amp;[.F91]" office:value-type="string" office:string-value="Слесарю" calcext:value-type="string">
            <text:p>Слесарю</text:p>
          </table:table-cell>
          <table:table-cell table:style-name="ce17" table:formula="of:=IFERROR(INDEX([$Окончания.$C$1:$Окончания.$C$1048576];[.D91]);&quot;&quot;)" office:value-type="string" office:string-value="я" calcext:value-type="string">
            <text:p>я</text:p>
          </table:table-cell>
          <table:table-cell table:style-name="ce17" table:formula="of:=LEFT([.C91];LEN([.C91])-LEN([.E91]))&amp;[.H91]" office:value-type="string" office:string-value="Слесаря" calcext:value-type="string">
            <text:p>Слесаря</text:p>
          </table:table-cell>
          <table:table-cell table:style-name="ce18" table:formula="of:=MID([.A91];[.B91];1)&amp;IF(MID([.A91];[.B91]+1;1)=&quot;(&quot;; &quot;(&quot;; &quot;&quot;)" office:value-type="string" office:string-value=" " calcext:value-type="string">
            <text:p><text:s/></text:p>
          </table:table-cell>
          <table:table-cell table:formula="of:=MID([.A91];[.B91]+LEN([.J91]);100)" office:value-type="string" office:string-value="по обслуживанию и ремонту газоиспользующего оборудования" calcext:value-type="string">
            <text:p>по обслуживанию и ремонту газоиспользующего оборудования</text:p>
          </table:table-cell>
          <table:table-cell table:formula="of:=MIN(SEARCH(&quot; &quot;;[.K91]&amp;&quot; &quot;);SEARCH(&quot;-&quot;;[.K91]&amp;&quot;-&quot;); SEARCH(&quot;)&quot;;[.K91]&amp;&quot;)&quot;))" office:value-type="float" office:value="3" calcext:value-type="float">
            <text:p>3</text:p>
          </table:table-cell>
          <table:table-cell table:formula="of:=LEFT([.K91];[.L91]-1)" office:value-type="string" office:string-value="по" calcext:value-type="string">
            <text:p>по</text:p>
          </table:table-cell>
          <table:table-cell table:formula="of:=IFERROR(MATCH(RIGHT([.M91];5);[$Окончания.$A$1:$Окончания.$A$1048576];0);IFERROR(MATCH(RIGHT([.M91];4);[$Окончания.$A$1:$Окончания.$A$1048576];0);IFERROR(MATCH(RIGHT([.M91];3);[$Окончания.$A$1:$Окончания.$A$1048576];0);IFERROR(MATCH(RIGHT([.M91];2);[$Окончания.$A$1:$Окончания.$A$1048576];0);MATCH(RIGHT([.M9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91]);&quot;&quot;)">
            <text:p/>
          </table:table-cell>
          <table:table-cell table:formula="of:=IFERROR(INDEX([$Окончания.$B$1:$Окончания.$B$1048576];[.N91]);&quot;&quot;)">
            <text:p/>
          </table:table-cell>
          <table:table-cell table:style-name="ce17" table:formula="of:=LEFT([.M91];LEN([.M91])-LEN([.O91]))&amp;[.P91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91]);&quot;&quot;)">
            <text:p/>
          </table:table-cell>
          <table:table-cell table:style-name="ce17" table:formula="of:=LEFT([.M91];LEN([.M91])-LEN([.O91]))&amp;[.R91]" office:value-type="string" office:string-value="по" calcext:value-type="string">
            <text:p>по</text:p>
          </table:table-cell>
          <table:table-cell table:style-name="ce18" table:formula="of:=MID([.K91];[.L91];1)&amp;IF(MID([.K91];[.L91]+1;1)=&quot;(&quot;; &quot;(&quot;; &quot;&quot;)" office:value-type="string" office:string-value=" " calcext:value-type="string">
            <text:p><text:s/></text:p>
          </table:table-cell>
          <table:table-cell table:formula="of:=MID([.K91];[.L91]+LEN([.T91]);100)" office:value-type="string" office:string-value="обслуживанию и ремонту газоиспользующего оборудования" calcext:value-type="string">
            <text:p>обслуживанию и ремонту газоиспользующего оборудования</text:p>
          </table:table-cell>
          <table:table-cell table:formula="of:=MIN(SEARCH(&quot; &quot;;[.U91]&amp;&quot; &quot;);SEARCH(&quot;-&quot;;[.U91]&amp;&quot;-&quot;); SEARCH(&quot;)&quot;;[.U91]&amp;&quot;)&quot;))" office:value-type="float" office:value="13" calcext:value-type="float">
            <text:p>13</text:p>
          </table:table-cell>
          <table:table-cell table:formula="of:=LEFT([.U91];[.V91]-1)" office:value-type="string" office:string-value="обслуживанию" calcext:value-type="string">
            <text:p>обслуживанию</text:p>
          </table:table-cell>
          <table:table-cell table:formula="of:=IFERROR(MATCH(RIGHT([.W91];5);[$Окончания.$A$1:$Окончания.$A$1048576];0);IFERROR(MATCH(RIGHT([.W91];4);[$Окончания.$A$1:$Окончания.$A$1048576];0);IFERROR(MATCH(RIGHT([.W91];3);[$Окончания.$A$1:$Окончания.$A$1048576];0);IFERROR(MATCH(RIGHT([.W91];2);[$Окончания.$A$1:$Окончания.$A$1048576];0);MATCH(RIGHT([.W9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91]);&quot;&quot;)">
            <text:p/>
          </table:table-cell>
          <table:table-cell table:formula="of:=IFERROR(INDEX([$Окончания.$B$1:$Окончания.$B$1048576];[.X91]);&quot;&quot;)">
            <text:p/>
          </table:table-cell>
          <table:table-cell table:style-name="ce17" table:formula="of:=LEFT([.W91];LEN([.W91])-LEN([.Y91]))&amp;[.Z91]" office:value-type="string" office:string-value="обслуживанию" calcext:value-type="string">
            <text:p>обслуживанию</text:p>
          </table:table-cell>
          <table:table-cell table:style-name="ce17" table:formula="of:=IFERROR(INDEX([$Окончания.$C$1:$Окончания.$C$1048576];[.X91]);&quot;&quot;)">
            <text:p/>
          </table:table-cell>
          <table:table-cell table:style-name="ce17" table:formula="of:=LEFT([.W91];LEN([.W91])-LEN([.Y91]))&amp;[.AB91]" office:value-type="string" office:string-value="обслуживанию" calcext:value-type="string">
            <text:p>обслуживанию</text:p>
          </table:table-cell>
          <table:table-cell table:style-name="ce18" table:formula="of:=MID([.U91];[.V91];1)&amp;IF(MID([.U91];[.V91]+1;1)=&quot;(&quot;; &quot;(&quot;; &quot;&quot;)" office:value-type="string" office:string-value=" " calcext:value-type="string">
            <text:p><text:s/></text:p>
          </table:table-cell>
          <table:table-cell table:formula="of:=MID([.U91];[.V91]+LEN([.AD91]);100)" office:value-type="string" office:string-value="и ремонту газоиспользующего оборудования" calcext:value-type="string">
            <text:p>и ремонту газоиспользующего оборудования</text:p>
          </table:table-cell>
          <table:table-cell table:formula="of:=MIN(SEARCH(&quot; &quot;;[.AE91]&amp;&quot; &quot;);SEARCH(&quot;-&quot;;[.AE91]&amp;&quot;-&quot;); SEARCH(&quot;)&quot;;[.AE91]&amp;&quot;)&quot;))" office:value-type="float" office:value="2" calcext:value-type="float">
            <text:p>2</text:p>
          </table:table-cell>
          <table:table-cell table:formula="of:=LEFT([.AE91];[.AF91]-1)" office:value-type="string" office:string-value="и" calcext:value-type="string">
            <text:p>и</text:p>
          </table:table-cell>
          <table:table-cell table:formula="of:=IFERROR(MATCH(RIGHT([.AG91];5);[$Окончания.$A$1:$Окончания.$A$1048576];0);IFERROR(MATCH(RIGHT([.AG91];4);[$Окончания.$A$1:$Окончания.$A$1048576];0);IFERROR(MATCH(RIGHT([.AG91];3);[$Окончания.$A$1:$Окончания.$A$1048576];0);IFERROR(MATCH(RIGHT([.AG91];2);[$Окончания.$A$1:$Окончания.$A$1048576];0);MATCH(RIGHT([.AG9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91]);&quot;&quot;)">
            <text:p/>
          </table:table-cell>
          <table:table-cell table:formula="of:=IFERROR(INDEX([$Окончания.$B$1:$Окончания.$B$1048576];[.AH91]);&quot;&quot;)">
            <text:p/>
          </table:table-cell>
          <table:table-cell table:style-name="ce17" table:formula="of:=LEFT([.AG91];LEN([.AG91])-LEN([.AI91]))&amp;[.AJ91]" office:value-type="string" office:string-value="и" calcext:value-type="string">
            <text:p>и</text:p>
          </table:table-cell>
          <table:table-cell table:style-name="ce17" table:formula="of:=IFERROR(INDEX([$Окончания.$C$1:$Окончания.$C$1048576];[.AH91]);&quot;&quot;)">
            <text:p/>
          </table:table-cell>
          <table:table-cell table:style-name="ce17" table:formula="of:=LEFT([.AG91];LEN([.AG91])-LEN([.AI91]))&amp;[.AL91]" office:value-type="string" office:string-value="и" calcext:value-type="string">
            <text:p>и</text:p>
          </table:table-cell>
          <table:table-cell table:style-name="ce18" table:formula="of:=MID([.AE91];[.AF91];1)&amp;IF(MID([.AE91];[.AF91]+1;1)=&quot;(&quot;; &quot;(&quot;; &quot;&quot;)" office:value-type="string" office:string-value=" " calcext:value-type="string">
            <text:p><text:s/></text:p>
          </table:table-cell>
          <table:table-cell table:formula="of:=MID([.AE91];[.AF91]+LEN([.AN91]);100)" office:value-type="string" office:string-value="ремонту газоиспользующего оборудования" calcext:value-type="string">
            <text:p>ремонту газоиспользующего оборудования</text:p>
          </table:table-cell>
          <table:table-cell table:formula="of:=MIN(SEARCH(&quot; &quot;;[.AO91]&amp;&quot; &quot;);SEARCH(&quot;-&quot;;[.AO91]&amp;&quot;-&quot;); SEARCH(&quot;)&quot;;[.AO91]&amp;&quot;)&quot;))" office:value-type="float" office:value="8" calcext:value-type="float">
            <text:p>8</text:p>
          </table:table-cell>
          <table:table-cell table:formula="of:=LEFT([.AO91];[.AP91]-1)" office:value-type="string" office:string-value="ремонту" calcext:value-type="string">
            <text:p>ремонту</text:p>
          </table:table-cell>
          <table:table-cell table:formula="of:=IFERROR(MATCH(RIGHT([.AQ91];5);[$Окончания.$A$1:$Окончания.$A$1048576];0);IFERROR(MATCH(RIGHT([.AQ91];4);[$Окончания.$A$1:$Окончания.$A$1048576];0);IFERROR(MATCH(RIGHT([.AQ91];3);[$Окончания.$A$1:$Окончания.$A$1048576];0);IFERROR(MATCH(RIGHT([.AQ91];2);[$Окончания.$A$1:$Окончания.$A$1048576];0);MATCH(RIGHT([.AQ9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91]);&quot;&quot;)">
            <text:p/>
          </table:table-cell>
          <table:table-cell table:formula="of:=IFERROR(INDEX([$Окончания.$B$1:$Окончания.$B$1048576];[.AR91]);&quot;&quot;)">
            <text:p/>
          </table:table-cell>
          <table:table-cell table:style-name="ce17" table:formula="of:=LEFT([.AQ91];LEN([.AQ91])-LEN([.AS91]))&amp;[.AT91]" office:value-type="string" office:string-value="ремонту" calcext:value-type="string">
            <text:p>ремонту</text:p>
          </table:table-cell>
          <table:table-cell table:style-name="ce17" table:formula="of:=IFERROR(INDEX([$Окончания.$C$1:$Окончания.$C$1048576];[.AR91]);&quot;&quot;)">
            <text:p/>
          </table:table-cell>
          <table:table-cell table:style-name="ce17" table:formula="of:=LEFT([.AQ91];LEN([.AQ91])-LEN([.AS91]))&amp;[.AV91]" office:value-type="string" office:string-value="ремонту" calcext:value-type="string">
            <text:p>ремонту</text:p>
          </table:table-cell>
          <table:table-cell table:style-name="ce18" table:formula="of:=MID([.AO91];[.AP91];1)&amp;IF(MID([.AO91];[.AP91]+1;1)=&quot;(&quot;; &quot;(&quot;; &quot;&quot;)" office:value-type="string" office:string-value=" " calcext:value-type="string">
            <text:p><text:s/></text:p>
          </table:table-cell>
          <table:table-cell table:formula="of:=MID([.AO91];[.AP91]+LEN([.AX91]);100)" office:value-type="string" office:string-value="газоиспользующего оборудования" calcext:value-type="string">
            <text:p>газоиспользующего оборудования</text:p>
          </table:table-cell>
          <table:table-cell table:formula="of:=[.$G91]&amp;[.$J91]&amp;[.$Q91]&amp;[.$T91]&amp;[.$AA91]&amp;[.$AD91]&amp;[.$AK91]&amp;[.$AN91]&amp;[.$AU91]&amp;[.$AX91]&amp;[.$AY91]" office:value-type="string" office:string-value="Слесарю по обслуживанию и ремонту газоиспользующего оборудования" calcext:value-type="string">
            <text:p>Слесарю по обслуживанию и ремонту газоиспользующего оборудования</text:p>
          </table:table-cell>
          <table:table-cell office:value-type="string" calcext:value-type="string">
            <text:p>Слесарю по обслуживанию и ремонту газоиспользующего оборудования</text:p>
          </table:table-cell>
          <table:table-cell table:style-name="ce17" table:formula="of:=IF([.AZ91]=[.BA91];0;1)" office:value-type="float" office:value="0" calcext:value-type="float">
            <text:p>0</text:p>
          </table:table-cell>
          <table:table-cell table:formula="of:=[.$I91]&amp;[.$J91]&amp;[.$S91]&amp;[.$T91]&amp;[.$AC91]&amp;[.$AD91]&amp;[.$AM91]&amp;[.$AN91]&amp;[.$AW91]&amp;[.$AX91]&amp;[.$AY91]" office:value-type="string" office:string-value="Слесаря по обслуживанию и ремонту газоиспользующего оборудования" calcext:value-type="string">
            <text:p>Слесаря по обслуживанию и ремонту газоиспользующего оборудования</text:p>
          </table:table-cell>
          <table:table-cell table:style-name="ce22" office:value-type="string" calcext:value-type="string">
            <text:p>Слесаря по обслуживанию и ремонту газоиспользующего оборудования</text:p>
          </table:table-cell>
          <table:table-cell table:style-name="ce17" table:formula="of:=IF([.BC91]=[.BD91];0;1)" office:value-type="float" office:value="0" calcext:value-type="float">
            <text:p>0</text:p>
          </table:table-cell>
          <table:table-cell table:number-columns-repeated="967"/>
        </table:table-row>
        <table:table-row table:style-name="ro9">
          <table:table-cell table:style-name="ce14" office:value-type="string" calcext:value-type="string">
            <text:p>Слесарь по ремонту <text:s/>газового оборудования</text:p>
          </table:table-cell>
          <table:table-cell table:formula="of:=MIN(SEARCH(&quot; &quot;;[.A92]&amp;&quot; &quot;);SEARCH(&quot;-&quot;;[.A92]&amp;&quot;-&quot;); SEARCH(&quot;)&quot;;[.A92]&amp;&quot;)&quot;))" office:value-type="float" office:value="8" calcext:value-type="float">
            <text:p>8</text:p>
          </table:table-cell>
          <table:table-cell table:formula="of:=LEFT([.A92];[.B92]-1)" office:value-type="string" office:string-value="Слесарь" calcext:value-type="string">
            <text:p>Слесарь</text:p>
          </table:table-cell>
          <table:table-cell table:formula="of:=IFERROR(MATCH(RIGHT([.C92];5);[$Окончания.$A$1:$Окончания.$A$1048576];0);IFERROR(MATCH(RIGHT([.C92];4);[$Окончания.$A$1:$Окончания.$A$1048576];0);IFERROR(MATCH(RIGHT([.C92];3);[$Окончания.$A$1:$Окончания.$A$1048576];0);IFERROR(MATCH(RIGHT([.C92];2);[$Окончания.$A$1:$Окончания.$A$1048576];0);MATCH(RIGHT([.C92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92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92]);&quot;&quot;)" office:value-type="string" office:string-value="ю" calcext:value-type="string">
            <text:p>ю</text:p>
          </table:table-cell>
          <table:table-cell table:style-name="ce17" table:formula="of:=LEFT([.C92];LEN([.C92])-LEN([.E92]))&amp;[.F92]" office:value-type="string" office:string-value="Слесарю" calcext:value-type="string">
            <text:p>Слесарю</text:p>
          </table:table-cell>
          <table:table-cell table:style-name="ce17" table:formula="of:=IFERROR(INDEX([$Окончания.$C$1:$Окончания.$C$1048576];[.D92]);&quot;&quot;)" office:value-type="string" office:string-value="я" calcext:value-type="string">
            <text:p>я</text:p>
          </table:table-cell>
          <table:table-cell table:style-name="ce17" table:formula="of:=LEFT([.C92];LEN([.C92])-LEN([.E92]))&amp;[.H92]" office:value-type="string" office:string-value="Слесаря" calcext:value-type="string">
            <text:p>Слесаря</text:p>
          </table:table-cell>
          <table:table-cell table:style-name="ce18" table:formula="of:=MID([.A92];[.B92];1)&amp;IF(MID([.A92];[.B92]+1;1)=&quot;(&quot;; &quot;(&quot;; &quot;&quot;)" office:value-type="string" office:string-value=" " calcext:value-type="string">
            <text:p><text:s/></text:p>
          </table:table-cell>
          <table:table-cell table:formula="of:=MID([.A92];[.B92]+LEN([.J92]);100)" office:value-type="string" office:string-value="по ремонту  газового оборудования" calcext:value-type="string">
            <text:p>по ремонту <text:s/>газового оборудования</text:p>
          </table:table-cell>
          <table:table-cell table:formula="of:=MIN(SEARCH(&quot; &quot;;[.K92]&amp;&quot; &quot;);SEARCH(&quot;-&quot;;[.K92]&amp;&quot;-&quot;); SEARCH(&quot;)&quot;;[.K92]&amp;&quot;)&quot;))" office:value-type="float" office:value="3" calcext:value-type="float">
            <text:p>3</text:p>
          </table:table-cell>
          <table:table-cell table:formula="of:=LEFT([.K92];[.L92]-1)" office:value-type="string" office:string-value="по" calcext:value-type="string">
            <text:p>по</text:p>
          </table:table-cell>
          <table:table-cell table:formula="of:=IFERROR(MATCH(RIGHT([.M92];5);[$Окончания.$A$1:$Окончания.$A$1048576];0);IFERROR(MATCH(RIGHT([.M92];4);[$Окончания.$A$1:$Окончания.$A$1048576];0);IFERROR(MATCH(RIGHT([.M92];3);[$Окончания.$A$1:$Окончания.$A$1048576];0);IFERROR(MATCH(RIGHT([.M92];2);[$Окончания.$A$1:$Окончания.$A$1048576];0);MATCH(RIGHT([.M9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92]);&quot;&quot;)">
            <text:p/>
          </table:table-cell>
          <table:table-cell table:formula="of:=IFERROR(INDEX([$Окончания.$B$1:$Окончания.$B$1048576];[.N92]);&quot;&quot;)">
            <text:p/>
          </table:table-cell>
          <table:table-cell table:style-name="ce17" table:formula="of:=LEFT([.M92];LEN([.M92])-LEN([.O92]))&amp;[.P92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92]);&quot;&quot;)">
            <text:p/>
          </table:table-cell>
          <table:table-cell table:style-name="ce17" table:formula="of:=LEFT([.M92];LEN([.M92])-LEN([.O92]))&amp;[.R92]" office:value-type="string" office:string-value="по" calcext:value-type="string">
            <text:p>по</text:p>
          </table:table-cell>
          <table:table-cell table:style-name="ce18" table:formula="of:=MID([.K92];[.L92];1)&amp;IF(MID([.K92];[.L92]+1;1)=&quot;(&quot;; &quot;(&quot;; &quot;&quot;)" office:value-type="string" office:string-value=" " calcext:value-type="string">
            <text:p><text:s/></text:p>
          </table:table-cell>
          <table:table-cell table:formula="of:=MID([.K92];[.L92]+LEN([.T92]);100)" office:value-type="string" office:string-value="ремонту  газового оборудования" calcext:value-type="string">
            <text:p>ремонту <text:s/>газового оборудования</text:p>
          </table:table-cell>
          <table:table-cell table:formula="of:=MIN(SEARCH(&quot; &quot;;[.U92]&amp;&quot; &quot;);SEARCH(&quot;-&quot;;[.U92]&amp;&quot;-&quot;); SEARCH(&quot;)&quot;;[.U92]&amp;&quot;)&quot;))" office:value-type="float" office:value="8" calcext:value-type="float">
            <text:p>8</text:p>
          </table:table-cell>
          <table:table-cell table:formula="of:=LEFT([.U92];[.V92]-1)" office:value-type="string" office:string-value="ремонту" calcext:value-type="string">
            <text:p>ремонту</text:p>
          </table:table-cell>
          <table:table-cell table:formula="of:=IFERROR(MATCH(RIGHT([.W92];5);[$Окончания.$A$1:$Окончания.$A$1048576];0);IFERROR(MATCH(RIGHT([.W92];4);[$Окончания.$A$1:$Окончания.$A$1048576];0);IFERROR(MATCH(RIGHT([.W92];3);[$Окончания.$A$1:$Окончания.$A$1048576];0);IFERROR(MATCH(RIGHT([.W92];2);[$Окончания.$A$1:$Окончания.$A$1048576];0);MATCH(RIGHT([.W9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92]);&quot;&quot;)">
            <text:p/>
          </table:table-cell>
          <table:table-cell table:formula="of:=IFERROR(INDEX([$Окончания.$B$1:$Окончания.$B$1048576];[.X92]);&quot;&quot;)">
            <text:p/>
          </table:table-cell>
          <table:table-cell table:style-name="ce17" table:formula="of:=LEFT([.W92];LEN([.W92])-LEN([.Y92]))&amp;[.Z92]" office:value-type="string" office:string-value="ремонту" calcext:value-type="string">
            <text:p>ремонту</text:p>
          </table:table-cell>
          <table:table-cell table:style-name="ce17" table:formula="of:=IFERROR(INDEX([$Окончания.$C$1:$Окончания.$C$1048576];[.X92]);&quot;&quot;)">
            <text:p/>
          </table:table-cell>
          <table:table-cell table:style-name="ce17" table:formula="of:=LEFT([.W92];LEN([.W92])-LEN([.Y92]))&amp;[.AB92]" office:value-type="string" office:string-value="ремонту" calcext:value-type="string">
            <text:p>ремонту</text:p>
          </table:table-cell>
          <table:table-cell table:style-name="ce18" table:formula="of:=MID([.U92];[.V92];1)&amp;IF(MID([.U92];[.V92]+1;1)=&quot;(&quot;; &quot;(&quot;; &quot;&quot;)" office:value-type="string" office:string-value=" " calcext:value-type="string">
            <text:p><text:s/></text:p>
          </table:table-cell>
          <table:table-cell table:formula="of:=MID([.U92];[.V92]+LEN([.AD92]);100)" office:value-type="string" office:string-value=" газового оборудования" calcext:value-type="string">
            <text:p><text:s/>газового оборудования</text:p>
          </table:table-cell>
          <table:table-cell table:formula="of:=MIN(SEARCH(&quot; &quot;;[.AE92]&amp;&quot; &quot;);SEARCH(&quot;-&quot;;[.AE92]&amp;&quot;-&quot;); SEARCH(&quot;)&quot;;[.AE92]&amp;&quot;)&quot;))" office:value-type="float" office:value="1" calcext:value-type="float">
            <text:p>1</text:p>
          </table:table-cell>
          <table:table-cell table:formula="of:=LEFT([.AE92];[.AF92]-1)">
            <text:p/>
          </table:table-cell>
          <table:table-cell table:formula="of:=IFERROR(MATCH(RIGHT([.AG92];5);[$Окончания.$A$1:$Окончания.$A$1048576];0);IFERROR(MATCH(RIGHT([.AG92];4);[$Окончания.$A$1:$Окончания.$A$1048576];0);IFERROR(MATCH(RIGHT([.AG92];3);[$Окончания.$A$1:$Окончания.$A$1048576];0);IFERROR(MATCH(RIGHT([.AG92];2);[$Окончания.$A$1:$Окончания.$A$1048576];0);MATCH(RIGHT([.AG9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92]);&quot;&quot;)">
            <text:p/>
          </table:table-cell>
          <table:table-cell table:formula="of:=IFERROR(INDEX([$Окончания.$B$1:$Окончания.$B$1048576];[.AH92]);&quot;&quot;)">
            <text:p/>
          </table:table-cell>
          <table:table-cell table:style-name="ce17" table:formula="of:=LEFT([.AG92];LEN([.AG92])-LEN([.AI92]))&amp;[.AJ92]">
            <text:p/>
          </table:table-cell>
          <table:table-cell table:style-name="ce17" table:formula="of:=IFERROR(INDEX([$Окончания.$C$1:$Окончания.$C$1048576];[.AH92]);&quot;&quot;)">
            <text:p/>
          </table:table-cell>
          <table:table-cell table:style-name="ce17" table:formula="of:=LEFT([.AG92];LEN([.AG92])-LEN([.AI92]))&amp;[.AL92]">
            <text:p/>
          </table:table-cell>
          <table:table-cell table:style-name="ce18" table:formula="of:=MID([.AE92];[.AF92];1)&amp;IF(MID([.AE92];[.AF92]+1;1)=&quot;(&quot;; &quot;(&quot;; &quot;&quot;)" office:value-type="string" office:string-value=" " calcext:value-type="string">
            <text:p><text:s/></text:p>
          </table:table-cell>
          <table:table-cell table:formula="of:=MID([.AE92];[.AF92]+LEN([.AN92]);100)" office:value-type="string" office:string-value="газового оборудования" calcext:value-type="string">
            <text:p>газового оборудования</text:p>
          </table:table-cell>
          <table:table-cell table:formula="of:=MIN(SEARCH(&quot; &quot;;[.AO92]&amp;&quot; &quot;);SEARCH(&quot;-&quot;;[.AO92]&amp;&quot;-&quot;); SEARCH(&quot;)&quot;;[.AO92]&amp;&quot;)&quot;))" office:value-type="float" office:value="9" calcext:value-type="float">
            <text:p>9</text:p>
          </table:table-cell>
          <table:table-cell table:formula="of:=LEFT([.AO92];[.AP92]-1)" office:value-type="string" office:string-value="газового" calcext:value-type="string">
            <text:p>газового</text:p>
          </table:table-cell>
          <table:table-cell table:formula="of:=IFERROR(MATCH(RIGHT([.AQ92];5);[$Окончания.$A$1:$Окончания.$A$1048576];0);IFERROR(MATCH(RIGHT([.AQ92];4);[$Окончания.$A$1:$Окончания.$A$1048576];0);IFERROR(MATCH(RIGHT([.AQ92];3);[$Окончания.$A$1:$Окончания.$A$1048576];0);IFERROR(MATCH(RIGHT([.AQ92];2);[$Окончания.$A$1:$Окончания.$A$1048576];0);MATCH(RIGHT([.AQ9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92]);&quot;&quot;)">
            <text:p/>
          </table:table-cell>
          <table:table-cell table:formula="of:=IFERROR(INDEX([$Окончания.$B$1:$Окончания.$B$1048576];[.AR92]);&quot;&quot;)">
            <text:p/>
          </table:table-cell>
          <table:table-cell table:style-name="ce17" table:formula="of:=LEFT([.AQ92];LEN([.AQ92])-LEN([.AS92]))&amp;[.AT92]" office:value-type="string" office:string-value="газового" calcext:value-type="string">
            <text:p>газового</text:p>
          </table:table-cell>
          <table:table-cell table:style-name="ce17" table:formula="of:=IFERROR(INDEX([$Окончания.$C$1:$Окончания.$C$1048576];[.AR92]);&quot;&quot;)">
            <text:p/>
          </table:table-cell>
          <table:table-cell table:style-name="ce17" table:formula="of:=LEFT([.AQ92];LEN([.AQ92])-LEN([.AS92]))&amp;[.AV92]" office:value-type="string" office:string-value="газового" calcext:value-type="string">
            <text:p>газового</text:p>
          </table:table-cell>
          <table:table-cell table:style-name="ce18" table:formula="of:=MID([.AO92];[.AP92];1)&amp;IF(MID([.AO92];[.AP92]+1;1)=&quot;(&quot;; &quot;(&quot;; &quot;&quot;)" office:value-type="string" office:string-value=" " calcext:value-type="string">
            <text:p><text:s/></text:p>
          </table:table-cell>
          <table:table-cell table:formula="of:=MID([.AO92];[.AP92]+LEN([.AX92]);100)" office:value-type="string" office:string-value="оборудования" calcext:value-type="string">
            <text:p>оборудования</text:p>
          </table:table-cell>
          <table:table-cell table:formula="of:=[.$G92]&amp;[.$J92]&amp;[.$Q92]&amp;[.$T92]&amp;[.$AA92]&amp;[.$AD92]&amp;[.$AK92]&amp;[.$AN92]&amp;[.$AU92]&amp;[.$AX92]&amp;[.$AY92]" office:value-type="string" office:string-value="Слесарю по ремонту  газового оборудования" calcext:value-type="string">
            <text:p>Слесарю по ремонту <text:s/>газового оборудования</text:p>
          </table:table-cell>
          <table:table-cell office:value-type="string" calcext:value-type="string">
            <text:p>Слесарю по ремонту <text:s/>газового оборудования</text:p>
          </table:table-cell>
          <table:table-cell table:style-name="ce17" table:formula="of:=IF([.AZ92]=[.BA92];0;1)" office:value-type="float" office:value="0" calcext:value-type="float">
            <text:p>0</text:p>
          </table:table-cell>
          <table:table-cell table:formula="of:=[.$I92]&amp;[.$J92]&amp;[.$S92]&amp;[.$T92]&amp;[.$AC92]&amp;[.$AD92]&amp;[.$AM92]&amp;[.$AN92]&amp;[.$AW92]&amp;[.$AX92]&amp;[.$AY92]" office:value-type="string" office:string-value="Слесаря по ремонту  газового оборудования" calcext:value-type="string">
            <text:p>Слесаря по ремонту <text:s/>газового оборудования</text:p>
          </table:table-cell>
          <table:table-cell table:style-name="ce22" office:value-type="string" calcext:value-type="string">
            <text:p>Слесаря по ремонту <text:s/>газового оборудования</text:p>
          </table:table-cell>
          <table:table-cell table:style-name="ce17" table:formula="of:=IF([.BC92]=[.BD92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Слесарь по ремонту автомобилей</text:p>
          </table:table-cell>
          <table:table-cell table:formula="of:=MIN(SEARCH(&quot; &quot;;[.A93]&amp;&quot; &quot;);SEARCH(&quot;-&quot;;[.A93]&amp;&quot;-&quot;); SEARCH(&quot;)&quot;;[.A93]&amp;&quot;)&quot;))" office:value-type="float" office:value="8" calcext:value-type="float">
            <text:p>8</text:p>
          </table:table-cell>
          <table:table-cell table:formula="of:=LEFT([.A93];[.B93]-1)" office:value-type="string" office:string-value="Слесарь" calcext:value-type="string">
            <text:p>Слесарь</text:p>
          </table:table-cell>
          <table:table-cell table:formula="of:=IFERROR(MATCH(RIGHT([.C93];5);[$Окончания.$A$1:$Окончания.$A$1048576];0);IFERROR(MATCH(RIGHT([.C93];4);[$Окончания.$A$1:$Окончания.$A$1048576];0);IFERROR(MATCH(RIGHT([.C93];3);[$Окончания.$A$1:$Окончания.$A$1048576];0);IFERROR(MATCH(RIGHT([.C93];2);[$Окончания.$A$1:$Окончания.$A$1048576];0);MATCH(RIGHT([.C93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93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93]);&quot;&quot;)" office:value-type="string" office:string-value="ю" calcext:value-type="string">
            <text:p>ю</text:p>
          </table:table-cell>
          <table:table-cell table:style-name="ce17" table:formula="of:=LEFT([.C93];LEN([.C93])-LEN([.E93]))&amp;[.F93]" office:value-type="string" office:string-value="Слесарю" calcext:value-type="string">
            <text:p>Слесарю</text:p>
          </table:table-cell>
          <table:table-cell table:style-name="ce17" table:formula="of:=IFERROR(INDEX([$Окончания.$C$1:$Окончания.$C$1048576];[.D93]);&quot;&quot;)" office:value-type="string" office:string-value="я" calcext:value-type="string">
            <text:p>я</text:p>
          </table:table-cell>
          <table:table-cell table:style-name="ce17" table:formula="of:=LEFT([.C93];LEN([.C93])-LEN([.E93]))&amp;[.H93]" office:value-type="string" office:string-value="Слесаря" calcext:value-type="string">
            <text:p>Слесаря</text:p>
          </table:table-cell>
          <table:table-cell table:style-name="ce18" table:formula="of:=MID([.A93];[.B93];1)&amp;IF(MID([.A93];[.B93]+1;1)=&quot;(&quot;; &quot;(&quot;; &quot;&quot;)" office:value-type="string" office:string-value=" " calcext:value-type="string">
            <text:p><text:s/></text:p>
          </table:table-cell>
          <table:table-cell table:formula="of:=MID([.A93];[.B93]+LEN([.J93]);100)" office:value-type="string" office:string-value="по ремонту автомобилей" calcext:value-type="string">
            <text:p>по ремонту автомобилей</text:p>
          </table:table-cell>
          <table:table-cell table:formula="of:=MIN(SEARCH(&quot; &quot;;[.K93]&amp;&quot; &quot;);SEARCH(&quot;-&quot;;[.K93]&amp;&quot;-&quot;); SEARCH(&quot;)&quot;;[.K93]&amp;&quot;)&quot;))" office:value-type="float" office:value="3" calcext:value-type="float">
            <text:p>3</text:p>
          </table:table-cell>
          <table:table-cell table:formula="of:=LEFT([.K93];[.L93]-1)" office:value-type="string" office:string-value="по" calcext:value-type="string">
            <text:p>по</text:p>
          </table:table-cell>
          <table:table-cell table:formula="of:=IFERROR(MATCH(RIGHT([.M93];5);[$Окончания.$A$1:$Окончания.$A$1048576];0);IFERROR(MATCH(RIGHT([.M93];4);[$Окончания.$A$1:$Окончания.$A$1048576];0);IFERROR(MATCH(RIGHT([.M93];3);[$Окончания.$A$1:$Окончания.$A$1048576];0);IFERROR(MATCH(RIGHT([.M93];2);[$Окончания.$A$1:$Окончания.$A$1048576];0);MATCH(RIGHT([.M9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93]);&quot;&quot;)">
            <text:p/>
          </table:table-cell>
          <table:table-cell table:formula="of:=IFERROR(INDEX([$Окончания.$B$1:$Окончания.$B$1048576];[.N93]);&quot;&quot;)">
            <text:p/>
          </table:table-cell>
          <table:table-cell table:style-name="ce17" table:formula="of:=LEFT([.M93];LEN([.M93])-LEN([.O93]))&amp;[.P93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93]);&quot;&quot;)">
            <text:p/>
          </table:table-cell>
          <table:table-cell table:style-name="ce17" table:formula="of:=LEFT([.M93];LEN([.M93])-LEN([.O93]))&amp;[.R93]" office:value-type="string" office:string-value="по" calcext:value-type="string">
            <text:p>по</text:p>
          </table:table-cell>
          <table:table-cell table:style-name="ce18" table:formula="of:=MID([.K93];[.L93];1)&amp;IF(MID([.K93];[.L93]+1;1)=&quot;(&quot;; &quot;(&quot;; &quot;&quot;)" office:value-type="string" office:string-value=" " calcext:value-type="string">
            <text:p><text:s/></text:p>
          </table:table-cell>
          <table:table-cell table:formula="of:=MID([.K93];[.L93]+LEN([.T93]);100)" office:value-type="string" office:string-value="ремонту автомобилей" calcext:value-type="string">
            <text:p>ремонту автомобилей</text:p>
          </table:table-cell>
          <table:table-cell table:formula="of:=MIN(SEARCH(&quot; &quot;;[.U93]&amp;&quot; &quot;);SEARCH(&quot;-&quot;;[.U93]&amp;&quot;-&quot;); SEARCH(&quot;)&quot;;[.U93]&amp;&quot;)&quot;))" office:value-type="float" office:value="8" calcext:value-type="float">
            <text:p>8</text:p>
          </table:table-cell>
          <table:table-cell table:formula="of:=LEFT([.U93];[.V93]-1)" office:value-type="string" office:string-value="ремонту" calcext:value-type="string">
            <text:p>ремонту</text:p>
          </table:table-cell>
          <table:table-cell table:formula="of:=IFERROR(MATCH(RIGHT([.W93];5);[$Окончания.$A$1:$Окончания.$A$1048576];0);IFERROR(MATCH(RIGHT([.W93];4);[$Окончания.$A$1:$Окончания.$A$1048576];0);IFERROR(MATCH(RIGHT([.W93];3);[$Окончания.$A$1:$Окончания.$A$1048576];0);IFERROR(MATCH(RIGHT([.W93];2);[$Окончания.$A$1:$Окончания.$A$1048576];0);MATCH(RIGHT([.W9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93]);&quot;&quot;)">
            <text:p/>
          </table:table-cell>
          <table:table-cell table:formula="of:=IFERROR(INDEX([$Окончания.$B$1:$Окончания.$B$1048576];[.X93]);&quot;&quot;)">
            <text:p/>
          </table:table-cell>
          <table:table-cell table:style-name="ce17" table:formula="of:=LEFT([.W93];LEN([.W93])-LEN([.Y93]))&amp;[.Z93]" office:value-type="string" office:string-value="ремонту" calcext:value-type="string">
            <text:p>ремонту</text:p>
          </table:table-cell>
          <table:table-cell table:style-name="ce17" table:formula="of:=IFERROR(INDEX([$Окончания.$C$1:$Окончания.$C$1048576];[.X93]);&quot;&quot;)">
            <text:p/>
          </table:table-cell>
          <table:table-cell table:style-name="ce17" table:formula="of:=LEFT([.W93];LEN([.W93])-LEN([.Y93]))&amp;[.AB93]" office:value-type="string" office:string-value="ремонту" calcext:value-type="string">
            <text:p>ремонту</text:p>
          </table:table-cell>
          <table:table-cell table:style-name="ce18" table:formula="of:=MID([.U93];[.V93];1)&amp;IF(MID([.U93];[.V93]+1;1)=&quot;(&quot;; &quot;(&quot;; &quot;&quot;)" office:value-type="string" office:string-value=" " calcext:value-type="string">
            <text:p><text:s/></text:p>
          </table:table-cell>
          <table:table-cell table:formula="of:=MID([.U93];[.V93]+LEN([.AD93]);100)" office:value-type="string" office:string-value="автомобилей" calcext:value-type="string">
            <text:p>автомобилей</text:p>
          </table:table-cell>
          <table:table-cell table:formula="of:=MIN(SEARCH(&quot; &quot;;[.AE93]&amp;&quot; &quot;);SEARCH(&quot;-&quot;;[.AE93]&amp;&quot;-&quot;); SEARCH(&quot;)&quot;;[.AE93]&amp;&quot;)&quot;))" office:value-type="float" office:value="12" calcext:value-type="float">
            <text:p>12</text:p>
          </table:table-cell>
          <table:table-cell table:formula="of:=LEFT([.AE93];[.AF93]-1)" office:value-type="string" office:string-value="автомобилей" calcext:value-type="string">
            <text:p>автомобилей</text:p>
          </table:table-cell>
          <table:table-cell table:formula="of:=IFERROR(MATCH(RIGHT([.AG93];5);[$Окончания.$A$1:$Окончания.$A$1048576];0);IFERROR(MATCH(RIGHT([.AG93];4);[$Окончания.$A$1:$Окончания.$A$1048576];0);IFERROR(MATCH(RIGHT([.AG93];3);[$Окончания.$A$1:$Окончания.$A$1048576];0);IFERROR(MATCH(RIGHT([.AG93];2);[$Окончания.$A$1:$Окончания.$A$1048576];0);MATCH(RIGHT([.AG9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93]);&quot;&quot;)">
            <text:p/>
          </table:table-cell>
          <table:table-cell table:formula="of:=IFERROR(INDEX([$Окончания.$B$1:$Окончания.$B$1048576];[.AH93]);&quot;&quot;)">
            <text:p/>
          </table:table-cell>
          <table:table-cell table:style-name="ce17" table:formula="of:=LEFT([.AG93];LEN([.AG93])-LEN([.AI93]))&amp;[.AJ93]" office:value-type="string" office:string-value="автомобилей" calcext:value-type="string">
            <text:p>автомобилей</text:p>
          </table:table-cell>
          <table:table-cell table:style-name="ce17" table:formula="of:=IFERROR(INDEX([$Окончания.$C$1:$Окончания.$C$1048576];[.AH93]);&quot;&quot;)">
            <text:p/>
          </table:table-cell>
          <table:table-cell table:style-name="ce17" table:formula="of:=LEFT([.AG93];LEN([.AG93])-LEN([.AI93]))&amp;[.AL93]" office:value-type="string" office:string-value="автомобилей" calcext:value-type="string">
            <text:p>автомобилей</text:p>
          </table:table-cell>
          <table:table-cell table:style-name="ce18" table:formula="of:=MID([.AE93];[.AF93];1)&amp;IF(MID([.AE93];[.AF93]+1;1)=&quot;(&quot;; &quot;(&quot;; &quot;&quot;)">
            <text:p/>
          </table:table-cell>
          <table:table-cell table:formula="of:=MID([.AE93];[.AF93]+LEN([.AN93]);100)">
            <text:p/>
          </table:table-cell>
          <table:table-cell table:formula="of:=MIN(SEARCH(&quot; &quot;;[.AO93]&amp;&quot; &quot;);SEARCH(&quot;-&quot;;[.AO93]&amp;&quot;-&quot;); SEARCH(&quot;)&quot;;[.AO93]&amp;&quot;)&quot;))" office:value-type="float" office:value="1" calcext:value-type="float">
            <text:p>1</text:p>
          </table:table-cell>
          <table:table-cell table:formula="of:=LEFT([.AO93];[.AP93]-1)">
            <text:p/>
          </table:table-cell>
          <table:table-cell table:formula="of:=IFERROR(MATCH(RIGHT([.AQ93];5);[$Окончания.$A$1:$Окончания.$A$1048576];0);IFERROR(MATCH(RIGHT([.AQ93];4);[$Окончания.$A$1:$Окончания.$A$1048576];0);IFERROR(MATCH(RIGHT([.AQ93];3);[$Окончания.$A$1:$Окончания.$A$1048576];0);IFERROR(MATCH(RIGHT([.AQ93];2);[$Окончания.$A$1:$Окончания.$A$1048576];0);MATCH(RIGHT([.AQ9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93]);&quot;&quot;)">
            <text:p/>
          </table:table-cell>
          <table:table-cell table:formula="of:=IFERROR(INDEX([$Окончания.$B$1:$Окончания.$B$1048576];[.AR93]);&quot;&quot;)">
            <text:p/>
          </table:table-cell>
          <table:table-cell table:style-name="ce17" table:formula="of:=LEFT([.AQ93];LEN([.AQ93])-LEN([.AS93]))&amp;[.AT93]">
            <text:p/>
          </table:table-cell>
          <table:table-cell table:style-name="ce17" table:formula="of:=IFERROR(INDEX([$Окончания.$C$1:$Окончания.$C$1048576];[.AR93]);&quot;&quot;)">
            <text:p/>
          </table:table-cell>
          <table:table-cell table:style-name="ce17" table:formula="of:=LEFT([.AQ93];LEN([.AQ93])-LEN([.AS93]))&amp;[.AV93]">
            <text:p/>
          </table:table-cell>
          <table:table-cell table:style-name="ce18" table:formula="of:=MID([.AO93];[.AP93];1)&amp;IF(MID([.AO93];[.AP93]+1;1)=&quot;(&quot;; &quot;(&quot;; &quot;&quot;)">
            <text:p/>
          </table:table-cell>
          <table:table-cell table:formula="of:=MID([.AO93];[.AP93]+LEN([.AX93]);100)">
            <text:p/>
          </table:table-cell>
          <table:table-cell table:formula="of:=[.$G93]&amp;[.$J93]&amp;[.$Q93]&amp;[.$T93]&amp;[.$AA93]&amp;[.$AD93]&amp;[.$AK93]&amp;[.$AN93]&amp;[.$AU93]&amp;[.$AX93]&amp;[.$AY93]" office:value-type="string" office:string-value="Слесарю по ремонту автомобилей" calcext:value-type="string">
            <text:p>Слесарю по ремонту автомобилей</text:p>
          </table:table-cell>
          <table:table-cell office:value-type="string" calcext:value-type="string">
            <text:p>Слесарю по ремонту автомобилей</text:p>
          </table:table-cell>
          <table:table-cell table:style-name="ce17" table:formula="of:=IF([.AZ93]=[.BA93];0;1)" office:value-type="float" office:value="0" calcext:value-type="float">
            <text:p>0</text:p>
          </table:table-cell>
          <table:table-cell table:formula="of:=[.$I93]&amp;[.$J93]&amp;[.$S93]&amp;[.$T93]&amp;[.$AC93]&amp;[.$AD93]&amp;[.$AM93]&amp;[.$AN93]&amp;[.$AW93]&amp;[.$AX93]&amp;[.$AY93]" office:value-type="string" office:string-value="Слесаря по ремонту автомобилей" calcext:value-type="string">
            <text:p>Слесаря по ремонту автомобилей</text:p>
          </table:table-cell>
          <table:table-cell table:style-name="ce22" office:value-type="string" calcext:value-type="string">
            <text:p>Слесаря по ремонту автомобилей</text:p>
          </table:table-cell>
          <table:table-cell table:style-name="ce17" table:formula="of:=IF([.BC93]=[.BD93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Слесарь-ремонтник</text:p>
          </table:table-cell>
          <table:table-cell table:formula="of:=MIN(SEARCH(&quot; &quot;;[.A94]&amp;&quot; &quot;);SEARCH(&quot;-&quot;;[.A94]&amp;&quot;-&quot;); SEARCH(&quot;)&quot;;[.A94]&amp;&quot;)&quot;))" office:value-type="float" office:value="8" calcext:value-type="float">
            <text:p>8</text:p>
          </table:table-cell>
          <table:table-cell table:formula="of:=LEFT([.A94];[.B94]-1)" office:value-type="string" office:string-value="Слесарь" calcext:value-type="string">
            <text:p>Слесарь</text:p>
          </table:table-cell>
          <table:table-cell table:formula="of:=IFERROR(MATCH(RIGHT([.C94];5);[$Окончания.$A$1:$Окончания.$A$1048576];0);IFERROR(MATCH(RIGHT([.C94];4);[$Окончания.$A$1:$Окончания.$A$1048576];0);IFERROR(MATCH(RIGHT([.C94];3);[$Окончания.$A$1:$Окончания.$A$1048576];0);IFERROR(MATCH(RIGHT([.C94];2);[$Окончания.$A$1:$Окончания.$A$1048576];0);MATCH(RIGHT([.C94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94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94]);&quot;&quot;)" office:value-type="string" office:string-value="ю" calcext:value-type="string">
            <text:p>ю</text:p>
          </table:table-cell>
          <table:table-cell table:style-name="ce17" table:formula="of:=LEFT([.C94];LEN([.C94])-LEN([.E94]))&amp;[.F94]" office:value-type="string" office:string-value="Слесарю" calcext:value-type="string">
            <text:p>Слесарю</text:p>
          </table:table-cell>
          <table:table-cell table:style-name="ce17" table:formula="of:=IFERROR(INDEX([$Окончания.$C$1:$Окончания.$C$1048576];[.D94]);&quot;&quot;)" office:value-type="string" office:string-value="я" calcext:value-type="string">
            <text:p>я</text:p>
          </table:table-cell>
          <table:table-cell table:style-name="ce17" table:formula="of:=LEFT([.C94];LEN([.C94])-LEN([.E94]))&amp;[.H94]" office:value-type="string" office:string-value="Слесаря" calcext:value-type="string">
            <text:p>Слесаря</text:p>
          </table:table-cell>
          <table:table-cell table:style-name="ce18" table:formula="of:=MID([.A94];[.B94];1)&amp;IF(MID([.A94];[.B94]+1;1)=&quot;(&quot;; &quot;(&quot;; &quot;&quot;)" office:value-type="string" office:string-value="-" calcext:value-type="string">
            <text:p>-</text:p>
          </table:table-cell>
          <table:table-cell table:formula="of:=MID([.A94];[.B94]+LEN([.J94]);100)" office:value-type="string" office:string-value="ремонтник" calcext:value-type="string">
            <text:p>ремонтник</text:p>
          </table:table-cell>
          <table:table-cell table:formula="of:=MIN(SEARCH(&quot; &quot;;[.K94]&amp;&quot; &quot;);SEARCH(&quot;-&quot;;[.K94]&amp;&quot;-&quot;); SEARCH(&quot;)&quot;;[.K94]&amp;&quot;)&quot;))" office:value-type="float" office:value="10" calcext:value-type="float">
            <text:p>10</text:p>
          </table:table-cell>
          <table:table-cell table:formula="of:=LEFT([.K94];[.L94]-1)" office:value-type="string" office:string-value="ремонтник" calcext:value-type="string">
            <text:p>ремонтник</text:p>
          </table:table-cell>
          <table:table-cell table:formula="of:=IFERROR(MATCH(RIGHT([.M94];5);[$Окончания.$A$1:$Окончания.$A$1048576];0);IFERROR(MATCH(RIGHT([.M94];4);[$Окончания.$A$1:$Окончания.$A$1048576];0);IFERROR(MATCH(RIGHT([.M94];3);[$Окончания.$A$1:$Окончания.$A$1048576];0);IFERROR(MATCH(RIGHT([.M94];2);[$Окончания.$A$1:$Окончания.$A$1048576];0);MATCH(RIGHT([.M94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N94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N94]);&quot;&quot;)" office:value-type="string" office:string-value="ку" calcext:value-type="string">
            <text:p>ку</text:p>
          </table:table-cell>
          <table:table-cell table:style-name="ce17" table:formula="of:=LEFT([.M94];LEN([.M94])-LEN([.O94]))&amp;[.P94]" office:value-type="string" office:string-value="ремонтнику" calcext:value-type="string">
            <text:p>ремонтнику</text:p>
          </table:table-cell>
          <table:table-cell table:style-name="ce17" table:formula="of:=IFERROR(INDEX([$Окончания.$C$1:$Окончания.$C$1048576];[.N94]);&quot;&quot;)" office:value-type="string" office:string-value="ка" calcext:value-type="string">
            <text:p>ка</text:p>
          </table:table-cell>
          <table:table-cell table:style-name="ce17" table:formula="of:=LEFT([.M94];LEN([.M94])-LEN([.O94]))&amp;[.R94]" office:value-type="string" office:string-value="ремонтника" calcext:value-type="string">
            <text:p>ремонтника</text:p>
          </table:table-cell>
          <table:table-cell table:style-name="ce18" table:formula="of:=MID([.K94];[.L94];1)&amp;IF(MID([.K94];[.L94]+1;1)=&quot;(&quot;; &quot;(&quot;; &quot;&quot;)">
            <text:p/>
          </table:table-cell>
          <table:table-cell table:formula="of:=MID([.K94];[.L94]+LEN([.T94]);100)">
            <text:p/>
          </table:table-cell>
          <table:table-cell table:formula="of:=MIN(SEARCH(&quot; &quot;;[.U94]&amp;&quot; &quot;);SEARCH(&quot;-&quot;;[.U94]&amp;&quot;-&quot;); SEARCH(&quot;)&quot;;[.U94]&amp;&quot;)&quot;))" office:value-type="float" office:value="1" calcext:value-type="float">
            <text:p>1</text:p>
          </table:table-cell>
          <table:table-cell table:formula="of:=LEFT([.U94];[.V94]-1)">
            <text:p/>
          </table:table-cell>
          <table:table-cell table:formula="of:=IFERROR(MATCH(RIGHT([.W94];5);[$Окончания.$A$1:$Окончания.$A$1048576];0);IFERROR(MATCH(RIGHT([.W94];4);[$Окончания.$A$1:$Окончания.$A$1048576];0);IFERROR(MATCH(RIGHT([.W94];3);[$Окончания.$A$1:$Окончания.$A$1048576];0);IFERROR(MATCH(RIGHT([.W94];2);[$Окончания.$A$1:$Окончания.$A$1048576];0);MATCH(RIGHT([.W9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94]);&quot;&quot;)">
            <text:p/>
          </table:table-cell>
          <table:table-cell table:formula="of:=IFERROR(INDEX([$Окончания.$B$1:$Окончания.$B$1048576];[.X94]);&quot;&quot;)">
            <text:p/>
          </table:table-cell>
          <table:table-cell table:style-name="ce17" table:formula="of:=LEFT([.W94];LEN([.W94])-LEN([.Y94]))&amp;[.Z94]">
            <text:p/>
          </table:table-cell>
          <table:table-cell table:style-name="ce17" table:formula="of:=IFERROR(INDEX([$Окончания.$C$1:$Окончания.$C$1048576];[.X94]);&quot;&quot;)">
            <text:p/>
          </table:table-cell>
          <table:table-cell table:style-name="ce17" table:formula="of:=LEFT([.W94];LEN([.W94])-LEN([.Y94]))&amp;[.AB94]">
            <text:p/>
          </table:table-cell>
          <table:table-cell table:style-name="ce18" table:formula="of:=MID([.U94];[.V94];1)&amp;IF(MID([.U94];[.V94]+1;1)=&quot;(&quot;; &quot;(&quot;; &quot;&quot;)">
            <text:p/>
          </table:table-cell>
          <table:table-cell table:formula="of:=MID([.U94];[.V94]+LEN([.AD94]);100)">
            <text:p/>
          </table:table-cell>
          <table:table-cell table:formula="of:=MIN(SEARCH(&quot; &quot;;[.AE94]&amp;&quot; &quot;);SEARCH(&quot;-&quot;;[.AE94]&amp;&quot;-&quot;); SEARCH(&quot;)&quot;;[.AE94]&amp;&quot;)&quot;))" office:value-type="float" office:value="1" calcext:value-type="float">
            <text:p>1</text:p>
          </table:table-cell>
          <table:table-cell table:formula="of:=LEFT([.AE94];[.AF94]-1)">
            <text:p/>
          </table:table-cell>
          <table:table-cell table:formula="of:=IFERROR(MATCH(RIGHT([.AG94];5);[$Окончания.$A$1:$Окончания.$A$1048576];0);IFERROR(MATCH(RIGHT([.AG94];4);[$Окончания.$A$1:$Окончания.$A$1048576];0);IFERROR(MATCH(RIGHT([.AG94];3);[$Окончания.$A$1:$Окончания.$A$1048576];0);IFERROR(MATCH(RIGHT([.AG94];2);[$Окончания.$A$1:$Окончания.$A$1048576];0);MATCH(RIGHT([.AG9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94]);&quot;&quot;)">
            <text:p/>
          </table:table-cell>
          <table:table-cell table:formula="of:=IFERROR(INDEX([$Окончания.$B$1:$Окончания.$B$1048576];[.AH94]);&quot;&quot;)">
            <text:p/>
          </table:table-cell>
          <table:table-cell table:style-name="ce17" table:formula="of:=LEFT([.AG94];LEN([.AG94])-LEN([.AI94]))&amp;[.AJ94]">
            <text:p/>
          </table:table-cell>
          <table:table-cell table:style-name="ce17" table:formula="of:=IFERROR(INDEX([$Окончания.$C$1:$Окончания.$C$1048576];[.AH94]);&quot;&quot;)">
            <text:p/>
          </table:table-cell>
          <table:table-cell table:style-name="ce17" table:formula="of:=LEFT([.AG94];LEN([.AG94])-LEN([.AI94]))&amp;[.AL94]">
            <text:p/>
          </table:table-cell>
          <table:table-cell table:style-name="ce18" table:formula="of:=MID([.AE94];[.AF94];1)&amp;IF(MID([.AE94];[.AF94]+1;1)=&quot;(&quot;; &quot;(&quot;; &quot;&quot;)">
            <text:p/>
          </table:table-cell>
          <table:table-cell table:formula="of:=MID([.AE94];[.AF94]+LEN([.AN94]);100)">
            <text:p/>
          </table:table-cell>
          <table:table-cell table:formula="of:=MIN(SEARCH(&quot; &quot;;[.AO94]&amp;&quot; &quot;);SEARCH(&quot;-&quot;;[.AO94]&amp;&quot;-&quot;); SEARCH(&quot;)&quot;;[.AO94]&amp;&quot;)&quot;))" office:value-type="float" office:value="1" calcext:value-type="float">
            <text:p>1</text:p>
          </table:table-cell>
          <table:table-cell table:formula="of:=LEFT([.AO94];[.AP94]-1)">
            <text:p/>
          </table:table-cell>
          <table:table-cell table:formula="of:=IFERROR(MATCH(RIGHT([.AQ94];5);[$Окончания.$A$1:$Окончания.$A$1048576];0);IFERROR(MATCH(RIGHT([.AQ94];4);[$Окончания.$A$1:$Окончания.$A$1048576];0);IFERROR(MATCH(RIGHT([.AQ94];3);[$Окончания.$A$1:$Окончания.$A$1048576];0);IFERROR(MATCH(RIGHT([.AQ94];2);[$Окончания.$A$1:$Окончания.$A$1048576];0);MATCH(RIGHT([.AQ9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94]);&quot;&quot;)">
            <text:p/>
          </table:table-cell>
          <table:table-cell table:formula="of:=IFERROR(INDEX([$Окончания.$B$1:$Окончания.$B$1048576];[.AR94]);&quot;&quot;)">
            <text:p/>
          </table:table-cell>
          <table:table-cell table:style-name="ce17" table:formula="of:=LEFT([.AQ94];LEN([.AQ94])-LEN([.AS94]))&amp;[.AT94]">
            <text:p/>
          </table:table-cell>
          <table:table-cell table:style-name="ce17" table:formula="of:=IFERROR(INDEX([$Окончания.$C$1:$Окончания.$C$1048576];[.AR94]);&quot;&quot;)">
            <text:p/>
          </table:table-cell>
          <table:table-cell table:style-name="ce17" table:formula="of:=LEFT([.AQ94];LEN([.AQ94])-LEN([.AS94]))&amp;[.AV94]">
            <text:p/>
          </table:table-cell>
          <table:table-cell table:style-name="ce18" table:formula="of:=MID([.AO94];[.AP94];1)&amp;IF(MID([.AO94];[.AP94]+1;1)=&quot;(&quot;; &quot;(&quot;; &quot;&quot;)">
            <text:p/>
          </table:table-cell>
          <table:table-cell table:formula="of:=MID([.AO94];[.AP94]+LEN([.AX94]);100)">
            <text:p/>
          </table:table-cell>
          <table:table-cell table:formula="of:=[.$G94]&amp;[.$J94]&amp;[.$Q94]&amp;[.$T94]&amp;[.$AA94]&amp;[.$AD94]&amp;[.$AK94]&amp;[.$AN94]&amp;[.$AU94]&amp;[.$AX94]&amp;[.$AY94]" office:value-type="string" office:string-value="Слесарю-ремонтнику" calcext:value-type="string">
            <text:p>Слесарю-ремонтнику</text:p>
          </table:table-cell>
          <table:table-cell office:value-type="string" calcext:value-type="string">
            <text:p>Слесарю-ремонтнику</text:p>
          </table:table-cell>
          <table:table-cell table:style-name="ce17" table:formula="of:=IF([.AZ94]=[.BA94];0;1)" office:value-type="float" office:value="0" calcext:value-type="float">
            <text:p>0</text:p>
          </table:table-cell>
          <table:table-cell table:formula="of:=[.$I94]&amp;[.$J94]&amp;[.$S94]&amp;[.$T94]&amp;[.$AC94]&amp;[.$AD94]&amp;[.$AM94]&amp;[.$AN94]&amp;[.$AW94]&amp;[.$AX94]&amp;[.$AY94]" office:value-type="string" office:string-value="Слесаря-ремонтника" calcext:value-type="string">
            <text:p>Слесаря-ремонтника</text:p>
          </table:table-cell>
          <table:table-cell table:style-name="ce22" office:value-type="string" calcext:value-type="string">
            <text:p>Слесаря-ремонтника</text:p>
          </table:table-cell>
          <table:table-cell table:style-name="ce17" table:formula="of:=IF([.BC94]=[.BD94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Слесарь-сантехник</text:p>
          </table:table-cell>
          <table:table-cell table:formula="of:=MIN(SEARCH(&quot; &quot;;[.A95]&amp;&quot; &quot;);SEARCH(&quot;-&quot;;[.A95]&amp;&quot;-&quot;); SEARCH(&quot;)&quot;;[.A95]&amp;&quot;)&quot;))" office:value-type="float" office:value="8" calcext:value-type="float">
            <text:p>8</text:p>
          </table:table-cell>
          <table:table-cell table:formula="of:=LEFT([.A95];[.B95]-1)" office:value-type="string" office:string-value="Слесарь" calcext:value-type="string">
            <text:p>Слесарь</text:p>
          </table:table-cell>
          <table:table-cell table:formula="of:=IFERROR(MATCH(RIGHT([.C95];5);[$Окончания.$A$1:$Окончания.$A$1048576];0);IFERROR(MATCH(RIGHT([.C95];4);[$Окончания.$A$1:$Окончания.$A$1048576];0);IFERROR(MATCH(RIGHT([.C95];3);[$Окончания.$A$1:$Окончания.$A$1048576];0);IFERROR(MATCH(RIGHT([.C95];2);[$Окончания.$A$1:$Окончания.$A$1048576];0);MATCH(RIGHT([.C95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95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95]);&quot;&quot;)" office:value-type="string" office:string-value="ю" calcext:value-type="string">
            <text:p>ю</text:p>
          </table:table-cell>
          <table:table-cell table:style-name="ce17" table:formula="of:=LEFT([.C95];LEN([.C95])-LEN([.E95]))&amp;[.F95]" office:value-type="string" office:string-value="Слесарю" calcext:value-type="string">
            <text:p>Слесарю</text:p>
          </table:table-cell>
          <table:table-cell table:style-name="ce17" table:formula="of:=IFERROR(INDEX([$Окончания.$C$1:$Окончания.$C$1048576];[.D95]);&quot;&quot;)" office:value-type="string" office:string-value="я" calcext:value-type="string">
            <text:p>я</text:p>
          </table:table-cell>
          <table:table-cell table:style-name="ce17" table:formula="of:=LEFT([.C95];LEN([.C95])-LEN([.E95]))&amp;[.H95]" office:value-type="string" office:string-value="Слесаря" calcext:value-type="string">
            <text:p>Слесаря</text:p>
          </table:table-cell>
          <table:table-cell table:style-name="ce18" table:formula="of:=MID([.A95];[.B95];1)&amp;IF(MID([.A95];[.B95]+1;1)=&quot;(&quot;; &quot;(&quot;; &quot;&quot;)" office:value-type="string" office:string-value="-" calcext:value-type="string">
            <text:p>-</text:p>
          </table:table-cell>
          <table:table-cell table:formula="of:=MID([.A95];[.B95]+LEN([.J95]);100)" office:value-type="string" office:string-value="сантехник" calcext:value-type="string">
            <text:p>сантехник</text:p>
          </table:table-cell>
          <table:table-cell table:formula="of:=MIN(SEARCH(&quot; &quot;;[.K95]&amp;&quot; &quot;);SEARCH(&quot;-&quot;;[.K95]&amp;&quot;-&quot;); SEARCH(&quot;)&quot;;[.K95]&amp;&quot;)&quot;))" office:value-type="float" office:value="10" calcext:value-type="float">
            <text:p>10</text:p>
          </table:table-cell>
          <table:table-cell table:formula="of:=LEFT([.K95];[.L95]-1)" office:value-type="string" office:string-value="сантехник" calcext:value-type="string">
            <text:p>сантехник</text:p>
          </table:table-cell>
          <table:table-cell table:formula="of:=IFERROR(MATCH(RIGHT([.M95];5);[$Окончания.$A$1:$Окончания.$A$1048576];0);IFERROR(MATCH(RIGHT([.M95];4);[$Окончания.$A$1:$Окончания.$A$1048576];0);IFERROR(MATCH(RIGHT([.M95];3);[$Окончания.$A$1:$Окончания.$A$1048576];0);IFERROR(MATCH(RIGHT([.M95];2);[$Окончания.$A$1:$Окончания.$A$1048576];0);MATCH(RIGHT([.M95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N95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N95]);&quot;&quot;)" office:value-type="string" office:string-value="ку" calcext:value-type="string">
            <text:p>ку</text:p>
          </table:table-cell>
          <table:table-cell table:style-name="ce17" table:formula="of:=LEFT([.M95];LEN([.M95])-LEN([.O95]))&amp;[.P95]" office:value-type="string" office:string-value="сантехнику" calcext:value-type="string">
            <text:p>сантехнику</text:p>
          </table:table-cell>
          <table:table-cell table:style-name="ce17" table:formula="of:=IFERROR(INDEX([$Окончания.$C$1:$Окончания.$C$1048576];[.N95]);&quot;&quot;)" office:value-type="string" office:string-value="ка" calcext:value-type="string">
            <text:p>ка</text:p>
          </table:table-cell>
          <table:table-cell table:style-name="ce17" table:formula="of:=LEFT([.M95];LEN([.M95])-LEN([.O95]))&amp;[.R95]" office:value-type="string" office:string-value="сантехника" calcext:value-type="string">
            <text:p>сантехника</text:p>
          </table:table-cell>
          <table:table-cell table:style-name="ce18" table:formula="of:=MID([.K95];[.L95];1)&amp;IF(MID([.K95];[.L95]+1;1)=&quot;(&quot;; &quot;(&quot;; &quot;&quot;)">
            <text:p/>
          </table:table-cell>
          <table:table-cell table:formula="of:=MID([.K95];[.L95]+LEN([.T95]);100)">
            <text:p/>
          </table:table-cell>
          <table:table-cell table:formula="of:=MIN(SEARCH(&quot; &quot;;[.U95]&amp;&quot; &quot;);SEARCH(&quot;-&quot;;[.U95]&amp;&quot;-&quot;); SEARCH(&quot;)&quot;;[.U95]&amp;&quot;)&quot;))" office:value-type="float" office:value="1" calcext:value-type="float">
            <text:p>1</text:p>
          </table:table-cell>
          <table:table-cell table:formula="of:=LEFT([.U95];[.V95]-1)">
            <text:p/>
          </table:table-cell>
          <table:table-cell table:formula="of:=IFERROR(MATCH(RIGHT([.W95];5);[$Окончания.$A$1:$Окончания.$A$1048576];0);IFERROR(MATCH(RIGHT([.W95];4);[$Окончания.$A$1:$Окончания.$A$1048576];0);IFERROR(MATCH(RIGHT([.W95];3);[$Окончания.$A$1:$Окончания.$A$1048576];0);IFERROR(MATCH(RIGHT([.W95];2);[$Окончания.$A$1:$Окончания.$A$1048576];0);MATCH(RIGHT([.W9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95]);&quot;&quot;)">
            <text:p/>
          </table:table-cell>
          <table:table-cell table:formula="of:=IFERROR(INDEX([$Окончания.$B$1:$Окончания.$B$1048576];[.X95]);&quot;&quot;)">
            <text:p/>
          </table:table-cell>
          <table:table-cell table:style-name="ce17" table:formula="of:=LEFT([.W95];LEN([.W95])-LEN([.Y95]))&amp;[.Z95]">
            <text:p/>
          </table:table-cell>
          <table:table-cell table:style-name="ce17" table:formula="of:=IFERROR(INDEX([$Окончания.$C$1:$Окончания.$C$1048576];[.X95]);&quot;&quot;)">
            <text:p/>
          </table:table-cell>
          <table:table-cell table:style-name="ce17" table:formula="of:=LEFT([.W95];LEN([.W95])-LEN([.Y95]))&amp;[.AB95]">
            <text:p/>
          </table:table-cell>
          <table:table-cell table:style-name="ce18" table:formula="of:=MID([.U95];[.V95];1)&amp;IF(MID([.U95];[.V95]+1;1)=&quot;(&quot;; &quot;(&quot;; &quot;&quot;)">
            <text:p/>
          </table:table-cell>
          <table:table-cell table:formula="of:=MID([.U95];[.V95]+LEN([.AD95]);100)">
            <text:p/>
          </table:table-cell>
          <table:table-cell table:formula="of:=MIN(SEARCH(&quot; &quot;;[.AE95]&amp;&quot; &quot;);SEARCH(&quot;-&quot;;[.AE95]&amp;&quot;-&quot;); SEARCH(&quot;)&quot;;[.AE95]&amp;&quot;)&quot;))" office:value-type="float" office:value="1" calcext:value-type="float">
            <text:p>1</text:p>
          </table:table-cell>
          <table:table-cell table:formula="of:=LEFT([.AE95];[.AF95]-1)">
            <text:p/>
          </table:table-cell>
          <table:table-cell table:formula="of:=IFERROR(MATCH(RIGHT([.AG95];5);[$Окончания.$A$1:$Окончания.$A$1048576];0);IFERROR(MATCH(RIGHT([.AG95];4);[$Окончания.$A$1:$Окончания.$A$1048576];0);IFERROR(MATCH(RIGHT([.AG95];3);[$Окончания.$A$1:$Окончания.$A$1048576];0);IFERROR(MATCH(RIGHT([.AG95];2);[$Окончания.$A$1:$Окончания.$A$1048576];0);MATCH(RIGHT([.AG9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95]);&quot;&quot;)">
            <text:p/>
          </table:table-cell>
          <table:table-cell table:formula="of:=IFERROR(INDEX([$Окончания.$B$1:$Окончания.$B$1048576];[.AH95]);&quot;&quot;)">
            <text:p/>
          </table:table-cell>
          <table:table-cell table:style-name="ce17" table:formula="of:=LEFT([.AG95];LEN([.AG95])-LEN([.AI95]))&amp;[.AJ95]">
            <text:p/>
          </table:table-cell>
          <table:table-cell table:style-name="ce17" table:formula="of:=IFERROR(INDEX([$Окончания.$C$1:$Окончания.$C$1048576];[.AH95]);&quot;&quot;)">
            <text:p/>
          </table:table-cell>
          <table:table-cell table:style-name="ce17" table:formula="of:=LEFT([.AG95];LEN([.AG95])-LEN([.AI95]))&amp;[.AL95]">
            <text:p/>
          </table:table-cell>
          <table:table-cell table:style-name="ce18" table:formula="of:=MID([.AE95];[.AF95];1)&amp;IF(MID([.AE95];[.AF95]+1;1)=&quot;(&quot;; &quot;(&quot;; &quot;&quot;)">
            <text:p/>
          </table:table-cell>
          <table:table-cell table:formula="of:=MID([.AE95];[.AF95]+LEN([.AN95]);100)">
            <text:p/>
          </table:table-cell>
          <table:table-cell table:formula="of:=MIN(SEARCH(&quot; &quot;;[.AO95]&amp;&quot; &quot;);SEARCH(&quot;-&quot;;[.AO95]&amp;&quot;-&quot;); SEARCH(&quot;)&quot;;[.AO95]&amp;&quot;)&quot;))" office:value-type="float" office:value="1" calcext:value-type="float">
            <text:p>1</text:p>
          </table:table-cell>
          <table:table-cell table:formula="of:=LEFT([.AO95];[.AP95]-1)">
            <text:p/>
          </table:table-cell>
          <table:table-cell table:formula="of:=IFERROR(MATCH(RIGHT([.AQ95];5);[$Окончания.$A$1:$Окончания.$A$1048576];0);IFERROR(MATCH(RIGHT([.AQ95];4);[$Окончания.$A$1:$Окончания.$A$1048576];0);IFERROR(MATCH(RIGHT([.AQ95];3);[$Окончания.$A$1:$Окончания.$A$1048576];0);IFERROR(MATCH(RIGHT([.AQ95];2);[$Окончания.$A$1:$Окончания.$A$1048576];0);MATCH(RIGHT([.AQ9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95]);&quot;&quot;)">
            <text:p/>
          </table:table-cell>
          <table:table-cell table:formula="of:=IFERROR(INDEX([$Окончания.$B$1:$Окончания.$B$1048576];[.AR95]);&quot;&quot;)">
            <text:p/>
          </table:table-cell>
          <table:table-cell table:style-name="ce17" table:formula="of:=LEFT([.AQ95];LEN([.AQ95])-LEN([.AS95]))&amp;[.AT95]">
            <text:p/>
          </table:table-cell>
          <table:table-cell table:style-name="ce17" table:formula="of:=IFERROR(INDEX([$Окончания.$C$1:$Окончания.$C$1048576];[.AR95]);&quot;&quot;)">
            <text:p/>
          </table:table-cell>
          <table:table-cell table:style-name="ce17" table:formula="of:=LEFT([.AQ95];LEN([.AQ95])-LEN([.AS95]))&amp;[.AV95]">
            <text:p/>
          </table:table-cell>
          <table:table-cell table:style-name="ce18" table:formula="of:=MID([.AO95];[.AP95];1)&amp;IF(MID([.AO95];[.AP95]+1;1)=&quot;(&quot;; &quot;(&quot;; &quot;&quot;)">
            <text:p/>
          </table:table-cell>
          <table:table-cell table:formula="of:=MID([.AO95];[.AP95]+LEN([.AX95]);100)">
            <text:p/>
          </table:table-cell>
          <table:table-cell table:formula="of:=[.$G95]&amp;[.$J95]&amp;[.$Q95]&amp;[.$T95]&amp;[.$AA95]&amp;[.$AD95]&amp;[.$AK95]&amp;[.$AN95]&amp;[.$AU95]&amp;[.$AX95]&amp;[.$AY95]" office:value-type="string" office:string-value="Слесарю-сантехнику" calcext:value-type="string">
            <text:p>Слесарю-сантехнику</text:p>
          </table:table-cell>
          <table:table-cell office:value-type="string" calcext:value-type="string">
            <text:p>Слесарю-сантехнику</text:p>
          </table:table-cell>
          <table:table-cell table:style-name="ce17" table:formula="of:=IF([.AZ95]=[.BA95];0;1)" office:value-type="float" office:value="0" calcext:value-type="float">
            <text:p>0</text:p>
          </table:table-cell>
          <table:table-cell table:formula="of:=[.$I95]&amp;[.$J95]&amp;[.$S95]&amp;[.$T95]&amp;[.$AC95]&amp;[.$AD95]&amp;[.$AM95]&amp;[.$AN95]&amp;[.$AW95]&amp;[.$AX95]&amp;[.$AY95]" office:value-type="string" office:string-value="Слесаря-сантехника" calcext:value-type="string">
            <text:p>Слесаря-сантехника</text:p>
          </table:table-cell>
          <table:table-cell table:style-name="ce22" office:value-type="string" calcext:value-type="string">
            <text:p>Слесаря-сантехника</text:p>
          </table:table-cell>
          <table:table-cell table:style-name="ce17" table:formula="of:=IF([.BC95]=[.BD95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Специалист по кадрам</text:p>
          </table:table-cell>
          <table:table-cell table:formula="of:=MIN(SEARCH(&quot; &quot;;[.A96]&amp;&quot; &quot;);SEARCH(&quot;-&quot;;[.A96]&amp;&quot;-&quot;); SEARCH(&quot;)&quot;;[.A96]&amp;&quot;)&quot;))" office:value-type="float" office:value="11" calcext:value-type="float">
            <text:p>11</text:p>
          </table:table-cell>
          <table:table-cell table:formula="of:=LEFT([.A96];[.B96]-1)" office:value-type="string" office:string-value="Специалист" calcext:value-type="string">
            <text:p>Специалист</text:p>
          </table:table-cell>
          <table:table-cell table:formula="of:=IFERROR(MATCH(RIGHT([.C96];5);[$Окончания.$A$1:$Окончания.$A$1048576];0);IFERROR(MATCH(RIGHT([.C96];4);[$Окончания.$A$1:$Окончания.$A$1048576];0);IFERROR(MATCH(RIGHT([.C96];3);[$Окончания.$A$1:$Окончания.$A$1048576];0);IFERROR(MATCH(RIGHT([.C96];2);[$Окончания.$A$1:$Окончания.$A$1048576];0);MATCH(RIGHT([.C96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96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96]);&quot;&quot;)" office:value-type="string" office:string-value="ту" calcext:value-type="string">
            <text:p>ту</text:p>
          </table:table-cell>
          <table:table-cell table:style-name="ce17" table:formula="of:=LEFT([.C96];LEN([.C96])-LEN([.E96]))&amp;[.F96]" office:value-type="string" office:string-value="Специалисту" calcext:value-type="string">
            <text:p>Специалисту</text:p>
          </table:table-cell>
          <table:table-cell table:style-name="ce17" table:formula="of:=IFERROR(INDEX([$Окончания.$C$1:$Окончания.$C$1048576];[.D96]);&quot;&quot;)" office:value-type="string" office:string-value="та" calcext:value-type="string">
            <text:p>та</text:p>
          </table:table-cell>
          <table:table-cell table:style-name="ce17" table:formula="of:=LEFT([.C96];LEN([.C96])-LEN([.E96]))&amp;[.H96]" office:value-type="string" office:string-value="Специалиста" calcext:value-type="string">
            <text:p>Специалиста</text:p>
          </table:table-cell>
          <table:table-cell table:style-name="ce18" table:formula="of:=MID([.A96];[.B96];1)&amp;IF(MID([.A96];[.B96]+1;1)=&quot;(&quot;; &quot;(&quot;; &quot;&quot;)" office:value-type="string" office:string-value=" " calcext:value-type="string">
            <text:p><text:s/></text:p>
          </table:table-cell>
          <table:table-cell table:formula="of:=MID([.A96];[.B96]+LEN([.J96]);100)" office:value-type="string" office:string-value="по кадрам" calcext:value-type="string">
            <text:p>по кадрам</text:p>
          </table:table-cell>
          <table:table-cell table:formula="of:=MIN(SEARCH(&quot; &quot;;[.K96]&amp;&quot; &quot;);SEARCH(&quot;-&quot;;[.K96]&amp;&quot;-&quot;); SEARCH(&quot;)&quot;;[.K96]&amp;&quot;)&quot;))" office:value-type="float" office:value="3" calcext:value-type="float">
            <text:p>3</text:p>
          </table:table-cell>
          <table:table-cell table:formula="of:=LEFT([.K96];[.L96]-1)" office:value-type="string" office:string-value="по" calcext:value-type="string">
            <text:p>по</text:p>
          </table:table-cell>
          <table:table-cell table:formula="of:=IFERROR(MATCH(RIGHT([.M96];5);[$Окончания.$A$1:$Окончания.$A$1048576];0);IFERROR(MATCH(RIGHT([.M96];4);[$Окончания.$A$1:$Окончания.$A$1048576];0);IFERROR(MATCH(RIGHT([.M96];3);[$Окончания.$A$1:$Окончания.$A$1048576];0);IFERROR(MATCH(RIGHT([.M96];2);[$Окончания.$A$1:$Окончания.$A$1048576];0);MATCH(RIGHT([.M9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96]);&quot;&quot;)">
            <text:p/>
          </table:table-cell>
          <table:table-cell table:formula="of:=IFERROR(INDEX([$Окончания.$B$1:$Окончания.$B$1048576];[.N96]);&quot;&quot;)">
            <text:p/>
          </table:table-cell>
          <table:table-cell table:style-name="ce17" table:formula="of:=LEFT([.M96];LEN([.M96])-LEN([.O96]))&amp;[.P96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96]);&quot;&quot;)">
            <text:p/>
          </table:table-cell>
          <table:table-cell table:style-name="ce17" table:formula="of:=LEFT([.M96];LEN([.M96])-LEN([.O96]))&amp;[.R96]" office:value-type="string" office:string-value="по" calcext:value-type="string">
            <text:p>по</text:p>
          </table:table-cell>
          <table:table-cell table:style-name="ce18" table:formula="of:=MID([.K96];[.L96];1)&amp;IF(MID([.K96];[.L96]+1;1)=&quot;(&quot;; &quot;(&quot;; &quot;&quot;)" office:value-type="string" office:string-value=" " calcext:value-type="string">
            <text:p><text:s/></text:p>
          </table:table-cell>
          <table:table-cell table:formula="of:=MID([.K96];[.L96]+LEN([.T96]);100)" office:value-type="string" office:string-value="кадрам" calcext:value-type="string">
            <text:p>кадрам</text:p>
          </table:table-cell>
          <table:table-cell table:formula="of:=MIN(SEARCH(&quot; &quot;;[.U96]&amp;&quot; &quot;);SEARCH(&quot;-&quot;;[.U96]&amp;&quot;-&quot;); SEARCH(&quot;)&quot;;[.U96]&amp;&quot;)&quot;))" office:value-type="float" office:value="7" calcext:value-type="float">
            <text:p>7</text:p>
          </table:table-cell>
          <table:table-cell table:formula="of:=LEFT([.U96];[.V96]-1)" office:value-type="string" office:string-value="кадрам" calcext:value-type="string">
            <text:p>кадрам</text:p>
          </table:table-cell>
          <table:table-cell table:formula="of:=IFERROR(MATCH(RIGHT([.W96];5);[$Окончания.$A$1:$Окончания.$A$1048576];0);IFERROR(MATCH(RIGHT([.W96];4);[$Окончания.$A$1:$Окончания.$A$1048576];0);IFERROR(MATCH(RIGHT([.W96];3);[$Окончания.$A$1:$Окончания.$A$1048576];0);IFERROR(MATCH(RIGHT([.W96];2);[$Окончания.$A$1:$Окончания.$A$1048576];0);MATCH(RIGHT([.W9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96]);&quot;&quot;)">
            <text:p/>
          </table:table-cell>
          <table:table-cell table:formula="of:=IFERROR(INDEX([$Окончания.$B$1:$Окончания.$B$1048576];[.X96]);&quot;&quot;)">
            <text:p/>
          </table:table-cell>
          <table:table-cell table:style-name="ce17" table:formula="of:=LEFT([.W96];LEN([.W96])-LEN([.Y96]))&amp;[.Z96]" office:value-type="string" office:string-value="кадрам" calcext:value-type="string">
            <text:p>кадрам</text:p>
          </table:table-cell>
          <table:table-cell table:style-name="ce17" table:formula="of:=IFERROR(INDEX([$Окончания.$C$1:$Окончания.$C$1048576];[.X96]);&quot;&quot;)">
            <text:p/>
          </table:table-cell>
          <table:table-cell table:style-name="ce17" table:formula="of:=LEFT([.W96];LEN([.W96])-LEN([.Y96]))&amp;[.AB96]" office:value-type="string" office:string-value="кадрам" calcext:value-type="string">
            <text:p>кадрам</text:p>
          </table:table-cell>
          <table:table-cell table:style-name="ce18" table:formula="of:=MID([.U96];[.V96];1)&amp;IF(MID([.U96];[.V96]+1;1)=&quot;(&quot;; &quot;(&quot;; &quot;&quot;)">
            <text:p/>
          </table:table-cell>
          <table:table-cell table:formula="of:=MID([.U96];[.V96]+LEN([.AD96]);100)">
            <text:p/>
          </table:table-cell>
          <table:table-cell table:formula="of:=MIN(SEARCH(&quot; &quot;;[.AE96]&amp;&quot; &quot;);SEARCH(&quot;-&quot;;[.AE96]&amp;&quot;-&quot;); SEARCH(&quot;)&quot;;[.AE96]&amp;&quot;)&quot;))" office:value-type="float" office:value="1" calcext:value-type="float">
            <text:p>1</text:p>
          </table:table-cell>
          <table:table-cell table:formula="of:=LEFT([.AE96];[.AF96]-1)">
            <text:p/>
          </table:table-cell>
          <table:table-cell table:formula="of:=IFERROR(MATCH(RIGHT([.AG96];5);[$Окончания.$A$1:$Окончания.$A$1048576];0);IFERROR(MATCH(RIGHT([.AG96];4);[$Окончания.$A$1:$Окончания.$A$1048576];0);IFERROR(MATCH(RIGHT([.AG96];3);[$Окончания.$A$1:$Окончания.$A$1048576];0);IFERROR(MATCH(RIGHT([.AG96];2);[$Окончания.$A$1:$Окончания.$A$1048576];0);MATCH(RIGHT([.AG9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96]);&quot;&quot;)">
            <text:p/>
          </table:table-cell>
          <table:table-cell table:formula="of:=IFERROR(INDEX([$Окончания.$B$1:$Окончания.$B$1048576];[.AH96]);&quot;&quot;)">
            <text:p/>
          </table:table-cell>
          <table:table-cell table:style-name="ce17" table:formula="of:=LEFT([.AG96];LEN([.AG96])-LEN([.AI96]))&amp;[.AJ96]">
            <text:p/>
          </table:table-cell>
          <table:table-cell table:style-name="ce17" table:formula="of:=IFERROR(INDEX([$Окончания.$C$1:$Окончания.$C$1048576];[.AH96]);&quot;&quot;)">
            <text:p/>
          </table:table-cell>
          <table:table-cell table:style-name="ce17" table:formula="of:=LEFT([.AG96];LEN([.AG96])-LEN([.AI96]))&amp;[.AL96]">
            <text:p/>
          </table:table-cell>
          <table:table-cell table:style-name="ce18" table:formula="of:=MID([.AE96];[.AF96];1)&amp;IF(MID([.AE96];[.AF96]+1;1)=&quot;(&quot;; &quot;(&quot;; &quot;&quot;)">
            <text:p/>
          </table:table-cell>
          <table:table-cell table:formula="of:=MID([.AE96];[.AF96]+LEN([.AN96]);100)">
            <text:p/>
          </table:table-cell>
          <table:table-cell table:formula="of:=MIN(SEARCH(&quot; &quot;;[.AO96]&amp;&quot; &quot;);SEARCH(&quot;-&quot;;[.AO96]&amp;&quot;-&quot;); SEARCH(&quot;)&quot;;[.AO96]&amp;&quot;)&quot;))" office:value-type="float" office:value="1" calcext:value-type="float">
            <text:p>1</text:p>
          </table:table-cell>
          <table:table-cell table:formula="of:=LEFT([.AO96];[.AP96]-1)">
            <text:p/>
          </table:table-cell>
          <table:table-cell table:formula="of:=IFERROR(MATCH(RIGHT([.AQ96];5);[$Окончания.$A$1:$Окончания.$A$1048576];0);IFERROR(MATCH(RIGHT([.AQ96];4);[$Окончания.$A$1:$Окончания.$A$1048576];0);IFERROR(MATCH(RIGHT([.AQ96];3);[$Окончания.$A$1:$Окончания.$A$1048576];0);IFERROR(MATCH(RIGHT([.AQ96];2);[$Окончания.$A$1:$Окончания.$A$1048576];0);MATCH(RIGHT([.AQ9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96]);&quot;&quot;)">
            <text:p/>
          </table:table-cell>
          <table:table-cell table:formula="of:=IFERROR(INDEX([$Окончания.$B$1:$Окончания.$B$1048576];[.AR96]);&quot;&quot;)">
            <text:p/>
          </table:table-cell>
          <table:table-cell table:style-name="ce17" table:formula="of:=LEFT([.AQ96];LEN([.AQ96])-LEN([.AS96]))&amp;[.AT96]">
            <text:p/>
          </table:table-cell>
          <table:table-cell table:style-name="ce17" table:formula="of:=IFERROR(INDEX([$Окончания.$C$1:$Окончания.$C$1048576];[.AR96]);&quot;&quot;)">
            <text:p/>
          </table:table-cell>
          <table:table-cell table:style-name="ce17" table:formula="of:=LEFT([.AQ96];LEN([.AQ96])-LEN([.AS96]))&amp;[.AV96]">
            <text:p/>
          </table:table-cell>
          <table:table-cell table:style-name="ce18" table:formula="of:=MID([.AO96];[.AP96];1)&amp;IF(MID([.AO96];[.AP96]+1;1)=&quot;(&quot;; &quot;(&quot;; &quot;&quot;)">
            <text:p/>
          </table:table-cell>
          <table:table-cell table:formula="of:=MID([.AO96];[.AP96]+LEN([.AX96]);100)">
            <text:p/>
          </table:table-cell>
          <table:table-cell table:formula="of:=[.$G96]&amp;[.$J96]&amp;[.$Q96]&amp;[.$T96]&amp;[.$AA96]&amp;[.$AD96]&amp;[.$AK96]&amp;[.$AN96]&amp;[.$AU96]&amp;[.$AX96]&amp;[.$AY96]" office:value-type="string" office:string-value="Специалисту по кадрам" calcext:value-type="string">
            <text:p>Специалисту по кадрам</text:p>
          </table:table-cell>
          <table:table-cell office:value-type="string" calcext:value-type="string">
            <text:p>Специалисту по кадрам</text:p>
          </table:table-cell>
          <table:table-cell table:style-name="ce17" table:formula="of:=IF([.AZ96]=[.BA96];0;1)" office:value-type="float" office:value="0" calcext:value-type="float">
            <text:p>0</text:p>
          </table:table-cell>
          <table:table-cell table:formula="of:=[.$I96]&amp;[.$J96]&amp;[.$S96]&amp;[.$T96]&amp;[.$AC96]&amp;[.$AD96]&amp;[.$AM96]&amp;[.$AN96]&amp;[.$AW96]&amp;[.$AX96]&amp;[.$AY96]" office:value-type="string" office:string-value="Специалиста по кадрам" calcext:value-type="string">
            <text:p>Специалиста по кадрам</text:p>
          </table:table-cell>
          <table:table-cell table:style-name="ce22" office:value-type="string" calcext:value-type="string">
            <text:p>Специалиста по кадрам</text:p>
          </table:table-cell>
          <table:table-cell table:style-name="ce17" table:formula="of:=IF([.BC96]=[.BD96];0;1)" office:value-type="float" office:value="0" calcext:value-type="float">
            <text:p>0</text:p>
          </table:table-cell>
          <table:table-cell table:number-columns-repeated="967"/>
        </table:table-row>
        <table:table-row table:style-name="ro9">
          <table:table-cell table:style-name="ce14" office:value-type="string" calcext:value-type="string">
            <text:p>Станочник деревообрабатывающих станков</text:p>
          </table:table-cell>
          <table:table-cell table:formula="of:=MIN(SEARCH(&quot; &quot;;[.A97]&amp;&quot; &quot;);SEARCH(&quot;-&quot;;[.A97]&amp;&quot;-&quot;); SEARCH(&quot;)&quot;;[.A97]&amp;&quot;)&quot;))" office:value-type="float" office:value="10" calcext:value-type="float">
            <text:p>10</text:p>
          </table:table-cell>
          <table:table-cell table:formula="of:=LEFT([.A97];[.B97]-1)" office:value-type="string" office:string-value="Станочник" calcext:value-type="string">
            <text:p>Станочник</text:p>
          </table:table-cell>
          <table:table-cell table:formula="of:=IFERROR(MATCH(RIGHT([.C97];5);[$Окончания.$A$1:$Окончания.$A$1048576];0);IFERROR(MATCH(RIGHT([.C97];4);[$Окончания.$A$1:$Окончания.$A$1048576];0);IFERROR(MATCH(RIGHT([.C97];3);[$Окончания.$A$1:$Окончания.$A$1048576];0);IFERROR(MATCH(RIGHT([.C97];2);[$Окончания.$A$1:$Окончания.$A$1048576];0);MATCH(RIGHT([.C97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97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97]);&quot;&quot;)" office:value-type="string" office:string-value="ку" calcext:value-type="string">
            <text:p>ку</text:p>
          </table:table-cell>
          <table:table-cell table:style-name="ce17" table:formula="of:=LEFT([.C97];LEN([.C97])-LEN([.E97]))&amp;[.F97]" office:value-type="string" office:string-value="Станочнику" calcext:value-type="string">
            <text:p>Станочнику</text:p>
          </table:table-cell>
          <table:table-cell table:style-name="ce17" table:formula="of:=IFERROR(INDEX([$Окончания.$C$1:$Окончания.$C$1048576];[.D97]);&quot;&quot;)" office:value-type="string" office:string-value="ка" calcext:value-type="string">
            <text:p>ка</text:p>
          </table:table-cell>
          <table:table-cell table:style-name="ce17" table:formula="of:=LEFT([.C97];LEN([.C97])-LEN([.E97]))&amp;[.H97]" office:value-type="string" office:string-value="Станочника" calcext:value-type="string">
            <text:p>Станочника</text:p>
          </table:table-cell>
          <table:table-cell table:style-name="ce18" table:formula="of:=MID([.A97];[.B97];1)&amp;IF(MID([.A97];[.B97]+1;1)=&quot;(&quot;; &quot;(&quot;; &quot;&quot;)" office:value-type="string" office:string-value=" " calcext:value-type="string">
            <text:p><text:s/></text:p>
          </table:table-cell>
          <table:table-cell table:formula="of:=MID([.A97];[.B97]+LEN([.J97]);100)" office:value-type="string" office:string-value="деревообрабатывающих станков" calcext:value-type="string">
            <text:p>деревообрабатывающих станков</text:p>
          </table:table-cell>
          <table:table-cell table:formula="of:=MIN(SEARCH(&quot; &quot;;[.K97]&amp;&quot; &quot;);SEARCH(&quot;-&quot;;[.K97]&amp;&quot;-&quot;); SEARCH(&quot;)&quot;;[.K97]&amp;&quot;)&quot;))" office:value-type="float" office:value="21" calcext:value-type="float">
            <text:p>21</text:p>
          </table:table-cell>
          <table:table-cell table:formula="of:=LEFT([.K97];[.L97]-1)" office:value-type="string" office:string-value="деревообрабатывающих" calcext:value-type="string">
            <text:p>деревообрабатывающих</text:p>
          </table:table-cell>
          <table:table-cell table:formula="of:=IFERROR(MATCH(RIGHT([.M97];5);[$Окончания.$A$1:$Окончания.$A$1048576];0);IFERROR(MATCH(RIGHT([.M97];4);[$Окончания.$A$1:$Окончания.$A$1048576];0);IFERROR(MATCH(RIGHT([.M97];3);[$Окончания.$A$1:$Окончания.$A$1048576];0);IFERROR(MATCH(RIGHT([.M97];2);[$Окончания.$A$1:$Окончания.$A$1048576];0);MATCH(RIGHT([.M9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97]);&quot;&quot;)">
            <text:p/>
          </table:table-cell>
          <table:table-cell table:formula="of:=IFERROR(INDEX([$Окончания.$B$1:$Окончания.$B$1048576];[.N97]);&quot;&quot;)">
            <text:p/>
          </table:table-cell>
          <table:table-cell table:style-name="ce17" table:formula="of:=LEFT([.M97];LEN([.M97])-LEN([.O97]))&amp;[.P97]" office:value-type="string" office:string-value="деревообрабатывающих" calcext:value-type="string">
            <text:p>деревообрабатывающих</text:p>
          </table:table-cell>
          <table:table-cell table:style-name="ce17" table:formula="of:=IFERROR(INDEX([$Окончания.$C$1:$Окончания.$C$1048576];[.N97]);&quot;&quot;)">
            <text:p/>
          </table:table-cell>
          <table:table-cell table:style-name="ce17" table:formula="of:=LEFT([.M97];LEN([.M97])-LEN([.O97]))&amp;[.R97]" office:value-type="string" office:string-value="деревообрабатывающих" calcext:value-type="string">
            <text:p>деревообрабатывающих</text:p>
          </table:table-cell>
          <table:table-cell table:style-name="ce18" table:formula="of:=MID([.K97];[.L97];1)&amp;IF(MID([.K97];[.L97]+1;1)=&quot;(&quot;; &quot;(&quot;; &quot;&quot;)" office:value-type="string" office:string-value=" " calcext:value-type="string">
            <text:p><text:s/></text:p>
          </table:table-cell>
          <table:table-cell table:formula="of:=MID([.K97];[.L97]+LEN([.T97]);100)" office:value-type="string" office:string-value="станков" calcext:value-type="string">
            <text:p>станков</text:p>
          </table:table-cell>
          <table:table-cell table:formula="of:=MIN(SEARCH(&quot; &quot;;[.U97]&amp;&quot; &quot;);SEARCH(&quot;-&quot;;[.U97]&amp;&quot;-&quot;); SEARCH(&quot;)&quot;;[.U97]&amp;&quot;)&quot;))" office:value-type="float" office:value="8" calcext:value-type="float">
            <text:p>8</text:p>
          </table:table-cell>
          <table:table-cell table:formula="of:=LEFT([.U97];[.V97]-1)" office:value-type="string" office:string-value="станков" calcext:value-type="string">
            <text:p>станков</text:p>
          </table:table-cell>
          <table:table-cell table:formula="of:=IFERROR(MATCH(RIGHT([.W97];5);[$Окончания.$A$1:$Окончания.$A$1048576];0);IFERROR(MATCH(RIGHT([.W97];4);[$Окончания.$A$1:$Окончания.$A$1048576];0);IFERROR(MATCH(RIGHT([.W97];3);[$Окончания.$A$1:$Окончания.$A$1048576];0);IFERROR(MATCH(RIGHT([.W97];2);[$Окончания.$A$1:$Окончания.$A$1048576];0);MATCH(RIGHT([.W9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97]);&quot;&quot;)">
            <text:p/>
          </table:table-cell>
          <table:table-cell table:formula="of:=IFERROR(INDEX([$Окончания.$B$1:$Окончания.$B$1048576];[.X97]);&quot;&quot;)">
            <text:p/>
          </table:table-cell>
          <table:table-cell table:style-name="ce17" table:formula="of:=LEFT([.W97];LEN([.W97])-LEN([.Y97]))&amp;[.Z97]" office:value-type="string" office:string-value="станков" calcext:value-type="string">
            <text:p>станков</text:p>
          </table:table-cell>
          <table:table-cell table:style-name="ce17" table:formula="of:=IFERROR(INDEX([$Окончания.$C$1:$Окончания.$C$1048576];[.X97]);&quot;&quot;)">
            <text:p/>
          </table:table-cell>
          <table:table-cell table:style-name="ce17" table:formula="of:=LEFT([.W97];LEN([.W97])-LEN([.Y97]))&amp;[.AB97]" office:value-type="string" office:string-value="станков" calcext:value-type="string">
            <text:p>станков</text:p>
          </table:table-cell>
          <table:table-cell table:style-name="ce18" table:formula="of:=MID([.U97];[.V97];1)&amp;IF(MID([.U97];[.V97]+1;1)=&quot;(&quot;; &quot;(&quot;; &quot;&quot;)">
            <text:p/>
          </table:table-cell>
          <table:table-cell table:formula="of:=MID([.U97];[.V97]+LEN([.AD97]);100)">
            <text:p/>
          </table:table-cell>
          <table:table-cell table:formula="of:=MIN(SEARCH(&quot; &quot;;[.AE97]&amp;&quot; &quot;);SEARCH(&quot;-&quot;;[.AE97]&amp;&quot;-&quot;); SEARCH(&quot;)&quot;;[.AE97]&amp;&quot;)&quot;))" office:value-type="float" office:value="1" calcext:value-type="float">
            <text:p>1</text:p>
          </table:table-cell>
          <table:table-cell table:formula="of:=LEFT([.AE97];[.AF97]-1)">
            <text:p/>
          </table:table-cell>
          <table:table-cell table:formula="of:=IFERROR(MATCH(RIGHT([.AG97];5);[$Окончания.$A$1:$Окончания.$A$1048576];0);IFERROR(MATCH(RIGHT([.AG97];4);[$Окончания.$A$1:$Окончания.$A$1048576];0);IFERROR(MATCH(RIGHT([.AG97];3);[$Окончания.$A$1:$Окончания.$A$1048576];0);IFERROR(MATCH(RIGHT([.AG97];2);[$Окончания.$A$1:$Окончания.$A$1048576];0);MATCH(RIGHT([.AG9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97]);&quot;&quot;)">
            <text:p/>
          </table:table-cell>
          <table:table-cell table:formula="of:=IFERROR(INDEX([$Окончания.$B$1:$Окончания.$B$1048576];[.AH97]);&quot;&quot;)">
            <text:p/>
          </table:table-cell>
          <table:table-cell table:style-name="ce17" table:formula="of:=LEFT([.AG97];LEN([.AG97])-LEN([.AI97]))&amp;[.AJ97]">
            <text:p/>
          </table:table-cell>
          <table:table-cell table:style-name="ce17" table:formula="of:=IFERROR(INDEX([$Окончания.$C$1:$Окончания.$C$1048576];[.AH97]);&quot;&quot;)">
            <text:p/>
          </table:table-cell>
          <table:table-cell table:style-name="ce17" table:formula="of:=LEFT([.AG97];LEN([.AG97])-LEN([.AI97]))&amp;[.AL97]">
            <text:p/>
          </table:table-cell>
          <table:table-cell table:style-name="ce18" table:formula="of:=MID([.AE97];[.AF97];1)&amp;IF(MID([.AE97];[.AF97]+1;1)=&quot;(&quot;; &quot;(&quot;; &quot;&quot;)">
            <text:p/>
          </table:table-cell>
          <table:table-cell table:formula="of:=MID([.AE97];[.AF97]+LEN([.AN97]);100)">
            <text:p/>
          </table:table-cell>
          <table:table-cell table:formula="of:=MIN(SEARCH(&quot; &quot;;[.AO97]&amp;&quot; &quot;);SEARCH(&quot;-&quot;;[.AO97]&amp;&quot;-&quot;); SEARCH(&quot;)&quot;;[.AO97]&amp;&quot;)&quot;))" office:value-type="float" office:value="1" calcext:value-type="float">
            <text:p>1</text:p>
          </table:table-cell>
          <table:table-cell table:formula="of:=LEFT([.AO97];[.AP97]-1)">
            <text:p/>
          </table:table-cell>
          <table:table-cell table:formula="of:=IFERROR(MATCH(RIGHT([.AQ97];5);[$Окончания.$A$1:$Окончания.$A$1048576];0);IFERROR(MATCH(RIGHT([.AQ97];4);[$Окончания.$A$1:$Окончания.$A$1048576];0);IFERROR(MATCH(RIGHT([.AQ97];3);[$Окончания.$A$1:$Окончания.$A$1048576];0);IFERROR(MATCH(RIGHT([.AQ97];2);[$Окончания.$A$1:$Окончания.$A$1048576];0);MATCH(RIGHT([.AQ9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97]);&quot;&quot;)">
            <text:p/>
          </table:table-cell>
          <table:table-cell table:formula="of:=IFERROR(INDEX([$Окончания.$B$1:$Окончания.$B$1048576];[.AR97]);&quot;&quot;)">
            <text:p/>
          </table:table-cell>
          <table:table-cell table:style-name="ce17" table:formula="of:=LEFT([.AQ97];LEN([.AQ97])-LEN([.AS97]))&amp;[.AT97]">
            <text:p/>
          </table:table-cell>
          <table:table-cell table:style-name="ce17" table:formula="of:=IFERROR(INDEX([$Окончания.$C$1:$Окончания.$C$1048576];[.AR97]);&quot;&quot;)">
            <text:p/>
          </table:table-cell>
          <table:table-cell table:style-name="ce17" table:formula="of:=LEFT([.AQ97];LEN([.AQ97])-LEN([.AS97]))&amp;[.AV97]">
            <text:p/>
          </table:table-cell>
          <table:table-cell table:style-name="ce18" table:formula="of:=MID([.AO97];[.AP97];1)&amp;IF(MID([.AO97];[.AP97]+1;1)=&quot;(&quot;; &quot;(&quot;; &quot;&quot;)">
            <text:p/>
          </table:table-cell>
          <table:table-cell table:formula="of:=MID([.AO97];[.AP97]+LEN([.AX97]);100)">
            <text:p/>
          </table:table-cell>
          <table:table-cell table:formula="of:=[.$G97]&amp;[.$J97]&amp;[.$Q97]&amp;[.$T97]&amp;[.$AA97]&amp;[.$AD97]&amp;[.$AK97]&amp;[.$AN97]&amp;[.$AU97]&amp;[.$AX97]&amp;[.$AY97]" office:value-type="string" office:string-value="Станочнику деревообрабатывающих станков" calcext:value-type="string">
            <text:p>Станочнику деревообрабатывающих станков</text:p>
          </table:table-cell>
          <table:table-cell office:value-type="string" calcext:value-type="string">
            <text:p>Станочнику деревообрабатывающих станков</text:p>
          </table:table-cell>
          <table:table-cell table:style-name="ce17" table:formula="of:=IF([.AZ97]=[.BA97];0;1)" office:value-type="float" office:value="0" calcext:value-type="float">
            <text:p>0</text:p>
          </table:table-cell>
          <table:table-cell table:formula="of:=[.$I97]&amp;[.$J97]&amp;[.$S97]&amp;[.$T97]&amp;[.$AC97]&amp;[.$AD97]&amp;[.$AM97]&amp;[.$AN97]&amp;[.$AW97]&amp;[.$AX97]&amp;[.$AY97]" office:value-type="string" office:string-value="Станочника деревообрабатывающих станков" calcext:value-type="string">
            <text:p>Станочника деревообрабатывающих станков</text:p>
          </table:table-cell>
          <table:table-cell table:style-name="ce22" office:value-type="string" calcext:value-type="string">
            <text:p>Станочника деревообрабатывающих станков</text:p>
          </table:table-cell>
          <table:table-cell table:style-name="ce17" table:formula="of:=IF([.BC97]=[.BD97];0;1)" office:value-type="float" office:value="0" calcext:value-type="float">
            <text:p>0</text:p>
          </table:table-cell>
          <table:table-cell table:number-columns-repeated="967"/>
        </table:table-row>
        <table:table-row table:style-name="ro6">
          <table:table-cell table:style-name="ce14" office:value-type="string" calcext:value-type="string">
            <text:p>Столяр</text:p>
          </table:table-cell>
          <table:table-cell table:formula="of:=MIN(SEARCH(&quot; &quot;;[.A98]&amp;&quot; &quot;);SEARCH(&quot;-&quot;;[.A98]&amp;&quot;-&quot;); SEARCH(&quot;)&quot;;[.A98]&amp;&quot;)&quot;))" office:value-type="float" office:value="7" calcext:value-type="float">
            <text:p>7</text:p>
          </table:table-cell>
          <table:table-cell table:formula="of:=LEFT([.A98];[.B98]-1)" office:value-type="string" office:string-value="Столяр" calcext:value-type="string">
            <text:p>Столяр</text:p>
          </table:table-cell>
          <table:table-cell table:formula="of:=IFERROR(MATCH(RIGHT([.C98];5);[$Окончания.$A$1:$Окончания.$A$1048576];0);IFERROR(MATCH(RIGHT([.C98];4);[$Окончания.$A$1:$Окончания.$A$1048576];0);IFERROR(MATCH(RIGHT([.C98];3);[$Окончания.$A$1:$Окончания.$A$1048576];0);IFERROR(MATCH(RIGHT([.C98];2);[$Окончания.$A$1:$Окончания.$A$1048576];0);MATCH(RIGHT([.C98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98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98]);&quot;&quot;)" office:value-type="string" office:string-value="ру" calcext:value-type="string">
            <text:p>ру</text:p>
          </table:table-cell>
          <table:table-cell table:style-name="ce17" table:formula="of:=LEFT([.C98];LEN([.C98])-LEN([.E98]))&amp;[.F98]" office:value-type="string" office:string-value="Столяру" calcext:value-type="string">
            <text:p>Столяру</text:p>
          </table:table-cell>
          <table:table-cell table:style-name="ce17" table:formula="of:=IFERROR(INDEX([$Окончания.$C$1:$Окончания.$C$1048576];[.D98]);&quot;&quot;)" office:value-type="string" office:string-value="ра" calcext:value-type="string">
            <text:p>ра</text:p>
          </table:table-cell>
          <table:table-cell table:style-name="ce17" table:formula="of:=LEFT([.C98];LEN([.C98])-LEN([.E98]))&amp;[.H98]" office:value-type="string" office:string-value="Столяра" calcext:value-type="string">
            <text:p>Столяра</text:p>
          </table:table-cell>
          <table:table-cell table:style-name="ce18" table:formula="of:=MID([.A98];[.B98];1)&amp;IF(MID([.A98];[.B98]+1;1)=&quot;(&quot;; &quot;(&quot;; &quot;&quot;)">
            <text:p/>
          </table:table-cell>
          <table:table-cell table:formula="of:=MID([.A98];[.B98]+LEN([.J98]);100)">
            <text:p/>
          </table:table-cell>
          <table:table-cell table:formula="of:=MIN(SEARCH(&quot; &quot;;[.K98]&amp;&quot; &quot;);SEARCH(&quot;-&quot;;[.K98]&amp;&quot;-&quot;); SEARCH(&quot;)&quot;;[.K98]&amp;&quot;)&quot;))" office:value-type="float" office:value="1" calcext:value-type="float">
            <text:p>1</text:p>
          </table:table-cell>
          <table:table-cell table:formula="of:=LEFT([.K98];[.L98]-1)">
            <text:p/>
          </table:table-cell>
          <table:table-cell table:formula="of:=IFERROR(MATCH(RIGHT([.M98];5);[$Окончания.$A$1:$Окончания.$A$1048576];0);IFERROR(MATCH(RIGHT([.M98];4);[$Окончания.$A$1:$Окончания.$A$1048576];0);IFERROR(MATCH(RIGHT([.M98];3);[$Окончания.$A$1:$Окончания.$A$1048576];0);IFERROR(MATCH(RIGHT([.M98];2);[$Окончания.$A$1:$Окончания.$A$1048576];0);MATCH(RIGHT([.M9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98]);&quot;&quot;)">
            <text:p/>
          </table:table-cell>
          <table:table-cell table:formula="of:=IFERROR(INDEX([$Окончания.$B$1:$Окончания.$B$1048576];[.N98]);&quot;&quot;)">
            <text:p/>
          </table:table-cell>
          <table:table-cell table:style-name="ce17" table:formula="of:=LEFT([.M98];LEN([.M98])-LEN([.O98]))&amp;[.P98]">
            <text:p/>
          </table:table-cell>
          <table:table-cell table:style-name="ce17" table:formula="of:=IFERROR(INDEX([$Окончания.$C$1:$Окончания.$C$1048576];[.N98]);&quot;&quot;)">
            <text:p/>
          </table:table-cell>
          <table:table-cell table:style-name="ce17" table:formula="of:=LEFT([.M98];LEN([.M98])-LEN([.O98]))&amp;[.R98]">
            <text:p/>
          </table:table-cell>
          <table:table-cell table:style-name="ce18" table:formula="of:=MID([.K98];[.L98];1)&amp;IF(MID([.K98];[.L98]+1;1)=&quot;(&quot;; &quot;(&quot;; &quot;&quot;)">
            <text:p/>
          </table:table-cell>
          <table:table-cell table:formula="of:=MID([.K98];[.L98]+LEN([.T98]);100)">
            <text:p/>
          </table:table-cell>
          <table:table-cell table:formula="of:=MIN(SEARCH(&quot; &quot;;[.U98]&amp;&quot; &quot;);SEARCH(&quot;-&quot;;[.U98]&amp;&quot;-&quot;); SEARCH(&quot;)&quot;;[.U98]&amp;&quot;)&quot;))" office:value-type="float" office:value="1" calcext:value-type="float">
            <text:p>1</text:p>
          </table:table-cell>
          <table:table-cell table:formula="of:=LEFT([.U98];[.V98]-1)">
            <text:p/>
          </table:table-cell>
          <table:table-cell table:formula="of:=IFERROR(MATCH(RIGHT([.W98];5);[$Окончания.$A$1:$Окончания.$A$1048576];0);IFERROR(MATCH(RIGHT([.W98];4);[$Окончания.$A$1:$Окончания.$A$1048576];0);IFERROR(MATCH(RIGHT([.W98];3);[$Окончания.$A$1:$Окончания.$A$1048576];0);IFERROR(MATCH(RIGHT([.W98];2);[$Окончания.$A$1:$Окончания.$A$1048576];0);MATCH(RIGHT([.W9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98]);&quot;&quot;)">
            <text:p/>
          </table:table-cell>
          <table:table-cell table:formula="of:=IFERROR(INDEX([$Окончания.$B$1:$Окончания.$B$1048576];[.X98]);&quot;&quot;)">
            <text:p/>
          </table:table-cell>
          <table:table-cell table:style-name="ce17" table:formula="of:=LEFT([.W98];LEN([.W98])-LEN([.Y98]))&amp;[.Z98]">
            <text:p/>
          </table:table-cell>
          <table:table-cell table:style-name="ce17" table:formula="of:=IFERROR(INDEX([$Окончания.$C$1:$Окончания.$C$1048576];[.X98]);&quot;&quot;)">
            <text:p/>
          </table:table-cell>
          <table:table-cell table:style-name="ce17" table:formula="of:=LEFT([.W98];LEN([.W98])-LEN([.Y98]))&amp;[.AB98]">
            <text:p/>
          </table:table-cell>
          <table:table-cell table:style-name="ce18" table:formula="of:=MID([.U98];[.V98];1)&amp;IF(MID([.U98];[.V98]+1;1)=&quot;(&quot;; &quot;(&quot;; &quot;&quot;)">
            <text:p/>
          </table:table-cell>
          <table:table-cell table:formula="of:=MID([.U98];[.V98]+LEN([.AD98]);100)">
            <text:p/>
          </table:table-cell>
          <table:table-cell table:formula="of:=MIN(SEARCH(&quot; &quot;;[.AE98]&amp;&quot; &quot;);SEARCH(&quot;-&quot;;[.AE98]&amp;&quot;-&quot;); SEARCH(&quot;)&quot;;[.AE98]&amp;&quot;)&quot;))" office:value-type="float" office:value="1" calcext:value-type="float">
            <text:p>1</text:p>
          </table:table-cell>
          <table:table-cell table:formula="of:=LEFT([.AE98];[.AF98]-1)">
            <text:p/>
          </table:table-cell>
          <table:table-cell table:formula="of:=IFERROR(MATCH(RIGHT([.AG98];5);[$Окончания.$A$1:$Окончания.$A$1048576];0);IFERROR(MATCH(RIGHT([.AG98];4);[$Окончания.$A$1:$Окончания.$A$1048576];0);IFERROR(MATCH(RIGHT([.AG98];3);[$Окончания.$A$1:$Окончания.$A$1048576];0);IFERROR(MATCH(RIGHT([.AG98];2);[$Окончания.$A$1:$Окончания.$A$1048576];0);MATCH(RIGHT([.AG9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98]);&quot;&quot;)">
            <text:p/>
          </table:table-cell>
          <table:table-cell table:formula="of:=IFERROR(INDEX([$Окончания.$B$1:$Окончания.$B$1048576];[.AH98]);&quot;&quot;)">
            <text:p/>
          </table:table-cell>
          <table:table-cell table:style-name="ce17" table:formula="of:=LEFT([.AG98];LEN([.AG98])-LEN([.AI98]))&amp;[.AJ98]">
            <text:p/>
          </table:table-cell>
          <table:table-cell table:style-name="ce17" table:formula="of:=IFERROR(INDEX([$Окончания.$C$1:$Окончания.$C$1048576];[.AH98]);&quot;&quot;)">
            <text:p/>
          </table:table-cell>
          <table:table-cell table:style-name="ce17" table:formula="of:=LEFT([.AG98];LEN([.AG98])-LEN([.AI98]))&amp;[.AL98]">
            <text:p/>
          </table:table-cell>
          <table:table-cell table:style-name="ce18" table:formula="of:=MID([.AE98];[.AF98];1)&amp;IF(MID([.AE98];[.AF98]+1;1)=&quot;(&quot;; &quot;(&quot;; &quot;&quot;)">
            <text:p/>
          </table:table-cell>
          <table:table-cell table:formula="of:=MID([.AE98];[.AF98]+LEN([.AN98]);100)">
            <text:p/>
          </table:table-cell>
          <table:table-cell table:formula="of:=MIN(SEARCH(&quot; &quot;;[.AO98]&amp;&quot; &quot;);SEARCH(&quot;-&quot;;[.AO98]&amp;&quot;-&quot;); SEARCH(&quot;)&quot;;[.AO98]&amp;&quot;)&quot;))" office:value-type="float" office:value="1" calcext:value-type="float">
            <text:p>1</text:p>
          </table:table-cell>
          <table:table-cell table:formula="of:=LEFT([.AO98];[.AP98]-1)">
            <text:p/>
          </table:table-cell>
          <table:table-cell table:formula="of:=IFERROR(MATCH(RIGHT([.AQ98];5);[$Окончания.$A$1:$Окончания.$A$1048576];0);IFERROR(MATCH(RIGHT([.AQ98];4);[$Окончания.$A$1:$Окончания.$A$1048576];0);IFERROR(MATCH(RIGHT([.AQ98];3);[$Окончания.$A$1:$Окончания.$A$1048576];0);IFERROR(MATCH(RIGHT([.AQ98];2);[$Окончания.$A$1:$Окончания.$A$1048576];0);MATCH(RIGHT([.AQ9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98]);&quot;&quot;)">
            <text:p/>
          </table:table-cell>
          <table:table-cell table:formula="of:=IFERROR(INDEX([$Окончания.$B$1:$Окончания.$B$1048576];[.AR98]);&quot;&quot;)">
            <text:p/>
          </table:table-cell>
          <table:table-cell table:style-name="ce17" table:formula="of:=LEFT([.AQ98];LEN([.AQ98])-LEN([.AS98]))&amp;[.AT98]">
            <text:p/>
          </table:table-cell>
          <table:table-cell table:style-name="ce17" table:formula="of:=IFERROR(INDEX([$Окончания.$C$1:$Окончания.$C$1048576];[.AR98]);&quot;&quot;)">
            <text:p/>
          </table:table-cell>
          <table:table-cell table:style-name="ce17" table:formula="of:=LEFT([.AQ98];LEN([.AQ98])-LEN([.AS98]))&amp;[.AV98]">
            <text:p/>
          </table:table-cell>
          <table:table-cell table:style-name="ce18" table:formula="of:=MID([.AO98];[.AP98];1)&amp;IF(MID([.AO98];[.AP98]+1;1)=&quot;(&quot;; &quot;(&quot;; &quot;&quot;)">
            <text:p/>
          </table:table-cell>
          <table:table-cell table:formula="of:=MID([.AO98];[.AP98]+LEN([.AX98]);100)">
            <text:p/>
          </table:table-cell>
          <table:table-cell table:formula="of:=[.$G98]&amp;[.$J98]&amp;[.$Q98]&amp;[.$T98]&amp;[.$AA98]&amp;[.$AD98]&amp;[.$AK98]&amp;[.$AN98]&amp;[.$AU98]&amp;[.$AX98]&amp;[.$AY98]" office:value-type="string" office:string-value="Столяру" calcext:value-type="string">
            <text:p>Столяру</text:p>
          </table:table-cell>
          <table:table-cell office:value-type="string" calcext:value-type="string">
            <text:p>Столяру</text:p>
          </table:table-cell>
          <table:table-cell table:style-name="ce17" table:formula="of:=IF([.AZ98]=[.BA98];0;1)" office:value-type="float" office:value="0" calcext:value-type="float">
            <text:p>0</text:p>
          </table:table-cell>
          <table:table-cell table:formula="of:=[.$I98]&amp;[.$J98]&amp;[.$S98]&amp;[.$T98]&amp;[.$AC98]&amp;[.$AD98]&amp;[.$AM98]&amp;[.$AN98]&amp;[.$AW98]&amp;[.$AX98]&amp;[.$AY98]" office:value-type="string" office:string-value="Столяра" calcext:value-type="string">
            <text:p>Столяра</text:p>
          </table:table-cell>
          <table:table-cell table:style-name="ce22" office:value-type="string" calcext:value-type="string">
            <text:p>Столяра</text:p>
          </table:table-cell>
          <table:table-cell table:style-name="ce17" table:formula="of:=IF([.BC98]=[.BD98];0;1)" office:value-type="float" office:value="0" calcext:value-type="float">
            <text:p>0</text:p>
          </table:table-cell>
          <table:table-cell table:number-columns-repeated="967"/>
        </table:table-row>
        <table:table-row table:style-name="ro6">
          <table:table-cell table:style-name="ce14" office:value-type="string" calcext:value-type="string">
            <text:p>Сторож</text:p>
          </table:table-cell>
          <table:table-cell table:formula="of:=MIN(SEARCH(&quot; &quot;;[.A99]&amp;&quot; &quot;);SEARCH(&quot;-&quot;;[.A99]&amp;&quot;-&quot;); SEARCH(&quot;)&quot;;[.A99]&amp;&quot;)&quot;))" office:value-type="float" office:value="7" calcext:value-type="float">
            <text:p>7</text:p>
          </table:table-cell>
          <table:table-cell table:formula="of:=LEFT([.A99];[.B99]-1)" office:value-type="string" office:string-value="Сторож" calcext:value-type="string">
            <text:p>Сторож</text:p>
          </table:table-cell>
          <table:table-cell table:formula="of:=IFERROR(MATCH(RIGHT([.C99];5);[$Окончания.$A$1:$Окончания.$A$1048576];0);IFERROR(MATCH(RIGHT([.C99];4);[$Окончания.$A$1:$Окончания.$A$1048576];0);IFERROR(MATCH(RIGHT([.C99];3);[$Окончания.$A$1:$Окончания.$A$1048576];0);IFERROR(MATCH(RIGHT([.C99];2);[$Окончания.$A$1:$Окончания.$A$1048576];0);MATCH(RIGHT([.C99];1);[$Окончания.$A$1:$Окончания.$A$1048576];0)))))" office:value-type="float" office:value="14" calcext:value-type="float">
            <text:p>14</text:p>
          </table:table-cell>
          <table:table-cell table:formula="of:=IFERROR(INDEX([$Окончания.$A$1:$Окончания.$A$1048576];[.D99]);&quot;&quot;)" office:value-type="string" office:string-value="ж" calcext:value-type="string">
            <text:p>ж</text:p>
          </table:table-cell>
          <table:table-cell table:formula="of:=IFERROR(INDEX([$Окончания.$B$1:$Окончания.$B$1048576];[.D99]);&quot;&quot;)" office:value-type="string" office:string-value="жу" calcext:value-type="string">
            <text:p>жу</text:p>
          </table:table-cell>
          <table:table-cell table:style-name="ce17" table:formula="of:=LEFT([.C99];LEN([.C99])-LEN([.E99]))&amp;[.F99]" office:value-type="string" office:string-value="Сторожу" calcext:value-type="string">
            <text:p>Сторожу</text:p>
          </table:table-cell>
          <table:table-cell table:style-name="ce17" table:formula="of:=IFERROR(INDEX([$Окончания.$C$1:$Окончания.$C$1048576];[.D99]);&quot;&quot;)" office:value-type="string" office:string-value="жа" calcext:value-type="string">
            <text:p>жа</text:p>
          </table:table-cell>
          <table:table-cell table:style-name="ce17" table:formula="of:=LEFT([.C99];LEN([.C99])-LEN([.E99]))&amp;[.H99]" office:value-type="string" office:string-value="Сторожа" calcext:value-type="string">
            <text:p>Сторожа</text:p>
          </table:table-cell>
          <table:table-cell table:style-name="ce18" table:formula="of:=MID([.A99];[.B99];1)&amp;IF(MID([.A99];[.B99]+1;1)=&quot;(&quot;; &quot;(&quot;; &quot;&quot;)">
            <text:p/>
          </table:table-cell>
          <table:table-cell table:formula="of:=MID([.A99];[.B99]+LEN([.J99]);100)">
            <text:p/>
          </table:table-cell>
          <table:table-cell table:formula="of:=MIN(SEARCH(&quot; &quot;;[.K99]&amp;&quot; &quot;);SEARCH(&quot;-&quot;;[.K99]&amp;&quot;-&quot;); SEARCH(&quot;)&quot;;[.K99]&amp;&quot;)&quot;))" office:value-type="float" office:value="1" calcext:value-type="float">
            <text:p>1</text:p>
          </table:table-cell>
          <table:table-cell table:formula="of:=LEFT([.K99];[.L99]-1)">
            <text:p/>
          </table:table-cell>
          <table:table-cell table:formula="of:=IFERROR(MATCH(RIGHT([.M99];5);[$Окончания.$A$1:$Окончания.$A$1048576];0);IFERROR(MATCH(RIGHT([.M99];4);[$Окончания.$A$1:$Окончания.$A$1048576];0);IFERROR(MATCH(RIGHT([.M99];3);[$Окончания.$A$1:$Окончания.$A$1048576];0);IFERROR(MATCH(RIGHT([.M99];2);[$Окончания.$A$1:$Окончания.$A$1048576];0);MATCH(RIGHT([.M9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99]);&quot;&quot;)">
            <text:p/>
          </table:table-cell>
          <table:table-cell table:formula="of:=IFERROR(INDEX([$Окончания.$B$1:$Окончания.$B$1048576];[.N99]);&quot;&quot;)">
            <text:p/>
          </table:table-cell>
          <table:table-cell table:style-name="ce17" table:formula="of:=LEFT([.M99];LEN([.M99])-LEN([.O99]))&amp;[.P99]">
            <text:p/>
          </table:table-cell>
          <table:table-cell table:style-name="ce17" table:formula="of:=IFERROR(INDEX([$Окончания.$C$1:$Окончания.$C$1048576];[.N99]);&quot;&quot;)">
            <text:p/>
          </table:table-cell>
          <table:table-cell table:style-name="ce17" table:formula="of:=LEFT([.M99];LEN([.M99])-LEN([.O99]))&amp;[.R99]">
            <text:p/>
          </table:table-cell>
          <table:table-cell table:style-name="ce18" table:formula="of:=MID([.K99];[.L99];1)&amp;IF(MID([.K99];[.L99]+1;1)=&quot;(&quot;; &quot;(&quot;; &quot;&quot;)">
            <text:p/>
          </table:table-cell>
          <table:table-cell table:formula="of:=MID([.K99];[.L99]+LEN([.T99]);100)">
            <text:p/>
          </table:table-cell>
          <table:table-cell table:formula="of:=MIN(SEARCH(&quot; &quot;;[.U99]&amp;&quot; &quot;);SEARCH(&quot;-&quot;;[.U99]&amp;&quot;-&quot;); SEARCH(&quot;)&quot;;[.U99]&amp;&quot;)&quot;))" office:value-type="float" office:value="1" calcext:value-type="float">
            <text:p>1</text:p>
          </table:table-cell>
          <table:table-cell table:formula="of:=LEFT([.U99];[.V99]-1)">
            <text:p/>
          </table:table-cell>
          <table:table-cell table:formula="of:=IFERROR(MATCH(RIGHT([.W99];5);[$Окончания.$A$1:$Окончания.$A$1048576];0);IFERROR(MATCH(RIGHT([.W99];4);[$Окончания.$A$1:$Окончания.$A$1048576];0);IFERROR(MATCH(RIGHT([.W99];3);[$Окончания.$A$1:$Окончания.$A$1048576];0);IFERROR(MATCH(RIGHT([.W99];2);[$Окончания.$A$1:$Окончания.$A$1048576];0);MATCH(RIGHT([.W9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99]);&quot;&quot;)">
            <text:p/>
          </table:table-cell>
          <table:table-cell table:formula="of:=IFERROR(INDEX([$Окончания.$B$1:$Окончания.$B$1048576];[.X99]);&quot;&quot;)">
            <text:p/>
          </table:table-cell>
          <table:table-cell table:style-name="ce17" table:formula="of:=LEFT([.W99];LEN([.W99])-LEN([.Y99]))&amp;[.Z99]">
            <text:p/>
          </table:table-cell>
          <table:table-cell table:style-name="ce17" table:formula="of:=IFERROR(INDEX([$Окончания.$C$1:$Окончания.$C$1048576];[.X99]);&quot;&quot;)">
            <text:p/>
          </table:table-cell>
          <table:table-cell table:style-name="ce17" table:formula="of:=LEFT([.W99];LEN([.W99])-LEN([.Y99]))&amp;[.AB99]">
            <text:p/>
          </table:table-cell>
          <table:table-cell table:style-name="ce18" table:formula="of:=MID([.U99];[.V99];1)&amp;IF(MID([.U99];[.V99]+1;1)=&quot;(&quot;; &quot;(&quot;; &quot;&quot;)">
            <text:p/>
          </table:table-cell>
          <table:table-cell table:formula="of:=MID([.U99];[.V99]+LEN([.AD99]);100)">
            <text:p/>
          </table:table-cell>
          <table:table-cell table:formula="of:=MIN(SEARCH(&quot; &quot;;[.AE99]&amp;&quot; &quot;);SEARCH(&quot;-&quot;;[.AE99]&amp;&quot;-&quot;); SEARCH(&quot;)&quot;;[.AE99]&amp;&quot;)&quot;))" office:value-type="float" office:value="1" calcext:value-type="float">
            <text:p>1</text:p>
          </table:table-cell>
          <table:table-cell table:formula="of:=LEFT([.AE99];[.AF99]-1)">
            <text:p/>
          </table:table-cell>
          <table:table-cell table:formula="of:=IFERROR(MATCH(RIGHT([.AG99];5);[$Окончания.$A$1:$Окончания.$A$1048576];0);IFERROR(MATCH(RIGHT([.AG99];4);[$Окончания.$A$1:$Окончания.$A$1048576];0);IFERROR(MATCH(RIGHT([.AG99];3);[$Окончания.$A$1:$Окончания.$A$1048576];0);IFERROR(MATCH(RIGHT([.AG99];2);[$Окончания.$A$1:$Окончания.$A$1048576];0);MATCH(RIGHT([.AG9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99]);&quot;&quot;)">
            <text:p/>
          </table:table-cell>
          <table:table-cell table:formula="of:=IFERROR(INDEX([$Окончания.$B$1:$Окончания.$B$1048576];[.AH99]);&quot;&quot;)">
            <text:p/>
          </table:table-cell>
          <table:table-cell table:style-name="ce17" table:formula="of:=LEFT([.AG99];LEN([.AG99])-LEN([.AI99]))&amp;[.AJ99]">
            <text:p/>
          </table:table-cell>
          <table:table-cell table:style-name="ce17" table:formula="of:=IFERROR(INDEX([$Окончания.$C$1:$Окончания.$C$1048576];[.AH99]);&quot;&quot;)">
            <text:p/>
          </table:table-cell>
          <table:table-cell table:style-name="ce17" table:formula="of:=LEFT([.AG99];LEN([.AG99])-LEN([.AI99]))&amp;[.AL99]">
            <text:p/>
          </table:table-cell>
          <table:table-cell table:style-name="ce18" table:formula="of:=MID([.AE99];[.AF99];1)&amp;IF(MID([.AE99];[.AF99]+1;1)=&quot;(&quot;; &quot;(&quot;; &quot;&quot;)">
            <text:p/>
          </table:table-cell>
          <table:table-cell table:formula="of:=MID([.AE99];[.AF99]+LEN([.AN99]);100)">
            <text:p/>
          </table:table-cell>
          <table:table-cell table:formula="of:=MIN(SEARCH(&quot; &quot;;[.AO99]&amp;&quot; &quot;);SEARCH(&quot;-&quot;;[.AO99]&amp;&quot;-&quot;); SEARCH(&quot;)&quot;;[.AO99]&amp;&quot;)&quot;))" office:value-type="float" office:value="1" calcext:value-type="float">
            <text:p>1</text:p>
          </table:table-cell>
          <table:table-cell table:formula="of:=LEFT([.AO99];[.AP99]-1)">
            <text:p/>
          </table:table-cell>
          <table:table-cell table:formula="of:=IFERROR(MATCH(RIGHT([.AQ99];5);[$Окончания.$A$1:$Окончания.$A$1048576];0);IFERROR(MATCH(RIGHT([.AQ99];4);[$Окончания.$A$1:$Окончания.$A$1048576];0);IFERROR(MATCH(RIGHT([.AQ99];3);[$Окончания.$A$1:$Окончания.$A$1048576];0);IFERROR(MATCH(RIGHT([.AQ99];2);[$Окончания.$A$1:$Окончания.$A$1048576];0);MATCH(RIGHT([.AQ9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99]);&quot;&quot;)">
            <text:p/>
          </table:table-cell>
          <table:table-cell table:formula="of:=IFERROR(INDEX([$Окончания.$B$1:$Окончания.$B$1048576];[.AR99]);&quot;&quot;)">
            <text:p/>
          </table:table-cell>
          <table:table-cell table:style-name="ce17" table:formula="of:=LEFT([.AQ99];LEN([.AQ99])-LEN([.AS99]))&amp;[.AT99]">
            <text:p/>
          </table:table-cell>
          <table:table-cell table:style-name="ce17" table:formula="of:=IFERROR(INDEX([$Окончания.$C$1:$Окончания.$C$1048576];[.AR99]);&quot;&quot;)">
            <text:p/>
          </table:table-cell>
          <table:table-cell table:style-name="ce17" table:formula="of:=LEFT([.AQ99];LEN([.AQ99])-LEN([.AS99]))&amp;[.AV99]">
            <text:p/>
          </table:table-cell>
          <table:table-cell table:style-name="ce18" table:formula="of:=MID([.AO99];[.AP99];1)&amp;IF(MID([.AO99];[.AP99]+1;1)=&quot;(&quot;; &quot;(&quot;; &quot;&quot;)">
            <text:p/>
          </table:table-cell>
          <table:table-cell table:formula="of:=MID([.AO99];[.AP99]+LEN([.AX99]);100)">
            <text:p/>
          </table:table-cell>
          <table:table-cell table:formula="of:=[.$G99]&amp;[.$J99]&amp;[.$Q99]&amp;[.$T99]&amp;[.$AA99]&amp;[.$AD99]&amp;[.$AK99]&amp;[.$AN99]&amp;[.$AU99]&amp;[.$AX99]&amp;[.$AY99]" office:value-type="string" office:string-value="Сторожу" calcext:value-type="string">
            <text:p>Сторожу</text:p>
          </table:table-cell>
          <table:table-cell office:value-type="string" calcext:value-type="string">
            <text:p>Сторожу</text:p>
          </table:table-cell>
          <table:table-cell table:style-name="ce17" table:formula="of:=IF([.AZ99]=[.BA99];0;1)" office:value-type="float" office:value="0" calcext:value-type="float">
            <text:p>0</text:p>
          </table:table-cell>
          <table:table-cell table:formula="of:=[.$I99]&amp;[.$J99]&amp;[.$S99]&amp;[.$T99]&amp;[.$AC99]&amp;[.$AD99]&amp;[.$AM99]&amp;[.$AN99]&amp;[.$AW99]&amp;[.$AX99]&amp;[.$AY99]" office:value-type="string" office:string-value="Сторожа" calcext:value-type="string">
            <text:p>Сторожа</text:p>
          </table:table-cell>
          <table:table-cell table:style-name="ce22" office:value-type="string" calcext:value-type="string">
            <text:p>Сторожа</text:p>
          </table:table-cell>
          <table:table-cell table:style-name="ce17" table:formula="of:=IF([.BC99]=[.BD99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Техник 1 категории</text:p>
          </table:table-cell>
          <table:table-cell table:formula="of:=MIN(SEARCH(&quot; &quot;;[.A100]&amp;&quot; &quot;);SEARCH(&quot;-&quot;;[.A100]&amp;&quot;-&quot;); SEARCH(&quot;)&quot;;[.A100]&amp;&quot;)&quot;))" office:value-type="float" office:value="7" calcext:value-type="float">
            <text:p>7</text:p>
          </table:table-cell>
          <table:table-cell table:formula="of:=LEFT([.A100];[.B100]-1)" office:value-type="string" office:string-value="Техник" calcext:value-type="string">
            <text:p>Техник</text:p>
          </table:table-cell>
          <table:table-cell table:formula="of:=IFERROR(MATCH(RIGHT([.C100];5);[$Окончания.$A$1:$Окончания.$A$1048576];0);IFERROR(MATCH(RIGHT([.C100];4);[$Окончания.$A$1:$Окончания.$A$1048576];0);IFERROR(MATCH(RIGHT([.C100];3);[$Окончания.$A$1:$Окончания.$A$1048576];0);IFERROR(MATCH(RIGHT([.C100];2);[$Окончания.$A$1:$Окончания.$A$1048576];0);MATCH(RIGHT([.C100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100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100]);&quot;&quot;)" office:value-type="string" office:string-value="ку" calcext:value-type="string">
            <text:p>ку</text:p>
          </table:table-cell>
          <table:table-cell table:style-name="ce17" table:formula="of:=LEFT([.C100];LEN([.C100])-LEN([.E100]))&amp;[.F100]" office:value-type="string" office:string-value="Технику" calcext:value-type="string">
            <text:p>Технику</text:p>
          </table:table-cell>
          <table:table-cell table:style-name="ce17" table:formula="of:=IFERROR(INDEX([$Окончания.$C$1:$Окончания.$C$1048576];[.D100]);&quot;&quot;)" office:value-type="string" office:string-value="ка" calcext:value-type="string">
            <text:p>ка</text:p>
          </table:table-cell>
          <table:table-cell table:style-name="ce17" table:formula="of:=LEFT([.C100];LEN([.C100])-LEN([.E100]))&amp;[.H100]" office:value-type="string" office:string-value="Техника" calcext:value-type="string">
            <text:p>Техника</text:p>
          </table:table-cell>
          <table:table-cell table:style-name="ce18" table:formula="of:=MID([.A100];[.B100];1)&amp;IF(MID([.A100];[.B100]+1;1)=&quot;(&quot;; &quot;(&quot;; &quot;&quot;)" office:value-type="string" office:string-value=" " calcext:value-type="string">
            <text:p><text:s/></text:p>
          </table:table-cell>
          <table:table-cell table:formula="of:=MID([.A100];[.B100]+LEN([.J100]);100)" office:value-type="string" office:string-value="1 категории" calcext:value-type="string">
            <text:p>1 категории</text:p>
          </table:table-cell>
          <table:table-cell table:formula="of:=MIN(SEARCH(&quot; &quot;;[.K100]&amp;&quot; &quot;);SEARCH(&quot;-&quot;;[.K100]&amp;&quot;-&quot;); SEARCH(&quot;)&quot;;[.K100]&amp;&quot;)&quot;))" office:value-type="float" office:value="2" calcext:value-type="float">
            <text:p>2</text:p>
          </table:table-cell>
          <table:table-cell table:formula="of:=LEFT([.K100];[.L100]-1)" office:value-type="string" office:string-value="1" calcext:value-type="string">
            <text:p>1</text:p>
          </table:table-cell>
          <table:table-cell table:formula="of:=IFERROR(MATCH(RIGHT([.M100];5);[$Окончания.$A$1:$Окончания.$A$1048576];0);IFERROR(MATCH(RIGHT([.M100];4);[$Окончания.$A$1:$Окончания.$A$1048576];0);IFERROR(MATCH(RIGHT([.M100];3);[$Окончания.$A$1:$Окончания.$A$1048576];0);IFERROR(MATCH(RIGHT([.M100];2);[$Окончания.$A$1:$Окончания.$A$1048576];0);MATCH(RIGHT([.M10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00]);&quot;&quot;)">
            <text:p/>
          </table:table-cell>
          <table:table-cell table:formula="of:=IFERROR(INDEX([$Окончания.$B$1:$Окончания.$B$1048576];[.N100]);&quot;&quot;)">
            <text:p/>
          </table:table-cell>
          <table:table-cell table:style-name="ce17" table:formula="of:=LEFT([.M100];LEN([.M100])-LEN([.O100]))&amp;[.P100]" office:value-type="string" office:string-value="1" calcext:value-type="string">
            <text:p>1</text:p>
          </table:table-cell>
          <table:table-cell table:style-name="ce17" table:formula="of:=IFERROR(INDEX([$Окончания.$C$1:$Окончания.$C$1048576];[.N100]);&quot;&quot;)">
            <text:p/>
          </table:table-cell>
          <table:table-cell table:style-name="ce17" table:formula="of:=LEFT([.M100];LEN([.M100])-LEN([.O100]))&amp;[.R100]" office:value-type="string" office:string-value="1" calcext:value-type="string">
            <text:p>1</text:p>
          </table:table-cell>
          <table:table-cell table:style-name="ce18" table:formula="of:=MID([.K100];[.L100];1)&amp;IF(MID([.K100];[.L100]+1;1)=&quot;(&quot;; &quot;(&quot;; &quot;&quot;)" office:value-type="string" office:string-value=" " calcext:value-type="string">
            <text:p><text:s/></text:p>
          </table:table-cell>
          <table:table-cell table:formula="of:=MID([.K100];[.L100]+LEN([.T100]);100)" office:value-type="string" office:string-value="категории" calcext:value-type="string">
            <text:p>категории</text:p>
          </table:table-cell>
          <table:table-cell table:formula="of:=MIN(SEARCH(&quot; &quot;;[.U100]&amp;&quot; &quot;);SEARCH(&quot;-&quot;;[.U100]&amp;&quot;-&quot;); SEARCH(&quot;)&quot;;[.U100]&amp;&quot;)&quot;))" office:value-type="float" office:value="10" calcext:value-type="float">
            <text:p>10</text:p>
          </table:table-cell>
          <table:table-cell table:formula="of:=LEFT([.U100];[.V100]-1)" office:value-type="string" office:string-value="категории" calcext:value-type="string">
            <text:p>категории</text:p>
          </table:table-cell>
          <table:table-cell table:formula="of:=IFERROR(MATCH(RIGHT([.W100];5);[$Окончания.$A$1:$Окончания.$A$1048576];0);IFERROR(MATCH(RIGHT([.W100];4);[$Окончания.$A$1:$Окончания.$A$1048576];0);IFERROR(MATCH(RIGHT([.W100];3);[$Окончания.$A$1:$Окончания.$A$1048576];0);IFERROR(MATCH(RIGHT([.W100];2);[$Окончания.$A$1:$Окончания.$A$1048576];0);MATCH(RIGHT([.W10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00]);&quot;&quot;)">
            <text:p/>
          </table:table-cell>
          <table:table-cell table:formula="of:=IFERROR(INDEX([$Окончания.$B$1:$Окончания.$B$1048576];[.X100]);&quot;&quot;)">
            <text:p/>
          </table:table-cell>
          <table:table-cell table:style-name="ce17" table:formula="of:=LEFT([.W100];LEN([.W100])-LEN([.Y100]))&amp;[.Z100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X100]);&quot;&quot;)">
            <text:p/>
          </table:table-cell>
          <table:table-cell table:style-name="ce17" table:formula="of:=LEFT([.W100];LEN([.W100])-LEN([.Y100]))&amp;[.AB100]" office:value-type="string" office:string-value="категории" calcext:value-type="string">
            <text:p>категории</text:p>
          </table:table-cell>
          <table:table-cell table:style-name="ce18" table:formula="of:=MID([.U100];[.V100];1)&amp;IF(MID([.U100];[.V100]+1;1)=&quot;(&quot;; &quot;(&quot;; &quot;&quot;)">
            <text:p/>
          </table:table-cell>
          <table:table-cell table:formula="of:=MID([.U100];[.V100]+LEN([.AD100]);100)">
            <text:p/>
          </table:table-cell>
          <table:table-cell table:formula="of:=MIN(SEARCH(&quot; &quot;;[.AE100]&amp;&quot; &quot;);SEARCH(&quot;-&quot;;[.AE100]&amp;&quot;-&quot;); SEARCH(&quot;)&quot;;[.AE100]&amp;&quot;)&quot;))" office:value-type="float" office:value="1" calcext:value-type="float">
            <text:p>1</text:p>
          </table:table-cell>
          <table:table-cell table:formula="of:=LEFT([.AE100];[.AF100]-1)">
            <text:p/>
          </table:table-cell>
          <table:table-cell table:formula="of:=IFERROR(MATCH(RIGHT([.AG100];5);[$Окончания.$A$1:$Окончания.$A$1048576];0);IFERROR(MATCH(RIGHT([.AG100];4);[$Окончания.$A$1:$Окончания.$A$1048576];0);IFERROR(MATCH(RIGHT([.AG100];3);[$Окончания.$A$1:$Окончания.$A$1048576];0);IFERROR(MATCH(RIGHT([.AG100];2);[$Окончания.$A$1:$Окончания.$A$1048576];0);MATCH(RIGHT([.AG10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00]);&quot;&quot;)">
            <text:p/>
          </table:table-cell>
          <table:table-cell table:formula="of:=IFERROR(INDEX([$Окончания.$B$1:$Окончания.$B$1048576];[.AH100]);&quot;&quot;)">
            <text:p/>
          </table:table-cell>
          <table:table-cell table:style-name="ce17" table:formula="of:=LEFT([.AG100];LEN([.AG100])-LEN([.AI100]))&amp;[.AJ100]">
            <text:p/>
          </table:table-cell>
          <table:table-cell table:style-name="ce17" table:formula="of:=IFERROR(INDEX([$Окончания.$C$1:$Окончания.$C$1048576];[.AH100]);&quot;&quot;)">
            <text:p/>
          </table:table-cell>
          <table:table-cell table:style-name="ce17" table:formula="of:=LEFT([.AG100];LEN([.AG100])-LEN([.AI100]))&amp;[.AL100]">
            <text:p/>
          </table:table-cell>
          <table:table-cell table:style-name="ce18" table:formula="of:=MID([.AE100];[.AF100];1)&amp;IF(MID([.AE100];[.AF100]+1;1)=&quot;(&quot;; &quot;(&quot;; &quot;&quot;)">
            <text:p/>
          </table:table-cell>
          <table:table-cell table:formula="of:=MID([.AE100];[.AF100]+LEN([.AN100]);100)">
            <text:p/>
          </table:table-cell>
          <table:table-cell table:formula="of:=MIN(SEARCH(&quot; &quot;;[.AO100]&amp;&quot; &quot;);SEARCH(&quot;-&quot;;[.AO100]&amp;&quot;-&quot;); SEARCH(&quot;)&quot;;[.AO100]&amp;&quot;)&quot;))" office:value-type="float" office:value="1" calcext:value-type="float">
            <text:p>1</text:p>
          </table:table-cell>
          <table:table-cell table:formula="of:=LEFT([.AO100];[.AP100]-1)">
            <text:p/>
          </table:table-cell>
          <table:table-cell table:formula="of:=IFERROR(MATCH(RIGHT([.AQ100];5);[$Окончания.$A$1:$Окончания.$A$1048576];0);IFERROR(MATCH(RIGHT([.AQ100];4);[$Окончания.$A$1:$Окончания.$A$1048576];0);IFERROR(MATCH(RIGHT([.AQ100];3);[$Окончания.$A$1:$Окончания.$A$1048576];0);IFERROR(MATCH(RIGHT([.AQ100];2);[$Окончания.$A$1:$Окончания.$A$1048576];0);MATCH(RIGHT([.AQ10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00]);&quot;&quot;)">
            <text:p/>
          </table:table-cell>
          <table:table-cell table:formula="of:=IFERROR(INDEX([$Окончания.$B$1:$Окончания.$B$1048576];[.AR100]);&quot;&quot;)">
            <text:p/>
          </table:table-cell>
          <table:table-cell table:style-name="ce17" table:formula="of:=LEFT([.AQ100];LEN([.AQ100])-LEN([.AS100]))&amp;[.AT100]">
            <text:p/>
          </table:table-cell>
          <table:table-cell table:style-name="ce17" table:formula="of:=IFERROR(INDEX([$Окончания.$C$1:$Окончания.$C$1048576];[.AR100]);&quot;&quot;)">
            <text:p/>
          </table:table-cell>
          <table:table-cell table:style-name="ce17" table:formula="of:=LEFT([.AQ100];LEN([.AQ100])-LEN([.AS100]))&amp;[.AV100]">
            <text:p/>
          </table:table-cell>
          <table:table-cell table:style-name="ce18" table:formula="of:=MID([.AO100];[.AP100];1)&amp;IF(MID([.AO100];[.AP100]+1;1)=&quot;(&quot;; &quot;(&quot;; &quot;&quot;)">
            <text:p/>
          </table:table-cell>
          <table:table-cell table:formula="of:=MID([.AO100];[.AP100]+LEN([.AX100]);100)">
            <text:p/>
          </table:table-cell>
          <table:table-cell table:formula="of:=[.$G100]&amp;[.$J100]&amp;[.$Q100]&amp;[.$T100]&amp;[.$AA100]&amp;[.$AD100]&amp;[.$AK100]&amp;[.$AN100]&amp;[.$AU100]&amp;[.$AX100]&amp;[.$AY100]" office:value-type="string" office:string-value="Технику 1 категории" calcext:value-type="string">
            <text:p>Технику 1 категории</text:p>
          </table:table-cell>
          <table:table-cell office:value-type="string" calcext:value-type="string">
            <text:p>Технику 1 категории</text:p>
          </table:table-cell>
          <table:table-cell table:style-name="ce17" table:formula="of:=IF([.AZ100]=[.BA100];0;1)" office:value-type="float" office:value="0" calcext:value-type="float">
            <text:p>0</text:p>
          </table:table-cell>
          <table:table-cell table:formula="of:=[.$I100]&amp;[.$J100]&amp;[.$S100]&amp;[.$T100]&amp;[.$AC100]&amp;[.$AD100]&amp;[.$AM100]&amp;[.$AN100]&amp;[.$AW100]&amp;[.$AX100]&amp;[.$AY100]" office:value-type="string" office:string-value="Техника 1 категории" calcext:value-type="string">
            <text:p>Техника 1 категории</text:p>
          </table:table-cell>
          <table:table-cell table:style-name="ce22" office:value-type="string" calcext:value-type="string">
            <text:p>Техника 1 категории</text:p>
          </table:table-cell>
          <table:table-cell table:style-name="ce17" table:formula="of:=IF([.BC100]=[.BD100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Техник 2 категории</text:p>
          </table:table-cell>
          <table:table-cell table:formula="of:=MIN(SEARCH(&quot; &quot;;[.A101]&amp;&quot; &quot;);SEARCH(&quot;-&quot;;[.A101]&amp;&quot;-&quot;); SEARCH(&quot;)&quot;;[.A101]&amp;&quot;)&quot;))" office:value-type="float" office:value="7" calcext:value-type="float">
            <text:p>7</text:p>
          </table:table-cell>
          <table:table-cell table:formula="of:=LEFT([.A101];[.B101]-1)" office:value-type="string" office:string-value="Техник" calcext:value-type="string">
            <text:p>Техник</text:p>
          </table:table-cell>
          <table:table-cell table:formula="of:=IFERROR(MATCH(RIGHT([.C101];5);[$Окончания.$A$1:$Окончания.$A$1048576];0);IFERROR(MATCH(RIGHT([.C101];4);[$Окончания.$A$1:$Окончания.$A$1048576];0);IFERROR(MATCH(RIGHT([.C101];3);[$Окончания.$A$1:$Окончания.$A$1048576];0);IFERROR(MATCH(RIGHT([.C101];2);[$Окончания.$A$1:$Окончания.$A$1048576];0);MATCH(RIGHT([.C101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101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101]);&quot;&quot;)" office:value-type="string" office:string-value="ку" calcext:value-type="string">
            <text:p>ку</text:p>
          </table:table-cell>
          <table:table-cell table:style-name="ce17" table:formula="of:=LEFT([.C101];LEN([.C101])-LEN([.E101]))&amp;[.F101]" office:value-type="string" office:string-value="Технику" calcext:value-type="string">
            <text:p>Технику</text:p>
          </table:table-cell>
          <table:table-cell table:style-name="ce17" table:formula="of:=IFERROR(INDEX([$Окончания.$C$1:$Окончания.$C$1048576];[.D101]);&quot;&quot;)" office:value-type="string" office:string-value="ка" calcext:value-type="string">
            <text:p>ка</text:p>
          </table:table-cell>
          <table:table-cell table:style-name="ce17" table:formula="of:=LEFT([.C101];LEN([.C101])-LEN([.E101]))&amp;[.H101]" office:value-type="string" office:string-value="Техника" calcext:value-type="string">
            <text:p>Техника</text:p>
          </table:table-cell>
          <table:table-cell table:style-name="ce18" table:formula="of:=MID([.A101];[.B101];1)&amp;IF(MID([.A101];[.B101]+1;1)=&quot;(&quot;; &quot;(&quot;; &quot;&quot;)" office:value-type="string" office:string-value=" " calcext:value-type="string">
            <text:p><text:s/></text:p>
          </table:table-cell>
          <table:table-cell table:formula="of:=MID([.A101];[.B101]+LEN([.J101]);100)" office:value-type="string" office:string-value="2 категории" calcext:value-type="string">
            <text:p>2 категории</text:p>
          </table:table-cell>
          <table:table-cell table:formula="of:=MIN(SEARCH(&quot; &quot;;[.K101]&amp;&quot; &quot;);SEARCH(&quot;-&quot;;[.K101]&amp;&quot;-&quot;); SEARCH(&quot;)&quot;;[.K101]&amp;&quot;)&quot;))" office:value-type="float" office:value="2" calcext:value-type="float">
            <text:p>2</text:p>
          </table:table-cell>
          <table:table-cell table:formula="of:=LEFT([.K101];[.L101]-1)" office:value-type="string" office:string-value="2" calcext:value-type="string">
            <text:p>2</text:p>
          </table:table-cell>
          <table:table-cell table:formula="of:=IFERROR(MATCH(RIGHT([.M101];5);[$Окончания.$A$1:$Окончания.$A$1048576];0);IFERROR(MATCH(RIGHT([.M101];4);[$Окончания.$A$1:$Окончания.$A$1048576];0);IFERROR(MATCH(RIGHT([.M101];3);[$Окончания.$A$1:$Окончания.$A$1048576];0);IFERROR(MATCH(RIGHT([.M101];2);[$Окончания.$A$1:$Окончания.$A$1048576];0);MATCH(RIGHT([.M10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01]);&quot;&quot;)">
            <text:p/>
          </table:table-cell>
          <table:table-cell table:formula="of:=IFERROR(INDEX([$Окончания.$B$1:$Окончания.$B$1048576];[.N101]);&quot;&quot;)">
            <text:p/>
          </table:table-cell>
          <table:table-cell table:style-name="ce17" table:formula="of:=LEFT([.M101];LEN([.M101])-LEN([.O101]))&amp;[.P101]" office:value-type="string" office:string-value="2" calcext:value-type="string">
            <text:p>2</text:p>
          </table:table-cell>
          <table:table-cell table:style-name="ce17" table:formula="of:=IFERROR(INDEX([$Окончания.$C$1:$Окончания.$C$1048576];[.N101]);&quot;&quot;)">
            <text:p/>
          </table:table-cell>
          <table:table-cell table:style-name="ce17" table:formula="of:=LEFT([.M101];LEN([.M101])-LEN([.O101]))&amp;[.R101]" office:value-type="string" office:string-value="2" calcext:value-type="string">
            <text:p>2</text:p>
          </table:table-cell>
          <table:table-cell table:style-name="ce18" table:formula="of:=MID([.K101];[.L101];1)&amp;IF(MID([.K101];[.L101]+1;1)=&quot;(&quot;; &quot;(&quot;; &quot;&quot;)" office:value-type="string" office:string-value=" " calcext:value-type="string">
            <text:p><text:s/></text:p>
          </table:table-cell>
          <table:table-cell table:formula="of:=MID([.K101];[.L101]+LEN([.T101]);100)" office:value-type="string" office:string-value="категории" calcext:value-type="string">
            <text:p>категории</text:p>
          </table:table-cell>
          <table:table-cell table:formula="of:=MIN(SEARCH(&quot; &quot;;[.U101]&amp;&quot; &quot;);SEARCH(&quot;-&quot;;[.U101]&amp;&quot;-&quot;); SEARCH(&quot;)&quot;;[.U101]&amp;&quot;)&quot;))" office:value-type="float" office:value="10" calcext:value-type="float">
            <text:p>10</text:p>
          </table:table-cell>
          <table:table-cell table:formula="of:=LEFT([.U101];[.V101]-1)" office:value-type="string" office:string-value="категории" calcext:value-type="string">
            <text:p>категории</text:p>
          </table:table-cell>
          <table:table-cell table:formula="of:=IFERROR(MATCH(RIGHT([.W101];5);[$Окончания.$A$1:$Окончания.$A$1048576];0);IFERROR(MATCH(RIGHT([.W101];4);[$Окончания.$A$1:$Окончания.$A$1048576];0);IFERROR(MATCH(RIGHT([.W101];3);[$Окончания.$A$1:$Окончания.$A$1048576];0);IFERROR(MATCH(RIGHT([.W101];2);[$Окончания.$A$1:$Окончания.$A$1048576];0);MATCH(RIGHT([.W10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01]);&quot;&quot;)">
            <text:p/>
          </table:table-cell>
          <table:table-cell table:formula="of:=IFERROR(INDEX([$Окончания.$B$1:$Окончания.$B$1048576];[.X101]);&quot;&quot;)">
            <text:p/>
          </table:table-cell>
          <table:table-cell table:style-name="ce17" table:formula="of:=LEFT([.W101];LEN([.W101])-LEN([.Y101]))&amp;[.Z101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X101]);&quot;&quot;)">
            <text:p/>
          </table:table-cell>
          <table:table-cell table:style-name="ce17" table:formula="of:=LEFT([.W101];LEN([.W101])-LEN([.Y101]))&amp;[.AB101]" office:value-type="string" office:string-value="категории" calcext:value-type="string">
            <text:p>категории</text:p>
          </table:table-cell>
          <table:table-cell table:style-name="ce18" table:formula="of:=MID([.U101];[.V101];1)&amp;IF(MID([.U101];[.V101]+1;1)=&quot;(&quot;; &quot;(&quot;; &quot;&quot;)">
            <text:p/>
          </table:table-cell>
          <table:table-cell table:formula="of:=MID([.U101];[.V101]+LEN([.AD101]);100)">
            <text:p/>
          </table:table-cell>
          <table:table-cell table:formula="of:=MIN(SEARCH(&quot; &quot;;[.AE101]&amp;&quot; &quot;);SEARCH(&quot;-&quot;;[.AE101]&amp;&quot;-&quot;); SEARCH(&quot;)&quot;;[.AE101]&amp;&quot;)&quot;))" office:value-type="float" office:value="1" calcext:value-type="float">
            <text:p>1</text:p>
          </table:table-cell>
          <table:table-cell table:formula="of:=LEFT([.AE101];[.AF101]-1)">
            <text:p/>
          </table:table-cell>
          <table:table-cell table:formula="of:=IFERROR(MATCH(RIGHT([.AG101];5);[$Окончания.$A$1:$Окончания.$A$1048576];0);IFERROR(MATCH(RIGHT([.AG101];4);[$Окончания.$A$1:$Окончания.$A$1048576];0);IFERROR(MATCH(RIGHT([.AG101];3);[$Окончания.$A$1:$Окончания.$A$1048576];0);IFERROR(MATCH(RIGHT([.AG101];2);[$Окончания.$A$1:$Окончания.$A$1048576];0);MATCH(RIGHT([.AG10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01]);&quot;&quot;)">
            <text:p/>
          </table:table-cell>
          <table:table-cell table:formula="of:=IFERROR(INDEX([$Окончания.$B$1:$Окончания.$B$1048576];[.AH101]);&quot;&quot;)">
            <text:p/>
          </table:table-cell>
          <table:table-cell table:style-name="ce17" table:formula="of:=LEFT([.AG101];LEN([.AG101])-LEN([.AI101]))&amp;[.AJ101]">
            <text:p/>
          </table:table-cell>
          <table:table-cell table:style-name="ce17" table:formula="of:=IFERROR(INDEX([$Окончания.$C$1:$Окончания.$C$1048576];[.AH101]);&quot;&quot;)">
            <text:p/>
          </table:table-cell>
          <table:table-cell table:style-name="ce17" table:formula="of:=LEFT([.AG101];LEN([.AG101])-LEN([.AI101]))&amp;[.AL101]">
            <text:p/>
          </table:table-cell>
          <table:table-cell table:style-name="ce18" table:formula="of:=MID([.AE101];[.AF101];1)&amp;IF(MID([.AE101];[.AF101]+1;1)=&quot;(&quot;; &quot;(&quot;; &quot;&quot;)">
            <text:p/>
          </table:table-cell>
          <table:table-cell table:formula="of:=MID([.AE101];[.AF101]+LEN([.AN101]);100)">
            <text:p/>
          </table:table-cell>
          <table:table-cell table:formula="of:=MIN(SEARCH(&quot; &quot;;[.AO101]&amp;&quot; &quot;);SEARCH(&quot;-&quot;;[.AO101]&amp;&quot;-&quot;); SEARCH(&quot;)&quot;;[.AO101]&amp;&quot;)&quot;))" office:value-type="float" office:value="1" calcext:value-type="float">
            <text:p>1</text:p>
          </table:table-cell>
          <table:table-cell table:formula="of:=LEFT([.AO101];[.AP101]-1)">
            <text:p/>
          </table:table-cell>
          <table:table-cell table:formula="of:=IFERROR(MATCH(RIGHT([.AQ101];5);[$Окончания.$A$1:$Окончания.$A$1048576];0);IFERROR(MATCH(RIGHT([.AQ101];4);[$Окончания.$A$1:$Окончания.$A$1048576];0);IFERROR(MATCH(RIGHT([.AQ101];3);[$Окончания.$A$1:$Окончания.$A$1048576];0);IFERROR(MATCH(RIGHT([.AQ101];2);[$Окончания.$A$1:$Окончания.$A$1048576];0);MATCH(RIGHT([.AQ10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01]);&quot;&quot;)">
            <text:p/>
          </table:table-cell>
          <table:table-cell table:formula="of:=IFERROR(INDEX([$Окончания.$B$1:$Окончания.$B$1048576];[.AR101]);&quot;&quot;)">
            <text:p/>
          </table:table-cell>
          <table:table-cell table:style-name="ce17" table:formula="of:=LEFT([.AQ101];LEN([.AQ101])-LEN([.AS101]))&amp;[.AT101]">
            <text:p/>
          </table:table-cell>
          <table:table-cell table:style-name="ce17" table:formula="of:=IFERROR(INDEX([$Окончания.$C$1:$Окончания.$C$1048576];[.AR101]);&quot;&quot;)">
            <text:p/>
          </table:table-cell>
          <table:table-cell table:style-name="ce17" table:formula="of:=LEFT([.AQ101];LEN([.AQ101])-LEN([.AS101]))&amp;[.AV101]">
            <text:p/>
          </table:table-cell>
          <table:table-cell table:style-name="ce18" table:formula="of:=MID([.AO101];[.AP101];1)&amp;IF(MID([.AO101];[.AP101]+1;1)=&quot;(&quot;; &quot;(&quot;; &quot;&quot;)">
            <text:p/>
          </table:table-cell>
          <table:table-cell table:formula="of:=MID([.AO101];[.AP101]+LEN([.AX101]);100)">
            <text:p/>
          </table:table-cell>
          <table:table-cell table:formula="of:=[.$G101]&amp;[.$J101]&amp;[.$Q101]&amp;[.$T101]&amp;[.$AA101]&amp;[.$AD101]&amp;[.$AK101]&amp;[.$AN101]&amp;[.$AU101]&amp;[.$AX101]&amp;[.$AY101]" office:value-type="string" office:string-value="Технику 2 категории" calcext:value-type="string">
            <text:p>Технику 2 категории</text:p>
          </table:table-cell>
          <table:table-cell office:value-type="string" calcext:value-type="string">
            <text:p>Технику 2 категории</text:p>
          </table:table-cell>
          <table:table-cell table:style-name="ce17" table:formula="of:=IF([.AZ101]=[.BA101];0;1)" office:value-type="float" office:value="0" calcext:value-type="float">
            <text:p>0</text:p>
          </table:table-cell>
          <table:table-cell table:formula="of:=[.$I101]&amp;[.$J101]&amp;[.$S101]&amp;[.$T101]&amp;[.$AC101]&amp;[.$AD101]&amp;[.$AM101]&amp;[.$AN101]&amp;[.$AW101]&amp;[.$AX101]&amp;[.$AY101]" office:value-type="string" office:string-value="Техника 2 категории" calcext:value-type="string">
            <text:p>Техника 2 категории</text:p>
          </table:table-cell>
          <table:table-cell table:style-name="ce22" office:value-type="string" calcext:value-type="string">
            <text:p>Техника 2 категории</text:p>
          </table:table-cell>
          <table:table-cell table:style-name="ce17" table:formula="of:=IF([.BC101]=[.BD101];0;1)" office:value-type="float" office:value="0" calcext:value-type="float">
            <text:p>0</text:p>
          </table:table-cell>
          <table:table-cell table:number-columns-repeated="967"/>
        </table:table-row>
        <table:table-row table:style-name="ro6">
          <table:table-cell table:style-name="ce14" office:value-type="string" calcext:value-type="string">
            <text:p>Токарь</text:p>
          </table:table-cell>
          <table:table-cell table:formula="of:=MIN(SEARCH(&quot; &quot;;[.A102]&amp;&quot; &quot;);SEARCH(&quot;-&quot;;[.A102]&amp;&quot;-&quot;); SEARCH(&quot;)&quot;;[.A102]&amp;&quot;)&quot;))" office:value-type="float" office:value="7" calcext:value-type="float">
            <text:p>7</text:p>
          </table:table-cell>
          <table:table-cell table:formula="of:=LEFT([.A102];[.B102]-1)" office:value-type="string" office:string-value="Токарь" calcext:value-type="string">
            <text:p>Токарь</text:p>
          </table:table-cell>
          <table:table-cell table:formula="of:=IFERROR(MATCH(RIGHT([.C102];5);[$Окончания.$A$1:$Окончания.$A$1048576];0);IFERROR(MATCH(RIGHT([.C102];4);[$Окончания.$A$1:$Окончания.$A$1048576];0);IFERROR(MATCH(RIGHT([.C102];3);[$Окончания.$A$1:$Окончания.$A$1048576];0);IFERROR(MATCH(RIGHT([.C102];2);[$Окончания.$A$1:$Окончания.$A$1048576];0);MATCH(RIGHT([.C102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D102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D102]);&quot;&quot;)" office:value-type="string" office:string-value="ю" calcext:value-type="string">
            <text:p>ю</text:p>
          </table:table-cell>
          <table:table-cell table:style-name="ce17" table:formula="of:=LEFT([.C102];LEN([.C102])-LEN([.E102]))&amp;[.F102]" office:value-type="string" office:string-value="Токарю" calcext:value-type="string">
            <text:p>Токарю</text:p>
          </table:table-cell>
          <table:table-cell table:style-name="ce17" table:formula="of:=IFERROR(INDEX([$Окончания.$C$1:$Окончания.$C$1048576];[.D102]);&quot;&quot;)" office:value-type="string" office:string-value="я" calcext:value-type="string">
            <text:p>я</text:p>
          </table:table-cell>
          <table:table-cell table:style-name="ce17" table:formula="of:=LEFT([.C102];LEN([.C102])-LEN([.E102]))&amp;[.H102]" office:value-type="string" office:string-value="Токаря" calcext:value-type="string">
            <text:p>Токаря</text:p>
          </table:table-cell>
          <table:table-cell table:style-name="ce18" table:formula="of:=MID([.A102];[.B102];1)&amp;IF(MID([.A102];[.B102]+1;1)=&quot;(&quot;; &quot;(&quot;; &quot;&quot;)">
            <text:p/>
          </table:table-cell>
          <table:table-cell table:formula="of:=MID([.A102];[.B102]+LEN([.J102]);100)">
            <text:p/>
          </table:table-cell>
          <table:table-cell table:formula="of:=MIN(SEARCH(&quot; &quot;;[.K102]&amp;&quot; &quot;);SEARCH(&quot;-&quot;;[.K102]&amp;&quot;-&quot;); SEARCH(&quot;)&quot;;[.K102]&amp;&quot;)&quot;))" office:value-type="float" office:value="1" calcext:value-type="float">
            <text:p>1</text:p>
          </table:table-cell>
          <table:table-cell table:formula="of:=LEFT([.K102];[.L102]-1)">
            <text:p/>
          </table:table-cell>
          <table:table-cell table:formula="of:=IFERROR(MATCH(RIGHT([.M102];5);[$Окончания.$A$1:$Окончания.$A$1048576];0);IFERROR(MATCH(RIGHT([.M102];4);[$Окончания.$A$1:$Окончания.$A$1048576];0);IFERROR(MATCH(RIGHT([.M102];3);[$Окончания.$A$1:$Окончания.$A$1048576];0);IFERROR(MATCH(RIGHT([.M102];2);[$Окончания.$A$1:$Окончания.$A$1048576];0);MATCH(RIGHT([.M10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02]);&quot;&quot;)">
            <text:p/>
          </table:table-cell>
          <table:table-cell table:formula="of:=IFERROR(INDEX([$Окончания.$B$1:$Окончания.$B$1048576];[.N102]);&quot;&quot;)">
            <text:p/>
          </table:table-cell>
          <table:table-cell table:style-name="ce17" table:formula="of:=LEFT([.M102];LEN([.M102])-LEN([.O102]))&amp;[.P102]">
            <text:p/>
          </table:table-cell>
          <table:table-cell table:style-name="ce17" table:formula="of:=IFERROR(INDEX([$Окончания.$C$1:$Окончания.$C$1048576];[.N102]);&quot;&quot;)">
            <text:p/>
          </table:table-cell>
          <table:table-cell table:style-name="ce17" table:formula="of:=LEFT([.M102];LEN([.M102])-LEN([.O102]))&amp;[.R102]">
            <text:p/>
          </table:table-cell>
          <table:table-cell table:style-name="ce18" table:formula="of:=MID([.K102];[.L102];1)&amp;IF(MID([.K102];[.L102]+1;1)=&quot;(&quot;; &quot;(&quot;; &quot;&quot;)">
            <text:p/>
          </table:table-cell>
          <table:table-cell table:formula="of:=MID([.K102];[.L102]+LEN([.T102]);100)">
            <text:p/>
          </table:table-cell>
          <table:table-cell table:formula="of:=MIN(SEARCH(&quot; &quot;;[.U102]&amp;&quot; &quot;);SEARCH(&quot;-&quot;;[.U102]&amp;&quot;-&quot;); SEARCH(&quot;)&quot;;[.U102]&amp;&quot;)&quot;))" office:value-type="float" office:value="1" calcext:value-type="float">
            <text:p>1</text:p>
          </table:table-cell>
          <table:table-cell table:formula="of:=LEFT([.U102];[.V102]-1)">
            <text:p/>
          </table:table-cell>
          <table:table-cell table:formula="of:=IFERROR(MATCH(RIGHT([.W102];5);[$Окончания.$A$1:$Окончания.$A$1048576];0);IFERROR(MATCH(RIGHT([.W102];4);[$Окончания.$A$1:$Окончания.$A$1048576];0);IFERROR(MATCH(RIGHT([.W102];3);[$Окончания.$A$1:$Окончания.$A$1048576];0);IFERROR(MATCH(RIGHT([.W102];2);[$Окончания.$A$1:$Окончания.$A$1048576];0);MATCH(RIGHT([.W10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02]);&quot;&quot;)">
            <text:p/>
          </table:table-cell>
          <table:table-cell table:formula="of:=IFERROR(INDEX([$Окончания.$B$1:$Окончания.$B$1048576];[.X102]);&quot;&quot;)">
            <text:p/>
          </table:table-cell>
          <table:table-cell table:style-name="ce17" table:formula="of:=LEFT([.W102];LEN([.W102])-LEN([.Y102]))&amp;[.Z102]">
            <text:p/>
          </table:table-cell>
          <table:table-cell table:style-name="ce17" table:formula="of:=IFERROR(INDEX([$Окончания.$C$1:$Окончания.$C$1048576];[.X102]);&quot;&quot;)">
            <text:p/>
          </table:table-cell>
          <table:table-cell table:style-name="ce17" table:formula="of:=LEFT([.W102];LEN([.W102])-LEN([.Y102]))&amp;[.AB102]">
            <text:p/>
          </table:table-cell>
          <table:table-cell table:style-name="ce18" table:formula="of:=MID([.U102];[.V102];1)&amp;IF(MID([.U102];[.V102]+1;1)=&quot;(&quot;; &quot;(&quot;; &quot;&quot;)">
            <text:p/>
          </table:table-cell>
          <table:table-cell table:formula="of:=MID([.U102];[.V102]+LEN([.AD102]);100)">
            <text:p/>
          </table:table-cell>
          <table:table-cell table:formula="of:=MIN(SEARCH(&quot; &quot;;[.AE102]&amp;&quot; &quot;);SEARCH(&quot;-&quot;;[.AE102]&amp;&quot;-&quot;); SEARCH(&quot;)&quot;;[.AE102]&amp;&quot;)&quot;))" office:value-type="float" office:value="1" calcext:value-type="float">
            <text:p>1</text:p>
          </table:table-cell>
          <table:table-cell table:formula="of:=LEFT([.AE102];[.AF102]-1)">
            <text:p/>
          </table:table-cell>
          <table:table-cell table:formula="of:=IFERROR(MATCH(RIGHT([.AG102];5);[$Окончания.$A$1:$Окончания.$A$1048576];0);IFERROR(MATCH(RIGHT([.AG102];4);[$Окончания.$A$1:$Окончания.$A$1048576];0);IFERROR(MATCH(RIGHT([.AG102];3);[$Окончания.$A$1:$Окончания.$A$1048576];0);IFERROR(MATCH(RIGHT([.AG102];2);[$Окончания.$A$1:$Окончания.$A$1048576];0);MATCH(RIGHT([.AG10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02]);&quot;&quot;)">
            <text:p/>
          </table:table-cell>
          <table:table-cell table:formula="of:=IFERROR(INDEX([$Окончания.$B$1:$Окончания.$B$1048576];[.AH102]);&quot;&quot;)">
            <text:p/>
          </table:table-cell>
          <table:table-cell table:style-name="ce17" table:formula="of:=LEFT([.AG102];LEN([.AG102])-LEN([.AI102]))&amp;[.AJ102]">
            <text:p/>
          </table:table-cell>
          <table:table-cell table:style-name="ce17" table:formula="of:=IFERROR(INDEX([$Окончания.$C$1:$Окончания.$C$1048576];[.AH102]);&quot;&quot;)">
            <text:p/>
          </table:table-cell>
          <table:table-cell table:style-name="ce17" table:formula="of:=LEFT([.AG102];LEN([.AG102])-LEN([.AI102]))&amp;[.AL102]">
            <text:p/>
          </table:table-cell>
          <table:table-cell table:style-name="ce18" table:formula="of:=MID([.AE102];[.AF102];1)&amp;IF(MID([.AE102];[.AF102]+1;1)=&quot;(&quot;; &quot;(&quot;; &quot;&quot;)">
            <text:p/>
          </table:table-cell>
          <table:table-cell table:formula="of:=MID([.AE102];[.AF102]+LEN([.AN102]);100)">
            <text:p/>
          </table:table-cell>
          <table:table-cell table:formula="of:=MIN(SEARCH(&quot; &quot;;[.AO102]&amp;&quot; &quot;);SEARCH(&quot;-&quot;;[.AO102]&amp;&quot;-&quot;); SEARCH(&quot;)&quot;;[.AO102]&amp;&quot;)&quot;))" office:value-type="float" office:value="1" calcext:value-type="float">
            <text:p>1</text:p>
          </table:table-cell>
          <table:table-cell table:formula="of:=LEFT([.AO102];[.AP102]-1)">
            <text:p/>
          </table:table-cell>
          <table:table-cell table:formula="of:=IFERROR(MATCH(RIGHT([.AQ102];5);[$Окончания.$A$1:$Окончания.$A$1048576];0);IFERROR(MATCH(RIGHT([.AQ102];4);[$Окончания.$A$1:$Окончания.$A$1048576];0);IFERROR(MATCH(RIGHT([.AQ102];3);[$Окончания.$A$1:$Окончания.$A$1048576];0);IFERROR(MATCH(RIGHT([.AQ102];2);[$Окончания.$A$1:$Окончания.$A$1048576];0);MATCH(RIGHT([.AQ10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02]);&quot;&quot;)">
            <text:p/>
          </table:table-cell>
          <table:table-cell table:formula="of:=IFERROR(INDEX([$Окончания.$B$1:$Окончания.$B$1048576];[.AR102]);&quot;&quot;)">
            <text:p/>
          </table:table-cell>
          <table:table-cell table:style-name="ce17" table:formula="of:=LEFT([.AQ102];LEN([.AQ102])-LEN([.AS102]))&amp;[.AT102]">
            <text:p/>
          </table:table-cell>
          <table:table-cell table:style-name="ce17" table:formula="of:=IFERROR(INDEX([$Окончания.$C$1:$Окончания.$C$1048576];[.AR102]);&quot;&quot;)">
            <text:p/>
          </table:table-cell>
          <table:table-cell table:style-name="ce17" table:formula="of:=LEFT([.AQ102];LEN([.AQ102])-LEN([.AS102]))&amp;[.AV102]">
            <text:p/>
          </table:table-cell>
          <table:table-cell table:style-name="ce18" table:formula="of:=MID([.AO102];[.AP102];1)&amp;IF(MID([.AO102];[.AP102]+1;1)=&quot;(&quot;; &quot;(&quot;; &quot;&quot;)">
            <text:p/>
          </table:table-cell>
          <table:table-cell table:formula="of:=MID([.AO102];[.AP102]+LEN([.AX102]);100)">
            <text:p/>
          </table:table-cell>
          <table:table-cell table:formula="of:=[.$G102]&amp;[.$J102]&amp;[.$Q102]&amp;[.$T102]&amp;[.$AA102]&amp;[.$AD102]&amp;[.$AK102]&amp;[.$AN102]&amp;[.$AU102]&amp;[.$AX102]&amp;[.$AY102]" office:value-type="string" office:string-value="Токарю" calcext:value-type="string">
            <text:p>Токарю</text:p>
          </table:table-cell>
          <table:table-cell office:value-type="string" calcext:value-type="string">
            <text:p>Токарю</text:p>
          </table:table-cell>
          <table:table-cell table:style-name="ce17" table:formula="of:=IF([.AZ102]=[.BA102];0;1)" office:value-type="float" office:value="0" calcext:value-type="float">
            <text:p>0</text:p>
          </table:table-cell>
          <table:table-cell table:formula="of:=[.$I102]&amp;[.$J102]&amp;[.$S102]&amp;[.$T102]&amp;[.$AC102]&amp;[.$AD102]&amp;[.$AM102]&amp;[.$AN102]&amp;[.$AW102]&amp;[.$AX102]&amp;[.$AY102]" office:value-type="string" office:string-value="Токаря" calcext:value-type="string">
            <text:p>Токаря</text:p>
          </table:table-cell>
          <table:table-cell table:style-name="ce22" office:value-type="string" calcext:value-type="string">
            <text:p>Токаря</text:p>
          </table:table-cell>
          <table:table-cell table:style-name="ce17" table:formula="of:=IF([.BC102]=[.BD102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тракторист</text:p>
          </table:table-cell>
          <table:table-cell table:formula="of:=MIN(SEARCH(&quot; &quot;;[.A103]&amp;&quot; &quot;);SEARCH(&quot;-&quot;;[.A103]&amp;&quot;-&quot;); SEARCH(&quot;)&quot;;[.A103]&amp;&quot;)&quot;))" office:value-type="float" office:value="11" calcext:value-type="float">
            <text:p>11</text:p>
          </table:table-cell>
          <table:table-cell table:formula="of:=LEFT([.A103];[.B103]-1)" office:value-type="string" office:string-value="тракторист" calcext:value-type="string">
            <text:p>тракторист</text:p>
          </table:table-cell>
          <table:table-cell table:formula="of:=IFERROR(MATCH(RIGHT([.C103];5);[$Окончания.$A$1:$Окончания.$A$1048576];0);IFERROR(MATCH(RIGHT([.C103];4);[$Окончания.$A$1:$Окончания.$A$1048576];0);IFERROR(MATCH(RIGHT([.C103];3);[$Окончания.$A$1:$Окончания.$A$1048576];0);IFERROR(MATCH(RIGHT([.C103];2);[$Окончания.$A$1:$Окончания.$A$1048576];0);MATCH(RIGHT([.C103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03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03]);&quot;&quot;)" office:value-type="string" office:string-value="ту" calcext:value-type="string">
            <text:p>ту</text:p>
          </table:table-cell>
          <table:table-cell table:style-name="ce17" table:formula="of:=LEFT([.C103];LEN([.C103])-LEN([.E103]))&amp;[.F103]" office:value-type="string" office:string-value="трактористу" calcext:value-type="string">
            <text:p>трактористу</text:p>
          </table:table-cell>
          <table:table-cell table:style-name="ce17" table:formula="of:=IFERROR(INDEX([$Окончания.$C$1:$Окончания.$C$1048576];[.D103]);&quot;&quot;)" office:value-type="string" office:string-value="та" calcext:value-type="string">
            <text:p>та</text:p>
          </table:table-cell>
          <table:table-cell table:style-name="ce17" table:formula="of:=LEFT([.C103];LEN([.C103])-LEN([.E103]))&amp;[.H103]" office:value-type="string" office:string-value="тракториста" calcext:value-type="string">
            <text:p>тракториста</text:p>
          </table:table-cell>
          <table:table-cell table:style-name="ce18" table:formula="of:=MID([.A103];[.B103];1)&amp;IF(MID([.A103];[.B103]+1;1)=&quot;(&quot;; &quot;(&quot;; &quot;&quot;)">
            <text:p/>
          </table:table-cell>
          <table:table-cell table:formula="of:=MID([.A103];[.B103]+LEN([.J103]);100)">
            <text:p/>
          </table:table-cell>
          <table:table-cell table:formula="of:=MIN(SEARCH(&quot; &quot;;[.K103]&amp;&quot; &quot;);SEARCH(&quot;-&quot;;[.K103]&amp;&quot;-&quot;); SEARCH(&quot;)&quot;;[.K103]&amp;&quot;)&quot;))" office:value-type="float" office:value="1" calcext:value-type="float">
            <text:p>1</text:p>
          </table:table-cell>
          <table:table-cell table:formula="of:=LEFT([.K103];[.L103]-1)">
            <text:p/>
          </table:table-cell>
          <table:table-cell table:formula="of:=IFERROR(MATCH(RIGHT([.M103];5);[$Окончания.$A$1:$Окончания.$A$1048576];0);IFERROR(MATCH(RIGHT([.M103];4);[$Окончания.$A$1:$Окончания.$A$1048576];0);IFERROR(MATCH(RIGHT([.M103];3);[$Окончания.$A$1:$Окончания.$A$1048576];0);IFERROR(MATCH(RIGHT([.M103];2);[$Окончания.$A$1:$Окончания.$A$1048576];0);MATCH(RIGHT([.M10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03]);&quot;&quot;)">
            <text:p/>
          </table:table-cell>
          <table:table-cell table:formula="of:=IFERROR(INDEX([$Окончания.$B$1:$Окончания.$B$1048576];[.N103]);&quot;&quot;)">
            <text:p/>
          </table:table-cell>
          <table:table-cell table:style-name="ce17" table:formula="of:=LEFT([.M103];LEN([.M103])-LEN([.O103]))&amp;[.P103]">
            <text:p/>
          </table:table-cell>
          <table:table-cell table:style-name="ce17" table:formula="of:=IFERROR(INDEX([$Окончания.$C$1:$Окончания.$C$1048576];[.N103]);&quot;&quot;)">
            <text:p/>
          </table:table-cell>
          <table:table-cell table:style-name="ce17" table:formula="of:=LEFT([.M103];LEN([.M103])-LEN([.O103]))&amp;[.R103]">
            <text:p/>
          </table:table-cell>
          <table:table-cell table:style-name="ce18" table:formula="of:=MID([.K103];[.L103];1)&amp;IF(MID([.K103];[.L103]+1;1)=&quot;(&quot;; &quot;(&quot;; &quot;&quot;)">
            <text:p/>
          </table:table-cell>
          <table:table-cell table:formula="of:=MID([.K103];[.L103]+LEN([.T103]);100)">
            <text:p/>
          </table:table-cell>
          <table:table-cell table:formula="of:=MIN(SEARCH(&quot; &quot;;[.U103]&amp;&quot; &quot;);SEARCH(&quot;-&quot;;[.U103]&amp;&quot;-&quot;); SEARCH(&quot;)&quot;;[.U103]&amp;&quot;)&quot;))" office:value-type="float" office:value="1" calcext:value-type="float">
            <text:p>1</text:p>
          </table:table-cell>
          <table:table-cell table:formula="of:=LEFT([.U103];[.V103]-1)">
            <text:p/>
          </table:table-cell>
          <table:table-cell table:formula="of:=IFERROR(MATCH(RIGHT([.W103];5);[$Окончания.$A$1:$Окончания.$A$1048576];0);IFERROR(MATCH(RIGHT([.W103];4);[$Окончания.$A$1:$Окончания.$A$1048576];0);IFERROR(MATCH(RIGHT([.W103];3);[$Окончания.$A$1:$Окончания.$A$1048576];0);IFERROR(MATCH(RIGHT([.W103];2);[$Окончания.$A$1:$Окончания.$A$1048576];0);MATCH(RIGHT([.W10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03]);&quot;&quot;)">
            <text:p/>
          </table:table-cell>
          <table:table-cell table:formula="of:=IFERROR(INDEX([$Окончания.$B$1:$Окончания.$B$1048576];[.X103]);&quot;&quot;)">
            <text:p/>
          </table:table-cell>
          <table:table-cell table:style-name="ce17" table:formula="of:=LEFT([.W103];LEN([.W103])-LEN([.Y103]))&amp;[.Z103]">
            <text:p/>
          </table:table-cell>
          <table:table-cell table:style-name="ce17" table:formula="of:=IFERROR(INDEX([$Окончания.$C$1:$Окончания.$C$1048576];[.X103]);&quot;&quot;)">
            <text:p/>
          </table:table-cell>
          <table:table-cell table:style-name="ce17" table:formula="of:=LEFT([.W103];LEN([.W103])-LEN([.Y103]))&amp;[.AB103]">
            <text:p/>
          </table:table-cell>
          <table:table-cell table:style-name="ce18" table:formula="of:=MID([.U103];[.V103];1)&amp;IF(MID([.U103];[.V103]+1;1)=&quot;(&quot;; &quot;(&quot;; &quot;&quot;)">
            <text:p/>
          </table:table-cell>
          <table:table-cell table:formula="of:=MID([.U103];[.V103]+LEN([.AD103]);100)">
            <text:p/>
          </table:table-cell>
          <table:table-cell table:formula="of:=MIN(SEARCH(&quot; &quot;;[.AE103]&amp;&quot; &quot;);SEARCH(&quot;-&quot;;[.AE103]&amp;&quot;-&quot;); SEARCH(&quot;)&quot;;[.AE103]&amp;&quot;)&quot;))" office:value-type="float" office:value="1" calcext:value-type="float">
            <text:p>1</text:p>
          </table:table-cell>
          <table:table-cell table:formula="of:=LEFT([.AE103];[.AF103]-1)">
            <text:p/>
          </table:table-cell>
          <table:table-cell table:formula="of:=IFERROR(MATCH(RIGHT([.AG103];5);[$Окончания.$A$1:$Окончания.$A$1048576];0);IFERROR(MATCH(RIGHT([.AG103];4);[$Окончания.$A$1:$Окончания.$A$1048576];0);IFERROR(MATCH(RIGHT([.AG103];3);[$Окончания.$A$1:$Окончания.$A$1048576];0);IFERROR(MATCH(RIGHT([.AG103];2);[$Окончания.$A$1:$Окончания.$A$1048576];0);MATCH(RIGHT([.AG10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03]);&quot;&quot;)">
            <text:p/>
          </table:table-cell>
          <table:table-cell table:formula="of:=IFERROR(INDEX([$Окончания.$B$1:$Окончания.$B$1048576];[.AH103]);&quot;&quot;)">
            <text:p/>
          </table:table-cell>
          <table:table-cell table:style-name="ce17" table:formula="of:=LEFT([.AG103];LEN([.AG103])-LEN([.AI103]))&amp;[.AJ103]">
            <text:p/>
          </table:table-cell>
          <table:table-cell table:style-name="ce17" table:formula="of:=IFERROR(INDEX([$Окончания.$C$1:$Окончания.$C$1048576];[.AH103]);&quot;&quot;)">
            <text:p/>
          </table:table-cell>
          <table:table-cell table:style-name="ce17" table:formula="of:=LEFT([.AG103];LEN([.AG103])-LEN([.AI103]))&amp;[.AL103]">
            <text:p/>
          </table:table-cell>
          <table:table-cell table:style-name="ce18" table:formula="of:=MID([.AE103];[.AF103];1)&amp;IF(MID([.AE103];[.AF103]+1;1)=&quot;(&quot;; &quot;(&quot;; &quot;&quot;)">
            <text:p/>
          </table:table-cell>
          <table:table-cell table:formula="of:=MID([.AE103];[.AF103]+LEN([.AN103]);100)">
            <text:p/>
          </table:table-cell>
          <table:table-cell table:formula="of:=MIN(SEARCH(&quot; &quot;;[.AO103]&amp;&quot; &quot;);SEARCH(&quot;-&quot;;[.AO103]&amp;&quot;-&quot;); SEARCH(&quot;)&quot;;[.AO103]&amp;&quot;)&quot;))" office:value-type="float" office:value="1" calcext:value-type="float">
            <text:p>1</text:p>
          </table:table-cell>
          <table:table-cell table:formula="of:=LEFT([.AO103];[.AP103]-1)">
            <text:p/>
          </table:table-cell>
          <table:table-cell table:formula="of:=IFERROR(MATCH(RIGHT([.AQ103];5);[$Окончания.$A$1:$Окончания.$A$1048576];0);IFERROR(MATCH(RIGHT([.AQ103];4);[$Окончания.$A$1:$Окончания.$A$1048576];0);IFERROR(MATCH(RIGHT([.AQ103];3);[$Окончания.$A$1:$Окончания.$A$1048576];0);IFERROR(MATCH(RIGHT([.AQ103];2);[$Окончания.$A$1:$Окончания.$A$1048576];0);MATCH(RIGHT([.AQ10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03]);&quot;&quot;)">
            <text:p/>
          </table:table-cell>
          <table:table-cell table:formula="of:=IFERROR(INDEX([$Окончания.$B$1:$Окончания.$B$1048576];[.AR103]);&quot;&quot;)">
            <text:p/>
          </table:table-cell>
          <table:table-cell table:style-name="ce17" table:formula="of:=LEFT([.AQ103];LEN([.AQ103])-LEN([.AS103]))&amp;[.AT103]">
            <text:p/>
          </table:table-cell>
          <table:table-cell table:style-name="ce17" table:formula="of:=IFERROR(INDEX([$Окончания.$C$1:$Окончания.$C$1048576];[.AR103]);&quot;&quot;)">
            <text:p/>
          </table:table-cell>
          <table:table-cell table:style-name="ce17" table:formula="of:=LEFT([.AQ103];LEN([.AQ103])-LEN([.AS103]))&amp;[.AV103]">
            <text:p/>
          </table:table-cell>
          <table:table-cell table:style-name="ce18" table:formula="of:=MID([.AO103];[.AP103];1)&amp;IF(MID([.AO103];[.AP103]+1;1)=&quot;(&quot;; &quot;(&quot;; &quot;&quot;)">
            <text:p/>
          </table:table-cell>
          <table:table-cell table:formula="of:=MID([.AO103];[.AP103]+LEN([.AX103]);100)">
            <text:p/>
          </table:table-cell>
          <table:table-cell table:formula="of:=[.$G103]&amp;[.$J103]&amp;[.$Q103]&amp;[.$T103]&amp;[.$AA103]&amp;[.$AD103]&amp;[.$AK103]&amp;[.$AN103]&amp;[.$AU103]&amp;[.$AX103]&amp;[.$AY103]" office:value-type="string" office:string-value="трактористу" calcext:value-type="string">
            <text:p>трактористу</text:p>
          </table:table-cell>
          <table:table-cell office:value-type="string" calcext:value-type="string">
            <text:p>трактористу</text:p>
          </table:table-cell>
          <table:table-cell table:style-name="ce17" table:formula="of:=IF([.AZ103]=[.BA103];0;1)" office:value-type="float" office:value="0" calcext:value-type="float">
            <text:p>0</text:p>
          </table:table-cell>
          <table:table-cell table:formula="of:=[.$I103]&amp;[.$J103]&amp;[.$S103]&amp;[.$T103]&amp;[.$AC103]&amp;[.$AD103]&amp;[.$AM103]&amp;[.$AN103]&amp;[.$AW103]&amp;[.$AX103]&amp;[.$AY103]" office:value-type="string" office:string-value="тракториста" calcext:value-type="string">
            <text:p>тракториста</text:p>
          </table:table-cell>
          <table:table-cell table:style-name="ce22" office:value-type="string" calcext:value-type="string">
            <text:p>тракториста</text:p>
          </table:table-cell>
          <table:table-cell table:style-name="ce17" table:formula="of:=IF([.BC103]=[.BD103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Тренер по спорту</text:p>
          </table:table-cell>
          <table:table-cell table:formula="of:=MIN(SEARCH(&quot; &quot;;[.A104]&amp;&quot; &quot;);SEARCH(&quot;-&quot;;[.A104]&amp;&quot;-&quot;); SEARCH(&quot;)&quot;;[.A104]&amp;&quot;)&quot;))" office:value-type="float" office:value="7" calcext:value-type="float">
            <text:p>7</text:p>
          </table:table-cell>
          <table:table-cell table:formula="of:=LEFT([.A104];[.B104]-1)" office:value-type="string" office:string-value="Тренер" calcext:value-type="string">
            <text:p>Тренер</text:p>
          </table:table-cell>
          <table:table-cell table:formula="of:=IFERROR(MATCH(RIGHT([.C104];5);[$Окончания.$A$1:$Окончания.$A$1048576];0);IFERROR(MATCH(RIGHT([.C104];4);[$Окончания.$A$1:$Окончания.$A$1048576];0);IFERROR(MATCH(RIGHT([.C104];3);[$Окончания.$A$1:$Окончания.$A$1048576];0);IFERROR(MATCH(RIGHT([.C104];2);[$Окончания.$A$1:$Окончания.$A$1048576];0);MATCH(RIGHT([.C104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104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104]);&quot;&quot;)" office:value-type="string" office:string-value="ру" calcext:value-type="string">
            <text:p>ру</text:p>
          </table:table-cell>
          <table:table-cell table:style-name="ce17" table:formula="of:=LEFT([.C104];LEN([.C104])-LEN([.E104]))&amp;[.F104]" office:value-type="string" office:string-value="Тренеру" calcext:value-type="string">
            <text:p>Тренеру</text:p>
          </table:table-cell>
          <table:table-cell table:style-name="ce17" table:formula="of:=IFERROR(INDEX([$Окончания.$C$1:$Окончания.$C$1048576];[.D104]);&quot;&quot;)" office:value-type="string" office:string-value="ра" calcext:value-type="string">
            <text:p>ра</text:p>
          </table:table-cell>
          <table:table-cell table:style-name="ce17" table:formula="of:=LEFT([.C104];LEN([.C104])-LEN([.E104]))&amp;[.H104]" office:value-type="string" office:string-value="Тренера" calcext:value-type="string">
            <text:p>Тренера</text:p>
          </table:table-cell>
          <table:table-cell table:style-name="ce18" table:formula="of:=MID([.A104];[.B104];1)&amp;IF(MID([.A104];[.B104]+1;1)=&quot;(&quot;; &quot;(&quot;; &quot;&quot;)" office:value-type="string" office:string-value=" " calcext:value-type="string">
            <text:p><text:s/></text:p>
          </table:table-cell>
          <table:table-cell table:formula="of:=MID([.A104];[.B104]+LEN([.J104]);100)" office:value-type="string" office:string-value="по спорту" calcext:value-type="string">
            <text:p>по спорту</text:p>
          </table:table-cell>
          <table:table-cell table:formula="of:=MIN(SEARCH(&quot; &quot;;[.K104]&amp;&quot; &quot;);SEARCH(&quot;-&quot;;[.K104]&amp;&quot;-&quot;); SEARCH(&quot;)&quot;;[.K104]&amp;&quot;)&quot;))" office:value-type="float" office:value="3" calcext:value-type="float">
            <text:p>3</text:p>
          </table:table-cell>
          <table:table-cell table:formula="of:=LEFT([.K104];[.L104]-1)" office:value-type="string" office:string-value="по" calcext:value-type="string">
            <text:p>по</text:p>
          </table:table-cell>
          <table:table-cell table:formula="of:=IFERROR(MATCH(RIGHT([.M104];5);[$Окончания.$A$1:$Окончания.$A$1048576];0);IFERROR(MATCH(RIGHT([.M104];4);[$Окончания.$A$1:$Окончания.$A$1048576];0);IFERROR(MATCH(RIGHT([.M104];3);[$Окончания.$A$1:$Окончания.$A$1048576];0);IFERROR(MATCH(RIGHT([.M104];2);[$Окончания.$A$1:$Окончания.$A$1048576];0);MATCH(RIGHT([.M10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04]);&quot;&quot;)">
            <text:p/>
          </table:table-cell>
          <table:table-cell table:formula="of:=IFERROR(INDEX([$Окончания.$B$1:$Окончания.$B$1048576];[.N104]);&quot;&quot;)">
            <text:p/>
          </table:table-cell>
          <table:table-cell table:style-name="ce17" table:formula="of:=LEFT([.M104];LEN([.M104])-LEN([.O104]))&amp;[.P104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104]);&quot;&quot;)">
            <text:p/>
          </table:table-cell>
          <table:table-cell table:style-name="ce17" table:formula="of:=LEFT([.M104];LEN([.M104])-LEN([.O104]))&amp;[.R104]" office:value-type="string" office:string-value="по" calcext:value-type="string">
            <text:p>по</text:p>
          </table:table-cell>
          <table:table-cell table:style-name="ce18" table:formula="of:=MID([.K104];[.L104];1)&amp;IF(MID([.K104];[.L104]+1;1)=&quot;(&quot;; &quot;(&quot;; &quot;&quot;)" office:value-type="string" office:string-value=" " calcext:value-type="string">
            <text:p><text:s/></text:p>
          </table:table-cell>
          <table:table-cell table:formula="of:=MID([.K104];[.L104]+LEN([.T104]);100)" office:value-type="string" office:string-value="спорту" calcext:value-type="string">
            <text:p>спорту</text:p>
          </table:table-cell>
          <table:table-cell table:formula="of:=MIN(SEARCH(&quot; &quot;;[.U104]&amp;&quot; &quot;);SEARCH(&quot;-&quot;;[.U104]&amp;&quot;-&quot;); SEARCH(&quot;)&quot;;[.U104]&amp;&quot;)&quot;))" office:value-type="float" office:value="7" calcext:value-type="float">
            <text:p>7</text:p>
          </table:table-cell>
          <table:table-cell table:formula="of:=LEFT([.U104];[.V104]-1)" office:value-type="string" office:string-value="спорту" calcext:value-type="string">
            <text:p>спорту</text:p>
          </table:table-cell>
          <table:table-cell table:formula="of:=IFERROR(MATCH(RIGHT([.W104];5);[$Окончания.$A$1:$Окончания.$A$1048576];0);IFERROR(MATCH(RIGHT([.W104];4);[$Окончания.$A$1:$Окончания.$A$1048576];0);IFERROR(MATCH(RIGHT([.W104];3);[$Окончания.$A$1:$Окончания.$A$1048576];0);IFERROR(MATCH(RIGHT([.W104];2);[$Окончания.$A$1:$Окончания.$A$1048576];0);MATCH(RIGHT([.W10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04]);&quot;&quot;)">
            <text:p/>
          </table:table-cell>
          <table:table-cell table:formula="of:=IFERROR(INDEX([$Окончания.$B$1:$Окончания.$B$1048576];[.X104]);&quot;&quot;)">
            <text:p/>
          </table:table-cell>
          <table:table-cell table:style-name="ce17" table:formula="of:=LEFT([.W104];LEN([.W104])-LEN([.Y104]))&amp;[.Z104]" office:value-type="string" office:string-value="спорту" calcext:value-type="string">
            <text:p>спорту</text:p>
          </table:table-cell>
          <table:table-cell table:style-name="ce17" table:formula="of:=IFERROR(INDEX([$Окончания.$C$1:$Окончания.$C$1048576];[.X104]);&quot;&quot;)">
            <text:p/>
          </table:table-cell>
          <table:table-cell table:style-name="ce17" table:formula="of:=LEFT([.W104];LEN([.W104])-LEN([.Y104]))&amp;[.AB104]" office:value-type="string" office:string-value="спорту" calcext:value-type="string">
            <text:p>спорту</text:p>
          </table:table-cell>
          <table:table-cell table:style-name="ce18" table:formula="of:=MID([.U104];[.V104];1)&amp;IF(MID([.U104];[.V104]+1;1)=&quot;(&quot;; &quot;(&quot;; &quot;&quot;)">
            <text:p/>
          </table:table-cell>
          <table:table-cell table:formula="of:=MID([.U104];[.V104]+LEN([.AD104]);100)">
            <text:p/>
          </table:table-cell>
          <table:table-cell table:formula="of:=MIN(SEARCH(&quot; &quot;;[.AE104]&amp;&quot; &quot;);SEARCH(&quot;-&quot;;[.AE104]&amp;&quot;-&quot;); SEARCH(&quot;)&quot;;[.AE104]&amp;&quot;)&quot;))" office:value-type="float" office:value="1" calcext:value-type="float">
            <text:p>1</text:p>
          </table:table-cell>
          <table:table-cell table:formula="of:=LEFT([.AE104];[.AF104]-1)">
            <text:p/>
          </table:table-cell>
          <table:table-cell table:formula="of:=IFERROR(MATCH(RIGHT([.AG104];5);[$Окончания.$A$1:$Окончания.$A$1048576];0);IFERROR(MATCH(RIGHT([.AG104];4);[$Окончания.$A$1:$Окончания.$A$1048576];0);IFERROR(MATCH(RIGHT([.AG104];3);[$Окончания.$A$1:$Окончания.$A$1048576];0);IFERROR(MATCH(RIGHT([.AG104];2);[$Окончания.$A$1:$Окончания.$A$1048576];0);MATCH(RIGHT([.AG10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04]);&quot;&quot;)">
            <text:p/>
          </table:table-cell>
          <table:table-cell table:formula="of:=IFERROR(INDEX([$Окончания.$B$1:$Окончания.$B$1048576];[.AH104]);&quot;&quot;)">
            <text:p/>
          </table:table-cell>
          <table:table-cell table:style-name="ce17" table:formula="of:=LEFT([.AG104];LEN([.AG104])-LEN([.AI104]))&amp;[.AJ104]">
            <text:p/>
          </table:table-cell>
          <table:table-cell table:style-name="ce17" table:formula="of:=IFERROR(INDEX([$Окончания.$C$1:$Окончания.$C$1048576];[.AH104]);&quot;&quot;)">
            <text:p/>
          </table:table-cell>
          <table:table-cell table:style-name="ce17" table:formula="of:=LEFT([.AG104];LEN([.AG104])-LEN([.AI104]))&amp;[.AL104]">
            <text:p/>
          </table:table-cell>
          <table:table-cell table:style-name="ce18" table:formula="of:=MID([.AE104];[.AF104];1)&amp;IF(MID([.AE104];[.AF104]+1;1)=&quot;(&quot;; &quot;(&quot;; &quot;&quot;)">
            <text:p/>
          </table:table-cell>
          <table:table-cell table:formula="of:=MID([.AE104];[.AF104]+LEN([.AN104]);100)">
            <text:p/>
          </table:table-cell>
          <table:table-cell table:formula="of:=MIN(SEARCH(&quot; &quot;;[.AO104]&amp;&quot; &quot;);SEARCH(&quot;-&quot;;[.AO104]&amp;&quot;-&quot;); SEARCH(&quot;)&quot;;[.AO104]&amp;&quot;)&quot;))" office:value-type="float" office:value="1" calcext:value-type="float">
            <text:p>1</text:p>
          </table:table-cell>
          <table:table-cell table:formula="of:=LEFT([.AO104];[.AP104]-1)">
            <text:p/>
          </table:table-cell>
          <table:table-cell table:formula="of:=IFERROR(MATCH(RIGHT([.AQ104];5);[$Окончания.$A$1:$Окончания.$A$1048576];0);IFERROR(MATCH(RIGHT([.AQ104];4);[$Окончания.$A$1:$Окончания.$A$1048576];0);IFERROR(MATCH(RIGHT([.AQ104];3);[$Окончания.$A$1:$Окончания.$A$1048576];0);IFERROR(MATCH(RIGHT([.AQ104];2);[$Окончания.$A$1:$Окончания.$A$1048576];0);MATCH(RIGHT([.AQ10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04]);&quot;&quot;)">
            <text:p/>
          </table:table-cell>
          <table:table-cell table:formula="of:=IFERROR(INDEX([$Окончания.$B$1:$Окончания.$B$1048576];[.AR104]);&quot;&quot;)">
            <text:p/>
          </table:table-cell>
          <table:table-cell table:style-name="ce17" table:formula="of:=LEFT([.AQ104];LEN([.AQ104])-LEN([.AS104]))&amp;[.AT104]">
            <text:p/>
          </table:table-cell>
          <table:table-cell table:style-name="ce17" table:formula="of:=IFERROR(INDEX([$Окончания.$C$1:$Окончания.$C$1048576];[.AR104]);&quot;&quot;)">
            <text:p/>
          </table:table-cell>
          <table:table-cell table:style-name="ce17" table:formula="of:=LEFT([.AQ104];LEN([.AQ104])-LEN([.AS104]))&amp;[.AV104]">
            <text:p/>
          </table:table-cell>
          <table:table-cell table:style-name="ce18" table:formula="of:=MID([.AO104];[.AP104];1)&amp;IF(MID([.AO104];[.AP104]+1;1)=&quot;(&quot;; &quot;(&quot;; &quot;&quot;)">
            <text:p/>
          </table:table-cell>
          <table:table-cell table:formula="of:=MID([.AO104];[.AP104]+LEN([.AX104]);100)">
            <text:p/>
          </table:table-cell>
          <table:table-cell table:formula="of:=[.$G104]&amp;[.$J104]&amp;[.$Q104]&amp;[.$T104]&amp;[.$AA104]&amp;[.$AD104]&amp;[.$AK104]&amp;[.$AN104]&amp;[.$AU104]&amp;[.$AX104]&amp;[.$AY104]" office:value-type="string" office:string-value="Тренеру по спорту" calcext:value-type="string">
            <text:p>Тренеру по спорту</text:p>
          </table:table-cell>
          <table:table-cell office:value-type="string" calcext:value-type="string">
            <text:p>Тренеру по спорту</text:p>
          </table:table-cell>
          <table:table-cell table:style-name="ce17" table:formula="of:=IF([.AZ104]=[.BA104];0;1)" office:value-type="float" office:value="0" calcext:value-type="float">
            <text:p>0</text:p>
          </table:table-cell>
          <table:table-cell table:formula="of:=[.$I104]&amp;[.$J104]&amp;[.$S104]&amp;[.$T104]&amp;[.$AC104]&amp;[.$AD104]&amp;[.$AM104]&amp;[.$AN104]&amp;[.$AW104]&amp;[.$AX104]&amp;[.$AY104]" office:value-type="string" office:string-value="Тренера по спорту" calcext:value-type="string">
            <text:p>Тренера по спорту</text:p>
          </table:table-cell>
          <table:table-cell table:style-name="ce22" office:value-type="string" calcext:value-type="string">
            <text:p>Тренера по спорту</text:p>
          </table:table-cell>
          <table:table-cell table:style-name="ce17" table:formula="of:=IF([.BC104]=[.BD104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Уборщик помещений</text:p>
          </table:table-cell>
          <table:table-cell table:formula="of:=MIN(SEARCH(&quot; &quot;;[.A105]&amp;&quot; &quot;);SEARCH(&quot;-&quot;;[.A105]&amp;&quot;-&quot;); SEARCH(&quot;)&quot;;[.A105]&amp;&quot;)&quot;))" office:value-type="float" office:value="8" calcext:value-type="float">
            <text:p>8</text:p>
          </table:table-cell>
          <table:table-cell table:formula="of:=LEFT([.A105];[.B105]-1)" office:value-type="string" office:string-value="Уборщик" calcext:value-type="string">
            <text:p>Уборщик</text:p>
          </table:table-cell>
          <table:table-cell table:formula="of:=IFERROR(MATCH(RIGHT([.C105];5);[$Окончания.$A$1:$Окончания.$A$1048576];0);IFERROR(MATCH(RIGHT([.C105];4);[$Окончания.$A$1:$Окончания.$A$1048576];0);IFERROR(MATCH(RIGHT([.C105];3);[$Окончания.$A$1:$Окончания.$A$1048576];0);IFERROR(MATCH(RIGHT([.C105];2);[$Окончания.$A$1:$Окончания.$A$1048576];0);MATCH(RIGHT([.C105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105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105]);&quot;&quot;)" office:value-type="string" office:string-value="ку" calcext:value-type="string">
            <text:p>ку</text:p>
          </table:table-cell>
          <table:table-cell table:style-name="ce17" table:formula="of:=LEFT([.C105];LEN([.C105])-LEN([.E105]))&amp;[.F105]" office:value-type="string" office:string-value="Уборщику" calcext:value-type="string">
            <text:p>Уборщику</text:p>
          </table:table-cell>
          <table:table-cell table:style-name="ce17" table:formula="of:=IFERROR(INDEX([$Окончания.$C$1:$Окончания.$C$1048576];[.D105]);&quot;&quot;)" office:value-type="string" office:string-value="ка" calcext:value-type="string">
            <text:p>ка</text:p>
          </table:table-cell>
          <table:table-cell table:style-name="ce17" table:formula="of:=LEFT([.C105];LEN([.C105])-LEN([.E105]))&amp;[.H105]" office:value-type="string" office:string-value="Уборщика" calcext:value-type="string">
            <text:p>Уборщика</text:p>
          </table:table-cell>
          <table:table-cell table:style-name="ce18" table:formula="of:=MID([.A105];[.B105];1)&amp;IF(MID([.A105];[.B105]+1;1)=&quot;(&quot;; &quot;(&quot;; &quot;&quot;)" office:value-type="string" office:string-value=" " calcext:value-type="string">
            <text:p><text:s/></text:p>
          </table:table-cell>
          <table:table-cell table:formula="of:=MID([.A105];[.B105]+LEN([.J105]);100)" office:value-type="string" office:string-value="помещений" calcext:value-type="string">
            <text:p>помещений</text:p>
          </table:table-cell>
          <table:table-cell table:formula="of:=MIN(SEARCH(&quot; &quot;;[.K105]&amp;&quot; &quot;);SEARCH(&quot;-&quot;;[.K105]&amp;&quot;-&quot;); SEARCH(&quot;)&quot;;[.K105]&amp;&quot;)&quot;))" office:value-type="float" office:value="10" calcext:value-type="float">
            <text:p>10</text:p>
          </table:table-cell>
          <table:table-cell table:formula="of:=LEFT([.K105];[.L105]-1)" office:value-type="string" office:string-value="помещений" calcext:value-type="string">
            <text:p>помещений</text:p>
          </table:table-cell>
          <table:table-cell table:formula="of:=IFERROR(MATCH(RIGHT([.M105];5);[$Окончания.$A$1:$Окончания.$A$1048576];0);IFERROR(MATCH(RIGHT([.M105];4);[$Окончания.$A$1:$Окончания.$A$1048576];0);IFERROR(MATCH(RIGHT([.M105];3);[$Окончания.$A$1:$Окончания.$A$1048576];0);IFERROR(MATCH(RIGHT([.M105];2);[$Окончания.$A$1:$Окончания.$A$1048576];0);MATCH(RIGHT([.M10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05]);&quot;&quot;)">
            <text:p/>
          </table:table-cell>
          <table:table-cell table:formula="of:=IFERROR(INDEX([$Окончания.$B$1:$Окончания.$B$1048576];[.N105]);&quot;&quot;)">
            <text:p/>
          </table:table-cell>
          <table:table-cell table:style-name="ce17" table:formula="of:=LEFT([.M105];LEN([.M105])-LEN([.O105]))&amp;[.P105]" office:value-type="string" office:string-value="помещений" calcext:value-type="string">
            <text:p>помещений</text:p>
          </table:table-cell>
          <table:table-cell table:style-name="ce17" table:formula="of:=IFERROR(INDEX([$Окончания.$C$1:$Окончания.$C$1048576];[.N105]);&quot;&quot;)">
            <text:p/>
          </table:table-cell>
          <table:table-cell table:style-name="ce17" table:formula="of:=LEFT([.M105];LEN([.M105])-LEN([.O105]))&amp;[.R105]" office:value-type="string" office:string-value="помещений" calcext:value-type="string">
            <text:p>помещений</text:p>
          </table:table-cell>
          <table:table-cell table:style-name="ce18" table:formula="of:=MID([.K105];[.L105];1)&amp;IF(MID([.K105];[.L105]+1;1)=&quot;(&quot;; &quot;(&quot;; &quot;&quot;)">
            <text:p/>
          </table:table-cell>
          <table:table-cell table:formula="of:=MID([.K105];[.L105]+LEN([.T105]);100)">
            <text:p/>
          </table:table-cell>
          <table:table-cell table:formula="of:=MIN(SEARCH(&quot; &quot;;[.U105]&amp;&quot; &quot;);SEARCH(&quot;-&quot;;[.U105]&amp;&quot;-&quot;); SEARCH(&quot;)&quot;;[.U105]&amp;&quot;)&quot;))" office:value-type="float" office:value="1" calcext:value-type="float">
            <text:p>1</text:p>
          </table:table-cell>
          <table:table-cell table:formula="of:=LEFT([.U105];[.V105]-1)">
            <text:p/>
          </table:table-cell>
          <table:table-cell table:formula="of:=IFERROR(MATCH(RIGHT([.W105];5);[$Окончания.$A$1:$Окончания.$A$1048576];0);IFERROR(MATCH(RIGHT([.W105];4);[$Окончания.$A$1:$Окончания.$A$1048576];0);IFERROR(MATCH(RIGHT([.W105];3);[$Окончания.$A$1:$Окончания.$A$1048576];0);IFERROR(MATCH(RIGHT([.W105];2);[$Окончания.$A$1:$Окончания.$A$1048576];0);MATCH(RIGHT([.W10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05]);&quot;&quot;)">
            <text:p/>
          </table:table-cell>
          <table:table-cell table:formula="of:=IFERROR(INDEX([$Окончания.$B$1:$Окончания.$B$1048576];[.X105]);&quot;&quot;)">
            <text:p/>
          </table:table-cell>
          <table:table-cell table:style-name="ce17" table:formula="of:=LEFT([.W105];LEN([.W105])-LEN([.Y105]))&amp;[.Z105]">
            <text:p/>
          </table:table-cell>
          <table:table-cell table:style-name="ce17" table:formula="of:=IFERROR(INDEX([$Окончания.$C$1:$Окончания.$C$1048576];[.X105]);&quot;&quot;)">
            <text:p/>
          </table:table-cell>
          <table:table-cell table:style-name="ce17" table:formula="of:=LEFT([.W105];LEN([.W105])-LEN([.Y105]))&amp;[.AB105]">
            <text:p/>
          </table:table-cell>
          <table:table-cell table:style-name="ce18" table:formula="of:=MID([.U105];[.V105];1)&amp;IF(MID([.U105];[.V105]+1;1)=&quot;(&quot;; &quot;(&quot;; &quot;&quot;)">
            <text:p/>
          </table:table-cell>
          <table:table-cell table:formula="of:=MID([.U105];[.V105]+LEN([.AD105]);100)">
            <text:p/>
          </table:table-cell>
          <table:table-cell table:formula="of:=MIN(SEARCH(&quot; &quot;;[.AE105]&amp;&quot; &quot;);SEARCH(&quot;-&quot;;[.AE105]&amp;&quot;-&quot;); SEARCH(&quot;)&quot;;[.AE105]&amp;&quot;)&quot;))" office:value-type="float" office:value="1" calcext:value-type="float">
            <text:p>1</text:p>
          </table:table-cell>
          <table:table-cell table:formula="of:=LEFT([.AE105];[.AF105]-1)">
            <text:p/>
          </table:table-cell>
          <table:table-cell table:formula="of:=IFERROR(MATCH(RIGHT([.AG105];5);[$Окончания.$A$1:$Окончания.$A$1048576];0);IFERROR(MATCH(RIGHT([.AG105];4);[$Окончания.$A$1:$Окончания.$A$1048576];0);IFERROR(MATCH(RIGHT([.AG105];3);[$Окончания.$A$1:$Окончания.$A$1048576];0);IFERROR(MATCH(RIGHT([.AG105];2);[$Окончания.$A$1:$Окончания.$A$1048576];0);MATCH(RIGHT([.AG10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05]);&quot;&quot;)">
            <text:p/>
          </table:table-cell>
          <table:table-cell table:formula="of:=IFERROR(INDEX([$Окончания.$B$1:$Окончания.$B$1048576];[.AH105]);&quot;&quot;)">
            <text:p/>
          </table:table-cell>
          <table:table-cell table:style-name="ce17" table:formula="of:=LEFT([.AG105];LEN([.AG105])-LEN([.AI105]))&amp;[.AJ105]">
            <text:p/>
          </table:table-cell>
          <table:table-cell table:style-name="ce17" table:formula="of:=IFERROR(INDEX([$Окончания.$C$1:$Окончания.$C$1048576];[.AH105]);&quot;&quot;)">
            <text:p/>
          </table:table-cell>
          <table:table-cell table:style-name="ce17" table:formula="of:=LEFT([.AG105];LEN([.AG105])-LEN([.AI105]))&amp;[.AL105]">
            <text:p/>
          </table:table-cell>
          <table:table-cell table:style-name="ce18" table:formula="of:=MID([.AE105];[.AF105];1)&amp;IF(MID([.AE105];[.AF105]+1;1)=&quot;(&quot;; &quot;(&quot;; &quot;&quot;)">
            <text:p/>
          </table:table-cell>
          <table:table-cell table:formula="of:=MID([.AE105];[.AF105]+LEN([.AN105]);100)">
            <text:p/>
          </table:table-cell>
          <table:table-cell table:formula="of:=MIN(SEARCH(&quot; &quot;;[.AO105]&amp;&quot; &quot;);SEARCH(&quot;-&quot;;[.AO105]&amp;&quot;-&quot;); SEARCH(&quot;)&quot;;[.AO105]&amp;&quot;)&quot;))" office:value-type="float" office:value="1" calcext:value-type="float">
            <text:p>1</text:p>
          </table:table-cell>
          <table:table-cell table:formula="of:=LEFT([.AO105];[.AP105]-1)">
            <text:p/>
          </table:table-cell>
          <table:table-cell table:formula="of:=IFERROR(MATCH(RIGHT([.AQ105];5);[$Окончания.$A$1:$Окончания.$A$1048576];0);IFERROR(MATCH(RIGHT([.AQ105];4);[$Окончания.$A$1:$Окончания.$A$1048576];0);IFERROR(MATCH(RIGHT([.AQ105];3);[$Окончания.$A$1:$Окончания.$A$1048576];0);IFERROR(MATCH(RIGHT([.AQ105];2);[$Окончания.$A$1:$Окончания.$A$1048576];0);MATCH(RIGHT([.AQ10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05]);&quot;&quot;)">
            <text:p/>
          </table:table-cell>
          <table:table-cell table:formula="of:=IFERROR(INDEX([$Окончания.$B$1:$Окончания.$B$1048576];[.AR105]);&quot;&quot;)">
            <text:p/>
          </table:table-cell>
          <table:table-cell table:style-name="ce17" table:formula="of:=LEFT([.AQ105];LEN([.AQ105])-LEN([.AS105]))&amp;[.AT105]">
            <text:p/>
          </table:table-cell>
          <table:table-cell table:style-name="ce17" table:formula="of:=IFERROR(INDEX([$Окончания.$C$1:$Окончания.$C$1048576];[.AR105]);&quot;&quot;)">
            <text:p/>
          </table:table-cell>
          <table:table-cell table:style-name="ce17" table:formula="of:=LEFT([.AQ105];LEN([.AQ105])-LEN([.AS105]))&amp;[.AV105]">
            <text:p/>
          </table:table-cell>
          <table:table-cell table:style-name="ce18" table:formula="of:=MID([.AO105];[.AP105];1)&amp;IF(MID([.AO105];[.AP105]+1;1)=&quot;(&quot;; &quot;(&quot;; &quot;&quot;)">
            <text:p/>
          </table:table-cell>
          <table:table-cell table:formula="of:=MID([.AO105];[.AP105]+LEN([.AX105]);100)">
            <text:p/>
          </table:table-cell>
          <table:table-cell table:formula="of:=[.$G105]&amp;[.$J105]&amp;[.$Q105]&amp;[.$T105]&amp;[.$AA105]&amp;[.$AD105]&amp;[.$AK105]&amp;[.$AN105]&amp;[.$AU105]&amp;[.$AX105]&amp;[.$AY105]" office:value-type="string" office:string-value="Уборщику помещений" calcext:value-type="string">
            <text:p>Уборщику помещений</text:p>
          </table:table-cell>
          <table:table-cell office:value-type="string" calcext:value-type="string">
            <text:p>Уборщику помещений</text:p>
          </table:table-cell>
          <table:table-cell table:style-name="ce17" table:formula="of:=IF([.AZ105]=[.BA105];0;1)" office:value-type="float" office:value="0" calcext:value-type="float">
            <text:p>0</text:p>
          </table:table-cell>
          <table:table-cell table:formula="of:=[.$I105]&amp;[.$J105]&amp;[.$S105]&amp;[.$T105]&amp;[.$AC105]&amp;[.$AD105]&amp;[.$AM105]&amp;[.$AN105]&amp;[.$AW105]&amp;[.$AX105]&amp;[.$AY105]" office:value-type="string" office:string-value="Уборщика помещений" calcext:value-type="string">
            <text:p>Уборщика помещений</text:p>
          </table:table-cell>
          <table:table-cell table:style-name="ce22" office:value-type="string" calcext:value-type="string">
            <text:p>Уборщика помещений</text:p>
          </table:table-cell>
          <table:table-cell table:style-name="ce17" table:formula="of:=IF([.BC105]=[.BD105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Уборщик территории</text:p>
          </table:table-cell>
          <table:table-cell table:formula="of:=MIN(SEARCH(&quot; &quot;;[.A106]&amp;&quot; &quot;);SEARCH(&quot;-&quot;;[.A106]&amp;&quot;-&quot;); SEARCH(&quot;)&quot;;[.A106]&amp;&quot;)&quot;))" office:value-type="float" office:value="8" calcext:value-type="float">
            <text:p>8</text:p>
          </table:table-cell>
          <table:table-cell table:formula="of:=LEFT([.A106];[.B106]-1)" office:value-type="string" office:string-value="Уборщик" calcext:value-type="string">
            <text:p>Уборщик</text:p>
          </table:table-cell>
          <table:table-cell table:formula="of:=IFERROR(MATCH(RIGHT([.C106];5);[$Окончания.$A$1:$Окончания.$A$1048576];0);IFERROR(MATCH(RIGHT([.C106];4);[$Окончания.$A$1:$Окончания.$A$1048576];0);IFERROR(MATCH(RIGHT([.C106];3);[$Окончания.$A$1:$Окончания.$A$1048576];0);IFERROR(MATCH(RIGHT([.C106];2);[$Окончания.$A$1:$Окончания.$A$1048576];0);MATCH(RIGHT([.C106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106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106]);&quot;&quot;)" office:value-type="string" office:string-value="ку" calcext:value-type="string">
            <text:p>ку</text:p>
          </table:table-cell>
          <table:table-cell table:style-name="ce17" table:formula="of:=LEFT([.C106];LEN([.C106])-LEN([.E106]))&amp;[.F106]" office:value-type="string" office:string-value="Уборщику" calcext:value-type="string">
            <text:p>Уборщику</text:p>
          </table:table-cell>
          <table:table-cell table:style-name="ce17" table:formula="of:=IFERROR(INDEX([$Окончания.$C$1:$Окончания.$C$1048576];[.D106]);&quot;&quot;)" office:value-type="string" office:string-value="ка" calcext:value-type="string">
            <text:p>ка</text:p>
          </table:table-cell>
          <table:table-cell table:style-name="ce17" table:formula="of:=LEFT([.C106];LEN([.C106])-LEN([.E106]))&amp;[.H106]" office:value-type="string" office:string-value="Уборщика" calcext:value-type="string">
            <text:p>Уборщика</text:p>
          </table:table-cell>
          <table:table-cell table:style-name="ce18" table:formula="of:=MID([.A106];[.B106];1)&amp;IF(MID([.A106];[.B106]+1;1)=&quot;(&quot;; &quot;(&quot;; &quot;&quot;)" office:value-type="string" office:string-value=" " calcext:value-type="string">
            <text:p><text:s/></text:p>
          </table:table-cell>
          <table:table-cell table:formula="of:=MID([.A106];[.B106]+LEN([.J106]);100)" office:value-type="string" office:string-value="территории" calcext:value-type="string">
            <text:p>территории</text:p>
          </table:table-cell>
          <table:table-cell table:formula="of:=MIN(SEARCH(&quot; &quot;;[.K106]&amp;&quot; &quot;);SEARCH(&quot;-&quot;;[.K106]&amp;&quot;-&quot;); SEARCH(&quot;)&quot;;[.K106]&amp;&quot;)&quot;))" office:value-type="float" office:value="11" calcext:value-type="float">
            <text:p>11</text:p>
          </table:table-cell>
          <table:table-cell table:formula="of:=LEFT([.K106];[.L106]-1)" office:value-type="string" office:string-value="территории" calcext:value-type="string">
            <text:p>территории</text:p>
          </table:table-cell>
          <table:table-cell table:formula="of:=IFERROR(MATCH(RIGHT([.M106];5);[$Окончания.$A$1:$Окончания.$A$1048576];0);IFERROR(MATCH(RIGHT([.M106];4);[$Окончания.$A$1:$Окончания.$A$1048576];0);IFERROR(MATCH(RIGHT([.M106];3);[$Окончания.$A$1:$Окончания.$A$1048576];0);IFERROR(MATCH(RIGHT([.M106];2);[$Окончания.$A$1:$Окончания.$A$1048576];0);MATCH(RIGHT([.M10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06]);&quot;&quot;)">
            <text:p/>
          </table:table-cell>
          <table:table-cell table:formula="of:=IFERROR(INDEX([$Окончания.$B$1:$Окончания.$B$1048576];[.N106]);&quot;&quot;)">
            <text:p/>
          </table:table-cell>
          <table:table-cell table:style-name="ce17" table:formula="of:=LEFT([.M106];LEN([.M106])-LEN([.O106]))&amp;[.P106]" office:value-type="string" office:string-value="территории" calcext:value-type="string">
            <text:p>территории</text:p>
          </table:table-cell>
          <table:table-cell table:style-name="ce17" table:formula="of:=IFERROR(INDEX([$Окончания.$C$1:$Окончания.$C$1048576];[.N106]);&quot;&quot;)">
            <text:p/>
          </table:table-cell>
          <table:table-cell table:style-name="ce17" table:formula="of:=LEFT([.M106];LEN([.M106])-LEN([.O106]))&amp;[.R106]" office:value-type="string" office:string-value="территории" calcext:value-type="string">
            <text:p>территории</text:p>
          </table:table-cell>
          <table:table-cell table:style-name="ce18" table:formula="of:=MID([.K106];[.L106];1)&amp;IF(MID([.K106];[.L106]+1;1)=&quot;(&quot;; &quot;(&quot;; &quot;&quot;)">
            <text:p/>
          </table:table-cell>
          <table:table-cell table:formula="of:=MID([.K106];[.L106]+LEN([.T106]);100)">
            <text:p/>
          </table:table-cell>
          <table:table-cell table:formula="of:=MIN(SEARCH(&quot; &quot;;[.U106]&amp;&quot; &quot;);SEARCH(&quot;-&quot;;[.U106]&amp;&quot;-&quot;); SEARCH(&quot;)&quot;;[.U106]&amp;&quot;)&quot;))" office:value-type="float" office:value="1" calcext:value-type="float">
            <text:p>1</text:p>
          </table:table-cell>
          <table:table-cell table:formula="of:=LEFT([.U106];[.V106]-1)">
            <text:p/>
          </table:table-cell>
          <table:table-cell table:formula="of:=IFERROR(MATCH(RIGHT([.W106];5);[$Окончания.$A$1:$Окончания.$A$1048576];0);IFERROR(MATCH(RIGHT([.W106];4);[$Окончания.$A$1:$Окончания.$A$1048576];0);IFERROR(MATCH(RIGHT([.W106];3);[$Окончания.$A$1:$Окончания.$A$1048576];0);IFERROR(MATCH(RIGHT([.W106];2);[$Окончания.$A$1:$Окончания.$A$1048576];0);MATCH(RIGHT([.W10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06]);&quot;&quot;)">
            <text:p/>
          </table:table-cell>
          <table:table-cell table:formula="of:=IFERROR(INDEX([$Окончания.$B$1:$Окончания.$B$1048576];[.X106]);&quot;&quot;)">
            <text:p/>
          </table:table-cell>
          <table:table-cell table:style-name="ce17" table:formula="of:=LEFT([.W106];LEN([.W106])-LEN([.Y106]))&amp;[.Z106]">
            <text:p/>
          </table:table-cell>
          <table:table-cell table:style-name="ce17" table:formula="of:=IFERROR(INDEX([$Окончания.$C$1:$Окончания.$C$1048576];[.X106]);&quot;&quot;)">
            <text:p/>
          </table:table-cell>
          <table:table-cell table:style-name="ce17" table:formula="of:=LEFT([.W106];LEN([.W106])-LEN([.Y106]))&amp;[.AB106]">
            <text:p/>
          </table:table-cell>
          <table:table-cell table:style-name="ce18" table:formula="of:=MID([.U106];[.V106];1)&amp;IF(MID([.U106];[.V106]+1;1)=&quot;(&quot;; &quot;(&quot;; &quot;&quot;)">
            <text:p/>
          </table:table-cell>
          <table:table-cell table:formula="of:=MID([.U106];[.V106]+LEN([.AD106]);100)">
            <text:p/>
          </table:table-cell>
          <table:table-cell table:formula="of:=MIN(SEARCH(&quot; &quot;;[.AE106]&amp;&quot; &quot;);SEARCH(&quot;-&quot;;[.AE106]&amp;&quot;-&quot;); SEARCH(&quot;)&quot;;[.AE106]&amp;&quot;)&quot;))" office:value-type="float" office:value="1" calcext:value-type="float">
            <text:p>1</text:p>
          </table:table-cell>
          <table:table-cell table:formula="of:=LEFT([.AE106];[.AF106]-1)">
            <text:p/>
          </table:table-cell>
          <table:table-cell table:formula="of:=IFERROR(MATCH(RIGHT([.AG106];5);[$Окончания.$A$1:$Окончания.$A$1048576];0);IFERROR(MATCH(RIGHT([.AG106];4);[$Окончания.$A$1:$Окончания.$A$1048576];0);IFERROR(MATCH(RIGHT([.AG106];3);[$Окончания.$A$1:$Окончания.$A$1048576];0);IFERROR(MATCH(RIGHT([.AG106];2);[$Окончания.$A$1:$Окончания.$A$1048576];0);MATCH(RIGHT([.AG10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06]);&quot;&quot;)">
            <text:p/>
          </table:table-cell>
          <table:table-cell table:formula="of:=IFERROR(INDEX([$Окончания.$B$1:$Окончания.$B$1048576];[.AH106]);&quot;&quot;)">
            <text:p/>
          </table:table-cell>
          <table:table-cell table:style-name="ce17" table:formula="of:=LEFT([.AG106];LEN([.AG106])-LEN([.AI106]))&amp;[.AJ106]">
            <text:p/>
          </table:table-cell>
          <table:table-cell table:style-name="ce17" table:formula="of:=IFERROR(INDEX([$Окончания.$C$1:$Окончания.$C$1048576];[.AH106]);&quot;&quot;)">
            <text:p/>
          </table:table-cell>
          <table:table-cell table:style-name="ce17" table:formula="of:=LEFT([.AG106];LEN([.AG106])-LEN([.AI106]))&amp;[.AL106]">
            <text:p/>
          </table:table-cell>
          <table:table-cell table:style-name="ce18" table:formula="of:=MID([.AE106];[.AF106];1)&amp;IF(MID([.AE106];[.AF106]+1;1)=&quot;(&quot;; &quot;(&quot;; &quot;&quot;)">
            <text:p/>
          </table:table-cell>
          <table:table-cell table:formula="of:=MID([.AE106];[.AF106]+LEN([.AN106]);100)">
            <text:p/>
          </table:table-cell>
          <table:table-cell table:formula="of:=MIN(SEARCH(&quot; &quot;;[.AO106]&amp;&quot; &quot;);SEARCH(&quot;-&quot;;[.AO106]&amp;&quot;-&quot;); SEARCH(&quot;)&quot;;[.AO106]&amp;&quot;)&quot;))" office:value-type="float" office:value="1" calcext:value-type="float">
            <text:p>1</text:p>
          </table:table-cell>
          <table:table-cell table:formula="of:=LEFT([.AO106];[.AP106]-1)">
            <text:p/>
          </table:table-cell>
          <table:table-cell table:formula="of:=IFERROR(MATCH(RIGHT([.AQ106];5);[$Окончания.$A$1:$Окончания.$A$1048576];0);IFERROR(MATCH(RIGHT([.AQ106];4);[$Окончания.$A$1:$Окончания.$A$1048576];0);IFERROR(MATCH(RIGHT([.AQ106];3);[$Окончания.$A$1:$Окончания.$A$1048576];0);IFERROR(MATCH(RIGHT([.AQ106];2);[$Окончания.$A$1:$Окончания.$A$1048576];0);MATCH(RIGHT([.AQ10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06]);&quot;&quot;)">
            <text:p/>
          </table:table-cell>
          <table:table-cell table:formula="of:=IFERROR(INDEX([$Окончания.$B$1:$Окончания.$B$1048576];[.AR106]);&quot;&quot;)">
            <text:p/>
          </table:table-cell>
          <table:table-cell table:style-name="ce17" table:formula="of:=LEFT([.AQ106];LEN([.AQ106])-LEN([.AS106]))&amp;[.AT106]">
            <text:p/>
          </table:table-cell>
          <table:table-cell table:style-name="ce17" table:formula="of:=IFERROR(INDEX([$Окончания.$C$1:$Окончания.$C$1048576];[.AR106]);&quot;&quot;)">
            <text:p/>
          </table:table-cell>
          <table:table-cell table:style-name="ce17" table:formula="of:=LEFT([.AQ106];LEN([.AQ106])-LEN([.AS106]))&amp;[.AV106]">
            <text:p/>
          </table:table-cell>
          <table:table-cell table:style-name="ce18" table:formula="of:=MID([.AO106];[.AP106];1)&amp;IF(MID([.AO106];[.AP106]+1;1)=&quot;(&quot;; &quot;(&quot;; &quot;&quot;)">
            <text:p/>
          </table:table-cell>
          <table:table-cell table:formula="of:=MID([.AO106];[.AP106]+LEN([.AX106]);100)">
            <text:p/>
          </table:table-cell>
          <table:table-cell table:formula="of:=[.$G106]&amp;[.$J106]&amp;[.$Q106]&amp;[.$T106]&amp;[.$AA106]&amp;[.$AD106]&amp;[.$AK106]&amp;[.$AN106]&amp;[.$AU106]&amp;[.$AX106]&amp;[.$AY106]" office:value-type="string" office:string-value="Уборщику территории" calcext:value-type="string">
            <text:p>Уборщику территории</text:p>
          </table:table-cell>
          <table:table-cell office:value-type="string" calcext:value-type="string">
            <text:p>Уборщику территории</text:p>
          </table:table-cell>
          <table:table-cell table:style-name="ce17" table:formula="of:=IF([.AZ106]=[.BA106];0;1)" office:value-type="float" office:value="0" calcext:value-type="float">
            <text:p>0</text:p>
          </table:table-cell>
          <table:table-cell table:formula="of:=[.$I106]&amp;[.$J106]&amp;[.$S106]&amp;[.$T106]&amp;[.$AC106]&amp;[.$AD106]&amp;[.$AM106]&amp;[.$AN106]&amp;[.$AW106]&amp;[.$AX106]&amp;[.$AY106]" office:value-type="string" office:string-value="Уборщика территории" calcext:value-type="string">
            <text:p>Уборщика территории</text:p>
          </table:table-cell>
          <table:table-cell table:style-name="ce22" office:value-type="string" calcext:value-type="string">
            <text:p>Уборщика территории</text:p>
          </table:table-cell>
          <table:table-cell table:style-name="ce17" table:formula="of:=IF([.BC106]=[.BD106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Уборщик территории</text:p>
          </table:table-cell>
          <table:table-cell table:formula="of:=MIN(SEARCH(&quot; &quot;;[.A107]&amp;&quot; &quot;);SEARCH(&quot;-&quot;;[.A107]&amp;&quot;-&quot;); SEARCH(&quot;)&quot;;[.A107]&amp;&quot;)&quot;))" office:value-type="float" office:value="8" calcext:value-type="float">
            <text:p>8</text:p>
          </table:table-cell>
          <table:table-cell table:formula="of:=LEFT([.A107];[.B107]-1)" office:value-type="string" office:string-value="Уборщик" calcext:value-type="string">
            <text:p>Уборщик</text:p>
          </table:table-cell>
          <table:table-cell table:formula="of:=IFERROR(MATCH(RIGHT([.C107];5);[$Окончания.$A$1:$Окончания.$A$1048576];0);IFERROR(MATCH(RIGHT([.C107];4);[$Окончания.$A$1:$Окончания.$A$1048576];0);IFERROR(MATCH(RIGHT([.C107];3);[$Окончания.$A$1:$Окончания.$A$1048576];0);IFERROR(MATCH(RIGHT([.C107];2);[$Окончания.$A$1:$Окончания.$A$1048576];0);MATCH(RIGHT([.C107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107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107]);&quot;&quot;)" office:value-type="string" office:string-value="ку" calcext:value-type="string">
            <text:p>ку</text:p>
          </table:table-cell>
          <table:table-cell table:style-name="ce17" table:formula="of:=LEFT([.C107];LEN([.C107])-LEN([.E107]))&amp;[.F107]" office:value-type="string" office:string-value="Уборщику" calcext:value-type="string">
            <text:p>Уборщику</text:p>
          </table:table-cell>
          <table:table-cell table:style-name="ce17" table:formula="of:=IFERROR(INDEX([$Окончания.$C$1:$Окончания.$C$1048576];[.D107]);&quot;&quot;)" office:value-type="string" office:string-value="ка" calcext:value-type="string">
            <text:p>ка</text:p>
          </table:table-cell>
          <table:table-cell table:style-name="ce17" table:formula="of:=LEFT([.C107];LEN([.C107])-LEN([.E107]))&amp;[.H107]" office:value-type="string" office:string-value="Уборщика" calcext:value-type="string">
            <text:p>Уборщика</text:p>
          </table:table-cell>
          <table:table-cell table:style-name="ce18" table:formula="of:=MID([.A107];[.B107];1)&amp;IF(MID([.A107];[.B107]+1;1)=&quot;(&quot;; &quot;(&quot;; &quot;&quot;)" office:value-type="string" office:string-value=" " calcext:value-type="string">
            <text:p><text:s/></text:p>
          </table:table-cell>
          <table:table-cell table:formula="of:=MID([.A107];[.B107]+LEN([.J107]);100)" office:value-type="string" office:string-value="территории" calcext:value-type="string">
            <text:p>территории</text:p>
          </table:table-cell>
          <table:table-cell table:formula="of:=MIN(SEARCH(&quot; &quot;;[.K107]&amp;&quot; &quot;);SEARCH(&quot;-&quot;;[.K107]&amp;&quot;-&quot;); SEARCH(&quot;)&quot;;[.K107]&amp;&quot;)&quot;))" office:value-type="float" office:value="11" calcext:value-type="float">
            <text:p>11</text:p>
          </table:table-cell>
          <table:table-cell table:formula="of:=LEFT([.K107];[.L107]-1)" office:value-type="string" office:string-value="территории" calcext:value-type="string">
            <text:p>территории</text:p>
          </table:table-cell>
          <table:table-cell table:formula="of:=IFERROR(MATCH(RIGHT([.M107];5);[$Окончания.$A$1:$Окончания.$A$1048576];0);IFERROR(MATCH(RIGHT([.M107];4);[$Окончания.$A$1:$Окончания.$A$1048576];0);IFERROR(MATCH(RIGHT([.M107];3);[$Окончания.$A$1:$Окончания.$A$1048576];0);IFERROR(MATCH(RIGHT([.M107];2);[$Окончания.$A$1:$Окончания.$A$1048576];0);MATCH(RIGHT([.M10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07]);&quot;&quot;)">
            <text:p/>
          </table:table-cell>
          <table:table-cell table:formula="of:=IFERROR(INDEX([$Окончания.$B$1:$Окончания.$B$1048576];[.N107]);&quot;&quot;)">
            <text:p/>
          </table:table-cell>
          <table:table-cell table:style-name="ce17" table:formula="of:=LEFT([.M107];LEN([.M107])-LEN([.O107]))&amp;[.P107]" office:value-type="string" office:string-value="территории" calcext:value-type="string">
            <text:p>территории</text:p>
          </table:table-cell>
          <table:table-cell table:style-name="ce17" table:formula="of:=IFERROR(INDEX([$Окончания.$C$1:$Окончания.$C$1048576];[.N107]);&quot;&quot;)">
            <text:p/>
          </table:table-cell>
          <table:table-cell table:style-name="ce17" table:formula="of:=LEFT([.M107];LEN([.M107])-LEN([.O107]))&amp;[.R107]" office:value-type="string" office:string-value="территории" calcext:value-type="string">
            <text:p>территории</text:p>
          </table:table-cell>
          <table:table-cell table:style-name="ce18" table:formula="of:=MID([.K107];[.L107];1)&amp;IF(MID([.K107];[.L107]+1;1)=&quot;(&quot;; &quot;(&quot;; &quot;&quot;)">
            <text:p/>
          </table:table-cell>
          <table:table-cell table:formula="of:=MID([.K107];[.L107]+LEN([.T107]);100)">
            <text:p/>
          </table:table-cell>
          <table:table-cell table:formula="of:=MIN(SEARCH(&quot; &quot;;[.U107]&amp;&quot; &quot;);SEARCH(&quot;-&quot;;[.U107]&amp;&quot;-&quot;); SEARCH(&quot;)&quot;;[.U107]&amp;&quot;)&quot;))" office:value-type="float" office:value="1" calcext:value-type="float">
            <text:p>1</text:p>
          </table:table-cell>
          <table:table-cell table:formula="of:=LEFT([.U107];[.V107]-1)">
            <text:p/>
          </table:table-cell>
          <table:table-cell table:formula="of:=IFERROR(MATCH(RIGHT([.W107];5);[$Окончания.$A$1:$Окончания.$A$1048576];0);IFERROR(MATCH(RIGHT([.W107];4);[$Окончания.$A$1:$Окончания.$A$1048576];0);IFERROR(MATCH(RIGHT([.W107];3);[$Окончания.$A$1:$Окончания.$A$1048576];0);IFERROR(MATCH(RIGHT([.W107];2);[$Окончания.$A$1:$Окончания.$A$1048576];0);MATCH(RIGHT([.W10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07]);&quot;&quot;)">
            <text:p/>
          </table:table-cell>
          <table:table-cell table:formula="of:=IFERROR(INDEX([$Окончания.$B$1:$Окончания.$B$1048576];[.X107]);&quot;&quot;)">
            <text:p/>
          </table:table-cell>
          <table:table-cell table:style-name="ce17" table:formula="of:=LEFT([.W107];LEN([.W107])-LEN([.Y107]))&amp;[.Z107]">
            <text:p/>
          </table:table-cell>
          <table:table-cell table:style-name="ce17" table:formula="of:=IFERROR(INDEX([$Окончания.$C$1:$Окончания.$C$1048576];[.X107]);&quot;&quot;)">
            <text:p/>
          </table:table-cell>
          <table:table-cell table:style-name="ce17" table:formula="of:=LEFT([.W107];LEN([.W107])-LEN([.Y107]))&amp;[.AB107]">
            <text:p/>
          </table:table-cell>
          <table:table-cell table:style-name="ce18" table:formula="of:=MID([.U107];[.V107];1)&amp;IF(MID([.U107];[.V107]+1;1)=&quot;(&quot;; &quot;(&quot;; &quot;&quot;)">
            <text:p/>
          </table:table-cell>
          <table:table-cell table:formula="of:=MID([.U107];[.V107]+LEN([.AD107]);100)">
            <text:p/>
          </table:table-cell>
          <table:table-cell table:formula="of:=MIN(SEARCH(&quot; &quot;;[.AE107]&amp;&quot; &quot;);SEARCH(&quot;-&quot;;[.AE107]&amp;&quot;-&quot;); SEARCH(&quot;)&quot;;[.AE107]&amp;&quot;)&quot;))" office:value-type="float" office:value="1" calcext:value-type="float">
            <text:p>1</text:p>
          </table:table-cell>
          <table:table-cell table:formula="of:=LEFT([.AE107];[.AF107]-1)">
            <text:p/>
          </table:table-cell>
          <table:table-cell table:formula="of:=IFERROR(MATCH(RIGHT([.AG107];5);[$Окончания.$A$1:$Окончания.$A$1048576];0);IFERROR(MATCH(RIGHT([.AG107];4);[$Окончания.$A$1:$Окончания.$A$1048576];0);IFERROR(MATCH(RIGHT([.AG107];3);[$Окончания.$A$1:$Окончания.$A$1048576];0);IFERROR(MATCH(RIGHT([.AG107];2);[$Окончания.$A$1:$Окончания.$A$1048576];0);MATCH(RIGHT([.AG10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07]);&quot;&quot;)">
            <text:p/>
          </table:table-cell>
          <table:table-cell table:formula="of:=IFERROR(INDEX([$Окончания.$B$1:$Окончания.$B$1048576];[.AH107]);&quot;&quot;)">
            <text:p/>
          </table:table-cell>
          <table:table-cell table:style-name="ce17" table:formula="of:=LEFT([.AG107];LEN([.AG107])-LEN([.AI107]))&amp;[.AJ107]">
            <text:p/>
          </table:table-cell>
          <table:table-cell table:style-name="ce17" table:formula="of:=IFERROR(INDEX([$Окончания.$C$1:$Окончания.$C$1048576];[.AH107]);&quot;&quot;)">
            <text:p/>
          </table:table-cell>
          <table:table-cell table:style-name="ce17" table:formula="of:=LEFT([.AG107];LEN([.AG107])-LEN([.AI107]))&amp;[.AL107]">
            <text:p/>
          </table:table-cell>
          <table:table-cell table:style-name="ce18" table:formula="of:=MID([.AE107];[.AF107];1)&amp;IF(MID([.AE107];[.AF107]+1;1)=&quot;(&quot;; &quot;(&quot;; &quot;&quot;)">
            <text:p/>
          </table:table-cell>
          <table:table-cell table:formula="of:=MID([.AE107];[.AF107]+LEN([.AN107]);100)">
            <text:p/>
          </table:table-cell>
          <table:table-cell table:formula="of:=MIN(SEARCH(&quot; &quot;;[.AO107]&amp;&quot; &quot;);SEARCH(&quot;-&quot;;[.AO107]&amp;&quot;-&quot;); SEARCH(&quot;)&quot;;[.AO107]&amp;&quot;)&quot;))" office:value-type="float" office:value="1" calcext:value-type="float">
            <text:p>1</text:p>
          </table:table-cell>
          <table:table-cell table:formula="of:=LEFT([.AO107];[.AP107]-1)">
            <text:p/>
          </table:table-cell>
          <table:table-cell table:formula="of:=IFERROR(MATCH(RIGHT([.AQ107];5);[$Окончания.$A$1:$Окончания.$A$1048576];0);IFERROR(MATCH(RIGHT([.AQ107];4);[$Окончания.$A$1:$Окончания.$A$1048576];0);IFERROR(MATCH(RIGHT([.AQ107];3);[$Окончания.$A$1:$Окончания.$A$1048576];0);IFERROR(MATCH(RIGHT([.AQ107];2);[$Окончания.$A$1:$Окончания.$A$1048576];0);MATCH(RIGHT([.AQ10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07]);&quot;&quot;)">
            <text:p/>
          </table:table-cell>
          <table:table-cell table:formula="of:=IFERROR(INDEX([$Окончания.$B$1:$Окончания.$B$1048576];[.AR107]);&quot;&quot;)">
            <text:p/>
          </table:table-cell>
          <table:table-cell table:style-name="ce17" table:formula="of:=LEFT([.AQ107];LEN([.AQ107])-LEN([.AS107]))&amp;[.AT107]">
            <text:p/>
          </table:table-cell>
          <table:table-cell table:style-name="ce17" table:formula="of:=IFERROR(INDEX([$Окончания.$C$1:$Окончания.$C$1048576];[.AR107]);&quot;&quot;)">
            <text:p/>
          </table:table-cell>
          <table:table-cell table:style-name="ce17" table:formula="of:=LEFT([.AQ107];LEN([.AQ107])-LEN([.AS107]))&amp;[.AV107]">
            <text:p/>
          </table:table-cell>
          <table:table-cell table:style-name="ce18" table:formula="of:=MID([.AO107];[.AP107];1)&amp;IF(MID([.AO107];[.AP107]+1;1)=&quot;(&quot;; &quot;(&quot;; &quot;&quot;)">
            <text:p/>
          </table:table-cell>
          <table:table-cell table:formula="of:=MID([.AO107];[.AP107]+LEN([.AX107]);100)">
            <text:p/>
          </table:table-cell>
          <table:table-cell table:formula="of:=[.$G107]&amp;[.$J107]&amp;[.$Q107]&amp;[.$T107]&amp;[.$AA107]&amp;[.$AD107]&amp;[.$AK107]&amp;[.$AN107]&amp;[.$AU107]&amp;[.$AX107]&amp;[.$AY107]" office:value-type="string" office:string-value="Уборщику территории" calcext:value-type="string">
            <text:p>Уборщику территории</text:p>
          </table:table-cell>
          <table:table-cell office:value-type="string" calcext:value-type="string">
            <text:p>Уборщику территории</text:p>
          </table:table-cell>
          <table:table-cell table:style-name="ce17" table:formula="of:=IF([.AZ107]=[.BA107];0;1)" office:value-type="float" office:value="0" calcext:value-type="float">
            <text:p>0</text:p>
          </table:table-cell>
          <table:table-cell table:formula="of:=[.$I107]&amp;[.$J107]&amp;[.$S107]&amp;[.$T107]&amp;[.$AC107]&amp;[.$AD107]&amp;[.$AM107]&amp;[.$AN107]&amp;[.$AW107]&amp;[.$AX107]&amp;[.$AY107]" office:value-type="string" office:string-value="Уборщика территории" calcext:value-type="string">
            <text:p>Уборщика территории</text:p>
          </table:table-cell>
          <table:table-cell table:style-name="ce22" office:value-type="string" calcext:value-type="string">
            <text:p>Уборщика территории</text:p>
          </table:table-cell>
          <table:table-cell table:style-name="ce17" table:formula="of:=IF([.BC107]=[.BD107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Удалено! Слесарь- ремонтник</text:p>
          </table:table-cell>
          <table:table-cell table:formula="of:=MIN(SEARCH(&quot; &quot;;[.A108]&amp;&quot; &quot;);SEARCH(&quot;-&quot;;[.A108]&amp;&quot;-&quot;); SEARCH(&quot;)&quot;;[.A108]&amp;&quot;)&quot;))" office:value-type="float" office:value="9" calcext:value-type="float">
            <text:p>9</text:p>
          </table:table-cell>
          <table:table-cell table:formula="of:=LEFT([.A108];[.B108]-1)" office:value-type="string" office:string-value="Удалено!" calcext:value-type="string">
            <text:p>Удалено!</text:p>
          </table:table-cell>
          <table:table-cell table:formula="of:=IFERROR(MATCH(RIGHT([.C108];5);[$Окончания.$A$1:$Окончания.$A$1048576];0);IFERROR(MATCH(RIGHT([.C108];4);[$Окончания.$A$1:$Окончания.$A$1048576];0);IFERROR(MATCH(RIGHT([.C108];3);[$Окончания.$A$1:$Окончания.$A$1048576];0);IFERROR(MATCH(RIGHT([.C108];2);[$Окончания.$A$1:$Окончания.$A$1048576];0);MATCH(RIGHT([.C10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D108]);&quot;&quot;)">
            <text:p/>
          </table:table-cell>
          <table:table-cell table:formula="of:=IFERROR(INDEX([$Окончания.$B$1:$Окончания.$B$1048576];[.D108]);&quot;&quot;)">
            <text:p/>
          </table:table-cell>
          <table:table-cell table:style-name="ce17" table:formula="of:=LEFT([.C108];LEN([.C108])-LEN([.E108]))&amp;[.F108]" office:value-type="string" office:string-value="Удалено!" calcext:value-type="string">
            <text:p>Удалено!</text:p>
          </table:table-cell>
          <table:table-cell table:style-name="ce17" table:formula="of:=IFERROR(INDEX([$Окончания.$C$1:$Окончания.$C$1048576];[.D108]);&quot;&quot;)">
            <text:p/>
          </table:table-cell>
          <table:table-cell table:style-name="ce17" table:formula="of:=LEFT([.C108];LEN([.C108])-LEN([.E108]))&amp;[.H108]" office:value-type="string" office:string-value="Удалено!" calcext:value-type="string">
            <text:p>Удалено!</text:p>
          </table:table-cell>
          <table:table-cell table:style-name="ce18" table:formula="of:=MID([.A108];[.B108];1)&amp;IF(MID([.A108];[.B108]+1;1)=&quot;(&quot;; &quot;(&quot;; &quot;&quot;)" office:value-type="string" office:string-value=" " calcext:value-type="string">
            <text:p><text:s/></text:p>
          </table:table-cell>
          <table:table-cell table:formula="of:=MID([.A108];[.B108]+LEN([.J108]);100)" office:value-type="string" office:string-value="Слесарь- ремонтник" calcext:value-type="string">
            <text:p>Слесарь- ремонтник</text:p>
          </table:table-cell>
          <table:table-cell table:formula="of:=MIN(SEARCH(&quot; &quot;;[.K108]&amp;&quot; &quot;);SEARCH(&quot;-&quot;;[.K108]&amp;&quot;-&quot;); SEARCH(&quot;)&quot;;[.K108]&amp;&quot;)&quot;))" office:value-type="float" office:value="8" calcext:value-type="float">
            <text:p>8</text:p>
          </table:table-cell>
          <table:table-cell table:formula="of:=LEFT([.K108];[.L108]-1)" office:value-type="string" office:string-value="Слесарь" calcext:value-type="string">
            <text:p>Слесарь</text:p>
          </table:table-cell>
          <table:table-cell table:formula="of:=IFERROR(MATCH(RIGHT([.M108];5);[$Окончания.$A$1:$Окончания.$A$1048576];0);IFERROR(MATCH(RIGHT([.M108];4);[$Окончания.$A$1:$Окончания.$A$1048576];0);IFERROR(MATCH(RIGHT([.M108];3);[$Окончания.$A$1:$Окончания.$A$1048576];0);IFERROR(MATCH(RIGHT([.M108];2);[$Окончания.$A$1:$Окончания.$A$1048576];0);MATCH(RIGHT([.M108];1);[$Окончания.$A$1:$Окончания.$A$1048576];0)))))" office:value-type="float" office:value="17" calcext:value-type="float">
            <text:p>17</text:p>
          </table:table-cell>
          <table:table-cell table:formula="of:=IFERROR(INDEX([$Окончания.$A$1:$Окончания.$A$1048576];[.N108]);&quot;&quot;)" office:value-type="string" office:string-value="ь" calcext:value-type="string">
            <text:p>ь</text:p>
          </table:table-cell>
          <table:table-cell table:formula="of:=IFERROR(INDEX([$Окончания.$B$1:$Окончания.$B$1048576];[.N108]);&quot;&quot;)" office:value-type="string" office:string-value="ю" calcext:value-type="string">
            <text:p>ю</text:p>
          </table:table-cell>
          <table:table-cell table:style-name="ce17" table:formula="of:=LEFT([.M108];LEN([.M108])-LEN([.O108]))&amp;[.P108]" office:value-type="string" office:string-value="Слесарю" calcext:value-type="string">
            <text:p>Слесарю</text:p>
          </table:table-cell>
          <table:table-cell table:style-name="ce17" table:formula="of:=IFERROR(INDEX([$Окончания.$C$1:$Окончания.$C$1048576];[.N108]);&quot;&quot;)" office:value-type="string" office:string-value="я" calcext:value-type="string">
            <text:p>я</text:p>
          </table:table-cell>
          <table:table-cell table:style-name="ce17" table:formula="of:=LEFT([.M108];LEN([.M108])-LEN([.O108]))&amp;[.R108]" office:value-type="string" office:string-value="Слесаря" calcext:value-type="string">
            <text:p>Слесаря</text:p>
          </table:table-cell>
          <table:table-cell table:style-name="ce18" table:formula="of:=MID([.K108];[.L108];1)&amp;IF(MID([.K108];[.L108]+1;1)=&quot;(&quot;; &quot;(&quot;; &quot;&quot;)" office:value-type="string" office:string-value="-" calcext:value-type="string">
            <text:p>-</text:p>
          </table:table-cell>
          <table:table-cell table:formula="of:=MID([.K108];[.L108]+LEN([.T108]);100)" office:value-type="string" office:string-value=" ремонтник" calcext:value-type="string">
            <text:p><text:s/>ремонтник</text:p>
          </table:table-cell>
          <table:table-cell table:formula="of:=MIN(SEARCH(&quot; &quot;;[.U108]&amp;&quot; &quot;);SEARCH(&quot;-&quot;;[.U108]&amp;&quot;-&quot;); SEARCH(&quot;)&quot;;[.U108]&amp;&quot;)&quot;))" office:value-type="float" office:value="1" calcext:value-type="float">
            <text:p>1</text:p>
          </table:table-cell>
          <table:table-cell table:formula="of:=LEFT([.U108];[.V108]-1)">
            <text:p/>
          </table:table-cell>
          <table:table-cell table:formula="of:=IFERROR(MATCH(RIGHT([.W108];5);[$Окончания.$A$1:$Окончания.$A$1048576];0);IFERROR(MATCH(RIGHT([.W108];4);[$Окончания.$A$1:$Окончания.$A$1048576];0);IFERROR(MATCH(RIGHT([.W108];3);[$Окончания.$A$1:$Окончания.$A$1048576];0);IFERROR(MATCH(RIGHT([.W108];2);[$Окончания.$A$1:$Окончания.$A$1048576];0);MATCH(RIGHT([.W10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08]);&quot;&quot;)">
            <text:p/>
          </table:table-cell>
          <table:table-cell table:formula="of:=IFERROR(INDEX([$Окончания.$B$1:$Окончания.$B$1048576];[.X108]);&quot;&quot;)">
            <text:p/>
          </table:table-cell>
          <table:table-cell table:style-name="ce17" table:formula="of:=LEFT([.W108];LEN([.W108])-LEN([.Y108]))&amp;[.Z108]">
            <text:p/>
          </table:table-cell>
          <table:table-cell table:style-name="ce17" table:formula="of:=IFERROR(INDEX([$Окончания.$C$1:$Окончания.$C$1048576];[.X108]);&quot;&quot;)">
            <text:p/>
          </table:table-cell>
          <table:table-cell table:style-name="ce17" table:formula="of:=LEFT([.W108];LEN([.W108])-LEN([.Y108]))&amp;[.AB108]">
            <text:p/>
          </table:table-cell>
          <table:table-cell table:style-name="ce18" table:formula="of:=MID([.U108];[.V108];1)&amp;IF(MID([.U108];[.V108]+1;1)=&quot;(&quot;; &quot;(&quot;; &quot;&quot;)" office:value-type="string" office:string-value=" " calcext:value-type="string">
            <text:p><text:s/></text:p>
          </table:table-cell>
          <table:table-cell table:formula="of:=MID([.U108];[.V108]+LEN([.AD108]);100)" office:value-type="string" office:string-value="ремонтник" calcext:value-type="string">
            <text:p>ремонтник</text:p>
          </table:table-cell>
          <table:table-cell table:formula="of:=MIN(SEARCH(&quot; &quot;;[.AE108]&amp;&quot; &quot;);SEARCH(&quot;-&quot;;[.AE108]&amp;&quot;-&quot;); SEARCH(&quot;)&quot;;[.AE108]&amp;&quot;)&quot;))" office:value-type="float" office:value="10" calcext:value-type="float">
            <text:p>10</text:p>
          </table:table-cell>
          <table:table-cell table:formula="of:=LEFT([.AE108];[.AF108]-1)" office:value-type="string" office:string-value="ремонтник" calcext:value-type="string">
            <text:p>ремонтник</text:p>
          </table:table-cell>
          <table:table-cell table:formula="of:=IFERROR(MATCH(RIGHT([.AG108];5);[$Окончания.$A$1:$Окончания.$A$1048576];0);IFERROR(MATCH(RIGHT([.AG108];4);[$Окончания.$A$1:$Окончания.$A$1048576];0);IFERROR(MATCH(RIGHT([.AG108];3);[$Окончания.$A$1:$Окончания.$A$1048576];0);IFERROR(MATCH(RIGHT([.AG108];2);[$Окончания.$A$1:$Окончания.$A$1048576];0);MATCH(RIGHT([.AG108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AH108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AH108]);&quot;&quot;)" office:value-type="string" office:string-value="ку" calcext:value-type="string">
            <text:p>ку</text:p>
          </table:table-cell>
          <table:table-cell table:style-name="ce17" table:formula="of:=LEFT([.AG108];LEN([.AG108])-LEN([.AI108]))&amp;[.AJ108]" office:value-type="string" office:string-value="ремонтнику" calcext:value-type="string">
            <text:p>ремонтнику</text:p>
          </table:table-cell>
          <table:table-cell table:style-name="ce17" table:formula="of:=IFERROR(INDEX([$Окончания.$C$1:$Окончания.$C$1048576];[.AH108]);&quot;&quot;)" office:value-type="string" office:string-value="ка" calcext:value-type="string">
            <text:p>ка</text:p>
          </table:table-cell>
          <table:table-cell table:style-name="ce17" table:formula="of:=LEFT([.AG108];LEN([.AG108])-LEN([.AI108]))&amp;[.AL108]" office:value-type="string" office:string-value="ремонтника" calcext:value-type="string">
            <text:p>ремонтника</text:p>
          </table:table-cell>
          <table:table-cell table:style-name="ce18" table:formula="of:=MID([.AE108];[.AF108];1)&amp;IF(MID([.AE108];[.AF108]+1;1)=&quot;(&quot;; &quot;(&quot;; &quot;&quot;)">
            <text:p/>
          </table:table-cell>
          <table:table-cell table:formula="of:=MID([.AE108];[.AF108]+LEN([.AN108]);100)">
            <text:p/>
          </table:table-cell>
          <table:table-cell table:formula="of:=MIN(SEARCH(&quot; &quot;;[.AO108]&amp;&quot; &quot;);SEARCH(&quot;-&quot;;[.AO108]&amp;&quot;-&quot;); SEARCH(&quot;)&quot;;[.AO108]&amp;&quot;)&quot;))" office:value-type="float" office:value="1" calcext:value-type="float">
            <text:p>1</text:p>
          </table:table-cell>
          <table:table-cell table:formula="of:=LEFT([.AO108];[.AP108]-1)">
            <text:p/>
          </table:table-cell>
          <table:table-cell table:formula="of:=IFERROR(MATCH(RIGHT([.AQ108];5);[$Окончания.$A$1:$Окончания.$A$1048576];0);IFERROR(MATCH(RIGHT([.AQ108];4);[$Окончания.$A$1:$Окончания.$A$1048576];0);IFERROR(MATCH(RIGHT([.AQ108];3);[$Окончания.$A$1:$Окончания.$A$1048576];0);IFERROR(MATCH(RIGHT([.AQ108];2);[$Окончания.$A$1:$Окончания.$A$1048576];0);MATCH(RIGHT([.AQ10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08]);&quot;&quot;)">
            <text:p/>
          </table:table-cell>
          <table:table-cell table:formula="of:=IFERROR(INDEX([$Окончания.$B$1:$Окончания.$B$1048576];[.AR108]);&quot;&quot;)">
            <text:p/>
          </table:table-cell>
          <table:table-cell table:style-name="ce17" table:formula="of:=LEFT([.AQ108];LEN([.AQ108])-LEN([.AS108]))&amp;[.AT108]">
            <text:p/>
          </table:table-cell>
          <table:table-cell table:style-name="ce17" table:formula="of:=IFERROR(INDEX([$Окончания.$C$1:$Окончания.$C$1048576];[.AR108]);&quot;&quot;)">
            <text:p/>
          </table:table-cell>
          <table:table-cell table:style-name="ce17" table:formula="of:=LEFT([.AQ108];LEN([.AQ108])-LEN([.AS108]))&amp;[.AV108]">
            <text:p/>
          </table:table-cell>
          <table:table-cell table:style-name="ce18" table:formula="of:=MID([.AO108];[.AP108];1)&amp;IF(MID([.AO108];[.AP108]+1;1)=&quot;(&quot;; &quot;(&quot;; &quot;&quot;)">
            <text:p/>
          </table:table-cell>
          <table:table-cell table:formula="of:=MID([.AO108];[.AP108]+LEN([.AX108]);100)">
            <text:p/>
          </table:table-cell>
          <table:table-cell table:formula="of:=[.$G108]&amp;[.$J108]&amp;[.$Q108]&amp;[.$T108]&amp;[.$AA108]&amp;[.$AD108]&amp;[.$AK108]&amp;[.$AN108]&amp;[.$AU108]&amp;[.$AX108]&amp;[.$AY108]" office:value-type="string" office:string-value="Удалено! Слесарю- ремонтнику" calcext:value-type="string">
            <text:p>Удалено! Слесарю- ремонтнику</text:p>
          </table:table-cell>
          <table:table-cell office:value-type="string" calcext:value-type="string">
            <text:p>Удалено! Слесарю- ремонтнику</text:p>
          </table:table-cell>
          <table:table-cell table:style-name="ce17" table:formula="of:=IF([.AZ108]=[.BA108];0;1)" office:value-type="float" office:value="0" calcext:value-type="float">
            <text:p>0</text:p>
          </table:table-cell>
          <table:table-cell table:formula="of:=[.$I108]&amp;[.$J108]&amp;[.$S108]&amp;[.$T108]&amp;[.$AC108]&amp;[.$AD108]&amp;[.$AM108]&amp;[.$AN108]&amp;[.$AW108]&amp;[.$AX108]&amp;[.$AY108]" office:value-type="string" office:string-value="Удалено! Слесаря- ремонтника" calcext:value-type="string">
            <text:p>Удалено! Слесаря- ремонтника</text:p>
          </table:table-cell>
          <table:table-cell table:style-name="ce22" office:value-type="string" calcext:value-type="string">
            <text:p>Удалено! Слесаря- ремонтника</text:p>
          </table:table-cell>
          <table:table-cell table:style-name="ce17" table:formula="of:=IF([.BC108]=[.BD108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Экономист</text:p>
          </table:table-cell>
          <table:table-cell table:formula="of:=MIN(SEARCH(&quot; &quot;;[.A109]&amp;&quot; &quot;);SEARCH(&quot;-&quot;;[.A109]&amp;&quot;-&quot;); SEARCH(&quot;)&quot;;[.A109]&amp;&quot;)&quot;))" office:value-type="float" office:value="10" calcext:value-type="float">
            <text:p>10</text:p>
          </table:table-cell>
          <table:table-cell table:formula="of:=LEFT([.A109];[.B109]-1)" office:value-type="string" office:string-value="Экономист" calcext:value-type="string">
            <text:p>Экономист</text:p>
          </table:table-cell>
          <table:table-cell table:formula="of:=IFERROR(MATCH(RIGHT([.C109];5);[$Окончания.$A$1:$Окончания.$A$1048576];0);IFERROR(MATCH(RIGHT([.C109];4);[$Окончания.$A$1:$Окончания.$A$1048576];0);IFERROR(MATCH(RIGHT([.C109];3);[$Окончания.$A$1:$Окончания.$A$1048576];0);IFERROR(MATCH(RIGHT([.C109];2);[$Окончания.$A$1:$Окончания.$A$1048576];0);MATCH(RIGHT([.C109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09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09]);&quot;&quot;)" office:value-type="string" office:string-value="ту" calcext:value-type="string">
            <text:p>ту</text:p>
          </table:table-cell>
          <table:table-cell table:style-name="ce17" table:formula="of:=LEFT([.C109];LEN([.C109])-LEN([.E109]))&amp;[.F109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D109]);&quot;&quot;)" office:value-type="string" office:string-value="та" calcext:value-type="string">
            <text:p>та</text:p>
          </table:table-cell>
          <table:table-cell table:style-name="ce17" table:formula="of:=LEFT([.C109];LEN([.C109])-LEN([.E109]))&amp;[.H109]" office:value-type="string" office:string-value="Экономиста" calcext:value-type="string">
            <text:p>Экономиста</text:p>
          </table:table-cell>
          <table:table-cell table:style-name="ce18" table:formula="of:=MID([.A109];[.B109];1)&amp;IF(MID([.A109];[.B109]+1;1)=&quot;(&quot;; &quot;(&quot;; &quot;&quot;)">
            <text:p/>
          </table:table-cell>
          <table:table-cell table:formula="of:=MID([.A109];[.B109]+LEN([.J109]);100)">
            <text:p/>
          </table:table-cell>
          <table:table-cell table:formula="of:=MIN(SEARCH(&quot; &quot;;[.K109]&amp;&quot; &quot;);SEARCH(&quot;-&quot;;[.K109]&amp;&quot;-&quot;); SEARCH(&quot;)&quot;;[.K109]&amp;&quot;)&quot;))" office:value-type="float" office:value="1" calcext:value-type="float">
            <text:p>1</text:p>
          </table:table-cell>
          <table:table-cell table:formula="of:=LEFT([.K109];[.L109]-1)">
            <text:p/>
          </table:table-cell>
          <table:table-cell table:formula="of:=IFERROR(MATCH(RIGHT([.M109];5);[$Окончания.$A$1:$Окончания.$A$1048576];0);IFERROR(MATCH(RIGHT([.M109];4);[$Окончания.$A$1:$Окончания.$A$1048576];0);IFERROR(MATCH(RIGHT([.M109];3);[$Окончания.$A$1:$Окончания.$A$1048576];0);IFERROR(MATCH(RIGHT([.M109];2);[$Окончания.$A$1:$Окончания.$A$1048576];0);MATCH(RIGHT([.M10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09]);&quot;&quot;)">
            <text:p/>
          </table:table-cell>
          <table:table-cell table:formula="of:=IFERROR(INDEX([$Окончания.$B$1:$Окончания.$B$1048576];[.N109]);&quot;&quot;)">
            <text:p/>
          </table:table-cell>
          <table:table-cell table:style-name="ce17" table:formula="of:=LEFT([.M109];LEN([.M109])-LEN([.O109]))&amp;[.P109]">
            <text:p/>
          </table:table-cell>
          <table:table-cell table:style-name="ce17" table:formula="of:=IFERROR(INDEX([$Окончания.$C$1:$Окончания.$C$1048576];[.N109]);&quot;&quot;)">
            <text:p/>
          </table:table-cell>
          <table:table-cell table:style-name="ce17" table:formula="of:=LEFT([.M109];LEN([.M109])-LEN([.O109]))&amp;[.R109]">
            <text:p/>
          </table:table-cell>
          <table:table-cell table:style-name="ce18" table:formula="of:=MID([.K109];[.L109];1)&amp;IF(MID([.K109];[.L109]+1;1)=&quot;(&quot;; &quot;(&quot;; &quot;&quot;)">
            <text:p/>
          </table:table-cell>
          <table:table-cell table:formula="of:=MID([.K109];[.L109]+LEN([.T109]);100)">
            <text:p/>
          </table:table-cell>
          <table:table-cell table:formula="of:=MIN(SEARCH(&quot; &quot;;[.U109]&amp;&quot; &quot;);SEARCH(&quot;-&quot;;[.U109]&amp;&quot;-&quot;); SEARCH(&quot;)&quot;;[.U109]&amp;&quot;)&quot;))" office:value-type="float" office:value="1" calcext:value-type="float">
            <text:p>1</text:p>
          </table:table-cell>
          <table:table-cell table:formula="of:=LEFT([.U109];[.V109]-1)">
            <text:p/>
          </table:table-cell>
          <table:table-cell table:formula="of:=IFERROR(MATCH(RIGHT([.W109];5);[$Окончания.$A$1:$Окончания.$A$1048576];0);IFERROR(MATCH(RIGHT([.W109];4);[$Окончания.$A$1:$Окончания.$A$1048576];0);IFERROR(MATCH(RIGHT([.W109];3);[$Окончания.$A$1:$Окончания.$A$1048576];0);IFERROR(MATCH(RIGHT([.W109];2);[$Окончания.$A$1:$Окончания.$A$1048576];0);MATCH(RIGHT([.W10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09]);&quot;&quot;)">
            <text:p/>
          </table:table-cell>
          <table:table-cell table:formula="of:=IFERROR(INDEX([$Окончания.$B$1:$Окончания.$B$1048576];[.X109]);&quot;&quot;)">
            <text:p/>
          </table:table-cell>
          <table:table-cell table:style-name="ce17" table:formula="of:=LEFT([.W109];LEN([.W109])-LEN([.Y109]))&amp;[.Z109]">
            <text:p/>
          </table:table-cell>
          <table:table-cell table:style-name="ce17" table:formula="of:=IFERROR(INDEX([$Окончания.$C$1:$Окончания.$C$1048576];[.X109]);&quot;&quot;)">
            <text:p/>
          </table:table-cell>
          <table:table-cell table:style-name="ce17" table:formula="of:=LEFT([.W109];LEN([.W109])-LEN([.Y109]))&amp;[.AB109]">
            <text:p/>
          </table:table-cell>
          <table:table-cell table:style-name="ce18" table:formula="of:=MID([.U109];[.V109];1)&amp;IF(MID([.U109];[.V109]+1;1)=&quot;(&quot;; &quot;(&quot;; &quot;&quot;)">
            <text:p/>
          </table:table-cell>
          <table:table-cell table:formula="of:=MID([.U109];[.V109]+LEN([.AD109]);100)">
            <text:p/>
          </table:table-cell>
          <table:table-cell table:formula="of:=MIN(SEARCH(&quot; &quot;;[.AE109]&amp;&quot; &quot;);SEARCH(&quot;-&quot;;[.AE109]&amp;&quot;-&quot;); SEARCH(&quot;)&quot;;[.AE109]&amp;&quot;)&quot;))" office:value-type="float" office:value="1" calcext:value-type="float">
            <text:p>1</text:p>
          </table:table-cell>
          <table:table-cell table:formula="of:=LEFT([.AE109];[.AF109]-1)">
            <text:p/>
          </table:table-cell>
          <table:table-cell table:formula="of:=IFERROR(MATCH(RIGHT([.AG109];5);[$Окончания.$A$1:$Окончания.$A$1048576];0);IFERROR(MATCH(RIGHT([.AG109];4);[$Окончания.$A$1:$Окончания.$A$1048576];0);IFERROR(MATCH(RIGHT([.AG109];3);[$Окончания.$A$1:$Окончания.$A$1048576];0);IFERROR(MATCH(RIGHT([.AG109];2);[$Окончания.$A$1:$Окончания.$A$1048576];0);MATCH(RIGHT([.AG10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09]);&quot;&quot;)">
            <text:p/>
          </table:table-cell>
          <table:table-cell table:formula="of:=IFERROR(INDEX([$Окончания.$B$1:$Окончания.$B$1048576];[.AH109]);&quot;&quot;)">
            <text:p/>
          </table:table-cell>
          <table:table-cell table:style-name="ce17" table:formula="of:=LEFT([.AG109];LEN([.AG109])-LEN([.AI109]))&amp;[.AJ109]">
            <text:p/>
          </table:table-cell>
          <table:table-cell table:style-name="ce17" table:formula="of:=IFERROR(INDEX([$Окончания.$C$1:$Окончания.$C$1048576];[.AH109]);&quot;&quot;)">
            <text:p/>
          </table:table-cell>
          <table:table-cell table:style-name="ce17" table:formula="of:=LEFT([.AG109];LEN([.AG109])-LEN([.AI109]))&amp;[.AL109]">
            <text:p/>
          </table:table-cell>
          <table:table-cell table:style-name="ce18" table:formula="of:=MID([.AE109];[.AF109];1)&amp;IF(MID([.AE109];[.AF109]+1;1)=&quot;(&quot;; &quot;(&quot;; &quot;&quot;)">
            <text:p/>
          </table:table-cell>
          <table:table-cell table:formula="of:=MID([.AE109];[.AF109]+LEN([.AN109]);100)">
            <text:p/>
          </table:table-cell>
          <table:table-cell table:formula="of:=MIN(SEARCH(&quot; &quot;;[.AO109]&amp;&quot; &quot;);SEARCH(&quot;-&quot;;[.AO109]&amp;&quot;-&quot;); SEARCH(&quot;)&quot;;[.AO109]&amp;&quot;)&quot;))" office:value-type="float" office:value="1" calcext:value-type="float">
            <text:p>1</text:p>
          </table:table-cell>
          <table:table-cell table:formula="of:=LEFT([.AO109];[.AP109]-1)">
            <text:p/>
          </table:table-cell>
          <table:table-cell table:formula="of:=IFERROR(MATCH(RIGHT([.AQ109];5);[$Окончания.$A$1:$Окончания.$A$1048576];0);IFERROR(MATCH(RIGHT([.AQ109];4);[$Окончания.$A$1:$Окончания.$A$1048576];0);IFERROR(MATCH(RIGHT([.AQ109];3);[$Окончания.$A$1:$Окончания.$A$1048576];0);IFERROR(MATCH(RIGHT([.AQ109];2);[$Окончания.$A$1:$Окончания.$A$1048576];0);MATCH(RIGHT([.AQ10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09]);&quot;&quot;)">
            <text:p/>
          </table:table-cell>
          <table:table-cell table:formula="of:=IFERROR(INDEX([$Окончания.$B$1:$Окончания.$B$1048576];[.AR109]);&quot;&quot;)">
            <text:p/>
          </table:table-cell>
          <table:table-cell table:style-name="ce17" table:formula="of:=LEFT([.AQ109];LEN([.AQ109])-LEN([.AS109]))&amp;[.AT109]">
            <text:p/>
          </table:table-cell>
          <table:table-cell table:style-name="ce17" table:formula="of:=IFERROR(INDEX([$Окончания.$C$1:$Окончания.$C$1048576];[.AR109]);&quot;&quot;)">
            <text:p/>
          </table:table-cell>
          <table:table-cell table:style-name="ce17" table:formula="of:=LEFT([.AQ109];LEN([.AQ109])-LEN([.AS109]))&amp;[.AV109]">
            <text:p/>
          </table:table-cell>
          <table:table-cell table:style-name="ce18" table:formula="of:=MID([.AO109];[.AP109];1)&amp;IF(MID([.AO109];[.AP109]+1;1)=&quot;(&quot;; &quot;(&quot;; &quot;&quot;)">
            <text:p/>
          </table:table-cell>
          <table:table-cell table:formula="of:=MID([.AO109];[.AP109]+LEN([.AX109]);100)">
            <text:p/>
          </table:table-cell>
          <table:table-cell table:formula="of:=[.$G109]&amp;[.$J109]&amp;[.$Q109]&amp;[.$T109]&amp;[.$AA109]&amp;[.$AD109]&amp;[.$AK109]&amp;[.$AN109]&amp;[.$AU109]&amp;[.$AX109]&amp;[.$AY109]" office:value-type="string" office:string-value="Экономисту" calcext:value-type="string">
            <text:p>Экономисту</text:p>
          </table:table-cell>
          <table:table-cell office:value-type="string" calcext:value-type="string">
            <text:p>Экономисту</text:p>
          </table:table-cell>
          <table:table-cell table:style-name="ce17" table:formula="of:=IF([.AZ109]=[.BA109];0;1)" office:value-type="float" office:value="0" calcext:value-type="float">
            <text:p>0</text:p>
          </table:table-cell>
          <table:table-cell table:formula="of:=[.$I109]&amp;[.$J109]&amp;[.$S109]&amp;[.$T109]&amp;[.$AC109]&amp;[.$AD109]&amp;[.$AM109]&amp;[.$AN109]&amp;[.$AW109]&amp;[.$AX109]&amp;[.$AY109]" office:value-type="string" office:string-value="Экономиста" calcext:value-type="string">
            <text:p>Экономиста</text:p>
          </table:table-cell>
          <table:table-cell table:style-name="ce22" office:value-type="string" calcext:value-type="string">
            <text:p>Экономиста</text:p>
          </table:table-cell>
          <table:table-cell table:style-name="ce17" table:formula="of:=IF([.BC109]=[.BD109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Экономист 1 категории</text:p>
          </table:table-cell>
          <table:table-cell table:formula="of:=MIN(SEARCH(&quot; &quot;;[.A110]&amp;&quot; &quot;);SEARCH(&quot;-&quot;;[.A110]&amp;&quot;-&quot;); SEARCH(&quot;)&quot;;[.A110]&amp;&quot;)&quot;))" office:value-type="float" office:value="10" calcext:value-type="float">
            <text:p>10</text:p>
          </table:table-cell>
          <table:table-cell table:formula="of:=LEFT([.A110];[.B110]-1)" office:value-type="string" office:string-value="Экономист" calcext:value-type="string">
            <text:p>Экономист</text:p>
          </table:table-cell>
          <table:table-cell table:formula="of:=IFERROR(MATCH(RIGHT([.C110];5);[$Окончания.$A$1:$Окончания.$A$1048576];0);IFERROR(MATCH(RIGHT([.C110];4);[$Окончания.$A$1:$Окончания.$A$1048576];0);IFERROR(MATCH(RIGHT([.C110];3);[$Окончания.$A$1:$Окончания.$A$1048576];0);IFERROR(MATCH(RIGHT([.C110];2);[$Окончания.$A$1:$Окончания.$A$1048576];0);MATCH(RIGHT([.C110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10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10]);&quot;&quot;)" office:value-type="string" office:string-value="ту" calcext:value-type="string">
            <text:p>ту</text:p>
          </table:table-cell>
          <table:table-cell table:style-name="ce17" table:formula="of:=LEFT([.C110];LEN([.C110])-LEN([.E110]))&amp;[.F110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D110]);&quot;&quot;)" office:value-type="string" office:string-value="та" calcext:value-type="string">
            <text:p>та</text:p>
          </table:table-cell>
          <table:table-cell table:style-name="ce17" table:formula="of:=LEFT([.C110];LEN([.C110])-LEN([.E110]))&amp;[.H110]" office:value-type="string" office:string-value="Экономиста" calcext:value-type="string">
            <text:p>Экономиста</text:p>
          </table:table-cell>
          <table:table-cell table:style-name="ce18" table:formula="of:=MID([.A110];[.B110];1)&amp;IF(MID([.A110];[.B110]+1;1)=&quot;(&quot;; &quot;(&quot;; &quot;&quot;)" office:value-type="string" office:string-value=" " calcext:value-type="string">
            <text:p><text:s/></text:p>
          </table:table-cell>
          <table:table-cell table:formula="of:=MID([.A110];[.B110]+LEN([.J110]);100)" office:value-type="string" office:string-value="1 категории" calcext:value-type="string">
            <text:p>1 категории</text:p>
          </table:table-cell>
          <table:table-cell table:formula="of:=MIN(SEARCH(&quot; &quot;;[.K110]&amp;&quot; &quot;);SEARCH(&quot;-&quot;;[.K110]&amp;&quot;-&quot;); SEARCH(&quot;)&quot;;[.K110]&amp;&quot;)&quot;))" office:value-type="float" office:value="2" calcext:value-type="float">
            <text:p>2</text:p>
          </table:table-cell>
          <table:table-cell table:formula="of:=LEFT([.K110];[.L110]-1)" office:value-type="string" office:string-value="1" calcext:value-type="string">
            <text:p>1</text:p>
          </table:table-cell>
          <table:table-cell table:formula="of:=IFERROR(MATCH(RIGHT([.M110];5);[$Окончания.$A$1:$Окончания.$A$1048576];0);IFERROR(MATCH(RIGHT([.M110];4);[$Окончания.$A$1:$Окончания.$A$1048576];0);IFERROR(MATCH(RIGHT([.M110];3);[$Окончания.$A$1:$Окончания.$A$1048576];0);IFERROR(MATCH(RIGHT([.M110];2);[$Окончания.$A$1:$Окончания.$A$1048576];0);MATCH(RIGHT([.M11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10]);&quot;&quot;)">
            <text:p/>
          </table:table-cell>
          <table:table-cell table:formula="of:=IFERROR(INDEX([$Окончания.$B$1:$Окончания.$B$1048576];[.N110]);&quot;&quot;)">
            <text:p/>
          </table:table-cell>
          <table:table-cell table:style-name="ce17" table:formula="of:=LEFT([.M110];LEN([.M110])-LEN([.O110]))&amp;[.P110]" office:value-type="string" office:string-value="1" calcext:value-type="string">
            <text:p>1</text:p>
          </table:table-cell>
          <table:table-cell table:style-name="ce17" table:formula="of:=IFERROR(INDEX([$Окончания.$C$1:$Окончания.$C$1048576];[.N110]);&quot;&quot;)">
            <text:p/>
          </table:table-cell>
          <table:table-cell table:style-name="ce17" table:formula="of:=LEFT([.M110];LEN([.M110])-LEN([.O110]))&amp;[.R110]" office:value-type="string" office:string-value="1" calcext:value-type="string">
            <text:p>1</text:p>
          </table:table-cell>
          <table:table-cell table:style-name="ce18" table:formula="of:=MID([.K110];[.L110];1)&amp;IF(MID([.K110];[.L110]+1;1)=&quot;(&quot;; &quot;(&quot;; &quot;&quot;)" office:value-type="string" office:string-value=" " calcext:value-type="string">
            <text:p><text:s/></text:p>
          </table:table-cell>
          <table:table-cell table:formula="of:=MID([.K110];[.L110]+LEN([.T110]);100)" office:value-type="string" office:string-value="категории" calcext:value-type="string">
            <text:p>категории</text:p>
          </table:table-cell>
          <table:table-cell table:formula="of:=MIN(SEARCH(&quot; &quot;;[.U110]&amp;&quot; &quot;);SEARCH(&quot;-&quot;;[.U110]&amp;&quot;-&quot;); SEARCH(&quot;)&quot;;[.U110]&amp;&quot;)&quot;))" office:value-type="float" office:value="10" calcext:value-type="float">
            <text:p>10</text:p>
          </table:table-cell>
          <table:table-cell table:formula="of:=LEFT([.U110];[.V110]-1)" office:value-type="string" office:string-value="категории" calcext:value-type="string">
            <text:p>категории</text:p>
          </table:table-cell>
          <table:table-cell table:formula="of:=IFERROR(MATCH(RIGHT([.W110];5);[$Окончания.$A$1:$Окончания.$A$1048576];0);IFERROR(MATCH(RIGHT([.W110];4);[$Окончания.$A$1:$Окончания.$A$1048576];0);IFERROR(MATCH(RIGHT([.W110];3);[$Окончания.$A$1:$Окончания.$A$1048576];0);IFERROR(MATCH(RIGHT([.W110];2);[$Окончания.$A$1:$Окончания.$A$1048576];0);MATCH(RIGHT([.W11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10]);&quot;&quot;)">
            <text:p/>
          </table:table-cell>
          <table:table-cell table:formula="of:=IFERROR(INDEX([$Окончания.$B$1:$Окончания.$B$1048576];[.X110]);&quot;&quot;)">
            <text:p/>
          </table:table-cell>
          <table:table-cell table:style-name="ce17" table:formula="of:=LEFT([.W110];LEN([.W110])-LEN([.Y110]))&amp;[.Z110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X110]);&quot;&quot;)">
            <text:p/>
          </table:table-cell>
          <table:table-cell table:style-name="ce17" table:formula="of:=LEFT([.W110];LEN([.W110])-LEN([.Y110]))&amp;[.AB110]" office:value-type="string" office:string-value="категории" calcext:value-type="string">
            <text:p>категории</text:p>
          </table:table-cell>
          <table:table-cell table:style-name="ce18" table:formula="of:=MID([.U110];[.V110];1)&amp;IF(MID([.U110];[.V110]+1;1)=&quot;(&quot;; &quot;(&quot;; &quot;&quot;)">
            <text:p/>
          </table:table-cell>
          <table:table-cell table:formula="of:=MID([.U110];[.V110]+LEN([.AD110]);100)">
            <text:p/>
          </table:table-cell>
          <table:table-cell table:formula="of:=MIN(SEARCH(&quot; &quot;;[.AE110]&amp;&quot; &quot;);SEARCH(&quot;-&quot;;[.AE110]&amp;&quot;-&quot;); SEARCH(&quot;)&quot;;[.AE110]&amp;&quot;)&quot;))" office:value-type="float" office:value="1" calcext:value-type="float">
            <text:p>1</text:p>
          </table:table-cell>
          <table:table-cell table:formula="of:=LEFT([.AE110];[.AF110]-1)">
            <text:p/>
          </table:table-cell>
          <table:table-cell table:formula="of:=IFERROR(MATCH(RIGHT([.AG110];5);[$Окончания.$A$1:$Окончания.$A$1048576];0);IFERROR(MATCH(RIGHT([.AG110];4);[$Окончания.$A$1:$Окончания.$A$1048576];0);IFERROR(MATCH(RIGHT([.AG110];3);[$Окончания.$A$1:$Окончания.$A$1048576];0);IFERROR(MATCH(RIGHT([.AG110];2);[$Окончания.$A$1:$Окончания.$A$1048576];0);MATCH(RIGHT([.AG11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10]);&quot;&quot;)">
            <text:p/>
          </table:table-cell>
          <table:table-cell table:formula="of:=IFERROR(INDEX([$Окончания.$B$1:$Окончания.$B$1048576];[.AH110]);&quot;&quot;)">
            <text:p/>
          </table:table-cell>
          <table:table-cell table:style-name="ce17" table:formula="of:=LEFT([.AG110];LEN([.AG110])-LEN([.AI110]))&amp;[.AJ110]">
            <text:p/>
          </table:table-cell>
          <table:table-cell table:style-name="ce17" table:formula="of:=IFERROR(INDEX([$Окончания.$C$1:$Окончания.$C$1048576];[.AH110]);&quot;&quot;)">
            <text:p/>
          </table:table-cell>
          <table:table-cell table:style-name="ce17" table:formula="of:=LEFT([.AG110];LEN([.AG110])-LEN([.AI110]))&amp;[.AL110]">
            <text:p/>
          </table:table-cell>
          <table:table-cell table:style-name="ce18" table:formula="of:=MID([.AE110];[.AF110];1)&amp;IF(MID([.AE110];[.AF110]+1;1)=&quot;(&quot;; &quot;(&quot;; &quot;&quot;)">
            <text:p/>
          </table:table-cell>
          <table:table-cell table:formula="of:=MID([.AE110];[.AF110]+LEN([.AN110]);100)">
            <text:p/>
          </table:table-cell>
          <table:table-cell table:formula="of:=MIN(SEARCH(&quot; &quot;;[.AO110]&amp;&quot; &quot;);SEARCH(&quot;-&quot;;[.AO110]&amp;&quot;-&quot;); SEARCH(&quot;)&quot;;[.AO110]&amp;&quot;)&quot;))" office:value-type="float" office:value="1" calcext:value-type="float">
            <text:p>1</text:p>
          </table:table-cell>
          <table:table-cell table:formula="of:=LEFT([.AO110];[.AP110]-1)">
            <text:p/>
          </table:table-cell>
          <table:table-cell table:formula="of:=IFERROR(MATCH(RIGHT([.AQ110];5);[$Окончания.$A$1:$Окончания.$A$1048576];0);IFERROR(MATCH(RIGHT([.AQ110];4);[$Окончания.$A$1:$Окончания.$A$1048576];0);IFERROR(MATCH(RIGHT([.AQ110];3);[$Окончания.$A$1:$Окончания.$A$1048576];0);IFERROR(MATCH(RIGHT([.AQ110];2);[$Окончания.$A$1:$Окончания.$A$1048576];0);MATCH(RIGHT([.AQ11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10]);&quot;&quot;)">
            <text:p/>
          </table:table-cell>
          <table:table-cell table:formula="of:=IFERROR(INDEX([$Окончания.$B$1:$Окончания.$B$1048576];[.AR110]);&quot;&quot;)">
            <text:p/>
          </table:table-cell>
          <table:table-cell table:style-name="ce17" table:formula="of:=LEFT([.AQ110];LEN([.AQ110])-LEN([.AS110]))&amp;[.AT110]">
            <text:p/>
          </table:table-cell>
          <table:table-cell table:style-name="ce17" table:formula="of:=IFERROR(INDEX([$Окончания.$C$1:$Окончания.$C$1048576];[.AR110]);&quot;&quot;)">
            <text:p/>
          </table:table-cell>
          <table:table-cell table:style-name="ce17" table:formula="of:=LEFT([.AQ110];LEN([.AQ110])-LEN([.AS110]))&amp;[.AV110]">
            <text:p/>
          </table:table-cell>
          <table:table-cell table:style-name="ce18" table:formula="of:=MID([.AO110];[.AP110];1)&amp;IF(MID([.AO110];[.AP110]+1;1)=&quot;(&quot;; &quot;(&quot;; &quot;&quot;)">
            <text:p/>
          </table:table-cell>
          <table:table-cell table:formula="of:=MID([.AO110];[.AP110]+LEN([.AX110]);100)">
            <text:p/>
          </table:table-cell>
          <table:table-cell table:formula="of:=[.$G110]&amp;[.$J110]&amp;[.$Q110]&amp;[.$T110]&amp;[.$AA110]&amp;[.$AD110]&amp;[.$AK110]&amp;[.$AN110]&amp;[.$AU110]&amp;[.$AX110]&amp;[.$AY110]" office:value-type="string" office:string-value="Экономисту 1 категории" calcext:value-type="string">
            <text:p>Экономисту 1 категории</text:p>
          </table:table-cell>
          <table:table-cell office:value-type="string" calcext:value-type="string">
            <text:p>Экономисту 1 категории</text:p>
          </table:table-cell>
          <table:table-cell table:style-name="ce17" table:formula="of:=IF([.AZ110]=[.BA110];0;1)" office:value-type="float" office:value="0" calcext:value-type="float">
            <text:p>0</text:p>
          </table:table-cell>
          <table:table-cell table:formula="of:=[.$I110]&amp;[.$J110]&amp;[.$S110]&amp;[.$T110]&amp;[.$AC110]&amp;[.$AD110]&amp;[.$AM110]&amp;[.$AN110]&amp;[.$AW110]&amp;[.$AX110]&amp;[.$AY110]" office:value-type="string" office:string-value="Экономиста 1 категории" calcext:value-type="string">
            <text:p>Экономиста 1 категории</text:p>
          </table:table-cell>
          <table:table-cell table:style-name="ce22" office:value-type="string" calcext:value-type="string">
            <text:p>Экономиста 1 категории</text:p>
          </table:table-cell>
          <table:table-cell table:style-name="ce17" table:formula="of:=IF([.BC110]=[.BD110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Экономист 2 категории</text:p>
          </table:table-cell>
          <table:table-cell table:formula="of:=MIN(SEARCH(&quot; &quot;;[.A111]&amp;&quot; &quot;);SEARCH(&quot;-&quot;;[.A111]&amp;&quot;-&quot;); SEARCH(&quot;)&quot;;[.A111]&amp;&quot;)&quot;))" office:value-type="float" office:value="10" calcext:value-type="float">
            <text:p>10</text:p>
          </table:table-cell>
          <table:table-cell table:formula="of:=LEFT([.A111];[.B111]-1)" office:value-type="string" office:string-value="Экономист" calcext:value-type="string">
            <text:p>Экономист</text:p>
          </table:table-cell>
          <table:table-cell table:formula="of:=IFERROR(MATCH(RIGHT([.C111];5);[$Окончания.$A$1:$Окончания.$A$1048576];0);IFERROR(MATCH(RIGHT([.C111];4);[$Окончания.$A$1:$Окончания.$A$1048576];0);IFERROR(MATCH(RIGHT([.C111];3);[$Окончания.$A$1:$Окончания.$A$1048576];0);IFERROR(MATCH(RIGHT([.C111];2);[$Окончания.$A$1:$Окончания.$A$1048576];0);MATCH(RIGHT([.C111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11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11]);&quot;&quot;)" office:value-type="string" office:string-value="ту" calcext:value-type="string">
            <text:p>ту</text:p>
          </table:table-cell>
          <table:table-cell table:style-name="ce17" table:formula="of:=LEFT([.C111];LEN([.C111])-LEN([.E111]))&amp;[.F111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D111]);&quot;&quot;)" office:value-type="string" office:string-value="та" calcext:value-type="string">
            <text:p>та</text:p>
          </table:table-cell>
          <table:table-cell table:style-name="ce17" table:formula="of:=LEFT([.C111];LEN([.C111])-LEN([.E111]))&amp;[.H111]" office:value-type="string" office:string-value="Экономиста" calcext:value-type="string">
            <text:p>Экономиста</text:p>
          </table:table-cell>
          <table:table-cell table:style-name="ce18" table:formula="of:=MID([.A111];[.B111];1)&amp;IF(MID([.A111];[.B111]+1;1)=&quot;(&quot;; &quot;(&quot;; &quot;&quot;)" office:value-type="string" office:string-value=" " calcext:value-type="string">
            <text:p><text:s/></text:p>
          </table:table-cell>
          <table:table-cell table:formula="of:=MID([.A111];[.B111]+LEN([.J111]);100)" office:value-type="string" office:string-value="2 категории" calcext:value-type="string">
            <text:p>2 категории</text:p>
          </table:table-cell>
          <table:table-cell table:formula="of:=MIN(SEARCH(&quot; &quot;;[.K111]&amp;&quot; &quot;);SEARCH(&quot;-&quot;;[.K111]&amp;&quot;-&quot;); SEARCH(&quot;)&quot;;[.K111]&amp;&quot;)&quot;))" office:value-type="float" office:value="2" calcext:value-type="float">
            <text:p>2</text:p>
          </table:table-cell>
          <table:table-cell table:formula="of:=LEFT([.K111];[.L111]-1)" office:value-type="string" office:string-value="2" calcext:value-type="string">
            <text:p>2</text:p>
          </table:table-cell>
          <table:table-cell table:formula="of:=IFERROR(MATCH(RIGHT([.M111];5);[$Окончания.$A$1:$Окончания.$A$1048576];0);IFERROR(MATCH(RIGHT([.M111];4);[$Окончания.$A$1:$Окончания.$A$1048576];0);IFERROR(MATCH(RIGHT([.M111];3);[$Окончания.$A$1:$Окончания.$A$1048576];0);IFERROR(MATCH(RIGHT([.M111];2);[$Окончания.$A$1:$Окончания.$A$1048576];0);MATCH(RIGHT([.M11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11]);&quot;&quot;)">
            <text:p/>
          </table:table-cell>
          <table:table-cell table:formula="of:=IFERROR(INDEX([$Окончания.$B$1:$Окончания.$B$1048576];[.N111]);&quot;&quot;)">
            <text:p/>
          </table:table-cell>
          <table:table-cell table:style-name="ce17" table:formula="of:=LEFT([.M111];LEN([.M111])-LEN([.O111]))&amp;[.P111]" office:value-type="string" office:string-value="2" calcext:value-type="string">
            <text:p>2</text:p>
          </table:table-cell>
          <table:table-cell table:style-name="ce17" table:formula="of:=IFERROR(INDEX([$Окончания.$C$1:$Окончания.$C$1048576];[.N111]);&quot;&quot;)">
            <text:p/>
          </table:table-cell>
          <table:table-cell table:style-name="ce17" table:formula="of:=LEFT([.M111];LEN([.M111])-LEN([.O111]))&amp;[.R111]" office:value-type="string" office:string-value="2" calcext:value-type="string">
            <text:p>2</text:p>
          </table:table-cell>
          <table:table-cell table:style-name="ce18" table:formula="of:=MID([.K111];[.L111];1)&amp;IF(MID([.K111];[.L111]+1;1)=&quot;(&quot;; &quot;(&quot;; &quot;&quot;)" office:value-type="string" office:string-value=" " calcext:value-type="string">
            <text:p><text:s/></text:p>
          </table:table-cell>
          <table:table-cell table:formula="of:=MID([.K111];[.L111]+LEN([.T111]);100)" office:value-type="string" office:string-value="категории" calcext:value-type="string">
            <text:p>категории</text:p>
          </table:table-cell>
          <table:table-cell table:formula="of:=MIN(SEARCH(&quot; &quot;;[.U111]&amp;&quot; &quot;);SEARCH(&quot;-&quot;;[.U111]&amp;&quot;-&quot;); SEARCH(&quot;)&quot;;[.U111]&amp;&quot;)&quot;))" office:value-type="float" office:value="10" calcext:value-type="float">
            <text:p>10</text:p>
          </table:table-cell>
          <table:table-cell table:formula="of:=LEFT([.U111];[.V111]-1)" office:value-type="string" office:string-value="категории" calcext:value-type="string">
            <text:p>категории</text:p>
          </table:table-cell>
          <table:table-cell table:formula="of:=IFERROR(MATCH(RIGHT([.W111];5);[$Окончания.$A$1:$Окончания.$A$1048576];0);IFERROR(MATCH(RIGHT([.W111];4);[$Окончания.$A$1:$Окончания.$A$1048576];0);IFERROR(MATCH(RIGHT([.W111];3);[$Окончания.$A$1:$Окончания.$A$1048576];0);IFERROR(MATCH(RIGHT([.W111];2);[$Окончания.$A$1:$Окончания.$A$1048576];0);MATCH(RIGHT([.W11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11]);&quot;&quot;)">
            <text:p/>
          </table:table-cell>
          <table:table-cell table:formula="of:=IFERROR(INDEX([$Окончания.$B$1:$Окончания.$B$1048576];[.X111]);&quot;&quot;)">
            <text:p/>
          </table:table-cell>
          <table:table-cell table:style-name="ce17" table:formula="of:=LEFT([.W111];LEN([.W111])-LEN([.Y111]))&amp;[.Z111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X111]);&quot;&quot;)">
            <text:p/>
          </table:table-cell>
          <table:table-cell table:style-name="ce17" table:formula="of:=LEFT([.W111];LEN([.W111])-LEN([.Y111]))&amp;[.AB111]" office:value-type="string" office:string-value="категории" calcext:value-type="string">
            <text:p>категории</text:p>
          </table:table-cell>
          <table:table-cell table:style-name="ce18" table:formula="of:=MID([.U111];[.V111];1)&amp;IF(MID([.U111];[.V111]+1;1)=&quot;(&quot;; &quot;(&quot;; &quot;&quot;)">
            <text:p/>
          </table:table-cell>
          <table:table-cell table:formula="of:=MID([.U111];[.V111]+LEN([.AD111]);100)">
            <text:p/>
          </table:table-cell>
          <table:table-cell table:formula="of:=MIN(SEARCH(&quot; &quot;;[.AE111]&amp;&quot; &quot;);SEARCH(&quot;-&quot;;[.AE111]&amp;&quot;-&quot;); SEARCH(&quot;)&quot;;[.AE111]&amp;&quot;)&quot;))" office:value-type="float" office:value="1" calcext:value-type="float">
            <text:p>1</text:p>
          </table:table-cell>
          <table:table-cell table:formula="of:=LEFT([.AE111];[.AF111]-1)">
            <text:p/>
          </table:table-cell>
          <table:table-cell table:formula="of:=IFERROR(MATCH(RIGHT([.AG111];5);[$Окончания.$A$1:$Окончания.$A$1048576];0);IFERROR(MATCH(RIGHT([.AG111];4);[$Окончания.$A$1:$Окончания.$A$1048576];0);IFERROR(MATCH(RIGHT([.AG111];3);[$Окончания.$A$1:$Окончания.$A$1048576];0);IFERROR(MATCH(RIGHT([.AG111];2);[$Окончания.$A$1:$Окончания.$A$1048576];0);MATCH(RIGHT([.AG11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11]);&quot;&quot;)">
            <text:p/>
          </table:table-cell>
          <table:table-cell table:formula="of:=IFERROR(INDEX([$Окончания.$B$1:$Окончания.$B$1048576];[.AH111]);&quot;&quot;)">
            <text:p/>
          </table:table-cell>
          <table:table-cell table:style-name="ce17" table:formula="of:=LEFT([.AG111];LEN([.AG111])-LEN([.AI111]))&amp;[.AJ111]">
            <text:p/>
          </table:table-cell>
          <table:table-cell table:style-name="ce17" table:formula="of:=IFERROR(INDEX([$Окончания.$C$1:$Окончания.$C$1048576];[.AH111]);&quot;&quot;)">
            <text:p/>
          </table:table-cell>
          <table:table-cell table:style-name="ce17" table:formula="of:=LEFT([.AG111];LEN([.AG111])-LEN([.AI111]))&amp;[.AL111]">
            <text:p/>
          </table:table-cell>
          <table:table-cell table:style-name="ce18" table:formula="of:=MID([.AE111];[.AF111];1)&amp;IF(MID([.AE111];[.AF111]+1;1)=&quot;(&quot;; &quot;(&quot;; &quot;&quot;)">
            <text:p/>
          </table:table-cell>
          <table:table-cell table:formula="of:=MID([.AE111];[.AF111]+LEN([.AN111]);100)">
            <text:p/>
          </table:table-cell>
          <table:table-cell table:formula="of:=MIN(SEARCH(&quot; &quot;;[.AO111]&amp;&quot; &quot;);SEARCH(&quot;-&quot;;[.AO111]&amp;&quot;-&quot;); SEARCH(&quot;)&quot;;[.AO111]&amp;&quot;)&quot;))" office:value-type="float" office:value="1" calcext:value-type="float">
            <text:p>1</text:p>
          </table:table-cell>
          <table:table-cell table:formula="of:=LEFT([.AO111];[.AP111]-1)">
            <text:p/>
          </table:table-cell>
          <table:table-cell table:formula="of:=IFERROR(MATCH(RIGHT([.AQ111];5);[$Окончания.$A$1:$Окончания.$A$1048576];0);IFERROR(MATCH(RIGHT([.AQ111];4);[$Окончания.$A$1:$Окончания.$A$1048576];0);IFERROR(MATCH(RIGHT([.AQ111];3);[$Окончания.$A$1:$Окончания.$A$1048576];0);IFERROR(MATCH(RIGHT([.AQ111];2);[$Окончания.$A$1:$Окончания.$A$1048576];0);MATCH(RIGHT([.AQ11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11]);&quot;&quot;)">
            <text:p/>
          </table:table-cell>
          <table:table-cell table:formula="of:=IFERROR(INDEX([$Окончания.$B$1:$Окончания.$B$1048576];[.AR111]);&quot;&quot;)">
            <text:p/>
          </table:table-cell>
          <table:table-cell table:style-name="ce17" table:formula="of:=LEFT([.AQ111];LEN([.AQ111])-LEN([.AS111]))&amp;[.AT111]">
            <text:p/>
          </table:table-cell>
          <table:table-cell table:style-name="ce17" table:formula="of:=IFERROR(INDEX([$Окончания.$C$1:$Окончания.$C$1048576];[.AR111]);&quot;&quot;)">
            <text:p/>
          </table:table-cell>
          <table:table-cell table:style-name="ce17" table:formula="of:=LEFT([.AQ111];LEN([.AQ111])-LEN([.AS111]))&amp;[.AV111]">
            <text:p/>
          </table:table-cell>
          <table:table-cell table:style-name="ce18" table:formula="of:=MID([.AO111];[.AP111];1)&amp;IF(MID([.AO111];[.AP111]+1;1)=&quot;(&quot;; &quot;(&quot;; &quot;&quot;)">
            <text:p/>
          </table:table-cell>
          <table:table-cell table:formula="of:=MID([.AO111];[.AP111]+LEN([.AX111]);100)">
            <text:p/>
          </table:table-cell>
          <table:table-cell table:formula="of:=[.$G111]&amp;[.$J111]&amp;[.$Q111]&amp;[.$T111]&amp;[.$AA111]&amp;[.$AD111]&amp;[.$AK111]&amp;[.$AN111]&amp;[.$AU111]&amp;[.$AX111]&amp;[.$AY111]" office:value-type="string" office:string-value="Экономисту 2 категории" calcext:value-type="string">
            <text:p>Экономисту 2 категории</text:p>
          </table:table-cell>
          <table:table-cell office:value-type="string" calcext:value-type="string">
            <text:p>Экономисту 2 категории</text:p>
          </table:table-cell>
          <table:table-cell table:style-name="ce17" table:formula="of:=IF([.AZ111]=[.BA111];0;1)" office:value-type="float" office:value="0" calcext:value-type="float">
            <text:p>0</text:p>
          </table:table-cell>
          <table:table-cell table:formula="of:=[.$I111]&amp;[.$J111]&amp;[.$S111]&amp;[.$T111]&amp;[.$AC111]&amp;[.$AD111]&amp;[.$AM111]&amp;[.$AN111]&amp;[.$AW111]&amp;[.$AX111]&amp;[.$AY111]" office:value-type="string" office:string-value="Экономиста 2 категории" calcext:value-type="string">
            <text:p>Экономиста 2 категории</text:p>
          </table:table-cell>
          <table:table-cell table:style-name="ce22" office:value-type="string" calcext:value-type="string">
            <text:p>Экономиста 2 категории</text:p>
          </table:table-cell>
          <table:table-cell table:style-name="ce17" table:formula="of:=IF([.BC111]=[.BD111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Экономист по заготовке</text:p>
          </table:table-cell>
          <table:table-cell table:formula="of:=MIN(SEARCH(&quot; &quot;;[.A112]&amp;&quot; &quot;);SEARCH(&quot;-&quot;;[.A112]&amp;&quot;-&quot;); SEARCH(&quot;)&quot;;[.A112]&amp;&quot;)&quot;))" office:value-type="float" office:value="10" calcext:value-type="float">
            <text:p>10</text:p>
          </table:table-cell>
          <table:table-cell table:formula="of:=LEFT([.A112];[.B112]-1)" office:value-type="string" office:string-value="Экономист" calcext:value-type="string">
            <text:p>Экономист</text:p>
          </table:table-cell>
          <table:table-cell table:formula="of:=IFERROR(MATCH(RIGHT([.C112];5);[$Окончания.$A$1:$Окончания.$A$1048576];0);IFERROR(MATCH(RIGHT([.C112];4);[$Окончания.$A$1:$Окончания.$A$1048576];0);IFERROR(MATCH(RIGHT([.C112];3);[$Окончания.$A$1:$Окончания.$A$1048576];0);IFERROR(MATCH(RIGHT([.C112];2);[$Окончания.$A$1:$Окончания.$A$1048576];0);MATCH(RIGHT([.C112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12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12]);&quot;&quot;)" office:value-type="string" office:string-value="ту" calcext:value-type="string">
            <text:p>ту</text:p>
          </table:table-cell>
          <table:table-cell table:style-name="ce17" table:formula="of:=LEFT([.C112];LEN([.C112])-LEN([.E112]))&amp;[.F112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D112]);&quot;&quot;)" office:value-type="string" office:string-value="та" calcext:value-type="string">
            <text:p>та</text:p>
          </table:table-cell>
          <table:table-cell table:style-name="ce17" table:formula="of:=LEFT([.C112];LEN([.C112])-LEN([.E112]))&amp;[.H112]" office:value-type="string" office:string-value="Экономиста" calcext:value-type="string">
            <text:p>Экономиста</text:p>
          </table:table-cell>
          <table:table-cell table:style-name="ce18" table:formula="of:=MID([.A112];[.B112];1)&amp;IF(MID([.A112];[.B112]+1;1)=&quot;(&quot;; &quot;(&quot;; &quot;&quot;)" office:value-type="string" office:string-value=" " calcext:value-type="string">
            <text:p><text:s/></text:p>
          </table:table-cell>
          <table:table-cell table:formula="of:=MID([.A112];[.B112]+LEN([.J112]);100)" office:value-type="string" office:string-value="по заготовке" calcext:value-type="string">
            <text:p>по заготовке</text:p>
          </table:table-cell>
          <table:table-cell table:formula="of:=MIN(SEARCH(&quot; &quot;;[.K112]&amp;&quot; &quot;);SEARCH(&quot;-&quot;;[.K112]&amp;&quot;-&quot;); SEARCH(&quot;)&quot;;[.K112]&amp;&quot;)&quot;))" office:value-type="float" office:value="3" calcext:value-type="float">
            <text:p>3</text:p>
          </table:table-cell>
          <table:table-cell table:formula="of:=LEFT([.K112];[.L112]-1)" office:value-type="string" office:string-value="по" calcext:value-type="string">
            <text:p>по</text:p>
          </table:table-cell>
          <table:table-cell table:formula="of:=IFERROR(MATCH(RIGHT([.M112];5);[$Окончания.$A$1:$Окончания.$A$1048576];0);IFERROR(MATCH(RIGHT([.M112];4);[$Окончания.$A$1:$Окончания.$A$1048576];0);IFERROR(MATCH(RIGHT([.M112];3);[$Окончания.$A$1:$Окончания.$A$1048576];0);IFERROR(MATCH(RIGHT([.M112];2);[$Окончания.$A$1:$Окончания.$A$1048576];0);MATCH(RIGHT([.M11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12]);&quot;&quot;)">
            <text:p/>
          </table:table-cell>
          <table:table-cell table:formula="of:=IFERROR(INDEX([$Окончания.$B$1:$Окончания.$B$1048576];[.N112]);&quot;&quot;)">
            <text:p/>
          </table:table-cell>
          <table:table-cell table:style-name="ce17" table:formula="of:=LEFT([.M112];LEN([.M112])-LEN([.O112]))&amp;[.P112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112]);&quot;&quot;)">
            <text:p/>
          </table:table-cell>
          <table:table-cell table:style-name="ce17" table:formula="of:=LEFT([.M112];LEN([.M112])-LEN([.O112]))&amp;[.R112]" office:value-type="string" office:string-value="по" calcext:value-type="string">
            <text:p>по</text:p>
          </table:table-cell>
          <table:table-cell table:style-name="ce18" table:formula="of:=MID([.K112];[.L112];1)&amp;IF(MID([.K112];[.L112]+1;1)=&quot;(&quot;; &quot;(&quot;; &quot;&quot;)" office:value-type="string" office:string-value=" " calcext:value-type="string">
            <text:p><text:s/></text:p>
          </table:table-cell>
          <table:table-cell table:formula="of:=MID([.K112];[.L112]+LEN([.T112]);100)" office:value-type="string" office:string-value="заготовке" calcext:value-type="string">
            <text:p>заготовке</text:p>
          </table:table-cell>
          <table:table-cell table:formula="of:=MIN(SEARCH(&quot; &quot;;[.U112]&amp;&quot; &quot;);SEARCH(&quot;-&quot;;[.U112]&amp;&quot;-&quot;); SEARCH(&quot;)&quot;;[.U112]&amp;&quot;)&quot;))" office:value-type="float" office:value="10" calcext:value-type="float">
            <text:p>10</text:p>
          </table:table-cell>
          <table:table-cell table:formula="of:=LEFT([.U112];[.V112]-1)" office:value-type="string" office:string-value="заготовке" calcext:value-type="string">
            <text:p>заготовке</text:p>
          </table:table-cell>
          <table:table-cell table:formula="of:=IFERROR(MATCH(RIGHT([.W112];5);[$Окончания.$A$1:$Окончания.$A$1048576];0);IFERROR(MATCH(RIGHT([.W112];4);[$Окончания.$A$1:$Окончания.$A$1048576];0);IFERROR(MATCH(RIGHT([.W112];3);[$Окончания.$A$1:$Окончания.$A$1048576];0);IFERROR(MATCH(RIGHT([.W112];2);[$Окончания.$A$1:$Окончания.$A$1048576];0);MATCH(RIGHT([.W11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12]);&quot;&quot;)">
            <text:p/>
          </table:table-cell>
          <table:table-cell table:formula="of:=IFERROR(INDEX([$Окончания.$B$1:$Окончания.$B$1048576];[.X112]);&quot;&quot;)">
            <text:p/>
          </table:table-cell>
          <table:table-cell table:style-name="ce17" table:formula="of:=LEFT([.W112];LEN([.W112])-LEN([.Y112]))&amp;[.Z112]" office:value-type="string" office:string-value="заготовке" calcext:value-type="string">
            <text:p>заготовке</text:p>
          </table:table-cell>
          <table:table-cell table:style-name="ce17" table:formula="of:=IFERROR(INDEX([$Окончания.$C$1:$Окончания.$C$1048576];[.X112]);&quot;&quot;)">
            <text:p/>
          </table:table-cell>
          <table:table-cell table:style-name="ce17" table:formula="of:=LEFT([.W112];LEN([.W112])-LEN([.Y112]))&amp;[.AB112]" office:value-type="string" office:string-value="заготовке" calcext:value-type="string">
            <text:p>заготовке</text:p>
          </table:table-cell>
          <table:table-cell table:style-name="ce18" table:formula="of:=MID([.U112];[.V112];1)&amp;IF(MID([.U112];[.V112]+1;1)=&quot;(&quot;; &quot;(&quot;; &quot;&quot;)">
            <text:p/>
          </table:table-cell>
          <table:table-cell table:formula="of:=MID([.U112];[.V112]+LEN([.AD112]);100)">
            <text:p/>
          </table:table-cell>
          <table:table-cell table:formula="of:=MIN(SEARCH(&quot; &quot;;[.AE112]&amp;&quot; &quot;);SEARCH(&quot;-&quot;;[.AE112]&amp;&quot;-&quot;); SEARCH(&quot;)&quot;;[.AE112]&amp;&quot;)&quot;))" office:value-type="float" office:value="1" calcext:value-type="float">
            <text:p>1</text:p>
          </table:table-cell>
          <table:table-cell table:formula="of:=LEFT([.AE112];[.AF112]-1)">
            <text:p/>
          </table:table-cell>
          <table:table-cell table:formula="of:=IFERROR(MATCH(RIGHT([.AG112];5);[$Окончания.$A$1:$Окончания.$A$1048576];0);IFERROR(MATCH(RIGHT([.AG112];4);[$Окончания.$A$1:$Окончания.$A$1048576];0);IFERROR(MATCH(RIGHT([.AG112];3);[$Окончания.$A$1:$Окончания.$A$1048576];0);IFERROR(MATCH(RIGHT([.AG112];2);[$Окончания.$A$1:$Окончания.$A$1048576];0);MATCH(RIGHT([.AG11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12]);&quot;&quot;)">
            <text:p/>
          </table:table-cell>
          <table:table-cell table:formula="of:=IFERROR(INDEX([$Окончания.$B$1:$Окончания.$B$1048576];[.AH112]);&quot;&quot;)">
            <text:p/>
          </table:table-cell>
          <table:table-cell table:style-name="ce17" table:formula="of:=LEFT([.AG112];LEN([.AG112])-LEN([.AI112]))&amp;[.AJ112]">
            <text:p/>
          </table:table-cell>
          <table:table-cell table:style-name="ce17" table:formula="of:=IFERROR(INDEX([$Окончания.$C$1:$Окончания.$C$1048576];[.AH112]);&quot;&quot;)">
            <text:p/>
          </table:table-cell>
          <table:table-cell table:style-name="ce17" table:formula="of:=LEFT([.AG112];LEN([.AG112])-LEN([.AI112]))&amp;[.AL112]">
            <text:p/>
          </table:table-cell>
          <table:table-cell table:style-name="ce18" table:formula="of:=MID([.AE112];[.AF112];1)&amp;IF(MID([.AE112];[.AF112]+1;1)=&quot;(&quot;; &quot;(&quot;; &quot;&quot;)">
            <text:p/>
          </table:table-cell>
          <table:table-cell table:formula="of:=MID([.AE112];[.AF112]+LEN([.AN112]);100)">
            <text:p/>
          </table:table-cell>
          <table:table-cell table:formula="of:=MIN(SEARCH(&quot; &quot;;[.AO112]&amp;&quot; &quot;);SEARCH(&quot;-&quot;;[.AO112]&amp;&quot;-&quot;); SEARCH(&quot;)&quot;;[.AO112]&amp;&quot;)&quot;))" office:value-type="float" office:value="1" calcext:value-type="float">
            <text:p>1</text:p>
          </table:table-cell>
          <table:table-cell table:formula="of:=LEFT([.AO112];[.AP112]-1)">
            <text:p/>
          </table:table-cell>
          <table:table-cell table:formula="of:=IFERROR(MATCH(RIGHT([.AQ112];5);[$Окончания.$A$1:$Окончания.$A$1048576];0);IFERROR(MATCH(RIGHT([.AQ112];4);[$Окончания.$A$1:$Окончания.$A$1048576];0);IFERROR(MATCH(RIGHT([.AQ112];3);[$Окончания.$A$1:$Окончания.$A$1048576];0);IFERROR(MATCH(RIGHT([.AQ112];2);[$Окончания.$A$1:$Окончания.$A$1048576];0);MATCH(RIGHT([.AQ11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12]);&quot;&quot;)">
            <text:p/>
          </table:table-cell>
          <table:table-cell table:formula="of:=IFERROR(INDEX([$Окончания.$B$1:$Окончания.$B$1048576];[.AR112]);&quot;&quot;)">
            <text:p/>
          </table:table-cell>
          <table:table-cell table:style-name="ce17" table:formula="of:=LEFT([.AQ112];LEN([.AQ112])-LEN([.AS112]))&amp;[.AT112]">
            <text:p/>
          </table:table-cell>
          <table:table-cell table:style-name="ce17" table:formula="of:=IFERROR(INDEX([$Окончания.$C$1:$Окончания.$C$1048576];[.AR112]);&quot;&quot;)">
            <text:p/>
          </table:table-cell>
          <table:table-cell table:style-name="ce17" table:formula="of:=LEFT([.AQ112];LEN([.AQ112])-LEN([.AS112]))&amp;[.AV112]">
            <text:p/>
          </table:table-cell>
          <table:table-cell table:style-name="ce18" table:formula="of:=MID([.AO112];[.AP112];1)&amp;IF(MID([.AO112];[.AP112]+1;1)=&quot;(&quot;; &quot;(&quot;; &quot;&quot;)">
            <text:p/>
          </table:table-cell>
          <table:table-cell table:formula="of:=MID([.AO112];[.AP112]+LEN([.AX112]);100)">
            <text:p/>
          </table:table-cell>
          <table:table-cell table:formula="of:=[.$G112]&amp;[.$J112]&amp;[.$Q112]&amp;[.$T112]&amp;[.$AA112]&amp;[.$AD112]&amp;[.$AK112]&amp;[.$AN112]&amp;[.$AU112]&amp;[.$AX112]&amp;[.$AY112]" office:value-type="string" office:string-value="Экономисту по заготовке" calcext:value-type="string">
            <text:p>Экономисту по заготовке</text:p>
          </table:table-cell>
          <table:table-cell office:value-type="string" calcext:value-type="string">
            <text:p>Экономисту по заготовке</text:p>
          </table:table-cell>
          <table:table-cell table:style-name="ce17" table:formula="of:=IF([.AZ112]=[.BA112];0;1)" office:value-type="float" office:value="0" calcext:value-type="float">
            <text:p>0</text:p>
          </table:table-cell>
          <table:table-cell table:formula="of:=[.$I112]&amp;[.$J112]&amp;[.$S112]&amp;[.$T112]&amp;[.$AC112]&amp;[.$AD112]&amp;[.$AM112]&amp;[.$AN112]&amp;[.$AW112]&amp;[.$AX112]&amp;[.$AY112]" office:value-type="string" office:string-value="Экономиста по заготовке" calcext:value-type="string">
            <text:p>Экономиста по заготовке</text:p>
          </table:table-cell>
          <table:table-cell table:style-name="ce22" office:value-type="string" calcext:value-type="string">
            <text:p>Экономиста по заготовке</text:p>
          </table:table-cell>
          <table:table-cell table:style-name="ce17" table:formula="of:=IF([.BC112]=[.BD112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экономист по заготовке 2 категории</text:p>
          </table:table-cell>
          <table:table-cell table:formula="of:=MIN(SEARCH(&quot; &quot;;[.A113]&amp;&quot; &quot;);SEARCH(&quot;-&quot;;[.A113]&amp;&quot;-&quot;); SEARCH(&quot;)&quot;;[.A113]&amp;&quot;)&quot;))" office:value-type="float" office:value="10" calcext:value-type="float">
            <text:p>10</text:p>
          </table:table-cell>
          <table:table-cell table:formula="of:=LEFT([.A113];[.B113]-1)" office:value-type="string" office:string-value="экономист" calcext:value-type="string">
            <text:p>экономист</text:p>
          </table:table-cell>
          <table:table-cell table:formula="of:=IFERROR(MATCH(RIGHT([.C113];5);[$Окончания.$A$1:$Окончания.$A$1048576];0);IFERROR(MATCH(RIGHT([.C113];4);[$Окончания.$A$1:$Окончания.$A$1048576];0);IFERROR(MATCH(RIGHT([.C113];3);[$Окончания.$A$1:$Окончания.$A$1048576];0);IFERROR(MATCH(RIGHT([.C113];2);[$Окончания.$A$1:$Окончания.$A$1048576];0);MATCH(RIGHT([.C113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13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13]);&quot;&quot;)" office:value-type="string" office:string-value="ту" calcext:value-type="string">
            <text:p>ту</text:p>
          </table:table-cell>
          <table:table-cell table:style-name="ce17" table:formula="of:=LEFT([.C113];LEN([.C113])-LEN([.E113]))&amp;[.F113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D113]);&quot;&quot;)" office:value-type="string" office:string-value="та" calcext:value-type="string">
            <text:p>та</text:p>
          </table:table-cell>
          <table:table-cell table:style-name="ce17" table:formula="of:=LEFT([.C113];LEN([.C113])-LEN([.E113]))&amp;[.H113]" office:value-type="string" office:string-value="экономиста" calcext:value-type="string">
            <text:p>экономиста</text:p>
          </table:table-cell>
          <table:table-cell table:style-name="ce18" table:formula="of:=MID([.A113];[.B113];1)&amp;IF(MID([.A113];[.B113]+1;1)=&quot;(&quot;; &quot;(&quot;; &quot;&quot;)" office:value-type="string" office:string-value=" " calcext:value-type="string">
            <text:p><text:s/></text:p>
          </table:table-cell>
          <table:table-cell table:formula="of:=MID([.A113];[.B113]+LEN([.J113]);100)" office:value-type="string" office:string-value="по заготовке 2 категории" calcext:value-type="string">
            <text:p>по заготовке 2 категории</text:p>
          </table:table-cell>
          <table:table-cell table:formula="of:=MIN(SEARCH(&quot; &quot;;[.K113]&amp;&quot; &quot;);SEARCH(&quot;-&quot;;[.K113]&amp;&quot;-&quot;); SEARCH(&quot;)&quot;;[.K113]&amp;&quot;)&quot;))" office:value-type="float" office:value="3" calcext:value-type="float">
            <text:p>3</text:p>
          </table:table-cell>
          <table:table-cell table:formula="of:=LEFT([.K113];[.L113]-1)" office:value-type="string" office:string-value="по" calcext:value-type="string">
            <text:p>по</text:p>
          </table:table-cell>
          <table:table-cell table:formula="of:=IFERROR(MATCH(RIGHT([.M113];5);[$Окончания.$A$1:$Окончания.$A$1048576];0);IFERROR(MATCH(RIGHT([.M113];4);[$Окончания.$A$1:$Окончания.$A$1048576];0);IFERROR(MATCH(RIGHT([.M113];3);[$Окончания.$A$1:$Окончания.$A$1048576];0);IFERROR(MATCH(RIGHT([.M113];2);[$Окончания.$A$1:$Окончания.$A$1048576];0);MATCH(RIGHT([.M11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13]);&quot;&quot;)">
            <text:p/>
          </table:table-cell>
          <table:table-cell table:formula="of:=IFERROR(INDEX([$Окончания.$B$1:$Окончания.$B$1048576];[.N113]);&quot;&quot;)">
            <text:p/>
          </table:table-cell>
          <table:table-cell table:style-name="ce17" table:formula="of:=LEFT([.M113];LEN([.M113])-LEN([.O113]))&amp;[.P113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113]);&quot;&quot;)">
            <text:p/>
          </table:table-cell>
          <table:table-cell table:style-name="ce17" table:formula="of:=LEFT([.M113];LEN([.M113])-LEN([.O113]))&amp;[.R113]" office:value-type="string" office:string-value="по" calcext:value-type="string">
            <text:p>по</text:p>
          </table:table-cell>
          <table:table-cell table:style-name="ce18" table:formula="of:=MID([.K113];[.L113];1)&amp;IF(MID([.K113];[.L113]+1;1)=&quot;(&quot;; &quot;(&quot;; &quot;&quot;)" office:value-type="string" office:string-value=" " calcext:value-type="string">
            <text:p><text:s/></text:p>
          </table:table-cell>
          <table:table-cell table:formula="of:=MID([.K113];[.L113]+LEN([.T113]);100)" office:value-type="string" office:string-value="заготовке 2 категории" calcext:value-type="string">
            <text:p>заготовке 2 категории</text:p>
          </table:table-cell>
          <table:table-cell table:formula="of:=MIN(SEARCH(&quot; &quot;;[.U113]&amp;&quot; &quot;);SEARCH(&quot;-&quot;;[.U113]&amp;&quot;-&quot;); SEARCH(&quot;)&quot;;[.U113]&amp;&quot;)&quot;))" office:value-type="float" office:value="10" calcext:value-type="float">
            <text:p>10</text:p>
          </table:table-cell>
          <table:table-cell table:formula="of:=LEFT([.U113];[.V113]-1)" office:value-type="string" office:string-value="заготовке" calcext:value-type="string">
            <text:p>заготовке</text:p>
          </table:table-cell>
          <table:table-cell table:formula="of:=IFERROR(MATCH(RIGHT([.W113];5);[$Окончания.$A$1:$Окончания.$A$1048576];0);IFERROR(MATCH(RIGHT([.W113];4);[$Окончания.$A$1:$Окончания.$A$1048576];0);IFERROR(MATCH(RIGHT([.W113];3);[$Окончания.$A$1:$Окончания.$A$1048576];0);IFERROR(MATCH(RIGHT([.W113];2);[$Окончания.$A$1:$Окончания.$A$1048576];0);MATCH(RIGHT([.W11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13]);&quot;&quot;)">
            <text:p/>
          </table:table-cell>
          <table:table-cell table:formula="of:=IFERROR(INDEX([$Окончания.$B$1:$Окончания.$B$1048576];[.X113]);&quot;&quot;)">
            <text:p/>
          </table:table-cell>
          <table:table-cell table:style-name="ce17" table:formula="of:=LEFT([.W113];LEN([.W113])-LEN([.Y113]))&amp;[.Z113]" office:value-type="string" office:string-value="заготовке" calcext:value-type="string">
            <text:p>заготовке</text:p>
          </table:table-cell>
          <table:table-cell table:style-name="ce17" table:formula="of:=IFERROR(INDEX([$Окончания.$C$1:$Окончания.$C$1048576];[.X113]);&quot;&quot;)">
            <text:p/>
          </table:table-cell>
          <table:table-cell table:style-name="ce17" table:formula="of:=LEFT([.W113];LEN([.W113])-LEN([.Y113]))&amp;[.AB113]" office:value-type="string" office:string-value="заготовке" calcext:value-type="string">
            <text:p>заготовке</text:p>
          </table:table-cell>
          <table:table-cell table:style-name="ce18" table:formula="of:=MID([.U113];[.V113];1)&amp;IF(MID([.U113];[.V113]+1;1)=&quot;(&quot;; &quot;(&quot;; &quot;&quot;)" office:value-type="string" office:string-value=" " calcext:value-type="string">
            <text:p><text:s/></text:p>
          </table:table-cell>
          <table:table-cell table:formula="of:=MID([.U113];[.V113]+LEN([.AD113]);100)" office:value-type="string" office:string-value="2 категории" calcext:value-type="string">
            <text:p>2 категории</text:p>
          </table:table-cell>
          <table:table-cell table:formula="of:=MIN(SEARCH(&quot; &quot;;[.AE113]&amp;&quot; &quot;);SEARCH(&quot;-&quot;;[.AE113]&amp;&quot;-&quot;); SEARCH(&quot;)&quot;;[.AE113]&amp;&quot;)&quot;))" office:value-type="float" office:value="2" calcext:value-type="float">
            <text:p>2</text:p>
          </table:table-cell>
          <table:table-cell table:formula="of:=LEFT([.AE113];[.AF113]-1)" office:value-type="string" office:string-value="2" calcext:value-type="string">
            <text:p>2</text:p>
          </table:table-cell>
          <table:table-cell table:formula="of:=IFERROR(MATCH(RIGHT([.AG113];5);[$Окончания.$A$1:$Окончания.$A$1048576];0);IFERROR(MATCH(RIGHT([.AG113];4);[$Окончания.$A$1:$Окончания.$A$1048576];0);IFERROR(MATCH(RIGHT([.AG113];3);[$Окончания.$A$1:$Окончания.$A$1048576];0);IFERROR(MATCH(RIGHT([.AG113];2);[$Окончания.$A$1:$Окончания.$A$1048576];0);MATCH(RIGHT([.AG11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13]);&quot;&quot;)">
            <text:p/>
          </table:table-cell>
          <table:table-cell table:formula="of:=IFERROR(INDEX([$Окончания.$B$1:$Окончания.$B$1048576];[.AH113]);&quot;&quot;)">
            <text:p/>
          </table:table-cell>
          <table:table-cell table:style-name="ce17" table:formula="of:=LEFT([.AG113];LEN([.AG113])-LEN([.AI113]))&amp;[.AJ113]" office:value-type="string" office:string-value="2" calcext:value-type="string">
            <text:p>2</text:p>
          </table:table-cell>
          <table:table-cell table:style-name="ce17" table:formula="of:=IFERROR(INDEX([$Окончания.$C$1:$Окончания.$C$1048576];[.AH113]);&quot;&quot;)">
            <text:p/>
          </table:table-cell>
          <table:table-cell table:style-name="ce17" table:formula="of:=LEFT([.AG113];LEN([.AG113])-LEN([.AI113]))&amp;[.AL113]" office:value-type="string" office:string-value="2" calcext:value-type="string">
            <text:p>2</text:p>
          </table:table-cell>
          <table:table-cell table:style-name="ce18" table:formula="of:=MID([.AE113];[.AF113];1)&amp;IF(MID([.AE113];[.AF113]+1;1)=&quot;(&quot;; &quot;(&quot;; &quot;&quot;)" office:value-type="string" office:string-value=" " calcext:value-type="string">
            <text:p><text:s/></text:p>
          </table:table-cell>
          <table:table-cell table:formula="of:=MID([.AE113];[.AF113]+LEN([.AN113]);100)" office:value-type="string" office:string-value="категории" calcext:value-type="string">
            <text:p>категории</text:p>
          </table:table-cell>
          <table:table-cell table:formula="of:=MIN(SEARCH(&quot; &quot;;[.AO113]&amp;&quot; &quot;);SEARCH(&quot;-&quot;;[.AO113]&amp;&quot;-&quot;); SEARCH(&quot;)&quot;;[.AO113]&amp;&quot;)&quot;))" office:value-type="float" office:value="10" calcext:value-type="float">
            <text:p>10</text:p>
          </table:table-cell>
          <table:table-cell table:formula="of:=LEFT([.AO113];[.AP113]-1)" office:value-type="string" office:string-value="категории" calcext:value-type="string">
            <text:p>категории</text:p>
          </table:table-cell>
          <table:table-cell table:formula="of:=IFERROR(MATCH(RIGHT([.AQ113];5);[$Окончания.$A$1:$Окончания.$A$1048576];0);IFERROR(MATCH(RIGHT([.AQ113];4);[$Окончания.$A$1:$Окончания.$A$1048576];0);IFERROR(MATCH(RIGHT([.AQ113];3);[$Окончания.$A$1:$Окончания.$A$1048576];0);IFERROR(MATCH(RIGHT([.AQ113];2);[$Окончания.$A$1:$Окончания.$A$1048576];0);MATCH(RIGHT([.AQ11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13]);&quot;&quot;)">
            <text:p/>
          </table:table-cell>
          <table:table-cell table:formula="of:=IFERROR(INDEX([$Окончания.$B$1:$Окончания.$B$1048576];[.AR113]);&quot;&quot;)">
            <text:p/>
          </table:table-cell>
          <table:table-cell table:style-name="ce17" table:formula="of:=LEFT([.AQ113];LEN([.AQ113])-LEN([.AS113]))&amp;[.AT113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AR113]);&quot;&quot;)">
            <text:p/>
          </table:table-cell>
          <table:table-cell table:style-name="ce17" table:formula="of:=LEFT([.AQ113];LEN([.AQ113])-LEN([.AS113]))&amp;[.AV113]" office:value-type="string" office:string-value="категории" calcext:value-type="string">
            <text:p>категории</text:p>
          </table:table-cell>
          <table:table-cell table:style-name="ce18" table:formula="of:=MID([.AO113];[.AP113];1)&amp;IF(MID([.AO113];[.AP113]+1;1)=&quot;(&quot;; &quot;(&quot;; &quot;&quot;)">
            <text:p/>
          </table:table-cell>
          <table:table-cell table:formula="of:=MID([.AO113];[.AP113]+LEN([.AX113]);100)">
            <text:p/>
          </table:table-cell>
          <table:table-cell table:formula="of:=[.$G113]&amp;[.$J113]&amp;[.$Q113]&amp;[.$T113]&amp;[.$AA113]&amp;[.$AD113]&amp;[.$AK113]&amp;[.$AN113]&amp;[.$AU113]&amp;[.$AX113]&amp;[.$AY113]" office:value-type="string" office:string-value="экономисту по заготовке 2 категории" calcext:value-type="string">
            <text:p>экономисту по заготовке 2 категории</text:p>
          </table:table-cell>
          <table:table-cell office:value-type="string" calcext:value-type="string">
            <text:p>экономисту по заготовке 2 категории</text:p>
          </table:table-cell>
          <table:table-cell table:style-name="ce17" table:formula="of:=IF([.AZ113]=[.BA113];0;1)" office:value-type="float" office:value="0" calcext:value-type="float">
            <text:p>0</text:p>
          </table:table-cell>
          <table:table-cell table:formula="of:=[.$I113]&amp;[.$J113]&amp;[.$S113]&amp;[.$T113]&amp;[.$AC113]&amp;[.$AD113]&amp;[.$AM113]&amp;[.$AN113]&amp;[.$AW113]&amp;[.$AX113]&amp;[.$AY113]" office:value-type="string" office:string-value="экономиста по заготовке 2 категории" calcext:value-type="string">
            <text:p>экономиста по заготовке 2 категории</text:p>
          </table:table-cell>
          <table:table-cell table:style-name="ce22" office:value-type="string" calcext:value-type="string">
            <text:p>экономиста по заготовке 2 категории</text:p>
          </table:table-cell>
          <table:table-cell table:style-name="ce17" table:formula="of:=IF([.BC113]=[.BD113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Экономист по заготовке и сбыту </text:p>
          </table:table-cell>
          <table:table-cell table:formula="of:=MIN(SEARCH(&quot; &quot;;[.A114]&amp;&quot; &quot;);SEARCH(&quot;-&quot;;[.A114]&amp;&quot;-&quot;); SEARCH(&quot;)&quot;;[.A114]&amp;&quot;)&quot;))" office:value-type="float" office:value="10" calcext:value-type="float">
            <text:p>10</text:p>
          </table:table-cell>
          <table:table-cell table:formula="of:=LEFT([.A114];[.B114]-1)" office:value-type="string" office:string-value="Экономист" calcext:value-type="string">
            <text:p>Экономист</text:p>
          </table:table-cell>
          <table:table-cell table:formula="of:=IFERROR(MATCH(RIGHT([.C114];5);[$Окончания.$A$1:$Окончания.$A$1048576];0);IFERROR(MATCH(RIGHT([.C114];4);[$Окончания.$A$1:$Окончания.$A$1048576];0);IFERROR(MATCH(RIGHT([.C114];3);[$Окончания.$A$1:$Окончания.$A$1048576];0);IFERROR(MATCH(RIGHT([.C114];2);[$Окончания.$A$1:$Окончания.$A$1048576];0);MATCH(RIGHT([.C114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14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14]);&quot;&quot;)" office:value-type="string" office:string-value="ту" calcext:value-type="string">
            <text:p>ту</text:p>
          </table:table-cell>
          <table:table-cell table:style-name="ce17" table:formula="of:=LEFT([.C114];LEN([.C114])-LEN([.E114]))&amp;[.F114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D114]);&quot;&quot;)" office:value-type="string" office:string-value="та" calcext:value-type="string">
            <text:p>та</text:p>
          </table:table-cell>
          <table:table-cell table:style-name="ce17" table:formula="of:=LEFT([.C114];LEN([.C114])-LEN([.E114]))&amp;[.H114]" office:value-type="string" office:string-value="Экономиста" calcext:value-type="string">
            <text:p>Экономиста</text:p>
          </table:table-cell>
          <table:table-cell table:style-name="ce18" table:formula="of:=MID([.A114];[.B114];1)&amp;IF(MID([.A114];[.B114]+1;1)=&quot;(&quot;; &quot;(&quot;; &quot;&quot;)" office:value-type="string" office:string-value=" " calcext:value-type="string">
            <text:p><text:s/></text:p>
          </table:table-cell>
          <table:table-cell table:formula="of:=MID([.A114];[.B114]+LEN([.J114]);100)" office:value-type="string" office:string-value="по заготовке и сбыту " calcext:value-type="string">
            <text:p>по заготовке и сбыту </text:p>
          </table:table-cell>
          <table:table-cell table:formula="of:=MIN(SEARCH(&quot; &quot;;[.K114]&amp;&quot; &quot;);SEARCH(&quot;-&quot;;[.K114]&amp;&quot;-&quot;); SEARCH(&quot;)&quot;;[.K114]&amp;&quot;)&quot;))" office:value-type="float" office:value="3" calcext:value-type="float">
            <text:p>3</text:p>
          </table:table-cell>
          <table:table-cell table:formula="of:=LEFT([.K114];[.L114]-1)" office:value-type="string" office:string-value="по" calcext:value-type="string">
            <text:p>по</text:p>
          </table:table-cell>
          <table:table-cell table:formula="of:=IFERROR(MATCH(RIGHT([.M114];5);[$Окончания.$A$1:$Окончания.$A$1048576];0);IFERROR(MATCH(RIGHT([.M114];4);[$Окончания.$A$1:$Окончания.$A$1048576];0);IFERROR(MATCH(RIGHT([.M114];3);[$Окончания.$A$1:$Окончания.$A$1048576];0);IFERROR(MATCH(RIGHT([.M114];2);[$Окончания.$A$1:$Окончания.$A$1048576];0);MATCH(RIGHT([.M11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14]);&quot;&quot;)">
            <text:p/>
          </table:table-cell>
          <table:table-cell table:formula="of:=IFERROR(INDEX([$Окончания.$B$1:$Окончания.$B$1048576];[.N114]);&quot;&quot;)">
            <text:p/>
          </table:table-cell>
          <table:table-cell table:style-name="ce17" table:formula="of:=LEFT([.M114];LEN([.M114])-LEN([.O114]))&amp;[.P114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114]);&quot;&quot;)">
            <text:p/>
          </table:table-cell>
          <table:table-cell table:style-name="ce17" table:formula="of:=LEFT([.M114];LEN([.M114])-LEN([.O114]))&amp;[.R114]" office:value-type="string" office:string-value="по" calcext:value-type="string">
            <text:p>по</text:p>
          </table:table-cell>
          <table:table-cell table:style-name="ce18" table:formula="of:=MID([.K114];[.L114];1)&amp;IF(MID([.K114];[.L114]+1;1)=&quot;(&quot;; &quot;(&quot;; &quot;&quot;)" office:value-type="string" office:string-value=" " calcext:value-type="string">
            <text:p><text:s/></text:p>
          </table:table-cell>
          <table:table-cell table:formula="of:=MID([.K114];[.L114]+LEN([.T114]);100)" office:value-type="string" office:string-value="заготовке и сбыту " calcext:value-type="string">
            <text:p>заготовке и сбыту </text:p>
          </table:table-cell>
          <table:table-cell table:formula="of:=MIN(SEARCH(&quot; &quot;;[.U114]&amp;&quot; &quot;);SEARCH(&quot;-&quot;;[.U114]&amp;&quot;-&quot;); SEARCH(&quot;)&quot;;[.U114]&amp;&quot;)&quot;))" office:value-type="float" office:value="10" calcext:value-type="float">
            <text:p>10</text:p>
          </table:table-cell>
          <table:table-cell table:formula="of:=LEFT([.U114];[.V114]-1)" office:value-type="string" office:string-value="заготовке" calcext:value-type="string">
            <text:p>заготовке</text:p>
          </table:table-cell>
          <table:table-cell table:formula="of:=IFERROR(MATCH(RIGHT([.W114];5);[$Окончания.$A$1:$Окончания.$A$1048576];0);IFERROR(MATCH(RIGHT([.W114];4);[$Окончания.$A$1:$Окончания.$A$1048576];0);IFERROR(MATCH(RIGHT([.W114];3);[$Окончания.$A$1:$Окончания.$A$1048576];0);IFERROR(MATCH(RIGHT([.W114];2);[$Окончания.$A$1:$Окончания.$A$1048576];0);MATCH(RIGHT([.W11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14]);&quot;&quot;)">
            <text:p/>
          </table:table-cell>
          <table:table-cell table:formula="of:=IFERROR(INDEX([$Окончания.$B$1:$Окончания.$B$1048576];[.X114]);&quot;&quot;)">
            <text:p/>
          </table:table-cell>
          <table:table-cell table:style-name="ce17" table:formula="of:=LEFT([.W114];LEN([.W114])-LEN([.Y114]))&amp;[.Z114]" office:value-type="string" office:string-value="заготовке" calcext:value-type="string">
            <text:p>заготовке</text:p>
          </table:table-cell>
          <table:table-cell table:style-name="ce17" table:formula="of:=IFERROR(INDEX([$Окончания.$C$1:$Окончания.$C$1048576];[.X114]);&quot;&quot;)">
            <text:p/>
          </table:table-cell>
          <table:table-cell table:style-name="ce17" table:formula="of:=LEFT([.W114];LEN([.W114])-LEN([.Y114]))&amp;[.AB114]" office:value-type="string" office:string-value="заготовке" calcext:value-type="string">
            <text:p>заготовке</text:p>
          </table:table-cell>
          <table:table-cell table:style-name="ce18" table:formula="of:=MID([.U114];[.V114];1)&amp;IF(MID([.U114];[.V114]+1;1)=&quot;(&quot;; &quot;(&quot;; &quot;&quot;)" office:value-type="string" office:string-value=" " calcext:value-type="string">
            <text:p><text:s/></text:p>
          </table:table-cell>
          <table:table-cell table:formula="of:=MID([.U114];[.V114]+LEN([.AD114]);100)" office:value-type="string" office:string-value="и сбыту " calcext:value-type="string">
            <text:p>и сбыту </text:p>
          </table:table-cell>
          <table:table-cell table:formula="of:=MIN(SEARCH(&quot; &quot;;[.AE114]&amp;&quot; &quot;);SEARCH(&quot;-&quot;;[.AE114]&amp;&quot;-&quot;); SEARCH(&quot;)&quot;;[.AE114]&amp;&quot;)&quot;))" office:value-type="float" office:value="2" calcext:value-type="float">
            <text:p>2</text:p>
          </table:table-cell>
          <table:table-cell table:formula="of:=LEFT([.AE114];[.AF114]-1)" office:value-type="string" office:string-value="и" calcext:value-type="string">
            <text:p>и</text:p>
          </table:table-cell>
          <table:table-cell table:formula="of:=IFERROR(MATCH(RIGHT([.AG114];5);[$Окончания.$A$1:$Окончания.$A$1048576];0);IFERROR(MATCH(RIGHT([.AG114];4);[$Окончания.$A$1:$Окончания.$A$1048576];0);IFERROR(MATCH(RIGHT([.AG114];3);[$Окончания.$A$1:$Окончания.$A$1048576];0);IFERROR(MATCH(RIGHT([.AG114];2);[$Окончания.$A$1:$Окончания.$A$1048576];0);MATCH(RIGHT([.AG11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14]);&quot;&quot;)">
            <text:p/>
          </table:table-cell>
          <table:table-cell table:formula="of:=IFERROR(INDEX([$Окончания.$B$1:$Окончания.$B$1048576];[.AH114]);&quot;&quot;)">
            <text:p/>
          </table:table-cell>
          <table:table-cell table:style-name="ce17" table:formula="of:=LEFT([.AG114];LEN([.AG114])-LEN([.AI114]))&amp;[.AJ114]" office:value-type="string" office:string-value="и" calcext:value-type="string">
            <text:p>и</text:p>
          </table:table-cell>
          <table:table-cell table:style-name="ce17" table:formula="of:=IFERROR(INDEX([$Окончания.$C$1:$Окончания.$C$1048576];[.AH114]);&quot;&quot;)">
            <text:p/>
          </table:table-cell>
          <table:table-cell table:style-name="ce17" table:formula="of:=LEFT([.AG114];LEN([.AG114])-LEN([.AI114]))&amp;[.AL114]" office:value-type="string" office:string-value="и" calcext:value-type="string">
            <text:p>и</text:p>
          </table:table-cell>
          <table:table-cell table:style-name="ce18" table:formula="of:=MID([.AE114];[.AF114];1)&amp;IF(MID([.AE114];[.AF114]+1;1)=&quot;(&quot;; &quot;(&quot;; &quot;&quot;)" office:value-type="string" office:string-value=" " calcext:value-type="string">
            <text:p><text:s/></text:p>
          </table:table-cell>
          <table:table-cell table:formula="of:=MID([.AE114];[.AF114]+LEN([.AN114]);100)" office:value-type="string" office:string-value="сбыту " calcext:value-type="string">
            <text:p>сбыту </text:p>
          </table:table-cell>
          <table:table-cell table:formula="of:=MIN(SEARCH(&quot; &quot;;[.AO114]&amp;&quot; &quot;);SEARCH(&quot;-&quot;;[.AO114]&amp;&quot;-&quot;); SEARCH(&quot;)&quot;;[.AO114]&amp;&quot;)&quot;))" office:value-type="float" office:value="6" calcext:value-type="float">
            <text:p>6</text:p>
          </table:table-cell>
          <table:table-cell table:formula="of:=LEFT([.AO114];[.AP114]-1)" office:value-type="string" office:string-value="сбыту" calcext:value-type="string">
            <text:p>сбыту</text:p>
          </table:table-cell>
          <table:table-cell table:formula="of:=IFERROR(MATCH(RIGHT([.AQ114];5);[$Окончания.$A$1:$Окончания.$A$1048576];0);IFERROR(MATCH(RIGHT([.AQ114];4);[$Окончания.$A$1:$Окончания.$A$1048576];0);IFERROR(MATCH(RIGHT([.AQ114];3);[$Окончания.$A$1:$Окончания.$A$1048576];0);IFERROR(MATCH(RIGHT([.AQ114];2);[$Окончания.$A$1:$Окончания.$A$1048576];0);MATCH(RIGHT([.AQ11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14]);&quot;&quot;)">
            <text:p/>
          </table:table-cell>
          <table:table-cell table:formula="of:=IFERROR(INDEX([$Окончания.$B$1:$Окончания.$B$1048576];[.AR114]);&quot;&quot;)">
            <text:p/>
          </table:table-cell>
          <table:table-cell table:style-name="ce17" table:formula="of:=LEFT([.AQ114];LEN([.AQ114])-LEN([.AS114]))&amp;[.AT114]" office:value-type="string" office:string-value="сбыту" calcext:value-type="string">
            <text:p>сбыту</text:p>
          </table:table-cell>
          <table:table-cell table:style-name="ce17" table:formula="of:=IFERROR(INDEX([$Окончания.$C$1:$Окончания.$C$1048576];[.AR114]);&quot;&quot;)">
            <text:p/>
          </table:table-cell>
          <table:table-cell table:style-name="ce17" table:formula="of:=LEFT([.AQ114];LEN([.AQ114])-LEN([.AS114]))&amp;[.AV114]" office:value-type="string" office:string-value="сбыту" calcext:value-type="string">
            <text:p>сбыту</text:p>
          </table:table-cell>
          <table:table-cell table:style-name="ce18" table:formula="of:=MID([.AO114];[.AP114];1)&amp;IF(MID([.AO114];[.AP114]+1;1)=&quot;(&quot;; &quot;(&quot;; &quot;&quot;)" office:value-type="string" office:string-value=" " calcext:value-type="string">
            <text:p><text:s/></text:p>
          </table:table-cell>
          <table:table-cell table:formula="of:=MID([.AO114];[.AP114]+LEN([.AX114]);100)">
            <text:p/>
          </table:table-cell>
          <table:table-cell table:formula="of:=[.$G114]&amp;[.$J114]&amp;[.$Q114]&amp;[.$T114]&amp;[.$AA114]&amp;[.$AD114]&amp;[.$AK114]&amp;[.$AN114]&amp;[.$AU114]&amp;[.$AX114]&amp;[.$AY114]" office:value-type="string" office:string-value="Экономисту по заготовке и сбыту " calcext:value-type="string">
            <text:p>Экономисту по заготовке и сбыту </text:p>
          </table:table-cell>
          <table:table-cell office:value-type="string" calcext:value-type="string">
            <text:p><text:span text:style-name="T1">Э</text:span>кономисту по заготовке и сбыту </text:p>
          </table:table-cell>
          <table:table-cell table:style-name="ce17" table:formula="of:=IF([.AZ114]=[.BA114];0;1)" office:value-type="float" office:value="0" calcext:value-type="float">
            <text:p>0</text:p>
          </table:table-cell>
          <table:table-cell table:formula="of:=[.$I114]&amp;[.$J114]&amp;[.$S114]&amp;[.$T114]&amp;[.$AC114]&amp;[.$AD114]&amp;[.$AM114]&amp;[.$AN114]&amp;[.$AW114]&amp;[.$AX114]&amp;[.$AY114]" office:value-type="string" office:string-value="Экономиста по заготовке и сбыту " calcext:value-type="string">
            <text:p>Экономиста по заготовке и сбыту </text:p>
          </table:table-cell>
          <table:table-cell table:style-name="ce22" office:value-type="string" calcext:value-type="string">
            <text:p>Экономиста по заготовке и сбыту </text:p>
          </table:table-cell>
          <table:table-cell table:style-name="ce17" table:formula="of:=IF([.BC114]=[.BD114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экономист по заготовке и сбыту</text:p>
          </table:table-cell>
          <table:table-cell table:formula="of:=MIN(SEARCH(&quot; &quot;;[.A115]&amp;&quot; &quot;);SEARCH(&quot;-&quot;;[.A115]&amp;&quot;-&quot;); SEARCH(&quot;)&quot;;[.A115]&amp;&quot;)&quot;))" office:value-type="float" office:value="10" calcext:value-type="float">
            <text:p>10</text:p>
          </table:table-cell>
          <table:table-cell table:formula="of:=LEFT([.A115];[.B115]-1)" office:value-type="string" office:string-value="экономист" calcext:value-type="string">
            <text:p>экономист</text:p>
          </table:table-cell>
          <table:table-cell table:formula="of:=IFERROR(MATCH(RIGHT([.C115];5);[$Окончания.$A$1:$Окончания.$A$1048576];0);IFERROR(MATCH(RIGHT([.C115];4);[$Окончания.$A$1:$Окончания.$A$1048576];0);IFERROR(MATCH(RIGHT([.C115];3);[$Окончания.$A$1:$Окончания.$A$1048576];0);IFERROR(MATCH(RIGHT([.C115];2);[$Окончания.$A$1:$Окончания.$A$1048576];0);MATCH(RIGHT([.C115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15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15]);&quot;&quot;)" office:value-type="string" office:string-value="ту" calcext:value-type="string">
            <text:p>ту</text:p>
          </table:table-cell>
          <table:table-cell table:style-name="ce17" table:formula="of:=LEFT([.C115];LEN([.C115])-LEN([.E115]))&amp;[.F115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D115]);&quot;&quot;)" office:value-type="string" office:string-value="та" calcext:value-type="string">
            <text:p>та</text:p>
          </table:table-cell>
          <table:table-cell table:style-name="ce17" table:formula="of:=LEFT([.C115];LEN([.C115])-LEN([.E115]))&amp;[.H115]" office:value-type="string" office:string-value="экономиста" calcext:value-type="string">
            <text:p>экономиста</text:p>
          </table:table-cell>
          <table:table-cell table:style-name="ce18" table:formula="of:=MID([.A115];[.B115];1)&amp;IF(MID([.A115];[.B115]+1;1)=&quot;(&quot;; &quot;(&quot;; &quot;&quot;)" office:value-type="string" office:string-value=" " calcext:value-type="string">
            <text:p><text:s/></text:p>
          </table:table-cell>
          <table:table-cell table:formula="of:=MID([.A115];[.B115]+LEN([.J115]);100)" office:value-type="string" office:string-value="по заготовке и сбыту" calcext:value-type="string">
            <text:p>по заготовке и сбыту</text:p>
          </table:table-cell>
          <table:table-cell table:formula="of:=MIN(SEARCH(&quot; &quot;;[.K115]&amp;&quot; &quot;);SEARCH(&quot;-&quot;;[.K115]&amp;&quot;-&quot;); SEARCH(&quot;)&quot;;[.K115]&amp;&quot;)&quot;))" office:value-type="float" office:value="3" calcext:value-type="float">
            <text:p>3</text:p>
          </table:table-cell>
          <table:table-cell table:formula="of:=LEFT([.K115];[.L115]-1)" office:value-type="string" office:string-value="по" calcext:value-type="string">
            <text:p>по</text:p>
          </table:table-cell>
          <table:table-cell table:formula="of:=IFERROR(MATCH(RIGHT([.M115];5);[$Окончания.$A$1:$Окончания.$A$1048576];0);IFERROR(MATCH(RIGHT([.M115];4);[$Окончания.$A$1:$Окончания.$A$1048576];0);IFERROR(MATCH(RIGHT([.M115];3);[$Окончания.$A$1:$Окончания.$A$1048576];0);IFERROR(MATCH(RIGHT([.M115];2);[$Окончания.$A$1:$Окончания.$A$1048576];0);MATCH(RIGHT([.M11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15]);&quot;&quot;)">
            <text:p/>
          </table:table-cell>
          <table:table-cell table:formula="of:=IFERROR(INDEX([$Окончания.$B$1:$Окончания.$B$1048576];[.N115]);&quot;&quot;)">
            <text:p/>
          </table:table-cell>
          <table:table-cell table:style-name="ce17" table:formula="of:=LEFT([.M115];LEN([.M115])-LEN([.O115]))&amp;[.P115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115]);&quot;&quot;)">
            <text:p/>
          </table:table-cell>
          <table:table-cell table:style-name="ce17" table:formula="of:=LEFT([.M115];LEN([.M115])-LEN([.O115]))&amp;[.R115]" office:value-type="string" office:string-value="по" calcext:value-type="string">
            <text:p>по</text:p>
          </table:table-cell>
          <table:table-cell table:style-name="ce18" table:formula="of:=MID([.K115];[.L115];1)&amp;IF(MID([.K115];[.L115]+1;1)=&quot;(&quot;; &quot;(&quot;; &quot;&quot;)" office:value-type="string" office:string-value=" " calcext:value-type="string">
            <text:p><text:s/></text:p>
          </table:table-cell>
          <table:table-cell table:formula="of:=MID([.K115];[.L115]+LEN([.T115]);100)" office:value-type="string" office:string-value="заготовке и сбыту" calcext:value-type="string">
            <text:p>заготовке и сбыту</text:p>
          </table:table-cell>
          <table:table-cell table:formula="of:=MIN(SEARCH(&quot; &quot;;[.U115]&amp;&quot; &quot;);SEARCH(&quot;-&quot;;[.U115]&amp;&quot;-&quot;); SEARCH(&quot;)&quot;;[.U115]&amp;&quot;)&quot;))" office:value-type="float" office:value="10" calcext:value-type="float">
            <text:p>10</text:p>
          </table:table-cell>
          <table:table-cell table:formula="of:=LEFT([.U115];[.V115]-1)" office:value-type="string" office:string-value="заготовке" calcext:value-type="string">
            <text:p>заготовке</text:p>
          </table:table-cell>
          <table:table-cell table:formula="of:=IFERROR(MATCH(RIGHT([.W115];5);[$Окончания.$A$1:$Окончания.$A$1048576];0);IFERROR(MATCH(RIGHT([.W115];4);[$Окончания.$A$1:$Окончания.$A$1048576];0);IFERROR(MATCH(RIGHT([.W115];3);[$Окончания.$A$1:$Окончания.$A$1048576];0);IFERROR(MATCH(RIGHT([.W115];2);[$Окончания.$A$1:$Окончания.$A$1048576];0);MATCH(RIGHT([.W11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15]);&quot;&quot;)">
            <text:p/>
          </table:table-cell>
          <table:table-cell table:formula="of:=IFERROR(INDEX([$Окончания.$B$1:$Окончания.$B$1048576];[.X115]);&quot;&quot;)">
            <text:p/>
          </table:table-cell>
          <table:table-cell table:style-name="ce17" table:formula="of:=LEFT([.W115];LEN([.W115])-LEN([.Y115]))&amp;[.Z115]" office:value-type="string" office:string-value="заготовке" calcext:value-type="string">
            <text:p>заготовке</text:p>
          </table:table-cell>
          <table:table-cell table:style-name="ce17" table:formula="of:=IFERROR(INDEX([$Окончания.$C$1:$Окончания.$C$1048576];[.X115]);&quot;&quot;)">
            <text:p/>
          </table:table-cell>
          <table:table-cell table:style-name="ce17" table:formula="of:=LEFT([.W115];LEN([.W115])-LEN([.Y115]))&amp;[.AB115]" office:value-type="string" office:string-value="заготовке" calcext:value-type="string">
            <text:p>заготовке</text:p>
          </table:table-cell>
          <table:table-cell table:style-name="ce18" table:formula="of:=MID([.U115];[.V115];1)&amp;IF(MID([.U115];[.V115]+1;1)=&quot;(&quot;; &quot;(&quot;; &quot;&quot;)" office:value-type="string" office:string-value=" " calcext:value-type="string">
            <text:p><text:s/></text:p>
          </table:table-cell>
          <table:table-cell table:formula="of:=MID([.U115];[.V115]+LEN([.AD115]);100)" office:value-type="string" office:string-value="и сбыту" calcext:value-type="string">
            <text:p>и сбыту</text:p>
          </table:table-cell>
          <table:table-cell table:formula="of:=MIN(SEARCH(&quot; &quot;;[.AE115]&amp;&quot; &quot;);SEARCH(&quot;-&quot;;[.AE115]&amp;&quot;-&quot;); SEARCH(&quot;)&quot;;[.AE115]&amp;&quot;)&quot;))" office:value-type="float" office:value="2" calcext:value-type="float">
            <text:p>2</text:p>
          </table:table-cell>
          <table:table-cell table:formula="of:=LEFT([.AE115];[.AF115]-1)" office:value-type="string" office:string-value="и" calcext:value-type="string">
            <text:p>и</text:p>
          </table:table-cell>
          <table:table-cell table:formula="of:=IFERROR(MATCH(RIGHT([.AG115];5);[$Окончания.$A$1:$Окончания.$A$1048576];0);IFERROR(MATCH(RIGHT([.AG115];4);[$Окончания.$A$1:$Окончания.$A$1048576];0);IFERROR(MATCH(RIGHT([.AG115];3);[$Окончания.$A$1:$Окончания.$A$1048576];0);IFERROR(MATCH(RIGHT([.AG115];2);[$Окончания.$A$1:$Окончания.$A$1048576];0);MATCH(RIGHT([.AG11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15]);&quot;&quot;)">
            <text:p/>
          </table:table-cell>
          <table:table-cell table:formula="of:=IFERROR(INDEX([$Окончания.$B$1:$Окончания.$B$1048576];[.AH115]);&quot;&quot;)">
            <text:p/>
          </table:table-cell>
          <table:table-cell table:style-name="ce17" table:formula="of:=LEFT([.AG115];LEN([.AG115])-LEN([.AI115]))&amp;[.AJ115]" office:value-type="string" office:string-value="и" calcext:value-type="string">
            <text:p>и</text:p>
          </table:table-cell>
          <table:table-cell table:style-name="ce17" table:formula="of:=IFERROR(INDEX([$Окончания.$C$1:$Окончания.$C$1048576];[.AH115]);&quot;&quot;)">
            <text:p/>
          </table:table-cell>
          <table:table-cell table:style-name="ce17" table:formula="of:=LEFT([.AG115];LEN([.AG115])-LEN([.AI115]))&amp;[.AL115]" office:value-type="string" office:string-value="и" calcext:value-type="string">
            <text:p>и</text:p>
          </table:table-cell>
          <table:table-cell table:style-name="ce18" table:formula="of:=MID([.AE115];[.AF115];1)&amp;IF(MID([.AE115];[.AF115]+1;1)=&quot;(&quot;; &quot;(&quot;; &quot;&quot;)" office:value-type="string" office:string-value=" " calcext:value-type="string">
            <text:p><text:s/></text:p>
          </table:table-cell>
          <table:table-cell table:formula="of:=MID([.AE115];[.AF115]+LEN([.AN115]);100)" office:value-type="string" office:string-value="сбыту" calcext:value-type="string">
            <text:p>сбыту</text:p>
          </table:table-cell>
          <table:table-cell table:formula="of:=MIN(SEARCH(&quot; &quot;;[.AO115]&amp;&quot; &quot;);SEARCH(&quot;-&quot;;[.AO115]&amp;&quot;-&quot;); SEARCH(&quot;)&quot;;[.AO115]&amp;&quot;)&quot;))" office:value-type="float" office:value="6" calcext:value-type="float">
            <text:p>6</text:p>
          </table:table-cell>
          <table:table-cell table:formula="of:=LEFT([.AO115];[.AP115]-1)" office:value-type="string" office:string-value="сбыту" calcext:value-type="string">
            <text:p>сбыту</text:p>
          </table:table-cell>
          <table:table-cell table:formula="of:=IFERROR(MATCH(RIGHT([.AQ115];5);[$Окончания.$A$1:$Окончания.$A$1048576];0);IFERROR(MATCH(RIGHT([.AQ115];4);[$Окончания.$A$1:$Окончания.$A$1048576];0);IFERROR(MATCH(RIGHT([.AQ115];3);[$Окончания.$A$1:$Окончания.$A$1048576];0);IFERROR(MATCH(RIGHT([.AQ115];2);[$Окончания.$A$1:$Окончания.$A$1048576];0);MATCH(RIGHT([.AQ11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15]);&quot;&quot;)">
            <text:p/>
          </table:table-cell>
          <table:table-cell table:formula="of:=IFERROR(INDEX([$Окончания.$B$1:$Окончания.$B$1048576];[.AR115]);&quot;&quot;)">
            <text:p/>
          </table:table-cell>
          <table:table-cell table:style-name="ce17" table:formula="of:=LEFT([.AQ115];LEN([.AQ115])-LEN([.AS115]))&amp;[.AT115]" office:value-type="string" office:string-value="сбыту" calcext:value-type="string">
            <text:p>сбыту</text:p>
          </table:table-cell>
          <table:table-cell table:style-name="ce17" table:formula="of:=IFERROR(INDEX([$Окончания.$C$1:$Окончания.$C$1048576];[.AR115]);&quot;&quot;)">
            <text:p/>
          </table:table-cell>
          <table:table-cell table:style-name="ce17" table:formula="of:=LEFT([.AQ115];LEN([.AQ115])-LEN([.AS115]))&amp;[.AV115]" office:value-type="string" office:string-value="сбыту" calcext:value-type="string">
            <text:p>сбыту</text:p>
          </table:table-cell>
          <table:table-cell table:style-name="ce18" table:formula="of:=MID([.AO115];[.AP115];1)&amp;IF(MID([.AO115];[.AP115]+1;1)=&quot;(&quot;; &quot;(&quot;; &quot;&quot;)">
            <text:p/>
          </table:table-cell>
          <table:table-cell table:formula="of:=MID([.AO115];[.AP115]+LEN([.AX115]);100)">
            <text:p/>
          </table:table-cell>
          <table:table-cell table:formula="of:=[.$G115]&amp;[.$J115]&amp;[.$Q115]&amp;[.$T115]&amp;[.$AA115]&amp;[.$AD115]&amp;[.$AK115]&amp;[.$AN115]&amp;[.$AU115]&amp;[.$AX115]&amp;[.$AY115]" office:value-type="string" office:string-value="экономисту по заготовке и сбыту" calcext:value-type="string">
            <text:p>экономисту по заготовке и сбыту</text:p>
          </table:table-cell>
          <table:table-cell office:value-type="string" calcext:value-type="string">
            <text:p><text:span text:style-name="T1">э</text:span>кономисту по заготовке и сбыту</text:p>
          </table:table-cell>
          <table:table-cell table:style-name="ce17" table:formula="of:=IF([.AZ115]=[.BA115];0;1)" office:value-type="float" office:value="0" calcext:value-type="float">
            <text:p>0</text:p>
          </table:table-cell>
          <table:table-cell table:formula="of:=[.$I115]&amp;[.$J115]&amp;[.$S115]&amp;[.$T115]&amp;[.$AC115]&amp;[.$AD115]&amp;[.$AM115]&amp;[.$AN115]&amp;[.$AW115]&amp;[.$AX115]&amp;[.$AY115]" office:value-type="string" office:string-value="экономиста по заготовке и сбыту" calcext:value-type="string">
            <text:p>экономиста по заготовке и сбыту</text:p>
          </table:table-cell>
          <table:table-cell table:style-name="ce22" office:value-type="string" calcext:value-type="string">
            <text:p>экономиста по заготовке и сбыту</text:p>
          </table:table-cell>
          <table:table-cell table:style-name="ce17" table:formula="of:=IF([.BC115]=[.BD115];0;1)" office:value-type="float" office:value="0" calcext:value-type="float">
            <text:p>0</text:p>
          </table:table-cell>
          <table:table-cell table:number-columns-repeated="967"/>
        </table:table-row>
        <table:table-row table:style-name="ro9">
          <table:table-cell table:style-name="ce14" office:value-type="string" calcext:value-type="string">
            <text:p>Экономист по заготовке и сбыту 2 категории </text:p>
          </table:table-cell>
          <table:table-cell table:formula="of:=MIN(SEARCH(&quot; &quot;;[.A116]&amp;&quot; &quot;);SEARCH(&quot;-&quot;;[.A116]&amp;&quot;-&quot;); SEARCH(&quot;)&quot;;[.A116]&amp;&quot;)&quot;))" office:value-type="float" office:value="10" calcext:value-type="float">
            <text:p>10</text:p>
          </table:table-cell>
          <table:table-cell table:formula="of:=LEFT([.A116];[.B116]-1)" office:value-type="string" office:string-value="Экономист" calcext:value-type="string">
            <text:p>Экономист</text:p>
          </table:table-cell>
          <table:table-cell table:formula="of:=IFERROR(MATCH(RIGHT([.C116];5);[$Окончания.$A$1:$Окончания.$A$1048576];0);IFERROR(MATCH(RIGHT([.C116];4);[$Окончания.$A$1:$Окончания.$A$1048576];0);IFERROR(MATCH(RIGHT([.C116];3);[$Окончания.$A$1:$Окончания.$A$1048576];0);IFERROR(MATCH(RIGHT([.C116];2);[$Окончания.$A$1:$Окончания.$A$1048576];0);MATCH(RIGHT([.C116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16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16]);&quot;&quot;)" office:value-type="string" office:string-value="ту" calcext:value-type="string">
            <text:p>ту</text:p>
          </table:table-cell>
          <table:table-cell table:style-name="ce17" table:formula="of:=LEFT([.C116];LEN([.C116])-LEN([.E116]))&amp;[.F116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D116]);&quot;&quot;)" office:value-type="string" office:string-value="та" calcext:value-type="string">
            <text:p>та</text:p>
          </table:table-cell>
          <table:table-cell table:style-name="ce17" table:formula="of:=LEFT([.C116];LEN([.C116])-LEN([.E116]))&amp;[.H116]" office:value-type="string" office:string-value="Экономиста" calcext:value-type="string">
            <text:p>Экономиста</text:p>
          </table:table-cell>
          <table:table-cell table:style-name="ce18" table:formula="of:=MID([.A116];[.B116];1)&amp;IF(MID([.A116];[.B116]+1;1)=&quot;(&quot;; &quot;(&quot;; &quot;&quot;)" office:value-type="string" office:string-value=" " calcext:value-type="string">
            <text:p><text:s/></text:p>
          </table:table-cell>
          <table:table-cell table:formula="of:=MID([.A116];[.B116]+LEN([.J116]);100)" office:value-type="string" office:string-value="по заготовке и сбыту 2 категории " calcext:value-type="string">
            <text:p>по заготовке и сбыту 2 категории </text:p>
          </table:table-cell>
          <table:table-cell table:formula="of:=MIN(SEARCH(&quot; &quot;;[.K116]&amp;&quot; &quot;);SEARCH(&quot;-&quot;;[.K116]&amp;&quot;-&quot;); SEARCH(&quot;)&quot;;[.K116]&amp;&quot;)&quot;))" office:value-type="float" office:value="3" calcext:value-type="float">
            <text:p>3</text:p>
          </table:table-cell>
          <table:table-cell table:formula="of:=LEFT([.K116];[.L116]-1)" office:value-type="string" office:string-value="по" calcext:value-type="string">
            <text:p>по</text:p>
          </table:table-cell>
          <table:table-cell table:formula="of:=IFERROR(MATCH(RIGHT([.M116];5);[$Окончания.$A$1:$Окончания.$A$1048576];0);IFERROR(MATCH(RIGHT([.M116];4);[$Окончания.$A$1:$Окончания.$A$1048576];0);IFERROR(MATCH(RIGHT([.M116];3);[$Окончания.$A$1:$Окончания.$A$1048576];0);IFERROR(MATCH(RIGHT([.M116];2);[$Окончания.$A$1:$Окончания.$A$1048576];0);MATCH(RIGHT([.M11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16]);&quot;&quot;)">
            <text:p/>
          </table:table-cell>
          <table:table-cell table:formula="of:=IFERROR(INDEX([$Окончания.$B$1:$Окончания.$B$1048576];[.N116]);&quot;&quot;)">
            <text:p/>
          </table:table-cell>
          <table:table-cell table:style-name="ce17" table:formula="of:=LEFT([.M116];LEN([.M116])-LEN([.O116]))&amp;[.P116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116]);&quot;&quot;)">
            <text:p/>
          </table:table-cell>
          <table:table-cell table:style-name="ce17" table:formula="of:=LEFT([.M116];LEN([.M116])-LEN([.O116]))&amp;[.R116]" office:value-type="string" office:string-value="по" calcext:value-type="string">
            <text:p>по</text:p>
          </table:table-cell>
          <table:table-cell table:style-name="ce18" table:formula="of:=MID([.K116];[.L116];1)&amp;IF(MID([.K116];[.L116]+1;1)=&quot;(&quot;; &quot;(&quot;; &quot;&quot;)" office:value-type="string" office:string-value=" " calcext:value-type="string">
            <text:p><text:s/></text:p>
          </table:table-cell>
          <table:table-cell table:formula="of:=MID([.K116];[.L116]+LEN([.T116]);100)" office:value-type="string" office:string-value="заготовке и сбыту 2 категории " calcext:value-type="string">
            <text:p>заготовке и сбыту 2 категории </text:p>
          </table:table-cell>
          <table:table-cell table:formula="of:=MIN(SEARCH(&quot; &quot;;[.U116]&amp;&quot; &quot;);SEARCH(&quot;-&quot;;[.U116]&amp;&quot;-&quot;); SEARCH(&quot;)&quot;;[.U116]&amp;&quot;)&quot;))" office:value-type="float" office:value="10" calcext:value-type="float">
            <text:p>10</text:p>
          </table:table-cell>
          <table:table-cell table:formula="of:=LEFT([.U116];[.V116]-1)" office:value-type="string" office:string-value="заготовке" calcext:value-type="string">
            <text:p>заготовке</text:p>
          </table:table-cell>
          <table:table-cell table:formula="of:=IFERROR(MATCH(RIGHT([.W116];5);[$Окончания.$A$1:$Окончания.$A$1048576];0);IFERROR(MATCH(RIGHT([.W116];4);[$Окончания.$A$1:$Окончания.$A$1048576];0);IFERROR(MATCH(RIGHT([.W116];3);[$Окончания.$A$1:$Окончания.$A$1048576];0);IFERROR(MATCH(RIGHT([.W116];2);[$Окончания.$A$1:$Окончания.$A$1048576];0);MATCH(RIGHT([.W11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16]);&quot;&quot;)">
            <text:p/>
          </table:table-cell>
          <table:table-cell table:formula="of:=IFERROR(INDEX([$Окончания.$B$1:$Окончания.$B$1048576];[.X116]);&quot;&quot;)">
            <text:p/>
          </table:table-cell>
          <table:table-cell table:style-name="ce17" table:formula="of:=LEFT([.W116];LEN([.W116])-LEN([.Y116]))&amp;[.Z116]" office:value-type="string" office:string-value="заготовке" calcext:value-type="string">
            <text:p>заготовке</text:p>
          </table:table-cell>
          <table:table-cell table:style-name="ce17" table:formula="of:=IFERROR(INDEX([$Окончания.$C$1:$Окончания.$C$1048576];[.X116]);&quot;&quot;)">
            <text:p/>
          </table:table-cell>
          <table:table-cell table:style-name="ce17" table:formula="of:=LEFT([.W116];LEN([.W116])-LEN([.Y116]))&amp;[.AB116]" office:value-type="string" office:string-value="заготовке" calcext:value-type="string">
            <text:p>заготовке</text:p>
          </table:table-cell>
          <table:table-cell table:style-name="ce18" table:formula="of:=MID([.U116];[.V116];1)&amp;IF(MID([.U116];[.V116]+1;1)=&quot;(&quot;; &quot;(&quot;; &quot;&quot;)" office:value-type="string" office:string-value=" " calcext:value-type="string">
            <text:p><text:s/></text:p>
          </table:table-cell>
          <table:table-cell table:formula="of:=MID([.U116];[.V116]+LEN([.AD116]);100)" office:value-type="string" office:string-value="и сбыту 2 категории " calcext:value-type="string">
            <text:p>и сбыту 2 категории </text:p>
          </table:table-cell>
          <table:table-cell table:formula="of:=MIN(SEARCH(&quot; &quot;;[.AE116]&amp;&quot; &quot;);SEARCH(&quot;-&quot;;[.AE116]&amp;&quot;-&quot;); SEARCH(&quot;)&quot;;[.AE116]&amp;&quot;)&quot;))" office:value-type="float" office:value="2" calcext:value-type="float">
            <text:p>2</text:p>
          </table:table-cell>
          <table:table-cell table:formula="of:=LEFT([.AE116];[.AF116]-1)" office:value-type="string" office:string-value="и" calcext:value-type="string">
            <text:p>и</text:p>
          </table:table-cell>
          <table:table-cell table:formula="of:=IFERROR(MATCH(RIGHT([.AG116];5);[$Окончания.$A$1:$Окончания.$A$1048576];0);IFERROR(MATCH(RIGHT([.AG116];4);[$Окончания.$A$1:$Окончания.$A$1048576];0);IFERROR(MATCH(RIGHT([.AG116];3);[$Окончания.$A$1:$Окончания.$A$1048576];0);IFERROR(MATCH(RIGHT([.AG116];2);[$Окончания.$A$1:$Окончания.$A$1048576];0);MATCH(RIGHT([.AG11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16]);&quot;&quot;)">
            <text:p/>
          </table:table-cell>
          <table:table-cell table:formula="of:=IFERROR(INDEX([$Окончания.$B$1:$Окончания.$B$1048576];[.AH116]);&quot;&quot;)">
            <text:p/>
          </table:table-cell>
          <table:table-cell table:style-name="ce17" table:formula="of:=LEFT([.AG116];LEN([.AG116])-LEN([.AI116]))&amp;[.AJ116]" office:value-type="string" office:string-value="и" calcext:value-type="string">
            <text:p>и</text:p>
          </table:table-cell>
          <table:table-cell table:style-name="ce17" table:formula="of:=IFERROR(INDEX([$Окончания.$C$1:$Окончания.$C$1048576];[.AH116]);&quot;&quot;)">
            <text:p/>
          </table:table-cell>
          <table:table-cell table:style-name="ce17" table:formula="of:=LEFT([.AG116];LEN([.AG116])-LEN([.AI116]))&amp;[.AL116]" office:value-type="string" office:string-value="и" calcext:value-type="string">
            <text:p>и</text:p>
          </table:table-cell>
          <table:table-cell table:style-name="ce18" table:formula="of:=MID([.AE116];[.AF116];1)&amp;IF(MID([.AE116];[.AF116]+1;1)=&quot;(&quot;; &quot;(&quot;; &quot;&quot;)" office:value-type="string" office:string-value=" " calcext:value-type="string">
            <text:p><text:s/></text:p>
          </table:table-cell>
          <table:table-cell table:formula="of:=MID([.AE116];[.AF116]+LEN([.AN116]);100)" office:value-type="string" office:string-value="сбыту 2 категории " calcext:value-type="string">
            <text:p>сбыту 2 категории </text:p>
          </table:table-cell>
          <table:table-cell table:formula="of:=MIN(SEARCH(&quot; &quot;;[.AO116]&amp;&quot; &quot;);SEARCH(&quot;-&quot;;[.AO116]&amp;&quot;-&quot;); SEARCH(&quot;)&quot;;[.AO116]&amp;&quot;)&quot;))" office:value-type="float" office:value="6" calcext:value-type="float">
            <text:p>6</text:p>
          </table:table-cell>
          <table:table-cell table:formula="of:=LEFT([.AO116];[.AP116]-1)" office:value-type="string" office:string-value="сбыту" calcext:value-type="string">
            <text:p>сбыту</text:p>
          </table:table-cell>
          <table:table-cell table:formula="of:=IFERROR(MATCH(RIGHT([.AQ116];5);[$Окончания.$A$1:$Окончания.$A$1048576];0);IFERROR(MATCH(RIGHT([.AQ116];4);[$Окончания.$A$1:$Окончания.$A$1048576];0);IFERROR(MATCH(RIGHT([.AQ116];3);[$Окончания.$A$1:$Окончания.$A$1048576];0);IFERROR(MATCH(RIGHT([.AQ116];2);[$Окончания.$A$1:$Окончания.$A$1048576];0);MATCH(RIGHT([.AQ11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16]);&quot;&quot;)">
            <text:p/>
          </table:table-cell>
          <table:table-cell table:formula="of:=IFERROR(INDEX([$Окончания.$B$1:$Окончания.$B$1048576];[.AR116]);&quot;&quot;)">
            <text:p/>
          </table:table-cell>
          <table:table-cell table:style-name="ce17" table:formula="of:=LEFT([.AQ116];LEN([.AQ116])-LEN([.AS116]))&amp;[.AT116]" office:value-type="string" office:string-value="сбыту" calcext:value-type="string">
            <text:p>сбыту</text:p>
          </table:table-cell>
          <table:table-cell table:style-name="ce17" table:formula="of:=IFERROR(INDEX([$Окончания.$C$1:$Окончания.$C$1048576];[.AR116]);&quot;&quot;)">
            <text:p/>
          </table:table-cell>
          <table:table-cell table:style-name="ce17" table:formula="of:=LEFT([.AQ116];LEN([.AQ116])-LEN([.AS116]))&amp;[.AV116]" office:value-type="string" office:string-value="сбыту" calcext:value-type="string">
            <text:p>сбыту</text:p>
          </table:table-cell>
          <table:table-cell table:style-name="ce18" table:formula="of:=MID([.AO116];[.AP116];1)&amp;IF(MID([.AO116];[.AP116]+1;1)=&quot;(&quot;; &quot;(&quot;; &quot;&quot;)" office:value-type="string" office:string-value=" " calcext:value-type="string">
            <text:p><text:s/></text:p>
          </table:table-cell>
          <table:table-cell table:formula="of:=MID([.AO116];[.AP116]+LEN([.AX116]);100)" office:value-type="string" office:string-value="2 категории " calcext:value-type="string">
            <text:p>2 категории </text:p>
          </table:table-cell>
          <table:table-cell table:formula="of:=[.$G116]&amp;[.$J116]&amp;[.$Q116]&amp;[.$T116]&amp;[.$AA116]&amp;[.$AD116]&amp;[.$AK116]&amp;[.$AN116]&amp;[.$AU116]&amp;[.$AX116]&amp;[.$AY116]" office:value-type="string" office:string-value="Экономисту по заготовке и сбыту 2 категории " calcext:value-type="string">
            <text:p>Экономисту по заготовке и сбыту 2 категории </text:p>
          </table:table-cell>
          <table:table-cell office:value-type="string" calcext:value-type="string">
            <text:p>Экономисту по заготовке и сбыту 2 категории </text:p>
          </table:table-cell>
          <table:table-cell table:style-name="ce17" table:formula="of:=IF([.AZ116]=[.BA116];0;1)" office:value-type="float" office:value="0" calcext:value-type="float">
            <text:p>0</text:p>
          </table:table-cell>
          <table:table-cell table:formula="of:=[.$I116]&amp;[.$J116]&amp;[.$S116]&amp;[.$T116]&amp;[.$AC116]&amp;[.$AD116]&amp;[.$AM116]&amp;[.$AN116]&amp;[.$AW116]&amp;[.$AX116]&amp;[.$AY116]" office:value-type="string" office:string-value="Экономиста по заготовке и сбыту 2 категории " calcext:value-type="string">
            <text:p>Экономиста по заготовке и сбыту 2 категории </text:p>
          </table:table-cell>
          <table:table-cell table:style-name="ce22" office:value-type="string" calcext:value-type="string">
            <text:p>Экономиста по заготовке и сбыту 2 категории </text:p>
          </table:table-cell>
          <table:table-cell table:style-name="ce17" table:formula="of:=IF([.BC116]=[.BD116];0;1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table:style-name="ce14" office:value-type="string" calcext:value-type="string">
            <text:p>Экономист по материально-техническому снабжению</text:p>
          </table:table-cell>
          <table:table-cell table:formula="of:=MIN(SEARCH(&quot; &quot;;[.A117]&amp;&quot; &quot;);SEARCH(&quot;-&quot;;[.A117]&amp;&quot;-&quot;); SEARCH(&quot;)&quot;;[.A117]&amp;&quot;)&quot;))" office:value-type="float" office:value="10" calcext:value-type="float">
            <text:p>10</text:p>
          </table:table-cell>
          <table:table-cell table:formula="of:=LEFT([.A117];[.B117]-1)" office:value-type="string" office:string-value="Экономист" calcext:value-type="string">
            <text:p>Экономист</text:p>
          </table:table-cell>
          <table:table-cell table:formula="of:=IFERROR(MATCH(RIGHT([.C117];5);[$Окончания.$A$1:$Окончания.$A$1048576];0);IFERROR(MATCH(RIGHT([.C117];4);[$Окончания.$A$1:$Окончания.$A$1048576];0);IFERROR(MATCH(RIGHT([.C117];3);[$Окончания.$A$1:$Окончания.$A$1048576];0);IFERROR(MATCH(RIGHT([.C117];2);[$Окончания.$A$1:$Окончания.$A$1048576];0);MATCH(RIGHT([.C117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17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17]);&quot;&quot;)" office:value-type="string" office:string-value="ту" calcext:value-type="string">
            <text:p>ту</text:p>
          </table:table-cell>
          <table:table-cell table:style-name="ce17" table:formula="of:=LEFT([.C117];LEN([.C117])-LEN([.E117]))&amp;[.F117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D117]);&quot;&quot;)" office:value-type="string" office:string-value="та" calcext:value-type="string">
            <text:p>та</text:p>
          </table:table-cell>
          <table:table-cell table:style-name="ce17" table:formula="of:=LEFT([.C117];LEN([.C117])-LEN([.E117]))&amp;[.H117]" office:value-type="string" office:string-value="Экономиста" calcext:value-type="string">
            <text:p>Экономиста</text:p>
          </table:table-cell>
          <table:table-cell table:style-name="ce18" table:formula="of:=MID([.A117];[.B117];1)&amp;IF(MID([.A117];[.B117]+1;1)=&quot;(&quot;; &quot;(&quot;; &quot;&quot;)" office:value-type="string" office:string-value=" " calcext:value-type="string">
            <text:p><text:s/></text:p>
          </table:table-cell>
          <table:table-cell table:formula="of:=MID([.A117];[.B117]+LEN([.J117]);100)" office:value-type="string" office:string-value="по материально-техническому снабжению" calcext:value-type="string">
            <text:p>по материально-техническому снабжению</text:p>
          </table:table-cell>
          <table:table-cell table:formula="of:=MIN(SEARCH(&quot; &quot;;[.K117]&amp;&quot; &quot;);SEARCH(&quot;-&quot;;[.K117]&amp;&quot;-&quot;); SEARCH(&quot;)&quot;;[.K117]&amp;&quot;)&quot;))" office:value-type="float" office:value="3" calcext:value-type="float">
            <text:p>3</text:p>
          </table:table-cell>
          <table:table-cell table:formula="of:=LEFT([.K117];[.L117]-1)" office:value-type="string" office:string-value="по" calcext:value-type="string">
            <text:p>по</text:p>
          </table:table-cell>
          <table:table-cell table:formula="of:=IFERROR(MATCH(RIGHT([.M117];5);[$Окончания.$A$1:$Окончания.$A$1048576];0);IFERROR(MATCH(RIGHT([.M117];4);[$Окончания.$A$1:$Окончания.$A$1048576];0);IFERROR(MATCH(RIGHT([.M117];3);[$Окончания.$A$1:$Окончания.$A$1048576];0);IFERROR(MATCH(RIGHT([.M117];2);[$Окончания.$A$1:$Окончания.$A$1048576];0);MATCH(RIGHT([.M11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17]);&quot;&quot;)">
            <text:p/>
          </table:table-cell>
          <table:table-cell table:formula="of:=IFERROR(INDEX([$Окончания.$B$1:$Окончания.$B$1048576];[.N117]);&quot;&quot;)">
            <text:p/>
          </table:table-cell>
          <table:table-cell table:style-name="ce17" table:formula="of:=LEFT([.M117];LEN([.M117])-LEN([.O117]))&amp;[.P117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117]);&quot;&quot;)">
            <text:p/>
          </table:table-cell>
          <table:table-cell table:style-name="ce17" table:formula="of:=LEFT([.M117];LEN([.M117])-LEN([.O117]))&amp;[.R117]" office:value-type="string" office:string-value="по" calcext:value-type="string">
            <text:p>по</text:p>
          </table:table-cell>
          <table:table-cell table:style-name="ce18" table:formula="of:=MID([.K117];[.L117];1)&amp;IF(MID([.K117];[.L117]+1;1)=&quot;(&quot;; &quot;(&quot;; &quot;&quot;)" office:value-type="string" office:string-value=" " calcext:value-type="string">
            <text:p><text:s/></text:p>
          </table:table-cell>
          <table:table-cell table:formula="of:=MID([.K117];[.L117]+LEN([.T117]);100)" office:value-type="string" office:string-value="материально-техническому снабжению" calcext:value-type="string">
            <text:p>материально-техническому снабжению</text:p>
          </table:table-cell>
          <table:table-cell table:formula="of:=MIN(SEARCH(&quot; &quot;;[.U117]&amp;&quot; &quot;);SEARCH(&quot;-&quot;;[.U117]&amp;&quot;-&quot;); SEARCH(&quot;)&quot;;[.U117]&amp;&quot;)&quot;))" office:value-type="float" office:value="12" calcext:value-type="float">
            <text:p>12</text:p>
          </table:table-cell>
          <table:table-cell table:formula="of:=LEFT([.U117];[.V117]-1)" office:value-type="string" office:string-value="материально" calcext:value-type="string">
            <text:p>материально</text:p>
          </table:table-cell>
          <table:table-cell table:formula="of:=IFERROR(MATCH(RIGHT([.W117];5);[$Окончания.$A$1:$Окончания.$A$1048576];0);IFERROR(MATCH(RIGHT([.W117];4);[$Окончания.$A$1:$Окончания.$A$1048576];0);IFERROR(MATCH(RIGHT([.W117];3);[$Окончания.$A$1:$Окончания.$A$1048576];0);IFERROR(MATCH(RIGHT([.W117];2);[$Окончания.$A$1:$Окончания.$A$1048576];0);MATCH(RIGHT([.W11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17]);&quot;&quot;)">
            <text:p/>
          </table:table-cell>
          <table:table-cell table:formula="of:=IFERROR(INDEX([$Окончания.$B$1:$Окончания.$B$1048576];[.X117]);&quot;&quot;)">
            <text:p/>
          </table:table-cell>
          <table:table-cell table:style-name="ce17" table:formula="of:=LEFT([.W117];LEN([.W117])-LEN([.Y117]))&amp;[.Z117]" office:value-type="string" office:string-value="материально" calcext:value-type="string">
            <text:p>материально</text:p>
          </table:table-cell>
          <table:table-cell table:style-name="ce17" table:formula="of:=IFERROR(INDEX([$Окончания.$C$1:$Окончания.$C$1048576];[.X117]);&quot;&quot;)">
            <text:p/>
          </table:table-cell>
          <table:table-cell table:style-name="ce17" table:formula="of:=LEFT([.W117];LEN([.W117])-LEN([.Y117]))&amp;[.AB117]" office:value-type="string" office:string-value="материально" calcext:value-type="string">
            <text:p>материально</text:p>
          </table:table-cell>
          <table:table-cell table:style-name="ce18" table:formula="of:=MID([.U117];[.V117];1)&amp;IF(MID([.U117];[.V117]+1;1)=&quot;(&quot;; &quot;(&quot;; &quot;&quot;)" office:value-type="string" office:string-value="-" calcext:value-type="string">
            <text:p>-</text:p>
          </table:table-cell>
          <table:table-cell table:formula="of:=MID([.U117];[.V117]+LEN([.AD117]);100)" office:value-type="string" office:string-value="техническому снабжению" calcext:value-type="string">
            <text:p>техническому снабжению</text:p>
          </table:table-cell>
          <table:table-cell table:formula="of:=MIN(SEARCH(&quot; &quot;;[.AE117]&amp;&quot; &quot;);SEARCH(&quot;-&quot;;[.AE117]&amp;&quot;-&quot;); SEARCH(&quot;)&quot;;[.AE117]&amp;&quot;)&quot;))" office:value-type="float" office:value="13" calcext:value-type="float">
            <text:p>13</text:p>
          </table:table-cell>
          <table:table-cell table:formula="of:=LEFT([.AE117];[.AF117]-1)" office:value-type="string" office:string-value="техническому" calcext:value-type="string">
            <text:p>техническому</text:p>
          </table:table-cell>
          <table:table-cell table:formula="of:=IFERROR(MATCH(RIGHT([.AG117];5);[$Окончания.$A$1:$Окончания.$A$1048576];0);IFERROR(MATCH(RIGHT([.AG117];4);[$Окончания.$A$1:$Окончания.$A$1048576];0);IFERROR(MATCH(RIGHT([.AG117];3);[$Окончания.$A$1:$Окончания.$A$1048576];0);IFERROR(MATCH(RIGHT([.AG117];2);[$Окончания.$A$1:$Окончания.$A$1048576];0);MATCH(RIGHT([.AG11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17]);&quot;&quot;)">
            <text:p/>
          </table:table-cell>
          <table:table-cell table:formula="of:=IFERROR(INDEX([$Окончания.$B$1:$Окончания.$B$1048576];[.AH117]);&quot;&quot;)">
            <text:p/>
          </table:table-cell>
          <table:table-cell table:style-name="ce17" table:formula="of:=LEFT([.AG117];LEN([.AG117])-LEN([.AI117]))&amp;[.AJ117]" office:value-type="string" office:string-value="техническому" calcext:value-type="string">
            <text:p>техническому</text:p>
          </table:table-cell>
          <table:table-cell table:style-name="ce17" table:formula="of:=IFERROR(INDEX([$Окончания.$C$1:$Окончания.$C$1048576];[.AH117]);&quot;&quot;)">
            <text:p/>
          </table:table-cell>
          <table:table-cell table:style-name="ce17" table:formula="of:=LEFT([.AG117];LEN([.AG117])-LEN([.AI117]))&amp;[.AL117]" office:value-type="string" office:string-value="техническому" calcext:value-type="string">
            <text:p>техническому</text:p>
          </table:table-cell>
          <table:table-cell table:style-name="ce18" table:formula="of:=MID([.AE117];[.AF117];1)&amp;IF(MID([.AE117];[.AF117]+1;1)=&quot;(&quot;; &quot;(&quot;; &quot;&quot;)" office:value-type="string" office:string-value=" " calcext:value-type="string">
            <text:p><text:s/></text:p>
          </table:table-cell>
          <table:table-cell table:formula="of:=MID([.AE117];[.AF117]+LEN([.AN117]);100)" office:value-type="string" office:string-value="снабжению" calcext:value-type="string">
            <text:p>снабжению</text:p>
          </table:table-cell>
          <table:table-cell table:formula="of:=MIN(SEARCH(&quot; &quot;;[.AO117]&amp;&quot; &quot;);SEARCH(&quot;-&quot;;[.AO117]&amp;&quot;-&quot;); SEARCH(&quot;)&quot;;[.AO117]&amp;&quot;)&quot;))" office:value-type="float" office:value="10" calcext:value-type="float">
            <text:p>10</text:p>
          </table:table-cell>
          <table:table-cell table:formula="of:=LEFT([.AO117];[.AP117]-1)" office:value-type="string" office:string-value="снабжению" calcext:value-type="string">
            <text:p>снабжению</text:p>
          </table:table-cell>
          <table:table-cell table:formula="of:=IFERROR(MATCH(RIGHT([.AQ117];5);[$Окончания.$A$1:$Окончания.$A$1048576];0);IFERROR(MATCH(RIGHT([.AQ117];4);[$Окончания.$A$1:$Окончания.$A$1048576];0);IFERROR(MATCH(RIGHT([.AQ117];3);[$Окончания.$A$1:$Окончания.$A$1048576];0);IFERROR(MATCH(RIGHT([.AQ117];2);[$Окончания.$A$1:$Окончания.$A$1048576];0);MATCH(RIGHT([.AQ11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17]);&quot;&quot;)">
            <text:p/>
          </table:table-cell>
          <table:table-cell table:formula="of:=IFERROR(INDEX([$Окончания.$B$1:$Окончания.$B$1048576];[.AR117]);&quot;&quot;)">
            <text:p/>
          </table:table-cell>
          <table:table-cell table:style-name="ce17" table:formula="of:=LEFT([.AQ117];LEN([.AQ117])-LEN([.AS117]))&amp;[.AT117]" office:value-type="string" office:string-value="снабжению" calcext:value-type="string">
            <text:p>снабжению</text:p>
          </table:table-cell>
          <table:table-cell table:style-name="ce17" table:formula="of:=IFERROR(INDEX([$Окончания.$C$1:$Окончания.$C$1048576];[.AR117]);&quot;&quot;)">
            <text:p/>
          </table:table-cell>
          <table:table-cell table:style-name="ce17" table:formula="of:=LEFT([.AQ117];LEN([.AQ117])-LEN([.AS117]))&amp;[.AV117]" office:value-type="string" office:string-value="снабжению" calcext:value-type="string">
            <text:p>снабжению</text:p>
          </table:table-cell>
          <table:table-cell table:style-name="ce18" table:formula="of:=MID([.AO117];[.AP117];1)&amp;IF(MID([.AO117];[.AP117]+1;1)=&quot;(&quot;; &quot;(&quot;; &quot;&quot;)">
            <text:p/>
          </table:table-cell>
          <table:table-cell table:formula="of:=MID([.AO117];[.AP117]+LEN([.AX117]);100)">
            <text:p/>
          </table:table-cell>
          <table:table-cell table:formula="of:=[.$G117]&amp;[.$J117]&amp;[.$Q117]&amp;[.$T117]&amp;[.$AA117]&amp;[.$AD117]&amp;[.$AK117]&amp;[.$AN117]&amp;[.$AU117]&amp;[.$AX117]&amp;[.$AY117]" office:value-type="string" office:string-value="Экономисту по материально-техническому снабжению" calcext:value-type="string">
            <text:p>Экономисту по материально-техническому снабжению</text:p>
          </table:table-cell>
          <table:table-cell office:value-type="string" calcext:value-type="string">
            <text:p>Экономисту по материально-техническому снабжению</text:p>
          </table:table-cell>
          <table:table-cell table:style-name="ce17" table:formula="of:=IF([.AZ117]=[.BA117];0;1)" office:value-type="float" office:value="0" calcext:value-type="float">
            <text:p>0</text:p>
          </table:table-cell>
          <table:table-cell table:formula="of:=[.$I117]&amp;[.$J117]&amp;[.$S117]&amp;[.$T117]&amp;[.$AC117]&amp;[.$AD117]&amp;[.$AM117]&amp;[.$AN117]&amp;[.$AW117]&amp;[.$AX117]&amp;[.$AY117]" office:value-type="string" office:string-value="Экономиста по материально-техническому снабжению" calcext:value-type="string">
            <text:p>Экономиста по материально-техническому снабжению</text:p>
          </table:table-cell>
          <table:table-cell table:style-name="ce22" office:value-type="string" calcext:value-type="string">
            <text:p>Экономиста по материально-техническому снабжению</text:p>
          </table:table-cell>
          <table:table-cell table:style-name="ce17" table:formula="of:=IF([.BC117]=[.BD117];0;1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table:style-name="ce14" office:value-type="string" calcext:value-type="string">
            <text:p>Экономист по материально-техническому снабжению</text:p>
          </table:table-cell>
          <table:table-cell table:formula="of:=MIN(SEARCH(&quot; &quot;;[.A118]&amp;&quot; &quot;);SEARCH(&quot;-&quot;;[.A118]&amp;&quot;-&quot;); SEARCH(&quot;)&quot;;[.A118]&amp;&quot;)&quot;))" office:value-type="float" office:value="10" calcext:value-type="float">
            <text:p>10</text:p>
          </table:table-cell>
          <table:table-cell table:formula="of:=LEFT([.A118];[.B118]-1)" office:value-type="string" office:string-value="Экономист" calcext:value-type="string">
            <text:p>Экономист</text:p>
          </table:table-cell>
          <table:table-cell table:formula="of:=IFERROR(MATCH(RIGHT([.C118];5);[$Окончания.$A$1:$Окончания.$A$1048576];0);IFERROR(MATCH(RIGHT([.C118];4);[$Окончания.$A$1:$Окончания.$A$1048576];0);IFERROR(MATCH(RIGHT([.C118];3);[$Окончания.$A$1:$Окончания.$A$1048576];0);IFERROR(MATCH(RIGHT([.C118];2);[$Окончания.$A$1:$Окончания.$A$1048576];0);MATCH(RIGHT([.C118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18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18]);&quot;&quot;)" office:value-type="string" office:string-value="ту" calcext:value-type="string">
            <text:p>ту</text:p>
          </table:table-cell>
          <table:table-cell table:style-name="ce17" table:formula="of:=LEFT([.C118];LEN([.C118])-LEN([.E118]))&amp;[.F118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D118]);&quot;&quot;)" office:value-type="string" office:string-value="та" calcext:value-type="string">
            <text:p>та</text:p>
          </table:table-cell>
          <table:table-cell table:style-name="ce17" table:formula="of:=LEFT([.C118];LEN([.C118])-LEN([.E118]))&amp;[.H118]" office:value-type="string" office:string-value="Экономиста" calcext:value-type="string">
            <text:p>Экономиста</text:p>
          </table:table-cell>
          <table:table-cell table:style-name="ce18" table:formula="of:=MID([.A118];[.B118];1)&amp;IF(MID([.A118];[.B118]+1;1)=&quot;(&quot;; &quot;(&quot;; &quot;&quot;)" office:value-type="string" office:string-value=" " calcext:value-type="string">
            <text:p><text:s/></text:p>
          </table:table-cell>
          <table:table-cell table:formula="of:=MID([.A118];[.B118]+LEN([.J118]);100)" office:value-type="string" office:string-value="по материально-техническому снабжению" calcext:value-type="string">
            <text:p>по материально-техническому снабжению</text:p>
          </table:table-cell>
          <table:table-cell table:formula="of:=MIN(SEARCH(&quot; &quot;;[.K118]&amp;&quot; &quot;);SEARCH(&quot;-&quot;;[.K118]&amp;&quot;-&quot;); SEARCH(&quot;)&quot;;[.K118]&amp;&quot;)&quot;))" office:value-type="float" office:value="3" calcext:value-type="float">
            <text:p>3</text:p>
          </table:table-cell>
          <table:table-cell table:formula="of:=LEFT([.K118];[.L118]-1)" office:value-type="string" office:string-value="по" calcext:value-type="string">
            <text:p>по</text:p>
          </table:table-cell>
          <table:table-cell table:formula="of:=IFERROR(MATCH(RIGHT([.M118];5);[$Окончания.$A$1:$Окончания.$A$1048576];0);IFERROR(MATCH(RIGHT([.M118];4);[$Окончания.$A$1:$Окончания.$A$1048576];0);IFERROR(MATCH(RIGHT([.M118];3);[$Окончания.$A$1:$Окончания.$A$1048576];0);IFERROR(MATCH(RIGHT([.M118];2);[$Окончания.$A$1:$Окончания.$A$1048576];0);MATCH(RIGHT([.M11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18]);&quot;&quot;)">
            <text:p/>
          </table:table-cell>
          <table:table-cell table:formula="of:=IFERROR(INDEX([$Окончания.$B$1:$Окончания.$B$1048576];[.N118]);&quot;&quot;)">
            <text:p/>
          </table:table-cell>
          <table:table-cell table:style-name="ce17" table:formula="of:=LEFT([.M118];LEN([.M118])-LEN([.O118]))&amp;[.P118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118]);&quot;&quot;)">
            <text:p/>
          </table:table-cell>
          <table:table-cell table:style-name="ce17" table:formula="of:=LEFT([.M118];LEN([.M118])-LEN([.O118]))&amp;[.R118]" office:value-type="string" office:string-value="по" calcext:value-type="string">
            <text:p>по</text:p>
          </table:table-cell>
          <table:table-cell table:style-name="ce18" table:formula="of:=MID([.K118];[.L118];1)&amp;IF(MID([.K118];[.L118]+1;1)=&quot;(&quot;; &quot;(&quot;; &quot;&quot;)" office:value-type="string" office:string-value=" " calcext:value-type="string">
            <text:p><text:s/></text:p>
          </table:table-cell>
          <table:table-cell table:formula="of:=MID([.K118];[.L118]+LEN([.T118]);100)" office:value-type="string" office:string-value="материально-техническому снабжению" calcext:value-type="string">
            <text:p>материально-техническому снабжению</text:p>
          </table:table-cell>
          <table:table-cell table:formula="of:=MIN(SEARCH(&quot; &quot;;[.U118]&amp;&quot; &quot;);SEARCH(&quot;-&quot;;[.U118]&amp;&quot;-&quot;); SEARCH(&quot;)&quot;;[.U118]&amp;&quot;)&quot;))" office:value-type="float" office:value="12" calcext:value-type="float">
            <text:p>12</text:p>
          </table:table-cell>
          <table:table-cell table:formula="of:=LEFT([.U118];[.V118]-1)" office:value-type="string" office:string-value="материально" calcext:value-type="string">
            <text:p>материально</text:p>
          </table:table-cell>
          <table:table-cell table:formula="of:=IFERROR(MATCH(RIGHT([.W118];5);[$Окончания.$A$1:$Окончания.$A$1048576];0);IFERROR(MATCH(RIGHT([.W118];4);[$Окончания.$A$1:$Окончания.$A$1048576];0);IFERROR(MATCH(RIGHT([.W118];3);[$Окончания.$A$1:$Окончания.$A$1048576];0);IFERROR(MATCH(RIGHT([.W118];2);[$Окончания.$A$1:$Окончания.$A$1048576];0);MATCH(RIGHT([.W11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18]);&quot;&quot;)">
            <text:p/>
          </table:table-cell>
          <table:table-cell table:formula="of:=IFERROR(INDEX([$Окончания.$B$1:$Окончания.$B$1048576];[.X118]);&quot;&quot;)">
            <text:p/>
          </table:table-cell>
          <table:table-cell table:style-name="ce17" table:formula="of:=LEFT([.W118];LEN([.W118])-LEN([.Y118]))&amp;[.Z118]" office:value-type="string" office:string-value="материально" calcext:value-type="string">
            <text:p>материально</text:p>
          </table:table-cell>
          <table:table-cell table:style-name="ce17" table:formula="of:=IFERROR(INDEX([$Окончания.$C$1:$Окончания.$C$1048576];[.X118]);&quot;&quot;)">
            <text:p/>
          </table:table-cell>
          <table:table-cell table:style-name="ce17" table:formula="of:=LEFT([.W118];LEN([.W118])-LEN([.Y118]))&amp;[.AB118]" office:value-type="string" office:string-value="материально" calcext:value-type="string">
            <text:p>материально</text:p>
          </table:table-cell>
          <table:table-cell table:style-name="ce18" table:formula="of:=MID([.U118];[.V118];1)&amp;IF(MID([.U118];[.V118]+1;1)=&quot;(&quot;; &quot;(&quot;; &quot;&quot;)" office:value-type="string" office:string-value="-" calcext:value-type="string">
            <text:p>-</text:p>
          </table:table-cell>
          <table:table-cell table:formula="of:=MID([.U118];[.V118]+LEN([.AD118]);100)" office:value-type="string" office:string-value="техническому снабжению" calcext:value-type="string">
            <text:p>техническому снабжению</text:p>
          </table:table-cell>
          <table:table-cell table:formula="of:=MIN(SEARCH(&quot; &quot;;[.AE118]&amp;&quot; &quot;);SEARCH(&quot;-&quot;;[.AE118]&amp;&quot;-&quot;); SEARCH(&quot;)&quot;;[.AE118]&amp;&quot;)&quot;))" office:value-type="float" office:value="13" calcext:value-type="float">
            <text:p>13</text:p>
          </table:table-cell>
          <table:table-cell table:formula="of:=LEFT([.AE118];[.AF118]-1)" office:value-type="string" office:string-value="техническому" calcext:value-type="string">
            <text:p>техническому</text:p>
          </table:table-cell>
          <table:table-cell table:formula="of:=IFERROR(MATCH(RIGHT([.AG118];5);[$Окончания.$A$1:$Окончания.$A$1048576];0);IFERROR(MATCH(RIGHT([.AG118];4);[$Окончания.$A$1:$Окончания.$A$1048576];0);IFERROR(MATCH(RIGHT([.AG118];3);[$Окончания.$A$1:$Окончания.$A$1048576];0);IFERROR(MATCH(RIGHT([.AG118];2);[$Окончания.$A$1:$Окончания.$A$1048576];0);MATCH(RIGHT([.AG11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18]);&quot;&quot;)">
            <text:p/>
          </table:table-cell>
          <table:table-cell table:formula="of:=IFERROR(INDEX([$Окончания.$B$1:$Окончания.$B$1048576];[.AH118]);&quot;&quot;)">
            <text:p/>
          </table:table-cell>
          <table:table-cell table:style-name="ce17" table:formula="of:=LEFT([.AG118];LEN([.AG118])-LEN([.AI118]))&amp;[.AJ118]" office:value-type="string" office:string-value="техническому" calcext:value-type="string">
            <text:p>техническому</text:p>
          </table:table-cell>
          <table:table-cell table:style-name="ce17" table:formula="of:=IFERROR(INDEX([$Окончания.$C$1:$Окончания.$C$1048576];[.AH118]);&quot;&quot;)">
            <text:p/>
          </table:table-cell>
          <table:table-cell table:style-name="ce17" table:formula="of:=LEFT([.AG118];LEN([.AG118])-LEN([.AI118]))&amp;[.AL118]" office:value-type="string" office:string-value="техническому" calcext:value-type="string">
            <text:p>техническому</text:p>
          </table:table-cell>
          <table:table-cell table:style-name="ce18" table:formula="of:=MID([.AE118];[.AF118];1)&amp;IF(MID([.AE118];[.AF118]+1;1)=&quot;(&quot;; &quot;(&quot;; &quot;&quot;)" office:value-type="string" office:string-value=" " calcext:value-type="string">
            <text:p><text:s/></text:p>
          </table:table-cell>
          <table:table-cell table:formula="of:=MID([.AE118];[.AF118]+LEN([.AN118]);100)" office:value-type="string" office:string-value="снабжению" calcext:value-type="string">
            <text:p>снабжению</text:p>
          </table:table-cell>
          <table:table-cell table:formula="of:=MIN(SEARCH(&quot; &quot;;[.AO118]&amp;&quot; &quot;);SEARCH(&quot;-&quot;;[.AO118]&amp;&quot;-&quot;); SEARCH(&quot;)&quot;;[.AO118]&amp;&quot;)&quot;))" office:value-type="float" office:value="10" calcext:value-type="float">
            <text:p>10</text:p>
          </table:table-cell>
          <table:table-cell table:formula="of:=LEFT([.AO118];[.AP118]-1)" office:value-type="string" office:string-value="снабжению" calcext:value-type="string">
            <text:p>снабжению</text:p>
          </table:table-cell>
          <table:table-cell table:formula="of:=IFERROR(MATCH(RIGHT([.AQ118];5);[$Окончания.$A$1:$Окончания.$A$1048576];0);IFERROR(MATCH(RIGHT([.AQ118];4);[$Окончания.$A$1:$Окончания.$A$1048576];0);IFERROR(MATCH(RIGHT([.AQ118];3);[$Окончания.$A$1:$Окончания.$A$1048576];0);IFERROR(MATCH(RIGHT([.AQ118];2);[$Окончания.$A$1:$Окончания.$A$1048576];0);MATCH(RIGHT([.AQ11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18]);&quot;&quot;)">
            <text:p/>
          </table:table-cell>
          <table:table-cell table:formula="of:=IFERROR(INDEX([$Окончания.$B$1:$Окончания.$B$1048576];[.AR118]);&quot;&quot;)">
            <text:p/>
          </table:table-cell>
          <table:table-cell table:style-name="ce17" table:formula="of:=LEFT([.AQ118];LEN([.AQ118])-LEN([.AS118]))&amp;[.AT118]" office:value-type="string" office:string-value="снабжению" calcext:value-type="string">
            <text:p>снабжению</text:p>
          </table:table-cell>
          <table:table-cell table:style-name="ce17" table:formula="of:=IFERROR(INDEX([$Окончания.$C$1:$Окончания.$C$1048576];[.AR118]);&quot;&quot;)">
            <text:p/>
          </table:table-cell>
          <table:table-cell table:style-name="ce17" table:formula="of:=LEFT([.AQ118];LEN([.AQ118])-LEN([.AS118]))&amp;[.AV118]" office:value-type="string" office:string-value="снабжению" calcext:value-type="string">
            <text:p>снабжению</text:p>
          </table:table-cell>
          <table:table-cell table:style-name="ce18" table:formula="of:=MID([.AO118];[.AP118];1)&amp;IF(MID([.AO118];[.AP118]+1;1)=&quot;(&quot;; &quot;(&quot;; &quot;&quot;)">
            <text:p/>
          </table:table-cell>
          <table:table-cell table:formula="of:=MID([.AO118];[.AP118]+LEN([.AX118]);100)">
            <text:p/>
          </table:table-cell>
          <table:table-cell table:formula="of:=[.$G118]&amp;[.$J118]&amp;[.$Q118]&amp;[.$T118]&amp;[.$AA118]&amp;[.$AD118]&amp;[.$AK118]&amp;[.$AN118]&amp;[.$AU118]&amp;[.$AX118]&amp;[.$AY118]" office:value-type="string" office:string-value="Экономисту по материально-техническому снабжению" calcext:value-type="string">
            <text:p>Экономисту по материально-техническому снабжению</text:p>
          </table:table-cell>
          <table:table-cell office:value-type="string" calcext:value-type="string">
            <text:p>Экономисту по материально-техническому снабжению</text:p>
          </table:table-cell>
          <table:table-cell table:style-name="ce17" table:formula="of:=IF([.AZ118]=[.BA118];0;1)" office:value-type="float" office:value="0" calcext:value-type="float">
            <text:p>0</text:p>
          </table:table-cell>
          <table:table-cell table:formula="of:=[.$I118]&amp;[.$J118]&amp;[.$S118]&amp;[.$T118]&amp;[.$AC118]&amp;[.$AD118]&amp;[.$AM118]&amp;[.$AN118]&amp;[.$AW118]&amp;[.$AX118]&amp;[.$AY118]" office:value-type="string" office:string-value="Экономиста по материально-техническому снабжению" calcext:value-type="string">
            <text:p>Экономиста по материально-техническому снабжению</text:p>
          </table:table-cell>
          <table:table-cell table:style-name="ce22" office:value-type="string" calcext:value-type="string">
            <text:p>Экономиста по материально-техническому снабжению</text:p>
          </table:table-cell>
          <table:table-cell table:style-name="ce17" table:formula="of:=IF([.BC118]=[.BD118];0;1)" office:value-type="float" office:value="0" calcext:value-type="float">
            <text:p>0</text:p>
          </table:table-cell>
          <table:table-cell table:number-columns-repeated="967"/>
        </table:table-row>
        <table:table-row table:style-name="ro5">
          <table:table-cell table:style-name="ce14" office:value-type="string" calcext:value-type="string">
            <text:p>Экономист по материально-техническому снабжению 1 категории</text:p>
          </table:table-cell>
          <table:table-cell table:formula="of:=MIN(SEARCH(&quot; &quot;;[.A119]&amp;&quot; &quot;);SEARCH(&quot;-&quot;;[.A119]&amp;&quot;-&quot;); SEARCH(&quot;)&quot;;[.A119]&amp;&quot;)&quot;))" office:value-type="float" office:value="10" calcext:value-type="float">
            <text:p>10</text:p>
          </table:table-cell>
          <table:table-cell table:formula="of:=LEFT([.A119];[.B119]-1)" office:value-type="string" office:string-value="Экономист" calcext:value-type="string">
            <text:p>Экономист</text:p>
          </table:table-cell>
          <table:table-cell table:formula="of:=IFERROR(MATCH(RIGHT([.C119];5);[$Окончания.$A$1:$Окончания.$A$1048576];0);IFERROR(MATCH(RIGHT([.C119];4);[$Окончания.$A$1:$Окончания.$A$1048576];0);IFERROR(MATCH(RIGHT([.C119];3);[$Окончания.$A$1:$Окончания.$A$1048576];0);IFERROR(MATCH(RIGHT([.C119];2);[$Окончания.$A$1:$Окончания.$A$1048576];0);MATCH(RIGHT([.C119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19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19]);&quot;&quot;)" office:value-type="string" office:string-value="ту" calcext:value-type="string">
            <text:p>ту</text:p>
          </table:table-cell>
          <table:table-cell table:style-name="ce17" table:formula="of:=LEFT([.C119];LEN([.C119])-LEN([.E119]))&amp;[.F119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D119]);&quot;&quot;)" office:value-type="string" office:string-value="та" calcext:value-type="string">
            <text:p>та</text:p>
          </table:table-cell>
          <table:table-cell table:style-name="ce17" table:formula="of:=LEFT([.C119];LEN([.C119])-LEN([.E119]))&amp;[.H119]" office:value-type="string" office:string-value="Экономиста" calcext:value-type="string">
            <text:p>Экономиста</text:p>
          </table:table-cell>
          <table:table-cell table:style-name="ce18" table:formula="of:=MID([.A119];[.B119];1)&amp;IF(MID([.A119];[.B119]+1;1)=&quot;(&quot;; &quot;(&quot;; &quot;&quot;)" office:value-type="string" office:string-value=" " calcext:value-type="string">
            <text:p><text:s/></text:p>
          </table:table-cell>
          <table:table-cell table:formula="of:=MID([.A119];[.B119]+LEN([.J119]);100)" office:value-type="string" office:string-value="по материально-техническому снабжению 1 категории" calcext:value-type="string">
            <text:p>по материально-техническому снабжению 1 категории</text:p>
          </table:table-cell>
          <table:table-cell table:formula="of:=MIN(SEARCH(&quot; &quot;;[.K119]&amp;&quot; &quot;);SEARCH(&quot;-&quot;;[.K119]&amp;&quot;-&quot;); SEARCH(&quot;)&quot;;[.K119]&amp;&quot;)&quot;))" office:value-type="float" office:value="3" calcext:value-type="float">
            <text:p>3</text:p>
          </table:table-cell>
          <table:table-cell table:formula="of:=LEFT([.K119];[.L119]-1)" office:value-type="string" office:string-value="по" calcext:value-type="string">
            <text:p>по</text:p>
          </table:table-cell>
          <table:table-cell table:formula="of:=IFERROR(MATCH(RIGHT([.M119];5);[$Окончания.$A$1:$Окончания.$A$1048576];0);IFERROR(MATCH(RIGHT([.M119];4);[$Окончания.$A$1:$Окончания.$A$1048576];0);IFERROR(MATCH(RIGHT([.M119];3);[$Окончания.$A$1:$Окончания.$A$1048576];0);IFERROR(MATCH(RIGHT([.M119];2);[$Окончания.$A$1:$Окончания.$A$1048576];0);MATCH(RIGHT([.M11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19]);&quot;&quot;)">
            <text:p/>
          </table:table-cell>
          <table:table-cell table:formula="of:=IFERROR(INDEX([$Окончания.$B$1:$Окончания.$B$1048576];[.N119]);&quot;&quot;)">
            <text:p/>
          </table:table-cell>
          <table:table-cell table:style-name="ce17" table:formula="of:=LEFT([.M119];LEN([.M119])-LEN([.O119]))&amp;[.P119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119]);&quot;&quot;)">
            <text:p/>
          </table:table-cell>
          <table:table-cell table:style-name="ce17" table:formula="of:=LEFT([.M119];LEN([.M119])-LEN([.O119]))&amp;[.R119]" office:value-type="string" office:string-value="по" calcext:value-type="string">
            <text:p>по</text:p>
          </table:table-cell>
          <table:table-cell table:style-name="ce18" table:formula="of:=MID([.K119];[.L119];1)&amp;IF(MID([.K119];[.L119]+1;1)=&quot;(&quot;; &quot;(&quot;; &quot;&quot;)" office:value-type="string" office:string-value=" " calcext:value-type="string">
            <text:p><text:s/></text:p>
          </table:table-cell>
          <table:table-cell table:formula="of:=MID([.K119];[.L119]+LEN([.T119]);100)" office:value-type="string" office:string-value="материально-техническому снабжению 1 категории" calcext:value-type="string">
            <text:p>материально-техническому снабжению 1 категории</text:p>
          </table:table-cell>
          <table:table-cell table:formula="of:=MIN(SEARCH(&quot; &quot;;[.U119]&amp;&quot; &quot;);SEARCH(&quot;-&quot;;[.U119]&amp;&quot;-&quot;); SEARCH(&quot;)&quot;;[.U119]&amp;&quot;)&quot;))" office:value-type="float" office:value="12" calcext:value-type="float">
            <text:p>12</text:p>
          </table:table-cell>
          <table:table-cell table:formula="of:=LEFT([.U119];[.V119]-1)" office:value-type="string" office:string-value="материально" calcext:value-type="string">
            <text:p>материально</text:p>
          </table:table-cell>
          <table:table-cell table:formula="of:=IFERROR(MATCH(RIGHT([.W119];5);[$Окончания.$A$1:$Окончания.$A$1048576];0);IFERROR(MATCH(RIGHT([.W119];4);[$Окончания.$A$1:$Окончания.$A$1048576];0);IFERROR(MATCH(RIGHT([.W119];3);[$Окончания.$A$1:$Окончания.$A$1048576];0);IFERROR(MATCH(RIGHT([.W119];2);[$Окончания.$A$1:$Окончания.$A$1048576];0);MATCH(RIGHT([.W11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19]);&quot;&quot;)">
            <text:p/>
          </table:table-cell>
          <table:table-cell table:formula="of:=IFERROR(INDEX([$Окончания.$B$1:$Окончания.$B$1048576];[.X119]);&quot;&quot;)">
            <text:p/>
          </table:table-cell>
          <table:table-cell table:style-name="ce17" table:formula="of:=LEFT([.W119];LEN([.W119])-LEN([.Y119]))&amp;[.Z119]" office:value-type="string" office:string-value="материально" calcext:value-type="string">
            <text:p>материально</text:p>
          </table:table-cell>
          <table:table-cell table:style-name="ce17" table:formula="of:=IFERROR(INDEX([$Окончания.$C$1:$Окончания.$C$1048576];[.X119]);&quot;&quot;)">
            <text:p/>
          </table:table-cell>
          <table:table-cell table:style-name="ce17" table:formula="of:=LEFT([.W119];LEN([.W119])-LEN([.Y119]))&amp;[.AB119]" office:value-type="string" office:string-value="материально" calcext:value-type="string">
            <text:p>материально</text:p>
          </table:table-cell>
          <table:table-cell table:style-name="ce18" table:formula="of:=MID([.U119];[.V119];1)&amp;IF(MID([.U119];[.V119]+1;1)=&quot;(&quot;; &quot;(&quot;; &quot;&quot;)" office:value-type="string" office:string-value="-" calcext:value-type="string">
            <text:p>-</text:p>
          </table:table-cell>
          <table:table-cell table:formula="of:=MID([.U119];[.V119]+LEN([.AD119]);100)" office:value-type="string" office:string-value="техническому снабжению 1 категории" calcext:value-type="string">
            <text:p>техническому снабжению 1 категории</text:p>
          </table:table-cell>
          <table:table-cell table:formula="of:=MIN(SEARCH(&quot; &quot;;[.AE119]&amp;&quot; &quot;);SEARCH(&quot;-&quot;;[.AE119]&amp;&quot;-&quot;); SEARCH(&quot;)&quot;;[.AE119]&amp;&quot;)&quot;))" office:value-type="float" office:value="13" calcext:value-type="float">
            <text:p>13</text:p>
          </table:table-cell>
          <table:table-cell table:formula="of:=LEFT([.AE119];[.AF119]-1)" office:value-type="string" office:string-value="техническому" calcext:value-type="string">
            <text:p>техническому</text:p>
          </table:table-cell>
          <table:table-cell table:formula="of:=IFERROR(MATCH(RIGHT([.AG119];5);[$Окончания.$A$1:$Окончания.$A$1048576];0);IFERROR(MATCH(RIGHT([.AG119];4);[$Окончания.$A$1:$Окончания.$A$1048576];0);IFERROR(MATCH(RIGHT([.AG119];3);[$Окончания.$A$1:$Окончания.$A$1048576];0);IFERROR(MATCH(RIGHT([.AG119];2);[$Окончания.$A$1:$Окончания.$A$1048576];0);MATCH(RIGHT([.AG11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19]);&quot;&quot;)">
            <text:p/>
          </table:table-cell>
          <table:table-cell table:formula="of:=IFERROR(INDEX([$Окончания.$B$1:$Окончания.$B$1048576];[.AH119]);&quot;&quot;)">
            <text:p/>
          </table:table-cell>
          <table:table-cell table:style-name="ce17" table:formula="of:=LEFT([.AG119];LEN([.AG119])-LEN([.AI119]))&amp;[.AJ119]" office:value-type="string" office:string-value="техническому" calcext:value-type="string">
            <text:p>техническому</text:p>
          </table:table-cell>
          <table:table-cell table:style-name="ce17" table:formula="of:=IFERROR(INDEX([$Окончания.$C$1:$Окончания.$C$1048576];[.AH119]);&quot;&quot;)">
            <text:p/>
          </table:table-cell>
          <table:table-cell table:style-name="ce17" table:formula="of:=LEFT([.AG119];LEN([.AG119])-LEN([.AI119]))&amp;[.AL119]" office:value-type="string" office:string-value="техническому" calcext:value-type="string">
            <text:p>техническому</text:p>
          </table:table-cell>
          <table:table-cell table:style-name="ce18" table:formula="of:=MID([.AE119];[.AF119];1)&amp;IF(MID([.AE119];[.AF119]+1;1)=&quot;(&quot;; &quot;(&quot;; &quot;&quot;)" office:value-type="string" office:string-value=" " calcext:value-type="string">
            <text:p><text:s/></text:p>
          </table:table-cell>
          <table:table-cell table:formula="of:=MID([.AE119];[.AF119]+LEN([.AN119]);100)" office:value-type="string" office:string-value="снабжению 1 категории" calcext:value-type="string">
            <text:p>снабжению 1 категории</text:p>
          </table:table-cell>
          <table:table-cell table:formula="of:=MIN(SEARCH(&quot; &quot;;[.AO119]&amp;&quot; &quot;);SEARCH(&quot;-&quot;;[.AO119]&amp;&quot;-&quot;); SEARCH(&quot;)&quot;;[.AO119]&amp;&quot;)&quot;))" office:value-type="float" office:value="10" calcext:value-type="float">
            <text:p>10</text:p>
          </table:table-cell>
          <table:table-cell table:formula="of:=LEFT([.AO119];[.AP119]-1)" office:value-type="string" office:string-value="снабжению" calcext:value-type="string">
            <text:p>снабжению</text:p>
          </table:table-cell>
          <table:table-cell table:formula="of:=IFERROR(MATCH(RIGHT([.AQ119];5);[$Окончания.$A$1:$Окончания.$A$1048576];0);IFERROR(MATCH(RIGHT([.AQ119];4);[$Окончания.$A$1:$Окончания.$A$1048576];0);IFERROR(MATCH(RIGHT([.AQ119];3);[$Окончания.$A$1:$Окончания.$A$1048576];0);IFERROR(MATCH(RIGHT([.AQ119];2);[$Окончания.$A$1:$Окончания.$A$1048576];0);MATCH(RIGHT([.AQ11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19]);&quot;&quot;)">
            <text:p/>
          </table:table-cell>
          <table:table-cell table:formula="of:=IFERROR(INDEX([$Окончания.$B$1:$Окончания.$B$1048576];[.AR119]);&quot;&quot;)">
            <text:p/>
          </table:table-cell>
          <table:table-cell table:style-name="ce17" table:formula="of:=LEFT([.AQ119];LEN([.AQ119])-LEN([.AS119]))&amp;[.AT119]" office:value-type="string" office:string-value="снабжению" calcext:value-type="string">
            <text:p>снабжению</text:p>
          </table:table-cell>
          <table:table-cell table:style-name="ce17" table:formula="of:=IFERROR(INDEX([$Окончания.$C$1:$Окончания.$C$1048576];[.AR119]);&quot;&quot;)">
            <text:p/>
          </table:table-cell>
          <table:table-cell table:style-name="ce17" table:formula="of:=LEFT([.AQ119];LEN([.AQ119])-LEN([.AS119]))&amp;[.AV119]" office:value-type="string" office:string-value="снабжению" calcext:value-type="string">
            <text:p>снабжению</text:p>
          </table:table-cell>
          <table:table-cell table:style-name="ce18" table:formula="of:=MID([.AO119];[.AP119];1)&amp;IF(MID([.AO119];[.AP119]+1;1)=&quot;(&quot;; &quot;(&quot;; &quot;&quot;)" office:value-type="string" office:string-value=" " calcext:value-type="string">
            <text:p><text:s/></text:p>
          </table:table-cell>
          <table:table-cell table:formula="of:=MID([.AO119];[.AP119]+LEN([.AX119]);100)" office:value-type="string" office:string-value="1 категории" calcext:value-type="string">
            <text:p>1 категории</text:p>
          </table:table-cell>
          <table:table-cell table:formula="of:=[.$G119]&amp;[.$J119]&amp;[.$Q119]&amp;[.$T119]&amp;[.$AA119]&amp;[.$AD119]&amp;[.$AK119]&amp;[.$AN119]&amp;[.$AU119]&amp;[.$AX119]&amp;[.$AY119]" office:value-type="string" office:string-value="Экономисту по материально-техническому снабжению 1 категории" calcext:value-type="string">
            <text:p>Экономисту по материально-техническому снабжению 1 категории</text:p>
          </table:table-cell>
          <table:table-cell office:value-type="string" calcext:value-type="string">
            <text:p>Экономисту по материально-техническому снабжению 1 категории</text:p>
          </table:table-cell>
          <table:table-cell table:style-name="ce17" table:formula="of:=IF([.AZ119]=[.BA119];0;1)" office:value-type="float" office:value="0" calcext:value-type="float">
            <text:p>0</text:p>
          </table:table-cell>
          <table:table-cell table:formula="of:=[.$I119]&amp;[.$J119]&amp;[.$S119]&amp;[.$T119]&amp;[.$AC119]&amp;[.$AD119]&amp;[.$AM119]&amp;[.$AN119]&amp;[.$AW119]&amp;[.$AX119]&amp;[.$AY119]" office:value-type="string" office:string-value="Экономиста по материально-техническому снабжению 1 категории" calcext:value-type="string">
            <text:p>Экономиста по материально-техническому снабжению 1 категории</text:p>
          </table:table-cell>
          <table:table-cell table:style-name="ce22" office:value-type="string" calcext:value-type="string">
            <text:p>Экономиста по материально-техническому снабжению 1 категории</text:p>
          </table:table-cell>
          <table:table-cell table:style-name="ce17" table:formula="of:=IF([.BC119]=[.BD119];0;1)" office:value-type="float" office:value="0" calcext:value-type="float">
            <text:p>0</text:p>
          </table:table-cell>
          <table:table-cell table:number-columns-repeated="967"/>
        </table:table-row>
        <table:table-row table:style-name="ro5">
          <table:table-cell table:style-name="ce14" office:value-type="string" calcext:value-type="string">
            <text:p>Экономист по материально-техническому снабжению 2 категории</text:p>
          </table:table-cell>
          <table:table-cell table:formula="of:=MIN(SEARCH(&quot; &quot;;[.A120]&amp;&quot; &quot;);SEARCH(&quot;-&quot;;[.A120]&amp;&quot;-&quot;); SEARCH(&quot;)&quot;;[.A120]&amp;&quot;)&quot;))" office:value-type="float" office:value="10" calcext:value-type="float">
            <text:p>10</text:p>
          </table:table-cell>
          <table:table-cell table:formula="of:=LEFT([.A120];[.B120]-1)" office:value-type="string" office:string-value="Экономист" calcext:value-type="string">
            <text:p>Экономист</text:p>
          </table:table-cell>
          <table:table-cell table:formula="of:=IFERROR(MATCH(RIGHT([.C120];5);[$Окончания.$A$1:$Окончания.$A$1048576];0);IFERROR(MATCH(RIGHT([.C120];4);[$Окончания.$A$1:$Окончания.$A$1048576];0);IFERROR(MATCH(RIGHT([.C120];3);[$Окончания.$A$1:$Окончания.$A$1048576];0);IFERROR(MATCH(RIGHT([.C120];2);[$Окончания.$A$1:$Окончания.$A$1048576];0);MATCH(RIGHT([.C120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20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20]);&quot;&quot;)" office:value-type="string" office:string-value="ту" calcext:value-type="string">
            <text:p>ту</text:p>
          </table:table-cell>
          <table:table-cell table:style-name="ce17" table:formula="of:=LEFT([.C120];LEN([.C120])-LEN([.E120]))&amp;[.F120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D120]);&quot;&quot;)" office:value-type="string" office:string-value="та" calcext:value-type="string">
            <text:p>та</text:p>
          </table:table-cell>
          <table:table-cell table:style-name="ce17" table:formula="of:=LEFT([.C120];LEN([.C120])-LEN([.E120]))&amp;[.H120]" office:value-type="string" office:string-value="Экономиста" calcext:value-type="string">
            <text:p>Экономиста</text:p>
          </table:table-cell>
          <table:table-cell table:style-name="ce18" table:formula="of:=MID([.A120];[.B120];1)&amp;IF(MID([.A120];[.B120]+1;1)=&quot;(&quot;; &quot;(&quot;; &quot;&quot;)" office:value-type="string" office:string-value=" " calcext:value-type="string">
            <text:p><text:s/></text:p>
          </table:table-cell>
          <table:table-cell table:formula="of:=MID([.A120];[.B120]+LEN([.J120]);100)" office:value-type="string" office:string-value="по материально-техническому снабжению 2 категории" calcext:value-type="string">
            <text:p>по материально-техническому снабжению 2 категории</text:p>
          </table:table-cell>
          <table:table-cell table:formula="of:=MIN(SEARCH(&quot; &quot;;[.K120]&amp;&quot; &quot;);SEARCH(&quot;-&quot;;[.K120]&amp;&quot;-&quot;); SEARCH(&quot;)&quot;;[.K120]&amp;&quot;)&quot;))" office:value-type="float" office:value="3" calcext:value-type="float">
            <text:p>3</text:p>
          </table:table-cell>
          <table:table-cell table:formula="of:=LEFT([.K120];[.L120]-1)" office:value-type="string" office:string-value="по" calcext:value-type="string">
            <text:p>по</text:p>
          </table:table-cell>
          <table:table-cell table:formula="of:=IFERROR(MATCH(RIGHT([.M120];5);[$Окончания.$A$1:$Окончания.$A$1048576];0);IFERROR(MATCH(RIGHT([.M120];4);[$Окончания.$A$1:$Окончания.$A$1048576];0);IFERROR(MATCH(RIGHT([.M120];3);[$Окончания.$A$1:$Окончания.$A$1048576];0);IFERROR(MATCH(RIGHT([.M120];2);[$Окончания.$A$1:$Окончания.$A$1048576];0);MATCH(RIGHT([.M12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20]);&quot;&quot;)">
            <text:p/>
          </table:table-cell>
          <table:table-cell table:formula="of:=IFERROR(INDEX([$Окончания.$B$1:$Окончания.$B$1048576];[.N120]);&quot;&quot;)">
            <text:p/>
          </table:table-cell>
          <table:table-cell table:style-name="ce17" table:formula="of:=LEFT([.M120];LEN([.M120])-LEN([.O120]))&amp;[.P120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120]);&quot;&quot;)">
            <text:p/>
          </table:table-cell>
          <table:table-cell table:style-name="ce17" table:formula="of:=LEFT([.M120];LEN([.M120])-LEN([.O120]))&amp;[.R120]" office:value-type="string" office:string-value="по" calcext:value-type="string">
            <text:p>по</text:p>
          </table:table-cell>
          <table:table-cell table:style-name="ce18" table:formula="of:=MID([.K120];[.L120];1)&amp;IF(MID([.K120];[.L120]+1;1)=&quot;(&quot;; &quot;(&quot;; &quot;&quot;)" office:value-type="string" office:string-value=" " calcext:value-type="string">
            <text:p><text:s/></text:p>
          </table:table-cell>
          <table:table-cell table:formula="of:=MID([.K120];[.L120]+LEN([.T120]);100)" office:value-type="string" office:string-value="материально-техническому снабжению 2 категории" calcext:value-type="string">
            <text:p>материально-техническому снабжению 2 категории</text:p>
          </table:table-cell>
          <table:table-cell table:formula="of:=MIN(SEARCH(&quot; &quot;;[.U120]&amp;&quot; &quot;);SEARCH(&quot;-&quot;;[.U120]&amp;&quot;-&quot;); SEARCH(&quot;)&quot;;[.U120]&amp;&quot;)&quot;))" office:value-type="float" office:value="12" calcext:value-type="float">
            <text:p>12</text:p>
          </table:table-cell>
          <table:table-cell table:formula="of:=LEFT([.U120];[.V120]-1)" office:value-type="string" office:string-value="материально" calcext:value-type="string">
            <text:p>материально</text:p>
          </table:table-cell>
          <table:table-cell table:formula="of:=IFERROR(MATCH(RIGHT([.W120];5);[$Окончания.$A$1:$Окончания.$A$1048576];0);IFERROR(MATCH(RIGHT([.W120];4);[$Окончания.$A$1:$Окончания.$A$1048576];0);IFERROR(MATCH(RIGHT([.W120];3);[$Окончания.$A$1:$Окончания.$A$1048576];0);IFERROR(MATCH(RIGHT([.W120];2);[$Окончания.$A$1:$Окончания.$A$1048576];0);MATCH(RIGHT([.W12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20]);&quot;&quot;)">
            <text:p/>
          </table:table-cell>
          <table:table-cell table:formula="of:=IFERROR(INDEX([$Окончания.$B$1:$Окончания.$B$1048576];[.X120]);&quot;&quot;)">
            <text:p/>
          </table:table-cell>
          <table:table-cell table:style-name="ce17" table:formula="of:=LEFT([.W120];LEN([.W120])-LEN([.Y120]))&amp;[.Z120]" office:value-type="string" office:string-value="материально" calcext:value-type="string">
            <text:p>материально</text:p>
          </table:table-cell>
          <table:table-cell table:style-name="ce17" table:formula="of:=IFERROR(INDEX([$Окончания.$C$1:$Окончания.$C$1048576];[.X120]);&quot;&quot;)">
            <text:p/>
          </table:table-cell>
          <table:table-cell table:style-name="ce17" table:formula="of:=LEFT([.W120];LEN([.W120])-LEN([.Y120]))&amp;[.AB120]" office:value-type="string" office:string-value="материально" calcext:value-type="string">
            <text:p>материально</text:p>
          </table:table-cell>
          <table:table-cell table:style-name="ce18" table:formula="of:=MID([.U120];[.V120];1)&amp;IF(MID([.U120];[.V120]+1;1)=&quot;(&quot;; &quot;(&quot;; &quot;&quot;)" office:value-type="string" office:string-value="-" calcext:value-type="string">
            <text:p>-</text:p>
          </table:table-cell>
          <table:table-cell table:formula="of:=MID([.U120];[.V120]+LEN([.AD120]);100)" office:value-type="string" office:string-value="техническому снабжению 2 категории" calcext:value-type="string">
            <text:p>техническому снабжению 2 категории</text:p>
          </table:table-cell>
          <table:table-cell table:formula="of:=MIN(SEARCH(&quot; &quot;;[.AE120]&amp;&quot; &quot;);SEARCH(&quot;-&quot;;[.AE120]&amp;&quot;-&quot;); SEARCH(&quot;)&quot;;[.AE120]&amp;&quot;)&quot;))" office:value-type="float" office:value="13" calcext:value-type="float">
            <text:p>13</text:p>
          </table:table-cell>
          <table:table-cell table:formula="of:=LEFT([.AE120];[.AF120]-1)" office:value-type="string" office:string-value="техническому" calcext:value-type="string">
            <text:p>техническому</text:p>
          </table:table-cell>
          <table:table-cell table:formula="of:=IFERROR(MATCH(RIGHT([.AG120];5);[$Окончания.$A$1:$Окончания.$A$1048576];0);IFERROR(MATCH(RIGHT([.AG120];4);[$Окончания.$A$1:$Окончания.$A$1048576];0);IFERROR(MATCH(RIGHT([.AG120];3);[$Окончания.$A$1:$Окончания.$A$1048576];0);IFERROR(MATCH(RIGHT([.AG120];2);[$Окончания.$A$1:$Окончания.$A$1048576];0);MATCH(RIGHT([.AG12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20]);&quot;&quot;)">
            <text:p/>
          </table:table-cell>
          <table:table-cell table:formula="of:=IFERROR(INDEX([$Окончания.$B$1:$Окончания.$B$1048576];[.AH120]);&quot;&quot;)">
            <text:p/>
          </table:table-cell>
          <table:table-cell table:style-name="ce17" table:formula="of:=LEFT([.AG120];LEN([.AG120])-LEN([.AI120]))&amp;[.AJ120]" office:value-type="string" office:string-value="техническому" calcext:value-type="string">
            <text:p>техническому</text:p>
          </table:table-cell>
          <table:table-cell table:style-name="ce17" table:formula="of:=IFERROR(INDEX([$Окончания.$C$1:$Окончания.$C$1048576];[.AH120]);&quot;&quot;)">
            <text:p/>
          </table:table-cell>
          <table:table-cell table:style-name="ce17" table:formula="of:=LEFT([.AG120];LEN([.AG120])-LEN([.AI120]))&amp;[.AL120]" office:value-type="string" office:string-value="техническому" calcext:value-type="string">
            <text:p>техническому</text:p>
          </table:table-cell>
          <table:table-cell table:style-name="ce18" table:formula="of:=MID([.AE120];[.AF120];1)&amp;IF(MID([.AE120];[.AF120]+1;1)=&quot;(&quot;; &quot;(&quot;; &quot;&quot;)" office:value-type="string" office:string-value=" " calcext:value-type="string">
            <text:p><text:s/></text:p>
          </table:table-cell>
          <table:table-cell table:formula="of:=MID([.AE120];[.AF120]+LEN([.AN120]);100)" office:value-type="string" office:string-value="снабжению 2 категории" calcext:value-type="string">
            <text:p>снабжению 2 категории</text:p>
          </table:table-cell>
          <table:table-cell table:formula="of:=MIN(SEARCH(&quot; &quot;;[.AO120]&amp;&quot; &quot;);SEARCH(&quot;-&quot;;[.AO120]&amp;&quot;-&quot;); SEARCH(&quot;)&quot;;[.AO120]&amp;&quot;)&quot;))" office:value-type="float" office:value="10" calcext:value-type="float">
            <text:p>10</text:p>
          </table:table-cell>
          <table:table-cell table:formula="of:=LEFT([.AO120];[.AP120]-1)" office:value-type="string" office:string-value="снабжению" calcext:value-type="string">
            <text:p>снабжению</text:p>
          </table:table-cell>
          <table:table-cell table:formula="of:=IFERROR(MATCH(RIGHT([.AQ120];5);[$Окончания.$A$1:$Окончания.$A$1048576];0);IFERROR(MATCH(RIGHT([.AQ120];4);[$Окончания.$A$1:$Окончания.$A$1048576];0);IFERROR(MATCH(RIGHT([.AQ120];3);[$Окончания.$A$1:$Окончания.$A$1048576];0);IFERROR(MATCH(RIGHT([.AQ120];2);[$Окончания.$A$1:$Окончания.$A$1048576];0);MATCH(RIGHT([.AQ12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20]);&quot;&quot;)">
            <text:p/>
          </table:table-cell>
          <table:table-cell table:formula="of:=IFERROR(INDEX([$Окончания.$B$1:$Окончания.$B$1048576];[.AR120]);&quot;&quot;)">
            <text:p/>
          </table:table-cell>
          <table:table-cell table:style-name="ce17" table:formula="of:=LEFT([.AQ120];LEN([.AQ120])-LEN([.AS120]))&amp;[.AT120]" office:value-type="string" office:string-value="снабжению" calcext:value-type="string">
            <text:p>снабжению</text:p>
          </table:table-cell>
          <table:table-cell table:style-name="ce17" table:formula="of:=IFERROR(INDEX([$Окончания.$C$1:$Окончания.$C$1048576];[.AR120]);&quot;&quot;)">
            <text:p/>
          </table:table-cell>
          <table:table-cell table:style-name="ce17" table:formula="of:=LEFT([.AQ120];LEN([.AQ120])-LEN([.AS120]))&amp;[.AV120]" office:value-type="string" office:string-value="снабжению" calcext:value-type="string">
            <text:p>снабжению</text:p>
          </table:table-cell>
          <table:table-cell table:style-name="ce18" table:formula="of:=MID([.AO120];[.AP120];1)&amp;IF(MID([.AO120];[.AP120]+1;1)=&quot;(&quot;; &quot;(&quot;; &quot;&quot;)" office:value-type="string" office:string-value=" " calcext:value-type="string">
            <text:p><text:s/></text:p>
          </table:table-cell>
          <table:table-cell table:formula="of:=MID([.AO120];[.AP120]+LEN([.AX120]);100)" office:value-type="string" office:string-value="2 категории" calcext:value-type="string">
            <text:p>2 категории</text:p>
          </table:table-cell>
          <table:table-cell table:formula="of:=[.$G120]&amp;[.$J120]&amp;[.$Q120]&amp;[.$T120]&amp;[.$AA120]&amp;[.$AD120]&amp;[.$AK120]&amp;[.$AN120]&amp;[.$AU120]&amp;[.$AX120]&amp;[.$AY120]" office:value-type="string" office:string-value="Экономисту по материально-техническому снабжению 2 категории" calcext:value-type="string">
            <text:p>Экономисту по материально-техническому снабжению 2 категории</text:p>
          </table:table-cell>
          <table:table-cell office:value-type="string" calcext:value-type="string">
            <text:p>Экономисту по материально-техническому снабжению 2 категории</text:p>
          </table:table-cell>
          <table:table-cell table:style-name="ce17" table:formula="of:=IF([.AZ120]=[.BA120];0;1)" office:value-type="float" office:value="0" calcext:value-type="float">
            <text:p>0</text:p>
          </table:table-cell>
          <table:table-cell table:formula="of:=[.$I120]&amp;[.$J120]&amp;[.$S120]&amp;[.$T120]&amp;[.$AC120]&amp;[.$AD120]&amp;[.$AM120]&amp;[.$AN120]&amp;[.$AW120]&amp;[.$AX120]&amp;[.$AY120]" office:value-type="string" office:string-value="Экономиста по материально-техническому снабжению 2 категории" calcext:value-type="string">
            <text:p>Экономиста по материально-техническому снабжению 2 категории</text:p>
          </table:table-cell>
          <table:table-cell table:style-name="ce22" office:value-type="string" calcext:value-type="string">
            <text:p>Экономиста по материально-техническому снабжению 2 категории</text:p>
          </table:table-cell>
          <table:table-cell table:style-name="ce17" table:formula="of:=IF([.BC120]=[.BD120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Экономист по сбыту</text:p>
          </table:table-cell>
          <table:table-cell table:formula="of:=MIN(SEARCH(&quot; &quot;;[.A121]&amp;&quot; &quot;);SEARCH(&quot;-&quot;;[.A121]&amp;&quot;-&quot;); SEARCH(&quot;)&quot;;[.A121]&amp;&quot;)&quot;))" office:value-type="float" office:value="10" calcext:value-type="float">
            <text:p>10</text:p>
          </table:table-cell>
          <table:table-cell table:formula="of:=LEFT([.A121];[.B121]-1)" office:value-type="string" office:string-value="Экономист" calcext:value-type="string">
            <text:p>Экономист</text:p>
          </table:table-cell>
          <table:table-cell table:formula="of:=IFERROR(MATCH(RIGHT([.C121];5);[$Окончания.$A$1:$Окончания.$A$1048576];0);IFERROR(MATCH(RIGHT([.C121];4);[$Окончания.$A$1:$Окончания.$A$1048576];0);IFERROR(MATCH(RIGHT([.C121];3);[$Окончания.$A$1:$Окончания.$A$1048576];0);IFERROR(MATCH(RIGHT([.C121];2);[$Окончания.$A$1:$Окончания.$A$1048576];0);MATCH(RIGHT([.C121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21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21]);&quot;&quot;)" office:value-type="string" office:string-value="ту" calcext:value-type="string">
            <text:p>ту</text:p>
          </table:table-cell>
          <table:table-cell table:style-name="ce17" table:formula="of:=LEFT([.C121];LEN([.C121])-LEN([.E121]))&amp;[.F121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D121]);&quot;&quot;)" office:value-type="string" office:string-value="та" calcext:value-type="string">
            <text:p>та</text:p>
          </table:table-cell>
          <table:table-cell table:style-name="ce17" table:formula="of:=LEFT([.C121];LEN([.C121])-LEN([.E121]))&amp;[.H121]" office:value-type="string" office:string-value="Экономиста" calcext:value-type="string">
            <text:p>Экономиста</text:p>
          </table:table-cell>
          <table:table-cell table:style-name="ce18" table:formula="of:=MID([.A121];[.B121];1)&amp;IF(MID([.A121];[.B121]+1;1)=&quot;(&quot;; &quot;(&quot;; &quot;&quot;)" office:value-type="string" office:string-value=" " calcext:value-type="string">
            <text:p><text:s/></text:p>
          </table:table-cell>
          <table:table-cell table:formula="of:=MID([.A121];[.B121]+LEN([.J121]);100)" office:value-type="string" office:string-value="по сбыту" calcext:value-type="string">
            <text:p>по сбыту</text:p>
          </table:table-cell>
          <table:table-cell table:formula="of:=MIN(SEARCH(&quot; &quot;;[.K121]&amp;&quot; &quot;);SEARCH(&quot;-&quot;;[.K121]&amp;&quot;-&quot;); SEARCH(&quot;)&quot;;[.K121]&amp;&quot;)&quot;))" office:value-type="float" office:value="3" calcext:value-type="float">
            <text:p>3</text:p>
          </table:table-cell>
          <table:table-cell table:formula="of:=LEFT([.K121];[.L121]-1)" office:value-type="string" office:string-value="по" calcext:value-type="string">
            <text:p>по</text:p>
          </table:table-cell>
          <table:table-cell table:formula="of:=IFERROR(MATCH(RIGHT([.M121];5);[$Окончания.$A$1:$Окончания.$A$1048576];0);IFERROR(MATCH(RIGHT([.M121];4);[$Окончания.$A$1:$Окончания.$A$1048576];0);IFERROR(MATCH(RIGHT([.M121];3);[$Окончания.$A$1:$Окончания.$A$1048576];0);IFERROR(MATCH(RIGHT([.M121];2);[$Окончания.$A$1:$Окончания.$A$1048576];0);MATCH(RIGHT([.M12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21]);&quot;&quot;)">
            <text:p/>
          </table:table-cell>
          <table:table-cell table:formula="of:=IFERROR(INDEX([$Окончания.$B$1:$Окончания.$B$1048576];[.N121]);&quot;&quot;)">
            <text:p/>
          </table:table-cell>
          <table:table-cell table:style-name="ce17" table:formula="of:=LEFT([.M121];LEN([.M121])-LEN([.O121]))&amp;[.P121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121]);&quot;&quot;)">
            <text:p/>
          </table:table-cell>
          <table:table-cell table:style-name="ce17" table:formula="of:=LEFT([.M121];LEN([.M121])-LEN([.O121]))&amp;[.R121]" office:value-type="string" office:string-value="по" calcext:value-type="string">
            <text:p>по</text:p>
          </table:table-cell>
          <table:table-cell table:style-name="ce18" table:formula="of:=MID([.K121];[.L121];1)&amp;IF(MID([.K121];[.L121]+1;1)=&quot;(&quot;; &quot;(&quot;; &quot;&quot;)" office:value-type="string" office:string-value=" " calcext:value-type="string">
            <text:p><text:s/></text:p>
          </table:table-cell>
          <table:table-cell table:formula="of:=MID([.K121];[.L121]+LEN([.T121]);100)" office:value-type="string" office:string-value="сбыту" calcext:value-type="string">
            <text:p>сбыту</text:p>
          </table:table-cell>
          <table:table-cell table:formula="of:=MIN(SEARCH(&quot; &quot;;[.U121]&amp;&quot; &quot;);SEARCH(&quot;-&quot;;[.U121]&amp;&quot;-&quot;); SEARCH(&quot;)&quot;;[.U121]&amp;&quot;)&quot;))" office:value-type="float" office:value="6" calcext:value-type="float">
            <text:p>6</text:p>
          </table:table-cell>
          <table:table-cell table:formula="of:=LEFT([.U121];[.V121]-1)" office:value-type="string" office:string-value="сбыту" calcext:value-type="string">
            <text:p>сбыту</text:p>
          </table:table-cell>
          <table:table-cell table:formula="of:=IFERROR(MATCH(RIGHT([.W121];5);[$Окончания.$A$1:$Окончания.$A$1048576];0);IFERROR(MATCH(RIGHT([.W121];4);[$Окончания.$A$1:$Окончания.$A$1048576];0);IFERROR(MATCH(RIGHT([.W121];3);[$Окончания.$A$1:$Окончания.$A$1048576];0);IFERROR(MATCH(RIGHT([.W121];2);[$Окончания.$A$1:$Окончания.$A$1048576];0);MATCH(RIGHT([.W12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21]);&quot;&quot;)">
            <text:p/>
          </table:table-cell>
          <table:table-cell table:formula="of:=IFERROR(INDEX([$Окончания.$B$1:$Окончания.$B$1048576];[.X121]);&quot;&quot;)">
            <text:p/>
          </table:table-cell>
          <table:table-cell table:style-name="ce17" table:formula="of:=LEFT([.W121];LEN([.W121])-LEN([.Y121]))&amp;[.Z121]" office:value-type="string" office:string-value="сбыту" calcext:value-type="string">
            <text:p>сбыту</text:p>
          </table:table-cell>
          <table:table-cell table:style-name="ce17" table:formula="of:=IFERROR(INDEX([$Окончания.$C$1:$Окончания.$C$1048576];[.X121]);&quot;&quot;)">
            <text:p/>
          </table:table-cell>
          <table:table-cell table:style-name="ce17" table:formula="of:=LEFT([.W121];LEN([.W121])-LEN([.Y121]))&amp;[.AB121]" office:value-type="string" office:string-value="сбыту" calcext:value-type="string">
            <text:p>сбыту</text:p>
          </table:table-cell>
          <table:table-cell table:style-name="ce18" table:formula="of:=MID([.U121];[.V121];1)&amp;IF(MID([.U121];[.V121]+1;1)=&quot;(&quot;; &quot;(&quot;; &quot;&quot;)">
            <text:p/>
          </table:table-cell>
          <table:table-cell table:formula="of:=MID([.U121];[.V121]+LEN([.AD121]);100)">
            <text:p/>
          </table:table-cell>
          <table:table-cell table:formula="of:=MIN(SEARCH(&quot; &quot;;[.AE121]&amp;&quot; &quot;);SEARCH(&quot;-&quot;;[.AE121]&amp;&quot;-&quot;); SEARCH(&quot;)&quot;;[.AE121]&amp;&quot;)&quot;))" office:value-type="float" office:value="1" calcext:value-type="float">
            <text:p>1</text:p>
          </table:table-cell>
          <table:table-cell table:formula="of:=LEFT([.AE121];[.AF121]-1)">
            <text:p/>
          </table:table-cell>
          <table:table-cell table:formula="of:=IFERROR(MATCH(RIGHT([.AG121];5);[$Окончания.$A$1:$Окончания.$A$1048576];0);IFERROR(MATCH(RIGHT([.AG121];4);[$Окончания.$A$1:$Окончания.$A$1048576];0);IFERROR(MATCH(RIGHT([.AG121];3);[$Окончания.$A$1:$Окончания.$A$1048576];0);IFERROR(MATCH(RIGHT([.AG121];2);[$Окончания.$A$1:$Окончания.$A$1048576];0);MATCH(RIGHT([.AG12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21]);&quot;&quot;)">
            <text:p/>
          </table:table-cell>
          <table:table-cell table:formula="of:=IFERROR(INDEX([$Окончания.$B$1:$Окончания.$B$1048576];[.AH121]);&quot;&quot;)">
            <text:p/>
          </table:table-cell>
          <table:table-cell table:style-name="ce17" table:formula="of:=LEFT([.AG121];LEN([.AG121])-LEN([.AI121]))&amp;[.AJ121]">
            <text:p/>
          </table:table-cell>
          <table:table-cell table:style-name="ce17" table:formula="of:=IFERROR(INDEX([$Окончания.$C$1:$Окончания.$C$1048576];[.AH121]);&quot;&quot;)">
            <text:p/>
          </table:table-cell>
          <table:table-cell table:style-name="ce17" table:formula="of:=LEFT([.AG121];LEN([.AG121])-LEN([.AI121]))&amp;[.AL121]">
            <text:p/>
          </table:table-cell>
          <table:table-cell table:style-name="ce18" table:formula="of:=MID([.AE121];[.AF121];1)&amp;IF(MID([.AE121];[.AF121]+1;1)=&quot;(&quot;; &quot;(&quot;; &quot;&quot;)">
            <text:p/>
          </table:table-cell>
          <table:table-cell table:formula="of:=MID([.AE121];[.AF121]+LEN([.AN121]);100)">
            <text:p/>
          </table:table-cell>
          <table:table-cell table:formula="of:=MIN(SEARCH(&quot; &quot;;[.AO121]&amp;&quot; &quot;);SEARCH(&quot;-&quot;;[.AO121]&amp;&quot;-&quot;); SEARCH(&quot;)&quot;;[.AO121]&amp;&quot;)&quot;))" office:value-type="float" office:value="1" calcext:value-type="float">
            <text:p>1</text:p>
          </table:table-cell>
          <table:table-cell table:formula="of:=LEFT([.AO121];[.AP121]-1)">
            <text:p/>
          </table:table-cell>
          <table:table-cell table:formula="of:=IFERROR(MATCH(RIGHT([.AQ121];5);[$Окончания.$A$1:$Окончания.$A$1048576];0);IFERROR(MATCH(RIGHT([.AQ121];4);[$Окончания.$A$1:$Окончания.$A$1048576];0);IFERROR(MATCH(RIGHT([.AQ121];3);[$Окончания.$A$1:$Окончания.$A$1048576];0);IFERROR(MATCH(RIGHT([.AQ121];2);[$Окончания.$A$1:$Окончания.$A$1048576];0);MATCH(RIGHT([.AQ12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21]);&quot;&quot;)">
            <text:p/>
          </table:table-cell>
          <table:table-cell table:formula="of:=IFERROR(INDEX([$Окончания.$B$1:$Окончания.$B$1048576];[.AR121]);&quot;&quot;)">
            <text:p/>
          </table:table-cell>
          <table:table-cell table:style-name="ce17" table:formula="of:=LEFT([.AQ121];LEN([.AQ121])-LEN([.AS121]))&amp;[.AT121]">
            <text:p/>
          </table:table-cell>
          <table:table-cell table:style-name="ce17" table:formula="of:=IFERROR(INDEX([$Окончания.$C$1:$Окончания.$C$1048576];[.AR121]);&quot;&quot;)">
            <text:p/>
          </table:table-cell>
          <table:table-cell table:style-name="ce17" table:formula="of:=LEFT([.AQ121];LEN([.AQ121])-LEN([.AS121]))&amp;[.AV121]">
            <text:p/>
          </table:table-cell>
          <table:table-cell table:style-name="ce18" table:formula="of:=MID([.AO121];[.AP121];1)&amp;IF(MID([.AO121];[.AP121]+1;1)=&quot;(&quot;; &quot;(&quot;; &quot;&quot;)">
            <text:p/>
          </table:table-cell>
          <table:table-cell table:formula="of:=MID([.AO121];[.AP121]+LEN([.AX121]);100)">
            <text:p/>
          </table:table-cell>
          <table:table-cell table:formula="of:=[.$G121]&amp;[.$J121]&amp;[.$Q121]&amp;[.$T121]&amp;[.$AA121]&amp;[.$AD121]&amp;[.$AK121]&amp;[.$AN121]&amp;[.$AU121]&amp;[.$AX121]&amp;[.$AY121]" office:value-type="string" office:string-value="Экономисту по сбыту" calcext:value-type="string">
            <text:p>Экономисту по сбыту</text:p>
          </table:table-cell>
          <table:table-cell office:value-type="string" calcext:value-type="string">
            <text:p>Экономисту по сбыту</text:p>
          </table:table-cell>
          <table:table-cell table:style-name="ce17" table:formula="of:=IF([.AZ121]=[.BA121];0;1)" office:value-type="float" office:value="0" calcext:value-type="float">
            <text:p>0</text:p>
          </table:table-cell>
          <table:table-cell table:formula="of:=[.$I121]&amp;[.$J121]&amp;[.$S121]&amp;[.$T121]&amp;[.$AC121]&amp;[.$AD121]&amp;[.$AM121]&amp;[.$AN121]&amp;[.$AW121]&amp;[.$AX121]&amp;[.$AY121]" office:value-type="string" office:string-value="Экономиста по сбыту" calcext:value-type="string">
            <text:p>Экономиста по сбыту</text:p>
          </table:table-cell>
          <table:table-cell table:style-name="ce22" office:value-type="string" calcext:value-type="string">
            <text:p>Экономиста по сбыту</text:p>
          </table:table-cell>
          <table:table-cell table:style-name="ce17" table:formula="of:=IF([.BC121]=[.BD121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Экономист по сбыту 2 категории </text:p>
          </table:table-cell>
          <table:table-cell table:formula="of:=MIN(SEARCH(&quot; &quot;;[.A122]&amp;&quot; &quot;);SEARCH(&quot;-&quot;;[.A122]&amp;&quot;-&quot;); SEARCH(&quot;)&quot;;[.A122]&amp;&quot;)&quot;))" office:value-type="float" office:value="10" calcext:value-type="float">
            <text:p>10</text:p>
          </table:table-cell>
          <table:table-cell table:formula="of:=LEFT([.A122];[.B122]-1)" office:value-type="string" office:string-value="Экономист" calcext:value-type="string">
            <text:p>Экономист</text:p>
          </table:table-cell>
          <table:table-cell table:formula="of:=IFERROR(MATCH(RIGHT([.C122];5);[$Окончания.$A$1:$Окончания.$A$1048576];0);IFERROR(MATCH(RIGHT([.C122];4);[$Окончания.$A$1:$Окончания.$A$1048576];0);IFERROR(MATCH(RIGHT([.C122];3);[$Окончания.$A$1:$Окончания.$A$1048576];0);IFERROR(MATCH(RIGHT([.C122];2);[$Окончания.$A$1:$Окончания.$A$1048576];0);MATCH(RIGHT([.C122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22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22]);&quot;&quot;)" office:value-type="string" office:string-value="ту" calcext:value-type="string">
            <text:p>ту</text:p>
          </table:table-cell>
          <table:table-cell table:style-name="ce17" table:formula="of:=LEFT([.C122];LEN([.C122])-LEN([.E122]))&amp;[.F122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D122]);&quot;&quot;)" office:value-type="string" office:string-value="та" calcext:value-type="string">
            <text:p>та</text:p>
          </table:table-cell>
          <table:table-cell table:style-name="ce17" table:formula="of:=LEFT([.C122];LEN([.C122])-LEN([.E122]))&amp;[.H122]" office:value-type="string" office:string-value="Экономиста" calcext:value-type="string">
            <text:p>Экономиста</text:p>
          </table:table-cell>
          <table:table-cell table:style-name="ce18" table:formula="of:=MID([.A122];[.B122];1)&amp;IF(MID([.A122];[.B122]+1;1)=&quot;(&quot;; &quot;(&quot;; &quot;&quot;)" office:value-type="string" office:string-value=" " calcext:value-type="string">
            <text:p><text:s/></text:p>
          </table:table-cell>
          <table:table-cell table:formula="of:=MID([.A122];[.B122]+LEN([.J122]);100)" office:value-type="string" office:string-value="по сбыту 2 категории " calcext:value-type="string">
            <text:p>по сбыту 2 категории </text:p>
          </table:table-cell>
          <table:table-cell table:formula="of:=MIN(SEARCH(&quot; &quot;;[.K122]&amp;&quot; &quot;);SEARCH(&quot;-&quot;;[.K122]&amp;&quot;-&quot;); SEARCH(&quot;)&quot;;[.K122]&amp;&quot;)&quot;))" office:value-type="float" office:value="3" calcext:value-type="float">
            <text:p>3</text:p>
          </table:table-cell>
          <table:table-cell table:formula="of:=LEFT([.K122];[.L122]-1)" office:value-type="string" office:string-value="по" calcext:value-type="string">
            <text:p>по</text:p>
          </table:table-cell>
          <table:table-cell table:formula="of:=IFERROR(MATCH(RIGHT([.M122];5);[$Окончания.$A$1:$Окончания.$A$1048576];0);IFERROR(MATCH(RIGHT([.M122];4);[$Окончания.$A$1:$Окончания.$A$1048576];0);IFERROR(MATCH(RIGHT([.M122];3);[$Окончания.$A$1:$Окончания.$A$1048576];0);IFERROR(MATCH(RIGHT([.M122];2);[$Окончания.$A$1:$Окончания.$A$1048576];0);MATCH(RIGHT([.M12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22]);&quot;&quot;)">
            <text:p/>
          </table:table-cell>
          <table:table-cell table:formula="of:=IFERROR(INDEX([$Окончания.$B$1:$Окончания.$B$1048576];[.N122]);&quot;&quot;)">
            <text:p/>
          </table:table-cell>
          <table:table-cell table:style-name="ce17" table:formula="of:=LEFT([.M122];LEN([.M122])-LEN([.O122]))&amp;[.P122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122]);&quot;&quot;)">
            <text:p/>
          </table:table-cell>
          <table:table-cell table:style-name="ce17" table:formula="of:=LEFT([.M122];LEN([.M122])-LEN([.O122]))&amp;[.R122]" office:value-type="string" office:string-value="по" calcext:value-type="string">
            <text:p>по</text:p>
          </table:table-cell>
          <table:table-cell table:style-name="ce18" table:formula="of:=MID([.K122];[.L122];1)&amp;IF(MID([.K122];[.L122]+1;1)=&quot;(&quot;; &quot;(&quot;; &quot;&quot;)" office:value-type="string" office:string-value=" " calcext:value-type="string">
            <text:p><text:s/></text:p>
          </table:table-cell>
          <table:table-cell table:formula="of:=MID([.K122];[.L122]+LEN([.T122]);100)" office:value-type="string" office:string-value="сбыту 2 категории " calcext:value-type="string">
            <text:p>сбыту 2 категории </text:p>
          </table:table-cell>
          <table:table-cell table:formula="of:=MIN(SEARCH(&quot; &quot;;[.U122]&amp;&quot; &quot;);SEARCH(&quot;-&quot;;[.U122]&amp;&quot;-&quot;); SEARCH(&quot;)&quot;;[.U122]&amp;&quot;)&quot;))" office:value-type="float" office:value="6" calcext:value-type="float">
            <text:p>6</text:p>
          </table:table-cell>
          <table:table-cell table:formula="of:=LEFT([.U122];[.V122]-1)" office:value-type="string" office:string-value="сбыту" calcext:value-type="string">
            <text:p>сбыту</text:p>
          </table:table-cell>
          <table:table-cell table:formula="of:=IFERROR(MATCH(RIGHT([.W122];5);[$Окончания.$A$1:$Окончания.$A$1048576];0);IFERROR(MATCH(RIGHT([.W122];4);[$Окончания.$A$1:$Окончания.$A$1048576];0);IFERROR(MATCH(RIGHT([.W122];3);[$Окончания.$A$1:$Окончания.$A$1048576];0);IFERROR(MATCH(RIGHT([.W122];2);[$Окончания.$A$1:$Окончания.$A$1048576];0);MATCH(RIGHT([.W12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22]);&quot;&quot;)">
            <text:p/>
          </table:table-cell>
          <table:table-cell table:formula="of:=IFERROR(INDEX([$Окончания.$B$1:$Окончания.$B$1048576];[.X122]);&quot;&quot;)">
            <text:p/>
          </table:table-cell>
          <table:table-cell table:style-name="ce17" table:formula="of:=LEFT([.W122];LEN([.W122])-LEN([.Y122]))&amp;[.Z122]" office:value-type="string" office:string-value="сбыту" calcext:value-type="string">
            <text:p>сбыту</text:p>
          </table:table-cell>
          <table:table-cell table:style-name="ce17" table:formula="of:=IFERROR(INDEX([$Окончания.$C$1:$Окончания.$C$1048576];[.X122]);&quot;&quot;)">
            <text:p/>
          </table:table-cell>
          <table:table-cell table:style-name="ce17" table:formula="of:=LEFT([.W122];LEN([.W122])-LEN([.Y122]))&amp;[.AB122]" office:value-type="string" office:string-value="сбыту" calcext:value-type="string">
            <text:p>сбыту</text:p>
          </table:table-cell>
          <table:table-cell table:style-name="ce18" table:formula="of:=MID([.U122];[.V122];1)&amp;IF(MID([.U122];[.V122]+1;1)=&quot;(&quot;; &quot;(&quot;; &quot;&quot;)" office:value-type="string" office:string-value=" " calcext:value-type="string">
            <text:p><text:s/></text:p>
          </table:table-cell>
          <table:table-cell table:formula="of:=MID([.U122];[.V122]+LEN([.AD122]);100)" office:value-type="string" office:string-value="2 категории " calcext:value-type="string">
            <text:p>2 категории </text:p>
          </table:table-cell>
          <table:table-cell table:formula="of:=MIN(SEARCH(&quot; &quot;;[.AE122]&amp;&quot; &quot;);SEARCH(&quot;-&quot;;[.AE122]&amp;&quot;-&quot;); SEARCH(&quot;)&quot;;[.AE122]&amp;&quot;)&quot;))" office:value-type="float" office:value="2" calcext:value-type="float">
            <text:p>2</text:p>
          </table:table-cell>
          <table:table-cell table:formula="of:=LEFT([.AE122];[.AF122]-1)" office:value-type="string" office:string-value="2" calcext:value-type="string">
            <text:p>2</text:p>
          </table:table-cell>
          <table:table-cell table:formula="of:=IFERROR(MATCH(RIGHT([.AG122];5);[$Окончания.$A$1:$Окончания.$A$1048576];0);IFERROR(MATCH(RIGHT([.AG122];4);[$Окончания.$A$1:$Окончания.$A$1048576];0);IFERROR(MATCH(RIGHT([.AG122];3);[$Окончания.$A$1:$Окончания.$A$1048576];0);IFERROR(MATCH(RIGHT([.AG122];2);[$Окончания.$A$1:$Окончания.$A$1048576];0);MATCH(RIGHT([.AG12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22]);&quot;&quot;)">
            <text:p/>
          </table:table-cell>
          <table:table-cell table:formula="of:=IFERROR(INDEX([$Окончания.$B$1:$Окончания.$B$1048576];[.AH122]);&quot;&quot;)">
            <text:p/>
          </table:table-cell>
          <table:table-cell table:style-name="ce17" table:formula="of:=LEFT([.AG122];LEN([.AG122])-LEN([.AI122]))&amp;[.AJ122]" office:value-type="string" office:string-value="2" calcext:value-type="string">
            <text:p>2</text:p>
          </table:table-cell>
          <table:table-cell table:style-name="ce17" table:formula="of:=IFERROR(INDEX([$Окончания.$C$1:$Окончания.$C$1048576];[.AH122]);&quot;&quot;)">
            <text:p/>
          </table:table-cell>
          <table:table-cell table:style-name="ce17" table:formula="of:=LEFT([.AG122];LEN([.AG122])-LEN([.AI122]))&amp;[.AL122]" office:value-type="string" office:string-value="2" calcext:value-type="string">
            <text:p>2</text:p>
          </table:table-cell>
          <table:table-cell table:style-name="ce18" table:formula="of:=MID([.AE122];[.AF122];1)&amp;IF(MID([.AE122];[.AF122]+1;1)=&quot;(&quot;; &quot;(&quot;; &quot;&quot;)" office:value-type="string" office:string-value=" " calcext:value-type="string">
            <text:p><text:s/></text:p>
          </table:table-cell>
          <table:table-cell table:formula="of:=MID([.AE122];[.AF122]+LEN([.AN122]);100)" office:value-type="string" office:string-value="категории " calcext:value-type="string">
            <text:p>категории </text:p>
          </table:table-cell>
          <table:table-cell table:formula="of:=MIN(SEARCH(&quot; &quot;;[.AO122]&amp;&quot; &quot;);SEARCH(&quot;-&quot;;[.AO122]&amp;&quot;-&quot;); SEARCH(&quot;)&quot;;[.AO122]&amp;&quot;)&quot;))" office:value-type="float" office:value="10" calcext:value-type="float">
            <text:p>10</text:p>
          </table:table-cell>
          <table:table-cell table:formula="of:=LEFT([.AO122];[.AP122]-1)" office:value-type="string" office:string-value="категории" calcext:value-type="string">
            <text:p>категории</text:p>
          </table:table-cell>
          <table:table-cell table:formula="of:=IFERROR(MATCH(RIGHT([.AQ122];5);[$Окончания.$A$1:$Окончания.$A$1048576];0);IFERROR(MATCH(RIGHT([.AQ122];4);[$Окончания.$A$1:$Окончания.$A$1048576];0);IFERROR(MATCH(RIGHT([.AQ122];3);[$Окончания.$A$1:$Окончания.$A$1048576];0);IFERROR(MATCH(RIGHT([.AQ122];2);[$Окончания.$A$1:$Окончания.$A$1048576];0);MATCH(RIGHT([.AQ122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22]);&quot;&quot;)">
            <text:p/>
          </table:table-cell>
          <table:table-cell table:formula="of:=IFERROR(INDEX([$Окончания.$B$1:$Окончания.$B$1048576];[.AR122]);&quot;&quot;)">
            <text:p/>
          </table:table-cell>
          <table:table-cell table:style-name="ce17" table:formula="of:=LEFT([.AQ122];LEN([.AQ122])-LEN([.AS122]))&amp;[.AT122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AR122]);&quot;&quot;)">
            <text:p/>
          </table:table-cell>
          <table:table-cell table:style-name="ce17" table:formula="of:=LEFT([.AQ122];LEN([.AQ122])-LEN([.AS122]))&amp;[.AV122]" office:value-type="string" office:string-value="категории" calcext:value-type="string">
            <text:p>категории</text:p>
          </table:table-cell>
          <table:table-cell table:style-name="ce18" table:formula="of:=MID([.AO122];[.AP122];1)&amp;IF(MID([.AO122];[.AP122]+1;1)=&quot;(&quot;; &quot;(&quot;; &quot;&quot;)" office:value-type="string" office:string-value=" " calcext:value-type="string">
            <text:p><text:s/></text:p>
          </table:table-cell>
          <table:table-cell table:formula="of:=MID([.AO122];[.AP122]+LEN([.AX122]);100)">
            <text:p/>
          </table:table-cell>
          <table:table-cell table:formula="of:=[.$G122]&amp;[.$J122]&amp;[.$Q122]&amp;[.$T122]&amp;[.$AA122]&amp;[.$AD122]&amp;[.$AK122]&amp;[.$AN122]&amp;[.$AU122]&amp;[.$AX122]&amp;[.$AY122]" office:value-type="string" office:string-value="Экономисту по сбыту 2 категории " calcext:value-type="string">
            <text:p>Экономисту по сбыту 2 категории </text:p>
          </table:table-cell>
          <table:table-cell office:value-type="string" calcext:value-type="string">
            <text:p>Экономисту по сбыту 2 категории </text:p>
          </table:table-cell>
          <table:table-cell table:style-name="ce17" table:formula="of:=IF([.AZ122]=[.BA122];0;1)" office:value-type="float" office:value="0" calcext:value-type="float">
            <text:p>0</text:p>
          </table:table-cell>
          <table:table-cell table:formula="of:=[.$I122]&amp;[.$J122]&amp;[.$S122]&amp;[.$T122]&amp;[.$AC122]&amp;[.$AD122]&amp;[.$AM122]&amp;[.$AN122]&amp;[.$AW122]&amp;[.$AX122]&amp;[.$AY122]" office:value-type="string" office:string-value="Экономиста по сбыту 2 категории " calcext:value-type="string">
            <text:p>Экономиста по сбыту 2 категории </text:p>
          </table:table-cell>
          <table:table-cell table:style-name="ce22" office:value-type="string" calcext:value-type="string">
            <text:p>Экономиста по сбыту 2 категории </text:p>
          </table:table-cell>
          <table:table-cell table:style-name="ce17" table:formula="of:=IF([.BC122]=[.BD122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экономист по сбыту 2 категории</text:p>
          </table:table-cell>
          <table:table-cell table:formula="of:=MIN(SEARCH(&quot; &quot;;[.A123]&amp;&quot; &quot;);SEARCH(&quot;-&quot;;[.A123]&amp;&quot;-&quot;); SEARCH(&quot;)&quot;;[.A123]&amp;&quot;)&quot;))" office:value-type="float" office:value="10" calcext:value-type="float">
            <text:p>10</text:p>
          </table:table-cell>
          <table:table-cell table:formula="of:=LEFT([.A123];[.B123]-1)" office:value-type="string" office:string-value="экономист" calcext:value-type="string">
            <text:p>экономист</text:p>
          </table:table-cell>
          <table:table-cell table:formula="of:=IFERROR(MATCH(RIGHT([.C123];5);[$Окончания.$A$1:$Окончания.$A$1048576];0);IFERROR(MATCH(RIGHT([.C123];4);[$Окончания.$A$1:$Окончания.$A$1048576];0);IFERROR(MATCH(RIGHT([.C123];3);[$Окончания.$A$1:$Окончания.$A$1048576];0);IFERROR(MATCH(RIGHT([.C123];2);[$Окончания.$A$1:$Окончания.$A$1048576];0);MATCH(RIGHT([.C123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23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23]);&quot;&quot;)" office:value-type="string" office:string-value="ту" calcext:value-type="string">
            <text:p>ту</text:p>
          </table:table-cell>
          <table:table-cell table:style-name="ce17" table:formula="of:=LEFT([.C123];LEN([.C123])-LEN([.E123]))&amp;[.F123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D123]);&quot;&quot;)" office:value-type="string" office:string-value="та" calcext:value-type="string">
            <text:p>та</text:p>
          </table:table-cell>
          <table:table-cell table:style-name="ce17" table:formula="of:=LEFT([.C123];LEN([.C123])-LEN([.E123]))&amp;[.H123]" office:value-type="string" office:string-value="экономиста" calcext:value-type="string">
            <text:p>экономиста</text:p>
          </table:table-cell>
          <table:table-cell table:style-name="ce18" table:formula="of:=MID([.A123];[.B123];1)&amp;IF(MID([.A123];[.B123]+1;1)=&quot;(&quot;; &quot;(&quot;; &quot;&quot;)" office:value-type="string" office:string-value=" " calcext:value-type="string">
            <text:p><text:s/></text:p>
          </table:table-cell>
          <table:table-cell table:formula="of:=MID([.A123];[.B123]+LEN([.J123]);100)" office:value-type="string" office:string-value="по сбыту 2 категории" calcext:value-type="string">
            <text:p>по сбыту 2 категории</text:p>
          </table:table-cell>
          <table:table-cell table:formula="of:=MIN(SEARCH(&quot; &quot;;[.K123]&amp;&quot; &quot;);SEARCH(&quot;-&quot;;[.K123]&amp;&quot;-&quot;); SEARCH(&quot;)&quot;;[.K123]&amp;&quot;)&quot;))" office:value-type="float" office:value="3" calcext:value-type="float">
            <text:p>3</text:p>
          </table:table-cell>
          <table:table-cell table:formula="of:=LEFT([.K123];[.L123]-1)" office:value-type="string" office:string-value="по" calcext:value-type="string">
            <text:p>по</text:p>
          </table:table-cell>
          <table:table-cell table:formula="of:=IFERROR(MATCH(RIGHT([.M123];5);[$Окончания.$A$1:$Окончания.$A$1048576];0);IFERROR(MATCH(RIGHT([.M123];4);[$Окончания.$A$1:$Окончания.$A$1048576];0);IFERROR(MATCH(RIGHT([.M123];3);[$Окончания.$A$1:$Окончания.$A$1048576];0);IFERROR(MATCH(RIGHT([.M123];2);[$Окончания.$A$1:$Окончания.$A$1048576];0);MATCH(RIGHT([.M12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23]);&quot;&quot;)">
            <text:p/>
          </table:table-cell>
          <table:table-cell table:formula="of:=IFERROR(INDEX([$Окончания.$B$1:$Окончания.$B$1048576];[.N123]);&quot;&quot;)">
            <text:p/>
          </table:table-cell>
          <table:table-cell table:style-name="ce17" table:formula="of:=LEFT([.M123];LEN([.M123])-LEN([.O123]))&amp;[.P123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123]);&quot;&quot;)">
            <text:p/>
          </table:table-cell>
          <table:table-cell table:style-name="ce17" table:formula="of:=LEFT([.M123];LEN([.M123])-LEN([.O123]))&amp;[.R123]" office:value-type="string" office:string-value="по" calcext:value-type="string">
            <text:p>по</text:p>
          </table:table-cell>
          <table:table-cell table:style-name="ce18" table:formula="of:=MID([.K123];[.L123];1)&amp;IF(MID([.K123];[.L123]+1;1)=&quot;(&quot;; &quot;(&quot;; &quot;&quot;)" office:value-type="string" office:string-value=" " calcext:value-type="string">
            <text:p><text:s/></text:p>
          </table:table-cell>
          <table:table-cell table:formula="of:=MID([.K123];[.L123]+LEN([.T123]);100)" office:value-type="string" office:string-value="сбыту 2 категории" calcext:value-type="string">
            <text:p>сбыту 2 категории</text:p>
          </table:table-cell>
          <table:table-cell table:formula="of:=MIN(SEARCH(&quot; &quot;;[.U123]&amp;&quot; &quot;);SEARCH(&quot;-&quot;;[.U123]&amp;&quot;-&quot;); SEARCH(&quot;)&quot;;[.U123]&amp;&quot;)&quot;))" office:value-type="float" office:value="6" calcext:value-type="float">
            <text:p>6</text:p>
          </table:table-cell>
          <table:table-cell table:formula="of:=LEFT([.U123];[.V123]-1)" office:value-type="string" office:string-value="сбыту" calcext:value-type="string">
            <text:p>сбыту</text:p>
          </table:table-cell>
          <table:table-cell table:formula="of:=IFERROR(MATCH(RIGHT([.W123];5);[$Окончания.$A$1:$Окончания.$A$1048576];0);IFERROR(MATCH(RIGHT([.W123];4);[$Окончания.$A$1:$Окончания.$A$1048576];0);IFERROR(MATCH(RIGHT([.W123];3);[$Окончания.$A$1:$Окончания.$A$1048576];0);IFERROR(MATCH(RIGHT([.W123];2);[$Окончания.$A$1:$Окончания.$A$1048576];0);MATCH(RIGHT([.W12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23]);&quot;&quot;)">
            <text:p/>
          </table:table-cell>
          <table:table-cell table:formula="of:=IFERROR(INDEX([$Окончания.$B$1:$Окончания.$B$1048576];[.X123]);&quot;&quot;)">
            <text:p/>
          </table:table-cell>
          <table:table-cell table:style-name="ce17" table:formula="of:=LEFT([.W123];LEN([.W123])-LEN([.Y123]))&amp;[.Z123]" office:value-type="string" office:string-value="сбыту" calcext:value-type="string">
            <text:p>сбыту</text:p>
          </table:table-cell>
          <table:table-cell table:style-name="ce17" table:formula="of:=IFERROR(INDEX([$Окончания.$C$1:$Окончания.$C$1048576];[.X123]);&quot;&quot;)">
            <text:p/>
          </table:table-cell>
          <table:table-cell table:style-name="ce17" table:formula="of:=LEFT([.W123];LEN([.W123])-LEN([.Y123]))&amp;[.AB123]" office:value-type="string" office:string-value="сбыту" calcext:value-type="string">
            <text:p>сбыту</text:p>
          </table:table-cell>
          <table:table-cell table:style-name="ce18" table:formula="of:=MID([.U123];[.V123];1)&amp;IF(MID([.U123];[.V123]+1;1)=&quot;(&quot;; &quot;(&quot;; &quot;&quot;)" office:value-type="string" office:string-value=" " calcext:value-type="string">
            <text:p><text:s/></text:p>
          </table:table-cell>
          <table:table-cell table:formula="of:=MID([.U123];[.V123]+LEN([.AD123]);100)" office:value-type="string" office:string-value="2 категории" calcext:value-type="string">
            <text:p>2 категории</text:p>
          </table:table-cell>
          <table:table-cell table:formula="of:=MIN(SEARCH(&quot; &quot;;[.AE123]&amp;&quot; &quot;);SEARCH(&quot;-&quot;;[.AE123]&amp;&quot;-&quot;); SEARCH(&quot;)&quot;;[.AE123]&amp;&quot;)&quot;))" office:value-type="float" office:value="2" calcext:value-type="float">
            <text:p>2</text:p>
          </table:table-cell>
          <table:table-cell table:formula="of:=LEFT([.AE123];[.AF123]-1)" office:value-type="string" office:string-value="2" calcext:value-type="string">
            <text:p>2</text:p>
          </table:table-cell>
          <table:table-cell table:formula="of:=IFERROR(MATCH(RIGHT([.AG123];5);[$Окончания.$A$1:$Окончания.$A$1048576];0);IFERROR(MATCH(RIGHT([.AG123];4);[$Окончания.$A$1:$Окончания.$A$1048576];0);IFERROR(MATCH(RIGHT([.AG123];3);[$Окончания.$A$1:$Окончания.$A$1048576];0);IFERROR(MATCH(RIGHT([.AG123];2);[$Окончания.$A$1:$Окончания.$A$1048576];0);MATCH(RIGHT([.AG12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23]);&quot;&quot;)">
            <text:p/>
          </table:table-cell>
          <table:table-cell table:formula="of:=IFERROR(INDEX([$Окончания.$B$1:$Окончания.$B$1048576];[.AH123]);&quot;&quot;)">
            <text:p/>
          </table:table-cell>
          <table:table-cell table:style-name="ce17" table:formula="of:=LEFT([.AG123];LEN([.AG123])-LEN([.AI123]))&amp;[.AJ123]" office:value-type="string" office:string-value="2" calcext:value-type="string">
            <text:p>2</text:p>
          </table:table-cell>
          <table:table-cell table:style-name="ce17" table:formula="of:=IFERROR(INDEX([$Окончания.$C$1:$Окончания.$C$1048576];[.AH123]);&quot;&quot;)">
            <text:p/>
          </table:table-cell>
          <table:table-cell table:style-name="ce17" table:formula="of:=LEFT([.AG123];LEN([.AG123])-LEN([.AI123]))&amp;[.AL123]" office:value-type="string" office:string-value="2" calcext:value-type="string">
            <text:p>2</text:p>
          </table:table-cell>
          <table:table-cell table:style-name="ce18" table:formula="of:=MID([.AE123];[.AF123];1)&amp;IF(MID([.AE123];[.AF123]+1;1)=&quot;(&quot;; &quot;(&quot;; &quot;&quot;)" office:value-type="string" office:string-value=" " calcext:value-type="string">
            <text:p><text:s/></text:p>
          </table:table-cell>
          <table:table-cell table:formula="of:=MID([.AE123];[.AF123]+LEN([.AN123]);100)" office:value-type="string" office:string-value="категории" calcext:value-type="string">
            <text:p>категории</text:p>
          </table:table-cell>
          <table:table-cell table:formula="of:=MIN(SEARCH(&quot; &quot;;[.AO123]&amp;&quot; &quot;);SEARCH(&quot;-&quot;;[.AO123]&amp;&quot;-&quot;); SEARCH(&quot;)&quot;;[.AO123]&amp;&quot;)&quot;))" office:value-type="float" office:value="10" calcext:value-type="float">
            <text:p>10</text:p>
          </table:table-cell>
          <table:table-cell table:formula="of:=LEFT([.AO123];[.AP123]-1)" office:value-type="string" office:string-value="категории" calcext:value-type="string">
            <text:p>категории</text:p>
          </table:table-cell>
          <table:table-cell table:formula="of:=IFERROR(MATCH(RIGHT([.AQ123];5);[$Окончания.$A$1:$Окончания.$A$1048576];0);IFERROR(MATCH(RIGHT([.AQ123];4);[$Окончания.$A$1:$Окончания.$A$1048576];0);IFERROR(MATCH(RIGHT([.AQ123];3);[$Окончания.$A$1:$Окончания.$A$1048576];0);IFERROR(MATCH(RIGHT([.AQ123];2);[$Окончания.$A$1:$Окончания.$A$1048576];0);MATCH(RIGHT([.AQ123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23]);&quot;&quot;)">
            <text:p/>
          </table:table-cell>
          <table:table-cell table:formula="of:=IFERROR(INDEX([$Окончания.$B$1:$Окончания.$B$1048576];[.AR123]);&quot;&quot;)">
            <text:p/>
          </table:table-cell>
          <table:table-cell table:style-name="ce17" table:formula="of:=LEFT([.AQ123];LEN([.AQ123])-LEN([.AS123]))&amp;[.AT123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AR123]);&quot;&quot;)">
            <text:p/>
          </table:table-cell>
          <table:table-cell table:style-name="ce17" table:formula="of:=LEFT([.AQ123];LEN([.AQ123])-LEN([.AS123]))&amp;[.AV123]" office:value-type="string" office:string-value="категории" calcext:value-type="string">
            <text:p>категории</text:p>
          </table:table-cell>
          <table:table-cell table:style-name="ce18" table:formula="of:=MID([.AO123];[.AP123];1)&amp;IF(MID([.AO123];[.AP123]+1;1)=&quot;(&quot;; &quot;(&quot;; &quot;&quot;)">
            <text:p/>
          </table:table-cell>
          <table:table-cell table:formula="of:=MID([.AO123];[.AP123]+LEN([.AX123]);100)">
            <text:p/>
          </table:table-cell>
          <table:table-cell table:formula="of:=[.$G123]&amp;[.$J123]&amp;[.$Q123]&amp;[.$T123]&amp;[.$AA123]&amp;[.$AD123]&amp;[.$AK123]&amp;[.$AN123]&amp;[.$AU123]&amp;[.$AX123]&amp;[.$AY123]" office:value-type="string" office:string-value="экономисту по сбыту 2 категории" calcext:value-type="string">
            <text:p>экономисту по сбыту 2 категории</text:p>
          </table:table-cell>
          <table:table-cell office:value-type="string" calcext:value-type="string">
            <text:p>экономисту по сбыту 2 категории</text:p>
          </table:table-cell>
          <table:table-cell table:style-name="ce17" table:formula="of:=IF([.AZ123]=[.BA123];0;1)" office:value-type="float" office:value="0" calcext:value-type="float">
            <text:p>0</text:p>
          </table:table-cell>
          <table:table-cell table:formula="of:=[.$I123]&amp;[.$J123]&amp;[.$S123]&amp;[.$T123]&amp;[.$AC123]&amp;[.$AD123]&amp;[.$AM123]&amp;[.$AN123]&amp;[.$AW123]&amp;[.$AX123]&amp;[.$AY123]" office:value-type="string" office:string-value="экономиста по сбыту 2 категории" calcext:value-type="string">
            <text:p>экономиста по сбыту 2 категории</text:p>
          </table:table-cell>
          <table:table-cell table:style-name="ce22" office:value-type="string" calcext:value-type="string">
            <text:p>экономиста по сбыту 2 категории</text:p>
          </table:table-cell>
          <table:table-cell table:style-name="ce17" table:formula="of:=IF([.BC123]=[.BD123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Экономист по труду</text:p>
          </table:table-cell>
          <table:table-cell table:formula="of:=MIN(SEARCH(&quot; &quot;;[.A124]&amp;&quot; &quot;);SEARCH(&quot;-&quot;;[.A124]&amp;&quot;-&quot;); SEARCH(&quot;)&quot;;[.A124]&amp;&quot;)&quot;))" office:value-type="float" office:value="10" calcext:value-type="float">
            <text:p>10</text:p>
          </table:table-cell>
          <table:table-cell table:formula="of:=LEFT([.A124];[.B124]-1)" office:value-type="string" office:string-value="Экономист" calcext:value-type="string">
            <text:p>Экономист</text:p>
          </table:table-cell>
          <table:table-cell table:formula="of:=IFERROR(MATCH(RIGHT([.C124];5);[$Окончания.$A$1:$Окончания.$A$1048576];0);IFERROR(MATCH(RIGHT([.C124];4);[$Окончания.$A$1:$Окончания.$A$1048576];0);IFERROR(MATCH(RIGHT([.C124];3);[$Окончания.$A$1:$Окончания.$A$1048576];0);IFERROR(MATCH(RIGHT([.C124];2);[$Окончания.$A$1:$Окончания.$A$1048576];0);MATCH(RIGHT([.C124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24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24]);&quot;&quot;)" office:value-type="string" office:string-value="ту" calcext:value-type="string">
            <text:p>ту</text:p>
          </table:table-cell>
          <table:table-cell table:style-name="ce17" table:formula="of:=LEFT([.C124];LEN([.C124])-LEN([.E124]))&amp;[.F124]" office:value-type="string" office:string-value="Экономисту" calcext:value-type="string">
            <text:p>Экономисту</text:p>
          </table:table-cell>
          <table:table-cell table:style-name="ce17" table:formula="of:=IFERROR(INDEX([$Окончания.$C$1:$Окончания.$C$1048576];[.D124]);&quot;&quot;)" office:value-type="string" office:string-value="та" calcext:value-type="string">
            <text:p>та</text:p>
          </table:table-cell>
          <table:table-cell table:style-name="ce17" table:formula="of:=LEFT([.C124];LEN([.C124])-LEN([.E124]))&amp;[.H124]" office:value-type="string" office:string-value="Экономиста" calcext:value-type="string">
            <text:p>Экономиста</text:p>
          </table:table-cell>
          <table:table-cell table:style-name="ce18" table:formula="of:=MID([.A124];[.B124];1)&amp;IF(MID([.A124];[.B124]+1;1)=&quot;(&quot;; &quot;(&quot;; &quot;&quot;)" office:value-type="string" office:string-value=" " calcext:value-type="string">
            <text:p><text:s/></text:p>
          </table:table-cell>
          <table:table-cell table:formula="of:=MID([.A124];[.B124]+LEN([.J124]);100)" office:value-type="string" office:string-value="по труду" calcext:value-type="string">
            <text:p>по труду</text:p>
          </table:table-cell>
          <table:table-cell table:formula="of:=MIN(SEARCH(&quot; &quot;;[.K124]&amp;&quot; &quot;);SEARCH(&quot;-&quot;;[.K124]&amp;&quot;-&quot;); SEARCH(&quot;)&quot;;[.K124]&amp;&quot;)&quot;))" office:value-type="float" office:value="3" calcext:value-type="float">
            <text:p>3</text:p>
          </table:table-cell>
          <table:table-cell table:formula="of:=LEFT([.K124];[.L124]-1)" office:value-type="string" office:string-value="по" calcext:value-type="string">
            <text:p>по</text:p>
          </table:table-cell>
          <table:table-cell table:formula="of:=IFERROR(MATCH(RIGHT([.M124];5);[$Окончания.$A$1:$Окончания.$A$1048576];0);IFERROR(MATCH(RIGHT([.M124];4);[$Окончания.$A$1:$Окончания.$A$1048576];0);IFERROR(MATCH(RIGHT([.M124];3);[$Окончания.$A$1:$Окончания.$A$1048576];0);IFERROR(MATCH(RIGHT([.M124];2);[$Окончания.$A$1:$Окончания.$A$1048576];0);MATCH(RIGHT([.M12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24]);&quot;&quot;)">
            <text:p/>
          </table:table-cell>
          <table:table-cell table:formula="of:=IFERROR(INDEX([$Окончания.$B$1:$Окончания.$B$1048576];[.N124]);&quot;&quot;)">
            <text:p/>
          </table:table-cell>
          <table:table-cell table:style-name="ce17" table:formula="of:=LEFT([.M124];LEN([.M124])-LEN([.O124]))&amp;[.P124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124]);&quot;&quot;)">
            <text:p/>
          </table:table-cell>
          <table:table-cell table:style-name="ce17" table:formula="of:=LEFT([.M124];LEN([.M124])-LEN([.O124]))&amp;[.R124]" office:value-type="string" office:string-value="по" calcext:value-type="string">
            <text:p>по</text:p>
          </table:table-cell>
          <table:table-cell table:style-name="ce18" table:formula="of:=MID([.K124];[.L124];1)&amp;IF(MID([.K124];[.L124]+1;1)=&quot;(&quot;; &quot;(&quot;; &quot;&quot;)" office:value-type="string" office:string-value=" " calcext:value-type="string">
            <text:p><text:s/></text:p>
          </table:table-cell>
          <table:table-cell table:formula="of:=MID([.K124];[.L124]+LEN([.T124]);100)" office:value-type="string" office:string-value="труду" calcext:value-type="string">
            <text:p>труду</text:p>
          </table:table-cell>
          <table:table-cell table:formula="of:=MIN(SEARCH(&quot; &quot;;[.U124]&amp;&quot; &quot;);SEARCH(&quot;-&quot;;[.U124]&amp;&quot;-&quot;); SEARCH(&quot;)&quot;;[.U124]&amp;&quot;)&quot;))" office:value-type="float" office:value="6" calcext:value-type="float">
            <text:p>6</text:p>
          </table:table-cell>
          <table:table-cell table:formula="of:=LEFT([.U124];[.V124]-1)" office:value-type="string" office:string-value="труду" calcext:value-type="string">
            <text:p>труду</text:p>
          </table:table-cell>
          <table:table-cell table:formula="of:=IFERROR(MATCH(RIGHT([.W124];5);[$Окончания.$A$1:$Окончания.$A$1048576];0);IFERROR(MATCH(RIGHT([.W124];4);[$Окончания.$A$1:$Окончания.$A$1048576];0);IFERROR(MATCH(RIGHT([.W124];3);[$Окончания.$A$1:$Окончания.$A$1048576];0);IFERROR(MATCH(RIGHT([.W124];2);[$Окончания.$A$1:$Окончания.$A$1048576];0);MATCH(RIGHT([.W12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24]);&quot;&quot;)">
            <text:p/>
          </table:table-cell>
          <table:table-cell table:formula="of:=IFERROR(INDEX([$Окончания.$B$1:$Окончания.$B$1048576];[.X124]);&quot;&quot;)">
            <text:p/>
          </table:table-cell>
          <table:table-cell table:style-name="ce17" table:formula="of:=LEFT([.W124];LEN([.W124])-LEN([.Y124]))&amp;[.Z124]" office:value-type="string" office:string-value="труду" calcext:value-type="string">
            <text:p>труду</text:p>
          </table:table-cell>
          <table:table-cell table:style-name="ce17" table:formula="of:=IFERROR(INDEX([$Окончания.$C$1:$Окончания.$C$1048576];[.X124]);&quot;&quot;)">
            <text:p/>
          </table:table-cell>
          <table:table-cell table:style-name="ce17" table:formula="of:=LEFT([.W124];LEN([.W124])-LEN([.Y124]))&amp;[.AB124]" office:value-type="string" office:string-value="труду" calcext:value-type="string">
            <text:p>труду</text:p>
          </table:table-cell>
          <table:table-cell table:style-name="ce18" table:formula="of:=MID([.U124];[.V124];1)&amp;IF(MID([.U124];[.V124]+1;1)=&quot;(&quot;; &quot;(&quot;; &quot;&quot;)">
            <text:p/>
          </table:table-cell>
          <table:table-cell table:formula="of:=MID([.U124];[.V124]+LEN([.AD124]);100)">
            <text:p/>
          </table:table-cell>
          <table:table-cell table:formula="of:=MIN(SEARCH(&quot; &quot;;[.AE124]&amp;&quot; &quot;);SEARCH(&quot;-&quot;;[.AE124]&amp;&quot;-&quot;); SEARCH(&quot;)&quot;;[.AE124]&amp;&quot;)&quot;))" office:value-type="float" office:value="1" calcext:value-type="float">
            <text:p>1</text:p>
          </table:table-cell>
          <table:table-cell table:formula="of:=LEFT([.AE124];[.AF124]-1)">
            <text:p/>
          </table:table-cell>
          <table:table-cell table:formula="of:=IFERROR(MATCH(RIGHT([.AG124];5);[$Окончания.$A$1:$Окончания.$A$1048576];0);IFERROR(MATCH(RIGHT([.AG124];4);[$Окончания.$A$1:$Окончания.$A$1048576];0);IFERROR(MATCH(RIGHT([.AG124];3);[$Окончания.$A$1:$Окончания.$A$1048576];0);IFERROR(MATCH(RIGHT([.AG124];2);[$Окончания.$A$1:$Окончания.$A$1048576];0);MATCH(RIGHT([.AG12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24]);&quot;&quot;)">
            <text:p/>
          </table:table-cell>
          <table:table-cell table:formula="of:=IFERROR(INDEX([$Окончания.$B$1:$Окончания.$B$1048576];[.AH124]);&quot;&quot;)">
            <text:p/>
          </table:table-cell>
          <table:table-cell table:style-name="ce17" table:formula="of:=LEFT([.AG124];LEN([.AG124])-LEN([.AI124]))&amp;[.AJ124]">
            <text:p/>
          </table:table-cell>
          <table:table-cell table:style-name="ce17" table:formula="of:=IFERROR(INDEX([$Окончания.$C$1:$Окончания.$C$1048576];[.AH124]);&quot;&quot;)">
            <text:p/>
          </table:table-cell>
          <table:table-cell table:style-name="ce17" table:formula="of:=LEFT([.AG124];LEN([.AG124])-LEN([.AI124]))&amp;[.AL124]">
            <text:p/>
          </table:table-cell>
          <table:table-cell table:style-name="ce18" table:formula="of:=MID([.AE124];[.AF124];1)&amp;IF(MID([.AE124];[.AF124]+1;1)=&quot;(&quot;; &quot;(&quot;; &quot;&quot;)">
            <text:p/>
          </table:table-cell>
          <table:table-cell table:formula="of:=MID([.AE124];[.AF124]+LEN([.AN124]);100)">
            <text:p/>
          </table:table-cell>
          <table:table-cell table:formula="of:=MIN(SEARCH(&quot; &quot;;[.AO124]&amp;&quot; &quot;);SEARCH(&quot;-&quot;;[.AO124]&amp;&quot;-&quot;); SEARCH(&quot;)&quot;;[.AO124]&amp;&quot;)&quot;))" office:value-type="float" office:value="1" calcext:value-type="float">
            <text:p>1</text:p>
          </table:table-cell>
          <table:table-cell table:formula="of:=LEFT([.AO124];[.AP124]-1)">
            <text:p/>
          </table:table-cell>
          <table:table-cell table:formula="of:=IFERROR(MATCH(RIGHT([.AQ124];5);[$Окончания.$A$1:$Окончания.$A$1048576];0);IFERROR(MATCH(RIGHT([.AQ124];4);[$Окончания.$A$1:$Окончания.$A$1048576];0);IFERROR(MATCH(RIGHT([.AQ124];3);[$Окончания.$A$1:$Окончания.$A$1048576];0);IFERROR(MATCH(RIGHT([.AQ124];2);[$Окончания.$A$1:$Окончания.$A$1048576];0);MATCH(RIGHT([.AQ124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24]);&quot;&quot;)">
            <text:p/>
          </table:table-cell>
          <table:table-cell table:formula="of:=IFERROR(INDEX([$Окончания.$B$1:$Окончания.$B$1048576];[.AR124]);&quot;&quot;)">
            <text:p/>
          </table:table-cell>
          <table:table-cell table:style-name="ce17" table:formula="of:=LEFT([.AQ124];LEN([.AQ124])-LEN([.AS124]))&amp;[.AT124]">
            <text:p/>
          </table:table-cell>
          <table:table-cell table:style-name="ce17" table:formula="of:=IFERROR(INDEX([$Окончания.$C$1:$Окончания.$C$1048576];[.AR124]);&quot;&quot;)">
            <text:p/>
          </table:table-cell>
          <table:table-cell table:style-name="ce17" table:formula="of:=LEFT([.AQ124];LEN([.AQ124])-LEN([.AS124]))&amp;[.AV124]">
            <text:p/>
          </table:table-cell>
          <table:table-cell table:style-name="ce18" table:formula="of:=MID([.AO124];[.AP124];1)&amp;IF(MID([.AO124];[.AP124]+1;1)=&quot;(&quot;; &quot;(&quot;; &quot;&quot;)">
            <text:p/>
          </table:table-cell>
          <table:table-cell table:formula="of:=MID([.AO124];[.AP124]+LEN([.AX124]);100)">
            <text:p/>
          </table:table-cell>
          <table:table-cell table:formula="of:=[.$G124]&amp;[.$J124]&amp;[.$Q124]&amp;[.$T124]&amp;[.$AA124]&amp;[.$AD124]&amp;[.$AK124]&amp;[.$AN124]&amp;[.$AU124]&amp;[.$AX124]&amp;[.$AY124]" office:value-type="string" office:string-value="Экономисту по труду" calcext:value-type="string">
            <text:p>Экономисту по труду</text:p>
          </table:table-cell>
          <table:table-cell office:value-type="string" calcext:value-type="string">
            <text:p>Экономисту по труду</text:p>
          </table:table-cell>
          <table:table-cell table:style-name="ce17" table:formula="of:=IF([.AZ124]=[.BA124];0;1)" office:value-type="float" office:value="0" calcext:value-type="float">
            <text:p>0</text:p>
          </table:table-cell>
          <table:table-cell table:formula="of:=[.$I124]&amp;[.$J124]&amp;[.$S124]&amp;[.$T124]&amp;[.$AC124]&amp;[.$AD124]&amp;[.$AM124]&amp;[.$AN124]&amp;[.$AW124]&amp;[.$AX124]&amp;[.$AY124]" office:value-type="string" office:string-value="Экономиста по труду" calcext:value-type="string">
            <text:p>Экономиста по труду</text:p>
          </table:table-cell>
          <table:table-cell table:style-name="ce22" office:value-type="string" calcext:value-type="string">
            <text:p>Экономиста по труду</text:p>
          </table:table-cell>
          <table:table-cell table:style-name="ce17" table:formula="of:=IF([.BC124]=[.BD124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Электрогазосварщик</text:p>
          </table:table-cell>
          <table:table-cell table:formula="of:=MIN(SEARCH(&quot; &quot;;[.A125]&amp;&quot; &quot;);SEARCH(&quot;-&quot;;[.A125]&amp;&quot;-&quot;); SEARCH(&quot;)&quot;;[.A125]&amp;&quot;)&quot;))" office:value-type="float" office:value="19" calcext:value-type="float">
            <text:p>19</text:p>
          </table:table-cell>
          <table:table-cell table:formula="of:=LEFT([.A125];[.B125]-1)" office:value-type="string" office:string-value="Электрогазосварщик" calcext:value-type="string">
            <text:p>Электрогазосварщик</text:p>
          </table:table-cell>
          <table:table-cell table:formula="of:=IFERROR(MATCH(RIGHT([.C125];5);[$Окончания.$A$1:$Окончания.$A$1048576];0);IFERROR(MATCH(RIGHT([.C125];4);[$Окончания.$A$1:$Окончания.$A$1048576];0);IFERROR(MATCH(RIGHT([.C125];3);[$Окончания.$A$1:$Окончания.$A$1048576];0);IFERROR(MATCH(RIGHT([.C125];2);[$Окончания.$A$1:$Окончания.$A$1048576];0);MATCH(RIGHT([.C125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125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125]);&quot;&quot;)" office:value-type="string" office:string-value="ку" calcext:value-type="string">
            <text:p>ку</text:p>
          </table:table-cell>
          <table:table-cell table:style-name="ce17" table:formula="of:=LEFT([.C125];LEN([.C125])-LEN([.E125]))&amp;[.F125]" office:value-type="string" office:string-value="Электрогазосварщику" calcext:value-type="string">
            <text:p>Электрогазосварщику</text:p>
          </table:table-cell>
          <table:table-cell table:style-name="ce17" table:formula="of:=IFERROR(INDEX([$Окончания.$C$1:$Окончания.$C$1048576];[.D125]);&quot;&quot;)" office:value-type="string" office:string-value="ка" calcext:value-type="string">
            <text:p>ка</text:p>
          </table:table-cell>
          <table:table-cell table:style-name="ce17" table:formula="of:=LEFT([.C125];LEN([.C125])-LEN([.E125]))&amp;[.H125]" office:value-type="string" office:string-value="Электрогазосварщика" calcext:value-type="string">
            <text:p>Электрогазосварщика</text:p>
          </table:table-cell>
          <table:table-cell table:style-name="ce18" table:formula="of:=MID([.A125];[.B125];1)&amp;IF(MID([.A125];[.B125]+1;1)=&quot;(&quot;; &quot;(&quot;; &quot;&quot;)">
            <text:p/>
          </table:table-cell>
          <table:table-cell table:formula="of:=MID([.A125];[.B125]+LEN([.J125]);100)">
            <text:p/>
          </table:table-cell>
          <table:table-cell table:formula="of:=MIN(SEARCH(&quot; &quot;;[.K125]&amp;&quot; &quot;);SEARCH(&quot;-&quot;;[.K125]&amp;&quot;-&quot;); SEARCH(&quot;)&quot;;[.K125]&amp;&quot;)&quot;))" office:value-type="float" office:value="1" calcext:value-type="float">
            <text:p>1</text:p>
          </table:table-cell>
          <table:table-cell table:formula="of:=LEFT([.K125];[.L125]-1)">
            <text:p/>
          </table:table-cell>
          <table:table-cell table:formula="of:=IFERROR(MATCH(RIGHT([.M125];5);[$Окончания.$A$1:$Окончания.$A$1048576];0);IFERROR(MATCH(RIGHT([.M125];4);[$Окончания.$A$1:$Окончания.$A$1048576];0);IFERROR(MATCH(RIGHT([.M125];3);[$Окончания.$A$1:$Окончания.$A$1048576];0);IFERROR(MATCH(RIGHT([.M125];2);[$Окончания.$A$1:$Окончания.$A$1048576];0);MATCH(RIGHT([.M12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25]);&quot;&quot;)">
            <text:p/>
          </table:table-cell>
          <table:table-cell table:formula="of:=IFERROR(INDEX([$Окончания.$B$1:$Окончания.$B$1048576];[.N125]);&quot;&quot;)">
            <text:p/>
          </table:table-cell>
          <table:table-cell table:style-name="ce17" table:formula="of:=LEFT([.M125];LEN([.M125])-LEN([.O125]))&amp;[.P125]">
            <text:p/>
          </table:table-cell>
          <table:table-cell table:style-name="ce17" table:formula="of:=IFERROR(INDEX([$Окончания.$C$1:$Окончания.$C$1048576];[.N125]);&quot;&quot;)">
            <text:p/>
          </table:table-cell>
          <table:table-cell table:style-name="ce17" table:formula="of:=LEFT([.M125];LEN([.M125])-LEN([.O125]))&amp;[.R125]">
            <text:p/>
          </table:table-cell>
          <table:table-cell table:style-name="ce18" table:formula="of:=MID([.K125];[.L125];1)&amp;IF(MID([.K125];[.L125]+1;1)=&quot;(&quot;; &quot;(&quot;; &quot;&quot;)">
            <text:p/>
          </table:table-cell>
          <table:table-cell table:formula="of:=MID([.K125];[.L125]+LEN([.T125]);100)">
            <text:p/>
          </table:table-cell>
          <table:table-cell table:formula="of:=MIN(SEARCH(&quot; &quot;;[.U125]&amp;&quot; &quot;);SEARCH(&quot;-&quot;;[.U125]&amp;&quot;-&quot;); SEARCH(&quot;)&quot;;[.U125]&amp;&quot;)&quot;))" office:value-type="float" office:value="1" calcext:value-type="float">
            <text:p>1</text:p>
          </table:table-cell>
          <table:table-cell table:formula="of:=LEFT([.U125];[.V125]-1)">
            <text:p/>
          </table:table-cell>
          <table:table-cell table:formula="of:=IFERROR(MATCH(RIGHT([.W125];5);[$Окончания.$A$1:$Окончания.$A$1048576];0);IFERROR(MATCH(RIGHT([.W125];4);[$Окончания.$A$1:$Окончания.$A$1048576];0);IFERROR(MATCH(RIGHT([.W125];3);[$Окончания.$A$1:$Окончания.$A$1048576];0);IFERROR(MATCH(RIGHT([.W125];2);[$Окончания.$A$1:$Окончания.$A$1048576];0);MATCH(RIGHT([.W12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25]);&quot;&quot;)">
            <text:p/>
          </table:table-cell>
          <table:table-cell table:formula="of:=IFERROR(INDEX([$Окончания.$B$1:$Окончания.$B$1048576];[.X125]);&quot;&quot;)">
            <text:p/>
          </table:table-cell>
          <table:table-cell table:style-name="ce17" table:formula="of:=LEFT([.W125];LEN([.W125])-LEN([.Y125]))&amp;[.Z125]">
            <text:p/>
          </table:table-cell>
          <table:table-cell table:style-name="ce17" table:formula="of:=IFERROR(INDEX([$Окончания.$C$1:$Окончания.$C$1048576];[.X125]);&quot;&quot;)">
            <text:p/>
          </table:table-cell>
          <table:table-cell table:style-name="ce17" table:formula="of:=LEFT([.W125];LEN([.W125])-LEN([.Y125]))&amp;[.AB125]">
            <text:p/>
          </table:table-cell>
          <table:table-cell table:style-name="ce18" table:formula="of:=MID([.U125];[.V125];1)&amp;IF(MID([.U125];[.V125]+1;1)=&quot;(&quot;; &quot;(&quot;; &quot;&quot;)">
            <text:p/>
          </table:table-cell>
          <table:table-cell table:formula="of:=MID([.U125];[.V125]+LEN([.AD125]);100)">
            <text:p/>
          </table:table-cell>
          <table:table-cell table:formula="of:=MIN(SEARCH(&quot; &quot;;[.AE125]&amp;&quot; &quot;);SEARCH(&quot;-&quot;;[.AE125]&amp;&quot;-&quot;); SEARCH(&quot;)&quot;;[.AE125]&amp;&quot;)&quot;))" office:value-type="float" office:value="1" calcext:value-type="float">
            <text:p>1</text:p>
          </table:table-cell>
          <table:table-cell table:formula="of:=LEFT([.AE125];[.AF125]-1)">
            <text:p/>
          </table:table-cell>
          <table:table-cell table:formula="of:=IFERROR(MATCH(RIGHT([.AG125];5);[$Окончания.$A$1:$Окончания.$A$1048576];0);IFERROR(MATCH(RIGHT([.AG125];4);[$Окончания.$A$1:$Окончания.$A$1048576];0);IFERROR(MATCH(RIGHT([.AG125];3);[$Окончания.$A$1:$Окончания.$A$1048576];0);IFERROR(MATCH(RIGHT([.AG125];2);[$Окончания.$A$1:$Окончания.$A$1048576];0);MATCH(RIGHT([.AG12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25]);&quot;&quot;)">
            <text:p/>
          </table:table-cell>
          <table:table-cell table:formula="of:=IFERROR(INDEX([$Окончания.$B$1:$Окончания.$B$1048576];[.AH125]);&quot;&quot;)">
            <text:p/>
          </table:table-cell>
          <table:table-cell table:style-name="ce17" table:formula="of:=LEFT([.AG125];LEN([.AG125])-LEN([.AI125]))&amp;[.AJ125]">
            <text:p/>
          </table:table-cell>
          <table:table-cell table:style-name="ce17" table:formula="of:=IFERROR(INDEX([$Окончания.$C$1:$Окончания.$C$1048576];[.AH125]);&quot;&quot;)">
            <text:p/>
          </table:table-cell>
          <table:table-cell table:style-name="ce17" table:formula="of:=LEFT([.AG125];LEN([.AG125])-LEN([.AI125]))&amp;[.AL125]">
            <text:p/>
          </table:table-cell>
          <table:table-cell table:style-name="ce18" table:formula="of:=MID([.AE125];[.AF125];1)&amp;IF(MID([.AE125];[.AF125]+1;1)=&quot;(&quot;; &quot;(&quot;; &quot;&quot;)">
            <text:p/>
          </table:table-cell>
          <table:table-cell table:formula="of:=MID([.AE125];[.AF125]+LEN([.AN125]);100)">
            <text:p/>
          </table:table-cell>
          <table:table-cell table:formula="of:=MIN(SEARCH(&quot; &quot;;[.AO125]&amp;&quot; &quot;);SEARCH(&quot;-&quot;;[.AO125]&amp;&quot;-&quot;); SEARCH(&quot;)&quot;;[.AO125]&amp;&quot;)&quot;))" office:value-type="float" office:value="1" calcext:value-type="float">
            <text:p>1</text:p>
          </table:table-cell>
          <table:table-cell table:formula="of:=LEFT([.AO125];[.AP125]-1)">
            <text:p/>
          </table:table-cell>
          <table:table-cell table:formula="of:=IFERROR(MATCH(RIGHT([.AQ125];5);[$Окончания.$A$1:$Окончания.$A$1048576];0);IFERROR(MATCH(RIGHT([.AQ125];4);[$Окончания.$A$1:$Окончания.$A$1048576];0);IFERROR(MATCH(RIGHT([.AQ125];3);[$Окончания.$A$1:$Окончания.$A$1048576];0);IFERROR(MATCH(RIGHT([.AQ125];2);[$Окончания.$A$1:$Окончания.$A$1048576];0);MATCH(RIGHT([.AQ125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25]);&quot;&quot;)">
            <text:p/>
          </table:table-cell>
          <table:table-cell table:formula="of:=IFERROR(INDEX([$Окончания.$B$1:$Окончания.$B$1048576];[.AR125]);&quot;&quot;)">
            <text:p/>
          </table:table-cell>
          <table:table-cell table:style-name="ce17" table:formula="of:=LEFT([.AQ125];LEN([.AQ125])-LEN([.AS125]))&amp;[.AT125]">
            <text:p/>
          </table:table-cell>
          <table:table-cell table:style-name="ce17" table:formula="of:=IFERROR(INDEX([$Окончания.$C$1:$Окончания.$C$1048576];[.AR125]);&quot;&quot;)">
            <text:p/>
          </table:table-cell>
          <table:table-cell table:style-name="ce17" table:formula="of:=LEFT([.AQ125];LEN([.AQ125])-LEN([.AS125]))&amp;[.AV125]">
            <text:p/>
          </table:table-cell>
          <table:table-cell table:style-name="ce18" table:formula="of:=MID([.AO125];[.AP125];1)&amp;IF(MID([.AO125];[.AP125]+1;1)=&quot;(&quot;; &quot;(&quot;; &quot;&quot;)">
            <text:p/>
          </table:table-cell>
          <table:table-cell table:formula="of:=MID([.AO125];[.AP125]+LEN([.AX125]);100)">
            <text:p/>
          </table:table-cell>
          <table:table-cell table:formula="of:=[.$G125]&amp;[.$J125]&amp;[.$Q125]&amp;[.$T125]&amp;[.$AA125]&amp;[.$AD125]&amp;[.$AK125]&amp;[.$AN125]&amp;[.$AU125]&amp;[.$AX125]&amp;[.$AY125]" office:value-type="string" office:string-value="Электрогазосварщику" calcext:value-type="string">
            <text:p>Электрогазосварщику</text:p>
          </table:table-cell>
          <table:table-cell office:value-type="string" calcext:value-type="string">
            <text:p>Электрогазосварщику</text:p>
          </table:table-cell>
          <table:table-cell table:style-name="ce17" table:formula="of:=IF([.AZ125]=[.BA125];0;1)" office:value-type="float" office:value="0" calcext:value-type="float">
            <text:p>0</text:p>
          </table:table-cell>
          <table:table-cell table:formula="of:=[.$I125]&amp;[.$J125]&amp;[.$S125]&amp;[.$T125]&amp;[.$AC125]&amp;[.$AD125]&amp;[.$AM125]&amp;[.$AN125]&amp;[.$AW125]&amp;[.$AX125]&amp;[.$AY125]" office:value-type="string" office:string-value="Электрогазосварщика" calcext:value-type="string">
            <text:p>Электрогазосварщика</text:p>
          </table:table-cell>
          <table:table-cell table:style-name="ce22" office:value-type="string" calcext:value-type="string">
            <text:p>Электрогазосварщика</text:p>
          </table:table-cell>
          <table:table-cell table:style-name="ce17" table:formula="of:=IF([.BC125]=[.BD125];0;1)" office:value-type="float" office:value="0" calcext:value-type="float">
            <text:p>0</text:p>
          </table:table-cell>
          <table:table-cell table:number-columns-repeated="967"/>
        </table:table-row>
        <table:table-row table:style-name="ro5">
          <table:table-cell table:style-name="ce14" office:value-type="string" calcext:value-type="string">
            <text:p>Электромонтёр по ремонту и обслуживанию электрооборудования</text:p>
          </table:table-cell>
          <table:table-cell table:formula="of:=MIN(SEARCH(&quot; &quot;;[.A126]&amp;&quot; &quot;);SEARCH(&quot;-&quot;;[.A126]&amp;&quot;-&quot;); SEARCH(&quot;)&quot;;[.A126]&amp;&quot;)&quot;))" office:value-type="float" office:value="14" calcext:value-type="float">
            <text:p>14</text:p>
          </table:table-cell>
          <table:table-cell table:formula="of:=LEFT([.A126];[.B126]-1)" office:value-type="string" office:string-value="Электромонтёр" calcext:value-type="string">
            <text:p>Электромонтёр</text:p>
          </table:table-cell>
          <table:table-cell table:formula="of:=IFERROR(MATCH(RIGHT([.C126];5);[$Окончания.$A$1:$Окончания.$A$1048576];0);IFERROR(MATCH(RIGHT([.C126];4);[$Окончания.$A$1:$Окончания.$A$1048576];0);IFERROR(MATCH(RIGHT([.C126];3);[$Окончания.$A$1:$Окончания.$A$1048576];0);IFERROR(MATCH(RIGHT([.C126];2);[$Окончания.$A$1:$Окончания.$A$1048576];0);MATCH(RIGHT([.C126];1);[$Окончания.$A$1:$Окончания.$A$1048576];0)))))" office:value-type="float" office:value="11" calcext:value-type="float">
            <text:p>11</text:p>
          </table:table-cell>
          <table:table-cell table:formula="of:=IFERROR(INDEX([$Окончания.$A$1:$Окончания.$A$1048576];[.D126]);&quot;&quot;)" office:value-type="string" office:string-value="р" calcext:value-type="string">
            <text:p>р</text:p>
          </table:table-cell>
          <table:table-cell table:formula="of:=IFERROR(INDEX([$Окончания.$B$1:$Окончания.$B$1048576];[.D126]);&quot;&quot;)" office:value-type="string" office:string-value="ру" calcext:value-type="string">
            <text:p>ру</text:p>
          </table:table-cell>
          <table:table-cell table:style-name="ce17" table:formula="of:=LEFT([.C126];LEN([.C126])-LEN([.E126]))&amp;[.F126]" office:value-type="string" office:string-value="Электромонтёру" calcext:value-type="string">
            <text:p>Электромонтёру</text:p>
          </table:table-cell>
          <table:table-cell table:style-name="ce17" table:formula="of:=IFERROR(INDEX([$Окончания.$C$1:$Окончания.$C$1048576];[.D126]);&quot;&quot;)" office:value-type="string" office:string-value="ра" calcext:value-type="string">
            <text:p>ра</text:p>
          </table:table-cell>
          <table:table-cell table:style-name="ce17" table:formula="of:=LEFT([.C126];LEN([.C126])-LEN([.E126]))&amp;[.H126]" office:value-type="string" office:string-value="Электромонтёра" calcext:value-type="string">
            <text:p>Электромонтёра</text:p>
          </table:table-cell>
          <table:table-cell table:style-name="ce18" table:formula="of:=MID([.A126];[.B126];1)&amp;IF(MID([.A126];[.B126]+1;1)=&quot;(&quot;; &quot;(&quot;; &quot;&quot;)" office:value-type="string" office:string-value=" " calcext:value-type="string">
            <text:p><text:s/></text:p>
          </table:table-cell>
          <table:table-cell table:formula="of:=MID([.A126];[.B126]+LEN([.J126]);100)" office:value-type="string" office:string-value="по ремонту и обслуживанию электрооборудования" calcext:value-type="string">
            <text:p>по ремонту и обслуживанию электрооборудования</text:p>
          </table:table-cell>
          <table:table-cell table:formula="of:=MIN(SEARCH(&quot; &quot;;[.K126]&amp;&quot; &quot;);SEARCH(&quot;-&quot;;[.K126]&amp;&quot;-&quot;); SEARCH(&quot;)&quot;;[.K126]&amp;&quot;)&quot;))" office:value-type="float" office:value="3" calcext:value-type="float">
            <text:p>3</text:p>
          </table:table-cell>
          <table:table-cell table:formula="of:=LEFT([.K126];[.L126]-1)" office:value-type="string" office:string-value="по" calcext:value-type="string">
            <text:p>по</text:p>
          </table:table-cell>
          <table:table-cell table:formula="of:=IFERROR(MATCH(RIGHT([.M126];5);[$Окончания.$A$1:$Окончания.$A$1048576];0);IFERROR(MATCH(RIGHT([.M126];4);[$Окончания.$A$1:$Окончания.$A$1048576];0);IFERROR(MATCH(RIGHT([.M126];3);[$Окончания.$A$1:$Окончания.$A$1048576];0);IFERROR(MATCH(RIGHT([.M126];2);[$Окончания.$A$1:$Окончания.$A$1048576];0);MATCH(RIGHT([.M12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26]);&quot;&quot;)">
            <text:p/>
          </table:table-cell>
          <table:table-cell table:formula="of:=IFERROR(INDEX([$Окончания.$B$1:$Окончания.$B$1048576];[.N126]);&quot;&quot;)">
            <text:p/>
          </table:table-cell>
          <table:table-cell table:style-name="ce17" table:formula="of:=LEFT([.M126];LEN([.M126])-LEN([.O126]))&amp;[.P126]" office:value-type="string" office:string-value="по" calcext:value-type="string">
            <text:p>по</text:p>
          </table:table-cell>
          <table:table-cell table:style-name="ce17" table:formula="of:=IFERROR(INDEX([$Окончания.$C$1:$Окончания.$C$1048576];[.N126]);&quot;&quot;)">
            <text:p/>
          </table:table-cell>
          <table:table-cell table:style-name="ce17" table:formula="of:=LEFT([.M126];LEN([.M126])-LEN([.O126]))&amp;[.R126]" office:value-type="string" office:string-value="по" calcext:value-type="string">
            <text:p>по</text:p>
          </table:table-cell>
          <table:table-cell table:style-name="ce18" table:formula="of:=MID([.K126];[.L126];1)&amp;IF(MID([.K126];[.L126]+1;1)=&quot;(&quot;; &quot;(&quot;; &quot;&quot;)" office:value-type="string" office:string-value=" " calcext:value-type="string">
            <text:p><text:s/></text:p>
          </table:table-cell>
          <table:table-cell table:formula="of:=MID([.K126];[.L126]+LEN([.T126]);100)" office:value-type="string" office:string-value="ремонту и обслуживанию электрооборудования" calcext:value-type="string">
            <text:p>ремонту и обслуживанию электрооборудования</text:p>
          </table:table-cell>
          <table:table-cell table:formula="of:=MIN(SEARCH(&quot; &quot;;[.U126]&amp;&quot; &quot;);SEARCH(&quot;-&quot;;[.U126]&amp;&quot;-&quot;); SEARCH(&quot;)&quot;;[.U126]&amp;&quot;)&quot;))" office:value-type="float" office:value="8" calcext:value-type="float">
            <text:p>8</text:p>
          </table:table-cell>
          <table:table-cell table:formula="of:=LEFT([.U126];[.V126]-1)" office:value-type="string" office:string-value="ремонту" calcext:value-type="string">
            <text:p>ремонту</text:p>
          </table:table-cell>
          <table:table-cell table:formula="of:=IFERROR(MATCH(RIGHT([.W126];5);[$Окончания.$A$1:$Окончания.$A$1048576];0);IFERROR(MATCH(RIGHT([.W126];4);[$Окончания.$A$1:$Окончания.$A$1048576];0);IFERROR(MATCH(RIGHT([.W126];3);[$Окончания.$A$1:$Окончания.$A$1048576];0);IFERROR(MATCH(RIGHT([.W126];2);[$Окончания.$A$1:$Окончания.$A$1048576];0);MATCH(RIGHT([.W12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26]);&quot;&quot;)">
            <text:p/>
          </table:table-cell>
          <table:table-cell table:formula="of:=IFERROR(INDEX([$Окончания.$B$1:$Окончания.$B$1048576];[.X126]);&quot;&quot;)">
            <text:p/>
          </table:table-cell>
          <table:table-cell table:style-name="ce17" table:formula="of:=LEFT([.W126];LEN([.W126])-LEN([.Y126]))&amp;[.Z126]" office:value-type="string" office:string-value="ремонту" calcext:value-type="string">
            <text:p>ремонту</text:p>
          </table:table-cell>
          <table:table-cell table:style-name="ce17" table:formula="of:=IFERROR(INDEX([$Окончания.$C$1:$Окончания.$C$1048576];[.X126]);&quot;&quot;)">
            <text:p/>
          </table:table-cell>
          <table:table-cell table:style-name="ce17" table:formula="of:=LEFT([.W126];LEN([.W126])-LEN([.Y126]))&amp;[.AB126]" office:value-type="string" office:string-value="ремонту" calcext:value-type="string">
            <text:p>ремонту</text:p>
          </table:table-cell>
          <table:table-cell table:style-name="ce18" table:formula="of:=MID([.U126];[.V126];1)&amp;IF(MID([.U126];[.V126]+1;1)=&quot;(&quot;; &quot;(&quot;; &quot;&quot;)" office:value-type="string" office:string-value=" " calcext:value-type="string">
            <text:p><text:s/></text:p>
          </table:table-cell>
          <table:table-cell table:formula="of:=MID([.U126];[.V126]+LEN([.AD126]);100)" office:value-type="string" office:string-value="и обслуживанию электрооборудования" calcext:value-type="string">
            <text:p>и обслуживанию электрооборудования</text:p>
          </table:table-cell>
          <table:table-cell table:formula="of:=MIN(SEARCH(&quot; &quot;;[.AE126]&amp;&quot; &quot;);SEARCH(&quot;-&quot;;[.AE126]&amp;&quot;-&quot;); SEARCH(&quot;)&quot;;[.AE126]&amp;&quot;)&quot;))" office:value-type="float" office:value="2" calcext:value-type="float">
            <text:p>2</text:p>
          </table:table-cell>
          <table:table-cell table:formula="of:=LEFT([.AE126];[.AF126]-1)" office:value-type="string" office:string-value="и" calcext:value-type="string">
            <text:p>и</text:p>
          </table:table-cell>
          <table:table-cell table:formula="of:=IFERROR(MATCH(RIGHT([.AG126];5);[$Окончания.$A$1:$Окончания.$A$1048576];0);IFERROR(MATCH(RIGHT([.AG126];4);[$Окончания.$A$1:$Окончания.$A$1048576];0);IFERROR(MATCH(RIGHT([.AG126];3);[$Окончания.$A$1:$Окончания.$A$1048576];0);IFERROR(MATCH(RIGHT([.AG126];2);[$Окончания.$A$1:$Окончания.$A$1048576];0);MATCH(RIGHT([.AG12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26]);&quot;&quot;)">
            <text:p/>
          </table:table-cell>
          <table:table-cell table:formula="of:=IFERROR(INDEX([$Окончания.$B$1:$Окончания.$B$1048576];[.AH126]);&quot;&quot;)">
            <text:p/>
          </table:table-cell>
          <table:table-cell table:style-name="ce17" table:formula="of:=LEFT([.AG126];LEN([.AG126])-LEN([.AI126]))&amp;[.AJ126]" office:value-type="string" office:string-value="и" calcext:value-type="string">
            <text:p>и</text:p>
          </table:table-cell>
          <table:table-cell table:style-name="ce17" table:formula="of:=IFERROR(INDEX([$Окончания.$C$1:$Окончания.$C$1048576];[.AH126]);&quot;&quot;)">
            <text:p/>
          </table:table-cell>
          <table:table-cell table:style-name="ce17" table:formula="of:=LEFT([.AG126];LEN([.AG126])-LEN([.AI126]))&amp;[.AL126]" office:value-type="string" office:string-value="и" calcext:value-type="string">
            <text:p>и</text:p>
          </table:table-cell>
          <table:table-cell table:style-name="ce18" table:formula="of:=MID([.AE126];[.AF126];1)&amp;IF(MID([.AE126];[.AF126]+1;1)=&quot;(&quot;; &quot;(&quot;; &quot;&quot;)" office:value-type="string" office:string-value=" " calcext:value-type="string">
            <text:p><text:s/></text:p>
          </table:table-cell>
          <table:table-cell table:formula="of:=MID([.AE126];[.AF126]+LEN([.AN126]);100)" office:value-type="string" office:string-value="обслуживанию электрооборудования" calcext:value-type="string">
            <text:p>обслуживанию электрооборудования</text:p>
          </table:table-cell>
          <table:table-cell table:formula="of:=MIN(SEARCH(&quot; &quot;;[.AO126]&amp;&quot; &quot;);SEARCH(&quot;-&quot;;[.AO126]&amp;&quot;-&quot;); SEARCH(&quot;)&quot;;[.AO126]&amp;&quot;)&quot;))" office:value-type="float" office:value="13" calcext:value-type="float">
            <text:p>13</text:p>
          </table:table-cell>
          <table:table-cell table:formula="of:=LEFT([.AO126];[.AP126]-1)" office:value-type="string" office:string-value="обслуживанию" calcext:value-type="string">
            <text:p>обслуживанию</text:p>
          </table:table-cell>
          <table:table-cell table:formula="of:=IFERROR(MATCH(RIGHT([.AQ126];5);[$Окончания.$A$1:$Окончания.$A$1048576];0);IFERROR(MATCH(RIGHT([.AQ126];4);[$Окончания.$A$1:$Окончания.$A$1048576];0);IFERROR(MATCH(RIGHT([.AQ126];3);[$Окончания.$A$1:$Окончания.$A$1048576];0);IFERROR(MATCH(RIGHT([.AQ126];2);[$Окончания.$A$1:$Окончания.$A$1048576];0);MATCH(RIGHT([.AQ126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26]);&quot;&quot;)">
            <text:p/>
          </table:table-cell>
          <table:table-cell table:formula="of:=IFERROR(INDEX([$Окончания.$B$1:$Окончания.$B$1048576];[.AR126]);&quot;&quot;)">
            <text:p/>
          </table:table-cell>
          <table:table-cell table:style-name="ce17" table:formula="of:=LEFT([.AQ126];LEN([.AQ126])-LEN([.AS126]))&amp;[.AT126]" office:value-type="string" office:string-value="обслуживанию" calcext:value-type="string">
            <text:p>обслуживанию</text:p>
          </table:table-cell>
          <table:table-cell table:style-name="ce17" table:formula="of:=IFERROR(INDEX([$Окончания.$C$1:$Окончания.$C$1048576];[.AR126]);&quot;&quot;)">
            <text:p/>
          </table:table-cell>
          <table:table-cell table:style-name="ce17" table:formula="of:=LEFT([.AQ126];LEN([.AQ126])-LEN([.AS126]))&amp;[.AV126]" office:value-type="string" office:string-value="обслуживанию" calcext:value-type="string">
            <text:p>обслуживанию</text:p>
          </table:table-cell>
          <table:table-cell table:style-name="ce18" table:formula="of:=MID([.AO126];[.AP126];1)&amp;IF(MID([.AO126];[.AP126]+1;1)=&quot;(&quot;; &quot;(&quot;; &quot;&quot;)" office:value-type="string" office:string-value=" " calcext:value-type="string">
            <text:p><text:s/></text:p>
          </table:table-cell>
          <table:table-cell table:formula="of:=MID([.AO126];[.AP126]+LEN([.AX126]);100)" office:value-type="string" office:string-value="электрооборудования" calcext:value-type="string">
            <text:p>электрооборудования</text:p>
          </table:table-cell>
          <table:table-cell table:formula="of:=[.$G126]&amp;[.$J126]&amp;[.$Q126]&amp;[.$T126]&amp;[.$AA126]&amp;[.$AD126]&amp;[.$AK126]&amp;[.$AN126]&amp;[.$AU126]&amp;[.$AX126]&amp;[.$AY126]" office:value-type="string" office:string-value="Электромонтёру по ремонту и обслуживанию электрооборудования" calcext:value-type="string">
            <text:p>Электромонтёру по ремонту и обслуживанию электрооборудования</text:p>
          </table:table-cell>
          <table:table-cell office:value-type="string" calcext:value-type="string">
            <text:p>Электромонтёру по ремонту и обслуживанию электрооборудования</text:p>
          </table:table-cell>
          <table:table-cell table:style-name="ce17" table:formula="of:=IF([.AZ126]=[.BA126];0;1)" office:value-type="float" office:value="0" calcext:value-type="float">
            <text:p>0</text:p>
          </table:table-cell>
          <table:table-cell table:formula="of:=[.$I126]&amp;[.$J126]&amp;[.$S126]&amp;[.$T126]&amp;[.$AC126]&amp;[.$AD126]&amp;[.$AM126]&amp;[.$AN126]&amp;[.$AW126]&amp;[.$AX126]&amp;[.$AY126]" office:value-type="string" office:string-value="Электромонтёра по ремонту и обслуживанию электрооборудования" calcext:value-type="string">
            <text:p>Электромонтёра по ремонту и обслуживанию электрооборудования</text:p>
          </table:table-cell>
          <table:table-cell table:style-name="ce22" office:value-type="string" calcext:value-type="string">
            <text:p>Электромонтёра по ремонту и обслуживанию электрооборудования</text:p>
          </table:table-cell>
          <table:table-cell table:style-name="ce17" table:formula="of:=IF([.BC126]=[.BD126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энергетик цеха</text:p>
          </table:table-cell>
          <table:table-cell table:formula="of:=MIN(SEARCH(&quot; &quot;;[.A127]&amp;&quot; &quot;);SEARCH(&quot;-&quot;;[.A127]&amp;&quot;-&quot;); SEARCH(&quot;)&quot;;[.A127]&amp;&quot;)&quot;))" office:value-type="float" office:value="10" calcext:value-type="float">
            <text:p>10</text:p>
          </table:table-cell>
          <table:table-cell table:formula="of:=LEFT([.A127];[.B127]-1)" office:value-type="string" office:string-value="энергетик" calcext:value-type="string">
            <text:p>энергетик</text:p>
          </table:table-cell>
          <table:table-cell table:formula="of:=IFERROR(MATCH(RIGHT([.C127];5);[$Окончания.$A$1:$Окончания.$A$1048576];0);IFERROR(MATCH(RIGHT([.C127];4);[$Окончания.$A$1:$Окончания.$A$1048576];0);IFERROR(MATCH(RIGHT([.C127];3);[$Окончания.$A$1:$Окончания.$A$1048576];0);IFERROR(MATCH(RIGHT([.C127];2);[$Окончания.$A$1:$Окончания.$A$1048576];0);MATCH(RIGHT([.C127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127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127]);&quot;&quot;)" office:value-type="string" office:string-value="ку" calcext:value-type="string">
            <text:p>ку</text:p>
          </table:table-cell>
          <table:table-cell table:style-name="ce17" table:formula="of:=LEFT([.C127];LEN([.C127])-LEN([.E127]))&amp;[.F127]" office:value-type="string" office:string-value="энергетику" calcext:value-type="string">
            <text:p>энергетику</text:p>
          </table:table-cell>
          <table:table-cell table:style-name="ce17" table:formula="of:=IFERROR(INDEX([$Окончания.$C$1:$Окончания.$C$1048576];[.D127]);&quot;&quot;)" office:value-type="string" office:string-value="ка" calcext:value-type="string">
            <text:p>ка</text:p>
          </table:table-cell>
          <table:table-cell table:style-name="ce17" table:formula="of:=LEFT([.C127];LEN([.C127])-LEN([.E127]))&amp;[.H127]" office:value-type="string" office:string-value="энергетика" calcext:value-type="string">
            <text:p>энергетика</text:p>
          </table:table-cell>
          <table:table-cell table:style-name="ce18" table:formula="of:=MID([.A127];[.B127];1)&amp;IF(MID([.A127];[.B127]+1;1)=&quot;(&quot;; &quot;(&quot;; &quot;&quot;)" office:value-type="string" office:string-value=" " calcext:value-type="string">
            <text:p><text:s/></text:p>
          </table:table-cell>
          <table:table-cell table:formula="of:=MID([.A127];[.B127]+LEN([.J127]);100)" office:value-type="string" office:string-value="цеха" calcext:value-type="string">
            <text:p>цеха</text:p>
          </table:table-cell>
          <table:table-cell table:formula="of:=MIN(SEARCH(&quot; &quot;;[.K127]&amp;&quot; &quot;);SEARCH(&quot;-&quot;;[.K127]&amp;&quot;-&quot;); SEARCH(&quot;)&quot;;[.K127]&amp;&quot;)&quot;))" office:value-type="float" office:value="5" calcext:value-type="float">
            <text:p>5</text:p>
          </table:table-cell>
          <table:table-cell table:formula="of:=LEFT([.K127];[.L127]-1)" office:value-type="string" office:string-value="цеха" calcext:value-type="string">
            <text:p>цеха</text:p>
          </table:table-cell>
          <table:table-cell table:formula="of:=IFERROR(MATCH(RIGHT([.M127];5);[$Окончания.$A$1:$Окончания.$A$1048576];0);IFERROR(MATCH(RIGHT([.M127];4);[$Окончания.$A$1:$Окончания.$A$1048576];0);IFERROR(MATCH(RIGHT([.M127];3);[$Окончания.$A$1:$Окончания.$A$1048576];0);IFERROR(MATCH(RIGHT([.M127];2);[$Окончания.$A$1:$Окончания.$A$1048576];0);MATCH(RIGHT([.M12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27]);&quot;&quot;)">
            <text:p/>
          </table:table-cell>
          <table:table-cell table:formula="of:=IFERROR(INDEX([$Окончания.$B$1:$Окончания.$B$1048576];[.N127]);&quot;&quot;)">
            <text:p/>
          </table:table-cell>
          <table:table-cell table:style-name="ce17" table:formula="of:=LEFT([.M127];LEN([.M127])-LEN([.O127]))&amp;[.P127]" office:value-type="string" office:string-value="цеха" calcext:value-type="string">
            <text:p>цеха</text:p>
          </table:table-cell>
          <table:table-cell table:style-name="ce17" table:formula="of:=IFERROR(INDEX([$Окончания.$C$1:$Окончания.$C$1048576];[.N127]);&quot;&quot;)">
            <text:p/>
          </table:table-cell>
          <table:table-cell table:style-name="ce17" table:formula="of:=LEFT([.M127];LEN([.M127])-LEN([.O127]))&amp;[.R127]" office:value-type="string" office:string-value="цеха" calcext:value-type="string">
            <text:p>цеха</text:p>
          </table:table-cell>
          <table:table-cell table:style-name="ce18" table:formula="of:=MID([.K127];[.L127];1)&amp;IF(MID([.K127];[.L127]+1;1)=&quot;(&quot;; &quot;(&quot;; &quot;&quot;)">
            <text:p/>
          </table:table-cell>
          <table:table-cell table:formula="of:=MID([.K127];[.L127]+LEN([.T127]);100)">
            <text:p/>
          </table:table-cell>
          <table:table-cell table:formula="of:=MIN(SEARCH(&quot; &quot;;[.U127]&amp;&quot; &quot;);SEARCH(&quot;-&quot;;[.U127]&amp;&quot;-&quot;); SEARCH(&quot;)&quot;;[.U127]&amp;&quot;)&quot;))" office:value-type="float" office:value="1" calcext:value-type="float">
            <text:p>1</text:p>
          </table:table-cell>
          <table:table-cell table:formula="of:=LEFT([.U127];[.V127]-1)">
            <text:p/>
          </table:table-cell>
          <table:table-cell table:formula="of:=IFERROR(MATCH(RIGHT([.W127];5);[$Окончания.$A$1:$Окончания.$A$1048576];0);IFERROR(MATCH(RIGHT([.W127];4);[$Окончания.$A$1:$Окончания.$A$1048576];0);IFERROR(MATCH(RIGHT([.W127];3);[$Окончания.$A$1:$Окончания.$A$1048576];0);IFERROR(MATCH(RIGHT([.W127];2);[$Окончания.$A$1:$Окончания.$A$1048576];0);MATCH(RIGHT([.W12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27]);&quot;&quot;)">
            <text:p/>
          </table:table-cell>
          <table:table-cell table:formula="of:=IFERROR(INDEX([$Окончания.$B$1:$Окончания.$B$1048576];[.X127]);&quot;&quot;)">
            <text:p/>
          </table:table-cell>
          <table:table-cell table:style-name="ce17" table:formula="of:=LEFT([.W127];LEN([.W127])-LEN([.Y127]))&amp;[.Z127]">
            <text:p/>
          </table:table-cell>
          <table:table-cell table:style-name="ce17" table:formula="of:=IFERROR(INDEX([$Окончания.$C$1:$Окончания.$C$1048576];[.X127]);&quot;&quot;)">
            <text:p/>
          </table:table-cell>
          <table:table-cell table:style-name="ce17" table:formula="of:=LEFT([.W127];LEN([.W127])-LEN([.Y127]))&amp;[.AB127]">
            <text:p/>
          </table:table-cell>
          <table:table-cell table:style-name="ce18" table:formula="of:=MID([.U127];[.V127];1)&amp;IF(MID([.U127];[.V127]+1;1)=&quot;(&quot;; &quot;(&quot;; &quot;&quot;)">
            <text:p/>
          </table:table-cell>
          <table:table-cell table:formula="of:=MID([.U127];[.V127]+LEN([.AD127]);100)">
            <text:p/>
          </table:table-cell>
          <table:table-cell table:formula="of:=MIN(SEARCH(&quot; &quot;;[.AE127]&amp;&quot; &quot;);SEARCH(&quot;-&quot;;[.AE127]&amp;&quot;-&quot;); SEARCH(&quot;)&quot;;[.AE127]&amp;&quot;)&quot;))" office:value-type="float" office:value="1" calcext:value-type="float">
            <text:p>1</text:p>
          </table:table-cell>
          <table:table-cell table:formula="of:=LEFT([.AE127];[.AF127]-1)">
            <text:p/>
          </table:table-cell>
          <table:table-cell table:formula="of:=IFERROR(MATCH(RIGHT([.AG127];5);[$Окончания.$A$1:$Окончания.$A$1048576];0);IFERROR(MATCH(RIGHT([.AG127];4);[$Окончания.$A$1:$Окончания.$A$1048576];0);IFERROR(MATCH(RIGHT([.AG127];3);[$Окончания.$A$1:$Окончания.$A$1048576];0);IFERROR(MATCH(RIGHT([.AG127];2);[$Окончания.$A$1:$Окончания.$A$1048576];0);MATCH(RIGHT([.AG12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27]);&quot;&quot;)">
            <text:p/>
          </table:table-cell>
          <table:table-cell table:formula="of:=IFERROR(INDEX([$Окончания.$B$1:$Окончания.$B$1048576];[.AH127]);&quot;&quot;)">
            <text:p/>
          </table:table-cell>
          <table:table-cell table:style-name="ce17" table:formula="of:=LEFT([.AG127];LEN([.AG127])-LEN([.AI127]))&amp;[.AJ127]">
            <text:p/>
          </table:table-cell>
          <table:table-cell table:style-name="ce17" table:formula="of:=IFERROR(INDEX([$Окончания.$C$1:$Окончания.$C$1048576];[.AH127]);&quot;&quot;)">
            <text:p/>
          </table:table-cell>
          <table:table-cell table:style-name="ce17" table:formula="of:=LEFT([.AG127];LEN([.AG127])-LEN([.AI127]))&amp;[.AL127]">
            <text:p/>
          </table:table-cell>
          <table:table-cell table:style-name="ce18" table:formula="of:=MID([.AE127];[.AF127];1)&amp;IF(MID([.AE127];[.AF127]+1;1)=&quot;(&quot;; &quot;(&quot;; &quot;&quot;)">
            <text:p/>
          </table:table-cell>
          <table:table-cell table:formula="of:=MID([.AE127];[.AF127]+LEN([.AN127]);100)">
            <text:p/>
          </table:table-cell>
          <table:table-cell table:formula="of:=MIN(SEARCH(&quot; &quot;;[.AO127]&amp;&quot; &quot;);SEARCH(&quot;-&quot;;[.AO127]&amp;&quot;-&quot;); SEARCH(&quot;)&quot;;[.AO127]&amp;&quot;)&quot;))" office:value-type="float" office:value="1" calcext:value-type="float">
            <text:p>1</text:p>
          </table:table-cell>
          <table:table-cell table:formula="of:=LEFT([.AO127];[.AP127]-1)">
            <text:p/>
          </table:table-cell>
          <table:table-cell table:formula="of:=IFERROR(MATCH(RIGHT([.AQ127];5);[$Окончания.$A$1:$Окончания.$A$1048576];0);IFERROR(MATCH(RIGHT([.AQ127];4);[$Окончания.$A$1:$Окончания.$A$1048576];0);IFERROR(MATCH(RIGHT([.AQ127];3);[$Окончания.$A$1:$Окончания.$A$1048576];0);IFERROR(MATCH(RIGHT([.AQ127];2);[$Окончания.$A$1:$Окончания.$A$1048576];0);MATCH(RIGHT([.AQ127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27]);&quot;&quot;)">
            <text:p/>
          </table:table-cell>
          <table:table-cell table:formula="of:=IFERROR(INDEX([$Окончания.$B$1:$Окончания.$B$1048576];[.AR127]);&quot;&quot;)">
            <text:p/>
          </table:table-cell>
          <table:table-cell table:style-name="ce17" table:formula="of:=LEFT([.AQ127];LEN([.AQ127])-LEN([.AS127]))&amp;[.AT127]">
            <text:p/>
          </table:table-cell>
          <table:table-cell table:style-name="ce17" table:formula="of:=IFERROR(INDEX([$Окончания.$C$1:$Окончания.$C$1048576];[.AR127]);&quot;&quot;)">
            <text:p/>
          </table:table-cell>
          <table:table-cell table:style-name="ce17" table:formula="of:=LEFT([.AQ127];LEN([.AQ127])-LEN([.AS127]))&amp;[.AV127]">
            <text:p/>
          </table:table-cell>
          <table:table-cell table:style-name="ce18" table:formula="of:=MID([.AO127];[.AP127];1)&amp;IF(MID([.AO127];[.AP127]+1;1)=&quot;(&quot;; &quot;(&quot;; &quot;&quot;)">
            <text:p/>
          </table:table-cell>
          <table:table-cell table:formula="of:=MID([.AO127];[.AP127]+LEN([.AX127]);100)">
            <text:p/>
          </table:table-cell>
          <table:table-cell table:formula="of:=[.$G127]&amp;[.$J127]&amp;[.$Q127]&amp;[.$T127]&amp;[.$AA127]&amp;[.$AD127]&amp;[.$AK127]&amp;[.$AN127]&amp;[.$AU127]&amp;[.$AX127]&amp;[.$AY127]" office:value-type="string" office:string-value="энергетику цеха" calcext:value-type="string">
            <text:p>энергетику цеха</text:p>
          </table:table-cell>
          <table:table-cell office:value-type="string" calcext:value-type="string">
            <text:p>энергетику цеха</text:p>
          </table:table-cell>
          <table:table-cell table:style-name="ce17" table:formula="of:=IF([.AZ127]=[.BA127];0;1)" office:value-type="float" office:value="0" calcext:value-type="float">
            <text:p>0</text:p>
          </table:table-cell>
          <table:table-cell table:formula="of:=[.$I127]&amp;[.$J127]&amp;[.$S127]&amp;[.$T127]&amp;[.$AC127]&amp;[.$AD127]&amp;[.$AM127]&amp;[.$AN127]&amp;[.$AW127]&amp;[.$AX127]&amp;[.$AY127]" office:value-type="string" office:string-value="энергетика цеха" calcext:value-type="string">
            <text:p>энергетика цеха</text:p>
          </table:table-cell>
          <table:table-cell table:style-name="ce22" office:value-type="string" calcext:value-type="string">
            <text:p>энергетика цеха</text:p>
          </table:table-cell>
          <table:table-cell table:style-name="ce17" table:formula="of:=IF([.BC127]=[.BD127];0;1)" office:value-type="float" office:value="0" calcext:value-type="float">
            <text:p>0</text:p>
          </table:table-cell>
          <table:table-cell table:number-columns-repeated="967"/>
        </table:table-row>
        <table:table-row table:style-name="ro4">
          <table:table-cell table:style-name="ce14" office:value-type="string" calcext:value-type="string">
            <text:p>Энергетик цеха 2 категории</text:p>
          </table:table-cell>
          <table:table-cell table:formula="of:=MIN(SEARCH(&quot; &quot;;[.A128]&amp;&quot; &quot;);SEARCH(&quot;-&quot;;[.A128]&amp;&quot;-&quot;); SEARCH(&quot;)&quot;;[.A128]&amp;&quot;)&quot;))" office:value-type="float" office:value="10" calcext:value-type="float">
            <text:p>10</text:p>
          </table:table-cell>
          <table:table-cell table:formula="of:=LEFT([.A128];[.B128]-1)" office:value-type="string" office:string-value="Энергетик" calcext:value-type="string">
            <text:p>Энергетик</text:p>
          </table:table-cell>
          <table:table-cell table:formula="of:=IFERROR(MATCH(RIGHT([.C128];5);[$Окончания.$A$1:$Окончания.$A$1048576];0);IFERROR(MATCH(RIGHT([.C128];4);[$Окончания.$A$1:$Окончания.$A$1048576];0);IFERROR(MATCH(RIGHT([.C128];3);[$Окончания.$A$1:$Окончания.$A$1048576];0);IFERROR(MATCH(RIGHT([.C128];2);[$Окончания.$A$1:$Окончания.$A$1048576];0);MATCH(RIGHT([.C128];1);[$Окончания.$A$1:$Окончания.$A$1048576];0)))))" office:value-type="float" office:value="10" calcext:value-type="float">
            <text:p>10</text:p>
          </table:table-cell>
          <table:table-cell table:formula="of:=IFERROR(INDEX([$Окончания.$A$1:$Окончания.$A$1048576];[.D128]);&quot;&quot;)" office:value-type="string" office:string-value="к" calcext:value-type="string">
            <text:p>к</text:p>
          </table:table-cell>
          <table:table-cell table:formula="of:=IFERROR(INDEX([$Окончания.$B$1:$Окончания.$B$1048576];[.D128]);&quot;&quot;)" office:value-type="string" office:string-value="ку" calcext:value-type="string">
            <text:p>ку</text:p>
          </table:table-cell>
          <table:table-cell table:style-name="ce17" table:formula="of:=LEFT([.C128];LEN([.C128])-LEN([.E128]))&amp;[.F128]" office:value-type="string" office:string-value="Энергетику" calcext:value-type="string">
            <text:p>Энергетику</text:p>
          </table:table-cell>
          <table:table-cell table:style-name="ce17" table:formula="of:=IFERROR(INDEX([$Окончания.$C$1:$Окончания.$C$1048576];[.D128]);&quot;&quot;)" office:value-type="string" office:string-value="ка" calcext:value-type="string">
            <text:p>ка</text:p>
          </table:table-cell>
          <table:table-cell table:style-name="ce17" table:formula="of:=LEFT([.C128];LEN([.C128])-LEN([.E128]))&amp;[.H128]" office:value-type="string" office:string-value="Энергетика" calcext:value-type="string">
            <text:p>Энергетика</text:p>
          </table:table-cell>
          <table:table-cell table:style-name="ce18" table:formula="of:=MID([.A128];[.B128];1)&amp;IF(MID([.A128];[.B128]+1;1)=&quot;(&quot;; &quot;(&quot;; &quot;&quot;)" office:value-type="string" office:string-value=" " calcext:value-type="string">
            <text:p><text:s/></text:p>
          </table:table-cell>
          <table:table-cell table:formula="of:=MID([.A128];[.B128]+LEN([.J128]);100)" office:value-type="string" office:string-value="цеха 2 категории" calcext:value-type="string">
            <text:p>цеха 2 категории</text:p>
          </table:table-cell>
          <table:table-cell table:formula="of:=MIN(SEARCH(&quot; &quot;;[.K128]&amp;&quot; &quot;);SEARCH(&quot;-&quot;;[.K128]&amp;&quot;-&quot;); SEARCH(&quot;)&quot;;[.K128]&amp;&quot;)&quot;))" office:value-type="float" office:value="5" calcext:value-type="float">
            <text:p>5</text:p>
          </table:table-cell>
          <table:table-cell table:formula="of:=LEFT([.K128];[.L128]-1)" office:value-type="string" office:string-value="цеха" calcext:value-type="string">
            <text:p>цеха</text:p>
          </table:table-cell>
          <table:table-cell table:formula="of:=IFERROR(MATCH(RIGHT([.M128];5);[$Окончания.$A$1:$Окончания.$A$1048576];0);IFERROR(MATCH(RIGHT([.M128];4);[$Окончания.$A$1:$Окончания.$A$1048576];0);IFERROR(MATCH(RIGHT([.M128];3);[$Окончания.$A$1:$Окончания.$A$1048576];0);IFERROR(MATCH(RIGHT([.M128];2);[$Окончания.$A$1:$Окончания.$A$1048576];0);MATCH(RIGHT([.M12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28]);&quot;&quot;)">
            <text:p/>
          </table:table-cell>
          <table:table-cell table:formula="of:=IFERROR(INDEX([$Окончания.$B$1:$Окончания.$B$1048576];[.N128]);&quot;&quot;)">
            <text:p/>
          </table:table-cell>
          <table:table-cell table:style-name="ce17" table:formula="of:=LEFT([.M128];LEN([.M128])-LEN([.O128]))&amp;[.P128]" office:value-type="string" office:string-value="цеха" calcext:value-type="string">
            <text:p>цеха</text:p>
          </table:table-cell>
          <table:table-cell table:style-name="ce17" table:formula="of:=IFERROR(INDEX([$Окончания.$C$1:$Окончания.$C$1048576];[.N128]);&quot;&quot;)">
            <text:p/>
          </table:table-cell>
          <table:table-cell table:style-name="ce17" table:formula="of:=LEFT([.M128];LEN([.M128])-LEN([.O128]))&amp;[.R128]" office:value-type="string" office:string-value="цеха" calcext:value-type="string">
            <text:p>цеха</text:p>
          </table:table-cell>
          <table:table-cell table:style-name="ce18" table:formula="of:=MID([.K128];[.L128];1)&amp;IF(MID([.K128];[.L128]+1;1)=&quot;(&quot;; &quot;(&quot;; &quot;&quot;)" office:value-type="string" office:string-value=" " calcext:value-type="string">
            <text:p><text:s/></text:p>
          </table:table-cell>
          <table:table-cell table:formula="of:=MID([.K128];[.L128]+LEN([.T128]);100)" office:value-type="string" office:string-value="2 категории" calcext:value-type="string">
            <text:p>2 категории</text:p>
          </table:table-cell>
          <table:table-cell table:formula="of:=MIN(SEARCH(&quot; &quot;;[.U128]&amp;&quot; &quot;);SEARCH(&quot;-&quot;;[.U128]&amp;&quot;-&quot;); SEARCH(&quot;)&quot;;[.U128]&amp;&quot;)&quot;))" office:value-type="float" office:value="2" calcext:value-type="float">
            <text:p>2</text:p>
          </table:table-cell>
          <table:table-cell table:formula="of:=LEFT([.U128];[.V128]-1)" office:value-type="string" office:string-value="2" calcext:value-type="string">
            <text:p>2</text:p>
          </table:table-cell>
          <table:table-cell table:formula="of:=IFERROR(MATCH(RIGHT([.W128];5);[$Окончания.$A$1:$Окончания.$A$1048576];0);IFERROR(MATCH(RIGHT([.W128];4);[$Окончания.$A$1:$Окончания.$A$1048576];0);IFERROR(MATCH(RIGHT([.W128];3);[$Окончания.$A$1:$Окончания.$A$1048576];0);IFERROR(MATCH(RIGHT([.W128];2);[$Окончания.$A$1:$Окончания.$A$1048576];0);MATCH(RIGHT([.W12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28]);&quot;&quot;)">
            <text:p/>
          </table:table-cell>
          <table:table-cell table:formula="of:=IFERROR(INDEX([$Окончания.$B$1:$Окончания.$B$1048576];[.X128]);&quot;&quot;)">
            <text:p/>
          </table:table-cell>
          <table:table-cell table:style-name="ce17" table:formula="of:=LEFT([.W128];LEN([.W128])-LEN([.Y128]))&amp;[.Z128]" office:value-type="string" office:string-value="2" calcext:value-type="string">
            <text:p>2</text:p>
          </table:table-cell>
          <table:table-cell table:style-name="ce17" table:formula="of:=IFERROR(INDEX([$Окончания.$C$1:$Окончания.$C$1048576];[.X128]);&quot;&quot;)">
            <text:p/>
          </table:table-cell>
          <table:table-cell table:style-name="ce17" table:formula="of:=LEFT([.W128];LEN([.W128])-LEN([.Y128]))&amp;[.AB128]" office:value-type="string" office:string-value="2" calcext:value-type="string">
            <text:p>2</text:p>
          </table:table-cell>
          <table:table-cell table:style-name="ce18" table:formula="of:=MID([.U128];[.V128];1)&amp;IF(MID([.U128];[.V128]+1;1)=&quot;(&quot;; &quot;(&quot;; &quot;&quot;)" office:value-type="string" office:string-value=" " calcext:value-type="string">
            <text:p><text:s/></text:p>
          </table:table-cell>
          <table:table-cell table:formula="of:=MID([.U128];[.V128]+LEN([.AD128]);100)" office:value-type="string" office:string-value="категории" calcext:value-type="string">
            <text:p>категории</text:p>
          </table:table-cell>
          <table:table-cell table:formula="of:=MIN(SEARCH(&quot; &quot;;[.AE128]&amp;&quot; &quot;);SEARCH(&quot;-&quot;;[.AE128]&amp;&quot;-&quot;); SEARCH(&quot;)&quot;;[.AE128]&amp;&quot;)&quot;))" office:value-type="float" office:value="10" calcext:value-type="float">
            <text:p>10</text:p>
          </table:table-cell>
          <table:table-cell table:formula="of:=LEFT([.AE128];[.AF128]-1)" office:value-type="string" office:string-value="категории" calcext:value-type="string">
            <text:p>категории</text:p>
          </table:table-cell>
          <table:table-cell table:formula="of:=IFERROR(MATCH(RIGHT([.AG128];5);[$Окончания.$A$1:$Окончания.$A$1048576];0);IFERROR(MATCH(RIGHT([.AG128];4);[$Окончания.$A$1:$Окончания.$A$1048576];0);IFERROR(MATCH(RIGHT([.AG128];3);[$Окончания.$A$1:$Окончания.$A$1048576];0);IFERROR(MATCH(RIGHT([.AG128];2);[$Окончания.$A$1:$Окончания.$A$1048576];0);MATCH(RIGHT([.AG12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28]);&quot;&quot;)">
            <text:p/>
          </table:table-cell>
          <table:table-cell table:formula="of:=IFERROR(INDEX([$Окончания.$B$1:$Окончания.$B$1048576];[.AH128]);&quot;&quot;)">
            <text:p/>
          </table:table-cell>
          <table:table-cell table:style-name="ce17" table:formula="of:=LEFT([.AG128];LEN([.AG128])-LEN([.AI128]))&amp;[.AJ128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AH128]);&quot;&quot;)">
            <text:p/>
          </table:table-cell>
          <table:table-cell table:style-name="ce17" table:formula="of:=LEFT([.AG128];LEN([.AG128])-LEN([.AI128]))&amp;[.AL128]" office:value-type="string" office:string-value="категории" calcext:value-type="string">
            <text:p>категории</text:p>
          </table:table-cell>
          <table:table-cell table:style-name="ce18" table:formula="of:=MID([.AE128];[.AF128];1)&amp;IF(MID([.AE128];[.AF128]+1;1)=&quot;(&quot;; &quot;(&quot;; &quot;&quot;)">
            <text:p/>
          </table:table-cell>
          <table:table-cell table:formula="of:=MID([.AE128];[.AF128]+LEN([.AN128]);100)">
            <text:p/>
          </table:table-cell>
          <table:table-cell table:formula="of:=MIN(SEARCH(&quot; &quot;;[.AO128]&amp;&quot; &quot;);SEARCH(&quot;-&quot;;[.AO128]&amp;&quot;-&quot;); SEARCH(&quot;)&quot;;[.AO128]&amp;&quot;)&quot;))" office:value-type="float" office:value="1" calcext:value-type="float">
            <text:p>1</text:p>
          </table:table-cell>
          <table:table-cell table:formula="of:=LEFT([.AO128];[.AP128]-1)">
            <text:p/>
          </table:table-cell>
          <table:table-cell table:formula="of:=IFERROR(MATCH(RIGHT([.AQ128];5);[$Окончания.$A$1:$Окончания.$A$1048576];0);IFERROR(MATCH(RIGHT([.AQ128];4);[$Окончания.$A$1:$Окончания.$A$1048576];0);IFERROR(MATCH(RIGHT([.AQ128];3);[$Окончания.$A$1:$Окончания.$A$1048576];0);IFERROR(MATCH(RIGHT([.AQ128];2);[$Окончания.$A$1:$Окончания.$A$1048576];0);MATCH(RIGHT([.AQ128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28]);&quot;&quot;)">
            <text:p/>
          </table:table-cell>
          <table:table-cell table:formula="of:=IFERROR(INDEX([$Окончания.$B$1:$Окончания.$B$1048576];[.AR128]);&quot;&quot;)">
            <text:p/>
          </table:table-cell>
          <table:table-cell table:style-name="ce17" table:formula="of:=LEFT([.AQ128];LEN([.AQ128])-LEN([.AS128]))&amp;[.AT128]">
            <text:p/>
          </table:table-cell>
          <table:table-cell table:style-name="ce17" table:formula="of:=IFERROR(INDEX([$Окончания.$C$1:$Окончания.$C$1048576];[.AR128]);&quot;&quot;)">
            <text:p/>
          </table:table-cell>
          <table:table-cell table:style-name="ce17" table:formula="of:=LEFT([.AQ128];LEN([.AQ128])-LEN([.AS128]))&amp;[.AV128]">
            <text:p/>
          </table:table-cell>
          <table:table-cell table:style-name="ce18" table:formula="of:=MID([.AO128];[.AP128];1)&amp;IF(MID([.AO128];[.AP128]+1;1)=&quot;(&quot;; &quot;(&quot;; &quot;&quot;)">
            <text:p/>
          </table:table-cell>
          <table:table-cell table:formula="of:=MID([.AO128];[.AP128]+LEN([.AX128]);100)">
            <text:p/>
          </table:table-cell>
          <table:table-cell table:formula="of:=[.$G128]&amp;[.$J128]&amp;[.$Q128]&amp;[.$T128]&amp;[.$AA128]&amp;[.$AD128]&amp;[.$AK128]&amp;[.$AN128]&amp;[.$AU128]&amp;[.$AX128]&amp;[.$AY128]" office:value-type="string" office:string-value="Энергетику цеха 2 категории" calcext:value-type="string">
            <text:p>Энергетику цеха 2 категории</text:p>
          </table:table-cell>
          <table:table-cell office:value-type="string" calcext:value-type="string">
            <text:p>Энергетику цеха 2 категории</text:p>
          </table:table-cell>
          <table:table-cell table:style-name="ce17" table:formula="of:=IF([.AZ128]=[.BA128];0;1)" office:value-type="float" office:value="0" calcext:value-type="float">
            <text:p>0</text:p>
          </table:table-cell>
          <table:table-cell table:formula="of:=[.$I128]&amp;[.$J128]&amp;[.$S128]&amp;[.$T128]&amp;[.$AC128]&amp;[.$AD128]&amp;[.$AM128]&amp;[.$AN128]&amp;[.$AW128]&amp;[.$AX128]&amp;[.$AY128]" office:value-type="string" office:string-value="Энергетика цеха 2 категории" calcext:value-type="string">
            <text:p>Энергетика цеха 2 категории</text:p>
          </table:table-cell>
          <table:table-cell table:style-name="ce22" office:value-type="string" calcext:value-type="string">
            <text:p>Энергетика цеха 2 категории</text:p>
          </table:table-cell>
          <table:table-cell table:style-name="ce17" table:formula="of:=IF([.BC128]=[.BD128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Юрисконсульт</text:p>
          </table:table-cell>
          <table:table-cell table:formula="of:=MIN(SEARCH(&quot; &quot;;[.A129]&amp;&quot; &quot;);SEARCH(&quot;-&quot;;[.A129]&amp;&quot;-&quot;); SEARCH(&quot;)&quot;;[.A129]&amp;&quot;)&quot;))" office:value-type="float" office:value="13" calcext:value-type="float">
            <text:p>13</text:p>
          </table:table-cell>
          <table:table-cell table:formula="of:=LEFT([.A129];[.B129]-1)" office:value-type="string" office:string-value="Юрисконсульт" calcext:value-type="string">
            <text:p>Юрисконсульт</text:p>
          </table:table-cell>
          <table:table-cell table:formula="of:=IFERROR(MATCH(RIGHT([.C129];5);[$Окончания.$A$1:$Окончания.$A$1048576];0);IFERROR(MATCH(RIGHT([.C129];4);[$Окончания.$A$1:$Окончания.$A$1048576];0);IFERROR(MATCH(RIGHT([.C129];3);[$Окончания.$A$1:$Окончания.$A$1048576];0);IFERROR(MATCH(RIGHT([.C129];2);[$Окончания.$A$1:$Окончания.$A$1048576];0);MATCH(RIGHT([.C129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29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29]);&quot;&quot;)" office:value-type="string" office:string-value="ту" calcext:value-type="string">
            <text:p>ту</text:p>
          </table:table-cell>
          <table:table-cell table:style-name="ce17" table:formula="of:=LEFT([.C129];LEN([.C129])-LEN([.E129]))&amp;[.F129]" office:value-type="string" office:string-value="Юрисконсульту" calcext:value-type="string">
            <text:p>Юрисконсульту</text:p>
          </table:table-cell>
          <table:table-cell table:style-name="ce17" table:formula="of:=IFERROR(INDEX([$Окончания.$C$1:$Окончания.$C$1048576];[.D129]);&quot;&quot;)" office:value-type="string" office:string-value="та" calcext:value-type="string">
            <text:p>та</text:p>
          </table:table-cell>
          <table:table-cell table:style-name="ce17" table:formula="of:=LEFT([.C129];LEN([.C129])-LEN([.E129]))&amp;[.H129]" office:value-type="string" office:string-value="Юрисконсульта" calcext:value-type="string">
            <text:p>Юрисконсульта</text:p>
          </table:table-cell>
          <table:table-cell table:style-name="ce18" table:formula="of:=MID([.A129];[.B129];1)&amp;IF(MID([.A129];[.B129]+1;1)=&quot;(&quot;; &quot;(&quot;; &quot;&quot;)">
            <text:p/>
          </table:table-cell>
          <table:table-cell table:formula="of:=MID([.A129];[.B129]+LEN([.J129]);100)">
            <text:p/>
          </table:table-cell>
          <table:table-cell table:formula="of:=MIN(SEARCH(&quot; &quot;;[.K129]&amp;&quot; &quot;);SEARCH(&quot;-&quot;;[.K129]&amp;&quot;-&quot;); SEARCH(&quot;)&quot;;[.K129]&amp;&quot;)&quot;))" office:value-type="float" office:value="1" calcext:value-type="float">
            <text:p>1</text:p>
          </table:table-cell>
          <table:table-cell table:formula="of:=LEFT([.K129];[.L129]-1)">
            <text:p/>
          </table:table-cell>
          <table:table-cell table:formula="of:=IFERROR(MATCH(RIGHT([.M129];5);[$Окончания.$A$1:$Окончания.$A$1048576];0);IFERROR(MATCH(RIGHT([.M129];4);[$Окончания.$A$1:$Окончания.$A$1048576];0);IFERROR(MATCH(RIGHT([.M129];3);[$Окончания.$A$1:$Окончания.$A$1048576];0);IFERROR(MATCH(RIGHT([.M129];2);[$Окончания.$A$1:$Окончания.$A$1048576];0);MATCH(RIGHT([.M12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29]);&quot;&quot;)">
            <text:p/>
          </table:table-cell>
          <table:table-cell table:formula="of:=IFERROR(INDEX([$Окончания.$B$1:$Окончания.$B$1048576];[.N129]);&quot;&quot;)">
            <text:p/>
          </table:table-cell>
          <table:table-cell table:style-name="ce17" table:formula="of:=LEFT([.M129];LEN([.M129])-LEN([.O129]))&amp;[.P129]">
            <text:p/>
          </table:table-cell>
          <table:table-cell table:style-name="ce17" table:formula="of:=IFERROR(INDEX([$Окончания.$C$1:$Окончания.$C$1048576];[.N129]);&quot;&quot;)">
            <text:p/>
          </table:table-cell>
          <table:table-cell table:style-name="ce17" table:formula="of:=LEFT([.M129];LEN([.M129])-LEN([.O129]))&amp;[.R129]">
            <text:p/>
          </table:table-cell>
          <table:table-cell table:style-name="ce18" table:formula="of:=MID([.K129];[.L129];1)&amp;IF(MID([.K129];[.L129]+1;1)=&quot;(&quot;; &quot;(&quot;; &quot;&quot;)">
            <text:p/>
          </table:table-cell>
          <table:table-cell table:formula="of:=MID([.K129];[.L129]+LEN([.T129]);100)">
            <text:p/>
          </table:table-cell>
          <table:table-cell table:formula="of:=MIN(SEARCH(&quot; &quot;;[.U129]&amp;&quot; &quot;);SEARCH(&quot;-&quot;;[.U129]&amp;&quot;-&quot;); SEARCH(&quot;)&quot;;[.U129]&amp;&quot;)&quot;))" office:value-type="float" office:value="1" calcext:value-type="float">
            <text:p>1</text:p>
          </table:table-cell>
          <table:table-cell table:formula="of:=LEFT([.U129];[.V129]-1)">
            <text:p/>
          </table:table-cell>
          <table:table-cell table:formula="of:=IFERROR(MATCH(RIGHT([.W129];5);[$Окончания.$A$1:$Окончания.$A$1048576];0);IFERROR(MATCH(RIGHT([.W129];4);[$Окончания.$A$1:$Окончания.$A$1048576];0);IFERROR(MATCH(RIGHT([.W129];3);[$Окончания.$A$1:$Окончания.$A$1048576];0);IFERROR(MATCH(RIGHT([.W129];2);[$Окончания.$A$1:$Окончания.$A$1048576];0);MATCH(RIGHT([.W12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29]);&quot;&quot;)">
            <text:p/>
          </table:table-cell>
          <table:table-cell table:formula="of:=IFERROR(INDEX([$Окончания.$B$1:$Окончания.$B$1048576];[.X129]);&quot;&quot;)">
            <text:p/>
          </table:table-cell>
          <table:table-cell table:style-name="ce17" table:formula="of:=LEFT([.W129];LEN([.W129])-LEN([.Y129]))&amp;[.Z129]">
            <text:p/>
          </table:table-cell>
          <table:table-cell table:style-name="ce17" table:formula="of:=IFERROR(INDEX([$Окончания.$C$1:$Окончания.$C$1048576];[.X129]);&quot;&quot;)">
            <text:p/>
          </table:table-cell>
          <table:table-cell table:style-name="ce17" table:formula="of:=LEFT([.W129];LEN([.W129])-LEN([.Y129]))&amp;[.AB129]">
            <text:p/>
          </table:table-cell>
          <table:table-cell table:style-name="ce18" table:formula="of:=MID([.U129];[.V129];1)&amp;IF(MID([.U129];[.V129]+1;1)=&quot;(&quot;; &quot;(&quot;; &quot;&quot;)">
            <text:p/>
          </table:table-cell>
          <table:table-cell table:formula="of:=MID([.U129];[.V129]+LEN([.AD129]);100)">
            <text:p/>
          </table:table-cell>
          <table:table-cell table:formula="of:=MIN(SEARCH(&quot; &quot;;[.AE129]&amp;&quot; &quot;);SEARCH(&quot;-&quot;;[.AE129]&amp;&quot;-&quot;); SEARCH(&quot;)&quot;;[.AE129]&amp;&quot;)&quot;))" office:value-type="float" office:value="1" calcext:value-type="float">
            <text:p>1</text:p>
          </table:table-cell>
          <table:table-cell table:formula="of:=LEFT([.AE129];[.AF129]-1)">
            <text:p/>
          </table:table-cell>
          <table:table-cell table:formula="of:=IFERROR(MATCH(RIGHT([.AG129];5);[$Окончания.$A$1:$Окончания.$A$1048576];0);IFERROR(MATCH(RIGHT([.AG129];4);[$Окончания.$A$1:$Окончания.$A$1048576];0);IFERROR(MATCH(RIGHT([.AG129];3);[$Окончания.$A$1:$Окончания.$A$1048576];0);IFERROR(MATCH(RIGHT([.AG129];2);[$Окончания.$A$1:$Окончания.$A$1048576];0);MATCH(RIGHT([.AG12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29]);&quot;&quot;)">
            <text:p/>
          </table:table-cell>
          <table:table-cell table:formula="of:=IFERROR(INDEX([$Окончания.$B$1:$Окончания.$B$1048576];[.AH129]);&quot;&quot;)">
            <text:p/>
          </table:table-cell>
          <table:table-cell table:style-name="ce17" table:formula="of:=LEFT([.AG129];LEN([.AG129])-LEN([.AI129]))&amp;[.AJ129]">
            <text:p/>
          </table:table-cell>
          <table:table-cell table:style-name="ce17" table:formula="of:=IFERROR(INDEX([$Окончания.$C$1:$Окончания.$C$1048576];[.AH129]);&quot;&quot;)">
            <text:p/>
          </table:table-cell>
          <table:table-cell table:style-name="ce17" table:formula="of:=LEFT([.AG129];LEN([.AG129])-LEN([.AI129]))&amp;[.AL129]">
            <text:p/>
          </table:table-cell>
          <table:table-cell table:style-name="ce18" table:formula="of:=MID([.AE129];[.AF129];1)&amp;IF(MID([.AE129];[.AF129]+1;1)=&quot;(&quot;; &quot;(&quot;; &quot;&quot;)">
            <text:p/>
          </table:table-cell>
          <table:table-cell table:formula="of:=MID([.AE129];[.AF129]+LEN([.AN129]);100)">
            <text:p/>
          </table:table-cell>
          <table:table-cell table:formula="of:=MIN(SEARCH(&quot; &quot;;[.AO129]&amp;&quot; &quot;);SEARCH(&quot;-&quot;;[.AO129]&amp;&quot;-&quot;); SEARCH(&quot;)&quot;;[.AO129]&amp;&quot;)&quot;))" office:value-type="float" office:value="1" calcext:value-type="float">
            <text:p>1</text:p>
          </table:table-cell>
          <table:table-cell table:formula="of:=LEFT([.AO129];[.AP129]-1)">
            <text:p/>
          </table:table-cell>
          <table:table-cell table:formula="of:=IFERROR(MATCH(RIGHT([.AQ129];5);[$Окончания.$A$1:$Окончания.$A$1048576];0);IFERROR(MATCH(RIGHT([.AQ129];4);[$Окончания.$A$1:$Окончания.$A$1048576];0);IFERROR(MATCH(RIGHT([.AQ129];3);[$Окончания.$A$1:$Окончания.$A$1048576];0);IFERROR(MATCH(RIGHT([.AQ129];2);[$Окончания.$A$1:$Окончания.$A$1048576];0);MATCH(RIGHT([.AQ129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29]);&quot;&quot;)">
            <text:p/>
          </table:table-cell>
          <table:table-cell table:formula="of:=IFERROR(INDEX([$Окончания.$B$1:$Окончания.$B$1048576];[.AR129]);&quot;&quot;)">
            <text:p/>
          </table:table-cell>
          <table:table-cell table:style-name="ce17" table:formula="of:=LEFT([.AQ129];LEN([.AQ129])-LEN([.AS129]))&amp;[.AT129]">
            <text:p/>
          </table:table-cell>
          <table:table-cell table:style-name="ce17" table:formula="of:=IFERROR(INDEX([$Окончания.$C$1:$Окончания.$C$1048576];[.AR129]);&quot;&quot;)">
            <text:p/>
          </table:table-cell>
          <table:table-cell table:style-name="ce17" table:formula="of:=LEFT([.AQ129];LEN([.AQ129])-LEN([.AS129]))&amp;[.AV129]">
            <text:p/>
          </table:table-cell>
          <table:table-cell table:style-name="ce18" table:formula="of:=MID([.AO129];[.AP129];1)&amp;IF(MID([.AO129];[.AP129]+1;1)=&quot;(&quot;; &quot;(&quot;; &quot;&quot;)">
            <text:p/>
          </table:table-cell>
          <table:table-cell table:formula="of:=MID([.AO129];[.AP129]+LEN([.AX129]);100)">
            <text:p/>
          </table:table-cell>
          <table:table-cell table:formula="of:=[.$G129]&amp;[.$J129]&amp;[.$Q129]&amp;[.$T129]&amp;[.$AA129]&amp;[.$AD129]&amp;[.$AK129]&amp;[.$AN129]&amp;[.$AU129]&amp;[.$AX129]&amp;[.$AY129]" office:value-type="string" office:string-value="Юрисконсульту" calcext:value-type="string">
            <text:p>Юрисконсульту</text:p>
          </table:table-cell>
          <table:table-cell office:value-type="string" calcext:value-type="string">
            <text:p>Юрисконсульту</text:p>
          </table:table-cell>
          <table:table-cell table:style-name="ce17" table:formula="of:=IF([.AZ129]=[.BA129];0;1)" office:value-type="float" office:value="0" calcext:value-type="float">
            <text:p>0</text:p>
          </table:table-cell>
          <table:table-cell table:formula="of:=[.$I129]&amp;[.$J129]&amp;[.$S129]&amp;[.$T129]&amp;[.$AC129]&amp;[.$AD129]&amp;[.$AM129]&amp;[.$AN129]&amp;[.$AW129]&amp;[.$AX129]&amp;[.$AY129]" office:value-type="string" office:string-value="Юрисконсульта" calcext:value-type="string">
            <text:p>Юрисконсульта</text:p>
          </table:table-cell>
          <table:table-cell table:style-name="ce22" office:value-type="string" calcext:value-type="string">
            <text:p>Юрисконсульта</text:p>
          </table:table-cell>
          <table:table-cell table:style-name="ce17" table:formula="of:=IF([.BC129]=[.BD129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Юрисконсульт 1 категории</text:p>
          </table:table-cell>
          <table:table-cell table:formula="of:=MIN(SEARCH(&quot; &quot;;[.A130]&amp;&quot; &quot;);SEARCH(&quot;-&quot;;[.A130]&amp;&quot;-&quot;); SEARCH(&quot;)&quot;;[.A130]&amp;&quot;)&quot;))" office:value-type="float" office:value="13" calcext:value-type="float">
            <text:p>13</text:p>
          </table:table-cell>
          <table:table-cell table:formula="of:=LEFT([.A130];[.B130]-1)" office:value-type="string" office:string-value="Юрисконсульт" calcext:value-type="string">
            <text:p>Юрисконсульт</text:p>
          </table:table-cell>
          <table:table-cell table:formula="of:=IFERROR(MATCH(RIGHT([.C130];5);[$Окончания.$A$1:$Окончания.$A$1048576];0);IFERROR(MATCH(RIGHT([.C130];4);[$Окончания.$A$1:$Окончания.$A$1048576];0);IFERROR(MATCH(RIGHT([.C130];3);[$Окончания.$A$1:$Окончания.$A$1048576];0);IFERROR(MATCH(RIGHT([.C130];2);[$Окончания.$A$1:$Окончания.$A$1048576];0);MATCH(RIGHT([.C130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30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30]);&quot;&quot;)" office:value-type="string" office:string-value="ту" calcext:value-type="string">
            <text:p>ту</text:p>
          </table:table-cell>
          <table:table-cell table:style-name="ce17" table:formula="of:=LEFT([.C130];LEN([.C130])-LEN([.E130]))&amp;[.F130]" office:value-type="string" office:string-value="Юрисконсульту" calcext:value-type="string">
            <text:p>Юрисконсульту</text:p>
          </table:table-cell>
          <table:table-cell table:style-name="ce17" table:formula="of:=IFERROR(INDEX([$Окончания.$C$1:$Окончания.$C$1048576];[.D130]);&quot;&quot;)" office:value-type="string" office:string-value="та" calcext:value-type="string">
            <text:p>та</text:p>
          </table:table-cell>
          <table:table-cell table:style-name="ce17" table:formula="of:=LEFT([.C130];LEN([.C130])-LEN([.E130]))&amp;[.H130]" office:value-type="string" office:string-value="Юрисконсульта" calcext:value-type="string">
            <text:p>Юрисконсульта</text:p>
          </table:table-cell>
          <table:table-cell table:style-name="ce18" table:formula="of:=MID([.A130];[.B130];1)&amp;IF(MID([.A130];[.B130]+1;1)=&quot;(&quot;; &quot;(&quot;; &quot;&quot;)" office:value-type="string" office:string-value=" " calcext:value-type="string">
            <text:p><text:s/></text:p>
          </table:table-cell>
          <table:table-cell table:formula="of:=MID([.A130];[.B130]+LEN([.J130]);100)" office:value-type="string" office:string-value="1 категории" calcext:value-type="string">
            <text:p>1 категории</text:p>
          </table:table-cell>
          <table:table-cell table:formula="of:=MIN(SEARCH(&quot; &quot;;[.K130]&amp;&quot; &quot;);SEARCH(&quot;-&quot;;[.K130]&amp;&quot;-&quot;); SEARCH(&quot;)&quot;;[.K130]&amp;&quot;)&quot;))" office:value-type="float" office:value="2" calcext:value-type="float">
            <text:p>2</text:p>
          </table:table-cell>
          <table:table-cell table:formula="of:=LEFT([.K130];[.L130]-1)" office:value-type="string" office:string-value="1" calcext:value-type="string">
            <text:p>1</text:p>
          </table:table-cell>
          <table:table-cell table:formula="of:=IFERROR(MATCH(RIGHT([.M130];5);[$Окончания.$A$1:$Окончания.$A$1048576];0);IFERROR(MATCH(RIGHT([.M130];4);[$Окончания.$A$1:$Окончания.$A$1048576];0);IFERROR(MATCH(RIGHT([.M130];3);[$Окончания.$A$1:$Окончания.$A$1048576];0);IFERROR(MATCH(RIGHT([.M130];2);[$Окончания.$A$1:$Окончания.$A$1048576];0);MATCH(RIGHT([.M13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30]);&quot;&quot;)">
            <text:p/>
          </table:table-cell>
          <table:table-cell table:formula="of:=IFERROR(INDEX([$Окончания.$B$1:$Окончания.$B$1048576];[.N130]);&quot;&quot;)">
            <text:p/>
          </table:table-cell>
          <table:table-cell table:style-name="ce17" table:formula="of:=LEFT([.M130];LEN([.M130])-LEN([.O130]))&amp;[.P130]" office:value-type="string" office:string-value="1" calcext:value-type="string">
            <text:p>1</text:p>
          </table:table-cell>
          <table:table-cell table:style-name="ce17" table:formula="of:=IFERROR(INDEX([$Окончания.$C$1:$Окончания.$C$1048576];[.N130]);&quot;&quot;)">
            <text:p/>
          </table:table-cell>
          <table:table-cell table:style-name="ce17" table:formula="of:=LEFT([.M130];LEN([.M130])-LEN([.O130]))&amp;[.R130]" office:value-type="string" office:string-value="1" calcext:value-type="string">
            <text:p>1</text:p>
          </table:table-cell>
          <table:table-cell table:style-name="ce18" table:formula="of:=MID([.K130];[.L130];1)&amp;IF(MID([.K130];[.L130]+1;1)=&quot;(&quot;; &quot;(&quot;; &quot;&quot;)" office:value-type="string" office:string-value=" " calcext:value-type="string">
            <text:p><text:s/></text:p>
          </table:table-cell>
          <table:table-cell table:formula="of:=MID([.K130];[.L130]+LEN([.T130]);100)" office:value-type="string" office:string-value="категории" calcext:value-type="string">
            <text:p>категории</text:p>
          </table:table-cell>
          <table:table-cell table:formula="of:=MIN(SEARCH(&quot; &quot;;[.U130]&amp;&quot; &quot;);SEARCH(&quot;-&quot;;[.U130]&amp;&quot;-&quot;); SEARCH(&quot;)&quot;;[.U130]&amp;&quot;)&quot;))" office:value-type="float" office:value="10" calcext:value-type="float">
            <text:p>10</text:p>
          </table:table-cell>
          <table:table-cell table:formula="of:=LEFT([.U130];[.V130]-1)" office:value-type="string" office:string-value="категории" calcext:value-type="string">
            <text:p>категории</text:p>
          </table:table-cell>
          <table:table-cell table:formula="of:=IFERROR(MATCH(RIGHT([.W130];5);[$Окончания.$A$1:$Окончания.$A$1048576];0);IFERROR(MATCH(RIGHT([.W130];4);[$Окончания.$A$1:$Окончания.$A$1048576];0);IFERROR(MATCH(RIGHT([.W130];3);[$Окончания.$A$1:$Окончания.$A$1048576];0);IFERROR(MATCH(RIGHT([.W130];2);[$Окончания.$A$1:$Окончания.$A$1048576];0);MATCH(RIGHT([.W13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30]);&quot;&quot;)">
            <text:p/>
          </table:table-cell>
          <table:table-cell table:formula="of:=IFERROR(INDEX([$Окончания.$B$1:$Окончания.$B$1048576];[.X130]);&quot;&quot;)">
            <text:p/>
          </table:table-cell>
          <table:table-cell table:style-name="ce17" table:formula="of:=LEFT([.W130];LEN([.W130])-LEN([.Y130]))&amp;[.Z130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X130]);&quot;&quot;)">
            <text:p/>
          </table:table-cell>
          <table:table-cell table:style-name="ce17" table:formula="of:=LEFT([.W130];LEN([.W130])-LEN([.Y130]))&amp;[.AB130]" office:value-type="string" office:string-value="категории" calcext:value-type="string">
            <text:p>категории</text:p>
          </table:table-cell>
          <table:table-cell table:style-name="ce18" table:formula="of:=MID([.U130];[.V130];1)&amp;IF(MID([.U130];[.V130]+1;1)=&quot;(&quot;; &quot;(&quot;; &quot;&quot;)">
            <text:p/>
          </table:table-cell>
          <table:table-cell table:formula="of:=MID([.U130];[.V130]+LEN([.AD130]);100)">
            <text:p/>
          </table:table-cell>
          <table:table-cell table:formula="of:=MIN(SEARCH(&quot; &quot;;[.AE130]&amp;&quot; &quot;);SEARCH(&quot;-&quot;;[.AE130]&amp;&quot;-&quot;); SEARCH(&quot;)&quot;;[.AE130]&amp;&quot;)&quot;))" office:value-type="float" office:value="1" calcext:value-type="float">
            <text:p>1</text:p>
          </table:table-cell>
          <table:table-cell table:formula="of:=LEFT([.AE130];[.AF130]-1)">
            <text:p/>
          </table:table-cell>
          <table:table-cell table:formula="of:=IFERROR(MATCH(RIGHT([.AG130];5);[$Окончания.$A$1:$Окончания.$A$1048576];0);IFERROR(MATCH(RIGHT([.AG130];4);[$Окончания.$A$1:$Окончания.$A$1048576];0);IFERROR(MATCH(RIGHT([.AG130];3);[$Окончания.$A$1:$Окончания.$A$1048576];0);IFERROR(MATCH(RIGHT([.AG130];2);[$Окончания.$A$1:$Окончания.$A$1048576];0);MATCH(RIGHT([.AG13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30]);&quot;&quot;)">
            <text:p/>
          </table:table-cell>
          <table:table-cell table:formula="of:=IFERROR(INDEX([$Окончания.$B$1:$Окончания.$B$1048576];[.AH130]);&quot;&quot;)">
            <text:p/>
          </table:table-cell>
          <table:table-cell table:style-name="ce17" table:formula="of:=LEFT([.AG130];LEN([.AG130])-LEN([.AI130]))&amp;[.AJ130]">
            <text:p/>
          </table:table-cell>
          <table:table-cell table:style-name="ce17" table:formula="of:=IFERROR(INDEX([$Окончания.$C$1:$Окончания.$C$1048576];[.AH130]);&quot;&quot;)">
            <text:p/>
          </table:table-cell>
          <table:table-cell table:style-name="ce17" table:formula="of:=LEFT([.AG130];LEN([.AG130])-LEN([.AI130]))&amp;[.AL130]">
            <text:p/>
          </table:table-cell>
          <table:table-cell table:style-name="ce18" table:formula="of:=MID([.AE130];[.AF130];1)&amp;IF(MID([.AE130];[.AF130]+1;1)=&quot;(&quot;; &quot;(&quot;; &quot;&quot;)">
            <text:p/>
          </table:table-cell>
          <table:table-cell table:formula="of:=MID([.AE130];[.AF130]+LEN([.AN130]);100)">
            <text:p/>
          </table:table-cell>
          <table:table-cell table:formula="of:=MIN(SEARCH(&quot; &quot;;[.AO130]&amp;&quot; &quot;);SEARCH(&quot;-&quot;;[.AO130]&amp;&quot;-&quot;); SEARCH(&quot;)&quot;;[.AO130]&amp;&quot;)&quot;))" office:value-type="float" office:value="1" calcext:value-type="float">
            <text:p>1</text:p>
          </table:table-cell>
          <table:table-cell table:formula="of:=LEFT([.AO130];[.AP130]-1)">
            <text:p/>
          </table:table-cell>
          <table:table-cell table:formula="of:=IFERROR(MATCH(RIGHT([.AQ130];5);[$Окончания.$A$1:$Окончания.$A$1048576];0);IFERROR(MATCH(RIGHT([.AQ130];4);[$Окончания.$A$1:$Окончания.$A$1048576];0);IFERROR(MATCH(RIGHT([.AQ130];3);[$Окончания.$A$1:$Окончания.$A$1048576];0);IFERROR(MATCH(RIGHT([.AQ130];2);[$Окончания.$A$1:$Окончания.$A$1048576];0);MATCH(RIGHT([.AQ130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30]);&quot;&quot;)">
            <text:p/>
          </table:table-cell>
          <table:table-cell table:formula="of:=IFERROR(INDEX([$Окончания.$B$1:$Окончания.$B$1048576];[.AR130]);&quot;&quot;)">
            <text:p/>
          </table:table-cell>
          <table:table-cell table:style-name="ce17" table:formula="of:=LEFT([.AQ130];LEN([.AQ130])-LEN([.AS130]))&amp;[.AT130]">
            <text:p/>
          </table:table-cell>
          <table:table-cell table:style-name="ce17" table:formula="of:=IFERROR(INDEX([$Окончания.$C$1:$Окончания.$C$1048576];[.AR130]);&quot;&quot;)">
            <text:p/>
          </table:table-cell>
          <table:table-cell table:style-name="ce17" table:formula="of:=LEFT([.AQ130];LEN([.AQ130])-LEN([.AS130]))&amp;[.AV130]">
            <text:p/>
          </table:table-cell>
          <table:table-cell table:style-name="ce18" table:formula="of:=MID([.AO130];[.AP130];1)&amp;IF(MID([.AO130];[.AP130]+1;1)=&quot;(&quot;; &quot;(&quot;; &quot;&quot;)">
            <text:p/>
          </table:table-cell>
          <table:table-cell table:formula="of:=MID([.AO130];[.AP130]+LEN([.AX130]);100)">
            <text:p/>
          </table:table-cell>
          <table:table-cell table:formula="of:=[.$G130]&amp;[.$J130]&amp;[.$Q130]&amp;[.$T130]&amp;[.$AA130]&amp;[.$AD130]&amp;[.$AK130]&amp;[.$AN130]&amp;[.$AU130]&amp;[.$AX130]&amp;[.$AY130]" office:value-type="string" office:string-value="Юрисконсульту 1 категории" calcext:value-type="string">
            <text:p>Юрисконсульту 1 категории</text:p>
          </table:table-cell>
          <table:table-cell office:value-type="string" calcext:value-type="string">
            <text:p>Юрисконсульту 1 категории</text:p>
          </table:table-cell>
          <table:table-cell table:style-name="ce17" table:formula="of:=IF([.AZ130]=[.BA130];0;1)" office:value-type="float" office:value="0" calcext:value-type="float">
            <text:p>0</text:p>
          </table:table-cell>
          <table:table-cell table:formula="of:=[.$I130]&amp;[.$J130]&amp;[.$S130]&amp;[.$T130]&amp;[.$AC130]&amp;[.$AD130]&amp;[.$AM130]&amp;[.$AN130]&amp;[.$AW130]&amp;[.$AX130]&amp;[.$AY130]" office:value-type="string" office:string-value="Юрисконсульта 1 категории" calcext:value-type="string">
            <text:p>Юрисконсульта 1 категории</text:p>
          </table:table-cell>
          <table:table-cell table:style-name="ce22" office:value-type="string" calcext:value-type="string">
            <text:p>Юрисконсульта 1 категории</text:p>
          </table:table-cell>
          <table:table-cell table:style-name="ce17" table:formula="of:=IF([.BC130]=[.BD130];0;1)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14" office:value-type="string" calcext:value-type="string">
            <text:p>Юрисконсульт 2 категории</text:p>
          </table:table-cell>
          <table:table-cell table:formula="of:=MIN(SEARCH(&quot; &quot;;[.A131]&amp;&quot; &quot;);SEARCH(&quot;-&quot;;[.A131]&amp;&quot;-&quot;); SEARCH(&quot;)&quot;;[.A131]&amp;&quot;)&quot;))" office:value-type="float" office:value="13" calcext:value-type="float">
            <text:p>13</text:p>
          </table:table-cell>
          <table:table-cell table:formula="of:=LEFT([.A131];[.B131]-1)" office:value-type="string" office:string-value="Юрисконсульт" calcext:value-type="string">
            <text:p>Юрисконсульт</text:p>
          </table:table-cell>
          <table:table-cell table:formula="of:=IFERROR(MATCH(RIGHT([.C131];5);[$Окончания.$A$1:$Окончания.$A$1048576];0);IFERROR(MATCH(RIGHT([.C131];4);[$Окончания.$A$1:$Окончания.$A$1048576];0);IFERROR(MATCH(RIGHT([.C131];3);[$Окончания.$A$1:$Окончания.$A$1048576];0);IFERROR(MATCH(RIGHT([.C131];2);[$Окончания.$A$1:$Окончания.$A$1048576];0);MATCH(RIGHT([.C131];1);[$Окончания.$A$1:$Окончания.$A$1048576];0)))))" office:value-type="float" office:value="12" calcext:value-type="float">
            <text:p>12</text:p>
          </table:table-cell>
          <table:table-cell table:formula="of:=IFERROR(INDEX([$Окончания.$A$1:$Окончания.$A$1048576];[.D131]);&quot;&quot;)" office:value-type="string" office:string-value="т" calcext:value-type="string">
            <text:p>т</text:p>
          </table:table-cell>
          <table:table-cell table:formula="of:=IFERROR(INDEX([$Окончания.$B$1:$Окончания.$B$1048576];[.D131]);&quot;&quot;)" office:value-type="string" office:string-value="ту" calcext:value-type="string">
            <text:p>ту</text:p>
          </table:table-cell>
          <table:table-cell table:style-name="ce17" table:formula="of:=LEFT([.C131];LEN([.C131])-LEN([.E131]))&amp;[.F131]" office:value-type="string" office:string-value="Юрисконсульту" calcext:value-type="string">
            <text:p>Юрисконсульту</text:p>
          </table:table-cell>
          <table:table-cell table:style-name="ce17" table:formula="of:=IFERROR(INDEX([$Окончания.$C$1:$Окончания.$C$1048576];[.D131]);&quot;&quot;)" office:value-type="string" office:string-value="та" calcext:value-type="string">
            <text:p>та</text:p>
          </table:table-cell>
          <table:table-cell table:style-name="ce17" table:formula="of:=LEFT([.C131];LEN([.C131])-LEN([.E131]))&amp;[.H131]" office:value-type="string" office:string-value="Юрисконсульта" calcext:value-type="string">
            <text:p>Юрисконсульта</text:p>
          </table:table-cell>
          <table:table-cell table:style-name="ce18" table:formula="of:=MID([.A131];[.B131];1)&amp;IF(MID([.A131];[.B131]+1;1)=&quot;(&quot;; &quot;(&quot;; &quot;&quot;)" office:value-type="string" office:string-value=" " calcext:value-type="string">
            <text:p><text:s/></text:p>
          </table:table-cell>
          <table:table-cell table:formula="of:=MID([.A131];[.B131]+LEN([.J131]);100)" office:value-type="string" office:string-value="2 категории" calcext:value-type="string">
            <text:p>2 категории</text:p>
          </table:table-cell>
          <table:table-cell table:formula="of:=MIN(SEARCH(&quot; &quot;;[.K131]&amp;&quot; &quot;);SEARCH(&quot;-&quot;;[.K131]&amp;&quot;-&quot;); SEARCH(&quot;)&quot;;[.K131]&amp;&quot;)&quot;))" office:value-type="float" office:value="2" calcext:value-type="float">
            <text:p>2</text:p>
          </table:table-cell>
          <table:table-cell table:formula="of:=LEFT([.K131];[.L131]-1)" office:value-type="string" office:string-value="2" calcext:value-type="string">
            <text:p>2</text:p>
          </table:table-cell>
          <table:table-cell table:formula="of:=IFERROR(MATCH(RIGHT([.M131];5);[$Окончания.$A$1:$Окончания.$A$1048576];0);IFERROR(MATCH(RIGHT([.M131];4);[$Окончания.$A$1:$Окончания.$A$1048576];0);IFERROR(MATCH(RIGHT([.M131];3);[$Окончания.$A$1:$Окончания.$A$1048576];0);IFERROR(MATCH(RIGHT([.M131];2);[$Окончания.$A$1:$Окончания.$A$1048576];0);MATCH(RIGHT([.M13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N131]);&quot;&quot;)">
            <text:p/>
          </table:table-cell>
          <table:table-cell table:formula="of:=IFERROR(INDEX([$Окончания.$B$1:$Окончания.$B$1048576];[.N131]);&quot;&quot;)">
            <text:p/>
          </table:table-cell>
          <table:table-cell table:style-name="ce17" table:formula="of:=LEFT([.M131];LEN([.M131])-LEN([.O131]))&amp;[.P131]" office:value-type="string" office:string-value="2" calcext:value-type="string">
            <text:p>2</text:p>
          </table:table-cell>
          <table:table-cell table:style-name="ce17" table:formula="of:=IFERROR(INDEX([$Окончания.$C$1:$Окончания.$C$1048576];[.N131]);&quot;&quot;)">
            <text:p/>
          </table:table-cell>
          <table:table-cell table:style-name="ce17" table:formula="of:=LEFT([.M131];LEN([.M131])-LEN([.O131]))&amp;[.R131]" office:value-type="string" office:string-value="2" calcext:value-type="string">
            <text:p>2</text:p>
          </table:table-cell>
          <table:table-cell table:style-name="ce18" table:formula="of:=MID([.K131];[.L131];1)&amp;IF(MID([.K131];[.L131]+1;1)=&quot;(&quot;; &quot;(&quot;; &quot;&quot;)" office:value-type="string" office:string-value=" " calcext:value-type="string">
            <text:p><text:s/></text:p>
          </table:table-cell>
          <table:table-cell table:formula="of:=MID([.K131];[.L131]+LEN([.T131]);100)" office:value-type="string" office:string-value="категории" calcext:value-type="string">
            <text:p>категории</text:p>
          </table:table-cell>
          <table:table-cell table:formula="of:=MIN(SEARCH(&quot; &quot;;[.U131]&amp;&quot; &quot;);SEARCH(&quot;-&quot;;[.U131]&amp;&quot;-&quot;); SEARCH(&quot;)&quot;;[.U131]&amp;&quot;)&quot;))" office:value-type="float" office:value="10" calcext:value-type="float">
            <text:p>10</text:p>
          </table:table-cell>
          <table:table-cell table:formula="of:=LEFT([.U131];[.V131]-1)" office:value-type="string" office:string-value="категории" calcext:value-type="string">
            <text:p>категории</text:p>
          </table:table-cell>
          <table:table-cell table:formula="of:=IFERROR(MATCH(RIGHT([.W131];5);[$Окончания.$A$1:$Окончания.$A$1048576];0);IFERROR(MATCH(RIGHT([.W131];4);[$Окончания.$A$1:$Окончания.$A$1048576];0);IFERROR(MATCH(RIGHT([.W131];3);[$Окончания.$A$1:$Окончания.$A$1048576];0);IFERROR(MATCH(RIGHT([.W131];2);[$Окончания.$A$1:$Окончания.$A$1048576];0);MATCH(RIGHT([.W13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X131]);&quot;&quot;)">
            <text:p/>
          </table:table-cell>
          <table:table-cell table:formula="of:=IFERROR(INDEX([$Окончания.$B$1:$Окончания.$B$1048576];[.X131]);&quot;&quot;)">
            <text:p/>
          </table:table-cell>
          <table:table-cell table:style-name="ce17" table:formula="of:=LEFT([.W131];LEN([.W131])-LEN([.Y131]))&amp;[.Z131]" office:value-type="string" office:string-value="категории" calcext:value-type="string">
            <text:p>категории</text:p>
          </table:table-cell>
          <table:table-cell table:style-name="ce17" table:formula="of:=IFERROR(INDEX([$Окончания.$C$1:$Окончания.$C$1048576];[.X131]);&quot;&quot;)">
            <text:p/>
          </table:table-cell>
          <table:table-cell table:style-name="ce17" table:formula="of:=LEFT([.W131];LEN([.W131])-LEN([.Y131]))&amp;[.AB131]" office:value-type="string" office:string-value="категории" calcext:value-type="string">
            <text:p>категории</text:p>
          </table:table-cell>
          <table:table-cell table:style-name="ce18" table:formula="of:=MID([.U131];[.V131];1)&amp;IF(MID([.U131];[.V131]+1;1)=&quot;(&quot;; &quot;(&quot;; &quot;&quot;)">
            <text:p/>
          </table:table-cell>
          <table:table-cell table:formula="of:=MID([.U131];[.V131]+LEN([.AD131]);100)">
            <text:p/>
          </table:table-cell>
          <table:table-cell table:formula="of:=MIN(SEARCH(&quot; &quot;;[.AE131]&amp;&quot; &quot;);SEARCH(&quot;-&quot;;[.AE131]&amp;&quot;-&quot;); SEARCH(&quot;)&quot;;[.AE131]&amp;&quot;)&quot;))" office:value-type="float" office:value="1" calcext:value-type="float">
            <text:p>1</text:p>
          </table:table-cell>
          <table:table-cell table:formula="of:=LEFT([.AE131];[.AF131]-1)">
            <text:p/>
          </table:table-cell>
          <table:table-cell table:formula="of:=IFERROR(MATCH(RIGHT([.AG131];5);[$Окончания.$A$1:$Окончания.$A$1048576];0);IFERROR(MATCH(RIGHT([.AG131];4);[$Окончания.$A$1:$Окончания.$A$1048576];0);IFERROR(MATCH(RIGHT([.AG131];3);[$Окончания.$A$1:$Окончания.$A$1048576];0);IFERROR(MATCH(RIGHT([.AG131];2);[$Окончания.$A$1:$Окончания.$A$1048576];0);MATCH(RIGHT([.AG13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H131]);&quot;&quot;)">
            <text:p/>
          </table:table-cell>
          <table:table-cell table:formula="of:=IFERROR(INDEX([$Окончания.$B$1:$Окончания.$B$1048576];[.AH131]);&quot;&quot;)">
            <text:p/>
          </table:table-cell>
          <table:table-cell table:style-name="ce17" table:formula="of:=LEFT([.AG131];LEN([.AG131])-LEN([.AI131]))&amp;[.AJ131]">
            <text:p/>
          </table:table-cell>
          <table:table-cell table:style-name="ce17" table:formula="of:=IFERROR(INDEX([$Окончания.$C$1:$Окончания.$C$1048576];[.AH131]);&quot;&quot;)">
            <text:p/>
          </table:table-cell>
          <table:table-cell table:style-name="ce17" table:formula="of:=LEFT([.AG131];LEN([.AG131])-LEN([.AI131]))&amp;[.AL131]">
            <text:p/>
          </table:table-cell>
          <table:table-cell table:style-name="ce18" table:formula="of:=MID([.AE131];[.AF131];1)&amp;IF(MID([.AE131];[.AF131]+1;1)=&quot;(&quot;; &quot;(&quot;; &quot;&quot;)">
            <text:p/>
          </table:table-cell>
          <table:table-cell table:formula="of:=MID([.AE131];[.AF131]+LEN([.AN131]);100)">
            <text:p/>
          </table:table-cell>
          <table:table-cell table:formula="of:=MIN(SEARCH(&quot; &quot;;[.AO131]&amp;&quot; &quot;);SEARCH(&quot;-&quot;;[.AO131]&amp;&quot;-&quot;); SEARCH(&quot;)&quot;;[.AO131]&amp;&quot;)&quot;))" office:value-type="float" office:value="1" calcext:value-type="float">
            <text:p>1</text:p>
          </table:table-cell>
          <table:table-cell table:formula="of:=LEFT([.AO131];[.AP131]-1)">
            <text:p/>
          </table:table-cell>
          <table:table-cell table:formula="of:=IFERROR(MATCH(RIGHT([.AQ131];5);[$Окончания.$A$1:$Окончания.$A$1048576];0);IFERROR(MATCH(RIGHT([.AQ131];4);[$Окончания.$A$1:$Окончания.$A$1048576];0);IFERROR(MATCH(RIGHT([.AQ131];3);[$Окончания.$A$1:$Окончания.$A$1048576];0);IFERROR(MATCH(RIGHT([.AQ131];2);[$Окончания.$A$1:$Окончания.$A$1048576];0);MATCH(RIGHT([.AQ131];1);[$Окончания.$A$1:$Окончания.$A$1048576];0)))))" office:value-type="string" office:string-value="" calcext:value-type="error">
            <text:p>#Н/Д</text:p>
          </table:table-cell>
          <table:table-cell table:formula="of:=IFERROR(INDEX([$Окончания.$A$1:$Окончания.$A$1048576];[.AR131]);&quot;&quot;)">
            <text:p/>
          </table:table-cell>
          <table:table-cell table:formula="of:=IFERROR(INDEX([$Окончания.$B$1:$Окончания.$B$1048576];[.AR131]);&quot;&quot;)">
            <text:p/>
          </table:table-cell>
          <table:table-cell table:style-name="ce17" table:formula="of:=LEFT([.AQ131];LEN([.AQ131])-LEN([.AS131]))&amp;[.AT131]">
            <text:p/>
          </table:table-cell>
          <table:table-cell table:style-name="ce17" table:formula="of:=IFERROR(INDEX([$Окончания.$C$1:$Окончания.$C$1048576];[.AR131]);&quot;&quot;)">
            <text:p/>
          </table:table-cell>
          <table:table-cell table:style-name="ce17" table:formula="of:=LEFT([.AQ131];LEN([.AQ131])-LEN([.AS131]))&amp;[.AV131]">
            <text:p/>
          </table:table-cell>
          <table:table-cell table:style-name="ce18" table:formula="of:=MID([.AO131];[.AP131];1)&amp;IF(MID([.AO131];[.AP131]+1;1)=&quot;(&quot;; &quot;(&quot;; &quot;&quot;)">
            <text:p/>
          </table:table-cell>
          <table:table-cell table:formula="of:=MID([.AO131];[.AP131]+LEN([.AX131]);100)">
            <text:p/>
          </table:table-cell>
          <table:table-cell table:formula="of:=[.$G131]&amp;[.$J131]&amp;[.$Q131]&amp;[.$T131]&amp;[.$AA131]&amp;[.$AD131]&amp;[.$AK131]&amp;[.$AN131]&amp;[.$AU131]&amp;[.$AX131]&amp;[.$AY131]" office:value-type="string" office:string-value="Юрисконсульту 2 категории" calcext:value-type="string">
            <text:p>Юрисконсульту 2 категории</text:p>
          </table:table-cell>
          <table:table-cell office:value-type="string" calcext:value-type="string">
            <text:p>Юрисконсульту 2 категории</text:p>
          </table:table-cell>
          <table:table-cell table:style-name="ce17" table:formula="of:=IF([.AZ131]=[.BA131];0;1)" office:value-type="float" office:value="0" calcext:value-type="float">
            <text:p>0</text:p>
          </table:table-cell>
          <table:table-cell table:formula="of:=[.$I131]&amp;[.$J131]&amp;[.$S131]&amp;[.$T131]&amp;[.$AC131]&amp;[.$AD131]&amp;[.$AM131]&amp;[.$AN131]&amp;[.$AW131]&amp;[.$AX131]&amp;[.$AY131]" office:value-type="string" office:string-value="Юрисконсульта 2 категории" calcext:value-type="string">
            <text:p>Юрисконсульта 2 категории</text:p>
          </table:table-cell>
          <table:table-cell table:style-name="ce22" office:value-type="string" calcext:value-type="string">
            <text:p>Юрисконсульта 2 категории</text:p>
          </table:table-cell>
          <table:table-cell table:style-name="ce17" table:formula="of:=IF([.BC131]=[.BD131];0;1)" office:value-type="float" office:value="0" calcext:value-type="float">
            <text:p>0</text:p>
          </table:table-cell>
          <table:table-cell table:number-columns-repeated="967"/>
        </table:table-row>
        <table:table-row table:style-name="ro6" table:number-rows-repeated="10484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Окончания" table:style-name="ta1"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5" table:number-columns-repeated="1021" table:default-cell-style-name="Default"/>
        <table:table-row table:style-name="ro6">
          <table:table-cell table:style-name="ce23"/>
          <table:table-cell table:style-name="ce23" office:value-type="string" calcext:value-type="string">
            <text:p>Д</text:p>
          </table:table-cell>
          <table:table-cell table:style-name="ce23" office:value-type="string" calcext:value-type="string">
            <text:p>Р</text:p>
          </table:table-cell>
          <table:table-cell table:style-name="ce23" table:number-columns-repeated="1021"/>
        </table:table-row>
        <table:table-row table:style-name="ro6">
          <table:table-cell office:value-type="string" calcext:value-type="string">
            <text:p>истка</text:p>
          </table:table-cell>
          <table:table-cell office:value-type="string" calcext:value-type="string">
            <text:p>истке</text:p>
          </table:table-cell>
          <table:table-cell office:value-type="string" calcext:value-type="string">
            <text:p>истки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стра</text:p>
          </table:table-cell>
          <table:table-cell office:value-type="string" calcext:value-type="string">
            <text:p>стре</text:p>
          </table:table-cell>
          <table:table-cell office:value-type="string" calcext:value-type="string">
            <text:p>стры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щий</text:p>
          </table:table-cell>
          <table:table-cell office:value-type="string" calcext:value-type="string">
            <text:p>щему</text:p>
          </table:table-cell>
          <table:table-cell office:value-type="string" calcext:value-type="string">
            <text:p>щего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чий</text:p>
          </table:table-cell>
          <table:table-cell office:value-type="string" calcext:value-type="string">
            <text:p>чему</text:p>
          </table:table-cell>
          <table:table-cell office:value-type="string" calcext:value-type="string">
            <text:p>чего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ый</text:p>
          </table:table-cell>
          <table:table-cell office:value-type="string" calcext:value-type="string">
            <text:p>ому</text:p>
          </table:table-cell>
          <table:table-cell office:value-type="string" calcext:value-type="string">
            <text:p>ого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к</text:p>
          </table:table-cell>
          <table:table-cell office:value-type="string" calcext:value-type="string">
            <text:p>ку</text:p>
          </table:table-cell>
          <table:table-cell office:value-type="string" calcext:value-type="string">
            <text:p>ка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р</text:p>
          </table:table-cell>
          <table:table-cell office:value-type="string" calcext:value-type="string">
            <text:p>ру</text:p>
          </table:table-cell>
          <table:table-cell office:value-type="string" calcext:value-type="string">
            <text:p>ра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т</text:p>
          </table:table-cell>
          <table:table-cell office:value-type="string" calcext:value-type="string">
            <text:p>ту</text:p>
          </table:table-cell>
          <table:table-cell office:value-type="string" calcext:value-type="string">
            <text:p>та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г</text:p>
          </table:table-cell>
          <table:table-cell office:value-type="string" calcext:value-type="string">
            <text:p>гу</text:p>
          </table:table-cell>
          <table:table-cell office:value-type="string" calcext:value-type="string">
            <text:p>га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ж</text:p>
          </table:table-cell>
          <table:table-cell office:value-type="string" calcext:value-type="string">
            <text:p>жу</text:p>
          </table:table-cell>
          <table:table-cell office:value-type="string" calcext:value-type="string">
            <text:p>жа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ф</text:p>
          </table:table-cell>
          <table:table-cell office:value-type="string" calcext:value-type="string">
            <text:p>фу</text:p>
          </table:table-cell>
          <table:table-cell office:value-type="string" calcext:value-type="string">
            <text:p>фа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ь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я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Должности.A2:Должности.BB1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 style:font-size-complex="8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stroke-dash draw:name="dash2" draw:style="rect" draw:dots1="1" draw:dots1-length="0.5cm" draw:dots2="1" draw:dots2-length="0.5cm" draw:distance="0.2cm"/>
    <draw:stroke-dash draw:name="dash3" draw:style="rect" draw:dots1="1" draw:dots2="1" draw:distance="0.1cm"/>
    <draw:stroke-dash draw:name="dash4" draw:style="rect" draw:dots1="1" draw:dots1-length="0.2cm" draw:dots2="1" draw:distance="0.15cm"/>
    <draw:stroke-dash draw:name="dash5" draw:style="rect" draw:dots1="1" draw:dots1-length="0.2cm" draw:dots2="2" draw:distance="0.1cm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.00.0000</text:date>, <text:time style:data-style-name="N2" text:time-value="09:45:32.99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TDSheet" style:display-name="PageStyle_TD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23T12:55:52.266000000</dc:date>
    <meta:editing-duration>PT3H9M27S</meta:editing-duration>
    <meta:editing-cycles>26</meta:editing-cycles>
    <meta:generator>LibreOffice/7.0.4.2$Windows_X86_64 LibreOffice_project/dcf040e67528d9187c66b2379df5ea4407429775</meta:generator>
    <meta:document-statistic meta:table-count="2" meta:cell-count="7505" meta:object-count="0"/>
  </office:meta>
</office:document-meta>
</file>